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libri1" svg:font-family="Calibri"/>
    <style:font-face style:name="Cambria Math" svg:font-family="'Cambria Math'"/>
    <style:font-face style:name="Symbol" svg:font-family="Symbol"/>
    <style:font-face style:name="sans-serif" svg:font-family="sans-serif"/>
    <style:font-face style:name="Calibri2" svg:font-family="Calibri" style:font-family-generic="swiss"/>
    <style:font-face style:name="Liberation Mono" svg:font-family="'Liberation Mono'" style:font-family-generic="modern" style:font-pitch="fixed"/>
    <style:font-face style:name="NSimSun" svg:font-family="NSimSun" style:font-family-generic="modern" style:font-pitch="fixed"/>
    <style:font-face style:name="Calibri" svg:font-family="Calibri"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10%" fo:text-align="start" style:justify-single-word="false"/>
      <style:text-properties fo:font-size="10pt" style:font-size-asian="10pt" style:font-size-complex="10pt"/>
    </style:style>
    <style:style style:name="P2" style:family="paragraph" style:parent-style-name="Standard">
      <style:paragraph-properties fo:line-height="110%" fo:text-align="start" style:justify-single-word="false"/>
      <style:text-properties style:use-window-font-color="true" loext:opacity="0%" style:font-name="Calibri1" fo:font-size="10pt" fo:font-weight="normal" fo:background-color="transparent" style:font-name-asian="Calibri1" style:font-size-asian="10pt" style:font-name-complex="Calibri1" style:font-size-complex="10pt"/>
    </style:style>
    <style:style style:name="P3" style:family="paragraph" style:parent-style-name="Standard">
      <style:paragraph-properties fo:line-height="110%" fo:text-align="start" style:justify-single-word="false"/>
      <style:text-properties officeooo:paragraph-rsid="0436336e"/>
    </style:style>
    <style:style style:name="P4" style:family="paragraph" style:parent-style-name="Standard">
      <style:paragraph-properties fo:line-height="110%" fo:text-align="start" style:justify-single-word="false"/>
      <style:text-properties officeooo:paragraph-rsid="04742c5a"/>
    </style:style>
    <style:style style:name="P5" style:family="paragraph" style:parent-style-name="Standard">
      <style:paragraph-properties fo:line-height="110%" fo:text-align="start" style:justify-single-word="false"/>
      <style:text-properties officeooo:paragraph-rsid="04789c80"/>
    </style:style>
    <style:style style:name="P6" style:family="paragraph" style:parent-style-name="Standard">
      <style:paragraph-properties fo:line-height="110%" fo:text-align="start" style:justify-single-word="false"/>
      <style:text-properties officeooo:paragraph-rsid="048bdb7a"/>
    </style:style>
    <style:style style:name="P7" style:family="paragraph" style:parent-style-name="Standard">
      <style:paragraph-properties fo:line-height="110%" fo:text-align="start" style:justify-single-word="false"/>
      <style:text-properties officeooo:paragraph-rsid="04fdbfbf"/>
    </style:style>
    <style:style style:name="P8" style:family="paragraph" style:parent-style-name="Standard">
      <style:paragraph-properties fo:line-height="110%" fo:text-align="start" style:justify-single-word="false"/>
      <style:text-properties officeooo:paragraph-rsid="0503d612"/>
    </style:style>
    <style:style style:name="P9" style:family="paragraph" style:parent-style-name="Standard">
      <style:paragraph-properties fo:line-height="110%" fo:text-align="start" style:justify-single-word="false"/>
      <style:text-properties officeooo:paragraph-rsid="0511403f"/>
    </style:style>
    <style:style style:name="P10" style:family="paragraph" style:parent-style-name="Standard">
      <style:paragraph-properties fo:line-height="110%" fo:text-align="start" style:justify-single-word="false"/>
      <style:text-properties officeooo:paragraph-rsid="05733997"/>
    </style:style>
    <style:style style:name="P11" style:family="paragraph" style:parent-style-name="Standard">
      <style:paragraph-properties fo:line-height="110%" fo:text-align="start" style:justify-single-word="false"/>
      <style:text-properties officeooo:paragraph-rsid="05f621d5"/>
    </style:style>
    <style:style style:name="P12" style:family="paragraph" style:parent-style-name="Standard">
      <style:paragraph-properties fo:line-height="110%" fo:text-align="start" style:justify-single-word="false"/>
      <style:text-properties officeooo:paragraph-rsid="060d1284"/>
    </style:style>
    <style:style style:name="P13"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6068e4" officeooo:paragraph-rsid="007e4276" fo:background-color="transparent" style:font-name-asian="Calibri1" style:font-name-complex="Calibri1"/>
    </style:style>
    <style:style style:name="P14"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6068e4" officeooo:paragraph-rsid="06a56ac5" fo:background-color="transparent" style:font-name-asian="Calibri1" style:font-name-complex="Calibri1"/>
    </style:style>
    <style:style style:name="P15"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6068e4" officeooo:paragraph-rsid="06ad5854" fo:background-color="transparent" style:font-name-asian="Calibri1" style:font-name-complex="Calibri1"/>
    </style:style>
    <style:style style:name="P16"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6068e4" officeooo:paragraph-rsid="0076c84f" fo:background-color="transparent" style:font-name-asian="Calibri1" style:font-name-complex="Calibri1"/>
    </style:style>
    <style:style style:name="P17"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6068e4" officeooo:paragraph-rsid="06bd4a0f" fo:background-color="transparent" style:font-name-asian="Calibri1" style:font-name-complex="Calibri1"/>
    </style:style>
    <style:style style:name="P18"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839ba2" officeooo:paragraph-rsid="008bd542" fo:background-color="transparent" style:font-name-asian="Calibri1" style:font-name-complex="Calibri1"/>
    </style:style>
    <style:style style:name="P19"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839ba2" officeooo:paragraph-rsid="00a6c352" fo:background-color="transparent" style:font-name-asian="Calibri1" style:font-name-complex="Calibri1"/>
    </style:style>
    <style:style style:name="P20"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839ba2" officeooo:paragraph-rsid="00a83442" fo:background-color="transparent" style:font-name-asian="Calibri1" style:font-name-complex="Calibri1"/>
    </style:style>
    <style:style style:name="P21"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839ba2" officeooo:paragraph-rsid="06c83d4a" fo:background-color="transparent" style:font-name-asian="Calibri1" style:font-name-complex="Calibri1"/>
    </style:style>
    <style:style style:name="P22"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aa82a6" officeooo:paragraph-rsid="00b85aef" fo:background-color="transparent" style:font-name-asian="Calibri1" style:font-name-complex="Calibri1"/>
    </style:style>
    <style:style style:name="P23"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aa82a6" officeooo:paragraph-rsid="00b9656c" fo:background-color="transparent" style:font-name-asian="Calibri1" style:font-name-complex="Calibri1"/>
    </style:style>
    <style:style style:name="P24"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aa82a6" officeooo:paragraph-rsid="00bcc95c" fo:background-color="transparent" style:font-name-asian="Calibri1" style:font-name-complex="Calibri1"/>
    </style:style>
    <style:style style:name="P25"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aa82a6" officeooo:paragraph-rsid="00f259fa" fo:background-color="transparent" style:font-name-asian="Calibri1" style:font-name-complex="Calibri1"/>
    </style:style>
    <style:style style:name="P26"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aa82a6" officeooo:paragraph-rsid="0728a05f" fo:background-color="transparent" style:font-name-asian="Calibri1" style:font-name-complex="Calibri1"/>
    </style:style>
    <style:style style:name="P27"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aa82a6" officeooo:paragraph-rsid="074fe122" fo:background-color="transparent" style:font-name-asian="Calibri1" style:font-name-complex="Calibri1"/>
    </style:style>
    <style:style style:name="P28"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aa82a6" officeooo:paragraph-rsid="075182d3" fo:background-color="transparent" style:font-name-asian="Calibri1" style:font-name-complex="Calibri1"/>
    </style:style>
    <style:style style:name="P29"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2265615" officeooo:paragraph-rsid="022ee061" fo:background-color="transparent" style:font-name-asian="Calibri1" style:font-name-complex="Calibri1"/>
    </style:style>
    <style:style style:name="P30"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2265615" officeooo:paragraph-rsid="086fc707" fo:background-color="transparent" style:font-name-asian="Calibri1" style:font-name-complex="Calibri1"/>
    </style:style>
    <style:style style:name="P31"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2605c69" officeooo:paragraph-rsid="02605c69" fo:background-color="transparent" style:font-name-asian="Calibri1" style:font-name-complex="Calibri1"/>
    </style:style>
    <style:style style:name="P32"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2640d34" officeooo:paragraph-rsid="0266c0e3" fo:background-color="transparent" style:font-name-asian="Calibri1" style:font-name-complex="Calibri1"/>
    </style:style>
    <style:style style:name="P33"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2640d34" officeooo:paragraph-rsid="08a034f1" fo:background-color="transparent" style:font-name-asian="Calibri1" style:font-name-complex="Calibri1"/>
    </style:style>
    <style:style style:name="P34"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2a78797" officeooo:paragraph-rsid="02a78797" fo:background-color="transparent" style:font-name-asian="Calibri1" style:font-name-complex="Calibri1"/>
    </style:style>
    <style:style style:name="P35"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5422e6" officeooo:paragraph-rsid="0699a12c" fo:background-color="transparent" style:font-name-asian="Calibri1" style:font-name-complex="Calibri1"/>
    </style:style>
    <style:style style:name="P36"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250f6c8" officeooo:paragraph-rsid="0893be62" fo:background-color="transparent" style:font-name-asian="Calibri1" style:font-name-complex="Calibri1"/>
    </style:style>
    <style:style style:name="P37"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250f6c8" officeooo:paragraph-rsid="089582cb" fo:background-color="transparent" style:font-name-asian="Calibri1" style:font-name-complex="Calibri1"/>
    </style:style>
    <style:style style:name="P38"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268f435" officeooo:paragraph-rsid="08a7d1d3" fo:background-color="transparent" style:font-name-asian="Calibri1" style:font-name-complex="Calibri1"/>
    </style:style>
    <style:style style:name="P39"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28e69a3" officeooo:paragraph-rsid="08d7fbd8" fo:background-color="transparent" style:font-name-asian="Calibri1" style:font-name-complex="Calibri1"/>
    </style:style>
    <style:style style:name="P40"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0pt" fo:font-weight="normal" fo:background-color="transparent" style:font-name-asian="Calibri1" style:font-size-asian="10pt" style:font-name-complex="Calibri1" style:font-size-complex="10pt"/>
    </style:style>
    <style:style style:name="P41"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0pt" fo:font-weight="normal" officeooo:paragraph-rsid="001186bd" fo:background-color="transparent" style:font-name-asian="Calibri1" style:font-size-asian="10pt" style:font-name-complex="Calibri1" style:font-size-complex="10pt"/>
    </style:style>
    <style:style style:name="P42"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0pt" fo:font-weight="normal" officeooo:paragraph-rsid="00119d0a" fo:background-color="transparent" style:font-name-asian="Calibri1" style:font-size-asian="10pt" style:font-name-complex="Calibri1" style:font-size-complex="10pt"/>
    </style:style>
    <style:style style:name="P43"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0pt" fo:font-weight="normal" officeooo:paragraph-rsid="0638e8e1" fo:background-color="transparent" style:font-name-asian="Calibri1" style:font-size-asian="10pt" style:font-name-complex="Calibri1" style:font-size-complex="10pt"/>
    </style:style>
    <style:style style:name="P44"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0pt" fo:font-weight="normal" officeooo:paragraph-rsid="063f68f9" fo:background-color="transparent" style:font-name-asian="Calibri1" style:font-size-asian="10pt" style:font-name-complex="Calibri1" style:font-size-complex="10pt"/>
    </style:style>
    <style:style style:name="P45"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0pt" fo:font-weight="normal" officeooo:paragraph-rsid="068f458f" fo:background-color="transparent" style:font-name-asian="Calibri1" style:font-size-asian="10pt" style:font-name-complex="Calibri1" style:font-size-complex="10pt"/>
    </style:style>
    <style:style style:name="P46" style:family="paragraph" style:parent-style-name="Standard">
      <style:paragraph-properties fo:margin-left="0cm" fo:margin-right="-0.039cm" fo:line-height="110%" fo:text-align="justify" style:justify-single-word="false" fo:text-indent="0cm" style:auto-text-indent="false"/>
      <style:text-properties style:use-window-font-color="true" loext:opacity="0%" style:font-name="Calibri1" fo:font-size="10pt" fo:font-weight="normal" fo:background-color="transparent" style:font-name-asian="Calibri1" style:font-size-asian="10pt" style:font-name-complex="Calibri1" style:font-size-complex="10pt"/>
    </style:style>
    <style:style style:name="P47"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0pt" fo:font-weight="normal" officeooo:rsid="001186bd" officeooo:paragraph-rsid="001186bd" fo:background-color="transparent" style:font-name-asian="Calibri1" style:font-size-asian="10pt" style:font-name-complex="Calibri1" style:font-size-complex="10pt"/>
    </style:style>
    <style:style style:name="P48"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05422e6" officeooo:paragraph-rsid="005422e6" fo:background-color="transparent" style:font-name-asian="Calibri1" style:font-size-asian="10pt" style:font-name-complex="Calibri1" style:font-size-complex="10pt"/>
    </style:style>
    <style:style style:name="P49"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06b8b31" officeooo:paragraph-rsid="006b8b31" fo:background-color="transparent" style:font-name-asian="Calibri1" style:font-size-asian="10pt" style:font-name-complex="Calibri1" style:font-size-complex="10pt"/>
    </style:style>
    <style:style style:name="P50"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0caff18" officeooo:paragraph-rsid="00caff18" fo:background-color="transparent" style:font-name-asian="Calibri1" style:font-size-asian="8.75pt" style:font-weight-asian="normal" style:font-name-complex="Calibri1" style:font-size-complex="10pt" style:font-weight-complex="normal"/>
    </style:style>
    <style:style style:name="P51"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2640d34" officeooo:paragraph-rsid="0264ad14" fo:background-color="transparent" style:font-name-asian="Calibri1" style:font-size-asian="8.75pt" style:font-weight-asian="normal" style:font-name-complex="Calibri1" style:font-size-complex="10pt" style:font-weight-complex="normal"/>
    </style:style>
    <style:style style:name="P52"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268f435" officeooo:paragraph-rsid="0268f435" fo:background-color="transparent" style:font-name-asian="Calibri1" style:font-size-asian="8.75pt" style:font-weight-asian="normal" style:font-name-complex="Calibri1" style:font-size-complex="10pt" style:font-weight-complex="normal"/>
    </style:style>
    <style:style style:name="P53"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2ce6190" officeooo:paragraph-rsid="02ce6190" fo:background-color="transparent" style:font-name-asian="Calibri1" style:font-size-asian="8.75pt" style:font-weight-asian="normal" style:font-name-complex="Calibri1" style:font-size-complex="10pt" style:font-weight-complex="normal"/>
    </style:style>
    <style:style style:name="P54"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2daad34" officeooo:paragraph-rsid="02daad34" fo:background-color="transparent" style:font-name-asian="Calibri1" style:font-size-asian="8.75pt" style:font-weight-asian="normal" style:font-name-complex="Calibri1" style:font-size-complex="10pt" style:font-weight-complex="normal"/>
    </style:style>
    <style:style style:name="P55"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2dc86fb" officeooo:paragraph-rsid="02dd4a81" fo:background-color="transparent" style:font-name-asian="Calibri1" style:font-size-asian="8.75pt" style:font-weight-asian="normal" style:font-name-complex="Calibri1" style:font-size-complex="10pt" style:font-weight-complex="normal"/>
    </style:style>
    <style:style style:name="P56"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2dd4a81" officeooo:paragraph-rsid="08f8b0d3" fo:background-color="transparent" style:font-name-asian="Calibri1" style:font-size-asian="8.75pt" style:font-weight-asian="normal" style:font-name-complex="Calibri1" style:font-size-complex="10pt" style:font-weight-complex="normal"/>
    </style:style>
    <style:style style:name="P57"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2dd4a81" officeooo:paragraph-rsid="09045247" fo:background-color="transparent" style:font-name-asian="Calibri1" style:font-size-asian="8.75pt" style:font-weight-asian="normal" style:font-name-complex="Calibri1" style:font-size-complex="10pt" style:font-weight-complex="normal"/>
    </style:style>
    <style:style style:name="P58"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2dd4a81" officeooo:paragraph-rsid="091e1bb7" fo:background-color="transparent" style:font-name-asian="Calibri1" style:font-size-asian="8.75pt" style:font-weight-asian="normal" style:font-name-complex="Calibri1" style:font-size-complex="10pt" style:font-weight-complex="normal"/>
    </style:style>
    <style:style style:name="P59"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2e1deb7" officeooo:paragraph-rsid="02e3a78c" fo:background-color="transparent" style:font-name-asian="Calibri1" style:font-size-asian="8.75pt" style:font-weight-asian="normal" style:font-name-complex="Calibri1" style:font-size-complex="10pt" style:font-weight-complex="normal"/>
    </style:style>
    <style:style style:name="P60"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2e1deb7" officeooo:paragraph-rsid="091c9bf7" fo:background-color="transparent" style:font-name-asian="Calibri1" style:font-size-asian="8.75pt" style:font-weight-asian="normal" style:font-name-complex="Calibri1" style:font-size-complex="10pt" style:font-weight-complex="normal"/>
    </style:style>
    <style:style style:name="P61"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2f0b80c" officeooo:paragraph-rsid="02f0b80c" fo:background-color="transparent" style:font-name-asian="Calibri1" style:font-size-asian="8.75pt" style:font-weight-asian="normal" style:font-name-complex="Calibri1" style:font-size-complex="10pt" style:font-weight-complex="normal"/>
    </style:style>
    <style:style style:name="P62"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2f43bfc" officeooo:paragraph-rsid="02f43bfc" fo:background-color="transparent" style:font-name-asian="Calibri1" style:font-size-asian="8.75pt" style:font-weight-asian="normal" style:font-name-complex="Calibri1" style:font-size-complex="10pt" style:font-weight-complex="normal"/>
    </style:style>
    <style:style style:name="P63"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2f628f7" officeooo:paragraph-rsid="02f628f7" fo:background-color="transparent" style:font-name-asian="Calibri1" style:font-size-asian="8.75pt" style:font-weight-asian="normal" style:font-name-complex="Calibri1" style:font-size-complex="10pt" style:font-weight-complex="normal"/>
    </style:style>
    <style:style style:name="P64"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2f628f7" officeooo:paragraph-rsid="02f9b37b" fo:background-color="transparent" style:font-name-asian="Calibri1" style:font-size-asian="8.75pt" style:font-weight-asian="normal" style:font-name-complex="Calibri1" style:font-size-complex="10pt" style:font-weight-complex="normal"/>
    </style:style>
    <style:style style:name="P65"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2fcc124" officeooo:paragraph-rsid="02fcc124" fo:background-color="transparent" style:font-name-asian="Calibri1" style:font-size-asian="8.75pt" style:font-weight-asian="normal" style:font-name-complex="Calibri1" style:font-size-complex="10pt" style:font-weight-complex="normal"/>
    </style:style>
    <style:style style:name="P66"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2fcc124" officeooo:paragraph-rsid="090e4bbe" fo:background-color="transparent" style:font-name-asian="Calibri1" style:font-size-asian="8.75pt" style:font-weight-asian="normal" style:font-name-complex="Calibri1" style:font-size-complex="10pt" style:font-weight-complex="normal"/>
    </style:style>
    <style:style style:name="P67"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2fd07ae" officeooo:paragraph-rsid="02fd07ae" fo:background-color="transparent" style:font-name-asian="Calibri1" style:font-size-asian="8.75pt" style:font-weight-asian="normal" style:font-name-complex="Calibri1" style:font-size-complex="10pt" style:font-weight-complex="normal"/>
    </style:style>
    <style:style style:name="P68"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00c227" officeooo:paragraph-rsid="0300c227" fo:background-color="transparent" style:font-name-asian="Calibri1" style:font-size-asian="8.75pt" style:font-weight-asian="normal" style:font-name-complex="Calibri1" style:font-size-complex="10pt" style:font-weight-complex="normal"/>
    </style:style>
    <style:style style:name="P69"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0fca55" officeooo:paragraph-rsid="030fca55" fo:background-color="transparent" style:font-name-asian="Calibri1" style:font-size-asian="8.75pt" style:font-weight-asian="normal" style:font-name-complex="Calibri1" style:font-size-complex="10pt" style:font-weight-complex="normal"/>
    </style:style>
    <style:style style:name="P70"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12edb0" officeooo:paragraph-rsid="0316d919" fo:background-color="transparent" style:font-name-asian="Calibri1" style:font-size-asian="8.75pt" style:font-weight-asian="normal" style:font-name-complex="Calibri1" style:font-size-complex="10pt" style:font-weight-complex="normal"/>
    </style:style>
    <style:style style:name="P71"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12edb0" officeooo:paragraph-rsid="032cb8db" fo:background-color="transparent" style:font-name-asian="Calibri1" style:font-size-asian="8.75pt" style:font-weight-asian="normal" style:font-name-complex="Calibri1" style:font-size-complex="10pt" style:font-weight-complex="normal"/>
    </style:style>
    <style:style style:name="P72"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12edb0" officeooo:paragraph-rsid="09424270" fo:background-color="transparent" style:font-name-asian="Calibri1" style:font-size-asian="8.75pt" style:font-weight-asian="normal" style:font-name-complex="Calibri1" style:font-size-complex="10pt" style:font-weight-complex="normal"/>
    </style:style>
    <style:style style:name="P73"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2e7cc5" officeooo:paragraph-rsid="032e7cc5" fo:background-color="transparent" style:font-name-asian="Calibri1" style:font-size-asian="8.75pt" style:font-weight-asian="normal" style:font-name-complex="Calibri1" style:font-size-complex="10pt" style:font-weight-complex="normal"/>
    </style:style>
    <style:style style:name="P74"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303f51" officeooo:paragraph-rsid="03303f51" fo:background-color="transparent" style:font-name-asian="Calibri1" style:font-size-asian="8.75pt" style:font-weight-asian="normal" style:font-name-complex="Calibri1" style:font-size-complex="10pt" style:font-weight-complex="normal"/>
    </style:style>
    <style:style style:name="P75"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5a6496" officeooo:paragraph-rsid="035ee159" fo:background-color="transparent" style:font-name-asian="Calibri1" style:font-size-asian="8.75pt" style:font-weight-asian="normal" style:font-name-complex="Calibri1" style:font-size-complex="10pt" style:font-weight-complex="normal"/>
    </style:style>
    <style:style style:name="P76"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5a6496" officeooo:paragraph-rsid="095f0960" fo:background-color="transparent" style:font-name-asian="Calibri1" style:font-size-asian="8.75pt" style:font-weight-asian="normal" style:font-name-complex="Calibri1" style:font-size-complex="10pt" style:font-weight-complex="normal"/>
    </style:style>
    <style:style style:name="P77"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5a6496" officeooo:paragraph-rsid="0960ec49" fo:background-color="transparent" style:font-name-asian="Calibri1" style:font-size-asian="8.75pt" style:font-weight-asian="normal" style:font-name-complex="Calibri1" style:font-size-complex="10pt" style:font-weight-complex="normal"/>
    </style:style>
    <style:style style:name="P78"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811a82" officeooo:paragraph-rsid="09774fa0" fo:background-color="transparent" style:font-name-asian="Calibri1" style:font-size-asian="8.75pt" style:font-weight-asian="normal" style:font-name-complex="Calibri1" style:font-size-complex="10pt" style:font-weight-complex="normal"/>
    </style:style>
    <style:style style:name="P79"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83866c" officeooo:paragraph-rsid="0383866c" fo:background-color="transparent" style:font-name-asian="Calibri1" style:font-size-asian="8.75pt" style:font-weight-asian="normal" style:font-name-complex="Calibri1" style:font-size-complex="10pt" style:font-weight-complex="normal"/>
    </style:style>
    <style:style style:name="P80"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83866c" officeooo:paragraph-rsid="03811a82" fo:background-color="transparent" style:font-name-asian="Calibri1" style:font-size-asian="8.75pt" style:font-weight-asian="normal" style:font-name-complex="Calibri1" style:font-size-complex="10pt" style:font-weight-complex="normal"/>
    </style:style>
    <style:style style:name="P81"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8765ea" officeooo:paragraph-rsid="03887472" fo:background-color="transparent" style:font-name-asian="Calibri1" style:font-size-asian="8.75pt" style:font-weight-asian="normal" style:font-name-complex="Calibri1" style:font-size-complex="10pt" style:font-weight-complex="normal"/>
    </style:style>
    <style:style style:name="P82"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8765ea" officeooo:paragraph-rsid="03923a35" fo:background-color="transparent" style:font-name-asian="Calibri1" style:font-size-asian="8.75pt" style:font-weight-asian="normal" style:font-name-complex="Calibri1" style:font-size-complex="10pt" style:font-weight-complex="normal"/>
    </style:style>
    <style:style style:name="P83"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8765ea" officeooo:paragraph-rsid="097faa74" fo:background-color="transparent" style:font-name-asian="Calibri1" style:font-size-asian="8.75pt" style:font-weight-asian="normal" style:font-name-complex="Calibri1" style:font-size-complex="10pt" style:font-weight-complex="normal"/>
    </style:style>
    <style:style style:name="P84"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8765ea" officeooo:paragraph-rsid="0981b982" fo:background-color="transparent" style:font-name-asian="Calibri1" style:font-size-asian="8.75pt" style:font-weight-asian="normal" style:font-name-complex="Calibri1" style:font-size-complex="10pt" style:font-weight-complex="normal"/>
    </style:style>
    <style:style style:name="P85"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8765ea" officeooo:paragraph-rsid="098f1f13" fo:background-color="transparent" style:font-name-asian="Calibri1" style:font-size-asian="8.75pt" style:font-weight-asian="normal" style:font-name-complex="Calibri1" style:font-size-complex="10pt" style:font-weight-complex="normal"/>
    </style:style>
    <style:style style:name="P86"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8765ea" officeooo:paragraph-rsid="09995c47" fo:background-color="transparent" style:font-name-asian="Calibri1" style:font-size-asian="8.75pt" style:font-weight-asian="normal" style:font-name-complex="Calibri1" style:font-size-complex="10pt" style:font-weight-complex="normal"/>
    </style:style>
    <style:style style:name="P87"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8765ea" officeooo:paragraph-rsid="09a6709f" fo:background-color="transparent" style:font-name-asian="Calibri1" style:font-size-asian="8.75pt" style:font-weight-asian="normal" style:font-name-complex="Calibri1" style:font-size-complex="10pt" style:font-weight-complex="normal"/>
    </style:style>
    <style:style style:name="P88"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8765ea" officeooo:paragraph-rsid="09aaaeff" fo:background-color="transparent" style:font-name-asian="Calibri1" style:font-size-asian="8.75pt" style:font-weight-asian="normal" style:font-name-complex="Calibri1" style:font-size-complex="10pt" style:font-weight-complex="normal"/>
    </style:style>
    <style:style style:name="P89"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923a35" officeooo:paragraph-rsid="03923a35" fo:background-color="transparent" style:font-name-asian="Calibri1" style:font-size-asian="8.75pt" style:font-weight-asian="normal" style:font-name-complex="Calibri1" style:font-size-complex="10pt" style:font-weight-complex="normal"/>
    </style:style>
    <style:style style:name="P90"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58db616" officeooo:paragraph-rsid="0594d624" fo:background-color="transparent" style:font-name-asian="Calibri1" style:font-size-asian="8.75pt" style:font-weight-asian="normal" style:font-name-complex="Calibri1" style:font-size-complex="10pt" style:font-weight-complex="normal"/>
    </style:style>
    <style:style style:name="P91"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58db616" officeooo:paragraph-rsid="09ab9cab" fo:background-color="transparent" style:font-name-asian="Calibri1" style:font-size-asian="8.75pt" style:font-weight-asian="normal" style:font-name-complex="Calibri1" style:font-size-complex="10pt" style:font-weight-complex="normal"/>
    </style:style>
    <style:style style:name="P92"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58db616" officeooo:paragraph-rsid="09abb647" fo:background-color="transparent" style:font-name-asian="Calibri1" style:font-size-asian="8.75pt" style:font-weight-asian="normal" style:font-name-complex="Calibri1" style:font-size-complex="10pt" style:font-weight-complex="normal"/>
    </style:style>
    <style:style style:name="P93"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660bbbb" officeooo:paragraph-rsid="0671d38f" fo:background-color="transparent" style:font-name-asian="Calibri1" style:font-size-asian="8.75pt" style:font-weight-asian="normal" style:font-name-complex="Calibri1" style:font-size-complex="10pt" style:font-weight-complex="normal"/>
    </style:style>
    <style:style style:name="P94"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660bbbb" officeooo:paragraph-rsid="0672862c" fo:background-color="transparent" style:font-name-asian="Calibri1" style:font-size-asian="8.75pt" style:font-weight-asian="normal" style:font-name-complex="Calibri1" style:font-size-complex="10pt" style:font-weight-complex="normal"/>
    </style:style>
    <style:style style:name="P95"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660bbbb" officeooo:paragraph-rsid="09cfabdc" fo:background-color="transparent" style:font-name-asian="Calibri1" style:font-size-asian="8.75pt" style:font-weight-asian="normal" style:font-name-complex="Calibri1" style:font-size-complex="10pt" style:font-weight-complex="normal"/>
    </style:style>
    <style:style style:name="P96"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660bbbb" officeooo:paragraph-rsid="09d19cd7" fo:background-color="transparent" style:font-name-asian="Calibri1" style:font-size-asian="8.75pt" style:font-weight-asian="normal" style:font-name-complex="Calibri1" style:font-size-complex="10pt" style:font-weight-complex="normal"/>
    </style:style>
    <style:style style:name="P97"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660bbbb" officeooo:paragraph-rsid="09d87a85" fo:background-color="transparent" style:font-name-asian="Calibri1" style:font-size-asian="8.75pt" style:font-weight-asian="normal" style:font-name-complex="Calibri1" style:font-size-complex="10pt" style:font-weight-complex="normal"/>
    </style:style>
    <style:style style:name="P98"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660bbbb" officeooo:paragraph-rsid="09dc27fb" fo:background-color="transparent" style:font-name-asian="Calibri1" style:font-size-asian="8.75pt" style:font-weight-asian="normal" style:font-name-complex="Calibri1" style:font-size-complex="10pt" style:font-weight-complex="normal"/>
    </style:style>
    <style:style style:name="P99"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672dd89" officeooo:paragraph-rsid="0672dd89" fo:background-color="transparent" style:font-name-asian="Calibri1" style:font-size-asian="8.75pt" style:font-weight-asian="normal" style:font-name-complex="Calibri1" style:font-size-complex="10pt" style:font-weight-complex="normal"/>
    </style:style>
    <style:style style:name="P100"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672dd89" officeooo:paragraph-rsid="09dc27fb" fo:background-color="transparent" style:font-name-asian="Calibri1" style:font-size-asian="8.75pt" style:font-weight-asian="normal" style:font-name-complex="Calibri1" style:font-size-complex="10pt" style:font-weight-complex="normal"/>
    </style:style>
    <style:style style:name="P101"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674f735" officeooo:paragraph-rsid="0674f735" fo:background-color="transparent" style:font-name-asian="Calibri1" style:font-size-asian="8.75pt" style:font-weight-asian="normal" style:font-name-complex="Calibri1" style:font-size-complex="10pt" style:font-weight-complex="normal"/>
    </style:style>
    <style:style style:name="P102"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672862c" officeooo:paragraph-rsid="0672862c" fo:background-color="transparent" style:font-name-asian="Calibri1" style:font-size-asian="8.75pt" style:font-weight-asian="normal" style:font-name-complex="Calibri1" style:font-size-complex="10pt" style:font-weight-complex="normal"/>
    </style:style>
    <style:style style:name="P103"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6fbeecf" officeooo:paragraph-rsid="06fbeecf" fo:background-color="transparent" style:font-name-asian="Calibri1" style:font-size-asian="8.75pt" style:font-weight-asian="normal" style:font-name-complex="Calibri1" style:font-size-complex="10pt" style:font-weight-complex="normal"/>
    </style:style>
    <style:style style:name="P104"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70453b7" officeooo:paragraph-rsid="070453b7" fo:background-color="transparent" style:font-name-asian="Calibri1" style:font-size-asian="8.75pt" style:font-weight-asian="normal" style:font-name-complex="Calibri1" style:font-size-complex="10pt" style:font-weight-complex="normal"/>
    </style:style>
    <style:style style:name="P105"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70737a3" officeooo:paragraph-rsid="070737a3" fo:background-color="transparent" style:font-name-asian="Calibri1" style:font-size-asian="8.75pt" style:font-weight-asian="normal" style:font-name-complex="Calibri1" style:font-size-complex="10pt" style:font-weight-complex="normal"/>
    </style:style>
    <style:style style:name="P106"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2265615" officeooo:paragraph-rsid="086e40d2" fo:background-color="transparent" style:font-name-asian="Calibri1" style:font-size-asian="8.75pt" style:font-weight-asian="normal" style:font-name-complex="Calibri1" style:font-size-complex="10pt" style:font-weight-complex="normal"/>
    </style:style>
    <style:style style:name="P107"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8a034f1" officeooo:paragraph-rsid="08a034f1" fo:background-color="transparent" style:font-name-asian="Calibri1" style:font-size-asian="8.75pt" style:font-weight-asian="normal" style:font-name-complex="Calibri1" style:font-size-complex="10pt" style:font-weight-complex="normal"/>
    </style:style>
    <style:style style:name="P108"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2c12518" officeooo:paragraph-rsid="08e5a89e" fo:background-color="transparent" style:font-name-asian="Calibri1" style:font-size-asian="8.75pt" style:font-weight-asian="normal" style:font-name-complex="Calibri1" style:font-size-complex="10pt" style:font-weight-complex="normal"/>
    </style:style>
    <style:style style:name="P109"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2c12518" officeooo:paragraph-rsid="08e962df" fo:background-color="transparent" style:font-name-asian="Calibri1" style:font-size-asian="8.75pt" style:font-weight-asian="normal" style:font-name-complex="Calibri1" style:font-size-complex="10pt" style:font-weight-complex="normal"/>
    </style:style>
    <style:style style:name="P110"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2c259e5" officeooo:paragraph-rsid="08e962df" fo:background-color="transparent" style:font-name-asian="Calibri1" style:font-size-asian="8.75pt" style:font-weight-asian="normal" style:font-name-complex="Calibri1" style:font-size-complex="10pt" style:font-weight-complex="normal"/>
    </style:style>
    <style:style style:name="P111"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2e80af6" officeooo:paragraph-rsid="09050b51" fo:background-color="transparent" style:font-name-asian="Calibri1" style:font-size-asian="8.75pt" style:font-weight-asian="normal" style:font-name-complex="Calibri1" style:font-size-complex="10pt" style:font-weight-complex="normal"/>
    </style:style>
    <style:style style:name="P112"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2e80af6" officeooo:paragraph-rsid="0906ece1" fo:background-color="transparent" style:font-name-asian="Calibri1" style:font-size-asian="8.75pt" style:font-weight-asian="normal" style:font-name-complex="Calibri1" style:font-size-complex="10pt" style:font-weight-complex="normal"/>
    </style:style>
    <style:style style:name="P113"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2fb1ddb" officeooo:paragraph-rsid="0910cdc5" fo:background-color="transparent" style:font-name-asian="Calibri1" style:font-size-asian="8.75pt" style:font-weight-asian="normal" style:font-name-complex="Calibri1" style:font-size-complex="10pt" style:font-weight-complex="normal"/>
    </style:style>
    <style:style style:name="P114"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0b29a4" officeooo:paragraph-rsid="091a77c6" fo:background-color="transparent" style:font-name-asian="Calibri1" style:font-size-asian="8.75pt" style:font-weight-asian="normal" style:font-name-complex="Calibri1" style:font-size-complex="10pt" style:font-weight-complex="normal"/>
    </style:style>
    <style:style style:name="P115"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32f1b4" officeooo:paragraph-rsid="095689a5" fo:background-color="transparent" style:font-name-asian="Calibri1" style:font-size-asian="8.75pt" style:font-weight-asian="normal" style:font-name-complex="Calibri1" style:font-size-complex="10pt" style:font-weight-complex="normal"/>
    </style:style>
    <style:style style:name="P116"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637730" officeooo:paragraph-rsid="0960ec49" fo:background-color="transparent" style:font-name-asian="Calibri1" style:font-size-asian="8.75pt" style:font-weight-asian="normal" style:font-name-complex="Calibri1" style:font-size-complex="10pt" style:font-weight-complex="normal"/>
    </style:style>
    <style:style style:name="P117"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637730" officeooo:paragraph-rsid="0965f1e0" fo:background-color="transparent" style:font-name-asian="Calibri1" style:font-size-asian="8.75pt" style:font-weight-asian="normal" style:font-name-complex="Calibri1" style:font-size-complex="10pt" style:font-weight-complex="normal"/>
    </style:style>
    <style:style style:name="P118"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96281fa" officeooo:paragraph-rsid="096281fa" fo:background-color="transparent" style:font-name-asian="Calibri1" style:font-size-asian="8.75pt" style:font-weight-asian="normal" style:font-name-complex="Calibri1" style:font-size-complex="10pt" style:font-weight-complex="normal"/>
    </style:style>
    <style:style style:name="P119"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6a3bee" officeooo:paragraph-rsid="096a0623" fo:background-color="transparent" style:font-name-asian="Calibri1" style:font-size-asian="8.75pt" style:font-weight-asian="normal" style:font-name-complex="Calibri1" style:font-size-complex="10pt" style:font-weight-complex="normal"/>
    </style:style>
    <style:style style:name="P120"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795bec" officeooo:paragraph-rsid="096a3cc5" fo:background-color="transparent" style:font-name-asian="Calibri1" style:font-size-asian="8.75pt" style:font-weight-asian="normal" style:font-name-complex="Calibri1" style:font-size-complex="10pt" style:font-weight-complex="normal"/>
    </style:style>
    <style:style style:name="P121"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795bec" officeooo:paragraph-rsid="096ba0d9" fo:background-color="transparent" style:font-name-asian="Calibri1" style:font-size-asian="8.75pt" style:font-weight-asian="normal" style:font-name-complex="Calibri1" style:font-size-complex="10pt" style:font-weight-complex="normal"/>
    </style:style>
    <style:style style:name="P122"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795bec" officeooo:paragraph-rsid="0971fec3" fo:background-color="transparent" style:font-name-asian="Calibri1" style:font-size-asian="8.75pt" style:font-weight-asian="normal" style:font-name-complex="Calibri1" style:font-size-complex="10pt" style:font-weight-complex="normal"/>
    </style:style>
    <style:style style:name="P123"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795bec" officeooo:paragraph-rsid="0976c467" fo:background-color="transparent" style:font-name-asian="Calibri1" style:font-size-asian="8.75pt" style:font-weight-asian="normal" style:font-name-complex="Calibri1" style:font-size-complex="10pt" style:font-weight-complex="normal"/>
    </style:style>
    <style:style style:name="P124"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98ea0f4" officeooo:paragraph-rsid="098f1f13" fo:background-color="transparent" style:font-name-asian="Calibri1" style:font-size-asian="8.75pt" style:font-weight-asian="normal" style:font-name-complex="Calibri1" style:font-size-complex="10pt" style:font-weight-complex="normal"/>
    </style:style>
    <style:style style:name="P125"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599db5b" officeooo:paragraph-rsid="09b0fa84" fo:background-color="transparent" style:font-name-asian="Calibri1" style:font-size-asian="8.75pt" style:font-weight-asian="normal" style:font-name-complex="Calibri1" style:font-size-complex="10pt" style:font-weight-complex="normal"/>
    </style:style>
    <style:style style:name="P126"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599db5b" officeooo:paragraph-rsid="09b300b4" fo:background-color="transparent" style:font-name-asian="Calibri1" style:font-size-asian="8.75pt" style:font-weight-asian="normal" style:font-name-complex="Calibri1" style:font-size-complex="10pt" style:font-weight-complex="normal"/>
    </style:style>
    <style:style style:name="P127"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599db5b" officeooo:paragraph-rsid="09b808fc" fo:background-color="transparent" style:font-name-asian="Calibri1" style:font-size-asian="8.75pt" style:font-weight-asian="normal" style:font-name-complex="Calibri1" style:font-size-complex="10pt" style:font-weight-complex="normal"/>
    </style:style>
    <style:style style:name="P128"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5b5c38c" officeooo:paragraph-rsid="09b8c25e" fo:background-color="transparent" style:font-name-asian="Calibri1" style:font-size-asian="8.75pt" style:font-weight-asian="normal" style:font-name-complex="Calibri1" style:font-size-complex="10pt" style:font-weight-complex="normal"/>
    </style:style>
    <style:style style:name="P129"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5be05b1" officeooo:paragraph-rsid="09bacae6" fo:background-color="transparent" style:font-name-asian="Calibri1" style:font-size-asian="8.75pt" style:font-weight-asian="normal" style:font-name-complex="Calibri1" style:font-size-complex="10pt" style:font-weight-complex="normal"/>
    </style:style>
    <style:style style:name="P130"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65a33af" officeooo:paragraph-rsid="09c1c84d" fo:background-color="transparent" style:font-name-asian="Calibri1" style:font-size-asian="8.75pt" style:font-weight-asian="normal" style:font-name-complex="Calibri1" style:font-size-complex="10pt" style:font-weight-complex="normal"/>
    </style:style>
    <style:style style:name="P131"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65a33af" officeooo:paragraph-rsid="09c30ce2" fo:background-color="transparent" style:font-name-asian="Calibri1" style:font-size-asian="8.75pt" style:font-weight-asian="normal" style:font-name-complex="Calibri1" style:font-size-complex="10pt" style:font-weight-complex="normal"/>
    </style:style>
    <style:style style:name="P132"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65e986a" officeooo:paragraph-rsid="09c478e3" fo:background-color="transparent" style:font-name-asian="Calibri1" style:font-size-asian="8.75pt" style:font-weight-asian="normal" style:font-name-complex="Calibri1" style:font-size-complex="10pt" style:font-weight-complex="normal"/>
    </style:style>
    <style:style style:name="P133"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67601ae" officeooo:paragraph-rsid="09e1af2a" fo:background-color="transparent" style:font-name-asian="Calibri1" style:font-size-asian="8.75pt" style:font-weight-asian="normal" style:font-name-complex="Calibri1" style:font-size-complex="10pt" style:font-weight-complex="normal"/>
    </style:style>
    <style:style style:name="P134"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67601ae" officeooo:paragraph-rsid="09e7617b" fo:background-color="transparent" style:font-name-asian="Calibri1" style:font-size-asian="8.75pt" style:font-weight-asian="normal" style:font-name-complex="Calibri1" style:font-size-complex="10pt" style:font-weight-complex="normal"/>
    </style:style>
    <style:style style:name="P135"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67601ae" officeooo:paragraph-rsid="09f24193" fo:background-color="transparent" style:font-name-asian="Calibri1" style:font-size-asian="8.75pt" style:font-weight-asian="normal" style:font-name-complex="Calibri1" style:font-size-complex="10pt" style:font-weight-complex="normal"/>
    </style:style>
    <style:style style:name="P136"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67601ae" officeooo:paragraph-rsid="09f6070d" fo:background-color="transparent" style:font-name-asian="Calibri1" style:font-size-asian="8.75pt" style:font-weight-asian="normal" style:font-name-complex="Calibri1" style:font-size-complex="10pt" style:font-weight-complex="normal"/>
    </style:style>
    <style:style style:name="P137"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67601ae" officeooo:paragraph-rsid="067601ae" fo:background-color="transparent" style:font-name-asian="Calibri1" style:font-size-asian="8.75pt" style:font-weight-asian="normal" style:font-name-complex="Calibri1" style:font-size-complex="10pt" style:font-weight-complex="normal"/>
    </style:style>
    <style:style style:name="P138"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67601ae" officeooo:paragraph-rsid="0a1b70ad" fo:background-color="transparent" style:font-name-asian="Calibri1" style:font-size-asian="8.75pt" style:font-weight-asian="normal" style:font-name-complex="Calibri1" style:font-size-complex="10pt" style:font-weight-complex="normal"/>
    </style:style>
    <style:style style:name="P139"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67601ae" officeooo:paragraph-rsid="09f7d6e4" fo:background-color="transparent" style:font-name-asian="Calibri1" style:font-size-asian="8.75pt" style:font-weight-asian="normal" style:font-name-complex="Calibri1" style:font-size-complex="10pt" style:font-weight-complex="normal"/>
    </style:style>
    <style:style style:name="P140"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9f40a62" officeooo:paragraph-rsid="09f40a62" fo:background-color="transparent" style:font-name-asian="Calibri1" style:font-size-asian="8.75pt" style:font-weight-asian="normal" style:font-name-complex="Calibri1" style:font-size-complex="10pt" style:font-weight-complex="normal"/>
    </style:style>
    <style:style style:name="P141"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99b6f0f" officeooo:paragraph-rsid="09aaaeff" fo:background-color="transparent" style:font-name-asian="Calibri1" style:font-size-asian="8.75pt" style:font-weight-asian="normal" style:font-name-complex="Calibri1" style:font-size-complex="10pt" style:font-weight-complex="normal"/>
    </style:style>
    <style:style style:name="P142"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65db0d7" officeooo:paragraph-rsid="09c30ce2" fo:background-color="transparent" style:font-name-asian="Calibri1" style:font-size-asian="8.75pt" style:font-weight-asian="normal" style:font-name-complex="Calibri1" style:font-size-complex="10pt" style:font-weight-complex="normal"/>
    </style:style>
    <style:style style:name="P143"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9fa43ef" officeooo:paragraph-rsid="09fa43ef" fo:background-color="transparent" style:font-name-asian="Calibri1" style:font-size-asian="8.75pt" style:font-weight-asian="normal" style:font-name-complex="Calibri1" style:font-size-complex="10pt" style:font-weight-complex="normal"/>
    </style:style>
    <style:style style:name="P144"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9fe5a6c" officeooo:paragraph-rsid="09fe5a6c" fo:background-color="transparent" style:font-name-asian="Calibri1" style:font-size-asian="8.75pt" style:font-weight-asian="normal" style:font-name-complex="Calibri1" style:font-size-complex="10pt" style:font-weight-complex="normal"/>
    </style:style>
    <style:style style:name="P145"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a01d630" officeooo:paragraph-rsid="0a01d630" fo:background-color="transparent" style:font-name-asian="Calibri1" style:font-size-asian="8.75pt" style:font-weight-asian="normal" style:font-name-complex="Calibri1" style:font-size-complex="10pt" style:font-weight-complex="normal"/>
    </style:style>
    <style:style style:name="P146"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a03e5ed" officeooo:paragraph-rsid="0a03e5ed" fo:background-color="transparent" style:font-name-asian="Calibri1" style:font-size-asian="8.75pt" style:font-weight-asian="normal" style:font-name-complex="Calibri1" style:font-size-complex="10pt" style:font-weight-complex="normal"/>
    </style:style>
    <style:style style:name="P147"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a03e5ed" officeooo:paragraph-rsid="0a07d572" fo:background-color="transparent" style:font-name-asian="Calibri1" style:font-size-asian="8.75pt" style:font-weight-asian="normal" style:font-name-complex="Calibri1" style:font-size-complex="10pt" style:font-weight-complex="normal"/>
    </style:style>
    <style:style style:name="P148"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a09c002" officeooo:paragraph-rsid="0a09c002" fo:background-color="transparent" style:font-name-asian="Calibri1" style:font-size-asian="8.75pt" style:font-weight-asian="normal" style:font-name-complex="Calibri1" style:font-size-complex="10pt" style:font-weight-complex="normal"/>
    </style:style>
    <style:style style:name="P149"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a0d556c" officeooo:paragraph-rsid="0a0d556c" fo:background-color="transparent" style:font-name-asian="Calibri1" style:font-size-asian="8.75pt" style:font-weight-asian="normal" style:font-name-complex="Calibri1" style:font-size-complex="10pt" style:font-weight-complex="normal"/>
    </style:style>
    <style:style style:name="P150"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a113748" officeooo:paragraph-rsid="0a113748" fo:background-color="transparent" style:font-name-asian="Calibri1" style:font-size-asian="8.75pt" style:font-weight-asian="normal" style:font-name-complex="Calibri1" style:font-size-complex="10pt" style:font-weight-complex="normal"/>
    </style:style>
    <style:style style:name="P151"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a12a025" officeooo:paragraph-rsid="0a12a025" fo:background-color="transparent" style:font-name-asian="Calibri1" style:font-size-asian="8.75pt" style:font-weight-asian="normal" style:font-name-complex="Calibri1" style:font-size-complex="10pt" style:font-weight-complex="normal"/>
    </style:style>
    <style:style style:name="P152"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712806a" officeooo:paragraph-rsid="0a1d2b2a" fo:background-color="transparent" style:font-name-asian="Calibri1" style:font-size-asian="8.75pt" style:font-weight-asian="normal" style:font-name-complex="Calibri1" style:font-size-complex="10pt" style:font-weight-complex="normal"/>
    </style:style>
    <style:style style:name="P153"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712806a" officeooo:paragraph-rsid="0a206f2a" fo:background-color="transparent" style:font-name-asian="Calibri1" style:font-size-asian="8.75pt" style:font-weight-asian="normal" style:font-name-complex="Calibri1" style:font-size-complex="10pt" style:font-weight-complex="normal"/>
    </style:style>
    <style:style style:name="P154"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a2224e5" officeooo:paragraph-rsid="0a2224e5" fo:background-color="transparent" style:font-name-asian="Calibri1" style:font-size-asian="8.75pt" style:font-weight-asian="normal" style:font-name-complex="Calibri1" style:font-size-complex="10pt" style:font-weight-complex="normal"/>
    </style:style>
    <style:style style:name="P155"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a2c1e43" officeooo:paragraph-rsid="0a2c1e43" fo:background-color="transparent" style:font-name-asian="Calibri1" style:font-size-asian="8.75pt" style:font-weight-asian="normal" style:font-name-complex="Calibri1" style:font-size-complex="10pt" style:font-weight-complex="normal"/>
    </style:style>
    <style:style style:name="P156"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a2e2f06" officeooo:paragraph-rsid="0a3aecb5" fo:background-color="transparent" style:font-name-asian="Calibri1" style:font-size-asian="8.75pt" style:font-weight-asian="normal" style:font-name-complex="Calibri1" style:font-size-complex="10pt" style:font-weight-complex="normal"/>
    </style:style>
    <style:style style:name="P157"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a35d8d6" officeooo:paragraph-rsid="0a35d8d6" fo:background-color="transparent" style:font-name-asian="Calibri1" style:font-size-asian="8.75pt" style:font-weight-asian="normal" style:font-name-complex="Calibri1" style:font-size-complex="10pt" style:font-weight-complex="normal"/>
    </style:style>
    <style:style style:name="P158"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a3bccf5" officeooo:paragraph-rsid="0a3bccf5" fo:background-color="transparent" style:font-name-asian="Calibri1" style:font-size-asian="8.75pt" style:font-weight-asian="normal" style:font-name-complex="Calibri1" style:font-size-complex="10pt" style:font-weight-complex="normal"/>
    </style:style>
    <style:style style:name="P159"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a3dc351" officeooo:paragraph-rsid="0a3dc351" fo:background-color="transparent" style:font-name-asian="Calibri1" style:font-size-asian="8.75pt" style:font-weight-asian="normal" style:font-name-complex="Calibri1" style:font-size-complex="10pt" style:font-weight-complex="normal"/>
    </style:style>
    <style:style style:name="P160"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a405ea8" officeooo:paragraph-rsid="0a405ea8" fo:background-color="transparent" style:font-name-asian="Calibri1" style:font-size-asian="8.75pt" style:font-weight-asian="normal" style:font-name-complex="Calibri1" style:font-size-complex="10pt" style:font-weight-complex="normal"/>
    </style:style>
    <style:style style:name="P161"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a46db8c" officeooo:paragraph-rsid="0a46db8c" fo:background-color="transparent" style:font-name-asian="Calibri1" style:font-size-asian="8.75pt" style:font-weight-asian="normal" style:font-name-complex="Calibri1" style:font-size-complex="10pt" style:font-weight-complex="normal"/>
    </style:style>
    <style:style style:name="P162"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a4851c8" officeooo:paragraph-rsid="0a4851c8" fo:background-color="transparent" style:font-name-asian="Calibri1" style:font-size-asian="8.75pt" style:font-weight-asian="normal" style:font-name-complex="Calibri1" style:font-size-complex="10pt" style:font-weight-complex="normal"/>
    </style:style>
    <style:style style:name="P163"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a4a170f" officeooo:paragraph-rsid="0a4a170f" fo:background-color="transparent" style:font-name-asian="Calibri1" style:font-size-asian="8.75pt" style:font-weight-asian="normal" style:font-name-complex="Calibri1" style:font-size-complex="10pt" style:font-weight-complex="normal"/>
    </style:style>
    <style:style style:name="P164"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a4fe708" officeooo:paragraph-rsid="0a4fe708" fo:background-color="transparent" style:font-name-asian="Calibri1" style:font-size-asian="8.75pt" style:font-weight-asian="normal" style:font-name-complex="Calibri1" style:font-size-complex="10pt" style:font-weight-complex="normal"/>
    </style:style>
    <style:style style:name="P165"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2pt" fo:font-weight="bold" officeooo:rsid="09f649e2" officeooo:paragraph-rsid="09f649e2" fo:background-color="transparent" style:font-name-asian="Calibri1" style:font-size-asian="12pt" style:font-weight-asian="bold" style:font-name-complex="Calibri1" style:font-size-complex="12pt" style:font-weight-complex="bold"/>
    </style:style>
    <style:style style:name="P166" style:family="paragraph" style:parent-style-name="Standard">
      <style:paragraph-properties fo:margin-left="0cm" fo:margin-right="-0.039cm" fo:line-height="110%" fo:text-align="start" style:justify-single-word="false" fo:text-indent="0cm" style:auto-text-indent="false"/>
      <style:text-properties officeooo:paragraph-rsid="061881c5"/>
    </style:style>
    <style:style style:name="P167" style:family="paragraph" style:parent-style-name="Standard">
      <style:paragraph-properties fo:margin-left="0cm" fo:margin-right="-0.039cm" fo:line-height="110%" fo:text-align="start" style:justify-single-word="false" fo:text-indent="0cm" style:auto-text-indent="false"/>
      <style:text-properties officeooo:paragraph-rsid="061fdd80"/>
    </style:style>
    <style:style style:name="P168" style:family="paragraph" style:parent-style-name="Standard">
      <style:paragraph-properties fo:margin-left="0cm" fo:margin-right="-0.039cm" fo:line-height="110%" fo:text-align="start" style:justify-single-word="false" fo:text-indent="0cm" style:auto-text-indent="false"/>
      <style:text-properties officeooo:paragraph-rsid="06c55f96"/>
    </style:style>
    <style:style style:name="P169" style:family="paragraph" style:parent-style-name="Standard">
      <style:paragraph-properties fo:margin-left="0cm" fo:margin-right="-0.039cm" fo:line-height="110%" fo:text-align="start" style:justify-single-word="false" fo:text-indent="0cm" style:auto-text-indent="false"/>
      <style:text-properties officeooo:paragraph-rsid="071b7694"/>
    </style:style>
    <style:style style:name="P170" style:family="paragraph" style:parent-style-name="Standard">
      <style:paragraph-properties fo:margin-left="0cm" fo:margin-right="-0.039cm" fo:line-height="110%" fo:text-align="start" style:justify-single-word="false" fo:text-indent="0cm" style:auto-text-indent="false"/>
      <style:text-properties officeooo:paragraph-rsid="07235017"/>
    </style:style>
    <style:style style:name="P171" style:family="paragraph" style:parent-style-name="Standard">
      <style:paragraph-properties fo:margin-left="0cm" fo:margin-right="-0.039cm" fo:line-height="110%" fo:text-align="start" style:justify-single-word="false" fo:text-indent="0cm" style:auto-text-indent="false"/>
      <style:text-properties officeooo:paragraph-rsid="0740cf73"/>
    </style:style>
    <style:style style:name="P172" style:family="paragraph" style:parent-style-name="Standard">
      <style:paragraph-properties fo:margin-left="0cm" fo:margin-right="-0.039cm" fo:line-height="110%" fo:text-align="start" style:justify-single-word="false" fo:text-indent="0cm" style:auto-text-indent="false"/>
      <style:text-properties officeooo:paragraph-rsid="07462e27"/>
    </style:style>
    <style:style style:name="P173" style:family="paragraph" style:parent-style-name="Standard">
      <style:paragraph-properties fo:margin-left="0cm" fo:margin-right="-0.039cm" fo:line-height="110%" fo:text-align="start" style:justify-single-word="false" fo:text-indent="0cm" style:auto-text-indent="false"/>
      <style:text-properties officeooo:paragraph-rsid="074658cf"/>
    </style:style>
    <style:style style:name="P174" style:family="paragraph" style:parent-style-name="Standard">
      <style:paragraph-properties fo:margin-left="0cm" fo:margin-right="-0.039cm" fo:line-height="110%" fo:text-align="start" style:justify-single-word="false" fo:text-indent="0cm" style:auto-text-indent="false"/>
      <style:text-properties officeooo:paragraph-rsid="074b2620"/>
    </style:style>
    <style:style style:name="P175" style:family="paragraph" style:parent-style-name="Standard">
      <style:paragraph-properties fo:margin-left="0cm" fo:margin-right="-0.039cm" fo:line-height="110%" fo:text-align="start" style:justify-single-word="false" fo:text-indent="0cm" style:auto-text-indent="false"/>
      <style:text-properties officeooo:paragraph-rsid="0754edb6"/>
    </style:style>
    <style:style style:name="P176" style:family="paragraph" style:parent-style-name="Standard">
      <style:paragraph-properties fo:margin-left="0cm" fo:margin-right="-0.039cm" fo:line-height="110%" fo:text-align="start" style:justify-single-word="false" fo:text-indent="0cm" style:auto-text-indent="false"/>
      <style:text-properties officeooo:paragraph-rsid="07893dd3"/>
    </style:style>
    <style:style style:name="P177" style:family="paragraph" style:parent-style-name="Standard">
      <style:paragraph-properties fo:margin-left="0cm" fo:margin-right="-0.039cm" fo:line-height="110%" fo:text-align="start" style:justify-single-word="false" fo:text-indent="0cm" style:auto-text-indent="false"/>
      <style:text-properties officeooo:paragraph-rsid="07bfee67"/>
    </style:style>
    <style:style style:name="P178" style:family="paragraph" style:parent-style-name="Standard">
      <style:paragraph-properties fo:margin-left="0cm" fo:margin-right="-0.039cm" fo:line-height="110%" fo:text-align="start" style:justify-single-word="false" fo:text-indent="0cm" style:auto-text-indent="false"/>
      <style:text-properties officeooo:paragraph-rsid="07c87da3"/>
    </style:style>
    <style:style style:name="P179" style:family="paragraph" style:parent-style-name="Standard">
      <style:paragraph-properties fo:margin-left="0cm" fo:margin-right="-0.039cm" fo:line-height="110%" fo:text-align="start" style:justify-single-word="false" fo:text-indent="0cm" style:auto-text-indent="false"/>
      <style:text-properties officeooo:paragraph-rsid="07cb4bc9"/>
    </style:style>
    <style:style style:name="P180" style:family="paragraph" style:parent-style-name="Standard">
      <style:paragraph-properties fo:margin-left="0cm" fo:margin-right="-0.039cm" fo:line-height="110%" fo:text-align="start" style:justify-single-word="false" fo:text-indent="0cm" style:auto-text-indent="false"/>
      <style:text-properties officeooo:paragraph-rsid="07d5fe9a"/>
    </style:style>
    <style:style style:name="P181" style:family="paragraph" style:parent-style-name="Standard">
      <style:paragraph-properties fo:margin-left="0cm" fo:margin-right="-0.039cm" fo:line-height="110%" fo:text-align="start" style:justify-single-word="false" fo:text-indent="0cm" style:auto-text-indent="false"/>
      <style:text-properties officeooo:paragraph-rsid="07f54c23"/>
    </style:style>
    <style:style style:name="P182" style:family="paragraph" style:parent-style-name="Standard">
      <style:paragraph-properties fo:margin-left="0cm" fo:margin-right="-0.039cm" fo:line-height="110%" fo:text-align="start" style:justify-single-word="false" fo:text-indent="0cm" style:auto-text-indent="false"/>
      <style:text-properties officeooo:paragraph-rsid="080d4aae"/>
    </style:style>
    <style:style style:name="P183" style:family="paragraph" style:parent-style-name="Standard">
      <style:paragraph-properties fo:margin-left="0cm" fo:margin-right="-0.039cm" fo:line-height="110%" fo:text-align="start" style:justify-single-word="false" fo:text-indent="0cm" style:auto-text-indent="false"/>
      <style:text-properties officeooo:paragraph-rsid="084289bf"/>
    </style:style>
    <style:style style:name="P184" style:family="paragraph" style:parent-style-name="Standard">
      <style:paragraph-properties fo:margin-left="0cm" fo:margin-right="-0.039cm" fo:line-height="110%" fo:text-align="start" style:justify-single-word="false" fo:text-indent="0cm" style:auto-text-indent="false"/>
      <style:text-properties officeooo:paragraph-rsid="0856ac7b"/>
    </style:style>
    <style:style style:name="P185" style:family="paragraph" style:parent-style-name="Standard">
      <style:paragraph-properties fo:margin-left="0cm" fo:margin-right="-0.039cm" fo:line-height="110%" fo:text-align="start" style:justify-single-word="false" fo:text-indent="0cm" style:auto-text-indent="false"/>
      <style:text-properties officeooo:paragraph-rsid="085a1817"/>
    </style:style>
    <style:style style:name="P186" style:family="paragraph" style:parent-style-name="Standard">
      <style:paragraph-properties fo:margin-left="0cm" fo:margin-right="-0.039cm" fo:line-height="110%" fo:text-align="start" style:justify-single-word="false" fo:text-indent="0cm" style:auto-text-indent="false"/>
      <style:text-properties officeooo:paragraph-rsid="08719c69"/>
    </style:style>
    <style:style style:name="P187" style:family="paragraph" style:parent-style-name="Standard">
      <style:paragraph-properties fo:margin-left="0cm" fo:margin-right="-0.039cm" fo:line-height="110%" fo:text-align="start" style:justify-single-word="false" fo:text-indent="0cm" style:auto-text-indent="false"/>
      <style:text-properties officeooo:paragraph-rsid="0890c671"/>
    </style:style>
    <style:style style:name="P188" style:family="paragraph" style:parent-style-name="Standard">
      <style:paragraph-properties fo:margin-left="0cm" fo:margin-right="-0.039cm" fo:line-height="110%" fo:text-align="start" style:justify-single-word="false" fo:text-indent="0cm" style:auto-text-indent="false"/>
      <style:text-properties officeooo:paragraph-rsid="089582cb"/>
    </style:style>
    <style:style style:name="P189" style:family="paragraph" style:parent-style-name="Standard">
      <style:paragraph-properties fo:margin-left="0cm" fo:margin-right="-0.039cm" fo:line-height="110%" fo:text-align="start" style:justify-single-word="false" fo:text-indent="0cm" style:auto-text-indent="false"/>
      <style:text-properties officeooo:paragraph-rsid="089c8d6a"/>
    </style:style>
    <style:style style:name="P190" style:family="paragraph" style:parent-style-name="Standard">
      <style:paragraph-properties fo:margin-left="0cm" fo:margin-right="-0.039cm" fo:line-height="110%" fo:text-align="start" style:justify-single-word="false" fo:text-indent="0cm" style:auto-text-indent="false"/>
      <style:text-properties officeooo:paragraph-rsid="08bab8ad"/>
    </style:style>
    <style:style style:name="P191" style:family="paragraph" style:parent-style-name="Standard">
      <style:paragraph-properties fo:margin-left="0cm" fo:margin-right="-0.039cm" fo:line-height="110%" fo:text-align="start" style:justify-single-word="false" fo:text-indent="0cm" style:auto-text-indent="false"/>
      <style:text-properties officeooo:paragraph-rsid="08c1178f"/>
    </style:style>
    <style:style style:name="P192" style:family="paragraph" style:parent-style-name="Standard">
      <style:paragraph-properties fo:margin-left="0cm" fo:margin-right="-0.039cm" fo:line-height="110%" fo:text-align="start" style:justify-single-word="false" fo:text-indent="0cm" style:auto-text-indent="false"/>
      <style:text-properties officeooo:paragraph-rsid="08d045eb"/>
    </style:style>
    <style:style style:name="P193" style:family="paragraph" style:parent-style-name="Standard">
      <style:paragraph-properties fo:margin-left="0cm" fo:margin-right="-0.039cm" fo:line-height="110%" fo:text-align="start" style:justify-single-word="false" fo:text-indent="0cm" style:auto-text-indent="false"/>
      <style:text-properties officeooo:paragraph-rsid="08dc9efe"/>
    </style:style>
    <style:style style:name="P194" style:family="paragraph" style:parent-style-name="Standard">
      <style:paragraph-properties fo:margin-left="0cm" fo:margin-right="-0.039cm" fo:line-height="110%" fo:text-align="start" style:justify-single-word="false" fo:text-indent="0cm" style:auto-text-indent="false"/>
      <style:text-properties officeooo:paragraph-rsid="08e5a89e"/>
    </style:style>
    <style:style style:name="P195" style:family="paragraph" style:parent-style-name="Standard">
      <style:paragraph-properties fo:margin-left="0cm" fo:margin-right="-0.039cm" fo:line-height="110%" fo:text-align="start" style:justify-single-word="false" fo:text-indent="0cm" style:auto-text-indent="false"/>
      <style:text-properties officeooo:paragraph-rsid="08ef3576"/>
    </style:style>
    <style:style style:name="P196" style:family="paragraph" style:parent-style-name="Standard">
      <style:paragraph-properties fo:margin-left="0cm" fo:margin-right="-0.039cm" fo:line-height="110%" fo:text-align="start" style:justify-single-word="false" fo:text-indent="0cm" style:auto-text-indent="false"/>
      <style:text-properties officeooo:paragraph-rsid="08f46f18"/>
    </style:style>
    <style:style style:name="P197" style:family="paragraph" style:parent-style-name="Standard">
      <style:paragraph-properties fo:margin-left="0cm" fo:margin-right="-0.039cm" fo:line-height="110%" fo:text-align="start" style:justify-single-word="false" fo:text-indent="0cm" style:auto-text-indent="false"/>
      <style:text-properties officeooo:paragraph-rsid="08f7cf64"/>
    </style:style>
    <style:style style:name="P198" style:family="paragraph" style:parent-style-name="Standard">
      <style:paragraph-properties fo:margin-left="0cm" fo:margin-right="-0.039cm" fo:line-height="110%" fo:text-align="start" style:justify-single-word="false" fo:text-indent="0cm" style:auto-text-indent="false"/>
      <style:text-properties officeooo:paragraph-rsid="090d2160"/>
    </style:style>
    <style:style style:name="P199" style:family="paragraph" style:parent-style-name="Standard">
      <style:paragraph-properties fo:margin-left="0cm" fo:margin-right="-0.039cm" fo:line-height="110%" fo:text-align="start" style:justify-single-word="false" fo:text-indent="0cm" style:auto-text-indent="false"/>
      <style:text-properties officeooo:paragraph-rsid="091a77c6"/>
    </style:style>
    <style:style style:name="P200" style:family="paragraph" style:parent-style-name="Standard">
      <style:paragraph-properties fo:margin-left="0cm" fo:margin-right="-0.039cm" fo:line-height="110%" fo:text-align="start" style:justify-single-word="false" fo:text-indent="0cm" style:auto-text-indent="false"/>
      <style:text-properties officeooo:paragraph-rsid="091b62d5"/>
    </style:style>
    <style:style style:name="P201" style:family="paragraph" style:parent-style-name="Standard">
      <style:paragraph-properties fo:margin-left="0cm" fo:margin-right="-0.039cm" fo:line-height="110%" fo:text-align="start" style:justify-single-word="false" fo:text-indent="0cm" style:auto-text-indent="false"/>
      <style:text-properties officeooo:paragraph-rsid="091ecc29"/>
    </style:style>
    <style:style style:name="P202" style:family="paragraph" style:parent-style-name="Standard">
      <style:paragraph-properties fo:margin-left="0cm" fo:margin-right="-0.039cm" fo:line-height="110%" fo:text-align="start" style:justify-single-word="false" fo:text-indent="0cm" style:auto-text-indent="false"/>
      <style:text-properties officeooo:paragraph-rsid="092e5f02"/>
    </style:style>
    <style:style style:name="P203" style:family="paragraph" style:parent-style-name="Standard">
      <style:paragraph-properties fo:margin-left="0cm" fo:margin-right="-0.039cm" fo:line-height="110%" fo:text-align="start" style:justify-single-word="false" fo:text-indent="0cm" style:auto-text-indent="false"/>
      <style:text-properties officeooo:paragraph-rsid="093b9158"/>
    </style:style>
    <style:style style:name="P204" style:family="paragraph" style:parent-style-name="Standard">
      <style:paragraph-properties fo:margin-left="0cm" fo:margin-right="-0.039cm" fo:line-height="110%" fo:text-align="start" style:justify-single-word="false" fo:text-indent="0cm" style:auto-text-indent="false"/>
      <style:text-properties officeooo:paragraph-rsid="094e8bc6"/>
    </style:style>
    <style:style style:name="P205" style:family="paragraph" style:parent-style-name="Standard">
      <style:paragraph-properties fo:margin-left="0cm" fo:margin-right="-0.039cm" fo:line-height="110%" fo:text-align="start" style:justify-single-word="false" fo:text-indent="0cm" style:auto-text-indent="false"/>
      <style:text-properties officeooo:paragraph-rsid="094f7a8e"/>
    </style:style>
    <style:style style:name="P206" style:family="paragraph" style:parent-style-name="Standard">
      <style:paragraph-properties fo:margin-left="0cm" fo:margin-right="-0.039cm" fo:line-height="110%" fo:text-align="start" style:justify-single-word="false" fo:text-indent="0cm" style:auto-text-indent="false"/>
      <style:text-properties officeooo:paragraph-rsid="0957e2ab"/>
    </style:style>
    <style:style style:name="P207" style:family="paragraph" style:parent-style-name="Standard">
      <style:paragraph-properties fo:margin-left="0cm" fo:margin-right="-0.039cm" fo:line-height="110%" fo:text-align="start" style:justify-single-word="false" fo:text-indent="0cm" style:auto-text-indent="false"/>
      <style:text-properties officeooo:paragraph-rsid="095c488f"/>
    </style:style>
    <style:style style:name="P208" style:family="paragraph" style:parent-style-name="Standard">
      <style:paragraph-properties fo:margin-left="0cm" fo:margin-right="-0.039cm" fo:line-height="110%" fo:text-align="start" style:justify-single-word="false" fo:text-indent="0cm" style:auto-text-indent="false"/>
      <style:text-properties officeooo:paragraph-rsid="0a4422d6"/>
    </style:style>
    <style:style style:name="P209" style:family="paragraph" style:parent-style-name="Standard">
      <style:paragraph-properties fo:margin-left="0cm" fo:margin-right="-0.039cm" fo:line-height="110%" fo:text-align="start" style:justify-single-word="false" fo:text-indent="0cm" style:auto-text-indent="false"/>
      <style:text-properties officeooo:paragraph-rsid="0a4bc716"/>
    </style:style>
    <style:style style:name="P210" style:family="paragraph" style:parent-style-name="Standard">
      <style:paragraph-properties fo:margin-left="0cm" fo:margin-right="-0.039cm" fo:line-height="110%" fo:text-align="start" style:justify-single-word="false" fo:text-indent="0cm" style:auto-text-indent="false"/>
      <style:text-properties officeooo:paragraph-rsid="0a4ffec6"/>
    </style:style>
    <style:style style:name="P211" style:family="paragraph" style:parent-style-name="Standard">
      <style:paragraph-properties fo:margin-left="0cm" fo:margin-right="-0.039cm" fo:line-height="110%" fo:text-align="start" style:justify-single-word="false" fo:text-indent="0cm" style:auto-text-indent="false"/>
      <style:text-properties officeooo:paragraph-rsid="0a535e89"/>
    </style:style>
    <style:style style:name="P212" style:family="paragraph" style:parent-style-name="Standard">
      <style:paragraph-properties fo:margin-left="0cm" fo:margin-right="-0.039cm" fo:line-height="110%" fo:text-align="start" style:justify-single-word="false" fo:text-indent="0cm" style:auto-text-indent="false"/>
      <style:text-properties officeooo:rsid="02c259e5" officeooo:paragraph-rsid="08e5a89e"/>
    </style:style>
    <style:style style:name="P213" style:family="paragraph" style:parent-style-name="Standard">
      <style:paragraph-properties fo:margin-left="0cm" fo:margin-right="-0.039cm" fo:line-height="110%" fo:text-align="start" style:justify-single-word="false" fo:text-indent="0cm" style:auto-text-indent="false"/>
      <style:text-properties fo:font-size="10pt" officeooo:paragraph-rsid="0a535e89" style:font-size-asian="10pt" style:font-size-complex="10pt"/>
    </style:style>
    <style:style style:name="P214" style:family="paragraph" style:parent-style-name="Standard">
      <style:paragraph-properties fo:margin-left="0cm" fo:margin-right="-0.039cm" fo:line-height="110%" fo:text-align="start" style:justify-single-word="false" fo:text-indent="0cm" style:auto-text-indent="false" fo:break-before="column"/>
      <style:text-properties style:use-window-font-color="true" loext:opacity="0%" style:font-name="Calibri1" fo:font-size="11pt" fo:font-weight="normal" officeooo:rsid="027afa26" officeooo:paragraph-rsid="08a7d1d3" fo:background-color="transparent" style:font-name-asian="Calibri1" style:font-name-complex="Calibri1"/>
    </style:style>
    <style:style style:name="P215" style:family="paragraph" style:parent-style-name="Standard">
      <style:paragraph-properties fo:margin-top="0cm" fo:margin-bottom="0.282cm" style:contextual-spacing="false" fo:line-height="110%" fo:text-align="start" style:justify-single-word="false"/>
      <style:text-properties fo:font-size="12pt" style:font-size-asian="12pt" style:font-size-complex="12pt"/>
    </style:style>
    <style:style style:name="P216" style:family="paragraph" style:parent-style-name="Standard">
      <style:paragraph-properties fo:margin-top="0cm" fo:margin-bottom="0.282cm" style:contextual-spacing="false" fo:line-height="110%" fo:text-align="start" style:justify-single-word="false"/>
      <style:text-properties officeooo:paragraph-rsid="03c825df"/>
    </style:style>
    <style:style style:name="P217" style:family="paragraph" style:parent-style-name="Standard">
      <style:paragraph-properties fo:margin-top="0cm" fo:margin-bottom="0.282cm" style:contextual-spacing="false" fo:line-height="110%" fo:text-align="start" style:justify-single-word="false"/>
      <style:text-properties fo:font-size="10pt" officeooo:paragraph-rsid="03dd68ce" style:font-size-asian="10pt" style:font-size-complex="10pt"/>
    </style:style>
    <style:style style:name="P218" style:family="paragraph" style:parent-style-name="Standard">
      <style:paragraph-properties fo:margin-top="0cm" fo:margin-bottom="0.182cm" style:contextual-spacing="false" fo:line-height="110%" fo:text-align="start" style:justify-single-word="false"/>
      <style:text-properties fo:font-size="10pt" officeooo:paragraph-rsid="03f8c9d3" style:font-size-asian="10pt" style:font-size-complex="10pt"/>
    </style:style>
    <style:style style:name="P219" style:family="paragraph" style:parent-style-name="Standard">
      <style:paragraph-properties fo:margin-left="0cm" fo:margin-right="-0.499cm" fo:line-height="110%" fo:text-align="start" style:justify-single-word="false" fo:text-indent="0cm" style:auto-text-indent="false"/>
      <style:text-properties officeooo:paragraph-rsid="03f61194"/>
    </style:style>
    <style:style style:name="P220" style:family="paragraph" style:parent-style-name="Standard">
      <loext:graphic-properties draw:fill="none"/>
      <style:paragraph-properties fo:margin-left="0cm" fo:margin-right="0cm" fo:line-height="110%" fo:text-align="start" style:justify-single-word="false" fo:text-indent="0cm" style:auto-text-indent="false" fo:background-color="transparent"/>
      <style:text-properties officeooo:paragraph-rsid="052d204e"/>
    </style:style>
    <style:style style:name="P221" style:family="paragraph" style:parent-style-name="Standard" style:master-page-name="">
      <loext:graphic-properties draw:fill="none"/>
      <style:paragraph-properties fo:margin-left="0cm" fo:margin-right="0cm" fo:line-height="110%" fo:text-align="start" style:justify-single-word="false" fo:text-indent="0cm" style:auto-text-indent="false" style:page-number="auto" fo:background-color="transparent"/>
      <style:text-properties style:use-window-font-color="true" loext:opacity="0%" style:font-name="Calibri1" fo:font-size="10pt" fo:font-weight="bold" officeooo:paragraph-rsid="0512ea90" fo:background-color="transparent" style:font-name-asian="Calibri1" style:font-size-asian="10pt" style:font-name-complex="Calibri1" style:font-size-complex="10pt"/>
    </style:style>
    <style:style style:name="P222" style:family="paragraph" style:parent-style-name="Standard">
      <style:paragraph-properties fo:text-align="start" style:justify-single-word="false"/>
    </style:style>
    <style:style style:name="P223" style:family="paragraph" style:parent-style-name="Standard">
      <style:paragraph-properties fo:text-align="start" style:justify-single-word="false"/>
      <style:text-properties style:font-name="Calibri" fo:font-size="10pt" fo:font-weight="normal" style:font-size-asian="10pt" style:font-weight-asian="normal" style:font-size-complex="10pt" style:font-weight-complex="normal"/>
    </style:style>
    <style:style style:name="P224" style:family="paragraph" style:parent-style-name="Standard" style:list-style-name="L1">
      <style:paragraph-properties fo:margin-left="-0.635cm" fo:margin-right="-0.499cm" fo:line-height="110%" fo:text-align="start" style:justify-single-word="false" fo:text-indent="0.635cm" style:auto-text-indent="false"/>
      <style:text-properties style:use-window-font-color="true" loext:opacity="0%" style:font-name="Calibri1" fo:font-size="10pt" fo:font-weight="normal" fo:background-color="transparent" style:font-name-asian="Calibri1" style:font-size-asian="10pt" style:font-name-complex="Calibri1" style:font-size-complex="10pt"/>
    </style:style>
    <style:style style:name="P225" style:family="paragraph" style:parent-style-name="Standard">
      <style:paragraph-properties fo:margin-left="0cm" fo:margin-right="-0.039cm" fo:line-height="110%" fo:text-align="start" style:justify-single-word="false" fo:text-indent="0cm" style:auto-text-indent="false"/>
      <style:text-properties fo:font-size="10pt" officeooo:paragraph-rsid="0a535e89" style:font-size-asian="10pt" style:font-size-complex="10pt"/>
    </style:style>
    <style:style style:name="P226" style:family="paragraph" style:parent-style-name="Standard">
      <style:paragraph-properties fo:margin-left="0cm" fo:margin-right="-0.039cm" fo:line-height="110%" fo:text-align="start" style:justify-single-word="false" fo:text-indent="0cm" style:auto-text-indent="false"/>
      <style:text-properties fo:font-size="12pt" officeooo:paragraph-rsid="0a535e89" style:font-size-asian="12pt" style:font-size-complex="12pt"/>
    </style:style>
    <style:style style:name="T1" style:family="text">
      <style:text-properties officeooo:rsid="005e83be"/>
    </style:style>
    <style:style style:name="T2" style:family="text">
      <style:text-properties style:use-window-font-color="true" loext:opacity="0%" style:font-name="Calibri1" fo:font-weight="normal" fo:background-color="transparent" loext:char-shading-value="0" style:font-name-asian="Calibri1" style:font-name-complex="Calibri1"/>
    </style:style>
    <style:style style:name="T3" style:family="text">
      <style:text-properties style:use-window-font-color="true" loext:opacity="0%" style:font-name="Calibri1" fo:font-weight="normal" officeooo:rsid="03d491f6" fo:background-color="transparent" loext:char-shading-value="0" style:font-name-asian="Calibri1" style:font-name-complex="Calibri1"/>
    </style:style>
    <style:style style:name="T4" style:family="text">
      <style:text-properties style:use-window-font-color="true" loext:opacity="0%" style:font-name="Calibri1" fo:font-weight="normal" officeooo:rsid="03d8d0a9" fo:background-color="transparent" loext:char-shading-value="0" style:font-name-asian="Calibri1" style:font-name-complex="Calibri1"/>
    </style:style>
    <style:style style:name="T5" style:family="text">
      <style:text-properties style:use-window-font-color="true" loext:opacity="0%" style:font-name="Calibri1" fo:font-weight="normal" officeooo:rsid="03d972c5" fo:background-color="transparent" loext:char-shading-value="0" style:font-name-asian="Calibri1" style:font-name-complex="Calibri1"/>
    </style:style>
    <style:style style:name="T6" style:family="text">
      <style:text-properties style:use-window-font-color="true" loext:opacity="0%" style:font-name="Calibri1" fo:font-weight="normal" officeooo:rsid="03d98c7e" fo:background-color="transparent" loext:char-shading-value="0" style:font-name-asian="Calibri1" style:font-name-complex="Calibri1"/>
    </style:style>
    <style:style style:name="T7" style:family="text">
      <style:text-properties style:use-window-font-color="true" loext:opacity="0%" style:font-name="Calibri1" fo:font-weight="normal" officeooo:rsid="03dbd4ee" fo:background-color="transparent" loext:char-shading-value="0" style:font-name-asian="Calibri1" style:font-name-complex="Calibri1"/>
    </style:style>
    <style:style style:name="T8" style:family="text">
      <style:text-properties style:use-window-font-color="true" loext:opacity="0%" style:font-name="Calibri1" fo:font-weight="normal" officeooo:rsid="03dbe051" fo:background-color="transparent" loext:char-shading-value="0" style:font-name-asian="Calibri1" style:font-name-complex="Calibri1"/>
    </style:style>
    <style:style style:name="T9" style:family="text">
      <style:text-properties style:use-window-font-color="true" loext:opacity="0%" style:font-name="Calibri1" fo:font-weight="normal" officeooo:rsid="03dc6866" fo:background-color="transparent" loext:char-shading-value="0" style:font-name-asian="Calibri1" style:font-name-complex="Calibri1"/>
    </style:style>
    <style:style style:name="T10" style:family="text">
      <style:text-properties style:use-window-font-color="true" loext:opacity="0%" style:font-name="Calibri1" fo:font-weight="normal" officeooo:rsid="03dd68ce" fo:background-color="transparent" loext:char-shading-value="0" style:font-name-asian="Calibri1" style:font-name-complex="Calibri1"/>
    </style:style>
    <style:style style:name="T11" style:family="text">
      <style:text-properties style:use-window-font-color="true" loext:opacity="0%" style:font-name="Calibri1" fo:font-weight="normal" officeooo:rsid="03ddeb77" fo:background-color="transparent" loext:char-shading-value="0" style:font-name-asian="Calibri1" style:font-name-complex="Calibri1"/>
    </style:style>
    <style:style style:name="T12" style:family="text">
      <style:text-properties style:use-window-font-color="true" loext:opacity="0%" style:font-name="Calibri1" fo:font-weight="normal" officeooo:rsid="03df0974" fo:background-color="transparent" loext:char-shading-value="0" style:font-name-asian="Calibri1" style:font-name-complex="Calibri1"/>
    </style:style>
    <style:style style:name="T13" style:family="text">
      <style:text-properties style:use-window-font-color="true" loext:opacity="0%" style:font-name="Calibri1" fo:font-weight="normal" officeooo:rsid="03e15f0d" fo:background-color="transparent" loext:char-shading-value="0" style:font-name-asian="Calibri1" style:font-name-complex="Calibri1"/>
    </style:style>
    <style:style style:name="T14" style:family="text">
      <style:text-properties style:use-window-font-color="true" loext:opacity="0%" style:font-name="Calibri1" fo:font-weight="normal" officeooo:rsid="03e2e983" fo:background-color="transparent" loext:char-shading-value="0" style:font-name-asian="Calibri1" style:font-name-complex="Calibri1"/>
    </style:style>
    <style:style style:name="T15" style:family="text">
      <style:text-properties style:use-window-font-color="true" loext:opacity="0%" style:font-name="Calibri1" fo:font-weight="normal" officeooo:rsid="03e3d59b" fo:background-color="transparent" loext:char-shading-value="0" style:font-name-asian="Calibri1" style:font-name-complex="Calibri1"/>
    </style:style>
    <style:style style:name="T16" style:family="text">
      <style:text-properties style:use-window-font-color="true" loext:opacity="0%" style:font-name="Calibri1" fo:font-weight="normal" officeooo:rsid="03e540a0" fo:background-color="transparent" loext:char-shading-value="0" style:font-name-asian="Calibri1" style:font-name-complex="Calibri1"/>
    </style:style>
    <style:style style:name="T17" style:family="text">
      <style:text-properties style:use-window-font-color="true" loext:opacity="0%" style:font-name="Calibri1" fo:font-weight="normal" officeooo:rsid="03e6c96e" fo:background-color="transparent" loext:char-shading-value="0" style:font-name-asian="Calibri1" style:font-name-complex="Calibri1"/>
    </style:style>
    <style:style style:name="T18" style:family="text">
      <style:text-properties style:use-window-font-color="true" loext:opacity="0%" style:font-name="Calibri1" fo:font-weight="normal" officeooo:rsid="03e737d8" fo:background-color="transparent" loext:char-shading-value="0" style:font-name-asian="Calibri1" style:font-name-complex="Calibri1"/>
    </style:style>
    <style:style style:name="T19" style:family="text">
      <style:text-properties style:use-window-font-color="true" loext:opacity="0%" style:font-name="Calibri1" fo:font-weight="normal" officeooo:rsid="03e92f5d" fo:background-color="transparent" loext:char-shading-value="0" style:font-name-asian="Calibri1" style:font-name-complex="Calibri1"/>
    </style:style>
    <style:style style:name="T20" style:family="text">
      <style:text-properties style:use-window-font-color="true" loext:opacity="0%" style:font-name="Calibri1" fo:font-weight="normal" officeooo:rsid="03e98169" fo:background-color="transparent" loext:char-shading-value="0" style:font-name-asian="Calibri1" style:font-name-complex="Calibri1"/>
    </style:style>
    <style:style style:name="T21" style:family="text">
      <style:text-properties style:use-window-font-color="true" loext:opacity="0%" style:font-name="Calibri1" fo:font-weight="normal" officeooo:rsid="03e98201" fo:background-color="transparent" loext:char-shading-value="0" style:font-name-asian="Calibri1" style:font-name-complex="Calibri1"/>
    </style:style>
    <style:style style:name="T22" style:family="text">
      <style:text-properties style:use-window-font-color="true" loext:opacity="0%" style:font-name="Calibri1" fo:font-weight="normal" officeooo:rsid="03ea341c" fo:background-color="transparent" loext:char-shading-value="0" style:font-name-asian="Calibri1" style:font-name-complex="Calibri1"/>
    </style:style>
    <style:style style:name="T23" style:family="text">
      <style:text-properties style:use-window-font-color="true" loext:opacity="0%" style:font-name="Calibri1" fo:font-weight="normal" officeooo:rsid="03ebd662" fo:background-color="transparent" loext:char-shading-value="0" style:font-name-asian="Calibri1" style:font-name-complex="Calibri1"/>
    </style:style>
    <style:style style:name="T24" style:family="text">
      <style:text-properties style:use-window-font-color="true" loext:opacity="0%" style:font-name="Calibri1" fo:font-weight="normal" officeooo:rsid="03ef661e" fo:background-color="transparent" loext:char-shading-value="0" style:font-name-asian="Calibri1" style:font-name-complex="Calibri1"/>
    </style:style>
    <style:style style:name="T25" style:family="text">
      <style:text-properties style:use-window-font-color="true" loext:opacity="0%" style:font-name="Calibri1" fo:font-weight="normal" officeooo:rsid="03f02afd" fo:background-color="transparent" loext:char-shading-value="0" style:font-name-asian="Calibri1" style:font-name-complex="Calibri1"/>
    </style:style>
    <style:style style:name="T26" style:family="text">
      <style:text-properties style:use-window-font-color="true" loext:opacity="0%" style:font-name="Calibri1" fo:font-weight="normal" officeooo:rsid="03f14884" fo:background-color="transparent" loext:char-shading-value="0" style:font-name-asian="Calibri1" style:font-name-complex="Calibri1"/>
    </style:style>
    <style:style style:name="T27" style:family="text">
      <style:text-properties style:use-window-font-color="true" loext:opacity="0%" style:font-name="Calibri1" fo:font-weight="normal" officeooo:rsid="03f259ba" fo:background-color="transparent" loext:char-shading-value="0" style:font-name-asian="Calibri1" style:font-name-complex="Calibri1"/>
    </style:style>
    <style:style style:name="T28" style:family="text">
      <style:text-properties style:use-window-font-color="true" loext:opacity="0%" style:font-name="Calibri1" fo:font-weight="normal" officeooo:rsid="03f25cb0" fo:background-color="transparent" loext:char-shading-value="0" style:font-name-asian="Calibri1" style:font-name-complex="Calibri1"/>
    </style:style>
    <style:style style:name="T29" style:family="text">
      <style:text-properties style:use-window-font-color="true" loext:opacity="0%" style:font-name="Calibri1" fo:font-weight="normal" officeooo:rsid="03f3e391" fo:background-color="transparent" loext:char-shading-value="0" style:font-name-asian="Calibri1" style:font-name-complex="Calibri1"/>
    </style:style>
    <style:style style:name="T30" style:family="text">
      <style:text-properties style:use-window-font-color="true" loext:opacity="0%" style:font-name="Calibri1" fo:font-weight="normal" officeooo:rsid="03f53fa6" fo:background-color="transparent" loext:char-shading-value="0" style:font-name-asian="Calibri1" style:font-name-complex="Calibri1"/>
    </style:style>
    <style:style style:name="T31" style:family="text">
      <style:text-properties style:use-window-font-color="true" loext:opacity="0%" style:font-name="Calibri1" fo:font-weight="normal" officeooo:rsid="03f61194" fo:background-color="transparent" loext:char-shading-value="0" style:font-name-asian="Calibri1" style:font-name-complex="Calibri1"/>
    </style:style>
    <style:style style:name="T32" style:family="text">
      <style:text-properties style:use-window-font-color="true" loext:opacity="0%" style:font-name="Calibri1" fo:font-weight="normal" officeooo:rsid="03f6f55b" fo:background-color="transparent" loext:char-shading-value="0" style:font-name-asian="Calibri1" style:font-name-complex="Calibri1"/>
    </style:style>
    <style:style style:name="T33" style:family="text">
      <style:text-properties style:use-window-font-color="true" loext:opacity="0%" style:font-name="Calibri1" fo:font-weight="normal" officeooo:rsid="03f7a46a" fo:background-color="transparent" loext:char-shading-value="0" style:font-name-asian="Calibri1" style:font-name-complex="Calibri1"/>
    </style:style>
    <style:style style:name="T34" style:family="text">
      <style:text-properties style:use-window-font-color="true" loext:opacity="0%" style:font-name="Calibri1" fo:font-weight="normal" officeooo:rsid="03f8c9d3" fo:background-color="transparent" loext:char-shading-value="0" style:font-name-asian="Calibri1" style:font-name-complex="Calibri1"/>
    </style:style>
    <style:style style:name="T35" style:family="text">
      <style:text-properties style:use-window-font-color="true" loext:opacity="0%" style:font-name="Calibri1" fo:font-weight="normal" officeooo:rsid="03fed892" fo:background-color="transparent" loext:char-shading-value="0" style:font-name-asian="Calibri1" style:font-name-complex="Calibri1"/>
    </style:style>
    <style:style style:name="T36" style:family="text">
      <style:text-properties style:use-window-font-color="true" loext:opacity="0%" style:font-name="Calibri1" fo:font-weight="normal" officeooo:rsid="03ffcfd5" fo:background-color="transparent" loext:char-shading-value="0" style:font-name-asian="Calibri1" style:font-name-complex="Calibri1"/>
    </style:style>
    <style:style style:name="T37" style:family="text">
      <style:text-properties style:use-window-font-color="true" loext:opacity="0%" style:font-name="Calibri1" fo:font-weight="normal" officeooo:rsid="04007e0e" fo:background-color="transparent" loext:char-shading-value="0" style:font-name-asian="Calibri1" style:font-name-complex="Calibri1"/>
    </style:style>
    <style:style style:name="T38" style:family="text">
      <style:text-properties style:use-window-font-color="true" loext:opacity="0%" style:font-name="Calibri1" fo:font-weight="normal" officeooo:rsid="0400c17c" fo:background-color="transparent" loext:char-shading-value="0" style:font-name-asian="Calibri1" style:font-name-complex="Calibri1"/>
    </style:style>
    <style:style style:name="T39" style:family="text">
      <style:text-properties style:use-window-font-color="true" loext:opacity="0%" style:font-name="Calibri1" fo:font-weight="normal" officeooo:rsid="04015e89" fo:background-color="transparent" loext:char-shading-value="0" style:font-name-asian="Calibri1" style:font-name-complex="Calibri1"/>
    </style:style>
    <style:style style:name="T40" style:family="text">
      <style:text-properties style:use-window-font-color="true" loext:opacity="0%" style:font-name="Calibri1" fo:font-weight="normal" officeooo:rsid="0402a80a" fo:background-color="transparent" loext:char-shading-value="0" style:font-name-asian="Calibri1" style:font-name-complex="Calibri1"/>
    </style:style>
    <style:style style:name="T41" style:family="text">
      <style:text-properties style:use-window-font-color="true" loext:opacity="0%" style:font-name="Calibri1" fo:font-weight="normal" officeooo:rsid="040385ae" fo:background-color="transparent" loext:char-shading-value="0" style:font-name-asian="Calibri1" style:font-name-complex="Calibri1"/>
    </style:style>
    <style:style style:name="T42" style:family="text">
      <style:text-properties style:use-window-font-color="true" loext:opacity="0%" style:font-name="Calibri1" fo:font-weight="normal" officeooo:rsid="04041be9" fo:background-color="transparent" loext:char-shading-value="0" style:font-name-asian="Calibri1" style:font-name-complex="Calibri1"/>
    </style:style>
    <style:style style:name="T43" style:family="text">
      <style:text-properties style:use-window-font-color="true" loext:opacity="0%" style:font-name="Calibri1" fo:font-weight="normal" officeooo:rsid="0466ada9" fo:background-color="transparent" loext:char-shading-value="0" style:font-name-asian="Calibri1" style:font-name-complex="Calibri1"/>
    </style:style>
    <style:style style:name="T44" style:family="text">
      <style:text-properties style:use-window-font-color="true" loext:opacity="0%" style:font-name="Calibri1" fo:font-weight="normal" fo:background-color="transparent" loext:char-shading-value="0" style:font-name-asian="Calibri1" style:font-weight-asian="normal" style:font-name-complex="Calibri1" style:font-weight-complex="normal"/>
    </style:style>
    <style:style style:name="T45" style:family="text">
      <style:text-properties style:use-window-font-color="true" loext:opacity="0%" style:font-name="Calibri1" fo:font-weight="normal" officeooo:rsid="03dbd4ee" fo:background-color="transparent" loext:char-shading-value="0" style:font-name-asian="Calibri1" style:font-weight-asian="normal" style:font-name-complex="Calibri1" style:font-weight-complex="normal"/>
    </style:style>
    <style:style style:name="T46" style:family="text">
      <style:text-properties style:use-window-font-color="true" loext:opacity="0%" style:font-name="Calibri1" fo:font-weight="normal" officeooo:rsid="03dd68ce" fo:background-color="transparent" loext:char-shading-value="0" style:font-name-asian="Calibri1" style:font-weight-asian="normal" style:font-name-complex="Calibri1" style:font-weight-complex="normal"/>
    </style:style>
    <style:style style:name="T47" style:family="text">
      <style:text-properties style:use-window-font-color="true" loext:opacity="0%" style:font-name="Calibri1" fo:font-weight="bold" fo:background-color="transparent" loext:char-shading-value="0" style:font-name-asian="Calibri1" style:font-name-complex="Calibri1"/>
    </style:style>
    <style:style style:name="T48" style:family="text">
      <style:text-properties style:use-window-font-color="true" loext:opacity="0%" style:font-name="Calibri1" fo:font-weight="bold" fo:background-color="transparent" loext:char-shading-value="0" style:font-name-asian="Calibri1" style:font-weight-asian="bold" style:font-name-complex="Calibri1" style:font-weight-complex="bold"/>
    </style:style>
    <style:style style:name="T49" style:family="text">
      <style:text-properties style:use-window-font-color="true" loext:opacity="0%" style:font-name="Calibri1" fo:font-style="italic" fo:font-weight="normal" fo:background-color="transparent" loext:char-shading-value="0" style:font-name-asian="Calibri1" style:font-name-complex="Calibri1"/>
    </style:style>
    <style:style style:name="T50" style:family="text">
      <style:text-properties style:use-window-font-color="true" loext:opacity="0%" style:font-name="Calibri1" fo:font-size="10pt" fo:font-weight="normal" fo:background-color="transparent" loext:char-shading-value="0" style:font-name-asian="Calibri1" style:font-size-asian="10pt" style:font-name-complex="Calibri1" style:font-size-complex="10pt"/>
    </style:style>
    <style:style style:name="T51" style:family="text">
      <style:text-properties style:use-window-font-color="true" loext:opacity="0%" style:font-name="Calibri1" fo:font-size="10pt" fo:font-weight="normal" officeooo:rsid="01b2536e" fo:background-color="transparent" loext:char-shading-value="0" style:font-name-asian="Calibri1" style:font-size-asian="10pt" style:font-name-complex="Calibri1" style:font-size-complex="10pt"/>
    </style:style>
    <style:style style:name="T52" style:family="text">
      <style:text-properties style:use-window-font-color="true" loext:opacity="0%" style:font-name="Calibri1" fo:font-size="10pt" fo:font-weight="normal" officeooo:rsid="01b327c0" fo:background-color="transparent" loext:char-shading-value="0" style:font-name-asian="Calibri1" style:font-size-asian="10pt" style:font-name-complex="Calibri1" style:font-size-complex="10pt"/>
    </style:style>
    <style:style style:name="T53" style:family="text">
      <style:text-properties style:use-window-font-color="true" loext:opacity="0%" style:font-name="Calibri1" fo:font-size="10pt" fo:font-weight="normal" officeooo:rsid="01c1938c" fo:background-color="transparent" loext:char-shading-value="0" style:font-name-asian="Calibri1" style:font-size-asian="10pt" style:font-name-complex="Calibri1" style:font-size-complex="10pt"/>
    </style:style>
    <style:style style:name="T54" style:family="text">
      <style:text-properties style:use-window-font-color="true" loext:opacity="0%" style:font-name="Calibri1" fo:font-size="10pt" fo:font-weight="normal" officeooo:rsid="01b5fcf0" fo:background-color="transparent" loext:char-shading-value="0" style:font-name-asian="Calibri1" style:font-size-asian="10pt" style:font-name-complex="Calibri1" style:font-size-complex="10pt"/>
    </style:style>
    <style:style style:name="T55" style:family="text">
      <style:text-properties style:use-window-font-color="true" loext:opacity="0%" style:font-name="Calibri1" fo:font-size="10pt" fo:font-weight="normal" officeooo:rsid="01bf021c" fo:background-color="transparent" loext:char-shading-value="0" style:font-name-asian="Calibri1" style:font-size-asian="10pt" style:font-name-complex="Calibri1" style:font-size-complex="10pt"/>
    </style:style>
    <style:style style:name="T56" style:family="text">
      <style:text-properties style:use-window-font-color="true" loext:opacity="0%" style:font-name="Calibri1" fo:font-size="10pt" fo:font-weight="normal" officeooo:rsid="01b05fdf" fo:background-color="transparent" loext:char-shading-value="0" style:font-name-asian="Calibri1" style:font-size-asian="10pt" style:font-name-complex="Calibri1" style:font-size-complex="10pt"/>
    </style:style>
    <style:style style:name="T57" style:family="text">
      <style:text-properties style:use-window-font-color="true" loext:opacity="0%" style:font-name="Calibri1" fo:font-size="10pt" fo:font-weight="normal" officeooo:rsid="01b4d6f0" fo:background-color="transparent" loext:char-shading-value="0" style:font-name-asian="Calibri1" style:font-size-asian="10pt" style:font-name-complex="Calibri1" style:font-size-complex="10pt"/>
    </style:style>
    <style:style style:name="T58" style:family="text">
      <style:text-properties style:use-window-font-color="true" loext:opacity="0%" style:font-name="Calibri1" fo:font-size="10pt" fo:font-weight="normal" officeooo:rsid="01b7b78a" fo:background-color="transparent" loext:char-shading-value="0" style:font-name-asian="Calibri1" style:font-size-asian="10pt" style:font-name-complex="Calibri1" style:font-size-complex="10pt"/>
    </style:style>
    <style:style style:name="T59" style:family="text">
      <style:text-properties style:use-window-font-color="true" loext:opacity="0%" style:font-name="Calibri1" fo:font-size="10pt" fo:font-weight="normal" officeooo:rsid="01b8e570" fo:background-color="transparent" loext:char-shading-value="0" style:font-name-asian="Calibri1" style:font-size-asian="10pt" style:font-name-complex="Calibri1" style:font-size-complex="10pt"/>
    </style:style>
    <style:style style:name="T60" style:family="text">
      <style:text-properties style:use-window-font-color="true" loext:opacity="0%" style:font-name="Calibri1" fo:font-size="10pt" fo:font-weight="normal" officeooo:rsid="01bab06b" fo:background-color="transparent" loext:char-shading-value="0" style:font-name-asian="Calibri1" style:font-size-asian="10pt" style:font-name-complex="Calibri1" style:font-size-complex="10pt"/>
    </style:style>
    <style:style style:name="T61" style:family="text">
      <style:text-properties style:use-window-font-color="true" loext:opacity="0%" style:font-name="Calibri1" fo:font-size="10pt" fo:font-weight="normal" officeooo:rsid="01c2b520" fo:background-color="transparent" loext:char-shading-value="0" style:font-name-asian="Calibri1" style:font-size-asian="10pt" style:font-name-complex="Calibri1" style:font-size-complex="10pt"/>
    </style:style>
    <style:style style:name="T62" style:family="text">
      <style:text-properties style:use-window-font-color="true" loext:opacity="0%" style:font-name="Calibri1" fo:font-size="10pt" fo:font-weight="normal" officeooo:rsid="01c2e0af" fo:background-color="transparent" loext:char-shading-value="0" style:font-name-asian="Calibri1" style:font-size-asian="10pt" style:font-name-complex="Calibri1" style:font-size-complex="10pt"/>
    </style:style>
    <style:style style:name="T63" style:family="text">
      <style:text-properties style:use-window-font-color="true" loext:opacity="0%" style:font-name="Calibri1" fo:font-size="10pt" fo:font-weight="normal" officeooo:rsid="01c50506" fo:background-color="transparent" loext:char-shading-value="0" style:font-name-asian="Calibri1" style:font-size-asian="10pt" style:font-name-complex="Calibri1" style:font-size-complex="10pt"/>
    </style:style>
    <style:style style:name="T64" style:family="text">
      <style:text-properties style:use-window-font-color="true" loext:opacity="0%" style:font-name="Calibri1" fo:font-size="10pt" fo:font-weight="normal" officeooo:rsid="01c59d03" fo:background-color="transparent" loext:char-shading-value="0" style:font-name-asian="Calibri1" style:font-size-asian="10pt" style:font-name-complex="Calibri1" style:font-size-complex="10pt"/>
    </style:style>
    <style:style style:name="T65" style:family="text">
      <style:text-properties style:use-window-font-color="true" loext:opacity="0%" style:font-name="Calibri1" fo:font-size="10pt" fo:font-weight="normal" officeooo:rsid="01c76937" fo:background-color="transparent" loext:char-shading-value="0" style:font-name-asian="Calibri1" style:font-size-asian="10pt" style:font-name-complex="Calibri1" style:font-size-complex="10pt"/>
    </style:style>
    <style:style style:name="T66" style:family="text">
      <style:text-properties style:use-window-font-color="true" loext:opacity="0%" style:font-name="Calibri1" fo:font-size="10pt" fo:font-weight="normal" officeooo:rsid="01c78f25" fo:background-color="transparent" loext:char-shading-value="0" style:font-name-asian="Calibri1" style:font-size-asian="10pt" style:font-name-complex="Calibri1" style:font-size-complex="10pt"/>
    </style:style>
    <style:style style:name="T67" style:family="text">
      <style:text-properties style:use-window-font-color="true" loext:opacity="0%" style:font-name="Calibri1" fo:font-size="10pt" fo:font-weight="normal" officeooo:rsid="01c84bed" fo:background-color="transparent" loext:char-shading-value="0" style:font-name-asian="Calibri1" style:font-size-asian="10pt" style:font-name-complex="Calibri1" style:font-size-complex="10pt"/>
    </style:style>
    <style:style style:name="T68" style:family="text">
      <style:text-properties style:use-window-font-color="true" loext:opacity="0%" style:font-name="Calibri1" fo:font-size="10pt" fo:font-weight="normal" officeooo:rsid="01c9fc2b" fo:background-color="transparent" loext:char-shading-value="0" style:font-name-asian="Calibri1" style:font-size-asian="10pt" style:font-name-complex="Calibri1" style:font-size-complex="10pt"/>
    </style:style>
    <style:style style:name="T69" style:family="text">
      <style:text-properties style:use-window-font-color="true" loext:opacity="0%" style:font-name="Calibri1" fo:font-size="10pt" fo:font-weight="normal" officeooo:rsid="03399e60" fo:background-color="transparent" loext:char-shading-value="0" style:font-name-asian="Calibri1" style:font-size-asian="10pt" style:font-name-complex="Calibri1" style:font-size-complex="10pt"/>
    </style:style>
    <style:style style:name="T70" style:family="text">
      <style:text-properties style:use-window-font-color="true" loext:opacity="0%" style:font-name="Calibri1" fo:font-size="10pt" fo:font-weight="normal" officeooo:rsid="033a2c82" fo:background-color="transparent" loext:char-shading-value="0" style:font-name-asian="Calibri1" style:font-size-asian="10pt" style:font-name-complex="Calibri1" style:font-size-complex="10pt"/>
    </style:style>
    <style:style style:name="T71" style:family="text">
      <style:text-properties style:use-window-font-color="true" loext:opacity="0%" style:font-name="Calibri1" fo:font-size="10pt" fo:font-weight="normal" officeooo:rsid="033b9505" fo:background-color="transparent" loext:char-shading-value="0" style:font-name-asian="Calibri1" style:font-size-asian="10pt" style:font-name-complex="Calibri1" style:font-size-complex="10pt"/>
    </style:style>
    <style:style style:name="T72" style:family="text">
      <style:text-properties style:use-window-font-color="true" loext:opacity="0%" style:font-name="Calibri1" fo:font-size="10pt" fo:font-weight="normal" officeooo:rsid="033c70be" fo:background-color="transparent" loext:char-shading-value="0" style:font-name-asian="Calibri1" style:font-size-asian="10pt" style:font-name-complex="Calibri1" style:font-size-complex="10pt"/>
    </style:style>
    <style:style style:name="T73" style:family="text">
      <style:text-properties style:use-window-font-color="true" loext:opacity="0%" style:font-name="Calibri1" fo:font-size="10pt" fo:font-weight="normal" officeooo:rsid="033e6f68" fo:background-color="transparent" loext:char-shading-value="0" style:font-name-asian="Calibri1" style:font-size-asian="10pt" style:font-name-complex="Calibri1" style:font-size-complex="10pt"/>
    </style:style>
    <style:style style:name="T74" style:family="text">
      <style:text-properties style:use-window-font-color="true" loext:opacity="0%" style:font-name="Calibri1" fo:font-size="10pt" fo:font-weight="normal" officeooo:rsid="01aed4d8" fo:background-color="transparent" loext:char-shading-value="0" style:font-name-asian="Calibri1" style:font-size-asian="10pt" style:font-name-complex="Calibri1" style:font-size-complex="10pt"/>
    </style:style>
    <style:style style:name="T75" style:family="text">
      <style:text-properties style:use-window-font-color="true" loext:opacity="0%" style:font-name="Calibri1" fo:font-size="10pt" fo:font-weight="normal" officeooo:rsid="01bb68eb" fo:background-color="transparent" loext:char-shading-value="0" style:font-name-asian="Calibri1" style:font-size-asian="10pt" style:font-name-complex="Calibri1" style:font-size-complex="10pt"/>
    </style:style>
    <style:style style:name="T76" style:family="text">
      <style:text-properties style:use-window-font-color="true" loext:opacity="0%" style:font-name="Calibri1" fo:font-size="10pt" fo:font-weight="normal" officeooo:rsid="01bcbfa8" fo:background-color="transparent" loext:char-shading-value="0" style:font-name-asian="Calibri1" style:font-size-asian="10pt" style:font-name-complex="Calibri1" style:font-size-complex="10pt"/>
    </style:style>
    <style:style style:name="T77" style:family="text">
      <style:text-properties style:use-window-font-color="true" loext:opacity="0%" style:font-name="Calibri1" fo:font-size="10pt" fo:font-weight="normal" officeooo:rsid="01be56b6" fo:background-color="transparent" loext:char-shading-value="0" style:font-name-asian="Calibri1" style:font-size-asian="10pt" style:font-name-complex="Calibri1" style:font-size-complex="10pt"/>
    </style:style>
    <style:style style:name="T78" style:family="text">
      <style:text-properties style:use-window-font-color="true" loext:opacity="0%" style:font-name="Calibri1" fo:font-size="10pt" fo:font-weight="normal" officeooo:rsid="0338aa34" fo:background-color="transparent" loext:char-shading-value="0" style:font-name-asian="Calibri1" style:font-size-asian="10pt" style:font-name-complex="Calibri1" style:font-size-complex="10pt"/>
    </style:style>
    <style:style style:name="T79" style:family="text">
      <style:text-properties style:use-window-font-color="true" loext:opacity="0%" style:font-name="Calibri1" fo:font-size="10pt" fo:font-weight="normal" officeooo:rsid="01bf8aac" fo:background-color="transparent" loext:char-shading-value="0" style:font-name-asian="Calibri1" style:font-size-asian="10pt" style:font-name-complex="Calibri1" style:font-size-complex="10pt"/>
    </style:style>
    <style:style style:name="T80" style:family="text">
      <style:text-properties style:use-window-font-color="true" loext:opacity="0%" style:font-name="Calibri1" fo:font-size="10pt" fo:font-weight="normal" officeooo:rsid="01c0d120" fo:background-color="transparent" loext:char-shading-value="0" style:font-name-asian="Calibri1" style:font-size-asian="10pt" style:font-name-complex="Calibri1" style:font-size-complex="10pt"/>
    </style:style>
    <style:style style:name="T81" style:family="text">
      <style:text-properties style:use-window-font-color="true" loext:opacity="0%" style:font-name="Calibri1" fo:font-size="10pt" fo:font-weight="normal" officeooo:rsid="0338f94f" fo:background-color="transparent" loext:char-shading-value="0" style:font-name-asian="Calibri1" style:font-size-asian="10pt" style:font-name-complex="Calibri1" style:font-size-complex="10pt"/>
    </style:style>
    <style:style style:name="T82" style:family="text">
      <style:text-properties style:use-window-font-color="true" loext:opacity="0%" style:font-name="Calibri1" fo:font-size="10pt" fo:font-weight="normal" officeooo:rsid="033eb144" fo:background-color="transparent" loext:char-shading-value="0" style:font-name-asian="Calibri1" style:font-size-asian="10pt" style:font-name-complex="Calibri1" style:font-size-complex="10pt"/>
    </style:style>
    <style:style style:name="T83" style:family="text">
      <style:text-properties style:use-window-font-color="true" loext:opacity="0%" style:font-name="Calibri1" fo:font-size="10pt" fo:font-weight="normal" officeooo:rsid="03409974" fo:background-color="transparent" loext:char-shading-value="0" style:font-name-asian="Calibri1" style:font-size-asian="10pt" style:font-name-complex="Calibri1" style:font-size-complex="10pt"/>
    </style:style>
    <style:style style:name="T84" style:family="text">
      <style:text-properties style:use-window-font-color="true" loext:opacity="0%" style:font-name="Calibri1" fo:font-size="10pt" fo:font-weight="normal" officeooo:rsid="0341c666" fo:background-color="transparent" loext:char-shading-value="0" style:font-name-asian="Calibri1" style:font-size-asian="10pt" style:font-name-complex="Calibri1" style:font-size-complex="10pt"/>
    </style:style>
    <style:style style:name="T85" style:family="text">
      <style:text-properties style:use-window-font-color="true" loext:opacity="0%" style:font-name="Calibri1" fo:font-size="10pt" fo:font-weight="normal" officeooo:rsid="0343c0a9" fo:background-color="transparent" loext:char-shading-value="0" style:font-name-asian="Calibri1" style:font-size-asian="10pt" style:font-name-complex="Calibri1" style:font-size-complex="10pt"/>
    </style:style>
    <style:style style:name="T86" style:family="text">
      <style:text-properties style:use-window-font-color="true" loext:opacity="0%" style:font-name="Calibri1" fo:font-size="10pt" fo:font-weight="normal" officeooo:rsid="0343ec00" fo:background-color="transparent" loext:char-shading-value="0" style:font-name-asian="Calibri1" style:font-size-asian="10pt" style:font-name-complex="Calibri1" style:font-size-complex="10pt"/>
    </style:style>
    <style:style style:name="T87" style:family="text">
      <style:text-properties style:use-window-font-color="true" loext:opacity="0%" style:font-name="Calibri1" fo:font-size="10pt" fo:font-weight="normal" officeooo:rsid="03443b26" fo:background-color="transparent" loext:char-shading-value="0" style:font-name-asian="Calibri1" style:font-size-asian="10pt" style:font-name-complex="Calibri1" style:font-size-complex="10pt"/>
    </style:style>
    <style:style style:name="T88" style:family="text">
      <style:text-properties style:use-window-font-color="true" loext:opacity="0%" style:font-name="Calibri1" fo:font-size="10pt" fo:font-weight="normal" officeooo:rsid="0344eb7f" fo:background-color="transparent" loext:char-shading-value="0" style:font-name-asian="Calibri1" style:font-size-asian="10pt" style:font-name-complex="Calibri1" style:font-size-complex="10pt"/>
    </style:style>
    <style:style style:name="T89" style:family="text">
      <style:text-properties style:use-window-font-color="true" loext:opacity="0%" style:font-name="Calibri1" fo:font-size="10pt" fo:font-weight="normal" officeooo:rsid="03457580" fo:background-color="transparent" loext:char-shading-value="0" style:font-name-asian="Calibri1" style:font-size-asian="10pt" style:font-name-complex="Calibri1" style:font-size-complex="10pt"/>
    </style:style>
    <style:style style:name="T90" style:family="text">
      <style:text-properties style:use-window-font-color="true" loext:opacity="0%" style:font-name="Calibri1" fo:font-size="10pt" fo:font-weight="normal" officeooo:rsid="03998dba" fo:background-color="transparent" loext:char-shading-value="0" style:font-name-asian="Calibri1" style:font-size-asian="10pt" style:font-name-complex="Calibri1" style:font-size-complex="10pt"/>
    </style:style>
    <style:style style:name="T91" style:family="text">
      <style:text-properties style:use-window-font-color="true" loext:opacity="0%" style:font-name="Calibri1" fo:font-size="10pt" fo:font-weight="normal" officeooo:rsid="039acbc5" fo:background-color="transparent" loext:char-shading-value="0" style:font-name-asian="Calibri1" style:font-size-asian="10pt" style:font-name-complex="Calibri1" style:font-size-complex="10pt"/>
    </style:style>
    <style:style style:name="T92" style:family="text">
      <style:text-properties style:use-window-font-color="true" loext:opacity="0%" style:font-name="Calibri1" fo:font-size="10pt" fo:font-weight="normal" officeooo:rsid="039aedd5" fo:background-color="transparent" loext:char-shading-value="0" style:font-name-asian="Calibri1" style:font-size-asian="10pt" style:font-name-complex="Calibri1" style:font-size-complex="10pt"/>
    </style:style>
    <style:style style:name="T93" style:family="text">
      <style:text-properties style:use-window-font-color="true" loext:opacity="0%" style:font-name="Calibri1" fo:font-size="10pt" fo:font-weight="normal" officeooo:rsid="03a0b2f2" fo:background-color="transparent" loext:char-shading-value="0" style:font-name-asian="Calibri1" style:font-size-asian="10pt" style:font-name-complex="Calibri1" style:font-size-complex="10pt"/>
    </style:style>
    <style:style style:name="T94" style:family="text">
      <style:text-properties style:use-window-font-color="true" loext:opacity="0%" style:font-name="Calibri1" fo:font-size="10pt" fo:font-weight="normal" officeooo:rsid="03a32dde" fo:background-color="transparent" loext:char-shading-value="0" style:font-name-asian="Calibri1" style:font-size-asian="10pt" style:font-name-complex="Calibri1" style:font-size-complex="10pt"/>
    </style:style>
    <style:style style:name="T95" style:family="text">
      <style:text-properties style:use-window-font-color="true" loext:opacity="0%" style:font-name="Calibri1" fo:font-size="10pt" fo:font-weight="normal" officeooo:rsid="03a49d5d" fo:background-color="transparent" loext:char-shading-value="0" style:font-name-asian="Calibri1" style:font-size-asian="10pt" style:font-name-complex="Calibri1" style:font-size-complex="10pt"/>
    </style:style>
    <style:style style:name="T96" style:family="text">
      <style:text-properties style:use-window-font-color="true" loext:opacity="0%" style:font-name="Calibri1" fo:font-size="10pt" fo:font-weight="normal" officeooo:rsid="03a5b359" fo:background-color="transparent" loext:char-shading-value="0" style:font-name-asian="Calibri1" style:font-size-asian="10pt" style:font-name-complex="Calibri1" style:font-size-complex="10pt"/>
    </style:style>
    <style:style style:name="T97" style:family="text">
      <style:text-properties style:use-window-font-color="true" loext:opacity="0%" style:font-name="Calibri1" fo:font-size="10pt" fo:font-weight="normal" officeooo:rsid="03a73759" fo:background-color="transparent" loext:char-shading-value="0" style:font-name-asian="Calibri1" style:font-size-asian="10pt" style:font-name-complex="Calibri1" style:font-size-complex="10pt"/>
    </style:style>
    <style:style style:name="T98" style:family="text">
      <style:text-properties style:use-window-font-color="true" loext:opacity="0%" style:font-name="Calibri1" fo:font-size="10pt" fo:font-weight="normal" officeooo:rsid="03a83c66" fo:background-color="transparent" loext:char-shading-value="0" style:font-name-asian="Calibri1" style:font-size-asian="10pt" style:font-name-complex="Calibri1" style:font-size-complex="10pt"/>
    </style:style>
    <style:style style:name="T99" style:family="text">
      <style:text-properties style:use-window-font-color="true" loext:opacity="0%" style:font-name="Calibri1" fo:font-size="10pt" fo:font-weight="normal" officeooo:rsid="03a8c375" fo:background-color="transparent" loext:char-shading-value="0" style:font-name-asian="Calibri1" style:font-size-asian="10pt" style:font-name-complex="Calibri1" style:font-size-complex="10pt"/>
    </style:style>
    <style:style style:name="T100" style:family="text">
      <style:text-properties style:use-window-font-color="true" loext:opacity="0%" style:font-name="Calibri1" fo:font-size="10pt" fo:font-weight="normal" officeooo:rsid="03aa75a6" fo:background-color="transparent" loext:char-shading-value="0" style:font-name-asian="Calibri1" style:font-size-asian="10pt" style:font-name-complex="Calibri1" style:font-size-complex="10pt"/>
    </style:style>
    <style:style style:name="T101" style:family="text">
      <style:text-properties style:use-window-font-color="true" loext:opacity="0%" style:font-name="Calibri1" fo:font-size="10pt" fo:font-weight="normal" officeooo:rsid="03ab6c28" fo:background-color="transparent" loext:char-shading-value="0" style:font-name-asian="Calibri1" style:font-size-asian="10pt" style:font-name-complex="Calibri1" style:font-size-complex="10pt"/>
    </style:style>
    <style:style style:name="T102" style:family="text">
      <style:text-properties style:use-window-font-color="true" loext:opacity="0%" style:font-name="Calibri1" fo:font-size="10pt" fo:font-weight="normal" officeooo:rsid="03ac0e92" fo:background-color="transparent" loext:char-shading-value="0" style:font-name-asian="Calibri1" style:font-size-asian="10pt" style:font-name-complex="Calibri1" style:font-size-complex="10pt"/>
    </style:style>
    <style:style style:name="T103" style:family="text">
      <style:text-properties style:use-window-font-color="true" loext:opacity="0%" style:font-name="Calibri1" fo:font-size="10pt" fo:font-weight="normal" officeooo:rsid="03ae6c2f" fo:background-color="transparent" loext:char-shading-value="0" style:font-name-asian="Calibri1" style:font-size-asian="10pt" style:font-name-complex="Calibri1" style:font-size-complex="10pt"/>
    </style:style>
    <style:style style:name="T104" style:family="text">
      <style:text-properties style:use-window-font-color="true" loext:opacity="0%" style:font-name="Calibri1" fo:font-size="10pt" fo:font-weight="normal" officeooo:rsid="03af412e" fo:background-color="transparent" loext:char-shading-value="0" style:font-name-asian="Calibri1" style:font-size-asian="10pt" style:font-name-complex="Calibri1" style:font-size-complex="10pt"/>
    </style:style>
    <style:style style:name="T105" style:family="text">
      <style:text-properties style:use-window-font-color="true" loext:opacity="0%" style:font-name="Calibri1" fo:font-size="10pt" fo:font-weight="normal" officeooo:rsid="03b0ec09" fo:background-color="transparent" loext:char-shading-value="0" style:font-name-asian="Calibri1" style:font-size-asian="10pt" style:font-name-complex="Calibri1" style:font-size-complex="10pt"/>
    </style:style>
    <style:style style:name="T106" style:family="text">
      <style:text-properties style:use-window-font-color="true" loext:opacity="0%" style:font-name="Calibri1" fo:font-size="10pt" fo:font-weight="normal" officeooo:rsid="03b2bb79" fo:background-color="transparent" loext:char-shading-value="0" style:font-name-asian="Calibri1" style:font-size-asian="10pt" style:font-name-complex="Calibri1" style:font-size-complex="10pt"/>
    </style:style>
    <style:style style:name="T107" style:family="text">
      <style:text-properties style:use-window-font-color="true" loext:opacity="0%" style:font-name="Calibri1" fo:font-size="10pt" fo:font-weight="normal" officeooo:rsid="03b32caf" fo:background-color="transparent" loext:char-shading-value="0" style:font-name-asian="Calibri1" style:font-size-asian="10pt" style:font-name-complex="Calibri1" style:font-size-complex="10pt"/>
    </style:style>
    <style:style style:name="T108" style:family="text">
      <style:text-properties style:use-window-font-color="true" loext:opacity="0%" style:font-name="Calibri1" fo:font-size="10pt" fo:font-weight="normal" officeooo:rsid="03b3b132" fo:background-color="transparent" loext:char-shading-value="0" style:font-name-asian="Calibri1" style:font-size-asian="10pt" style:font-name-complex="Calibri1" style:font-size-complex="10pt"/>
    </style:style>
    <style:style style:name="T109" style:family="text">
      <style:text-properties style:use-window-font-color="true" loext:opacity="0%" style:font-name="Calibri1" fo:font-size="10pt" fo:font-weight="normal" officeooo:rsid="03b57936" fo:background-color="transparent" loext:char-shading-value="0" style:font-name-asian="Calibri1" style:font-size-asian="10pt" style:font-name-complex="Calibri1" style:font-size-complex="10pt"/>
    </style:style>
    <style:style style:name="T110" style:family="text">
      <style:text-properties style:use-window-font-color="true" loext:opacity="0%" style:font-name="Calibri1" fo:font-size="10pt" fo:font-weight="normal" officeooo:rsid="03b6a327" fo:background-color="transparent" loext:char-shading-value="0" style:font-name-asian="Calibri1" style:font-size-asian="10pt" style:font-name-complex="Calibri1" style:font-size-complex="10pt"/>
    </style:style>
    <style:style style:name="T111" style:family="text">
      <style:text-properties style:use-window-font-color="true" loext:opacity="0%" style:font-name="Calibri1" fo:font-size="10pt" fo:font-weight="normal" officeooo:rsid="03b85382" fo:background-color="transparent" loext:char-shading-value="0" style:font-name-asian="Calibri1" style:font-size-asian="10pt" style:font-name-complex="Calibri1" style:font-size-complex="10pt"/>
    </style:style>
    <style:style style:name="T112" style:family="text">
      <style:text-properties style:use-window-font-color="true" loext:opacity="0%" style:font-name="Calibri1" fo:font-size="10pt" fo:font-weight="normal" officeooo:rsid="03b923e7" fo:background-color="transparent" loext:char-shading-value="0" style:font-name-asian="Calibri1" style:font-size-asian="10pt" style:font-name-complex="Calibri1" style:font-size-complex="10pt"/>
    </style:style>
    <style:style style:name="T113" style:family="text">
      <style:text-properties style:use-window-font-color="true" loext:opacity="0%" style:font-name="Calibri1" fo:font-size="10pt" fo:font-weight="normal" officeooo:rsid="03bb05e2" fo:background-color="transparent" loext:char-shading-value="0" style:font-name-asian="Calibri1" style:font-size-asian="10pt" style:font-name-complex="Calibri1" style:font-size-complex="10pt"/>
    </style:style>
    <style:style style:name="T114" style:family="text">
      <style:text-properties style:use-window-font-color="true" loext:opacity="0%" style:font-name="Calibri1" fo:font-size="10pt" fo:font-weight="normal" officeooo:rsid="03bca10b" fo:background-color="transparent" loext:char-shading-value="0" style:font-name-asian="Calibri1" style:font-size-asian="10pt" style:font-name-complex="Calibri1" style:font-size-complex="10pt"/>
    </style:style>
    <style:style style:name="T115" style:family="text">
      <style:text-properties style:use-window-font-color="true" loext:opacity="0%" style:font-name="Calibri1" fo:font-size="10pt" fo:font-weight="normal" officeooo:rsid="03bd5d55" fo:background-color="transparent" loext:char-shading-value="0" style:font-name-asian="Calibri1" style:font-size-asian="10pt" style:font-name-complex="Calibri1" style:font-size-complex="10pt"/>
    </style:style>
    <style:style style:name="T116" style:family="text">
      <style:text-properties style:use-window-font-color="true" loext:opacity="0%" style:font-name="Calibri1" fo:font-size="10pt" fo:font-weight="normal" officeooo:rsid="03be648c" fo:background-color="transparent" loext:char-shading-value="0" style:font-name-asian="Calibri1" style:font-size-asian="10pt" style:font-name-complex="Calibri1" style:font-size-complex="10pt"/>
    </style:style>
    <style:style style:name="T117" style:family="text">
      <style:text-properties style:use-window-font-color="true" loext:opacity="0%" style:font-name="Calibri1" fo:font-size="10pt" fo:font-weight="normal" officeooo:rsid="03c04810" fo:background-color="transparent" loext:char-shading-value="0" style:font-name-asian="Calibri1" style:font-size-asian="10pt" style:font-name-complex="Calibri1" style:font-size-complex="10pt"/>
    </style:style>
    <style:style style:name="T118" style:family="text">
      <style:text-properties style:use-window-font-color="true" loext:opacity="0%" style:font-name="Calibri1" fo:font-size="10pt" fo:font-weight="normal" officeooo:rsid="03c24197" fo:background-color="transparent" loext:char-shading-value="0" style:font-name-asian="Calibri1" style:font-size-asian="10pt" style:font-name-complex="Calibri1" style:font-size-complex="10pt"/>
    </style:style>
    <style:style style:name="T119" style:family="text">
      <style:text-properties style:use-window-font-color="true" loext:opacity="0%" style:font-name="Calibri1" fo:font-size="10pt" fo:font-weight="normal" officeooo:rsid="03c3e0a2" fo:background-color="transparent" loext:char-shading-value="0" style:font-name-asian="Calibri1" style:font-size-asian="10pt" style:font-name-complex="Calibri1" style:font-size-complex="10pt"/>
    </style:style>
    <style:style style:name="T120" style:family="text">
      <style:text-properties style:use-window-font-color="true" loext:opacity="0%" style:font-name="Calibri1" fo:font-size="10pt" fo:font-weight="normal" officeooo:rsid="03c3f300" fo:background-color="transparent" loext:char-shading-value="0" style:font-name-asian="Calibri1" style:font-size-asian="10pt" style:font-name-complex="Calibri1" style:font-size-complex="10pt"/>
    </style:style>
    <style:style style:name="T121" style:family="text">
      <style:text-properties style:use-window-font-color="true" loext:opacity="0%" style:font-name="Calibri1" fo:font-size="10pt" fo:font-weight="normal" officeooo:rsid="03c4cc8e" fo:background-color="transparent" loext:char-shading-value="0" style:font-name-asian="Calibri1" style:font-size-asian="10pt" style:font-name-complex="Calibri1" style:font-size-complex="10pt"/>
    </style:style>
    <style:style style:name="T122" style:family="text">
      <style:text-properties style:use-window-font-color="true" loext:opacity="0%" style:font-name="Calibri1" fo:font-size="10pt" fo:font-weight="normal" officeooo:rsid="03c82aa9" fo:background-color="transparent" loext:char-shading-value="0" style:font-name-asian="Calibri1" style:font-size-asian="10pt" style:font-name-complex="Calibri1" style:font-size-complex="10pt"/>
    </style:style>
    <style:style style:name="T123" style:family="text">
      <style:text-properties style:use-window-font-color="true" loext:opacity="0%" style:font-name="Calibri1" fo:font-size="10pt" fo:font-weight="normal" officeooo:rsid="03c90f0a" fo:background-color="transparent" loext:char-shading-value="0" style:font-name-asian="Calibri1" style:font-size-asian="10pt" style:font-name-complex="Calibri1" style:font-size-complex="10pt"/>
    </style:style>
    <style:style style:name="T124" style:family="text">
      <style:text-properties style:use-window-font-color="true" loext:opacity="0%" style:font-name="Calibri1" fo:font-size="10pt" fo:font-weight="normal" officeooo:rsid="03c9fdfa" fo:background-color="transparent" loext:char-shading-value="0" style:font-name-asian="Calibri1" style:font-size-asian="10pt" style:font-name-complex="Calibri1" style:font-size-complex="10pt"/>
    </style:style>
    <style:style style:name="T125" style:family="text">
      <style:text-properties style:use-window-font-color="true" loext:opacity="0%" style:font-name="Calibri1" fo:font-size="10pt" fo:font-weight="normal" officeooo:rsid="03cb6a94" fo:background-color="transparent" loext:char-shading-value="0" style:font-name-asian="Calibri1" style:font-size-asian="10pt" style:font-name-complex="Calibri1" style:font-size-complex="10pt"/>
    </style:style>
    <style:style style:name="T126" style:family="text">
      <style:text-properties style:use-window-font-color="true" loext:opacity="0%" style:font-name="Calibri1" fo:font-size="10pt" fo:font-weight="normal" officeooo:rsid="03ccca35" fo:background-color="transparent" loext:char-shading-value="0" style:font-name-asian="Calibri1" style:font-size-asian="10pt" style:font-name-complex="Calibri1" style:font-size-complex="10pt"/>
    </style:style>
    <style:style style:name="T127" style:family="text">
      <style:text-properties style:use-window-font-color="true" loext:opacity="0%" style:font-name="Calibri1" fo:font-size="10pt" fo:font-weight="normal" officeooo:rsid="03cef1ed" fo:background-color="transparent" loext:char-shading-value="0" style:font-name-asian="Calibri1" style:font-size-asian="10pt" style:font-name-complex="Calibri1" style:font-size-complex="10pt"/>
    </style:style>
    <style:style style:name="T128" style:family="text">
      <style:text-properties style:use-window-font-color="true" loext:opacity="0%" style:font-name="Calibri1" fo:font-size="10pt" fo:font-weight="normal" officeooo:rsid="03d03ec4" fo:background-color="transparent" loext:char-shading-value="0" style:font-name-asian="Calibri1" style:font-size-asian="10pt" style:font-name-complex="Calibri1" style:font-size-complex="10pt"/>
    </style:style>
    <style:style style:name="T129" style:family="text">
      <style:text-properties style:use-window-font-color="true" loext:opacity="0%" style:font-name="Calibri1" fo:font-size="10pt" fo:font-weight="normal" officeooo:rsid="03d14a68" fo:background-color="transparent" loext:char-shading-value="0" style:font-name-asian="Calibri1" style:font-size-asian="10pt" style:font-name-complex="Calibri1" style:font-size-complex="10pt"/>
    </style:style>
    <style:style style:name="T130" style:family="text">
      <style:text-properties style:use-window-font-color="true" loext:opacity="0%" style:font-name="Calibri1" fo:font-size="10pt" fo:font-weight="normal" officeooo:rsid="03d2905e" fo:background-color="transparent" loext:char-shading-value="0" style:font-name-asian="Calibri1" style:font-size-asian="10pt" style:font-name-complex="Calibri1" style:font-size-complex="10pt"/>
    </style:style>
    <style:style style:name="T131" style:family="text">
      <style:text-properties style:use-window-font-color="true" loext:opacity="0%" style:font-name="Calibri1" fo:font-size="10pt" fo:font-weight="normal" officeooo:rsid="03d45ed1" fo:background-color="transparent" loext:char-shading-value="0" style:font-name-asian="Calibri1" style:font-size-asian="10pt" style:font-name-complex="Calibri1" style:font-size-complex="10pt"/>
    </style:style>
    <style:style style:name="T132" style:family="text">
      <style:text-properties style:use-window-font-color="true" loext:opacity="0%" style:font-name="Calibri1" fo:font-size="10pt" fo:font-weight="normal" officeooo:rsid="03f8c9d3" fo:background-color="transparent" loext:char-shading-value="0" style:font-name-asian="Calibri1" style:font-size-asian="10pt" style:font-name-complex="Calibri1" style:font-size-complex="10pt"/>
    </style:style>
    <style:style style:name="T133" style:family="text">
      <style:text-properties style:use-window-font-color="true" loext:opacity="0%" style:font-name="Calibri1" fo:font-size="10pt" fo:font-weight="normal" officeooo:rsid="03fa2ca0" fo:background-color="transparent" loext:char-shading-value="0" style:font-name-asian="Calibri1" style:font-size-asian="10pt" style:font-name-complex="Calibri1" style:font-size-complex="10pt"/>
    </style:style>
    <style:style style:name="T134" style:family="text">
      <style:text-properties style:use-window-font-color="true" loext:opacity="0%" style:font-name="Calibri1" fo:font-size="10pt" fo:font-weight="normal" officeooo:rsid="03fdf981" fo:background-color="transparent" loext:char-shading-value="0" style:font-name-asian="Calibri1" style:font-size-asian="10pt" style:font-name-complex="Calibri1" style:font-size-complex="10pt"/>
    </style:style>
    <style:style style:name="T135" style:family="text">
      <style:text-properties style:use-window-font-color="true" loext:opacity="0%" style:font-name="Calibri1" fo:font-size="10pt" fo:font-weight="normal" officeooo:rsid="040bbe5c" fo:background-color="transparent" loext:char-shading-value="0" style:font-name-asian="Calibri1" style:font-size-asian="10pt" style:font-name-complex="Calibri1" style:font-size-complex="10pt"/>
    </style:style>
    <style:style style:name="T136" style:family="text">
      <style:text-properties style:use-window-font-color="true" loext:opacity="0%" style:font-name="Calibri1" fo:font-size="10pt" fo:font-weight="normal" officeooo:rsid="040a4e2e" fo:background-color="transparent" loext:char-shading-value="0" style:font-name-asian="Calibri1" style:font-size-asian="10pt" style:font-name-complex="Calibri1" style:font-size-complex="10pt"/>
    </style:style>
    <style:style style:name="T137" style:family="text">
      <style:text-properties style:use-window-font-color="true" loext:opacity="0%" style:font-name="Calibri1" fo:font-size="10pt" fo:font-weight="normal" officeooo:rsid="040de443" fo:background-color="transparent" loext:char-shading-value="0" style:font-name-asian="Calibri1" style:font-size-asian="10pt" style:font-name-complex="Calibri1" style:font-size-complex="10pt"/>
    </style:style>
    <style:style style:name="T138" style:family="text">
      <style:text-properties style:use-window-font-color="true" loext:opacity="0%" style:font-name="Calibri1" fo:font-size="10pt" fo:font-weight="normal" officeooo:rsid="040f0015" fo:background-color="transparent" loext:char-shading-value="0" style:font-name-asian="Calibri1" style:font-size-asian="10pt" style:font-name-complex="Calibri1" style:font-size-complex="10pt"/>
    </style:style>
    <style:style style:name="T139" style:family="text">
      <style:text-properties style:use-window-font-color="true" loext:opacity="0%" style:font-name="Calibri1" fo:font-size="10pt" fo:font-weight="normal" officeooo:rsid="0410cd36" fo:background-color="transparent" loext:char-shading-value="0" style:font-name-asian="Calibri1" style:font-size-asian="10pt" style:font-name-complex="Calibri1" style:font-size-complex="10pt"/>
    </style:style>
    <style:style style:name="T140" style:family="text">
      <style:text-properties style:use-window-font-color="true" loext:opacity="0%" style:font-name="Calibri1" fo:font-size="10pt" fo:font-weight="normal" officeooo:rsid="04118067" fo:background-color="transparent" loext:char-shading-value="0" style:font-name-asian="Calibri1" style:font-size-asian="10pt" style:font-name-complex="Calibri1" style:font-size-complex="10pt"/>
    </style:style>
    <style:style style:name="T141" style:family="text">
      <style:text-properties style:use-window-font-color="true" loext:opacity="0%" style:font-name="Calibri1" fo:font-size="10pt" fo:font-weight="normal" officeooo:rsid="0412e192" fo:background-color="transparent" loext:char-shading-value="0" style:font-name-asian="Calibri1" style:font-size-asian="10pt" style:font-name-complex="Calibri1" style:font-size-complex="10pt"/>
    </style:style>
    <style:style style:name="T142" style:family="text">
      <style:text-properties style:use-window-font-color="true" loext:opacity="0%" style:font-name="Calibri1" fo:font-size="10pt" fo:font-weight="normal" officeooo:rsid="04147341" fo:background-color="transparent" loext:char-shading-value="0" style:font-name-asian="Calibri1" style:font-size-asian="10pt" style:font-name-complex="Calibri1" style:font-size-complex="10pt"/>
    </style:style>
    <style:style style:name="T143" style:family="text">
      <style:text-properties style:use-window-font-color="true" loext:opacity="0%" style:font-name="Calibri1" fo:font-size="10pt" fo:font-weight="normal" officeooo:rsid="0415870a" fo:background-color="transparent" loext:char-shading-value="0" style:font-name-asian="Calibri1" style:font-size-asian="10pt" style:font-name-complex="Calibri1" style:font-size-complex="10pt"/>
    </style:style>
    <style:style style:name="T144" style:family="text">
      <style:text-properties style:use-window-font-color="true" loext:opacity="0%" style:font-name="Calibri1" fo:font-size="10pt" fo:font-weight="normal" officeooo:rsid="041651cb" fo:background-color="transparent" loext:char-shading-value="0" style:font-name-asian="Calibri1" style:font-size-asian="10pt" style:font-name-complex="Calibri1" style:font-size-complex="10pt"/>
    </style:style>
    <style:style style:name="T145" style:family="text">
      <style:text-properties style:use-window-font-color="true" loext:opacity="0%" style:font-name="Calibri1" fo:font-size="10pt" fo:font-weight="normal" officeooo:rsid="0417ba76" fo:background-color="transparent" loext:char-shading-value="0" style:font-name-asian="Calibri1" style:font-size-asian="10pt" style:font-name-complex="Calibri1" style:font-size-complex="10pt"/>
    </style:style>
    <style:style style:name="T146" style:family="text">
      <style:text-properties style:use-window-font-color="true" loext:opacity="0%" style:font-name="Calibri1" fo:font-size="10pt" fo:font-weight="normal" officeooo:rsid="0419aceb" fo:background-color="transparent" loext:char-shading-value="0" style:font-name-asian="Calibri1" style:font-size-asian="10pt" style:font-name-complex="Calibri1" style:font-size-complex="10pt"/>
    </style:style>
    <style:style style:name="T147" style:family="text">
      <style:text-properties style:use-window-font-color="true" loext:opacity="0%" style:font-name="Calibri1" fo:font-size="10pt" fo:font-weight="normal" officeooo:rsid="041a27cf" fo:background-color="transparent" loext:char-shading-value="0" style:font-name-asian="Calibri1" style:font-size-asian="10pt" style:font-name-complex="Calibri1" style:font-size-complex="10pt"/>
    </style:style>
    <style:style style:name="T148" style:family="text">
      <style:text-properties style:use-window-font-color="true" loext:opacity="0%" style:font-name="Calibri1" fo:font-size="10pt" fo:font-weight="normal" officeooo:rsid="041c40a3" fo:background-color="transparent" loext:char-shading-value="0" style:font-name-asian="Calibri1" style:font-size-asian="10pt" style:font-name-complex="Calibri1" style:font-size-complex="10pt"/>
    </style:style>
    <style:style style:name="T149" style:family="text">
      <style:text-properties style:use-window-font-color="true" loext:opacity="0%" style:font-name="Calibri1" fo:font-size="10pt" fo:font-weight="normal" officeooo:rsid="041d36d2" fo:background-color="transparent" loext:char-shading-value="0" style:font-name-asian="Calibri1" style:font-size-asian="10pt" style:font-name-complex="Calibri1" style:font-size-complex="10pt"/>
    </style:style>
    <style:style style:name="T150" style:family="text">
      <style:text-properties style:use-window-font-color="true" loext:opacity="0%" style:font-name="Calibri1" fo:font-size="10pt" fo:font-weight="normal" officeooo:rsid="0420a310" fo:background-color="transparent" loext:char-shading-value="0" style:font-name-asian="Calibri1" style:font-size-asian="10pt" style:font-name-complex="Calibri1" style:font-size-complex="10pt"/>
    </style:style>
    <style:style style:name="T151" style:family="text">
      <style:text-properties style:use-window-font-color="true" loext:opacity="0%" style:font-name="Calibri1" fo:font-size="10pt" fo:font-weight="normal" officeooo:rsid="04226f45" fo:background-color="transparent" loext:char-shading-value="0" style:font-name-asian="Calibri1" style:font-size-asian="10pt" style:font-name-complex="Calibri1" style:font-size-complex="10pt"/>
    </style:style>
    <style:style style:name="T152" style:family="text">
      <style:text-properties style:use-window-font-color="true" loext:opacity="0%" style:font-name="Calibri1" fo:font-size="10pt" fo:font-weight="normal" officeooo:rsid="04230052" fo:background-color="transparent" loext:char-shading-value="0" style:font-name-asian="Calibri1" style:font-size-asian="10pt" style:font-name-complex="Calibri1" style:font-size-complex="10pt"/>
    </style:style>
    <style:style style:name="T153" style:family="text">
      <style:text-properties style:use-window-font-color="true" loext:opacity="0%" style:font-name="Calibri1" fo:font-size="10pt" fo:font-weight="normal" officeooo:rsid="0424bef8" fo:background-color="transparent" loext:char-shading-value="0" style:font-name-asian="Calibri1" style:font-size-asian="10pt" style:font-name-complex="Calibri1" style:font-size-complex="10pt"/>
    </style:style>
    <style:style style:name="T154" style:family="text">
      <style:text-properties style:use-window-font-color="true" loext:opacity="0%" style:font-name="Calibri1" fo:font-size="10pt" fo:font-weight="normal" officeooo:rsid="0426b609" fo:background-color="transparent" loext:char-shading-value="0" style:font-name-asian="Calibri1" style:font-size-asian="10pt" style:font-name-complex="Calibri1" style:font-size-complex="10pt"/>
    </style:style>
    <style:style style:name="T155" style:family="text">
      <style:text-properties style:use-window-font-color="true" loext:opacity="0%" style:font-name="Calibri1" fo:font-size="10pt" fo:font-weight="normal" officeooo:rsid="04280eaa" fo:background-color="transparent" loext:char-shading-value="0" style:font-name-asian="Calibri1" style:font-size-asian="10pt" style:font-name-complex="Calibri1" style:font-size-complex="10pt"/>
    </style:style>
    <style:style style:name="T156" style:family="text">
      <style:text-properties style:use-window-font-color="true" loext:opacity="0%" style:font-name="Calibri1" fo:font-size="10pt" fo:font-weight="normal" officeooo:rsid="0428a36b" fo:background-color="transparent" loext:char-shading-value="0" style:font-name-asian="Calibri1" style:font-size-asian="10pt" style:font-name-complex="Calibri1" style:font-size-complex="10pt"/>
    </style:style>
    <style:style style:name="T157" style:family="text">
      <style:text-properties style:use-window-font-color="true" loext:opacity="0%" style:font-name="Calibri1" fo:font-size="10pt" fo:font-weight="normal" officeooo:rsid="042975ab" fo:background-color="transparent" loext:char-shading-value="0" style:font-name-asian="Calibri1" style:font-size-asian="10pt" style:font-name-complex="Calibri1" style:font-size-complex="10pt"/>
    </style:style>
    <style:style style:name="T158" style:family="text">
      <style:text-properties style:use-window-font-color="true" loext:opacity="0%" style:font-name="Calibri1" fo:font-size="10pt" fo:font-weight="normal" officeooo:rsid="042c86aa" fo:background-color="transparent" loext:char-shading-value="0" style:font-name-asian="Calibri1" style:font-size-asian="10pt" style:font-name-complex="Calibri1" style:font-size-complex="10pt"/>
    </style:style>
    <style:style style:name="T159" style:family="text">
      <style:text-properties style:use-window-font-color="true" loext:opacity="0%" style:font-name="Calibri1" fo:font-size="10pt" fo:font-weight="normal" officeooo:rsid="042d70c1" fo:background-color="transparent" loext:char-shading-value="0" style:font-name-asian="Calibri1" style:font-size-asian="10pt" style:font-name-complex="Calibri1" style:font-size-complex="10pt"/>
    </style:style>
    <style:style style:name="T160" style:family="text">
      <style:text-properties style:use-window-font-color="true" loext:opacity="0%" style:font-name="Calibri1" fo:font-size="10pt" fo:font-weight="normal" officeooo:rsid="042f0c2e" fo:background-color="transparent" loext:char-shading-value="0" style:font-name-asian="Calibri1" style:font-size-asian="10pt" style:font-name-complex="Calibri1" style:font-size-complex="10pt"/>
    </style:style>
    <style:style style:name="T161" style:family="text">
      <style:text-properties style:use-window-font-color="true" loext:opacity="0%" style:font-name="Calibri1" fo:font-size="10pt" fo:font-weight="normal" officeooo:rsid="043370a1" fo:background-color="transparent" loext:char-shading-value="0" style:font-name-asian="Calibri1" style:font-size-asian="10pt" style:font-name-complex="Calibri1" style:font-size-complex="10pt"/>
    </style:style>
    <style:style style:name="T162" style:family="text">
      <style:text-properties style:use-window-font-color="true" loext:opacity="0%" style:font-name="Calibri1" fo:font-size="10pt" fo:font-weight="normal" officeooo:rsid="04343886" fo:background-color="transparent" loext:char-shading-value="0" style:font-name-asian="Calibri1" style:font-size-asian="10pt" style:font-name-complex="Calibri1" style:font-size-complex="10pt"/>
    </style:style>
    <style:style style:name="T163" style:family="text">
      <style:text-properties style:use-window-font-color="true" loext:opacity="0%" style:font-name="Calibri1" fo:font-size="10pt" fo:font-weight="normal" officeooo:rsid="0434680c" fo:background-color="transparent" loext:char-shading-value="0" style:font-name-asian="Calibri1" style:font-size-asian="10pt" style:font-name-complex="Calibri1" style:font-size-complex="10pt"/>
    </style:style>
    <style:style style:name="T164" style:family="text">
      <style:text-properties style:use-window-font-color="true" loext:opacity="0%" style:font-name="Calibri1" fo:font-size="10pt" fo:font-weight="normal" officeooo:rsid="04356d97" fo:background-color="transparent" loext:char-shading-value="0" style:font-name-asian="Calibri1" style:font-size-asian="10pt" style:font-name-complex="Calibri1" style:font-size-complex="10pt"/>
    </style:style>
    <style:style style:name="T165" style:family="text">
      <style:text-properties style:use-window-font-color="true" loext:opacity="0%" style:font-name="Calibri1" fo:font-size="10pt" fo:font-weight="normal" officeooo:rsid="0436336e" fo:background-color="transparent" loext:char-shading-value="0" style:font-name-asian="Calibri1" style:font-size-asian="10pt" style:font-name-complex="Calibri1" style:font-size-complex="10pt"/>
    </style:style>
    <style:style style:name="T166" style:family="text">
      <style:text-properties style:use-window-font-color="true" loext:opacity="0%" style:font-name="Calibri1" fo:font-size="10pt" fo:font-weight="normal" officeooo:rsid="0436ee93" fo:background-color="transparent" loext:char-shading-value="0" style:font-name-asian="Calibri1" style:font-size-asian="10pt" style:font-name-complex="Calibri1" style:font-size-complex="10pt"/>
    </style:style>
    <style:style style:name="T167" style:family="text">
      <style:text-properties style:use-window-font-color="true" loext:opacity="0%" style:font-name="Calibri1" fo:font-size="10pt" fo:font-weight="normal" officeooo:rsid="0438e14d" fo:background-color="transparent" loext:char-shading-value="0" style:font-name-asian="Calibri1" style:font-size-asian="10pt" style:font-name-complex="Calibri1" style:font-size-complex="10pt"/>
    </style:style>
    <style:style style:name="T168" style:family="text">
      <style:text-properties style:use-window-font-color="true" loext:opacity="0%" style:font-name="Calibri1" fo:font-size="10pt" fo:font-weight="normal" officeooo:rsid="043e65c8" fo:background-color="transparent" loext:char-shading-value="0" style:font-name-asian="Calibri1" style:font-size-asian="10pt" style:font-name-complex="Calibri1" style:font-size-complex="10pt"/>
    </style:style>
    <style:style style:name="T169" style:family="text">
      <style:text-properties style:use-window-font-color="true" loext:opacity="0%" style:font-name="Calibri1" fo:font-size="10pt" fo:font-weight="normal" officeooo:rsid="043f4d80" fo:background-color="transparent" loext:char-shading-value="0" style:font-name-asian="Calibri1" style:font-size-asian="10pt" style:font-name-complex="Calibri1" style:font-size-complex="10pt"/>
    </style:style>
    <style:style style:name="T170" style:family="text">
      <style:text-properties style:use-window-font-color="true" loext:opacity="0%" style:font-name="Calibri1" fo:font-size="10pt" fo:font-weight="normal" officeooo:rsid="04407f4f" fo:background-color="transparent" loext:char-shading-value="0" style:font-name-asian="Calibri1" style:font-size-asian="10pt" style:font-name-complex="Calibri1" style:font-size-complex="10pt"/>
    </style:style>
    <style:style style:name="T171" style:family="text">
      <style:text-properties style:use-window-font-color="true" loext:opacity="0%" style:font-name="Calibri1" fo:font-size="10pt" fo:font-weight="normal" officeooo:rsid="04421d91" fo:background-color="transparent" loext:char-shading-value="0" style:font-name-asian="Calibri1" style:font-size-asian="10pt" style:font-name-complex="Calibri1" style:font-size-complex="10pt"/>
    </style:style>
    <style:style style:name="T172" style:family="text">
      <style:text-properties style:use-window-font-color="true" loext:opacity="0%" style:font-name="Calibri1" fo:font-size="10pt" fo:font-weight="normal" officeooo:rsid="0443f29b" fo:background-color="transparent" loext:char-shading-value="0" style:font-name-asian="Calibri1" style:font-size-asian="10pt" style:font-name-complex="Calibri1" style:font-size-complex="10pt"/>
    </style:style>
    <style:style style:name="T173" style:family="text">
      <style:text-properties style:use-window-font-color="true" loext:opacity="0%" style:font-name="Calibri1" fo:font-size="10pt" fo:font-weight="normal" officeooo:rsid="046c1b93" fo:background-color="transparent" loext:char-shading-value="0" style:font-name-asian="Calibri1" style:font-size-asian="10pt" style:font-name-complex="Calibri1" style:font-size-complex="10pt"/>
    </style:style>
    <style:style style:name="T174" style:family="text">
      <style:text-properties style:use-window-font-color="true" loext:opacity="0%" style:font-name="Calibri1" fo:font-size="10pt" fo:font-weight="normal" officeooo:rsid="04724f44" fo:background-color="transparent" loext:char-shading-value="0" style:font-name-asian="Calibri1" style:font-size-asian="10pt" style:font-name-complex="Calibri1" style:font-size-complex="10pt"/>
    </style:style>
    <style:style style:name="T175" style:family="text">
      <style:text-properties style:use-window-font-color="true" loext:opacity="0%" style:font-name="Calibri1" fo:font-size="10pt" fo:font-weight="normal" officeooo:rsid="04452957" fo:background-color="transparent" loext:char-shading-value="0" style:font-name-asian="Calibri1" style:font-size-asian="10pt" style:font-name-complex="Calibri1" style:font-size-complex="10pt"/>
    </style:style>
    <style:style style:name="T176" style:family="text">
      <style:text-properties style:use-window-font-color="true" loext:opacity="0%" style:font-name="Calibri1" fo:font-size="10pt" fo:font-weight="normal" officeooo:rsid="0445d6c5" fo:background-color="transparent" loext:char-shading-value="0" style:font-name-asian="Calibri1" style:font-size-asian="10pt" style:font-name-complex="Calibri1" style:font-size-complex="10pt"/>
    </style:style>
    <style:style style:name="T177" style:family="text">
      <style:text-properties style:use-window-font-color="true" loext:opacity="0%" style:font-name="Calibri1" fo:font-size="10pt" fo:font-weight="normal" officeooo:rsid="0448a9be" fo:background-color="transparent" loext:char-shading-value="0" style:font-name-asian="Calibri1" style:font-size-asian="10pt" style:font-name-complex="Calibri1" style:font-size-complex="10pt"/>
    </style:style>
    <style:style style:name="T178" style:family="text">
      <style:text-properties style:use-window-font-color="true" loext:opacity="0%" style:font-name="Calibri1" fo:font-size="10pt" fo:font-weight="normal" officeooo:rsid="0448bc43" fo:background-color="transparent" loext:char-shading-value="0" style:font-name-asian="Calibri1" style:font-size-asian="10pt" style:font-name-complex="Calibri1" style:font-size-complex="10pt"/>
    </style:style>
    <style:style style:name="T179" style:family="text">
      <style:text-properties style:use-window-font-color="true" loext:opacity="0%" style:font-name="Calibri1" fo:font-size="10pt" fo:font-weight="normal" officeooo:rsid="044be488" fo:background-color="transparent" loext:char-shading-value="0" style:font-name-asian="Calibri1" style:font-size-asian="10pt" style:font-name-complex="Calibri1" style:font-size-complex="10pt"/>
    </style:style>
    <style:style style:name="T180" style:family="text">
      <style:text-properties style:use-window-font-color="true" loext:opacity="0%" style:font-name="Calibri1" fo:font-size="10pt" fo:font-weight="normal" officeooo:rsid="044d2e12" fo:background-color="transparent" loext:char-shading-value="0" style:font-name-asian="Calibri1" style:font-size-asian="10pt" style:font-name-complex="Calibri1" style:font-size-complex="10pt"/>
    </style:style>
    <style:style style:name="T181" style:family="text">
      <style:text-properties style:use-window-font-color="true" loext:opacity="0%" style:font-name="Calibri1" fo:font-size="10pt" fo:font-weight="normal" officeooo:rsid="044f0931" fo:background-color="transparent" loext:char-shading-value="0" style:font-name-asian="Calibri1" style:font-size-asian="10pt" style:font-name-complex="Calibri1" style:font-size-complex="10pt"/>
    </style:style>
    <style:style style:name="T182" style:family="text">
      <style:text-properties style:use-window-font-color="true" loext:opacity="0%" style:font-name="Calibri1" fo:font-size="10pt" fo:font-weight="normal" officeooo:rsid="04521814" fo:background-color="transparent" loext:char-shading-value="0" style:font-name-asian="Calibri1" style:font-size-asian="10pt" style:font-name-complex="Calibri1" style:font-size-complex="10pt"/>
    </style:style>
    <style:style style:name="T183" style:family="text">
      <style:text-properties style:use-window-font-color="true" loext:opacity="0%" style:font-name="Calibri1" fo:font-size="10pt" fo:font-weight="normal" officeooo:rsid="04538417" fo:background-color="transparent" loext:char-shading-value="0" style:font-name-asian="Calibri1" style:font-size-asian="10pt" style:font-name-complex="Calibri1" style:font-size-complex="10pt"/>
    </style:style>
    <style:style style:name="T184" style:family="text">
      <style:text-properties style:use-window-font-color="true" loext:opacity="0%" style:font-name="Calibri1" fo:font-size="10pt" fo:font-weight="normal" officeooo:rsid="0459029a" fo:background-color="transparent" loext:char-shading-value="0" style:font-name-asian="Calibri1" style:font-size-asian="10pt" style:font-name-complex="Calibri1" style:font-size-complex="10pt"/>
    </style:style>
    <style:style style:name="T185" style:family="text">
      <style:text-properties style:use-window-font-color="true" loext:opacity="0%" style:font-name="Calibri1" fo:font-size="10pt" fo:font-weight="normal" officeooo:rsid="0456fc0a" fo:background-color="transparent" loext:char-shading-value="0" style:font-name-asian="Calibri1" style:font-size-asian="10pt" style:font-name-complex="Calibri1" style:font-size-complex="10pt"/>
    </style:style>
    <style:style style:name="T186" style:family="text">
      <style:text-properties style:use-window-font-color="true" loext:opacity="0%" style:font-name="Calibri1" fo:font-size="10pt" fo:font-weight="normal" officeooo:rsid="04580758" fo:background-color="transparent" loext:char-shading-value="0" style:font-name-asian="Calibri1" style:font-size-asian="10pt" style:font-name-complex="Calibri1" style:font-size-complex="10pt"/>
    </style:style>
    <style:style style:name="T187" style:family="text">
      <style:text-properties style:use-window-font-color="true" loext:opacity="0%" style:font-name="Calibri1" fo:font-size="10pt" fo:font-weight="normal" officeooo:rsid="04645c3a" fo:background-color="transparent" loext:char-shading-value="0" style:font-name-asian="Calibri1" style:font-size-asian="10pt" style:font-name-complex="Calibri1" style:font-size-complex="10pt"/>
    </style:style>
    <style:style style:name="T188" style:family="text">
      <style:text-properties style:use-window-font-color="true" loext:opacity="0%" style:font-name="Calibri1" fo:font-size="10pt" fo:font-weight="normal" officeooo:rsid="045bb98f" fo:background-color="transparent" loext:char-shading-value="0" style:font-name-asian="Calibri1" style:font-size-asian="10pt" style:font-name-complex="Calibri1" style:font-size-complex="10pt"/>
    </style:style>
    <style:style style:name="T189" style:family="text">
      <style:text-properties style:use-window-font-color="true" loext:opacity="0%" style:font-name="Calibri1" fo:font-size="10pt" fo:font-weight="normal" officeooo:rsid="04649837" fo:background-color="transparent" loext:char-shading-value="0" style:font-name-asian="Calibri1" style:font-size-asian="10pt" style:font-name-complex="Calibri1" style:font-size-complex="10pt"/>
    </style:style>
    <style:style style:name="T190" style:family="text">
      <style:text-properties style:use-window-font-color="true" loext:opacity="0%" style:font-name="Calibri1" fo:font-size="10pt" fo:font-weight="normal" officeooo:rsid="045cf4bc" fo:background-color="transparent" loext:char-shading-value="0" style:font-name-asian="Calibri1" style:font-size-asian="10pt" style:font-name-complex="Calibri1" style:font-size-complex="10pt"/>
    </style:style>
    <style:style style:name="T191" style:family="text">
      <style:text-properties style:use-window-font-color="true" loext:opacity="0%" style:font-name="Calibri1" fo:font-size="10pt" fo:font-weight="normal" officeooo:rsid="045e8773" fo:background-color="transparent" loext:char-shading-value="0" style:font-name-asian="Calibri1" style:font-size-asian="10pt" style:font-name-complex="Calibri1" style:font-size-complex="10pt"/>
    </style:style>
    <style:style style:name="T192" style:family="text">
      <style:text-properties style:use-window-font-color="true" loext:opacity="0%" style:font-name="Calibri1" fo:font-size="10pt" fo:font-weight="normal" officeooo:rsid="046015f6" fo:background-color="transparent" loext:char-shading-value="0" style:font-name-asian="Calibri1" style:font-size-asian="10pt" style:font-name-complex="Calibri1" style:font-size-complex="10pt"/>
    </style:style>
    <style:style style:name="T193" style:family="text">
      <style:text-properties style:use-window-font-color="true" loext:opacity="0%" style:font-name="Calibri1" fo:font-size="10pt" fo:font-weight="normal" officeooo:rsid="046189ca" fo:background-color="transparent" loext:char-shading-value="0" style:font-name-asian="Calibri1" style:font-size-asian="10pt" style:font-name-complex="Calibri1" style:font-size-complex="10pt"/>
    </style:style>
    <style:style style:name="T194" style:family="text">
      <style:text-properties style:use-window-font-color="true" loext:opacity="0%" style:font-name="Calibri1" fo:font-size="10pt" fo:font-weight="normal" officeooo:rsid="04631fe7" fo:background-color="transparent" loext:char-shading-value="0" style:font-name-asian="Calibri1" style:font-size-asian="10pt" style:font-name-complex="Calibri1" style:font-size-complex="10pt"/>
    </style:style>
    <style:style style:name="T195" style:family="text">
      <style:text-properties style:use-window-font-color="true" loext:opacity="0%" style:font-name="Calibri1" fo:font-size="10pt" fo:font-weight="normal" officeooo:rsid="0470afe5" fo:background-color="transparent" loext:char-shading-value="0" style:font-name-asian="Calibri1" style:font-size-asian="10pt" style:font-name-complex="Calibri1" style:font-size-complex="10pt"/>
    </style:style>
    <style:style style:name="T196" style:family="text">
      <style:text-properties style:use-window-font-color="true" loext:opacity="0%" style:font-name="Calibri1" fo:font-size="10pt" fo:font-weight="normal" officeooo:rsid="046abacc" fo:background-color="transparent" loext:char-shading-value="0" style:font-name-asian="Calibri1" style:font-size-asian="10pt" style:font-name-complex="Calibri1" style:font-size-complex="10pt"/>
    </style:style>
    <style:style style:name="T197" style:family="text">
      <style:text-properties style:use-window-font-color="true" loext:opacity="0%" style:font-name="Calibri1" fo:font-size="10pt" fo:font-weight="normal" officeooo:rsid="04678ecd" fo:background-color="transparent" loext:char-shading-value="0" style:font-name-asian="Calibri1" style:font-size-asian="10pt" style:font-name-complex="Calibri1" style:font-size-complex="10pt"/>
    </style:style>
    <style:style style:name="T198" style:family="text">
      <style:text-properties style:use-window-font-color="true" loext:opacity="0%" style:font-name="Calibri1" fo:font-size="10pt" fo:font-weight="normal" officeooo:rsid="04742c5a" fo:background-color="transparent" loext:char-shading-value="0" style:font-name-asian="Calibri1" style:font-size-asian="10pt" style:font-name-complex="Calibri1" style:font-size-complex="10pt"/>
    </style:style>
    <style:style style:name="T199" style:family="text">
      <style:text-properties style:use-window-font-color="true" loext:opacity="0%" style:font-name="Calibri1" fo:font-size="10pt" fo:font-weight="normal" officeooo:rsid="04759524" fo:background-color="transparent" loext:char-shading-value="0" style:font-name-asian="Calibri1" style:font-size-asian="10pt" style:font-name-complex="Calibri1" style:font-size-complex="10pt"/>
    </style:style>
    <style:style style:name="T200" style:family="text">
      <style:text-properties style:use-window-font-color="true" loext:opacity="0%" style:font-name="Calibri1" fo:font-size="10pt" fo:font-weight="normal" officeooo:rsid="04778e71" fo:background-color="transparent" loext:char-shading-value="0" style:font-name-asian="Calibri1" style:font-size-asian="10pt" style:font-name-complex="Calibri1" style:font-size-complex="10pt"/>
    </style:style>
    <style:style style:name="T201" style:family="text">
      <style:text-properties style:use-window-font-color="true" loext:opacity="0%" style:font-name="Calibri1" fo:font-size="10pt" fo:font-weight="normal" officeooo:rsid="0477db45" fo:background-color="transparent" loext:char-shading-value="0" style:font-name-asian="Calibri1" style:font-size-asian="10pt" style:font-name-complex="Calibri1" style:font-size-complex="10pt"/>
    </style:style>
    <style:style style:name="T202" style:family="text">
      <style:text-properties style:use-window-font-color="true" loext:opacity="0%" style:font-name="Calibri1" fo:font-size="10pt" fo:font-weight="normal" officeooo:rsid="04789c80" fo:background-color="transparent" loext:char-shading-value="0" style:font-name-asian="Calibri1" style:font-size-asian="10pt" style:font-name-complex="Calibri1" style:font-size-complex="10pt"/>
    </style:style>
    <style:style style:name="T203" style:family="text">
      <style:text-properties style:use-window-font-color="true" loext:opacity="0%" style:font-name="Calibri1" fo:font-size="10pt" fo:font-weight="normal" officeooo:rsid="0479e085" fo:background-color="transparent" loext:char-shading-value="0" style:font-name-asian="Calibri1" style:font-size-asian="10pt" style:font-name-complex="Calibri1" style:font-size-complex="10pt"/>
    </style:style>
    <style:style style:name="T204" style:family="text">
      <style:text-properties style:use-window-font-color="true" loext:opacity="0%" style:font-name="Calibri1" fo:font-size="10pt" fo:font-weight="normal" officeooo:rsid="047ae87a" fo:background-color="transparent" loext:char-shading-value="0" style:font-name-asian="Calibri1" style:font-size-asian="10pt" style:font-name-complex="Calibri1" style:font-size-complex="10pt"/>
    </style:style>
    <style:style style:name="T205" style:family="text">
      <style:text-properties style:use-window-font-color="true" loext:opacity="0%" style:font-name="Calibri1" fo:font-size="10pt" fo:font-weight="normal" officeooo:rsid="047d6c14" fo:background-color="transparent" loext:char-shading-value="0" style:font-name-asian="Calibri1" style:font-size-asian="10pt" style:font-name-complex="Calibri1" style:font-size-complex="10pt"/>
    </style:style>
    <style:style style:name="T206" style:family="text">
      <style:text-properties style:use-window-font-color="true" loext:opacity="0%" style:font-name="Calibri1" fo:font-size="10pt" fo:font-weight="normal" officeooo:rsid="047d9e05" fo:background-color="transparent" loext:char-shading-value="0" style:font-name-asian="Calibri1" style:font-size-asian="10pt" style:font-name-complex="Calibri1" style:font-size-complex="10pt"/>
    </style:style>
    <style:style style:name="T207" style:family="text">
      <style:text-properties style:use-window-font-color="true" loext:opacity="0%" style:font-name="Calibri1" fo:font-size="10pt" fo:font-weight="normal" officeooo:rsid="047fbce8" fo:background-color="transparent" loext:char-shading-value="0" style:font-name-asian="Calibri1" style:font-size-asian="10pt" style:font-name-complex="Calibri1" style:font-size-complex="10pt"/>
    </style:style>
    <style:style style:name="T208" style:family="text">
      <style:text-properties style:use-window-font-color="true" loext:opacity="0%" style:font-name="Calibri1" fo:font-size="10pt" fo:font-weight="normal" officeooo:rsid="048030e2" fo:background-color="transparent" loext:char-shading-value="0" style:font-name-asian="Calibri1" style:font-size-asian="10pt" style:font-name-complex="Calibri1" style:font-size-complex="10pt"/>
    </style:style>
    <style:style style:name="T209" style:family="text">
      <style:text-properties style:use-window-font-color="true" loext:opacity="0%" style:font-name="Calibri1" fo:font-size="10pt" fo:font-weight="normal" officeooo:rsid="04803cce" fo:background-color="transparent" loext:char-shading-value="0" style:font-name-asian="Calibri1" style:font-size-asian="10pt" style:font-name-complex="Calibri1" style:font-size-complex="10pt"/>
    </style:style>
    <style:style style:name="T210" style:family="text">
      <style:text-properties style:use-window-font-color="true" loext:opacity="0%" style:font-name="Calibri1" fo:font-size="10pt" fo:font-weight="normal" officeooo:rsid="04820848" fo:background-color="transparent" loext:char-shading-value="0" style:font-name-asian="Calibri1" style:font-size-asian="10pt" style:font-name-complex="Calibri1" style:font-size-complex="10pt"/>
    </style:style>
    <style:style style:name="T211" style:family="text">
      <style:text-properties style:use-window-font-color="true" loext:opacity="0%" style:font-name="Calibri1" fo:font-size="10pt" fo:font-weight="normal" officeooo:rsid="0482a0a5" fo:background-color="transparent" loext:char-shading-value="0" style:font-name-asian="Calibri1" style:font-size-asian="10pt" style:font-name-complex="Calibri1" style:font-size-complex="10pt"/>
    </style:style>
    <style:style style:name="T212" style:family="text">
      <style:text-properties style:use-window-font-color="true" loext:opacity="0%" style:font-name="Calibri1" fo:font-size="10pt" fo:font-weight="normal" officeooo:rsid="04841a62" fo:background-color="transparent" loext:char-shading-value="0" style:font-name-asian="Calibri1" style:font-size-asian="10pt" style:font-name-complex="Calibri1" style:font-size-complex="10pt"/>
    </style:style>
    <style:style style:name="T213" style:family="text">
      <style:text-properties style:use-window-font-color="true" loext:opacity="0%" style:font-name="Calibri1" fo:font-size="10pt" fo:font-weight="normal" officeooo:rsid="04861062" fo:background-color="transparent" loext:char-shading-value="0" style:font-name-asian="Calibri1" style:font-size-asian="10pt" style:font-name-complex="Calibri1" style:font-size-complex="10pt"/>
    </style:style>
    <style:style style:name="T214" style:family="text">
      <style:text-properties style:use-window-font-color="true" loext:opacity="0%" style:font-name="Calibri1" fo:font-size="10pt" fo:font-weight="normal" officeooo:rsid="0486528a" fo:background-color="transparent" loext:char-shading-value="0" style:font-name-asian="Calibri1" style:font-size-asian="10pt" style:font-name-complex="Calibri1" style:font-size-complex="10pt"/>
    </style:style>
    <style:style style:name="T215" style:family="text">
      <style:text-properties style:use-window-font-color="true" loext:opacity="0%" style:font-name="Calibri1" fo:font-size="10pt" fo:font-weight="normal" officeooo:rsid="0487fa41" fo:background-color="transparent" loext:char-shading-value="0" style:font-name-asian="Calibri1" style:font-size-asian="10pt" style:font-name-complex="Calibri1" style:font-size-complex="10pt"/>
    </style:style>
    <style:style style:name="T216" style:family="text">
      <style:text-properties style:use-window-font-color="true" loext:opacity="0%" style:font-name="Calibri1" fo:font-size="10pt" fo:font-weight="normal" officeooo:rsid="0489ffed" fo:background-color="transparent" loext:char-shading-value="0" style:font-name-asian="Calibri1" style:font-size-asian="10pt" style:font-name-complex="Calibri1" style:font-size-complex="10pt"/>
    </style:style>
    <style:style style:name="T217" style:family="text">
      <style:text-properties style:use-window-font-color="true" loext:opacity="0%" style:font-name="Calibri1" fo:font-size="10pt" fo:font-weight="normal" officeooo:rsid="048bd1e7" fo:background-color="transparent" loext:char-shading-value="0" style:font-name-asian="Calibri1" style:font-size-asian="10pt" style:font-name-complex="Calibri1" style:font-size-complex="10pt"/>
    </style:style>
    <style:style style:name="T218" style:family="text">
      <style:text-properties style:use-window-font-color="true" loext:opacity="0%" style:font-name="Calibri1" fo:font-size="10pt" fo:font-weight="normal" officeooo:rsid="048bdb7a" fo:background-color="transparent" loext:char-shading-value="0" style:font-name-asian="Calibri1" style:font-size-asian="10pt" style:font-name-complex="Calibri1" style:font-size-complex="10pt"/>
    </style:style>
    <style:style style:name="T219" style:family="text">
      <style:text-properties style:use-window-font-color="true" loext:opacity="0%" style:font-name="Calibri1" fo:font-size="10pt" fo:font-weight="normal" officeooo:rsid="048c8196" fo:background-color="transparent" loext:char-shading-value="0" style:font-name-asian="Calibri1" style:font-size-asian="10pt" style:font-name-complex="Calibri1" style:font-size-complex="10pt"/>
    </style:style>
    <style:style style:name="T220" style:family="text">
      <style:text-properties style:use-window-font-color="true" loext:opacity="0%" style:font-name="Calibri1" fo:font-size="10pt" fo:font-weight="normal" officeooo:rsid="048e4ee2" fo:background-color="transparent" loext:char-shading-value="0" style:font-name-asian="Calibri1" style:font-size-asian="10pt" style:font-name-complex="Calibri1" style:font-size-complex="10pt"/>
    </style:style>
    <style:style style:name="T221" style:family="text">
      <style:text-properties style:use-window-font-color="true" loext:opacity="0%" style:font-name="Calibri1" fo:font-size="10pt" fo:font-weight="normal" officeooo:rsid="04904688" fo:background-color="transparent" loext:char-shading-value="0" style:font-name-asian="Calibri1" style:font-size-asian="10pt" style:font-name-complex="Calibri1" style:font-size-complex="10pt"/>
    </style:style>
    <style:style style:name="T222" style:family="text">
      <style:text-properties style:use-window-font-color="true" loext:opacity="0%" style:font-name="Calibri1" fo:font-size="10pt" fo:font-weight="normal" officeooo:rsid="0490fd5e" fo:background-color="transparent" loext:char-shading-value="0" style:font-name-asian="Calibri1" style:font-size-asian="10pt" style:font-name-complex="Calibri1" style:font-size-complex="10pt"/>
    </style:style>
    <style:style style:name="T223" style:family="text">
      <style:text-properties style:use-window-font-color="true" loext:opacity="0%" style:font-name="Calibri1" fo:font-size="10pt" fo:font-weight="normal" officeooo:rsid="0492055b" fo:background-color="transparent" loext:char-shading-value="0" style:font-name-asian="Calibri1" style:font-size-asian="10pt" style:font-name-complex="Calibri1" style:font-size-complex="10pt"/>
    </style:style>
    <style:style style:name="T224" style:family="text">
      <style:text-properties style:use-window-font-color="true" loext:opacity="0%" style:font-name="Calibri1" fo:font-size="10pt" fo:font-weight="normal" officeooo:rsid="04922502" fo:background-color="transparent" loext:char-shading-value="0" style:font-name-asian="Calibri1" style:font-size-asian="10pt" style:font-name-complex="Calibri1" style:font-size-complex="10pt"/>
    </style:style>
    <style:style style:name="T225" style:family="text">
      <style:text-properties style:use-window-font-color="true" loext:opacity="0%" style:font-name="Calibri1" fo:font-size="10pt" fo:font-weight="normal" officeooo:rsid="0493e9f4" fo:background-color="transparent" loext:char-shading-value="0" style:font-name-asian="Calibri1" style:font-size-asian="10pt" style:font-name-complex="Calibri1" style:font-size-complex="10pt"/>
    </style:style>
    <style:style style:name="T226" style:family="text">
      <style:text-properties style:use-window-font-color="true" loext:opacity="0%" style:font-name="Calibri1" fo:font-size="10pt" fo:font-weight="normal" officeooo:rsid="04951715" fo:background-color="transparent" loext:char-shading-value="0" style:font-name-asian="Calibri1" style:font-size-asian="10pt" style:font-name-complex="Calibri1" style:font-size-complex="10pt"/>
    </style:style>
    <style:style style:name="T227" style:family="text">
      <style:text-properties style:use-window-font-color="true" loext:opacity="0%" style:font-name="Calibri1" fo:font-size="10pt" fo:font-weight="normal" officeooo:rsid="0497c7e0" fo:background-color="transparent" loext:char-shading-value="0" style:font-name-asian="Calibri1" style:font-size-asian="10pt" style:font-name-complex="Calibri1" style:font-size-complex="10pt"/>
    </style:style>
    <style:style style:name="T228" style:family="text">
      <style:text-properties style:use-window-font-color="true" loext:opacity="0%" style:font-name="Calibri1" fo:font-size="10pt" fo:font-weight="normal" officeooo:rsid="0498cf81" fo:background-color="transparent" loext:char-shading-value="0" style:font-name-asian="Calibri1" style:font-size-asian="10pt" style:font-name-complex="Calibri1" style:font-size-complex="10pt"/>
    </style:style>
    <style:style style:name="T229" style:family="text">
      <style:text-properties style:use-window-font-color="true" loext:opacity="0%" style:font-name="Calibri1" fo:font-size="10pt" fo:font-weight="normal" officeooo:rsid="049957d6" fo:background-color="transparent" loext:char-shading-value="0" style:font-name-asian="Calibri1" style:font-size-asian="10pt" style:font-name-complex="Calibri1" style:font-size-complex="10pt"/>
    </style:style>
    <style:style style:name="T230" style:family="text">
      <style:text-properties style:use-window-font-color="true" loext:opacity="0%" style:font-name="Calibri1" fo:font-size="10pt" fo:font-weight="normal" officeooo:rsid="0496e5f2" fo:background-color="transparent" loext:char-shading-value="0" style:font-name-asian="Calibri1" style:font-size-asian="10pt" style:font-name-complex="Calibri1" style:font-size-complex="10pt"/>
    </style:style>
    <style:style style:name="T231" style:family="text">
      <style:text-properties style:use-window-font-color="true" loext:opacity="0%" style:font-name="Calibri1" fo:font-size="10pt" fo:font-weight="normal" officeooo:rsid="04998042" fo:background-color="transparent" loext:char-shading-value="0" style:font-name-asian="Calibri1" style:font-size-asian="10pt" style:font-name-complex="Calibri1" style:font-size-complex="10pt"/>
    </style:style>
    <style:style style:name="T232" style:family="text">
      <style:text-properties style:use-window-font-color="true" loext:opacity="0%" style:font-name="Calibri1" fo:font-size="10pt" fo:font-weight="normal" officeooo:rsid="049b637c" fo:background-color="transparent" loext:char-shading-value="0" style:font-name-asian="Calibri1" style:font-size-asian="10pt" style:font-name-complex="Calibri1" style:font-size-complex="10pt"/>
    </style:style>
    <style:style style:name="T233" style:family="text">
      <style:text-properties style:use-window-font-color="true" loext:opacity="0%" style:font-name="Calibri1" fo:font-size="10pt" fo:font-weight="normal" officeooo:rsid="049e0d5b" fo:background-color="transparent" loext:char-shading-value="0" style:font-name-asian="Calibri1" style:font-size-asian="10pt" style:font-name-complex="Calibri1" style:font-size-complex="10pt"/>
    </style:style>
    <style:style style:name="T234" style:family="text">
      <style:text-properties style:use-window-font-color="true" loext:opacity="0%" style:font-name="Calibri1" fo:font-size="10pt" fo:font-weight="normal" officeooo:rsid="049dbdb4" fo:background-color="transparent" loext:char-shading-value="0" style:font-name-asian="Calibri1" style:font-size-asian="10pt" style:font-name-complex="Calibri1" style:font-size-complex="10pt"/>
    </style:style>
    <style:style style:name="T235" style:family="text">
      <style:text-properties style:use-window-font-color="true" loext:opacity="0%" style:font-name="Calibri1" fo:font-size="10pt" fo:font-weight="normal" officeooo:rsid="049f183a" fo:background-color="transparent" loext:char-shading-value="0" style:font-name-asian="Calibri1" style:font-size-asian="10pt" style:font-name-complex="Calibri1" style:font-size-complex="10pt"/>
    </style:style>
    <style:style style:name="T236" style:family="text">
      <style:text-properties style:use-window-font-color="true" loext:opacity="0%" style:font-name="Calibri1" fo:font-size="10pt" fo:font-weight="normal" officeooo:rsid="04a01f91" fo:background-color="transparent" loext:char-shading-value="0" style:font-name-asian="Calibri1" style:font-size-asian="10pt" style:font-name-complex="Calibri1" style:font-size-complex="10pt"/>
    </style:style>
    <style:style style:name="T237" style:family="text">
      <style:text-properties style:use-window-font-color="true" loext:opacity="0%" style:font-name="Calibri1" fo:font-size="10pt" fo:font-weight="normal" officeooo:rsid="04a13d8e" fo:background-color="transparent" loext:char-shading-value="0" style:font-name-asian="Calibri1" style:font-size-asian="10pt" style:font-name-complex="Calibri1" style:font-size-complex="10pt"/>
    </style:style>
    <style:style style:name="T238" style:family="text">
      <style:text-properties style:use-window-font-color="true" loext:opacity="0%" style:font-name="Calibri1" fo:font-size="10pt" fo:font-weight="normal" officeooo:rsid="04a230c1" fo:background-color="transparent" loext:char-shading-value="0" style:font-name-asian="Calibri1" style:font-size-asian="10pt" style:font-name-complex="Calibri1" style:font-size-complex="10pt"/>
    </style:style>
    <style:style style:name="T239" style:family="text">
      <style:text-properties style:use-window-font-color="true" loext:opacity="0%" style:font-name="Calibri1" fo:font-size="10pt" fo:font-weight="normal" officeooo:rsid="04a25101" fo:background-color="transparent" loext:char-shading-value="0" style:font-name-asian="Calibri1" style:font-size-asian="10pt" style:font-name-complex="Calibri1" style:font-size-complex="10pt"/>
    </style:style>
    <style:style style:name="T240" style:family="text">
      <style:text-properties style:use-window-font-color="true" loext:opacity="0%" style:font-name="Calibri1" fo:font-size="10pt" fo:font-weight="normal" officeooo:rsid="04a26f62" fo:background-color="transparent" loext:char-shading-value="0" style:font-name-asian="Calibri1" style:font-size-asian="10pt" style:font-name-complex="Calibri1" style:font-size-complex="10pt"/>
    </style:style>
    <style:style style:name="T241" style:family="text">
      <style:text-properties style:use-window-font-color="true" loext:opacity="0%" style:font-name="Calibri1" fo:font-size="10pt" fo:font-weight="normal" officeooo:rsid="04a46677" fo:background-color="transparent" loext:char-shading-value="0" style:font-name-asian="Calibri1" style:font-size-asian="10pt" style:font-name-complex="Calibri1" style:font-size-complex="10pt"/>
    </style:style>
    <style:style style:name="T242" style:family="text">
      <style:text-properties style:use-window-font-color="true" loext:opacity="0%" style:font-name="Calibri1" fo:font-size="10pt" fo:font-weight="normal" officeooo:rsid="04a4e142" fo:background-color="transparent" loext:char-shading-value="0" style:font-name-asian="Calibri1" style:font-size-asian="10pt" style:font-name-complex="Calibri1" style:font-size-complex="10pt"/>
    </style:style>
    <style:style style:name="T243" style:family="text">
      <style:text-properties style:use-window-font-color="true" loext:opacity="0%" style:font-name="Calibri1" fo:font-size="10pt" fo:font-weight="normal" officeooo:rsid="04a5dd76" fo:background-color="transparent" loext:char-shading-value="0" style:font-name-asian="Calibri1" style:font-size-asian="10pt" style:font-name-complex="Calibri1" style:font-size-complex="10pt"/>
    </style:style>
    <style:style style:name="T244" style:family="text">
      <style:text-properties style:use-window-font-color="true" loext:opacity="0%" style:font-name="Calibri1" fo:font-size="10pt" fo:font-weight="normal" officeooo:rsid="04ab1d82" fo:background-color="transparent" loext:char-shading-value="0" style:font-name-asian="Calibri1" style:font-size-asian="10pt" style:font-name-complex="Calibri1" style:font-size-complex="10pt"/>
    </style:style>
    <style:style style:name="T245" style:family="text">
      <style:text-properties style:use-window-font-color="true" loext:opacity="0%" style:font-name="Calibri1" fo:font-size="10pt" fo:font-weight="normal" officeooo:rsid="04aa3c5d" fo:background-color="transparent" loext:char-shading-value="0" style:font-name-asian="Calibri1" style:font-size-asian="10pt" style:font-name-complex="Calibri1" style:font-size-complex="10pt"/>
    </style:style>
    <style:style style:name="T246" style:family="text">
      <style:text-properties style:use-window-font-color="true" loext:opacity="0%" style:font-name="Calibri1" fo:font-size="10pt" fo:font-weight="normal" officeooo:rsid="04aba834" fo:background-color="transparent" loext:char-shading-value="0" style:font-name-asian="Calibri1" style:font-size-asian="10pt" style:font-name-complex="Calibri1" style:font-size-complex="10pt"/>
    </style:style>
    <style:style style:name="T247" style:family="text">
      <style:text-properties style:use-window-font-color="true" loext:opacity="0%" style:font-name="Calibri1" fo:font-size="10pt" fo:font-weight="normal" officeooo:rsid="04adeec7" fo:background-color="transparent" loext:char-shading-value="0" style:font-name-asian="Calibri1" style:font-size-asian="10pt" style:font-name-complex="Calibri1" style:font-size-complex="10pt"/>
    </style:style>
    <style:style style:name="T248" style:family="text">
      <style:text-properties style:use-window-font-color="true" loext:opacity="0%" style:font-name="Calibri1" fo:font-size="10pt" fo:font-weight="normal" officeooo:rsid="04ae7f5b" fo:background-color="transparent" loext:char-shading-value="0" style:font-name-asian="Calibri1" style:font-size-asian="10pt" style:font-name-complex="Calibri1" style:font-size-complex="10pt"/>
    </style:style>
    <style:style style:name="T249" style:family="text">
      <style:text-properties style:use-window-font-color="true" loext:opacity="0%" style:font-name="Calibri1" fo:font-size="10pt" fo:font-weight="normal" officeooo:rsid="04afd970" fo:background-color="transparent" loext:char-shading-value="0" style:font-name-asian="Calibri1" style:font-size-asian="10pt" style:font-name-complex="Calibri1" style:font-size-complex="10pt"/>
    </style:style>
    <style:style style:name="T250" style:family="text">
      <style:text-properties style:use-window-font-color="true" loext:opacity="0%" style:font-name="Calibri1" fo:font-size="10pt" fo:font-weight="normal" officeooo:rsid="04b0b5bc" fo:background-color="transparent" loext:char-shading-value="0" style:font-name-asian="Calibri1" style:font-size-asian="10pt" style:font-name-complex="Calibri1" style:font-size-complex="10pt"/>
    </style:style>
    <style:style style:name="T251" style:family="text">
      <style:text-properties style:use-window-font-color="true" loext:opacity="0%" style:font-name="Calibri1" fo:font-size="10pt" fo:font-weight="normal" officeooo:rsid="04b1076a" fo:background-color="transparent" loext:char-shading-value="0" style:font-name-asian="Calibri1" style:font-size-asian="10pt" style:font-name-complex="Calibri1" style:font-size-complex="10pt"/>
    </style:style>
    <style:style style:name="T252" style:family="text">
      <style:text-properties style:use-window-font-color="true" loext:opacity="0%" style:font-name="Calibri1" fo:font-size="10pt" fo:font-weight="normal" officeooo:rsid="04b2a720" fo:background-color="transparent" loext:char-shading-value="0" style:font-name-asian="Calibri1" style:font-size-asian="10pt" style:font-name-complex="Calibri1" style:font-size-complex="10pt"/>
    </style:style>
    <style:style style:name="T253" style:family="text">
      <style:text-properties style:use-window-font-color="true" loext:opacity="0%" style:font-name="Calibri1" fo:font-size="10pt" fo:font-weight="normal" officeooo:rsid="04b45425" fo:background-color="transparent" loext:char-shading-value="0" style:font-name-asian="Calibri1" style:font-size-asian="10pt" style:font-name-complex="Calibri1" style:font-size-complex="10pt"/>
    </style:style>
    <style:style style:name="T254" style:family="text">
      <style:text-properties style:use-window-font-color="true" loext:opacity="0%" style:font-name="Calibri1" fo:font-size="10pt" fo:font-weight="normal" officeooo:rsid="04b65063" fo:background-color="transparent" loext:char-shading-value="0" style:font-name-asian="Calibri1" style:font-size-asian="10pt" style:font-name-complex="Calibri1" style:font-size-complex="10pt"/>
    </style:style>
    <style:style style:name="T255" style:family="text">
      <style:text-properties style:use-window-font-color="true" loext:opacity="0%" style:font-name="Calibri1" fo:font-size="10pt" fo:font-weight="normal" officeooo:rsid="04b81ecc" fo:background-color="transparent" loext:char-shading-value="0" style:font-name-asian="Calibri1" style:font-size-asian="10pt" style:font-name-complex="Calibri1" style:font-size-complex="10pt"/>
    </style:style>
    <style:style style:name="T256" style:family="text">
      <style:text-properties style:use-window-font-color="true" loext:opacity="0%" style:font-name="Calibri1" fo:font-size="10pt" fo:font-weight="normal" officeooo:rsid="04b8c8f0" fo:background-color="transparent" loext:char-shading-value="0" style:font-name-asian="Calibri1" style:font-size-asian="10pt" style:font-name-complex="Calibri1" style:font-size-complex="10pt"/>
    </style:style>
    <style:style style:name="T257" style:family="text">
      <style:text-properties style:use-window-font-color="true" loext:opacity="0%" style:font-name="Calibri1" fo:font-size="10pt" fo:font-weight="normal" officeooo:rsid="04b8d759" fo:background-color="transparent" loext:char-shading-value="0" style:font-name-asian="Calibri1" style:font-size-asian="10pt" style:font-name-complex="Calibri1" style:font-size-complex="10pt"/>
    </style:style>
    <style:style style:name="T258" style:family="text">
      <style:text-properties style:use-window-font-color="true" loext:opacity="0%" style:font-name="Calibri1" fo:font-size="10pt" fo:font-weight="normal" officeooo:rsid="04baa39e" fo:background-color="transparent" loext:char-shading-value="0" style:font-name-asian="Calibri1" style:font-size-asian="10pt" style:font-name-complex="Calibri1" style:font-size-complex="10pt"/>
    </style:style>
    <style:style style:name="T259" style:family="text">
      <style:text-properties style:use-window-font-color="true" loext:opacity="0%" style:font-name="Calibri1" fo:font-size="10pt" fo:font-weight="normal" officeooo:rsid="04bc1655" fo:background-color="transparent" loext:char-shading-value="0" style:font-name-asian="Calibri1" style:font-size-asian="10pt" style:font-name-complex="Calibri1" style:font-size-complex="10pt"/>
    </style:style>
    <style:style style:name="T260" style:family="text">
      <style:text-properties style:use-window-font-color="true" loext:opacity="0%" style:font-name="Calibri1" fo:font-size="10pt" fo:font-weight="normal" officeooo:rsid="04bcd457" fo:background-color="transparent" loext:char-shading-value="0" style:font-name-asian="Calibri1" style:font-size-asian="10pt" style:font-name-complex="Calibri1" style:font-size-complex="10pt"/>
    </style:style>
    <style:style style:name="T261" style:family="text">
      <style:text-properties style:use-window-font-color="true" loext:opacity="0%" style:font-name="Calibri1" fo:font-size="10pt" fo:font-weight="normal" officeooo:rsid="04bf5a48" fo:background-color="transparent" loext:char-shading-value="0" style:font-name-asian="Calibri1" style:font-size-asian="10pt" style:font-name-complex="Calibri1" style:font-size-complex="10pt"/>
    </style:style>
    <style:style style:name="T262" style:family="text">
      <style:text-properties style:use-window-font-color="true" loext:opacity="0%" style:font-name="Calibri1" fo:font-size="10pt" fo:font-weight="normal" officeooo:rsid="04bf89f5" fo:background-color="transparent" loext:char-shading-value="0" style:font-name-asian="Calibri1" style:font-size-asian="10pt" style:font-name-complex="Calibri1" style:font-size-complex="10pt"/>
    </style:style>
    <style:style style:name="T263" style:family="text">
      <style:text-properties style:use-window-font-color="true" loext:opacity="0%" style:font-name="Calibri1" fo:font-size="10pt" fo:font-weight="normal" officeooo:rsid="04c18c06" fo:background-color="transparent" loext:char-shading-value="0" style:font-name-asian="Calibri1" style:font-size-asian="10pt" style:font-name-complex="Calibri1" style:font-size-complex="10pt"/>
    </style:style>
    <style:style style:name="T264" style:family="text">
      <style:text-properties style:use-window-font-color="true" loext:opacity="0%" style:font-name="Calibri1" fo:font-size="10pt" fo:font-weight="normal" officeooo:rsid="04c4e548" fo:background-color="transparent" loext:char-shading-value="0" style:font-name-asian="Calibri1" style:font-size-asian="10pt" style:font-name-complex="Calibri1" style:font-size-complex="10pt"/>
    </style:style>
    <style:style style:name="T265" style:family="text">
      <style:text-properties style:use-window-font-color="true" loext:opacity="0%" style:font-name="Calibri1" fo:font-size="10pt" fo:font-weight="normal" officeooo:rsid="04c545b0" fo:background-color="transparent" loext:char-shading-value="0" style:font-name-asian="Calibri1" style:font-size-asian="10pt" style:font-name-complex="Calibri1" style:font-size-complex="10pt"/>
    </style:style>
    <style:style style:name="T266" style:family="text">
      <style:text-properties style:use-window-font-color="true" loext:opacity="0%" style:font-name="Calibri1" fo:font-size="10pt" fo:font-weight="normal" officeooo:rsid="04c577dc" fo:background-color="transparent" loext:char-shading-value="0" style:font-name-asian="Calibri1" style:font-size-asian="10pt" style:font-name-complex="Calibri1" style:font-size-complex="10pt"/>
    </style:style>
    <style:style style:name="T267" style:family="text">
      <style:text-properties style:use-window-font-color="true" loext:opacity="0%" style:font-name="Calibri1" fo:font-size="10pt" fo:font-weight="normal" officeooo:rsid="04c8c2a8" fo:background-color="transparent" loext:char-shading-value="0" style:font-name-asian="Calibri1" style:font-size-asian="10pt" style:font-name-complex="Calibri1" style:font-size-complex="10pt"/>
    </style:style>
    <style:style style:name="T268" style:family="text">
      <style:text-properties style:use-window-font-color="true" loext:opacity="0%" style:font-name="Calibri1" fo:font-size="10pt" fo:font-weight="normal" officeooo:rsid="04c9cd73" fo:background-color="transparent" loext:char-shading-value="0" style:font-name-asian="Calibri1" style:font-size-asian="10pt" style:font-name-complex="Calibri1" style:font-size-complex="10pt"/>
    </style:style>
    <style:style style:name="T269" style:family="text">
      <style:text-properties style:use-window-font-color="true" loext:opacity="0%" style:font-name="Calibri1" fo:font-size="10pt" fo:font-weight="normal" officeooo:rsid="04cb7a08" fo:background-color="transparent" loext:char-shading-value="0" style:font-name-asian="Calibri1" style:font-size-asian="10pt" style:font-name-complex="Calibri1" style:font-size-complex="10pt"/>
    </style:style>
    <style:style style:name="T270" style:family="text">
      <style:text-properties style:use-window-font-color="true" loext:opacity="0%" style:font-name="Calibri1" fo:font-size="10pt" fo:font-weight="normal" officeooo:rsid="04ccf8af" fo:background-color="transparent" loext:char-shading-value="0" style:font-name-asian="Calibri1" style:font-size-asian="10pt" style:font-name-complex="Calibri1" style:font-size-complex="10pt"/>
    </style:style>
    <style:style style:name="T271" style:family="text">
      <style:text-properties style:use-window-font-color="true" loext:opacity="0%" style:font-name="Calibri1" fo:font-size="10pt" fo:font-weight="normal" officeooo:rsid="04ce97ff" fo:background-color="transparent" loext:char-shading-value="0" style:font-name-asian="Calibri1" style:font-size-asian="10pt" style:font-name-complex="Calibri1" style:font-size-complex="10pt"/>
    </style:style>
    <style:style style:name="T272" style:family="text">
      <style:text-properties style:use-window-font-color="true" loext:opacity="0%" style:font-name="Calibri1" fo:font-size="10pt" fo:font-weight="normal" officeooo:rsid="04d1f489" fo:background-color="transparent" loext:char-shading-value="0" style:font-name-asian="Calibri1" style:font-size-asian="10pt" style:font-name-complex="Calibri1" style:font-size-complex="10pt"/>
    </style:style>
    <style:style style:name="T273" style:family="text">
      <style:text-properties style:use-window-font-color="true" loext:opacity="0%" style:font-name="Calibri1" fo:font-size="10pt" fo:font-weight="normal" officeooo:rsid="04d49b12" fo:background-color="transparent" loext:char-shading-value="0" style:font-name-asian="Calibri1" style:font-size-asian="10pt" style:font-name-complex="Calibri1" style:font-size-complex="10pt"/>
    </style:style>
    <style:style style:name="T274" style:family="text">
      <style:text-properties style:use-window-font-color="true" loext:opacity="0%" style:font-name="Calibri1" fo:font-size="10pt" fo:font-weight="normal" officeooo:rsid="04d5fba8" fo:background-color="transparent" loext:char-shading-value="0" style:font-name-asian="Calibri1" style:font-size-asian="10pt" style:font-name-complex="Calibri1" style:font-size-complex="10pt"/>
    </style:style>
    <style:style style:name="T275" style:family="text">
      <style:text-properties style:use-window-font-color="true" loext:opacity="0%" style:font-name="Calibri1" fo:font-size="10pt" fo:font-weight="normal" officeooo:rsid="04d6c31f" fo:background-color="transparent" loext:char-shading-value="0" style:font-name-asian="Calibri1" style:font-size-asian="10pt" style:font-name-complex="Calibri1" style:font-size-complex="10pt"/>
    </style:style>
    <style:style style:name="T276" style:family="text">
      <style:text-properties style:use-window-font-color="true" loext:opacity="0%" style:font-name="Calibri1" fo:font-size="10pt" fo:font-weight="normal" officeooo:rsid="04d751d8" fo:background-color="transparent" loext:char-shading-value="0" style:font-name-asian="Calibri1" style:font-size-asian="10pt" style:font-name-complex="Calibri1" style:font-size-complex="10pt"/>
    </style:style>
    <style:style style:name="T277" style:family="text">
      <style:text-properties style:use-window-font-color="true" loext:opacity="0%" style:font-name="Calibri1" fo:font-size="10pt" fo:font-weight="normal" officeooo:rsid="04d8abbb" fo:background-color="transparent" loext:char-shading-value="0" style:font-name-asian="Calibri1" style:font-size-asian="10pt" style:font-name-complex="Calibri1" style:font-size-complex="10pt"/>
    </style:style>
    <style:style style:name="T278" style:family="text">
      <style:text-properties style:use-window-font-color="true" loext:opacity="0%" style:font-name="Calibri1" fo:font-size="10pt" fo:font-weight="normal" officeooo:rsid="04d9c375" fo:background-color="transparent" loext:char-shading-value="0" style:font-name-asian="Calibri1" style:font-size-asian="10pt" style:font-name-complex="Calibri1" style:font-size-complex="10pt"/>
    </style:style>
    <style:style style:name="T279" style:family="text">
      <style:text-properties style:use-window-font-color="true" loext:opacity="0%" style:font-name="Calibri1" fo:font-size="10pt" fo:font-weight="normal" officeooo:rsid="04db24fd" fo:background-color="transparent" loext:char-shading-value="0" style:font-name-asian="Calibri1" style:font-size-asian="10pt" style:font-name-complex="Calibri1" style:font-size-complex="10pt"/>
    </style:style>
    <style:style style:name="T280" style:family="text">
      <style:text-properties style:use-window-font-color="true" loext:opacity="0%" style:font-name="Calibri1" fo:font-size="10pt" fo:font-weight="normal" officeooo:rsid="04db4259" fo:background-color="transparent" loext:char-shading-value="0" style:font-name-asian="Calibri1" style:font-size-asian="10pt" style:font-name-complex="Calibri1" style:font-size-complex="10pt"/>
    </style:style>
    <style:style style:name="T281" style:family="text">
      <style:text-properties style:use-window-font-color="true" loext:opacity="0%" style:font-name="Calibri1" fo:font-size="10pt" fo:font-weight="normal" officeooo:rsid="04dcbc49" fo:background-color="transparent" loext:char-shading-value="0" style:font-name-asian="Calibri1" style:font-size-asian="10pt" style:font-name-complex="Calibri1" style:font-size-complex="10pt"/>
    </style:style>
    <style:style style:name="T282" style:family="text">
      <style:text-properties style:use-window-font-color="true" loext:opacity="0%" style:font-name="Calibri1" fo:font-size="10pt" fo:font-weight="normal" officeooo:rsid="04dec732" fo:background-color="transparent" loext:char-shading-value="0" style:font-name-asian="Calibri1" style:font-size-asian="10pt" style:font-name-complex="Calibri1" style:font-size-complex="10pt"/>
    </style:style>
    <style:style style:name="T283" style:family="text">
      <style:text-properties style:use-window-font-color="true" loext:opacity="0%" style:font-name="Calibri1" fo:font-size="10pt" fo:font-weight="normal" officeooo:rsid="04df8809" fo:background-color="transparent" loext:char-shading-value="0" style:font-name-asian="Calibri1" style:font-size-asian="10pt" style:font-name-complex="Calibri1" style:font-size-complex="10pt"/>
    </style:style>
    <style:style style:name="T284" style:family="text">
      <style:text-properties style:use-window-font-color="true" loext:opacity="0%" style:font-name="Calibri1" fo:font-size="10pt" fo:font-weight="normal" officeooo:rsid="04e33ce0" fo:background-color="transparent" loext:char-shading-value="0" style:font-name-asian="Calibri1" style:font-size-asian="10pt" style:font-name-complex="Calibri1" style:font-size-complex="10pt"/>
    </style:style>
    <style:style style:name="T285" style:family="text">
      <style:text-properties style:use-window-font-color="true" loext:opacity="0%" style:font-name="Calibri1" fo:font-size="10pt" fo:font-weight="normal" officeooo:rsid="04e3d28e" fo:background-color="transparent" loext:char-shading-value="0" style:font-name-asian="Calibri1" style:font-size-asian="10pt" style:font-name-complex="Calibri1" style:font-size-complex="10pt"/>
    </style:style>
    <style:style style:name="T286" style:family="text">
      <style:text-properties style:use-window-font-color="true" loext:opacity="0%" style:font-name="Calibri1" fo:font-size="10pt" fo:font-weight="normal" officeooo:rsid="04e6382c" fo:background-color="transparent" loext:char-shading-value="0" style:font-name-asian="Calibri1" style:font-size-asian="10pt" style:font-name-complex="Calibri1" style:font-size-complex="10pt"/>
    </style:style>
    <style:style style:name="T287" style:family="text">
      <style:text-properties style:use-window-font-color="true" loext:opacity="0%" style:font-name="Calibri1" fo:font-size="10pt" fo:font-weight="normal" officeooo:rsid="04e76478" fo:background-color="transparent" loext:char-shading-value="0" style:font-name-asian="Calibri1" style:font-size-asian="10pt" style:font-name-complex="Calibri1" style:font-size-complex="10pt"/>
    </style:style>
    <style:style style:name="T288" style:family="text">
      <style:text-properties style:use-window-font-color="true" loext:opacity="0%" style:font-name="Calibri1" fo:font-size="10pt" fo:font-weight="normal" officeooo:rsid="04e7d488" fo:background-color="transparent" loext:char-shading-value="0" style:font-name-asian="Calibri1" style:font-size-asian="10pt" style:font-name-complex="Calibri1" style:font-size-complex="10pt"/>
    </style:style>
    <style:style style:name="T289" style:family="text">
      <style:text-properties style:use-window-font-color="true" loext:opacity="0%" style:font-name="Calibri1" fo:font-size="10pt" fo:font-weight="normal" officeooo:rsid="04e81ab4" fo:background-color="transparent" loext:char-shading-value="0" style:font-name-asian="Calibri1" style:font-size-asian="10pt" style:font-name-complex="Calibri1" style:font-size-complex="10pt"/>
    </style:style>
    <style:style style:name="T290" style:family="text">
      <style:text-properties style:use-window-font-color="true" loext:opacity="0%" style:font-name="Calibri1" fo:font-size="10pt" fo:font-weight="normal" officeooo:rsid="04eb2a44" fo:background-color="transparent" loext:char-shading-value="0" style:font-name-asian="Calibri1" style:font-size-asian="10pt" style:font-name-complex="Calibri1" style:font-size-complex="10pt"/>
    </style:style>
    <style:style style:name="T291" style:family="text">
      <style:text-properties style:use-window-font-color="true" loext:opacity="0%" style:font-name="Calibri1" fo:font-size="10pt" fo:font-weight="normal" officeooo:rsid="04ecb849" fo:background-color="transparent" loext:char-shading-value="0" style:font-name-asian="Calibri1" style:font-size-asian="10pt" style:font-name-complex="Calibri1" style:font-size-complex="10pt"/>
    </style:style>
    <style:style style:name="T292" style:family="text">
      <style:text-properties style:use-window-font-color="true" loext:opacity="0%" style:font-name="Calibri1" fo:font-size="10pt" fo:font-weight="normal" officeooo:rsid="04eea174" fo:background-color="transparent" loext:char-shading-value="0" style:font-name-asian="Calibri1" style:font-size-asian="10pt" style:font-name-complex="Calibri1" style:font-size-complex="10pt"/>
    </style:style>
    <style:style style:name="T293" style:family="text">
      <style:text-properties style:use-window-font-color="true" loext:opacity="0%" style:font-name="Calibri1" fo:font-size="10pt" fo:font-weight="normal" officeooo:rsid="04efe40a" fo:background-color="transparent" loext:char-shading-value="0" style:font-name-asian="Calibri1" style:font-size-asian="10pt" style:font-name-complex="Calibri1" style:font-size-complex="10pt"/>
    </style:style>
    <style:style style:name="T294" style:family="text">
      <style:text-properties style:use-window-font-color="true" loext:opacity="0%" style:font-name="Calibri1" fo:font-size="10pt" fo:font-weight="normal" officeooo:rsid="04f1bc08" fo:background-color="transparent" loext:char-shading-value="0" style:font-name-asian="Calibri1" style:font-size-asian="10pt" style:font-name-complex="Calibri1" style:font-size-complex="10pt"/>
    </style:style>
    <style:style style:name="T295" style:family="text">
      <style:text-properties style:use-window-font-color="true" loext:opacity="0%" style:font-name="Calibri1" fo:font-size="10pt" fo:font-weight="normal" officeooo:rsid="04f33560" fo:background-color="transparent" loext:char-shading-value="0" style:font-name-asian="Calibri1" style:font-size-asian="10pt" style:font-name-complex="Calibri1" style:font-size-complex="10pt"/>
    </style:style>
    <style:style style:name="T296" style:family="text">
      <style:text-properties style:use-window-font-color="true" loext:opacity="0%" style:font-name="Calibri1" fo:font-size="10pt" fo:font-weight="normal" officeooo:rsid="04f4f6b8" fo:background-color="transparent" loext:char-shading-value="0" style:font-name-asian="Calibri1" style:font-size-asian="10pt" style:font-name-complex="Calibri1" style:font-size-complex="10pt"/>
    </style:style>
    <style:style style:name="T297" style:family="text">
      <style:text-properties style:use-window-font-color="true" loext:opacity="0%" style:font-name="Calibri1" fo:font-size="10pt" fo:font-weight="normal" officeooo:rsid="04f5810e" fo:background-color="transparent" loext:char-shading-value="0" style:font-name-asian="Calibri1" style:font-size-asian="10pt" style:font-name-complex="Calibri1" style:font-size-complex="10pt"/>
    </style:style>
    <style:style style:name="T298" style:family="text">
      <style:text-properties style:use-window-font-color="true" loext:opacity="0%" style:font-name="Calibri1" fo:font-size="10pt" fo:font-weight="normal" officeooo:rsid="04f6e816" fo:background-color="transparent" loext:char-shading-value="0" style:font-name-asian="Calibri1" style:font-size-asian="10pt" style:font-name-complex="Calibri1" style:font-size-complex="10pt"/>
    </style:style>
    <style:style style:name="T299" style:family="text">
      <style:text-properties style:use-window-font-color="true" loext:opacity="0%" style:font-name="Calibri1" fo:font-size="10pt" fo:font-weight="normal" officeooo:rsid="04fa9897" fo:background-color="transparent" loext:char-shading-value="0" style:font-name-asian="Calibri1" style:font-size-asian="10pt" style:font-name-complex="Calibri1" style:font-size-complex="10pt"/>
    </style:style>
    <style:style style:name="T300" style:family="text">
      <style:text-properties style:use-window-font-color="true" loext:opacity="0%" style:font-name="Calibri1" fo:font-size="10pt" fo:font-weight="normal" officeooo:rsid="04fdbfbf" fo:background-color="transparent" loext:char-shading-value="0" style:font-name-asian="Calibri1" style:font-size-asian="10pt" style:font-name-complex="Calibri1" style:font-size-complex="10pt"/>
    </style:style>
    <style:style style:name="T301" style:family="text">
      <style:text-properties style:use-window-font-color="true" loext:opacity="0%" style:font-name="Calibri1" fo:font-size="10pt" fo:font-weight="normal" officeooo:rsid="04ff831c" fo:background-color="transparent" loext:char-shading-value="0" style:font-name-asian="Calibri1" style:font-size-asian="10pt" style:font-name-complex="Calibri1" style:font-size-complex="10pt"/>
    </style:style>
    <style:style style:name="T302" style:family="text">
      <style:text-properties style:use-window-font-color="true" loext:opacity="0%" style:font-name="Calibri1" fo:font-size="10pt" fo:font-weight="normal" officeooo:rsid="050116a3" fo:background-color="transparent" loext:char-shading-value="0" style:font-name-asian="Calibri1" style:font-size-asian="10pt" style:font-name-complex="Calibri1" style:font-size-complex="10pt"/>
    </style:style>
    <style:style style:name="T303" style:family="text">
      <style:text-properties style:use-window-font-color="true" loext:opacity="0%" style:font-name="Calibri1" fo:font-size="10pt" fo:font-weight="normal" officeooo:rsid="050262b5" fo:background-color="transparent" loext:char-shading-value="0" style:font-name-asian="Calibri1" style:font-size-asian="10pt" style:font-name-complex="Calibri1" style:font-size-complex="10pt"/>
    </style:style>
    <style:style style:name="T304" style:family="text">
      <style:text-properties style:use-window-font-color="true" loext:opacity="0%" style:font-name="Calibri1" fo:font-size="10pt" fo:font-weight="normal" officeooo:rsid="0503d612" fo:background-color="transparent" loext:char-shading-value="0" style:font-name-asian="Calibri1" style:font-size-asian="10pt" style:font-name-complex="Calibri1" style:font-size-complex="10pt"/>
    </style:style>
    <style:style style:name="T305" style:family="text">
      <style:text-properties style:use-window-font-color="true" loext:opacity="0%" style:font-name="Calibri1" fo:font-size="10pt" fo:font-weight="normal" officeooo:rsid="0504880e" fo:background-color="transparent" loext:char-shading-value="0" style:font-name-asian="Calibri1" style:font-size-asian="10pt" style:font-name-complex="Calibri1" style:font-size-complex="10pt"/>
    </style:style>
    <style:style style:name="T306" style:family="text">
      <style:text-properties style:use-window-font-color="true" loext:opacity="0%" style:font-name="Calibri1" fo:font-size="10pt" fo:font-weight="normal" officeooo:rsid="05053fdb" fo:background-color="transparent" loext:char-shading-value="0" style:font-name-asian="Calibri1" style:font-size-asian="10pt" style:font-name-complex="Calibri1" style:font-size-complex="10pt"/>
    </style:style>
    <style:style style:name="T307" style:family="text">
      <style:text-properties style:use-window-font-color="true" loext:opacity="0%" style:font-name="Calibri1" fo:font-size="10pt" fo:font-weight="normal" officeooo:rsid="0506456e" fo:background-color="transparent" loext:char-shading-value="0" style:font-name-asian="Calibri1" style:font-size-asian="10pt" style:font-name-complex="Calibri1" style:font-size-complex="10pt"/>
    </style:style>
    <style:style style:name="T308" style:family="text">
      <style:text-properties style:use-window-font-color="true" loext:opacity="0%" style:font-name="Calibri1" fo:font-size="10pt" fo:font-weight="normal" officeooo:rsid="05067514" fo:background-color="transparent" loext:char-shading-value="0" style:font-name-asian="Calibri1" style:font-size-asian="10pt" style:font-name-complex="Calibri1" style:font-size-complex="10pt"/>
    </style:style>
    <style:style style:name="T309" style:family="text">
      <style:text-properties style:use-window-font-color="true" loext:opacity="0%" style:font-name="Calibri1" fo:font-size="10pt" fo:font-weight="normal" officeooo:rsid="05085417" fo:background-color="transparent" loext:char-shading-value="0" style:font-name-asian="Calibri1" style:font-size-asian="10pt" style:font-name-complex="Calibri1" style:font-size-complex="10pt"/>
    </style:style>
    <style:style style:name="T310" style:family="text">
      <style:text-properties style:use-window-font-color="true" loext:opacity="0%" style:font-name="Calibri1" fo:font-size="10pt" fo:font-weight="normal" officeooo:rsid="050a3ebf" fo:background-color="transparent" loext:char-shading-value="0" style:font-name-asian="Calibri1" style:font-size-asian="10pt" style:font-name-complex="Calibri1" style:font-size-complex="10pt"/>
    </style:style>
    <style:style style:name="T311" style:family="text">
      <style:text-properties style:use-window-font-color="true" loext:opacity="0%" style:font-name="Calibri1" fo:font-size="10pt" fo:font-weight="normal" officeooo:rsid="050c3314" fo:background-color="transparent" loext:char-shading-value="0" style:font-name-asian="Calibri1" style:font-size-asian="10pt" style:font-name-complex="Calibri1" style:font-size-complex="10pt"/>
    </style:style>
    <style:style style:name="T312" style:family="text">
      <style:text-properties style:use-window-font-color="true" loext:opacity="0%" style:font-name="Calibri1" fo:font-size="10pt" fo:font-weight="normal" officeooo:rsid="050c6966" fo:background-color="transparent" loext:char-shading-value="0" style:font-name-asian="Calibri1" style:font-size-asian="10pt" style:font-name-complex="Calibri1" style:font-size-complex="10pt"/>
    </style:style>
    <style:style style:name="T313" style:family="text">
      <style:text-properties style:use-window-font-color="true" loext:opacity="0%" style:font-name="Calibri1" fo:font-size="10pt" fo:font-weight="normal" officeooo:rsid="050ca41d" fo:background-color="transparent" loext:char-shading-value="0" style:font-name-asian="Calibri1" style:font-size-asian="10pt" style:font-name-complex="Calibri1" style:font-size-complex="10pt"/>
    </style:style>
    <style:style style:name="T314" style:family="text">
      <style:text-properties style:use-window-font-color="true" loext:opacity="0%" style:font-name="Calibri1" fo:font-size="10pt" fo:font-weight="normal" officeooo:rsid="050d57de" fo:background-color="transparent" loext:char-shading-value="0" style:font-name-asian="Calibri1" style:font-size-asian="10pt" style:font-name-complex="Calibri1" style:font-size-complex="10pt"/>
    </style:style>
    <style:style style:name="T315" style:family="text">
      <style:text-properties style:use-window-font-color="true" loext:opacity="0%" style:font-name="Calibri1" fo:font-size="10pt" fo:font-weight="normal" officeooo:rsid="050ead6e" fo:background-color="transparent" loext:char-shading-value="0" style:font-name-asian="Calibri1" style:font-size-asian="10pt" style:font-name-complex="Calibri1" style:font-size-complex="10pt"/>
    </style:style>
    <style:style style:name="T316" style:family="text">
      <style:text-properties style:use-window-font-color="true" loext:opacity="0%" style:font-name="Calibri1" fo:font-size="10pt" fo:font-weight="normal" officeooo:rsid="051047f1" fo:background-color="transparent" loext:char-shading-value="0" style:font-name-asian="Calibri1" style:font-size-asian="10pt" style:font-name-complex="Calibri1" style:font-size-complex="10pt"/>
    </style:style>
    <style:style style:name="T317" style:family="text">
      <style:text-properties style:use-window-font-color="true" loext:opacity="0%" style:font-name="Calibri1" fo:font-size="10pt" fo:font-weight="normal" officeooo:rsid="05126a05" fo:background-color="transparent" loext:char-shading-value="0" style:font-name-asian="Calibri1" style:font-size-asian="10pt" style:font-name-complex="Calibri1" style:font-size-complex="10pt"/>
    </style:style>
    <style:style style:name="T318" style:family="text">
      <style:text-properties style:use-window-font-color="true" loext:opacity="0%" style:font-name="Calibri1" fo:font-size="10pt" fo:font-weight="normal" officeooo:rsid="0514d2f3" fo:background-color="transparent" loext:char-shading-value="0" style:font-name-asian="Calibri1" style:font-size-asian="10pt" style:font-name-complex="Calibri1" style:font-size-complex="10pt"/>
    </style:style>
    <style:style style:name="T319" style:family="text">
      <style:text-properties style:use-window-font-color="true" loext:opacity="0%" style:font-name="Calibri1" fo:font-size="10pt" fo:font-weight="normal" officeooo:rsid="0518a68c" fo:background-color="transparent" loext:char-shading-value="0" style:font-name-asian="Calibri1" style:font-size-asian="10pt" style:font-name-complex="Calibri1" style:font-size-complex="10pt"/>
    </style:style>
    <style:style style:name="T320" style:family="text">
      <style:text-properties style:use-window-font-color="true" loext:opacity="0%" style:font-name="Calibri1" fo:font-size="10pt" fo:font-weight="normal" officeooo:rsid="051d0870" fo:background-color="transparent" loext:char-shading-value="0" style:font-name-asian="Calibri1" style:font-size-asian="10pt" style:font-name-complex="Calibri1" style:font-size-complex="10pt"/>
    </style:style>
    <style:style style:name="T321" style:family="text">
      <style:text-properties style:use-window-font-color="true" loext:opacity="0%" style:font-name="Calibri1" fo:font-size="10pt" fo:font-weight="normal" officeooo:rsid="051921f0" fo:background-color="transparent" loext:char-shading-value="0" style:font-name-asian="Calibri1" style:font-size-asian="10pt" style:font-name-complex="Calibri1" style:font-size-complex="10pt"/>
    </style:style>
    <style:style style:name="T322" style:family="text">
      <style:text-properties style:use-window-font-color="true" loext:opacity="0%" style:font-name="Calibri1" fo:font-size="10pt" fo:font-weight="normal" officeooo:rsid="051abc98" fo:background-color="transparent" loext:char-shading-value="0" style:font-name-asian="Calibri1" style:font-size-asian="10pt" style:font-name-complex="Calibri1" style:font-size-complex="10pt"/>
    </style:style>
    <style:style style:name="T323" style:family="text">
      <style:text-properties style:use-window-font-color="true" loext:opacity="0%" style:font-name="Calibri1" fo:font-size="10pt" fo:font-weight="normal" officeooo:rsid="051c3dc9" fo:background-color="transparent" loext:char-shading-value="0" style:font-name-asian="Calibri1" style:font-size-asian="10pt" style:font-name-complex="Calibri1" style:font-size-complex="10pt"/>
    </style:style>
    <style:style style:name="T324" style:family="text">
      <style:text-properties style:use-window-font-color="true" loext:opacity="0%" style:font-name="Calibri1" fo:font-size="10pt" fo:font-weight="normal" officeooo:rsid="044ae0d0" fo:background-color="transparent" loext:char-shading-value="0" style:font-name-asian="Calibri1" style:font-size-asian="10pt" style:font-name-complex="Calibri1" style:font-size-complex="10pt"/>
    </style:style>
    <style:style style:name="T325" style:family="text">
      <style:text-properties style:use-window-font-color="true" loext:opacity="0%" style:font-name="Calibri1" fo:font-size="10pt" fo:font-weight="normal" officeooo:rsid="051f5c2f" fo:background-color="transparent" loext:char-shading-value="0" style:font-name-asian="Calibri1" style:font-size-asian="10pt" style:font-name-complex="Calibri1" style:font-size-complex="10pt"/>
    </style:style>
    <style:style style:name="T326" style:family="text">
      <style:text-properties style:use-window-font-color="true" loext:opacity="0%" style:font-name="Calibri1" fo:font-size="10pt" fo:font-weight="normal" officeooo:rsid="0520f659" fo:background-color="transparent" loext:char-shading-value="0" style:font-name-asian="Calibri1" style:font-size-asian="10pt" style:font-name-complex="Calibri1" style:font-size-complex="10pt"/>
    </style:style>
    <style:style style:name="T327" style:family="text">
      <style:text-properties style:use-window-font-color="true" loext:opacity="0%" style:font-name="Calibri1" fo:font-size="10pt" fo:font-weight="normal" officeooo:rsid="052292c3" fo:background-color="transparent" loext:char-shading-value="0" style:font-name-asian="Calibri1" style:font-size-asian="10pt" style:font-name-complex="Calibri1" style:font-size-complex="10pt"/>
    </style:style>
    <style:style style:name="T328" style:family="text">
      <style:text-properties style:use-window-font-color="true" loext:opacity="0%" style:font-name="Calibri1" fo:font-size="10pt" fo:font-weight="normal" officeooo:rsid="05248f4c" fo:background-color="transparent" loext:char-shading-value="0" style:font-name-asian="Calibri1" style:font-size-asian="10pt" style:font-name-complex="Calibri1" style:font-size-complex="10pt"/>
    </style:style>
    <style:style style:name="T329" style:family="text">
      <style:text-properties style:use-window-font-color="true" loext:opacity="0%" style:font-name="Calibri1" fo:font-size="10pt" fo:font-weight="normal" officeooo:rsid="052574d0" fo:background-color="transparent" loext:char-shading-value="0" style:font-name-asian="Calibri1" style:font-size-asian="10pt" style:font-name-complex="Calibri1" style:font-size-complex="10pt"/>
    </style:style>
    <style:style style:name="T330" style:family="text">
      <style:text-properties style:use-window-font-color="true" loext:opacity="0%" style:font-name="Calibri1" fo:font-size="10pt" fo:font-weight="normal" officeooo:rsid="0525a4e6" fo:background-color="transparent" loext:char-shading-value="0" style:font-name-asian="Calibri1" style:font-size-asian="10pt" style:font-name-complex="Calibri1" style:font-size-complex="10pt"/>
    </style:style>
    <style:style style:name="T331" style:family="text">
      <style:text-properties style:use-window-font-color="true" loext:opacity="0%" style:font-name="Calibri1" fo:font-size="10pt" fo:font-weight="normal" officeooo:rsid="05260625" fo:background-color="transparent" loext:char-shading-value="0" style:font-name-asian="Calibri1" style:font-size-asian="10pt" style:font-name-complex="Calibri1" style:font-size-complex="10pt"/>
    </style:style>
    <style:style style:name="T332" style:family="text">
      <style:text-properties style:use-window-font-color="true" loext:opacity="0%" style:font-name="Calibri1" fo:font-size="10pt" fo:font-weight="normal" officeooo:rsid="052958cc" fo:background-color="transparent" loext:char-shading-value="0" style:font-name-asian="Calibri1" style:font-size-asian="10pt" style:font-name-complex="Calibri1" style:font-size-complex="10pt"/>
    </style:style>
    <style:style style:name="T333" style:family="text">
      <style:text-properties style:use-window-font-color="true" loext:opacity="0%" style:font-name="Calibri1" fo:font-size="10pt" fo:font-weight="normal" officeooo:rsid="052ac9c1" fo:background-color="transparent" loext:char-shading-value="0" style:font-name-asian="Calibri1" style:font-size-asian="10pt" style:font-name-complex="Calibri1" style:font-size-complex="10pt"/>
    </style:style>
    <style:style style:name="T334" style:family="text">
      <style:text-properties style:use-window-font-color="true" loext:opacity="0%" style:font-name="Calibri1" fo:font-size="10pt" fo:font-weight="normal" officeooo:rsid="052bfa13" fo:background-color="transparent" loext:char-shading-value="0" style:font-name-asian="Calibri1" style:font-size-asian="10pt" style:font-name-complex="Calibri1" style:font-size-complex="10pt"/>
    </style:style>
    <style:style style:name="T335" style:family="text">
      <style:text-properties style:use-window-font-color="true" loext:opacity="0%" style:font-name="Calibri1" fo:font-size="10pt" fo:font-weight="normal" officeooo:rsid="052c6646" fo:background-color="transparent" loext:char-shading-value="0" style:font-name-asian="Calibri1" style:font-size-asian="10pt" style:font-name-complex="Calibri1" style:font-size-complex="10pt"/>
    </style:style>
    <style:style style:name="T336" style:family="text">
      <style:text-properties style:use-window-font-color="true" loext:opacity="0%" style:font-name="Calibri1" fo:font-size="10pt" fo:font-weight="normal" officeooo:rsid="052fe858" fo:background-color="transparent" loext:char-shading-value="0" style:font-name-asian="Calibri1" style:font-size-asian="10pt" style:font-name-complex="Calibri1" style:font-size-complex="10pt"/>
    </style:style>
    <style:style style:name="T337" style:family="text">
      <style:text-properties style:use-window-font-color="true" loext:opacity="0%" style:font-name="Calibri1" fo:font-size="10pt" fo:font-weight="normal" officeooo:rsid="052eabea" fo:background-color="transparent" loext:char-shading-value="0" style:font-name-asian="Calibri1" style:font-size-asian="10pt" style:font-name-complex="Calibri1" style:font-size-complex="10pt"/>
    </style:style>
    <style:style style:name="T338" style:family="text">
      <style:text-properties style:use-window-font-color="true" loext:opacity="0%" style:font-name="Calibri1" fo:font-size="10pt" fo:font-weight="normal" officeooo:rsid="053247b9" fo:background-color="transparent" loext:char-shading-value="0" style:font-name-asian="Calibri1" style:font-size-asian="10pt" style:font-name-complex="Calibri1" style:font-size-complex="10pt"/>
    </style:style>
    <style:style style:name="T339" style:family="text">
      <style:text-properties style:use-window-font-color="true" loext:opacity="0%" style:font-name="Calibri1" fo:font-size="10pt" fo:font-weight="normal" officeooo:rsid="05373631" fo:background-color="transparent" loext:char-shading-value="0" style:font-name-asian="Calibri1" style:font-size-asian="10pt" style:font-name-complex="Calibri1" style:font-size-complex="10pt"/>
    </style:style>
    <style:style style:name="T340" style:family="text">
      <style:text-properties style:use-window-font-color="true" loext:opacity="0%" style:font-name="Calibri1" fo:font-size="10pt" fo:font-weight="normal" officeooo:rsid="0533e4fb" fo:background-color="transparent" loext:char-shading-value="0" style:font-name-asian="Calibri1" style:font-size-asian="10pt" style:font-name-complex="Calibri1" style:font-size-complex="10pt"/>
    </style:style>
    <style:style style:name="T341" style:family="text">
      <style:text-properties style:use-window-font-color="true" loext:opacity="0%" style:font-name="Calibri1" fo:font-size="10pt" fo:font-weight="normal" officeooo:rsid="05359ea9" fo:background-color="transparent" loext:char-shading-value="0" style:font-name-asian="Calibri1" style:font-size-asian="10pt" style:font-name-complex="Calibri1" style:font-size-complex="10pt"/>
    </style:style>
    <style:style style:name="T342" style:family="text">
      <style:text-properties style:use-window-font-color="true" loext:opacity="0%" style:font-name="Calibri1" fo:font-size="10pt" fo:font-weight="normal" officeooo:rsid="053a9944" fo:background-color="transparent" loext:char-shading-value="0" style:font-name-asian="Calibri1" style:font-size-asian="10pt" style:font-name-complex="Calibri1" style:font-size-complex="10pt"/>
    </style:style>
    <style:style style:name="T343" style:family="text">
      <style:text-properties style:use-window-font-color="true" loext:opacity="0%" style:font-name="Calibri1" fo:font-size="10pt" fo:font-weight="normal" officeooo:rsid="053c3491" fo:background-color="transparent" loext:char-shading-value="0" style:font-name-asian="Calibri1" style:font-size-asian="10pt" style:font-name-complex="Calibri1" style:font-size-complex="10pt"/>
    </style:style>
    <style:style style:name="T344" style:family="text">
      <style:text-properties style:use-window-font-color="true" loext:opacity="0%" style:font-name="Calibri1" fo:font-size="10pt" fo:font-weight="normal" officeooo:rsid="053cddc5" fo:background-color="transparent" loext:char-shading-value="0" style:font-name-asian="Calibri1" style:font-size-asian="10pt" style:font-name-complex="Calibri1" style:font-size-complex="10pt"/>
    </style:style>
    <style:style style:name="T345" style:family="text">
      <style:text-properties style:use-window-font-color="true" loext:opacity="0%" style:font-name="Calibri1" fo:font-size="10pt" fo:font-weight="normal" officeooo:rsid="053d8218" fo:background-color="transparent" loext:char-shading-value="0" style:font-name-asian="Calibri1" style:font-size-asian="10pt" style:font-name-complex="Calibri1" style:font-size-complex="10pt"/>
    </style:style>
    <style:style style:name="T346" style:family="text">
      <style:text-properties style:use-window-font-color="true" loext:opacity="0%" style:font-name="Calibri1" fo:font-size="10pt" fo:font-weight="normal" officeooo:rsid="053dd26f" fo:background-color="transparent" loext:char-shading-value="0" style:font-name-asian="Calibri1" style:font-size-asian="10pt" style:font-name-complex="Calibri1" style:font-size-complex="10pt"/>
    </style:style>
    <style:style style:name="T347" style:family="text">
      <style:text-properties style:use-window-font-color="true" loext:opacity="0%" style:font-name="Calibri1" fo:font-size="10pt" fo:font-weight="normal" officeooo:rsid="0540536f" fo:background-color="transparent" loext:char-shading-value="0" style:font-name-asian="Calibri1" style:font-size-asian="10pt" style:font-name-complex="Calibri1" style:font-size-complex="10pt"/>
    </style:style>
    <style:style style:name="T348" style:family="text">
      <style:text-properties style:use-window-font-color="true" loext:opacity="0%" style:font-name="Calibri1" fo:font-size="10pt" fo:font-weight="normal" officeooo:rsid="05405f6c" fo:background-color="transparent" loext:char-shading-value="0" style:font-name-asian="Calibri1" style:font-size-asian="10pt" style:font-name-complex="Calibri1" style:font-size-complex="10pt"/>
    </style:style>
    <style:style style:name="T349" style:family="text">
      <style:text-properties style:use-window-font-color="true" loext:opacity="0%" style:font-name="Calibri1" fo:font-size="10pt" fo:font-weight="normal" officeooo:rsid="054229c7" fo:background-color="transparent" loext:char-shading-value="0" style:font-name-asian="Calibri1" style:font-size-asian="10pt" style:font-name-complex="Calibri1" style:font-size-complex="10pt"/>
    </style:style>
    <style:style style:name="T350" style:family="text">
      <style:text-properties style:use-window-font-color="true" loext:opacity="0%" style:font-name="Calibri1" fo:font-size="10pt" fo:font-weight="normal" officeooo:rsid="054265d2" fo:background-color="transparent" loext:char-shading-value="0" style:font-name-asian="Calibri1" style:font-size-asian="10pt" style:font-name-complex="Calibri1" style:font-size-complex="10pt"/>
    </style:style>
    <style:style style:name="T351" style:family="text">
      <style:text-properties style:use-window-font-color="true" loext:opacity="0%" style:font-name="Calibri1" fo:font-size="10pt" fo:font-weight="normal" officeooo:rsid="05437837" fo:background-color="transparent" loext:char-shading-value="0" style:font-name-asian="Calibri1" style:font-size-asian="10pt" style:font-name-complex="Calibri1" style:font-size-complex="10pt"/>
    </style:style>
    <style:style style:name="T352" style:family="text">
      <style:text-properties style:use-window-font-color="true" loext:opacity="0%" style:font-name="Calibri1" fo:font-size="10pt" fo:font-weight="normal" officeooo:rsid="0544a713" fo:background-color="transparent" loext:char-shading-value="0" style:font-name-asian="Calibri1" style:font-size-asian="10pt" style:font-name-complex="Calibri1" style:font-size-complex="10pt"/>
    </style:style>
    <style:style style:name="T353" style:family="text">
      <style:text-properties style:use-window-font-color="true" loext:opacity="0%" style:font-name="Calibri1" fo:font-size="10pt" fo:font-weight="normal" officeooo:rsid="0546616c" fo:background-color="transparent" loext:char-shading-value="0" style:font-name-asian="Calibri1" style:font-size-asian="10pt" style:font-name-complex="Calibri1" style:font-size-complex="10pt"/>
    </style:style>
    <style:style style:name="T354" style:family="text">
      <style:text-properties style:use-window-font-color="true" loext:opacity="0%" style:font-name="Calibri1" fo:font-size="10pt" fo:font-weight="normal" officeooo:rsid="05470b98" fo:background-color="transparent" loext:char-shading-value="0" style:font-name-asian="Calibri1" style:font-size-asian="10pt" style:font-name-complex="Calibri1" style:font-size-complex="10pt"/>
    </style:style>
    <style:style style:name="T355" style:family="text">
      <style:text-properties style:use-window-font-color="true" loext:opacity="0%" style:font-name="Calibri1" fo:font-size="10pt" fo:font-weight="normal" officeooo:rsid="0547c49d" fo:background-color="transparent" loext:char-shading-value="0" style:font-name-asian="Calibri1" style:font-size-asian="10pt" style:font-name-complex="Calibri1" style:font-size-complex="10pt"/>
    </style:style>
    <style:style style:name="T356" style:family="text">
      <style:text-properties style:use-window-font-color="true" loext:opacity="0%" style:font-name="Calibri1" fo:font-size="10pt" fo:font-weight="normal" officeooo:rsid="0548ddc0" fo:background-color="transparent" loext:char-shading-value="0" style:font-name-asian="Calibri1" style:font-size-asian="10pt" style:font-name-complex="Calibri1" style:font-size-complex="10pt"/>
    </style:style>
    <style:style style:name="T357" style:family="text">
      <style:text-properties style:use-window-font-color="true" loext:opacity="0%" style:font-name="Calibri1" fo:font-size="10pt" fo:font-weight="normal" officeooo:rsid="0549457b" fo:background-color="transparent" loext:char-shading-value="0" style:font-name-asian="Calibri1" style:font-size-asian="10pt" style:font-name-complex="Calibri1" style:font-size-complex="10pt"/>
    </style:style>
    <style:style style:name="T358" style:family="text">
      <style:text-properties style:use-window-font-color="true" loext:opacity="0%" style:font-name="Calibri1" fo:font-size="10pt" fo:font-weight="normal" officeooo:rsid="054a0e25" fo:background-color="transparent" loext:char-shading-value="0" style:font-name-asian="Calibri1" style:font-size-asian="10pt" style:font-name-complex="Calibri1" style:font-size-complex="10pt"/>
    </style:style>
    <style:style style:name="T359" style:family="text">
      <style:text-properties style:use-window-font-color="true" loext:opacity="0%" style:font-name="Calibri1" fo:font-size="10pt" fo:font-weight="normal" officeooo:rsid="054ae7dd" fo:background-color="transparent" loext:char-shading-value="0" style:font-name-asian="Calibri1" style:font-size-asian="10pt" style:font-name-complex="Calibri1" style:font-size-complex="10pt"/>
    </style:style>
    <style:style style:name="T360" style:family="text">
      <style:text-properties style:use-window-font-color="true" loext:opacity="0%" style:font-name="Calibri1" fo:font-size="10pt" fo:font-weight="normal" officeooo:rsid="054c47dd" fo:background-color="transparent" loext:char-shading-value="0" style:font-name-asian="Calibri1" style:font-size-asian="10pt" style:font-name-complex="Calibri1" style:font-size-complex="10pt"/>
    </style:style>
    <style:style style:name="T361" style:family="text">
      <style:text-properties style:use-window-font-color="true" loext:opacity="0%" style:font-name="Calibri1" fo:font-size="10pt" fo:font-weight="normal" officeooo:rsid="054f0579" fo:background-color="transparent" loext:char-shading-value="0" style:font-name-asian="Calibri1" style:font-size-asian="10pt" style:font-name-complex="Calibri1" style:font-size-complex="10pt"/>
    </style:style>
    <style:style style:name="T362" style:family="text">
      <style:text-properties style:use-window-font-color="true" loext:opacity="0%" style:font-name="Calibri1" fo:font-size="10pt" fo:font-weight="normal" officeooo:rsid="054f22a5" fo:background-color="transparent" loext:char-shading-value="0" style:font-name-asian="Calibri1" style:font-size-asian="10pt" style:font-name-complex="Calibri1" style:font-size-complex="10pt"/>
    </style:style>
    <style:style style:name="T363" style:family="text">
      <style:text-properties style:use-window-font-color="true" loext:opacity="0%" style:font-name="Calibri1" fo:font-size="10pt" fo:font-weight="normal" officeooo:rsid="054f9f4f" fo:background-color="transparent" loext:char-shading-value="0" style:font-name-asian="Calibri1" style:font-size-asian="10pt" style:font-name-complex="Calibri1" style:font-size-complex="10pt"/>
    </style:style>
    <style:style style:name="T364" style:family="text">
      <style:text-properties style:use-window-font-color="true" loext:opacity="0%" style:font-name="Calibri1" fo:font-size="10pt" fo:font-weight="normal" officeooo:rsid="0550e629" fo:background-color="transparent" loext:char-shading-value="0" style:font-name-asian="Calibri1" style:font-size-asian="10pt" style:font-name-complex="Calibri1" style:font-size-complex="10pt"/>
    </style:style>
    <style:style style:name="T365" style:family="text">
      <style:text-properties style:use-window-font-color="true" loext:opacity="0%" style:font-name="Calibri1" fo:font-size="10pt" fo:font-weight="normal" officeooo:rsid="0551d18e" fo:background-color="transparent" loext:char-shading-value="0" style:font-name-asian="Calibri1" style:font-size-asian="10pt" style:font-name-complex="Calibri1" style:font-size-complex="10pt"/>
    </style:style>
    <style:style style:name="T366" style:family="text">
      <style:text-properties style:use-window-font-color="true" loext:opacity="0%" style:font-name="Calibri1" fo:font-size="10pt" fo:font-weight="normal" officeooo:rsid="0553afad" fo:background-color="transparent" loext:char-shading-value="0" style:font-name-asian="Calibri1" style:font-size-asian="10pt" style:font-name-complex="Calibri1" style:font-size-complex="10pt"/>
    </style:style>
    <style:style style:name="T367" style:family="text">
      <style:text-properties style:use-window-font-color="true" loext:opacity="0%" style:font-name="Calibri1" fo:font-size="10pt" fo:font-weight="normal" officeooo:rsid="0553cb91" fo:background-color="transparent" loext:char-shading-value="0" style:font-name-asian="Calibri1" style:font-size-asian="10pt" style:font-name-complex="Calibri1" style:font-size-complex="10pt"/>
    </style:style>
    <style:style style:name="T368" style:family="text">
      <style:text-properties style:use-window-font-color="true" loext:opacity="0%" style:font-name="Calibri1" fo:font-size="10pt" fo:font-weight="normal" officeooo:rsid="05556300" fo:background-color="transparent" loext:char-shading-value="0" style:font-name-asian="Calibri1" style:font-size-asian="10pt" style:font-name-complex="Calibri1" style:font-size-complex="10pt"/>
    </style:style>
    <style:style style:name="T369" style:family="text">
      <style:text-properties style:use-window-font-color="true" loext:opacity="0%" style:font-name="Calibri1" fo:font-size="10pt" fo:font-weight="normal" officeooo:rsid="05571d9e" fo:background-color="transparent" loext:char-shading-value="0" style:font-name-asian="Calibri1" style:font-size-asian="10pt" style:font-name-complex="Calibri1" style:font-size-complex="10pt"/>
    </style:style>
    <style:style style:name="T370" style:family="text">
      <style:text-properties style:use-window-font-color="true" loext:opacity="0%" style:font-name="Calibri1" fo:font-size="10pt" fo:font-weight="normal" officeooo:rsid="05575610" fo:background-color="transparent" loext:char-shading-value="0" style:font-name-asian="Calibri1" style:font-size-asian="10pt" style:font-name-complex="Calibri1" style:font-size-complex="10pt"/>
    </style:style>
    <style:style style:name="T371" style:family="text">
      <style:text-properties style:use-window-font-color="true" loext:opacity="0%" style:font-name="Calibri1" fo:font-size="10pt" fo:font-weight="normal" officeooo:rsid="0557f776" fo:background-color="transparent" loext:char-shading-value="0" style:font-name-asian="Calibri1" style:font-size-asian="10pt" style:font-name-complex="Calibri1" style:font-size-complex="10pt"/>
    </style:style>
    <style:style style:name="T372" style:family="text">
      <style:text-properties style:use-window-font-color="true" loext:opacity="0%" style:font-name="Calibri1" fo:font-size="10pt" fo:font-weight="normal" officeooo:rsid="05582b82" fo:background-color="transparent" loext:char-shading-value="0" style:font-name-asian="Calibri1" style:font-size-asian="10pt" style:font-name-complex="Calibri1" style:font-size-complex="10pt"/>
    </style:style>
    <style:style style:name="T373" style:family="text">
      <style:text-properties style:use-window-font-color="true" loext:opacity="0%" style:font-name="Calibri1" fo:font-size="10pt" fo:font-weight="normal" officeooo:rsid="05588869" fo:background-color="transparent" loext:char-shading-value="0" style:font-name-asian="Calibri1" style:font-size-asian="10pt" style:font-name-complex="Calibri1" style:font-size-complex="10pt"/>
    </style:style>
    <style:style style:name="T374" style:family="text">
      <style:text-properties style:use-window-font-color="true" loext:opacity="0%" style:font-name="Calibri1" fo:font-size="10pt" fo:font-weight="normal" officeooo:rsid="0559246f" fo:background-color="transparent" loext:char-shading-value="0" style:font-name-asian="Calibri1" style:font-size-asian="10pt" style:font-name-complex="Calibri1" style:font-size-complex="10pt"/>
    </style:style>
    <style:style style:name="T375" style:family="text">
      <style:text-properties style:use-window-font-color="true" loext:opacity="0%" style:font-name="Calibri1" fo:font-size="10pt" fo:font-weight="normal" officeooo:rsid="0559650b" fo:background-color="transparent" loext:char-shading-value="0" style:font-name-asian="Calibri1" style:font-size-asian="10pt" style:font-name-complex="Calibri1" style:font-size-complex="10pt"/>
    </style:style>
    <style:style style:name="T376" style:family="text">
      <style:text-properties style:use-window-font-color="true" loext:opacity="0%" style:font-name="Calibri1" fo:font-size="10pt" fo:font-weight="normal" officeooo:rsid="055ab1c7" fo:background-color="transparent" loext:char-shading-value="0" style:font-name-asian="Calibri1" style:font-size-asian="10pt" style:font-name-complex="Calibri1" style:font-size-complex="10pt"/>
    </style:style>
    <style:style style:name="T377" style:family="text">
      <style:text-properties style:use-window-font-color="true" loext:opacity="0%" style:font-name="Calibri1" fo:font-size="10pt" fo:font-weight="normal" officeooo:rsid="055c254b" fo:background-color="transparent" loext:char-shading-value="0" style:font-name-asian="Calibri1" style:font-size-asian="10pt" style:font-name-complex="Calibri1" style:font-size-complex="10pt"/>
    </style:style>
    <style:style style:name="T378" style:family="text">
      <style:text-properties style:use-window-font-color="true" loext:opacity="0%" style:font-name="Calibri1" fo:font-size="10pt" fo:font-weight="normal" officeooo:rsid="055d57dd" fo:background-color="transparent" loext:char-shading-value="0" style:font-name-asian="Calibri1" style:font-size-asian="10pt" style:font-name-complex="Calibri1" style:font-size-complex="10pt"/>
    </style:style>
    <style:style style:name="T379" style:family="text">
      <style:text-properties style:use-window-font-color="true" loext:opacity="0%" style:font-name="Calibri1" fo:font-size="10pt" fo:font-weight="normal" officeooo:rsid="055ffa9a" fo:background-color="transparent" loext:char-shading-value="0" style:font-name-asian="Calibri1" style:font-size-asian="10pt" style:font-name-complex="Calibri1" style:font-size-complex="10pt"/>
    </style:style>
    <style:style style:name="T380" style:family="text">
      <style:text-properties style:use-window-font-color="true" loext:opacity="0%" style:font-name="Calibri1" fo:font-size="10pt" fo:font-weight="normal" officeooo:rsid="05600380" fo:background-color="transparent" loext:char-shading-value="0" style:font-name-asian="Calibri1" style:font-size-asian="10pt" style:font-name-complex="Calibri1" style:font-size-complex="10pt"/>
    </style:style>
    <style:style style:name="T381" style:family="text">
      <style:text-properties style:use-window-font-color="true" loext:opacity="0%" style:font-name="Calibri1" fo:font-size="10pt" fo:font-weight="normal" officeooo:rsid="05608979" fo:background-color="transparent" loext:char-shading-value="0" style:font-name-asian="Calibri1" style:font-size-asian="10pt" style:font-name-complex="Calibri1" style:font-size-complex="10pt"/>
    </style:style>
    <style:style style:name="T382" style:family="text">
      <style:text-properties style:use-window-font-color="true" loext:opacity="0%" style:font-name="Calibri1" fo:font-size="10pt" fo:font-weight="normal" officeooo:rsid="0560b48a" fo:background-color="transparent" loext:char-shading-value="0" style:font-name-asian="Calibri1" style:font-size-asian="10pt" style:font-name-complex="Calibri1" style:font-size-complex="10pt"/>
    </style:style>
    <style:style style:name="T383" style:family="text">
      <style:text-properties style:use-window-font-color="true" loext:opacity="0%" style:font-name="Calibri1" fo:font-size="10pt" fo:font-weight="normal" officeooo:rsid="05624bfc" fo:background-color="transparent" loext:char-shading-value="0" style:font-name-asian="Calibri1" style:font-size-asian="10pt" style:font-name-complex="Calibri1" style:font-size-complex="10pt"/>
    </style:style>
    <style:style style:name="T384" style:family="text">
      <style:text-properties style:use-window-font-color="true" loext:opacity="0%" style:font-name="Calibri1" fo:font-size="10pt" fo:font-weight="normal" officeooo:rsid="0562ccb5" fo:background-color="transparent" loext:char-shading-value="0" style:font-name-asian="Calibri1" style:font-size-asian="10pt" style:font-name-complex="Calibri1" style:font-size-complex="10pt"/>
    </style:style>
    <style:style style:name="T385" style:family="text">
      <style:text-properties style:use-window-font-color="true" loext:opacity="0%" style:font-name="Calibri1" fo:font-size="10pt" fo:font-weight="normal" officeooo:rsid="0563b5ab" fo:background-color="transparent" loext:char-shading-value="0" style:font-name-asian="Calibri1" style:font-size-asian="10pt" style:font-name-complex="Calibri1" style:font-size-complex="10pt"/>
    </style:style>
    <style:style style:name="T386" style:family="text">
      <style:text-properties style:use-window-font-color="true" loext:opacity="0%" style:font-name="Calibri1" fo:font-size="10pt" fo:font-weight="normal" officeooo:rsid="05651e8e" fo:background-color="transparent" loext:char-shading-value="0" style:font-name-asian="Calibri1" style:font-size-asian="10pt" style:font-name-complex="Calibri1" style:font-size-complex="10pt"/>
    </style:style>
    <style:style style:name="T387" style:family="text">
      <style:text-properties style:use-window-font-color="true" loext:opacity="0%" style:font-name="Calibri1" fo:font-size="10pt" fo:font-weight="normal" officeooo:rsid="05670830" fo:background-color="transparent" loext:char-shading-value="0" style:font-name-asian="Calibri1" style:font-size-asian="10pt" style:font-name-complex="Calibri1" style:font-size-complex="10pt"/>
    </style:style>
    <style:style style:name="T388" style:family="text">
      <style:text-properties style:use-window-font-color="true" loext:opacity="0%" style:font-name="Calibri1" fo:font-size="10pt" fo:font-weight="normal" officeooo:rsid="05692c3c" fo:background-color="transparent" loext:char-shading-value="0" style:font-name-asian="Calibri1" style:font-size-asian="10pt" style:font-name-complex="Calibri1" style:font-size-complex="10pt"/>
    </style:style>
    <style:style style:name="T389" style:family="text">
      <style:text-properties style:use-window-font-color="true" loext:opacity="0%" style:font-name="Calibri1" fo:font-size="10pt" fo:font-weight="normal" officeooo:rsid="0569479e" fo:background-color="transparent" loext:char-shading-value="0" style:font-name-asian="Calibri1" style:font-size-asian="10pt" style:font-name-complex="Calibri1" style:font-size-complex="10pt"/>
    </style:style>
    <style:style style:name="T390" style:family="text">
      <style:text-properties style:use-window-font-color="true" loext:opacity="0%" style:font-name="Calibri1" fo:font-size="10pt" fo:font-weight="normal" officeooo:rsid="0569503b" fo:background-color="transparent" loext:char-shading-value="0" style:font-name-asian="Calibri1" style:font-size-asian="10pt" style:font-name-complex="Calibri1" style:font-size-complex="10pt"/>
    </style:style>
    <style:style style:name="T391" style:family="text">
      <style:text-properties style:use-window-font-color="true" loext:opacity="0%" style:font-name="Calibri1" fo:font-size="10pt" fo:font-weight="normal" officeooo:rsid="056ab477" fo:background-color="transparent" loext:char-shading-value="0" style:font-name-asian="Calibri1" style:font-size-asian="10pt" style:font-name-complex="Calibri1" style:font-size-complex="10pt"/>
    </style:style>
    <style:style style:name="T392" style:family="text">
      <style:text-properties style:use-window-font-color="true" loext:opacity="0%" style:font-name="Calibri1" fo:font-size="10pt" fo:font-weight="normal" officeooo:rsid="056c2c29" fo:background-color="transparent" loext:char-shading-value="0" style:font-name-asian="Calibri1" style:font-size-asian="10pt" style:font-name-complex="Calibri1" style:font-size-complex="10pt"/>
    </style:style>
    <style:style style:name="T393" style:family="text">
      <style:text-properties style:use-window-font-color="true" loext:opacity="0%" style:font-name="Calibri1" fo:font-size="10pt" fo:font-weight="normal" officeooo:rsid="056c924a" fo:background-color="transparent" loext:char-shading-value="0" style:font-name-asian="Calibri1" style:font-size-asian="10pt" style:font-name-complex="Calibri1" style:font-size-complex="10pt"/>
    </style:style>
    <style:style style:name="T394" style:family="text">
      <style:text-properties style:use-window-font-color="true" loext:opacity="0%" style:font-name="Calibri1" fo:font-size="10pt" fo:font-weight="normal" officeooo:rsid="056d1ef6" fo:background-color="transparent" loext:char-shading-value="0" style:font-name-asian="Calibri1" style:font-size-asian="10pt" style:font-name-complex="Calibri1" style:font-size-complex="10pt"/>
    </style:style>
    <style:style style:name="T395" style:family="text">
      <style:text-properties style:use-window-font-color="true" loext:opacity="0%" style:font-name="Calibri1" fo:font-size="10pt" fo:font-weight="normal" officeooo:rsid="056e5245" fo:background-color="transparent" loext:char-shading-value="0" style:font-name-asian="Calibri1" style:font-size-asian="10pt" style:font-name-complex="Calibri1" style:font-size-complex="10pt"/>
    </style:style>
    <style:style style:name="T396" style:family="text">
      <style:text-properties style:use-window-font-color="true" loext:opacity="0%" style:font-name="Calibri1" fo:font-size="10pt" fo:font-weight="normal" officeooo:rsid="056ec3f2" fo:background-color="transparent" loext:char-shading-value="0" style:font-name-asian="Calibri1" style:font-size-asian="10pt" style:font-name-complex="Calibri1" style:font-size-complex="10pt"/>
    </style:style>
    <style:style style:name="T397" style:family="text">
      <style:text-properties style:use-window-font-color="true" loext:opacity="0%" style:font-name="Calibri1" fo:font-size="10pt" fo:font-weight="normal" officeooo:rsid="05733997" fo:background-color="transparent" loext:char-shading-value="0" style:font-name-asian="Calibri1" style:font-size-asian="10pt" style:font-name-complex="Calibri1" style:font-size-complex="10pt"/>
    </style:style>
    <style:style style:name="T398" style:family="text">
      <style:text-properties style:use-window-font-color="true" loext:opacity="0%" style:font-name="Calibri1" fo:font-size="10pt" fo:font-weight="normal" officeooo:rsid="05751241" fo:background-color="transparent" loext:char-shading-value="0" style:font-name-asian="Calibri1" style:font-size-asian="10pt" style:font-name-complex="Calibri1" style:font-size-complex="10pt"/>
    </style:style>
    <style:style style:name="T399" style:family="text">
      <style:text-properties style:use-window-font-color="true" loext:opacity="0%" style:font-name="Calibri1" fo:font-size="10pt" fo:font-weight="normal" officeooo:rsid="0575830a" fo:background-color="transparent" loext:char-shading-value="0" style:font-name-asian="Calibri1" style:font-size-asian="10pt" style:font-name-complex="Calibri1" style:font-size-complex="10pt"/>
    </style:style>
    <style:style style:name="T400" style:family="text">
      <style:text-properties style:use-window-font-color="true" loext:opacity="0%" style:font-name="Calibri1" fo:font-size="10pt" fo:font-weight="normal" officeooo:rsid="0575d906" fo:background-color="transparent" loext:char-shading-value="0" style:font-name-asian="Calibri1" style:font-size-asian="10pt" style:font-name-complex="Calibri1" style:font-size-complex="10pt"/>
    </style:style>
    <style:style style:name="T401" style:family="text">
      <style:text-properties style:use-window-font-color="true" loext:opacity="0%" style:font-name="Calibri1" fo:font-size="10pt" fo:font-weight="normal" officeooo:rsid="057a0eae" fo:background-color="transparent" loext:char-shading-value="0" style:font-name-asian="Calibri1" style:font-size-asian="10pt" style:font-name-complex="Calibri1" style:font-size-complex="10pt"/>
    </style:style>
    <style:style style:name="T402" style:family="text">
      <style:text-properties style:use-window-font-color="true" loext:opacity="0%" style:font-name="Calibri1" fo:font-size="10pt" fo:font-weight="normal" officeooo:rsid="057c7500" fo:background-color="transparent" loext:char-shading-value="0" style:font-name-asian="Calibri1" style:font-size-asian="10pt" style:font-name-complex="Calibri1" style:font-size-complex="10pt"/>
    </style:style>
    <style:style style:name="T403" style:family="text">
      <style:text-properties style:use-window-font-color="true" loext:opacity="0%" style:font-name="Calibri1" fo:font-size="10pt" fo:font-weight="normal" officeooo:rsid="057ce4af" fo:background-color="transparent" loext:char-shading-value="0" style:font-name-asian="Calibri1" style:font-size-asian="10pt" style:font-name-complex="Calibri1" style:font-size-complex="10pt"/>
    </style:style>
    <style:style style:name="T404" style:family="text">
      <style:text-properties style:use-window-font-color="true" loext:opacity="0%" style:font-name="Calibri1" fo:font-size="10pt" fo:font-weight="normal" officeooo:rsid="057e2f7d" fo:background-color="transparent" loext:char-shading-value="0" style:font-name-asian="Calibri1" style:font-size-asian="10pt" style:font-name-complex="Calibri1" style:font-size-complex="10pt"/>
    </style:style>
    <style:style style:name="T405" style:family="text">
      <style:text-properties style:use-window-font-color="true" loext:opacity="0%" style:font-name="Calibri1" fo:font-size="10pt" fo:font-weight="normal" officeooo:rsid="057f7a36" fo:background-color="transparent" loext:char-shading-value="0" style:font-name-asian="Calibri1" style:font-size-asian="10pt" style:font-name-complex="Calibri1" style:font-size-complex="10pt"/>
    </style:style>
    <style:style style:name="T406" style:family="text">
      <style:text-properties style:use-window-font-color="true" loext:opacity="0%" style:font-name="Calibri1" fo:font-size="10pt" fo:font-weight="normal" officeooo:rsid="057fce05" fo:background-color="transparent" loext:char-shading-value="0" style:font-name-asian="Calibri1" style:font-size-asian="10pt" style:font-name-complex="Calibri1" style:font-size-complex="10pt"/>
    </style:style>
    <style:style style:name="T407" style:family="text">
      <style:text-properties style:use-window-font-color="true" loext:opacity="0%" style:font-name="Calibri1" fo:font-size="10pt" fo:font-weight="normal" officeooo:rsid="05807826" fo:background-color="transparent" loext:char-shading-value="0" style:font-name-asian="Calibri1" style:font-size-asian="10pt" style:font-name-complex="Calibri1" style:font-size-complex="10pt"/>
    </style:style>
    <style:style style:name="T408" style:family="text">
      <style:text-properties style:use-window-font-color="true" loext:opacity="0%" style:font-name="Calibri1" fo:font-size="10pt" fo:font-weight="normal" officeooo:rsid="058573bb" fo:background-color="transparent" loext:char-shading-value="0" style:font-name-asian="Calibri1" style:font-size-asian="10pt" style:font-name-complex="Calibri1" style:font-size-complex="10pt"/>
    </style:style>
    <style:style style:name="T409" style:family="text">
      <style:text-properties style:use-window-font-color="true" loext:opacity="0%" style:font-name="Calibri1" fo:font-size="10pt" fo:font-weight="normal" officeooo:rsid="058643d3" fo:background-color="transparent" loext:char-shading-value="0" style:font-name-asian="Calibri1" style:font-size-asian="10pt" style:font-name-complex="Calibri1" style:font-size-complex="10pt"/>
    </style:style>
    <style:style style:name="T410" style:family="text">
      <style:text-properties style:use-window-font-color="true" loext:opacity="0%" style:font-name="Calibri1" fo:font-size="10pt" fo:font-weight="normal" officeooo:rsid="0588326f" fo:background-color="transparent" loext:char-shading-value="0" style:font-name-asian="Calibri1" style:font-size-asian="10pt" style:font-name-complex="Calibri1" style:font-size-complex="10pt"/>
    </style:style>
    <style:style style:name="T411" style:family="text">
      <style:text-properties style:use-window-font-color="true" loext:opacity="0%" style:font-name="Calibri1" fo:font-size="10pt" fo:font-weight="normal" officeooo:rsid="05c409a8" fo:background-color="transparent" loext:char-shading-value="0" style:font-name-asian="Calibri1" style:font-size-asian="10pt" style:font-name-complex="Calibri1" style:font-size-complex="10pt"/>
    </style:style>
    <style:style style:name="T412" style:family="text">
      <style:text-properties style:use-window-font-color="true" loext:opacity="0%" style:font-name="Calibri1" fo:font-size="10pt" fo:font-weight="normal" officeooo:rsid="05c58ae2" fo:background-color="transparent" loext:char-shading-value="0" style:font-name-asian="Calibri1" style:font-size-asian="10pt" style:font-name-complex="Calibri1" style:font-size-complex="10pt"/>
    </style:style>
    <style:style style:name="T413" style:family="text">
      <style:text-properties style:use-window-font-color="true" loext:opacity="0%" style:font-name="Calibri1" fo:font-size="10pt" fo:font-weight="normal" officeooo:rsid="05c5d777" fo:background-color="transparent" loext:char-shading-value="0" style:font-name-asian="Calibri1" style:font-size-asian="10pt" style:font-name-complex="Calibri1" style:font-size-complex="10pt"/>
    </style:style>
    <style:style style:name="T414" style:family="text">
      <style:text-properties style:use-window-font-color="true" loext:opacity="0%" style:font-name="Calibri1" fo:font-size="10pt" fo:font-weight="normal" officeooo:rsid="05c6284b" fo:background-color="transparent" loext:char-shading-value="0" style:font-name-asian="Calibri1" style:font-size-asian="10pt" style:font-name-complex="Calibri1" style:font-size-complex="10pt"/>
    </style:style>
    <style:style style:name="T415" style:family="text">
      <style:text-properties style:use-window-font-color="true" loext:opacity="0%" style:font-name="Calibri1" fo:font-size="10pt" fo:font-weight="normal" officeooo:rsid="05c6e995" fo:background-color="transparent" loext:char-shading-value="0" style:font-name-asian="Calibri1" style:font-size-asian="10pt" style:font-name-complex="Calibri1" style:font-size-complex="10pt"/>
    </style:style>
    <style:style style:name="T416" style:family="text">
      <style:text-properties style:use-window-font-color="true" loext:opacity="0%" style:font-name="Calibri1" fo:font-size="10pt" fo:font-weight="normal" officeooo:rsid="05c7a7f1" fo:background-color="transparent" loext:char-shading-value="0" style:font-name-asian="Calibri1" style:font-size-asian="10pt" style:font-name-complex="Calibri1" style:font-size-complex="10pt"/>
    </style:style>
    <style:style style:name="T417" style:family="text">
      <style:text-properties style:use-window-font-color="true" loext:opacity="0%" style:font-name="Calibri1" fo:font-size="10pt" fo:font-weight="normal" officeooo:rsid="05c90be3" fo:background-color="transparent" loext:char-shading-value="0" style:font-name-asian="Calibri1" style:font-size-asian="10pt" style:font-name-complex="Calibri1" style:font-size-complex="10pt"/>
    </style:style>
    <style:style style:name="T418" style:family="text">
      <style:text-properties style:use-window-font-color="true" loext:opacity="0%" style:font-name="Calibri1" fo:font-size="10pt" fo:font-weight="normal" officeooo:rsid="05c9f1fb" fo:background-color="transparent" loext:char-shading-value="0" style:font-name-asian="Calibri1" style:font-size-asian="10pt" style:font-name-complex="Calibri1" style:font-size-complex="10pt"/>
    </style:style>
    <style:style style:name="T419" style:family="text">
      <style:text-properties style:use-window-font-color="true" loext:opacity="0%" style:font-name="Calibri1" fo:font-size="10pt" fo:font-weight="normal" officeooo:rsid="05cbc34a" fo:background-color="transparent" loext:char-shading-value="0" style:font-name-asian="Calibri1" style:font-size-asian="10pt" style:font-name-complex="Calibri1" style:font-size-complex="10pt"/>
    </style:style>
    <style:style style:name="T420" style:family="text">
      <style:text-properties style:use-window-font-color="true" loext:opacity="0%" style:font-name="Calibri1" fo:font-size="10pt" fo:font-weight="normal" officeooo:rsid="05cedb90" fo:background-color="transparent" loext:char-shading-value="0" style:font-name-asian="Calibri1" style:font-size-asian="10pt" style:font-name-complex="Calibri1" style:font-size-complex="10pt"/>
    </style:style>
    <style:style style:name="T421" style:family="text">
      <style:text-properties style:use-window-font-color="true" loext:opacity="0%" style:font-name="Calibri1" fo:font-size="10pt" fo:font-weight="normal" officeooo:rsid="05d09aa4" fo:background-color="transparent" loext:char-shading-value="0" style:font-name-asian="Calibri1" style:font-size-asian="10pt" style:font-name-complex="Calibri1" style:font-size-complex="10pt"/>
    </style:style>
    <style:style style:name="T422" style:family="text">
      <style:text-properties style:use-window-font-color="true" loext:opacity="0%" style:font-name="Calibri1" fo:font-size="10pt" fo:font-weight="normal" officeooo:rsid="05d2660b" fo:background-color="transparent" loext:char-shading-value="0" style:font-name-asian="Calibri1" style:font-size-asian="10pt" style:font-name-complex="Calibri1" style:font-size-complex="10pt"/>
    </style:style>
    <style:style style:name="T423" style:family="text">
      <style:text-properties style:use-window-font-color="true" loext:opacity="0%" style:font-name="Calibri1" fo:font-size="10pt" fo:font-weight="normal" officeooo:rsid="05d3bd85" fo:background-color="transparent" loext:char-shading-value="0" style:font-name-asian="Calibri1" style:font-size-asian="10pt" style:font-name-complex="Calibri1" style:font-size-complex="10pt"/>
    </style:style>
    <style:style style:name="T424" style:family="text">
      <style:text-properties style:use-window-font-color="true" loext:opacity="0%" style:font-name="Calibri1" fo:font-size="10pt" fo:font-weight="normal" officeooo:rsid="05d4951e" fo:background-color="transparent" loext:char-shading-value="0" style:font-name-asian="Calibri1" style:font-size-asian="10pt" style:font-name-complex="Calibri1" style:font-size-complex="10pt"/>
    </style:style>
    <style:style style:name="T425" style:family="text">
      <style:text-properties style:use-window-font-color="true" loext:opacity="0%" style:font-name="Calibri1" fo:font-size="10pt" fo:font-weight="normal" officeooo:rsid="05d4dfdf" fo:background-color="transparent" loext:char-shading-value="0" style:font-name-asian="Calibri1" style:font-size-asian="10pt" style:font-name-complex="Calibri1" style:font-size-complex="10pt"/>
    </style:style>
    <style:style style:name="T426" style:family="text">
      <style:text-properties style:use-window-font-color="true" loext:opacity="0%" style:font-name="Calibri1" fo:font-size="10pt" fo:font-weight="normal" officeooo:rsid="05d6727c" fo:background-color="transparent" loext:char-shading-value="0" style:font-name-asian="Calibri1" style:font-size-asian="10pt" style:font-name-complex="Calibri1" style:font-size-complex="10pt"/>
    </style:style>
    <style:style style:name="T427" style:family="text">
      <style:text-properties style:use-window-font-color="true" loext:opacity="0%" style:font-name="Calibri1" fo:font-size="10pt" fo:font-weight="normal" officeooo:rsid="05d6fd75" fo:background-color="transparent" loext:char-shading-value="0" style:font-name-asian="Calibri1" style:font-size-asian="10pt" style:font-name-complex="Calibri1" style:font-size-complex="10pt"/>
    </style:style>
    <style:style style:name="T428" style:family="text">
      <style:text-properties style:use-window-font-color="true" loext:opacity="0%" style:font-name="Calibri1" fo:font-size="10pt" fo:font-weight="normal" officeooo:rsid="05d9a1e8" fo:background-color="transparent" loext:char-shading-value="0" style:font-name-asian="Calibri1" style:font-size-asian="10pt" style:font-name-complex="Calibri1" style:font-size-complex="10pt"/>
    </style:style>
    <style:style style:name="T429" style:family="text">
      <style:text-properties style:use-window-font-color="true" loext:opacity="0%" style:font-name="Calibri1" fo:font-size="10pt" fo:font-weight="normal" officeooo:rsid="05db7a8c" fo:background-color="transparent" loext:char-shading-value="0" style:font-name-asian="Calibri1" style:font-size-asian="10pt" style:font-name-complex="Calibri1" style:font-size-complex="10pt"/>
    </style:style>
    <style:style style:name="T430" style:family="text">
      <style:text-properties style:use-window-font-color="true" loext:opacity="0%" style:font-name="Calibri1" fo:font-size="10pt" fo:font-weight="normal" officeooo:rsid="05dc96cd" fo:background-color="transparent" loext:char-shading-value="0" style:font-name-asian="Calibri1" style:font-size-asian="10pt" style:font-name-complex="Calibri1" style:font-size-complex="10pt"/>
    </style:style>
    <style:style style:name="T431" style:family="text">
      <style:text-properties style:use-window-font-color="true" loext:opacity="0%" style:font-name="Calibri1" fo:font-size="10pt" fo:font-weight="normal" officeooo:rsid="05e15f80" fo:background-color="transparent" loext:char-shading-value="0" style:font-name-asian="Calibri1" style:font-size-asian="10pt" style:font-name-complex="Calibri1" style:font-size-complex="10pt"/>
    </style:style>
    <style:style style:name="T432" style:family="text">
      <style:text-properties style:use-window-font-color="true" loext:opacity="0%" style:font-name="Calibri1" fo:font-size="10pt" fo:font-weight="normal" officeooo:rsid="05e2ff3e" fo:background-color="transparent" loext:char-shading-value="0" style:font-name-asian="Calibri1" style:font-size-asian="10pt" style:font-name-complex="Calibri1" style:font-size-complex="10pt"/>
    </style:style>
    <style:style style:name="T433" style:family="text">
      <style:text-properties style:use-window-font-color="true" loext:opacity="0%" style:font-name="Calibri1" fo:font-size="10pt" fo:font-weight="normal" officeooo:rsid="05e3e643" fo:background-color="transparent" loext:char-shading-value="0" style:font-name-asian="Calibri1" style:font-size-asian="10pt" style:font-name-complex="Calibri1" style:font-size-complex="10pt"/>
    </style:style>
    <style:style style:name="T434" style:family="text">
      <style:text-properties style:use-window-font-color="true" loext:opacity="0%" style:font-name="Calibri1" fo:font-size="10pt" fo:font-weight="normal" officeooo:rsid="05e4a559" fo:background-color="transparent" loext:char-shading-value="0" style:font-name-asian="Calibri1" style:font-size-asian="10pt" style:font-name-complex="Calibri1" style:font-size-complex="10pt"/>
    </style:style>
    <style:style style:name="T435" style:family="text">
      <style:text-properties style:use-window-font-color="true" loext:opacity="0%" style:font-name="Calibri1" fo:font-size="10pt" fo:font-weight="normal" officeooo:rsid="05e4c6f0" fo:background-color="transparent" loext:char-shading-value="0" style:font-name-asian="Calibri1" style:font-size-asian="10pt" style:font-name-complex="Calibri1" style:font-size-complex="10pt"/>
    </style:style>
    <style:style style:name="T436" style:family="text">
      <style:text-properties style:use-window-font-color="true" loext:opacity="0%" style:font-name="Calibri1" fo:font-size="10pt" fo:font-weight="normal" officeooo:rsid="05e4feba" fo:background-color="transparent" loext:char-shading-value="0" style:font-name-asian="Calibri1" style:font-size-asian="10pt" style:font-name-complex="Calibri1" style:font-size-complex="10pt"/>
    </style:style>
    <style:style style:name="T437" style:family="text">
      <style:text-properties style:use-window-font-color="true" loext:opacity="0%" style:font-name="Calibri1" fo:font-size="10pt" fo:font-weight="normal" officeooo:rsid="05e6755f" fo:background-color="transparent" loext:char-shading-value="0" style:font-name-asian="Calibri1" style:font-size-asian="10pt" style:font-name-complex="Calibri1" style:font-size-complex="10pt"/>
    </style:style>
    <style:style style:name="T438" style:family="text">
      <style:text-properties style:use-window-font-color="true" loext:opacity="0%" style:font-name="Calibri1" fo:font-size="10pt" fo:font-weight="normal" officeooo:rsid="05e845ba" fo:background-color="transparent" loext:char-shading-value="0" style:font-name-asian="Calibri1" style:font-size-asian="10pt" style:font-name-complex="Calibri1" style:font-size-complex="10pt"/>
    </style:style>
    <style:style style:name="T439" style:family="text">
      <style:text-properties style:use-window-font-color="true" loext:opacity="0%" style:font-name="Calibri1" fo:font-size="10pt" fo:font-weight="normal" officeooo:rsid="05e9c47f" fo:background-color="transparent" loext:char-shading-value="0" style:font-name-asian="Calibri1" style:font-size-asian="10pt" style:font-name-complex="Calibri1" style:font-size-complex="10pt"/>
    </style:style>
    <style:style style:name="T440" style:family="text">
      <style:text-properties style:use-window-font-color="true" loext:opacity="0%" style:font-name="Calibri1" fo:font-size="10pt" fo:font-weight="normal" officeooo:rsid="05eb53fd" fo:background-color="transparent" loext:char-shading-value="0" style:font-name-asian="Calibri1" style:font-size-asian="10pt" style:font-name-complex="Calibri1" style:font-size-complex="10pt"/>
    </style:style>
    <style:style style:name="T441" style:family="text">
      <style:text-properties style:use-window-font-color="true" loext:opacity="0%" style:font-name="Calibri1" fo:font-size="10pt" fo:font-weight="normal" officeooo:rsid="05ebcff4" fo:background-color="transparent" loext:char-shading-value="0" style:font-name-asian="Calibri1" style:font-size-asian="10pt" style:font-name-complex="Calibri1" style:font-size-complex="10pt"/>
    </style:style>
    <style:style style:name="T442" style:family="text">
      <style:text-properties style:use-window-font-color="true" loext:opacity="0%" style:font-name="Calibri1" fo:font-size="10pt" fo:font-weight="normal" officeooo:rsid="05ed6fa6" fo:background-color="transparent" loext:char-shading-value="0" style:font-name-asian="Calibri1" style:font-size-asian="10pt" style:font-name-complex="Calibri1" style:font-size-complex="10pt"/>
    </style:style>
    <style:style style:name="T443" style:family="text">
      <style:text-properties style:use-window-font-color="true" loext:opacity="0%" style:font-name="Calibri1" fo:font-size="10pt" fo:font-weight="normal" officeooo:rsid="05ef37b1" fo:background-color="transparent" loext:char-shading-value="0" style:font-name-asian="Calibri1" style:font-size-asian="10pt" style:font-name-complex="Calibri1" style:font-size-complex="10pt"/>
    </style:style>
    <style:style style:name="T444" style:family="text">
      <style:text-properties style:use-window-font-color="true" loext:opacity="0%" style:font-name="Calibri1" fo:font-size="10pt" fo:font-weight="normal" officeooo:rsid="05ef5c5e" fo:background-color="transparent" loext:char-shading-value="0" style:font-name-asian="Calibri1" style:font-size-asian="10pt" style:font-name-complex="Calibri1" style:font-size-complex="10pt"/>
    </style:style>
    <style:style style:name="T445" style:family="text">
      <style:text-properties style:use-window-font-color="true" loext:opacity="0%" style:font-name="Calibri1" fo:font-size="10pt" fo:font-weight="normal" officeooo:rsid="05f071bc" fo:background-color="transparent" loext:char-shading-value="0" style:font-name-asian="Calibri1" style:font-size-asian="10pt" style:font-name-complex="Calibri1" style:font-size-complex="10pt"/>
    </style:style>
    <style:style style:name="T446" style:family="text">
      <style:text-properties style:use-window-font-color="true" loext:opacity="0%" style:font-name="Calibri1" fo:font-size="10pt" fo:font-weight="normal" officeooo:rsid="05f1e3f1" fo:background-color="transparent" loext:char-shading-value="0" style:font-name-asian="Calibri1" style:font-size-asian="10pt" style:font-name-complex="Calibri1" style:font-size-complex="10pt"/>
    </style:style>
    <style:style style:name="T447" style:family="text">
      <style:text-properties style:use-window-font-color="true" loext:opacity="0%" style:font-name="Calibri1" fo:font-size="10pt" fo:font-weight="normal" officeooo:rsid="05f21592" fo:background-color="transparent" loext:char-shading-value="0" style:font-name-asian="Calibri1" style:font-size-asian="10pt" style:font-name-complex="Calibri1" style:font-size-complex="10pt"/>
    </style:style>
    <style:style style:name="T448" style:family="text">
      <style:text-properties style:use-window-font-color="true" loext:opacity="0%" style:font-name="Calibri1" fo:font-size="10pt" fo:font-weight="normal" officeooo:rsid="05f37068" fo:background-color="transparent" loext:char-shading-value="0" style:font-name-asian="Calibri1" style:font-size-asian="10pt" style:font-name-complex="Calibri1" style:font-size-complex="10pt"/>
    </style:style>
    <style:style style:name="T449" style:family="text">
      <style:text-properties style:use-window-font-color="true" loext:opacity="0%" style:font-name="Calibri1" fo:font-size="10pt" fo:font-weight="normal" officeooo:rsid="05f4b775" fo:background-color="transparent" loext:char-shading-value="0" style:font-name-asian="Calibri1" style:font-size-asian="10pt" style:font-name-complex="Calibri1" style:font-size-complex="10pt"/>
    </style:style>
    <style:style style:name="T450" style:family="text">
      <style:text-properties style:use-window-font-color="true" loext:opacity="0%" style:font-name="Calibri1" fo:font-size="10pt" fo:font-weight="normal" officeooo:rsid="05f621d5" fo:background-color="transparent" loext:char-shading-value="0" style:font-name-asian="Calibri1" style:font-size-asian="10pt" style:font-name-complex="Calibri1" style:font-size-complex="10pt"/>
    </style:style>
    <style:style style:name="T451" style:family="text">
      <style:text-properties style:use-window-font-color="true" loext:opacity="0%" style:font-name="Calibri1" fo:font-size="10pt" fo:font-weight="normal" officeooo:rsid="05f7d3b4" fo:background-color="transparent" loext:char-shading-value="0" style:font-name-asian="Calibri1" style:font-size-asian="10pt" style:font-name-complex="Calibri1" style:font-size-complex="10pt"/>
    </style:style>
    <style:style style:name="T452" style:family="text">
      <style:text-properties style:use-window-font-color="true" loext:opacity="0%" style:font-name="Calibri1" fo:font-size="10pt" fo:font-weight="normal" officeooo:rsid="05f872ae" fo:background-color="transparent" loext:char-shading-value="0" style:font-name-asian="Calibri1" style:font-size-asian="10pt" style:font-name-complex="Calibri1" style:font-size-complex="10pt"/>
    </style:style>
    <style:style style:name="T453" style:family="text">
      <style:text-properties style:use-window-font-color="true" loext:opacity="0%" style:font-name="Calibri1" fo:font-size="10pt" fo:font-weight="normal" officeooo:rsid="05f9fb62" fo:background-color="transparent" loext:char-shading-value="0" style:font-name-asian="Calibri1" style:font-size-asian="10pt" style:font-name-complex="Calibri1" style:font-size-complex="10pt"/>
    </style:style>
    <style:style style:name="T454" style:family="text">
      <style:text-properties style:use-window-font-color="true" loext:opacity="0%" style:font-name="Calibri1" fo:font-size="10pt" fo:font-weight="normal" officeooo:rsid="05fbe6ce" fo:background-color="transparent" loext:char-shading-value="0" style:font-name-asian="Calibri1" style:font-size-asian="10pt" style:font-name-complex="Calibri1" style:font-size-complex="10pt"/>
    </style:style>
    <style:style style:name="T455" style:family="text">
      <style:text-properties style:use-window-font-color="true" loext:opacity="0%" style:font-name="Calibri1" fo:font-size="10pt" fo:font-weight="normal" officeooo:rsid="05fd3c0e" fo:background-color="transparent" loext:char-shading-value="0" style:font-name-asian="Calibri1" style:font-size-asian="10pt" style:font-name-complex="Calibri1" style:font-size-complex="10pt"/>
    </style:style>
    <style:style style:name="T456" style:family="text">
      <style:text-properties style:use-window-font-color="true" loext:opacity="0%" style:font-name="Calibri1" fo:font-size="10pt" fo:font-weight="normal" officeooo:rsid="05fe7631" fo:background-color="transparent" loext:char-shading-value="0" style:font-name-asian="Calibri1" style:font-size-asian="10pt" style:font-name-complex="Calibri1" style:font-size-complex="10pt"/>
    </style:style>
    <style:style style:name="T457" style:family="text">
      <style:text-properties style:use-window-font-color="true" loext:opacity="0%" style:font-name="Calibri1" fo:font-size="10pt" fo:font-weight="normal" officeooo:rsid="06005593" fo:background-color="transparent" loext:char-shading-value="0" style:font-name-asian="Calibri1" style:font-size-asian="10pt" style:font-name-complex="Calibri1" style:font-size-complex="10pt"/>
    </style:style>
    <style:style style:name="T458" style:family="text">
      <style:text-properties style:use-window-font-color="true" loext:opacity="0%" style:font-name="Calibri1" fo:font-size="10pt" fo:font-weight="normal" officeooo:rsid="06026b41" fo:background-color="transparent" loext:char-shading-value="0" style:font-name-asian="Calibri1" style:font-size-asian="10pt" style:font-name-complex="Calibri1" style:font-size-complex="10pt"/>
    </style:style>
    <style:style style:name="T459" style:family="text">
      <style:text-properties style:use-window-font-color="true" loext:opacity="0%" style:font-name="Calibri1" fo:font-size="10pt" fo:font-weight="normal" officeooo:rsid="0605bd23" fo:background-color="transparent" loext:char-shading-value="0" style:font-name-asian="Calibri1" style:font-size-asian="10pt" style:font-name-complex="Calibri1" style:font-size-complex="10pt"/>
    </style:style>
    <style:style style:name="T460" style:family="text">
      <style:text-properties style:use-window-font-color="true" loext:opacity="0%" style:font-name="Calibri1" fo:font-size="10pt" fo:font-weight="normal" officeooo:rsid="06069c02" fo:background-color="transparent" loext:char-shading-value="0" style:font-name-asian="Calibri1" style:font-size-asian="10pt" style:font-name-complex="Calibri1" style:font-size-complex="10pt"/>
    </style:style>
    <style:style style:name="T461" style:family="text">
      <style:text-properties style:use-window-font-color="true" loext:opacity="0%" style:font-name="Calibri1" fo:font-size="10pt" fo:font-weight="normal" officeooo:rsid="06085c51" fo:background-color="transparent" loext:char-shading-value="0" style:font-name-asian="Calibri1" style:font-size-asian="10pt" style:font-name-complex="Calibri1" style:font-size-complex="10pt"/>
    </style:style>
    <style:style style:name="T462" style:family="text">
      <style:text-properties style:use-window-font-color="true" loext:opacity="0%" style:font-name="Calibri1" fo:font-size="10pt" fo:font-weight="normal" officeooo:rsid="06091a72" fo:background-color="transparent" loext:char-shading-value="0" style:font-name-asian="Calibri1" style:font-size-asian="10pt" style:font-name-complex="Calibri1" style:font-size-complex="10pt"/>
    </style:style>
    <style:style style:name="T463" style:family="text">
      <style:text-properties style:use-window-font-color="true" loext:opacity="0%" style:font-name="Calibri1" fo:font-size="10pt" fo:font-weight="normal" officeooo:rsid="060ad9d6" fo:background-color="transparent" loext:char-shading-value="0" style:font-name-asian="Calibri1" style:font-size-asian="10pt" style:font-name-complex="Calibri1" style:font-size-complex="10pt"/>
    </style:style>
    <style:style style:name="T464" style:family="text">
      <style:text-properties style:use-window-font-color="true" loext:opacity="0%" style:font-name="Calibri1" fo:font-size="10pt" fo:font-weight="normal" officeooo:rsid="060ba3d3" fo:background-color="transparent" loext:char-shading-value="0" style:font-name-asian="Calibri1" style:font-size-asian="10pt" style:font-name-complex="Calibri1" style:font-size-complex="10pt"/>
    </style:style>
    <style:style style:name="T465" style:family="text">
      <style:text-properties style:use-window-font-color="true" loext:opacity="0%" style:font-name="Calibri1" fo:font-size="10pt" fo:font-weight="normal" officeooo:rsid="060d1284" fo:background-color="transparent" loext:char-shading-value="0" style:font-name-asian="Calibri1" style:font-size-asian="10pt" style:font-name-complex="Calibri1" style:font-size-complex="10pt"/>
    </style:style>
    <style:style style:name="T466" style:family="text">
      <style:text-properties style:use-window-font-color="true" loext:opacity="0%" style:font-name="Calibri1" fo:font-size="10pt" fo:font-weight="normal" officeooo:rsid="060e166a" fo:background-color="transparent" loext:char-shading-value="0" style:font-name-asian="Calibri1" style:font-size-asian="10pt" style:font-name-complex="Calibri1" style:font-size-complex="10pt"/>
    </style:style>
    <style:style style:name="T467" style:family="text">
      <style:text-properties style:use-window-font-color="true" loext:opacity="0%" style:font-name="Calibri1" fo:font-size="10pt" fo:font-weight="normal" officeooo:rsid="06100b6a" fo:background-color="transparent" loext:char-shading-value="0" style:font-name-asian="Calibri1" style:font-size-asian="10pt" style:font-name-complex="Calibri1" style:font-size-complex="10pt"/>
    </style:style>
    <style:style style:name="T468" style:family="text">
      <style:text-properties style:use-window-font-color="true" loext:opacity="0%" style:font-name="Calibri1" fo:font-size="10pt" fo:font-weight="normal" officeooo:rsid="060f6d18" fo:background-color="transparent" loext:char-shading-value="0" style:font-name-asian="Calibri1" style:font-size-asian="10pt" style:font-name-complex="Calibri1" style:font-size-complex="10pt"/>
    </style:style>
    <style:style style:name="T469" style:family="text">
      <style:text-properties style:use-window-font-color="true" loext:opacity="0%" style:font-name="Calibri1" fo:font-size="10pt" fo:font-weight="normal" officeooo:rsid="061566c4" fo:background-color="transparent" loext:char-shading-value="0" style:font-name-asian="Calibri1" style:font-size-asian="10pt" style:font-name-complex="Calibri1" style:font-size-complex="10pt"/>
    </style:style>
    <style:style style:name="T470" style:family="text">
      <style:text-properties style:use-window-font-color="true" loext:opacity="0%" style:font-name="Calibri1" fo:font-size="10pt" fo:font-weight="normal" officeooo:rsid="061469e5" fo:background-color="transparent" loext:char-shading-value="0" style:font-name-asian="Calibri1" style:font-size-asian="10pt" style:font-name-complex="Calibri1" style:font-size-complex="10pt"/>
    </style:style>
    <style:style style:name="T471" style:family="text">
      <style:text-properties style:use-window-font-color="true" loext:opacity="0%" style:font-name="Calibri1" fo:font-size="10pt" fo:font-weight="normal" officeooo:rsid="061602c4" fo:background-color="transparent" loext:char-shading-value="0" style:font-name-asian="Calibri1" style:font-size-asian="10pt" style:font-name-complex="Calibri1" style:font-size-complex="10pt"/>
    </style:style>
    <style:style style:name="T472" style:family="text">
      <style:text-properties style:use-window-font-color="true" loext:opacity="0%" style:font-name="Calibri1" fo:font-size="10pt" fo:font-weight="normal" officeooo:rsid="06165bfe" fo:background-color="transparent" loext:char-shading-value="0" style:font-name-asian="Calibri1" style:font-size-asian="10pt" style:font-name-complex="Calibri1" style:font-size-complex="10pt"/>
    </style:style>
    <style:style style:name="T473" style:family="text">
      <style:text-properties style:use-window-font-color="true" loext:opacity="0%" style:font-name="Calibri1" fo:font-size="10pt" fo:font-weight="normal" officeooo:rsid="06181e00" fo:background-color="transparent" loext:char-shading-value="0" style:font-name-asian="Calibri1" style:font-size-asian="10pt" style:font-name-complex="Calibri1" style:font-size-complex="10pt"/>
    </style:style>
    <style:style style:name="T474" style:family="text">
      <style:text-properties style:use-window-font-color="true" loext:opacity="0%" style:font-name="Calibri1" fo:font-size="10pt" fo:font-weight="normal" officeooo:rsid="061881c5" fo:background-color="transparent" loext:char-shading-value="0" style:font-name-asian="Calibri1" style:font-size-asian="10pt" style:font-name-complex="Calibri1" style:font-size-complex="10pt"/>
    </style:style>
    <style:style style:name="T475" style:family="text">
      <style:text-properties style:use-window-font-color="true" loext:opacity="0%" style:font-name="Calibri1" fo:font-size="10pt" fo:font-weight="normal" officeooo:rsid="0618d149" fo:background-color="transparent" loext:char-shading-value="0" style:font-name-asian="Calibri1" style:font-size-asian="10pt" style:font-name-complex="Calibri1" style:font-size-complex="10pt"/>
    </style:style>
    <style:style style:name="T476" style:family="text">
      <style:text-properties style:use-window-font-color="true" loext:opacity="0%" style:font-name="Calibri1" fo:font-size="10pt" fo:font-weight="normal" officeooo:rsid="061acf1e" fo:background-color="transparent" loext:char-shading-value="0" style:font-name-asian="Calibri1" style:font-size-asian="10pt" style:font-name-complex="Calibri1" style:font-size-complex="10pt"/>
    </style:style>
    <style:style style:name="T477" style:family="text">
      <style:text-properties style:use-window-font-color="true" loext:opacity="0%" style:font-name="Calibri1" fo:font-size="10pt" fo:font-weight="normal" officeooo:rsid="061b18f4" fo:background-color="transparent" loext:char-shading-value="0" style:font-name-asian="Calibri1" style:font-size-asian="10pt" style:font-name-complex="Calibri1" style:font-size-complex="10pt"/>
    </style:style>
    <style:style style:name="T478" style:family="text">
      <style:text-properties style:use-window-font-color="true" loext:opacity="0%" style:font-name="Calibri1" fo:font-size="10pt" fo:font-weight="normal" officeooo:rsid="061d0931" fo:background-color="transparent" loext:char-shading-value="0" style:font-name-asian="Calibri1" style:font-size-asian="10pt" style:font-name-complex="Calibri1" style:font-size-complex="10pt"/>
    </style:style>
    <style:style style:name="T479" style:family="text">
      <style:text-properties style:use-window-font-color="true" loext:opacity="0%" style:font-name="Calibri1" fo:font-size="10pt" fo:font-weight="normal" officeooo:rsid="061de6c4" fo:background-color="transparent" loext:char-shading-value="0" style:font-name-asian="Calibri1" style:font-size-asian="10pt" style:font-name-complex="Calibri1" style:font-size-complex="10pt"/>
    </style:style>
    <style:style style:name="T480" style:family="text">
      <style:text-properties style:use-window-font-color="true" loext:opacity="0%" style:font-name="Calibri1" fo:font-size="10pt" fo:font-weight="normal" officeooo:rsid="061ef02f" fo:background-color="transparent" loext:char-shading-value="0" style:font-name-asian="Calibri1" style:font-size-asian="10pt" style:font-name-complex="Calibri1" style:font-size-complex="10pt"/>
    </style:style>
    <style:style style:name="T481" style:family="text">
      <style:text-properties style:use-window-font-color="true" loext:opacity="0%" style:font-name="Calibri1" fo:font-size="10pt" fo:font-weight="normal" officeooo:rsid="062113cc" fo:background-color="transparent" loext:char-shading-value="0" style:font-name-asian="Calibri1" style:font-size-asian="10pt" style:font-name-complex="Calibri1" style:font-size-complex="10pt"/>
    </style:style>
    <style:style style:name="T482" style:family="text">
      <style:text-properties style:use-window-font-color="true" loext:opacity="0%" style:font-name="Calibri1" fo:font-size="10pt" fo:font-weight="normal" officeooo:rsid="062292ef" fo:background-color="transparent" loext:char-shading-value="0" style:font-name-asian="Calibri1" style:font-size-asian="10pt" style:font-name-complex="Calibri1" style:font-size-complex="10pt"/>
    </style:style>
    <style:style style:name="T483" style:family="text">
      <style:text-properties style:use-window-font-color="true" loext:opacity="0%" style:font-name="Calibri1" fo:font-size="10pt" fo:font-weight="normal" fo:background-color="transparent" loext:char-shading-value="0" style:font-name-asian="Calibri1" style:font-size-asian="10pt" style:font-weight-asian="normal" style:font-name-complex="Calibri1" style:font-size-complex="10pt" style:font-weight-complex="normal"/>
    </style:style>
    <style:style style:name="T484" style:family="text">
      <style:text-properties style:use-window-font-color="true" loext:opacity="0%" style:font-name="Calibri1" fo:font-size="10pt" fo:font-weight="normal" officeooo:rsid="040ca87f" fo:background-color="transparent" loext:char-shading-value="0" style:font-name-asian="Calibri1" style:font-size-asian="10pt" style:font-weight-asian="normal" style:font-name-complex="Calibri1" style:font-size-complex="10pt" style:font-weight-complex="normal"/>
    </style:style>
    <style:style style:name="T485" style:family="text">
      <style:text-properties style:use-window-font-color="true" loext:opacity="0%" style:font-name="Calibri1" fo:font-size="10pt" fo:font-weight="normal" officeooo:rsid="05cedb90" fo:background-color="transparent" loext:char-shading-value="0" style:font-name-asian="Calibri1" style:font-size-asian="10pt" style:font-weight-asian="normal" style:font-name-complex="Calibri1" style:font-size-complex="10pt" style:font-weight-complex="normal"/>
    </style:style>
    <style:style style:name="T486" style:family="text">
      <style:text-properties style:use-window-font-color="true" loext:opacity="0%" style:font-name="Calibri1" fo:font-size="10pt" fo:font-weight="normal" officeooo:rsid="07f74542" fo:background-color="transparent" loext:char-shading-value="0" style:font-name-asian="Calibri1" style:font-size-asian="8.75pt" style:font-weight-asian="normal" style:font-name-complex="Calibri1" style:font-size-complex="10pt" style:font-weight-complex="normal"/>
    </style:style>
    <style:style style:name="T487" style:family="text">
      <style:text-properties style:use-window-font-color="true" loext:opacity="0%" style:font-name="Calibri1" fo:font-size="10pt" fo:font-weight="bold" fo:background-color="transparent" loext:char-shading-value="0" style:font-name-asian="Calibri1" style:font-size-asian="10pt" style:font-weight-asian="bold" style:font-name-complex="Calibri1" style:font-size-complex="10pt" style:font-weight-complex="bold"/>
    </style:style>
    <style:style style:name="T488" style:family="text">
      <style:text-properties style:use-window-font-color="true" loext:opacity="0%" style:font-name="Calibri1" fo:font-size="10pt" fo:font-weight="bold" officeooo:rsid="03c3f300" fo:background-color="transparent" loext:char-shading-value="0" style:font-name-asian="Calibri1" style:font-size-asian="10pt" style:font-weight-asian="bold" style:font-name-complex="Calibri1" style:font-size-complex="10pt" style:font-weight-complex="bold"/>
    </style:style>
    <style:style style:name="T489" style:family="text">
      <style:text-properties style:use-window-font-color="true" loext:opacity="0%" style:font-name="Calibri1" fo:font-size="10pt" fo:font-weight="bold" officeooo:rsid="04e45a31" fo:background-color="transparent" loext:char-shading-value="0" style:font-name-asian="Calibri1" style:font-size-asian="10pt" style:font-weight-asian="bold" style:font-name-complex="Calibri1" style:font-size-complex="10pt" style:font-weight-complex="bold"/>
    </style:style>
    <style:style style:name="T490" style:family="text">
      <style:text-properties style:use-window-font-color="true" loext:opacity="0%" style:font-name="Calibri1" fo:font-size="10pt" fo:font-weight="bold" fo:background-color="transparent" loext:char-shading-value="0" style:font-name-asian="Calibri1" style:font-size-asian="10pt" style:font-name-complex="Calibri1" style:font-size-complex="10pt"/>
    </style:style>
    <style:style style:name="T491" style:family="text">
      <style:text-properties style:use-window-font-color="true" loext:opacity="0%" style:font-name="Calibri1" fo:font-size="10pt" fo:font-style="italic" fo:font-weight="normal" fo:background-color="transparent" loext:char-shading-value="0" style:font-name-asian="Calibri1" style:font-size-asian="10pt" style:font-style-asian="italic" style:font-name-complex="Calibri1" style:font-size-complex="10pt" style:font-style-complex="italic"/>
    </style:style>
    <style:style style:name="T492" style:family="text">
      <style:text-properties style:use-window-font-color="true" loext:opacity="0%" style:font-name="Calibri1" fo:font-size="10pt" fo:font-style="italic" fo:font-weight="normal" officeooo:rsid="01c1938c" fo:background-color="transparent" loext:char-shading-value="0" style:font-name-asian="Calibri1" style:font-size-asian="10pt" style:font-style-asian="italic" style:font-name-complex="Calibri1" style:font-size-complex="10pt" style:font-style-complex="italic"/>
    </style:style>
    <style:style style:name="T493" style:family="text">
      <style:text-properties style:use-window-font-color="true" loext:opacity="0%" style:font-name="Calibri1" fo:font-size="10pt" fo:font-style="italic" fo:font-weight="normal" officeooo:rsid="03a32dde" fo:background-color="transparent" loext:char-shading-value="0" style:font-name-asian="Calibri1" style:font-size-asian="10pt" style:font-style-asian="italic" style:font-name-complex="Calibri1" style:font-size-complex="10pt" style:font-style-complex="italic"/>
    </style:style>
    <style:style style:name="T494" style:family="text">
      <style:text-properties style:use-window-font-color="true" loext:opacity="0%" style:font-name="Calibri1" fo:font-size="10pt" fo:font-style="italic" fo:font-weight="normal" officeooo:rsid="0471741d" fo:background-color="transparent" loext:char-shading-value="0" style:font-name-asian="Calibri1" style:font-size-asian="10pt" style:font-style-asian="italic" style:font-name-complex="Calibri1" style:font-size-complex="10pt" style:font-style-complex="italic"/>
    </style:style>
    <style:style style:name="T495" style:family="text">
      <style:text-properties style:use-window-font-color="true" loext:opacity="0%" style:font-name="Calibri1" fo:font-size="10pt" fo:font-style="italic" fo:font-weight="normal" officeooo:rsid="04759524" fo:background-color="transparent" loext:char-shading-value="0" style:font-name-asian="Calibri1" style:font-size-asian="10pt" style:font-style-asian="italic" style:font-name-complex="Calibri1" style:font-size-complex="10pt" style:font-style-complex="italic"/>
    </style:style>
    <style:style style:name="T496" style:family="text">
      <style:text-properties style:use-window-font-color="true" loext:opacity="0%" style:font-name="Calibri1" fo:font-size="10pt" fo:font-style="italic" fo:font-weight="normal" officeooo:rsid="0477db45" fo:background-color="transparent" loext:char-shading-value="0" style:font-name-asian="Calibri1" style:font-size-asian="10pt" style:font-style-asian="italic" style:font-name-complex="Calibri1" style:font-size-complex="10pt" style:font-style-complex="italic"/>
    </style:style>
    <style:style style:name="T497" style:family="text">
      <style:text-properties style:use-window-font-color="true" loext:opacity="0%" style:font-name="Calibri1" fo:font-size="10pt" fo:font-style="italic" fo:font-weight="normal" officeooo:rsid="04789c80" fo:background-color="transparent" loext:char-shading-value="0" style:font-name-asian="Calibri1" style:font-size-asian="10pt" style:font-style-asian="italic" style:font-name-complex="Calibri1" style:font-size-complex="10pt" style:font-style-complex="italic"/>
    </style:style>
    <style:style style:name="T498" style:family="text">
      <style:text-properties style:use-window-font-color="true" loext:opacity="0%" style:font-name="Calibri1" fo:font-size="10pt" fo:font-style="italic" fo:font-weight="normal" officeooo:rsid="054265d2" fo:background-color="transparent" loext:char-shading-value="0" style:font-name-asian="Calibri1" style:font-size-asian="10pt" style:font-style-asian="italic" style:font-name-complex="Calibri1" style:font-size-complex="10pt" style:font-style-complex="italic"/>
    </style:style>
    <style:style style:name="T499" style:family="text">
      <style:text-properties style:use-window-font-color="true" loext:opacity="0%" style:font-name="Calibri1" fo:font-size="10pt" fo:font-style="italic" fo:font-weight="normal" fo:background-color="transparent" loext:char-shading-value="0" style:font-name-asian="Calibri1" style:font-size-asian="10pt" style:font-style-asian="italic" style:font-weight-asian="normal" style:font-name-complex="Calibri1" style:font-size-complex="10pt" style:font-style-complex="italic" style:font-weight-complex="normal"/>
    </style:style>
    <style:style style:name="T500" style:family="text">
      <style:text-properties style:use-window-font-color="true" loext:opacity="0%" style:font-name="Calibri1" fo:font-size="10pt" fo:font-style="italic" fo:font-weight="normal" fo:background-color="transparent" loext:char-shading-value="0" style:font-name-asian="Calibri1" style:font-size-asian="10pt" style:font-name-complex="Calibri1" style:font-size-complex="10pt"/>
    </style:style>
    <style:style style:name="T501" style:family="text">
      <style:text-properties style:use-window-font-color="true" loext:opacity="0%" style:font-name="Calibri1" fo:font-size="10pt" style:text-underline-style="solid" style:text-underline-width="auto" style:text-underline-color="font-color" fo:font-weight="normal" style:text-underline-mode="continuous" style:text-overline-mode="continuous" style:text-line-through-mode="continuous" fo:background-color="transparent" loext:char-shading-value="0" style:font-name-asian="Calibri1" style:font-size-asian="10pt" style:font-name-complex="Calibri1" style:font-size-complex="10pt"/>
    </style:style>
    <style:style style:name="T502" style:family="text">
      <style:text-properties style:use-window-font-color="true" loext:opacity="0%" style:font-name="Calibri1" fo:font-size="10pt" style:text-underline-style="solid" style:text-underline-width="auto" style:text-underline-color="font-color" fo:font-weight="normal" fo:background-color="transparent" loext:char-shading-value="0" style:font-name-asian="Calibri1" style:font-size-asian="10pt" style:font-name-complex="Calibri1" style:font-size-complex="10pt"/>
    </style:style>
    <style:style style:name="T503" style:family="text">
      <style:text-properties style:use-window-font-color="true" loext:opacity="0%" style:font-name="Calibri1" fo:font-size="10pt" style:text-underline-style="solid" style:text-underline-width="auto" style:text-underline-color="font-color" fo:font-weight="normal" officeooo:rsid="04c71af1" fo:background-color="transparent" loext:char-shading-value="0" style:font-name-asian="Calibri1" style:font-size-asian="10pt" style:font-name-complex="Calibri1" style:font-size-complex="10pt"/>
    </style:style>
    <style:style style:name="T504" style:family="text">
      <style:text-properties style:use-window-font-color="true" loext:opacity="0%" style:font-name="Calibri1" fo:font-size="10pt" style:text-underline-style="solid" style:text-underline-width="auto" style:text-underline-color="font-color" fo:font-weight="normal" officeooo:rsid="04d3b308" fo:background-color="transparent" loext:char-shading-value="0" style:font-name-asian="Calibri1" style:font-size-asian="10pt" style:font-name-complex="Calibri1" style:font-size-complex="10pt"/>
    </style:style>
    <style:style style:name="T505" style:family="text">
      <style:text-properties style:use-window-font-color="true" loext:opacity="0%" style:font-name="Calibri1" fo:font-size="10pt" style:text-underline-style="solid" style:text-underline-width="auto" style:text-underline-color="font-color" fo:font-weight="normal" officeooo:rsid="057ce4af" fo:background-color="transparent" loext:char-shading-value="0" style:font-name-asian="Calibri1" style:font-size-asian="10pt" style:font-name-complex="Calibri1" style:font-size-complex="10pt"/>
    </style:style>
    <style:style style:name="T506" style:family="text">
      <style:text-properties style:use-window-font-color="true" loext:opacity="0%" style:font-name="Calibri1" fo:font-size="10pt" fo:language="it" fo:country="IT" fo:font-weight="normal" fo:background-color="transparent" loext:char-shading-value="0" style:font-name-asian="Calibri1" style:font-size-asian="10pt" style:font-name-complex="Calibri1" style:font-size-complex="10pt"/>
    </style:style>
    <style:style style:name="T507" style:family="text">
      <style:text-properties style:use-window-font-color="true" loext:opacity="0%" style:font-name="Calibri1" fo:font-size="10pt" fo:language="it" fo:country="IT" fo:font-weight="normal" officeooo:rsid="039cd512" fo:background-color="transparent" loext:char-shading-value="0" style:font-name-asian="Calibri1" style:font-size-asian="10pt" style:font-name-complex="Calibri1" style:font-size-complex="10pt"/>
    </style:style>
    <style:style style:name="T508" style:family="text">
      <style:text-properties style:use-window-font-color="true" loext:opacity="0%" style:font-name="Calibri1" fo:font-size="10pt" fo:language="it" fo:country="IT" fo:font-weight="normal" officeooo:rsid="046df0b4" fo:background-color="transparent" loext:char-shading-value="0" style:font-name-asian="Calibri1" style:font-size-asian="10pt" style:font-name-complex="Calibri1" style:font-size-complex="10pt"/>
    </style:style>
    <style:style style:name="T509" style:family="text">
      <style:text-properties style:use-window-font-color="true" loext:opacity="0%" style:font-name="Calibri1" fo:font-size="10pt" fo:language="it" fo:country="IT" fo:font-weight="normal" officeooo:rsid="04778701" fo:background-color="transparent" loext:char-shading-value="0" style:font-name-asian="Calibri1" style:font-size-asian="10pt" style:font-name-complex="Calibri1" style:font-size-complex="10pt"/>
    </style:style>
    <style:style style:name="T510" style:family="text">
      <style:text-properties style:use-window-font-color="true" loext:opacity="0%" style:font-name="Calibri1" fo:font-size="10pt" fo:language="it" fo:country="IT" fo:font-weight="normal" officeooo:rsid="053cddc5" fo:background-color="transparent" loext:char-shading-value="0" style:font-name-asian="Calibri1" style:font-size-asian="10pt" style:font-name-complex="Calibri1" style:font-size-complex="10pt"/>
    </style:style>
    <style:style style:name="T511" style:family="text">
      <style:text-properties style:use-window-font-color="true" loext:opacity="0%" style:font-name="Calibri1" fo:font-size="10pt" fo:language="it" fo:country="IT" fo:font-weight="normal" officeooo:rsid="053cf24b" fo:background-color="transparent" loext:char-shading-value="0" style:font-name-asian="Calibri1" style:font-size-asian="10pt" style:font-name-complex="Calibri1" style:font-size-complex="10pt"/>
    </style:style>
    <style:style style:name="T512" style:family="text">
      <style:text-properties style:use-window-font-color="true" loext:opacity="0%" style:font-name="Calibri1" fo:font-size="10pt" fo:language="it" fo:country="IT" fo:font-weight="normal" officeooo:rsid="053e9e5f" fo:background-color="transparent" loext:char-shading-value="0" style:font-name-asian="Calibri1" style:font-size-asian="10pt" style:font-name-complex="Calibri1" style:font-size-complex="10pt"/>
    </style:style>
    <style:style style:name="T513" style:family="text">
      <style:text-properties style:use-window-font-color="true" loext:opacity="0%" style:font-name="Calibri1" fo:font-size="10pt" fo:language="it" fo:country="IT" fo:font-weight="normal" officeooo:rsid="057ce4af" fo:background-color="transparent" loext:char-shading-value="0" style:font-name-asian="Calibri1" style:font-size-asian="10pt" style:font-name-complex="Calibri1" style:font-size-complex="10pt"/>
    </style:style>
    <style:style style:name="T514" style:family="text">
      <style:text-properties style:use-window-font-color="true" loext:opacity="0%" style:font-name="Calibri1" fo:font-size="10pt" fo:language="it" fo:country="IT" fo:font-weight="normal" officeooo:rsid="057d0dc6" fo:background-color="transparent" loext:char-shading-value="0" style:font-name-asian="Calibri1" style:font-size-asian="10pt" style:font-name-complex="Calibri1" style:font-size-complex="10pt"/>
    </style:style>
    <style:style style:name="T515" style:family="text">
      <style:text-properties style:use-window-font-color="true" loext:opacity="0%" style:font-name="Calibri1" fo:font-size="10pt" fo:language="it" fo:country="IT" fo:font-weight="normal" officeooo:rsid="05807826" fo:background-color="transparent" loext:char-shading-value="0" style:font-name-asian="Calibri1" style:font-size-asian="10pt" style:font-name-complex="Calibri1" style:font-size-complex="10pt"/>
    </style:style>
    <style:style style:name="T516" style:family="text">
      <style:text-properties style:use-window-font-color="true" loext:opacity="0%" style:font-name="Calibri1" fo:font-size="10pt" fo:language="it" fo:country="IT" fo:font-weight="normal" officeooo:rsid="05e3e643" fo:background-color="transparent" loext:char-shading-value="0" style:font-name-asian="Calibri1" style:font-size-asian="10pt" style:font-name-complex="Calibri1" style:font-size-complex="10pt"/>
    </style:style>
    <style:style style:name="T517" style:family="text">
      <style:text-properties style:use-window-font-color="true" loext:opacity="0%" style:font-name="Calibri1" fo:font-size="10pt" fo:language="it" fo:country="IT" fo:font-weight="normal" officeooo:rsid="05e9c47f" fo:background-color="transparent" loext:char-shading-value="0" style:font-name-asian="Calibri1" style:font-size-asian="10pt" style:font-name-complex="Calibri1" style:font-size-complex="10pt"/>
    </style:style>
    <style:style style:name="T518" style:family="text">
      <style:text-properties style:use-window-font-color="true" loext:opacity="0%" style:font-name="Calibri1" fo:font-size="10pt" fo:language="it" fo:country="IT" fo:font-weight="normal" officeooo:rsid="05ed6fa6" fo:background-color="transparent" loext:char-shading-value="0" style:font-name-asian="Calibri1" style:font-size-asian="10pt" style:font-name-complex="Calibri1" style:font-size-complex="10pt"/>
    </style:style>
    <style:style style:name="T519" style:family="text">
      <style:text-properties style:use-window-font-color="true" loext:opacity="0%" style:font-name="Calibri1" fo:font-size="10pt" fo:language="it" fo:country="IT" fo:font-weight="normal" officeooo:rsid="06026b41" fo:background-color="transparent" loext:char-shading-value="0" style:font-name-asian="Calibri1" style:font-size-asian="10pt" style:font-name-complex="Calibri1" style:font-size-complex="10pt"/>
    </style:style>
    <style:style style:name="T520" style:family="text">
      <style:text-properties style:use-window-font-color="true" loext:opacity="0%" style:font-name="Calibri1" fo:font-size="10pt" fo:language="it" fo:country="IT" fo:font-weight="normal" officeooo:rsid="06085c51" fo:background-color="transparent" loext:char-shading-value="0" style:font-name-asian="Calibri1" style:font-size-asian="10pt" style:font-name-complex="Calibri1" style:font-size-complex="10pt"/>
    </style:style>
    <style:style style:name="T521" style:family="text">
      <style:text-properties style:use-window-font-color="true" loext:opacity="0%" style:font-name="Calibri1" fo:font-size="10pt" fo:font-style="normal" fo:font-weight="normal" officeooo:rsid="03a32dde" fo:background-color="transparent" loext:char-shading-value="0" style:font-name-asian="Calibri1" style:font-size-asian="10pt" style:font-style-asian="normal" style:font-name-complex="Calibri1" style:font-size-complex="10pt" style:font-style-complex="normal"/>
    </style:style>
    <style:style style:name="T522" style:family="text">
      <style:text-properties style:use-window-font-color="true" loext:opacity="0%" style:font-name="Calibri1" fo:font-size="10pt" fo:font-style="normal" fo:font-weight="normal" officeooo:rsid="054265d2" fo:background-color="transparent" loext:char-shading-value="0" style:font-name-asian="Calibri1" style:font-size-asian="10pt" style:font-style-asian="normal" style:font-name-complex="Calibri1" style:font-size-complex="10pt" style:font-style-complex="normal"/>
    </style:style>
    <style:style style:name="T523" style:family="text">
      <style:text-properties style:use-window-font-color="true" loext:opacity="0%" style:font-name="Calibri1" fo:font-size="10pt" fo:font-style="normal" fo:font-weight="normal" officeooo:rsid="05460fc1" fo:background-color="transparent" loext:char-shading-value="0" style:font-name-asian="Calibri1" style:font-size-asian="10pt" style:font-style-asian="normal" style:font-name-complex="Calibri1" style:font-size-complex="10pt" style:font-style-complex="normal"/>
    </style:style>
    <style:style style:name="T524" style:family="text">
      <style:text-properties style:use-window-font-color="true" loext:opacity="0%" style:font-name="Calibri1" fo:font-size="12pt" fo:font-weight="bold" fo:background-color="transparent" loext:char-shading-value="0" style:font-name-asian="Calibri1" style:font-size-asian="10.5pt" style:font-weight-asian="bold" style:font-name-complex="Calibri1" style:font-size-complex="12pt" style:font-weight-complex="bold"/>
    </style:style>
    <style:style style:name="T525" style:family="text">
      <style:text-properties style:use-window-font-color="true" loext:opacity="0%" style:font-name="Calibri1" fo:font-size="12pt" fo:font-weight="bold" fo:background-color="transparent" loext:char-shading-value="0" style:font-name-asian="Calibri1" style:font-size-asian="12pt" style:font-name-complex="Calibri1" style:font-size-complex="12pt"/>
    </style:style>
    <style:style style:name="T526" style:family="text">
      <style:text-properties style:use-window-font-color="true" loext:opacity="0%" style:font-name="Calibri1" fo:font-size="12pt" fo:font-weight="bold" fo:background-color="transparent" loext:char-shading-value="0" style:font-name-asian="Calibri1" style:font-size-asian="12pt" style:font-weight-asian="bold" style:font-name-complex="Calibri1" style:font-size-complex="12pt" style:font-weight-complex="bold"/>
    </style:style>
    <style:style style:name="T527" style:family="text">
      <style:text-properties style:use-window-font-color="true" loext:opacity="0%" style:font-name="Calibri1" fo:font-size="12pt" fo:font-weight="bold" officeooo:rsid="0501601e" fo:background-color="transparent" loext:char-shading-value="0" style:font-name-asian="Calibri1" style:font-size-asian="12pt" style:font-weight-asian="bold" style:font-name-complex="Calibri1" style:font-size-complex="12pt" style:font-weight-complex="bold"/>
    </style:style>
    <style:style style:name="T528" style:family="text">
      <style:text-properties style:use-window-font-color="true" loext:opacity="0%" style:font-name="Calibri1" fo:font-size="12pt" fo:font-weight="bold" officeooo:rsid="060ad9d6" fo:background-color="transparent" loext:char-shading-value="0" style:font-name-asian="Calibri1" style:font-size-asian="12pt" style:font-weight-asian="bold" style:font-name-complex="Calibri1" style:font-size-complex="12pt" style:font-weight-complex="bold"/>
    </style:style>
    <style:style style:name="T529" style:family="text">
      <style:text-properties style:use-window-font-color="true" loext:opacity="0%" style:font-name="Calibri1" fo:font-size="11pt" fo:font-weight="bold" fo:background-color="transparent" loext:char-shading-value="0" style:font-name-asian="Calibri1" style:font-size-asian="11pt" style:font-weight-asian="bold" style:font-name-complex="Calibri1" style:font-size-complex="11pt" style:font-weight-complex="bold"/>
    </style:style>
    <style:style style:name="T530" style:family="text">
      <style:text-properties style:use-window-font-color="true" loext:opacity="0%" style:font-name="Cambria Math" fo:font-weight="normal" fo:background-color="transparent" loext:char-shading-value="0" style:font-name-asian="Cambria Math" style:font-name-complex="Cambria Math"/>
    </style:style>
    <style:style style:name="T531" style:family="text">
      <style:text-properties style:use-window-font-color="true" loext:opacity="0%" style:font-name="Cambria Math" fo:font-size="10pt" fo:font-weight="normal" fo:background-color="transparent" loext:char-shading-value="0" style:font-name-asian="Cambria Math" style:font-size-asian="10pt" style:font-name-complex="Cambria Math" style:font-size-complex="10pt"/>
    </style:style>
    <style:style style:name="T532" style:family="text">
      <style:text-properties style:use-window-font-color="true" loext:opacity="0%" style:font-name="Cambria Math" fo:font-size="10pt" fo:font-weight="normal" officeooo:rsid="01aed4d8" fo:background-color="transparent" loext:char-shading-value="0" style:font-name-asian="Cambria Math" style:font-size-asian="10pt" style:font-name-complex="Cambria Math" style:font-size-complex="10pt"/>
    </style:style>
    <style:style style:name="T533" style:family="text">
      <style:text-properties style:use-window-font-color="true" loext:opacity="0%" style:font-name="Cambria Math" fo:font-size="10pt" fo:font-weight="normal" officeooo:rsid="03409974" fo:background-color="transparent" loext:char-shading-value="0" style:font-name-asian="Cambria Math" style:font-size-asian="10pt" style:font-name-complex="Cambria Math" style:font-size-complex="10pt"/>
    </style:style>
    <style:style style:name="T534" style:family="text">
      <style:text-properties style:use-window-font-color="true" loext:opacity="0%" style:font-name="Cambria Math" fo:font-size="10pt" fo:font-weight="normal" officeooo:rsid="03443b26" fo:background-color="transparent" loext:char-shading-value="0" style:font-name-asian="Cambria Math" style:font-size-asian="10pt" style:font-name-complex="Cambria Math" style:font-size-complex="10pt"/>
    </style:style>
    <style:style style:name="T535" style:family="text">
      <style:text-properties style:use-window-font-color="true" loext:opacity="0%" style:font-name="Cambria Math" fo:font-size="10pt" fo:font-weight="normal" officeooo:rsid="0498cf81" fo:background-color="transparent" loext:char-shading-value="0" style:font-name-asian="Cambria Math" style:font-size-asian="10pt" style:font-name-complex="Cambria Math" style:font-size-complex="10pt"/>
    </style:style>
    <style:style style:name="T536" style:family="text">
      <style:text-properties style:use-window-font-color="true" loext:opacity="0%" style:text-position="sub 58%" style:font-name="Calibri1" fo:font-weight="normal" fo:background-color="transparent" loext:char-shading-value="0" style:font-name-asian="Calibri1" style:font-name-complex="Calibri1"/>
    </style:style>
    <style:style style:name="T537" style:family="text">
      <style:text-properties style:use-window-font-color="true" loext:opacity="0%" style:text-position="sub 58%" style:font-name="Calibri1" fo:font-weight="normal" officeooo:rsid="03d8d0a9" fo:background-color="transparent" loext:char-shading-value="0" style:font-name-asian="Calibri1" style:font-name-complex="Calibri1"/>
    </style:style>
    <style:style style:name="T538" style:family="text">
      <style:text-properties style:use-window-font-color="true" loext:opacity="0%" style:text-position="sub 58%" style:font-name="Calibri1" fo:font-weight="normal" officeooo:rsid="03f6f55b" fo:background-color="transparent" loext:char-shading-value="0" style:font-name-asian="Calibri1" style:font-name-complex="Calibri1"/>
    </style:style>
    <style:style style:name="T539" style:family="text">
      <style:text-properties style:use-window-font-color="true" loext:opacity="0%" style:text-position="sub 58%" style:font-name="Calibri1" fo:font-size="10pt" fo:font-weight="normal" fo:background-color="transparent" loext:char-shading-value="0" style:font-name-asian="Calibri1" style:font-size-asian="10pt" style:font-name-complex="Calibri1" style:font-size-complex="10pt"/>
    </style:style>
    <style:style style:name="T540" style:family="text">
      <style:text-properties style:use-window-font-color="true" loext:opacity="0%" style:text-position="sub 58%" style:font-name="Calibri1" fo:font-size="10pt" fo:font-weight="normal" officeooo:rsid="03a8c375" fo:background-color="transparent" loext:char-shading-value="0" style:font-name-asian="Calibri1" style:font-size-asian="10pt" style:font-name-complex="Calibri1" style:font-size-complex="10pt"/>
    </style:style>
    <style:style style:name="T541" style:family="text">
      <style:text-properties style:use-window-font-color="true" loext:opacity="0%" style:text-position="sub 58%" style:font-name="Calibri1" fo:font-size="10pt" fo:font-weight="normal" officeooo:rsid="04b0b5bc" fo:background-color="transparent" loext:char-shading-value="0" style:font-name-asian="Calibri1" style:font-size-asian="10pt" style:font-name-complex="Calibri1" style:font-size-complex="10pt"/>
    </style:style>
    <style:style style:name="T542" style:family="text">
      <style:text-properties style:use-window-font-color="true" loext:opacity="0%" style:text-position="sub 58%" style:font-name="Calibri1" fo:font-size="10pt" fo:font-weight="normal" officeooo:rsid="04d751d8" fo:background-color="transparent" loext:char-shading-value="0" style:font-name-asian="Calibri1" style:font-size-asian="10pt" style:font-name-complex="Calibri1" style:font-size-complex="10pt"/>
    </style:style>
    <style:style style:name="T543" style:family="text">
      <style:text-properties style:use-window-font-color="true" loext:opacity="0%" style:text-position="sub 58%" style:font-name="Calibri1" fo:font-size="10pt" fo:font-weight="normal" officeooo:rsid="04d9c375" fo:background-color="transparent" loext:char-shading-value="0" style:font-name-asian="Calibri1" style:font-size-asian="10pt" style:font-name-complex="Calibri1" style:font-size-complex="10pt"/>
    </style:style>
    <style:style style:name="T544" style:family="text">
      <style:text-properties style:use-window-font-color="true" loext:opacity="0%" style:text-position="sub 58%" style:font-name="Calibri1" fo:font-size="10pt" fo:font-weight="normal" officeooo:rsid="0610b794" fo:background-color="transparent" loext:char-shading-value="0" style:font-name-asian="Calibri1" style:font-size-asian="10pt" style:font-name-complex="Calibri1" style:font-size-complex="10pt"/>
    </style:style>
    <style:style style:name="T545" style:family="text">
      <style:text-properties style:use-window-font-color="true" loext:opacity="0%" style:text-position="sub 58%" style:font-name="Calibri1" fo:font-size="10pt" fo:font-weight="normal" fo:background-color="transparent" loext:char-shading-value="0" style:font-name-asian="Calibri1" style:font-size-asian="10pt" style:font-weight-asian="normal" style:font-name-complex="Calibri1" style:font-size-complex="10pt" style:font-weight-complex="normal"/>
    </style:style>
    <style:style style:name="T546" style:family="text">
      <style:text-properties style:use-window-font-color="true" loext:opacity="0%" style:text-position="sub 58%" style:font-name="Calibri1" fo:font-size="10pt" fo:font-weight="normal" officeooo:rsid="02bd23df" fo:background-color="transparent" loext:char-shading-value="0" style:font-name-asian="Calibri1" style:font-size-asian="8.75pt" style:font-weight-asian="normal" style:font-name-complex="Calibri1" style:font-size-complex="10pt" style:font-weight-complex="normal"/>
    </style:style>
    <style:style style:name="T547" style:family="text">
      <style:text-properties style:use-window-font-color="true" loext:opacity="0%" style:text-position="sub 58%" style:font-name="Calibri1" fo:font-size="10pt" fo:font-weight="normal" officeooo:rsid="00c80117" fo:background-color="transparent" loext:char-shading-value="0" style:font-name-asian="Calibri1" style:font-size-asian="8.75pt" style:font-weight-asian="normal" style:font-name-complex="Calibri1" style:font-size-complex="10pt" style:font-weight-complex="normal"/>
    </style:style>
    <style:style style:name="T548" style:family="text">
      <style:text-properties style:use-window-font-color="true" loext:opacity="0%" style:text-position="sub 58%" style:font-name="Calibri1" fo:font-size="10pt" fo:font-weight="normal" officeooo:rsid="00c87cea" fo:background-color="transparent" loext:char-shading-value="0" style:font-name-asian="Calibri1" style:font-size-asian="8.75pt" style:font-weight-asian="normal" style:font-name-complex="Calibri1" style:font-size-complex="10pt" style:font-weight-complex="normal"/>
    </style:style>
    <style:style style:name="T549" style:family="text">
      <style:text-properties style:use-window-font-color="true" loext:opacity="0%" style:text-position="sub 58%" style:font-name="Calibri1" fo:font-size="10pt" fo:font-weight="normal" officeooo:rsid="00c97ee4" fo:background-color="transparent" loext:char-shading-value="0" style:font-name-asian="Calibri1" style:font-size-asian="8.75pt" style:font-weight-asian="normal" style:font-name-complex="Calibri1" style:font-size-complex="10pt" style:font-weight-complex="normal"/>
    </style:style>
    <style:style style:name="T550" style:family="text">
      <style:text-properties style:use-window-font-color="true" loext:opacity="0%" style:text-position="sub 58%" style:font-name="Calibri1" fo:font-size="10pt" fo:font-weight="normal" officeooo:rsid="00caff18" fo:background-color="transparent" loext:char-shading-value="0" style:font-name-asian="Calibri1" style:font-size-asian="8.75pt" style:font-weight-asian="normal" style:font-name-complex="Calibri1" style:font-size-complex="10pt" style:font-weight-complex="normal"/>
    </style:style>
    <style:style style:name="T551" style:family="text">
      <style:text-properties style:use-window-font-color="true" loext:opacity="0%" style:text-position="sub 58%" style:font-name="Calibri1" fo:font-size="10pt" fo:font-weight="normal" officeooo:rsid="074b2620" fo:background-color="transparent" loext:char-shading-value="0" style:font-name-asian="Calibri1" style:font-size-asian="8.75pt" style:font-weight-asian="normal" style:font-name-complex="Calibri1" style:font-size-complex="10pt" style:font-weight-complex="normal"/>
    </style:style>
    <style:style style:name="T552" style:family="text">
      <style:text-properties style:use-window-font-color="true" loext:opacity="0%" style:text-position="sub 58%" style:font-name="Calibri1" fo:font-size="10pt" fo:font-weight="normal" officeooo:rsid="0753b691" fo:background-color="transparent" loext:char-shading-value="0" style:font-name-asian="Calibri1" style:font-size-asian="8.75pt" style:font-weight-asian="normal" style:font-name-complex="Calibri1" style:font-size-complex="10pt" style:font-weight-complex="normal"/>
    </style:style>
    <style:style style:name="T553" style:family="text">
      <style:text-properties style:use-window-font-color="true" loext:opacity="0%" style:text-position="sub 58%" style:font-name="Calibri1" fo:font-size="10pt" fo:font-weight="normal" officeooo:rsid="0104d511" fo:background-color="transparent" loext:char-shading-value="0" style:font-name-asian="Calibri1" style:font-size-asian="8.75pt" style:font-weight-asian="normal" style:font-name-complex="Calibri1" style:font-size-complex="10pt" style:font-weight-complex="normal"/>
    </style:style>
    <style:style style:name="T554" style:family="text">
      <style:text-properties style:use-window-font-color="true" loext:opacity="0%" style:text-position="sub 58%" style:font-name="Calibri1" fo:font-size="10pt" fo:font-weight="normal" officeooo:rsid="0109a447" fo:background-color="transparent" loext:char-shading-value="0" style:font-name-asian="Calibri1" style:font-size-asian="8.75pt" style:font-weight-asian="normal" style:font-name-complex="Calibri1" style:font-size-complex="10pt" style:font-weight-complex="normal"/>
    </style:style>
    <style:style style:name="T555" style:family="text">
      <style:text-properties style:use-window-font-color="true" loext:opacity="0%" style:text-position="sub 58%" style:font-name="Calibri1" fo:font-size="10pt" fo:font-weight="normal" officeooo:rsid="017cb598" fo:background-color="transparent" loext:char-shading-value="0" style:font-name-asian="Calibri1" style:font-size-asian="8.75pt" style:font-weight-asian="normal" style:font-name-complex="Calibri1" style:font-size-complex="10pt" style:font-weight-complex="normal"/>
    </style:style>
    <style:style style:name="T556" style:family="text">
      <style:text-properties style:use-window-font-color="true" loext:opacity="0%" style:text-position="sub 58%" style:font-name="Calibri1" fo:font-size="10pt" fo:font-weight="normal" officeooo:rsid="01875af8" fo:background-color="transparent" loext:char-shading-value="0" style:font-name-asian="Calibri1" style:font-size-asian="8.75pt" style:font-weight-asian="normal" style:font-name-complex="Calibri1" style:font-size-complex="10pt" style:font-weight-complex="normal"/>
    </style:style>
    <style:style style:name="T557" style:family="text">
      <style:text-properties style:use-window-font-color="true" loext:opacity="0%" style:text-position="sub 58%" style:font-name="Calibri1" fo:font-size="10pt" fo:font-weight="normal" officeooo:rsid="08719c69" fo:background-color="transparent" loext:char-shading-value="0" style:font-name-asian="Calibri1" style:font-size-asian="8.75pt" style:font-weight-asian="normal" style:font-name-complex="Calibri1" style:font-size-complex="10pt" style:font-weight-complex="normal"/>
    </style:style>
    <style:style style:name="T558" style:family="text">
      <style:text-properties style:use-window-font-color="true" loext:opacity="0%" style:text-position="sub 58%" style:font-name="Calibri1" fo:font-size="10pt" fo:font-weight="normal" officeooo:rsid="0882ca44" fo:background-color="transparent" loext:char-shading-value="0" style:font-name-asian="Calibri1" style:font-size-asian="8.75pt" style:font-weight-asian="normal" style:font-name-complex="Calibri1" style:font-size-complex="10pt" style:font-weight-complex="normal"/>
    </style:style>
    <style:style style:name="T559" style:family="text">
      <style:text-properties style:use-window-font-color="true" loext:opacity="0%" style:text-position="sub 58%" style:font-name="Calibri1" fo:font-size="10pt" fo:font-weight="bold" fo:background-color="transparent" loext:char-shading-value="0" style:font-name-asian="Calibri1" style:font-size-asian="10pt" style:font-weight-asian="bold" style:font-name-complex="Calibri1" style:font-size-complex="10pt" style:font-weight-complex="bold"/>
    </style:style>
    <style:style style:name="T560" style:family="text">
      <style:text-properties style:use-window-font-color="true" loext:opacity="0%" style:text-position="sub 58%" style:font-name="Calibri1" fo:font-size="10pt" style:text-underline-style="solid" style:text-underline-width="auto" style:text-underline-color="font-color" fo:font-weight="normal" officeooo:rsid="00c97ee4" fo:background-color="transparent" loext:char-shading-value="0" style:font-name-asian="Calibri1" style:font-size-asian="8.75pt" style:font-weight-asian="normal" style:font-name-complex="Calibri1" style:font-size-complex="10pt" style:font-weight-complex="normal"/>
    </style:style>
    <style:style style:name="T561" style:family="text">
      <style:text-properties style:use-window-font-color="true" loext:opacity="0%" style:text-position="sub 58%" style:font-name="Calibri1" fo:font-size="10pt" fo:language="it" fo:country="IT" fo:font-weight="normal" officeooo:rsid="015aadc3" fo:background-color="transparent" loext:char-shading-value="0" style:font-name-asian="Calibri1" style:font-size-asian="8.75pt" style:font-weight-asian="normal" style:font-name-complex="Calibri1" style:font-size-complex="10pt" style:font-weight-complex="normal"/>
    </style:style>
    <style:style style:name="T562" style:family="text">
      <style:text-properties style:use-window-font-color="true" loext:opacity="0%" style:text-position="sub 58%" style:font-name="Calibri1" fo:font-size="11pt" fo:font-weight="normal" officeooo:rsid="08719c69" fo:background-color="transparent" loext:char-shading-value="0" style:font-name-asian="Calibri1" style:font-size-asian="11pt" style:font-weight-asian="normal" style:font-name-complex="Calibri1" style:font-size-complex="11pt" style:font-weight-complex="normal"/>
    </style:style>
    <style:style style:name="T563" style:family="text">
      <style:text-properties style:use-window-font-color="true" loext:opacity="0%" style:text-position="super 58%" style:font-name="Calibri1" fo:font-size="10pt" fo:font-weight="normal" fo:background-color="transparent" loext:char-shading-value="0" style:font-name-asian="Calibri1" style:font-size-asian="10pt" style:font-name-complex="Calibri1" style:font-size-complex="10pt"/>
    </style:style>
    <style:style style:name="T564" style:family="text">
      <style:text-properties style:use-window-font-color="true" loext:opacity="0%" style:text-position="super 58%" style:font-name="Calibri1" fo:font-size="10pt" fo:font-weight="normal" officeooo:rsid="075a1e8b" fo:background-color="transparent" loext:char-shading-value="0" style:font-name-asian="Calibri1" style:font-size-asian="8.75pt" style:font-weight-asian="normal" style:font-name-complex="Calibri1" style:font-size-complex="10pt" style:font-weight-complex="normal"/>
    </style:style>
    <style:style style:name="T565" style:family="text">
      <style:text-properties style:use-window-font-color="true" loext:opacity="0%" style:text-position="super 58%" style:font-name="Calibri1" fo:font-size="10pt" fo:font-weight="normal" officeooo:rsid="07c87da3" fo:background-color="transparent" loext:char-shading-value="0" style:font-name-asian="Calibri1" style:font-size-asian="8.75pt" style:font-weight-asian="normal" style:font-name-complex="Calibri1" style:font-size-complex="10pt" style:font-weight-complex="normal"/>
    </style:style>
    <style:style style:name="T566" style:family="text">
      <style:text-properties style:use-window-font-color="true" loext:opacity="0%" style:text-position="0% 100%" style:font-name="Calibri1" fo:font-size="10pt" fo:font-weight="normal" fo:background-color="transparent" loext:char-shading-value="0" style:font-name-asian="Calibri1" style:font-size-asian="8.75pt" style:font-weight-asian="normal" style:font-name-complex="Calibri1" style:font-size-complex="10pt" style:font-weight-complex="normal"/>
    </style:style>
    <style:style style:name="T567" style:family="text">
      <style:text-properties style:use-window-font-color="true" loext:opacity="0%" style:text-position="0% 100%" style:font-name="Calibri1" fo:font-size="10pt" fo:font-weight="normal" officeooo:rsid="02aee07d" fo:background-color="transparent" loext:char-shading-value="0" style:font-name-asian="Calibri1" style:font-size-asian="8.75pt" style:font-weight-asian="normal" style:font-name-complex="Calibri1" style:font-size-complex="10pt" style:font-weight-complex="normal"/>
    </style:style>
    <style:style style:name="T568" style:family="text">
      <style:text-properties style:use-window-font-color="true" loext:opacity="0%" style:text-position="0% 100%" style:font-name="Calibri1" fo:font-size="10pt" fo:font-weight="normal" officeooo:rsid="02b4ac01" fo:background-color="transparent" loext:char-shading-value="0" style:font-name-asian="Calibri1" style:font-size-asian="8.75pt" style:font-weight-asian="normal" style:font-name-complex="Calibri1" style:font-size-complex="10pt" style:font-weight-complex="normal"/>
    </style:style>
    <style:style style:name="T569" style:family="text">
      <style:text-properties style:use-window-font-color="true" loext:opacity="0%" style:text-position="0% 100%" style:font-name="Calibri1" fo:font-size="10pt" fo:font-weight="normal" officeooo:rsid="02b504ec" fo:background-color="transparent" loext:char-shading-value="0" style:font-name-asian="Calibri1" style:font-size-asian="8.75pt" style:font-weight-asian="normal" style:font-name-complex="Calibri1" style:font-size-complex="10pt" style:font-weight-complex="normal"/>
    </style:style>
    <style:style style:name="T570" style:family="text">
      <style:text-properties style:use-window-font-color="true" loext:opacity="0%" style:text-position="0% 100%" style:font-name="Calibri1" fo:font-size="10pt" fo:font-weight="normal" officeooo:rsid="02b70744" fo:background-color="transparent" loext:char-shading-value="0" style:font-name-asian="Calibri1" style:font-size-asian="8.75pt" style:font-weight-asian="normal" style:font-name-complex="Calibri1" style:font-size-complex="10pt" style:font-weight-complex="normal"/>
    </style:style>
    <style:style style:name="T571" style:family="text">
      <style:text-properties style:use-window-font-color="true" loext:opacity="0%" style:text-position="0% 100%" style:font-name="Calibri1" fo:font-size="10pt" fo:font-weight="normal" officeooo:rsid="02b5f160" fo:background-color="transparent" loext:char-shading-value="0" style:font-name-asian="Calibri1" style:font-size-asian="8.75pt" style:font-weight-asian="normal" style:font-name-complex="Calibri1" style:font-size-complex="10pt" style:font-weight-complex="normal"/>
    </style:style>
    <style:style style:name="T572" style:family="text">
      <style:text-properties style:use-window-font-color="true" loext:opacity="0%" style:text-position="0% 100%" style:font-name="Calibri1" fo:font-size="10pt" fo:font-weight="normal" officeooo:rsid="02b8473f" fo:background-color="transparent" loext:char-shading-value="0" style:font-name-asian="Calibri1" style:font-size-asian="8.75pt" style:font-weight-asian="normal" style:font-name-complex="Calibri1" style:font-size-complex="10pt" style:font-weight-complex="normal"/>
    </style:style>
    <style:style style:name="T573" style:family="text">
      <style:text-properties style:use-window-font-color="true" loext:opacity="0%" style:text-position="0% 100%" style:font-name="Calibri1" fo:font-size="10pt" fo:font-weight="normal" officeooo:rsid="02b8a36a" fo:background-color="transparent" loext:char-shading-value="0" style:font-name-asian="Calibri1" style:font-size-asian="8.75pt" style:font-weight-asian="normal" style:font-name-complex="Calibri1" style:font-size-complex="10pt" style:font-weight-complex="normal"/>
    </style:style>
    <style:style style:name="T574" style:family="text">
      <style:text-properties style:use-window-font-color="true" loext:opacity="0%" style:text-position="0% 100%" style:font-name="Calibri1" fo:font-size="10pt" fo:font-weight="normal" officeooo:rsid="02bbdb15" fo:background-color="transparent" loext:char-shading-value="0" style:font-name-asian="Calibri1" style:font-size-asian="8.75pt" style:font-weight-asian="normal" style:font-name-complex="Calibri1" style:font-size-complex="10pt" style:font-weight-complex="normal"/>
    </style:style>
    <style:style style:name="T575" style:family="text">
      <style:text-properties style:use-window-font-color="true" loext:opacity="0%" style:text-position="0% 100%" style:font-name="Calibri1" fo:font-size="10pt" fo:font-weight="normal" officeooo:rsid="02bd23df" fo:background-color="transparent" loext:char-shading-value="0" style:font-name-asian="Calibri1" style:font-size-asian="8.75pt" style:font-weight-asian="normal" style:font-name-complex="Calibri1" style:font-size-complex="10pt" style:font-weight-complex="normal"/>
    </style:style>
    <style:style style:name="T576" style:family="text">
      <style:text-properties style:use-window-font-color="true" loext:opacity="0%" style:text-position="0% 100%" style:font-name="Calibri1" fo:font-size="10pt" fo:font-weight="normal" officeooo:rsid="02b984a8" fo:background-color="transparent" loext:char-shading-value="0" style:font-name-asian="Calibri1" style:font-size-asian="8.75pt" style:font-weight-asian="normal" style:font-name-complex="Calibri1" style:font-size-complex="10pt" style:font-weight-complex="normal"/>
    </style:style>
    <style:style style:name="T577" style:family="text">
      <style:text-properties style:use-window-font-color="true" loext:opacity="0%" style:text-position="0% 100%" style:font-name="Calibri1" fo:font-size="10pt" fo:font-weight="normal" officeooo:rsid="02bd4b89" fo:background-color="transparent" loext:char-shading-value="0" style:font-name-asian="Calibri1" style:font-size-asian="8.75pt" style:font-weight-asian="normal" style:font-name-complex="Calibri1" style:font-size-complex="10pt" style:font-weight-complex="normal"/>
    </style:style>
    <style:style style:name="T578" style:family="text">
      <style:text-properties style:use-window-font-color="true" loext:opacity="0%" style:text-position="0% 100%" style:font-name="Calibri1" fo:font-size="10pt" fo:font-weight="normal" officeooo:rsid="02bf313b" fo:background-color="transparent" loext:char-shading-value="0" style:font-name-asian="Calibri1" style:font-size-asian="8.75pt" style:font-weight-asian="normal" style:font-name-complex="Calibri1" style:font-size-complex="10pt" style:font-weight-complex="normal"/>
    </style:style>
    <style:style style:name="T579" style:family="text">
      <style:text-properties style:use-window-font-color="true" loext:opacity="0%" style:text-position="0% 100%" style:font-name="Calibri1" fo:font-size="10pt" fo:font-weight="normal" officeooo:rsid="02c398c3" fo:background-color="transparent" loext:char-shading-value="0" style:font-name-asian="Calibri1" style:font-size-asian="8.75pt" style:font-weight-asian="normal" style:font-name-complex="Calibri1" style:font-size-complex="10pt" style:font-weight-complex="normal"/>
    </style:style>
    <style:style style:name="T580" style:family="text">
      <style:text-properties style:use-window-font-color="true" loext:opacity="0%" style:text-position="0% 100%" style:font-name="Calibri1" fo:font-size="10pt" fo:font-weight="normal" officeooo:rsid="02c53f3b" fo:background-color="transparent" loext:char-shading-value="0" style:font-name-asian="Calibri1" style:font-size-asian="8.75pt" style:font-weight-asian="normal" style:font-name-complex="Calibri1" style:font-size-complex="10pt" style:font-weight-complex="normal"/>
    </style:style>
    <style:style style:name="T581" style:family="text">
      <style:text-properties style:use-window-font-color="true" loext:opacity="0%" style:text-position="0% 100%" style:font-name="Calibri1" fo:font-size="10pt" fo:font-weight="normal" officeooo:rsid="02c58be6" fo:background-color="transparent" loext:char-shading-value="0" style:font-name-asian="Calibri1" style:font-size-asian="8.75pt" style:font-weight-asian="normal" style:font-name-complex="Calibri1" style:font-size-complex="10pt" style:font-weight-complex="normal"/>
    </style:style>
    <style:style style:name="T582" style:family="text">
      <style:text-properties style:use-window-font-color="true" loext:opacity="0%" style:text-position="0% 100%" style:font-name="Calibri1" fo:font-size="10pt" fo:font-weight="normal" officeooo:rsid="02c6d3ab" fo:background-color="transparent" loext:char-shading-value="0" style:font-name-asian="Calibri1" style:font-size-asian="8.75pt" style:font-weight-asian="normal" style:font-name-complex="Calibri1" style:font-size-complex="10pt" style:font-weight-complex="normal"/>
    </style:style>
    <style:style style:name="T583" style:family="text">
      <style:text-properties style:use-window-font-color="true" loext:opacity="0%" style:text-position="0% 100%" style:font-name="Calibri1" fo:font-size="10pt" fo:font-weight="normal" officeooo:rsid="02c8961e" fo:background-color="transparent" loext:char-shading-value="0" style:font-name-asian="Calibri1" style:font-size-asian="8.75pt" style:font-weight-asian="normal" style:font-name-complex="Calibri1" style:font-size-complex="10pt" style:font-weight-complex="normal"/>
    </style:style>
    <style:style style:name="T584" style:family="text">
      <style:text-properties style:use-window-font-color="true" loext:opacity="0%" style:text-position="0% 100%" style:font-name="Calibri1" fo:font-size="10pt" fo:font-weight="normal" officeooo:rsid="02ca3313" fo:background-color="transparent" loext:char-shading-value="0" style:font-name-asian="Calibri1" style:font-size-asian="8.75pt" style:font-weight-asian="normal" style:font-name-complex="Calibri1" style:font-size-complex="10pt" style:font-weight-complex="normal"/>
    </style:style>
    <style:style style:name="T585" style:family="text">
      <style:text-properties style:use-window-font-color="true" loext:opacity="0%" style:text-position="0% 100%" style:font-name="Calibri1" fo:font-size="10pt" fo:font-weight="normal" officeooo:rsid="02cb6107" fo:background-color="transparent" loext:char-shading-value="0" style:font-name-asian="Calibri1" style:font-size-asian="8.75pt" style:font-weight-asian="normal" style:font-name-complex="Calibri1" style:font-size-complex="10pt" style:font-weight-complex="normal"/>
    </style:style>
    <style:style style:name="T586" style:family="text">
      <style:text-properties style:use-window-font-color="true" loext:opacity="0%" style:text-position="0% 100%" style:font-name="Calibri1" fo:font-size="10pt" fo:font-weight="normal" officeooo:rsid="00bcc95c" fo:background-color="transparent" loext:char-shading-value="0" style:font-name-asian="Calibri1" style:font-size-asian="8.75pt" style:font-weight-asian="normal" style:font-name-complex="Calibri1" style:font-size-complex="10pt" style:font-weight-complex="normal"/>
    </style:style>
    <style:style style:name="T587" style:family="text">
      <style:text-properties style:use-window-font-color="true" loext:opacity="0%" style:text-position="0% 100%" style:font-name="Calibri1" fo:font-size="10pt" fo:font-weight="normal" officeooo:rsid="06eedd5c" fo:background-color="transparent" loext:char-shading-value="0" style:font-name-asian="Calibri1" style:font-size-asian="8.75pt" style:font-weight-asian="normal" style:font-name-complex="Calibri1" style:font-size-complex="10pt" style:font-weight-complex="normal"/>
    </style:style>
    <style:style style:name="T588" style:family="text">
      <style:text-properties style:use-window-font-color="true" loext:opacity="0%" style:text-position="0% 100%" style:font-name="Calibri1" fo:font-size="10pt" fo:font-weight="normal" officeooo:rsid="06efa028" fo:background-color="transparent" loext:char-shading-value="0" style:font-name-asian="Calibri1" style:font-size-asian="8.75pt" style:font-weight-asian="normal" style:font-name-complex="Calibri1" style:font-size-complex="10pt" style:font-weight-complex="normal"/>
    </style:style>
    <style:style style:name="T589" style:family="text">
      <style:text-properties style:use-window-font-color="true" loext:opacity="0%" style:text-position="0% 100%" style:font-name="Calibri1" fo:font-size="10pt" fo:font-weight="normal" officeooo:rsid="00bd6209" fo:background-color="transparent" loext:char-shading-value="0" style:font-name-asian="Calibri1" style:font-size-asian="8.75pt" style:font-weight-asian="normal" style:font-name-complex="Calibri1" style:font-size-complex="10pt" style:font-weight-complex="normal"/>
    </style:style>
    <style:style style:name="T590" style:family="text">
      <style:text-properties style:use-window-font-color="true" loext:opacity="0%" style:text-position="0% 100%" style:font-name="Calibri1" fo:font-size="10pt" fo:font-weight="normal" officeooo:rsid="00bdf52a" fo:background-color="transparent" loext:char-shading-value="0" style:font-name-asian="Calibri1" style:font-size-asian="8.75pt" style:font-weight-asian="normal" style:font-name-complex="Calibri1" style:font-size-complex="10pt" style:font-weight-complex="normal"/>
    </style:style>
    <style:style style:name="T591" style:family="text">
      <style:text-properties style:use-window-font-color="true" loext:opacity="0%" style:text-position="0% 100%" style:font-name="Calibri1" fo:font-size="10pt" fo:font-weight="normal" officeooo:rsid="00b9656c" fo:background-color="transparent" loext:char-shading-value="0" style:font-name-asian="Calibri1" style:font-size-asian="8.75pt" style:font-weight-asian="normal" style:font-name-complex="Calibri1" style:font-size-complex="10pt" style:font-weight-complex="normal"/>
    </style:style>
    <style:style style:name="T592" style:family="text">
      <style:text-properties style:use-window-font-color="true" loext:opacity="0%" style:text-position="0% 100%" style:font-name="Calibri1" fo:font-size="10pt" fo:font-weight="normal" officeooo:rsid="00bf715a" fo:background-color="transparent" loext:char-shading-value="0" style:font-name-asian="Calibri1" style:font-size-asian="8.75pt" style:font-weight-asian="normal" style:font-name-complex="Calibri1" style:font-size-complex="10pt" style:font-weight-complex="normal"/>
    </style:style>
    <style:style style:name="T593" style:family="text">
      <style:text-properties style:use-window-font-color="true" loext:opacity="0%" style:text-position="0% 100%" style:font-name="Calibri1" fo:font-size="10pt" fo:font-weight="normal" officeooo:rsid="00b345ab" fo:background-color="transparent" loext:char-shading-value="0" style:font-name-asian="Calibri1" style:font-size-asian="8.75pt" style:font-weight-asian="normal" style:font-name-complex="Calibri1" style:font-size-complex="10pt" style:font-weight-complex="normal"/>
    </style:style>
    <style:style style:name="T594" style:family="text">
      <style:text-properties style:use-window-font-color="true" loext:opacity="0%" style:text-position="0% 100%" style:font-name="Calibri1" fo:font-size="10pt" fo:font-weight="normal" officeooo:rsid="00bfc7ec" fo:background-color="transparent" loext:char-shading-value="0" style:font-name-asian="Calibri1" style:font-size-asian="8.75pt" style:font-weight-asian="normal" style:font-name-complex="Calibri1" style:font-size-complex="10pt" style:font-weight-complex="normal"/>
    </style:style>
    <style:style style:name="T595" style:family="text">
      <style:text-properties style:use-window-font-color="true" loext:opacity="0%" style:text-position="0% 100%" style:font-name="Calibri1" fo:font-size="10pt" fo:font-weight="normal" officeooo:rsid="00bff502" fo:background-color="transparent" loext:char-shading-value="0" style:font-name-asian="Calibri1" style:font-size-asian="8.75pt" style:font-weight-asian="normal" style:font-name-complex="Calibri1" style:font-size-complex="10pt" style:font-weight-complex="normal"/>
    </style:style>
    <style:style style:name="T596" style:family="text">
      <style:text-properties style:use-window-font-color="true" loext:opacity="0%" style:text-position="0% 100%" style:font-name="Calibri1" fo:font-size="10pt" fo:font-weight="normal" officeooo:rsid="00c0f594" fo:background-color="transparent" loext:char-shading-value="0" style:font-name-asian="Calibri1" style:font-size-asian="8.75pt" style:font-weight-asian="normal" style:font-name-complex="Calibri1" style:font-size-complex="10pt" style:font-weight-complex="normal"/>
    </style:style>
    <style:style style:name="T597" style:family="text">
      <style:text-properties style:use-window-font-color="true" loext:opacity="0%" style:text-position="0% 100%" style:font-name="Calibri1" fo:font-size="10pt" fo:font-weight="normal" officeooo:rsid="071960a1" fo:background-color="transparent" loext:char-shading-value="0" style:font-name-asian="Calibri1" style:font-size-asian="8.75pt" style:font-weight-asian="normal" style:font-name-complex="Calibri1" style:font-size-complex="10pt" style:font-weight-complex="normal"/>
    </style:style>
    <style:style style:name="T598" style:family="text">
      <style:text-properties style:use-window-font-color="true" loext:opacity="0%" style:text-position="0% 100%" style:font-name="Calibri1" fo:font-size="10pt" fo:font-weight="normal" officeooo:rsid="071a0cf5" fo:background-color="transparent" loext:char-shading-value="0" style:font-name-asian="Calibri1" style:font-size-asian="8.75pt" style:font-weight-asian="normal" style:font-name-complex="Calibri1" style:font-size-complex="10pt" style:font-weight-complex="normal"/>
    </style:style>
    <style:style style:name="T599" style:family="text">
      <style:text-properties style:use-window-font-color="true" loext:opacity="0%" style:text-position="0% 100%" style:font-name="Calibri1" fo:font-size="10pt" fo:font-weight="normal" officeooo:rsid="00c2dc1b" fo:background-color="transparent" loext:char-shading-value="0" style:font-name-asian="Calibri1" style:font-size-asian="8.75pt" style:font-weight-asian="normal" style:font-name-complex="Calibri1" style:font-size-complex="10pt" style:font-weight-complex="normal"/>
    </style:style>
    <style:style style:name="T600" style:family="text">
      <style:text-properties style:use-window-font-color="true" loext:opacity="0%" style:text-position="0% 100%" style:font-name="Calibri1" fo:font-size="10pt" fo:font-weight="normal" officeooo:rsid="00c49a5a" fo:background-color="transparent" loext:char-shading-value="0" style:font-name-asian="Calibri1" style:font-size-asian="8.75pt" style:font-weight-asian="normal" style:font-name-complex="Calibri1" style:font-size-complex="10pt" style:font-weight-complex="normal"/>
    </style:style>
    <style:style style:name="T601" style:family="text">
      <style:text-properties style:use-window-font-color="true" loext:opacity="0%" style:text-position="0% 100%" style:font-name="Calibri1" fo:font-size="10pt" fo:font-weight="normal" officeooo:rsid="00a71d34" fo:background-color="transparent" loext:char-shading-value="0" style:font-name-asian="Calibri1" style:font-size-asian="8.75pt" style:font-weight-asian="normal" style:font-name-complex="Calibri1" style:font-size-complex="10pt" style:font-weight-complex="normal"/>
    </style:style>
    <style:style style:name="T602" style:family="text">
      <style:text-properties style:use-window-font-color="true" loext:opacity="0%" style:text-position="0% 100%" style:font-name="Calibri1" fo:font-size="10pt" fo:font-weight="normal" officeooo:rsid="071d0702" fo:background-color="transparent" loext:char-shading-value="0" style:font-name-asian="Calibri1" style:font-size-asian="8.75pt" style:font-weight-asian="normal" style:font-name-complex="Calibri1" style:font-size-complex="10pt" style:font-weight-complex="normal"/>
    </style:style>
    <style:style style:name="T603" style:family="text">
      <style:text-properties style:use-window-font-color="true" loext:opacity="0%" style:text-position="0% 100%" style:font-name="Calibri1" fo:font-size="10pt" fo:font-weight="normal" officeooo:rsid="071e6494" fo:background-color="transparent" loext:char-shading-value="0" style:font-name-asian="Calibri1" style:font-size-asian="8.75pt" style:font-weight-asian="normal" style:font-name-complex="Calibri1" style:font-size-complex="10pt" style:font-weight-complex="normal"/>
    </style:style>
    <style:style style:name="T604" style:family="text">
      <style:text-properties style:use-window-font-color="true" loext:opacity="0%" style:text-position="0% 100%" style:font-name="Calibri1" fo:font-size="10pt" fo:font-weight="normal" officeooo:rsid="00a65dc9" fo:background-color="transparent" loext:char-shading-value="0" style:font-name-asian="Calibri1" style:font-size-asian="8.75pt" style:font-weight-asian="normal" style:font-name-complex="Calibri1" style:font-size-complex="10pt" style:font-weight-complex="normal"/>
    </style:style>
    <style:style style:name="T605" style:family="text">
      <style:text-properties style:use-window-font-color="true" loext:opacity="0%" style:text-position="0% 100%" style:font-name="Calibri1" fo:font-size="10pt" fo:font-weight="normal" officeooo:rsid="00c63563" fo:background-color="transparent" loext:char-shading-value="0" style:font-name-asian="Calibri1" style:font-size-asian="8.75pt" style:font-weight-asian="normal" style:font-name-complex="Calibri1" style:font-size-complex="10pt" style:font-weight-complex="normal"/>
    </style:style>
    <style:style style:name="T606" style:family="text">
      <style:text-properties style:use-window-font-color="true" loext:opacity="0%" style:text-position="0% 100%" style:font-name="Calibri1" fo:font-size="10pt" fo:font-weight="normal" officeooo:rsid="00c80117" fo:background-color="transparent" loext:char-shading-value="0" style:font-name-asian="Calibri1" style:font-size-asian="8.75pt" style:font-weight-asian="normal" style:font-name-complex="Calibri1" style:font-size-complex="10pt" style:font-weight-complex="normal"/>
    </style:style>
    <style:style style:name="T607" style:family="text">
      <style:text-properties style:use-window-font-color="true" loext:opacity="0%" style:text-position="0% 100%" style:font-name="Calibri1" fo:font-size="10pt" fo:font-weight="normal" officeooo:rsid="00c87cea" fo:background-color="transparent" loext:char-shading-value="0" style:font-name-asian="Calibri1" style:font-size-asian="8.75pt" style:font-weight-asian="normal" style:font-name-complex="Calibri1" style:font-size-complex="10pt" style:font-weight-complex="normal"/>
    </style:style>
    <style:style style:name="T608" style:family="text">
      <style:text-properties style:use-window-font-color="true" loext:opacity="0%" style:text-position="0% 100%" style:font-name="Calibri1" fo:font-size="10pt" fo:font-weight="normal" officeooo:rsid="00c97ee4" fo:background-color="transparent" loext:char-shading-value="0" style:font-name-asian="Calibri1" style:font-size-asian="8.75pt" style:font-weight-asian="normal" style:font-name-complex="Calibri1" style:font-size-complex="10pt" style:font-weight-complex="normal"/>
    </style:style>
    <style:style style:name="T609" style:family="text">
      <style:text-properties style:use-window-font-color="true" loext:opacity="0%" style:text-position="0% 100%" style:font-name="Calibri1" fo:font-size="10pt" fo:font-weight="normal" officeooo:rsid="00caff18" fo:background-color="transparent" loext:char-shading-value="0" style:font-name-asian="Calibri1" style:font-size-asian="8.75pt" style:font-weight-asian="normal" style:font-name-complex="Calibri1" style:font-size-complex="10pt" style:font-weight-complex="normal"/>
    </style:style>
    <style:style style:name="T610" style:family="text">
      <style:text-properties style:use-window-font-color="true" loext:opacity="0%" style:text-position="0% 100%" style:font-name="Calibri1" fo:font-size="10pt" fo:font-weight="normal" officeooo:rsid="07219722" fo:background-color="transparent" loext:char-shading-value="0" style:font-name-asian="Calibri1" style:font-size-asian="8.75pt" style:font-weight-asian="normal" style:font-name-complex="Calibri1" style:font-size-complex="10pt" style:font-weight-complex="normal"/>
    </style:style>
    <style:style style:name="T611" style:family="text">
      <style:text-properties style:use-window-font-color="true" loext:opacity="0%" style:text-position="0% 100%" style:font-name="Calibri1" fo:font-size="10pt" fo:font-weight="normal" officeooo:rsid="07233de5" fo:background-color="transparent" loext:char-shading-value="0" style:font-name-asian="Calibri1" style:font-size-asian="8.75pt" style:font-weight-asian="normal" style:font-name-complex="Calibri1" style:font-size-complex="10pt" style:font-weight-complex="normal"/>
    </style:style>
    <style:style style:name="T612" style:family="text">
      <style:text-properties style:use-window-font-color="true" loext:opacity="0%" style:text-position="0% 100%" style:font-name="Calibri1" fo:font-size="10pt" fo:font-weight="normal" officeooo:rsid="07235017" fo:background-color="transparent" loext:char-shading-value="0" style:font-name-asian="Calibri1" style:font-size-asian="8.75pt" style:font-weight-asian="normal" style:font-name-complex="Calibri1" style:font-size-complex="10pt" style:font-weight-complex="normal"/>
    </style:style>
    <style:style style:name="T613" style:family="text">
      <style:text-properties style:use-window-font-color="true" loext:opacity="0%" style:text-position="0% 100%" style:font-name="Calibri1" fo:font-size="10pt" fo:font-weight="normal" officeooo:rsid="0723fa03" fo:background-color="transparent" loext:char-shading-value="0" style:font-name-asian="Calibri1" style:font-size-asian="8.75pt" style:font-weight-asian="normal" style:font-name-complex="Calibri1" style:font-size-complex="10pt" style:font-weight-complex="normal"/>
    </style:style>
    <style:style style:name="T614" style:family="text">
      <style:text-properties style:use-window-font-color="true" loext:opacity="0%" style:text-position="0% 100%" style:font-name="Calibri1" fo:font-size="10pt" fo:font-weight="normal" officeooo:rsid="07250c2b" fo:background-color="transparent" loext:char-shading-value="0" style:font-name-asian="Calibri1" style:font-size-asian="8.75pt" style:font-weight-asian="normal" style:font-name-complex="Calibri1" style:font-size-complex="10pt" style:font-weight-complex="normal"/>
    </style:style>
    <style:style style:name="T615" style:family="text">
      <style:text-properties style:use-window-font-color="true" loext:opacity="0%" style:text-position="0% 100%" style:font-name="Calibri1" fo:font-size="10pt" fo:font-weight="normal" officeooo:rsid="072556fa" fo:background-color="transparent" loext:char-shading-value="0" style:font-name-asian="Calibri1" style:font-size-asian="8.75pt" style:font-weight-asian="normal" style:font-name-complex="Calibri1" style:font-size-complex="10pt" style:font-weight-complex="normal"/>
    </style:style>
    <style:style style:name="T616" style:family="text">
      <style:text-properties style:use-window-font-color="true" loext:opacity="0%" style:text-position="0% 100%" style:font-name="Calibri1" fo:font-size="10pt" fo:font-weight="normal" officeooo:rsid="07293d34" fo:background-color="transparent" loext:char-shading-value="0" style:font-name-asian="Calibri1" style:font-size-asian="8.75pt" style:font-weight-asian="normal" style:font-name-complex="Calibri1" style:font-size-complex="10pt" style:font-weight-complex="normal"/>
    </style:style>
    <style:style style:name="T617" style:family="text">
      <style:text-properties style:use-window-font-color="true" loext:opacity="0%" style:text-position="0% 100%" style:font-name="Calibri1" fo:font-size="10pt" fo:font-weight="normal" officeooo:rsid="00ccc776" fo:background-color="transparent" loext:char-shading-value="0" style:font-name-asian="Calibri1" style:font-size-asian="8.75pt" style:font-weight-asian="normal" style:font-name-complex="Calibri1" style:font-size-complex="10pt" style:font-weight-complex="normal"/>
    </style:style>
    <style:style style:name="T618" style:family="text">
      <style:text-properties style:use-window-font-color="true" loext:opacity="0%" style:text-position="0% 100%" style:font-name="Calibri1" fo:font-size="10pt" fo:font-weight="normal" officeooo:rsid="00ce05e7" fo:background-color="transparent" loext:char-shading-value="0" style:font-name-asian="Calibri1" style:font-size-asian="8.75pt" style:font-weight-asian="normal" style:font-name-complex="Calibri1" style:font-size-complex="10pt" style:font-weight-complex="normal"/>
    </style:style>
    <style:style style:name="T619" style:family="text">
      <style:text-properties style:use-window-font-color="true" loext:opacity="0%" style:text-position="0% 100%" style:font-name="Calibri1" fo:font-size="10pt" fo:font-weight="normal" officeooo:rsid="00cf1b20" fo:background-color="transparent" loext:char-shading-value="0" style:font-name-asian="Calibri1" style:font-size-asian="8.75pt" style:font-weight-asian="normal" style:font-name-complex="Calibri1" style:font-size-complex="10pt" style:font-weight-complex="normal"/>
    </style:style>
    <style:style style:name="T620" style:family="text">
      <style:text-properties style:use-window-font-color="true" loext:opacity="0%" style:text-position="0% 100%" style:font-name="Calibri1" fo:font-size="10pt" fo:font-weight="normal" officeooo:rsid="00d04752" fo:background-color="transparent" loext:char-shading-value="0" style:font-name-asian="Calibri1" style:font-size-asian="8.75pt" style:font-weight-asian="normal" style:font-name-complex="Calibri1" style:font-size-complex="10pt" style:font-weight-complex="normal"/>
    </style:style>
    <style:style style:name="T621" style:family="text">
      <style:text-properties style:use-window-font-color="true" loext:opacity="0%" style:text-position="0% 100%" style:font-name="Calibri1" fo:font-size="10pt" fo:font-weight="normal" officeooo:rsid="00d0ea1c" fo:background-color="transparent" loext:char-shading-value="0" style:font-name-asian="Calibri1" style:font-size-asian="8.75pt" style:font-weight-asian="normal" style:font-name-complex="Calibri1" style:font-size-complex="10pt" style:font-weight-complex="normal"/>
    </style:style>
    <style:style style:name="T622" style:family="text">
      <style:text-properties style:use-window-font-color="true" loext:opacity="0%" style:text-position="0% 100%" style:font-name="Calibri1" fo:font-size="10pt" fo:font-weight="normal" officeooo:rsid="00d279a1" fo:background-color="transparent" loext:char-shading-value="0" style:font-name-asian="Calibri1" style:font-size-asian="8.75pt" style:font-weight-asian="normal" style:font-name-complex="Calibri1" style:font-size-complex="10pt" style:font-weight-complex="normal"/>
    </style:style>
    <style:style style:name="T623" style:family="text">
      <style:text-properties style:use-window-font-color="true" loext:opacity="0%" style:text-position="0% 100%" style:font-name="Calibri1" fo:font-size="10pt" fo:font-weight="normal" officeooo:rsid="00d36d3c" fo:background-color="transparent" loext:char-shading-value="0" style:font-name-asian="Calibri1" style:font-size-asian="8.75pt" style:font-weight-asian="normal" style:font-name-complex="Calibri1" style:font-size-complex="10pt" style:font-weight-complex="normal"/>
    </style:style>
    <style:style style:name="T624" style:family="text">
      <style:text-properties style:use-window-font-color="true" loext:opacity="0%" style:text-position="0% 100%" style:font-name="Calibri1" fo:font-size="10pt" fo:font-weight="normal" officeooo:rsid="00d37f37" fo:background-color="transparent" loext:char-shading-value="0" style:font-name-asian="Calibri1" style:font-size-asian="8.75pt" style:font-weight-asian="normal" style:font-name-complex="Calibri1" style:font-size-complex="10pt" style:font-weight-complex="normal"/>
    </style:style>
    <style:style style:name="T625" style:family="text">
      <style:text-properties style:use-window-font-color="true" loext:opacity="0%" style:text-position="0% 100%" style:font-name="Calibri1" fo:font-size="10pt" fo:font-weight="normal" officeooo:rsid="00d53fca" fo:background-color="transparent" loext:char-shading-value="0" style:font-name-asian="Calibri1" style:font-size-asian="8.75pt" style:font-weight-asian="normal" style:font-name-complex="Calibri1" style:font-size-complex="10pt" style:font-weight-complex="normal"/>
    </style:style>
    <style:style style:name="T626" style:family="text">
      <style:text-properties style:use-window-font-color="true" loext:opacity="0%" style:text-position="0% 100%" style:font-name="Calibri1" fo:font-size="10pt" fo:font-weight="normal" officeooo:rsid="00d62505" fo:background-color="transparent" loext:char-shading-value="0" style:font-name-asian="Calibri1" style:font-size-asian="8.75pt" style:font-weight-asian="normal" style:font-name-complex="Calibri1" style:font-size-complex="10pt" style:font-weight-complex="normal"/>
    </style:style>
    <style:style style:name="T627" style:family="text">
      <style:text-properties style:use-window-font-color="true" loext:opacity="0%" style:text-position="0% 100%" style:font-name="Calibri1" fo:font-size="10pt" fo:font-weight="normal" officeooo:rsid="00d7d569" fo:background-color="transparent" loext:char-shading-value="0" style:font-name-asian="Calibri1" style:font-size-asian="8.75pt" style:font-weight-asian="normal" style:font-name-complex="Calibri1" style:font-size-complex="10pt" style:font-weight-complex="normal"/>
    </style:style>
    <style:style style:name="T628" style:family="text">
      <style:text-properties style:use-window-font-color="true" loext:opacity="0%" style:text-position="0% 100%" style:font-name="Calibri1" fo:font-size="10pt" fo:font-weight="normal" officeooo:rsid="00d975c3" fo:background-color="transparent" loext:char-shading-value="0" style:font-name-asian="Calibri1" style:font-size-asian="8.75pt" style:font-weight-asian="normal" style:font-name-complex="Calibri1" style:font-size-complex="10pt" style:font-weight-complex="normal"/>
    </style:style>
    <style:style style:name="T629" style:family="text">
      <style:text-properties style:use-window-font-color="true" loext:opacity="0%" style:text-position="0% 100%" style:font-name="Calibri1" fo:font-size="10pt" fo:font-weight="normal" officeooo:rsid="00da51b6" fo:background-color="transparent" loext:char-shading-value="0" style:font-name-asian="Calibri1" style:font-size-asian="8.75pt" style:font-weight-asian="normal" style:font-name-complex="Calibri1" style:font-size-complex="10pt" style:font-weight-complex="normal"/>
    </style:style>
    <style:style style:name="T630" style:family="text">
      <style:text-properties style:use-window-font-color="true" loext:opacity="0%" style:text-position="0% 100%" style:font-name="Calibri1" fo:font-size="10pt" fo:font-weight="normal" officeooo:rsid="00ddc9e8" fo:background-color="transparent" loext:char-shading-value="0" style:font-name-asian="Calibri1" style:font-size-asian="8.75pt" style:font-weight-asian="normal" style:font-name-complex="Calibri1" style:font-size-complex="10pt" style:font-weight-complex="normal"/>
    </style:style>
    <style:style style:name="T631" style:family="text">
      <style:text-properties style:use-window-font-color="true" loext:opacity="0%" style:text-position="0% 100%" style:font-name="Calibri1" fo:font-size="10pt" fo:font-weight="normal" officeooo:rsid="00de5126" fo:background-color="transparent" loext:char-shading-value="0" style:font-name-asian="Calibri1" style:font-size-asian="8.75pt" style:font-weight-asian="normal" style:font-name-complex="Calibri1" style:font-size-complex="10pt" style:font-weight-complex="normal"/>
    </style:style>
    <style:style style:name="T632" style:family="text">
      <style:text-properties style:use-window-font-color="true" loext:opacity="0%" style:text-position="0% 100%" style:font-name="Calibri1" fo:font-size="10pt" fo:font-weight="normal" officeooo:rsid="00e35289" fo:background-color="transparent" loext:char-shading-value="0" style:font-name-asian="Calibri1" style:font-size-asian="8.75pt" style:font-weight-asian="normal" style:font-name-complex="Calibri1" style:font-size-complex="10pt" style:font-weight-complex="normal"/>
    </style:style>
    <style:style style:name="T633" style:family="text">
      <style:text-properties style:use-window-font-color="true" loext:opacity="0%" style:text-position="0% 100%" style:font-name="Calibri1" fo:font-size="10pt" fo:font-weight="normal" officeooo:rsid="00db341d" fo:background-color="transparent" loext:char-shading-value="0" style:font-name-asian="Calibri1" style:font-size-asian="8.75pt" style:font-weight-asian="normal" style:font-name-complex="Calibri1" style:font-size-complex="10pt" style:font-weight-complex="normal"/>
    </style:style>
    <style:style style:name="T634" style:family="text">
      <style:text-properties style:use-window-font-color="true" loext:opacity="0%" style:text-position="0% 100%" style:font-name="Calibri1" fo:font-size="10pt" fo:font-weight="normal" officeooo:rsid="00db724a" fo:background-color="transparent" loext:char-shading-value="0" style:font-name-asian="Calibri1" style:font-size-asian="8.75pt" style:font-weight-asian="normal" style:font-name-complex="Calibri1" style:font-size-complex="10pt" style:font-weight-complex="normal"/>
    </style:style>
    <style:style style:name="T635" style:family="text">
      <style:text-properties style:use-window-font-color="true" loext:opacity="0%" style:text-position="0% 100%" style:font-name="Calibri1" fo:font-size="10pt" fo:font-weight="normal" officeooo:rsid="00df5d0d" fo:background-color="transparent" loext:char-shading-value="0" style:font-name-asian="Calibri1" style:font-size-asian="8.75pt" style:font-weight-asian="normal" style:font-name-complex="Calibri1" style:font-size-complex="10pt" style:font-weight-complex="normal"/>
    </style:style>
    <style:style style:name="T636" style:family="text">
      <style:text-properties style:use-window-font-color="true" loext:opacity="0%" style:text-position="0% 100%" style:font-name="Calibri1" fo:font-size="10pt" fo:font-weight="normal" officeooo:rsid="00dfc042" fo:background-color="transparent" loext:char-shading-value="0" style:font-name-asian="Calibri1" style:font-size-asian="8.75pt" style:font-weight-asian="normal" style:font-name-complex="Calibri1" style:font-size-complex="10pt" style:font-weight-complex="normal"/>
    </style:style>
    <style:style style:name="T637" style:family="text">
      <style:text-properties style:use-window-font-color="true" loext:opacity="0%" style:text-position="0% 100%" style:font-name="Calibri1" fo:font-size="10pt" fo:font-weight="normal" officeooo:rsid="00e2b32b" fo:background-color="transparent" loext:char-shading-value="0" style:font-name-asian="Calibri1" style:font-size-asian="8.75pt" style:font-weight-asian="normal" style:font-name-complex="Calibri1" style:font-size-complex="10pt" style:font-weight-complex="normal"/>
    </style:style>
    <style:style style:name="T638" style:family="text">
      <style:text-properties style:use-window-font-color="true" loext:opacity="0%" style:text-position="0% 100%" style:font-name="Calibri1" fo:font-size="10pt" fo:font-weight="normal" officeooo:rsid="00e100bf" fo:background-color="transparent" loext:char-shading-value="0" style:font-name-asian="Calibri1" style:font-size-asian="8.75pt" style:font-weight-asian="normal" style:font-name-complex="Calibri1" style:font-size-complex="10pt" style:font-weight-complex="normal"/>
    </style:style>
    <style:style style:name="T639" style:family="text">
      <style:text-properties style:use-window-font-color="true" loext:opacity="0%" style:text-position="0% 100%" style:font-name="Calibri1" fo:font-size="10pt" fo:font-weight="normal" officeooo:rsid="072d4a38" fo:background-color="transparent" loext:char-shading-value="0" style:font-name-asian="Calibri1" style:font-size-asian="8.75pt" style:font-weight-asian="normal" style:font-name-complex="Calibri1" style:font-size-complex="10pt" style:font-weight-complex="normal"/>
    </style:style>
    <style:style style:name="T640" style:family="text">
      <style:text-properties style:use-window-font-color="true" loext:opacity="0%" style:text-position="0% 100%" style:font-name="Calibri1" fo:font-size="10pt" fo:font-weight="normal" officeooo:rsid="072e487c" fo:background-color="transparent" loext:char-shading-value="0" style:font-name-asian="Calibri1" style:font-size-asian="8.75pt" style:font-weight-asian="normal" style:font-name-complex="Calibri1" style:font-size-complex="10pt" style:font-weight-complex="normal"/>
    </style:style>
    <style:style style:name="T641" style:family="text">
      <style:text-properties style:use-window-font-color="true" loext:opacity="0%" style:text-position="0% 100%" style:font-name="Calibri1" fo:font-size="10pt" fo:font-weight="normal" officeooo:rsid="07312452" fo:background-color="transparent" loext:char-shading-value="0" style:font-name-asian="Calibri1" style:font-size-asian="8.75pt" style:font-weight-asian="normal" style:font-name-complex="Calibri1" style:font-size-complex="10pt" style:font-weight-complex="normal"/>
    </style:style>
    <style:style style:name="T642" style:family="text">
      <style:text-properties style:use-window-font-color="true" loext:opacity="0%" style:text-position="0% 100%" style:font-name="Calibri1" fo:font-size="10pt" fo:font-weight="normal" officeooo:rsid="07323205" fo:background-color="transparent" loext:char-shading-value="0" style:font-name-asian="Calibri1" style:font-size-asian="8.75pt" style:font-weight-asian="normal" style:font-name-complex="Calibri1" style:font-size-complex="10pt" style:font-weight-complex="normal"/>
    </style:style>
    <style:style style:name="T643" style:family="text">
      <style:text-properties style:use-window-font-color="true" loext:opacity="0%" style:text-position="0% 100%" style:font-name="Calibri1" fo:font-size="10pt" fo:font-weight="normal" officeooo:rsid="0732c923" fo:background-color="transparent" loext:char-shading-value="0" style:font-name-asian="Calibri1" style:font-size-asian="8.75pt" style:font-weight-asian="normal" style:font-name-complex="Calibri1" style:font-size-complex="10pt" style:font-weight-complex="normal"/>
    </style:style>
    <style:style style:name="T644" style:family="text">
      <style:text-properties style:use-window-font-color="true" loext:opacity="0%" style:text-position="0% 100%" style:font-name="Calibri1" fo:font-size="10pt" fo:font-weight="normal" officeooo:rsid="0733a9f7" fo:background-color="transparent" loext:char-shading-value="0" style:font-name-asian="Calibri1" style:font-size-asian="8.75pt" style:font-weight-asian="normal" style:font-name-complex="Calibri1" style:font-size-complex="10pt" style:font-weight-complex="normal"/>
    </style:style>
    <style:style style:name="T645" style:family="text">
      <style:text-properties style:use-window-font-color="true" loext:opacity="0%" style:text-position="0% 100%" style:font-name="Calibri1" fo:font-size="10pt" fo:font-weight="normal" officeooo:rsid="07349af6" fo:background-color="transparent" loext:char-shading-value="0" style:font-name-asian="Calibri1" style:font-size-asian="8.75pt" style:font-weight-asian="normal" style:font-name-complex="Calibri1" style:font-size-complex="10pt" style:font-weight-complex="normal"/>
    </style:style>
    <style:style style:name="T646" style:family="text">
      <style:text-properties style:use-window-font-color="true" loext:opacity="0%" style:text-position="0% 100%" style:font-name="Calibri1" fo:font-size="10pt" fo:font-weight="normal" officeooo:rsid="07360b09" fo:background-color="transparent" loext:char-shading-value="0" style:font-name-asian="Calibri1" style:font-size-asian="8.75pt" style:font-weight-asian="normal" style:font-name-complex="Calibri1" style:font-size-complex="10pt" style:font-weight-complex="normal"/>
    </style:style>
    <style:style style:name="T647" style:family="text">
      <style:text-properties style:use-window-font-color="true" loext:opacity="0%" style:text-position="0% 100%" style:font-name="Calibri1" fo:font-size="10pt" fo:font-weight="normal" officeooo:rsid="07378cd3" fo:background-color="transparent" loext:char-shading-value="0" style:font-name-asian="Calibri1" style:font-size-asian="8.75pt" style:font-weight-asian="normal" style:font-name-complex="Calibri1" style:font-size-complex="10pt" style:font-weight-complex="normal"/>
    </style:style>
    <style:style style:name="T648" style:family="text">
      <style:text-properties style:use-window-font-color="true" loext:opacity="0%" style:text-position="0% 100%" style:font-name="Calibri1" fo:font-size="10pt" fo:font-weight="normal" officeooo:rsid="073956ee" fo:background-color="transparent" loext:char-shading-value="0" style:font-name-asian="Calibri1" style:font-size-asian="8.75pt" style:font-weight-asian="normal" style:font-name-complex="Calibri1" style:font-size-complex="10pt" style:font-weight-complex="normal"/>
    </style:style>
    <style:style style:name="T649" style:family="text">
      <style:text-properties style:use-window-font-color="true" loext:opacity="0%" style:text-position="0% 100%" style:font-name="Calibri1" fo:font-size="10pt" fo:font-weight="normal" officeooo:rsid="073a869e" fo:background-color="transparent" loext:char-shading-value="0" style:font-name-asian="Calibri1" style:font-size-asian="8.75pt" style:font-weight-asian="normal" style:font-name-complex="Calibri1" style:font-size-complex="10pt" style:font-weight-complex="normal"/>
    </style:style>
    <style:style style:name="T650" style:family="text">
      <style:text-properties style:use-window-font-color="true" loext:opacity="0%" style:text-position="0% 100%" style:font-name="Calibri1" fo:font-size="10pt" fo:font-weight="normal" officeooo:rsid="073c4882" fo:background-color="transparent" loext:char-shading-value="0" style:font-name-asian="Calibri1" style:font-size-asian="8.75pt" style:font-weight-asian="normal" style:font-name-complex="Calibri1" style:font-size-complex="10pt" style:font-weight-complex="normal"/>
    </style:style>
    <style:style style:name="T651" style:family="text">
      <style:text-properties style:use-window-font-color="true" loext:opacity="0%" style:text-position="0% 100%" style:font-name="Calibri1" fo:font-size="10pt" fo:font-weight="normal" officeooo:rsid="073d866c" fo:background-color="transparent" loext:char-shading-value="0" style:font-name-asian="Calibri1" style:font-size-asian="8.75pt" style:font-weight-asian="normal" style:font-name-complex="Calibri1" style:font-size-complex="10pt" style:font-weight-complex="normal"/>
    </style:style>
    <style:style style:name="T652" style:family="text">
      <style:text-properties style:use-window-font-color="true" loext:opacity="0%" style:text-position="0% 100%" style:font-name="Calibri1" fo:font-size="10pt" fo:font-weight="normal" officeooo:rsid="073e3e51" fo:background-color="transparent" loext:char-shading-value="0" style:font-name-asian="Calibri1" style:font-size-asian="8.75pt" style:font-weight-asian="normal" style:font-name-complex="Calibri1" style:font-size-complex="10pt" style:font-weight-complex="normal"/>
    </style:style>
    <style:style style:name="T653" style:family="text">
      <style:text-properties style:use-window-font-color="true" loext:opacity="0%" style:text-position="0% 100%" style:font-name="Calibri1" fo:font-size="10pt" fo:font-weight="normal" officeooo:rsid="073f8eae" fo:background-color="transparent" loext:char-shading-value="0" style:font-name-asian="Calibri1" style:font-size-asian="8.75pt" style:font-weight-asian="normal" style:font-name-complex="Calibri1" style:font-size-complex="10pt" style:font-weight-complex="normal"/>
    </style:style>
    <style:style style:name="T654" style:family="text">
      <style:text-properties style:use-window-font-color="true" loext:opacity="0%" style:text-position="0% 100%" style:font-name="Calibri1" fo:font-size="10pt" fo:font-weight="normal" officeooo:rsid="0740cf73" fo:background-color="transparent" loext:char-shading-value="0" style:font-name-asian="Calibri1" style:font-size-asian="8.75pt" style:font-weight-asian="normal" style:font-name-complex="Calibri1" style:font-size-complex="10pt" style:font-weight-complex="normal"/>
    </style:style>
    <style:style style:name="T655" style:family="text">
      <style:text-properties style:use-window-font-color="true" loext:opacity="0%" style:text-position="0% 100%" style:font-name="Calibri1" fo:font-size="10pt" fo:font-weight="normal" officeooo:rsid="074261f5" fo:background-color="transparent" loext:char-shading-value="0" style:font-name-asian="Calibri1" style:font-size-asian="8.75pt" style:font-weight-asian="normal" style:font-name-complex="Calibri1" style:font-size-complex="10pt" style:font-weight-complex="normal"/>
    </style:style>
    <style:style style:name="T656" style:family="text">
      <style:text-properties style:use-window-font-color="true" loext:opacity="0%" style:text-position="0% 100%" style:font-name="Calibri1" fo:font-size="10pt" fo:font-weight="normal" officeooo:rsid="0742f7a0" fo:background-color="transparent" loext:char-shading-value="0" style:font-name-asian="Calibri1" style:font-size-asian="8.75pt" style:font-weight-asian="normal" style:font-name-complex="Calibri1" style:font-size-complex="10pt" style:font-weight-complex="normal"/>
    </style:style>
    <style:style style:name="T657" style:family="text">
      <style:text-properties style:use-window-font-color="true" loext:opacity="0%" style:text-position="0% 100%" style:font-name="Calibri1" fo:font-size="10pt" fo:font-weight="normal" officeooo:rsid="0743fbd6" fo:background-color="transparent" loext:char-shading-value="0" style:font-name-asian="Calibri1" style:font-size-asian="8.75pt" style:font-weight-asian="normal" style:font-name-complex="Calibri1" style:font-size-complex="10pt" style:font-weight-complex="normal"/>
    </style:style>
    <style:style style:name="T658" style:family="text">
      <style:text-properties style:use-window-font-color="true" loext:opacity="0%" style:text-position="0% 100%" style:font-name="Calibri1" fo:font-size="10pt" fo:font-weight="normal" officeooo:rsid="0742acd1" fo:background-color="transparent" loext:char-shading-value="0" style:font-name-asian="Calibri1" style:font-size-asian="8.75pt" style:font-weight-asian="normal" style:font-name-complex="Calibri1" style:font-size-complex="10pt" style:font-weight-complex="normal"/>
    </style:style>
    <style:style style:name="T659" style:family="text">
      <style:text-properties style:use-window-font-color="true" loext:opacity="0%" style:text-position="0% 100%" style:font-name="Calibri1" fo:font-size="10pt" fo:font-weight="normal" officeooo:rsid="00e3e5c3" fo:background-color="transparent" loext:char-shading-value="0" style:font-name-asian="Calibri1" style:font-size-asian="8.75pt" style:font-weight-asian="normal" style:font-name-complex="Calibri1" style:font-size-complex="10pt" style:font-weight-complex="normal"/>
    </style:style>
    <style:style style:name="T660" style:family="text">
      <style:text-properties style:use-window-font-color="true" loext:opacity="0%" style:text-position="0% 100%" style:font-name="Calibri1" fo:font-size="10pt" fo:font-weight="normal" officeooo:rsid="00e3a948" fo:background-color="transparent" loext:char-shading-value="0" style:font-name-asian="Calibri1" style:font-size-asian="8.75pt" style:font-weight-asian="normal" style:font-name-complex="Calibri1" style:font-size-complex="10pt" style:font-weight-complex="normal"/>
    </style:style>
    <style:style style:name="T661" style:family="text">
      <style:text-properties style:use-window-font-color="true" loext:opacity="0%" style:text-position="0% 100%" style:font-name="Calibri1" fo:font-size="10pt" fo:font-weight="normal" officeooo:rsid="07443c19" fo:background-color="transparent" loext:char-shading-value="0" style:font-name-asian="Calibri1" style:font-size-asian="8.75pt" style:font-weight-asian="normal" style:font-name-complex="Calibri1" style:font-size-complex="10pt" style:font-weight-complex="normal"/>
    </style:style>
    <style:style style:name="T662" style:family="text">
      <style:text-properties style:use-window-font-color="true" loext:opacity="0%" style:text-position="0% 100%" style:font-name="Calibri1" fo:font-size="10pt" fo:font-weight="normal" officeooo:rsid="00e3f2af" fo:background-color="transparent" loext:char-shading-value="0" style:font-name-asian="Calibri1" style:font-size-asian="8.75pt" style:font-weight-asian="normal" style:font-name-complex="Calibri1" style:font-size-complex="10pt" style:font-weight-complex="normal"/>
    </style:style>
    <style:style style:name="T663" style:family="text">
      <style:text-properties style:use-window-font-color="true" loext:opacity="0%" style:text-position="0% 100%" style:font-name="Calibri1" fo:font-size="10pt" fo:font-weight="normal" officeooo:rsid="0744d753" fo:background-color="transparent" loext:char-shading-value="0" style:font-name-asian="Calibri1" style:font-size-asian="8.75pt" style:font-weight-asian="normal" style:font-name-complex="Calibri1" style:font-size-complex="10pt" style:font-weight-complex="normal"/>
    </style:style>
    <style:style style:name="T664" style:family="text">
      <style:text-properties style:use-window-font-color="true" loext:opacity="0%" style:text-position="0% 100%" style:font-name="Calibri1" fo:font-size="10pt" fo:font-weight="normal" officeooo:rsid="00e5014c" fo:background-color="transparent" loext:char-shading-value="0" style:font-name-asian="Calibri1" style:font-size-asian="8.75pt" style:font-weight-asian="normal" style:font-name-complex="Calibri1" style:font-size-complex="10pt" style:font-weight-complex="normal"/>
    </style:style>
    <style:style style:name="T665" style:family="text">
      <style:text-properties style:use-window-font-color="true" loext:opacity="0%" style:text-position="0% 100%" style:font-name="Calibri1" fo:font-size="10pt" fo:font-weight="normal" officeooo:rsid="00e6b2b5" fo:background-color="transparent" loext:char-shading-value="0" style:font-name-asian="Calibri1" style:font-size-asian="8.75pt" style:font-weight-asian="normal" style:font-name-complex="Calibri1" style:font-size-complex="10pt" style:font-weight-complex="normal"/>
    </style:style>
    <style:style style:name="T666" style:family="text">
      <style:text-properties style:use-window-font-color="true" loext:opacity="0%" style:text-position="0% 100%" style:font-name="Calibri1" fo:font-size="10pt" fo:font-weight="normal" officeooo:rsid="00e723e3" fo:background-color="transparent" loext:char-shading-value="0" style:font-name-asian="Calibri1" style:font-size-asian="8.75pt" style:font-weight-asian="normal" style:font-name-complex="Calibri1" style:font-size-complex="10pt" style:font-weight-complex="normal"/>
    </style:style>
    <style:style style:name="T667" style:family="text">
      <style:text-properties style:use-window-font-color="true" loext:opacity="0%" style:text-position="0% 100%" style:font-name="Calibri1" fo:font-size="10pt" fo:font-weight="normal" officeooo:rsid="00e894ce" fo:background-color="transparent" loext:char-shading-value="0" style:font-name-asian="Calibri1" style:font-size-asian="8.75pt" style:font-weight-asian="normal" style:font-name-complex="Calibri1" style:font-size-complex="10pt" style:font-weight-complex="normal"/>
    </style:style>
    <style:style style:name="T668" style:family="text">
      <style:text-properties style:use-window-font-color="true" loext:opacity="0%" style:text-position="0% 100%" style:font-name="Calibri1" fo:font-size="10pt" fo:font-weight="normal" officeooo:rsid="00ea4a59" fo:background-color="transparent" loext:char-shading-value="0" style:font-name-asian="Calibri1" style:font-size-asian="8.75pt" style:font-weight-asian="normal" style:font-name-complex="Calibri1" style:font-size-complex="10pt" style:font-weight-complex="normal"/>
    </style:style>
    <style:style style:name="T669" style:family="text">
      <style:text-properties style:use-window-font-color="true" loext:opacity="0%" style:text-position="0% 100%" style:font-name="Calibri1" fo:font-size="10pt" fo:font-weight="normal" officeooo:rsid="00ebb485" fo:background-color="transparent" loext:char-shading-value="0" style:font-name-asian="Calibri1" style:font-size-asian="8.75pt" style:font-weight-asian="normal" style:font-name-complex="Calibri1" style:font-size-complex="10pt" style:font-weight-complex="normal"/>
    </style:style>
    <style:style style:name="T670" style:family="text">
      <style:text-properties style:use-window-font-color="true" loext:opacity="0%" style:text-position="0% 100%" style:font-name="Calibri1" fo:font-size="10pt" fo:font-weight="normal" officeooo:rsid="0745e39d" fo:background-color="transparent" loext:char-shading-value="0" style:font-name-asian="Calibri1" style:font-size-asian="8.75pt" style:font-weight-asian="normal" style:font-name-complex="Calibri1" style:font-size-complex="10pt" style:font-weight-complex="normal"/>
    </style:style>
    <style:style style:name="T671" style:family="text">
      <style:text-properties style:use-window-font-color="true" loext:opacity="0%" style:text-position="0% 100%" style:font-name="Calibri1" fo:font-size="10pt" fo:font-weight="normal" officeooo:rsid="07462e27" fo:background-color="transparent" loext:char-shading-value="0" style:font-name-asian="Calibri1" style:font-size-asian="8.75pt" style:font-weight-asian="normal" style:font-name-complex="Calibri1" style:font-size-complex="10pt" style:font-weight-complex="normal"/>
    </style:style>
    <style:style style:name="T672" style:family="text">
      <style:text-properties style:use-window-font-color="true" loext:opacity="0%" style:text-position="0% 100%" style:font-name="Calibri1" fo:font-size="10pt" fo:font-weight="normal" officeooo:rsid="074658cf" fo:background-color="transparent" loext:char-shading-value="0" style:font-name-asian="Calibri1" style:font-size-asian="8.75pt" style:font-weight-asian="normal" style:font-name-complex="Calibri1" style:font-size-complex="10pt" style:font-weight-complex="normal"/>
    </style:style>
    <style:style style:name="T673" style:family="text">
      <style:text-properties style:use-window-font-color="true" loext:opacity="0%" style:text-position="0% 100%" style:font-name="Calibri1" fo:font-size="10pt" fo:font-weight="normal" officeooo:rsid="07483d5f" fo:background-color="transparent" loext:char-shading-value="0" style:font-name-asian="Calibri1" style:font-size-asian="8.75pt" style:font-weight-asian="normal" style:font-name-complex="Calibri1" style:font-size-complex="10pt" style:font-weight-complex="normal"/>
    </style:style>
    <style:style style:name="T674" style:family="text">
      <style:text-properties style:use-window-font-color="true" loext:opacity="0%" style:text-position="0% 100%" style:font-name="Calibri1" fo:font-size="10pt" fo:font-weight="normal" officeooo:rsid="0748e3f5" fo:background-color="transparent" loext:char-shading-value="0" style:font-name-asian="Calibri1" style:font-size-asian="8.75pt" style:font-weight-asian="normal" style:font-name-complex="Calibri1" style:font-size-complex="10pt" style:font-weight-complex="normal"/>
    </style:style>
    <style:style style:name="T675" style:family="text">
      <style:text-properties style:use-window-font-color="true" loext:opacity="0%" style:text-position="0% 100%" style:font-name="Calibri1" fo:font-size="10pt" fo:font-weight="normal" officeooo:rsid="07494d9b" fo:background-color="transparent" loext:char-shading-value="0" style:font-name-asian="Calibri1" style:font-size-asian="8.75pt" style:font-weight-asian="normal" style:font-name-complex="Calibri1" style:font-size-complex="10pt" style:font-weight-complex="normal"/>
    </style:style>
    <style:style style:name="T676" style:family="text">
      <style:text-properties style:use-window-font-color="true" loext:opacity="0%" style:text-position="0% 100%" style:font-name="Calibri1" fo:font-size="10pt" fo:font-weight="normal" officeooo:rsid="074a4916" fo:background-color="transparent" loext:char-shading-value="0" style:font-name-asian="Calibri1" style:font-size-asian="8.75pt" style:font-weight-asian="normal" style:font-name-complex="Calibri1" style:font-size-complex="10pt" style:font-weight-complex="normal"/>
    </style:style>
    <style:style style:name="T677" style:family="text">
      <style:text-properties style:use-window-font-color="true" loext:opacity="0%" style:text-position="0% 100%" style:font-name="Calibri1" fo:font-size="10pt" fo:font-weight="normal" officeooo:rsid="074b2620" fo:background-color="transparent" loext:char-shading-value="0" style:font-name-asian="Calibri1" style:font-size-asian="8.75pt" style:font-weight-asian="normal" style:font-name-complex="Calibri1" style:font-size-complex="10pt" style:font-weight-complex="normal"/>
    </style:style>
    <style:style style:name="T678" style:family="text">
      <style:text-properties style:use-window-font-color="true" loext:opacity="0%" style:text-position="0% 100%" style:font-name="Calibri1" fo:font-size="10pt" fo:font-weight="normal" officeooo:rsid="074b7913" fo:background-color="transparent" loext:char-shading-value="0" style:font-name-asian="Calibri1" style:font-size-asian="8.75pt" style:font-weight-asian="normal" style:font-name-complex="Calibri1" style:font-size-complex="10pt" style:font-weight-complex="normal"/>
    </style:style>
    <style:style style:name="T679" style:family="text">
      <style:text-properties style:use-window-font-color="true" loext:opacity="0%" style:text-position="0% 100%" style:font-name="Calibri1" fo:font-size="10pt" fo:font-weight="normal" officeooo:rsid="074c3ab9" fo:background-color="transparent" loext:char-shading-value="0" style:font-name-asian="Calibri1" style:font-size-asian="8.75pt" style:font-weight-asian="normal" style:font-name-complex="Calibri1" style:font-size-complex="10pt" style:font-weight-complex="normal"/>
    </style:style>
    <style:style style:name="T680" style:family="text">
      <style:text-properties style:use-window-font-color="true" loext:opacity="0%" style:text-position="0% 100%" style:font-name="Calibri1" fo:font-size="10pt" fo:font-weight="normal" officeooo:rsid="074e0422" fo:background-color="transparent" loext:char-shading-value="0" style:font-name-asian="Calibri1" style:font-size-asian="8.75pt" style:font-weight-asian="normal" style:font-name-complex="Calibri1" style:font-size-complex="10pt" style:font-weight-complex="normal"/>
    </style:style>
    <style:style style:name="T681" style:family="text">
      <style:text-properties style:use-window-font-color="true" loext:opacity="0%" style:text-position="0% 100%" style:font-name="Calibri1" fo:font-size="10pt" fo:font-weight="normal" officeooo:rsid="00efc186" fo:background-color="transparent" loext:char-shading-value="0" style:font-name-asian="Calibri1" style:font-size-asian="8.75pt" style:font-weight-asian="normal" style:font-name-complex="Calibri1" style:font-size-complex="10pt" style:font-weight-complex="normal"/>
    </style:style>
    <style:style style:name="T682" style:family="text">
      <style:text-properties style:use-window-font-color="true" loext:opacity="0%" style:text-position="0% 100%" style:font-name="Calibri1" fo:font-size="10pt" fo:font-weight="normal" officeooo:rsid="0753b691" fo:background-color="transparent" loext:char-shading-value="0" style:font-name-asian="Calibri1" style:font-size-asian="8.75pt" style:font-weight-asian="normal" style:font-name-complex="Calibri1" style:font-size-complex="10pt" style:font-weight-complex="normal"/>
    </style:style>
    <style:style style:name="T683" style:family="text">
      <style:text-properties style:use-window-font-color="true" loext:opacity="0%" style:text-position="0% 100%" style:font-name="Calibri1" fo:font-size="10pt" fo:font-weight="normal" officeooo:rsid="00f11996" fo:background-color="transparent" loext:char-shading-value="0" style:font-name-asian="Calibri1" style:font-size-asian="8.75pt" style:font-weight-asian="normal" style:font-name-complex="Calibri1" style:font-size-complex="10pt" style:font-weight-complex="normal"/>
    </style:style>
    <style:style style:name="T684" style:family="text">
      <style:text-properties style:use-window-font-color="true" loext:opacity="0%" style:text-position="0% 100%" style:font-name="Calibri1" fo:font-size="10pt" fo:font-weight="normal" officeooo:rsid="00f24dbb" fo:background-color="transparent" loext:char-shading-value="0" style:font-name-asian="Calibri1" style:font-size-asian="8.75pt" style:font-weight-asian="normal" style:font-name-complex="Calibri1" style:font-size-complex="10pt" style:font-weight-complex="normal"/>
    </style:style>
    <style:style style:name="T685" style:family="text">
      <style:text-properties style:use-window-font-color="true" loext:opacity="0%" style:text-position="0% 100%" style:font-name="Calibri1" fo:font-size="10pt" fo:font-weight="normal" officeooo:rsid="07541cf5" fo:background-color="transparent" loext:char-shading-value="0" style:font-name-asian="Calibri1" style:font-size-asian="8.75pt" style:font-weight-asian="normal" style:font-name-complex="Calibri1" style:font-size-complex="10pt" style:font-weight-complex="normal"/>
    </style:style>
    <style:style style:name="T686" style:family="text">
      <style:text-properties style:use-window-font-color="true" loext:opacity="0%" style:text-position="0% 100%" style:font-name="Calibri1" fo:font-size="10pt" fo:font-weight="normal" officeooo:rsid="00f259fa" fo:background-color="transparent" loext:char-shading-value="0" style:font-name-asian="Calibri1" style:font-size-asian="8.75pt" style:font-weight-asian="normal" style:font-name-complex="Calibri1" style:font-size-complex="10pt" style:font-weight-complex="normal"/>
    </style:style>
    <style:style style:name="T687" style:family="text">
      <style:text-properties style:use-window-font-color="true" loext:opacity="0%" style:text-position="0% 100%" style:font-name="Calibri1" fo:font-size="10pt" fo:font-weight="normal" officeooo:rsid="009b096d" fo:background-color="transparent" loext:char-shading-value="0" style:font-name-asian="Calibri1" style:font-size-asian="8.75pt" style:font-weight-asian="normal" style:font-name-complex="Calibri1" style:font-size-complex="10pt" style:font-weight-complex="normal"/>
    </style:style>
    <style:style style:name="T688" style:family="text">
      <style:text-properties style:use-window-font-color="true" loext:opacity="0%" style:text-position="0% 100%" style:font-name="Calibri1" fo:font-size="10pt" fo:font-weight="normal" officeooo:rsid="00f37434" fo:background-color="transparent" loext:char-shading-value="0" style:font-name-asian="Calibri1" style:font-size-asian="8.75pt" style:font-weight-asian="normal" style:font-name-complex="Calibri1" style:font-size-complex="10pt" style:font-weight-complex="normal"/>
    </style:style>
    <style:style style:name="T689" style:family="text">
      <style:text-properties style:use-window-font-color="true" loext:opacity="0%" style:text-position="0% 100%" style:font-name="Calibri1" fo:font-size="10pt" fo:font-weight="normal" officeooo:rsid="07559dc5" fo:background-color="transparent" loext:char-shading-value="0" style:font-name-asian="Calibri1" style:font-size-asian="8.75pt" style:font-weight-asian="normal" style:font-name-complex="Calibri1" style:font-size-complex="10pt" style:font-weight-complex="normal"/>
    </style:style>
    <style:style style:name="T690" style:family="text">
      <style:text-properties style:use-window-font-color="true" loext:opacity="0%" style:text-position="0% 100%" style:font-name="Calibri1" fo:font-size="10pt" fo:font-weight="normal" officeooo:rsid="00f42ddf" fo:background-color="transparent" loext:char-shading-value="0" style:font-name-asian="Calibri1" style:font-size-asian="8.75pt" style:font-weight-asian="normal" style:font-name-complex="Calibri1" style:font-size-complex="10pt" style:font-weight-complex="normal"/>
    </style:style>
    <style:style style:name="T691" style:family="text">
      <style:text-properties style:use-window-font-color="true" loext:opacity="0%" style:text-position="0% 100%" style:font-name="Calibri1" fo:font-size="10pt" fo:font-weight="normal" officeooo:rsid="0756d5ad" fo:background-color="transparent" loext:char-shading-value="0" style:font-name-asian="Calibri1" style:font-size-asian="8.75pt" style:font-weight-asian="normal" style:font-name-complex="Calibri1" style:font-size-complex="10pt" style:font-weight-complex="normal"/>
    </style:style>
    <style:style style:name="T692" style:family="text">
      <style:text-properties style:use-window-font-color="true" loext:opacity="0%" style:text-position="0% 100%" style:font-name="Calibri1" fo:font-size="10pt" fo:font-weight="normal" officeooo:rsid="00f48a21" fo:background-color="transparent" loext:char-shading-value="0" style:font-name-asian="Calibri1" style:font-size-asian="8.75pt" style:font-weight-asian="normal" style:font-name-complex="Calibri1" style:font-size-complex="10pt" style:font-weight-complex="normal"/>
    </style:style>
    <style:style style:name="T693" style:family="text">
      <style:text-properties style:use-window-font-color="true" loext:opacity="0%" style:text-position="0% 100%" style:font-name="Calibri1" fo:font-size="10pt" fo:font-weight="normal" officeooo:rsid="00f5bc46" fo:background-color="transparent" loext:char-shading-value="0" style:font-name-asian="Calibri1" style:font-size-asian="8.75pt" style:font-weight-asian="normal" style:font-name-complex="Calibri1" style:font-size-complex="10pt" style:font-weight-complex="normal"/>
    </style:style>
    <style:style style:name="T694" style:family="text">
      <style:text-properties style:use-window-font-color="true" loext:opacity="0%" style:text-position="0% 100%" style:font-name="Calibri1" fo:font-size="10pt" fo:font-weight="normal" officeooo:rsid="07581eef" fo:background-color="transparent" loext:char-shading-value="0" style:font-name-asian="Calibri1" style:font-size-asian="8.75pt" style:font-weight-asian="normal" style:font-name-complex="Calibri1" style:font-size-complex="10pt" style:font-weight-complex="normal"/>
    </style:style>
    <style:style style:name="T695" style:family="text">
      <style:text-properties style:use-window-font-color="true" loext:opacity="0%" style:text-position="0% 100%" style:font-name="Calibri1" fo:font-size="10pt" fo:font-weight="normal" officeooo:rsid="00f66725" fo:background-color="transparent" loext:char-shading-value="0" style:font-name-asian="Calibri1" style:font-size-asian="8.75pt" style:font-weight-asian="normal" style:font-name-complex="Calibri1" style:font-size-complex="10pt" style:font-weight-complex="normal"/>
    </style:style>
    <style:style style:name="T696" style:family="text">
      <style:text-properties style:use-window-font-color="true" loext:opacity="0%" style:text-position="0% 100%" style:font-name="Calibri1" fo:font-size="10pt" fo:font-weight="normal" officeooo:rsid="00f80c98" fo:background-color="transparent" loext:char-shading-value="0" style:font-name-asian="Calibri1" style:font-size-asian="8.75pt" style:font-weight-asian="normal" style:font-name-complex="Calibri1" style:font-size-complex="10pt" style:font-weight-complex="normal"/>
    </style:style>
    <style:style style:name="T697" style:family="text">
      <style:text-properties style:use-window-font-color="true" loext:opacity="0%" style:text-position="0% 100%" style:font-name="Calibri1" fo:font-size="10pt" fo:font-weight="normal" officeooo:rsid="00faca37" fo:background-color="transparent" loext:char-shading-value="0" style:font-name-asian="Calibri1" style:font-size-asian="8.75pt" style:font-weight-asian="normal" style:font-name-complex="Calibri1" style:font-size-complex="10pt" style:font-weight-complex="normal"/>
    </style:style>
    <style:style style:name="T698" style:family="text">
      <style:text-properties style:use-window-font-color="true" loext:opacity="0%" style:text-position="0% 100%" style:font-name="Calibri1" fo:font-size="10pt" fo:font-weight="normal" officeooo:rsid="07584bbf" fo:background-color="transparent" loext:char-shading-value="0" style:font-name-asian="Calibri1" style:font-size-asian="8.75pt" style:font-weight-asian="normal" style:font-name-complex="Calibri1" style:font-size-complex="10pt" style:font-weight-complex="normal"/>
    </style:style>
    <style:style style:name="T699" style:family="text">
      <style:text-properties style:use-window-font-color="true" loext:opacity="0%" style:text-position="0% 100%" style:font-name="Calibri1" fo:font-size="10pt" fo:font-weight="normal" officeooo:rsid="075a1e8b" fo:background-color="transparent" loext:char-shading-value="0" style:font-name-asian="Calibri1" style:font-size-asian="8.75pt" style:font-weight-asian="normal" style:font-name-complex="Calibri1" style:font-size-complex="10pt" style:font-weight-complex="normal"/>
    </style:style>
    <style:style style:name="T700" style:family="text">
      <style:text-properties style:use-window-font-color="true" loext:opacity="0%" style:text-position="0% 100%" style:font-name="Calibri1" fo:font-size="10pt" fo:font-weight="normal" officeooo:rsid="075ad7a6" fo:background-color="transparent" loext:char-shading-value="0" style:font-name-asian="Calibri1" style:font-size-asian="8.75pt" style:font-weight-asian="normal" style:font-name-complex="Calibri1" style:font-size-complex="10pt" style:font-weight-complex="normal"/>
    </style:style>
    <style:style style:name="T701" style:family="text">
      <style:text-properties style:use-window-font-color="true" loext:opacity="0%" style:text-position="0% 100%" style:font-name="Calibri1" fo:font-size="10pt" fo:font-weight="normal" officeooo:rsid="00fbfce9" fo:background-color="transparent" loext:char-shading-value="0" style:font-name-asian="Calibri1" style:font-size-asian="8.75pt" style:font-weight-asian="normal" style:font-name-complex="Calibri1" style:font-size-complex="10pt" style:font-weight-complex="normal"/>
    </style:style>
    <style:style style:name="T702" style:family="text">
      <style:text-properties style:use-window-font-color="true" loext:opacity="0%" style:text-position="0% 100%" style:font-name="Calibri1" fo:font-size="10pt" fo:font-weight="normal" officeooo:rsid="07597a78" fo:background-color="transparent" loext:char-shading-value="0" style:font-name-asian="Calibri1" style:font-size-asian="8.75pt" style:font-weight-asian="normal" style:font-name-complex="Calibri1" style:font-size-complex="10pt" style:font-weight-complex="normal"/>
    </style:style>
    <style:style style:name="T703" style:family="text">
      <style:text-properties style:use-window-font-color="true" loext:opacity="0%" style:text-position="0% 100%" style:font-name="Calibri1" fo:font-size="10pt" fo:font-weight="normal" officeooo:rsid="00fda6c5" fo:background-color="transparent" loext:char-shading-value="0" style:font-name-asian="Calibri1" style:font-size-asian="8.75pt" style:font-weight-asian="normal" style:font-name-complex="Calibri1" style:font-size-complex="10pt" style:font-weight-complex="normal"/>
    </style:style>
    <style:style style:name="T704" style:family="text">
      <style:text-properties style:use-window-font-color="true" loext:opacity="0%" style:text-position="0% 100%" style:font-name="Calibri1" fo:font-size="10pt" fo:font-weight="normal" officeooo:rsid="00ff304f" fo:background-color="transparent" loext:char-shading-value="0" style:font-name-asian="Calibri1" style:font-size-asian="8.75pt" style:font-weight-asian="normal" style:font-name-complex="Calibri1" style:font-size-complex="10pt" style:font-weight-complex="normal"/>
    </style:style>
    <style:style style:name="T705" style:family="text">
      <style:text-properties style:use-window-font-color="true" loext:opacity="0%" style:text-position="0% 100%" style:font-name="Calibri1" fo:font-size="10pt" fo:font-weight="normal" officeooo:rsid="0100ebd9" fo:background-color="transparent" loext:char-shading-value="0" style:font-name-asian="Calibri1" style:font-size-asian="8.75pt" style:font-weight-asian="normal" style:font-name-complex="Calibri1" style:font-size-complex="10pt" style:font-weight-complex="normal"/>
    </style:style>
    <style:style style:name="T706" style:family="text">
      <style:text-properties style:use-window-font-color="true" loext:opacity="0%" style:text-position="0% 100%" style:font-name="Calibri1" fo:font-size="10pt" fo:font-weight="normal" officeooo:rsid="0102e90a" fo:background-color="transparent" loext:char-shading-value="0" style:font-name-asian="Calibri1" style:font-size-asian="8.75pt" style:font-weight-asian="normal" style:font-name-complex="Calibri1" style:font-size-complex="10pt" style:font-weight-complex="normal"/>
    </style:style>
    <style:style style:name="T707" style:family="text">
      <style:text-properties style:use-window-font-color="true" loext:opacity="0%" style:text-position="0% 100%" style:font-name="Calibri1" fo:font-size="10pt" fo:font-weight="normal" officeooo:rsid="0109a447" fo:background-color="transparent" loext:char-shading-value="0" style:font-name-asian="Calibri1" style:font-size-asian="8.75pt" style:font-weight-asian="normal" style:font-name-complex="Calibri1" style:font-size-complex="10pt" style:font-weight-complex="normal"/>
    </style:style>
    <style:style style:name="T708" style:family="text">
      <style:text-properties style:use-window-font-color="true" loext:opacity="0%" style:text-position="0% 100%" style:font-name="Calibri1" fo:font-size="10pt" fo:font-weight="normal" officeooo:rsid="0104d511" fo:background-color="transparent" loext:char-shading-value="0" style:font-name-asian="Calibri1" style:font-size-asian="8.75pt" style:font-weight-asian="normal" style:font-name-complex="Calibri1" style:font-size-complex="10pt" style:font-weight-complex="normal"/>
    </style:style>
    <style:style style:name="T709" style:family="text">
      <style:text-properties style:use-window-font-color="true" loext:opacity="0%" style:text-position="0% 100%" style:font-name="Calibri1" fo:font-size="10pt" fo:font-weight="normal" officeooo:rsid="01065fc3" fo:background-color="transparent" loext:char-shading-value="0" style:font-name-asian="Calibri1" style:font-size-asian="8.75pt" style:font-weight-asian="normal" style:font-name-complex="Calibri1" style:font-size-complex="10pt" style:font-weight-complex="normal"/>
    </style:style>
    <style:style style:name="T710" style:family="text">
      <style:text-properties style:use-window-font-color="true" loext:opacity="0%" style:text-position="0% 100%" style:font-name="Calibri1" fo:font-size="10pt" fo:font-weight="normal" officeooo:rsid="0107ba8b" fo:background-color="transparent" loext:char-shading-value="0" style:font-name-asian="Calibri1" style:font-size-asian="8.75pt" style:font-weight-asian="normal" style:font-name-complex="Calibri1" style:font-size-complex="10pt" style:font-weight-complex="normal"/>
    </style:style>
    <style:style style:name="T711" style:family="text">
      <style:text-properties style:use-window-font-color="true" loext:opacity="0%" style:text-position="0% 100%" style:font-name="Calibri1" fo:font-size="10pt" fo:font-weight="normal" officeooo:rsid="0109d356" fo:background-color="transparent" loext:char-shading-value="0" style:font-name-asian="Calibri1" style:font-size-asian="8.75pt" style:font-weight-asian="normal" style:font-name-complex="Calibri1" style:font-size-complex="10pt" style:font-weight-complex="normal"/>
    </style:style>
    <style:style style:name="T712" style:family="text">
      <style:text-properties style:use-window-font-color="true" loext:opacity="0%" style:text-position="0% 100%" style:font-name="Calibri1" fo:font-size="10pt" fo:font-weight="normal" officeooo:rsid="010b0853" fo:background-color="transparent" loext:char-shading-value="0" style:font-name-asian="Calibri1" style:font-size-asian="8.75pt" style:font-weight-asian="normal" style:font-name-complex="Calibri1" style:font-size-complex="10pt" style:font-weight-complex="normal"/>
    </style:style>
    <style:style style:name="T713" style:family="text">
      <style:text-properties style:use-window-font-color="true" loext:opacity="0%" style:text-position="0% 100%" style:font-name="Calibri1" fo:font-size="10pt" fo:font-weight="normal" officeooo:rsid="010cd2f1" fo:background-color="transparent" loext:char-shading-value="0" style:font-name-asian="Calibri1" style:font-size-asian="8.75pt" style:font-weight-asian="normal" style:font-name-complex="Calibri1" style:font-size-complex="10pt" style:font-weight-complex="normal"/>
    </style:style>
    <style:style style:name="T714" style:family="text">
      <style:text-properties style:use-window-font-color="true" loext:opacity="0%" style:text-position="0% 100%" style:font-name="Calibri1" fo:font-size="10pt" fo:font-weight="normal" officeooo:rsid="010ea4e8" fo:background-color="transparent" loext:char-shading-value="0" style:font-name-asian="Calibri1" style:font-size-asian="8.75pt" style:font-weight-asian="normal" style:font-name-complex="Calibri1" style:font-size-complex="10pt" style:font-weight-complex="normal"/>
    </style:style>
    <style:style style:name="T715" style:family="text">
      <style:text-properties style:use-window-font-color="true" loext:opacity="0%" style:text-position="0% 100%" style:font-name="Calibri1" fo:font-size="10pt" fo:font-weight="normal" officeooo:rsid="075c050f" fo:background-color="transparent" loext:char-shading-value="0" style:font-name-asian="Calibri1" style:font-size-asian="8.75pt" style:font-weight-asian="normal" style:font-name-complex="Calibri1" style:font-size-complex="10pt" style:font-weight-complex="normal"/>
    </style:style>
    <style:style style:name="T716" style:family="text">
      <style:text-properties style:use-window-font-color="true" loext:opacity="0%" style:text-position="0% 100%" style:font-name="Calibri1" fo:font-size="10pt" fo:font-weight="normal" officeooo:rsid="075c7b16" fo:background-color="transparent" loext:char-shading-value="0" style:font-name-asian="Calibri1" style:font-size-asian="8.75pt" style:font-weight-asian="normal" style:font-name-complex="Calibri1" style:font-size-complex="10pt" style:font-weight-complex="normal"/>
    </style:style>
    <style:style style:name="T717" style:family="text">
      <style:text-properties style:use-window-font-color="true" loext:opacity="0%" style:text-position="0% 100%" style:font-name="Calibri1" fo:font-size="10pt" fo:font-weight="normal" officeooo:rsid="075db903" fo:background-color="transparent" loext:char-shading-value="0" style:font-name-asian="Calibri1" style:font-size-asian="8.75pt" style:font-weight-asian="normal" style:font-name-complex="Calibri1" style:font-size-complex="10pt" style:font-weight-complex="normal"/>
    </style:style>
    <style:style style:name="T718" style:family="text">
      <style:text-properties style:use-window-font-color="true" loext:opacity="0%" style:text-position="0% 100%" style:font-name="Calibri1" fo:font-size="10pt" fo:font-weight="normal" officeooo:rsid="075f3457" fo:background-color="transparent" loext:char-shading-value="0" style:font-name-asian="Calibri1" style:font-size-asian="8.75pt" style:font-weight-asian="normal" style:font-name-complex="Calibri1" style:font-size-complex="10pt" style:font-weight-complex="normal"/>
    </style:style>
    <style:style style:name="T719" style:family="text">
      <style:text-properties style:use-window-font-color="true" loext:opacity="0%" style:text-position="0% 100%" style:font-name="Calibri1" fo:font-size="10pt" fo:font-weight="normal" officeooo:rsid="075f8228" fo:background-color="transparent" loext:char-shading-value="0" style:font-name-asian="Calibri1" style:font-size-asian="8.75pt" style:font-weight-asian="normal" style:font-name-complex="Calibri1" style:font-size-complex="10pt" style:font-weight-complex="normal"/>
    </style:style>
    <style:style style:name="T720" style:family="text">
      <style:text-properties style:use-window-font-color="true" loext:opacity="0%" style:text-position="0% 100%" style:font-name="Calibri1" fo:font-size="10pt" fo:font-weight="normal" officeooo:rsid="0761e86a" fo:background-color="transparent" loext:char-shading-value="0" style:font-name-asian="Calibri1" style:font-size-asian="8.75pt" style:font-weight-asian="normal" style:font-name-complex="Calibri1" style:font-size-complex="10pt" style:font-weight-complex="normal"/>
    </style:style>
    <style:style style:name="T721" style:family="text">
      <style:text-properties style:use-window-font-color="true" loext:opacity="0%" style:text-position="0% 100%" style:font-name="Calibri1" fo:font-size="10pt" fo:font-weight="normal" officeooo:rsid="0763af64" fo:background-color="transparent" loext:char-shading-value="0" style:font-name-asian="Calibri1" style:font-size-asian="8.75pt" style:font-weight-asian="normal" style:font-name-complex="Calibri1" style:font-size-complex="10pt" style:font-weight-complex="normal"/>
    </style:style>
    <style:style style:name="T722" style:family="text">
      <style:text-properties style:use-window-font-color="true" loext:opacity="0%" style:text-position="0% 100%" style:font-name="Calibri1" fo:font-size="10pt" fo:font-weight="normal" officeooo:rsid="0763eac1" fo:background-color="transparent" loext:char-shading-value="0" style:font-name-asian="Calibri1" style:font-size-asian="8.75pt" style:font-weight-asian="normal" style:font-name-complex="Calibri1" style:font-size-complex="10pt" style:font-weight-complex="normal"/>
    </style:style>
    <style:style style:name="T723" style:family="text">
      <style:text-properties style:use-window-font-color="true" loext:opacity="0%" style:text-position="0% 100%" style:font-name="Calibri1" fo:font-size="10pt" fo:font-weight="normal" officeooo:rsid="07659dd1" fo:background-color="transparent" loext:char-shading-value="0" style:font-name-asian="Calibri1" style:font-size-asian="8.75pt" style:font-weight-asian="normal" style:font-name-complex="Calibri1" style:font-size-complex="10pt" style:font-weight-complex="normal"/>
    </style:style>
    <style:style style:name="T724" style:family="text">
      <style:text-properties style:use-window-font-color="true" loext:opacity="0%" style:text-position="0% 100%" style:font-name="Calibri1" fo:font-size="10pt" fo:font-weight="normal" officeooo:rsid="0765d8bd" fo:background-color="transparent" loext:char-shading-value="0" style:font-name-asian="Calibri1" style:font-size-asian="8.75pt" style:font-weight-asian="normal" style:font-name-complex="Calibri1" style:font-size-complex="10pt" style:font-weight-complex="normal"/>
    </style:style>
    <style:style style:name="T725" style:family="text">
      <style:text-properties style:use-window-font-color="true" loext:opacity="0%" style:text-position="0% 100%" style:font-name="Calibri1" fo:font-size="10pt" fo:font-weight="normal" officeooo:rsid="0766600d" fo:background-color="transparent" loext:char-shading-value="0" style:font-name-asian="Calibri1" style:font-size-asian="8.75pt" style:font-weight-asian="normal" style:font-name-complex="Calibri1" style:font-size-complex="10pt" style:font-weight-complex="normal"/>
    </style:style>
    <style:style style:name="T726" style:family="text">
      <style:text-properties style:use-window-font-color="true" loext:opacity="0%" style:text-position="0% 100%" style:font-name="Calibri1" fo:font-size="10pt" fo:font-weight="normal" officeooo:rsid="07697e35" fo:background-color="transparent" loext:char-shading-value="0" style:font-name-asian="Calibri1" style:font-size-asian="8.75pt" style:font-weight-asian="normal" style:font-name-complex="Calibri1" style:font-size-complex="10pt" style:font-weight-complex="normal"/>
    </style:style>
    <style:style style:name="T727" style:family="text">
      <style:text-properties style:use-window-font-color="true" loext:opacity="0%" style:text-position="0% 100%" style:font-name="Calibri1" fo:font-size="10pt" fo:font-weight="normal" officeooo:rsid="0769e100" fo:background-color="transparent" loext:char-shading-value="0" style:font-name-asian="Calibri1" style:font-size-asian="8.75pt" style:font-weight-asian="normal" style:font-name-complex="Calibri1" style:font-size-complex="10pt" style:font-weight-complex="normal"/>
    </style:style>
    <style:style style:name="T728" style:family="text">
      <style:text-properties style:use-window-font-color="true" loext:opacity="0%" style:text-position="0% 100%" style:font-name="Calibri1" fo:font-size="10pt" fo:font-weight="normal" officeooo:rsid="076c8c44" fo:background-color="transparent" loext:char-shading-value="0" style:font-name-asian="Calibri1" style:font-size-asian="8.75pt" style:font-weight-asian="normal" style:font-name-complex="Calibri1" style:font-size-complex="10pt" style:font-weight-complex="normal"/>
    </style:style>
    <style:style style:name="T729" style:family="text">
      <style:text-properties style:use-window-font-color="true" loext:opacity="0%" style:text-position="0% 100%" style:font-name="Calibri1" fo:font-size="10pt" fo:font-weight="normal" officeooo:rsid="076cd1b8" fo:background-color="transparent" loext:char-shading-value="0" style:font-name-asian="Calibri1" style:font-size-asian="8.75pt" style:font-weight-asian="normal" style:font-name-complex="Calibri1" style:font-size-complex="10pt" style:font-weight-complex="normal"/>
    </style:style>
    <style:style style:name="T730" style:family="text">
      <style:text-properties style:use-window-font-color="true" loext:opacity="0%" style:text-position="0% 100%" style:font-name="Calibri1" fo:font-size="10pt" fo:font-weight="normal" officeooo:rsid="010fd21d" fo:background-color="transparent" loext:char-shading-value="0" style:font-name-asian="Calibri1" style:font-size-asian="8.75pt" style:font-weight-asian="normal" style:font-name-complex="Calibri1" style:font-size-complex="10pt" style:font-weight-complex="normal"/>
    </style:style>
    <style:style style:name="T731" style:family="text">
      <style:text-properties style:use-window-font-color="true" loext:opacity="0%" style:text-position="0% 100%" style:font-name="Calibri1" fo:font-size="10pt" fo:font-weight="normal" officeooo:rsid="01107f5f" fo:background-color="transparent" loext:char-shading-value="0" style:font-name-asian="Calibri1" style:font-size-asian="8.75pt" style:font-weight-asian="normal" style:font-name-complex="Calibri1" style:font-size-complex="10pt" style:font-weight-complex="normal"/>
    </style:style>
    <style:style style:name="T732" style:family="text">
      <style:text-properties style:use-window-font-color="true" loext:opacity="0%" style:text-position="0% 100%" style:font-name="Calibri1" fo:font-size="10pt" fo:font-weight="normal" officeooo:rsid="0111ba53" fo:background-color="transparent" loext:char-shading-value="0" style:font-name-asian="Calibri1" style:font-size-asian="8.75pt" style:font-weight-asian="normal" style:font-name-complex="Calibri1" style:font-size-complex="10pt" style:font-weight-complex="normal"/>
    </style:style>
    <style:style style:name="T733" style:family="text">
      <style:text-properties style:use-window-font-color="true" loext:opacity="0%" style:text-position="0% 100%" style:font-name="Calibri1" fo:font-size="10pt" fo:font-weight="normal" officeooo:rsid="01120ce7" fo:background-color="transparent" loext:char-shading-value="0" style:font-name-asian="Calibri1" style:font-size-asian="8.75pt" style:font-weight-asian="normal" style:font-name-complex="Calibri1" style:font-size-complex="10pt" style:font-weight-complex="normal"/>
    </style:style>
    <style:style style:name="T734" style:family="text">
      <style:text-properties style:use-window-font-color="true" loext:opacity="0%" style:text-position="0% 100%" style:font-name="Calibri1" fo:font-size="10pt" fo:font-weight="normal" officeooo:rsid="011575da" fo:background-color="transparent" loext:char-shading-value="0" style:font-name-asian="Calibri1" style:font-size-asian="8.75pt" style:font-weight-asian="normal" style:font-name-complex="Calibri1" style:font-size-complex="10pt" style:font-weight-complex="normal"/>
    </style:style>
    <style:style style:name="T735" style:family="text">
      <style:text-properties style:use-window-font-color="true" loext:opacity="0%" style:text-position="0% 100%" style:font-name="Calibri1" fo:font-size="10pt" fo:font-weight="normal" officeooo:rsid="01169eff" fo:background-color="transparent" loext:char-shading-value="0" style:font-name-asian="Calibri1" style:font-size-asian="8.75pt" style:font-weight-asian="normal" style:font-name-complex="Calibri1" style:font-size-complex="10pt" style:font-weight-complex="normal"/>
    </style:style>
    <style:style style:name="T736" style:family="text">
      <style:text-properties style:use-window-font-color="true" loext:opacity="0%" style:text-position="0% 100%" style:font-name="Calibri1" fo:font-size="10pt" fo:font-weight="normal" officeooo:rsid="0118496e" fo:background-color="transparent" loext:char-shading-value="0" style:font-name-asian="Calibri1" style:font-size-asian="8.75pt" style:font-weight-asian="normal" style:font-name-complex="Calibri1" style:font-size-complex="10pt" style:font-weight-complex="normal"/>
    </style:style>
    <style:style style:name="T737" style:family="text">
      <style:text-properties style:use-window-font-color="true" loext:opacity="0%" style:text-position="0% 100%" style:font-name="Calibri1" fo:font-size="10pt" fo:font-weight="normal" officeooo:rsid="0123b93d" fo:background-color="transparent" loext:char-shading-value="0" style:font-name-asian="Calibri1" style:font-size-asian="8.75pt" style:font-weight-asian="normal" style:font-name-complex="Calibri1" style:font-size-complex="10pt" style:font-weight-complex="normal"/>
    </style:style>
    <style:style style:name="T738" style:family="text">
      <style:text-properties style:use-window-font-color="true" loext:opacity="0%" style:text-position="0% 100%" style:font-name="Calibri1" fo:font-size="10pt" fo:font-weight="normal" officeooo:rsid="0118fce0" fo:background-color="transparent" loext:char-shading-value="0" style:font-name-asian="Calibri1" style:font-size-asian="8.75pt" style:font-weight-asian="normal" style:font-name-complex="Calibri1" style:font-size-complex="10pt" style:font-weight-complex="normal"/>
    </style:style>
    <style:style style:name="T739" style:family="text">
      <style:text-properties style:use-window-font-color="true" loext:opacity="0%" style:text-position="0% 100%" style:font-name="Calibri1" fo:font-size="10pt" fo:font-weight="normal" officeooo:rsid="011bf78d" fo:background-color="transparent" loext:char-shading-value="0" style:font-name-asian="Calibri1" style:font-size-asian="8.75pt" style:font-weight-asian="normal" style:font-name-complex="Calibri1" style:font-size-complex="10pt" style:font-weight-complex="normal"/>
    </style:style>
    <style:style style:name="T740" style:family="text">
      <style:text-properties style:use-window-font-color="true" loext:opacity="0%" style:text-position="0% 100%" style:font-name="Calibri1" fo:font-size="10pt" fo:font-weight="normal" officeooo:rsid="0119bf2f" fo:background-color="transparent" loext:char-shading-value="0" style:font-name-asian="Calibri1" style:font-size-asian="8.75pt" style:font-weight-asian="normal" style:font-name-complex="Calibri1" style:font-size-complex="10pt" style:font-weight-complex="normal"/>
    </style:style>
    <style:style style:name="T741" style:family="text">
      <style:text-properties style:use-window-font-color="true" loext:opacity="0%" style:text-position="0% 100%" style:font-name="Calibri1" fo:font-size="10pt" fo:font-weight="normal" officeooo:rsid="011a2466" fo:background-color="transparent" loext:char-shading-value="0" style:font-name-asian="Calibri1" style:font-size-asian="8.75pt" style:font-weight-asian="normal" style:font-name-complex="Calibri1" style:font-size-complex="10pt" style:font-weight-complex="normal"/>
    </style:style>
    <style:style style:name="T742" style:family="text">
      <style:text-properties style:use-window-font-color="true" loext:opacity="0%" style:text-position="0% 100%" style:font-name="Calibri1" fo:font-size="10pt" fo:font-weight="normal" officeooo:rsid="011dbbff" fo:background-color="transparent" loext:char-shading-value="0" style:font-name-asian="Calibri1" style:font-size-asian="8.75pt" style:font-weight-asian="normal" style:font-name-complex="Calibri1" style:font-size-complex="10pt" style:font-weight-complex="normal"/>
    </style:style>
    <style:style style:name="T743" style:family="text">
      <style:text-properties style:use-window-font-color="true" loext:opacity="0%" style:text-position="0% 100%" style:font-name="Calibri1" fo:font-size="10pt" fo:font-weight="normal" officeooo:rsid="011e98a9" fo:background-color="transparent" loext:char-shading-value="0" style:font-name-asian="Calibri1" style:font-size-asian="8.75pt" style:font-weight-asian="normal" style:font-name-complex="Calibri1" style:font-size-complex="10pt" style:font-weight-complex="normal"/>
    </style:style>
    <style:style style:name="T744" style:family="text">
      <style:text-properties style:use-window-font-color="true" loext:opacity="0%" style:text-position="0% 100%" style:font-name="Calibri1" fo:font-size="10pt" fo:font-weight="normal" officeooo:rsid="011f74cf" fo:background-color="transparent" loext:char-shading-value="0" style:font-name-asian="Calibri1" style:font-size-asian="8.75pt" style:font-weight-asian="normal" style:font-name-complex="Calibri1" style:font-size-complex="10pt" style:font-weight-complex="normal"/>
    </style:style>
    <style:style style:name="T745" style:family="text">
      <style:text-properties style:use-window-font-color="true" loext:opacity="0%" style:text-position="0% 100%" style:font-name="Calibri1" fo:font-size="10pt" fo:font-weight="normal" officeooo:rsid="0120d699" fo:background-color="transparent" loext:char-shading-value="0" style:font-name-asian="Calibri1" style:font-size-asian="8.75pt" style:font-weight-asian="normal" style:font-name-complex="Calibri1" style:font-size-complex="10pt" style:font-weight-complex="normal"/>
    </style:style>
    <style:style style:name="T746" style:family="text">
      <style:text-properties style:use-window-font-color="true" loext:opacity="0%" style:text-position="0% 100%" style:font-name="Calibri1" fo:font-size="10pt" fo:font-weight="normal" officeooo:rsid="076e8af3" fo:background-color="transparent" loext:char-shading-value="0" style:font-name-asian="Calibri1" style:font-size-asian="8.75pt" style:font-weight-asian="normal" style:font-name-complex="Calibri1" style:font-size-complex="10pt" style:font-weight-complex="normal"/>
    </style:style>
    <style:style style:name="T747" style:family="text">
      <style:text-properties style:use-window-font-color="true" loext:opacity="0%" style:text-position="0% 100%" style:font-name="Calibri1" fo:font-size="10pt" fo:font-weight="normal" officeooo:rsid="076edadc" fo:background-color="transparent" loext:char-shading-value="0" style:font-name-asian="Calibri1" style:font-size-asian="8.75pt" style:font-weight-asian="normal" style:font-name-complex="Calibri1" style:font-size-complex="10pt" style:font-weight-complex="normal"/>
    </style:style>
    <style:style style:name="T748" style:family="text">
      <style:text-properties style:use-window-font-color="true" loext:opacity="0%" style:text-position="0% 100%" style:font-name="Calibri1" fo:font-size="10pt" fo:font-weight="normal" officeooo:rsid="0771b340" fo:background-color="transparent" loext:char-shading-value="0" style:font-name-asian="Calibri1" style:font-size-asian="8.75pt" style:font-weight-asian="normal" style:font-name-complex="Calibri1" style:font-size-complex="10pt" style:font-weight-complex="normal"/>
    </style:style>
    <style:style style:name="T749" style:family="text">
      <style:text-properties style:use-window-font-color="true" loext:opacity="0%" style:text-position="0% 100%" style:font-name="Calibri1" fo:font-size="10pt" fo:font-weight="normal" officeooo:rsid="0771e07a" fo:background-color="transparent" loext:char-shading-value="0" style:font-name-asian="Calibri1" style:font-size-asian="8.75pt" style:font-weight-asian="normal" style:font-name-complex="Calibri1" style:font-size-complex="10pt" style:font-weight-complex="normal"/>
    </style:style>
    <style:style style:name="T750" style:family="text">
      <style:text-properties style:use-window-font-color="true" loext:opacity="0%" style:text-position="0% 100%" style:font-name="Calibri1" fo:font-size="10pt" fo:font-weight="normal" officeooo:rsid="077268c9" fo:background-color="transparent" loext:char-shading-value="0" style:font-name-asian="Calibri1" style:font-size-asian="8.75pt" style:font-weight-asian="normal" style:font-name-complex="Calibri1" style:font-size-complex="10pt" style:font-weight-complex="normal"/>
    </style:style>
    <style:style style:name="T751" style:family="text">
      <style:text-properties style:use-window-font-color="true" loext:opacity="0%" style:text-position="0% 100%" style:font-name="Calibri1" fo:font-size="10pt" fo:font-weight="normal" officeooo:rsid="0773500a" fo:background-color="transparent" loext:char-shading-value="0" style:font-name-asian="Calibri1" style:font-size-asian="8.75pt" style:font-weight-asian="normal" style:font-name-complex="Calibri1" style:font-size-complex="10pt" style:font-weight-complex="normal"/>
    </style:style>
    <style:style style:name="T752" style:family="text">
      <style:text-properties style:use-window-font-color="true" loext:opacity="0%" style:text-position="0% 100%" style:font-name="Calibri1" fo:font-size="10pt" fo:font-weight="normal" officeooo:rsid="077493a5" fo:background-color="transparent" loext:char-shading-value="0" style:font-name-asian="Calibri1" style:font-size-asian="8.75pt" style:font-weight-asian="normal" style:font-name-complex="Calibri1" style:font-size-complex="10pt" style:font-weight-complex="normal"/>
    </style:style>
    <style:style style:name="T753" style:family="text">
      <style:text-properties style:use-window-font-color="true" loext:opacity="0%" style:text-position="0% 100%" style:font-name="Calibri1" fo:font-size="10pt" fo:font-weight="normal" officeooo:rsid="07762c0f" fo:background-color="transparent" loext:char-shading-value="0" style:font-name-asian="Calibri1" style:font-size-asian="8.75pt" style:font-weight-asian="normal" style:font-name-complex="Calibri1" style:font-size-complex="10pt" style:font-weight-complex="normal"/>
    </style:style>
    <style:style style:name="T754" style:family="text">
      <style:text-properties style:use-window-font-color="true" loext:opacity="0%" style:text-position="0% 100%" style:font-name="Calibri1" fo:font-size="10pt" fo:font-weight="normal" officeooo:rsid="0776a53a" fo:background-color="transparent" loext:char-shading-value="0" style:font-name-asian="Calibri1" style:font-size-asian="8.75pt" style:font-weight-asian="normal" style:font-name-complex="Calibri1" style:font-size-complex="10pt" style:font-weight-complex="normal"/>
    </style:style>
    <style:style style:name="T755" style:family="text">
      <style:text-properties style:use-window-font-color="true" loext:opacity="0%" style:text-position="0% 100%" style:font-name="Calibri1" fo:font-size="10pt" fo:font-weight="normal" officeooo:rsid="0777ca2b" fo:background-color="transparent" loext:char-shading-value="0" style:font-name-asian="Calibri1" style:font-size-asian="8.75pt" style:font-weight-asian="normal" style:font-name-complex="Calibri1" style:font-size-complex="10pt" style:font-weight-complex="normal"/>
    </style:style>
    <style:style style:name="T756" style:family="text">
      <style:text-properties style:use-window-font-color="true" loext:opacity="0%" style:text-position="0% 100%" style:font-name="Calibri1" fo:font-size="10pt" fo:font-weight="normal" officeooo:rsid="07784cde" fo:background-color="transparent" loext:char-shading-value="0" style:font-name-asian="Calibri1" style:font-size-asian="8.75pt" style:font-weight-asian="normal" style:font-name-complex="Calibri1" style:font-size-complex="10pt" style:font-weight-complex="normal"/>
    </style:style>
    <style:style style:name="T757" style:family="text">
      <style:text-properties style:use-window-font-color="true" loext:opacity="0%" style:text-position="0% 100%" style:font-name="Calibri1" fo:font-size="10pt" fo:font-weight="normal" officeooo:rsid="07787658" fo:background-color="transparent" loext:char-shading-value="0" style:font-name-asian="Calibri1" style:font-size-asian="8.75pt" style:font-weight-asian="normal" style:font-name-complex="Calibri1" style:font-size-complex="10pt" style:font-weight-complex="normal"/>
    </style:style>
    <style:style style:name="T758" style:family="text">
      <style:text-properties style:use-window-font-color="true" loext:opacity="0%" style:text-position="0% 100%" style:font-name="Calibri1" fo:font-size="10pt" fo:font-weight="normal" officeooo:rsid="077c0888" fo:background-color="transparent" loext:char-shading-value="0" style:font-name-asian="Calibri1" style:font-size-asian="8.75pt" style:font-weight-asian="normal" style:font-name-complex="Calibri1" style:font-size-complex="10pt" style:font-weight-complex="normal"/>
    </style:style>
    <style:style style:name="T759" style:family="text">
      <style:text-properties style:use-window-font-color="true" loext:opacity="0%" style:text-position="0% 100%" style:font-name="Calibri1" fo:font-size="10pt" fo:font-weight="normal" officeooo:rsid="077c5540" fo:background-color="transparent" loext:char-shading-value="0" style:font-name-asian="Calibri1" style:font-size-asian="8.75pt" style:font-weight-asian="normal" style:font-name-complex="Calibri1" style:font-size-complex="10pt" style:font-weight-complex="normal"/>
    </style:style>
    <style:style style:name="T760" style:family="text">
      <style:text-properties style:use-window-font-color="true" loext:opacity="0%" style:text-position="0% 100%" style:font-name="Calibri1" fo:font-size="10pt" fo:font-weight="normal" officeooo:rsid="077d04b1" fo:background-color="transparent" loext:char-shading-value="0" style:font-name-asian="Calibri1" style:font-size-asian="8.75pt" style:font-weight-asian="normal" style:font-name-complex="Calibri1" style:font-size-complex="10pt" style:font-weight-complex="normal"/>
    </style:style>
    <style:style style:name="T761" style:family="text">
      <style:text-properties style:use-window-font-color="true" loext:opacity="0%" style:text-position="0% 100%" style:font-name="Calibri1" fo:font-size="10pt" fo:font-weight="normal" officeooo:rsid="077e4c8e" fo:background-color="transparent" loext:char-shading-value="0" style:font-name-asian="Calibri1" style:font-size-asian="8.75pt" style:font-weight-asian="normal" style:font-name-complex="Calibri1" style:font-size-complex="10pt" style:font-weight-complex="normal"/>
    </style:style>
    <style:style style:name="T762" style:family="text">
      <style:text-properties style:use-window-font-color="true" loext:opacity="0%" style:text-position="0% 100%" style:font-name="Calibri1" fo:font-size="10pt" fo:font-weight="normal" officeooo:rsid="07821322" fo:background-color="transparent" loext:char-shading-value="0" style:font-name-asian="Calibri1" style:font-size-asian="8.75pt" style:font-weight-asian="normal" style:font-name-complex="Calibri1" style:font-size-complex="10pt" style:font-weight-complex="normal"/>
    </style:style>
    <style:style style:name="T763" style:family="text">
      <style:text-properties style:use-window-font-color="true" loext:opacity="0%" style:text-position="0% 100%" style:font-name="Calibri1" fo:font-size="10pt" fo:font-weight="normal" officeooo:rsid="078385e6" fo:background-color="transparent" loext:char-shading-value="0" style:font-name-asian="Calibri1" style:font-size-asian="8.75pt" style:font-weight-asian="normal" style:font-name-complex="Calibri1" style:font-size-complex="10pt" style:font-weight-complex="normal"/>
    </style:style>
    <style:style style:name="T764" style:family="text">
      <style:text-properties style:use-window-font-color="true" loext:opacity="0%" style:text-position="0% 100%" style:font-name="Calibri1" fo:font-size="10pt" fo:font-weight="normal" officeooo:rsid="0787fc70" fo:background-color="transparent" loext:char-shading-value="0" style:font-name-asian="Calibri1" style:font-size-asian="8.75pt" style:font-weight-asian="normal" style:font-name-complex="Calibri1" style:font-size-complex="10pt" style:font-weight-complex="normal"/>
    </style:style>
    <style:style style:name="T765" style:family="text">
      <style:text-properties style:use-window-font-color="true" loext:opacity="0%" style:text-position="0% 100%" style:font-name="Calibri1" fo:font-size="10pt" fo:font-weight="normal" officeooo:rsid="0785fa66" fo:background-color="transparent" loext:char-shading-value="0" style:font-name-asian="Calibri1" style:font-size-asian="8.75pt" style:font-weight-asian="normal" style:font-name-complex="Calibri1" style:font-size-complex="10pt" style:font-weight-complex="normal"/>
    </style:style>
    <style:style style:name="T766" style:family="text">
      <style:text-properties style:use-window-font-color="true" loext:opacity="0%" style:text-position="0% 100%" style:font-name="Calibri1" fo:font-size="10pt" fo:font-weight="normal" officeooo:rsid="078470e5" fo:background-color="transparent" loext:char-shading-value="0" style:font-name-asian="Calibri1" style:font-size-asian="8.75pt" style:font-weight-asian="normal" style:font-name-complex="Calibri1" style:font-size-complex="10pt" style:font-weight-complex="normal"/>
    </style:style>
    <style:style style:name="T767" style:family="text">
      <style:text-properties style:use-window-font-color="true" loext:opacity="0%" style:text-position="0% 100%" style:font-name="Calibri1" fo:font-size="10pt" fo:font-weight="normal" officeooo:rsid="07893dd3" fo:background-color="transparent" loext:char-shading-value="0" style:font-name-asian="Calibri1" style:font-size-asian="8.75pt" style:font-weight-asian="normal" style:font-name-complex="Calibri1" style:font-size-complex="10pt" style:font-weight-complex="normal"/>
    </style:style>
    <style:style style:name="T768" style:family="text">
      <style:text-properties style:use-window-font-color="true" loext:opacity="0%" style:text-position="0% 100%" style:font-name="Calibri1" fo:font-size="10pt" fo:font-weight="normal" officeooo:rsid="0121b120" fo:background-color="transparent" loext:char-shading-value="0" style:font-name-asian="Calibri1" style:font-size-asian="8.75pt" style:font-weight-asian="normal" style:font-name-complex="Calibri1" style:font-size-complex="10pt" style:font-weight-complex="normal"/>
    </style:style>
    <style:style style:name="T769" style:family="text">
      <style:text-properties style:use-window-font-color="true" loext:opacity="0%" style:text-position="0% 100%" style:font-name="Calibri1" fo:font-size="10pt" fo:font-weight="normal" officeooo:rsid="0787a4e3" fo:background-color="transparent" loext:char-shading-value="0" style:font-name-asian="Calibri1" style:font-size-asian="8.75pt" style:font-weight-asian="normal" style:font-name-complex="Calibri1" style:font-size-complex="10pt" style:font-weight-complex="normal"/>
    </style:style>
    <style:style style:name="T770" style:family="text">
      <style:text-properties style:use-window-font-color="true" loext:opacity="0%" style:text-position="0% 100%" style:font-name="Calibri1" fo:font-size="10pt" fo:font-weight="normal" officeooo:rsid="0789eb18" fo:background-color="transparent" loext:char-shading-value="0" style:font-name-asian="Calibri1" style:font-size-asian="8.75pt" style:font-weight-asian="normal" style:font-name-complex="Calibri1" style:font-size-complex="10pt" style:font-weight-complex="normal"/>
    </style:style>
    <style:style style:name="T771" style:family="text">
      <style:text-properties style:use-window-font-color="true" loext:opacity="0%" style:text-position="0% 100%" style:font-name="Calibri1" fo:font-size="10pt" fo:font-weight="normal" officeooo:rsid="0123618f" fo:background-color="transparent" loext:char-shading-value="0" style:font-name-asian="Calibri1" style:font-size-asian="8.75pt" style:font-weight-asian="normal" style:font-name-complex="Calibri1" style:font-size-complex="10pt" style:font-weight-complex="normal"/>
    </style:style>
    <style:style style:name="T772" style:family="text">
      <style:text-properties style:use-window-font-color="true" loext:opacity="0%" style:text-position="0% 100%" style:font-name="Calibri1" fo:font-size="10pt" fo:font-weight="normal" officeooo:rsid="078be6af" fo:background-color="transparent" loext:char-shading-value="0" style:font-name-asian="Calibri1" style:font-size-asian="8.75pt" style:font-weight-asian="normal" style:font-name-complex="Calibri1" style:font-size-complex="10pt" style:font-weight-complex="normal"/>
    </style:style>
    <style:style style:name="T773" style:family="text">
      <style:text-properties style:use-window-font-color="true" loext:opacity="0%" style:text-position="0% 100%" style:font-name="Calibri1" fo:font-size="10pt" fo:font-weight="normal" officeooo:rsid="078dde81" fo:background-color="transparent" loext:char-shading-value="0" style:font-name-asian="Calibri1" style:font-size-asian="8.75pt" style:font-weight-asian="normal" style:font-name-complex="Calibri1" style:font-size-complex="10pt" style:font-weight-complex="normal"/>
    </style:style>
    <style:style style:name="T774" style:family="text">
      <style:text-properties style:use-window-font-color="true" loext:opacity="0%" style:text-position="0% 100%" style:font-name="Calibri1" fo:font-size="10pt" fo:font-weight="normal" officeooo:rsid="07919385" fo:background-color="transparent" loext:char-shading-value="0" style:font-name-asian="Calibri1" style:font-size-asian="8.75pt" style:font-weight-asian="normal" style:font-name-complex="Calibri1" style:font-size-complex="10pt" style:font-weight-complex="normal"/>
    </style:style>
    <style:style style:name="T775" style:family="text">
      <style:text-properties style:use-window-font-color="true" loext:opacity="0%" style:text-position="0% 100%" style:font-name="Calibri1" fo:font-size="10pt" fo:font-weight="normal" officeooo:rsid="078ff856" fo:background-color="transparent" loext:char-shading-value="0" style:font-name-asian="Calibri1" style:font-size-asian="8.75pt" style:font-weight-asian="normal" style:font-name-complex="Calibri1" style:font-size-complex="10pt" style:font-weight-complex="normal"/>
    </style:style>
    <style:style style:name="T776" style:family="text">
      <style:text-properties style:use-window-font-color="true" loext:opacity="0%" style:text-position="0% 100%" style:font-name="Calibri1" fo:font-size="10pt" fo:font-weight="normal" officeooo:rsid="012524db" fo:background-color="transparent" loext:char-shading-value="0" style:font-name-asian="Calibri1" style:font-size-asian="8.75pt" style:font-weight-asian="normal" style:font-name-complex="Calibri1" style:font-size-complex="10pt" style:font-weight-complex="normal"/>
    </style:style>
    <style:style style:name="T777" style:family="text">
      <style:text-properties style:use-window-font-color="true" loext:opacity="0%" style:text-position="0% 100%" style:font-name="Calibri1" fo:font-size="10pt" fo:font-weight="normal" officeooo:rsid="078fbef3" fo:background-color="transparent" loext:char-shading-value="0" style:font-name-asian="Calibri1" style:font-size-asian="8.75pt" style:font-weight-asian="normal" style:font-name-complex="Calibri1" style:font-size-complex="10pt" style:font-weight-complex="normal"/>
    </style:style>
    <style:style style:name="T778" style:family="text">
      <style:text-properties style:use-window-font-color="true" loext:opacity="0%" style:text-position="0% 100%" style:font-name="Calibri1" fo:font-size="10pt" fo:font-weight="normal" officeooo:rsid="01254828" fo:background-color="transparent" loext:char-shading-value="0" style:font-name-asian="Calibri1" style:font-size-asian="8.75pt" style:font-weight-asian="normal" style:font-name-complex="Calibri1" style:font-size-complex="10pt" style:font-weight-complex="normal"/>
    </style:style>
    <style:style style:name="T779" style:family="text">
      <style:text-properties style:use-window-font-color="true" loext:opacity="0%" style:text-position="0% 100%" style:font-name="Calibri1" fo:font-size="10pt" fo:font-weight="normal" officeooo:rsid="079362a2" fo:background-color="transparent" loext:char-shading-value="0" style:font-name-asian="Calibri1" style:font-size-asian="8.75pt" style:font-weight-asian="normal" style:font-name-complex="Calibri1" style:font-size-complex="10pt" style:font-weight-complex="normal"/>
    </style:style>
    <style:style style:name="T780" style:family="text">
      <style:text-properties style:use-window-font-color="true" loext:opacity="0%" style:text-position="0% 100%" style:font-name="Calibri1" fo:font-size="10pt" fo:font-weight="normal" officeooo:rsid="01261f6f" fo:background-color="transparent" loext:char-shading-value="0" style:font-name-asian="Calibri1" style:font-size-asian="8.75pt" style:font-weight-asian="normal" style:font-name-complex="Calibri1" style:font-size-complex="10pt" style:font-weight-complex="normal"/>
    </style:style>
    <style:style style:name="T781" style:family="text">
      <style:text-properties style:use-window-font-color="true" loext:opacity="0%" style:text-position="0% 100%" style:font-name="Calibri1" fo:font-size="10pt" fo:font-weight="normal" officeooo:rsid="01268a20" fo:background-color="transparent" loext:char-shading-value="0" style:font-name-asian="Calibri1" style:font-size-asian="8.75pt" style:font-weight-asian="normal" style:font-name-complex="Calibri1" style:font-size-complex="10pt" style:font-weight-complex="normal"/>
    </style:style>
    <style:style style:name="T782" style:family="text">
      <style:text-properties style:use-window-font-color="true" loext:opacity="0%" style:text-position="0% 100%" style:font-name="Calibri1" fo:font-size="10pt" fo:font-weight="normal" officeooo:rsid="0793aaaa" fo:background-color="transparent" loext:char-shading-value="0" style:font-name-asian="Calibri1" style:font-size-asian="8.75pt" style:font-weight-asian="normal" style:font-name-complex="Calibri1" style:font-size-complex="10pt" style:font-weight-complex="normal"/>
    </style:style>
    <style:style style:name="T783" style:family="text">
      <style:text-properties style:use-window-font-color="true" loext:opacity="0%" style:text-position="0% 100%" style:font-name="Calibri1" fo:font-size="10pt" fo:font-weight="normal" officeooo:rsid="01269316" fo:background-color="transparent" loext:char-shading-value="0" style:font-name-asian="Calibri1" style:font-size-asian="8.75pt" style:font-weight-asian="normal" style:font-name-complex="Calibri1" style:font-size-complex="10pt" style:font-weight-complex="normal"/>
    </style:style>
    <style:style style:name="T784" style:family="text">
      <style:text-properties style:use-window-font-color="true" loext:opacity="0%" style:text-position="0% 100%" style:font-name="Calibri1" fo:font-size="10pt" fo:font-weight="normal" officeooo:rsid="0128270b" fo:background-color="transparent" loext:char-shading-value="0" style:font-name-asian="Calibri1" style:font-size-asian="8.75pt" style:font-weight-asian="normal" style:font-name-complex="Calibri1" style:font-size-complex="10pt" style:font-weight-complex="normal"/>
    </style:style>
    <style:style style:name="T785" style:family="text">
      <style:text-properties style:use-window-font-color="true" loext:opacity="0%" style:text-position="0% 100%" style:font-name="Calibri1" fo:font-size="10pt" fo:font-weight="normal" officeooo:rsid="0799f060" fo:background-color="transparent" loext:char-shading-value="0" style:font-name-asian="Calibri1" style:font-size-asian="8.75pt" style:font-weight-asian="normal" style:font-name-complex="Calibri1" style:font-size-complex="10pt" style:font-weight-complex="normal"/>
    </style:style>
    <style:style style:name="T786" style:family="text">
      <style:text-properties style:use-window-font-color="true" loext:opacity="0%" style:text-position="0% 100%" style:font-name="Calibri1" fo:font-size="10pt" fo:font-weight="normal" officeooo:rsid="0799e1f1" fo:background-color="transparent" loext:char-shading-value="0" style:font-name-asian="Calibri1" style:font-size-asian="8.75pt" style:font-weight-asian="normal" style:font-name-complex="Calibri1" style:font-size-complex="10pt" style:font-weight-complex="normal"/>
    </style:style>
    <style:style style:name="T787" style:family="text">
      <style:text-properties style:use-window-font-color="true" loext:opacity="0%" style:text-position="0% 100%" style:font-name="Calibri1" fo:font-size="10pt" fo:font-weight="normal" officeooo:rsid="079ba3f2" fo:background-color="transparent" loext:char-shading-value="0" style:font-name-asian="Calibri1" style:font-size-asian="8.75pt" style:font-weight-asian="normal" style:font-name-complex="Calibri1" style:font-size-complex="10pt" style:font-weight-complex="normal"/>
    </style:style>
    <style:style style:name="T788" style:family="text">
      <style:text-properties style:use-window-font-color="true" loext:opacity="0%" style:text-position="0% 100%" style:font-name="Calibri1" fo:font-size="10pt" fo:font-weight="normal" officeooo:rsid="07a3d771" fo:background-color="transparent" loext:char-shading-value="0" style:font-name-asian="Calibri1" style:font-size-asian="8.75pt" style:font-weight-asian="normal" style:font-name-complex="Calibri1" style:font-size-complex="10pt" style:font-weight-complex="normal"/>
    </style:style>
    <style:style style:name="T789" style:family="text">
      <style:text-properties style:use-window-font-color="true" loext:opacity="0%" style:text-position="0% 100%" style:font-name="Calibri1" fo:font-size="10pt" fo:font-weight="normal" officeooo:rsid="0799b0ca" fo:background-color="transparent" loext:char-shading-value="0" style:font-name-asian="Calibri1" style:font-size-asian="8.75pt" style:font-weight-asian="normal" style:font-name-complex="Calibri1" style:font-size-complex="10pt" style:font-weight-complex="normal"/>
    </style:style>
    <style:style style:name="T790" style:family="text">
      <style:text-properties style:use-window-font-color="true" loext:opacity="0%" style:text-position="0% 100%" style:font-name="Calibri1" fo:font-size="10pt" fo:font-weight="normal" officeooo:rsid="0128b1d4" fo:background-color="transparent" loext:char-shading-value="0" style:font-name-asian="Calibri1" style:font-size-asian="8.75pt" style:font-weight-asian="normal" style:font-name-complex="Calibri1" style:font-size-complex="10pt" style:font-weight-complex="normal"/>
    </style:style>
    <style:style style:name="T791" style:family="text">
      <style:text-properties style:use-window-font-color="true" loext:opacity="0%" style:text-position="0% 100%" style:font-name="Calibri1" fo:font-size="10pt" fo:font-weight="normal" officeooo:rsid="079c9502" fo:background-color="transparent" loext:char-shading-value="0" style:font-name-asian="Calibri1" style:font-size-asian="8.75pt" style:font-weight-asian="normal" style:font-name-complex="Calibri1" style:font-size-complex="10pt" style:font-weight-complex="normal"/>
    </style:style>
    <style:style style:name="T792" style:family="text">
      <style:text-properties style:use-window-font-color="true" loext:opacity="0%" style:text-position="0% 100%" style:font-name="Calibri1" fo:font-size="10pt" fo:font-weight="normal" officeooo:rsid="079e4dd7" fo:background-color="transparent" loext:char-shading-value="0" style:font-name-asian="Calibri1" style:font-size-asian="8.75pt" style:font-weight-asian="normal" style:font-name-complex="Calibri1" style:font-size-complex="10pt" style:font-weight-complex="normal"/>
    </style:style>
    <style:style style:name="T793" style:family="text">
      <style:text-properties style:use-window-font-color="true" loext:opacity="0%" style:text-position="0% 100%" style:font-name="Calibri1" fo:font-size="10pt" fo:font-weight="normal" officeooo:rsid="0129fdde" fo:background-color="transparent" loext:char-shading-value="0" style:font-name-asian="Calibri1" style:font-size-asian="8.75pt" style:font-weight-asian="normal" style:font-name-complex="Calibri1" style:font-size-complex="10pt" style:font-weight-complex="normal"/>
    </style:style>
    <style:style style:name="T794" style:family="text">
      <style:text-properties style:use-window-font-color="true" loext:opacity="0%" style:text-position="0% 100%" style:font-name="Calibri1" fo:font-size="10pt" fo:font-weight="normal" officeooo:rsid="079f5c76" fo:background-color="transparent" loext:char-shading-value="0" style:font-name-asian="Calibri1" style:font-size-asian="8.75pt" style:font-weight-asian="normal" style:font-name-complex="Calibri1" style:font-size-complex="10pt" style:font-weight-complex="normal"/>
    </style:style>
    <style:style style:name="T795" style:family="text">
      <style:text-properties style:use-window-font-color="true" loext:opacity="0%" style:text-position="0% 100%" style:font-name="Calibri1" fo:font-size="10pt" fo:font-weight="normal" officeooo:rsid="079f96d8" fo:background-color="transparent" loext:char-shading-value="0" style:font-name-asian="Calibri1" style:font-size-asian="8.75pt" style:font-weight-asian="normal" style:font-name-complex="Calibri1" style:font-size-complex="10pt" style:font-weight-complex="normal"/>
    </style:style>
    <style:style style:name="T796" style:family="text">
      <style:text-properties style:use-window-font-color="true" loext:opacity="0%" style:text-position="0% 100%" style:font-name="Calibri1" fo:font-size="10pt" fo:font-weight="normal" officeooo:rsid="012b212a" fo:background-color="transparent" loext:char-shading-value="0" style:font-name-asian="Calibri1" style:font-size-asian="8.75pt" style:font-weight-asian="normal" style:font-name-complex="Calibri1" style:font-size-complex="10pt" style:font-weight-complex="normal"/>
    </style:style>
    <style:style style:name="T797" style:family="text">
      <style:text-properties style:use-window-font-color="true" loext:opacity="0%" style:text-position="0% 100%" style:font-name="Calibri1" fo:font-size="10pt" fo:font-weight="normal" officeooo:rsid="079a9cf1" fo:background-color="transparent" loext:char-shading-value="0" style:font-name-asian="Calibri1" style:font-size-asian="8.75pt" style:font-weight-asian="normal" style:font-name-complex="Calibri1" style:font-size-complex="10pt" style:font-weight-complex="normal"/>
    </style:style>
    <style:style style:name="T798" style:family="text">
      <style:text-properties style:use-window-font-color="true" loext:opacity="0%" style:text-position="0% 100%" style:font-name="Calibri1" fo:font-size="10pt" fo:font-weight="normal" officeooo:rsid="07a15dfa" fo:background-color="transparent" loext:char-shading-value="0" style:font-name-asian="Calibri1" style:font-size-asian="8.75pt" style:font-weight-asian="normal" style:font-name-complex="Calibri1" style:font-size-complex="10pt" style:font-weight-complex="normal"/>
    </style:style>
    <style:style style:name="T799" style:family="text">
      <style:text-properties style:use-window-font-color="true" loext:opacity="0%" style:text-position="0% 100%" style:font-name="Calibri1" fo:font-size="10pt" fo:font-weight="normal" officeooo:rsid="07a1967a" fo:background-color="transparent" loext:char-shading-value="0" style:font-name-asian="Calibri1" style:font-size-asian="8.75pt" style:font-weight-asian="normal" style:font-name-complex="Calibri1" style:font-size-complex="10pt" style:font-weight-complex="normal"/>
    </style:style>
    <style:style style:name="T800" style:family="text">
      <style:text-properties style:use-window-font-color="true" loext:opacity="0%" style:text-position="0% 100%" style:font-name="Calibri1" fo:font-size="10pt" fo:font-weight="normal" officeooo:rsid="012b5840" fo:background-color="transparent" loext:char-shading-value="0" style:font-name-asian="Calibri1" style:font-size-asian="8.75pt" style:font-weight-asian="normal" style:font-name-complex="Calibri1" style:font-size-complex="10pt" style:font-weight-complex="normal"/>
    </style:style>
    <style:style style:name="T801" style:family="text">
      <style:text-properties style:use-window-font-color="true" loext:opacity="0%" style:text-position="0% 100%" style:font-name="Calibri1" fo:font-size="10pt" fo:font-weight="normal" officeooo:rsid="012cfe4e" fo:background-color="transparent" loext:char-shading-value="0" style:font-name-asian="Calibri1" style:font-size-asian="8.75pt" style:font-weight-asian="normal" style:font-name-complex="Calibri1" style:font-size-complex="10pt" style:font-weight-complex="normal"/>
    </style:style>
    <style:style style:name="T802" style:family="text">
      <style:text-properties style:use-window-font-color="true" loext:opacity="0%" style:text-position="0% 100%" style:font-name="Calibri1" fo:font-size="10pt" fo:font-weight="normal" officeooo:rsid="07a5c476" fo:background-color="transparent" loext:char-shading-value="0" style:font-name-asian="Calibri1" style:font-size-asian="8.75pt" style:font-weight-asian="normal" style:font-name-complex="Calibri1" style:font-size-complex="10pt" style:font-weight-complex="normal"/>
    </style:style>
    <style:style style:name="T803" style:family="text">
      <style:text-properties style:use-window-font-color="true" loext:opacity="0%" style:text-position="0% 100%" style:font-name="Calibri1" fo:font-size="10pt" fo:font-weight="normal" officeooo:rsid="012d8874" fo:background-color="transparent" loext:char-shading-value="0" style:font-name-asian="Calibri1" style:font-size-asian="8.75pt" style:font-weight-asian="normal" style:font-name-complex="Calibri1" style:font-size-complex="10pt" style:font-weight-complex="normal"/>
    </style:style>
    <style:style style:name="T804" style:family="text">
      <style:text-properties style:use-window-font-color="true" loext:opacity="0%" style:text-position="0% 100%" style:font-name="Calibri1" fo:font-size="10pt" fo:font-weight="normal" officeooo:rsid="07a6b540" fo:background-color="transparent" loext:char-shading-value="0" style:font-name-asian="Calibri1" style:font-size-asian="8.75pt" style:font-weight-asian="normal" style:font-name-complex="Calibri1" style:font-size-complex="10pt" style:font-weight-complex="normal"/>
    </style:style>
    <style:style style:name="T805" style:family="text">
      <style:text-properties style:use-window-font-color="true" loext:opacity="0%" style:text-position="0% 100%" style:font-name="Calibri1" fo:font-size="10pt" fo:font-weight="normal" officeooo:rsid="012e1fbb" fo:background-color="transparent" loext:char-shading-value="0" style:font-name-asian="Calibri1" style:font-size-asian="8.75pt" style:font-weight-asian="normal" style:font-name-complex="Calibri1" style:font-size-complex="10pt" style:font-weight-complex="normal"/>
    </style:style>
    <style:style style:name="T806" style:family="text">
      <style:text-properties style:use-window-font-color="true" loext:opacity="0%" style:text-position="0% 100%" style:font-name="Calibri1" fo:font-size="10pt" fo:font-weight="normal" officeooo:rsid="012fdf36" fo:background-color="transparent" loext:char-shading-value="0" style:font-name-asian="Calibri1" style:font-size-asian="8.75pt" style:font-weight-asian="normal" style:font-name-complex="Calibri1" style:font-size-complex="10pt" style:font-weight-complex="normal"/>
    </style:style>
    <style:style style:name="T807" style:family="text">
      <style:text-properties style:use-window-font-color="true" loext:opacity="0%" style:text-position="0% 100%" style:font-name="Calibri1" fo:font-size="10pt" fo:font-weight="normal" officeooo:rsid="01312209" fo:background-color="transparent" loext:char-shading-value="0" style:font-name-asian="Calibri1" style:font-size-asian="8.75pt" style:font-weight-asian="normal" style:font-name-complex="Calibri1" style:font-size-complex="10pt" style:font-weight-complex="normal"/>
    </style:style>
    <style:style style:name="T808" style:family="text">
      <style:text-properties style:use-window-font-color="true" loext:opacity="0%" style:text-position="0% 100%" style:font-name="Calibri1" fo:font-size="10pt" fo:font-weight="normal" officeooo:rsid="0133144e" fo:background-color="transparent" loext:char-shading-value="0" style:font-name-asian="Calibri1" style:font-size-asian="8.75pt" style:font-weight-asian="normal" style:font-name-complex="Calibri1" style:font-size-complex="10pt" style:font-weight-complex="normal"/>
    </style:style>
    <style:style style:name="T809" style:family="text">
      <style:text-properties style:use-window-font-color="true" loext:opacity="0%" style:text-position="0% 100%" style:font-name="Calibri1" fo:font-size="10pt" fo:font-weight="normal" officeooo:rsid="0134d5ef" fo:background-color="transparent" loext:char-shading-value="0" style:font-name-asian="Calibri1" style:font-size-asian="8.75pt" style:font-weight-asian="normal" style:font-name-complex="Calibri1" style:font-size-complex="10pt" style:font-weight-complex="normal"/>
    </style:style>
    <style:style style:name="T810" style:family="text">
      <style:text-properties style:use-window-font-color="true" loext:opacity="0%" style:text-position="0% 100%" style:font-name="Calibri1" fo:font-size="10pt" fo:font-weight="normal" officeooo:rsid="01358260" fo:background-color="transparent" loext:char-shading-value="0" style:font-name-asian="Calibri1" style:font-size-asian="8.75pt" style:font-weight-asian="normal" style:font-name-complex="Calibri1" style:font-size-complex="10pt" style:font-weight-complex="normal"/>
    </style:style>
    <style:style style:name="T811" style:family="text">
      <style:text-properties style:use-window-font-color="true" loext:opacity="0%" style:text-position="0% 100%" style:font-name="Calibri1" fo:font-size="10pt" fo:font-weight="normal" officeooo:rsid="01377e64" fo:background-color="transparent" loext:char-shading-value="0" style:font-name-asian="Calibri1" style:font-size-asian="8.75pt" style:font-weight-asian="normal" style:font-name-complex="Calibri1" style:font-size-complex="10pt" style:font-weight-complex="normal"/>
    </style:style>
    <style:style style:name="T812" style:family="text">
      <style:text-properties style:use-window-font-color="true" loext:opacity="0%" style:text-position="0% 100%" style:font-name="Calibri1" fo:font-size="10pt" fo:font-weight="normal" officeooo:rsid="0137caa0" fo:background-color="transparent" loext:char-shading-value="0" style:font-name-asian="Calibri1" style:font-size-asian="8.75pt" style:font-weight-asian="normal" style:font-name-complex="Calibri1" style:font-size-complex="10pt" style:font-weight-complex="normal"/>
    </style:style>
    <style:style style:name="T813" style:family="text">
      <style:text-properties style:use-window-font-color="true" loext:opacity="0%" style:text-position="0% 100%" style:font-name="Calibri1" fo:font-size="10pt" fo:font-weight="normal" officeooo:rsid="01387dbc" fo:background-color="transparent" loext:char-shading-value="0" style:font-name-asian="Calibri1" style:font-size-asian="8.75pt" style:font-weight-asian="normal" style:font-name-complex="Calibri1" style:font-size-complex="10pt" style:font-weight-complex="normal"/>
    </style:style>
    <style:style style:name="T814" style:family="text">
      <style:text-properties style:use-window-font-color="true" loext:opacity="0%" style:text-position="0% 100%" style:font-name="Calibri1" fo:font-size="10pt" fo:font-weight="normal" officeooo:rsid="014bbc33" fo:background-color="transparent" loext:char-shading-value="0" style:font-name-asian="Calibri1" style:font-size-asian="8.75pt" style:font-weight-asian="normal" style:font-name-complex="Calibri1" style:font-size-complex="10pt" style:font-weight-complex="normal"/>
    </style:style>
    <style:style style:name="T815" style:family="text">
      <style:text-properties style:use-window-font-color="true" loext:opacity="0%" style:text-position="0% 100%" style:font-name="Calibri1" fo:font-size="10pt" fo:font-weight="normal" officeooo:rsid="013a36ad" fo:background-color="transparent" loext:char-shading-value="0" style:font-name-asian="Calibri1" style:font-size-asian="8.75pt" style:font-weight-asian="normal" style:font-name-complex="Calibri1" style:font-size-complex="10pt" style:font-weight-complex="normal"/>
    </style:style>
    <style:style style:name="T816" style:family="text">
      <style:text-properties style:use-window-font-color="true" loext:opacity="0%" style:text-position="0% 100%" style:font-name="Calibri1" fo:font-size="10pt" fo:font-weight="normal" officeooo:rsid="013affaa" fo:background-color="transparent" loext:char-shading-value="0" style:font-name-asian="Calibri1" style:font-size-asian="8.75pt" style:font-weight-asian="normal" style:font-name-complex="Calibri1" style:font-size-complex="10pt" style:font-weight-complex="normal"/>
    </style:style>
    <style:style style:name="T817" style:family="text">
      <style:text-properties style:use-window-font-color="true" loext:opacity="0%" style:text-position="0% 100%" style:font-name="Calibri1" fo:font-size="10pt" fo:font-weight="normal" officeooo:rsid="013ccf62" fo:background-color="transparent" loext:char-shading-value="0" style:font-name-asian="Calibri1" style:font-size-asian="8.75pt" style:font-weight-asian="normal" style:font-name-complex="Calibri1" style:font-size-complex="10pt" style:font-weight-complex="normal"/>
    </style:style>
    <style:style style:name="T818" style:family="text">
      <style:text-properties style:use-window-font-color="true" loext:opacity="0%" style:text-position="0% 100%" style:font-name="Calibri1" fo:font-size="10pt" fo:font-weight="normal" officeooo:rsid="013e5117" fo:background-color="transparent" loext:char-shading-value="0" style:font-name-asian="Calibri1" style:font-size-asian="8.75pt" style:font-weight-asian="normal" style:font-name-complex="Calibri1" style:font-size-complex="10pt" style:font-weight-complex="normal"/>
    </style:style>
    <style:style style:name="T819" style:family="text">
      <style:text-properties style:use-window-font-color="true" loext:opacity="0%" style:text-position="0% 100%" style:font-name="Calibri1" fo:font-size="10pt" fo:font-weight="normal" officeooo:rsid="013f0269" fo:background-color="transparent" loext:char-shading-value="0" style:font-name-asian="Calibri1" style:font-size-asian="8.75pt" style:font-weight-asian="normal" style:font-name-complex="Calibri1" style:font-size-complex="10pt" style:font-weight-complex="normal"/>
    </style:style>
    <style:style style:name="T820" style:family="text">
      <style:text-properties style:use-window-font-color="true" loext:opacity="0%" style:text-position="0% 100%" style:font-name="Calibri1" fo:font-size="10pt" fo:font-weight="normal" officeooo:rsid="013fcb24" fo:background-color="transparent" loext:char-shading-value="0" style:font-name-asian="Calibri1" style:font-size-asian="8.75pt" style:font-weight-asian="normal" style:font-name-complex="Calibri1" style:font-size-complex="10pt" style:font-weight-complex="normal"/>
    </style:style>
    <style:style style:name="T821" style:family="text">
      <style:text-properties style:use-window-font-color="true" loext:opacity="0%" style:text-position="0% 100%" style:font-name="Calibri1" fo:font-size="10pt" fo:font-weight="normal" officeooo:rsid="01444efc" fo:background-color="transparent" loext:char-shading-value="0" style:font-name-asian="Calibri1" style:font-size-asian="8.75pt" style:font-weight-asian="normal" style:font-name-complex="Calibri1" style:font-size-complex="10pt" style:font-weight-complex="normal"/>
    </style:style>
    <style:style style:name="T822" style:family="text">
      <style:text-properties style:use-window-font-color="true" loext:opacity="0%" style:text-position="0% 100%" style:font-name="Calibri1" fo:font-size="10pt" fo:font-weight="normal" officeooo:rsid="014158d6" fo:background-color="transparent" loext:char-shading-value="0" style:font-name-asian="Calibri1" style:font-size-asian="8.75pt" style:font-weight-asian="normal" style:font-name-complex="Calibri1" style:font-size-complex="10pt" style:font-weight-complex="normal"/>
    </style:style>
    <style:style style:name="T823" style:family="text">
      <style:text-properties style:use-window-font-color="true" loext:opacity="0%" style:text-position="0% 100%" style:font-name="Calibri1" fo:font-size="10pt" fo:font-weight="normal" officeooo:rsid="07a90fbf" fo:background-color="transparent" loext:char-shading-value="0" style:font-name-asian="Calibri1" style:font-size-asian="8.75pt" style:font-weight-asian="normal" style:font-name-complex="Calibri1" style:font-size-complex="10pt" style:font-weight-complex="normal"/>
    </style:style>
    <style:style style:name="T824" style:family="text">
      <style:text-properties style:use-window-font-color="true" loext:opacity="0%" style:text-position="0% 100%" style:font-name="Calibri1" fo:font-size="10pt" fo:font-weight="normal" officeooo:rsid="07a9febb" fo:background-color="transparent" loext:char-shading-value="0" style:font-name-asian="Calibri1" style:font-size-asian="8.75pt" style:font-weight-asian="normal" style:font-name-complex="Calibri1" style:font-size-complex="10pt" style:font-weight-complex="normal"/>
    </style:style>
    <style:style style:name="T825" style:family="text">
      <style:text-properties style:use-window-font-color="true" loext:opacity="0%" style:text-position="0% 100%" style:font-name="Calibri1" fo:font-size="10pt" fo:font-weight="normal" officeooo:rsid="07aa0e88" fo:background-color="transparent" loext:char-shading-value="0" style:font-name-asian="Calibri1" style:font-size-asian="8.75pt" style:font-weight-asian="normal" style:font-name-complex="Calibri1" style:font-size-complex="10pt" style:font-weight-complex="normal"/>
    </style:style>
    <style:style style:name="T826" style:family="text">
      <style:text-properties style:use-window-font-color="true" loext:opacity="0%" style:text-position="0% 100%" style:font-name="Calibri1" fo:font-size="10pt" fo:font-weight="normal" officeooo:rsid="07ab5006" fo:background-color="transparent" loext:char-shading-value="0" style:font-name-asian="Calibri1" style:font-size-asian="8.75pt" style:font-weight-asian="normal" style:font-name-complex="Calibri1" style:font-size-complex="10pt" style:font-weight-complex="normal"/>
    </style:style>
    <style:style style:name="T827" style:family="text">
      <style:text-properties style:use-window-font-color="true" loext:opacity="0%" style:text-position="0% 100%" style:font-name="Calibri1" fo:font-size="10pt" fo:font-weight="normal" officeooo:rsid="07ad7722" fo:background-color="transparent" loext:char-shading-value="0" style:font-name-asian="Calibri1" style:font-size-asian="8.75pt" style:font-weight-asian="normal" style:font-name-complex="Calibri1" style:font-size-complex="10pt" style:font-weight-complex="normal"/>
    </style:style>
    <style:style style:name="T828" style:family="text">
      <style:text-properties style:use-window-font-color="true" loext:opacity="0%" style:text-position="0% 100%" style:font-name="Calibri1" fo:font-size="10pt" fo:font-weight="normal" officeooo:rsid="07ae67e8" fo:background-color="transparent" loext:char-shading-value="0" style:font-name-asian="Calibri1" style:font-size-asian="8.75pt" style:font-weight-asian="normal" style:font-name-complex="Calibri1" style:font-size-complex="10pt" style:font-weight-complex="normal"/>
    </style:style>
    <style:style style:name="T829" style:family="text">
      <style:text-properties style:use-window-font-color="true" loext:opacity="0%" style:text-position="0% 100%" style:font-name="Calibri1" fo:font-size="10pt" fo:font-weight="normal" officeooo:rsid="07af3a62" fo:background-color="transparent" loext:char-shading-value="0" style:font-name-asian="Calibri1" style:font-size-asian="8.75pt" style:font-weight-asian="normal" style:font-name-complex="Calibri1" style:font-size-complex="10pt" style:font-weight-complex="normal"/>
    </style:style>
    <style:style style:name="T830" style:family="text">
      <style:text-properties style:use-window-font-color="true" loext:opacity="0%" style:text-position="0% 100%" style:font-name="Calibri1" fo:font-size="10pt" fo:font-weight="normal" officeooo:rsid="07b017ed" fo:background-color="transparent" loext:char-shading-value="0" style:font-name-asian="Calibri1" style:font-size-asian="8.75pt" style:font-weight-asian="normal" style:font-name-complex="Calibri1" style:font-size-complex="10pt" style:font-weight-complex="normal"/>
    </style:style>
    <style:style style:name="T831" style:family="text">
      <style:text-properties style:use-window-font-color="true" loext:opacity="0%" style:text-position="0% 100%" style:font-name="Calibri1" fo:font-size="10pt" fo:font-weight="normal" officeooo:rsid="07b1ad23" fo:background-color="transparent" loext:char-shading-value="0" style:font-name-asian="Calibri1" style:font-size-asian="8.75pt" style:font-weight-asian="normal" style:font-name-complex="Calibri1" style:font-size-complex="10pt" style:font-weight-complex="normal"/>
    </style:style>
    <style:style style:name="T832" style:family="text">
      <style:text-properties style:use-window-font-color="true" loext:opacity="0%" style:text-position="0% 100%" style:font-name="Calibri1" fo:font-size="10pt" fo:font-weight="normal" officeooo:rsid="07b3145c" fo:background-color="transparent" loext:char-shading-value="0" style:font-name-asian="Calibri1" style:font-size-asian="8.75pt" style:font-weight-asian="normal" style:font-name-complex="Calibri1" style:font-size-complex="10pt" style:font-weight-complex="normal"/>
    </style:style>
    <style:style style:name="T833" style:family="text">
      <style:text-properties style:use-window-font-color="true" loext:opacity="0%" style:text-position="0% 100%" style:font-name="Calibri1" fo:font-size="10pt" fo:font-weight="normal" officeooo:rsid="07b4b9b4" fo:background-color="transparent" loext:char-shading-value="0" style:font-name-asian="Calibri1" style:font-size-asian="8.75pt" style:font-weight-asian="normal" style:font-name-complex="Calibri1" style:font-size-complex="10pt" style:font-weight-complex="normal"/>
    </style:style>
    <style:style style:name="T834" style:family="text">
      <style:text-properties style:use-window-font-color="true" loext:opacity="0%" style:text-position="0% 100%" style:font-name="Calibri1" fo:font-size="10pt" fo:font-weight="normal" officeooo:rsid="07b56cc1" fo:background-color="transparent" loext:char-shading-value="0" style:font-name-asian="Calibri1" style:font-size-asian="8.75pt" style:font-weight-asian="normal" style:font-name-complex="Calibri1" style:font-size-complex="10pt" style:font-weight-complex="normal"/>
    </style:style>
    <style:style style:name="T835" style:family="text">
      <style:text-properties style:use-window-font-color="true" loext:opacity="0%" style:text-position="0% 100%" style:font-name="Calibri1" fo:font-size="10pt" fo:font-weight="normal" officeooo:rsid="07b58a54" fo:background-color="transparent" loext:char-shading-value="0" style:font-name-asian="Calibri1" style:font-size-asian="8.75pt" style:font-weight-asian="normal" style:font-name-complex="Calibri1" style:font-size-complex="10pt" style:font-weight-complex="normal"/>
    </style:style>
    <style:style style:name="T836" style:family="text">
      <style:text-properties style:use-window-font-color="true" loext:opacity="0%" style:text-position="0% 100%" style:font-name="Calibri1" fo:font-size="10pt" fo:font-weight="normal" officeooo:rsid="07b5f35e" fo:background-color="transparent" loext:char-shading-value="0" style:font-name-asian="Calibri1" style:font-size-asian="8.75pt" style:font-weight-asian="normal" style:font-name-complex="Calibri1" style:font-size-complex="10pt" style:font-weight-complex="normal"/>
    </style:style>
    <style:style style:name="T837" style:family="text">
      <style:text-properties style:use-window-font-color="true" loext:opacity="0%" style:text-position="0% 100%" style:font-name="Calibri1" fo:font-size="10pt" fo:font-weight="normal" officeooo:rsid="07b73630" fo:background-color="transparent" loext:char-shading-value="0" style:font-name-asian="Calibri1" style:font-size-asian="8.75pt" style:font-weight-asian="normal" style:font-name-complex="Calibri1" style:font-size-complex="10pt" style:font-weight-complex="normal"/>
    </style:style>
    <style:style style:name="T838" style:family="text">
      <style:text-properties style:use-window-font-color="true" loext:opacity="0%" style:text-position="0% 100%" style:font-name="Calibri1" fo:font-size="10pt" fo:font-weight="normal" officeooo:rsid="07b921d8" fo:background-color="transparent" loext:char-shading-value="0" style:font-name-asian="Calibri1" style:font-size-asian="8.75pt" style:font-weight-asian="normal" style:font-name-complex="Calibri1" style:font-size-complex="10pt" style:font-weight-complex="normal"/>
    </style:style>
    <style:style style:name="T839" style:family="text">
      <style:text-properties style:use-window-font-color="true" loext:opacity="0%" style:text-position="0% 100%" style:font-name="Calibri1" fo:font-size="10pt" fo:font-weight="normal" officeooo:rsid="07ba6111" fo:background-color="transparent" loext:char-shading-value="0" style:font-name-asian="Calibri1" style:font-size-asian="8.75pt" style:font-weight-asian="normal" style:font-name-complex="Calibri1" style:font-size-complex="10pt" style:font-weight-complex="normal"/>
    </style:style>
    <style:style style:name="T840" style:family="text">
      <style:text-properties style:use-window-font-color="true" loext:opacity="0%" style:text-position="0% 100%" style:font-name="Calibri1" fo:font-size="10pt" fo:font-weight="normal" officeooo:rsid="07bbec63" fo:background-color="transparent" loext:char-shading-value="0" style:font-name-asian="Calibri1" style:font-size-asian="8.75pt" style:font-weight-asian="normal" style:font-name-complex="Calibri1" style:font-size-complex="10pt" style:font-weight-complex="normal"/>
    </style:style>
    <style:style style:name="T841" style:family="text">
      <style:text-properties style:use-window-font-color="true" loext:opacity="0%" style:text-position="0% 100%" style:font-name="Calibri1" fo:font-size="10pt" fo:font-weight="normal" officeooo:rsid="07bcd30e" fo:background-color="transparent" loext:char-shading-value="0" style:font-name-asian="Calibri1" style:font-size-asian="8.75pt" style:font-weight-asian="normal" style:font-name-complex="Calibri1" style:font-size-complex="10pt" style:font-weight-complex="normal"/>
    </style:style>
    <style:style style:name="T842" style:family="text">
      <style:text-properties style:use-window-font-color="true" loext:opacity="0%" style:text-position="0% 100%" style:font-name="Calibri1" fo:font-size="10pt" fo:font-weight="normal" officeooo:rsid="07bd0200" fo:background-color="transparent" loext:char-shading-value="0" style:font-name-asian="Calibri1" style:font-size-asian="8.75pt" style:font-weight-asian="normal" style:font-name-complex="Calibri1" style:font-size-complex="10pt" style:font-weight-complex="normal"/>
    </style:style>
    <style:style style:name="T843" style:family="text">
      <style:text-properties style:use-window-font-color="true" loext:opacity="0%" style:text-position="0% 100%" style:font-name="Calibri1" fo:font-size="10pt" fo:font-weight="normal" officeooo:rsid="07be80f7" fo:background-color="transparent" loext:char-shading-value="0" style:font-name-asian="Calibri1" style:font-size-asian="8.75pt" style:font-weight-asian="normal" style:font-name-complex="Calibri1" style:font-size-complex="10pt" style:font-weight-complex="normal"/>
    </style:style>
    <style:style style:name="T844" style:family="text">
      <style:text-properties style:use-window-font-color="true" loext:opacity="0%" style:text-position="0% 100%" style:font-name="Calibri1" fo:font-size="10pt" fo:font-weight="normal" officeooo:rsid="07bfee67" fo:background-color="transparent" loext:char-shading-value="0" style:font-name-asian="Calibri1" style:font-size-asian="8.75pt" style:font-weight-asian="normal" style:font-name-complex="Calibri1" style:font-size-complex="10pt" style:font-weight-complex="normal"/>
    </style:style>
    <style:style style:name="T845" style:family="text">
      <style:text-properties style:use-window-font-color="true" loext:opacity="0%" style:text-position="0% 100%" style:font-name="Calibri1" fo:font-size="10pt" fo:font-weight="normal" officeooo:rsid="07c1a680" fo:background-color="transparent" loext:char-shading-value="0" style:font-name-asian="Calibri1" style:font-size-asian="8.75pt" style:font-weight-asian="normal" style:font-name-complex="Calibri1" style:font-size-complex="10pt" style:font-weight-complex="normal"/>
    </style:style>
    <style:style style:name="T846" style:family="text">
      <style:text-properties style:use-window-font-color="true" loext:opacity="0%" style:text-position="0% 100%" style:font-name="Calibri1" fo:font-size="10pt" fo:font-weight="normal" officeooo:rsid="07c2360f" fo:background-color="transparent" loext:char-shading-value="0" style:font-name-asian="Calibri1" style:font-size-asian="8.75pt" style:font-weight-asian="normal" style:font-name-complex="Calibri1" style:font-size-complex="10pt" style:font-weight-complex="normal"/>
    </style:style>
    <style:style style:name="T847" style:family="text">
      <style:text-properties style:use-window-font-color="true" loext:opacity="0%" style:text-position="0% 100%" style:font-name="Calibri1" fo:font-size="10pt" fo:font-weight="normal" officeooo:rsid="07c78185" fo:background-color="transparent" loext:char-shading-value="0" style:font-name-asian="Calibri1" style:font-size-asian="8.75pt" style:font-weight-asian="normal" style:font-name-complex="Calibri1" style:font-size-complex="10pt" style:font-weight-complex="normal"/>
    </style:style>
    <style:style style:name="T848" style:family="text">
      <style:text-properties style:use-window-font-color="true" loext:opacity="0%" style:text-position="0% 100%" style:font-name="Calibri1" fo:font-size="10pt" fo:font-weight="normal" officeooo:rsid="07c7cf03" fo:background-color="transparent" loext:char-shading-value="0" style:font-name-asian="Calibri1" style:font-size-asian="8.75pt" style:font-weight-asian="normal" style:font-name-complex="Calibri1" style:font-size-complex="10pt" style:font-weight-complex="normal"/>
    </style:style>
    <style:style style:name="T849" style:family="text">
      <style:text-properties style:use-window-font-color="true" loext:opacity="0%" style:text-position="0% 100%" style:font-name="Calibri1" fo:font-size="10pt" fo:font-weight="normal" officeooo:rsid="07c8177d" fo:background-color="transparent" loext:char-shading-value="0" style:font-name-asian="Calibri1" style:font-size-asian="8.75pt" style:font-weight-asian="normal" style:font-name-complex="Calibri1" style:font-size-complex="10pt" style:font-weight-complex="normal"/>
    </style:style>
    <style:style style:name="T850" style:family="text">
      <style:text-properties style:use-window-font-color="true" loext:opacity="0%" style:text-position="0% 100%" style:font-name="Calibri1" fo:font-size="10pt" fo:font-weight="normal" officeooo:rsid="07c87da3" fo:background-color="transparent" loext:char-shading-value="0" style:font-name-asian="Calibri1" style:font-size-asian="8.75pt" style:font-weight-asian="normal" style:font-name-complex="Calibri1" style:font-size-complex="10pt" style:font-weight-complex="normal"/>
    </style:style>
    <style:style style:name="T851" style:family="text">
      <style:text-properties style:use-window-font-color="true" loext:opacity="0%" style:text-position="0% 100%" style:font-name="Calibri1" fo:font-size="10pt" fo:font-weight="normal" officeooo:rsid="07c9c47a" fo:background-color="transparent" loext:char-shading-value="0" style:font-name-asian="Calibri1" style:font-size-asian="8.75pt" style:font-weight-asian="normal" style:font-name-complex="Calibri1" style:font-size-complex="10pt" style:font-weight-complex="normal"/>
    </style:style>
    <style:style style:name="T852" style:family="text">
      <style:text-properties style:use-window-font-color="true" loext:opacity="0%" style:text-position="0% 100%" style:font-name="Calibri1" fo:font-size="10pt" fo:font-weight="normal" officeooo:rsid="07cb4bc9" fo:background-color="transparent" loext:char-shading-value="0" style:font-name-asian="Calibri1" style:font-size-asian="8.75pt" style:font-weight-asian="normal" style:font-name-complex="Calibri1" style:font-size-complex="10pt" style:font-weight-complex="normal"/>
    </style:style>
    <style:style style:name="T853" style:family="text">
      <style:text-properties style:use-window-font-color="true" loext:opacity="0%" style:text-position="0% 100%" style:font-name="Calibri1" fo:font-size="10pt" fo:font-weight="normal" officeooo:rsid="07cc67d7" fo:background-color="transparent" loext:char-shading-value="0" style:font-name-asian="Calibri1" style:font-size-asian="8.75pt" style:font-weight-asian="normal" style:font-name-complex="Calibri1" style:font-size-complex="10pt" style:font-weight-complex="normal"/>
    </style:style>
    <style:style style:name="T854" style:family="text">
      <style:text-properties style:use-window-font-color="true" loext:opacity="0%" style:text-position="0% 100%" style:font-name="Calibri1" fo:font-size="10pt" fo:font-weight="normal" officeooo:rsid="07ccad92" fo:background-color="transparent" loext:char-shading-value="0" style:font-name-asian="Calibri1" style:font-size-asian="8.75pt" style:font-weight-asian="normal" style:font-name-complex="Calibri1" style:font-size-complex="10pt" style:font-weight-complex="normal"/>
    </style:style>
    <style:style style:name="T855" style:family="text">
      <style:text-properties style:use-window-font-color="true" loext:opacity="0%" style:text-position="0% 100%" style:font-name="Calibri1" fo:font-size="10pt" fo:font-weight="normal" officeooo:rsid="07cd31b7" fo:background-color="transparent" loext:char-shading-value="0" style:font-name-asian="Calibri1" style:font-size-asian="8.75pt" style:font-weight-asian="normal" style:font-name-complex="Calibri1" style:font-size-complex="10pt" style:font-weight-complex="normal"/>
    </style:style>
    <style:style style:name="T856" style:family="text">
      <style:text-properties style:use-window-font-color="true" loext:opacity="0%" style:text-position="0% 100%" style:font-name="Calibri1" fo:font-size="10pt" fo:font-weight="normal" officeooo:rsid="07cd4061" fo:background-color="transparent" loext:char-shading-value="0" style:font-name-asian="Calibri1" style:font-size-asian="8.75pt" style:font-weight-asian="normal" style:font-name-complex="Calibri1" style:font-size-complex="10pt" style:font-weight-complex="normal"/>
    </style:style>
    <style:style style:name="T857" style:family="text">
      <style:text-properties style:use-window-font-color="true" loext:opacity="0%" style:text-position="0% 100%" style:font-name="Calibri1" fo:font-size="10pt" fo:font-weight="normal" officeooo:rsid="07cf1954" fo:background-color="transparent" loext:char-shading-value="0" style:font-name-asian="Calibri1" style:font-size-asian="8.75pt" style:font-weight-asian="normal" style:font-name-complex="Calibri1" style:font-size-complex="10pt" style:font-weight-complex="normal"/>
    </style:style>
    <style:style style:name="T858" style:family="text">
      <style:text-properties style:use-window-font-color="true" loext:opacity="0%" style:text-position="0% 100%" style:font-name="Calibri1" fo:font-size="10pt" fo:font-weight="normal" officeooo:rsid="07d09992" fo:background-color="transparent" loext:char-shading-value="0" style:font-name-asian="Calibri1" style:font-size-asian="8.75pt" style:font-weight-asian="normal" style:font-name-complex="Calibri1" style:font-size-complex="10pt" style:font-weight-complex="normal"/>
    </style:style>
    <style:style style:name="T859" style:family="text">
      <style:text-properties style:use-window-font-color="true" loext:opacity="0%" style:text-position="0% 100%" style:font-name="Calibri1" fo:font-size="10pt" fo:font-weight="normal" officeooo:rsid="07d20c48" fo:background-color="transparent" loext:char-shading-value="0" style:font-name-asian="Calibri1" style:font-size-asian="8.75pt" style:font-weight-asian="normal" style:font-name-complex="Calibri1" style:font-size-complex="10pt" style:font-weight-complex="normal"/>
    </style:style>
    <style:style style:name="T860" style:family="text">
      <style:text-properties style:use-window-font-color="true" loext:opacity="0%" style:text-position="0% 100%" style:font-name="Calibri1" fo:font-size="10pt" fo:font-weight="normal" officeooo:rsid="07d3b0c1" fo:background-color="transparent" loext:char-shading-value="0" style:font-name-asian="Calibri1" style:font-size-asian="8.75pt" style:font-weight-asian="normal" style:font-name-complex="Calibri1" style:font-size-complex="10pt" style:font-weight-complex="normal"/>
    </style:style>
    <style:style style:name="T861" style:family="text">
      <style:text-properties style:use-window-font-color="true" loext:opacity="0%" style:text-position="0% 100%" style:font-name="Calibri1" fo:font-size="10pt" fo:font-weight="normal" officeooo:rsid="07d429e4" fo:background-color="transparent" loext:char-shading-value="0" style:font-name-asian="Calibri1" style:font-size-asian="8.75pt" style:font-weight-asian="normal" style:font-name-complex="Calibri1" style:font-size-complex="10pt" style:font-weight-complex="normal"/>
    </style:style>
    <style:style style:name="T862" style:family="text">
      <style:text-properties style:use-window-font-color="true" loext:opacity="0%" style:text-position="0% 100%" style:font-name="Calibri1" fo:font-size="10pt" fo:font-weight="normal" officeooo:rsid="07d5fe9a" fo:background-color="transparent" loext:char-shading-value="0" style:font-name-asian="Calibri1" style:font-size-asian="8.75pt" style:font-weight-asian="normal" style:font-name-complex="Calibri1" style:font-size-complex="10pt" style:font-weight-complex="normal"/>
    </style:style>
    <style:style style:name="T863" style:family="text">
      <style:text-properties style:use-window-font-color="true" loext:opacity="0%" style:text-position="0% 100%" style:font-name="Calibri1" fo:font-size="10pt" fo:font-weight="normal" officeooo:rsid="07d70bd9" fo:background-color="transparent" loext:char-shading-value="0" style:font-name-asian="Calibri1" style:font-size-asian="8.75pt" style:font-weight-asian="normal" style:font-name-complex="Calibri1" style:font-size-complex="10pt" style:font-weight-complex="normal"/>
    </style:style>
    <style:style style:name="T864" style:family="text">
      <style:text-properties style:use-window-font-color="true" loext:opacity="0%" style:text-position="0% 100%" style:font-name="Calibri1" fo:font-size="10pt" fo:font-weight="normal" officeooo:rsid="07d91968" fo:background-color="transparent" loext:char-shading-value="0" style:font-name-asian="Calibri1" style:font-size-asian="8.75pt" style:font-weight-asian="normal" style:font-name-complex="Calibri1" style:font-size-complex="10pt" style:font-weight-complex="normal"/>
    </style:style>
    <style:style style:name="T865" style:family="text">
      <style:text-properties style:use-window-font-color="true" loext:opacity="0%" style:text-position="0% 100%" style:font-name="Calibri1" fo:font-size="10pt" fo:font-weight="normal" officeooo:rsid="01426b75" fo:background-color="transparent" loext:char-shading-value="0" style:font-name-asian="Calibri1" style:font-size-asian="8.75pt" style:font-weight-asian="normal" style:font-name-complex="Calibri1" style:font-size-complex="10pt" style:font-weight-complex="normal"/>
    </style:style>
    <style:style style:name="T866" style:family="text">
      <style:text-properties style:use-window-font-color="true" loext:opacity="0%" style:text-position="0% 100%" style:font-name="Calibri1" fo:font-size="10pt" fo:font-weight="normal" officeooo:rsid="07d757b9" fo:background-color="transparent" loext:char-shading-value="0" style:font-name-asian="Calibri1" style:font-size-asian="8.75pt" style:font-weight-asian="normal" style:font-name-complex="Calibri1" style:font-size-complex="10pt" style:font-weight-complex="normal"/>
    </style:style>
    <style:style style:name="T867" style:family="text">
      <style:text-properties style:use-window-font-color="true" loext:opacity="0%" style:text-position="0% 100%" style:font-name="Calibri1" fo:font-size="10pt" fo:font-weight="normal" officeooo:rsid="07e4ecff" fo:background-color="transparent" loext:char-shading-value="0" style:font-name-asian="Calibri1" style:font-size-asian="8.75pt" style:font-weight-asian="normal" style:font-name-complex="Calibri1" style:font-size-complex="10pt" style:font-weight-complex="normal"/>
    </style:style>
    <style:style style:name="T868" style:family="text">
      <style:text-properties style:use-window-font-color="true" loext:opacity="0%" style:text-position="0% 100%" style:font-name="Calibri1" fo:font-size="10pt" fo:font-weight="normal" officeooo:rsid="07e5bf92" fo:background-color="transparent" loext:char-shading-value="0" style:font-name-asian="Calibri1" style:font-size-asian="8.75pt" style:font-weight-asian="normal" style:font-name-complex="Calibri1" style:font-size-complex="10pt" style:font-weight-complex="normal"/>
    </style:style>
    <style:style style:name="T869" style:family="text">
      <style:text-properties style:use-window-font-color="true" loext:opacity="0%" style:text-position="0% 100%" style:font-name="Calibri1" fo:font-size="10pt" fo:font-weight="normal" officeooo:rsid="07da8f09" fo:background-color="transparent" loext:char-shading-value="0" style:font-name-asian="Calibri1" style:font-size-asian="8.75pt" style:font-weight-asian="normal" style:font-name-complex="Calibri1" style:font-size-complex="10pt" style:font-weight-complex="normal"/>
    </style:style>
    <style:style style:name="T870" style:family="text">
      <style:text-properties style:use-window-font-color="true" loext:opacity="0%" style:text-position="0% 100%" style:font-name="Calibri1" fo:font-size="10pt" fo:font-weight="normal" officeooo:rsid="07dc16c5" fo:background-color="transparent" loext:char-shading-value="0" style:font-name-asian="Calibri1" style:font-size-asian="8.75pt" style:font-weight-asian="normal" style:font-name-complex="Calibri1" style:font-size-complex="10pt" style:font-weight-complex="normal"/>
    </style:style>
    <style:style style:name="T871" style:family="text">
      <style:text-properties style:use-window-font-color="true" loext:opacity="0%" style:text-position="0% 100%" style:font-name="Calibri1" fo:font-size="10pt" fo:font-weight="normal" officeooo:rsid="07dfb432" fo:background-color="transparent" loext:char-shading-value="0" style:font-name-asian="Calibri1" style:font-size-asian="8.75pt" style:font-weight-asian="normal" style:font-name-complex="Calibri1" style:font-size-complex="10pt" style:font-weight-complex="normal"/>
    </style:style>
    <style:style style:name="T872" style:family="text">
      <style:text-properties style:use-window-font-color="true" loext:opacity="0%" style:text-position="0% 100%" style:font-name="Calibri1" fo:font-size="10pt" fo:font-weight="normal" officeooo:rsid="07dde5a1" fo:background-color="transparent" loext:char-shading-value="0" style:font-name-asian="Calibri1" style:font-size-asian="8.75pt" style:font-weight-asian="normal" style:font-name-complex="Calibri1" style:font-size-complex="10pt" style:font-weight-complex="normal"/>
    </style:style>
    <style:style style:name="T873" style:family="text">
      <style:text-properties style:use-window-font-color="true" loext:opacity="0%" style:text-position="0% 100%" style:font-name="Calibri1" fo:font-size="10pt" fo:font-weight="normal" officeooo:rsid="07df63d9" fo:background-color="transparent" loext:char-shading-value="0" style:font-name-asian="Calibri1" style:font-size-asian="8.75pt" style:font-weight-asian="normal" style:font-name-complex="Calibri1" style:font-size-complex="10pt" style:font-weight-complex="normal"/>
    </style:style>
    <style:style style:name="T874" style:family="text">
      <style:text-properties style:use-window-font-color="true" loext:opacity="0%" style:text-position="0% 100%" style:font-name="Calibri1" fo:font-size="10pt" fo:font-weight="normal" officeooo:rsid="07e0b221" fo:background-color="transparent" loext:char-shading-value="0" style:font-name-asian="Calibri1" style:font-size-asian="8.75pt" style:font-weight-asian="normal" style:font-name-complex="Calibri1" style:font-size-complex="10pt" style:font-weight-complex="normal"/>
    </style:style>
    <style:style style:name="T875" style:family="text">
      <style:text-properties style:use-window-font-color="true" loext:opacity="0%" style:text-position="0% 100%" style:font-name="Calibri1" fo:font-size="10pt" fo:font-weight="normal" officeooo:rsid="07e1bef9" fo:background-color="transparent" loext:char-shading-value="0" style:font-name-asian="Calibri1" style:font-size-asian="8.75pt" style:font-weight-asian="normal" style:font-name-complex="Calibri1" style:font-size-complex="10pt" style:font-weight-complex="normal"/>
    </style:style>
    <style:style style:name="T876" style:family="text">
      <style:text-properties style:use-window-font-color="true" loext:opacity="0%" style:text-position="0% 100%" style:font-name="Calibri1" fo:font-size="10pt" fo:font-weight="normal" officeooo:rsid="07e25500" fo:background-color="transparent" loext:char-shading-value="0" style:font-name-asian="Calibri1" style:font-size-asian="8.75pt" style:font-weight-asian="normal" style:font-name-complex="Calibri1" style:font-size-complex="10pt" style:font-weight-complex="normal"/>
    </style:style>
    <style:style style:name="T877" style:family="text">
      <style:text-properties style:use-window-font-color="true" loext:opacity="0%" style:text-position="0% 100%" style:font-name="Calibri1" fo:font-size="10pt" fo:font-weight="normal" officeooo:rsid="07e2d694" fo:background-color="transparent" loext:char-shading-value="0" style:font-name-asian="Calibri1" style:font-size-asian="8.75pt" style:font-weight-asian="normal" style:font-name-complex="Calibri1" style:font-size-complex="10pt" style:font-weight-complex="normal"/>
    </style:style>
    <style:style style:name="T878" style:family="text">
      <style:text-properties style:use-window-font-color="true" loext:opacity="0%" style:text-position="0% 100%" style:font-name="Calibri1" fo:font-size="10pt" fo:font-weight="normal" officeooo:rsid="0146b0c1" fo:background-color="transparent" loext:char-shading-value="0" style:font-name-asian="Calibri1" style:font-size-asian="8.75pt" style:font-weight-asian="normal" style:font-name-complex="Calibri1" style:font-size-complex="10pt" style:font-weight-complex="normal"/>
    </style:style>
    <style:style style:name="T879" style:family="text">
      <style:text-properties style:use-window-font-color="true" loext:opacity="0%" style:text-position="0% 100%" style:font-name="Calibri1" fo:font-size="10pt" fo:font-weight="normal" officeooo:rsid="07e418e3" fo:background-color="transparent" loext:char-shading-value="0" style:font-name-asian="Calibri1" style:font-size-asian="8.75pt" style:font-weight-asian="normal" style:font-name-complex="Calibri1" style:font-size-complex="10pt" style:font-weight-complex="normal"/>
    </style:style>
    <style:style style:name="T880" style:family="text">
      <style:text-properties style:use-window-font-color="true" loext:opacity="0%" style:text-position="0% 100%" style:font-name="Calibri1" fo:font-size="10pt" fo:font-weight="normal" officeooo:rsid="01488951" fo:background-color="transparent" loext:char-shading-value="0" style:font-name-asian="Calibri1" style:font-size-asian="8.75pt" style:font-weight-asian="normal" style:font-name-complex="Calibri1" style:font-size-complex="10pt" style:font-weight-complex="normal"/>
    </style:style>
    <style:style style:name="T881" style:family="text">
      <style:text-properties style:use-window-font-color="true" loext:opacity="0%" style:text-position="0% 100%" style:font-name="Calibri1" fo:font-size="10pt" fo:font-weight="normal" officeooo:rsid="0148fc60" fo:background-color="transparent" loext:char-shading-value="0" style:font-name-asian="Calibri1" style:font-size-asian="8.75pt" style:font-weight-asian="normal" style:font-name-complex="Calibri1" style:font-size-complex="10pt" style:font-weight-complex="normal"/>
    </style:style>
    <style:style style:name="T882" style:family="text">
      <style:text-properties style:use-window-font-color="true" loext:opacity="0%" style:text-position="0% 100%" style:font-name="Calibri1" fo:font-size="10pt" fo:font-weight="normal" officeooo:rsid="01499d5e" fo:background-color="transparent" loext:char-shading-value="0" style:font-name-asian="Calibri1" style:font-size-asian="8.75pt" style:font-weight-asian="normal" style:font-name-complex="Calibri1" style:font-size-complex="10pt" style:font-weight-complex="normal"/>
    </style:style>
    <style:style style:name="T883" style:family="text">
      <style:text-properties style:use-window-font-color="true" loext:opacity="0%" style:text-position="0% 100%" style:font-name="Calibri1" fo:font-size="10pt" fo:font-weight="normal" officeooo:rsid="014e7250" fo:background-color="transparent" loext:char-shading-value="0" style:font-name-asian="Calibri1" style:font-size-asian="8.75pt" style:font-weight-asian="normal" style:font-name-complex="Calibri1" style:font-size-complex="10pt" style:font-weight-complex="normal"/>
    </style:style>
    <style:style style:name="T884" style:family="text">
      <style:text-properties style:use-window-font-color="true" loext:opacity="0%" style:text-position="0% 100%" style:font-name="Calibri1" fo:font-size="10pt" fo:font-weight="normal" officeooo:rsid="015233dc" fo:background-color="transparent" loext:char-shading-value="0" style:font-name-asian="Calibri1" style:font-size-asian="8.75pt" style:font-weight-asian="normal" style:font-name-complex="Calibri1" style:font-size-complex="10pt" style:font-weight-complex="normal"/>
    </style:style>
    <style:style style:name="T885" style:family="text">
      <style:text-properties style:use-window-font-color="true" loext:opacity="0%" style:text-position="0% 100%" style:font-name="Calibri1" fo:font-size="10pt" fo:font-weight="normal" officeooo:rsid="01550705" fo:background-color="transparent" loext:char-shading-value="0" style:font-name-asian="Calibri1" style:font-size-asian="8.75pt" style:font-weight-asian="normal" style:font-name-complex="Calibri1" style:font-size-complex="10pt" style:font-weight-complex="normal"/>
    </style:style>
    <style:style style:name="T886" style:family="text">
      <style:text-properties style:use-window-font-color="true" loext:opacity="0%" style:text-position="0% 100%" style:font-name="Calibri1" fo:font-size="10pt" fo:font-weight="normal" officeooo:rsid="015866d6" fo:background-color="transparent" loext:char-shading-value="0" style:font-name-asian="Calibri1" style:font-size-asian="8.75pt" style:font-weight-asian="normal" style:font-name-complex="Calibri1" style:font-size-complex="10pt" style:font-weight-complex="normal"/>
    </style:style>
    <style:style style:name="T887" style:family="text">
      <style:text-properties style:use-window-font-color="true" loext:opacity="0%" style:text-position="0% 100%" style:font-name="Calibri1" fo:font-size="10pt" fo:font-weight="normal" officeooo:rsid="01569b2c" fo:background-color="transparent" loext:char-shading-value="0" style:font-name-asian="Calibri1" style:font-size-asian="8.75pt" style:font-weight-asian="normal" style:font-name-complex="Calibri1" style:font-size-complex="10pt" style:font-weight-complex="normal"/>
    </style:style>
    <style:style style:name="T888" style:family="text">
      <style:text-properties style:use-window-font-color="true" loext:opacity="0%" style:text-position="0% 100%" style:font-name="Calibri1" fo:font-size="10pt" fo:font-weight="normal" officeooo:rsid="0159e4e3" fo:background-color="transparent" loext:char-shading-value="0" style:font-name-asian="Calibri1" style:font-size-asian="8.75pt" style:font-weight-asian="normal" style:font-name-complex="Calibri1" style:font-size-complex="10pt" style:font-weight-complex="normal"/>
    </style:style>
    <style:style style:name="T889" style:family="text">
      <style:text-properties style:use-window-font-color="true" loext:opacity="0%" style:text-position="0% 100%" style:font-name="Calibri1" fo:font-size="10pt" fo:font-weight="normal" officeooo:rsid="015aadc3" fo:background-color="transparent" loext:char-shading-value="0" style:font-name-asian="Calibri1" style:font-size-asian="8.75pt" style:font-weight-asian="normal" style:font-name-complex="Calibri1" style:font-size-complex="10pt" style:font-weight-complex="normal"/>
    </style:style>
    <style:style style:name="T890" style:family="text">
      <style:text-properties style:use-window-font-color="true" loext:opacity="0%" style:text-position="0% 100%" style:font-name="Calibri1" fo:font-size="10pt" fo:font-weight="normal" officeooo:rsid="015d6918" fo:background-color="transparent" loext:char-shading-value="0" style:font-name-asian="Calibri1" style:font-size-asian="8.75pt" style:font-weight-asian="normal" style:font-name-complex="Calibri1" style:font-size-complex="10pt" style:font-weight-complex="normal"/>
    </style:style>
    <style:style style:name="T891" style:family="text">
      <style:text-properties style:use-window-font-color="true" loext:opacity="0%" style:text-position="0% 100%" style:font-name="Calibri1" fo:font-size="10pt" fo:font-weight="normal" officeooo:rsid="015f10ab" fo:background-color="transparent" loext:char-shading-value="0" style:font-name-asian="Calibri1" style:font-size-asian="8.75pt" style:font-weight-asian="normal" style:font-name-complex="Calibri1" style:font-size-complex="10pt" style:font-weight-complex="normal"/>
    </style:style>
    <style:style style:name="T892" style:family="text">
      <style:text-properties style:use-window-font-color="true" loext:opacity="0%" style:text-position="0% 100%" style:font-name="Calibri1" fo:font-size="10pt" fo:font-weight="normal" officeooo:rsid="015f1d7f" fo:background-color="transparent" loext:char-shading-value="0" style:font-name-asian="Calibri1" style:font-size-asian="8.75pt" style:font-weight-asian="normal" style:font-name-complex="Calibri1" style:font-size-complex="10pt" style:font-weight-complex="normal"/>
    </style:style>
    <style:style style:name="T893" style:family="text">
      <style:text-properties style:use-window-font-color="true" loext:opacity="0%" style:text-position="0% 100%" style:font-name="Calibri1" fo:font-size="10pt" fo:font-weight="normal" officeooo:rsid="016176e2" fo:background-color="transparent" loext:char-shading-value="0" style:font-name-asian="Calibri1" style:font-size-asian="8.75pt" style:font-weight-asian="normal" style:font-name-complex="Calibri1" style:font-size-complex="10pt" style:font-weight-complex="normal"/>
    </style:style>
    <style:style style:name="T894" style:family="text">
      <style:text-properties style:use-window-font-color="true" loext:opacity="0%" style:text-position="0% 100%" style:font-name="Calibri1" fo:font-size="10pt" fo:font-weight="normal" officeooo:rsid="01617eec" fo:background-color="transparent" loext:char-shading-value="0" style:font-name-asian="Calibri1" style:font-size-asian="8.75pt" style:font-weight-asian="normal" style:font-name-complex="Calibri1" style:font-size-complex="10pt" style:font-weight-complex="normal"/>
    </style:style>
    <style:style style:name="T895" style:family="text">
      <style:text-properties style:use-window-font-color="true" loext:opacity="0%" style:text-position="0% 100%" style:font-name="Calibri1" fo:font-size="10pt" fo:font-weight="normal" officeooo:rsid="0162ef48" fo:background-color="transparent" loext:char-shading-value="0" style:font-name-asian="Calibri1" style:font-size-asian="8.75pt" style:font-weight-asian="normal" style:font-name-complex="Calibri1" style:font-size-complex="10pt" style:font-weight-complex="normal"/>
    </style:style>
    <style:style style:name="T896" style:family="text">
      <style:text-properties style:use-window-font-color="true" loext:opacity="0%" style:text-position="0% 100%" style:font-name="Calibri1" fo:font-size="10pt" fo:font-weight="normal" officeooo:rsid="0165edde" fo:background-color="transparent" loext:char-shading-value="0" style:font-name-asian="Calibri1" style:font-size-asian="8.75pt" style:font-weight-asian="normal" style:font-name-complex="Calibri1" style:font-size-complex="10pt" style:font-weight-complex="normal"/>
    </style:style>
    <style:style style:name="T897" style:family="text">
      <style:text-properties style:use-window-font-color="true" loext:opacity="0%" style:text-position="0% 100%" style:font-name="Calibri1" fo:font-size="10pt" fo:font-weight="normal" officeooo:rsid="0167676d" fo:background-color="transparent" loext:char-shading-value="0" style:font-name-asian="Calibri1" style:font-size-asian="8.75pt" style:font-weight-asian="normal" style:font-name-complex="Calibri1" style:font-size-complex="10pt" style:font-weight-complex="normal"/>
    </style:style>
    <style:style style:name="T898" style:family="text">
      <style:text-properties style:use-window-font-color="true" loext:opacity="0%" style:text-position="0% 100%" style:font-name="Calibri1" fo:font-size="10pt" fo:font-weight="normal" officeooo:rsid="01695ddf" fo:background-color="transparent" loext:char-shading-value="0" style:font-name-asian="Calibri1" style:font-size-asian="8.75pt" style:font-weight-asian="normal" style:font-name-complex="Calibri1" style:font-size-complex="10pt" style:font-weight-complex="normal"/>
    </style:style>
    <style:style style:name="T899" style:family="text">
      <style:text-properties style:use-window-font-color="true" loext:opacity="0%" style:text-position="0% 100%" style:font-name="Calibri1" fo:font-size="10pt" fo:font-weight="normal" officeooo:rsid="0169b84a" fo:background-color="transparent" loext:char-shading-value="0" style:font-name-asian="Calibri1" style:font-size-asian="8.75pt" style:font-weight-asian="normal" style:font-name-complex="Calibri1" style:font-size-complex="10pt" style:font-weight-complex="normal"/>
    </style:style>
    <style:style style:name="T900" style:family="text">
      <style:text-properties style:use-window-font-color="true" loext:opacity="0%" style:text-position="0% 100%" style:font-name="Calibri1" fo:font-size="10pt" fo:font-weight="normal" officeooo:rsid="0169dd8a" fo:background-color="transparent" loext:char-shading-value="0" style:font-name-asian="Calibri1" style:font-size-asian="8.75pt" style:font-weight-asian="normal" style:font-name-complex="Calibri1" style:font-size-complex="10pt" style:font-weight-complex="normal"/>
    </style:style>
    <style:style style:name="T901" style:family="text">
      <style:text-properties style:use-window-font-color="true" loext:opacity="0%" style:text-position="0% 100%" style:font-name="Calibri1" fo:font-size="10pt" fo:font-weight="normal" officeooo:rsid="016a322e" fo:background-color="transparent" loext:char-shading-value="0" style:font-name-asian="Calibri1" style:font-size-asian="8.75pt" style:font-weight-asian="normal" style:font-name-complex="Calibri1" style:font-size-complex="10pt" style:font-weight-complex="normal"/>
    </style:style>
    <style:style style:name="T902" style:family="text">
      <style:text-properties style:use-window-font-color="true" loext:opacity="0%" style:text-position="0% 100%" style:font-name="Calibri1" fo:font-size="10pt" fo:font-weight="normal" officeooo:rsid="016b5912" fo:background-color="transparent" loext:char-shading-value="0" style:font-name-asian="Calibri1" style:font-size-asian="8.75pt" style:font-weight-asian="normal" style:font-name-complex="Calibri1" style:font-size-complex="10pt" style:font-weight-complex="normal"/>
    </style:style>
    <style:style style:name="T903" style:family="text">
      <style:text-properties style:use-window-font-color="true" loext:opacity="0%" style:text-position="0% 100%" style:font-name="Calibri1" fo:font-size="10pt" fo:font-weight="normal" officeooo:rsid="016d2aa8" fo:background-color="transparent" loext:char-shading-value="0" style:font-name-asian="Calibri1" style:font-size-asian="8.75pt" style:font-weight-asian="normal" style:font-name-complex="Calibri1" style:font-size-complex="10pt" style:font-weight-complex="normal"/>
    </style:style>
    <style:style style:name="T904" style:family="text">
      <style:text-properties style:use-window-font-color="true" loext:opacity="0%" style:text-position="0% 100%" style:font-name="Calibri1" fo:font-size="10pt" fo:font-weight="normal" officeooo:rsid="016ea074" fo:background-color="transparent" loext:char-shading-value="0" style:font-name-asian="Calibri1" style:font-size-asian="8.75pt" style:font-weight-asian="normal" style:font-name-complex="Calibri1" style:font-size-complex="10pt" style:font-weight-complex="normal"/>
    </style:style>
    <style:style style:name="T905" style:family="text">
      <style:text-properties style:use-window-font-color="true" loext:opacity="0%" style:text-position="0% 100%" style:font-name="Calibri1" fo:font-size="10pt" fo:font-weight="normal" officeooo:rsid="016faa91" fo:background-color="transparent" loext:char-shading-value="0" style:font-name-asian="Calibri1" style:font-size-asian="8.75pt" style:font-weight-asian="normal" style:font-name-complex="Calibri1" style:font-size-complex="10pt" style:font-weight-complex="normal"/>
    </style:style>
    <style:style style:name="T906" style:family="text">
      <style:text-properties style:use-window-font-color="true" loext:opacity="0%" style:text-position="0% 100%" style:font-name="Calibri1" fo:font-size="10pt" fo:font-weight="normal" officeooo:rsid="01704b34" fo:background-color="transparent" loext:char-shading-value="0" style:font-name-asian="Calibri1" style:font-size-asian="8.75pt" style:font-weight-asian="normal" style:font-name-complex="Calibri1" style:font-size-complex="10pt" style:font-weight-complex="normal"/>
    </style:style>
    <style:style style:name="T907" style:family="text">
      <style:text-properties style:use-window-font-color="true" loext:opacity="0%" style:text-position="0% 100%" style:font-name="Calibri1" fo:font-size="10pt" fo:font-weight="normal" officeooo:rsid="0171ff4f" fo:background-color="transparent" loext:char-shading-value="0" style:font-name-asian="Calibri1" style:font-size-asian="8.75pt" style:font-weight-asian="normal" style:font-name-complex="Calibri1" style:font-size-complex="10pt" style:font-weight-complex="normal"/>
    </style:style>
    <style:style style:name="T908" style:family="text">
      <style:text-properties style:use-window-font-color="true" loext:opacity="0%" style:text-position="0% 100%" style:font-name="Calibri1" fo:font-size="10pt" fo:font-weight="normal" officeooo:rsid="0172d1ef" fo:background-color="transparent" loext:char-shading-value="0" style:font-name-asian="Calibri1" style:font-size-asian="8.75pt" style:font-weight-asian="normal" style:font-name-complex="Calibri1" style:font-size-complex="10pt" style:font-weight-complex="normal"/>
    </style:style>
    <style:style style:name="T909" style:family="text">
      <style:text-properties style:use-window-font-color="true" loext:opacity="0%" style:text-position="0% 100%" style:font-name="Calibri1" fo:font-size="10pt" fo:font-weight="normal" officeooo:rsid="01769063" fo:background-color="transparent" loext:char-shading-value="0" style:font-name-asian="Calibri1" style:font-size-asian="8.75pt" style:font-weight-asian="normal" style:font-name-complex="Calibri1" style:font-size-complex="10pt" style:font-weight-complex="normal"/>
    </style:style>
    <style:style style:name="T910" style:family="text">
      <style:text-properties style:use-window-font-color="true" loext:opacity="0%" style:text-position="0% 100%" style:font-name="Calibri1" fo:font-size="10pt" fo:font-weight="normal" officeooo:rsid="0173f621" fo:background-color="transparent" loext:char-shading-value="0" style:font-name-asian="Calibri1" style:font-size-asian="8.75pt" style:font-weight-asian="normal" style:font-name-complex="Calibri1" style:font-size-complex="10pt" style:font-weight-complex="normal"/>
    </style:style>
    <style:style style:name="T911" style:family="text">
      <style:text-properties style:use-window-font-color="true" loext:opacity="0%" style:text-position="0% 100%" style:font-name="Calibri1" fo:font-size="10pt" fo:font-weight="normal" officeooo:rsid="0175c670" fo:background-color="transparent" loext:char-shading-value="0" style:font-name-asian="Calibri1" style:font-size-asian="8.75pt" style:font-weight-asian="normal" style:font-name-complex="Calibri1" style:font-size-complex="10pt" style:font-weight-complex="normal"/>
    </style:style>
    <style:style style:name="T912" style:family="text">
      <style:text-properties style:use-window-font-color="true" loext:opacity="0%" style:text-position="0% 100%" style:font-name="Calibri1" fo:font-size="10pt" fo:font-weight="normal" officeooo:rsid="0177e5fc" fo:background-color="transparent" loext:char-shading-value="0" style:font-name-asian="Calibri1" style:font-size-asian="8.75pt" style:font-weight-asian="normal" style:font-name-complex="Calibri1" style:font-size-complex="10pt" style:font-weight-complex="normal"/>
    </style:style>
    <style:style style:name="T913" style:family="text">
      <style:text-properties style:use-window-font-color="true" loext:opacity="0%" style:text-position="0% 100%" style:font-name="Calibri1" fo:font-size="10pt" fo:font-weight="normal" officeooo:rsid="07e672cf" fo:background-color="transparent" loext:char-shading-value="0" style:font-name-asian="Calibri1" style:font-size-asian="8.75pt" style:font-weight-asian="normal" style:font-name-complex="Calibri1" style:font-size-complex="10pt" style:font-weight-complex="normal"/>
    </style:style>
    <style:style style:name="T914" style:family="text">
      <style:text-properties style:use-window-font-color="true" loext:opacity="0%" style:text-position="0% 100%" style:font-name="Calibri1" fo:font-size="10pt" fo:font-weight="normal" officeooo:rsid="07e8a042" fo:background-color="transparent" loext:char-shading-value="0" style:font-name-asian="Calibri1" style:font-size-asian="8.75pt" style:font-weight-asian="normal" style:font-name-complex="Calibri1" style:font-size-complex="10pt" style:font-weight-complex="normal"/>
    </style:style>
    <style:style style:name="T915" style:family="text">
      <style:text-properties style:use-window-font-color="true" loext:opacity="0%" style:text-position="0% 100%" style:font-name="Calibri1" fo:font-size="10pt" fo:font-weight="normal" officeooo:rsid="07e9fa7d" fo:background-color="transparent" loext:char-shading-value="0" style:font-name-asian="Calibri1" style:font-size-asian="8.75pt" style:font-weight-asian="normal" style:font-name-complex="Calibri1" style:font-size-complex="10pt" style:font-weight-complex="normal"/>
    </style:style>
    <style:style style:name="T916" style:family="text">
      <style:text-properties style:use-window-font-color="true" loext:opacity="0%" style:text-position="0% 100%" style:font-name="Calibri1" fo:font-size="10pt" fo:font-weight="normal" officeooo:rsid="07eab298" fo:background-color="transparent" loext:char-shading-value="0" style:font-name-asian="Calibri1" style:font-size-asian="8.75pt" style:font-weight-asian="normal" style:font-name-complex="Calibri1" style:font-size-complex="10pt" style:font-weight-complex="normal"/>
    </style:style>
    <style:style style:name="T917" style:family="text">
      <style:text-properties style:use-window-font-color="true" loext:opacity="0%" style:text-position="0% 100%" style:font-name="Calibri1" fo:font-size="10pt" fo:font-weight="normal" officeooo:rsid="07ebdce6" fo:background-color="transparent" loext:char-shading-value="0" style:font-name-asian="Calibri1" style:font-size-asian="8.75pt" style:font-weight-asian="normal" style:font-name-complex="Calibri1" style:font-size-complex="10pt" style:font-weight-complex="normal"/>
    </style:style>
    <style:style style:name="T918" style:family="text">
      <style:text-properties style:use-window-font-color="true" loext:opacity="0%" style:text-position="0% 100%" style:font-name="Calibri1" fo:font-size="10pt" fo:font-weight="normal" officeooo:rsid="07ebf641" fo:background-color="transparent" loext:char-shading-value="0" style:font-name-asian="Calibri1" style:font-size-asian="8.75pt" style:font-weight-asian="normal" style:font-name-complex="Calibri1" style:font-size-complex="10pt" style:font-weight-complex="normal"/>
    </style:style>
    <style:style style:name="T919" style:family="text">
      <style:text-properties style:use-window-font-color="true" loext:opacity="0%" style:text-position="0% 100%" style:font-name="Calibri1" fo:font-size="10pt" fo:font-weight="normal" officeooo:rsid="07ed730c" fo:background-color="transparent" loext:char-shading-value="0" style:font-name-asian="Calibri1" style:font-size-asian="8.75pt" style:font-weight-asian="normal" style:font-name-complex="Calibri1" style:font-size-complex="10pt" style:font-weight-complex="normal"/>
    </style:style>
    <style:style style:name="T920" style:family="text">
      <style:text-properties style:use-window-font-color="true" loext:opacity="0%" style:text-position="0% 100%" style:font-name="Calibri1" fo:font-size="10pt" fo:font-weight="normal" officeooo:rsid="07ef72a1" fo:background-color="transparent" loext:char-shading-value="0" style:font-name-asian="Calibri1" style:font-size-asian="8.75pt" style:font-weight-asian="normal" style:font-name-complex="Calibri1" style:font-size-complex="10pt" style:font-weight-complex="normal"/>
    </style:style>
    <style:style style:name="T921" style:family="text">
      <style:text-properties style:use-window-font-color="true" loext:opacity="0%" style:text-position="0% 100%" style:font-name="Calibri1" fo:font-size="10pt" fo:font-weight="normal" officeooo:rsid="07efbae9" fo:background-color="transparent" loext:char-shading-value="0" style:font-name-asian="Calibri1" style:font-size-asian="8.75pt" style:font-weight-asian="normal" style:font-name-complex="Calibri1" style:font-size-complex="10pt" style:font-weight-complex="normal"/>
    </style:style>
    <style:style style:name="T922" style:family="text">
      <style:text-properties style:use-window-font-color="true" loext:opacity="0%" style:text-position="0% 100%" style:font-name="Calibri1" fo:font-size="10pt" fo:font-weight="normal" officeooo:rsid="07f014ed" fo:background-color="transparent" loext:char-shading-value="0" style:font-name-asian="Calibri1" style:font-size-asian="8.75pt" style:font-weight-asian="normal" style:font-name-complex="Calibri1" style:font-size-complex="10pt" style:font-weight-complex="normal"/>
    </style:style>
    <style:style style:name="T923" style:family="text">
      <style:text-properties style:use-window-font-color="true" loext:opacity="0%" style:text-position="0% 100%" style:font-name="Calibri1" fo:font-size="10pt" fo:font-weight="normal" officeooo:rsid="07f18868" fo:background-color="transparent" loext:char-shading-value="0" style:font-name-asian="Calibri1" style:font-size-asian="8.75pt" style:font-weight-asian="normal" style:font-name-complex="Calibri1" style:font-size-complex="10pt" style:font-weight-complex="normal"/>
    </style:style>
    <style:style style:name="T924" style:family="text">
      <style:text-properties style:use-window-font-color="true" loext:opacity="0%" style:text-position="0% 100%" style:font-name="Calibri1" fo:font-size="10pt" fo:font-weight="normal" officeooo:rsid="07f2a60d" fo:background-color="transparent" loext:char-shading-value="0" style:font-name-asian="Calibri1" style:font-size-asian="8.75pt" style:font-weight-asian="normal" style:font-name-complex="Calibri1" style:font-size-complex="10pt" style:font-weight-complex="normal"/>
    </style:style>
    <style:style style:name="T925" style:family="text">
      <style:text-properties style:use-window-font-color="true" loext:opacity="0%" style:text-position="0% 100%" style:font-name="Calibri1" fo:font-size="10pt" fo:font-weight="normal" officeooo:rsid="07f37003" fo:background-color="transparent" loext:char-shading-value="0" style:font-name-asian="Calibri1" style:font-size-asian="8.75pt" style:font-weight-asian="normal" style:font-name-complex="Calibri1" style:font-size-complex="10pt" style:font-weight-complex="normal"/>
    </style:style>
    <style:style style:name="T926" style:family="text">
      <style:text-properties style:use-window-font-color="true" loext:opacity="0%" style:text-position="0% 100%" style:font-name="Calibri1" fo:font-size="10pt" fo:font-weight="normal" officeooo:rsid="07f3fe86" fo:background-color="transparent" loext:char-shading-value="0" style:font-name-asian="Calibri1" style:font-size-asian="8.75pt" style:font-weight-asian="normal" style:font-name-complex="Calibri1" style:font-size-complex="10pt" style:font-weight-complex="normal"/>
    </style:style>
    <style:style style:name="T927" style:family="text">
      <style:text-properties style:use-window-font-color="true" loext:opacity="0%" style:text-position="0% 100%" style:font-name="Calibri1" fo:font-size="10pt" fo:font-weight="normal" officeooo:rsid="07f54c23" fo:background-color="transparent" loext:char-shading-value="0" style:font-name-asian="Calibri1" style:font-size-asian="8.75pt" style:font-weight-asian="normal" style:font-name-complex="Calibri1" style:font-size-complex="10pt" style:font-weight-complex="normal"/>
    </style:style>
    <style:style style:name="T928" style:family="text">
      <style:text-properties style:use-window-font-color="true" loext:opacity="0%" style:text-position="0% 100%" style:font-name="Calibri1" fo:font-size="10pt" fo:font-weight="normal" officeooo:rsid="07f5cbf1" fo:background-color="transparent" loext:char-shading-value="0" style:font-name-asian="Calibri1" style:font-size-asian="8.75pt" style:font-weight-asian="normal" style:font-name-complex="Calibri1" style:font-size-complex="10pt" style:font-weight-complex="normal"/>
    </style:style>
    <style:style style:name="T929" style:family="text">
      <style:text-properties style:use-window-font-color="true" loext:opacity="0%" style:text-position="0% 100%" style:font-name="Calibri1" fo:font-size="10pt" fo:font-weight="normal" officeooo:rsid="07f73705" fo:background-color="transparent" loext:char-shading-value="0" style:font-name-asian="Calibri1" style:font-size-asian="8.75pt" style:font-weight-asian="normal" style:font-name-complex="Calibri1" style:font-size-complex="10pt" style:font-weight-complex="normal"/>
    </style:style>
    <style:style style:name="T930" style:family="text">
      <style:text-properties style:use-window-font-color="true" loext:opacity="0%" style:text-position="0% 100%" style:font-name="Calibri1" fo:font-size="10pt" fo:font-weight="normal" officeooo:rsid="07f8f3d5" fo:background-color="transparent" loext:char-shading-value="0" style:font-name-asian="Calibri1" style:font-size-asian="8.75pt" style:font-weight-asian="normal" style:font-name-complex="Calibri1" style:font-size-complex="10pt" style:font-weight-complex="normal"/>
    </style:style>
    <style:style style:name="T931" style:family="text">
      <style:text-properties style:use-window-font-color="true" loext:opacity="0%" style:text-position="0% 100%" style:font-name="Calibri1" fo:font-size="10pt" fo:font-weight="normal" officeooo:rsid="07f99886" fo:background-color="transparent" loext:char-shading-value="0" style:font-name-asian="Calibri1" style:font-size-asian="8.75pt" style:font-weight-asian="normal" style:font-name-complex="Calibri1" style:font-size-complex="10pt" style:font-weight-complex="normal"/>
    </style:style>
    <style:style style:name="T932" style:family="text">
      <style:text-properties style:use-window-font-color="true" loext:opacity="0%" style:text-position="0% 100%" style:font-name="Calibri1" fo:font-size="10pt" fo:font-weight="normal" officeooo:rsid="07f9f0e9" fo:background-color="transparent" loext:char-shading-value="0" style:font-name-asian="Calibri1" style:font-size-asian="8.75pt" style:font-weight-asian="normal" style:font-name-complex="Calibri1" style:font-size-complex="10pt" style:font-weight-complex="normal"/>
    </style:style>
    <style:style style:name="T933" style:family="text">
      <style:text-properties style:use-window-font-color="true" loext:opacity="0%" style:text-position="0% 100%" style:font-name="Calibri1" fo:font-size="10pt" fo:font-weight="normal" officeooo:rsid="07fa2d37" fo:background-color="transparent" loext:char-shading-value="0" style:font-name-asian="Calibri1" style:font-size-asian="8.75pt" style:font-weight-asian="normal" style:font-name-complex="Calibri1" style:font-size-complex="10pt" style:font-weight-complex="normal"/>
    </style:style>
    <style:style style:name="T934" style:family="text">
      <style:text-properties style:use-window-font-color="true" loext:opacity="0%" style:text-position="0% 100%" style:font-name="Calibri1" fo:font-size="10pt" fo:font-weight="normal" officeooo:rsid="07fbdc10" fo:background-color="transparent" loext:char-shading-value="0" style:font-name-asian="Calibri1" style:font-size-asian="8.75pt" style:font-weight-asian="normal" style:font-name-complex="Calibri1" style:font-size-complex="10pt" style:font-weight-complex="normal"/>
    </style:style>
    <style:style style:name="T935" style:family="text">
      <style:text-properties style:use-window-font-color="true" loext:opacity="0%" style:text-position="0% 100%" style:font-name="Calibri1" fo:font-size="10pt" fo:font-weight="normal" officeooo:rsid="07fd579a" fo:background-color="transparent" loext:char-shading-value="0" style:font-name-asian="Calibri1" style:font-size-asian="8.75pt" style:font-weight-asian="normal" style:font-name-complex="Calibri1" style:font-size-complex="10pt" style:font-weight-complex="normal"/>
    </style:style>
    <style:style style:name="T936" style:family="text">
      <style:text-properties style:use-window-font-color="true" loext:opacity="0%" style:text-position="0% 100%" style:font-name="Calibri1" fo:font-size="10pt" fo:font-weight="normal" officeooo:rsid="07feb76b" fo:background-color="transparent" loext:char-shading-value="0" style:font-name-asian="Calibri1" style:font-size-asian="8.75pt" style:font-weight-asian="normal" style:font-name-complex="Calibri1" style:font-size-complex="10pt" style:font-weight-complex="normal"/>
    </style:style>
    <style:style style:name="T937" style:family="text">
      <style:text-properties style:use-window-font-color="true" loext:opacity="0%" style:text-position="0% 100%" style:font-name="Calibri1" fo:font-size="10pt" fo:font-weight="normal" officeooo:rsid="0801b662" fo:background-color="transparent" loext:char-shading-value="0" style:font-name-asian="Calibri1" style:font-size-asian="8.75pt" style:font-weight-asian="normal" style:font-name-complex="Calibri1" style:font-size-complex="10pt" style:font-weight-complex="normal"/>
    </style:style>
    <style:style style:name="T938" style:family="text">
      <style:text-properties style:use-window-font-color="true" loext:opacity="0%" style:text-position="0% 100%" style:font-name="Calibri1" fo:font-size="10pt" fo:font-weight="normal" officeooo:rsid="0802fdf7" fo:background-color="transparent" loext:char-shading-value="0" style:font-name-asian="Calibri1" style:font-size-asian="8.75pt" style:font-weight-asian="normal" style:font-name-complex="Calibri1" style:font-size-complex="10pt" style:font-weight-complex="normal"/>
    </style:style>
    <style:style style:name="T939" style:family="text">
      <style:text-properties style:use-window-font-color="true" loext:opacity="0%" style:text-position="0% 100%" style:font-name="Calibri1" fo:font-size="10pt" fo:font-weight="normal" officeooo:rsid="0806c3f1" fo:background-color="transparent" loext:char-shading-value="0" style:font-name-asian="Calibri1" style:font-size-asian="8.75pt" style:font-weight-asian="normal" style:font-name-complex="Calibri1" style:font-size-complex="10pt" style:font-weight-complex="normal"/>
    </style:style>
    <style:style style:name="T940" style:family="text">
      <style:text-properties style:use-window-font-color="true" loext:opacity="0%" style:text-position="0% 100%" style:font-name="Calibri1" fo:font-size="10pt" fo:font-weight="normal" officeooo:rsid="0807543b" fo:background-color="transparent" loext:char-shading-value="0" style:font-name-asian="Calibri1" style:font-size-asian="8.75pt" style:font-weight-asian="normal" style:font-name-complex="Calibri1" style:font-size-complex="10pt" style:font-weight-complex="normal"/>
    </style:style>
    <style:style style:name="T941" style:family="text">
      <style:text-properties style:use-window-font-color="true" loext:opacity="0%" style:text-position="0% 100%" style:font-name="Calibri1" fo:font-size="10pt" fo:font-weight="normal" officeooo:rsid="017ae923" fo:background-color="transparent" loext:char-shading-value="0" style:font-name-asian="Calibri1" style:font-size-asian="8.75pt" style:font-weight-asian="normal" style:font-name-complex="Calibri1" style:font-size-complex="10pt" style:font-weight-complex="normal"/>
    </style:style>
    <style:style style:name="T942" style:family="text">
      <style:text-properties style:use-window-font-color="true" loext:opacity="0%" style:text-position="0% 100%" style:font-name="Calibri1" fo:font-size="10pt" fo:font-weight="normal" officeooo:rsid="017cb598" fo:background-color="transparent" loext:char-shading-value="0" style:font-name-asian="Calibri1" style:font-size-asian="8.75pt" style:font-weight-asian="normal" style:font-name-complex="Calibri1" style:font-size-complex="10pt" style:font-weight-complex="normal"/>
    </style:style>
    <style:style style:name="T943" style:family="text">
      <style:text-properties style:use-window-font-color="true" loext:opacity="0%" style:text-position="0% 100%" style:font-name="Calibri1" fo:font-size="10pt" fo:font-weight="normal" officeooo:rsid="017db6cd" fo:background-color="transparent" loext:char-shading-value="0" style:font-name-asian="Calibri1" style:font-size-asian="8.75pt" style:font-weight-asian="normal" style:font-name-complex="Calibri1" style:font-size-complex="10pt" style:font-weight-complex="normal"/>
    </style:style>
    <style:style style:name="T944" style:family="text">
      <style:text-properties style:use-window-font-color="true" loext:opacity="0%" style:text-position="0% 100%" style:font-name="Calibri1" fo:font-size="10pt" fo:font-weight="normal" officeooo:rsid="017f3a3f" fo:background-color="transparent" loext:char-shading-value="0" style:font-name-asian="Calibri1" style:font-size-asian="8.75pt" style:font-weight-asian="normal" style:font-name-complex="Calibri1" style:font-size-complex="10pt" style:font-weight-complex="normal"/>
    </style:style>
    <style:style style:name="T945" style:family="text">
      <style:text-properties style:use-window-font-color="true" loext:opacity="0%" style:text-position="0% 100%" style:font-name="Calibri1" fo:font-size="10pt" fo:font-weight="normal" officeooo:rsid="080a1d70" fo:background-color="transparent" loext:char-shading-value="0" style:font-name-asian="Calibri1" style:font-size-asian="8.75pt" style:font-weight-asian="normal" style:font-name-complex="Calibri1" style:font-size-complex="10pt" style:font-weight-complex="normal"/>
    </style:style>
    <style:style style:name="T946" style:family="text">
      <style:text-properties style:use-window-font-color="true" loext:opacity="0%" style:text-position="0% 100%" style:font-name="Calibri1" fo:font-size="10pt" fo:font-weight="normal" officeooo:rsid="01815e0d" fo:background-color="transparent" loext:char-shading-value="0" style:font-name-asian="Calibri1" style:font-size-asian="8.75pt" style:font-weight-asian="normal" style:font-name-complex="Calibri1" style:font-size-complex="10pt" style:font-weight-complex="normal"/>
    </style:style>
    <style:style style:name="T947" style:family="text">
      <style:text-properties style:use-window-font-color="true" loext:opacity="0%" style:text-position="0% 100%" style:font-name="Calibri1" fo:font-size="10pt" fo:font-weight="normal" officeooo:rsid="01826a23" fo:background-color="transparent" loext:char-shading-value="0" style:font-name-asian="Calibri1" style:font-size-asian="8.75pt" style:font-weight-asian="normal" style:font-name-complex="Calibri1" style:font-size-complex="10pt" style:font-weight-complex="normal"/>
    </style:style>
    <style:style style:name="T948" style:family="text">
      <style:text-properties style:use-window-font-color="true" loext:opacity="0%" style:text-position="0% 100%" style:font-name="Calibri1" fo:font-size="10pt" fo:font-weight="normal" officeooo:rsid="080b4d9b" fo:background-color="transparent" loext:char-shading-value="0" style:font-name-asian="Calibri1" style:font-size-asian="8.75pt" style:font-weight-asian="normal" style:font-name-complex="Calibri1" style:font-size-complex="10pt" style:font-weight-complex="normal"/>
    </style:style>
    <style:style style:name="T949" style:family="text">
      <style:text-properties style:use-window-font-color="true" loext:opacity="0%" style:text-position="0% 100%" style:font-name="Calibri1" fo:font-size="10pt" fo:font-weight="normal" officeooo:rsid="0184264b" fo:background-color="transparent" loext:char-shading-value="0" style:font-name-asian="Calibri1" style:font-size-asian="8.75pt" style:font-weight-asian="normal" style:font-name-complex="Calibri1" style:font-size-complex="10pt" style:font-weight-complex="normal"/>
    </style:style>
    <style:style style:name="T950" style:family="text">
      <style:text-properties style:use-window-font-color="true" loext:opacity="0%" style:text-position="0% 100%" style:font-name="Calibri1" fo:font-size="10pt" fo:font-weight="normal" officeooo:rsid="0185ce62" fo:background-color="transparent" loext:char-shading-value="0" style:font-name-asian="Calibri1" style:font-size-asian="8.75pt" style:font-weight-asian="normal" style:font-name-complex="Calibri1" style:font-size-complex="10pt" style:font-weight-complex="normal"/>
    </style:style>
    <style:style style:name="T951" style:family="text">
      <style:text-properties style:use-window-font-color="true" loext:opacity="0%" style:text-position="0% 100%" style:font-name="Calibri1" fo:font-size="10pt" fo:font-weight="normal" officeooo:rsid="01875af8" fo:background-color="transparent" loext:char-shading-value="0" style:font-name-asian="Calibri1" style:font-size-asian="8.75pt" style:font-weight-asian="normal" style:font-name-complex="Calibri1" style:font-size-complex="10pt" style:font-weight-complex="normal"/>
    </style:style>
    <style:style style:name="T952" style:family="text">
      <style:text-properties style:use-window-font-color="true" loext:opacity="0%" style:text-position="0% 100%" style:font-name="Calibri1" fo:font-size="10pt" fo:font-weight="normal" officeooo:rsid="017fed05" fo:background-color="transparent" loext:char-shading-value="0" style:font-name-asian="Calibri1" style:font-size-asian="8.75pt" style:font-weight-asian="normal" style:font-name-complex="Calibri1" style:font-size-complex="10pt" style:font-weight-complex="normal"/>
    </style:style>
    <style:style style:name="T953" style:family="text">
      <style:text-properties style:use-window-font-color="true" loext:opacity="0%" style:text-position="0% 100%" style:font-name="Calibri1" fo:font-size="10pt" fo:font-weight="normal" officeooo:rsid="080a950a" fo:background-color="transparent" loext:char-shading-value="0" style:font-name-asian="Calibri1" style:font-size-asian="8.75pt" style:font-weight-asian="normal" style:font-name-complex="Calibri1" style:font-size-complex="10pt" style:font-weight-complex="normal"/>
    </style:style>
    <style:style style:name="T954" style:family="text">
      <style:text-properties style:use-window-font-color="true" loext:opacity="0%" style:text-position="0% 100%" style:font-name="Calibri1" fo:font-size="10pt" fo:font-weight="normal" officeooo:rsid="01901859" fo:background-color="transparent" loext:char-shading-value="0" style:font-name-asian="Calibri1" style:font-size-asian="8.75pt" style:font-weight-asian="normal" style:font-name-complex="Calibri1" style:font-size-complex="10pt" style:font-weight-complex="normal"/>
    </style:style>
    <style:style style:name="T955" style:family="text">
      <style:text-properties style:use-window-font-color="true" loext:opacity="0%" style:text-position="0% 100%" style:font-name="Calibri1" fo:font-size="10pt" fo:font-weight="normal" officeooo:rsid="080de681" fo:background-color="transparent" loext:char-shading-value="0" style:font-name-asian="Calibri1" style:font-size-asian="8.75pt" style:font-weight-asian="normal" style:font-name-complex="Calibri1" style:font-size-complex="10pt" style:font-weight-complex="normal"/>
    </style:style>
    <style:style style:name="T956" style:family="text">
      <style:text-properties style:use-window-font-color="true" loext:opacity="0%" style:text-position="0% 100%" style:font-name="Calibri1" fo:font-size="10pt" fo:font-weight="normal" officeooo:rsid="080ee52d" fo:background-color="transparent" loext:char-shading-value="0" style:font-name-asian="Calibri1" style:font-size-asian="8.75pt" style:font-weight-asian="normal" style:font-name-complex="Calibri1" style:font-size-complex="10pt" style:font-weight-complex="normal"/>
    </style:style>
    <style:style style:name="T957" style:family="text">
      <style:text-properties style:use-window-font-color="true" loext:opacity="0%" style:text-position="0% 100%" style:font-name="Calibri1" fo:font-size="10pt" fo:font-weight="normal" officeooo:rsid="081092d5" fo:background-color="transparent" loext:char-shading-value="0" style:font-name-asian="Calibri1" style:font-size-asian="8.75pt" style:font-weight-asian="normal" style:font-name-complex="Calibri1" style:font-size-complex="10pt" style:font-weight-complex="normal"/>
    </style:style>
    <style:style style:name="T958" style:family="text">
      <style:text-properties style:use-window-font-color="true" loext:opacity="0%" style:text-position="0% 100%" style:font-name="Calibri1" fo:font-size="10pt" fo:font-weight="normal" officeooo:rsid="01918ea3" fo:background-color="transparent" loext:char-shading-value="0" style:font-name-asian="Calibri1" style:font-size-asian="8.75pt" style:font-weight-asian="normal" style:font-name-complex="Calibri1" style:font-size-complex="10pt" style:font-weight-complex="normal"/>
    </style:style>
    <style:style style:name="T959" style:family="text">
      <style:text-properties style:use-window-font-color="true" loext:opacity="0%" style:text-position="0% 100%" style:font-name="Calibri1" fo:font-size="10pt" fo:font-weight="normal" officeooo:rsid="01920108" fo:background-color="transparent" loext:char-shading-value="0" style:font-name-asian="Calibri1" style:font-size-asian="8.75pt" style:font-weight-asian="normal" style:font-name-complex="Calibri1" style:font-size-complex="10pt" style:font-weight-complex="normal"/>
    </style:style>
    <style:style style:name="T960" style:family="text">
      <style:text-properties style:use-window-font-color="true" loext:opacity="0%" style:text-position="0% 100%" style:font-name="Calibri1" fo:font-size="10pt" fo:font-weight="normal" officeooo:rsid="0193cfac" fo:background-color="transparent" loext:char-shading-value="0" style:font-name-asian="Calibri1" style:font-size-asian="8.75pt" style:font-weight-asian="normal" style:font-name-complex="Calibri1" style:font-size-complex="10pt" style:font-weight-complex="normal"/>
    </style:style>
    <style:style style:name="T961" style:family="text">
      <style:text-properties style:use-window-font-color="true" loext:opacity="0%" style:text-position="0% 100%" style:font-name="Calibri1" fo:font-size="10pt" fo:font-weight="normal" officeooo:rsid="01955da1" fo:background-color="transparent" loext:char-shading-value="0" style:font-name-asian="Calibri1" style:font-size-asian="8.75pt" style:font-weight-asian="normal" style:font-name-complex="Calibri1" style:font-size-complex="10pt" style:font-weight-complex="normal"/>
    </style:style>
    <style:style style:name="T962" style:family="text">
      <style:text-properties style:use-window-font-color="true" loext:opacity="0%" style:text-position="0% 100%" style:font-name="Calibri1" fo:font-size="10pt" fo:font-weight="normal" officeooo:rsid="0195a0ec" fo:background-color="transparent" loext:char-shading-value="0" style:font-name-asian="Calibri1" style:font-size-asian="8.75pt" style:font-weight-asian="normal" style:font-name-complex="Calibri1" style:font-size-complex="10pt" style:font-weight-complex="normal"/>
    </style:style>
    <style:style style:name="T963" style:family="text">
      <style:text-properties style:use-window-font-color="true" loext:opacity="0%" style:text-position="0% 100%" style:font-name="Calibri1" fo:font-size="10pt" fo:font-weight="normal" officeooo:rsid="0195d8b0" fo:background-color="transparent" loext:char-shading-value="0" style:font-name-asian="Calibri1" style:font-size-asian="8.75pt" style:font-weight-asian="normal" style:font-name-complex="Calibri1" style:font-size-complex="10pt" style:font-weight-complex="normal"/>
    </style:style>
    <style:style style:name="T964" style:family="text">
      <style:text-properties style:use-window-font-color="true" loext:opacity="0%" style:text-position="0% 100%" style:font-name="Calibri1" fo:font-size="10pt" fo:font-weight="normal" officeooo:rsid="019667e8" fo:background-color="transparent" loext:char-shading-value="0" style:font-name-asian="Calibri1" style:font-size-asian="8.75pt" style:font-weight-asian="normal" style:font-name-complex="Calibri1" style:font-size-complex="10pt" style:font-weight-complex="normal"/>
    </style:style>
    <style:style style:name="T965" style:family="text">
      <style:text-properties style:use-window-font-color="true" loext:opacity="0%" style:text-position="0% 100%" style:font-name="Calibri1" fo:font-size="10pt" fo:font-weight="normal" officeooo:rsid="0197e50f" fo:background-color="transparent" loext:char-shading-value="0" style:font-name-asian="Calibri1" style:font-size-asian="8.75pt" style:font-weight-asian="normal" style:font-name-complex="Calibri1" style:font-size-complex="10pt" style:font-weight-complex="normal"/>
    </style:style>
    <style:style style:name="T966" style:family="text">
      <style:text-properties style:use-window-font-color="true" loext:opacity="0%" style:text-position="0% 100%" style:font-name="Calibri1" fo:font-size="10pt" fo:font-weight="normal" officeooo:rsid="02769571" fo:background-color="transparent" loext:char-shading-value="0" style:font-name-asian="Calibri1" style:font-size-asian="8.75pt" style:font-weight-asian="normal" style:font-name-complex="Calibri1" style:font-size-complex="10pt" style:font-weight-complex="normal"/>
    </style:style>
    <style:style style:name="T967" style:family="text">
      <style:text-properties style:use-window-font-color="true" loext:opacity="0%" style:text-position="0% 100%" style:font-name="Calibri1" fo:font-size="10pt" fo:font-weight="normal" officeooo:rsid="0199a3f6" fo:background-color="transparent" loext:char-shading-value="0" style:font-name-asian="Calibri1" style:font-size-asian="8.75pt" style:font-weight-asian="normal" style:font-name-complex="Calibri1" style:font-size-complex="10pt" style:font-weight-complex="normal"/>
    </style:style>
    <style:style style:name="T968" style:family="text">
      <style:text-properties style:use-window-font-color="true" loext:opacity="0%" style:text-position="0% 100%" style:font-name="Calibri1" fo:font-size="10pt" fo:font-weight="normal" officeooo:rsid="019a07e6" fo:background-color="transparent" loext:char-shading-value="0" style:font-name-asian="Calibri1" style:font-size-asian="8.75pt" style:font-weight-asian="normal" style:font-name-complex="Calibri1" style:font-size-complex="10pt" style:font-weight-complex="normal"/>
    </style:style>
    <style:style style:name="T969" style:family="text">
      <style:text-properties style:use-window-font-color="true" loext:opacity="0%" style:text-position="0% 100%" style:font-name="Calibri1" fo:font-size="10pt" fo:font-weight="normal" officeooo:rsid="019baf70" fo:background-color="transparent" loext:char-shading-value="0" style:font-name-asian="Calibri1" style:font-size-asian="8.75pt" style:font-weight-asian="normal" style:font-name-complex="Calibri1" style:font-size-complex="10pt" style:font-weight-complex="normal"/>
    </style:style>
    <style:style style:name="T970" style:family="text">
      <style:text-properties style:use-window-font-color="true" loext:opacity="0%" style:text-position="0% 100%" style:font-name="Calibri1" fo:font-size="10pt" fo:font-weight="normal" officeooo:rsid="019c19cb" fo:background-color="transparent" loext:char-shading-value="0" style:font-name-asian="Calibri1" style:font-size-asian="8.75pt" style:font-weight-asian="normal" style:font-name-complex="Calibri1" style:font-size-complex="10pt" style:font-weight-complex="normal"/>
    </style:style>
    <style:style style:name="T971" style:family="text">
      <style:text-properties style:use-window-font-color="true" loext:opacity="0%" style:text-position="0% 100%" style:font-name="Calibri1" fo:font-size="10pt" fo:font-weight="normal" officeooo:rsid="019c9c77" fo:background-color="transparent" loext:char-shading-value="0" style:font-name-asian="Calibri1" style:font-size-asian="8.75pt" style:font-weight-asian="normal" style:font-name-complex="Calibri1" style:font-size-complex="10pt" style:font-weight-complex="normal"/>
    </style:style>
    <style:style style:name="T972" style:family="text">
      <style:text-properties style:use-window-font-color="true" loext:opacity="0%" style:text-position="0% 100%" style:font-name="Calibri1" fo:font-size="10pt" fo:font-weight="normal" officeooo:rsid="019d114d" fo:background-color="transparent" loext:char-shading-value="0" style:font-name-asian="Calibri1" style:font-size-asian="8.75pt" style:font-weight-asian="normal" style:font-name-complex="Calibri1" style:font-size-complex="10pt" style:font-weight-complex="normal"/>
    </style:style>
    <style:style style:name="T973" style:family="text">
      <style:text-properties style:use-window-font-color="true" loext:opacity="0%" style:text-position="0% 100%" style:font-name="Calibri1" fo:font-size="10pt" fo:font-weight="normal" officeooo:rsid="019d5139" fo:background-color="transparent" loext:char-shading-value="0" style:font-name-asian="Calibri1" style:font-size-asian="8.75pt" style:font-weight-asian="normal" style:font-name-complex="Calibri1" style:font-size-complex="10pt" style:font-weight-complex="normal"/>
    </style:style>
    <style:style style:name="T974" style:family="text">
      <style:text-properties style:use-window-font-color="true" loext:opacity="0%" style:text-position="0% 100%" style:font-name="Calibri1" fo:font-size="10pt" fo:font-weight="normal" officeooo:rsid="019dbfc7" fo:background-color="transparent" loext:char-shading-value="0" style:font-name-asian="Calibri1" style:font-size-asian="8.75pt" style:font-weight-asian="normal" style:font-name-complex="Calibri1" style:font-size-complex="10pt" style:font-weight-complex="normal"/>
    </style:style>
    <style:style style:name="T975" style:family="text">
      <style:text-properties style:use-window-font-color="true" loext:opacity="0%" style:text-position="0% 100%" style:font-name="Calibri1" fo:font-size="10pt" fo:font-weight="normal" officeooo:rsid="019e9dd4" fo:background-color="transparent" loext:char-shading-value="0" style:font-name-asian="Calibri1" style:font-size-asian="8.75pt" style:font-weight-asian="normal" style:font-name-complex="Calibri1" style:font-size-complex="10pt" style:font-weight-complex="normal"/>
    </style:style>
    <style:style style:name="T976" style:family="text">
      <style:text-properties style:use-window-font-color="true" loext:opacity="0%" style:text-position="0% 100%" style:font-name="Calibri1" fo:font-size="10pt" fo:font-weight="normal" officeooo:rsid="01a0434d" fo:background-color="transparent" loext:char-shading-value="0" style:font-name-asian="Calibri1" style:font-size-asian="8.75pt" style:font-weight-asian="normal" style:font-name-complex="Calibri1" style:font-size-complex="10pt" style:font-weight-complex="normal"/>
    </style:style>
    <style:style style:name="T977" style:family="text">
      <style:text-properties style:use-window-font-color="true" loext:opacity="0%" style:text-position="0% 100%" style:font-name="Calibri1" fo:font-size="10pt" fo:font-weight="normal" officeooo:rsid="01a1615b" fo:background-color="transparent" loext:char-shading-value="0" style:font-name-asian="Calibri1" style:font-size-asian="8.75pt" style:font-weight-asian="normal" style:font-name-complex="Calibri1" style:font-size-complex="10pt" style:font-weight-complex="normal"/>
    </style:style>
    <style:style style:name="T978" style:family="text">
      <style:text-properties style:use-window-font-color="true" loext:opacity="0%" style:text-position="0% 100%" style:font-name="Calibri1" fo:font-size="10pt" fo:font-weight="normal" officeooo:rsid="01a1fee7" fo:background-color="transparent" loext:char-shading-value="0" style:font-name-asian="Calibri1" style:font-size-asian="8.75pt" style:font-weight-asian="normal" style:font-name-complex="Calibri1" style:font-size-complex="10pt" style:font-weight-complex="normal"/>
    </style:style>
    <style:style style:name="T979" style:family="text">
      <style:text-properties style:use-window-font-color="true" loext:opacity="0%" style:text-position="0% 100%" style:font-name="Calibri1" fo:font-size="10pt" fo:font-weight="normal" officeooo:rsid="01a433ea" fo:background-color="transparent" loext:char-shading-value="0" style:font-name-asian="Calibri1" style:font-size-asian="8.75pt" style:font-weight-asian="normal" style:font-name-complex="Calibri1" style:font-size-complex="10pt" style:font-weight-complex="normal"/>
    </style:style>
    <style:style style:name="T980" style:family="text">
      <style:text-properties style:use-window-font-color="true" loext:opacity="0%" style:text-position="0% 100%" style:font-name="Calibri1" fo:font-size="10pt" fo:font-weight="normal" officeooo:rsid="01a5ade2" fo:background-color="transparent" loext:char-shading-value="0" style:font-name-asian="Calibri1" style:font-size-asian="8.75pt" style:font-weight-asian="normal" style:font-name-complex="Calibri1" style:font-size-complex="10pt" style:font-weight-complex="normal"/>
    </style:style>
    <style:style style:name="T981" style:family="text">
      <style:text-properties style:use-window-font-color="true" loext:opacity="0%" style:text-position="0% 100%" style:font-name="Calibri1" fo:font-size="10pt" fo:font-weight="normal" officeooo:rsid="01a86dee" fo:background-color="transparent" loext:char-shading-value="0" style:font-name-asian="Calibri1" style:font-size-asian="8.75pt" style:font-weight-asian="normal" style:font-name-complex="Calibri1" style:font-size-complex="10pt" style:font-weight-complex="normal"/>
    </style:style>
    <style:style style:name="T982" style:family="text">
      <style:text-properties style:use-window-font-color="true" loext:opacity="0%" style:text-position="0% 100%" style:font-name="Calibri1" fo:font-size="10pt" fo:font-weight="normal" officeooo:rsid="01abb3ed" fo:background-color="transparent" loext:char-shading-value="0" style:font-name-asian="Calibri1" style:font-size-asian="8.75pt" style:font-weight-asian="normal" style:font-name-complex="Calibri1" style:font-size-complex="10pt" style:font-weight-complex="normal"/>
    </style:style>
    <style:style style:name="T983" style:family="text">
      <style:text-properties style:use-window-font-color="true" loext:opacity="0%" style:text-position="0% 100%" style:font-name="Calibri1" fo:font-size="10pt" fo:font-weight="normal" officeooo:rsid="01cbeb3d" fo:background-color="transparent" loext:char-shading-value="0" style:font-name-asian="Calibri1" style:font-size-asian="8.75pt" style:font-weight-asian="normal" style:font-name-complex="Calibri1" style:font-size-complex="10pt" style:font-weight-complex="normal"/>
    </style:style>
    <style:style style:name="T984" style:family="text">
      <style:text-properties style:use-window-font-color="true" loext:opacity="0%" style:text-position="0% 100%" style:font-name="Calibri1" fo:font-size="10pt" fo:font-weight="normal" officeooo:rsid="01cee92c" fo:background-color="transparent" loext:char-shading-value="0" style:font-name-asian="Calibri1" style:font-size-asian="8.75pt" style:font-weight-asian="normal" style:font-name-complex="Calibri1" style:font-size-complex="10pt" style:font-weight-complex="normal"/>
    </style:style>
    <style:style style:name="T985" style:family="text">
      <style:text-properties style:use-window-font-color="true" loext:opacity="0%" style:text-position="0% 100%" style:font-name="Calibri1" fo:font-size="10pt" fo:font-weight="normal" officeooo:rsid="01cf8dcc" fo:background-color="transparent" loext:char-shading-value="0" style:font-name-asian="Calibri1" style:font-size-asian="8.75pt" style:font-weight-asian="normal" style:font-name-complex="Calibri1" style:font-size-complex="10pt" style:font-weight-complex="normal"/>
    </style:style>
    <style:style style:name="T986" style:family="text">
      <style:text-properties style:use-window-font-color="true" loext:opacity="0%" style:text-position="0% 100%" style:font-name="Calibri1" fo:font-size="10pt" fo:font-weight="normal" officeooo:rsid="01d073e0" fo:background-color="transparent" loext:char-shading-value="0" style:font-name-asian="Calibri1" style:font-size-asian="8.75pt" style:font-weight-asian="normal" style:font-name-complex="Calibri1" style:font-size-complex="10pt" style:font-weight-complex="normal"/>
    </style:style>
    <style:style style:name="T987" style:family="text">
      <style:text-properties style:use-window-font-color="true" loext:opacity="0%" style:text-position="0% 100%" style:font-name="Calibri1" fo:font-size="10pt" fo:font-weight="normal" officeooo:rsid="01d191d4" fo:background-color="transparent" loext:char-shading-value="0" style:font-name-asian="Calibri1" style:font-size-asian="8.75pt" style:font-weight-asian="normal" style:font-name-complex="Calibri1" style:font-size-complex="10pt" style:font-weight-complex="normal"/>
    </style:style>
    <style:style style:name="T988" style:family="text">
      <style:text-properties style:use-window-font-color="true" loext:opacity="0%" style:text-position="0% 100%" style:font-name="Calibri1" fo:font-size="10pt" fo:font-weight="normal" officeooo:rsid="01d30399" fo:background-color="transparent" loext:char-shading-value="0" style:font-name-asian="Calibri1" style:font-size-asian="8.75pt" style:font-weight-asian="normal" style:font-name-complex="Calibri1" style:font-size-complex="10pt" style:font-weight-complex="normal"/>
    </style:style>
    <style:style style:name="T989" style:family="text">
      <style:text-properties style:use-window-font-color="true" loext:opacity="0%" style:text-position="0% 100%" style:font-name="Calibri1" fo:font-size="10pt" fo:font-weight="normal" officeooo:rsid="01d31297" fo:background-color="transparent" loext:char-shading-value="0" style:font-name-asian="Calibri1" style:font-size-asian="8.75pt" style:font-weight-asian="normal" style:font-name-complex="Calibri1" style:font-size-complex="10pt" style:font-weight-complex="normal"/>
    </style:style>
    <style:style style:name="T990" style:family="text">
      <style:text-properties style:use-window-font-color="true" loext:opacity="0%" style:text-position="0% 100%" style:font-name="Calibri1" fo:font-size="10pt" fo:font-weight="normal" officeooo:rsid="01d4d9be" fo:background-color="transparent" loext:char-shading-value="0" style:font-name-asian="Calibri1" style:font-size-asian="8.75pt" style:font-weight-asian="normal" style:font-name-complex="Calibri1" style:font-size-complex="10pt" style:font-weight-complex="normal"/>
    </style:style>
    <style:style style:name="T991" style:family="text">
      <style:text-properties style:use-window-font-color="true" loext:opacity="0%" style:text-position="0% 100%" style:font-name="Calibri1" fo:font-size="10pt" fo:font-weight="normal" officeooo:rsid="01d6608f" fo:background-color="transparent" loext:char-shading-value="0" style:font-name-asian="Calibri1" style:font-size-asian="8.75pt" style:font-weight-asian="normal" style:font-name-complex="Calibri1" style:font-size-complex="10pt" style:font-weight-complex="normal"/>
    </style:style>
    <style:style style:name="T992" style:family="text">
      <style:text-properties style:use-window-font-color="true" loext:opacity="0%" style:text-position="0% 100%" style:font-name="Calibri1" fo:font-size="10pt" fo:font-weight="normal" officeooo:rsid="01d82c28" fo:background-color="transparent" loext:char-shading-value="0" style:font-name-asian="Calibri1" style:font-size-asian="8.75pt" style:font-weight-asian="normal" style:font-name-complex="Calibri1" style:font-size-complex="10pt" style:font-weight-complex="normal"/>
    </style:style>
    <style:style style:name="T993" style:family="text">
      <style:text-properties style:use-window-font-color="true" loext:opacity="0%" style:text-position="0% 100%" style:font-name="Calibri1" fo:font-size="10pt" fo:font-weight="normal" officeooo:rsid="0813260b" fo:background-color="transparent" loext:char-shading-value="0" style:font-name-asian="Calibri1" style:font-size-asian="8.75pt" style:font-weight-asian="normal" style:font-name-complex="Calibri1" style:font-size-complex="10pt" style:font-weight-complex="normal"/>
    </style:style>
    <style:style style:name="T994" style:family="text">
      <style:text-properties style:use-window-font-color="true" loext:opacity="0%" style:text-position="0% 100%" style:font-name="Calibri1" fo:font-size="10pt" fo:font-weight="normal" officeooo:rsid="08146c12" fo:background-color="transparent" loext:char-shading-value="0" style:font-name-asian="Calibri1" style:font-size-asian="8.75pt" style:font-weight-asian="normal" style:font-name-complex="Calibri1" style:font-size-complex="10pt" style:font-weight-complex="normal"/>
    </style:style>
    <style:style style:name="T995" style:family="text">
      <style:text-properties style:use-window-font-color="true" loext:opacity="0%" style:text-position="0% 100%" style:font-name="Calibri1" fo:font-size="10pt" fo:font-weight="normal" officeooo:rsid="08162dfd" fo:background-color="transparent" loext:char-shading-value="0" style:font-name-asian="Calibri1" style:font-size-asian="8.75pt" style:font-weight-asian="normal" style:font-name-complex="Calibri1" style:font-size-complex="10pt" style:font-weight-complex="normal"/>
    </style:style>
    <style:style style:name="T996" style:family="text">
      <style:text-properties style:use-window-font-color="true" loext:opacity="0%" style:text-position="0% 100%" style:font-name="Calibri1" fo:font-size="10pt" fo:font-weight="normal" officeooo:rsid="08181530" fo:background-color="transparent" loext:char-shading-value="0" style:font-name-asian="Calibri1" style:font-size-asian="8.75pt" style:font-weight-asian="normal" style:font-name-complex="Calibri1" style:font-size-complex="10pt" style:font-weight-complex="normal"/>
    </style:style>
    <style:style style:name="T997" style:family="text">
      <style:text-properties style:use-window-font-color="true" loext:opacity="0%" style:text-position="0% 100%" style:font-name="Calibri1" fo:font-size="10pt" fo:font-weight="normal" officeooo:rsid="0819346f" fo:background-color="transparent" loext:char-shading-value="0" style:font-name-asian="Calibri1" style:font-size-asian="8.75pt" style:font-weight-asian="normal" style:font-name-complex="Calibri1" style:font-size-complex="10pt" style:font-weight-complex="normal"/>
    </style:style>
    <style:style style:name="T998" style:family="text">
      <style:text-properties style:use-window-font-color="true" loext:opacity="0%" style:text-position="0% 100%" style:font-name="Calibri1" fo:font-size="10pt" fo:font-weight="normal" officeooo:rsid="0819c48b" fo:background-color="transparent" loext:char-shading-value="0" style:font-name-asian="Calibri1" style:font-size-asian="8.75pt" style:font-weight-asian="normal" style:font-name-complex="Calibri1" style:font-size-complex="10pt" style:font-weight-complex="normal"/>
    </style:style>
    <style:style style:name="T999" style:family="text">
      <style:text-properties style:use-window-font-color="true" loext:opacity="0%" style:text-position="0% 100%" style:font-name="Calibri1" fo:font-size="10pt" fo:font-weight="normal" officeooo:rsid="081b725e" fo:background-color="transparent" loext:char-shading-value="0" style:font-name-asian="Calibri1" style:font-size-asian="8.75pt" style:font-weight-asian="normal" style:font-name-complex="Calibri1" style:font-size-complex="10pt" style:font-weight-complex="normal"/>
    </style:style>
    <style:style style:name="T1000" style:family="text">
      <style:text-properties style:use-window-font-color="true" loext:opacity="0%" style:text-position="0% 100%" style:font-name="Calibri1" fo:font-size="10pt" fo:font-weight="normal" officeooo:rsid="081baeec" fo:background-color="transparent" loext:char-shading-value="0" style:font-name-asian="Calibri1" style:font-size-asian="8.75pt" style:font-weight-asian="normal" style:font-name-complex="Calibri1" style:font-size-complex="10pt" style:font-weight-complex="normal"/>
    </style:style>
    <style:style style:name="T1001" style:family="text">
      <style:text-properties style:use-window-font-color="true" loext:opacity="0%" style:text-position="0% 100%" style:font-name="Calibri1" fo:font-size="10pt" fo:font-weight="normal" officeooo:rsid="081c588b" fo:background-color="transparent" loext:char-shading-value="0" style:font-name-asian="Calibri1" style:font-size-asian="8.75pt" style:font-weight-asian="normal" style:font-name-complex="Calibri1" style:font-size-complex="10pt" style:font-weight-complex="normal"/>
    </style:style>
    <style:style style:name="T1002" style:family="text">
      <style:text-properties style:use-window-font-color="true" loext:opacity="0%" style:text-position="0% 100%" style:font-name="Calibri1" fo:font-size="10pt" fo:font-weight="normal" officeooo:rsid="081ff6cf" fo:background-color="transparent" loext:char-shading-value="0" style:font-name-asian="Calibri1" style:font-size-asian="8.75pt" style:font-weight-asian="normal" style:font-name-complex="Calibri1" style:font-size-complex="10pt" style:font-weight-complex="normal"/>
    </style:style>
    <style:style style:name="T1003" style:family="text">
      <style:text-properties style:use-window-font-color="true" loext:opacity="0%" style:text-position="0% 100%" style:font-name="Calibri1" fo:font-size="10pt" fo:font-weight="normal" officeooo:rsid="08207a83" fo:background-color="transparent" loext:char-shading-value="0" style:font-name-asian="Calibri1" style:font-size-asian="8.75pt" style:font-weight-asian="normal" style:font-name-complex="Calibri1" style:font-size-complex="10pt" style:font-weight-complex="normal"/>
    </style:style>
    <style:style style:name="T1004" style:family="text">
      <style:text-properties style:use-window-font-color="true" loext:opacity="0%" style:text-position="0% 100%" style:font-name="Calibri1" fo:font-size="10pt" fo:font-weight="normal" officeooo:rsid="082213d7" fo:background-color="transparent" loext:char-shading-value="0" style:font-name-asian="Calibri1" style:font-size-asian="8.75pt" style:font-weight-asian="normal" style:font-name-complex="Calibri1" style:font-size-complex="10pt" style:font-weight-complex="normal"/>
    </style:style>
    <style:style style:name="T1005" style:family="text">
      <style:text-properties style:use-window-font-color="true" loext:opacity="0%" style:text-position="0% 100%" style:font-name="Calibri1" fo:font-size="10pt" fo:font-weight="normal" officeooo:rsid="082545f7" fo:background-color="transparent" loext:char-shading-value="0" style:font-name-asian="Calibri1" style:font-size-asian="8.75pt" style:font-weight-asian="normal" style:font-name-complex="Calibri1" style:font-size-complex="10pt" style:font-weight-complex="normal"/>
    </style:style>
    <style:style style:name="T1006" style:family="text">
      <style:text-properties style:use-window-font-color="true" loext:opacity="0%" style:text-position="0% 100%" style:font-name="Calibri1" fo:font-size="10pt" fo:font-weight="normal" officeooo:rsid="0826f375" fo:background-color="transparent" loext:char-shading-value="0" style:font-name-asian="Calibri1" style:font-size-asian="8.75pt" style:font-weight-asian="normal" style:font-name-complex="Calibri1" style:font-size-complex="10pt" style:font-weight-complex="normal"/>
    </style:style>
    <style:style style:name="T1007" style:family="text">
      <style:text-properties style:use-window-font-color="true" loext:opacity="0%" style:text-position="0% 100%" style:font-name="Calibri1" fo:font-size="10pt" fo:font-weight="normal" officeooo:rsid="082c0f8d" fo:background-color="transparent" loext:char-shading-value="0" style:font-name-asian="Calibri1" style:font-size-asian="8.75pt" style:font-weight-asian="normal" style:font-name-complex="Calibri1" style:font-size-complex="10pt" style:font-weight-complex="normal"/>
    </style:style>
    <style:style style:name="T1008" style:family="text">
      <style:text-properties style:use-window-font-color="true" loext:opacity="0%" style:text-position="0% 100%" style:font-name="Calibri1" fo:font-size="10pt" fo:font-weight="normal" officeooo:rsid="082d3bde" fo:background-color="transparent" loext:char-shading-value="0" style:font-name-asian="Calibri1" style:font-size-asian="8.75pt" style:font-weight-asian="normal" style:font-name-complex="Calibri1" style:font-size-complex="10pt" style:font-weight-complex="normal"/>
    </style:style>
    <style:style style:name="T1009" style:family="text">
      <style:text-properties style:use-window-font-color="true" loext:opacity="0%" style:text-position="0% 100%" style:font-name="Calibri1" fo:font-size="10pt" fo:font-weight="normal" officeooo:rsid="082e5437" fo:background-color="transparent" loext:char-shading-value="0" style:font-name-asian="Calibri1" style:font-size-asian="8.75pt" style:font-weight-asian="normal" style:font-name-complex="Calibri1" style:font-size-complex="10pt" style:font-weight-complex="normal"/>
    </style:style>
    <style:style style:name="T1010" style:family="text">
      <style:text-properties style:use-window-font-color="true" loext:opacity="0%" style:text-position="0% 100%" style:font-name="Calibri1" fo:font-size="10pt" fo:font-weight="normal" officeooo:rsid="082f5bbb" fo:background-color="transparent" loext:char-shading-value="0" style:font-name-asian="Calibri1" style:font-size-asian="8.75pt" style:font-weight-asian="normal" style:font-name-complex="Calibri1" style:font-size-complex="10pt" style:font-weight-complex="normal"/>
    </style:style>
    <style:style style:name="T1011" style:family="text">
      <style:text-properties style:use-window-font-color="true" loext:opacity="0%" style:text-position="0% 100%" style:font-name="Calibri1" fo:font-size="10pt" fo:font-weight="normal" officeooo:rsid="08313dbb" fo:background-color="transparent" loext:char-shading-value="0" style:font-name-asian="Calibri1" style:font-size-asian="8.75pt" style:font-weight-asian="normal" style:font-name-complex="Calibri1" style:font-size-complex="10pt" style:font-weight-complex="normal"/>
    </style:style>
    <style:style style:name="T1012" style:family="text">
      <style:text-properties style:use-window-font-color="true" loext:opacity="0%" style:text-position="0% 100%" style:font-name="Calibri1" fo:font-size="10pt" fo:font-weight="normal" officeooo:rsid="08318694" fo:background-color="transparent" loext:char-shading-value="0" style:font-name-asian="Calibri1" style:font-size-asian="8.75pt" style:font-weight-asian="normal" style:font-name-complex="Calibri1" style:font-size-complex="10pt" style:font-weight-complex="normal"/>
    </style:style>
    <style:style style:name="T1013" style:family="text">
      <style:text-properties style:use-window-font-color="true" loext:opacity="0%" style:text-position="0% 100%" style:font-name="Calibri1" fo:font-size="10pt" fo:font-weight="normal" officeooo:rsid="0832a2c9" fo:background-color="transparent" loext:char-shading-value="0" style:font-name-asian="Calibri1" style:font-size-asian="8.75pt" style:font-weight-asian="normal" style:font-name-complex="Calibri1" style:font-size-complex="10pt" style:font-weight-complex="normal"/>
    </style:style>
    <style:style style:name="T1014" style:family="text">
      <style:text-properties style:use-window-font-color="true" loext:opacity="0%" style:text-position="0% 100%" style:font-name="Calibri1" fo:font-size="10pt" fo:font-weight="normal" officeooo:rsid="0833066d" fo:background-color="transparent" loext:char-shading-value="0" style:font-name-asian="Calibri1" style:font-size-asian="8.75pt" style:font-weight-asian="normal" style:font-name-complex="Calibri1" style:font-size-complex="10pt" style:font-weight-complex="normal"/>
    </style:style>
    <style:style style:name="T1015" style:family="text">
      <style:text-properties style:use-window-font-color="true" loext:opacity="0%" style:text-position="0% 100%" style:font-name="Calibri1" fo:font-size="10pt" fo:font-weight="normal" officeooo:rsid="08337cf2" fo:background-color="transparent" loext:char-shading-value="0" style:font-name-asian="Calibri1" style:font-size-asian="8.75pt" style:font-weight-asian="normal" style:font-name-complex="Calibri1" style:font-size-complex="10pt" style:font-weight-complex="normal"/>
    </style:style>
    <style:style style:name="T1016" style:family="text">
      <style:text-properties style:use-window-font-color="true" loext:opacity="0%" style:text-position="0% 100%" style:font-name="Calibri1" fo:font-size="10pt" fo:font-weight="normal" officeooo:rsid="01e1ebde" fo:background-color="transparent" loext:char-shading-value="0" style:font-name-asian="Calibri1" style:font-size-asian="8.75pt" style:font-weight-asian="normal" style:font-name-complex="Calibri1" style:font-size-complex="10pt" style:font-weight-complex="normal"/>
    </style:style>
    <style:style style:name="T1017" style:family="text">
      <style:text-properties style:use-window-font-color="true" loext:opacity="0%" style:text-position="0% 100%" style:font-name="Calibri1" fo:font-size="10pt" fo:font-weight="normal" officeooo:rsid="01e37359" fo:background-color="transparent" loext:char-shading-value="0" style:font-name-asian="Calibri1" style:font-size-asian="8.75pt" style:font-weight-asian="normal" style:font-name-complex="Calibri1" style:font-size-complex="10pt" style:font-weight-complex="normal"/>
    </style:style>
    <style:style style:name="T1018" style:family="text">
      <style:text-properties style:use-window-font-color="true" loext:opacity="0%" style:text-position="0% 100%" style:font-name="Calibri1" fo:font-size="10pt" fo:font-weight="normal" officeooo:rsid="01e7355e" fo:background-color="transparent" loext:char-shading-value="0" style:font-name-asian="Calibri1" style:font-size-asian="8.75pt" style:font-weight-asian="normal" style:font-name-complex="Calibri1" style:font-size-complex="10pt" style:font-weight-complex="normal"/>
    </style:style>
    <style:style style:name="T1019" style:family="text">
      <style:text-properties style:use-window-font-color="true" loext:opacity="0%" style:text-position="0% 100%" style:font-name="Calibri1" fo:font-size="10pt" fo:font-weight="normal" officeooo:rsid="01e8fe02" fo:background-color="transparent" loext:char-shading-value="0" style:font-name-asian="Calibri1" style:font-size-asian="8.75pt" style:font-weight-asian="normal" style:font-name-complex="Calibri1" style:font-size-complex="10pt" style:font-weight-complex="normal"/>
    </style:style>
    <style:style style:name="T1020" style:family="text">
      <style:text-properties style:use-window-font-color="true" loext:opacity="0%" style:text-position="0% 100%" style:font-name="Calibri1" fo:font-size="10pt" fo:font-weight="normal" officeooo:rsid="01ee1fc2" fo:background-color="transparent" loext:char-shading-value="0" style:font-name-asian="Calibri1" style:font-size-asian="8.75pt" style:font-weight-asian="normal" style:font-name-complex="Calibri1" style:font-size-complex="10pt" style:font-weight-complex="normal"/>
    </style:style>
    <style:style style:name="T1021" style:family="text">
      <style:text-properties style:use-window-font-color="true" loext:opacity="0%" style:text-position="0% 100%" style:font-name="Calibri1" fo:font-size="10pt" fo:font-weight="normal" officeooo:rsid="01efec2f" fo:background-color="transparent" loext:char-shading-value="0" style:font-name-asian="Calibri1" style:font-size-asian="8.75pt" style:font-weight-asian="normal" style:font-name-complex="Calibri1" style:font-size-complex="10pt" style:font-weight-complex="normal"/>
    </style:style>
    <style:style style:name="T1022" style:family="text">
      <style:text-properties style:use-window-font-color="true" loext:opacity="0%" style:text-position="0% 100%" style:font-name="Calibri1" fo:font-size="10pt" fo:font-weight="normal" officeooo:rsid="01f04dc4" fo:background-color="transparent" loext:char-shading-value="0" style:font-name-asian="Calibri1" style:font-size-asian="8.75pt" style:font-weight-asian="normal" style:font-name-complex="Calibri1" style:font-size-complex="10pt" style:font-weight-complex="normal"/>
    </style:style>
    <style:style style:name="T1023" style:family="text">
      <style:text-properties style:use-window-font-color="true" loext:opacity="0%" style:text-position="0% 100%" style:font-name="Calibri1" fo:font-size="10pt" fo:font-weight="normal" officeooo:rsid="01f1e0a7" fo:background-color="transparent" loext:char-shading-value="0" style:font-name-asian="Calibri1" style:font-size-asian="8.75pt" style:font-weight-asian="normal" style:font-name-complex="Calibri1" style:font-size-complex="10pt" style:font-weight-complex="normal"/>
    </style:style>
    <style:style style:name="T1024" style:family="text">
      <style:text-properties style:use-window-font-color="true" loext:opacity="0%" style:text-position="0% 100%" style:font-name="Calibri1" fo:font-size="10pt" fo:font-weight="normal" officeooo:rsid="01f3d75b" fo:background-color="transparent" loext:char-shading-value="0" style:font-name-asian="Calibri1" style:font-size-asian="8.75pt" style:font-weight-asian="normal" style:font-name-complex="Calibri1" style:font-size-complex="10pt" style:font-weight-complex="normal"/>
    </style:style>
    <style:style style:name="T1025" style:family="text">
      <style:text-properties style:use-window-font-color="true" loext:opacity="0%" style:text-position="0% 100%" style:font-name="Calibri1" fo:font-size="10pt" fo:font-weight="normal" officeooo:rsid="01f6415a" fo:background-color="transparent" loext:char-shading-value="0" style:font-name-asian="Calibri1" style:font-size-asian="8.75pt" style:font-weight-asian="normal" style:font-name-complex="Calibri1" style:font-size-complex="10pt" style:font-weight-complex="normal"/>
    </style:style>
    <style:style style:name="T1026" style:family="text">
      <style:text-properties style:use-window-font-color="true" loext:opacity="0%" style:text-position="0% 100%" style:font-name="Calibri1" fo:font-size="10pt" fo:font-weight="normal" officeooo:rsid="01f86820" fo:background-color="transparent" loext:char-shading-value="0" style:font-name-asian="Calibri1" style:font-size-asian="8.75pt" style:font-weight-asian="normal" style:font-name-complex="Calibri1" style:font-size-complex="10pt" style:font-weight-complex="normal"/>
    </style:style>
    <style:style style:name="T1027" style:family="text">
      <style:text-properties style:use-window-font-color="true" loext:opacity="0%" style:text-position="0% 100%" style:font-name="Calibri1" fo:font-size="10pt" fo:font-weight="normal" officeooo:rsid="01f94969" fo:background-color="transparent" loext:char-shading-value="0" style:font-name-asian="Calibri1" style:font-size-asian="8.75pt" style:font-weight-asian="normal" style:font-name-complex="Calibri1" style:font-size-complex="10pt" style:font-weight-complex="normal"/>
    </style:style>
    <style:style style:name="T1028" style:family="text">
      <style:text-properties style:use-window-font-color="true" loext:opacity="0%" style:text-position="0% 100%" style:font-name="Calibri1" fo:font-size="10pt" fo:font-weight="normal" officeooo:rsid="01f97624" fo:background-color="transparent" loext:char-shading-value="0" style:font-name-asian="Calibri1" style:font-size-asian="8.75pt" style:font-weight-asian="normal" style:font-name-complex="Calibri1" style:font-size-complex="10pt" style:font-weight-complex="normal"/>
    </style:style>
    <style:style style:name="T1029" style:family="text">
      <style:text-properties style:use-window-font-color="true" loext:opacity="0%" style:text-position="0% 100%" style:font-name="Calibri1" fo:font-size="10pt" fo:font-weight="normal" officeooo:rsid="01fb11a8" fo:background-color="transparent" loext:char-shading-value="0" style:font-name-asian="Calibri1" style:font-size-asian="8.75pt" style:font-weight-asian="normal" style:font-name-complex="Calibri1" style:font-size-complex="10pt" style:font-weight-complex="normal"/>
    </style:style>
    <style:style style:name="T1030" style:family="text">
      <style:text-properties style:use-window-font-color="true" loext:opacity="0%" style:text-position="0% 100%" style:font-name="Calibri1" fo:font-size="10pt" fo:font-weight="normal" officeooo:rsid="01fb21bd" fo:background-color="transparent" loext:char-shading-value="0" style:font-name-asian="Calibri1" style:font-size-asian="8.75pt" style:font-weight-asian="normal" style:font-name-complex="Calibri1" style:font-size-complex="10pt" style:font-weight-complex="normal"/>
    </style:style>
    <style:style style:name="T1031" style:family="text">
      <style:text-properties style:use-window-font-color="true" loext:opacity="0%" style:text-position="0% 100%" style:font-name="Calibri1" fo:font-size="10pt" fo:font-weight="normal" officeooo:rsid="01fd1fb3" fo:background-color="transparent" loext:char-shading-value="0" style:font-name-asian="Calibri1" style:font-size-asian="8.75pt" style:font-weight-asian="normal" style:font-name-complex="Calibri1" style:font-size-complex="10pt" style:font-weight-complex="normal"/>
    </style:style>
    <style:style style:name="T1032" style:family="text">
      <style:text-properties style:use-window-font-color="true" loext:opacity="0%" style:text-position="0% 100%" style:font-name="Calibri1" fo:font-size="10pt" fo:font-weight="normal" officeooo:rsid="01febcc0" fo:background-color="transparent" loext:char-shading-value="0" style:font-name-asian="Calibri1" style:font-size-asian="8.75pt" style:font-weight-asian="normal" style:font-name-complex="Calibri1" style:font-size-complex="10pt" style:font-weight-complex="normal"/>
    </style:style>
    <style:style style:name="T1033" style:family="text">
      <style:text-properties style:use-window-font-color="true" loext:opacity="0%" style:text-position="0% 100%" style:font-name="Calibri1" fo:font-size="10pt" fo:font-weight="normal" officeooo:rsid="0200aa15" fo:background-color="transparent" loext:char-shading-value="0" style:font-name-asian="Calibri1" style:font-size-asian="8.75pt" style:font-weight-asian="normal" style:font-name-complex="Calibri1" style:font-size-complex="10pt" style:font-weight-complex="normal"/>
    </style:style>
    <style:style style:name="T1034" style:family="text">
      <style:text-properties style:use-window-font-color="true" loext:opacity="0%" style:text-position="0% 100%" style:font-name="Calibri1" fo:font-size="10pt" fo:font-weight="normal" officeooo:rsid="02024a49" fo:background-color="transparent" loext:char-shading-value="0" style:font-name-asian="Calibri1" style:font-size-asian="8.75pt" style:font-weight-asian="normal" style:font-name-complex="Calibri1" style:font-size-complex="10pt" style:font-weight-complex="normal"/>
    </style:style>
    <style:style style:name="T1035" style:family="text">
      <style:text-properties style:use-window-font-color="true" loext:opacity="0%" style:text-position="0% 100%" style:font-name="Calibri1" fo:font-size="10pt" fo:font-weight="normal" officeooo:rsid="02030fa6" fo:background-color="transparent" loext:char-shading-value="0" style:font-name-asian="Calibri1" style:font-size-asian="8.75pt" style:font-weight-asian="normal" style:font-name-complex="Calibri1" style:font-size-complex="10pt" style:font-weight-complex="normal"/>
    </style:style>
    <style:style style:name="T1036" style:family="text">
      <style:text-properties style:use-window-font-color="true" loext:opacity="0%" style:text-position="0% 100%" style:font-name="Calibri1" fo:font-size="10pt" fo:font-weight="normal" officeooo:rsid="0203c006" fo:background-color="transparent" loext:char-shading-value="0" style:font-name-asian="Calibri1" style:font-size-asian="8.75pt" style:font-weight-asian="normal" style:font-name-complex="Calibri1" style:font-size-complex="10pt" style:font-weight-complex="normal"/>
    </style:style>
    <style:style style:name="T1037" style:family="text">
      <style:text-properties style:use-window-font-color="true" loext:opacity="0%" style:text-position="0% 100%" style:font-name="Calibri1" fo:font-size="10pt" fo:font-weight="normal" officeooo:rsid="0207e74c" fo:background-color="transparent" loext:char-shading-value="0" style:font-name-asian="Calibri1" style:font-size-asian="8.75pt" style:font-weight-asian="normal" style:font-name-complex="Calibri1" style:font-size-complex="10pt" style:font-weight-complex="normal"/>
    </style:style>
    <style:style style:name="T1038" style:family="text">
      <style:text-properties style:use-window-font-color="true" loext:opacity="0%" style:text-position="0% 100%" style:font-name="Calibri1" fo:font-size="10pt" fo:font-weight="normal" officeooo:rsid="02091a46" fo:background-color="transparent" loext:char-shading-value="0" style:font-name-asian="Calibri1" style:font-size-asian="8.75pt" style:font-weight-asian="normal" style:font-name-complex="Calibri1" style:font-size-complex="10pt" style:font-weight-complex="normal"/>
    </style:style>
    <style:style style:name="T1039" style:family="text">
      <style:text-properties style:use-window-font-color="true" loext:opacity="0%" style:text-position="0% 100%" style:font-name="Calibri1" fo:font-size="10pt" fo:font-weight="normal" officeooo:rsid="0209891c" fo:background-color="transparent" loext:char-shading-value="0" style:font-name-asian="Calibri1" style:font-size-asian="8.75pt" style:font-weight-asian="normal" style:font-name-complex="Calibri1" style:font-size-complex="10pt" style:font-weight-complex="normal"/>
    </style:style>
    <style:style style:name="T1040" style:family="text">
      <style:text-properties style:use-window-font-color="true" loext:opacity="0%" style:text-position="0% 100%" style:font-name="Calibri1" fo:font-size="10pt" fo:font-weight="normal" officeooo:rsid="020aaa67" fo:background-color="transparent" loext:char-shading-value="0" style:font-name-asian="Calibri1" style:font-size-asian="8.75pt" style:font-weight-asian="normal" style:font-name-complex="Calibri1" style:font-size-complex="10pt" style:font-weight-complex="normal"/>
    </style:style>
    <style:style style:name="T1041" style:family="text">
      <style:text-properties style:use-window-font-color="true" loext:opacity="0%" style:text-position="0% 100%" style:font-name="Calibri1" fo:font-size="10pt" fo:font-weight="normal" officeooo:rsid="020f1912" fo:background-color="transparent" loext:char-shading-value="0" style:font-name-asian="Calibri1" style:font-size-asian="8.75pt" style:font-weight-asian="normal" style:font-name-complex="Calibri1" style:font-size-complex="10pt" style:font-weight-complex="normal"/>
    </style:style>
    <style:style style:name="T1042" style:family="text">
      <style:text-properties style:use-window-font-color="true" loext:opacity="0%" style:text-position="0% 100%" style:font-name="Calibri1" fo:font-size="10pt" fo:font-weight="normal" officeooo:rsid="020b77c9" fo:background-color="transparent" loext:char-shading-value="0" style:font-name-asian="Calibri1" style:font-size-asian="8.75pt" style:font-weight-asian="normal" style:font-name-complex="Calibri1" style:font-size-complex="10pt" style:font-weight-complex="normal"/>
    </style:style>
    <style:style style:name="T1043" style:family="text">
      <style:text-properties style:use-window-font-color="true" loext:opacity="0%" style:text-position="0% 100%" style:font-name="Calibri1" fo:font-size="10pt" fo:font-weight="normal" officeooo:rsid="020d6931" fo:background-color="transparent" loext:char-shading-value="0" style:font-name-asian="Calibri1" style:font-size-asian="8.75pt" style:font-weight-asian="normal" style:font-name-complex="Calibri1" style:font-size-complex="10pt" style:font-weight-complex="normal"/>
    </style:style>
    <style:style style:name="T1044" style:family="text">
      <style:text-properties style:use-window-font-color="true" loext:opacity="0%" style:text-position="0% 100%" style:font-name="Calibri1" fo:font-size="10pt" fo:font-weight="normal" officeooo:rsid="020f86f3" fo:background-color="transparent" loext:char-shading-value="0" style:font-name-asian="Calibri1" style:font-size-asian="8.75pt" style:font-weight-asian="normal" style:font-name-complex="Calibri1" style:font-size-complex="10pt" style:font-weight-complex="normal"/>
    </style:style>
    <style:style style:name="T1045" style:family="text">
      <style:text-properties style:use-window-font-color="true" loext:opacity="0%" style:text-position="0% 100%" style:font-name="Calibri1" fo:font-size="10pt" fo:font-weight="normal" officeooo:rsid="0210a0ab" fo:background-color="transparent" loext:char-shading-value="0" style:font-name-asian="Calibri1" style:font-size-asian="8.75pt" style:font-weight-asian="normal" style:font-name-complex="Calibri1" style:font-size-complex="10pt" style:font-weight-complex="normal"/>
    </style:style>
    <style:style style:name="T1046" style:family="text">
      <style:text-properties style:use-window-font-color="true" loext:opacity="0%" style:text-position="0% 100%" style:font-name="Calibri1" fo:font-size="10pt" fo:font-weight="normal" officeooo:rsid="021203d2" fo:background-color="transparent" loext:char-shading-value="0" style:font-name-asian="Calibri1" style:font-size-asian="8.75pt" style:font-weight-asian="normal" style:font-name-complex="Calibri1" style:font-size-complex="10pt" style:font-weight-complex="normal"/>
    </style:style>
    <style:style style:name="T1047" style:family="text">
      <style:text-properties style:use-window-font-color="true" loext:opacity="0%" style:text-position="0% 100%" style:font-name="Calibri1" fo:font-size="10pt" fo:font-weight="normal" officeooo:rsid="0211158b" fo:background-color="transparent" loext:char-shading-value="0" style:font-name-asian="Calibri1" style:font-size-asian="8.75pt" style:font-weight-asian="normal" style:font-name-complex="Calibri1" style:font-size-complex="10pt" style:font-weight-complex="normal"/>
    </style:style>
    <style:style style:name="T1048" style:family="text">
      <style:text-properties style:use-window-font-color="true" loext:opacity="0%" style:text-position="0% 100%" style:font-name="Calibri1" fo:font-size="10pt" fo:font-weight="normal" officeooo:rsid="0211a846" fo:background-color="transparent" loext:char-shading-value="0" style:font-name-asian="Calibri1" style:font-size-asian="8.75pt" style:font-weight-asian="normal" style:font-name-complex="Calibri1" style:font-size-complex="10pt" style:font-weight-complex="normal"/>
    </style:style>
    <style:style style:name="T1049" style:family="text">
      <style:text-properties style:use-window-font-color="true" loext:opacity="0%" style:text-position="0% 100%" style:font-name="Calibri1" fo:font-size="10pt" fo:font-weight="normal" officeooo:rsid="02123cbf" fo:background-color="transparent" loext:char-shading-value="0" style:font-name-asian="Calibri1" style:font-size-asian="8.75pt" style:font-weight-asian="normal" style:font-name-complex="Calibri1" style:font-size-complex="10pt" style:font-weight-complex="normal"/>
    </style:style>
    <style:style style:name="T1050" style:family="text">
      <style:text-properties style:use-window-font-color="true" loext:opacity="0%" style:text-position="0% 100%" style:font-name="Calibri1" fo:font-size="10pt" fo:font-weight="normal" officeooo:rsid="02126b52" fo:background-color="transparent" loext:char-shading-value="0" style:font-name-asian="Calibri1" style:font-size-asian="8.75pt" style:font-weight-asian="normal" style:font-name-complex="Calibri1" style:font-size-complex="10pt" style:font-weight-complex="normal"/>
    </style:style>
    <style:style style:name="T1051" style:family="text">
      <style:text-properties style:use-window-font-color="true" loext:opacity="0%" style:text-position="0% 100%" style:font-name="Calibri1" fo:font-size="10pt" fo:font-weight="normal" officeooo:rsid="0212a22d" fo:background-color="transparent" loext:char-shading-value="0" style:font-name-asian="Calibri1" style:font-size-asian="8.75pt" style:font-weight-asian="normal" style:font-name-complex="Calibri1" style:font-size-complex="10pt" style:font-weight-complex="normal"/>
    </style:style>
    <style:style style:name="T1052" style:family="text">
      <style:text-properties style:use-window-font-color="true" loext:opacity="0%" style:text-position="0% 100%" style:font-name="Calibri1" fo:font-size="10pt" fo:font-weight="normal" officeooo:rsid="02145618" fo:background-color="transparent" loext:char-shading-value="0" style:font-name-asian="Calibri1" style:font-size-asian="8.75pt" style:font-weight-asian="normal" style:font-name-complex="Calibri1" style:font-size-complex="10pt" style:font-weight-complex="normal"/>
    </style:style>
    <style:style style:name="T1053" style:family="text">
      <style:text-properties style:use-window-font-color="true" loext:opacity="0%" style:text-position="0% 100%" style:font-name="Calibri1" fo:font-size="10pt" fo:font-weight="normal" officeooo:rsid="0214ad3d" fo:background-color="transparent" loext:char-shading-value="0" style:font-name-asian="Calibri1" style:font-size-asian="8.75pt" style:font-weight-asian="normal" style:font-name-complex="Calibri1" style:font-size-complex="10pt" style:font-weight-complex="normal"/>
    </style:style>
    <style:style style:name="T1054" style:family="text">
      <style:text-properties style:use-window-font-color="true" loext:opacity="0%" style:text-position="0% 100%" style:font-name="Calibri1" fo:font-size="10pt" fo:font-weight="normal" officeooo:rsid="02154d95" fo:background-color="transparent" loext:char-shading-value="0" style:font-name-asian="Calibri1" style:font-size-asian="8.75pt" style:font-weight-asian="normal" style:font-name-complex="Calibri1" style:font-size-complex="10pt" style:font-weight-complex="normal"/>
    </style:style>
    <style:style style:name="T1055" style:family="text">
      <style:text-properties style:use-window-font-color="true" loext:opacity="0%" style:text-position="0% 100%" style:font-name="Calibri1" fo:font-size="10pt" fo:font-weight="normal" officeooo:rsid="0216605f" fo:background-color="transparent" loext:char-shading-value="0" style:font-name-asian="Calibri1" style:font-size-asian="8.75pt" style:font-weight-asian="normal" style:font-name-complex="Calibri1" style:font-size-complex="10pt" style:font-weight-complex="normal"/>
    </style:style>
    <style:style style:name="T1056" style:family="text">
      <style:text-properties style:use-window-font-color="true" loext:opacity="0%" style:text-position="0% 100%" style:font-name="Calibri1" fo:font-size="10pt" fo:font-weight="normal" officeooo:rsid="02177056" fo:background-color="transparent" loext:char-shading-value="0" style:font-name-asian="Calibri1" style:font-size-asian="8.75pt" style:font-weight-asian="normal" style:font-name-complex="Calibri1" style:font-size-complex="10pt" style:font-weight-complex="normal"/>
    </style:style>
    <style:style style:name="T1057" style:family="text">
      <style:text-properties style:use-window-font-color="true" loext:opacity="0%" style:text-position="0% 100%" style:font-name="Calibri1" fo:font-size="10pt" fo:font-weight="normal" officeooo:rsid="0218bf46" fo:background-color="transparent" loext:char-shading-value="0" style:font-name-asian="Calibri1" style:font-size-asian="8.75pt" style:font-weight-asian="normal" style:font-name-complex="Calibri1" style:font-size-complex="10pt" style:font-weight-complex="normal"/>
    </style:style>
    <style:style style:name="T1058" style:family="text">
      <style:text-properties style:use-window-font-color="true" loext:opacity="0%" style:text-position="0% 100%" style:font-name="Calibri1" fo:font-size="10pt" fo:font-weight="normal" officeooo:rsid="02194580" fo:background-color="transparent" loext:char-shading-value="0" style:font-name-asian="Calibri1" style:font-size-asian="8.75pt" style:font-weight-asian="normal" style:font-name-complex="Calibri1" style:font-size-complex="10pt" style:font-weight-complex="normal"/>
    </style:style>
    <style:style style:name="T1059" style:family="text">
      <style:text-properties style:use-window-font-color="true" loext:opacity="0%" style:text-position="0% 100%" style:font-name="Calibri1" fo:font-size="10pt" fo:font-weight="normal" officeooo:rsid="021b2f4a" fo:background-color="transparent" loext:char-shading-value="0" style:font-name-asian="Calibri1" style:font-size-asian="8.75pt" style:font-weight-asian="normal" style:font-name-complex="Calibri1" style:font-size-complex="10pt" style:font-weight-complex="normal"/>
    </style:style>
    <style:style style:name="T1060" style:family="text">
      <style:text-properties style:use-window-font-color="true" loext:opacity="0%" style:text-position="0% 100%" style:font-name="Calibri1" fo:font-size="10pt" fo:font-weight="normal" officeooo:rsid="021c1d33" fo:background-color="transparent" loext:char-shading-value="0" style:font-name-asian="Calibri1" style:font-size-asian="8.75pt" style:font-weight-asian="normal" style:font-name-complex="Calibri1" style:font-size-complex="10pt" style:font-weight-complex="normal"/>
    </style:style>
    <style:style style:name="T1061" style:family="text">
      <style:text-properties style:use-window-font-color="true" loext:opacity="0%" style:text-position="0% 100%" style:font-name="Calibri1" fo:font-size="10pt" fo:font-weight="normal" officeooo:rsid="021c71f3" fo:background-color="transparent" loext:char-shading-value="0" style:font-name-asian="Calibri1" style:font-size-asian="8.75pt" style:font-weight-asian="normal" style:font-name-complex="Calibri1" style:font-size-complex="10pt" style:font-weight-complex="normal"/>
    </style:style>
    <style:style style:name="T1062" style:family="text">
      <style:text-properties style:use-window-font-color="true" loext:opacity="0%" style:text-position="0% 100%" style:font-name="Calibri1" fo:font-size="10pt" fo:font-weight="normal" officeooo:rsid="021df9b0" fo:background-color="transparent" loext:char-shading-value="0" style:font-name-asian="Calibri1" style:font-size-asian="8.75pt" style:font-weight-asian="normal" style:font-name-complex="Calibri1" style:font-size-complex="10pt" style:font-weight-complex="normal"/>
    </style:style>
    <style:style style:name="T1063" style:family="text">
      <style:text-properties style:use-window-font-color="true" loext:opacity="0%" style:text-position="0% 100%" style:font-name="Calibri1" fo:font-size="10pt" fo:font-weight="normal" officeooo:rsid="021e8518" fo:background-color="transparent" loext:char-shading-value="0" style:font-name-asian="Calibri1" style:font-size-asian="8.75pt" style:font-weight-asian="normal" style:font-name-complex="Calibri1" style:font-size-complex="10pt" style:font-weight-complex="normal"/>
    </style:style>
    <style:style style:name="T1064" style:family="text">
      <style:text-properties style:use-window-font-color="true" loext:opacity="0%" style:text-position="0% 100%" style:font-name="Calibri1" fo:font-size="10pt" fo:font-weight="normal" officeooo:rsid="02208ee4" fo:background-color="transparent" loext:char-shading-value="0" style:font-name-asian="Calibri1" style:font-size-asian="8.75pt" style:font-weight-asian="normal" style:font-name-complex="Calibri1" style:font-size-complex="10pt" style:font-weight-complex="normal"/>
    </style:style>
    <style:style style:name="T1065" style:family="text">
      <style:text-properties style:use-window-font-color="true" loext:opacity="0%" style:text-position="0% 100%" style:font-name="Calibri1" fo:font-size="10pt" fo:font-weight="normal" officeooo:rsid="02219d7b" fo:background-color="transparent" loext:char-shading-value="0" style:font-name-asian="Calibri1" style:font-size-asian="8.75pt" style:font-weight-asian="normal" style:font-name-complex="Calibri1" style:font-size-complex="10pt" style:font-weight-complex="normal"/>
    </style:style>
    <style:style style:name="T1066" style:family="text">
      <style:text-properties style:use-window-font-color="true" loext:opacity="0%" style:text-position="0% 100%" style:font-name="Calibri1" fo:font-size="10pt" fo:font-weight="normal" officeooo:rsid="022283e5" fo:background-color="transparent" loext:char-shading-value="0" style:font-name-asian="Calibri1" style:font-size-asian="8.75pt" style:font-weight-asian="normal" style:font-name-complex="Calibri1" style:font-size-complex="10pt" style:font-weight-complex="normal"/>
    </style:style>
    <style:style style:name="T1067" style:family="text">
      <style:text-properties style:use-window-font-color="true" loext:opacity="0%" style:text-position="0% 100%" style:font-name="Calibri1" fo:font-size="10pt" fo:font-weight="normal" officeooo:rsid="02238302" fo:background-color="transparent" loext:char-shading-value="0" style:font-name-asian="Calibri1" style:font-size-asian="8.75pt" style:font-weight-asian="normal" style:font-name-complex="Calibri1" style:font-size-complex="10pt" style:font-weight-complex="normal"/>
    </style:style>
    <style:style style:name="T1068" style:family="text">
      <style:text-properties style:use-window-font-color="true" loext:opacity="0%" style:text-position="0% 100%" style:font-name="Calibri1" fo:font-size="10pt" fo:font-weight="normal" officeooo:rsid="022626dd" fo:background-color="transparent" loext:char-shading-value="0" style:font-name-asian="Calibri1" style:font-size-asian="8.75pt" style:font-weight-asian="normal" style:font-name-complex="Calibri1" style:font-size-complex="10pt" style:font-weight-complex="normal"/>
    </style:style>
    <style:style style:name="T1069" style:family="text">
      <style:text-properties style:use-window-font-color="true" loext:opacity="0%" style:text-position="0% 100%" style:font-name="Calibri1" fo:font-size="10pt" fo:font-weight="normal" officeooo:rsid="02245efa" fo:background-color="transparent" loext:char-shading-value="0" style:font-name-asian="Calibri1" style:font-size-asian="8.75pt" style:font-weight-asian="normal" style:font-name-complex="Calibri1" style:font-size-complex="10pt" style:font-weight-complex="normal"/>
    </style:style>
    <style:style style:name="T1070" style:family="text">
      <style:text-properties style:use-window-font-color="true" loext:opacity="0%" style:text-position="0% 100%" style:font-name="Calibri1" fo:font-size="10pt" fo:font-weight="normal" officeooo:rsid="02265615" fo:background-color="transparent" loext:char-shading-value="0" style:font-name-asian="Calibri1" style:font-size-asian="8.75pt" style:font-weight-asian="normal" style:font-name-complex="Calibri1" style:font-size-complex="10pt" style:font-weight-complex="normal"/>
    </style:style>
    <style:style style:name="T1071" style:family="text">
      <style:text-properties style:use-window-font-color="true" loext:opacity="0%" style:text-position="0% 100%" style:font-name="Calibri1" fo:font-size="10pt" fo:font-weight="normal" officeooo:rsid="01db7bd6" fo:background-color="transparent" loext:char-shading-value="0" style:font-name-asian="Calibri1" style:font-size-asian="8.75pt" style:font-weight-asian="normal" style:font-name-complex="Calibri1" style:font-size-complex="10pt" style:font-weight-complex="normal"/>
    </style:style>
    <style:style style:name="T1072" style:family="text">
      <style:text-properties style:use-window-font-color="true" loext:opacity="0%" style:text-position="0% 100%" style:font-name="Calibri1" fo:font-size="10pt" fo:font-weight="normal" officeooo:rsid="0836247c" fo:background-color="transparent" loext:char-shading-value="0" style:font-name-asian="Calibri1" style:font-size-asian="8.75pt" style:font-weight-asian="normal" style:font-name-complex="Calibri1" style:font-size-complex="10pt" style:font-weight-complex="normal"/>
    </style:style>
    <style:style style:name="T1073" style:family="text">
      <style:text-properties style:use-window-font-color="true" loext:opacity="0%" style:text-position="0% 100%" style:font-name="Calibri1" fo:font-size="10pt" fo:font-weight="normal" officeooo:rsid="0834f51e" fo:background-color="transparent" loext:char-shading-value="0" style:font-name-asian="Calibri1" style:font-size-asian="8.75pt" style:font-weight-asian="normal" style:font-name-complex="Calibri1" style:font-size-complex="10pt" style:font-weight-complex="normal"/>
    </style:style>
    <style:style style:name="T1074" style:family="text">
      <style:text-properties style:use-window-font-color="true" loext:opacity="0%" style:text-position="0% 100%" style:font-name="Calibri1" fo:font-size="10pt" fo:font-weight="normal" officeooo:rsid="01dd35b3" fo:background-color="transparent" loext:char-shading-value="0" style:font-name-asian="Calibri1" style:font-size-asian="8.75pt" style:font-weight-asian="normal" style:font-name-complex="Calibri1" style:font-size-complex="10pt" style:font-weight-complex="normal"/>
    </style:style>
    <style:style style:name="T1075" style:family="text">
      <style:text-properties style:use-window-font-color="true" loext:opacity="0%" style:text-position="0% 100%" style:font-name="Calibri1" fo:font-size="10pt" fo:font-weight="normal" officeooo:rsid="08369c0f" fo:background-color="transparent" loext:char-shading-value="0" style:font-name-asian="Calibri1" style:font-size-asian="8.75pt" style:font-weight-asian="normal" style:font-name-complex="Calibri1" style:font-size-complex="10pt" style:font-weight-complex="normal"/>
    </style:style>
    <style:style style:name="T1076" style:family="text">
      <style:text-properties style:use-window-font-color="true" loext:opacity="0%" style:text-position="0% 100%" style:font-name="Calibri1" fo:font-size="10pt" fo:font-weight="normal" officeooo:rsid="01e073c5" fo:background-color="transparent" loext:char-shading-value="0" style:font-name-asian="Calibri1" style:font-size-asian="8.75pt" style:font-weight-asian="normal" style:font-name-complex="Calibri1" style:font-size-complex="10pt" style:font-weight-complex="normal"/>
    </style:style>
    <style:style style:name="T1077" style:family="text">
      <style:text-properties style:use-window-font-color="true" loext:opacity="0%" style:text-position="0% 100%" style:font-name="Calibri1" fo:font-size="10pt" fo:font-weight="normal" officeooo:rsid="083782f8" fo:background-color="transparent" loext:char-shading-value="0" style:font-name-asian="Calibri1" style:font-size-asian="8.75pt" style:font-weight-asian="normal" style:font-name-complex="Calibri1" style:font-size-complex="10pt" style:font-weight-complex="normal"/>
    </style:style>
    <style:style style:name="T1078" style:family="text">
      <style:text-properties style:use-window-font-color="true" loext:opacity="0%" style:text-position="0% 100%" style:font-name="Calibri1" fo:font-size="10pt" fo:font-weight="normal" officeooo:rsid="083919d9" fo:background-color="transparent" loext:char-shading-value="0" style:font-name-asian="Calibri1" style:font-size-asian="8.75pt" style:font-weight-asian="normal" style:font-name-complex="Calibri1" style:font-size-complex="10pt" style:font-weight-complex="normal"/>
    </style:style>
    <style:style style:name="T1079" style:family="text">
      <style:text-properties style:use-window-font-color="true" loext:opacity="0%" style:text-position="0% 100%" style:font-name="Calibri1" fo:font-size="10pt" fo:font-weight="normal" officeooo:rsid="083c0f8f" fo:background-color="transparent" loext:char-shading-value="0" style:font-name-asian="Calibri1" style:font-size-asian="8.75pt" style:font-weight-asian="normal" style:font-name-complex="Calibri1" style:font-size-complex="10pt" style:font-weight-complex="normal"/>
    </style:style>
    <style:style style:name="T1080" style:family="text">
      <style:text-properties style:use-window-font-color="true" loext:opacity="0%" style:text-position="0% 100%" style:font-name="Calibri1" fo:font-size="10pt" fo:font-weight="normal" officeooo:rsid="083dd690" fo:background-color="transparent" loext:char-shading-value="0" style:font-name-asian="Calibri1" style:font-size-asian="8.75pt" style:font-weight-asian="normal" style:font-name-complex="Calibri1" style:font-size-complex="10pt" style:font-weight-complex="normal"/>
    </style:style>
    <style:style style:name="T1081" style:family="text">
      <style:text-properties style:use-window-font-color="true" loext:opacity="0%" style:text-position="0% 100%" style:font-name="Calibri1" fo:font-size="10pt" fo:font-weight="normal" officeooo:rsid="0840e48e" fo:background-color="transparent" loext:char-shading-value="0" style:font-name-asian="Calibri1" style:font-size-asian="8.75pt" style:font-weight-asian="normal" style:font-name-complex="Calibri1" style:font-size-complex="10pt" style:font-weight-complex="normal"/>
    </style:style>
    <style:style style:name="T1082" style:family="text">
      <style:text-properties style:use-window-font-color="true" loext:opacity="0%" style:text-position="0% 100%" style:font-name="Calibri1" fo:font-size="10pt" fo:font-weight="normal" officeooo:rsid="084262fc" fo:background-color="transparent" loext:char-shading-value="0" style:font-name-asian="Calibri1" style:font-size-asian="8.75pt" style:font-weight-asian="normal" style:font-name-complex="Calibri1" style:font-size-complex="10pt" style:font-weight-complex="normal"/>
    </style:style>
    <style:style style:name="T1083" style:family="text">
      <style:text-properties style:use-window-font-color="true" loext:opacity="0%" style:text-position="0% 100%" style:font-name="Calibri1" fo:font-size="10pt" fo:font-weight="normal" officeooo:rsid="084289bf" fo:background-color="transparent" loext:char-shading-value="0" style:font-name-asian="Calibri1" style:font-size-asian="8.75pt" style:font-weight-asian="normal" style:font-name-complex="Calibri1" style:font-size-complex="10pt" style:font-weight-complex="normal"/>
    </style:style>
    <style:style style:name="T1084" style:family="text">
      <style:text-properties style:use-window-font-color="true" loext:opacity="0%" style:text-position="0% 100%" style:font-name="Calibri1" fo:font-size="10pt" fo:font-weight="normal" officeooo:rsid="084464e7" fo:background-color="transparent" loext:char-shading-value="0" style:font-name-asian="Calibri1" style:font-size-asian="8.75pt" style:font-weight-asian="normal" style:font-name-complex="Calibri1" style:font-size-complex="10pt" style:font-weight-complex="normal"/>
    </style:style>
    <style:style style:name="T1085" style:family="text">
      <style:text-properties style:use-window-font-color="true" loext:opacity="0%" style:text-position="0% 100%" style:font-name="Calibri1" fo:font-size="10pt" fo:font-weight="normal" officeooo:rsid="0845ce81" fo:background-color="transparent" loext:char-shading-value="0" style:font-name-asian="Calibri1" style:font-size-asian="8.75pt" style:font-weight-asian="normal" style:font-name-complex="Calibri1" style:font-size-complex="10pt" style:font-weight-complex="normal"/>
    </style:style>
    <style:style style:name="T1086" style:family="text">
      <style:text-properties style:use-window-font-color="true" loext:opacity="0%" style:text-position="0% 100%" style:font-name="Calibri1" fo:font-size="10pt" fo:font-weight="normal" officeooo:rsid="08479753" fo:background-color="transparent" loext:char-shading-value="0" style:font-name-asian="Calibri1" style:font-size-asian="8.75pt" style:font-weight-asian="normal" style:font-name-complex="Calibri1" style:font-size-complex="10pt" style:font-weight-complex="normal"/>
    </style:style>
    <style:style style:name="T1087" style:family="text">
      <style:text-properties style:use-window-font-color="true" loext:opacity="0%" style:text-position="0% 100%" style:font-name="Calibri1" fo:font-size="10pt" fo:font-weight="normal" officeooo:rsid="0848133f" fo:background-color="transparent" loext:char-shading-value="0" style:font-name-asian="Calibri1" style:font-size-asian="8.75pt" style:font-weight-asian="normal" style:font-name-complex="Calibri1" style:font-size-complex="10pt" style:font-weight-complex="normal"/>
    </style:style>
    <style:style style:name="T1088" style:family="text">
      <style:text-properties style:use-window-font-color="true" loext:opacity="0%" style:text-position="0% 100%" style:font-name="Calibri1" fo:font-size="10pt" fo:font-weight="normal" officeooo:rsid="084946c7" fo:background-color="transparent" loext:char-shading-value="0" style:font-name-asian="Calibri1" style:font-size-asian="8.75pt" style:font-weight-asian="normal" style:font-name-complex="Calibri1" style:font-size-complex="10pt" style:font-weight-complex="normal"/>
    </style:style>
    <style:style style:name="T1089" style:family="text">
      <style:text-properties style:use-window-font-color="true" loext:opacity="0%" style:text-position="0% 100%" style:font-name="Calibri1" fo:font-size="10pt" fo:font-weight="normal" officeooo:rsid="084b675c" fo:background-color="transparent" loext:char-shading-value="0" style:font-name-asian="Calibri1" style:font-size-asian="8.75pt" style:font-weight-asian="normal" style:font-name-complex="Calibri1" style:font-size-complex="10pt" style:font-weight-complex="normal"/>
    </style:style>
    <style:style style:name="T1090" style:family="text">
      <style:text-properties style:use-window-font-color="true" loext:opacity="0%" style:text-position="0% 100%" style:font-name="Calibri1" fo:font-size="10pt" fo:font-weight="normal" officeooo:rsid="084c4dc0" fo:background-color="transparent" loext:char-shading-value="0" style:font-name-asian="Calibri1" style:font-size-asian="8.75pt" style:font-weight-asian="normal" style:font-name-complex="Calibri1" style:font-size-complex="10pt" style:font-weight-complex="normal"/>
    </style:style>
    <style:style style:name="T1091" style:family="text">
      <style:text-properties style:use-window-font-color="true" loext:opacity="0%" style:text-position="0% 100%" style:font-name="Calibri1" fo:font-size="10pt" fo:font-weight="normal" officeooo:rsid="084d8938" fo:background-color="transparent" loext:char-shading-value="0" style:font-name-asian="Calibri1" style:font-size-asian="8.75pt" style:font-weight-asian="normal" style:font-name-complex="Calibri1" style:font-size-complex="10pt" style:font-weight-complex="normal"/>
    </style:style>
    <style:style style:name="T1092" style:family="text">
      <style:text-properties style:use-window-font-color="true" loext:opacity="0%" style:text-position="0% 100%" style:font-name="Calibri1" fo:font-size="10pt" fo:font-weight="normal" officeooo:rsid="084f5276" fo:background-color="transparent" loext:char-shading-value="0" style:font-name-asian="Calibri1" style:font-size-asian="8.75pt" style:font-weight-asian="normal" style:font-name-complex="Calibri1" style:font-size-complex="10pt" style:font-weight-complex="normal"/>
    </style:style>
    <style:style style:name="T1093" style:family="text">
      <style:text-properties style:use-window-font-color="true" loext:opacity="0%" style:text-position="0% 100%" style:font-name="Calibri1" fo:font-size="10pt" fo:font-weight="normal" officeooo:rsid="0854e8b2" fo:background-color="transparent" loext:char-shading-value="0" style:font-name-asian="Calibri1" style:font-size-asian="8.75pt" style:font-weight-asian="normal" style:font-name-complex="Calibri1" style:font-size-complex="10pt" style:font-weight-complex="normal"/>
    </style:style>
    <style:style style:name="T1094" style:family="text">
      <style:text-properties style:use-window-font-color="true" loext:opacity="0%" style:text-position="0% 100%" style:font-name="Calibri1" fo:font-size="10pt" fo:font-weight="normal" officeooo:rsid="0854e8b2" fo:background-color="transparent" loext:char-shading-value="0" style:font-name-asian="Calibri1" style:font-size-asian="8.75pt" style:font-weight-asian="normal" style:font-name-complex="Calibri1" style:font-size-complex="10pt" style:font-weight-complex="normal" loext:padding="0cm" loext:border="none"/>
    </style:style>
    <style:style style:name="T1095" style:family="text">
      <style:text-properties style:use-window-font-color="true" loext:opacity="0%" style:text-position="0% 100%" style:font-name="Calibri1" fo:font-size="10pt" fo:font-weight="normal" officeooo:rsid="0856ac7b" fo:background-color="transparent" loext:char-shading-value="0" style:font-name-asian="Calibri1" style:font-size-asian="8.75pt" style:font-weight-asian="normal" style:font-name-complex="Calibri1" style:font-size-complex="10pt" style:font-weight-complex="normal"/>
    </style:style>
    <style:style style:name="T1096" style:family="text">
      <style:text-properties style:use-window-font-color="true" loext:opacity="0%" style:text-position="0% 100%" style:font-name="Calibri1" fo:font-size="10pt" fo:font-weight="normal" officeooo:rsid="0857d4bb" fo:background-color="transparent" loext:char-shading-value="0" style:font-name-asian="Calibri1" style:font-size-asian="8.75pt" style:font-weight-asian="normal" style:font-name-complex="Calibri1" style:font-size-complex="10pt" style:font-weight-complex="normal"/>
    </style:style>
    <style:style style:name="T1097" style:family="text">
      <style:text-properties style:use-window-font-color="true" loext:opacity="0%" style:text-position="0% 100%" style:font-name="Calibri1" fo:font-size="10pt" fo:font-weight="normal" officeooo:rsid="085b12e3" fo:background-color="transparent" loext:char-shading-value="0" style:font-name-asian="Calibri1" style:font-size-asian="8.75pt" style:font-weight-asian="normal" style:font-name-complex="Calibri1" style:font-size-complex="10pt" style:font-weight-complex="normal"/>
    </style:style>
    <style:style style:name="T1098" style:family="text">
      <style:text-properties style:use-window-font-color="true" loext:opacity="0%" style:text-position="0% 100%" style:font-name="Calibri1" fo:font-size="10pt" fo:font-weight="normal" officeooo:rsid="085c6839" fo:background-color="transparent" loext:char-shading-value="0" style:font-name-asian="Calibri1" style:font-size-asian="8.75pt" style:font-weight-asian="normal" style:font-name-complex="Calibri1" style:font-size-complex="10pt" style:font-weight-complex="normal"/>
    </style:style>
    <style:style style:name="T1099" style:family="text">
      <style:text-properties style:use-window-font-color="true" loext:opacity="0%" style:text-position="0% 100%" style:font-name="Calibri1" fo:font-size="10pt" fo:font-weight="normal" officeooo:rsid="085d56ed" fo:background-color="transparent" loext:char-shading-value="0" style:font-name-asian="Calibri1" style:font-size-asian="8.75pt" style:font-weight-asian="normal" style:font-name-complex="Calibri1" style:font-size-complex="10pt" style:font-weight-complex="normal"/>
    </style:style>
    <style:style style:name="T1100" style:family="text">
      <style:text-properties style:use-window-font-color="true" loext:opacity="0%" style:text-position="0% 100%" style:font-name="Calibri1" fo:font-size="10pt" fo:font-weight="normal" officeooo:rsid="085f0c8e" fo:background-color="transparent" loext:char-shading-value="0" style:font-name-asian="Calibri1" style:font-size-asian="8.75pt" style:font-weight-asian="normal" style:font-name-complex="Calibri1" style:font-size-complex="10pt" style:font-weight-complex="normal"/>
    </style:style>
    <style:style style:name="T1101" style:family="text">
      <style:text-properties style:use-window-font-color="true" loext:opacity="0%" style:text-position="0% 100%" style:font-name="Calibri1" fo:font-size="10pt" fo:font-weight="normal" officeooo:rsid="08608d45" fo:background-color="transparent" loext:char-shading-value="0" style:font-name-asian="Calibri1" style:font-size-asian="8.75pt" style:font-weight-asian="normal" style:font-name-complex="Calibri1" style:font-size-complex="10pt" style:font-weight-complex="normal"/>
    </style:style>
    <style:style style:name="T1102" style:family="text">
      <style:text-properties style:use-window-font-color="true" loext:opacity="0%" style:text-position="0% 100%" style:font-name="Calibri1" fo:font-size="10pt" fo:font-weight="normal" officeooo:rsid="08612a1a" fo:background-color="transparent" loext:char-shading-value="0" style:font-name-asian="Calibri1" style:font-size-asian="8.75pt" style:font-weight-asian="normal" style:font-name-complex="Calibri1" style:font-size-complex="10pt" style:font-weight-complex="normal"/>
    </style:style>
    <style:style style:name="T1103" style:family="text">
      <style:text-properties style:use-window-font-color="true" loext:opacity="0%" style:text-position="0% 100%" style:font-name="Calibri1" fo:font-size="10pt" fo:font-weight="normal" officeooo:rsid="0861d063" fo:background-color="transparent" loext:char-shading-value="0" style:font-name-asian="Calibri1" style:font-size-asian="8.75pt" style:font-weight-asian="normal" style:font-name-complex="Calibri1" style:font-size-complex="10pt" style:font-weight-complex="normal"/>
    </style:style>
    <style:style style:name="T1104" style:family="text">
      <style:text-properties style:use-window-font-color="true" loext:opacity="0%" style:text-position="0% 100%" style:font-name="Calibri1" fo:font-size="10pt" fo:font-weight="normal" officeooo:rsid="0861d6f4" fo:background-color="transparent" loext:char-shading-value="0" style:font-name-asian="Calibri1" style:font-size-asian="8.75pt" style:font-weight-asian="normal" style:font-name-complex="Calibri1" style:font-size-complex="10pt" style:font-weight-complex="normal"/>
    </style:style>
    <style:style style:name="T1105" style:family="text">
      <style:text-properties style:use-window-font-color="true" loext:opacity="0%" style:text-position="0% 100%" style:font-name="Calibri1" fo:font-size="10pt" fo:font-weight="normal" officeooo:rsid="0862b9ed" fo:background-color="transparent" loext:char-shading-value="0" style:font-name-asian="Calibri1" style:font-size-asian="8.75pt" style:font-weight-asian="normal" style:font-name-complex="Calibri1" style:font-size-complex="10pt" style:font-weight-complex="normal"/>
    </style:style>
    <style:style style:name="T1106" style:family="text">
      <style:text-properties style:use-window-font-color="true" loext:opacity="0%" style:text-position="0% 100%" style:font-name="Calibri1" fo:font-size="10pt" fo:font-weight="normal" officeooo:rsid="0862cc07" fo:background-color="transparent" loext:char-shading-value="0" style:font-name-asian="Calibri1" style:font-size-asian="8.75pt" style:font-weight-asian="normal" style:font-name-complex="Calibri1" style:font-size-complex="10pt" style:font-weight-complex="normal"/>
    </style:style>
    <style:style style:name="T1107" style:family="text">
      <style:text-properties style:use-window-font-color="true" loext:opacity="0%" style:text-position="0% 100%" style:font-name="Calibri1" fo:font-size="10pt" fo:font-weight="normal" officeooo:rsid="08649109" fo:background-color="transparent" loext:char-shading-value="0" style:font-name-asian="Calibri1" style:font-size-asian="8.75pt" style:font-weight-asian="normal" style:font-name-complex="Calibri1" style:font-size-complex="10pt" style:font-weight-complex="normal"/>
    </style:style>
    <style:style style:name="T1108" style:family="text">
      <style:text-properties style:use-window-font-color="true" loext:opacity="0%" style:text-position="0% 100%" style:font-name="Calibri1" fo:font-size="10pt" fo:font-weight="normal" officeooo:rsid="0864ddaa" fo:background-color="transparent" loext:char-shading-value="0" style:font-name-asian="Calibri1" style:font-size-asian="8.75pt" style:font-weight-asian="normal" style:font-name-complex="Calibri1" style:font-size-complex="10pt" style:font-weight-complex="normal"/>
    </style:style>
    <style:style style:name="T1109" style:family="text">
      <style:text-properties style:use-window-font-color="true" loext:opacity="0%" style:text-position="0% 100%" style:font-name="Calibri1" fo:font-size="10pt" fo:font-weight="normal" officeooo:rsid="08660f14" fo:background-color="transparent" loext:char-shading-value="0" style:font-name-asian="Calibri1" style:font-size-asian="8.75pt" style:font-weight-asian="normal" style:font-name-complex="Calibri1" style:font-size-complex="10pt" style:font-weight-complex="normal"/>
    </style:style>
    <style:style style:name="T1110" style:family="text">
      <style:text-properties style:use-window-font-color="true" loext:opacity="0%" style:text-position="0% 100%" style:font-name="Calibri1" fo:font-size="10pt" fo:font-weight="normal" officeooo:rsid="08661e17" fo:background-color="transparent" loext:char-shading-value="0" style:font-name-asian="Calibri1" style:font-size-asian="8.75pt" style:font-weight-asian="normal" style:font-name-complex="Calibri1" style:font-size-complex="10pt" style:font-weight-complex="normal"/>
    </style:style>
    <style:style style:name="T1111" style:family="text">
      <style:text-properties style:use-window-font-color="true" loext:opacity="0%" style:text-position="0% 100%" style:font-name="Calibri1" fo:font-size="10pt" fo:font-weight="normal" officeooo:rsid="0867d1ea" fo:background-color="transparent" loext:char-shading-value="0" style:font-name-asian="Calibri1" style:font-size-asian="8.75pt" style:font-weight-asian="normal" style:font-name-complex="Calibri1" style:font-size-complex="10pt" style:font-weight-complex="normal"/>
    </style:style>
    <style:style style:name="T1112" style:family="text">
      <style:text-properties style:use-window-font-color="true" loext:opacity="0%" style:text-position="0% 100%" style:font-name="Calibri1" fo:font-size="10pt" fo:font-weight="normal" officeooo:rsid="086ac478" fo:background-color="transparent" loext:char-shading-value="0" style:font-name-asian="Calibri1" style:font-size-asian="8.75pt" style:font-weight-asian="normal" style:font-name-complex="Calibri1" style:font-size-complex="10pt" style:font-weight-complex="normal"/>
    </style:style>
    <style:style style:name="T1113" style:family="text">
      <style:text-properties style:use-window-font-color="true" loext:opacity="0%" style:text-position="0% 100%" style:font-name="Calibri1" fo:font-size="10pt" fo:font-weight="normal" officeooo:rsid="086ceb03" fo:background-color="transparent" loext:char-shading-value="0" style:font-name-asian="Calibri1" style:font-size-asian="8.75pt" style:font-weight-asian="normal" style:font-name-complex="Calibri1" style:font-size-complex="10pt" style:font-weight-complex="normal"/>
    </style:style>
    <style:style style:name="T1114" style:family="text">
      <style:text-properties style:use-window-font-color="true" loext:opacity="0%" style:text-position="0% 100%" style:font-name="Calibri1" fo:font-size="10pt" fo:font-weight="normal" officeooo:rsid="086e40d2" fo:background-color="transparent" loext:char-shading-value="0" style:font-name-asian="Calibri1" style:font-size-asian="8.75pt" style:font-weight-asian="normal" style:font-name-complex="Calibri1" style:font-size-complex="10pt" style:font-weight-complex="normal"/>
    </style:style>
    <style:style style:name="T1115" style:family="text">
      <style:text-properties style:use-window-font-color="true" loext:opacity="0%" style:text-position="0% 100%" style:font-name="Calibri1" fo:font-size="10pt" fo:font-weight="normal" officeooo:rsid="08718a41" fo:background-color="transparent" loext:char-shading-value="0" style:font-name-asian="Calibri1" style:font-size-asian="8.75pt" style:font-weight-asian="normal" style:font-name-complex="Calibri1" style:font-size-complex="10pt" style:font-weight-complex="normal"/>
    </style:style>
    <style:style style:name="T1116" style:family="text">
      <style:text-properties style:use-window-font-color="true" loext:opacity="0%" style:text-position="0% 100%" style:font-name="Calibri1" fo:font-size="10pt" fo:font-weight="normal" officeooo:rsid="08719c69" fo:background-color="transparent" loext:char-shading-value="0" style:font-name-asian="Calibri1" style:font-size-asian="8.75pt" style:font-weight-asian="normal" style:font-name-complex="Calibri1" style:font-size-complex="10pt" style:font-weight-complex="normal"/>
    </style:style>
    <style:style style:name="T1117" style:family="text">
      <style:text-properties style:use-window-font-color="true" loext:opacity="0%" style:text-position="0% 100%" style:font-name="Calibri1" fo:font-size="10pt" fo:font-weight="normal" officeooo:rsid="023a8d70" fo:background-color="transparent" loext:char-shading-value="0" style:font-name-asian="Calibri1" style:font-size-asian="8.75pt" style:font-weight-asian="normal" style:font-name-complex="Calibri1" style:font-size-complex="10pt" style:font-weight-complex="normal"/>
    </style:style>
    <style:style style:name="T1118" style:family="text">
      <style:text-properties style:use-window-font-color="true" loext:opacity="0%" style:text-position="0% 100%" style:font-name="Calibri1" fo:font-size="10pt" fo:font-weight="normal" officeooo:rsid="023a9326" fo:background-color="transparent" loext:char-shading-value="0" style:font-name-asian="Calibri1" style:font-size-asian="8.75pt" style:font-weight-asian="normal" style:font-name-complex="Calibri1" style:font-size-complex="10pt" style:font-weight-complex="normal"/>
    </style:style>
    <style:style style:name="T1119" style:family="text">
      <style:text-properties style:use-window-font-color="true" loext:opacity="0%" style:text-position="0% 100%" style:font-name="Calibri1" fo:font-size="10pt" fo:font-weight="normal" officeooo:rsid="087e68a7" fo:background-color="transparent" loext:char-shading-value="0" style:font-name-asian="Calibri1" style:font-size-asian="8.75pt" style:font-weight-asian="normal" style:font-name-complex="Calibri1" style:font-size-complex="10pt" style:font-weight-complex="normal"/>
    </style:style>
    <style:style style:name="T1120" style:family="text">
      <style:text-properties style:use-window-font-color="true" loext:opacity="0%" style:text-position="0% 100%" style:font-name="Calibri1" fo:font-size="10pt" fo:font-weight="normal" officeooo:rsid="023bc1ce" fo:background-color="transparent" loext:char-shading-value="0" style:font-name-asian="Calibri1" style:font-size-asian="8.75pt" style:font-weight-asian="normal" style:font-name-complex="Calibri1" style:font-size-complex="10pt" style:font-weight-complex="normal"/>
    </style:style>
    <style:style style:name="T1121" style:family="text">
      <style:text-properties style:use-window-font-color="true" loext:opacity="0%" style:text-position="0% 100%" style:font-name="Calibri1" fo:font-size="10pt" fo:font-weight="normal" officeooo:rsid="0230133a" fo:background-color="transparent" loext:char-shading-value="0" style:font-name-asian="Calibri1" style:font-size-asian="8.75pt" style:font-weight-asian="normal" style:font-name-complex="Calibri1" style:font-size-complex="10pt" style:font-weight-complex="normal"/>
    </style:style>
    <style:style style:name="T1122" style:family="text">
      <style:text-properties style:use-window-font-color="true" loext:opacity="0%" style:text-position="0% 100%" style:font-name="Calibri1" fo:font-size="10pt" fo:font-weight="normal" officeooo:rsid="0872b6c9" fo:background-color="transparent" loext:char-shading-value="0" style:font-name-asian="Calibri1" style:font-size-asian="8.75pt" style:font-weight-asian="normal" style:font-name-complex="Calibri1" style:font-size-complex="10pt" style:font-weight-complex="normal"/>
    </style:style>
    <style:style style:name="T1123" style:family="text">
      <style:text-properties style:use-window-font-color="true" loext:opacity="0%" style:text-position="0% 100%" style:font-name="Calibri1" fo:font-size="10pt" fo:font-weight="normal" officeooo:rsid="087d26a8" fo:background-color="transparent" loext:char-shading-value="0" style:font-name-asian="Calibri1" style:font-size-asian="8.75pt" style:font-weight-asian="normal" style:font-name-complex="Calibri1" style:font-size-complex="10pt" style:font-weight-complex="normal"/>
    </style:style>
    <style:style style:name="T1124" style:family="text">
      <style:text-properties style:use-window-font-color="true" loext:opacity="0%" style:text-position="0% 100%" style:font-name="Calibri1" fo:font-size="10pt" fo:font-weight="normal" officeooo:rsid="023c7b01" fo:background-color="transparent" loext:char-shading-value="0" style:font-name-asian="Calibri1" style:font-size-asian="8.75pt" style:font-weight-asian="normal" style:font-name-complex="Calibri1" style:font-size-complex="10pt" style:font-weight-complex="normal"/>
    </style:style>
    <style:style style:name="T1125" style:family="text">
      <style:text-properties style:use-window-font-color="true" loext:opacity="0%" style:text-position="0% 100%" style:font-name="Calibri1" fo:font-size="10pt" fo:font-weight="normal" officeooo:rsid="02408f0c" fo:background-color="transparent" loext:char-shading-value="0" style:font-name-asian="Calibri1" style:font-size-asian="8.75pt" style:font-weight-asian="normal" style:font-name-complex="Calibri1" style:font-size-complex="10pt" style:font-weight-complex="normal"/>
    </style:style>
    <style:style style:name="T1126" style:family="text">
      <style:text-properties style:use-window-font-color="true" loext:opacity="0%" style:text-position="0% 100%" style:font-name="Calibri1" fo:font-size="10pt" fo:font-weight="normal" officeooo:rsid="0880106e" fo:background-color="transparent" loext:char-shading-value="0" style:font-name-asian="Calibri1" style:font-size-asian="8.75pt" style:font-weight-asian="normal" style:font-name-complex="Calibri1" style:font-size-complex="10pt" style:font-weight-complex="normal"/>
    </style:style>
    <style:style style:name="T1127" style:family="text">
      <style:text-properties style:use-window-font-color="true" loext:opacity="0%" style:text-position="0% 100%" style:font-name="Calibri1" fo:font-size="10pt" fo:font-weight="normal" officeooo:rsid="0881175e" fo:background-color="transparent" loext:char-shading-value="0" style:font-name-asian="Calibri1" style:font-size-asian="8.75pt" style:font-weight-asian="normal" style:font-name-complex="Calibri1" style:font-size-complex="10pt" style:font-weight-complex="normal"/>
    </style:style>
    <style:style style:name="T1128" style:family="text">
      <style:text-properties style:use-window-font-color="true" loext:opacity="0%" style:text-position="0% 100%" style:font-name="Calibri1" fo:font-size="10pt" fo:font-weight="normal" officeooo:rsid="088b3961" fo:background-color="transparent" loext:char-shading-value="0" style:font-name-asian="Calibri1" style:font-size-asian="8.75pt" style:font-weight-asian="normal" style:font-name-complex="Calibri1" style:font-size-complex="10pt" style:font-weight-complex="normal"/>
    </style:style>
    <style:style style:name="T1129" style:family="text">
      <style:text-properties style:use-window-font-color="true" loext:opacity="0%" style:text-position="0% 100%" style:font-name="Calibri1" fo:font-size="10pt" fo:font-weight="normal" officeooo:rsid="0882ca44" fo:background-color="transparent" loext:char-shading-value="0" style:font-name-asian="Calibri1" style:font-size-asian="8.75pt" style:font-weight-asian="normal" style:font-name-complex="Calibri1" style:font-size-complex="10pt" style:font-weight-complex="normal"/>
    </style:style>
    <style:style style:name="T1130" style:family="text">
      <style:text-properties style:use-window-font-color="true" loext:opacity="0%" style:text-position="0% 100%" style:font-name="Calibri1" fo:font-size="10pt" fo:font-weight="normal" officeooo:rsid="088496fd" fo:background-color="transparent" loext:char-shading-value="0" style:font-name-asian="Calibri1" style:font-size-asian="8.75pt" style:font-weight-asian="normal" style:font-name-complex="Calibri1" style:font-size-complex="10pt" style:font-weight-complex="normal"/>
    </style:style>
    <style:style style:name="T1131" style:family="text">
      <style:text-properties style:use-window-font-color="true" loext:opacity="0%" style:text-position="0% 100%" style:font-name="Calibri1" fo:font-size="10pt" fo:font-weight="normal" officeooo:rsid="088c6d60" fo:background-color="transparent" loext:char-shading-value="0" style:font-name-asian="Calibri1" style:font-size-asian="8.75pt" style:font-weight-asian="normal" style:font-name-complex="Calibri1" style:font-size-complex="10pt" style:font-weight-complex="normal"/>
    </style:style>
    <style:style style:name="T1132" style:family="text">
      <style:text-properties style:use-window-font-color="true" loext:opacity="0%" style:text-position="0% 100%" style:font-name="Calibri1" fo:font-size="10pt" fo:font-weight="normal" officeooo:rsid="08850126" fo:background-color="transparent" loext:char-shading-value="0" style:font-name-asian="Calibri1" style:font-size-asian="8.75pt" style:font-weight-asian="normal" style:font-name-complex="Calibri1" style:font-size-complex="10pt" style:font-weight-complex="normal"/>
    </style:style>
    <style:style style:name="T1133" style:family="text">
      <style:text-properties style:use-window-font-color="true" loext:opacity="0%" style:text-position="0% 100%" style:font-name="Calibri1" fo:font-size="10pt" fo:font-weight="normal" officeooo:rsid="023ed1dd" fo:background-color="transparent" loext:char-shading-value="0" style:font-name-asian="Calibri1" style:font-size-asian="8.75pt" style:font-weight-asian="normal" style:font-name-complex="Calibri1" style:font-size-complex="10pt" style:font-weight-complex="normal"/>
    </style:style>
    <style:style style:name="T1134" style:family="text">
      <style:text-properties style:use-window-font-color="true" loext:opacity="0%" style:text-position="0% 100%" style:font-name="Calibri1" fo:font-size="10pt" fo:font-weight="normal" officeooo:rsid="023eea92" fo:background-color="transparent" loext:char-shading-value="0" style:font-name-asian="Calibri1" style:font-size-asian="8.75pt" style:font-weight-asian="normal" style:font-name-complex="Calibri1" style:font-size-complex="10pt" style:font-weight-complex="normal"/>
    </style:style>
    <style:style style:name="T1135" style:family="text">
      <style:text-properties style:use-window-font-color="true" loext:opacity="0%" style:text-position="0% 100%" style:font-name="Calibri1" fo:font-size="10pt" fo:font-weight="normal" officeooo:rsid="087c5004" fo:background-color="transparent" loext:char-shading-value="0" style:font-name-asian="Calibri1" style:font-size-asian="8.75pt" style:font-weight-asian="normal" style:font-name-complex="Calibri1" style:font-size-complex="10pt" style:font-weight-complex="normal"/>
    </style:style>
    <style:style style:name="T1136" style:family="text">
      <style:text-properties style:use-window-font-color="true" loext:opacity="0%" style:text-position="0% 100%" style:font-name="Calibri1" fo:font-size="10pt" fo:font-weight="normal" officeooo:rsid="088955a0" fo:background-color="transparent" loext:char-shading-value="0" style:font-name-asian="Calibri1" style:font-size-asian="8.75pt" style:font-weight-asian="normal" style:font-name-complex="Calibri1" style:font-size-complex="10pt" style:font-weight-complex="normal"/>
    </style:style>
    <style:style style:name="T1137" style:family="text">
      <style:text-properties style:use-window-font-color="true" loext:opacity="0%" style:text-position="0% 100%" style:font-name="Calibri1" fo:font-size="10pt" fo:font-weight="normal" officeooo:rsid="08864fee" fo:background-color="transparent" loext:char-shading-value="0" style:font-name-asian="Calibri1" style:font-size-asian="8.75pt" style:font-weight-asian="normal" style:font-name-complex="Calibri1" style:font-size-complex="10pt" style:font-weight-complex="normal"/>
    </style:style>
    <style:style style:name="T1138" style:family="text">
      <style:text-properties style:use-window-font-color="true" loext:opacity="0%" style:text-position="0% 100%" style:font-name="Calibri1" fo:font-size="10pt" fo:font-weight="normal" officeooo:rsid="023f6ecd" fo:background-color="transparent" loext:char-shading-value="0" style:font-name-asian="Calibri1" style:font-size-asian="8.75pt" style:font-weight-asian="normal" style:font-name-complex="Calibri1" style:font-size-complex="10pt" style:font-weight-complex="normal"/>
    </style:style>
    <style:style style:name="T1139" style:family="text">
      <style:text-properties style:use-window-font-color="true" loext:opacity="0%" style:text-position="0% 100%" style:font-name="Calibri1" fo:font-size="10pt" fo:font-weight="normal" officeooo:rsid="08874959" fo:background-color="transparent" loext:char-shading-value="0" style:font-name-asian="Calibri1" style:font-size-asian="8.75pt" style:font-weight-asian="normal" style:font-name-complex="Calibri1" style:font-size-complex="10pt" style:font-weight-complex="normal"/>
    </style:style>
    <style:style style:name="T1140" style:family="text">
      <style:text-properties style:use-window-font-color="true" loext:opacity="0%" style:text-position="0% 100%" style:font-name="Calibri1" fo:font-size="10pt" fo:font-weight="normal" officeooo:rsid="087cbe69" fo:background-color="transparent" loext:char-shading-value="0" style:font-name-asian="Calibri1" style:font-size-asian="8.75pt" style:font-weight-asian="normal" style:font-name-complex="Calibri1" style:font-size-complex="10pt" style:font-weight-complex="normal"/>
    </style:style>
    <style:style style:name="T1141" style:family="text">
      <style:text-properties style:use-window-font-color="true" loext:opacity="0%" style:text-position="0% 100%" style:font-name="Calibri1" fo:font-size="10pt" fo:font-weight="normal" officeooo:rsid="0887cee1" fo:background-color="transparent" loext:char-shading-value="0" style:font-name-asian="Calibri1" style:font-size-asian="8.75pt" style:font-weight-asian="normal" style:font-name-complex="Calibri1" style:font-size-complex="10pt" style:font-weight-complex="normal"/>
    </style:style>
    <style:style style:name="T1142" style:family="text">
      <style:text-properties style:use-window-font-color="true" loext:opacity="0%" style:text-position="0% 100%" style:font-name="Calibri1" fo:font-size="10pt" fo:font-weight="normal" officeooo:rsid="02328314" fo:background-color="transparent" loext:char-shading-value="0" style:font-name-asian="Calibri1" style:font-size-asian="8.75pt" style:font-weight-asian="normal" style:font-name-complex="Calibri1" style:font-size-complex="10pt" style:font-weight-complex="normal"/>
    </style:style>
    <style:style style:name="T1143" style:family="text">
      <style:text-properties style:use-window-font-color="true" loext:opacity="0%" style:text-position="0% 100%" style:font-name="Calibri1" fo:font-size="10pt" fo:font-weight="normal" officeooo:rsid="024359a2" fo:background-color="transparent" loext:char-shading-value="0" style:font-name-asian="Calibri1" style:font-size-asian="8.75pt" style:font-weight-asian="normal" style:font-name-complex="Calibri1" style:font-size-complex="10pt" style:font-weight-complex="normal"/>
    </style:style>
    <style:style style:name="T1144" style:family="text">
      <style:text-properties style:use-window-font-color="true" loext:opacity="0%" style:text-position="0% 100%" style:font-name="Calibri1" fo:font-size="10pt" fo:font-weight="normal" officeooo:rsid="024721a2" fo:background-color="transparent" loext:char-shading-value="0" style:font-name-asian="Calibri1" style:font-size-asian="8.75pt" style:font-weight-asian="normal" style:font-name-complex="Calibri1" style:font-size-complex="10pt" style:font-weight-complex="normal"/>
    </style:style>
    <style:style style:name="T1145" style:family="text">
      <style:text-properties style:use-window-font-color="true" loext:opacity="0%" style:text-position="0% 100%" style:font-name="Calibri1" fo:font-size="10pt" fo:font-weight="normal" officeooo:rsid="0231ed99" fo:background-color="transparent" loext:char-shading-value="0" style:font-name-asian="Calibri1" style:font-size-asian="8.75pt" style:font-weight-asian="normal" style:font-name-complex="Calibri1" style:font-size-complex="10pt" style:font-weight-complex="normal"/>
    </style:style>
    <style:style style:name="T1146" style:family="text">
      <style:text-properties style:use-window-font-color="true" loext:opacity="0%" style:text-position="0% 100%" style:font-name="Calibri1" fo:font-size="10pt" fo:font-weight="normal" officeooo:rsid="024548e2" fo:background-color="transparent" loext:char-shading-value="0" style:font-name-asian="Calibri1" style:font-size-asian="8.75pt" style:font-weight-asian="normal" style:font-name-complex="Calibri1" style:font-size-complex="10pt" style:font-weight-complex="normal"/>
    </style:style>
    <style:style style:name="T1147" style:family="text">
      <style:text-properties style:use-window-font-color="true" loext:opacity="0%" style:text-position="0% 100%" style:font-name="Calibri1" fo:font-size="10pt" fo:font-weight="normal" officeooo:rsid="0248c6f6" fo:background-color="transparent" loext:char-shading-value="0" style:font-name-asian="Calibri1" style:font-size-asian="8.75pt" style:font-weight-asian="normal" style:font-name-complex="Calibri1" style:font-size-complex="10pt" style:font-weight-complex="normal"/>
    </style:style>
    <style:style style:name="T1148" style:family="text">
      <style:text-properties style:use-window-font-color="true" loext:opacity="0%" style:text-position="0% 100%" style:font-name="Calibri1" fo:font-size="10pt" fo:font-weight="normal" officeooo:rsid="024b87c7" fo:background-color="transparent" loext:char-shading-value="0" style:font-name-asian="Calibri1" style:font-size-asian="8.75pt" style:font-weight-asian="normal" style:font-name-complex="Calibri1" style:font-size-complex="10pt" style:font-weight-complex="normal"/>
    </style:style>
    <style:style style:name="T1149" style:family="text">
      <style:text-properties style:use-window-font-color="true" loext:opacity="0%" style:text-position="0% 100%" style:font-name="Calibri1" fo:font-size="10pt" fo:font-weight="normal" officeooo:rsid="0890c671" fo:background-color="transparent" loext:char-shading-value="0" style:font-name-asian="Calibri1" style:font-size-asian="8.75pt" style:font-weight-asian="normal" style:font-name-complex="Calibri1" style:font-size-complex="10pt" style:font-weight-complex="normal"/>
    </style:style>
    <style:style style:name="T1150" style:family="text">
      <style:text-properties style:use-window-font-color="true" loext:opacity="0%" style:text-position="0% 100%" style:font-name="Calibri1" fo:font-size="10pt" fo:font-weight="normal" officeooo:rsid="08928bb3" fo:background-color="transparent" loext:char-shading-value="0" style:font-name-asian="Calibri1" style:font-size-asian="8.75pt" style:font-weight-asian="normal" style:font-name-complex="Calibri1" style:font-size-complex="10pt" style:font-weight-complex="normal"/>
    </style:style>
    <style:style style:name="T1151" style:family="text">
      <style:text-properties style:use-window-font-color="true" loext:opacity="0%" style:text-position="0% 100%" style:font-name="Calibri1" fo:font-size="10pt" fo:font-weight="normal" officeooo:rsid="024d1fce" fo:background-color="transparent" loext:char-shading-value="0" style:font-name-asian="Calibri1" style:font-size-asian="8.75pt" style:font-weight-asian="normal" style:font-name-complex="Calibri1" style:font-size-complex="10pt" style:font-weight-complex="normal"/>
    </style:style>
    <style:style style:name="T1152" style:family="text">
      <style:text-properties style:use-window-font-color="true" loext:opacity="0%" style:text-position="0% 100%" style:font-name="Calibri1" fo:font-size="10pt" fo:font-weight="normal" officeooo:rsid="0250f6c8" fo:background-color="transparent" loext:char-shading-value="0" style:font-name-asian="Calibri1" style:font-size-asian="8.75pt" style:font-weight-asian="normal" style:font-name-complex="Calibri1" style:font-size-complex="10pt" style:font-weight-complex="normal"/>
    </style:style>
    <style:style style:name="T1153" style:family="text">
      <style:text-properties style:use-window-font-color="true" loext:opacity="0%" style:text-position="0% 100%" style:font-name="Calibri1" fo:font-size="10pt" fo:font-weight="normal" officeooo:rsid="025e40f3" fo:background-color="transparent" loext:char-shading-value="0" style:font-name-asian="Calibri1" style:font-size-asian="8.75pt" style:font-weight-asian="normal" style:font-name-complex="Calibri1" style:font-size-complex="10pt" style:font-weight-complex="normal"/>
    </style:style>
    <style:style style:name="T1154" style:family="text">
      <style:text-properties style:use-window-font-color="true" loext:opacity="0%" style:text-position="0% 100%" style:font-name="Calibri1" fo:font-size="10pt" fo:font-weight="normal" officeooo:rsid="025e81c5" fo:background-color="transparent" loext:char-shading-value="0" style:font-name-asian="Calibri1" style:font-size-asian="8.75pt" style:font-weight-asian="normal" style:font-name-complex="Calibri1" style:font-size-complex="10pt" style:font-weight-complex="normal"/>
    </style:style>
    <style:style style:name="T1155" style:family="text">
      <style:text-properties style:use-window-font-color="true" loext:opacity="0%" style:text-position="0% 100%" style:font-name="Calibri1" fo:font-size="10pt" fo:font-weight="normal" officeooo:rsid="089ac479" fo:background-color="transparent" loext:char-shading-value="0" style:font-name-asian="Calibri1" style:font-size-asian="8.75pt" style:font-weight-asian="normal" style:font-name-complex="Calibri1" style:font-size-complex="10pt" style:font-weight-complex="normal"/>
    </style:style>
    <style:style style:name="T1156" style:family="text">
      <style:text-properties style:use-window-font-color="true" loext:opacity="0%" style:text-position="0% 100%" style:font-name="Calibri1" fo:font-size="10pt" fo:font-weight="normal" officeooo:rsid="025f1141" fo:background-color="transparent" loext:char-shading-value="0" style:font-name-asian="Calibri1" style:font-size-asian="8.75pt" style:font-weight-asian="normal" style:font-name-complex="Calibri1" style:font-size-complex="10pt" style:font-weight-complex="normal"/>
    </style:style>
    <style:style style:name="T1157" style:family="text">
      <style:text-properties style:use-window-font-color="true" loext:opacity="0%" style:text-position="0% 100%" style:font-name="Calibri1" fo:font-size="10pt" fo:font-weight="normal" officeooo:rsid="089c8d6a" fo:background-color="transparent" loext:char-shading-value="0" style:font-name-asian="Calibri1" style:font-size-asian="8.75pt" style:font-weight-asian="normal" style:font-name-complex="Calibri1" style:font-size-complex="10pt" style:font-weight-complex="normal"/>
    </style:style>
    <style:style style:name="T1158" style:family="text">
      <style:text-properties style:use-window-font-color="true" loext:opacity="0%" style:text-position="0% 100%" style:font-name="Calibri1" fo:font-size="10pt" fo:font-weight="normal" officeooo:rsid="08a7d1d3" fo:background-color="transparent" loext:char-shading-value="0" style:font-name-asian="Calibri1" style:font-size-asian="8.75pt" style:font-weight-asian="normal" style:font-name-complex="Calibri1" style:font-size-complex="10pt" style:font-weight-complex="normal"/>
    </style:style>
    <style:style style:name="T1159" style:family="text">
      <style:text-properties style:use-window-font-color="true" loext:opacity="0%" style:text-position="0% 100%" style:font-name="Calibri1" fo:font-size="10pt" fo:font-weight="normal" officeooo:rsid="027afa26" fo:background-color="transparent" loext:char-shading-value="0" style:font-name-asian="Calibri1" style:font-size-asian="8.75pt" style:font-weight-asian="normal" style:font-name-complex="Calibri1" style:font-size-complex="10pt" style:font-weight-complex="normal"/>
    </style:style>
    <style:style style:name="T1160" style:family="text">
      <style:text-properties style:use-window-font-color="true" loext:opacity="0%" style:text-position="0% 100%" style:font-name="Calibri1" fo:font-size="10pt" fo:font-weight="normal" officeooo:rsid="027bcd29" fo:background-color="transparent" loext:char-shading-value="0" style:font-name-asian="Calibri1" style:font-size-asian="8.75pt" style:font-weight-asian="normal" style:font-name-complex="Calibri1" style:font-size-complex="10pt" style:font-weight-complex="normal"/>
    </style:style>
    <style:style style:name="T1161" style:family="text">
      <style:text-properties style:use-window-font-color="true" loext:opacity="0%" style:text-position="0% 100%" style:font-name="Calibri1" fo:font-size="10pt" fo:font-weight="normal" officeooo:rsid="027cc3e5" fo:background-color="transparent" loext:char-shading-value="0" style:font-name-asian="Calibri1" style:font-size-asian="8.75pt" style:font-weight-asian="normal" style:font-name-complex="Calibri1" style:font-size-complex="10pt" style:font-weight-complex="normal"/>
    </style:style>
    <style:style style:name="T1162" style:family="text">
      <style:text-properties style:use-window-font-color="true" loext:opacity="0%" style:text-position="0% 100%" style:font-name="Calibri1" fo:font-size="10pt" fo:font-weight="normal" officeooo:rsid="027ceaa9" fo:background-color="transparent" loext:char-shading-value="0" style:font-name-asian="Calibri1" style:font-size-asian="8.75pt" style:font-weight-asian="normal" style:font-name-complex="Calibri1" style:font-size-complex="10pt" style:font-weight-complex="normal"/>
    </style:style>
    <style:style style:name="T1163" style:family="text">
      <style:text-properties style:use-window-font-color="true" loext:opacity="0%" style:text-position="0% 100%" style:font-name="Calibri1" fo:font-size="10pt" fo:font-weight="normal" officeooo:rsid="027d099b" fo:background-color="transparent" loext:char-shading-value="0" style:font-name-asian="Calibri1" style:font-size-asian="8.75pt" style:font-weight-asian="normal" style:font-name-complex="Calibri1" style:font-size-complex="10pt" style:font-weight-complex="normal"/>
    </style:style>
    <style:style style:name="T1164" style:family="text">
      <style:text-properties style:use-window-font-color="true" loext:opacity="0%" style:text-position="0% 100%" style:font-name="Calibri1" fo:font-size="10pt" fo:font-weight="normal" officeooo:rsid="027d8eca" fo:background-color="transparent" loext:char-shading-value="0" style:font-name-asian="Calibri1" style:font-size-asian="8.75pt" style:font-weight-asian="normal" style:font-name-complex="Calibri1" style:font-size-complex="10pt" style:font-weight-complex="normal"/>
    </style:style>
    <style:style style:name="T1165" style:family="text">
      <style:text-properties style:use-window-font-color="true" loext:opacity="0%" style:text-position="0% 100%" style:font-name="Calibri1" fo:font-size="10pt" fo:font-weight="normal" officeooo:rsid="027dbc36" fo:background-color="transparent" loext:char-shading-value="0" style:font-name-asian="Calibri1" style:font-size-asian="8.75pt" style:font-weight-asian="normal" style:font-name-complex="Calibri1" style:font-size-complex="10pt" style:font-weight-complex="normal"/>
    </style:style>
    <style:style style:name="T1166" style:family="text">
      <style:text-properties style:use-window-font-color="true" loext:opacity="0%" style:text-position="0% 100%" style:font-name="Calibri1" fo:font-size="10pt" fo:font-weight="normal" officeooo:rsid="027d9d1a" fo:background-color="transparent" loext:char-shading-value="0" style:font-name-asian="Calibri1" style:font-size-asian="8.75pt" style:font-weight-asian="normal" style:font-name-complex="Calibri1" style:font-size-complex="10pt" style:font-weight-complex="normal"/>
    </style:style>
    <style:style style:name="T1167" style:family="text">
      <style:text-properties style:use-window-font-color="true" loext:opacity="0%" style:text-position="0% 100%" style:font-name="Calibri1" fo:font-size="10pt" fo:font-weight="normal" officeooo:rsid="08a9284b" fo:background-color="transparent" loext:char-shading-value="0" style:font-name-asian="Calibri1" style:font-size-asian="8.75pt" style:font-weight-asian="normal" style:font-name-complex="Calibri1" style:font-size-complex="10pt" style:font-weight-complex="normal"/>
    </style:style>
    <style:style style:name="T1168" style:family="text">
      <style:text-properties style:use-window-font-color="true" loext:opacity="0%" style:text-position="0% 100%" style:font-name="Calibri1" fo:font-size="10pt" fo:font-weight="normal" officeooo:rsid="08aaa4cb" fo:background-color="transparent" loext:char-shading-value="0" style:font-name-asian="Calibri1" style:font-size-asian="8.75pt" style:font-weight-asian="normal" style:font-name-complex="Calibri1" style:font-size-complex="10pt" style:font-weight-complex="normal"/>
    </style:style>
    <style:style style:name="T1169" style:family="text">
      <style:text-properties style:use-window-font-color="true" loext:opacity="0%" style:text-position="0% 100%" style:font-name="Calibri1" fo:font-size="10pt" fo:font-weight="normal" officeooo:rsid="08abf04f" fo:background-color="transparent" loext:char-shading-value="0" style:font-name-asian="Calibri1" style:font-size-asian="8.75pt" style:font-weight-asian="normal" style:font-name-complex="Calibri1" style:font-size-complex="10pt" style:font-weight-complex="normal"/>
    </style:style>
    <style:style style:name="T1170" style:family="text">
      <style:text-properties style:use-window-font-color="true" loext:opacity="0%" style:text-position="0% 100%" style:font-name="Calibri1" fo:font-size="10pt" fo:font-weight="normal" officeooo:rsid="08acb4d9" fo:background-color="transparent" loext:char-shading-value="0" style:font-name-asian="Calibri1" style:font-size-asian="8.75pt" style:font-weight-asian="normal" style:font-name-complex="Calibri1" style:font-size-complex="10pt" style:font-weight-complex="normal"/>
    </style:style>
    <style:style style:name="T1171" style:family="text">
      <style:text-properties style:use-window-font-color="true" loext:opacity="0%" style:text-position="0% 100%" style:font-name="Calibri1" fo:font-size="10pt" fo:font-weight="normal" officeooo:rsid="027e5afb" fo:background-color="transparent" loext:char-shading-value="0" style:font-name-asian="Calibri1" style:font-size-asian="8.75pt" style:font-weight-asian="normal" style:font-name-complex="Calibri1" style:font-size-complex="10pt" style:font-weight-complex="normal"/>
    </style:style>
    <style:style style:name="T1172" style:family="text">
      <style:text-properties style:use-window-font-color="true" loext:opacity="0%" style:text-position="0% 100%" style:font-name="Calibri1" fo:font-size="10pt" fo:font-weight="normal" officeooo:rsid="027e9c15" fo:background-color="transparent" loext:char-shading-value="0" style:font-name-asian="Calibri1" style:font-size-asian="8.75pt" style:font-weight-asian="normal" style:font-name-complex="Calibri1" style:font-size-complex="10pt" style:font-weight-complex="normal"/>
    </style:style>
    <style:style style:name="T1173" style:family="text">
      <style:text-properties style:use-window-font-color="true" loext:opacity="0%" style:text-position="0% 100%" style:font-name="Calibri1" fo:font-size="10pt" fo:font-weight="normal" officeooo:rsid="027fb725" fo:background-color="transparent" loext:char-shading-value="0" style:font-name-asian="Calibri1" style:font-size-asian="8.75pt" style:font-weight-asian="normal" style:font-name-complex="Calibri1" style:font-size-complex="10pt" style:font-weight-complex="normal"/>
    </style:style>
    <style:style style:name="T1174" style:family="text">
      <style:text-properties style:use-window-font-color="true" loext:opacity="0%" style:text-position="0% 100%" style:font-name="Calibri1" fo:font-size="10pt" fo:font-weight="normal" officeooo:rsid="0280a321" fo:background-color="transparent" loext:char-shading-value="0" style:font-name-asian="Calibri1" style:font-size-asian="8.75pt" style:font-weight-asian="normal" style:font-name-complex="Calibri1" style:font-size-complex="10pt" style:font-weight-complex="normal"/>
    </style:style>
    <style:style style:name="T1175" style:family="text">
      <style:text-properties style:use-window-font-color="true" loext:opacity="0%" style:text-position="0% 100%" style:font-name="Calibri1" fo:font-size="10pt" fo:font-weight="normal" officeooo:rsid="0280f3ec" fo:background-color="transparent" loext:char-shading-value="0" style:font-name-asian="Calibri1" style:font-size-asian="8.75pt" style:font-weight-asian="normal" style:font-name-complex="Calibri1" style:font-size-complex="10pt" style:font-weight-complex="normal"/>
    </style:style>
    <style:style style:name="T1176" style:family="text">
      <style:text-properties style:use-window-font-color="true" loext:opacity="0%" style:text-position="0% 100%" style:font-name="Calibri1" fo:font-size="10pt" fo:font-weight="normal" officeooo:rsid="02813de4" fo:background-color="transparent" loext:char-shading-value="0" style:font-name-asian="Calibri1" style:font-size-asian="8.75pt" style:font-weight-asian="normal" style:font-name-complex="Calibri1" style:font-size-complex="10pt" style:font-weight-complex="normal"/>
    </style:style>
    <style:style style:name="T1177" style:family="text">
      <style:text-properties style:use-window-font-color="true" loext:opacity="0%" style:text-position="0% 100%" style:font-name="Calibri1" fo:font-size="10pt" fo:font-weight="normal" officeooo:rsid="028172eb" fo:background-color="transparent" loext:char-shading-value="0" style:font-name-asian="Calibri1" style:font-size-asian="8.75pt" style:font-weight-asian="normal" style:font-name-complex="Calibri1" style:font-size-complex="10pt" style:font-weight-complex="normal"/>
    </style:style>
    <style:style style:name="T1178" style:family="text">
      <style:text-properties style:use-window-font-color="true" loext:opacity="0%" style:text-position="0% 100%" style:font-name="Calibri1" fo:font-size="10pt" fo:font-weight="normal" officeooo:rsid="0282407e" fo:background-color="transparent" loext:char-shading-value="0" style:font-name-asian="Calibri1" style:font-size-asian="8.75pt" style:font-weight-asian="normal" style:font-name-complex="Calibri1" style:font-size-complex="10pt" style:font-weight-complex="normal"/>
    </style:style>
    <style:style style:name="T1179" style:family="text">
      <style:text-properties style:use-window-font-color="true" loext:opacity="0%" style:text-position="0% 100%" style:font-name="Calibri1" fo:font-size="10pt" fo:font-weight="normal" officeooo:rsid="0283e443" fo:background-color="transparent" loext:char-shading-value="0" style:font-name-asian="Calibri1" style:font-size-asian="8.75pt" style:font-weight-asian="normal" style:font-name-complex="Calibri1" style:font-size-complex="10pt" style:font-weight-complex="normal"/>
    </style:style>
    <style:style style:name="T1180" style:family="text">
      <style:text-properties style:use-window-font-color="true" loext:opacity="0%" style:text-position="0% 100%" style:font-name="Calibri1" fo:font-size="10pt" fo:font-weight="normal" officeooo:rsid="0284889e" fo:background-color="transparent" loext:char-shading-value="0" style:font-name-asian="Calibri1" style:font-size-asian="8.75pt" style:font-weight-asian="normal" style:font-name-complex="Calibri1" style:font-size-complex="10pt" style:font-weight-complex="normal"/>
    </style:style>
    <style:style style:name="T1181" style:family="text">
      <style:text-properties style:use-window-font-color="true" loext:opacity="0%" style:text-position="0% 100%" style:font-name="Calibri1" fo:font-size="10pt" fo:font-weight="normal" officeooo:rsid="0285f9b0" fo:background-color="transparent" loext:char-shading-value="0" style:font-name-asian="Calibri1" style:font-size-asian="8.75pt" style:font-weight-asian="normal" style:font-name-complex="Calibri1" style:font-size-complex="10pt" style:font-weight-complex="normal"/>
    </style:style>
    <style:style style:name="T1182" style:family="text">
      <style:text-properties style:use-window-font-color="true" loext:opacity="0%" style:text-position="0% 100%" style:font-name="Calibri1" fo:font-size="10pt" fo:font-weight="normal" officeooo:rsid="0287a216" fo:background-color="transparent" loext:char-shading-value="0" style:font-name-asian="Calibri1" style:font-size-asian="8.75pt" style:font-weight-asian="normal" style:font-name-complex="Calibri1" style:font-size-complex="10pt" style:font-weight-complex="normal"/>
    </style:style>
    <style:style style:name="T1183" style:family="text">
      <style:text-properties style:use-window-font-color="true" loext:opacity="0%" style:text-position="0% 100%" style:font-name="Calibri1" fo:font-size="10pt" fo:font-weight="normal" officeooo:rsid="0288d115" fo:background-color="transparent" loext:char-shading-value="0" style:font-name-asian="Calibri1" style:font-size-asian="8.75pt" style:font-weight-asian="normal" style:font-name-complex="Calibri1" style:font-size-complex="10pt" style:font-weight-complex="normal"/>
    </style:style>
    <style:style style:name="T1184" style:family="text">
      <style:text-properties style:use-window-font-color="true" loext:opacity="0%" style:text-position="0% 100%" style:font-name="Calibri1" fo:font-size="10pt" fo:font-weight="normal" officeooo:rsid="028a40db" fo:background-color="transparent" loext:char-shading-value="0" style:font-name-asian="Calibri1" style:font-size-asian="8.75pt" style:font-weight-asian="normal" style:font-name-complex="Calibri1" style:font-size-complex="10pt" style:font-weight-complex="normal"/>
    </style:style>
    <style:style style:name="T1185" style:family="text">
      <style:text-properties style:use-window-font-color="true" loext:opacity="0%" style:text-position="0% 100%" style:font-name="Calibri1" fo:font-size="10pt" fo:font-weight="normal" officeooo:rsid="028b2666" fo:background-color="transparent" loext:char-shading-value="0" style:font-name-asian="Calibri1" style:font-size-asian="8.75pt" style:font-weight-asian="normal" style:font-name-complex="Calibri1" style:font-size-complex="10pt" style:font-weight-complex="normal"/>
    </style:style>
    <style:style style:name="T1186" style:family="text">
      <style:text-properties style:use-window-font-color="true" loext:opacity="0%" style:text-position="0% 100%" style:font-name="Calibri1" fo:font-size="10pt" fo:font-weight="normal" officeooo:rsid="028ca79b" fo:background-color="transparent" loext:char-shading-value="0" style:font-name-asian="Calibri1" style:font-size-asian="8.75pt" style:font-weight-asian="normal" style:font-name-complex="Calibri1" style:font-size-complex="10pt" style:font-weight-complex="normal"/>
    </style:style>
    <style:style style:name="T1187" style:family="text">
      <style:text-properties style:use-window-font-color="true" loext:opacity="0%" style:text-position="0% 100%" style:font-name="Calibri1" fo:font-size="10pt" fo:font-weight="normal" officeooo:rsid="028d3fde" fo:background-color="transparent" loext:char-shading-value="0" style:font-name-asian="Calibri1" style:font-size-asian="8.75pt" style:font-weight-asian="normal" style:font-name-complex="Calibri1" style:font-size-complex="10pt" style:font-weight-complex="normal"/>
    </style:style>
    <style:style style:name="T1188" style:family="text">
      <style:text-properties style:use-window-font-color="true" loext:opacity="0%" style:text-position="0% 100%" style:font-name="Calibri1" fo:font-size="10pt" fo:font-weight="normal" officeooo:rsid="028e69a3" fo:background-color="transparent" loext:char-shading-value="0" style:font-name-asian="Calibri1" style:font-size-asian="8.75pt" style:font-weight-asian="normal" style:font-name-complex="Calibri1" style:font-size-complex="10pt" style:font-weight-complex="normal"/>
    </style:style>
    <style:style style:name="T1189" style:family="text">
      <style:text-properties style:use-window-font-color="true" loext:opacity="0%" style:text-position="0% 100%" style:font-name="Calibri1" fo:font-size="10pt" fo:font-weight="normal" officeooo:rsid="08b60fce" fo:background-color="transparent" loext:char-shading-value="0" style:font-name-asian="Calibri1" style:font-size-asian="8.75pt" style:font-weight-asian="normal" style:font-name-complex="Calibri1" style:font-size-complex="10pt" style:font-weight-complex="normal"/>
    </style:style>
    <style:style style:name="T1190" style:family="text">
      <style:text-properties style:use-window-font-color="true" loext:opacity="0%" style:text-position="0% 100%" style:font-name="Calibri1" fo:font-size="10pt" fo:font-weight="normal" officeooo:rsid="08b954bc" fo:background-color="transparent" loext:char-shading-value="0" style:font-name-asian="Calibri1" style:font-size-asian="8.75pt" style:font-weight-asian="normal" style:font-name-complex="Calibri1" style:font-size-complex="10pt" style:font-weight-complex="normal"/>
    </style:style>
    <style:style style:name="T1191" style:family="text">
      <style:text-properties style:use-window-font-color="true" loext:opacity="0%" style:text-position="0% 100%" style:font-name="Calibri1" fo:font-size="10pt" fo:font-weight="normal" officeooo:rsid="08bb0b1c" fo:background-color="transparent" loext:char-shading-value="0" style:font-name-asian="Calibri1" style:font-size-asian="8.75pt" style:font-weight-asian="normal" style:font-name-complex="Calibri1" style:font-size-complex="10pt" style:font-weight-complex="normal"/>
    </style:style>
    <style:style style:name="T1192" style:family="text">
      <style:text-properties style:use-window-font-color="true" loext:opacity="0%" style:text-position="0% 100%" style:font-name="Calibri1" fo:font-size="10pt" fo:font-weight="normal" officeooo:rsid="08bba745" fo:background-color="transparent" loext:char-shading-value="0" style:font-name-asian="Calibri1" style:font-size-asian="8.75pt" style:font-weight-asian="normal" style:font-name-complex="Calibri1" style:font-size-complex="10pt" style:font-weight-complex="normal"/>
    </style:style>
    <style:style style:name="T1193" style:family="text">
      <style:text-properties style:use-window-font-color="true" loext:opacity="0%" style:text-position="0% 100%" style:font-name="Calibri1" fo:font-size="10pt" fo:font-weight="normal" officeooo:rsid="029006c7" fo:background-color="transparent" loext:char-shading-value="0" style:font-name-asian="Calibri1" style:font-size-asian="8.75pt" style:font-weight-asian="normal" style:font-name-complex="Calibri1" style:font-size-complex="10pt" style:font-weight-complex="normal"/>
    </style:style>
    <style:style style:name="T1194" style:family="text">
      <style:text-properties style:use-window-font-color="true" loext:opacity="0%" style:text-position="0% 100%" style:font-name="Calibri1" fo:font-size="10pt" fo:font-weight="normal" officeooo:rsid="02916293" fo:background-color="transparent" loext:char-shading-value="0" style:font-name-asian="Calibri1" style:font-size-asian="8.75pt" style:font-weight-asian="normal" style:font-name-complex="Calibri1" style:font-size-complex="10pt" style:font-weight-complex="normal"/>
    </style:style>
    <style:style style:name="T1195" style:family="text">
      <style:text-properties style:use-window-font-color="true" loext:opacity="0%" style:text-position="0% 100%" style:font-name="Calibri1" fo:font-size="10pt" fo:font-weight="normal" officeooo:rsid="02928292" fo:background-color="transparent" loext:char-shading-value="0" style:font-name-asian="Calibri1" style:font-size-asian="8.75pt" style:font-weight-asian="normal" style:font-name-complex="Calibri1" style:font-size-complex="10pt" style:font-weight-complex="normal"/>
    </style:style>
    <style:style style:name="T1196" style:family="text">
      <style:text-properties style:use-window-font-color="true" loext:opacity="0%" style:text-position="0% 100%" style:font-name="Calibri1" fo:font-size="10pt" fo:font-weight="normal" officeooo:rsid="02943c20" fo:background-color="transparent" loext:char-shading-value="0" style:font-name-asian="Calibri1" style:font-size-asian="8.75pt" style:font-weight-asian="normal" style:font-name-complex="Calibri1" style:font-size-complex="10pt" style:font-weight-complex="normal"/>
    </style:style>
    <style:style style:name="T1197" style:family="text">
      <style:text-properties style:use-window-font-color="true" loext:opacity="0%" style:text-position="0% 100%" style:font-name="Calibri1" fo:font-size="10pt" fo:font-weight="normal" officeooo:rsid="08bc916d" fo:background-color="transparent" loext:char-shading-value="0" style:font-name-asian="Calibri1" style:font-size-asian="8.75pt" style:font-weight-asian="normal" style:font-name-complex="Calibri1" style:font-size-complex="10pt" style:font-weight-complex="normal"/>
    </style:style>
    <style:style style:name="T1198" style:family="text">
      <style:text-properties style:use-window-font-color="true" loext:opacity="0%" style:text-position="0% 100%" style:font-name="Calibri1" fo:font-size="10pt" fo:font-weight="normal" officeooo:rsid="029632bb" fo:background-color="transparent" loext:char-shading-value="0" style:font-name-asian="Calibri1" style:font-size-asian="8.75pt" style:font-weight-asian="normal" style:font-name-complex="Calibri1" style:font-size-complex="10pt" style:font-weight-complex="normal"/>
    </style:style>
    <style:style style:name="T1199" style:family="text">
      <style:text-properties style:use-window-font-color="true" loext:opacity="0%" style:text-position="0% 100%" style:font-name="Calibri1" fo:font-size="10pt" fo:font-weight="normal" officeooo:rsid="0298a663" fo:background-color="transparent" loext:char-shading-value="0" style:font-name-asian="Calibri1" style:font-size-asian="8.75pt" style:font-weight-asian="normal" style:font-name-complex="Calibri1" style:font-size-complex="10pt" style:font-weight-complex="normal"/>
    </style:style>
    <style:style style:name="T1200" style:family="text">
      <style:text-properties style:use-window-font-color="true" loext:opacity="0%" style:text-position="0% 100%" style:font-name="Calibri1" fo:font-size="10pt" fo:font-weight="normal" officeooo:rsid="029abaee" fo:background-color="transparent" loext:char-shading-value="0" style:font-name-asian="Calibri1" style:font-size-asian="8.75pt" style:font-weight-asian="normal" style:font-name-complex="Calibri1" style:font-size-complex="10pt" style:font-weight-complex="normal"/>
    </style:style>
    <style:style style:name="T1201" style:family="text">
      <style:text-properties style:use-window-font-color="true" loext:opacity="0%" style:text-position="0% 100%" style:font-name="Calibri1" fo:font-size="10pt" fo:font-weight="normal" officeooo:rsid="029bc027" fo:background-color="transparent" loext:char-shading-value="0" style:font-name-asian="Calibri1" style:font-size-asian="8.75pt" style:font-weight-asian="normal" style:font-name-complex="Calibri1" style:font-size-complex="10pt" style:font-weight-complex="normal"/>
    </style:style>
    <style:style style:name="T1202" style:family="text">
      <style:text-properties style:use-window-font-color="true" loext:opacity="0%" style:text-position="0% 100%" style:font-name="Calibri1" fo:font-size="10pt" fo:font-weight="normal" officeooo:rsid="029d719b" fo:background-color="transparent" loext:char-shading-value="0" style:font-name-asian="Calibri1" style:font-size-asian="8.75pt" style:font-weight-asian="normal" style:font-name-complex="Calibri1" style:font-size-complex="10pt" style:font-weight-complex="normal"/>
    </style:style>
    <style:style style:name="T1203" style:family="text">
      <style:text-properties style:use-window-font-color="true" loext:opacity="0%" style:text-position="0% 100%" style:font-name="Calibri1" fo:font-size="10pt" fo:font-weight="normal" officeooo:rsid="029f322e" fo:background-color="transparent" loext:char-shading-value="0" style:font-name-asian="Calibri1" style:font-size-asian="8.75pt" style:font-weight-asian="normal" style:font-name-complex="Calibri1" style:font-size-complex="10pt" style:font-weight-complex="normal"/>
    </style:style>
    <style:style style:name="T1204" style:family="text">
      <style:text-properties style:use-window-font-color="true" loext:opacity="0%" style:text-position="0% 100%" style:font-name="Calibri1" fo:font-size="10pt" fo:font-weight="normal" officeooo:rsid="029f5284" fo:background-color="transparent" loext:char-shading-value="0" style:font-name-asian="Calibri1" style:font-size-asian="8.75pt" style:font-weight-asian="normal" style:font-name-complex="Calibri1" style:font-size-complex="10pt" style:font-weight-complex="normal"/>
    </style:style>
    <style:style style:name="T1205" style:family="text">
      <style:text-properties style:use-window-font-color="true" loext:opacity="0%" style:text-position="0% 100%" style:font-name="Calibri1" fo:font-size="10pt" fo:font-weight="normal" officeooo:rsid="02a0a2cf" fo:background-color="transparent" loext:char-shading-value="0" style:font-name-asian="Calibri1" style:font-size-asian="8.75pt" style:font-weight-asian="normal" style:font-name-complex="Calibri1" style:font-size-complex="10pt" style:font-weight-complex="normal"/>
    </style:style>
    <style:style style:name="T1206" style:family="text">
      <style:text-properties style:use-window-font-color="true" loext:opacity="0%" style:text-position="0% 100%" style:font-name="Calibri1" fo:font-size="10pt" fo:font-weight="normal" officeooo:rsid="08bf583f" fo:background-color="transparent" loext:char-shading-value="0" style:font-name-asian="Calibri1" style:font-size-asian="8.75pt" style:font-weight-asian="normal" style:font-name-complex="Calibri1" style:font-size-complex="10pt" style:font-weight-complex="normal"/>
    </style:style>
    <style:style style:name="T1207" style:family="text">
      <style:text-properties style:use-window-font-color="true" loext:opacity="0%" style:text-position="0% 100%" style:font-name="Calibri1" fo:font-size="10pt" fo:font-weight="normal" officeooo:rsid="08ca17ab" fo:background-color="transparent" loext:char-shading-value="0" style:font-name-asian="Calibri1" style:font-size-asian="8.75pt" style:font-weight-asian="normal" style:font-name-complex="Calibri1" style:font-size-complex="10pt" style:font-weight-complex="normal"/>
    </style:style>
    <style:style style:name="T1208" style:family="text">
      <style:text-properties style:use-window-font-color="true" loext:opacity="0%" style:text-position="0% 100%" style:font-name="Calibri1" fo:font-size="10pt" fo:font-weight="normal" officeooo:rsid="08cb9511" fo:background-color="transparent" loext:char-shading-value="0" style:font-name-asian="Calibri1" style:font-size-asian="8.75pt" style:font-weight-asian="normal" style:font-name-complex="Calibri1" style:font-size-complex="10pt" style:font-weight-complex="normal"/>
    </style:style>
    <style:style style:name="T1209" style:family="text">
      <style:text-properties style:use-window-font-color="true" loext:opacity="0%" style:text-position="0% 100%" style:font-name="Calibri1" fo:font-size="10pt" fo:font-weight="normal" officeooo:rsid="08cca1ad" fo:background-color="transparent" loext:char-shading-value="0" style:font-name-asian="Calibri1" style:font-size-asian="8.75pt" style:font-weight-asian="normal" style:font-name-complex="Calibri1" style:font-size-complex="10pt" style:font-weight-complex="normal"/>
    </style:style>
    <style:style style:name="T1210" style:family="text">
      <style:text-properties style:use-window-font-color="true" loext:opacity="0%" style:text-position="0% 100%" style:font-name="Calibri1" fo:font-size="10pt" fo:font-weight="normal" officeooo:rsid="02a8c7f5" fo:background-color="transparent" loext:char-shading-value="0" style:font-name-asian="Calibri1" style:font-size-asian="8.75pt" style:font-weight-asian="normal" style:font-name-complex="Calibri1" style:font-size-complex="10pt" style:font-weight-complex="normal"/>
    </style:style>
    <style:style style:name="T1211" style:family="text">
      <style:text-properties style:use-window-font-color="true" loext:opacity="0%" style:text-position="0% 100%" style:font-name="Calibri1" fo:font-size="10pt" fo:font-weight="normal" officeooo:rsid="08d8e8f0" fo:background-color="transparent" loext:char-shading-value="0" style:font-name-asian="Calibri1" style:font-size-asian="8.75pt" style:font-weight-asian="normal" style:font-name-complex="Calibri1" style:font-size-complex="10pt" style:font-weight-complex="normal"/>
    </style:style>
    <style:style style:name="T1212" style:family="text">
      <style:text-properties style:use-window-font-color="true" loext:opacity="0%" style:text-position="0% 100%" style:font-name="Calibri1" fo:font-size="10pt" fo:font-weight="normal" officeooo:rsid="02afc99c" fo:background-color="transparent" loext:char-shading-value="0" style:font-name-asian="Calibri1" style:font-size-asian="8.75pt" style:font-weight-asian="normal" style:font-name-complex="Calibri1" style:font-size-complex="10pt" style:font-weight-complex="normal"/>
    </style:style>
    <style:style style:name="T1213" style:family="text">
      <style:text-properties style:use-window-font-color="true" loext:opacity="0%" style:text-position="0% 100%" style:font-name="Calibri1" fo:font-size="10pt" fo:font-weight="normal" officeooo:rsid="08d221f4" fo:background-color="transparent" loext:char-shading-value="0" style:font-name-asian="Calibri1" style:font-size-asian="8.75pt" style:font-weight-asian="normal" style:font-name-complex="Calibri1" style:font-size-complex="10pt" style:font-weight-complex="normal"/>
    </style:style>
    <style:style style:name="T1214" style:family="text">
      <style:text-properties style:use-window-font-color="true" loext:opacity="0%" style:text-position="0% 100%" style:font-name="Calibri1" fo:font-size="10pt" fo:font-weight="normal" officeooo:rsid="08da7ca3" fo:background-color="transparent" loext:char-shading-value="0" style:font-name-asian="Calibri1" style:font-size-asian="8.75pt" style:font-weight-asian="normal" style:font-name-complex="Calibri1" style:font-size-complex="10pt" style:font-weight-complex="normal"/>
    </style:style>
    <style:style style:name="T1215" style:family="text">
      <style:text-properties style:use-window-font-color="true" loext:opacity="0%" style:text-position="0% 100%" style:font-name="Calibri1" fo:font-size="10pt" fo:font-weight="normal" officeooo:rsid="02b279ac" fo:background-color="transparent" loext:char-shading-value="0" style:font-name-asian="Calibri1" style:font-size-asian="8.75pt" style:font-weight-asian="normal" style:font-name-complex="Calibri1" style:font-size-complex="10pt" style:font-weight-complex="normal"/>
    </style:style>
    <style:style style:name="T1216" style:family="text">
      <style:text-properties style:use-window-font-color="true" loext:opacity="0%" style:text-position="0% 100%" style:font-name="Calibri1" fo:font-size="10pt" fo:font-weight="normal" officeooo:rsid="08d4087d" fo:background-color="transparent" loext:char-shading-value="0" style:font-name-asian="Calibri1" style:font-size-asian="8.75pt" style:font-weight-asian="normal" style:font-name-complex="Calibri1" style:font-size-complex="10pt" style:font-weight-complex="normal"/>
    </style:style>
    <style:style style:name="T1217" style:family="text">
      <style:text-properties style:use-window-font-color="true" loext:opacity="0%" style:text-position="0% 100%" style:font-name="Calibri1" fo:font-size="10pt" fo:font-weight="normal" officeooo:rsid="02b197cd" fo:background-color="transparent" loext:char-shading-value="0" style:font-name-asian="Calibri1" style:font-size-asian="8.75pt" style:font-weight-asian="normal" style:font-name-complex="Calibri1" style:font-size-complex="10pt" style:font-weight-complex="normal"/>
    </style:style>
    <style:style style:name="T1218" style:family="text">
      <style:text-properties style:use-window-font-color="true" loext:opacity="0%" style:text-position="0% 100%" style:font-name="Calibri1" fo:font-size="10pt" fo:font-weight="normal" officeooo:rsid="08db66f2" fo:background-color="transparent" loext:char-shading-value="0" style:font-name-asian="Calibri1" style:font-size-asian="8.75pt" style:font-weight-asian="normal" style:font-name-complex="Calibri1" style:font-size-complex="10pt" style:font-weight-complex="normal"/>
    </style:style>
    <style:style style:name="T1219" style:family="text">
      <style:text-properties style:use-window-font-color="true" loext:opacity="0%" style:text-position="0% 100%" style:font-name="Calibri1" fo:font-size="10pt" fo:font-weight="normal" officeooo:rsid="02b2d968" fo:background-color="transparent" loext:char-shading-value="0" style:font-name-asian="Calibri1" style:font-size-asian="8.75pt" style:font-weight-asian="normal" style:font-name-complex="Calibri1" style:font-size-complex="10pt" style:font-weight-complex="normal"/>
    </style:style>
    <style:style style:name="T1220" style:family="text">
      <style:text-properties style:use-window-font-color="true" loext:opacity="0%" style:text-position="0% 100%" style:font-name="Calibri1" fo:font-size="10pt" fo:font-weight="normal" officeooo:rsid="02aa2275" fo:background-color="transparent" loext:char-shading-value="0" style:font-name-asian="Calibri1" style:font-size-asian="8.75pt" style:font-weight-asian="normal" style:font-name-complex="Calibri1" style:font-size-complex="10pt" style:font-weight-complex="normal"/>
    </style:style>
    <style:style style:name="T1221" style:family="text">
      <style:text-properties style:use-window-font-color="true" loext:opacity="0%" style:text-position="0% 100%" style:font-name="Calibri1" fo:font-size="10pt" fo:font-weight="normal" officeooo:rsid="02ab4253" fo:background-color="transparent" loext:char-shading-value="0" style:font-name-asian="Calibri1" style:font-size-asian="8.75pt" style:font-weight-asian="normal" style:font-name-complex="Calibri1" style:font-size-complex="10pt" style:font-weight-complex="normal"/>
    </style:style>
    <style:style style:name="T1222" style:family="text">
      <style:text-properties style:use-window-font-color="true" loext:opacity="0%" style:text-position="0% 100%" style:font-name="Calibri1" fo:font-size="10pt" fo:font-weight="normal" officeooo:rsid="08d70e06" fo:background-color="transparent" loext:char-shading-value="0" style:font-name-asian="Calibri1" style:font-size-asian="8.75pt" style:font-weight-asian="normal" style:font-name-complex="Calibri1" style:font-size-complex="10pt" style:font-weight-complex="normal"/>
    </style:style>
    <style:style style:name="T1223" style:family="text">
      <style:text-properties style:use-window-font-color="true" loext:opacity="0%" style:text-position="0% 100%" style:font-name="Calibri1" fo:font-size="10pt" fo:font-weight="normal" officeooo:rsid="02ad08f3" fo:background-color="transparent" loext:char-shading-value="0" style:font-name-asian="Calibri1" style:font-size-asian="8.75pt" style:font-weight-asian="normal" style:font-name-complex="Calibri1" style:font-size-complex="10pt" style:font-weight-complex="normal"/>
    </style:style>
    <style:style style:name="T1224" style:family="text">
      <style:text-properties style:use-window-font-color="true" loext:opacity="0%" style:text-position="0% 100%" style:font-name="Calibri1" fo:font-size="10pt" fo:font-weight="normal" officeooo:rsid="02a2080a" fo:background-color="transparent" loext:char-shading-value="0" style:font-name-asian="Calibri1" style:font-size-asian="8.75pt" style:font-weight-asian="normal" style:font-name-complex="Calibri1" style:font-size-complex="10pt" style:font-weight-complex="normal"/>
    </style:style>
    <style:style style:name="T1225" style:family="text">
      <style:text-properties style:use-window-font-color="true" loext:opacity="0%" style:text-position="0% 100%" style:font-name="Calibri1" fo:font-size="10pt" fo:font-weight="normal" officeooo:rsid="08d5d325" fo:background-color="transparent" loext:char-shading-value="0" style:font-name-asian="Calibri1" style:font-size-asian="8.75pt" style:font-weight-asian="normal" style:font-name-complex="Calibri1" style:font-size-complex="10pt" style:font-weight-complex="normal"/>
    </style:style>
    <style:style style:name="T1226" style:family="text">
      <style:text-properties style:use-window-font-color="true" loext:opacity="0%" style:text-position="0% 100%" style:font-name="Calibri1" fo:font-size="10pt" fo:font-weight="normal" officeooo:rsid="08de8672" fo:background-color="transparent" loext:char-shading-value="0" style:font-name-asian="Calibri1" style:font-size-asian="8.75pt" style:font-weight-asian="normal" style:font-name-complex="Calibri1" style:font-size-complex="10pt" style:font-weight-complex="normal"/>
    </style:style>
    <style:style style:name="T1227" style:family="text">
      <style:text-properties style:use-window-font-color="true" loext:opacity="0%" style:text-position="0% 100%" style:font-name="Calibri1" fo:font-size="10pt" fo:font-weight="normal" officeooo:rsid="08df2e2e" fo:background-color="transparent" loext:char-shading-value="0" style:font-name-asian="Calibri1" style:font-size-asian="8.75pt" style:font-weight-asian="normal" style:font-name-complex="Calibri1" style:font-size-complex="10pt" style:font-weight-complex="normal"/>
    </style:style>
    <style:style style:name="T1228" style:family="text">
      <style:text-properties style:use-window-font-color="true" loext:opacity="0%" style:text-position="0% 100%" style:font-name="Calibri1" fo:font-size="10pt" fo:font-weight="normal" officeooo:rsid="08e0b641" fo:background-color="transparent" loext:char-shading-value="0" style:font-name-asian="Calibri1" style:font-size-asian="8.75pt" style:font-weight-asian="normal" style:font-name-complex="Calibri1" style:font-size-complex="10pt" style:font-weight-complex="normal"/>
    </style:style>
    <style:style style:name="T1229" style:family="text">
      <style:text-properties style:use-window-font-color="true" loext:opacity="0%" style:text-position="0% 100%" style:font-name="Calibri1" fo:font-size="10pt" fo:font-weight="normal" officeooo:rsid="08e3c627" fo:background-color="transparent" loext:char-shading-value="0" style:font-name-asian="Calibri1" style:font-size-asian="8.75pt" style:font-weight-asian="normal" style:font-name-complex="Calibri1" style:font-size-complex="10pt" style:font-weight-complex="normal"/>
    </style:style>
    <style:style style:name="T1230" style:family="text">
      <style:text-properties style:use-window-font-color="true" loext:opacity="0%" style:text-position="0% 100%" style:font-name="Calibri1" fo:font-size="10pt" fo:font-weight="normal" officeooo:rsid="08e57516" fo:background-color="transparent" loext:char-shading-value="0" style:font-name-asian="Calibri1" style:font-size-asian="8.75pt" style:font-weight-asian="normal" style:font-name-complex="Calibri1" style:font-size-complex="10pt" style:font-weight-complex="normal"/>
    </style:style>
    <style:style style:name="T1231" style:family="text">
      <style:text-properties style:use-window-font-color="true" loext:opacity="0%" style:text-position="0% 100%" style:font-name="Calibri1" fo:font-size="10pt" fo:font-weight="normal" officeooo:rsid="08e69319" fo:background-color="transparent" loext:char-shading-value="0" style:font-name-asian="Calibri1" style:font-size-asian="8.75pt" style:font-weight-asian="normal" style:font-name-complex="Calibri1" style:font-size-complex="10pt" style:font-weight-complex="normal"/>
    </style:style>
    <style:style style:name="T1232" style:family="text">
      <style:text-properties style:use-window-font-color="true" loext:opacity="0%" style:text-position="0% 100%" style:font-name="Calibri1" fo:font-size="10pt" fo:font-weight="normal" officeooo:rsid="08e85b8d" fo:background-color="transparent" loext:char-shading-value="0" style:font-name-asian="Calibri1" style:font-size-asian="8.75pt" style:font-weight-asian="normal" style:font-name-complex="Calibri1" style:font-size-complex="10pt" style:font-weight-complex="normal"/>
    </style:style>
    <style:style style:name="T1233" style:family="text">
      <style:text-properties style:use-window-font-color="true" loext:opacity="0%" style:text-position="0% 100%" style:font-name="Calibri1" fo:font-size="10pt" fo:font-weight="normal" officeooo:rsid="08eadeaa" fo:background-color="transparent" loext:char-shading-value="0" style:font-name-asian="Calibri1" style:font-size-asian="8.75pt" style:font-weight-asian="normal" style:font-name-complex="Calibri1" style:font-size-complex="10pt" style:font-weight-complex="normal"/>
    </style:style>
    <style:style style:name="T1234" style:family="text">
      <style:text-properties style:use-window-font-color="true" loext:opacity="0%" style:text-position="0% 100%" style:font-name="Calibri1" fo:font-size="10pt" fo:font-weight="normal" officeooo:rsid="08ed8b54" fo:background-color="transparent" loext:char-shading-value="0" style:font-name-asian="Calibri1" style:font-size-asian="8.75pt" style:font-weight-asian="normal" style:font-name-complex="Calibri1" style:font-size-complex="10pt" style:font-weight-complex="normal"/>
    </style:style>
    <style:style style:name="T1235" style:family="text">
      <style:text-properties style:use-window-font-color="true" loext:opacity="0%" style:text-position="0% 100%" style:font-name="Calibri1" fo:font-size="10pt" fo:font-weight="normal" officeooo:rsid="08eead7f" fo:background-color="transparent" loext:char-shading-value="0" style:font-name-asian="Calibri1" style:font-size-asian="8.75pt" style:font-weight-asian="normal" style:font-name-complex="Calibri1" style:font-size-complex="10pt" style:font-weight-complex="normal"/>
    </style:style>
    <style:style style:name="T1236" style:family="text">
      <style:text-properties style:use-window-font-color="true" loext:opacity="0%" style:text-position="0% 100%" style:font-name="Calibri1" fo:font-size="10pt" fo:font-weight="normal" officeooo:rsid="08ef3576" fo:background-color="transparent" loext:char-shading-value="0" style:font-name-asian="Calibri1" style:font-size-asian="8.75pt" style:font-weight-asian="normal" style:font-name-complex="Calibri1" style:font-size-complex="10pt" style:font-weight-complex="normal"/>
    </style:style>
    <style:style style:name="T1237" style:family="text">
      <style:text-properties style:use-window-font-color="true" loext:opacity="0%" style:text-position="0% 100%" style:font-name="Calibri1" fo:font-size="10pt" fo:font-weight="normal" officeooo:rsid="08ef7495" fo:background-color="transparent" loext:char-shading-value="0" style:font-name-asian="Calibri1" style:font-size-asian="8.75pt" style:font-weight-asian="normal" style:font-name-complex="Calibri1" style:font-size-complex="10pt" style:font-weight-complex="normal"/>
    </style:style>
    <style:style style:name="T1238" style:family="text">
      <style:text-properties style:use-window-font-color="true" loext:opacity="0%" style:text-position="0% 100%" style:font-name="Calibri1" fo:font-size="10pt" fo:font-weight="normal" officeooo:rsid="08f13c4a" fo:background-color="transparent" loext:char-shading-value="0" style:font-name-asian="Calibri1" style:font-size-asian="8.75pt" style:font-weight-asian="normal" style:font-name-complex="Calibri1" style:font-size-complex="10pt" style:font-weight-complex="normal"/>
    </style:style>
    <style:style style:name="T1239" style:family="text">
      <style:text-properties style:use-window-font-color="true" loext:opacity="0%" style:text-position="0% 100%" style:font-name="Calibri1" fo:font-size="10pt" fo:font-weight="normal" officeooo:rsid="08f2c64b" fo:background-color="transparent" loext:char-shading-value="0" style:font-name-asian="Calibri1" style:font-size-asian="8.75pt" style:font-weight-asian="normal" style:font-name-complex="Calibri1" style:font-size-complex="10pt" style:font-weight-complex="normal"/>
    </style:style>
    <style:style style:name="T1240" style:family="text">
      <style:text-properties style:use-window-font-color="true" loext:opacity="0%" style:text-position="0% 100%" style:font-name="Calibri1" fo:font-size="10pt" fo:font-weight="normal" officeooo:rsid="08f31e5c" fo:background-color="transparent" loext:char-shading-value="0" style:font-name-asian="Calibri1" style:font-size-asian="8.75pt" style:font-weight-asian="normal" style:font-name-complex="Calibri1" style:font-size-complex="10pt" style:font-weight-complex="normal"/>
    </style:style>
    <style:style style:name="T1241" style:family="text">
      <style:text-properties style:use-window-font-color="true" loext:opacity="0%" style:text-position="0% 100%" style:font-name="Calibri1" fo:font-size="10pt" fo:font-weight="normal" officeooo:rsid="08f46f18" fo:background-color="transparent" loext:char-shading-value="0" style:font-name-asian="Calibri1" style:font-size-asian="8.75pt" style:font-weight-asian="normal" style:font-name-complex="Calibri1" style:font-size-complex="10pt" style:font-weight-complex="normal"/>
    </style:style>
    <style:style style:name="T1242" style:family="text">
      <style:text-properties style:use-window-font-color="true" loext:opacity="0%" style:text-position="0% 100%" style:font-name="Calibri1" fo:font-size="10pt" fo:font-weight="normal" officeooo:rsid="02ce6190" fo:background-color="transparent" loext:char-shading-value="0" style:font-name-asian="Calibri1" style:font-size-asian="8.75pt" style:font-weight-asian="normal" style:font-name-complex="Calibri1" style:font-size-complex="10pt" style:font-weight-complex="normal"/>
    </style:style>
    <style:style style:name="T1243" style:family="text">
      <style:text-properties style:use-window-font-color="true" loext:opacity="0%" style:text-position="0% 100%" style:font-name="Calibri1" fo:font-size="10pt" fo:font-weight="normal" officeooo:rsid="02d154c7" fo:background-color="transparent" loext:char-shading-value="0" style:font-name-asian="Calibri1" style:font-size-asian="8.75pt" style:font-weight-asian="normal" style:font-name-complex="Calibri1" style:font-size-complex="10pt" style:font-weight-complex="normal"/>
    </style:style>
    <style:style style:name="T1244" style:family="text">
      <style:text-properties style:use-window-font-color="true" loext:opacity="0%" style:text-position="0% 100%" style:font-name="Calibri1" fo:font-size="10pt" fo:font-weight="normal" officeooo:rsid="02d50eb1" fo:background-color="transparent" loext:char-shading-value="0" style:font-name-asian="Calibri1" style:font-size-asian="8.75pt" style:font-weight-asian="normal" style:font-name-complex="Calibri1" style:font-size-complex="10pt" style:font-weight-complex="normal"/>
    </style:style>
    <style:style style:name="T1245" style:family="text">
      <style:text-properties style:use-window-font-color="true" loext:opacity="0%" style:text-position="0% 100%" style:font-name="Calibri1" fo:font-size="10pt" fo:font-weight="normal" officeooo:rsid="08f68d73" fo:background-color="transparent" loext:char-shading-value="0" style:font-name-asian="Calibri1" style:font-size-asian="8.75pt" style:font-weight-asian="normal" style:font-name-complex="Calibri1" style:font-size-complex="10pt" style:font-weight-complex="normal"/>
    </style:style>
    <style:style style:name="T1246" style:family="text">
      <style:text-properties style:use-window-font-color="true" loext:opacity="0%" style:text-position="0% 100%" style:font-name="Calibri1" fo:font-size="10pt" fo:font-weight="normal" officeooo:rsid="02d704d2" fo:background-color="transparent" loext:char-shading-value="0" style:font-name-asian="Calibri1" style:font-size-asian="8.75pt" style:font-weight-asian="normal" style:font-name-complex="Calibri1" style:font-size-complex="10pt" style:font-weight-complex="normal"/>
    </style:style>
    <style:style style:name="T1247" style:family="text">
      <style:text-properties style:use-window-font-color="true" loext:opacity="0%" style:text-position="0% 100%" style:font-name="Calibri1" fo:font-size="10pt" fo:font-weight="normal" officeooo:rsid="02d75948" fo:background-color="transparent" loext:char-shading-value="0" style:font-name-asian="Calibri1" style:font-size-asian="8.75pt" style:font-weight-asian="normal" style:font-name-complex="Calibri1" style:font-size-complex="10pt" style:font-weight-complex="normal"/>
    </style:style>
    <style:style style:name="T1248" style:family="text">
      <style:text-properties style:use-window-font-color="true" loext:opacity="0%" style:text-position="0% 100%" style:font-name="Calibri1" fo:font-size="10pt" fo:font-weight="normal" officeooo:rsid="08f7cf64" fo:background-color="transparent" loext:char-shading-value="0" style:font-name-asian="Calibri1" style:font-size-asian="8.75pt" style:font-weight-asian="normal" style:font-name-complex="Calibri1" style:font-size-complex="10pt" style:font-weight-complex="normal"/>
    </style:style>
    <style:style style:name="T1249" style:family="text">
      <style:text-properties style:use-window-font-color="true" loext:opacity="0%" style:text-position="0% 100%" style:font-name="Calibri1" fo:font-size="10pt" fo:font-weight="normal" officeooo:rsid="02d8f6ed" fo:background-color="transparent" loext:char-shading-value="0" style:font-name-asian="Calibri1" style:font-size-asian="8.75pt" style:font-weight-asian="normal" style:font-name-complex="Calibri1" style:font-size-complex="10pt" style:font-weight-complex="normal"/>
    </style:style>
    <style:style style:name="T1250" style:family="text">
      <style:text-properties style:use-window-font-color="true" loext:opacity="0%" style:text-position="0% 100%" style:font-name="Calibri1" fo:font-size="10pt" fo:font-weight="normal" officeooo:rsid="02d90370" fo:background-color="transparent" loext:char-shading-value="0" style:font-name-asian="Calibri1" style:font-size-asian="8.75pt" style:font-weight-asian="normal" style:font-name-complex="Calibri1" style:font-size-complex="10pt" style:font-weight-complex="normal"/>
    </style:style>
    <style:style style:name="T1251" style:family="text">
      <style:text-properties style:use-window-font-color="true" loext:opacity="0%" style:text-position="0% 100%" style:font-name="Calibri1" fo:font-size="10pt" fo:font-weight="normal" officeooo:rsid="08f7ddc7" fo:background-color="transparent" loext:char-shading-value="0" style:font-name-asian="Calibri1" style:font-size-asian="8.75pt" style:font-weight-asian="normal" style:font-name-complex="Calibri1" style:font-size-complex="10pt" style:font-weight-complex="normal"/>
    </style:style>
    <style:style style:name="T1252" style:family="text">
      <style:text-properties style:use-window-font-color="true" loext:opacity="0%" style:text-position="0% 100%" style:font-name="Calibri1" fo:font-size="10pt" fo:font-weight="normal" officeooo:rsid="08fa5fcc" fo:background-color="transparent" loext:char-shading-value="0" style:font-name-asian="Calibri1" style:font-size-asian="8.75pt" style:font-weight-asian="normal" style:font-name-complex="Calibri1" style:font-size-complex="10pt" style:font-weight-complex="normal"/>
    </style:style>
    <style:style style:name="T1253" style:family="text">
      <style:text-properties style:use-window-font-color="true" loext:opacity="0%" style:text-position="0% 100%" style:font-name="Calibri1" fo:font-size="10pt" fo:font-weight="normal" officeooo:rsid="02f628f7" fo:background-color="transparent" loext:char-shading-value="0" style:font-name-asian="Calibri1" style:font-size-asian="8.75pt" style:font-weight-asian="normal" style:font-name-complex="Calibri1" style:font-size-complex="10pt" style:font-weight-complex="normal"/>
    </style:style>
    <style:style style:name="T1254" style:family="text">
      <style:text-properties style:use-window-font-color="true" loext:opacity="0%" style:text-position="0% 100%" style:font-name="Calibri1" fo:font-size="10pt" fo:font-weight="normal" officeooo:rsid="090b6923" fo:background-color="transparent" loext:char-shading-value="0" style:font-name-asian="Calibri1" style:font-size-asian="8.75pt" style:font-weight-asian="normal" style:font-name-complex="Calibri1" style:font-size-complex="10pt" style:font-weight-complex="normal"/>
    </style:style>
    <style:style style:name="T1255" style:family="text">
      <style:text-properties style:use-window-font-color="true" loext:opacity="0%" style:text-position="0% 100%" style:font-name="Calibri1" fo:font-size="10pt" fo:font-weight="normal" officeooo:rsid="02f7cafa" fo:background-color="transparent" loext:char-shading-value="0" style:font-name-asian="Calibri1" style:font-size-asian="8.75pt" style:font-weight-asian="normal" style:font-name-complex="Calibri1" style:font-size-complex="10pt" style:font-weight-complex="normal"/>
    </style:style>
    <style:style style:name="T1256" style:family="text">
      <style:text-properties style:use-window-font-color="true" loext:opacity="0%" style:text-position="0% 100%" style:font-name="Calibri1" fo:font-size="10pt" fo:font-weight="normal" officeooo:rsid="02f9b37b" fo:background-color="transparent" loext:char-shading-value="0" style:font-name-asian="Calibri1" style:font-size-asian="8.75pt" style:font-weight-asian="normal" style:font-name-complex="Calibri1" style:font-size-complex="10pt" style:font-weight-complex="normal"/>
    </style:style>
    <style:style style:name="T1257" style:family="text">
      <style:text-properties style:use-window-font-color="true" loext:opacity="0%" style:text-position="0% 100%" style:font-name="Calibri1" fo:font-size="10pt" fo:font-weight="normal" officeooo:rsid="02fdb11a" fo:background-color="transparent" loext:char-shading-value="0" style:font-name-asian="Calibri1" style:font-size-asian="8.75pt" style:font-weight-asian="normal" style:font-name-complex="Calibri1" style:font-size-complex="10pt" style:font-weight-complex="normal"/>
    </style:style>
    <style:style style:name="T1258" style:family="text">
      <style:text-properties style:use-window-font-color="true" loext:opacity="0%" style:text-position="0% 100%" style:font-name="Calibri1" fo:font-size="10pt" fo:font-weight="normal" officeooo:rsid="09144cb2" fo:background-color="transparent" loext:char-shading-value="0" style:font-name-asian="Calibri1" style:font-size-asian="8.75pt" style:font-weight-asian="normal" style:font-name-complex="Calibri1" style:font-size-complex="10pt" style:font-weight-complex="normal"/>
    </style:style>
    <style:style style:name="T1259" style:family="text">
      <style:text-properties style:use-window-font-color="true" loext:opacity="0%" style:text-position="0% 100%" style:font-name="Calibri1" fo:font-size="10pt" fo:font-weight="normal" officeooo:rsid="02ff09a9" fo:background-color="transparent" loext:char-shading-value="0" style:font-name-asian="Calibri1" style:font-size-asian="8.75pt" style:font-weight-asian="normal" style:font-name-complex="Calibri1" style:font-size-complex="10pt" style:font-weight-complex="normal"/>
    </style:style>
    <style:style style:name="T1260" style:family="text">
      <style:text-properties style:use-window-font-color="true" loext:opacity="0%" style:text-position="0% 100%" style:font-name="Calibri1" fo:font-size="10pt" fo:font-weight="normal" officeooo:rsid="0300c227" fo:background-color="transparent" loext:char-shading-value="0" style:font-name-asian="Calibri1" style:font-size-asian="8.75pt" style:font-weight-asian="normal" style:font-name-complex="Calibri1" style:font-size-complex="10pt" style:font-weight-complex="normal"/>
    </style:style>
    <style:style style:name="T1261" style:family="text">
      <style:text-properties style:use-window-font-color="true" loext:opacity="0%" style:text-position="0% 100%" style:font-name="Calibri1" fo:font-size="10pt" fo:font-weight="normal" officeooo:rsid="09164bbc" fo:background-color="transparent" loext:char-shading-value="0" style:font-name-asian="Calibri1" style:font-size-asian="8.75pt" style:font-weight-asian="normal" style:font-name-complex="Calibri1" style:font-size-complex="10pt" style:font-weight-complex="normal"/>
    </style:style>
    <style:style style:name="T1262" style:family="text">
      <style:text-properties style:use-window-font-color="true" loext:opacity="0%" style:text-position="0% 100%" style:font-name="Calibri1" fo:font-size="10pt" fo:font-weight="normal" officeooo:rsid="030b0a16" fo:background-color="transparent" loext:char-shading-value="0" style:font-name-asian="Calibri1" style:font-size-asian="8.75pt" style:font-weight-asian="normal" style:font-name-complex="Calibri1" style:font-size-complex="10pt" style:font-weight-complex="normal"/>
    </style:style>
    <style:style style:name="T1263" style:family="text">
      <style:text-properties style:use-window-font-color="true" loext:opacity="0%" style:text-position="0% 100%" style:font-name="Calibri1" fo:font-size="10pt" fo:font-weight="normal" officeooo:rsid="091b62d5" fo:background-color="transparent" loext:char-shading-value="0" style:font-name-asian="Calibri1" style:font-size-asian="8.75pt" style:font-weight-asian="normal" style:font-name-complex="Calibri1" style:font-size-complex="10pt" style:font-weight-complex="normal"/>
    </style:style>
    <style:style style:name="T1264" style:family="text">
      <style:text-properties style:use-window-font-color="true" loext:opacity="0%" style:text-position="0% 100%" style:font-name="Calibri1" fo:font-size="10pt" fo:font-weight="normal" officeooo:rsid="030cc16f" fo:background-color="transparent" loext:char-shading-value="0" style:font-name-asian="Calibri1" style:font-size-asian="8.75pt" style:font-weight-asian="normal" style:font-name-complex="Calibri1" style:font-size-complex="10pt" style:font-weight-complex="normal"/>
    </style:style>
    <style:style style:name="T1265" style:family="text">
      <style:text-properties style:use-window-font-color="true" loext:opacity="0%" style:text-position="0% 100%" style:font-name="Calibri1" fo:font-size="10pt" fo:font-weight="normal" officeooo:rsid="091ecc29" fo:background-color="transparent" loext:char-shading-value="0" style:font-name-asian="Calibri1" style:font-size-asian="8.75pt" style:font-weight-asian="normal" style:font-name-complex="Calibri1" style:font-size-complex="10pt" style:font-weight-complex="normal"/>
    </style:style>
    <style:style style:name="T1266" style:family="text">
      <style:text-properties style:use-window-font-color="true" loext:opacity="0%" style:text-position="0% 100%" style:font-name="Calibri1" fo:font-size="10pt" fo:font-weight="normal" officeooo:rsid="0310aebb" fo:background-color="transparent" loext:char-shading-value="0" style:font-name-asian="Calibri1" style:font-size-asian="8.75pt" style:font-weight-asian="normal" style:font-name-complex="Calibri1" style:font-size-complex="10pt" style:font-weight-complex="normal"/>
    </style:style>
    <style:style style:name="T1267" style:family="text">
      <style:text-properties style:use-window-font-color="true" loext:opacity="0%" style:text-position="0% 100%" style:font-name="Calibri1" fo:font-size="10pt" fo:font-weight="normal" officeooo:rsid="09254b13" fo:background-color="transparent" loext:char-shading-value="0" style:font-name-asian="Calibri1" style:font-size-asian="8.75pt" style:font-weight-asian="normal" style:font-name-complex="Calibri1" style:font-size-complex="10pt" style:font-weight-complex="normal"/>
    </style:style>
    <style:style style:name="T1268" style:family="text">
      <style:text-properties style:use-window-font-color="true" loext:opacity="0%" style:text-position="0% 100%" style:font-name="Calibri1" fo:font-size="10pt" fo:font-weight="normal" officeooo:rsid="03124ef8" fo:background-color="transparent" loext:char-shading-value="0" style:font-name-asian="Calibri1" style:font-size-asian="8.75pt" style:font-weight-asian="normal" style:font-name-complex="Calibri1" style:font-size-complex="10pt" style:font-weight-complex="normal"/>
    </style:style>
    <style:style style:name="T1269" style:family="text">
      <style:text-properties style:use-window-font-color="true" loext:opacity="0%" style:text-position="0% 100%" style:font-name="Calibri1" fo:font-size="10pt" fo:font-weight="normal" officeooo:rsid="0312edb0" fo:background-color="transparent" loext:char-shading-value="0" style:font-name-asian="Calibri1" style:font-size-asian="8.75pt" style:font-weight-asian="normal" style:font-name-complex="Calibri1" style:font-size-complex="10pt" style:font-weight-complex="normal"/>
    </style:style>
    <style:style style:name="T1270" style:family="text">
      <style:text-properties style:use-window-font-color="true" loext:opacity="0%" style:text-position="0% 100%" style:font-name="Calibri1" fo:font-size="10pt" fo:font-weight="normal" officeooo:rsid="09273551" fo:background-color="transparent" loext:char-shading-value="0" style:font-name-asian="Calibri1" style:font-size-asian="8.75pt" style:font-weight-asian="normal" style:font-name-complex="Calibri1" style:font-size-complex="10pt" style:font-weight-complex="normal"/>
    </style:style>
    <style:style style:name="T1271" style:family="text">
      <style:text-properties style:use-window-font-color="true" loext:opacity="0%" style:text-position="0% 100%" style:font-name="Calibri1" fo:font-size="10pt" fo:font-weight="normal" officeooo:rsid="031334a8" fo:background-color="transparent" loext:char-shading-value="0" style:font-name-asian="Calibri1" style:font-size-asian="8.75pt" style:font-weight-asian="normal" style:font-name-complex="Calibri1" style:font-size-complex="10pt" style:font-weight-complex="normal"/>
    </style:style>
    <style:style style:name="T1272" style:family="text">
      <style:text-properties style:use-window-font-color="true" loext:opacity="0%" style:text-position="0% 100%" style:font-name="Calibri1" fo:font-size="10pt" fo:font-weight="normal" officeooo:rsid="0313e48a" fo:background-color="transparent" loext:char-shading-value="0" style:font-name-asian="Calibri1" style:font-size-asian="8.75pt" style:font-weight-asian="normal" style:font-name-complex="Calibri1" style:font-size-complex="10pt" style:font-weight-complex="normal"/>
    </style:style>
    <style:style style:name="T1273" style:family="text">
      <style:text-properties style:use-window-font-color="true" loext:opacity="0%" style:text-position="0% 100%" style:font-name="Calibri1" fo:font-size="10pt" fo:font-weight="normal" officeooo:rsid="0314059a" fo:background-color="transparent" loext:char-shading-value="0" style:font-name-asian="Calibri1" style:font-size-asian="8.75pt" style:font-weight-asian="normal" style:font-name-complex="Calibri1" style:font-size-complex="10pt" style:font-weight-complex="normal"/>
    </style:style>
    <style:style style:name="T1274" style:family="text">
      <style:text-properties style:use-window-font-color="true" loext:opacity="0%" style:text-position="0% 100%" style:font-name="Calibri1" fo:font-size="10pt" fo:font-weight="normal" officeooo:rsid="0928e5ea" fo:background-color="transparent" loext:char-shading-value="0" style:font-name-asian="Calibri1" style:font-size-asian="8.75pt" style:font-weight-asian="normal" style:font-name-complex="Calibri1" style:font-size-complex="10pt" style:font-weight-complex="normal"/>
    </style:style>
    <style:style style:name="T1275" style:family="text">
      <style:text-properties style:use-window-font-color="true" loext:opacity="0%" style:text-position="0% 100%" style:font-name="Calibri1" fo:font-size="10pt" fo:font-weight="normal" officeooo:rsid="092a2780" fo:background-color="transparent" loext:char-shading-value="0" style:font-name-asian="Calibri1" style:font-size-asian="8.75pt" style:font-weight-asian="normal" style:font-name-complex="Calibri1" style:font-size-complex="10pt" style:font-weight-complex="normal"/>
    </style:style>
    <style:style style:name="T1276" style:family="text">
      <style:text-properties style:use-window-font-color="true" loext:opacity="0%" style:text-position="0% 100%" style:font-name="Calibri1" fo:font-size="10pt" fo:font-weight="normal" officeooo:rsid="092e5f02" fo:background-color="transparent" loext:char-shading-value="0" style:font-name-asian="Calibri1" style:font-size-asian="8.75pt" style:font-weight-asian="normal" style:font-name-complex="Calibri1" style:font-size-complex="10pt" style:font-weight-complex="normal"/>
    </style:style>
    <style:style style:name="T1277" style:family="text">
      <style:text-properties style:use-window-font-color="true" loext:opacity="0%" style:text-position="0% 100%" style:font-name="Calibri1" fo:font-size="10pt" fo:font-weight="normal" officeooo:rsid="092e890b" fo:background-color="transparent" loext:char-shading-value="0" style:font-name-asian="Calibri1" style:font-size-asian="8.75pt" style:font-weight-asian="normal" style:font-name-complex="Calibri1" style:font-size-complex="10pt" style:font-weight-complex="normal"/>
    </style:style>
    <style:style style:name="T1278" style:family="text">
      <style:text-properties style:use-window-font-color="true" loext:opacity="0%" style:text-position="0% 100%" style:font-name="Calibri1" fo:font-size="10pt" fo:font-weight="normal" officeooo:rsid="092fef20" fo:background-color="transparent" loext:char-shading-value="0" style:font-name-asian="Calibri1" style:font-size-asian="8.75pt" style:font-weight-asian="normal" style:font-name-complex="Calibri1" style:font-size-complex="10pt" style:font-weight-complex="normal"/>
    </style:style>
    <style:style style:name="T1279" style:family="text">
      <style:text-properties style:use-window-font-color="true" loext:opacity="0%" style:text-position="0% 100%" style:font-name="Calibri1" fo:font-size="10pt" fo:font-weight="normal" officeooo:rsid="09347131" fo:background-color="transparent" loext:char-shading-value="0" style:font-name-asian="Calibri1" style:font-size-asian="8.75pt" style:font-weight-asian="normal" style:font-name-complex="Calibri1" style:font-size-complex="10pt" style:font-weight-complex="normal"/>
    </style:style>
    <style:style style:name="T1280" style:family="text">
      <style:text-properties style:use-window-font-color="true" loext:opacity="0%" style:text-position="0% 100%" style:font-name="Calibri1" fo:font-size="10pt" fo:font-weight="normal" officeooo:rsid="09328958" fo:background-color="transparent" loext:char-shading-value="0" style:font-name-asian="Calibri1" style:font-size-asian="8.75pt" style:font-weight-asian="normal" style:font-name-complex="Calibri1" style:font-size-complex="10pt" style:font-weight-complex="normal"/>
    </style:style>
    <style:style style:name="T1281" style:family="text">
      <style:text-properties style:use-window-font-color="true" loext:opacity="0%" style:text-position="0% 100%" style:font-name="Calibri1" fo:font-size="10pt" fo:font-weight="normal" officeooo:rsid="03142eb8" fo:background-color="transparent" loext:char-shading-value="0" style:font-name-asian="Calibri1" style:font-size-asian="8.75pt" style:font-weight-asian="normal" style:font-name-complex="Calibri1" style:font-size-complex="10pt" style:font-weight-complex="normal"/>
    </style:style>
    <style:style style:name="T1282" style:family="text">
      <style:text-properties style:use-window-font-color="true" loext:opacity="0%" style:text-position="0% 100%" style:font-name="Calibri1" fo:font-size="10pt" fo:font-weight="normal" officeooo:rsid="0935e129" fo:background-color="transparent" loext:char-shading-value="0" style:font-name-asian="Calibri1" style:font-size-asian="8.75pt" style:font-weight-asian="normal" style:font-name-complex="Calibri1" style:font-size-complex="10pt" style:font-weight-complex="normal"/>
    </style:style>
    <style:style style:name="T1283" style:family="text">
      <style:text-properties style:use-window-font-color="true" loext:opacity="0%" style:text-position="0% 100%" style:font-name="Calibri1" fo:font-size="10pt" fo:font-weight="normal" officeooo:rsid="0937cdc3" fo:background-color="transparent" loext:char-shading-value="0" style:font-name-asian="Calibri1" style:font-size-asian="8.75pt" style:font-weight-asian="normal" style:font-name-complex="Calibri1" style:font-size-complex="10pt" style:font-weight-complex="normal"/>
    </style:style>
    <style:style style:name="T1284" style:family="text">
      <style:text-properties style:use-window-font-color="true" loext:opacity="0%" style:text-position="0% 100%" style:font-name="Calibri1" fo:font-size="10pt" fo:font-weight="normal" officeooo:rsid="0939a247" fo:background-color="transparent" loext:char-shading-value="0" style:font-name-asian="Calibri1" style:font-size-asian="8.75pt" style:font-weight-asian="normal" style:font-name-complex="Calibri1" style:font-size-complex="10pt" style:font-weight-complex="normal"/>
    </style:style>
    <style:style style:name="T1285" style:family="text">
      <style:text-properties style:use-window-font-color="true" loext:opacity="0%" style:text-position="0% 100%" style:font-name="Calibri1" fo:font-size="10pt" fo:font-weight="normal" officeooo:rsid="03143f65" fo:background-color="transparent" loext:char-shading-value="0" style:font-name-asian="Calibri1" style:font-size-asian="8.75pt" style:font-weight-asian="normal" style:font-name-complex="Calibri1" style:font-size-complex="10pt" style:font-weight-complex="normal"/>
    </style:style>
    <style:style style:name="T1286" style:family="text">
      <style:text-properties style:use-window-font-color="true" loext:opacity="0%" style:text-position="0% 100%" style:font-name="Calibri1" fo:font-size="10pt" fo:font-weight="normal" officeooo:rsid="03147318" fo:background-color="transparent" loext:char-shading-value="0" style:font-name-asian="Calibri1" style:font-size-asian="8.75pt" style:font-weight-asian="normal" style:font-name-complex="Calibri1" style:font-size-complex="10pt" style:font-weight-complex="normal"/>
    </style:style>
    <style:style style:name="T1287" style:family="text">
      <style:text-properties style:use-window-font-color="true" loext:opacity="0%" style:text-position="0% 100%" style:font-name="Calibri1" fo:font-size="10pt" fo:font-weight="normal" officeooo:rsid="0315060a" fo:background-color="transparent" loext:char-shading-value="0" style:font-name-asian="Calibri1" style:font-size-asian="8.75pt" style:font-weight-asian="normal" style:font-name-complex="Calibri1" style:font-size-complex="10pt" style:font-weight-complex="normal"/>
    </style:style>
    <style:style style:name="T1288" style:family="text">
      <style:text-properties style:use-window-font-color="true" loext:opacity="0%" style:text-position="0% 100%" style:font-name="Calibri1" fo:font-size="10pt" fo:font-weight="normal" officeooo:rsid="032a5743" fo:background-color="transparent" loext:char-shading-value="0" style:font-name-asian="Calibri1" style:font-size-asian="8.75pt" style:font-weight-asian="normal" style:font-name-complex="Calibri1" style:font-size-complex="10pt" style:font-weight-complex="normal"/>
    </style:style>
    <style:style style:name="T1289" style:family="text">
      <style:text-properties style:use-window-font-color="true" loext:opacity="0%" style:text-position="0% 100%" style:font-name="Calibri1" fo:font-size="10pt" fo:font-weight="normal" officeooo:rsid="09469974" fo:background-color="transparent" loext:char-shading-value="0" style:font-name-asian="Calibri1" style:font-size-asian="8.75pt" style:font-weight-asian="normal" style:font-name-complex="Calibri1" style:font-size-complex="10pt" style:font-weight-complex="normal"/>
    </style:style>
    <style:style style:name="T1290" style:family="text">
      <style:text-properties style:use-window-font-color="true" loext:opacity="0%" style:text-position="0% 100%" style:font-name="Calibri1" fo:font-size="10pt" fo:font-weight="normal" officeooo:rsid="0942756e" fo:background-color="transparent" loext:char-shading-value="0" style:font-name-asian="Calibri1" style:font-size-asian="8.75pt" style:font-weight-asian="normal" style:font-name-complex="Calibri1" style:font-size-complex="10pt" style:font-weight-complex="normal"/>
    </style:style>
    <style:style style:name="T1291" style:family="text">
      <style:text-properties style:use-window-font-color="true" loext:opacity="0%" style:text-position="0% 100%" style:font-name="Calibri1" fo:font-size="10pt" fo:font-weight="normal" officeooo:rsid="03268d6e" fo:background-color="transparent" loext:char-shading-value="0" style:font-name-asian="Calibri1" style:font-size-asian="8.75pt" style:font-weight-asian="normal" style:font-name-complex="Calibri1" style:font-size-complex="10pt" style:font-weight-complex="normal"/>
    </style:style>
    <style:style style:name="T1292" style:family="text">
      <style:text-properties style:use-window-font-color="true" loext:opacity="0%" style:text-position="0% 100%" style:font-name="Calibri1" fo:font-size="10pt" fo:font-weight="normal" officeooo:rsid="032ae68b" fo:background-color="transparent" loext:char-shading-value="0" style:font-name-asian="Calibri1" style:font-size-asian="8.75pt" style:font-weight-asian="normal" style:font-name-complex="Calibri1" style:font-size-complex="10pt" style:font-weight-complex="normal"/>
    </style:style>
    <style:style style:name="T1293" style:family="text">
      <style:text-properties style:use-window-font-color="true" loext:opacity="0%" style:text-position="0% 100%" style:font-name="Calibri1" fo:font-size="10pt" fo:font-weight="normal" officeooo:rsid="032cb8db" fo:background-color="transparent" loext:char-shading-value="0" style:font-name-asian="Calibri1" style:font-size-asian="8.75pt" style:font-weight-asian="normal" style:font-name-complex="Calibri1" style:font-size-complex="10pt" style:font-weight-complex="normal"/>
    </style:style>
    <style:style style:name="T1294" style:family="text">
      <style:text-properties style:use-window-font-color="true" loext:opacity="0%" style:text-position="0% 100%" style:font-name="Calibri1" fo:font-size="10pt" fo:font-weight="normal" officeooo:rsid="0316d919" fo:background-color="transparent" loext:char-shading-value="0" style:font-name-asian="Calibri1" style:font-size-asian="8.75pt" style:font-weight-asian="normal" style:font-name-complex="Calibri1" style:font-size-complex="10pt" style:font-weight-complex="normal"/>
    </style:style>
    <style:style style:name="T1295" style:family="text">
      <style:text-properties style:use-window-font-color="true" loext:opacity="0%" style:text-position="0% 100%" style:font-name="Calibri1" fo:font-size="10pt" fo:font-weight="normal" officeooo:rsid="03185520" fo:background-color="transparent" loext:char-shading-value="0" style:font-name-asian="Calibri1" style:font-size-asian="8.75pt" style:font-weight-asian="normal" style:font-name-complex="Calibri1" style:font-size-complex="10pt" style:font-weight-complex="normal"/>
    </style:style>
    <style:style style:name="T1296" style:family="text">
      <style:text-properties style:use-window-font-color="true" loext:opacity="0%" style:text-position="0% 100%" style:font-name="Calibri1" fo:font-size="10pt" fo:font-weight="normal" officeooo:rsid="093eb4cb" fo:background-color="transparent" loext:char-shading-value="0" style:font-name-asian="Calibri1" style:font-size-asian="8.75pt" style:font-weight-asian="normal" style:font-name-complex="Calibri1" style:font-size-complex="10pt" style:font-weight-complex="normal"/>
    </style:style>
    <style:style style:name="T1297" style:family="text">
      <style:text-properties style:use-window-font-color="true" loext:opacity="0%" style:text-position="0% 100%" style:font-name="Calibri1" fo:font-size="10pt" fo:font-weight="normal" officeooo:rsid="03201fc9" fo:background-color="transparent" loext:char-shading-value="0" style:font-name-asian="Calibri1" style:font-size-asian="8.75pt" style:font-weight-asian="normal" style:font-name-complex="Calibri1" style:font-size-complex="10pt" style:font-weight-complex="normal"/>
    </style:style>
    <style:style style:name="T1298" style:family="text">
      <style:text-properties style:use-window-font-color="true" loext:opacity="0%" style:text-position="0% 100%" style:font-name="Calibri1" fo:font-size="10pt" fo:font-weight="normal" officeooo:rsid="0321e390" fo:background-color="transparent" loext:char-shading-value="0" style:font-name-asian="Calibri1" style:font-size-asian="8.75pt" style:font-weight-asian="normal" style:font-name-complex="Calibri1" style:font-size-complex="10pt" style:font-weight-complex="normal"/>
    </style:style>
    <style:style style:name="T1299" style:family="text">
      <style:text-properties style:use-window-font-color="true" loext:opacity="0%" style:text-position="0% 100%" style:font-name="Calibri1" fo:font-size="10pt" fo:font-weight="normal" officeooo:rsid="03233223" fo:background-color="transparent" loext:char-shading-value="0" style:font-name-asian="Calibri1" style:font-size-asian="8.75pt" style:font-weight-asian="normal" style:font-name-complex="Calibri1" style:font-size-complex="10pt" style:font-weight-complex="normal"/>
    </style:style>
    <style:style style:name="T1300" style:family="text">
      <style:text-properties style:use-window-font-color="true" loext:opacity="0%" style:text-position="0% 100%" style:font-name="Calibri1" fo:font-size="10pt" fo:font-weight="normal" officeooo:rsid="09400071" fo:background-color="transparent" loext:char-shading-value="0" style:font-name-asian="Calibri1" style:font-size-asian="8.75pt" style:font-weight-asian="normal" style:font-name-complex="Calibri1" style:font-size-complex="10pt" style:font-weight-complex="normal"/>
    </style:style>
    <style:style style:name="T1301" style:family="text">
      <style:text-properties style:use-window-font-color="true" loext:opacity="0%" style:text-position="0% 100%" style:font-name="Calibri1" fo:font-size="10pt" fo:font-weight="normal" officeooo:rsid="0324db94" fo:background-color="transparent" loext:char-shading-value="0" style:font-name-asian="Calibri1" style:font-size-asian="8.75pt" style:font-weight-asian="normal" style:font-name-complex="Calibri1" style:font-size-complex="10pt" style:font-weight-complex="normal"/>
    </style:style>
    <style:style style:name="T1302" style:family="text">
      <style:text-properties style:use-window-font-color="true" loext:opacity="0%" style:text-position="0% 100%" style:font-name="Calibri1" fo:font-size="10pt" fo:font-weight="normal" officeooo:rsid="03264f2a" fo:background-color="transparent" loext:char-shading-value="0" style:font-name-asian="Calibri1" style:font-size-asian="8.75pt" style:font-weight-asian="normal" style:font-name-complex="Calibri1" style:font-size-complex="10pt" style:font-weight-complex="normal"/>
    </style:style>
    <style:style style:name="T1303" style:family="text">
      <style:text-properties style:use-window-font-color="true" loext:opacity="0%" style:text-position="0% 100%" style:font-name="Calibri1" fo:font-size="10pt" fo:font-weight="normal" officeooo:rsid="09408aa7" fo:background-color="transparent" loext:char-shading-value="0" style:font-name-asian="Calibri1" style:font-size-asian="8.75pt" style:font-weight-asian="normal" style:font-name-complex="Calibri1" style:font-size-complex="10pt" style:font-weight-complex="normal"/>
    </style:style>
    <style:style style:name="T1304" style:family="text">
      <style:text-properties style:use-window-font-color="true" loext:opacity="0%" style:text-position="0% 100%" style:font-name="Calibri1" fo:font-size="10pt" fo:font-weight="normal" officeooo:rsid="032717c7" fo:background-color="transparent" loext:char-shading-value="0" style:font-name-asian="Calibri1" style:font-size-asian="8.75pt" style:font-weight-asian="normal" style:font-name-complex="Calibri1" style:font-size-complex="10pt" style:font-weight-complex="normal"/>
    </style:style>
    <style:style style:name="T1305" style:family="text">
      <style:text-properties style:use-window-font-color="true" loext:opacity="0%" style:text-position="0% 100%" style:font-name="Calibri1" fo:font-size="10pt" fo:font-weight="normal" officeooo:rsid="0328dff0" fo:background-color="transparent" loext:char-shading-value="0" style:font-name-asian="Calibri1" style:font-size-asian="8.75pt" style:font-weight-asian="normal" style:font-name-complex="Calibri1" style:font-size-complex="10pt" style:font-weight-complex="normal"/>
    </style:style>
    <style:style style:name="T1306" style:family="text">
      <style:text-properties style:use-window-font-color="true" loext:opacity="0%" style:text-position="0% 100%" style:font-name="Calibri1" fo:font-size="10pt" fo:font-weight="normal" officeooo:rsid="094bafa8" fo:background-color="transparent" loext:char-shading-value="0" style:font-name-asian="Calibri1" style:font-size-asian="8.75pt" style:font-weight-asian="normal" style:font-name-complex="Calibri1" style:font-size-complex="10pt" style:font-weight-complex="normal"/>
    </style:style>
    <style:style style:name="T1307" style:family="text">
      <style:text-properties style:use-window-font-color="true" loext:opacity="0%" style:text-position="0% 100%" style:font-name="Calibri1" fo:font-size="10pt" fo:font-weight="normal" officeooo:rsid="094da6d1" fo:background-color="transparent" loext:char-shading-value="0" style:font-name-asian="Calibri1" style:font-size-asian="8.75pt" style:font-weight-asian="normal" style:font-name-complex="Calibri1" style:font-size-complex="10pt" style:font-weight-complex="normal"/>
    </style:style>
    <style:style style:name="T1308" style:family="text">
      <style:text-properties style:use-window-font-color="true" loext:opacity="0%" style:text-position="0% 100%" style:font-name="Calibri1" fo:font-size="10pt" fo:font-weight="normal" officeooo:rsid="032a40a1" fo:background-color="transparent" loext:char-shading-value="0" style:font-name-asian="Calibri1" style:font-size-asian="8.75pt" style:font-weight-asian="normal" style:font-name-complex="Calibri1" style:font-size-complex="10pt" style:font-weight-complex="normal"/>
    </style:style>
    <style:style style:name="T1309" style:family="text">
      <style:text-properties style:use-window-font-color="true" loext:opacity="0%" style:text-position="0% 100%" style:font-name="Calibri1" fo:font-size="10pt" fo:font-weight="normal" officeooo:rsid="094e8bc6" fo:background-color="transparent" loext:char-shading-value="0" style:font-name-asian="Calibri1" style:font-size-asian="8.75pt" style:font-weight-asian="normal" style:font-name-complex="Calibri1" style:font-size-complex="10pt" style:font-weight-complex="normal"/>
    </style:style>
    <style:style style:name="T1310" style:family="text">
      <style:text-properties style:use-window-font-color="true" loext:opacity="0%" style:text-position="0% 100%" style:font-name="Calibri1" fo:font-size="10pt" fo:font-weight="normal" officeooo:rsid="0332f1b4" fo:background-color="transparent" loext:char-shading-value="0" style:font-name-asian="Calibri1" style:font-size-asian="8.75pt" style:font-weight-asian="normal" style:font-name-complex="Calibri1" style:font-size-complex="10pt" style:font-weight-complex="normal"/>
    </style:style>
    <style:style style:name="T1311" style:family="text">
      <style:text-properties style:use-window-font-color="true" loext:opacity="0%" style:text-position="0% 100%" style:font-name="Calibri1" fo:font-size="10pt" fo:font-weight="normal" officeooo:rsid="095689a5" fo:background-color="transparent" loext:char-shading-value="0" style:font-name-asian="Calibri1" style:font-size-asian="8.75pt" style:font-weight-asian="normal" style:font-name-complex="Calibri1" style:font-size-complex="10pt" style:font-weight-complex="normal"/>
    </style:style>
    <style:style style:name="T1312" style:family="text">
      <style:text-properties style:use-window-font-color="true" loext:opacity="0%" style:text-position="0% 100%" style:font-name="Calibri1" fo:font-size="10pt" fo:font-weight="normal" officeooo:rsid="03343846" fo:background-color="transparent" loext:char-shading-value="0" style:font-name-asian="Calibri1" style:font-size-asian="8.75pt" style:font-weight-asian="normal" style:font-name-complex="Calibri1" style:font-size-complex="10pt" style:font-weight-complex="normal"/>
    </style:style>
    <style:style style:name="T1313" style:family="text">
      <style:text-properties style:use-window-font-color="true" loext:opacity="0%" style:text-position="0% 100%" style:font-name="Calibri1" fo:font-size="10pt" fo:font-weight="normal" officeooo:rsid="0957e2ab" fo:background-color="transparent" loext:char-shading-value="0" style:font-name-asian="Calibri1" style:font-size-asian="8.75pt" style:font-weight-asian="normal" style:font-name-complex="Calibri1" style:font-size-complex="10pt" style:font-weight-complex="normal"/>
    </style:style>
    <style:style style:name="T1314" style:family="text">
      <style:text-properties style:use-window-font-color="true" loext:opacity="0%" style:text-position="0% 100%" style:font-name="Calibri1" fo:font-size="10pt" fo:font-weight="normal" officeooo:rsid="0950fa6e" fo:background-color="transparent" loext:char-shading-value="0" style:font-name-asian="Calibri1" style:font-size-asian="8.75pt" style:font-weight-asian="normal" style:font-name-complex="Calibri1" style:font-size-complex="10pt" style:font-weight-complex="normal"/>
    </style:style>
    <style:style style:name="T1315" style:family="text">
      <style:text-properties style:use-window-font-color="true" loext:opacity="0%" style:text-position="0% 100%" style:font-name="Calibri1" fo:font-size="10pt" fo:font-weight="normal" officeooo:rsid="03357f30" fo:background-color="transparent" loext:char-shading-value="0" style:font-name-asian="Calibri1" style:font-size-asian="8.75pt" style:font-weight-asian="normal" style:font-name-complex="Calibri1" style:font-size-complex="10pt" style:font-weight-complex="normal"/>
    </style:style>
    <style:style style:name="T1316" style:family="text">
      <style:text-properties style:use-window-font-color="true" loext:opacity="0%" style:text-position="0% 100%" style:font-name="Calibri1" fo:font-size="10pt" fo:font-weight="normal" officeooo:rsid="0952df5d" fo:background-color="transparent" loext:char-shading-value="0" style:font-name-asian="Calibri1" style:font-size-asian="8.75pt" style:font-weight-asian="normal" style:font-name-complex="Calibri1" style:font-size-complex="10pt" style:font-weight-complex="normal"/>
    </style:style>
    <style:style style:name="T1317" style:family="text">
      <style:text-properties style:use-window-font-color="true" loext:opacity="0%" style:text-position="0% 100%" style:font-name="Calibri1" fo:font-size="10pt" fo:font-weight="normal" officeooo:rsid="03475e9b" fo:background-color="transparent" loext:char-shading-value="0" style:font-name-asian="Calibri1" style:font-size-asian="8.75pt" style:font-weight-asian="normal" style:font-name-complex="Calibri1" style:font-size-complex="10pt" style:font-weight-complex="normal"/>
    </style:style>
    <style:style style:name="T1318" style:family="text">
      <style:text-properties style:use-window-font-color="true" loext:opacity="0%" style:text-position="0% 100%" style:font-name="Calibri1" fo:font-size="10pt" fo:font-weight="normal" officeooo:rsid="095907af" fo:background-color="transparent" loext:char-shading-value="0" style:font-name-asian="Calibri1" style:font-size-asian="8.75pt" style:font-weight-asian="normal" style:font-name-complex="Calibri1" style:font-size-complex="10pt" style:font-weight-complex="normal"/>
    </style:style>
    <style:style style:name="T1319" style:family="text">
      <style:text-properties style:use-window-font-color="true" loext:opacity="0%" style:text-position="0% 100%" style:font-name="Calibri1" fo:font-size="10pt" fo:font-weight="normal" officeooo:rsid="034a6334" fo:background-color="transparent" loext:char-shading-value="0" style:font-name-asian="Calibri1" style:font-size-asian="8.75pt" style:font-weight-asian="normal" style:font-name-complex="Calibri1" style:font-size-complex="10pt" style:font-weight-complex="normal"/>
    </style:style>
    <style:style style:name="T1320" style:family="text">
      <style:text-properties style:use-window-font-color="true" loext:opacity="0%" style:text-position="0% 100%" style:font-name="Calibri1" fo:font-size="10pt" fo:font-weight="normal" officeooo:rsid="0954b574" fo:background-color="transparent" loext:char-shading-value="0" style:font-name-asian="Calibri1" style:font-size-asian="8.75pt" style:font-weight-asian="normal" style:font-name-complex="Calibri1" style:font-size-complex="10pt" style:font-weight-complex="normal"/>
    </style:style>
    <style:style style:name="T1321" style:family="text">
      <style:text-properties style:use-window-font-color="true" loext:opacity="0%" style:text-position="0% 100%" style:font-name="Calibri1" fo:font-size="10pt" fo:font-weight="normal" officeooo:rsid="034ac4d8" fo:background-color="transparent" loext:char-shading-value="0" style:font-name-asian="Calibri1" style:font-size-asian="8.75pt" style:font-weight-asian="normal" style:font-name-complex="Calibri1" style:font-size-complex="10pt" style:font-weight-complex="normal"/>
    </style:style>
    <style:style style:name="T1322" style:family="text">
      <style:text-properties style:use-window-font-color="true" loext:opacity="0%" style:text-position="0% 100%" style:font-name="Calibri1" fo:font-size="10pt" fo:font-weight="normal" officeooo:rsid="034b5a2a" fo:background-color="transparent" loext:char-shading-value="0" style:font-name-asian="Calibri1" style:font-size-asian="8.75pt" style:font-weight-asian="normal" style:font-name-complex="Calibri1" style:font-size-complex="10pt" style:font-weight-complex="normal"/>
    </style:style>
    <style:style style:name="T1323" style:family="text">
      <style:text-properties style:use-window-font-color="true" loext:opacity="0%" style:text-position="0% 100%" style:font-name="Calibri1" fo:font-size="10pt" fo:font-weight="normal" officeooo:rsid="034cde3f" fo:background-color="transparent" loext:char-shading-value="0" style:font-name-asian="Calibri1" style:font-size-asian="8.75pt" style:font-weight-asian="normal" style:font-name-complex="Calibri1" style:font-size-complex="10pt" style:font-weight-complex="normal"/>
    </style:style>
    <style:style style:name="T1324" style:family="text">
      <style:text-properties style:use-window-font-color="true" loext:opacity="0%" style:text-position="0% 100%" style:font-name="Calibri1" fo:font-size="10pt" fo:font-weight="normal" officeooo:rsid="034c0353" fo:background-color="transparent" loext:char-shading-value="0" style:font-name-asian="Calibri1" style:font-size-asian="8.75pt" style:font-weight-asian="normal" style:font-name-complex="Calibri1" style:font-size-complex="10pt" style:font-weight-complex="normal"/>
    </style:style>
    <style:style style:name="T1325" style:family="text">
      <style:text-properties style:use-window-font-color="true" loext:opacity="0%" style:text-position="0% 100%" style:font-name="Calibri1" fo:font-size="10pt" fo:font-weight="normal" officeooo:rsid="034d2068" fo:background-color="transparent" loext:char-shading-value="0" style:font-name-asian="Calibri1" style:font-size-asian="8.75pt" style:font-weight-asian="normal" style:font-name-complex="Calibri1" style:font-size-complex="10pt" style:font-weight-complex="normal"/>
    </style:style>
    <style:style style:name="T1326" style:family="text">
      <style:text-properties style:use-window-font-color="true" loext:opacity="0%" style:text-position="0% 100%" style:font-name="Calibri1" fo:font-size="10pt" fo:font-weight="normal" officeooo:rsid="034dd2e7" fo:background-color="transparent" loext:char-shading-value="0" style:font-name-asian="Calibri1" style:font-size-asian="8.75pt" style:font-weight-asian="normal" style:font-name-complex="Calibri1" style:font-size-complex="10pt" style:font-weight-complex="normal"/>
    </style:style>
    <style:style style:name="T1327" style:family="text">
      <style:text-properties style:use-window-font-color="true" loext:opacity="0%" style:text-position="0% 100%" style:font-name="Calibri1" fo:font-size="10pt" fo:font-weight="normal" officeooo:rsid="095aee66" fo:background-color="transparent" loext:char-shading-value="0" style:font-name-asian="Calibri1" style:font-size-asian="8.75pt" style:font-weight-asian="normal" style:font-name-complex="Calibri1" style:font-size-complex="10pt" style:font-weight-complex="normal"/>
    </style:style>
    <style:style style:name="T1328" style:family="text">
      <style:text-properties style:use-window-font-color="true" loext:opacity="0%" style:text-position="0% 100%" style:font-name="Calibri1" fo:font-size="10pt" fo:font-weight="normal" officeooo:rsid="034dfabe" fo:background-color="transparent" loext:char-shading-value="0" style:font-name-asian="Calibri1" style:font-size-asian="8.75pt" style:font-weight-asian="normal" style:font-name-complex="Calibri1" style:font-size-complex="10pt" style:font-weight-complex="normal"/>
    </style:style>
    <style:style style:name="T1329" style:family="text">
      <style:text-properties style:use-window-font-color="true" loext:opacity="0%" style:text-position="0% 100%" style:font-name="Calibri1" fo:font-size="10pt" fo:font-weight="normal" officeooo:rsid="034e895b" fo:background-color="transparent" loext:char-shading-value="0" style:font-name-asian="Calibri1" style:font-size-asian="8.75pt" style:font-weight-asian="normal" style:font-name-complex="Calibri1" style:font-size-complex="10pt" style:font-weight-complex="normal"/>
    </style:style>
    <style:style style:name="T1330" style:family="text">
      <style:text-properties style:use-window-font-color="true" loext:opacity="0%" style:text-position="0% 100%" style:font-name="Calibri1" fo:font-size="10pt" fo:font-weight="normal" officeooo:rsid="034e6dd6" fo:background-color="transparent" loext:char-shading-value="0" style:font-name-asian="Calibri1" style:font-size-asian="8.75pt" style:font-weight-asian="normal" style:font-name-complex="Calibri1" style:font-size-complex="10pt" style:font-weight-complex="normal"/>
    </style:style>
    <style:style style:name="T1331" style:family="text">
      <style:text-properties style:use-window-font-color="true" loext:opacity="0%" style:text-position="0% 100%" style:font-name="Calibri1" fo:font-size="10pt" fo:font-weight="normal" officeooo:rsid="09592fb6" fo:background-color="transparent" loext:char-shading-value="0" style:font-name-asian="Calibri1" style:font-size-asian="8.75pt" style:font-weight-asian="normal" style:font-name-complex="Calibri1" style:font-size-complex="10pt" style:font-weight-complex="normal"/>
    </style:style>
    <style:style style:name="T1332" style:family="text">
      <style:text-properties style:use-window-font-color="true" loext:opacity="0%" style:text-position="0% 100%" style:font-name="Calibri1" fo:font-size="10pt" fo:font-weight="normal" officeooo:rsid="034f617f" fo:background-color="transparent" loext:char-shading-value="0" style:font-name-asian="Calibri1" style:font-size-asian="8.75pt" style:font-weight-asian="normal" style:font-name-complex="Calibri1" style:font-size-complex="10pt" style:font-weight-complex="normal"/>
    </style:style>
    <style:style style:name="T1333" style:family="text">
      <style:text-properties style:use-window-font-color="true" loext:opacity="0%" style:text-position="0% 100%" style:font-name="Calibri1" fo:font-size="10pt" fo:font-weight="normal" officeooo:rsid="0352d5af" fo:background-color="transparent" loext:char-shading-value="0" style:font-name-asian="Calibri1" style:font-size-asian="8.75pt" style:font-weight-asian="normal" style:font-name-complex="Calibri1" style:font-size-complex="10pt" style:font-weight-complex="normal"/>
    </style:style>
    <style:style style:name="T1334" style:family="text">
      <style:text-properties style:use-window-font-color="true" loext:opacity="0%" style:text-position="0% 100%" style:font-name="Calibri1" fo:font-size="10pt" fo:font-weight="normal" officeooo:rsid="03512ce9" fo:background-color="transparent" loext:char-shading-value="0" style:font-name-asian="Calibri1" style:font-size-asian="8.75pt" style:font-weight-asian="normal" style:font-name-complex="Calibri1" style:font-size-complex="10pt" style:font-weight-complex="normal"/>
    </style:style>
    <style:style style:name="T1335" style:family="text">
      <style:text-properties style:use-window-font-color="true" loext:opacity="0%" style:text-position="0% 100%" style:font-name="Calibri1" fo:font-size="10pt" fo:font-weight="normal" officeooo:rsid="03552621" fo:background-color="transparent" loext:char-shading-value="0" style:font-name-asian="Calibri1" style:font-size-asian="8.75pt" style:font-weight-asian="normal" style:font-name-complex="Calibri1" style:font-size-complex="10pt" style:font-weight-complex="normal"/>
    </style:style>
    <style:style style:name="T1336" style:family="text">
      <style:text-properties style:use-window-font-color="true" loext:opacity="0%" style:text-position="0% 100%" style:font-name="Calibri1" fo:font-size="10pt" fo:font-weight="normal" officeooo:rsid="03535c0d" fo:background-color="transparent" loext:char-shading-value="0" style:font-name-asian="Calibri1" style:font-size-asian="8.75pt" style:font-weight-asian="normal" style:font-name-complex="Calibri1" style:font-size-complex="10pt" style:font-weight-complex="normal"/>
    </style:style>
    <style:style style:name="T1337" style:family="text">
      <style:text-properties style:use-window-font-color="true" loext:opacity="0%" style:text-position="0% 100%" style:font-name="Calibri1" fo:font-size="10pt" fo:font-weight="normal" officeooo:rsid="0354b017" fo:background-color="transparent" loext:char-shading-value="0" style:font-name-asian="Calibri1" style:font-size-asian="8.75pt" style:font-weight-asian="normal" style:font-name-complex="Calibri1" style:font-size-complex="10pt" style:font-weight-complex="normal"/>
    </style:style>
    <style:style style:name="T1338" style:family="text">
      <style:text-properties style:use-window-font-color="true" loext:opacity="0%" style:text-position="0% 100%" style:font-name="Calibri1" fo:font-size="10pt" fo:font-weight="normal" officeooo:rsid="095ca299" fo:background-color="transparent" loext:char-shading-value="0" style:font-name-asian="Calibri1" style:font-size-asian="8.75pt" style:font-weight-asian="normal" style:font-name-complex="Calibri1" style:font-size-complex="10pt" style:font-weight-complex="normal"/>
    </style:style>
    <style:style style:name="T1339" style:family="text">
      <style:text-properties style:use-window-font-color="true" loext:opacity="0%" style:text-position="0% 100%" style:font-name="Calibri1" fo:font-size="10pt" fo:font-weight="normal" officeooo:rsid="0a4422d6" fo:background-color="transparent" loext:char-shading-value="0" style:font-name-asian="Calibri1" style:font-size-asian="8.75pt" style:font-weight-asian="normal" style:font-name-complex="Calibri1" style:font-size-complex="10pt" style:font-weight-complex="normal"/>
    </style:style>
    <style:style style:name="T1340" style:family="text">
      <style:text-properties style:use-window-font-color="true" loext:opacity="0%" style:text-position="0% 100%" style:font-name="Calibri1" fo:font-size="10pt" fo:font-weight="normal" officeooo:rsid="0a44daeb" fo:background-color="transparent" loext:char-shading-value="0" style:font-name-asian="Calibri1" style:font-size-asian="8.75pt" style:font-weight-asian="normal" style:font-name-complex="Calibri1" style:font-size-complex="10pt" style:font-weight-complex="normal"/>
    </style:style>
    <style:style style:name="T1341" style:family="text">
      <style:text-properties style:use-window-font-color="true" loext:opacity="0%" style:text-position="0% 100%" style:font-name="Calibri1" fo:font-size="10pt" fo:font-weight="normal" officeooo:rsid="0a44ef67" fo:background-color="transparent" loext:char-shading-value="0" style:font-name-asian="Calibri1" style:font-size-asian="8.75pt" style:font-weight-asian="normal" style:font-name-complex="Calibri1" style:font-size-complex="10pt" style:font-weight-complex="normal"/>
    </style:style>
    <style:style style:name="T1342" style:family="text">
      <style:text-properties style:use-window-font-color="true" loext:opacity="0%" style:text-position="0% 100%" style:font-name="Calibri1" fo:font-size="10pt" fo:font-weight="normal" officeooo:rsid="067601ae" fo:background-color="transparent" loext:char-shading-value="0" style:font-name-asian="Calibri1" style:font-size-asian="8.75pt" style:font-weight-asian="normal" style:font-name-complex="Calibri1" style:font-size-complex="10pt" style:font-weight-complex="normal"/>
    </style:style>
    <style:style style:name="T1343" style:family="text">
      <style:text-properties style:use-window-font-color="true" loext:opacity="0%" style:text-position="0% 100%" style:font-name="Calibri1" fo:font-size="10pt" fo:font-weight="normal" officeooo:rsid="0a4ffec6" fo:background-color="transparent" loext:char-shading-value="0" style:font-name-asian="Calibri1" style:font-size-asian="8.75pt" style:font-weight-asian="normal" style:font-name-complex="Calibri1" style:font-size-complex="10pt" style:font-weight-complex="normal"/>
    </style:style>
    <style:style style:name="T1344" style:family="text">
      <style:text-properties style:use-window-font-color="true" loext:opacity="0%" style:text-position="0% 100%" style:font-name="Calibri1" fo:font-size="10pt" fo:font-weight="normal" fo:background-color="transparent" loext:char-shading-value="0" style:font-name-asian="Calibri1" style:font-size-asian="10pt" style:font-name-complex="Calibri1" style:font-size-complex="10pt"/>
    </style:style>
    <style:style style:name="T1345" style:family="text">
      <style:text-properties style:use-window-font-color="true" loext:opacity="0%" style:text-position="0% 100%" style:font-name="Calibri1" fo:font-size="10pt" fo:font-weight="normal" officeooo:rsid="04d751d8" fo:background-color="transparent" loext:char-shading-value="0" style:font-name-asian="Calibri1" style:font-size-asian="10pt" style:font-name-complex="Calibri1" style:font-size-complex="10pt"/>
    </style:style>
    <style:style style:name="T1346" style:family="text">
      <style:text-properties style:use-window-font-color="true" loext:opacity="0%" style:text-position="0% 100%" style:font-name="Calibri1" fo:font-size="10pt" fo:font-weight="normal" officeooo:rsid="008bd542" fo:background-color="transparent" loext:char-shading-value="0" style:font-name-asian="Calibri1" style:font-size-asian="10pt" style:font-name-complex="Calibri1" style:font-size-complex="10pt"/>
    </style:style>
    <style:style style:name="T1347" style:family="text">
      <style:text-properties style:use-window-font-color="true" loext:opacity="0%" style:text-position="0% 100%" style:font-name="Calibri1" fo:font-size="10pt" fo:font-weight="normal" officeooo:rsid="06c39c35" fo:background-color="transparent" loext:char-shading-value="0" style:font-name-asian="Calibri1" style:font-size-asian="10pt" style:font-name-complex="Calibri1" style:font-size-complex="10pt"/>
    </style:style>
    <style:style style:name="T1348" style:family="text">
      <style:text-properties style:use-window-font-color="true" loext:opacity="0%" style:text-position="0% 100%" style:font-name="Calibri1" fo:font-size="10pt" fo:font-weight="normal" officeooo:rsid="06c18a8f" fo:background-color="transparent" loext:char-shading-value="0" style:font-name-asian="Calibri1" style:font-size-asian="10pt" style:font-name-complex="Calibri1" style:font-size-complex="10pt"/>
    </style:style>
    <style:style style:name="T1349" style:family="text">
      <style:text-properties style:use-window-font-color="true" loext:opacity="0%" style:text-position="0% 100%" style:font-name="Calibri1" fo:font-size="10pt" fo:font-weight="normal" officeooo:rsid="008d9fe7" fo:background-color="transparent" loext:char-shading-value="0" style:font-name-asian="Calibri1" style:font-size-asian="10pt" style:font-name-complex="Calibri1" style:font-size-complex="10pt"/>
    </style:style>
    <style:style style:name="T1350" style:family="text">
      <style:text-properties style:use-window-font-color="true" loext:opacity="0%" style:text-position="0% 100%" style:font-name="Calibri1" fo:font-size="10pt" fo:font-weight="normal" officeooo:rsid="06c55f96" fo:background-color="transparent" loext:char-shading-value="0" style:font-name-asian="Calibri1" style:font-size-asian="10pt" style:font-name-complex="Calibri1" style:font-size-complex="10pt"/>
    </style:style>
    <style:style style:name="T1351" style:family="text">
      <style:text-properties style:use-window-font-color="true" loext:opacity="0%" style:text-position="0% 100%" style:font-name="Calibri1" fo:font-size="10pt" fo:font-weight="normal" officeooo:rsid="008e75f2" fo:background-color="transparent" loext:char-shading-value="0" style:font-name-asian="Calibri1" style:font-size-asian="10pt" style:font-name-complex="Calibri1" style:font-size-complex="10pt"/>
    </style:style>
    <style:style style:name="T1352" style:family="text">
      <style:text-properties style:use-window-font-color="true" loext:opacity="0%" style:text-position="0% 100%" style:font-name="Calibri1" fo:font-size="10pt" fo:font-weight="normal" officeooo:rsid="06c83d4a" fo:background-color="transparent" loext:char-shading-value="0" style:font-name-asian="Calibri1" style:font-size-asian="10pt" style:font-name-complex="Calibri1" style:font-size-complex="10pt"/>
    </style:style>
    <style:style style:name="T1353" style:family="text">
      <style:text-properties style:use-window-font-color="true" loext:opacity="0%" style:text-position="0% 100%" style:font-name="Calibri1" fo:font-size="10pt" fo:font-weight="normal" officeooo:rsid="032a5743" fo:background-color="transparent" loext:char-shading-value="0" style:font-name-asian="Calibri1" style:font-size-asian="10pt" style:font-weight-asian="normal" style:font-name-complex="Calibri1" style:font-size-complex="10pt" style:font-weight-complex="normal"/>
    </style:style>
    <style:style style:name="T1354" style:family="text">
      <style:text-properties style:use-window-font-color="true" loext:opacity="0%" style:text-position="0% 100%" style:font-name="Calibri1" fo:font-size="10pt" fo:font-weight="bold" officeooo:rsid="02b504ec" fo:background-color="transparent" loext:char-shading-value="0" style:font-name-asian="Calibri1" style:font-size-asian="8.75pt" style:font-weight-asian="bold" style:font-name-complex="Calibri1" style:font-size-complex="10pt" style:font-weight-complex="bold"/>
    </style:style>
    <style:style style:name="T1355" style:family="text">
      <style:text-properties style:use-window-font-color="true" loext:opacity="0%" style:text-position="0% 100%" style:font-name="Calibri1" fo:font-size="10pt" fo:font-weight="bold" officeooo:rsid="00d53fca" fo:background-color="transparent" loext:char-shading-value="0" style:font-name-asian="Calibri1" style:font-size-asian="8.75pt" style:font-weight-asian="bold" style:font-name-complex="Calibri1" style:font-size-complex="10pt" style:font-weight-complex="bold"/>
    </style:style>
    <style:style style:name="T1356" style:family="text">
      <style:text-properties style:use-window-font-color="true" loext:opacity="0%" style:text-position="0% 100%" style:font-name="Calibri1" fo:font-size="10pt" fo:font-weight="bold" officeooo:rsid="00da51b6" fo:background-color="transparent" loext:char-shading-value="0" style:font-name-asian="Calibri1" style:font-size-asian="8.75pt" style:font-weight-asian="bold" style:font-name-complex="Calibri1" style:font-size-complex="10pt" style:font-weight-complex="bold"/>
    </style:style>
    <style:style style:name="T1357" style:family="text">
      <style:text-properties style:use-window-font-color="true" loext:opacity="0%" style:text-position="0% 100%" style:font-name="Calibri1" fo:font-size="10pt" fo:font-weight="bold" officeooo:rsid="00dc87c7" fo:background-color="transparent" loext:char-shading-value="0" style:font-name-asian="Calibri1" style:font-size-asian="8.75pt" style:font-weight-asian="bold" style:font-name-complex="Calibri1" style:font-size-complex="10pt" style:font-weight-complex="bold" loext:padding="0cm" loext:border="none"/>
    </style:style>
    <style:style style:name="T1358" style:family="text">
      <style:text-properties style:use-window-font-color="true" loext:opacity="0%" style:text-position="0% 100%" style:font-name="Calibri1" fo:font-size="10pt" fo:font-weight="bold" officeooo:rsid="073e3e51" fo:background-color="transparent" loext:char-shading-value="0" style:font-name-asian="Calibri1" style:font-size-asian="8.75pt" style:font-weight-asian="bold" style:font-name-complex="Calibri1" style:font-size-complex="10pt" style:font-weight-complex="bold" loext:padding="0cm" loext:border="none"/>
    </style:style>
    <style:style style:name="T1359" style:family="text">
      <style:text-properties style:use-window-font-color="true" loext:opacity="0%" style:text-position="0% 100%" style:font-name="Calibri1" fo:font-size="10pt" fo:font-weight="bold" officeooo:rsid="00e3f2af" fo:background-color="transparent" loext:char-shading-value="0" style:font-name-asian="Calibri1" style:font-size-asian="8.75pt" style:font-weight-asian="bold" style:font-name-complex="Calibri1" style:font-size-complex="10pt" style:font-weight-complex="bold"/>
    </style:style>
    <style:style style:name="T1360" style:family="text">
      <style:text-properties style:use-window-font-color="true" loext:opacity="0%" style:text-position="0% 100%" style:font-name="Calibri1" fo:font-size="10pt" fo:font-weight="bold" officeooo:rsid="00e6b2b5" fo:background-color="transparent" loext:char-shading-value="0" style:font-name-asian="Calibri1" style:font-size-asian="8.75pt" style:font-weight-asian="bold" style:font-name-complex="Calibri1" style:font-size-complex="10pt" style:font-weight-complex="bold"/>
    </style:style>
    <style:style style:name="T1361" style:family="text">
      <style:text-properties style:use-window-font-color="true" loext:opacity="0%" style:text-position="0% 100%" style:font-name="Calibri1" fo:font-size="10pt" fo:font-weight="bold" officeooo:rsid="00f11996" fo:background-color="transparent" loext:char-shading-value="0" style:font-name-asian="Calibri1" style:font-size-asian="8.75pt" style:font-weight-asian="bold" style:font-name-complex="Calibri1" style:font-size-complex="10pt" style:font-weight-complex="bold"/>
    </style:style>
    <style:style style:name="T1362" style:family="text">
      <style:text-properties style:use-window-font-color="true" loext:opacity="0%" style:text-position="0% 100%" style:font-name="Calibri1" fo:font-size="10pt" fo:font-weight="bold" officeooo:rsid="00f42ddf" fo:background-color="transparent" loext:char-shading-value="0" style:font-name-asian="Calibri1" style:font-size-asian="8.75pt" style:font-weight-asian="bold" style:font-name-complex="Calibri1" style:font-size-complex="10pt" style:font-weight-complex="bold"/>
    </style:style>
    <style:style style:name="T1363" style:family="text">
      <style:text-properties style:use-window-font-color="true" loext:opacity="0%" style:text-position="0% 100%" style:font-name="Calibri1" fo:font-size="10pt" fo:font-weight="bold" officeooo:rsid="0118496e" fo:background-color="transparent" loext:char-shading-value="0" style:font-name-asian="Calibri1" style:font-size-asian="8.75pt" style:font-weight-asian="bold" style:font-name-complex="Calibri1" style:font-size-complex="10pt" style:font-weight-complex="bold"/>
    </style:style>
    <style:style style:name="T1364" style:family="text">
      <style:text-properties style:use-window-font-color="true" loext:opacity="0%" style:text-position="0% 100%" style:font-name="Calibri1" fo:font-size="10pt" fo:font-weight="bold" officeooo:rsid="011575da" fo:background-color="transparent" loext:char-shading-value="0" style:font-name-asian="Calibri1" style:font-size-asian="8.75pt" style:font-weight-asian="bold" style:font-name-complex="Calibri1" style:font-size-complex="10pt" style:font-weight-complex="bold"/>
    </style:style>
    <style:style style:name="T1365" style:family="text">
      <style:text-properties style:use-window-font-color="true" loext:opacity="0%" style:text-position="0% 100%" style:font-name="Calibri1" fo:font-size="10pt" fo:font-weight="bold" officeooo:rsid="0123618f" fo:background-color="transparent" loext:char-shading-value="0" style:font-name-asian="Calibri1" style:font-size-asian="8.75pt" style:font-weight-asian="bold" style:font-name-complex="Calibri1" style:font-size-complex="10pt" style:font-weight-complex="bold"/>
    </style:style>
    <style:style style:name="T1366" style:family="text">
      <style:text-properties style:use-window-font-color="true" loext:opacity="0%" style:text-position="0% 100%" style:font-name="Calibri1" fo:font-size="10pt" fo:font-weight="bold" officeooo:rsid="01261f6f" fo:background-color="transparent" loext:char-shading-value="0" style:font-name-asian="Calibri1" style:font-size-asian="8.75pt" style:font-weight-asian="bold" style:font-name-complex="Calibri1" style:font-size-complex="10pt" style:font-weight-complex="bold"/>
    </style:style>
    <style:style style:name="T1367" style:family="text">
      <style:text-properties style:use-window-font-color="true" loext:opacity="0%" style:text-position="0% 100%" style:font-name="Calibri1" fo:font-size="10pt" fo:font-weight="bold" officeooo:rsid="01269316" fo:background-color="transparent" loext:char-shading-value="0" style:font-name-asian="Calibri1" style:font-size-asian="8.75pt" style:font-weight-asian="bold" style:font-name-complex="Calibri1" style:font-size-complex="10pt" style:font-weight-complex="bold"/>
    </style:style>
    <style:style style:name="T1368" style:family="text">
      <style:text-properties style:use-window-font-color="true" loext:opacity="0%" style:text-position="0% 100%" style:font-name="Calibri1" fo:font-size="10pt" fo:font-weight="bold" officeooo:rsid="0128270b" fo:background-color="transparent" loext:char-shading-value="0" style:font-name-asian="Calibri1" style:font-size-asian="8.75pt" style:font-weight-asian="bold" style:font-name-complex="Calibri1" style:font-size-complex="10pt" style:font-weight-complex="bold"/>
    </style:style>
    <style:style style:name="T1369" style:family="text">
      <style:text-properties style:use-window-font-color="true" loext:opacity="0%" style:text-position="0% 100%" style:font-name="Calibri1" fo:font-size="10pt" fo:font-weight="bold" officeooo:rsid="012e1fbb" fo:background-color="transparent" loext:char-shading-value="0" style:font-name-asian="Calibri1" style:font-size-asian="8.75pt" style:font-weight-asian="bold" style:font-name-complex="Calibri1" style:font-size-complex="10pt" style:font-weight-complex="bold"/>
    </style:style>
    <style:style style:name="T1370" style:family="text">
      <style:text-properties style:use-window-font-color="true" loext:opacity="0%" style:text-position="0% 100%" style:font-name="Calibri1" fo:font-size="10pt" fo:font-weight="bold" officeooo:rsid="01358260" fo:background-color="transparent" loext:char-shading-value="0" style:font-name-asian="Calibri1" style:font-size-asian="8.75pt" style:font-weight-asian="bold" style:font-name-complex="Calibri1" style:font-size-complex="10pt" style:font-weight-complex="bold"/>
    </style:style>
    <style:style style:name="T1371" style:family="text">
      <style:text-properties style:use-window-font-color="true" loext:opacity="0%" style:text-position="0% 100%" style:font-name="Calibri1" fo:font-size="10pt" fo:font-weight="bold" officeooo:rsid="013fcb24" fo:background-color="transparent" loext:char-shading-value="0" style:font-name-asian="Calibri1" style:font-size-asian="8.75pt" style:font-weight-asian="bold" style:font-name-complex="Calibri1" style:font-size-complex="10pt" style:font-weight-complex="bold"/>
    </style:style>
    <style:style style:name="T1372" style:family="text">
      <style:text-properties style:use-window-font-color="true" loext:opacity="0%" style:text-position="0% 100%" style:font-name="Calibri1" fo:font-size="10pt" fo:font-weight="bold" officeooo:rsid="015d6918" fo:background-color="transparent" loext:char-shading-value="0" style:font-name-asian="Calibri1" style:font-size-asian="8.75pt" style:font-weight-asian="bold" style:font-name-complex="Calibri1" style:font-size-complex="10pt" style:font-weight-complex="bold"/>
    </style:style>
    <style:style style:name="T1373" style:family="text">
      <style:text-properties style:use-window-font-color="true" loext:opacity="0%" style:text-position="0% 100%" style:font-name="Calibri1" fo:font-size="10pt" fo:font-weight="bold" officeooo:rsid="015f10ab" fo:background-color="transparent" loext:char-shading-value="0" style:font-name-asian="Calibri1" style:font-size-asian="8.75pt" style:font-weight-asian="bold" style:font-name-complex="Calibri1" style:font-size-complex="10pt" style:font-weight-complex="bold"/>
    </style:style>
    <style:style style:name="T1374" style:family="text">
      <style:text-properties style:use-window-font-color="true" loext:opacity="0%" style:text-position="0% 100%" style:font-name="Calibri1" fo:font-size="10pt" fo:font-weight="bold" officeooo:rsid="01488951" fo:background-color="transparent" loext:char-shading-value="0" style:font-name-asian="Calibri1" style:font-size-asian="8.75pt" style:font-weight-asian="bold" style:font-name-complex="Calibri1" style:font-size-complex="10pt" style:font-weight-complex="bold"/>
    </style:style>
    <style:style style:name="T1375" style:family="text">
      <style:text-properties style:use-window-font-color="true" loext:opacity="0%" style:text-position="0% 100%" style:font-name="Calibri1" fo:font-size="10pt" fo:font-weight="bold" officeooo:rsid="02238302" fo:background-color="transparent" loext:char-shading-value="0" style:font-name-asian="Calibri1" style:font-size-asian="8.75pt" style:font-weight-asian="bold" style:font-name-complex="Calibri1" style:font-size-complex="10pt" style:font-weight-complex="bold"/>
    </style:style>
    <style:style style:name="T1376" style:family="text">
      <style:text-properties style:use-window-font-color="true" loext:opacity="0%" style:text-position="0% 100%" style:font-name="Calibri1" fo:font-size="10pt" fo:font-weight="bold" officeooo:rsid="01e073c5" fo:background-color="transparent" loext:char-shading-value="0" style:font-name-asian="Calibri1" style:font-size-asian="8.75pt" style:font-weight-asian="bold" style:font-name-complex="Calibri1" style:font-size-complex="10pt" style:font-weight-complex="bold"/>
    </style:style>
    <style:style style:name="T1377" style:family="text">
      <style:text-properties style:use-window-font-color="true" loext:opacity="0%" style:text-position="0% 100%" style:font-name="Calibri1" fo:font-size="10pt" fo:font-weight="bold" officeooo:rsid="01e37359" fo:background-color="transparent" loext:char-shading-value="0" style:font-name-asian="Calibri1" style:font-size-asian="8.75pt" style:font-weight-asian="bold" style:font-name-complex="Calibri1" style:font-size-complex="10pt" style:font-weight-complex="bold"/>
    </style:style>
    <style:style style:name="T1378" style:family="text">
      <style:text-properties style:use-window-font-color="true" loext:opacity="0%" style:text-position="0% 100%" style:font-name="Calibri1" fo:font-size="10pt" fo:font-weight="bold" officeooo:rsid="02b8a36a" fo:background-color="transparent" loext:char-shading-value="0" style:font-name-asian="Calibri1" style:font-size-asian="8.75pt" style:font-weight-asian="bold" style:font-name-complex="Calibri1" style:font-size-complex="10pt" style:font-weight-complex="bold"/>
    </style:style>
    <style:style style:name="T1379" style:family="text">
      <style:text-properties style:use-window-font-color="true" loext:opacity="0%" style:text-position="0% 100%" style:font-name="Calibri1" fo:font-size="10pt" fo:font-weight="bold" officeooo:rsid="0280a321" fo:background-color="transparent" loext:char-shading-value="0" style:font-name-asian="Calibri1" style:font-size-asian="8.75pt" style:font-weight-asian="bold" style:font-name-complex="Calibri1" style:font-size-complex="10pt" style:font-weight-complex="bold"/>
    </style:style>
    <style:style style:name="T1380" style:family="text">
      <style:text-properties style:use-window-font-color="true" loext:opacity="0%" style:text-position="0% 100%" style:font-name="Calibri1" fo:font-size="10pt" fo:font-weight="bold" officeooo:rsid="02a0a2cf" fo:background-color="transparent" loext:char-shading-value="0" style:font-name-asian="Calibri1" style:font-size-asian="8.75pt" style:font-weight-asian="bold" style:font-name-complex="Calibri1" style:font-size-complex="10pt" style:font-weight-complex="bold"/>
    </style:style>
    <style:style style:name="T1381" style:family="text">
      <style:text-properties style:use-window-font-color="true" loext:opacity="0%" style:text-position="0% 100%" style:font-name="Calibri1" fo:font-size="10pt" fo:font-weight="bold" officeooo:rsid="02d90370" fo:background-color="transparent" loext:char-shading-value="0" style:font-name-asian="Calibri1" style:font-size-asian="8.75pt" style:font-weight-asian="bold" style:font-name-complex="Calibri1" style:font-size-complex="10pt" style:font-weight-complex="bold"/>
    </style:style>
    <style:style style:name="T1382" style:family="text">
      <style:text-properties style:use-window-font-color="true" loext:opacity="0%" style:text-position="0% 100%" style:font-name="Calibri1" fo:font-size="10pt" fo:font-weight="bold" officeooo:rsid="02f628f7" fo:background-color="transparent" loext:char-shading-value="0" style:font-name-asian="Calibri1" style:font-size-asian="8.75pt" style:font-weight-asian="bold" style:font-name-complex="Calibri1" style:font-size-complex="10pt" style:font-weight-complex="bold"/>
    </style:style>
    <style:style style:name="T1383" style:family="text">
      <style:text-properties style:use-window-font-color="true" loext:opacity="0%" style:text-position="0% 100%" style:font-name="Calibri1" fo:font-size="10pt" fo:font-weight="bold" officeooo:rsid="031334a8" fo:background-color="transparent" loext:char-shading-value="0" style:font-name-asian="Calibri1" style:font-size-asian="8.75pt" style:font-weight-asian="bold" style:font-name-complex="Calibri1" style:font-size-complex="10pt" style:font-weight-complex="bold"/>
    </style:style>
    <style:style style:name="T1384" style:family="text">
      <style:text-properties style:use-window-font-color="true" loext:opacity="0%" style:text-position="0% 100%" style:font-name="Calibri1" fo:font-size="10pt" fo:font-weight="bold" officeooo:rsid="03142eb8" fo:background-color="transparent" loext:char-shading-value="0" style:font-name-asian="Calibri1" style:font-size-asian="8.75pt" style:font-weight-asian="bold" style:font-name-complex="Calibri1" style:font-size-complex="10pt" style:font-weight-complex="bold"/>
    </style:style>
    <style:style style:name="T1385" style:family="text">
      <style:text-properties style:use-window-font-color="true" loext:opacity="0%" style:text-position="0% 100%" style:font-name="Calibri1" fo:font-size="10pt" fo:language="it" fo:country="IT" fo:font-weight="normal" officeooo:rsid="00c49a5a" fo:background-color="transparent" loext:char-shading-value="0" style:font-name-asian="Calibri1" style:font-size-asian="8.75pt" style:font-weight-asian="normal" style:font-name-complex="Calibri1" style:font-size-complex="10pt" style:font-weight-complex="normal"/>
    </style:style>
    <style:style style:name="T1386" style:family="text">
      <style:text-properties style:use-window-font-color="true" loext:opacity="0%" style:text-position="0% 100%" style:font-name="Calibri1" fo:font-size="10pt" fo:language="it" fo:country="IT" fo:font-weight="normal" officeooo:rsid="07216f76" fo:background-color="transparent" loext:char-shading-value="0" style:font-name-asian="Calibri1" style:font-size-asian="8.75pt" style:font-weight-asian="normal" style:font-name-complex="Calibri1" style:font-size-complex="10pt" style:font-weight-complex="normal"/>
    </style:style>
    <style:style style:name="T1387" style:family="text">
      <style:text-properties style:use-window-font-color="true" loext:opacity="0%" style:text-position="0% 100%" style:font-name="Calibri1" fo:font-size="10pt" fo:language="it" fo:country="IT" fo:font-weight="normal" officeooo:rsid="0745e39d" fo:background-color="transparent" loext:char-shading-value="0" style:font-name-asian="Calibri1" style:font-size-asian="8.75pt" style:font-weight-asian="normal" style:font-name-complex="Calibri1" style:font-size-complex="10pt" style:font-weight-complex="normal"/>
    </style:style>
    <style:style style:name="T1388" style:family="text">
      <style:text-properties style:use-window-font-color="true" loext:opacity="0%" style:text-position="0% 100%" style:font-name="Calibri1" fo:font-size="10pt" fo:language="it" fo:country="IT" fo:font-weight="normal" officeooo:rsid="07462e27" fo:background-color="transparent" loext:char-shading-value="0" style:font-name-asian="Calibri1" style:font-size-asian="8.75pt" style:font-weight-asian="normal" style:font-name-complex="Calibri1" style:font-size-complex="10pt" style:font-weight-complex="normal"/>
    </style:style>
    <style:style style:name="T1389" style:family="text">
      <style:text-properties style:use-window-font-color="true" loext:opacity="0%" style:text-position="0% 100%" style:font-name="Calibri1" fo:font-size="10pt" fo:language="it" fo:country="IT" fo:font-weight="normal" officeooo:rsid="00e894ce" fo:background-color="transparent" loext:char-shading-value="0" style:font-name-asian="Calibri1" style:font-size-asian="8.75pt" style:font-weight-asian="normal" style:font-name-complex="Calibri1" style:font-size-complex="10pt" style:font-weight-complex="normal"/>
    </style:style>
    <style:style style:name="T1390" style:family="text">
      <style:text-properties style:use-window-font-color="true" loext:opacity="0%" style:text-position="0% 100%" style:font-name="Calibri1" fo:font-size="10pt" fo:language="it" fo:country="IT" fo:font-weight="normal" officeooo:rsid="074b2620" fo:background-color="transparent" loext:char-shading-value="0" style:font-name-asian="Calibri1" style:font-size-asian="8.75pt" style:font-weight-asian="normal" style:font-name-complex="Calibri1" style:font-size-complex="10pt" style:font-weight-complex="normal"/>
    </style:style>
    <style:style style:name="T1391" style:family="text">
      <style:text-properties style:use-window-font-color="true" loext:opacity="0%" style:text-position="0% 100%" style:font-name="Calibri1" fo:font-size="10pt" fo:language="it" fo:country="IT" fo:font-weight="normal" officeooo:rsid="010fd21d" fo:background-color="transparent" loext:char-shading-value="0" style:font-name-asian="Calibri1" style:font-size-asian="8.75pt" style:font-weight-asian="normal" style:font-name-complex="Calibri1" style:font-size-complex="10pt" style:font-weight-complex="normal"/>
    </style:style>
    <style:style style:name="T1392" style:family="text">
      <style:text-properties style:use-window-font-color="true" loext:opacity="0%" style:text-position="0% 100%" style:font-name="Calibri1" fo:font-size="10pt" fo:language="it" fo:country="IT" fo:font-weight="normal" officeooo:rsid="0771b340" fo:background-color="transparent" loext:char-shading-value="0" style:font-name-asian="Calibri1" style:font-size-asian="8.75pt" style:font-weight-asian="normal" style:font-name-complex="Calibri1" style:font-size-complex="10pt" style:font-weight-complex="normal"/>
    </style:style>
    <style:style style:name="T1393" style:family="text">
      <style:text-properties style:use-window-font-color="true" loext:opacity="0%" style:text-position="0% 100%" style:font-name="Calibri1" fo:font-size="10pt" fo:language="it" fo:country="IT" fo:font-weight="normal" officeooo:rsid="0119bf2f" fo:background-color="transparent" loext:char-shading-value="0" style:font-name-asian="Calibri1" style:font-size-asian="8.75pt" style:font-weight-asian="normal" style:font-name-complex="Calibri1" style:font-size-complex="10pt" style:font-weight-complex="normal"/>
    </style:style>
    <style:style style:name="T1394" style:family="text">
      <style:text-properties style:use-window-font-color="true" loext:opacity="0%" style:text-position="0% 100%" style:font-name="Calibri1" fo:font-size="10pt" fo:language="it" fo:country="IT" fo:font-weight="normal" officeooo:rsid="077c0888" fo:background-color="transparent" loext:char-shading-value="0" style:font-name-asian="Calibri1" style:font-size-asian="8.75pt" style:font-weight-asian="normal" style:font-name-complex="Calibri1" style:font-size-complex="10pt" style:font-weight-complex="normal"/>
    </style:style>
    <style:style style:name="T1395" style:family="text">
      <style:text-properties style:use-window-font-color="true" loext:opacity="0%" style:text-position="0% 100%" style:font-name="Calibri1" fo:font-size="10pt" fo:language="it" fo:country="IT" fo:font-weight="normal" officeooo:rsid="077c5540" fo:background-color="transparent" loext:char-shading-value="0" style:font-name-asian="Calibri1" style:font-size-asian="8.75pt" style:font-weight-asian="normal" style:font-name-complex="Calibri1" style:font-size-complex="10pt" style:font-weight-complex="normal"/>
    </style:style>
    <style:style style:name="T1396" style:family="text">
      <style:text-properties style:use-window-font-color="true" loext:opacity="0%" style:text-position="0% 100%" style:font-name="Calibri1" fo:font-size="10pt" fo:language="it" fo:country="IT" fo:font-weight="normal" officeooo:rsid="01358260" fo:background-color="transparent" loext:char-shading-value="0" style:font-name-asian="Calibri1" style:font-size-asian="8.75pt" style:font-weight-asian="normal" style:font-name-complex="Calibri1" style:font-size-complex="10pt" style:font-weight-complex="normal"/>
    </style:style>
    <style:style style:name="T1397" style:family="text">
      <style:text-properties style:use-window-font-color="true" loext:opacity="0%" style:text-position="0% 100%" style:font-name="Calibri1" fo:font-size="10pt" fo:language="it" fo:country="IT" fo:font-weight="normal" officeooo:rsid="07efbae9" fo:background-color="transparent" loext:char-shading-value="0" style:font-name-asian="Calibri1" style:font-size-asian="8.75pt" style:font-weight-asian="normal" style:font-name-complex="Calibri1" style:font-size-complex="10pt" style:font-weight-complex="normal"/>
    </style:style>
    <style:style style:name="T1398" style:family="text">
      <style:text-properties style:use-window-font-color="true" loext:opacity="0%" style:text-position="0% 100%" style:font-name="Calibri1" fo:font-size="10pt" fo:language="it" fo:country="IT" fo:font-weight="normal" officeooo:rsid="015aadc3" fo:background-color="transparent" loext:char-shading-value="0" style:font-name-asian="Calibri1" style:font-size-asian="8.75pt" style:font-weight-asian="normal" style:font-name-complex="Calibri1" style:font-size-complex="10pt" style:font-weight-complex="normal"/>
    </style:style>
    <style:style style:name="T1399" style:family="text">
      <style:text-properties style:use-window-font-color="true" loext:opacity="0%" style:text-position="0% 100%" style:font-name="Calibri1" fo:font-size="10pt" fo:language="it" fo:country="IT" fo:font-weight="normal" officeooo:rsid="080de681" fo:background-color="transparent" loext:char-shading-value="0" style:font-name-asian="Calibri1" style:font-size-asian="8.75pt" style:font-weight-asian="normal" style:font-name-complex="Calibri1" style:font-size-complex="10pt" style:font-weight-complex="normal"/>
    </style:style>
    <style:style style:name="T1400" style:family="text">
      <style:text-properties style:use-window-font-color="true" loext:opacity="0%" style:text-position="0% 100%" style:font-name="Calibri1" fo:font-size="10pt" fo:language="it" fo:country="IT" fo:font-weight="normal" officeooo:rsid="080df05e" fo:background-color="transparent" loext:char-shading-value="0" style:font-name-asian="Calibri1" style:font-size-asian="8.75pt" style:font-weight-asian="normal" style:font-name-complex="Calibri1" style:font-size-complex="10pt" style:font-weight-complex="normal"/>
    </style:style>
    <style:style style:name="T1401" style:family="text">
      <style:text-properties style:use-window-font-color="true" loext:opacity="0%" style:text-position="0% 100%" style:font-name="Calibri1" fo:font-size="10pt" fo:language="it" fo:country="IT" fo:font-weight="normal" officeooo:rsid="01826a23" fo:background-color="transparent" loext:char-shading-value="0" style:font-name-asian="Calibri1" style:font-size-asian="8.75pt" style:font-weight-asian="normal" style:font-name-complex="Calibri1" style:font-size-complex="10pt" style:font-weight-complex="normal"/>
    </style:style>
    <style:style style:name="T1402" style:family="text">
      <style:text-properties style:use-window-font-color="true" loext:opacity="0%" style:text-position="0% 100%" style:font-name="Calibri1" fo:font-size="10pt" fo:language="it" fo:country="IT" fo:font-weight="normal" officeooo:rsid="08146c12" fo:background-color="transparent" loext:char-shading-value="0" style:font-name-asian="Calibri1" style:font-size-asian="8.75pt" style:font-weight-asian="normal" style:font-name-complex="Calibri1" style:font-size-complex="10pt" style:font-weight-complex="normal"/>
    </style:style>
    <style:style style:name="T1403" style:family="text">
      <style:text-properties style:use-window-font-color="true" loext:opacity="0%" style:text-position="0% 100%" style:font-name="Calibri1" fo:font-size="10pt" fo:language="it" fo:country="IT" fo:font-weight="normal" officeooo:rsid="019baf70" fo:background-color="transparent" loext:char-shading-value="0" style:font-name-asian="Calibri1" style:font-size-asian="8.75pt" style:font-weight-asian="normal" style:font-name-complex="Calibri1" style:font-size-complex="10pt" style:font-weight-complex="normal"/>
    </style:style>
    <style:style style:name="T1404" style:family="text">
      <style:text-properties style:use-window-font-color="true" loext:opacity="0%" style:text-position="0% 100%" style:font-name="Calibri1" fo:font-size="10pt" fo:language="it" fo:country="IT" fo:font-weight="normal" officeooo:rsid="081e2f8c" fo:background-color="transparent" loext:char-shading-value="0" style:font-name-asian="Calibri1" style:font-size-asian="8.75pt" style:font-weight-asian="normal" style:font-name-complex="Calibri1" style:font-size-complex="10pt" style:font-weight-complex="normal"/>
    </style:style>
    <style:style style:name="T1405" style:family="text">
      <style:text-properties style:use-window-font-color="true" loext:opacity="0%" style:text-position="0% 100%" style:font-name="Calibri1" fo:font-size="10pt" fo:language="it" fo:country="IT" fo:font-weight="normal" officeooo:rsid="08207a83" fo:background-color="transparent" loext:char-shading-value="0" style:font-name-asian="Calibri1" style:font-size-asian="8.75pt" style:font-weight-asian="normal" style:font-name-complex="Calibri1" style:font-size-complex="10pt" style:font-weight-complex="normal"/>
    </style:style>
    <style:style style:name="T1406" style:family="text">
      <style:text-properties style:use-window-font-color="true" loext:opacity="0%" style:text-position="0% 100%" style:font-name="Calibri1" fo:font-size="10pt" fo:language="it" fo:country="IT" fo:font-weight="normal" officeooo:rsid="019d114d" fo:background-color="transparent" loext:char-shading-value="0" style:font-name-asian="Calibri1" style:font-size-asian="8.75pt" style:font-weight-asian="normal" style:font-name-complex="Calibri1" style:font-size-complex="10pt" style:font-weight-complex="normal"/>
    </style:style>
    <style:style style:name="T1407" style:family="text">
      <style:text-properties style:use-window-font-color="true" loext:opacity="0%" style:text-position="0% 100%" style:font-name="Calibri1" fo:font-size="10pt" fo:language="it" fo:country="IT" fo:font-weight="normal" officeooo:rsid="082213d7" fo:background-color="transparent" loext:char-shading-value="0" style:font-name-asian="Calibri1" style:font-size-asian="8.75pt" style:font-weight-asian="normal" style:font-name-complex="Calibri1" style:font-size-complex="10pt" style:font-weight-complex="normal"/>
    </style:style>
    <style:style style:name="T1408" style:family="text">
      <style:text-properties style:use-window-font-color="true" loext:opacity="0%" style:text-position="0% 100%" style:font-name="Calibri1" fo:font-size="10pt" fo:language="it" fo:country="IT" fo:font-weight="normal" officeooo:rsid="0832a2c9" fo:background-color="transparent" loext:char-shading-value="0" style:font-name-asian="Calibri1" style:font-size-asian="8.75pt" style:font-weight-asian="normal" style:font-name-complex="Calibri1" style:font-size-complex="10pt" style:font-weight-complex="normal"/>
    </style:style>
    <style:style style:name="T1409" style:family="text">
      <style:text-properties style:use-window-font-color="true" loext:opacity="0%" style:text-position="0% 100%" style:font-name="Calibri1" fo:font-size="10pt" fo:language="it" fo:country="IT" fo:font-weight="normal" officeooo:rsid="08337cf2" fo:background-color="transparent" loext:char-shading-value="0" style:font-name-asian="Calibri1" style:font-size-asian="8.75pt" style:font-weight-asian="normal" style:font-name-complex="Calibri1" style:font-size-complex="10pt" style:font-weight-complex="normal"/>
    </style:style>
    <style:style style:name="T1410" style:family="text">
      <style:text-properties style:use-window-font-color="true" loext:opacity="0%" style:text-position="0% 100%" style:font-name="Calibri1" fo:font-size="10pt" fo:language="it" fo:country="IT" fo:font-weight="normal" officeooo:rsid="083919d9" fo:background-color="transparent" loext:char-shading-value="0" style:font-name-asian="Calibri1" style:font-size-asian="8.75pt" style:font-weight-asian="normal" style:font-name-complex="Calibri1" style:font-size-complex="10pt" style:font-weight-complex="normal"/>
    </style:style>
    <style:style style:name="T1411" style:family="text">
      <style:text-properties style:use-window-font-color="true" loext:opacity="0%" style:text-position="0% 100%" style:font-name="Calibri1" fo:font-size="10pt" fo:language="it" fo:country="IT" fo:font-weight="normal" officeooo:rsid="083ee552" fo:background-color="transparent" loext:char-shading-value="0" style:font-name-asian="Calibri1" style:font-size-asian="8.75pt" style:font-weight-asian="normal" style:font-name-complex="Calibri1" style:font-size-complex="10pt" style:font-weight-complex="normal"/>
    </style:style>
    <style:style style:name="T1412" style:family="text">
      <style:text-properties style:use-window-font-color="true" loext:opacity="0%" style:text-position="0% 100%" style:font-name="Calibri1" fo:font-size="10pt" fo:language="it" fo:country="IT" fo:font-weight="normal" officeooo:rsid="0840e48e" fo:background-color="transparent" loext:char-shading-value="0" style:font-name-asian="Calibri1" style:font-size-asian="8.75pt" style:font-weight-asian="normal" style:font-name-complex="Calibri1" style:font-size-complex="10pt" style:font-weight-complex="normal"/>
    </style:style>
    <style:style style:name="T1413" style:family="text">
      <style:text-properties style:use-window-font-color="true" loext:opacity="0%" style:text-position="0% 100%" style:font-name="Calibri1" fo:font-size="10pt" fo:language="it" fo:country="IT" fo:font-weight="normal" officeooo:rsid="01e1ebde" fo:background-color="transparent" loext:char-shading-value="0" style:font-name-asian="Calibri1" style:font-size-asian="8.75pt" style:font-weight-asian="normal" style:font-name-complex="Calibri1" style:font-size-complex="10pt" style:font-weight-complex="normal"/>
    </style:style>
    <style:style style:name="T1414" style:family="text">
      <style:text-properties style:use-window-font-color="true" loext:opacity="0%" style:text-position="0% 100%" style:font-name="Calibri1" fo:font-size="10pt" fo:language="it" fo:country="IT" fo:font-weight="normal" officeooo:rsid="0845ce81" fo:background-color="transparent" loext:char-shading-value="0" style:font-name-asian="Calibri1" style:font-size-asian="8.75pt" style:font-weight-asian="normal" style:font-name-complex="Calibri1" style:font-size-complex="10pt" style:font-weight-complex="normal"/>
    </style:style>
    <style:style style:name="T1415" style:family="text">
      <style:text-properties style:use-window-font-color="true" loext:opacity="0%" style:text-position="0% 100%" style:font-name="Calibri1" fo:font-size="10pt" fo:language="it" fo:country="IT" fo:font-weight="normal" officeooo:rsid="01e7355e" fo:background-color="transparent" loext:char-shading-value="0" style:font-name-asian="Calibri1" style:font-size-asian="8.75pt" style:font-weight-asian="normal" style:font-name-complex="Calibri1" style:font-size-complex="10pt" style:font-weight-complex="normal"/>
    </style:style>
    <style:style style:name="T1416" style:family="text">
      <style:text-properties style:use-window-font-color="true" loext:opacity="0%" style:text-position="0% 100%" style:font-name="Calibri1" fo:font-size="10pt" fo:language="it" fo:country="IT" fo:font-weight="normal" officeooo:rsid="084a1fb9" fo:background-color="transparent" loext:char-shading-value="0" style:font-name-asian="Calibri1" style:font-size-asian="8.75pt" style:font-weight-asian="normal" style:font-name-complex="Calibri1" style:font-size-complex="10pt" style:font-weight-complex="normal"/>
    </style:style>
    <style:style style:name="T1417" style:family="text">
      <style:text-properties style:use-window-font-color="true" loext:opacity="0%" style:text-position="0% 100%" style:font-name="Calibri1" fo:font-size="10pt" fo:language="it" fo:country="IT" fo:font-weight="normal" officeooo:rsid="01f3d75b" fo:background-color="transparent" loext:char-shading-value="0" style:font-name-asian="Calibri1" style:font-size-asian="8.75pt" style:font-weight-asian="normal" style:font-name-complex="Calibri1" style:font-size-complex="10pt" style:font-weight-complex="normal"/>
    </style:style>
    <style:style style:name="T1418" style:family="text">
      <style:text-properties style:use-window-font-color="true" loext:opacity="0%" style:text-position="0% 100%" style:font-name="Calibri1" fo:font-size="10pt" fo:language="it" fo:country="IT" fo:font-weight="normal" officeooo:rsid="08537ae3" fo:background-color="transparent" loext:char-shading-value="0" style:font-name-asian="Calibri1" style:font-size-asian="8.75pt" style:font-weight-asian="normal" style:font-name-complex="Calibri1" style:font-size-complex="10pt" style:font-weight-complex="normal"/>
    </style:style>
    <style:style style:name="T1419" style:family="text">
      <style:text-properties style:use-window-font-color="true" loext:opacity="0%" style:text-position="0% 100%" style:font-name="Calibri1" fo:font-size="10pt" fo:language="it" fo:country="IT" fo:font-weight="normal" officeooo:rsid="085411f1" fo:background-color="transparent" loext:char-shading-value="0" style:font-name-asian="Calibri1" style:font-size-asian="8.75pt" style:font-weight-asian="normal" style:font-name-complex="Calibri1" style:font-size-complex="10pt" style:font-weight-complex="normal"/>
    </style:style>
    <style:style style:name="T1420" style:family="text">
      <style:text-properties style:use-window-font-color="true" loext:opacity="0%" style:text-position="0% 100%" style:font-name="Calibri1" fo:font-size="10pt" fo:language="it" fo:country="IT" fo:font-weight="normal" officeooo:rsid="0211158b" fo:background-color="transparent" loext:char-shading-value="0" style:font-name-asian="Calibri1" style:font-size-asian="8.75pt" style:font-weight-asian="normal" style:font-name-complex="Calibri1" style:font-size-complex="10pt" style:font-weight-complex="normal"/>
    </style:style>
    <style:style style:name="T1421" style:family="text">
      <style:text-properties style:use-window-font-color="true" loext:opacity="0%" style:text-position="0% 100%" style:font-name="Calibri1" fo:font-size="10pt" fo:language="it" fo:country="IT" fo:font-weight="normal" officeooo:rsid="085f0c8e" fo:background-color="transparent" loext:char-shading-value="0" style:font-name-asian="Calibri1" style:font-size-asian="8.75pt" style:font-weight-asian="normal" style:font-name-complex="Calibri1" style:font-size-complex="10pt" style:font-weight-complex="normal"/>
    </style:style>
    <style:style style:name="T1422" style:family="text">
      <style:text-properties style:use-window-font-color="true" loext:opacity="0%" style:text-position="0% 100%" style:font-name="Calibri1" fo:font-size="10pt" fo:language="it" fo:country="IT" fo:font-weight="normal" officeooo:rsid="0867d1ea" fo:background-color="transparent" loext:char-shading-value="0" style:font-name-asian="Calibri1" style:font-size-asian="8.75pt" style:font-weight-asian="normal" style:font-name-complex="Calibri1" style:font-size-complex="10pt" style:font-weight-complex="normal"/>
    </style:style>
    <style:style style:name="T1423" style:family="text">
      <style:text-properties style:use-window-font-color="true" loext:opacity="0%" style:text-position="0% 100%" style:font-name="Calibri1" fo:font-size="10pt" fo:language="it" fo:country="IT" fo:font-weight="normal" officeooo:rsid="08abf04f" fo:background-color="transparent" loext:char-shading-value="0" style:font-name-asian="Calibri1" style:font-size-asian="8.75pt" style:font-weight-asian="normal" style:font-name-complex="Calibri1" style:font-size-complex="10pt" style:font-weight-complex="normal"/>
    </style:style>
    <style:style style:name="T1424" style:family="text">
      <style:text-properties style:use-window-font-color="true" loext:opacity="0%" style:text-position="0% 100%" style:font-name="Calibri1" fo:font-size="10pt" fo:language="it" fo:country="IT" fo:font-weight="normal" officeooo:rsid="08b672f6" fo:background-color="transparent" loext:char-shading-value="0" style:font-name-asian="Calibri1" style:font-size-asian="8.75pt" style:font-weight-asian="normal" style:font-name-complex="Calibri1" style:font-size-complex="10pt" style:font-weight-complex="normal"/>
    </style:style>
    <style:style style:name="T1425" style:family="text">
      <style:text-properties style:use-window-font-color="true" loext:opacity="0%" style:text-position="0% 100%" style:font-name="Calibri1" fo:font-size="10pt" fo:language="it" fo:country="IT" fo:font-weight="normal" officeooo:rsid="027e9c15" fo:background-color="transparent" loext:char-shading-value="0" style:font-name-asian="Calibri1" style:font-size-asian="8.75pt" style:font-weight-asian="normal" style:font-name-complex="Calibri1" style:font-size-complex="10pt" style:font-weight-complex="normal"/>
    </style:style>
    <style:style style:name="T1426" style:family="text">
      <style:text-properties style:use-window-font-color="true" loext:opacity="0%" style:text-position="0% 100%" style:font-name="Calibri1" fo:font-size="10pt" fo:language="it" fo:country="IT" fo:font-weight="normal" officeooo:rsid="08b954bc" fo:background-color="transparent" loext:char-shading-value="0" style:font-name-asian="Calibri1" style:font-size-asian="8.75pt" style:font-weight-asian="normal" style:font-name-complex="Calibri1" style:font-size-complex="10pt" style:font-weight-complex="normal"/>
    </style:style>
    <style:style style:name="T1427" style:family="text">
      <style:text-properties style:use-window-font-color="true" loext:opacity="0%" style:text-position="0% 100%" style:font-name="Calibri1" fo:font-size="10pt" fo:language="it" fo:country="IT" fo:font-weight="normal" officeooo:rsid="028d3fde" fo:background-color="transparent" loext:char-shading-value="0" style:font-name-asian="Calibri1" style:font-size-asian="8.75pt" style:font-weight-asian="normal" style:font-name-complex="Calibri1" style:font-size-complex="10pt" style:font-weight-complex="normal"/>
    </style:style>
    <style:style style:name="T1428" style:family="text">
      <style:text-properties style:use-window-font-color="true" loext:opacity="0%" style:text-position="0% 100%" style:font-name="Calibri1" fo:font-size="10pt" fo:language="it" fo:country="IT" fo:font-weight="normal" officeooo:rsid="08baf63b" fo:background-color="transparent" loext:char-shading-value="0" style:font-name-asian="Calibri1" style:font-size-asian="8.75pt" style:font-weight-asian="normal" style:font-name-complex="Calibri1" style:font-size-complex="10pt" style:font-weight-complex="normal"/>
    </style:style>
    <style:style style:name="T1429" style:family="text">
      <style:text-properties style:use-window-font-color="true" loext:opacity="0%" style:text-position="0% 100%" style:font-name="Calibri1" fo:font-size="10pt" fo:language="it" fo:country="IT" fo:font-weight="normal" officeooo:rsid="02928292" fo:background-color="transparent" loext:char-shading-value="0" style:font-name-asian="Calibri1" style:font-size-asian="8.75pt" style:font-weight-asian="normal" style:font-name-complex="Calibri1" style:font-size-complex="10pt" style:font-weight-complex="normal"/>
    </style:style>
    <style:style style:name="T1430" style:family="text">
      <style:text-properties style:use-window-font-color="true" loext:opacity="0%" style:text-position="0% 100%" style:font-name="Calibri1" fo:font-size="10pt" fo:language="it" fo:country="IT" fo:font-weight="normal" officeooo:rsid="029abaee" fo:background-color="transparent" loext:char-shading-value="0" style:font-name-asian="Calibri1" style:font-size-asian="8.75pt" style:font-weight-asian="normal" style:font-name-complex="Calibri1" style:font-size-complex="10pt" style:font-weight-complex="normal"/>
    </style:style>
    <style:style style:name="T1431" style:family="text">
      <style:text-properties style:use-window-font-color="true" loext:opacity="0%" style:text-position="0% 100%" style:font-name="Calibri1" fo:font-size="10pt" fo:language="it" fo:country="IT" fo:font-weight="normal" officeooo:rsid="08c7a1af" fo:background-color="transparent" loext:char-shading-value="0" style:font-name-asian="Calibri1" style:font-size-asian="8.75pt" style:font-weight-asian="normal" style:font-name-complex="Calibri1" style:font-size-complex="10pt" style:font-weight-complex="normal"/>
    </style:style>
    <style:style style:name="T1432" style:family="text">
      <style:text-properties style:use-window-font-color="true" loext:opacity="0%" style:text-position="0% 100%" style:font-name="Calibri1" fo:font-size="10pt" fo:language="it" fo:country="IT" fo:font-weight="normal" officeooo:rsid="02997f97" fo:background-color="transparent" loext:char-shading-value="0" style:font-name-asian="Calibri1" style:font-size-asian="8.75pt" style:font-weight-asian="normal" style:font-name-complex="Calibri1" style:font-size-complex="10pt" style:font-weight-complex="normal"/>
    </style:style>
    <style:style style:name="T1433" style:family="text">
      <style:text-properties style:use-window-font-color="true" loext:opacity="0%" style:text-position="0% 100%" style:font-name="Calibri1" fo:font-size="10pt" fo:language="it" fo:country="IT" fo:font-weight="normal" officeooo:rsid="029d719b" fo:background-color="transparent" loext:char-shading-value="0" style:font-name-asian="Calibri1" style:font-size-asian="8.75pt" style:font-weight-asian="normal" style:font-name-complex="Calibri1" style:font-size-complex="10pt" style:font-weight-complex="normal"/>
    </style:style>
    <style:style style:name="T1434" style:family="text">
      <style:text-properties style:use-window-font-color="true" loext:opacity="0%" style:text-position="0% 100%" style:font-name="Calibri1" fo:font-size="10pt" fo:language="it" fo:country="IT" fo:font-weight="normal" officeooo:rsid="08c4eab1" fo:background-color="transparent" loext:char-shading-value="0" style:font-name-asian="Calibri1" style:font-size-asian="8.75pt" style:font-weight-asian="normal" style:font-name-complex="Calibri1" style:font-size-complex="10pt" style:font-weight-complex="normal"/>
    </style:style>
    <style:style style:name="T1435" style:family="text">
      <style:text-properties style:use-window-font-color="true" loext:opacity="0%" style:text-position="0% 100%" style:font-name="Calibri1" fo:font-size="10pt" fo:language="it" fo:country="IT" fo:font-weight="normal" officeooo:rsid="08c94d6c" fo:background-color="transparent" loext:char-shading-value="0" style:font-name-asian="Calibri1" style:font-size-asian="8.75pt" style:font-weight-asian="normal" style:font-name-complex="Calibri1" style:font-size-complex="10pt" style:font-weight-complex="normal"/>
    </style:style>
    <style:style style:name="T1436" style:family="text">
      <style:text-properties style:use-window-font-color="true" loext:opacity="0%" style:text-position="0% 100%" style:font-name="Calibri1" fo:font-size="10pt" fo:language="it" fo:country="IT" fo:font-weight="normal" officeooo:rsid="02bbdb15" fo:background-color="transparent" loext:char-shading-value="0" style:font-name-asian="Calibri1" style:font-size-asian="8.75pt" style:font-weight-asian="normal" style:font-name-complex="Calibri1" style:font-size-complex="10pt" style:font-weight-complex="normal"/>
    </style:style>
    <style:style style:name="T1437" style:family="text">
      <style:text-properties style:use-window-font-color="true" loext:opacity="0%" style:text-position="0% 100%" style:font-name="Calibri1" fo:font-size="10pt" fo:language="it" fo:country="IT" fo:font-weight="normal" officeooo:rsid="08e57516" fo:background-color="transparent" loext:char-shading-value="0" style:font-name-asian="Calibri1" style:font-size-asian="8.75pt" style:font-weight-asian="normal" style:font-name-complex="Calibri1" style:font-size-complex="10pt" style:font-weight-complex="normal"/>
    </style:style>
    <style:style style:name="T1438" style:family="text">
      <style:text-properties style:use-window-font-color="true" loext:opacity="0%" style:text-position="0% 100%" style:font-name="Calibri1" fo:font-size="10pt" fo:language="it" fo:country="IT" fo:font-weight="normal" officeooo:rsid="08e85b8d" fo:background-color="transparent" loext:char-shading-value="0" style:font-name-asian="Calibri1" style:font-size-asian="8.75pt" style:font-weight-asian="normal" style:font-name-complex="Calibri1" style:font-size-complex="10pt" style:font-weight-complex="normal"/>
    </style:style>
    <style:style style:name="T1439" style:family="text">
      <style:text-properties style:use-window-font-color="true" loext:opacity="0%" style:text-position="0% 100%" style:font-name="Calibri1" fo:font-size="10pt" fo:language="it" fo:country="IT" fo:font-weight="normal" officeooo:rsid="08e962df" fo:background-color="transparent" loext:char-shading-value="0" style:font-name-asian="Calibri1" style:font-size-asian="8.75pt" style:font-weight-asian="normal" style:font-name-complex="Calibri1" style:font-size-complex="10pt" style:font-weight-complex="normal"/>
    </style:style>
    <style:style style:name="T1440" style:family="text">
      <style:text-properties style:use-window-font-color="true" loext:opacity="0%" style:text-position="0% 100%" style:font-name="Calibri1" fo:font-size="10pt" fo:language="it" fo:country="IT" fo:font-weight="normal" officeooo:rsid="08ed8b54" fo:background-color="transparent" loext:char-shading-value="0" style:font-name-asian="Calibri1" style:font-size-asian="8.75pt" style:font-weight-asian="normal" style:font-name-complex="Calibri1" style:font-size-complex="10pt" style:font-weight-complex="normal"/>
    </style:style>
    <style:style style:name="T1441" style:family="text">
      <style:text-properties style:use-window-font-color="true" loext:opacity="0%" style:text-position="0% 100%" style:font-name="Calibri1" fo:font-size="10pt" fo:language="it" fo:country="IT" fo:font-weight="normal" officeooo:rsid="08eead7f" fo:background-color="transparent" loext:char-shading-value="0" style:font-name-asian="Calibri1" style:font-size-asian="8.75pt" style:font-weight-asian="normal" style:font-name-complex="Calibri1" style:font-size-complex="10pt" style:font-weight-complex="normal"/>
    </style:style>
    <style:style style:name="T1442" style:family="text">
      <style:text-properties style:use-window-font-color="true" loext:opacity="0%" style:text-position="0% 100%" style:font-name="Calibri1" fo:font-size="10pt" fo:language="it" fo:country="IT" fo:font-weight="normal" officeooo:rsid="02ff09a9" fo:background-color="transparent" loext:char-shading-value="0" style:font-name-asian="Calibri1" style:font-size-asian="8.75pt" style:font-weight-asian="normal" style:font-name-complex="Calibri1" style:font-size-complex="10pt" style:font-weight-complex="normal"/>
    </style:style>
    <style:style style:name="T1443" style:family="text">
      <style:text-properties style:use-window-font-color="true" loext:opacity="0%" style:text-position="0% 100%" style:font-name="Calibri1" fo:font-size="10pt" fo:language="it" fo:country="IT" fo:font-weight="normal" officeooo:rsid="0300c227" fo:background-color="transparent" loext:char-shading-value="0" style:font-name-asian="Calibri1" style:font-size-asian="8.75pt" style:font-weight-asian="normal" style:font-name-complex="Calibri1" style:font-size-complex="10pt" style:font-weight-complex="normal"/>
    </style:style>
    <style:style style:name="T1444" style:family="text">
      <style:text-properties style:use-window-font-color="true" loext:opacity="0%" style:text-position="0% 100%" style:font-name="Calibri1" fo:font-size="10pt" fo:language="it" fo:country="IT" fo:font-weight="normal" officeooo:rsid="091f90dd" fo:background-color="transparent" loext:char-shading-value="0" style:font-name-asian="Calibri1" style:font-size-asian="8.75pt" style:font-weight-asian="normal" style:font-name-complex="Calibri1" style:font-size-complex="10pt" style:font-weight-complex="normal"/>
    </style:style>
    <style:style style:name="T1445" style:family="text">
      <style:text-properties style:use-window-font-color="true" loext:opacity="0%" style:text-position="0% 100%" style:font-name="Calibri1" fo:font-size="10pt" fo:language="it" fo:country="IT" fo:font-weight="normal" officeooo:rsid="09225d86" fo:background-color="transparent" loext:char-shading-value="0" style:font-name-asian="Calibri1" style:font-size-asian="8.75pt" style:font-weight-asian="normal" style:font-name-complex="Calibri1" style:font-size-complex="10pt" style:font-weight-complex="normal"/>
    </style:style>
    <style:style style:name="T1446" style:family="text">
      <style:text-properties style:use-window-font-color="true" loext:opacity="0%" style:text-position="0% 100%" style:font-name="Calibri1" fo:font-size="10pt" fo:language="it" fo:country="IT" fo:font-weight="normal" officeooo:rsid="092a2780" fo:background-color="transparent" loext:char-shading-value="0" style:font-name-asian="Calibri1" style:font-size-asian="8.75pt" style:font-weight-asian="normal" style:font-name-complex="Calibri1" style:font-size-complex="10pt" style:font-weight-complex="normal"/>
    </style:style>
    <style:style style:name="T1447" style:family="text">
      <style:text-properties style:use-window-font-color="true" loext:opacity="0%" style:text-position="0% 100%" style:font-name="Calibri1" fo:font-size="10pt" fo:language="it" fo:country="IT" fo:font-weight="normal" officeooo:rsid="0312edb0" fo:background-color="transparent" loext:char-shading-value="0" style:font-name-asian="Calibri1" style:font-size-asian="8.75pt" style:font-weight-asian="normal" style:font-name-complex="Calibri1" style:font-size-complex="10pt" style:font-weight-complex="normal"/>
    </style:style>
    <style:style style:name="T1448" style:family="text">
      <style:text-properties style:use-window-font-color="true" loext:opacity="0%" style:text-position="0% 100%" style:font-name="Calibri1" fo:font-size="10pt" fo:language="it" fo:country="IT" fo:font-weight="normal" officeooo:rsid="092d0daf" fo:background-color="transparent" loext:char-shading-value="0" style:font-name-asian="Calibri1" style:font-size-asian="8.75pt" style:font-weight-asian="normal" style:font-name-complex="Calibri1" style:font-size-complex="10pt" style:font-weight-complex="normal"/>
    </style:style>
    <style:style style:name="T1449" style:family="text">
      <style:text-properties style:use-window-font-color="true" loext:opacity="0%" style:text-position="0% 100%" style:font-name="Calibri1" fo:font-size="10pt" fo:language="it" fo:country="IT" fo:font-weight="normal" officeooo:rsid="093b9158" fo:background-color="transparent" loext:char-shading-value="0" style:font-name-asian="Calibri1" style:font-size-asian="8.75pt" style:font-weight-asian="normal" style:font-name-complex="Calibri1" style:font-size-complex="10pt" style:font-weight-complex="normal"/>
    </style:style>
    <style:style style:name="T1450" style:family="text">
      <style:text-properties style:use-window-font-color="true" loext:opacity="0%" style:text-position="0% 100%" style:font-name="Calibri1" fo:font-size="10pt" fo:language="it" fo:country="IT" fo:font-weight="normal" officeooo:rsid="0a519e28" fo:background-color="transparent" loext:char-shading-value="0" style:font-name-asian="Calibri1" style:font-size-asian="8.75pt" style:font-weight-asian="normal" style:font-name-complex="Calibri1" style:font-size-complex="10pt" style:font-weight-complex="normal"/>
    </style:style>
    <style:style style:name="T1451" style:family="text">
      <style:text-properties style:use-window-font-color="true" loext:opacity="0%" style:text-position="0% 100%" style:font-name="Calibri1" fo:font-size="10pt" fo:language="it" fo:country="IT" fo:font-weight="normal" officeooo:rsid="067601ae" fo:background-color="transparent" loext:char-shading-value="0" style:font-name-asian="Calibri1" style:font-size-asian="8.75pt" style:font-weight-asian="normal" style:font-name-complex="Calibri1" style:font-size-complex="10pt" style:font-weight-complex="normal"/>
    </style:style>
    <style:style style:name="T1452" style:family="text">
      <style:text-properties style:use-window-font-color="true" loext:opacity="0%" style:text-position="0% 100%" style:font-name="Calibri1" fo:font-size="10pt" fo:language="it" fo:country="IT" fo:font-weight="normal" officeooo:rsid="02f7cafa" fo:background-color="transparent" loext:char-shading-value="0" style:font-name-asian="Calibri1" style:font-size-asian="10pt" style:font-weight-asian="normal" style:font-name-complex="Calibri1" style:font-size-complex="10pt" style:font-weight-complex="normal"/>
    </style:style>
    <style:style style:name="T1453" style:family="text">
      <style:text-properties style:use-window-font-color="true" loext:opacity="0%" style:text-position="0% 100%" style:font-name="Calibri1" fo:font-size="10pt" fo:language="it" fo:country="IT" fo:font-weight="normal" officeooo:rsid="032a5743" fo:background-color="transparent" loext:char-shading-value="0" style:font-name-asian="Calibri1" style:font-size-asian="10pt" style:font-weight-asian="normal" style:font-name-complex="Calibri1" style:font-size-complex="10pt" style:font-weight-complex="normal"/>
    </style:style>
    <style:style style:name="T1454" style:family="text">
      <style:text-properties style:use-window-font-color="true" loext:opacity="0%" style:text-position="0% 100%" style:font-name="Calibri1" fo:font-size="10pt" style:text-underline-style="solid" style:text-underline-width="auto" style:text-underline-color="font-color" fo:font-weight="normal" officeooo:rsid="00caff18" fo:background-color="transparent" loext:char-shading-value="0" style:font-name-asian="Calibri1" style:font-size-asian="8.75pt" style:font-weight-asian="normal" style:font-name-complex="Calibri1" style:font-size-complex="10pt" style:font-weight-complex="normal"/>
    </style:style>
    <style:style style:name="T1455" style:family="text">
      <style:text-properties style:use-window-font-color="true" loext:opacity="0%" style:text-position="0% 100%" style:font-name="Calibri1" fo:font-size="10pt" style:text-underline-style="solid" style:text-underline-width="auto" style:text-underline-color="font-color" fo:font-weight="normal" officeooo:rsid="00c97ee4" fo:background-color="transparent" loext:char-shading-value="0" style:font-name-asian="Calibri1" style:font-size-asian="8.75pt" style:font-weight-asian="normal" style:font-name-complex="Calibri1" style:font-size-complex="10pt" style:font-weight-complex="normal"/>
    </style:style>
    <style:style style:name="T1456" style:family="text">
      <style:text-properties style:use-window-font-color="true" loext:opacity="0%" style:text-position="0% 100%" style:font-name="Calibri1" fo:font-size="10pt" style:text-underline-style="solid" style:text-underline-width="auto" style:text-underline-color="font-color" fo:font-weight="normal" officeooo:rsid="07bfee67" fo:background-color="transparent" loext:char-shading-value="0" style:font-name-asian="Calibri1" style:font-size-asian="8.75pt" style:font-weight-asian="normal" style:font-name-complex="Calibri1" style:font-size-complex="10pt" style:font-weight-complex="normal"/>
    </style:style>
    <style:style style:name="T1457" style:family="text">
      <style:text-properties style:use-window-font-color="true" loext:opacity="0%" style:text-position="0% 100%" style:font-name="Calibri1" fo:font-size="10pt" style:text-underline-style="solid" style:text-underline-width="auto" style:text-underline-color="font-color" fo:font-weight="normal" officeooo:rsid="013ccf62" fo:background-color="transparent" loext:char-shading-value="0" style:font-name-asian="Calibri1" style:font-size-asian="8.75pt" style:font-weight-asian="normal" style:font-name-complex="Calibri1" style:font-size-complex="10pt" style:font-weight-complex="normal"/>
    </style:style>
    <style:style style:name="T1458" style:family="text">
      <style:text-properties style:use-window-font-color="true" loext:opacity="0%" style:text-position="0% 100%" style:font-name="Calibri1" fo:font-size="10pt" style:text-underline-style="solid" style:text-underline-width="auto" style:text-underline-color="font-color" fo:font-weight="normal" officeooo:rsid="07b73630" fo:background-color="transparent" loext:char-shading-value="0" style:font-name-asian="Calibri1" style:font-size-asian="8.75pt" style:font-weight-asian="normal" style:font-name-complex="Calibri1" style:font-size-complex="10pt" style:font-weight-complex="normal"/>
    </style:style>
    <style:style style:name="T1459" style:family="text">
      <style:text-properties style:use-window-font-color="true" loext:opacity="0%" style:text-position="0% 100%" style:font-name="Calibri1" fo:font-size="10pt" style:text-underline-style="solid" style:text-underline-width="auto" style:text-underline-color="font-color" fo:font-weight="normal" officeooo:rsid="07c78185" fo:background-color="transparent" loext:char-shading-value="0" style:font-name-asian="Calibri1" style:font-size-asian="8.75pt" style:font-weight-asian="normal" style:font-name-complex="Calibri1" style:font-size-complex="10pt" style:font-weight-complex="normal"/>
    </style:style>
    <style:style style:name="T1460" style:family="text">
      <style:text-properties style:use-window-font-color="true" loext:opacity="0%" style:text-position="0% 100%" style:font-name="Calibri1" fo:font-size="10pt" style:text-underline-style="solid" style:text-underline-width="auto" style:text-underline-color="font-color" fo:font-weight="normal" officeooo:rsid="07c7cf03" fo:background-color="transparent" loext:char-shading-value="0" style:font-name-asian="Calibri1" style:font-size-asian="8.75pt" style:font-weight-asian="normal" style:font-name-complex="Calibri1" style:font-size-complex="10pt" style:font-weight-complex="normal"/>
    </style:style>
    <style:style style:name="T1461" style:family="text">
      <style:text-properties style:use-window-font-color="true" loext:opacity="0%" style:text-position="0% 100%" style:font-name="Calibri1" fo:font-size="10pt" style:text-underline-style="solid" style:text-underline-width="auto" style:text-underline-color="font-color" fo:font-weight="normal" officeooo:rsid="0207f8fe" fo:background-color="transparent" loext:char-shading-value="0" style:font-name-asian="Calibri1" style:font-size-asian="8.75pt" style:font-weight-asian="normal" style:font-name-complex="Calibri1" style:font-size-complex="10pt" style:font-weight-complex="normal"/>
    </style:style>
    <style:style style:name="T1462" style:family="text">
      <style:text-properties style:use-window-font-color="true" loext:opacity="0%" style:text-position="0% 100%" style:font-name="Calibri1" fo:font-size="10pt" style:text-underline-style="solid" style:text-underline-width="auto" style:text-underline-color="font-color" fo:font-weight="normal" officeooo:rsid="0881175e" fo:background-color="transparent" loext:char-shading-value="0" style:font-name-asian="Calibri1" style:font-size-asian="8.75pt" style:font-weight-asian="normal" style:font-name-complex="Calibri1" style:font-size-complex="10pt" style:font-weight-complex="normal"/>
    </style:style>
    <style:style style:name="T1463" style:family="text">
      <style:text-properties style:use-window-font-color="true" loext:opacity="0%" style:text-position="0% 100%" style:font-name="Calibri1" fo:font-size="10pt" style:text-underline-style="solid" style:text-underline-width="auto" style:text-underline-color="font-color" fo:font-weight="normal" officeooo:rsid="023ed1dd" fo:background-color="transparent" loext:char-shading-value="0" style:font-name-asian="Calibri1" style:font-size-asian="8.75pt" style:font-weight-asian="normal" style:font-name-complex="Calibri1" style:font-size-complex="10pt" style:font-weight-complex="normal"/>
    </style:style>
    <style:style style:name="T1464" style:family="text">
      <style:text-properties style:use-window-font-color="true" loext:opacity="0%" style:text-position="0% 100%" style:font-name="Calibri1" fo:font-size="10pt" style:text-underline-style="solid" style:text-underline-width="auto" style:text-underline-color="font-color" fo:font-weight="normal" officeooo:rsid="02408f0c" fo:background-color="transparent" loext:char-shading-value="0" style:font-name-asian="Calibri1" style:font-size-asian="8.75pt" style:font-weight-asian="normal" style:font-name-complex="Calibri1" style:font-size-complex="10pt" style:font-weight-complex="normal"/>
    </style:style>
    <style:style style:name="T1465" style:family="text">
      <style:text-properties style:use-window-font-color="true" loext:opacity="0%" style:text-position="0% 100%" style:font-name="Calibri1" fo:font-size="10pt" style:text-underline-style="solid" style:text-underline-width="auto" style:text-underline-color="font-color" fo:font-weight="normal" officeooo:rsid="0a4b1678" fo:background-color="transparent" loext:char-shading-value="0" style:font-name-asian="Calibri1" style:font-size-asian="8.75pt" style:font-weight-asian="normal" style:font-name-complex="Calibri1" style:font-size-complex="10pt" style:font-weight-complex="normal"/>
    </style:style>
    <style:style style:name="T1466" style:family="text">
      <style:text-properties style:use-window-font-color="true" loext:opacity="0%" style:text-position="0% 100%" style:font-name="Calibri1" fo:font-size="10pt" style:text-underline-style="none" fo:font-weight="normal" officeooo:rsid="00caff18" fo:background-color="transparent" loext:char-shading-value="0" style:font-name-asian="Calibri1" style:font-size-asian="8.75pt" style:font-weight-asian="normal" style:font-name-complex="Calibri1" style:font-size-complex="10pt" style:font-weight-complex="normal"/>
    </style:style>
    <style:style style:name="T1467" style:family="text">
      <style:text-properties style:use-window-font-color="true" loext:opacity="0%" style:text-position="0% 100%" style:font-name="Calibri1" fo:font-size="10pt" style:text-underline-style="none" fo:font-weight="normal" officeooo:rsid="07262ffe" fo:background-color="transparent" loext:char-shading-value="0" style:font-name-asian="Calibri1" style:font-size-asian="8.75pt" style:font-weight-asian="normal" style:font-name-complex="Calibri1" style:font-size-complex="10pt" style:font-weight-complex="normal"/>
    </style:style>
    <style:style style:name="T1468" style:family="text">
      <style:text-properties style:use-window-font-color="true" loext:opacity="0%" style:text-position="0% 100%" style:font-name="Calibri1" fo:font-size="10pt" style:text-underline-style="none" fo:font-weight="normal" officeooo:rsid="0a4b1678" fo:background-color="transparent" loext:char-shading-value="0" style:font-name-asian="Calibri1" style:font-size-asian="8.75pt" style:font-weight-asian="normal" style:font-name-complex="Calibri1" style:font-size-complex="10pt" style:font-weight-complex="normal"/>
    </style:style>
    <style:style style:name="T1469" style:family="text">
      <style:text-properties style:use-window-font-color="true" loext:opacity="0%" style:text-position="0% 100%" style:font-name="Calibri1" fo:font-size="10pt" fo:font-style="italic" fo:font-weight="normal" fo:background-color="transparent" loext:char-shading-value="0" style:font-name-asian="Calibri1" style:font-size-asian="8.75pt" style:font-style-asian="italic" style:font-weight-asian="normal" style:font-name-complex="Calibri1" style:font-size-complex="10pt" style:font-style-complex="italic" style:font-weight-complex="normal"/>
    </style:style>
    <style:style style:name="T1470" style:family="text">
      <style:text-properties style:use-window-font-color="true" loext:opacity="0%" style:text-position="0% 100%" style:font-name="Calibri1" fo:font-size="10pt" fo:font-style="italic" fo:font-weight="normal" officeooo:rsid="00de5126" fo:background-color="transparent" loext:char-shading-value="0" style:font-name-asian="Calibri1" style:font-size-asian="8.75pt" style:font-style-asian="italic" style:font-weight-asian="normal" style:font-name-complex="Calibri1" style:font-size-complex="10pt" style:font-style-complex="italic" style:font-weight-complex="normal"/>
    </style:style>
    <style:style style:name="T1471" style:family="text">
      <style:text-properties style:use-window-font-color="true" loext:opacity="0%" style:text-position="0% 100%" style:font-name="Calibri1" fo:font-size="10pt" fo:font-style="italic" fo:font-weight="normal" officeooo:rsid="00faca37" fo:background-color="transparent" loext:char-shading-value="0" style:font-name-asian="Calibri1" style:font-size-asian="8.75pt" style:font-style-asian="italic" style:font-weight-asian="normal" style:font-name-complex="Calibri1" style:font-size-complex="10pt" style:font-style-complex="italic" style:font-weight-complex="normal"/>
    </style:style>
    <style:style style:name="T1472" style:family="text">
      <style:text-properties style:use-window-font-color="true" loext:opacity="0%" style:text-position="0% 100%" style:font-name="Calibri1" fo:font-size="10pt" fo:font-style="italic" fo:font-weight="normal" officeooo:rsid="0766600d" fo:background-color="transparent" loext:char-shading-value="0" style:font-name-asian="Calibri1" style:font-size-asian="8.75pt" style:font-style-asian="italic" style:font-weight-asian="normal" style:font-name-complex="Calibri1" style:font-size-complex="10pt" style:font-style-complex="italic" style:font-weight-complex="normal"/>
    </style:style>
    <style:style style:name="T1473" style:family="text">
      <style:text-properties style:use-window-font-color="true" loext:opacity="0%" style:text-position="0% 100%" style:font-name="Calibri1" fo:font-size="10pt" fo:font-style="italic" fo:font-weight="normal" officeooo:rsid="011f74cf" fo:background-color="transparent" loext:char-shading-value="0" style:font-name-asian="Calibri1" style:font-size-asian="8.75pt" style:font-style-asian="italic" style:font-weight-asian="normal" style:font-name-complex="Calibri1" style:font-size-complex="10pt" style:font-style-complex="italic" style:font-weight-complex="normal"/>
    </style:style>
    <style:style style:name="T1474" style:family="text">
      <style:text-properties style:use-window-font-color="true" loext:opacity="0%" style:text-position="0% 100%" style:font-name="Calibri1" fo:font-size="10pt" fo:font-style="italic" fo:font-weight="normal" officeooo:rsid="07814488" fo:background-color="transparent" loext:char-shading-value="0" style:font-name-asian="Calibri1" style:font-size-asian="8.75pt" style:font-style-asian="italic" style:font-weight-asian="normal" style:font-name-complex="Calibri1" style:font-size-complex="10pt" style:font-style-complex="italic" style:font-weight-complex="normal"/>
    </style:style>
    <style:style style:name="T1475" style:family="text">
      <style:text-properties style:use-window-font-color="true" loext:opacity="0%" style:text-position="0% 100%" style:font-name="Calibri1" fo:font-size="10pt" fo:font-style="italic" fo:font-weight="normal" officeooo:rsid="0120d699" fo:background-color="transparent" loext:char-shading-value="0" style:font-name-asian="Calibri1" style:font-size-asian="8.75pt" style:font-style-asian="italic" style:font-weight-asian="normal" style:font-name-complex="Calibri1" style:font-size-complex="10pt" style:font-style-complex="italic" style:font-weight-complex="normal"/>
    </style:style>
    <style:style style:name="T1476" style:family="text">
      <style:text-properties style:use-window-font-color="true" loext:opacity="0%" style:text-position="0% 100%" style:font-name="Calibri1" fo:font-size="10pt" fo:font-style="italic" fo:font-weight="normal" officeooo:rsid="07c8177d" fo:background-color="transparent" loext:char-shading-value="0" style:font-name-asian="Calibri1" style:font-size-asian="8.75pt" style:font-style-asian="italic" style:font-weight-asian="normal" style:font-name-complex="Calibri1" style:font-size-complex="10pt" style:font-style-complex="italic" style:font-weight-complex="normal"/>
    </style:style>
    <style:style style:name="T1477" style:family="text">
      <style:text-properties style:use-window-font-color="true" loext:opacity="0%" style:text-position="0% 100%" style:font-name="Calibri1" fo:font-size="10pt" fo:font-style="italic" fo:font-weight="normal" officeooo:rsid="07c87da3" fo:background-color="transparent" loext:char-shading-value="0" style:font-name-asian="Calibri1" style:font-size-asian="8.75pt" style:font-style-asian="italic" style:font-weight-asian="normal" style:font-name-complex="Calibri1" style:font-size-complex="10pt" style:font-style-complex="italic" style:font-weight-complex="normal"/>
    </style:style>
    <style:style style:name="T1478" style:family="text">
      <style:text-properties style:use-window-font-color="true" loext:opacity="0%" style:text-position="0% 100%" style:font-name="Calibri1" fo:font-size="10pt" fo:font-style="italic" fo:font-weight="normal" officeooo:rsid="013e5117" fo:background-color="transparent" loext:char-shading-value="0" style:font-name-asian="Calibri1" style:font-size-asian="8.75pt" style:font-style-asian="italic" style:font-weight-asian="normal" style:font-name-complex="Calibri1" style:font-size-complex="10pt" style:font-style-complex="italic" style:font-weight-complex="normal"/>
    </style:style>
    <style:style style:name="T1479" style:family="text">
      <style:text-properties style:use-window-font-color="true" loext:opacity="0%" style:text-position="0% 100%" style:font-name="Calibri1" fo:font-size="10pt" fo:font-style="italic" fo:font-weight="normal" officeooo:rsid="028a40db" fo:background-color="transparent" loext:char-shading-value="0" style:font-name-asian="Calibri1" style:font-size-asian="8.75pt" style:font-style-asian="italic" style:font-weight-asian="normal" style:font-name-complex="Calibri1" style:font-size-complex="10pt" style:font-style-complex="italic" style:font-weight-complex="normal"/>
    </style:style>
    <style:style style:name="T1480" style:family="text">
      <style:text-properties style:use-window-font-color="true" loext:opacity="0%" style:text-position="0% 100%" style:font-name="Calibri1" fo:font-size="10pt" fo:font-style="italic" fo:font-weight="normal" officeooo:rsid="028b2666" fo:background-color="transparent" loext:char-shading-value="0" style:font-name-asian="Calibri1" style:font-size-asian="8.75pt" style:font-style-asian="italic" style:font-weight-asian="normal" style:font-name-complex="Calibri1" style:font-size-complex="10pt" style:font-style-complex="italic" style:font-weight-complex="normal"/>
    </style:style>
    <style:style style:name="T1481" style:family="text">
      <style:text-properties style:use-window-font-color="true" loext:opacity="0%" style:text-position="0% 100%" style:font-name="Calibri1" fo:font-size="10pt" fo:font-style="italic" fo:font-weight="normal" officeooo:rsid="02aa2275" fo:background-color="transparent" loext:char-shading-value="0" style:font-name-asian="Calibri1" style:font-size-asian="8.75pt" style:font-style-asian="italic" style:font-weight-asian="normal" style:font-name-complex="Calibri1" style:font-size-complex="10pt" style:font-style-complex="italic" style:font-weight-complex="normal"/>
    </style:style>
    <style:style style:name="T1482" style:family="text">
      <style:text-properties style:use-window-font-color="true" loext:opacity="0%" style:text-position="0% 100%" style:font-name="Calibri1" fo:font-size="10pt" fo:font-style="italic" fo:font-weight="normal" officeooo:rsid="08df2e2e" fo:background-color="transparent" loext:char-shading-value="0" style:font-name-asian="Calibri1" style:font-size-asian="8.75pt" style:font-style-asian="italic" style:font-weight-asian="normal" style:font-name-complex="Calibri1" style:font-size-complex="10pt" style:font-style-complex="italic" style:font-weight-complex="normal"/>
    </style:style>
    <style:style style:name="T1483" style:family="text">
      <style:text-properties style:use-window-font-color="true" loext:opacity="0%" style:text-position="0% 100%" style:font-name="Calibri1" fo:font-size="10pt" fo:font-style="italic" fo:font-weight="normal" officeooo:rsid="02b4ac01" fo:background-color="transparent" loext:char-shading-value="0" style:font-name-asian="Calibri1" style:font-size-asian="8.75pt" style:font-style-asian="italic" style:font-weight-asian="normal" style:font-name-complex="Calibri1" style:font-size-complex="10pt" style:font-style-complex="italic" style:font-weight-complex="normal"/>
    </style:style>
    <style:style style:name="T1484" style:family="text">
      <style:text-properties style:use-window-font-color="true" loext:opacity="0%" style:text-position="0% 100%" style:font-name="Calibri1" fo:font-size="10pt" fo:font-style="italic" fo:font-weight="normal" officeooo:rsid="02bd4b89" fo:background-color="transparent" loext:char-shading-value="0" style:font-name-asian="Calibri1" style:font-size-asian="8.75pt" style:font-style-asian="italic" style:font-weight-asian="normal" style:font-name-complex="Calibri1" style:font-size-complex="10pt" style:font-style-complex="italic" style:font-weight-complex="normal"/>
    </style:style>
    <style:style style:name="T1485" style:family="text">
      <style:text-properties style:use-window-font-color="true" loext:opacity="0%" style:text-position="0% 100%" style:font-name="Calibri1" fo:font-size="10pt" fo:font-style="italic" fo:font-weight="normal" officeooo:rsid="02d50eb1" fo:background-color="transparent" loext:char-shading-value="0" style:font-name-asian="Calibri1" style:font-size-asian="8.75pt" style:font-style-asian="italic" style:font-weight-asian="normal" style:font-name-complex="Calibri1" style:font-size-complex="10pt" style:font-style-complex="italic" style:font-weight-complex="normal"/>
    </style:style>
    <style:style style:name="T1486" style:family="text">
      <style:text-properties style:use-window-font-color="true" loext:opacity="0%" style:text-position="0% 100%" style:font-name="Calibri1" fo:font-size="10pt" fo:font-style="normal" fo:font-weight="normal" officeooo:rsid="0209891c" fo:background-color="transparent" loext:char-shading-value="0" style:font-name-asian="Calibri1" style:font-size-asian="8.75pt" style:font-style-asian="normal" style:font-weight-asian="normal" style:font-name-complex="Calibri1" style:font-size-complex="10pt" style:font-style-complex="normal" style:font-weight-complex="normal"/>
    </style:style>
    <style:style style:name="T1487" style:family="text">
      <style:text-properties style:use-window-font-color="true" loext:opacity="0%" style:text-position="0% 100%" style:font-name="Calibri1" fo:font-size="12pt" fo:font-weight="bold" officeooo:rsid="00ce05e7" fo:background-color="transparent" loext:char-shading-value="0" style:font-name-asian="Calibri1" style:font-size-asian="12pt" style:font-weight-asian="bold" style:font-name-complex="Calibri1" style:font-size-complex="12pt" style:font-weight-complex="bold"/>
    </style:style>
    <style:style style:name="T1488" style:family="text">
      <style:text-properties style:use-window-font-color="true" loext:opacity="0%" style:text-position="0% 100%" style:font-name="Calibri1" fo:font-size="12pt" fo:font-weight="bold" officeooo:rsid="0109d356" fo:background-color="transparent" loext:char-shading-value="0" style:font-name-asian="Calibri1" style:font-size-asian="12pt" style:font-weight-asian="bold" style:font-name-complex="Calibri1" style:font-size-complex="12pt" style:font-weight-complex="bold"/>
    </style:style>
    <style:style style:name="T1489" style:family="text">
      <style:text-properties style:use-window-font-color="true" loext:opacity="0%" style:text-position="0% 100%" style:font-name="Calibri1" fo:font-size="12pt" fo:font-weight="bold" officeooo:rsid="012fdf36" fo:background-color="transparent" loext:char-shading-value="0" style:font-name-asian="Calibri1" style:font-size-asian="12pt" style:font-weight-asian="bold" style:font-name-complex="Calibri1" style:font-size-complex="12pt" style:font-weight-complex="bold"/>
    </style:style>
    <style:style style:name="T1490" style:family="text">
      <style:text-properties style:use-window-font-color="true" loext:opacity="0%" style:text-position="0% 100%" style:font-name="Calibri1" fo:font-size="12pt" fo:font-weight="bold" officeooo:rsid="07f8f3d5" fo:background-color="transparent" loext:char-shading-value="0" style:font-name-asian="Calibri1" style:font-size-asian="12pt" style:font-weight-asian="bold" style:font-name-complex="Calibri1" style:font-size-complex="12pt" style:font-weight-complex="bold"/>
    </style:style>
    <style:style style:name="T1491" style:family="text">
      <style:text-properties style:use-window-font-color="true" loext:opacity="0%" style:text-position="0% 100%" style:font-name="Calibri1" fo:font-size="12pt" fo:font-weight="bold" officeooo:rsid="01901859" fo:background-color="transparent" loext:char-shading-value="0" style:font-name-asian="Calibri1" style:font-size-asian="12pt" style:font-weight-asian="bold" style:font-name-complex="Calibri1" style:font-size-complex="12pt" style:font-weight-complex="bold"/>
    </style:style>
    <style:style style:name="T1492" style:family="text">
      <style:text-properties style:use-window-font-color="true" loext:opacity="0%" style:text-position="0% 100%" style:font-name="Calibri1" fo:font-size="12pt" fo:font-weight="bold" officeooo:rsid="06f3c8de" fo:background-color="transparent" loext:char-shading-value="0" style:font-name-asian="Calibri1" style:font-size-asian="12pt" style:font-weight-asian="bold" style:font-name-complex="Calibri1" style:font-size-complex="12pt" style:font-weight-complex="bold"/>
    </style:style>
    <style:style style:name="T1493" style:family="text">
      <style:text-properties style:use-window-font-color="true" loext:opacity="0%" style:text-position="0% 100%" style:font-name="Calibri1" fo:font-size="11pt" fo:font-weight="bold" officeooo:rsid="00c63563" fo:background-color="transparent" loext:char-shading-value="0" style:font-name-asian="Calibri1" style:font-size-asian="11pt" style:font-weight-asian="bold" style:font-name-complex="Calibri1" style:font-size-complex="11pt" style:font-weight-complex="bold"/>
    </style:style>
    <style:style style:name="T1494" style:family="text">
      <style:text-properties style:use-window-font-color="true" loext:opacity="0%" style:text-position="0% 100%" style:font-name="Calibri1" fo:font-size="11pt" fo:font-weight="bold" officeooo:rsid="020f86f3" fo:background-color="transparent" loext:char-shading-value="0" style:font-name-asian="Calibri1" style:font-size-asian="11pt" style:font-weight-asian="bold" style:font-name-complex="Calibri1" style:font-size-complex="11pt" style:font-weight-complex="bold"/>
    </style:style>
    <style:style style:name="T1495" style:family="text">
      <style:text-properties style:use-window-font-color="true" loext:opacity="0%" style:text-position="0% 100%" style:font-name="Calibri1" fo:font-weight="normal" officeooo:rsid="067601ae" fo:background-color="transparent" loext:char-shading-value="0" style:font-name-asian="Calibri1" style:font-size-asian="8.75pt" style:font-weight-asian="normal" style:font-name-complex="Calibri1" style:font-weight-complex="normal"/>
    </style:style>
    <style:style style:name="T1496" style:family="text">
      <style:text-properties style:use-window-font-color="true" loext:opacity="0%" style:text-position="0% 100%" style:font-name="Calibri1" fo:font-weight="normal" officeooo:rsid="06f3c8de" fo:background-color="transparent" loext:char-shading-value="0" style:font-name-asian="Calibri1" style:font-size-asian="8.75pt" style:font-weight-asian="normal" style:font-name-complex="Calibri1" style:font-weight-complex="normal"/>
    </style:style>
    <style:style style:name="T1497" style:family="text">
      <style:text-properties style:use-window-font-color="true" loext:opacity="0%" style:text-position="0% 100%" style:font-name="Calibri1" fo:font-weight="normal" officeooo:rsid="09e41941" fo:background-color="transparent" loext:char-shading-value="0" style:font-name-asian="Calibri1" style:font-size-asian="8.75pt" style:font-weight-asian="normal" style:font-name-complex="Calibri1" style:font-weight-complex="normal"/>
    </style:style>
    <style:style style:name="T1498" style:family="text">
      <style:text-properties style:use-window-font-color="true" loext:opacity="0%" style:text-position="0% 100%" style:font-name="Calibri1" fo:font-weight="normal" officeooo:rsid="06f64538" fo:background-color="transparent" loext:char-shading-value="0" style:font-name-asian="Calibri1" style:font-size-asian="8.75pt" style:font-weight-asian="normal" style:font-name-complex="Calibri1" style:font-weight-complex="normal"/>
    </style:style>
    <style:style style:name="T1499" style:family="text">
      <style:text-properties style:use-window-font-color="true" loext:opacity="0%" style:text-position="0% 100%" style:font-name="Calibri1" fo:font-weight="normal" officeooo:rsid="06f71b7f" fo:background-color="transparent" loext:char-shading-value="0" style:font-name-asian="Calibri1" style:font-size-asian="8.75pt" style:font-weight-asian="normal" style:font-name-complex="Calibri1" style:font-weight-complex="normal"/>
    </style:style>
    <style:style style:name="T1500" style:family="text">
      <style:text-properties style:use-window-font-color="true" loext:opacity="0%" style:text-position="0% 100%" style:font-name="Calibri1" fo:font-weight="normal" officeooo:rsid="06f8dc6c" fo:background-color="transparent" loext:char-shading-value="0" style:font-name-asian="Calibri1" style:font-size-asian="8.75pt" style:font-weight-asian="normal" style:font-name-complex="Calibri1" style:font-weight-complex="normal"/>
    </style:style>
    <style:style style:name="T1501" style:family="text">
      <style:text-properties style:use-window-font-color="true" loext:opacity="0%" style:text-position="0% 100%" style:font-name="Calibri1" fo:font-weight="normal" officeooo:rsid="06fbeecf" fo:background-color="transparent" loext:char-shading-value="0" style:font-name-asian="Calibri1" style:font-size-asian="8.75pt" style:font-weight-asian="normal" style:font-name-complex="Calibri1" style:font-weight-complex="normal"/>
    </style:style>
    <style:style style:name="T1502" style:family="text">
      <style:text-properties style:use-window-font-color="true" loext:opacity="0%" style:text-position="0% 100%" style:font-name="Calibri1" style:text-underline-style="solid" style:text-underline-width="auto" style:text-underline-color="font-color" fo:font-weight="normal" officeooo:rsid="06f3c8de" fo:background-color="transparent" loext:char-shading-value="0" style:font-name-asian="Calibri1" style:font-size-asian="8.75pt" style:font-weight-asian="normal" style:font-name-complex="Calibri1" style:font-weight-complex="normal"/>
    </style:style>
    <style:style style:name="T1503" style:family="text">
      <style:text-properties style:use-window-font-color="true" loext:opacity="0%" style:text-position="0% 100%" style:font-name="Calibri" fo:font-size="10pt" fo:font-weight="normal" officeooo:rsid="008e75f2" fo:background-color="transparent" loext:char-shading-value="0" style:font-name-asian="Calibri1" style:font-size-asian="10pt" style:font-name-complex="Calibri1" style:font-size-complex="10pt" loext:padding="0cm" loext:border="none"/>
    </style:style>
    <style:style style:name="T1504" style:family="text">
      <style:text-properties style:use-window-font-color="true" loext:opacity="0%" style:text-position="0% 100%" style:font-name="Calibri" fo:font-size="10pt" fo:font-weight="normal" officeooo:rsid="03143f65" fo:background-color="transparent" loext:char-shading-value="0" style:font-name-asian="Calibri1" style:font-size-asian="10pt" style:font-weight-asian="normal" style:font-name-complex="Calibri1" style:font-size-complex="10pt" style:font-weight-complex="normal"/>
    </style:style>
    <style:style style:name="T1505" style:family="text">
      <style:text-properties style:use-window-font-color="true" loext:opacity="0%" style:text-position="0% 100%" style:font-name="Calibri" fo:font-size="10pt" fo:font-weight="normal" officeooo:rsid="095aee66" fo:background-color="transparent" loext:char-shading-value="0" style:font-name-asian="Calibri1" style:font-size-asian="10pt" style:font-weight-asian="normal" style:font-name-complex="Calibri1" style:font-size-complex="10pt" style:font-weight-complex="normal"/>
    </style:style>
    <style:style style:name="T1506" style:family="text">
      <style:text-properties style:use-window-font-color="true" loext:opacity="0%" style:text-position="0% 100%" style:font-name="Calibri" fo:font-size="10pt" fo:language="it" fo:country="IT" fo:font-weight="normal" officeooo:rsid="093b9158" fo:background-color="transparent" loext:char-shading-value="0" style:font-name-asian="Calibri1" style:font-size-asian="10pt" style:font-weight-asian="normal" style:font-name-complex="Calibri1" style:font-size-complex="10pt" style:font-weight-complex="normal"/>
    </style:style>
    <style:style style:name="T1507" style:family="text">
      <style:text-properties style:use-window-font-color="true" loext:opacity="0%" style:text-position="0% 100%" style:font-name="Calibri2" fo:font-size="10pt" fo:font-weight="normal" officeooo:rsid="0740cf73" fo:background-color="transparent" loext:char-shading-value="0" style:font-name-asian="Calibri1" style:font-size-asian="8.75pt" style:font-weight-asian="normal" style:font-name-complex="Calibri1" style:font-size-complex="10pt" style:font-weight-complex="normal"/>
    </style:style>
    <style:style style:name="T1508" style:family="text">
      <style:text-properties style:use-window-font-color="true" loext:opacity="0%" style:text-position="0% 100%" style:font-name="Calibri2" fo:font-size="10pt" fo:font-weight="normal" officeooo:rsid="074b7913" fo:background-color="transparent" loext:char-shading-value="0" style:font-name-asian="Calibri1" style:font-size-asian="8.75pt" style:font-weight-asian="normal" style:font-name-complex="Calibri1" style:font-size-complex="10pt" style:font-weight-complex="normal"/>
    </style:style>
    <style:style style:name="T1509" style:family="text">
      <style:text-properties style:use-window-font-color="true" loext:opacity="0%" style:text-position="0% 100%" style:font-name="Calibri2" fo:font-size="10pt" fo:font-weight="normal" officeooo:rsid="077d04b1" fo:background-color="transparent" loext:char-shading-value="0" style:font-name-asian="Calibri1" style:font-size-asian="8.75pt" style:font-weight-asian="normal" style:font-name-complex="Calibri1" style:font-size-complex="10pt" style:font-weight-complex="normal"/>
    </style:style>
    <style:style style:name="T1510" style:family="text">
      <style:text-properties style:use-window-font-color="true" loext:opacity="0%" style:text-position="0% 100%" style:font-name="Calibri2" fo:font-size="10pt" fo:font-weight="normal" officeooo:rsid="07b921d8" fo:background-color="transparent" loext:char-shading-value="0" style:font-name-asian="Calibri1" style:font-size-asian="8.75pt" style:font-weight-asian="normal" style:font-name-complex="Calibri1" style:font-size-complex="10pt" style:font-weight-complex="normal"/>
    </style:style>
    <style:style style:name="T1511" style:family="text">
      <style:text-properties style:use-window-font-color="true" loext:opacity="0%" style:text-position="0% 100%" style:font-name="Calibri2" fo:font-size="10pt" fo:font-weight="normal" officeooo:rsid="07ba6111" fo:background-color="transparent" loext:char-shading-value="0" style:font-name-asian="Calibri1" style:font-size-asian="8.75pt" style:font-weight-asian="normal" style:font-name-complex="Calibri1" style:font-size-complex="10pt" style:font-weight-complex="normal"/>
    </style:style>
    <style:style style:name="T1512" style:family="text">
      <style:text-properties style:use-window-font-color="true" loext:opacity="0%" style:text-position="0% 100%" style:font-name="Calibri2" fo:font-size="10pt" fo:font-weight="normal" officeooo:rsid="08162dfd" fo:background-color="transparent" loext:char-shading-value="0" style:font-name-asian="Calibri1" style:font-size-asian="8.75pt" style:font-weight-asian="normal" style:font-name-complex="Calibri1" style:font-size-complex="10pt" style:font-weight-complex="normal"/>
    </style:style>
    <style:style style:name="T1513" style:family="text">
      <style:text-properties style:use-window-font-color="true" loext:opacity="0%" style:text-position="0% 100%" style:font-name="Calibri2" fo:font-size="10pt" fo:font-weight="normal" officeooo:rsid="081b725e" fo:background-color="transparent" loext:char-shading-value="0" style:font-name-asian="Calibri1" style:font-size-asian="8.75pt" style:font-weight-asian="normal" style:font-name-complex="Calibri1" style:font-size-complex="10pt" style:font-weight-complex="normal"/>
    </style:style>
    <style:style style:name="T1514" style:family="text">
      <style:text-properties style:use-window-font-color="true" loext:opacity="0%" style:text-position="0% 100%" style:font-name="Calibri2" fo:font-size="10pt" fo:font-weight="normal" officeooo:rsid="088496fd" fo:background-color="transparent" loext:char-shading-value="0" style:font-name-asian="Calibri1" style:font-size-asian="8.75pt" style:font-weight-asian="normal" style:font-name-complex="Calibri1" style:font-size-complex="10pt" style:font-weight-complex="normal"/>
    </style:style>
    <style:style style:name="T1515" style:family="text">
      <style:text-properties style:use-window-font-color="true" loext:opacity="0%" style:text-position="0% 100%" style:font-name="Calibri2" fo:font-size="10pt" fo:font-weight="normal" officeooo:rsid="08719c69" fo:background-color="transparent" loext:char-shading-value="0" style:font-name-asian="Calibri2" style:font-size-asian="8.75pt" style:font-weight-asian="normal" style:font-name-complex="Calibri2" style:font-size-complex="10pt" style:font-weight-complex="normal"/>
    </style:style>
    <style:style style:name="T1516" style:family="text">
      <style:text-properties style:use-window-font-color="true" loext:opacity="0%" style:text-line-through-style="none" style:text-line-through-type="none" style:font-name="Calibri1" fo:font-size="10pt" fo:font-weight="normal" fo:background-color="transparent" loext:char-shading-value="0" style:font-name-asian="Calibri1" style:font-size-asian="10pt" style:font-name-complex="Calibri1" style:font-size-complex="10pt"/>
    </style:style>
    <style:style style:name="T1517" style:family="text">
      <style:text-properties style:use-window-font-color="true" loext:opacity="0%" style:text-line-through-style="none" style:text-line-through-type="none" style:font-name="Calibri1" fo:font-size="10pt" fo:font-weight="normal" officeooo:rsid="03b98b82" fo:background-color="transparent" loext:char-shading-value="0" style:font-name-asian="Calibri1" style:font-size-asian="10pt" style:font-name-complex="Calibri1" style:font-size-complex="10pt"/>
    </style:style>
    <style:style style:name="T1518" style:family="text">
      <style:text-properties style:use-window-font-color="true" loext:opacity="0%" style:text-line-through-style="none" style:text-line-through-type="none" style:font-name="Calibri1" fo:font-size="10pt" fo:font-weight="normal" officeooo:rsid="03b7fb7e" fo:background-color="transparent" loext:char-shading-value="0" style:font-name-asian="Calibri1" style:font-size-asian="10pt" style:font-name-complex="Calibri1" style:font-size-complex="10pt"/>
    </style:style>
    <style:style style:name="T1519" style:family="text">
      <style:text-properties style:use-window-font-color="true" loext:opacity="0%" style:text-line-through-style="none" style:text-line-through-type="none" style:font-name="Calibri1" fo:font-size="10pt" fo:font-weight="normal" officeooo:rsid="03b85382" fo:background-color="transparent" loext:char-shading-value="0" style:font-name-asian="Calibri1" style:font-size-asian="10pt" style:font-name-complex="Calibri1" style:font-size-complex="10pt"/>
    </style:style>
    <style:style style:name="T1520" style:family="text">
      <style:text-properties style:use-window-font-color="true" loext:opacity="0%" style:text-line-through-style="none" style:text-line-through-type="none" style:font-name="Calibri1" fo:font-size="10pt" fo:font-weight="normal" officeooo:rsid="03bb05e2" fo:background-color="transparent" loext:char-shading-value="0" style:font-name-asian="Calibri1" style:font-size-asian="10pt" style:font-name-complex="Calibri1" style:font-size-complex="10pt"/>
    </style:style>
    <style:style style:name="T1521" style:family="text">
      <style:text-properties style:use-window-font-color="true" loext:opacity="0%" style:font-name="Calibri2" fo:font-size="10pt" fo:font-weight="normal" officeooo:rsid="045017cf" fo:background-color="transparent" loext:char-shading-value="0" style:font-name-asian="Calibri1" style:font-size-asian="10pt" style:font-name-complex="Calibri1" style:font-size-complex="10pt"/>
    </style:style>
    <style:style style:name="T1522" style:family="text">
      <style:text-properties style:use-window-font-color="true" loext:opacity="0%" style:font-name="Calibri2" fo:font-size="10pt" fo:font-weight="normal" officeooo:rsid="04580758" fo:background-color="transparent" loext:char-shading-value="0" style:font-name-asian="Calibri1" style:font-size-asian="10pt" style:font-name-complex="Calibri1" style:font-size-complex="10pt"/>
    </style:style>
    <style:style style:name="T1523" style:family="text">
      <style:text-properties style:use-window-font-color="true" loext:opacity="0%" style:font-name="Calibri2" fo:font-size="10pt" fo:font-weight="normal" officeooo:rsid="053c0c69" fo:background-color="transparent" loext:char-shading-value="0" style:font-name-asian="Calibri1" style:font-size-asian="10pt" style:font-name-complex="Calibri1" style:font-size-complex="10pt"/>
    </style:style>
    <style:style style:name="T1524" style:family="text">
      <style:text-properties style:use-window-font-color="true" loext:opacity="0%" style:font-name="Calibri2" fo:font-size="10pt" fo:font-weight="normal" officeooo:rsid="054a0e25" fo:background-color="transparent" loext:char-shading-value="0" style:font-name-asian="Calibri1" style:font-size-asian="10pt" style:font-name-complex="Calibri1" style:font-size-complex="10pt"/>
    </style:style>
    <style:style style:name="T1525" style:family="text">
      <style:text-properties style:use-window-font-color="true" loext:opacity="0%" style:font-name="Calibri2" fo:font-size="10pt" fo:font-weight="normal" officeooo:rsid="054f9f4f" fo:background-color="transparent" loext:char-shading-value="0" style:font-name-asian="Calibri1" style:font-size-asian="10pt" style:font-name-complex="Calibri1" style:font-size-complex="10pt"/>
    </style:style>
    <style:style style:name="T1526" style:family="text">
      <style:text-properties style:use-window-font-color="true" loext:opacity="0%" style:font-name="Calibri2" fo:font-size="10pt" fo:font-weight="normal" officeooo:rsid="0563b5ab" fo:background-color="transparent" loext:char-shading-value="0" style:font-name-asian="Calibri1" style:font-size-asian="10pt" style:font-name-complex="Calibri1" style:font-size-complex="10pt"/>
    </style:style>
    <style:style style:name="T1527" style:family="text">
      <style:text-properties style:use-window-font-color="true" loext:opacity="0%" style:font-name="Calibri2" fo:font-size="10pt" fo:font-weight="normal" officeooo:rsid="0610b794" fo:background-color="transparent" loext:char-shading-value="0" style:font-name-asian="Calibri1" style:font-size-asian="10pt" style:font-name-complex="Calibri1" style:font-size-complex="10pt"/>
    </style:style>
    <style:style style:name="T1528" style:family="text">
      <style:text-properties style:use-window-font-color="true" loext:opacity="0%" style:font-name="Calibri2" fo:font-size="10pt" fo:font-weight="normal" officeooo:rsid="061602c4" fo:background-color="transparent" loext:char-shading-value="0" style:font-name-asian="Calibri1" style:font-size-asian="10pt" style:font-name-complex="Calibri1" style:font-size-complex="10pt"/>
    </style:style>
    <style:style style:name="T1529" style:family="text">
      <style:text-properties style:use-window-font-color="true" loext:opacity="0%" style:text-position="33% 80%" style:font-name="Calibri1" fo:font-size="10pt" fo:font-weight="normal" officeooo:rsid="04c8c2a8" fo:background-color="transparent" loext:char-shading-value="0" style:font-name-asian="Calibri1" style:font-size-asian="10pt" style:font-name-complex="Calibri1" style:font-size-complex="10pt"/>
    </style:style>
    <style:style style:name="T1530" style:family="text">
      <style:text-properties style:use-window-font-color="true" loext:opacity="0%" style:font-name="Calibri" fo:font-size="10pt" fo:font-weight="normal" fo:background-color="transparent" loext:char-shading-value="0" style:font-name-asian="Calibri1" style:font-size-asian="10pt" style:font-name-complex="Calibri1" style:font-size-complex="10pt"/>
    </style:style>
    <style:style style:name="T1531" style:family="text">
      <style:text-properties officeooo:rsid="000cb228"/>
    </style:style>
    <style:style style:name="T1532" style:family="text">
      <style:text-properties officeooo:rsid="000ea8f8"/>
    </style:style>
    <style:style style:name="T1533" style:family="text">
      <style:text-properties officeooo:rsid="0010721b"/>
    </style:style>
    <style:style style:name="T1534" style:family="text">
      <style:text-properties officeooo:rsid="001186bd"/>
    </style:style>
    <style:style style:name="T1535" style:family="text">
      <style:text-properties officeooo:rsid="00119d0a"/>
    </style:style>
    <style:style style:name="T1536" style:family="text">
      <style:text-properties officeooo:rsid="0012a22d"/>
    </style:style>
    <style:style style:name="T1537" style:family="text">
      <style:text-properties style:text-position="sub 58%"/>
    </style:style>
    <style:style style:name="T1538" style:family="text">
      <style:text-properties style:text-position="sub 58%" officeooo:rsid="0012a22d"/>
    </style:style>
    <style:style style:name="T1539" style:family="text">
      <style:text-properties style:text-position="sub 58%" officeooo:rsid="00134c72"/>
    </style:style>
    <style:style style:name="T1540" style:family="text">
      <style:text-properties style:text-position="sub 58%" officeooo:rsid="00194d15" style:font-weight-asian="normal" style:font-weight-complex="normal"/>
    </style:style>
    <style:style style:name="T1541" style:family="text">
      <style:text-properties style:text-position="sub 58%" officeooo:rsid="001ac7c4" style:font-weight-asian="normal" style:font-weight-complex="normal"/>
    </style:style>
    <style:style style:name="T1542" style:family="text">
      <style:text-properties style:text-position="sub 58%" officeooo:rsid="00154cf5" style:font-weight-asian="normal" style:font-weight-complex="normal"/>
    </style:style>
    <style:style style:name="T1543" style:family="text">
      <style:text-properties style:text-position="sub 58%" officeooo:rsid="001ca0e5" style:font-weight-asian="normal" style:font-weight-complex="normal"/>
    </style:style>
    <style:style style:name="T1544" style:family="text">
      <style:text-properties style:text-position="sub 58%" officeooo:rsid="063940bc" style:font-weight-asian="normal" style:font-weight-complex="normal"/>
    </style:style>
    <style:style style:name="T1545" style:family="text">
      <style:text-properties style:text-position="sub 58%" officeooo:rsid="00359862"/>
    </style:style>
    <style:style style:name="T1546" style:family="text">
      <style:text-properties style:text-position="sub 58%" officeooo:rsid="0040a30b"/>
    </style:style>
    <style:style style:name="T1547" style:family="text">
      <style:text-properties style:text-position="sub 58%" officeooo:rsid="004e7dcc"/>
    </style:style>
    <style:style style:name="T1548" style:family="text">
      <style:text-properties style:text-position="sub 58%" fo:font-size="10pt" officeooo:rsid="00998a74" style:font-size-asian="8.75pt" style:font-weight-asian="normal" style:font-size-complex="10pt" style:font-weight-complex="normal"/>
    </style:style>
    <style:style style:name="T1549" style:family="text">
      <style:text-properties style:text-position="sub 58%" fo:font-size="10pt" officeooo:rsid="009a2755" style:font-size-asian="8.75pt" style:font-weight-asian="normal" style:font-size-complex="10pt" style:font-weight-complex="normal"/>
    </style:style>
    <style:style style:name="T1550" style:family="text">
      <style:text-properties style:text-position="sub 58%" fo:font-size="10pt" officeooo:rsid="06da1fa4" style:font-size-asian="8.75pt" style:font-weight-asian="normal" style:font-size-complex="10pt" style:font-weight-complex="normal"/>
    </style:style>
    <style:style style:name="T1551" style:family="text">
      <style:text-properties style:text-position="sub 58%" fo:font-size="10pt" officeooo:rsid="00abc753" style:font-size-asian="8.75pt" style:font-weight-asian="normal" style:font-size-complex="10pt" style:font-weight-complex="normal"/>
    </style:style>
    <style:style style:name="T1552" style:family="text">
      <style:text-properties style:text-position="sub 58%" fo:font-size="10pt" officeooo:rsid="00af4671" style:font-size-asian="8.75pt" style:font-weight-asian="normal" style:font-size-complex="10pt" style:font-weight-complex="normal"/>
    </style:style>
    <style:style style:name="T1553" style:family="text">
      <style:text-properties style:text-position="sub 58%" fo:font-size="10pt" officeooo:rsid="00b82a51" style:font-size-asian="8.75pt" style:font-weight-asian="normal" style:font-size-complex="10pt" style:font-weight-complex="normal"/>
    </style:style>
    <style:style style:name="T1554" style:family="text">
      <style:text-properties style:text-position="sub 58%" fo:font-size="10pt" officeooo:rsid="00b85aef" style:font-size-asian="8.75pt" style:font-weight-asian="normal" style:font-size-complex="10pt" style:font-weight-complex="normal"/>
    </style:style>
    <style:style style:name="T1555" style:family="text">
      <style:text-properties style:text-position="sub 58%" fo:font-size="10pt" officeooo:rsid="00b9656c" style:font-size-asian="8.75pt" style:font-weight-asian="normal" style:font-size-complex="10pt" style:font-weight-complex="normal"/>
    </style:style>
    <style:style style:name="T1556" style:family="text">
      <style:text-properties style:text-position="sub 58%" fo:font-size="10pt" officeooo:rsid="00ccc776" style:font-size-asian="8.75pt" style:font-weight-asian="normal" style:font-size-complex="10pt" style:font-weight-complex="normal"/>
    </style:style>
    <style:style style:name="T1557" style:family="text">
      <style:text-properties style:text-position="sub 58%" fo:font-size="10pt" style:font-size-asian="10pt" style:font-size-complex="10pt"/>
    </style:style>
    <style:style style:name="T1558" style:family="text">
      <style:text-properties style:text-position="sub 58%" fo:font-size="10pt" officeooo:rsid="005ca54a" style:font-size-asian="10pt" style:font-size-complex="10pt"/>
    </style:style>
    <style:style style:name="T1559" style:family="text">
      <style:text-properties style:text-position="sub 58%" fo:font-size="10pt" officeooo:rsid="00627f18" style:font-size-asian="10pt" style:font-size-complex="10pt"/>
    </style:style>
    <style:style style:name="T1560" style:family="text">
      <style:text-properties style:text-position="sub 58%" fo:font-size="10pt" officeooo:rsid="06a6897e" style:font-size-asian="10pt" style:font-size-complex="10pt"/>
    </style:style>
    <style:style style:name="T1561" style:family="text">
      <style:text-properties style:text-position="sub 58%" fo:font-size="10pt" officeooo:rsid="006ca2af" style:font-size-asian="10pt" style:font-size-complex="10pt"/>
    </style:style>
    <style:style style:name="T1562" style:family="text">
      <style:text-properties style:text-position="sub 58%" fo:font-size="10pt" officeooo:rsid="0078345b" style:font-size-asian="10pt" style:font-size-complex="10pt"/>
    </style:style>
    <style:style style:name="T1563" style:family="text">
      <style:text-properties style:text-position="sub 58%" fo:font-size="10pt" officeooo:rsid="007895f4" style:font-size-asian="10pt" style:font-size-complex="10pt"/>
    </style:style>
    <style:style style:name="T1564" style:family="text">
      <style:text-properties style:text-position="sub 58%" fo:font-size="10pt" officeooo:rsid="0080ff1b" style:font-size-asian="10pt" style:font-size-complex="10pt"/>
    </style:style>
    <style:style style:name="T1565" style:family="text">
      <style:text-properties style:text-position="sub 58%" fo:font-size="10pt" officeooo:rsid="00896c2a" style:font-size-asian="10pt" style:font-size-complex="10pt"/>
    </style:style>
    <style:style style:name="T1566" style:family="text">
      <style:text-properties style:text-position="sub 58%" fo:font-size="10pt" officeooo:rsid="00627f18" style:font-size-asian="10pt" style:font-weight-asian="normal" style:font-size-complex="10pt" style:font-weight-complex="normal"/>
    </style:style>
    <style:style style:name="T1567" style:family="text">
      <style:text-properties style:text-position="sub 58%" officeooo:rsid="02f9b37b"/>
    </style:style>
    <style:style style:name="T1568" style:family="text">
      <style:text-properties style:text-position="sub 58%" officeooo:rsid="0010721b"/>
    </style:style>
    <style:style style:name="T1569" style:family="text">
      <style:text-properties style:text-position="sub 58%" officeooo:rsid="00134c72" style:font-weight-asian="bold" style:font-weight-complex="bold"/>
    </style:style>
    <style:style style:name="T1570" style:family="text">
      <style:text-properties style:text-position="sub 58%" officeooo:rsid="0627a06a" style:font-weight-asian="bold" style:font-weight-complex="bold"/>
    </style:style>
    <style:style style:name="T1571" style:family="text">
      <style:text-properties style:text-position="sub 58%" officeooo:rsid="0014ad18"/>
    </style:style>
    <style:style style:name="T1572" style:family="text">
      <style:text-properties style:text-position="sub 58%" officeooo:rsid="0033be92"/>
    </style:style>
    <style:style style:name="T1573" style:family="text">
      <style:text-properties style:text-position="sub 58%" officeooo:rsid="0034b777"/>
    </style:style>
    <style:style style:name="T1574" style:family="text">
      <style:text-properties style:text-position="sub 58%" officeooo:rsid="003a16a0"/>
    </style:style>
    <style:style style:name="T1575" style:family="text">
      <style:text-properties style:text-position="sub 58%" officeooo:rsid="003a7381"/>
    </style:style>
    <style:style style:name="T1576" style:family="text">
      <style:text-properties style:text-position="sub 58%" officeooo:rsid="003aeaa1"/>
    </style:style>
    <style:style style:name="T1577" style:family="text">
      <style:text-properties style:text-position="sub 58%" officeooo:rsid="065a33af"/>
    </style:style>
    <style:style style:name="T1578" style:family="text">
      <style:text-properties style:text-position="sub 58%" officeooo:rsid="065db0d7"/>
    </style:style>
    <style:style style:name="T1579" style:family="text">
      <style:text-properties style:text-position="sub 58%" officeooo:rsid="0671d38f"/>
    </style:style>
    <style:style style:name="T1580" style:family="text">
      <style:text-properties style:text-position="sub 58%" style:font-name="Calibri" fo:font-size="10pt" officeooo:rsid="00f259fa" style:font-size-asian="10pt" style:font-weight-asian="normal" style:font-size-complex="10pt" style:font-weight-complex="normal" loext:padding="0cm" loext:border="none"/>
    </style:style>
    <style:style style:name="T1581" style:family="text">
      <style:text-properties style:text-position="sub 58%" style:font-name="Calibri" fo:font-size="10pt" fo:font-weight="normal" style:font-size-asian="10pt" style:font-weight-asian="normal" style:font-size-complex="10pt" style:font-weight-complex="normal"/>
    </style:style>
    <style:style style:name="T1582" style:family="text">
      <style:text-properties style:text-position="sub 58%" officeooo:rsid="06657688"/>
    </style:style>
    <style:style style:name="T1583" style:family="text">
      <style:text-properties style:text-position="sub 58%" officeooo:rsid="066703ae"/>
    </style:style>
    <style:style style:name="T1584" style:family="text">
      <style:text-properties style:text-position="sub 58%" officeooo:rsid="09f475d2"/>
    </style:style>
    <style:style style:name="T1585" style:family="text">
      <style:text-properties style:text-position="sub 58%" officeooo:rsid="0a065858"/>
    </style:style>
    <style:style style:name="T1586" style:family="text">
      <style:text-properties style:text-position="sub 58%" officeooo:rsid="0a07d572"/>
    </style:style>
    <style:style style:name="T1587" style:family="text">
      <style:text-properties style:text-position="sub 58%" officeooo:rsid="0a0ab95e"/>
    </style:style>
    <style:style style:name="T1588" style:family="text">
      <style:text-properties style:text-position="sub 58%" officeooo:rsid="0a17b947"/>
    </style:style>
    <style:style style:name="T1589" style:family="text">
      <style:text-properties style:text-position="sub 58%" officeooo:rsid="0a4aee94"/>
    </style:style>
    <style:style style:name="T1590" style:family="text">
      <style:text-properties officeooo:rsid="00134c72"/>
    </style:style>
    <style:style style:name="T1591" style:family="text">
      <style:text-properties style:text-position="0% 100%"/>
    </style:style>
    <style:style style:name="T1592" style:family="text">
      <style:text-properties style:text-position="0% 100%" officeooo:rsid="00134c72"/>
    </style:style>
    <style:style style:name="T1593" style:family="text">
      <style:text-properties style:text-position="0% 100%" officeooo:rsid="0014ad18"/>
    </style:style>
    <style:style style:name="T1594" style:family="text">
      <style:text-properties style:text-position="0% 100%" fo:font-weight="bold" officeooo:rsid="0014ad18" style:font-weight-asian="bold" style:font-weight-complex="bold"/>
    </style:style>
    <style:style style:name="T1595" style:family="text">
      <style:text-properties style:text-position="0% 100%" fo:font-weight="bold" officeooo:rsid="00154cf5" style:font-weight-asian="bold" style:font-weight-complex="bold"/>
    </style:style>
    <style:style style:name="T1596" style:family="text">
      <style:text-properties style:text-position="0% 100%" fo:font-weight="bold" officeooo:rsid="0016852d" style:font-weight-asian="bold" style:font-weight-complex="bold"/>
    </style:style>
    <style:style style:name="T1597" style:family="text">
      <style:text-properties style:text-position="0% 100%" fo:font-weight="bold" officeooo:rsid="003e7763" style:font-weight-asian="bold" style:font-weight-complex="bold"/>
    </style:style>
    <style:style style:name="T1598" style:family="text">
      <style:text-properties style:text-position="0% 100%" officeooo:rsid="00154cf5"/>
    </style:style>
    <style:style style:name="T1599" style:family="text">
      <style:text-properties style:text-position="0% 100%" officeooo:rsid="00154cf5" style:font-weight-asian="normal" style:font-weight-complex="normal"/>
    </style:style>
    <style:style style:name="T1600" style:family="text">
      <style:text-properties style:text-position="0% 100%" officeooo:rsid="001763ba" style:font-weight-asian="normal" style:font-weight-complex="normal"/>
    </style:style>
    <style:style style:name="T1601" style:family="text">
      <style:text-properties style:text-position="0% 100%" officeooo:rsid="00194d15" style:font-weight-asian="normal" style:font-weight-complex="normal"/>
    </style:style>
    <style:style style:name="T1602" style:family="text">
      <style:text-properties style:text-position="0% 100%" officeooo:rsid="001ac7c4" style:font-weight-asian="normal" style:font-weight-complex="normal"/>
    </style:style>
    <style:style style:name="T1603" style:family="text">
      <style:text-properties style:text-position="0% 100%" officeooo:rsid="001ca0e5" style:font-weight-asian="normal" style:font-weight-complex="normal"/>
    </style:style>
    <style:style style:name="T1604" style:family="text">
      <style:text-properties style:text-position="0% 100%" officeooo:rsid="001f3cbd" style:font-weight-asian="normal" style:font-weight-complex="normal"/>
    </style:style>
    <style:style style:name="T1605" style:family="text">
      <style:text-properties style:text-position="0% 100%" officeooo:rsid="0020a84f" style:font-weight-asian="normal" style:font-weight-complex="normal"/>
    </style:style>
    <style:style style:name="T1606" style:family="text">
      <style:text-properties style:text-position="0% 100%" officeooo:rsid="002137b9" style:font-weight-asian="normal" style:font-weight-complex="normal"/>
    </style:style>
    <style:style style:name="T1607" style:family="text">
      <style:text-properties style:text-position="0% 100%" officeooo:rsid="00227abb" style:font-weight-asian="normal" style:font-weight-complex="normal"/>
    </style:style>
    <style:style style:name="T1608" style:family="text">
      <style:text-properties style:text-position="0% 100%" officeooo:rsid="002444b5" style:font-weight-asian="normal" style:font-weight-complex="normal"/>
    </style:style>
    <style:style style:name="T1609" style:family="text">
      <style:text-properties style:text-position="0% 100%" officeooo:rsid="0024e527" style:font-weight-asian="normal" style:font-weight-complex="normal"/>
    </style:style>
    <style:style style:name="T1610" style:family="text">
      <style:text-properties style:text-position="0% 100%" officeooo:rsid="00268c2b" style:font-weight-asian="normal" style:font-weight-complex="normal"/>
    </style:style>
    <style:style style:name="T1611" style:family="text">
      <style:text-properties style:text-position="0% 100%" officeooo:rsid="002796e4" style:font-weight-asian="normal" style:font-weight-complex="normal"/>
    </style:style>
    <style:style style:name="T1612" style:family="text">
      <style:text-properties style:text-position="0% 100%" officeooo:rsid="002887e2" style:font-weight-asian="normal" style:font-weight-complex="normal"/>
    </style:style>
    <style:style style:name="T1613" style:family="text">
      <style:text-properties style:text-position="0% 100%" officeooo:rsid="0029623e" style:font-weight-asian="normal" style:font-weight-complex="normal"/>
    </style:style>
    <style:style style:name="T1614" style:family="text">
      <style:text-properties style:text-position="0% 100%" officeooo:rsid="002a6392" style:font-weight-asian="normal" style:font-weight-complex="normal"/>
    </style:style>
    <style:style style:name="T1615" style:family="text">
      <style:text-properties style:text-position="0% 100%" officeooo:rsid="002b116c" style:font-weight-asian="normal" style:font-weight-complex="normal"/>
    </style:style>
    <style:style style:name="T1616" style:family="text">
      <style:text-properties style:text-position="0% 100%" officeooo:rsid="002ca41d" style:font-weight-asian="normal" style:font-weight-complex="normal"/>
    </style:style>
    <style:style style:name="T1617" style:family="text">
      <style:text-properties style:text-position="0% 100%" officeooo:rsid="002e7909" style:font-weight-asian="normal" style:font-weight-complex="normal"/>
    </style:style>
    <style:style style:name="T1618" style:family="text">
      <style:text-properties style:text-position="0% 100%" officeooo:rsid="003060ac" style:font-weight-asian="normal" style:font-weight-complex="normal"/>
    </style:style>
    <style:style style:name="T1619" style:family="text">
      <style:text-properties style:text-position="0% 100%" officeooo:rsid="062da743" style:font-weight-asian="normal" style:font-weight-complex="normal"/>
    </style:style>
    <style:style style:name="T1620" style:family="text">
      <style:text-properties style:text-position="0% 100%" officeooo:rsid="062ede91" style:font-weight-asian="normal" style:font-weight-complex="normal"/>
    </style:style>
    <style:style style:name="T1621" style:family="text">
      <style:text-properties style:text-position="0% 100%" officeooo:rsid="062f1b66" style:font-weight-asian="normal" style:font-weight-complex="normal"/>
    </style:style>
    <style:style style:name="T1622" style:family="text">
      <style:text-properties style:text-position="0% 100%" officeooo:rsid="063207eb" style:font-weight-asian="normal" style:font-weight-complex="normal"/>
    </style:style>
    <style:style style:name="T1623" style:family="text">
      <style:text-properties style:text-position="0% 100%" officeooo:rsid="0638e8e1" style:font-weight-asian="normal" style:font-weight-complex="normal"/>
    </style:style>
    <style:style style:name="T1624" style:family="text">
      <style:text-properties style:text-position="0% 100%" officeooo:rsid="063940bc" style:font-weight-asian="normal" style:font-weight-complex="normal"/>
    </style:style>
    <style:style style:name="T1625" style:family="text">
      <style:text-properties style:text-position="0% 100%" officeooo:rsid="0639dbe1" style:font-weight-asian="normal" style:font-weight-complex="normal"/>
    </style:style>
    <style:style style:name="T1626" style:family="text">
      <style:text-properties style:text-position="0% 100%" officeooo:rsid="063a00dd" style:font-weight-asian="normal" style:font-weight-complex="normal"/>
    </style:style>
    <style:style style:name="T1627" style:family="text">
      <style:text-properties style:text-position="0% 100%" officeooo:rsid="063ad139" style:font-weight-asian="normal" style:font-weight-complex="normal"/>
    </style:style>
    <style:style style:name="T1628" style:family="text">
      <style:text-properties style:text-position="0% 100%" officeooo:rsid="063e0a90" style:font-weight-asian="normal" style:font-weight-complex="normal"/>
    </style:style>
    <style:style style:name="T1629" style:family="text">
      <style:text-properties style:text-position="0% 100%" officeooo:rsid="063f68f9" style:font-weight-asian="normal" style:font-weight-complex="normal"/>
    </style:style>
    <style:style style:name="T1630" style:family="text">
      <style:text-properties style:text-position="0% 100%" fo:font-style="italic" officeooo:rsid="002137b9" style:font-style-asian="italic" style:font-weight-asian="normal" style:font-style-complex="italic" style:font-weight-complex="normal"/>
    </style:style>
    <style:style style:name="T1631" style:family="text">
      <style:text-properties style:text-position="0% 100%" fo:font-style="italic" officeooo:rsid="0638e8e1" style:font-style-asian="italic" style:font-weight-asian="normal" style:font-style-complex="italic" style:font-weight-complex="normal"/>
    </style:style>
    <style:style style:name="T1632" style:family="text">
      <style:text-properties style:text-position="0% 100%" officeooo:rsid="003a7381"/>
    </style:style>
    <style:style style:name="T1633" style:family="text">
      <style:text-properties style:text-position="0% 100%" officeooo:rsid="003aeaa1"/>
    </style:style>
    <style:style style:name="T1634" style:family="text">
      <style:text-properties style:text-position="0% 100%" officeooo:rsid="003c8b24"/>
    </style:style>
    <style:style style:name="T1635" style:family="text">
      <style:text-properties style:text-position="0% 100%" officeooo:rsid="003e7763"/>
    </style:style>
    <style:style style:name="T1636" style:family="text">
      <style:text-properties style:text-position="0% 100%" officeooo:rsid="003ea79a"/>
    </style:style>
    <style:style style:name="T1637" style:family="text">
      <style:text-properties style:text-position="0% 100%" officeooo:rsid="0040a30b"/>
    </style:style>
    <style:style style:name="T1638" style:family="text">
      <style:text-properties style:text-position="0% 100%" officeooo:rsid="0040f447"/>
    </style:style>
    <style:style style:name="T1639" style:family="text">
      <style:text-properties style:text-position="0% 100%" officeooo:rsid="0042dc30"/>
    </style:style>
    <style:style style:name="T1640" style:family="text">
      <style:text-properties style:text-position="0% 100%" officeooo:rsid="00437deb"/>
    </style:style>
    <style:style style:name="T1641" style:family="text">
      <style:text-properties style:text-position="0% 100%" officeooo:rsid="0045641b"/>
    </style:style>
    <style:style style:name="T1642" style:family="text">
      <style:text-properties style:text-position="0% 100%" officeooo:rsid="0046f80f"/>
    </style:style>
    <style:style style:name="T1643" style:family="text">
      <style:text-properties style:text-position="0% 100%" officeooo:rsid="0047d033"/>
    </style:style>
    <style:style style:name="T1644" style:family="text">
      <style:text-properties style:text-position="0% 100%" officeooo:rsid="0049c193"/>
    </style:style>
    <style:style style:name="T1645" style:family="text">
      <style:text-properties style:text-position="0% 100%" officeooo:rsid="004b23aa"/>
    </style:style>
    <style:style style:name="T1646" style:family="text">
      <style:text-properties style:text-position="0% 100%" officeooo:rsid="004cabb6"/>
    </style:style>
    <style:style style:name="T1647" style:family="text">
      <style:text-properties style:text-position="0% 100%" officeooo:rsid="004e7dcc"/>
    </style:style>
    <style:style style:name="T1648" style:family="text">
      <style:text-properties style:text-position="0% 100%" officeooo:rsid="004fd809"/>
    </style:style>
    <style:style style:name="T1649" style:family="text">
      <style:text-properties style:text-position="0% 100%" officeooo:rsid="00502a96"/>
    </style:style>
    <style:style style:name="T1650" style:family="text">
      <style:text-properties style:text-position="0% 100%" officeooo:rsid="00513a4f"/>
    </style:style>
    <style:style style:name="T1651" style:family="text">
      <style:text-properties style:text-position="0% 100%" officeooo:rsid="00515eb2"/>
    </style:style>
    <style:style style:name="T1652" style:family="text">
      <style:text-properties style:text-position="0% 100%" officeooo:rsid="00533fb2"/>
    </style:style>
    <style:style style:name="T1653" style:family="text">
      <style:text-properties style:text-position="0% 100%" officeooo:rsid="005422e6"/>
    </style:style>
    <style:style style:name="T1654" style:family="text">
      <style:text-properties style:text-position="0% 100%" fo:font-size="10pt" style:font-size-asian="10pt" style:font-size-complex="10pt"/>
    </style:style>
    <style:style style:name="T1655" style:family="text">
      <style:text-properties style:text-position="0% 100%" fo:font-size="10pt" officeooo:rsid="00578d1a" style:font-size-asian="10pt" style:font-size-complex="10pt"/>
    </style:style>
    <style:style style:name="T1656" style:family="text">
      <style:text-properties style:text-position="0% 100%" fo:font-size="10pt" officeooo:rsid="00578d1f" style:font-size-asian="10pt" style:font-size-complex="10pt"/>
    </style:style>
    <style:style style:name="T1657" style:family="text">
      <style:text-properties style:text-position="0% 100%" fo:font-size="10pt" officeooo:rsid="0057ce61" style:font-size-asian="10pt" style:font-size-complex="10pt"/>
    </style:style>
    <style:style style:name="T1658" style:family="text">
      <style:text-properties style:text-position="0% 100%" fo:font-size="10pt" officeooo:rsid="005855f1" style:font-size-asian="10pt" style:font-size-complex="10pt"/>
    </style:style>
    <style:style style:name="T1659" style:family="text">
      <style:text-properties style:text-position="0% 100%" fo:font-size="10pt" officeooo:rsid="00591fad" style:font-size-asian="10pt" style:font-size-complex="10pt"/>
    </style:style>
    <style:style style:name="T1660" style:family="text">
      <style:text-properties style:text-position="0% 100%" fo:font-size="10pt" officeooo:rsid="005920c9" style:font-size-asian="10pt" style:font-size-complex="10pt"/>
    </style:style>
    <style:style style:name="T1661" style:family="text">
      <style:text-properties style:text-position="0% 100%" fo:font-size="10pt" officeooo:rsid="005ca54a" style:font-size-asian="10pt" style:font-size-complex="10pt"/>
    </style:style>
    <style:style style:name="T1662" style:family="text">
      <style:text-properties style:text-position="0% 100%" fo:font-size="10pt" officeooo:rsid="005fc581" style:font-size-asian="10pt" style:font-size-complex="10pt"/>
    </style:style>
    <style:style style:name="T1663" style:family="text">
      <style:text-properties style:text-position="0% 100%" fo:font-size="10pt" officeooo:rsid="0060bd7f" style:font-size-asian="10pt" style:font-size-complex="10pt"/>
    </style:style>
    <style:style style:name="T1664" style:family="text">
      <style:text-properties style:text-position="0% 100%" fo:font-size="10pt" officeooo:rsid="00627f18" style:font-size-asian="10pt" style:font-size-complex="10pt"/>
    </style:style>
    <style:style style:name="T1665" style:family="text">
      <style:text-properties style:text-position="0% 100%" fo:font-size="10pt" officeooo:rsid="0063d417" style:font-size-asian="10pt" style:font-size-complex="10pt"/>
    </style:style>
    <style:style style:name="T1666" style:family="text">
      <style:text-properties style:text-position="0% 100%" fo:font-size="10pt" officeooo:rsid="00658b26" style:font-size-asian="10pt" style:font-size-complex="10pt"/>
    </style:style>
    <style:style style:name="T1667" style:family="text">
      <style:text-properties style:text-position="0% 100%" fo:font-size="10pt" officeooo:rsid="006599f8" style:font-size-asian="10pt" style:font-size-complex="10pt"/>
    </style:style>
    <style:style style:name="T1668" style:family="text">
      <style:text-properties style:text-position="0% 100%" fo:font-size="10pt" officeooo:rsid="006a8adb" style:font-size-asian="10pt" style:font-size-complex="10pt"/>
    </style:style>
    <style:style style:name="T1669" style:family="text">
      <style:text-properties style:text-position="0% 100%" fo:font-size="10pt" officeooo:rsid="006b8b31" style:font-size-asian="10pt" style:font-size-complex="10pt"/>
    </style:style>
    <style:style style:name="T1670" style:family="text">
      <style:text-properties style:text-position="0% 100%" fo:font-size="10pt" officeooo:rsid="006b9ba0" style:font-size-asian="10pt" style:font-size-complex="10pt"/>
    </style:style>
    <style:style style:name="T1671" style:family="text">
      <style:text-properties style:text-position="0% 100%" fo:font-size="10pt" officeooo:rsid="006c238c" style:font-size-asian="10pt" style:font-size-complex="10pt"/>
    </style:style>
    <style:style style:name="T1672" style:family="text">
      <style:text-properties style:text-position="0% 100%" fo:font-size="10pt" officeooo:rsid="006ca2af" style:font-size-asian="10pt" style:font-size-complex="10pt"/>
    </style:style>
    <style:style style:name="T1673" style:family="text">
      <style:text-properties style:text-position="0% 100%" fo:font-size="10pt" officeooo:rsid="006cfdea" style:font-size-asian="10pt" style:font-size-complex="10pt"/>
    </style:style>
    <style:style style:name="T1674" style:family="text">
      <style:text-properties style:text-position="0% 100%" fo:font-size="10pt" officeooo:rsid="006e4720" style:font-size-asian="10pt" style:font-size-complex="10pt"/>
    </style:style>
    <style:style style:name="T1675" style:family="text">
      <style:text-properties style:text-position="0% 100%" fo:font-size="10pt" officeooo:rsid="00712625" style:font-size-asian="10pt" style:font-size-complex="10pt"/>
    </style:style>
    <style:style style:name="T1676" style:family="text">
      <style:text-properties style:text-position="0% 100%" fo:font-size="10pt" officeooo:rsid="00715fa9" style:font-size-asian="10pt" style:font-size-complex="10pt"/>
    </style:style>
    <style:style style:name="T1677" style:family="text">
      <style:text-properties style:text-position="0% 100%" fo:font-size="10pt" officeooo:rsid="0072e442" style:font-size-asian="10pt" style:font-size-complex="10pt"/>
    </style:style>
    <style:style style:name="T1678" style:family="text">
      <style:text-properties style:text-position="0% 100%" fo:font-size="10pt" officeooo:rsid="0073bb5d" style:font-size-asian="10pt" style:font-size-complex="10pt"/>
    </style:style>
    <style:style style:name="T1679" style:family="text">
      <style:text-properties style:text-position="0% 100%" fo:font-size="10pt" officeooo:rsid="00756e0c" style:font-size-asian="10pt" style:font-size-complex="10pt"/>
    </style:style>
    <style:style style:name="T1680" style:family="text">
      <style:text-properties style:text-position="0% 100%" fo:font-size="10pt" officeooo:rsid="00757e13" style:font-size-asian="10pt" style:font-size-complex="10pt"/>
    </style:style>
    <style:style style:name="T1681" style:family="text">
      <style:text-properties style:text-position="0% 100%" fo:font-size="10pt" officeooo:rsid="0076c84f" style:font-size-asian="10pt" style:font-size-complex="10pt"/>
    </style:style>
    <style:style style:name="T1682" style:family="text">
      <style:text-properties style:text-position="0% 100%" fo:font-size="10pt" officeooo:rsid="0078345b" style:font-size-asian="10pt" style:font-size-complex="10pt"/>
    </style:style>
    <style:style style:name="T1683" style:family="text">
      <style:text-properties style:text-position="0% 100%" fo:font-size="10pt" officeooo:rsid="007895f4" style:font-size-asian="10pt" style:font-size-complex="10pt"/>
    </style:style>
    <style:style style:name="T1684" style:family="text">
      <style:text-properties style:text-position="0% 100%" fo:font-size="10pt" officeooo:rsid="007a09ca" style:font-size-asian="10pt" style:font-size-complex="10pt"/>
    </style:style>
    <style:style style:name="T1685" style:family="text">
      <style:text-properties style:text-position="0% 100%" fo:font-size="10pt" officeooo:rsid="007c4cdf" style:font-size-asian="10pt" style:font-size-complex="10pt"/>
    </style:style>
    <style:style style:name="T1686" style:family="text">
      <style:text-properties style:text-position="0% 100%" fo:font-size="10pt" officeooo:rsid="007d13a7" style:font-size-asian="10pt" style:font-size-complex="10pt"/>
    </style:style>
    <style:style style:name="T1687" style:family="text">
      <style:text-properties style:text-position="0% 100%" fo:font-size="10pt" officeooo:rsid="007e4276" style:font-size-asian="10pt" style:font-size-complex="10pt"/>
    </style:style>
    <style:style style:name="T1688" style:family="text">
      <style:text-properties style:text-position="0% 100%" fo:font-size="10pt" officeooo:rsid="00800634" style:font-size-asian="10pt" style:font-size-complex="10pt"/>
    </style:style>
    <style:style style:name="T1689" style:family="text">
      <style:text-properties style:text-position="0% 100%" fo:font-size="10pt" officeooo:rsid="0080ff1b" style:font-size-asian="10pt" style:font-size-complex="10pt"/>
    </style:style>
    <style:style style:name="T1690" style:family="text">
      <style:text-properties style:text-position="0% 100%" fo:font-size="10pt" officeooo:rsid="0081d7d9" style:font-size-asian="10pt" style:font-size-complex="10pt"/>
    </style:style>
    <style:style style:name="T1691" style:family="text">
      <style:text-properties style:text-position="0% 100%" fo:font-size="10pt" officeooo:rsid="00839ba2" style:font-size-asian="10pt" style:font-size-complex="10pt"/>
    </style:style>
    <style:style style:name="T1692" style:family="text">
      <style:text-properties style:text-position="0% 100%" fo:font-size="10pt" officeooo:rsid="00847d0b" style:font-size-asian="10pt" style:font-size-complex="10pt"/>
    </style:style>
    <style:style style:name="T1693" style:family="text">
      <style:text-properties style:text-position="0% 100%" fo:font-size="10pt" officeooo:rsid="00856c60" style:font-size-asian="10pt" style:font-size-complex="10pt"/>
    </style:style>
    <style:style style:name="T1694" style:family="text">
      <style:text-properties style:text-position="0% 100%" fo:font-size="10pt" officeooo:rsid="0086d767" style:font-size-asian="10pt" style:font-size-complex="10pt"/>
    </style:style>
    <style:style style:name="T1695" style:family="text">
      <style:text-properties style:text-position="0% 100%" fo:font-size="10pt" officeooo:rsid="0087b010" style:font-size-asian="10pt" style:font-size-complex="10pt"/>
    </style:style>
    <style:style style:name="T1696" style:family="text">
      <style:text-properties style:text-position="0% 100%" fo:font-size="10pt" officeooo:rsid="00896c2a" style:font-size-asian="10pt" style:font-size-complex="10pt"/>
    </style:style>
    <style:style style:name="T1697" style:family="text">
      <style:text-properties style:text-position="0% 100%" fo:font-size="10pt" officeooo:rsid="0089d2bf" style:font-size-asian="10pt" style:font-size-complex="10pt"/>
    </style:style>
    <style:style style:name="T1698" style:family="text">
      <style:text-properties style:text-position="0% 100%" fo:font-size="10pt" officeooo:rsid="008a37f4" style:font-size-asian="10pt" style:font-size-complex="10pt"/>
    </style:style>
    <style:style style:name="T1699" style:family="text">
      <style:text-properties style:text-position="0% 100%" fo:font-size="10pt" officeooo:rsid="008bd542" style:font-size-asian="10pt" style:font-size-complex="10pt"/>
    </style:style>
    <style:style style:name="T1700" style:family="text">
      <style:text-properties style:text-position="0% 100%" fo:font-size="10pt" officeooo:rsid="008e75f2" style:font-size-asian="10pt" style:font-size-complex="10pt"/>
    </style:style>
    <style:style style:name="T1701" style:family="text">
      <style:text-properties style:text-position="0% 100%" fo:font-size="10pt" officeooo:rsid="008f5d3b" style:font-size-asian="10pt" style:font-size-complex="10pt"/>
    </style:style>
    <style:style style:name="T1702" style:family="text">
      <style:text-properties style:text-position="0% 100%" fo:font-size="10pt" officeooo:rsid="00911e5c" style:font-size-asian="10pt" style:font-size-complex="10pt"/>
    </style:style>
    <style:style style:name="T1703" style:family="text">
      <style:text-properties style:text-position="0% 100%" fo:font-size="10pt" officeooo:rsid="009d34de" style:font-size-asian="10pt" style:font-size-complex="10pt"/>
    </style:style>
    <style:style style:name="T1704" style:family="text">
      <style:text-properties style:text-position="0% 100%" fo:font-size="10pt" officeooo:rsid="0691756a" style:font-size-asian="10pt" style:font-size-complex="10pt"/>
    </style:style>
    <style:style style:name="T1705" style:family="text">
      <style:text-properties style:text-position="0% 100%" fo:font-size="10pt" officeooo:rsid="0692a958" style:font-size-asian="10pt" style:font-size-complex="10pt"/>
    </style:style>
    <style:style style:name="T1706" style:family="text">
      <style:text-properties style:text-position="0% 100%" fo:font-size="10pt" officeooo:rsid="0694267b" style:font-size-asian="10pt" style:font-size-complex="10pt"/>
    </style:style>
    <style:style style:name="T1707" style:family="text">
      <style:text-properties style:text-position="0% 100%" fo:font-size="10pt" officeooo:rsid="06950928" style:font-size-asian="10pt" style:font-size-complex="10pt"/>
    </style:style>
    <style:style style:name="T1708" style:family="text">
      <style:text-properties style:text-position="0% 100%" fo:font-size="10pt" officeooo:rsid="0695d075" style:font-size-asian="10pt" style:font-size-complex="10pt"/>
    </style:style>
    <style:style style:name="T1709" style:family="text">
      <style:text-properties style:text-position="0% 100%" fo:font-size="10pt" officeooo:rsid="069757f8" style:font-size-asian="10pt" style:font-size-complex="10pt"/>
    </style:style>
    <style:style style:name="T1710" style:family="text">
      <style:text-properties style:text-position="0% 100%" fo:font-size="10pt" officeooo:rsid="06993134" style:font-size-asian="10pt" style:font-size-complex="10pt"/>
    </style:style>
    <style:style style:name="T1711" style:family="text">
      <style:text-properties style:text-position="0% 100%" fo:font-size="10pt" officeooo:rsid="0699a12c" style:font-size-asian="10pt" style:font-size-complex="10pt"/>
    </style:style>
    <style:style style:name="T1712" style:family="text">
      <style:text-properties style:text-position="0% 100%" fo:font-size="10pt" officeooo:rsid="069b9fd0" style:font-size-asian="10pt" style:font-size-complex="10pt"/>
    </style:style>
    <style:style style:name="T1713" style:family="text">
      <style:text-properties style:text-position="0% 100%" fo:font-size="10pt" officeooo:rsid="069e8195" style:font-size-asian="10pt" style:font-size-complex="10pt"/>
    </style:style>
    <style:style style:name="T1714" style:family="text">
      <style:text-properties style:text-position="0% 100%" fo:font-size="10pt" officeooo:rsid="06a0755b" style:font-size-asian="10pt" style:font-size-complex="10pt"/>
    </style:style>
    <style:style style:name="T1715" style:family="text">
      <style:text-properties style:text-position="0% 100%" fo:font-size="10pt" officeooo:rsid="06a200a0" style:font-size-asian="10pt" style:font-size-complex="10pt"/>
    </style:style>
    <style:style style:name="T1716" style:family="text">
      <style:text-properties style:text-position="0% 100%" fo:font-size="10pt" officeooo:rsid="06a56ac5" style:font-size-asian="10pt" style:font-size-complex="10pt"/>
    </style:style>
    <style:style style:name="T1717" style:family="text">
      <style:text-properties style:text-position="0% 100%" fo:font-size="10pt" officeooo:rsid="06a6897e" style:font-size-asian="10pt" style:font-size-complex="10pt"/>
    </style:style>
    <style:style style:name="T1718" style:family="text">
      <style:text-properties style:text-position="0% 100%" fo:font-size="10pt" officeooo:rsid="06a6b16b" style:font-size-asian="10pt" style:font-size-complex="10pt"/>
    </style:style>
    <style:style style:name="T1719" style:family="text">
      <style:text-properties style:text-position="0% 100%" fo:font-size="10pt" officeooo:rsid="06a8ae07" style:font-size-asian="10pt" style:font-size-complex="10pt"/>
    </style:style>
    <style:style style:name="T1720" style:family="text">
      <style:text-properties style:text-position="0% 100%" fo:font-size="10pt" officeooo:rsid="06a9e195" style:font-size-asian="10pt" style:font-size-complex="10pt"/>
    </style:style>
    <style:style style:name="T1721" style:family="text">
      <style:text-properties style:text-position="0% 100%" fo:font-size="10pt" officeooo:rsid="06abb487" style:font-size-asian="10pt" style:font-size-complex="10pt"/>
    </style:style>
    <style:style style:name="T1722" style:family="text">
      <style:text-properties style:text-position="0% 100%" fo:font-size="10pt" officeooo:rsid="06ad5854" style:font-size-asian="10pt" style:font-size-complex="10pt"/>
    </style:style>
    <style:style style:name="T1723" style:family="text">
      <style:text-properties style:text-position="0% 100%" fo:font-size="10pt" officeooo:rsid="06aefc83" style:font-size-asian="10pt" style:font-size-complex="10pt"/>
    </style:style>
    <style:style style:name="T1724" style:family="text">
      <style:text-properties style:text-position="0% 100%" fo:font-size="10pt" officeooo:rsid="06b0cdff" style:font-size-asian="10pt" style:font-size-complex="10pt"/>
    </style:style>
    <style:style style:name="T1725" style:family="text">
      <style:text-properties style:text-position="0% 100%" fo:font-size="10pt" officeooo:rsid="06b1c74b" style:font-size-asian="10pt" style:font-size-complex="10pt"/>
    </style:style>
    <style:style style:name="T1726" style:family="text">
      <style:text-properties style:text-position="0% 100%" fo:font-size="10pt" officeooo:rsid="06b1fa0d" style:font-size-asian="10pt" style:font-size-complex="10pt"/>
    </style:style>
    <style:style style:name="T1727" style:family="text">
      <style:text-properties style:text-position="0% 100%" fo:font-size="10pt" officeooo:rsid="06b2d4bb" style:font-size-asian="10pt" style:font-size-complex="10pt"/>
    </style:style>
    <style:style style:name="T1728" style:family="text">
      <style:text-properties style:text-position="0% 100%" fo:font-size="10pt" officeooo:rsid="06b4ab23" style:font-size-asian="10pt" style:font-size-complex="10pt"/>
    </style:style>
    <style:style style:name="T1729" style:family="text">
      <style:text-properties style:text-position="0% 100%" fo:font-size="10pt" officeooo:rsid="06b544e4" style:font-size-asian="10pt" style:font-size-complex="10pt"/>
    </style:style>
    <style:style style:name="T1730" style:family="text">
      <style:text-properties style:text-position="0% 100%" fo:font-size="10pt" officeooo:rsid="06b64c1c" style:font-size-asian="10pt" style:font-size-complex="10pt"/>
    </style:style>
    <style:style style:name="T1731" style:family="text">
      <style:text-properties style:text-position="0% 100%" fo:font-size="10pt" officeooo:rsid="06b7c669" style:font-size-asian="10pt" style:font-size-complex="10pt"/>
    </style:style>
    <style:style style:name="T1732" style:family="text">
      <style:text-properties style:text-position="0% 100%" fo:font-size="10pt" officeooo:rsid="06b8bb5e" style:font-size-asian="10pt" style:font-size-complex="10pt"/>
    </style:style>
    <style:style style:name="T1733" style:family="text">
      <style:text-properties style:text-position="0% 100%" fo:font-size="10pt" officeooo:rsid="06ba79e9" style:font-size-asian="10pt" style:font-size-complex="10pt"/>
    </style:style>
    <style:style style:name="T1734" style:family="text">
      <style:text-properties style:text-position="0% 100%" fo:font-size="10pt" officeooo:rsid="06bc3ea1" style:font-size-asian="10pt" style:font-size-complex="10pt"/>
    </style:style>
    <style:style style:name="T1735" style:family="text">
      <style:text-properties style:text-position="0% 100%" fo:font-size="10pt" officeooo:rsid="06bd2a58" style:font-size-asian="10pt" style:font-size-complex="10pt"/>
    </style:style>
    <style:style style:name="T1736" style:family="text">
      <style:text-properties style:text-position="0% 100%" fo:font-size="10pt" officeooo:rsid="06bd4a0f" style:font-size-asian="10pt" style:font-size-complex="10pt"/>
    </style:style>
    <style:style style:name="T1737" style:family="text">
      <style:text-properties style:text-position="0% 100%" fo:font-size="10pt" officeooo:rsid="06be3087" style:font-size-asian="10pt" style:font-size-complex="10pt"/>
    </style:style>
    <style:style style:name="T1738" style:family="text">
      <style:text-properties style:text-position="0% 100%" fo:font-size="10pt" officeooo:rsid="06be9781" style:font-size-asian="10pt" style:font-size-complex="10pt"/>
    </style:style>
    <style:style style:name="T1739" style:family="text">
      <style:text-properties style:text-position="0% 100%" fo:font-size="10pt" officeooo:rsid="06bf55c5" style:font-size-asian="10pt" style:font-size-complex="10pt"/>
    </style:style>
    <style:style style:name="T1740" style:family="text">
      <style:text-properties style:text-position="0% 100%" fo:font-size="10pt" officeooo:rsid="06c0a580" style:font-size-asian="10pt" style:font-size-complex="10pt"/>
    </style:style>
    <style:style style:name="T1741" style:family="text">
      <style:text-properties style:text-position="0% 100%" fo:font-size="10pt" officeooo:rsid="06c12f6e" style:font-size-asian="10pt" style:font-size-complex="10pt"/>
    </style:style>
    <style:style style:name="T1742" style:family="text">
      <style:text-properties style:text-position="0% 100%" fo:font-size="10pt" officeooo:rsid="06c33b5b" style:font-size-asian="10pt" style:font-size-complex="10pt"/>
    </style:style>
    <style:style style:name="T1743" style:family="text">
      <style:text-properties style:text-position="0% 100%" fo:font-size="10pt" officeooo:rsid="06c39c35" style:font-size-asian="10pt" style:font-size-complex="10pt"/>
    </style:style>
    <style:style style:name="T1744" style:family="text">
      <style:text-properties style:text-position="0% 100%" fo:font-size="10pt" officeooo:rsid="06c83d4a" style:font-size-asian="10pt" style:font-size-complex="10pt"/>
    </style:style>
    <style:style style:name="T1745" style:family="text">
      <style:text-properties style:text-position="0% 100%" fo:font-size="10pt" officeooo:rsid="06c9c78d" style:font-size-asian="10pt" style:font-size-complex="10pt"/>
    </style:style>
    <style:style style:name="T1746" style:family="text">
      <style:text-properties style:text-position="0% 100%" fo:font-size="10pt" officeooo:rsid="06cb5fa1" style:font-size-asian="10pt" style:font-size-complex="10pt"/>
    </style:style>
    <style:style style:name="T1747" style:family="text">
      <style:text-properties style:text-position="0% 100%" fo:font-size="10pt" officeooo:rsid="06ccd689" style:font-size-asian="10pt" style:font-size-complex="10pt"/>
    </style:style>
    <style:style style:name="T1748" style:family="text">
      <style:text-properties style:text-position="0% 100%" fo:font-size="10pt" officeooo:rsid="06cd82ad" style:font-size-asian="10pt" style:font-size-complex="10pt"/>
    </style:style>
    <style:style style:name="T1749" style:family="text">
      <style:text-properties style:text-position="0% 100%" fo:font-size="10pt" officeooo:rsid="06cd8641" style:font-size-asian="10pt" style:font-size-complex="10pt"/>
    </style:style>
    <style:style style:name="T1750" style:family="text">
      <style:text-properties style:text-position="0% 100%" fo:font-size="10pt" officeooo:rsid="06ce74e4" style:font-size-asian="10pt" style:font-size-complex="10pt"/>
    </style:style>
    <style:style style:name="T1751" style:family="text">
      <style:text-properties style:text-position="0% 100%" fo:font-size="10pt" officeooo:rsid="06abb487" style:font-size-asian="10pt" style:font-weight-asian="normal" style:font-size-complex="10pt" style:font-weight-complex="normal"/>
    </style:style>
    <style:style style:name="T1752" style:family="text">
      <style:text-properties style:text-position="0% 100%" fo:font-size="10pt" officeooo:rsid="06ad5854" style:font-size-asian="10pt" style:font-weight-asian="normal" style:font-size-complex="10pt" style:font-weight-complex="normal"/>
    </style:style>
    <style:style style:name="T1753" style:family="text">
      <style:text-properties style:text-position="0% 100%" fo:font-size="10pt" officeooo:rsid="06ad5854" style:font-size-asian="10pt" style:font-weight-asian="bold" style:font-size-complex="10pt" style:font-weight-complex="bold"/>
    </style:style>
    <style:style style:name="T1754" style:family="text">
      <style:text-properties style:text-position="0% 100%" fo:font-size="10pt" fo:font-weight="bold" style:font-size-asian="10pt" style:font-weight-asian="bold" style:font-size-complex="10pt" style:font-weight-complex="bold"/>
    </style:style>
    <style:style style:name="T1755" style:family="text">
      <style:text-properties style:text-position="0% 100%" fo:font-size="10pt" fo:font-weight="bold" officeooo:rsid="006b8b31" style:font-size-asian="10pt" style:font-weight-asian="bold" style:font-size-complex="10pt" style:font-weight-complex="bold"/>
    </style:style>
    <style:style style:name="T1756" style:family="text">
      <style:text-properties style:text-position="0% 100%" fo:font-size="10pt" fo:font-weight="bold" officeooo:rsid="006b9ba0" style:font-size-asian="10pt" style:font-weight-asian="bold" style:font-size-complex="10pt" style:font-weight-complex="bold"/>
    </style:style>
    <style:style style:name="T1757" style:family="text">
      <style:text-properties style:text-position="0% 100%" fo:font-size="10pt" fo:font-weight="bold" officeooo:rsid="006c238c" style:font-size-asian="10pt" style:font-weight-asian="bold" style:font-size-complex="10pt" style:font-weight-complex="bold"/>
    </style:style>
    <style:style style:name="T1758" style:family="text">
      <style:text-properties style:text-position="0% 100%" fo:font-size="10pt" fo:font-weight="bold" officeooo:rsid="06abb487" style:font-size-asian="10pt" style:font-weight-asian="bold" style:font-size-complex="10pt" style:font-weight-complex="bold"/>
    </style:style>
    <style:style style:name="T1759" style:family="text">
      <style:text-properties style:text-position="0% 100%" fo:font-size="10pt" fo:font-weight="bold" officeooo:rsid="06ad5854" style:font-size-asian="10pt" style:font-weight-asian="bold" style:font-size-complex="10pt" style:font-weight-complex="bold"/>
    </style:style>
    <style:style style:name="T1760" style:family="text">
      <style:text-properties style:text-position="0% 100%" fo:font-size="10pt" fo:font-weight="bold" officeooo:rsid="00a6c352" style:font-size-asian="8.75pt" style:font-weight-asian="bold" style:font-size-complex="10pt" style:font-weight-complex="bold"/>
    </style:style>
    <style:style style:name="T1761" style:family="text">
      <style:text-properties style:text-position="0% 100%" fo:font-size="10pt" fo:font-weight="bold" officeooo:rsid="00998a74" style:font-size-asian="8.75pt" style:font-weight-asian="bold" style:font-size-complex="10pt" style:font-weight-complex="bold"/>
    </style:style>
    <style:style style:name="T1762" style:family="text">
      <style:text-properties style:text-position="0% 100%" fo:font-size="10pt" fo:font-weight="bold" officeooo:rsid="00ed23cd" style:font-size-asian="8.75pt" style:font-weight-asian="bold" style:font-size-complex="10pt" style:font-weight-complex="bold"/>
    </style:style>
    <style:style style:name="T1763" style:family="text">
      <style:text-properties style:text-position="0% 100%" fo:font-size="10pt" fo:font-weight="bold" officeooo:rsid="00efc186" style:font-size-asian="8.75pt" style:font-weight-asian="bold" style:font-size-complex="10pt" style:font-weight-complex="bold"/>
    </style:style>
    <style:style style:name="T1764" style:family="text">
      <style:text-properties style:text-position="0% 100%" fo:font-size="10pt" fo:font-weight="bold" officeooo:rsid="06d4b045" style:font-size-asian="8.75pt" style:font-weight-asian="bold" style:font-size-complex="10pt" style:font-weight-complex="bold"/>
    </style:style>
    <style:style style:name="T1765" style:family="text">
      <style:text-properties style:text-position="0% 100%" fo:font-size="10pt" fo:font-weight="bold" officeooo:rsid="06dbbaa4" style:font-size-asian="8.75pt" style:font-weight-asian="bold" style:font-size-complex="10pt" style:font-weight-complex="bold"/>
    </style:style>
    <style:style style:name="T1766" style:family="text">
      <style:text-properties style:text-position="0% 100%" fo:font-size="10pt" style:text-underline-style="solid" style:text-underline-width="auto" style:text-underline-color="font-color" officeooo:rsid="0078345b" style:font-size-asian="10pt" style:font-size-complex="10pt"/>
    </style:style>
    <style:style style:name="T1767" style:family="text">
      <style:text-properties style:text-position="0% 100%" fo:font-size="10pt" style:text-underline-style="solid" style:text-underline-width="auto" style:text-underline-color="font-color" officeooo:rsid="0076c84f" style:font-size-asian="10pt" style:font-size-complex="10pt"/>
    </style:style>
    <style:style style:name="T1768" style:family="text">
      <style:text-properties style:text-position="0% 100%" fo:font-size="10pt" style:text-underline-style="solid" style:text-underline-width="auto" style:text-underline-color="font-color" officeooo:rsid="006ca2af" style:font-size-asian="10pt" style:font-size-complex="10pt"/>
    </style:style>
    <style:style style:name="T1769" style:family="text">
      <style:text-properties style:text-position="0% 100%" fo:font-size="10pt" style:text-underline-style="solid" style:text-underline-width="auto" style:text-underline-color="font-color" officeooo:rsid="007e4276" style:font-size-asian="10pt" style:font-size-complex="10pt"/>
    </style:style>
    <style:style style:name="T1770" style:family="text">
      <style:text-properties style:text-position="0% 100%" fo:font-size="10pt" style:text-underline-style="solid" style:text-underline-width="auto" style:text-underline-color="font-color" officeooo:rsid="06c12f6e" style:font-size-asian="10pt" style:font-size-complex="10pt"/>
    </style:style>
    <style:style style:name="T1771" style:family="text">
      <style:text-properties style:text-position="0% 100%" fo:font-size="10pt" style:text-underline-style="solid" style:text-underline-width="auto" style:text-underline-color="font-color" style:font-size-asian="8.75pt" style:font-weight-asian="normal" style:font-size-complex="10pt" style:font-weight-complex="normal"/>
    </style:style>
    <style:style style:name="T1772" style:family="text">
      <style:text-properties style:text-position="0% 100%" fo:font-size="10pt" style:text-underline-style="solid" style:text-underline-width="auto" style:text-underline-color="font-color" officeooo:rsid="0255b744" style:font-size-asian="8.75pt" style:font-weight-asian="normal" style:font-size-complex="10pt" style:font-weight-complex="normal"/>
    </style:style>
    <style:style style:name="T1773" style:family="text">
      <style:text-properties style:text-position="0% 100%" fo:font-size="10pt" style:text-underline-style="solid" style:text-underline-width="auto" style:text-underline-color="font-color" officeooo:rsid="00b9656c" style:font-size-asian="8.75pt" style:font-weight-asian="normal" style:font-size-complex="10pt" style:font-weight-complex="normal"/>
    </style:style>
    <style:style style:name="T1774" style:family="text">
      <style:text-properties style:text-position="0% 100%" fo:font-size="10pt" style:font-size-asian="8.75pt" style:font-weight-asian="normal" style:font-size-complex="10pt" style:font-weight-complex="normal"/>
    </style:style>
    <style:style style:name="T1775" style:family="text">
      <style:text-properties style:text-position="0% 100%" fo:font-size="10pt" officeooo:rsid="0092760c" style:font-size-asian="8.75pt" style:font-weight-asian="normal" style:font-size-complex="10pt" style:font-weight-complex="normal"/>
    </style:style>
    <style:style style:name="T1776" style:family="text">
      <style:text-properties style:text-position="0% 100%" fo:font-size="10pt" officeooo:rsid="0092fd41" style:font-size-asian="8.75pt" style:font-weight-asian="normal" style:font-size-complex="10pt" style:font-weight-complex="normal"/>
    </style:style>
    <style:style style:name="T1777" style:family="text">
      <style:text-properties style:text-position="0% 100%" fo:font-size="10pt" officeooo:rsid="00939ffc" style:font-size-asian="8.75pt" style:font-weight-asian="normal" style:font-size-complex="10pt" style:font-weight-complex="normal"/>
    </style:style>
    <style:style style:name="T1778" style:family="text">
      <style:text-properties style:text-position="0% 100%" fo:font-size="10pt" officeooo:rsid="0094ca73" style:font-size-asian="8.75pt" style:font-weight-asian="normal" style:font-size-complex="10pt" style:font-weight-complex="normal"/>
    </style:style>
    <style:style style:name="T1779" style:family="text">
      <style:text-properties style:text-position="0% 100%" fo:font-size="10pt" officeooo:rsid="00966575" style:font-size-asian="8.75pt" style:font-weight-asian="normal" style:font-size-complex="10pt" style:font-weight-complex="normal"/>
    </style:style>
    <style:style style:name="T1780" style:family="text">
      <style:text-properties style:text-position="0% 100%" fo:font-size="10pt" officeooo:rsid="009666d6" style:font-size-asian="8.75pt" style:font-weight-asian="normal" style:font-size-complex="10pt" style:font-weight-complex="normal"/>
    </style:style>
    <style:style style:name="T1781" style:family="text">
      <style:text-properties style:text-position="0% 100%" fo:font-size="10pt" officeooo:rsid="00978448" style:font-size-asian="8.75pt" style:font-weight-asian="normal" style:font-size-complex="10pt" style:font-weight-complex="normal"/>
    </style:style>
    <style:style style:name="T1782" style:family="text">
      <style:text-properties style:text-position="0% 100%" fo:font-size="10pt" officeooo:rsid="00982dfb" style:font-size-asian="8.75pt" style:font-weight-asian="normal" style:font-size-complex="10pt" style:font-weight-complex="normal"/>
    </style:style>
    <style:style style:name="T1783" style:family="text">
      <style:text-properties style:text-position="0% 100%" fo:font-size="10pt" officeooo:rsid="00995312" style:font-size-asian="8.75pt" style:font-weight-asian="normal" style:font-size-complex="10pt" style:font-weight-complex="normal"/>
    </style:style>
    <style:style style:name="T1784" style:family="text">
      <style:text-properties style:text-position="0% 100%" fo:font-size="10pt" officeooo:rsid="00998a74" style:font-size-asian="8.75pt" style:font-weight-asian="normal" style:font-size-complex="10pt" style:font-weight-complex="normal"/>
    </style:style>
    <style:style style:name="T1785" style:family="text">
      <style:text-properties style:text-position="0% 100%" fo:font-size="10pt" officeooo:rsid="009a2755" style:font-size-asian="8.75pt" style:font-weight-asian="normal" style:font-size-complex="10pt" style:font-weight-complex="normal"/>
    </style:style>
    <style:style style:name="T1786" style:family="text">
      <style:text-properties style:text-position="0% 100%" fo:font-size="10pt" officeooo:rsid="009b096d" style:font-size-asian="8.75pt" style:font-weight-asian="normal" style:font-size-complex="10pt" style:font-weight-complex="normal"/>
    </style:style>
    <style:style style:name="T1787" style:family="text">
      <style:text-properties style:text-position="0% 100%" fo:font-size="10pt" officeooo:rsid="009efc57" style:font-size-asian="8.75pt" style:font-weight-asian="normal" style:font-size-complex="10pt" style:font-weight-complex="normal"/>
    </style:style>
    <style:style style:name="T1788" style:family="text">
      <style:text-properties style:text-position="0% 100%" fo:font-size="10pt" officeooo:rsid="009ff249" style:font-size-asian="8.75pt" style:font-weight-asian="normal" style:font-size-complex="10pt" style:font-weight-complex="normal"/>
    </style:style>
    <style:style style:name="T1789" style:family="text">
      <style:text-properties style:text-position="0% 100%" fo:font-size="10pt" officeooo:rsid="00a1e173" style:font-size-asian="8.75pt" style:font-weight-asian="normal" style:font-size-complex="10pt" style:font-weight-complex="normal"/>
    </style:style>
    <style:style style:name="T1790" style:family="text">
      <style:text-properties style:text-position="0% 100%" fo:font-size="10pt" officeooo:rsid="00a30af2" style:font-size-asian="8.75pt" style:font-weight-asian="normal" style:font-size-complex="10pt" style:font-weight-complex="normal"/>
    </style:style>
    <style:style style:name="T1791" style:family="text">
      <style:text-properties style:text-position="0% 100%" fo:font-size="10pt" officeooo:rsid="00a4e480" style:font-size-asian="8.75pt" style:font-weight-asian="normal" style:font-size-complex="10pt" style:font-weight-complex="normal"/>
    </style:style>
    <style:style style:name="T1792" style:family="text">
      <style:text-properties style:text-position="0% 100%" fo:font-size="10pt" officeooo:rsid="00a61761" style:font-size-asian="8.75pt" style:font-weight-asian="normal" style:font-size-complex="10pt" style:font-weight-complex="normal"/>
    </style:style>
    <style:style style:name="T1793" style:family="text">
      <style:text-properties style:text-position="0% 100%" fo:font-size="10pt" officeooo:rsid="00a65dc9" style:font-size-asian="8.75pt" style:font-weight-asian="normal" style:font-size-complex="10pt" style:font-weight-complex="normal"/>
    </style:style>
    <style:style style:name="T1794" style:family="text">
      <style:text-properties style:text-position="0% 100%" fo:font-size="10pt" officeooo:rsid="00a6c352" style:font-size-asian="8.75pt" style:font-weight-asian="normal" style:font-size-complex="10pt" style:font-weight-complex="normal"/>
    </style:style>
    <style:style style:name="T1795" style:family="text">
      <style:text-properties style:text-position="0% 100%" fo:font-size="10pt" officeooo:rsid="00a71d34" style:font-size-asian="8.75pt" style:font-weight-asian="normal" style:font-size-complex="10pt" style:font-weight-complex="normal"/>
    </style:style>
    <style:style style:name="T1796" style:family="text">
      <style:text-properties style:text-position="0% 100%" fo:font-size="10pt" officeooo:rsid="00a83442" style:font-size-asian="8.75pt" style:font-weight-asian="normal" style:font-size-complex="10pt" style:font-weight-complex="normal"/>
    </style:style>
    <style:style style:name="T1797" style:family="text">
      <style:text-properties style:text-position="0% 100%" fo:font-size="10pt" officeooo:rsid="00a9b3b3" style:font-size-asian="8.75pt" style:font-weight-asian="normal" style:font-size-complex="10pt" style:font-weight-complex="normal"/>
    </style:style>
    <style:style style:name="T1798" style:family="text">
      <style:text-properties style:text-position="0% 100%" fo:font-size="10pt" officeooo:rsid="00aa82a6" style:font-size-asian="8.75pt" style:font-weight-asian="normal" style:font-size-complex="10pt" style:font-weight-complex="normal"/>
    </style:style>
    <style:style style:name="T1799" style:family="text">
      <style:text-properties style:text-position="0% 100%" fo:font-size="10pt" officeooo:rsid="00abc753" style:font-size-asian="8.75pt" style:font-weight-asian="normal" style:font-size-complex="10pt" style:font-weight-complex="normal"/>
    </style:style>
    <style:style style:name="T1800" style:family="text">
      <style:text-properties style:text-position="0% 100%" fo:font-size="10pt" officeooo:rsid="00abd81f" style:font-size-asian="8.75pt" style:font-weight-asian="normal" style:font-size-complex="10pt" style:font-weight-complex="normal"/>
    </style:style>
    <style:style style:name="T1801" style:family="text">
      <style:text-properties style:text-position="0% 100%" fo:font-size="10pt" officeooo:rsid="00ad9654" style:font-size-asian="8.75pt" style:font-weight-asian="normal" style:font-size-complex="10pt" style:font-weight-complex="normal"/>
    </style:style>
    <style:style style:name="T1802" style:family="text">
      <style:text-properties style:text-position="0% 100%" fo:font-size="10pt" officeooo:rsid="00af4671" style:font-size-asian="8.75pt" style:font-weight-asian="normal" style:font-size-complex="10pt" style:font-weight-complex="normal"/>
    </style:style>
    <style:style style:name="T1803" style:family="text">
      <style:text-properties style:text-position="0% 100%" fo:font-size="10pt" officeooo:rsid="00b0af9e" style:font-size-asian="8.75pt" style:font-weight-asian="normal" style:font-size-complex="10pt" style:font-weight-complex="normal"/>
    </style:style>
    <style:style style:name="T1804" style:family="text">
      <style:text-properties style:text-position="0% 100%" fo:font-size="10pt" officeooo:rsid="00b19673" style:font-size-asian="8.75pt" style:font-weight-asian="normal" style:font-size-complex="10pt" style:font-weight-complex="normal"/>
    </style:style>
    <style:style style:name="T1805" style:family="text">
      <style:text-properties style:text-position="0% 100%" fo:font-size="10pt" officeooo:rsid="00b345ab" style:font-size-asian="8.75pt" style:font-weight-asian="normal" style:font-size-complex="10pt" style:font-weight-complex="normal"/>
    </style:style>
    <style:style style:name="T1806" style:family="text">
      <style:text-properties style:text-position="0% 100%" fo:font-size="10pt" officeooo:rsid="00b5000a" style:font-size-asian="8.75pt" style:font-weight-asian="normal" style:font-size-complex="10pt" style:font-weight-complex="normal"/>
    </style:style>
    <style:style style:name="T1807" style:family="text">
      <style:text-properties style:text-position="0% 100%" fo:font-size="10pt" officeooo:rsid="00b6aad4" style:font-size-asian="8.75pt" style:font-weight-asian="normal" style:font-size-complex="10pt" style:font-weight-complex="normal"/>
    </style:style>
    <style:style style:name="T1808" style:family="text">
      <style:text-properties style:text-position="0% 100%" fo:font-size="10pt" officeooo:rsid="00b82a51" style:font-size-asian="8.75pt" style:font-weight-asian="normal" style:font-size-complex="10pt" style:font-weight-complex="normal"/>
    </style:style>
    <style:style style:name="T1809" style:family="text">
      <style:text-properties style:text-position="0% 100%" fo:font-size="10pt" officeooo:rsid="00b85aef" style:font-size-asian="8.75pt" style:font-weight-asian="normal" style:font-size-complex="10pt" style:font-weight-complex="normal"/>
    </style:style>
    <style:style style:name="T1810" style:family="text">
      <style:text-properties style:text-position="0% 100%" fo:font-size="10pt" officeooo:rsid="00b9656c" style:font-size-asian="8.75pt" style:font-weight-asian="normal" style:font-size-complex="10pt" style:font-weight-complex="normal"/>
    </style:style>
    <style:style style:name="T1811" style:family="text">
      <style:text-properties style:text-position="0% 100%" fo:font-size="10pt" officeooo:rsid="00bad2c7" style:font-size-asian="8.75pt" style:font-weight-asian="normal" style:font-size-complex="10pt" style:font-weight-complex="normal"/>
    </style:style>
    <style:style style:name="T1812" style:family="text">
      <style:text-properties style:text-position="0% 100%" fo:font-size="10pt" officeooo:rsid="00bcc95c" style:font-size-asian="8.75pt" style:font-weight-asian="normal" style:font-size-complex="10pt" style:font-weight-complex="normal"/>
    </style:style>
    <style:style style:name="T1813" style:family="text">
      <style:text-properties style:text-position="0% 100%" fo:font-size="10pt" officeooo:rsid="00c0f594" style:font-size-asian="8.75pt" style:font-weight-asian="normal" style:font-size-complex="10pt" style:font-weight-complex="normal"/>
    </style:style>
    <style:style style:name="T1814" style:family="text">
      <style:text-properties style:text-position="0% 100%" fo:font-size="10pt" officeooo:rsid="00caff18" style:font-size-asian="8.75pt" style:font-weight-asian="normal" style:font-size-complex="10pt" style:font-weight-complex="normal"/>
    </style:style>
    <style:style style:name="T1815" style:family="text">
      <style:text-properties style:text-position="0% 100%" fo:font-size="10pt" officeooo:rsid="00ccc776" style:font-size-asian="8.75pt" style:font-weight-asian="normal" style:font-size-complex="10pt" style:font-weight-complex="normal"/>
    </style:style>
    <style:style style:name="T1816" style:family="text">
      <style:text-properties style:text-position="0% 100%" fo:font-size="10pt" officeooo:rsid="00e3f2af" style:font-size-asian="8.75pt" style:font-weight-asian="normal" style:font-size-complex="10pt" style:font-weight-complex="normal"/>
    </style:style>
    <style:style style:name="T1817" style:family="text">
      <style:text-properties style:text-position="0% 100%" fo:font-size="10pt" officeooo:rsid="00ebb485" style:font-size-asian="8.75pt" style:font-weight-asian="normal" style:font-size-complex="10pt" style:font-weight-complex="normal"/>
    </style:style>
    <style:style style:name="T1818" style:family="text">
      <style:text-properties style:text-position="0% 100%" fo:font-size="10pt" officeooo:rsid="00ec6081" style:font-size-asian="8.75pt" style:font-weight-asian="normal" style:font-size-complex="10pt" style:font-weight-complex="normal"/>
    </style:style>
    <style:style style:name="T1819" style:family="text">
      <style:text-properties style:text-position="0% 100%" fo:font-size="10pt" officeooo:rsid="00ed23cd" style:font-size-asian="8.75pt" style:font-weight-asian="normal" style:font-size-complex="10pt" style:font-weight-complex="normal"/>
    </style:style>
    <style:style style:name="T1820" style:family="text">
      <style:text-properties style:text-position="0% 100%" fo:font-size="10pt" officeooo:rsid="00eeff52" style:font-size-asian="8.75pt" style:font-weight-asian="normal" style:font-size-complex="10pt" style:font-weight-complex="normal"/>
    </style:style>
    <style:style style:name="T1821" style:family="text">
      <style:text-properties style:text-position="0% 100%" fo:font-size="10pt" officeooo:rsid="00efc186" style:font-size-asian="8.75pt" style:font-weight-asian="normal" style:font-size-complex="10pt" style:font-weight-complex="normal"/>
    </style:style>
    <style:style style:name="T1822" style:family="text">
      <style:text-properties style:text-position="0% 100%" fo:font-size="10pt" officeooo:rsid="00f11996" style:font-size-asian="8.75pt" style:font-weight-asian="normal" style:font-size-complex="10pt" style:font-weight-complex="normal"/>
    </style:style>
    <style:style style:name="T1823" style:family="text">
      <style:text-properties style:text-position="0% 100%" fo:font-size="10pt" officeooo:rsid="00f259fa" style:font-size-asian="8.75pt" style:font-weight-asian="normal" style:font-size-complex="10pt" style:font-weight-complex="normal"/>
    </style:style>
    <style:style style:name="T1824" style:family="text">
      <style:text-properties style:text-position="0% 100%" fo:font-size="10pt" officeooo:rsid="00f37434" style:font-size-asian="8.75pt" style:font-weight-asian="normal" style:font-size-complex="10pt" style:font-weight-complex="normal"/>
    </style:style>
    <style:style style:name="T1825" style:family="text">
      <style:text-properties style:text-position="0% 100%" fo:font-size="10pt" officeooo:rsid="02274da0" style:font-size-asian="8.75pt" style:font-weight-asian="normal" style:font-size-complex="10pt" style:font-weight-complex="normal"/>
    </style:style>
    <style:style style:name="T1826" style:family="text">
      <style:text-properties style:text-position="0% 100%" fo:font-size="10pt" officeooo:rsid="02296d2e" style:font-size-asian="8.75pt" style:font-weight-asian="normal" style:font-size-complex="10pt" style:font-weight-complex="normal"/>
    </style:style>
    <style:style style:name="T1827" style:family="text">
      <style:text-properties style:text-position="0% 100%" fo:font-size="10pt" officeooo:rsid="022b661a" style:font-size-asian="8.75pt" style:font-weight-asian="normal" style:font-size-complex="10pt" style:font-weight-complex="normal"/>
    </style:style>
    <style:style style:name="T1828" style:family="text">
      <style:text-properties style:text-position="0% 100%" fo:font-size="10pt" officeooo:rsid="022daabd" style:font-size-asian="8.75pt" style:font-weight-asian="normal" style:font-size-complex="10pt" style:font-weight-complex="normal"/>
    </style:style>
    <style:style style:name="T1829" style:family="text">
      <style:text-properties style:text-position="0% 100%" fo:font-size="10pt" officeooo:rsid="022edd13" style:font-size-asian="8.75pt" style:font-weight-asian="normal" style:font-size-complex="10pt" style:font-weight-complex="normal"/>
    </style:style>
    <style:style style:name="T1830" style:family="text">
      <style:text-properties style:text-position="0% 100%" fo:font-size="10pt" officeooo:rsid="022ee061" style:font-size-asian="8.75pt" style:font-weight-asian="normal" style:font-size-complex="10pt" style:font-weight-complex="normal"/>
    </style:style>
    <style:style style:name="T1831" style:family="text">
      <style:text-properties style:text-position="0% 100%" fo:font-size="10pt" officeooo:rsid="022f6b4a" style:font-size-asian="8.75pt" style:font-weight-asian="normal" style:font-size-complex="10pt" style:font-weight-complex="normal"/>
    </style:style>
    <style:style style:name="T1832" style:family="text">
      <style:text-properties style:text-position="0% 100%" fo:font-size="10pt" officeooo:rsid="02341c03" style:font-size-asian="8.75pt" style:font-weight-asian="normal" style:font-size-complex="10pt" style:font-weight-complex="normal"/>
    </style:style>
    <style:style style:name="T1833" style:family="text">
      <style:text-properties style:text-position="0% 100%" fo:font-size="10pt" officeooo:rsid="02357aed" style:font-size-asian="8.75pt" style:font-weight-asian="normal" style:font-size-complex="10pt" style:font-weight-complex="normal"/>
    </style:style>
    <style:style style:name="T1834" style:family="text">
      <style:text-properties style:text-position="0% 100%" fo:font-size="10pt" officeooo:rsid="0236fdfb" style:font-size-asian="8.75pt" style:font-weight-asian="normal" style:font-size-complex="10pt" style:font-weight-complex="normal"/>
    </style:style>
    <style:style style:name="T1835" style:family="text">
      <style:text-properties style:text-position="0% 100%" fo:font-size="10pt" officeooo:rsid="0237e300" style:font-size-asian="8.75pt" style:font-weight-asian="normal" style:font-size-complex="10pt" style:font-weight-complex="normal"/>
    </style:style>
    <style:style style:name="T1836" style:family="text">
      <style:text-properties style:text-position="0% 100%" fo:font-size="10pt" officeooo:rsid="0237f23d" style:font-size-asian="8.75pt" style:font-weight-asian="normal" style:font-size-complex="10pt" style:font-weight-complex="normal"/>
    </style:style>
    <style:style style:name="T1837" style:family="text">
      <style:text-properties style:text-position="0% 100%" fo:font-size="10pt" officeooo:rsid="023a8d70" style:font-size-asian="8.75pt" style:font-weight-asian="normal" style:font-size-complex="10pt" style:font-weight-complex="normal"/>
    </style:style>
    <style:style style:name="T1838" style:family="text">
      <style:text-properties style:text-position="0% 100%" fo:font-size="10pt" officeooo:rsid="025235a0" style:font-size-asian="8.75pt" style:font-weight-asian="normal" style:font-size-complex="10pt" style:font-weight-complex="normal"/>
    </style:style>
    <style:style style:name="T1839" style:family="text">
      <style:text-properties style:text-position="0% 100%" fo:font-size="10pt" officeooo:rsid="02541bbe" style:font-size-asian="8.75pt" style:font-weight-asian="normal" style:font-size-complex="10pt" style:font-weight-complex="normal"/>
    </style:style>
    <style:style style:name="T1840" style:family="text">
      <style:text-properties style:text-position="0% 100%" fo:font-size="10pt" officeooo:rsid="02546ce0" style:font-size-asian="8.75pt" style:font-weight-asian="normal" style:font-size-complex="10pt" style:font-weight-complex="normal"/>
    </style:style>
    <style:style style:name="T1841" style:family="text">
      <style:text-properties style:text-position="0% 100%" fo:font-size="10pt" officeooo:rsid="0254e11e" style:font-size-asian="8.75pt" style:font-weight-asian="normal" style:font-size-complex="10pt" style:font-weight-complex="normal"/>
    </style:style>
    <style:style style:name="T1842" style:family="text">
      <style:text-properties style:text-position="0% 100%" fo:font-size="10pt" officeooo:rsid="0255b744" style:font-size-asian="8.75pt" style:font-weight-asian="normal" style:font-size-complex="10pt" style:font-weight-complex="normal"/>
    </style:style>
    <style:style style:name="T1843" style:family="text">
      <style:text-properties style:text-position="0% 100%" fo:font-size="10pt" officeooo:rsid="0257b339" style:font-size-asian="8.75pt" style:font-weight-asian="normal" style:font-size-complex="10pt" style:font-weight-complex="normal"/>
    </style:style>
    <style:style style:name="T1844" style:family="text">
      <style:text-properties style:text-position="0% 100%" fo:font-size="10pt" officeooo:rsid="025998a0" style:font-size-asian="8.75pt" style:font-weight-asian="normal" style:font-size-complex="10pt" style:font-weight-complex="normal"/>
    </style:style>
    <style:style style:name="T1845" style:family="text">
      <style:text-properties style:text-position="0% 100%" fo:font-size="10pt" officeooo:rsid="0259cc9e" style:font-size-asian="8.75pt" style:font-weight-asian="normal" style:font-size-complex="10pt" style:font-weight-complex="normal"/>
    </style:style>
    <style:style style:name="T1846" style:family="text">
      <style:text-properties style:text-position="0% 100%" fo:font-size="10pt" officeooo:rsid="025aac1d" style:font-size-asian="8.75pt" style:font-weight-asian="normal" style:font-size-complex="10pt" style:font-weight-complex="normal"/>
    </style:style>
    <style:style style:name="T1847" style:family="text">
      <style:text-properties style:text-position="0% 100%" fo:font-size="10pt" officeooo:rsid="025b6fb2" style:font-size-asian="8.75pt" style:font-weight-asian="normal" style:font-size-complex="10pt" style:font-weight-complex="normal"/>
    </style:style>
    <style:style style:name="T1848" style:family="text">
      <style:text-properties style:text-position="0% 100%" fo:font-size="10pt" officeooo:rsid="025c5f95" style:font-size-asian="8.75pt" style:font-weight-asian="normal" style:font-size-complex="10pt" style:font-weight-complex="normal"/>
    </style:style>
    <style:style style:name="T1849" style:family="text">
      <style:text-properties style:text-position="0% 100%" fo:font-size="10pt" officeooo:rsid="025dcccd" style:font-size-asian="8.75pt" style:font-weight-asian="normal" style:font-size-complex="10pt" style:font-weight-complex="normal"/>
    </style:style>
    <style:style style:name="T1850" style:family="text">
      <style:text-properties style:text-position="0% 100%" fo:font-size="10pt" officeooo:rsid="0262bfae" style:font-size-asian="8.75pt" style:font-weight-asian="normal" style:font-size-complex="10pt" style:font-weight-complex="normal"/>
    </style:style>
    <style:style style:name="T1851" style:family="text">
      <style:text-properties style:text-position="0% 100%" fo:font-size="10pt" officeooo:rsid="02632842" style:font-size-asian="8.75pt" style:font-weight-asian="normal" style:font-size-complex="10pt" style:font-weight-complex="normal"/>
    </style:style>
    <style:style style:name="T1852" style:family="text">
      <style:text-properties style:text-position="0% 100%" fo:font-size="10pt" officeooo:rsid="02640d34" style:font-size-asian="8.75pt" style:font-weight-asian="normal" style:font-size-complex="10pt" style:font-weight-complex="normal"/>
    </style:style>
    <style:style style:name="T1853" style:family="text">
      <style:text-properties style:text-position="0% 100%" fo:font-size="10pt" officeooo:rsid="0264ad14" style:font-size-asian="8.75pt" style:font-weight-asian="normal" style:font-size-complex="10pt" style:font-weight-complex="normal"/>
    </style:style>
    <style:style style:name="T1854" style:family="text">
      <style:text-properties style:text-position="0% 100%" fo:font-size="10pt" officeooo:rsid="026616b9" style:font-size-asian="8.75pt" style:font-weight-asian="normal" style:font-size-complex="10pt" style:font-weight-complex="normal"/>
    </style:style>
    <style:style style:name="T1855" style:family="text">
      <style:text-properties style:text-position="0% 100%" fo:font-size="10pt" officeooo:rsid="0266c0e3" style:font-size-asian="8.75pt" style:font-weight-asian="normal" style:font-size-complex="10pt" style:font-weight-complex="normal"/>
    </style:style>
    <style:style style:name="T1856" style:family="text">
      <style:text-properties style:text-position="0% 100%" fo:font-size="10pt" officeooo:rsid="02678bd4" style:font-size-asian="8.75pt" style:font-weight-asian="normal" style:font-size-complex="10pt" style:font-weight-complex="normal"/>
    </style:style>
    <style:style style:name="T1857" style:family="text">
      <style:text-properties style:text-position="0% 100%" fo:font-size="10pt" officeooo:rsid="0268f435" style:font-size-asian="8.75pt" style:font-weight-asian="normal" style:font-size-complex="10pt" style:font-weight-complex="normal"/>
    </style:style>
    <style:style style:name="T1858" style:family="text">
      <style:text-properties style:text-position="0% 100%" fo:font-size="10pt" officeooo:rsid="026a1ae8" style:font-size-asian="8.75pt" style:font-weight-asian="normal" style:font-size-complex="10pt" style:font-weight-complex="normal"/>
    </style:style>
    <style:style style:name="T1859" style:family="text">
      <style:text-properties style:text-position="0% 100%" fo:font-size="10pt" officeooo:rsid="026b44a6" style:font-size-asian="8.75pt" style:font-weight-asian="normal" style:font-size-complex="10pt" style:font-weight-complex="normal"/>
    </style:style>
    <style:style style:name="T1860" style:family="text">
      <style:text-properties style:text-position="0% 100%" fo:font-size="10pt" officeooo:rsid="026cf44b" style:font-size-asian="8.75pt" style:font-weight-asian="normal" style:font-size-complex="10pt" style:font-weight-complex="normal"/>
    </style:style>
    <style:style style:name="T1861" style:family="text">
      <style:text-properties style:text-position="0% 100%" fo:font-size="10pt" officeooo:rsid="02708b28" style:font-size-asian="8.75pt" style:font-weight-asian="normal" style:font-size-complex="10pt" style:font-weight-complex="normal"/>
    </style:style>
    <style:style style:name="T1862" style:family="text">
      <style:text-properties style:text-position="0% 100%" fo:font-size="10pt" officeooo:rsid="0271ca7f" style:font-size-asian="8.75pt" style:font-weight-asian="normal" style:font-size-complex="10pt" style:font-weight-complex="normal"/>
    </style:style>
    <style:style style:name="T1863" style:family="text">
      <style:text-properties style:text-position="0% 100%" fo:font-size="10pt" officeooo:rsid="0273abe0" style:font-size-asian="8.75pt" style:font-weight-asian="normal" style:font-size-complex="10pt" style:font-weight-complex="normal"/>
    </style:style>
    <style:style style:name="T1864" style:family="text">
      <style:text-properties style:text-position="0% 100%" fo:font-size="10pt" officeooo:rsid="0273f6df" style:font-size-asian="8.75pt" style:font-weight-asian="normal" style:font-size-complex="10pt" style:font-weight-complex="normal"/>
    </style:style>
    <style:style style:name="T1865" style:family="text">
      <style:text-properties style:text-position="0% 100%" fo:font-size="10pt" officeooo:rsid="02748741" style:font-size-asian="8.75pt" style:font-weight-asian="normal" style:font-size-complex="10pt" style:font-weight-complex="normal"/>
    </style:style>
    <style:style style:name="T1866" style:family="text">
      <style:text-properties style:text-position="0% 100%" fo:font-size="10pt" officeooo:rsid="0275ab28" style:font-size-asian="8.75pt" style:font-weight-asian="normal" style:font-size-complex="10pt" style:font-weight-complex="normal"/>
    </style:style>
    <style:style style:name="T1867" style:family="text">
      <style:text-properties style:text-position="0% 100%" fo:font-size="10pt" officeooo:rsid="02769571" style:font-size-asian="8.75pt" style:font-weight-asian="normal" style:font-size-complex="10pt" style:font-weight-complex="normal"/>
    </style:style>
    <style:style style:name="T1868" style:family="text">
      <style:text-properties style:text-position="0% 100%" fo:font-size="10pt" officeooo:rsid="0279afa2" style:font-size-asian="8.75pt" style:font-weight-asian="normal" style:font-size-complex="10pt" style:font-weight-complex="normal"/>
    </style:style>
    <style:style style:name="T1869" style:family="text">
      <style:text-properties style:text-position="0% 100%" fo:font-size="10pt" officeooo:rsid="027af083" style:font-size-asian="8.75pt" style:font-weight-asian="normal" style:font-size-complex="10pt" style:font-weight-complex="normal"/>
    </style:style>
    <style:style style:name="T1870" style:family="text">
      <style:text-properties style:text-position="0% 100%" fo:font-size="10pt" officeooo:rsid="027afa26" style:font-size-asian="8.75pt" style:font-weight-asian="normal" style:font-size-complex="10pt" style:font-weight-complex="normal"/>
    </style:style>
    <style:style style:name="T1871" style:family="text">
      <style:text-properties style:text-position="0% 100%" fo:font-size="10pt" officeooo:rsid="02a0a2cf" style:font-size-asian="8.75pt" style:font-weight-asian="normal" style:font-size-complex="10pt" style:font-weight-complex="normal"/>
    </style:style>
    <style:style style:name="T1872" style:family="text">
      <style:text-properties style:text-position="0% 100%" fo:font-size="10pt" officeooo:rsid="02a6662e" style:font-size-asian="8.75pt" style:font-weight-asian="normal" style:font-size-complex="10pt" style:font-weight-complex="normal"/>
    </style:style>
    <style:style style:name="T1873" style:family="text">
      <style:text-properties style:text-position="0% 100%" fo:font-size="10pt" officeooo:rsid="02a78797" style:font-size-asian="8.75pt" style:font-weight-asian="normal" style:font-size-complex="10pt" style:font-weight-complex="normal"/>
    </style:style>
    <style:style style:name="T1874" style:family="text">
      <style:text-properties style:text-position="0% 100%" fo:font-size="10pt" officeooo:rsid="02a7fa9c" style:font-size-asian="8.75pt" style:font-weight-asian="normal" style:font-size-complex="10pt" style:font-weight-complex="normal"/>
    </style:style>
    <style:style style:name="T1875" style:family="text">
      <style:text-properties style:text-position="0% 100%" fo:font-size="10pt" officeooo:rsid="02a8c7f5" style:font-size-asian="8.75pt" style:font-weight-asian="normal" style:font-size-complex="10pt" style:font-weight-complex="normal"/>
    </style:style>
    <style:style style:name="T1876" style:family="text">
      <style:text-properties style:text-position="0% 100%" fo:font-size="10pt" officeooo:rsid="06ceaeac" style:font-size-asian="8.75pt" style:font-weight-asian="normal" style:font-size-complex="10pt" style:font-weight-complex="normal"/>
    </style:style>
    <style:style style:name="T1877" style:family="text">
      <style:text-properties style:text-position="0% 100%" fo:font-size="10pt" officeooo:rsid="06cf127b" style:font-size-asian="8.75pt" style:font-weight-asian="normal" style:font-size-complex="10pt" style:font-weight-complex="normal"/>
    </style:style>
    <style:style style:name="T1878" style:family="text">
      <style:text-properties style:text-position="0% 100%" fo:font-size="10pt" officeooo:rsid="06d0d5b5" style:font-size-asian="8.75pt" style:font-weight-asian="normal" style:font-size-complex="10pt" style:font-weight-complex="normal"/>
    </style:style>
    <style:style style:name="T1879" style:family="text">
      <style:text-properties style:text-position="0% 100%" fo:font-size="10pt" officeooo:rsid="06d1e442" style:font-size-asian="8.75pt" style:font-weight-asian="normal" style:font-size-complex="10pt" style:font-weight-complex="normal"/>
    </style:style>
    <style:style style:name="T1880" style:family="text">
      <style:text-properties style:text-position="0% 100%" fo:font-size="10pt" officeooo:rsid="06d2f78e" style:font-size-asian="8.75pt" style:font-weight-asian="normal" style:font-size-complex="10pt" style:font-weight-complex="normal"/>
    </style:style>
    <style:style style:name="T1881" style:family="text">
      <style:text-properties style:text-position="0% 100%" fo:font-size="10pt" officeooo:rsid="06d4b045" style:font-size-asian="8.75pt" style:font-weight-asian="normal" style:font-size-complex="10pt" style:font-weight-complex="normal"/>
    </style:style>
    <style:style style:name="T1882" style:family="text">
      <style:text-properties style:text-position="0% 100%" fo:font-size="10pt" officeooo:rsid="06d6a835" style:font-size-asian="8.75pt" style:font-weight-asian="normal" style:font-size-complex="10pt" style:font-weight-complex="normal"/>
    </style:style>
    <style:style style:name="T1883" style:family="text">
      <style:text-properties style:text-position="0% 100%" fo:font-size="10pt" officeooo:rsid="06d74fdb" style:font-size-asian="8.75pt" style:font-weight-asian="normal" style:font-size-complex="10pt" style:font-weight-complex="normal"/>
    </style:style>
    <style:style style:name="T1884" style:family="text">
      <style:text-properties style:text-position="0% 100%" fo:font-size="10pt" officeooo:rsid="06da1fa4" style:font-size-asian="8.75pt" style:font-weight-asian="normal" style:font-size-complex="10pt" style:font-weight-complex="normal"/>
    </style:style>
    <style:style style:name="T1885" style:family="text">
      <style:text-properties style:text-position="0% 100%" fo:font-size="10pt" officeooo:rsid="06da676b" style:font-size-asian="8.75pt" style:font-weight-asian="normal" style:font-size-complex="10pt" style:font-weight-complex="normal"/>
    </style:style>
    <style:style style:name="T1886" style:family="text">
      <style:text-properties style:text-position="0% 100%" fo:font-size="10pt" officeooo:rsid="06dbbaa4" style:font-size-asian="8.75pt" style:font-weight-asian="normal" style:font-size-complex="10pt" style:font-weight-complex="normal"/>
    </style:style>
    <style:style style:name="T1887" style:family="text">
      <style:text-properties style:text-position="0% 100%" fo:font-size="10pt" officeooo:rsid="06dd1f52" style:font-size-asian="8.75pt" style:font-weight-asian="normal" style:font-size-complex="10pt" style:font-weight-complex="normal"/>
    </style:style>
    <style:style style:name="T1888" style:family="text">
      <style:text-properties style:text-position="0% 100%" fo:font-size="10pt" officeooo:rsid="06e261dc" style:font-size-asian="8.75pt" style:font-weight-asian="normal" style:font-size-complex="10pt" style:font-weight-complex="normal"/>
    </style:style>
    <style:style style:name="T1889" style:family="text">
      <style:text-properties style:text-position="0% 100%" fo:font-size="10pt" officeooo:rsid="06e3c7ac" style:font-size-asian="8.75pt" style:font-weight-asian="normal" style:font-size-complex="10pt" style:font-weight-complex="normal"/>
    </style:style>
    <style:style style:name="T1890" style:family="text">
      <style:text-properties style:text-position="0% 100%" fo:font-size="10pt" officeooo:rsid="06e4bfe4" style:font-size-asian="8.75pt" style:font-weight-asian="normal" style:font-size-complex="10pt" style:font-weight-complex="normal"/>
    </style:style>
    <style:style style:name="T1891" style:family="text">
      <style:text-properties style:text-position="0% 100%" fo:font-size="10pt" officeooo:rsid="06e58b57" style:font-size-asian="8.75pt" style:font-weight-asian="normal" style:font-size-complex="10pt" style:font-weight-complex="normal"/>
    </style:style>
    <style:style style:name="T1892" style:family="text">
      <style:text-properties style:text-position="0% 100%" fo:font-size="10pt" officeooo:rsid="06e591cb" style:font-size-asian="8.75pt" style:font-weight-asian="normal" style:font-size-complex="10pt" style:font-weight-complex="normal"/>
    </style:style>
    <style:style style:name="T1893" style:family="text">
      <style:text-properties style:text-position="0% 100%" fo:font-size="10pt" officeooo:rsid="06e77234" style:font-size-asian="8.75pt" style:font-weight-asian="normal" style:font-size-complex="10pt" style:font-weight-complex="normal"/>
    </style:style>
    <style:style style:name="T1894" style:family="text">
      <style:text-properties style:text-position="0% 100%" fo:font-size="10pt" officeooo:rsid="06e80e31" style:font-size-asian="8.75pt" style:font-weight-asian="normal" style:font-size-complex="10pt" style:font-weight-complex="normal"/>
    </style:style>
    <style:style style:name="T1895" style:family="text">
      <style:text-properties style:text-position="0% 100%" fo:font-size="10pt" officeooo:rsid="06e95b87" style:font-size-asian="8.75pt" style:font-weight-asian="normal" style:font-size-complex="10pt" style:font-weight-complex="normal"/>
    </style:style>
    <style:style style:name="T1896" style:family="text">
      <style:text-properties style:text-position="0% 100%" fo:font-size="10pt" officeooo:rsid="06ea48df" style:font-size-asian="8.75pt" style:font-weight-asian="normal" style:font-size-complex="10pt" style:font-weight-complex="normal"/>
    </style:style>
    <style:style style:name="T1897" style:family="text">
      <style:text-properties style:text-position="0% 100%" fo:font-size="10pt" officeooo:rsid="06eb7560" style:font-size-asian="8.75pt" style:font-weight-asian="normal" style:font-size-complex="10pt" style:font-weight-complex="normal"/>
    </style:style>
    <style:style style:name="T1898" style:family="text">
      <style:text-properties style:text-position="0% 100%" fo:font-size="10pt" officeooo:rsid="06ed666a" style:font-size-asian="8.75pt" style:font-weight-asian="normal" style:font-size-complex="10pt" style:font-weight-complex="normal"/>
    </style:style>
    <style:style style:name="T1899" style:family="text">
      <style:text-properties style:text-position="0% 100%" fo:font-size="10pt" officeooo:rsid="0728a05f" style:font-size-asian="8.75pt" style:font-weight-asian="normal" style:font-size-complex="10pt" style:font-weight-complex="normal"/>
    </style:style>
    <style:style style:name="T1900" style:family="text">
      <style:text-properties style:text-position="0% 100%" fo:font-size="10pt" officeooo:rsid="07293d34" style:font-size-asian="8.75pt" style:font-weight-asian="normal" style:font-size-complex="10pt" style:font-weight-complex="normal"/>
    </style:style>
    <style:style style:name="T1901" style:family="text">
      <style:text-properties style:text-position="0% 100%" fo:font-size="10pt" officeooo:rsid="072adb54" style:font-size-asian="8.75pt" style:font-weight-asian="normal" style:font-size-complex="10pt" style:font-weight-complex="normal"/>
    </style:style>
    <style:style style:name="T1902" style:family="text">
      <style:text-properties style:text-position="0% 100%" fo:font-size="10pt" officeooo:rsid="074e4dd1" style:font-size-asian="8.75pt" style:font-weight-asian="normal" style:font-size-complex="10pt" style:font-weight-complex="normal"/>
    </style:style>
    <style:style style:name="T1903" style:family="text">
      <style:text-properties style:text-position="0% 100%" fo:font-size="10pt" officeooo:rsid="074fe122" style:font-size-asian="8.75pt" style:font-weight-asian="normal" style:font-size-complex="10pt" style:font-weight-complex="normal"/>
    </style:style>
    <style:style style:name="T1904" style:family="text">
      <style:text-properties style:text-position="0% 100%" fo:font-size="10pt" officeooo:rsid="074b7913" style:font-size-asian="8.75pt" style:font-weight-asian="normal" style:font-size-complex="10pt" style:font-weight-complex="normal"/>
    </style:style>
    <style:style style:name="T1905" style:family="text">
      <style:text-properties style:text-position="0% 100%" fo:font-size="10pt" officeooo:rsid="07535d25" style:font-size-asian="8.75pt" style:font-weight-asian="normal" style:font-size-complex="10pt" style:font-weight-complex="normal"/>
    </style:style>
    <style:style style:name="T1906" style:family="text">
      <style:text-properties style:text-position="0% 100%" fo:font-size="10pt" officeooo:rsid="075ad7a6" style:font-size-asian="8.75pt" style:font-weight-asian="normal" style:font-size-complex="10pt" style:font-weight-complex="normal"/>
    </style:style>
    <style:style style:name="T1907" style:family="text">
      <style:text-properties style:text-position="0% 100%" fo:font-size="10pt" officeooo:rsid="07da8f09" style:font-size-asian="8.75pt" style:font-weight-asian="normal" style:font-size-complex="10pt" style:font-weight-complex="normal"/>
    </style:style>
    <style:style style:name="T1908" style:family="text">
      <style:text-properties style:text-position="0% 100%" fo:font-size="10pt" officeooo:rsid="0871bbff" style:font-size-asian="8.75pt" style:font-weight-asian="normal" style:font-size-complex="10pt" style:font-weight-complex="normal"/>
    </style:style>
    <style:style style:name="T1909" style:family="text">
      <style:text-properties style:text-position="0% 100%" fo:font-size="10pt" officeooo:rsid="087b3cc2" style:font-size-asian="8.75pt" style:font-weight-asian="normal" style:font-size-complex="10pt" style:font-weight-complex="normal"/>
    </style:style>
    <style:style style:name="T1910" style:family="text">
      <style:text-properties style:text-position="0% 100%" fo:font-size="10pt" officeooo:rsid="087bc451" style:font-size-asian="8.75pt" style:font-weight-asian="normal" style:font-size-complex="10pt" style:font-weight-complex="normal"/>
    </style:style>
    <style:style style:name="T1911" style:family="text">
      <style:text-properties style:text-position="0% 100%" fo:font-size="10pt" officeooo:rsid="0892b011" style:font-size-asian="8.75pt" style:font-weight-asian="normal" style:font-size-complex="10pt" style:font-weight-complex="normal"/>
    </style:style>
    <style:style style:name="T1912" style:family="text">
      <style:text-properties style:text-position="0% 100%" fo:font-size="10pt" officeooo:rsid="089582cb" style:font-size-asian="8.75pt" style:font-weight-asian="normal" style:font-size-complex="10pt" style:font-weight-complex="normal"/>
    </style:style>
    <style:style style:name="T1913" style:family="text">
      <style:text-properties style:text-position="0% 100%" fo:font-size="10pt" officeooo:rsid="0896e1c6" style:font-size-asian="8.75pt" style:font-weight-asian="normal" style:font-size-complex="10pt" style:font-weight-complex="normal"/>
    </style:style>
    <style:style style:name="T1914" style:family="text">
      <style:text-properties style:text-position="0% 100%" fo:font-size="10pt" officeooo:rsid="089756d3" style:font-size-asian="8.75pt" style:font-weight-asian="normal" style:font-size-complex="10pt" style:font-weight-complex="normal"/>
    </style:style>
    <style:style style:name="T1915" style:family="text">
      <style:text-properties style:text-position="0% 100%" fo:font-size="10pt" officeooo:rsid="08991548" style:font-size-asian="8.75pt" style:font-weight-asian="normal" style:font-size-complex="10pt" style:font-weight-complex="normal"/>
    </style:style>
    <style:style style:name="T1916" style:family="text">
      <style:text-properties style:text-position="0% 100%" fo:font-size="10pt" officeooo:rsid="089d780e" style:font-size-asian="8.75pt" style:font-weight-asian="normal" style:font-size-complex="10pt" style:font-weight-complex="normal"/>
    </style:style>
    <style:style style:name="T1917" style:family="text">
      <style:text-properties style:text-position="0% 100%" fo:font-size="10pt" officeooo:rsid="08a034f1" style:font-size-asian="8.75pt" style:font-weight-asian="normal" style:font-size-complex="10pt" style:font-weight-complex="normal"/>
    </style:style>
    <style:style style:name="T1918" style:family="text">
      <style:text-properties style:text-position="0% 100%" fo:font-size="10pt" officeooo:rsid="08a24404" style:font-size-asian="8.75pt" style:font-weight-asian="normal" style:font-size-complex="10pt" style:font-weight-complex="normal"/>
    </style:style>
    <style:style style:name="T1919" style:family="text">
      <style:text-properties style:text-position="0% 100%" fo:font-size="10pt" officeooo:rsid="08a26dda" style:font-size-asian="8.75pt" style:font-weight-asian="normal" style:font-size-complex="10pt" style:font-weight-complex="normal"/>
    </style:style>
    <style:style style:name="T1920" style:family="text">
      <style:text-properties style:text-position="0% 100%" fo:font-size="10pt" officeooo:rsid="08a52dc3" style:font-size-asian="8.75pt" style:font-weight-asian="normal" style:font-size-complex="10pt" style:font-weight-complex="normal"/>
    </style:style>
    <style:style style:name="T1921" style:family="text">
      <style:text-properties style:text-position="0% 100%" fo:font-size="10pt" officeooo:rsid="08d685a4" style:font-size-asian="8.75pt" style:font-weight-asian="normal" style:font-size-complex="10pt" style:font-weight-complex="normal"/>
    </style:style>
    <style:style style:name="T1922" style:family="text">
      <style:text-properties style:text-position="0% 100%" fo:font-size="10pt" officeooo:rsid="08ddae63" style:font-size-asian="8.75pt" style:font-weight-asian="normal" style:font-size-complex="10pt" style:font-weight-complex="normal"/>
    </style:style>
    <style:style style:name="T1923" style:family="text">
      <style:text-properties style:text-position="0% 100%" fo:font-size="10pt" fo:font-style="italic" officeooo:rsid="00b6aad4" style:font-size-asian="8.75pt" style:font-style-asian="italic" style:font-weight-asian="normal" style:font-size-complex="10pt" style:font-style-complex="italic" style:font-weight-complex="normal"/>
    </style:style>
    <style:style style:name="T1924" style:family="text">
      <style:text-properties style:text-position="0% 100%" fo:font-size="10pt" fo:font-style="italic" officeooo:rsid="00b9656c" style:font-size-asian="8.75pt" style:font-style-asian="italic" style:font-weight-asian="normal" style:font-size-complex="10pt" style:font-style-complex="italic" style:font-weight-complex="normal"/>
    </style:style>
    <style:style style:name="T1925" style:family="text">
      <style:text-properties style:text-position="0% 100%" fo:font-size="10pt" fo:font-style="italic" officeooo:rsid="02a78797" style:font-size-asian="8.75pt" style:font-style-asian="italic" style:font-weight-asian="normal" style:font-size-complex="10pt" style:font-style-complex="italic" style:font-weight-complex="normal"/>
    </style:style>
    <style:style style:name="T1926" style:family="text">
      <style:text-properties style:text-position="0% 100%" fo:font-size="10pt" fo:font-style="italic" style:text-underline-style="none" fo:font-weight="bold" officeooo:rsid="007abd6f" style:font-size-asian="10pt" style:font-style-asian="italic" style:font-weight-asian="bold" style:font-size-complex="10pt" style:font-style-complex="italic" style:font-weight-complex="bold"/>
    </style:style>
    <style:style style:name="T1927" style:family="text">
      <style:text-properties style:text-position="0% 100%" fo:font-size="10pt" fo:language="it" fo:country="IT" style:font-size-asian="8.75pt" style:font-weight-asian="normal" style:font-size-complex="10pt" style:font-weight-complex="normal"/>
    </style:style>
    <style:style style:name="T1928" style:family="text">
      <style:text-properties style:text-position="0% 100%" fo:font-size="10pt" fo:language="it" fo:country="IT" officeooo:rsid="00c0f594" style:font-size-asian="8.75pt" style:font-weight-asian="normal" style:font-size-complex="10pt" style:font-weight-complex="normal"/>
    </style:style>
    <style:style style:name="T1929" style:family="text">
      <style:text-properties style:text-position="0% 100%" fo:font-size="10pt" fo:language="it" fo:country="IT" officeooo:rsid="00c49a5a" style:font-size-asian="8.75pt" style:font-weight-asian="normal" style:font-size-complex="10pt" style:font-weight-complex="normal"/>
    </style:style>
    <style:style style:name="T1930" style:family="text">
      <style:text-properties style:text-position="0% 100%" fo:font-size="10pt" fo:language="it" fo:country="IT" officeooo:rsid="00ccc776" style:font-size-asian="8.75pt" style:font-weight-asian="normal" style:font-size-complex="10pt" style:font-weight-complex="normal"/>
    </style:style>
    <style:style style:name="T1931" style:family="text">
      <style:text-properties style:text-position="0% 100%" fo:font-size="10pt" fo:language="it" fo:country="IT" officeooo:rsid="00e3f2af" style:font-size-asian="8.75pt" style:font-weight-asian="normal" style:font-size-complex="10pt" style:font-weight-complex="normal"/>
    </style:style>
    <style:style style:name="T1932" style:family="text">
      <style:text-properties style:text-position="0% 100%" fo:font-size="10pt" fo:language="it" fo:country="IT" officeooo:rsid="075ad7a6" style:font-size-asian="8.75pt" style:font-weight-asian="normal" style:font-size-complex="10pt" style:font-weight-complex="normal"/>
    </style:style>
    <style:style style:name="T1933" style:family="text">
      <style:text-properties style:text-position="0% 100%" fo:font-size="10pt" fo:language="it" fo:country="IT" officeooo:rsid="012d8874" style:font-size-asian="8.75pt" style:font-weight-asian="normal" style:font-size-complex="10pt" style:font-weight-complex="normal"/>
    </style:style>
    <style:style style:name="T1934" style:family="text">
      <style:text-properties style:text-position="0% 100%" fo:font-size="10pt" fo:language="it" fo:country="IT" officeooo:rsid="07a757b9" style:font-size-asian="8.75pt" style:font-weight-asian="normal" style:font-size-complex="10pt" style:font-weight-complex="normal"/>
    </style:style>
    <style:style style:name="T1935" style:family="text">
      <style:text-properties style:text-position="0% 100%" fo:font-size="10pt" fo:language="it" fo:country="IT" officeooo:rsid="07a7ac2e" style:font-size-asian="8.75pt" style:font-weight-asian="normal" style:font-size-complex="10pt" style:font-weight-complex="normal"/>
    </style:style>
    <style:style style:name="T1936" style:family="text">
      <style:text-properties style:text-position="0% 100%" fo:font-size="10pt" fo:language="it" fo:country="IT" officeooo:rsid="07ab48a7" style:font-size-asian="8.75pt" style:font-weight-asian="normal" style:font-size-complex="10pt" style:font-weight-complex="normal"/>
    </style:style>
    <style:style style:name="T1937" style:family="text">
      <style:text-properties style:text-position="0% 100%" fo:font-size="10pt" fo:language="it" fo:country="IT" officeooo:rsid="07da8f09" style:font-size-asian="8.75pt" style:font-weight-asian="normal" style:font-size-complex="10pt" style:font-weight-complex="normal"/>
    </style:style>
    <style:style style:name="T1938" style:family="text">
      <style:text-properties style:text-position="0% 100%" fo:font-size="10pt" fo:language="it" fo:country="IT" officeooo:rsid="07e5bf92" style:font-size-asian="8.75pt" style:font-weight-asian="normal" style:font-size-complex="10pt" style:font-weight-complex="normal"/>
    </style:style>
    <style:style style:name="T1939" style:family="text">
      <style:text-properties style:text-position="0% 100%" fo:font-size="10pt" fo:language="it" fo:country="IT" officeooo:rsid="07e672cf" style:font-size-asian="8.75pt" style:font-weight-asian="normal" style:font-size-complex="10pt" style:font-weight-complex="normal"/>
    </style:style>
    <style:style style:name="T1940" style:family="text">
      <style:text-properties style:text-position="0% 100%" fo:font-size="10pt" fo:language="it" fo:country="IT" officeooo:rsid="024721a2" style:font-size-asian="8.75pt" style:font-weight-asian="normal" style:font-size-complex="10pt" style:font-weight-complex="normal"/>
    </style:style>
    <style:style style:name="T1941" style:family="text">
      <style:text-properties style:text-position="0% 100%" fo:font-size="10pt" fo:language="it" fo:country="IT" officeooo:rsid="0250f6c8" style:font-size-asian="8.75pt" style:font-weight-asian="normal" style:font-size-complex="10pt" style:font-weight-complex="normal"/>
    </style:style>
    <style:style style:name="T1942" style:family="text">
      <style:text-properties style:text-position="0% 100%" fo:font-size="10pt" fo:language="it" fo:country="IT" officeooo:rsid="0893be62" style:font-size-asian="8.75pt" style:font-weight-asian="normal" style:font-size-complex="10pt" style:font-weight-complex="normal"/>
    </style:style>
    <style:style style:name="T1943" style:family="text">
      <style:text-properties style:text-position="0% 100%" fo:font-size="10pt" fo:language="it" fo:country="IT" officeooo:rsid="089509e3" style:font-size-asian="8.75pt" style:font-weight-asian="normal" style:font-size-complex="10pt" style:font-weight-complex="normal"/>
    </style:style>
    <style:style style:name="T1944" style:family="text">
      <style:text-properties style:text-position="0% 100%" fo:font-size="10pt" fo:language="it" fo:country="IT" officeooo:rsid="089582cb" style:font-size-asian="8.75pt" style:font-weight-asian="normal" style:font-size-complex="10pt" style:font-weight-complex="normal"/>
    </style:style>
    <style:style style:name="T1945" style:family="text">
      <style:text-properties style:text-position="0% 100%" fo:font-size="10pt" fo:language="it" fo:country="IT" officeooo:rsid="08abf04f" style:font-size-asian="8.75pt" style:font-weight-asian="normal" style:font-size-complex="10pt" style:font-weight-complex="normal"/>
    </style:style>
    <style:style style:name="T1946" style:family="text">
      <style:text-properties style:text-position="0% 100%" fo:font-size="10pt" fo:language="it" fo:country="IT" officeooo:rsid="08bc916d" style:font-size-asian="8.75pt" style:font-weight-asian="normal" style:font-size-complex="10pt" style:font-weight-complex="normal"/>
    </style:style>
    <style:style style:name="T1947" style:family="text">
      <style:text-properties style:text-position="0% 100%" fo:font-size="12pt" fo:font-weight="bold" officeooo:rsid="0092760c" style:font-size-asian="12pt" style:font-weight-asian="bold" style:font-size-complex="12pt" style:font-weight-complex="bold"/>
    </style:style>
    <style:style style:name="T1948" style:family="text">
      <style:text-properties style:text-position="0% 100%" fo:font-size="12pt" fo:font-weight="bold" officeooo:rsid="0279afa2" style:font-size-asian="12pt" style:font-weight-asian="bold" style:font-size-complex="12pt" style:font-weight-complex="bold"/>
    </style:style>
    <style:style style:name="T1949" style:family="text">
      <style:text-properties style:text-position="0% 100%" officeooo:rsid="0627a06a" style:font-weight-asian="bold" style:font-weight-complex="bold"/>
    </style:style>
    <style:style style:name="T1950" style:family="text">
      <style:text-properties style:text-position="0% 100%" officeooo:rsid="00134c72" style:font-weight-asian="bold" style:font-weight-complex="bold"/>
    </style:style>
    <style:style style:name="T1951" style:family="text">
      <style:text-properties style:text-position="0% 100%" officeooo:rsid="0012a22d" style:font-weight-asian="bold" style:font-weight-complex="bold"/>
    </style:style>
    <style:style style:name="T1952" style:family="text">
      <style:text-properties style:text-position="0% 100%" officeooo:rsid="0012a22d"/>
    </style:style>
    <style:style style:name="T1953" style:family="text">
      <style:text-properties style:text-position="0% 100%" officeooo:rsid="062af9cd"/>
    </style:style>
    <style:style style:name="T1954" style:family="text">
      <style:text-properties style:text-position="0% 100%" officeooo:rsid="062c2289"/>
    </style:style>
    <style:style style:name="T1955" style:family="text">
      <style:text-properties style:text-position="0% 100%" style:text-underline-style="solid" style:text-underline-width="auto" style:text-underline-color="font-color" officeooo:rsid="003a7381"/>
    </style:style>
    <style:style style:name="T1956" style:family="text">
      <style:text-properties style:text-position="0% 100%" officeooo:rsid="0649133d"/>
    </style:style>
    <style:style style:name="T1957" style:family="text">
      <style:text-properties style:text-position="0% 100%" officeooo:rsid="064a5cb6"/>
    </style:style>
    <style:style style:name="T1958" style:family="text">
      <style:text-properties style:text-position="0% 100%" officeooo:rsid="064a8d35"/>
    </style:style>
    <style:style style:name="T1959" style:family="text">
      <style:text-properties style:text-position="0% 100%" officeooo:rsid="064c2058"/>
    </style:style>
    <style:style style:name="T1960" style:family="text">
      <style:text-properties style:text-position="0% 100%" officeooo:rsid="064c7e4b"/>
    </style:style>
    <style:style style:name="T1961" style:family="text">
      <style:text-properties style:text-position="0% 100%" officeooo:rsid="064cb774"/>
    </style:style>
    <style:style style:name="T1962" style:family="text">
      <style:text-properties style:text-position="0% 100%" officeooo:rsid="064d0de6"/>
    </style:style>
    <style:style style:name="T1963" style:family="text">
      <style:text-properties style:text-position="0% 100%" officeooo:rsid="064eff83"/>
    </style:style>
    <style:style style:name="T1964" style:family="text">
      <style:text-properties style:text-position="0% 100%" officeooo:rsid="065064f5"/>
    </style:style>
    <style:style style:name="T1965" style:family="text">
      <style:text-properties style:text-position="0% 100%" officeooo:rsid="06520afc"/>
    </style:style>
    <style:style style:name="T1966" style:family="text">
      <style:text-properties style:text-position="0% 100%" officeooo:rsid="0652e62d"/>
    </style:style>
    <style:style style:name="T1967" style:family="text">
      <style:text-properties style:text-position="0% 100%" officeooo:rsid="0654c409"/>
    </style:style>
    <style:style style:name="T1968" style:family="text">
      <style:text-properties style:text-position="0% 100%" officeooo:rsid="067f8cce"/>
    </style:style>
    <style:style style:name="T1969" style:family="text">
      <style:text-properties style:text-position="0% 100%" officeooo:rsid="06806a1d"/>
    </style:style>
    <style:style style:name="T1970" style:family="text">
      <style:text-properties style:text-position="0% 100%" officeooo:rsid="0681eb0a"/>
    </style:style>
    <style:style style:name="T1971" style:family="text">
      <style:text-properties style:text-position="0% 100%" officeooo:rsid="06826dc6"/>
    </style:style>
    <style:style style:name="T1972" style:family="text">
      <style:text-properties style:text-position="0% 100%" officeooo:rsid="06843cc7"/>
    </style:style>
    <style:style style:name="T1973" style:family="text">
      <style:text-properties style:text-position="0% 100%" officeooo:rsid="068631b2"/>
    </style:style>
    <style:style style:name="T1974" style:family="text">
      <style:text-properties style:text-position="0% 100%" officeooo:rsid="068751a2"/>
    </style:style>
    <style:style style:name="T1975" style:family="text">
      <style:text-properties style:text-position="0% 100%" officeooo:rsid="0687ac7b"/>
    </style:style>
    <style:style style:name="T1976" style:family="text">
      <style:text-properties style:text-position="0% 100%" officeooo:rsid="068b6c71"/>
    </style:style>
    <style:style style:name="T1977" style:family="text">
      <style:text-properties style:text-position="0% 100%" officeooo:rsid="068cb9dd"/>
    </style:style>
    <style:style style:name="T1978" style:family="text">
      <style:text-properties style:text-position="0% 100%" officeooo:rsid="068f258c"/>
    </style:style>
    <style:style style:name="T1979" style:family="text">
      <style:text-properties style:text-position="0% 100%" officeooo:rsid="068f458f"/>
    </style:style>
    <style:style style:name="T1980" style:family="text">
      <style:text-properties style:text-position="0% 100%" style:font-name="Calibri2" fo:font-size="10pt" officeooo:rsid="06b8bb5e" style:font-size-asian="10pt" style:font-size-complex="10pt"/>
    </style:style>
    <style:style style:name="T1981" style:family="text">
      <style:text-properties style:text-position="0% 100%" style:font-name="Calibri2" fo:font-size="10pt" officeooo:rsid="074b7913" style:font-size-asian="8.75pt" style:font-weight-asian="normal" style:font-size-complex="10pt" style:font-weight-complex="normal"/>
    </style:style>
    <style:style style:name="T1982" style:family="text">
      <style:text-properties style:text-position="0% 100%" style:font-name="Calibri" fo:font-size="10pt" officeooo:rsid="008e75f2" style:font-size-asian="10pt" style:font-size-complex="10pt" loext:padding="0cm" loext:border="none"/>
    </style:style>
    <style:style style:name="T1983" style:family="text">
      <style:text-properties style:text-position="0% 100%" style:font-name="Calibri" fo:font-size="10pt" officeooo:rsid="00f259fa" style:font-size-asian="10pt" style:font-weight-asian="normal" style:font-size-complex="10pt" style:font-weight-complex="normal" loext:padding="0cm" loext:border="none"/>
    </style:style>
    <style:style style:name="T1984" style:family="text">
      <style:text-properties style:text-position="0% 100%" style:font-name="sans-serif" fo:font-size="12.75pt" officeooo:rsid="00f259fa" style:font-size-asian="8.75pt" style:font-weight-asian="normal" style:font-size-complex="10pt" style:font-weight-complex="normal" loext:padding="0cm" loext:border="none"/>
    </style:style>
    <style:style style:name="T1985" style:family="text">
      <style:text-properties officeooo:rsid="00309066"/>
    </style:style>
    <style:style style:name="T1986" style:family="text">
      <style:text-properties officeooo:rsid="0031e387"/>
    </style:style>
    <style:style style:name="T1987" style:family="text">
      <style:text-properties officeooo:rsid="003281b4"/>
    </style:style>
    <style:style style:name="T1988" style:family="text">
      <style:text-properties officeooo:rsid="0033be92"/>
    </style:style>
    <style:style style:name="T1989" style:family="text">
      <style:text-properties officeooo:rsid="0034b777"/>
    </style:style>
    <style:style style:name="T1990" style:family="text">
      <style:text-properties officeooo:rsid="00359862"/>
    </style:style>
    <style:style style:name="T1991" style:family="text">
      <style:text-properties officeooo:rsid="00373521"/>
    </style:style>
    <style:style style:name="T1992" style:family="text">
      <style:text-properties officeooo:rsid="0038ee0f"/>
    </style:style>
    <style:style style:name="T1993" style:family="text">
      <style:text-properties officeooo:rsid="003a16a0"/>
    </style:style>
    <style:style style:name="T1994" style:family="text">
      <style:text-properties officeooo:rsid="003a7381"/>
    </style:style>
    <style:style style:name="T1995" style:family="text">
      <style:text-properties style:text-position="super 58%"/>
    </style:style>
    <style:style style:name="T1996" style:family="text">
      <style:text-properties style:text-position="super 58%" officeooo:rsid="003a7381"/>
    </style:style>
    <style:style style:name="T1997" style:family="text">
      <style:text-properties fo:font-style="italic" style:font-style-asian="italic" style:font-style-complex="italic"/>
    </style:style>
    <style:style style:name="T1998" style:family="text">
      <style:text-properties fo:font-style="italic" officeooo:rsid="003a7381" style:font-style-asian="italic" style:font-style-complex="italic"/>
    </style:style>
    <style:style style:name="T1999" style:family="text">
      <style:text-properties fo:font-style="italic" officeooo:rsid="066703ae" style:font-style-asian="italic" style:font-style-complex="italic"/>
    </style:style>
    <style:style style:name="T2000" style:family="text">
      <style:text-properties fo:font-style="italic" officeooo:rsid="066492a5" style:font-style-asian="italic" style:font-style-complex="italic"/>
    </style:style>
    <style:style style:name="T2001" style:family="text">
      <style:text-properties fo:font-style="italic" officeooo:rsid="066a332e" style:font-style-asian="italic" style:font-style-complex="italic"/>
    </style:style>
    <style:style style:name="T2002" style:family="text">
      <style:text-properties fo:font-style="italic" officeooo:rsid="06642756" style:font-style-asian="italic" style:font-style-complex="italic"/>
    </style:style>
    <style:style style:name="T2003" style:family="text">
      <style:text-properties fo:font-style="italic" officeooo:rsid="067a8b2f" style:font-style-asian="italic" style:font-style-complex="italic"/>
    </style:style>
    <style:style style:name="T2004" style:family="text">
      <style:text-properties fo:font-style="italic" officeooo:rsid="091220b1" style:font-style-asian="italic" style:font-style-complex="italic"/>
    </style:style>
    <style:style style:name="T2005" style:family="text">
      <style:text-properties fo:font-style="italic" officeooo:rsid="06685398" style:font-style-asian="italic" style:font-style-complex="italic"/>
    </style:style>
    <style:style style:name="T2006" style:family="text">
      <style:text-properties officeooo:rsid="02d1a71b"/>
    </style:style>
    <style:style style:name="T2007" style:family="text">
      <style:text-properties officeooo:rsid="02d2f06f"/>
    </style:style>
    <style:style style:name="T2008" style:family="text">
      <style:text-properties officeooo:rsid="02dba112"/>
    </style:style>
    <style:style style:name="T2009" style:family="text">
      <style:text-properties fo:font-weight="bold" officeooo:rsid="02e1a9f4" style:font-weight-asian="bold" style:font-weight-complex="bold"/>
    </style:style>
    <style:style style:name="T2010" style:family="text">
      <style:text-properties fo:font-weight="bold" officeooo:rsid="0356c4b1" style:font-weight-asian="bold" style:font-weight-complex="bold"/>
    </style:style>
    <style:style style:name="T2011" style:family="text">
      <style:text-properties fo:font-weight="bold" officeooo:rsid="03586f5a" style:font-weight-asian="bold" style:font-weight-complex="bold"/>
    </style:style>
    <style:style style:name="T2012" style:family="text">
      <style:text-properties fo:font-weight="bold" officeooo:rsid="037d3ca6" style:font-weight-asian="bold" style:font-weight-complex="bold"/>
    </style:style>
    <style:style style:name="T2013" style:family="text">
      <style:text-properties fo:font-weight="bold" officeooo:rsid="030df89b" style:font-weight-asian="bold" style:font-weight-complex="bold"/>
    </style:style>
    <style:style style:name="T2014" style:family="text">
      <style:text-properties fo:font-weight="bold" officeooo:rsid="05a609ed" style:font-weight-asian="bold" style:font-weight-complex="bold"/>
    </style:style>
    <style:style style:name="T2015" style:family="text">
      <style:text-properties fo:font-weight="bold" officeooo:rsid="09b40ec1" style:font-weight-asian="bold" style:font-weight-complex="bold"/>
    </style:style>
    <style:style style:name="T2016" style:family="text">
      <style:text-properties officeooo:rsid="02dd4a81"/>
    </style:style>
    <style:style style:name="T2017" style:family="text">
      <style:text-properties officeooo:rsid="02dd6dfe"/>
    </style:style>
    <style:style style:name="T2018" style:family="text">
      <style:text-properties officeooo:rsid="02de5bd6"/>
    </style:style>
    <style:style style:name="T2019" style:family="text">
      <style:text-properties officeooo:rsid="02dee6ba"/>
    </style:style>
    <style:style style:name="T2020" style:family="text">
      <style:text-properties officeooo:rsid="02e00714"/>
    </style:style>
    <style:style style:name="T2021" style:family="text">
      <style:text-properties officeooo:rsid="02e1681b"/>
    </style:style>
    <style:style style:name="T2022" style:family="text">
      <style:text-properties officeooo:rsid="02e1a9f4"/>
    </style:style>
    <style:style style:name="T2023" style:family="text">
      <style:text-properties fo:font-size="12pt" fo:font-weight="bold" officeooo:rsid="02e1a9f4" style:font-size-asian="12pt" style:font-weight-asian="bold" style:font-size-complex="12pt" style:font-weight-complex="bold"/>
    </style:style>
    <style:style style:name="T2024" style:family="text">
      <style:text-properties fo:font-size="12pt" fo:font-weight="bold" officeooo:rsid="058bec21" style:font-size-asian="12pt" style:font-weight-asian="bold" style:font-size-complex="12pt" style:font-weight-complex="bold"/>
    </style:style>
    <style:style style:name="T2025" style:family="text">
      <style:text-properties fo:font-size="12pt" fo:font-weight="bold" officeooo:rsid="0599db5b" style:font-size-asian="12pt" style:font-weight-asian="bold" style:font-size-complex="12pt" style:font-weight-complex="bold"/>
    </style:style>
    <style:style style:name="T2026" style:family="text">
      <style:text-properties officeooo:rsid="02e1deb7"/>
    </style:style>
    <style:style style:name="T2027" style:family="text">
      <style:text-properties officeooo:rsid="02e3a78c"/>
    </style:style>
    <style:style style:name="T2028" style:family="text">
      <style:text-properties officeooo:rsid="02e4ab5f"/>
    </style:style>
    <style:style style:name="T2029" style:family="text">
      <style:text-properties style:text-underline-style="solid" style:text-underline-width="auto" style:text-underline-color="font-color" officeooo:rsid="02e4ab5f"/>
    </style:style>
    <style:style style:name="T2030" style:family="text">
      <style:text-properties style:text-underline-style="solid" style:text-underline-width="auto" style:text-underline-color="font-color" officeooo:rsid="0701b386"/>
    </style:style>
    <style:style style:name="T2031" style:family="text">
      <style:text-properties style:text-underline-style="solid" style:text-underline-width="auto" style:text-underline-color="font-color" officeooo:rsid="0a1c19f3"/>
    </style:style>
    <style:style style:name="T2032" style:family="text">
      <style:text-properties officeooo:rsid="02e6c9b2"/>
    </style:style>
    <style:style style:name="T2033" style:family="text">
      <style:text-properties officeooo:rsid="02e80af6"/>
    </style:style>
    <style:style style:name="T2034" style:family="text">
      <style:text-properties officeooo:rsid="02e9abe4"/>
    </style:style>
    <style:style style:name="T2035" style:family="text">
      <style:text-properties officeooo:rsid="02e9b73d"/>
    </style:style>
    <style:style style:name="T2036" style:family="text">
      <style:text-properties officeooo:rsid="02eb9fc8"/>
    </style:style>
    <style:style style:name="T2037" style:family="text">
      <style:text-properties officeooo:rsid="02ec70b0"/>
    </style:style>
    <style:style style:name="T2038" style:family="text">
      <style:text-properties officeooo:rsid="02ed9d4a"/>
    </style:style>
    <style:style style:name="T2039" style:family="text">
      <style:text-properties officeooo:rsid="02ee5979"/>
    </style:style>
    <style:style style:name="T2040" style:family="text">
      <style:text-properties officeooo:rsid="02ef667f"/>
    </style:style>
    <style:style style:name="T2041" style:family="text">
      <style:text-properties officeooo:rsid="02f08f86"/>
    </style:style>
    <style:style style:name="T2042" style:family="text">
      <style:text-properties officeooo:rsid="02f0b80c"/>
    </style:style>
    <style:style style:name="T2043" style:family="text">
      <style:text-properties officeooo:rsid="02f2b5c2"/>
    </style:style>
    <style:style style:name="T2044" style:family="text">
      <style:text-properties officeooo:rsid="02f43bfc"/>
    </style:style>
    <style:style style:name="T2045" style:family="text">
      <style:text-properties officeooo:rsid="02f45cf3"/>
    </style:style>
    <style:style style:name="T2046" style:family="text">
      <style:text-properties officeooo:rsid="02f628f7"/>
    </style:style>
    <style:style style:name="T2047" style:family="text">
      <style:text-properties officeooo:rsid="02f9b37b"/>
    </style:style>
    <style:style style:name="T2048" style:family="text">
      <style:text-properties officeooo:rsid="02fa64ff"/>
    </style:style>
    <style:style style:name="T2049" style:family="text">
      <style:text-properties officeooo:rsid="02fcc124"/>
    </style:style>
    <style:style style:name="T2050" style:family="text">
      <style:text-properties officeooo:rsid="03021d7b"/>
    </style:style>
    <style:style style:name="T2051" style:family="text">
      <style:text-properties officeooo:rsid="0303995e"/>
    </style:style>
    <style:style style:name="T2052" style:family="text">
      <style:text-properties officeooo:rsid="0306831f"/>
    </style:style>
    <style:style style:name="T2053" style:family="text">
      <style:text-properties officeooo:rsid="0307f40d"/>
    </style:style>
    <style:style style:name="T2054" style:family="text">
      <style:text-properties officeooo:rsid="0308390d"/>
    </style:style>
    <style:style style:name="T2055" style:family="text">
      <style:text-properties officeooo:rsid="030a2214"/>
    </style:style>
    <style:style style:name="T2056" style:family="text">
      <style:text-properties officeooo:rsid="030a5c3b"/>
    </style:style>
    <style:style style:name="T2057" style:family="text">
      <style:text-properties officeooo:rsid="030cc16f"/>
    </style:style>
    <style:style style:name="T2058" style:family="text">
      <style:text-properties officeooo:rsid="030df89b"/>
    </style:style>
    <style:style style:name="T2059" style:family="text">
      <style:text-properties officeooo:rsid="030fca55"/>
    </style:style>
    <style:style style:name="T2060" style:family="text">
      <style:text-properties officeooo:rsid="03103d2f"/>
    </style:style>
    <style:style style:name="T2061" style:family="text">
      <style:text-properties officeooo:rsid="0310aebb"/>
    </style:style>
    <style:style style:name="T2062" style:family="text">
      <style:text-properties officeooo:rsid="0315060a"/>
    </style:style>
    <style:style style:name="T2063" style:family="text">
      <style:text-properties officeooo:rsid="03160455"/>
    </style:style>
    <style:style style:name="T2064" style:family="text">
      <style:text-properties officeooo:rsid="0316c2c0"/>
    </style:style>
    <style:style style:name="T2065" style:family="text">
      <style:text-properties officeooo:rsid="032a5743"/>
    </style:style>
    <style:style style:name="T2066" style:family="text">
      <style:text-properties officeooo:rsid="032cb8db"/>
    </style:style>
    <style:style style:name="T2067" style:family="text">
      <style:text-properties officeooo:rsid="032e7cc5"/>
    </style:style>
    <style:style style:name="T2068" style:family="text">
      <style:text-properties officeooo:rsid="032f45b6"/>
    </style:style>
    <style:style style:name="T2069" style:family="text">
      <style:text-properties officeooo:rsid="032fec04"/>
    </style:style>
    <style:style style:name="T2070" style:family="text">
      <style:text-properties officeooo:rsid="03311bab"/>
    </style:style>
    <style:style style:name="T2071" style:family="text">
      <style:text-properties officeooo:rsid="0332f1b4"/>
    </style:style>
    <style:style style:name="T2072" style:family="text">
      <style:text-properties officeooo:rsid="0354b017"/>
    </style:style>
    <style:style style:name="T2073" style:family="text">
      <style:text-properties officeooo:rsid="03552621"/>
    </style:style>
    <style:style style:name="T2074" style:family="text">
      <style:text-properties officeooo:rsid="0356c4b1"/>
    </style:style>
    <style:style style:name="T2075" style:family="text">
      <style:text-properties officeooo:rsid="03586f5a"/>
    </style:style>
    <style:style style:name="T2076" style:family="text">
      <style:text-properties officeooo:rsid="035a6496"/>
    </style:style>
    <style:style style:name="T2077" style:family="text">
      <style:text-properties officeooo:rsid="035ab703"/>
    </style:style>
    <style:style style:name="T2078" style:family="text">
      <style:text-properties officeooo:rsid="035c7eff"/>
    </style:style>
    <style:style style:name="T2079" style:family="text">
      <style:text-properties officeooo:rsid="035d28cc"/>
    </style:style>
    <style:style style:name="T2080" style:family="text">
      <style:text-properties officeooo:rsid="035ea8ee"/>
    </style:style>
    <style:style style:name="T2081" style:family="text">
      <style:text-properties officeooo:rsid="035ee159"/>
    </style:style>
    <style:style style:name="T2082" style:family="text">
      <style:text-properties officeooo:rsid="0360db90"/>
    </style:style>
    <style:style style:name="T2083" style:family="text">
      <style:text-properties officeooo:rsid="03612f85"/>
    </style:style>
    <style:style style:name="T2084" style:family="text">
      <style:text-properties officeooo:rsid="036287f4"/>
    </style:style>
    <style:style style:name="T2085" style:family="text">
      <style:text-properties officeooo:rsid="03649a56"/>
    </style:style>
    <style:style style:name="T2086" style:family="text">
      <style:text-properties officeooo:rsid="0365706e"/>
    </style:style>
    <style:style style:name="T2087" style:family="text">
      <style:text-properties officeooo:rsid="0365caa8"/>
    </style:style>
    <style:style style:name="T2088" style:family="text">
      <style:text-properties officeooo:rsid="03679b08"/>
    </style:style>
    <style:style style:name="T2089" style:family="text">
      <style:text-properties officeooo:rsid="036c2c5d"/>
    </style:style>
    <style:style style:name="T2090" style:family="text">
      <style:text-properties officeooo:rsid="036caf1a"/>
    </style:style>
    <style:style style:name="T2091" style:family="text">
      <style:text-properties officeooo:rsid="036e1693"/>
    </style:style>
    <style:style style:name="T2092" style:family="text">
      <style:text-properties officeooo:rsid="036f0cdb"/>
    </style:style>
    <style:style style:name="T2093" style:family="text">
      <style:text-properties officeooo:rsid="0371044a"/>
    </style:style>
    <style:style style:name="T2094" style:family="text">
      <style:text-properties officeooo:rsid="03724308"/>
    </style:style>
    <style:style style:name="T2095" style:family="text">
      <style:text-properties officeooo:rsid="0372b458"/>
    </style:style>
    <style:style style:name="T2096" style:family="text">
      <style:text-properties officeooo:rsid="0374a144"/>
    </style:style>
    <style:style style:name="T2097" style:family="text">
      <style:text-properties officeooo:rsid="0374cce5"/>
    </style:style>
    <style:style style:name="T2098" style:family="text">
      <style:text-properties officeooo:rsid="0375dfa1"/>
    </style:style>
    <style:style style:name="T2099" style:family="text">
      <style:text-properties officeooo:rsid="037742c5"/>
    </style:style>
    <style:style style:name="T2100" style:family="text">
      <style:text-properties officeooo:rsid="037863f3"/>
    </style:style>
    <style:style style:name="T2101" style:family="text">
      <style:text-properties officeooo:rsid="03795bec"/>
    </style:style>
    <style:style style:name="T2102" style:family="text">
      <style:text-properties officeooo:rsid="037adf2b"/>
    </style:style>
    <style:style style:name="T2103" style:family="text">
      <style:text-properties officeooo:rsid="037c8bea"/>
    </style:style>
    <style:style style:name="T2104" style:family="text">
      <style:text-properties officeooo:rsid="037cbede"/>
    </style:style>
    <style:style style:name="T2105" style:family="text">
      <style:text-properties officeooo:rsid="037d3ca6"/>
    </style:style>
    <style:style style:name="T2106" style:family="text">
      <style:text-properties officeooo:rsid="037da1d6"/>
    </style:style>
    <style:style style:name="T2107" style:family="text">
      <style:text-properties officeooo:rsid="037edf8c"/>
    </style:style>
    <style:style style:name="T2108" style:family="text">
      <style:text-properties officeooo:rsid="037f5ac2"/>
    </style:style>
    <style:style style:name="T2109" style:family="text">
      <style:text-properties officeooo:rsid="03811a82"/>
    </style:style>
    <style:style style:name="T2110" style:family="text">
      <style:text-properties officeooo:rsid="0382f7b5"/>
    </style:style>
    <style:style style:name="T2111" style:family="text">
      <style:text-properties officeooo:rsid="0383866c"/>
    </style:style>
    <style:style style:name="T2112" style:family="text">
      <style:text-properties officeooo:rsid="0384d4c5"/>
    </style:style>
    <style:style style:name="T2113" style:family="text">
      <style:text-properties officeooo:rsid="03858045"/>
    </style:style>
    <style:style style:name="T2114" style:family="text">
      <style:text-properties officeooo:rsid="038765ea"/>
    </style:style>
    <style:style style:name="T2115" style:family="text">
      <style:text-properties officeooo:rsid="03887472"/>
    </style:style>
    <style:style style:name="T2116" style:family="text">
      <style:text-properties officeooo:rsid="03897b8f"/>
    </style:style>
    <style:style style:name="T2117" style:family="text">
      <style:text-properties officeooo:rsid="0389ed58"/>
    </style:style>
    <style:style style:name="T2118" style:family="text">
      <style:text-properties officeooo:rsid="038ac026"/>
    </style:style>
    <style:style style:name="T2119" style:family="text">
      <style:text-properties officeooo:rsid="038c515b"/>
    </style:style>
    <style:style style:name="T2120" style:family="text">
      <style:text-properties officeooo:rsid="038de198"/>
    </style:style>
    <style:style style:name="T2121" style:family="text">
      <style:text-properties officeooo:rsid="038f140b"/>
    </style:style>
    <style:style style:name="T2122" style:family="text">
      <style:text-properties officeooo:rsid="0390794c"/>
    </style:style>
    <style:style style:name="T2123" style:family="text">
      <style:text-properties officeooo:rsid="03915c3a"/>
    </style:style>
    <style:style style:name="T2124" style:family="text">
      <style:text-properties officeooo:rsid="03923a35"/>
    </style:style>
    <style:style style:name="T2125" style:family="text">
      <style:text-properties officeooo:rsid="039300c7"/>
    </style:style>
    <style:style style:name="T2126" style:family="text">
      <style:text-properties officeooo:rsid="0393b18d"/>
    </style:style>
    <style:style style:name="T2127" style:family="text">
      <style:text-properties officeooo:rsid="0394d1bc"/>
    </style:style>
    <style:style style:name="T2128" style:family="text">
      <style:text-properties officeooo:rsid="0395c398"/>
    </style:style>
    <style:style style:name="T2129" style:family="text">
      <style:text-properties officeooo:rsid="03968052"/>
    </style:style>
    <style:style style:name="T2130" style:family="text">
      <style:text-properties officeooo:rsid="03971dbb"/>
    </style:style>
    <style:style style:name="T2131" style:family="text">
      <style:text-properties officeooo:rsid="03973977"/>
    </style:style>
    <style:style style:name="T2132" style:family="text">
      <style:text-properties officeooo:rsid="057ce4af"/>
    </style:style>
    <style:style style:name="T2133" style:family="text">
      <style:text-properties officeooo:rsid="057e77ea"/>
    </style:style>
    <style:style style:name="T2134" style:family="text">
      <style:text-properties officeooo:rsid="058b97be"/>
    </style:style>
    <style:style style:name="T2135" style:family="text">
      <style:text-properties officeooo:rsid="058bec21"/>
    </style:style>
    <style:style style:name="T2136" style:family="text">
      <style:text-properties officeooo:rsid="058db616"/>
    </style:style>
    <style:style style:name="T2137" style:family="text">
      <style:text-properties officeooo:rsid="058fa3f6"/>
    </style:style>
    <style:style style:name="T2138" style:family="text">
      <style:text-properties officeooo:rsid="0590674e"/>
    </style:style>
    <style:style style:name="T2139" style:family="text">
      <style:text-properties officeooo:rsid="0590fc79"/>
    </style:style>
    <style:style style:name="T2140" style:family="text">
      <style:text-properties officeooo:rsid="0592a7a6"/>
    </style:style>
    <style:style style:name="T2141" style:family="text">
      <style:text-properties officeooo:rsid="05940e7e"/>
    </style:style>
    <style:style style:name="T2142" style:family="text">
      <style:text-properties officeooo:rsid="0594d624"/>
    </style:style>
    <style:style style:name="T2143" style:family="text">
      <style:text-properties officeooo:rsid="0596b4a8"/>
    </style:style>
    <style:style style:name="T2144" style:family="text">
      <style:text-properties officeooo:rsid="0598432d"/>
    </style:style>
    <style:style style:name="T2145" style:family="text">
      <style:text-properties officeooo:rsid="0599db5b"/>
    </style:style>
    <style:style style:name="T2146" style:family="text">
      <style:text-properties officeooo:rsid="059b22d6"/>
    </style:style>
    <style:style style:name="T2147" style:family="text">
      <style:text-properties officeooo:rsid="059c4eeb"/>
    </style:style>
    <style:style style:name="T2148" style:family="text">
      <style:text-properties officeooo:rsid="059e0516"/>
    </style:style>
    <style:style style:name="T2149" style:family="text">
      <style:text-properties officeooo:rsid="059fb6f6"/>
    </style:style>
    <style:style style:name="T2150" style:family="text">
      <style:text-properties officeooo:rsid="05a0825d"/>
    </style:style>
    <style:style style:name="T2151" style:family="text">
      <style:text-properties officeooo:rsid="05a191ca"/>
    </style:style>
    <style:style style:name="T2152" style:family="text">
      <style:text-properties officeooo:rsid="05a1cdf8"/>
    </style:style>
    <style:style style:name="T2153" style:family="text">
      <style:text-properties officeooo:rsid="05a395a3"/>
    </style:style>
    <style:style style:name="T2154" style:family="text">
      <style:text-properties officeooo:rsid="05a43f7d"/>
    </style:style>
    <style:style style:name="T2155" style:family="text">
      <style:text-properties officeooo:rsid="05a5c4b5"/>
    </style:style>
    <style:style style:name="T2156" style:family="text">
      <style:text-properties officeooo:rsid="05a5ce31"/>
    </style:style>
    <style:style style:name="T2157" style:family="text">
      <style:text-properties officeooo:rsid="05a609ed"/>
    </style:style>
    <style:style style:name="T2158" style:family="text">
      <style:text-properties officeooo:rsid="05a7596f"/>
    </style:style>
    <style:style style:name="T2159" style:family="text">
      <style:text-properties officeooo:rsid="05a8f48e"/>
    </style:style>
    <style:style style:name="T2160" style:family="text">
      <style:text-properties officeooo:rsid="05a9cf8b"/>
    </style:style>
    <style:style style:name="T2161" style:family="text">
      <style:text-properties officeooo:rsid="05ab8889"/>
    </style:style>
    <style:style style:name="T2162" style:family="text">
      <style:text-properties officeooo:rsid="05ad241a"/>
    </style:style>
    <style:style style:name="T2163" style:family="text">
      <style:text-properties officeooo:rsid="05adf7da"/>
    </style:style>
    <style:style style:name="T2164" style:family="text">
      <style:text-properties officeooo:rsid="05ae0c8c"/>
    </style:style>
    <style:style style:name="T2165" style:family="text">
      <style:text-properties officeooo:rsid="05afa1c2"/>
    </style:style>
    <style:style style:name="T2166" style:family="text">
      <style:text-properties officeooo:rsid="05b2aa57"/>
    </style:style>
    <style:style style:name="T2167" style:family="text">
      <style:text-properties officeooo:rsid="05b45067"/>
    </style:style>
    <style:style style:name="T2168" style:family="text">
      <style:text-properties officeooo:rsid="05b4f587"/>
    </style:style>
    <style:style style:name="T2169" style:family="text">
      <style:text-properties officeooo:rsid="05b5caff"/>
    </style:style>
    <style:style style:name="T2170" style:family="text">
      <style:text-properties officeooo:rsid="05b61ffc"/>
    </style:style>
    <style:style style:name="T2171" style:family="text">
      <style:text-properties officeooo:rsid="05b73732"/>
    </style:style>
    <style:style style:name="T2172" style:family="text">
      <style:text-properties officeooo:rsid="05b8754e"/>
    </style:style>
    <style:style style:name="T2173" style:family="text">
      <style:text-properties officeooo:rsid="05b9c90f"/>
    </style:style>
    <style:style style:name="T2174" style:family="text">
      <style:text-properties officeooo:rsid="05bb4a32"/>
    </style:style>
    <style:style style:name="T2175" style:family="text">
      <style:text-properties officeooo:rsid="05bc1bbb"/>
    </style:style>
    <style:style style:name="T2176" style:family="text">
      <style:text-properties officeooo:rsid="05bc7e14"/>
    </style:style>
    <style:style style:name="T2177" style:family="text">
      <style:text-properties officeooo:rsid="05be05b1"/>
    </style:style>
    <style:style style:name="T2178" style:family="text">
      <style:text-properties officeooo:rsid="05bf66be"/>
    </style:style>
    <style:style style:name="T2179" style:family="text">
      <style:text-properties officeooo:rsid="05c0ecf7"/>
    </style:style>
    <style:style style:name="T2180" style:family="text">
      <style:text-properties officeooo:rsid="05c185b6"/>
    </style:style>
    <style:style style:name="T2181" style:family="text">
      <style:text-properties officeooo:rsid="0618d149"/>
    </style:style>
    <style:style style:name="T2182" style:family="text">
      <style:text-properties style:font-name="Calibri" fo:font-size="10pt" fo:language="it" fo:country="IT" style:font-size-asian="10pt" style:font-size-complex="10pt"/>
    </style:style>
    <style:style style:name="T2183" style:family="text">
      <style:text-properties style:font-name="Calibri" fo:font-size="10pt" style:font-size-asian="10pt" style:font-size-complex="10pt"/>
    </style:style>
    <style:style style:name="T2184" style:family="text">
      <style:text-properties style:font-name="Calibri" fo:font-size="10pt" style:font-size-asian="10pt" style:font-size-complex="10pt" loext:padding="0cm" loext:border="none"/>
    </style:style>
    <style:style style:name="T2185" style:family="text">
      <style:text-properties style:font-name="Calibri" fo:font-size="10pt" officeooo:rsid="0957e2ab" style:font-size-asian="10pt" style:font-size-complex="10pt" loext:padding="0cm" loext:border="none"/>
    </style:style>
    <style:style style:name="T2186" style:family="text">
      <style:text-properties style:font-name="Calibri" fo:font-size="10pt" fo:font-weight="normal" style:font-size-asian="10pt" style:font-weight-asian="normal" style:font-size-complex="10pt" style:font-weight-complex="normal"/>
    </style:style>
    <style:style style:name="T2187" style:family="text">
      <style:text-properties style:font-name="Calibri" fo:font-size="10pt" fo:font-weight="normal" officeooo:rsid="0a5a1460" style:font-size-asian="10pt" style:font-weight-asian="normal" style:font-size-complex="10pt" style:font-weight-complex="normal"/>
    </style:style>
    <style:style style:name="T2188" style:family="text">
      <style:text-properties style:font-name="Calibri" fo:font-size="10pt" style:text-underline-style="solid" style:text-underline-width="auto" style:text-underline-color="font-color" fo:font-weight="normal" style:font-size-asian="10pt" style:font-weight-asian="normal" style:font-size-complex="10pt" style:font-weight-complex="normal"/>
    </style:style>
    <style:style style:name="T2189" style:family="text">
      <style:text-properties style:font-name="Calibri" fo:language="it" fo:country="IT" fo:font-weight="bold" style:font-weight-asian="bold" style:font-weight-complex="bold"/>
    </style:style>
    <style:style style:name="T2190" style:family="text">
      <style:text-properties officeooo:rsid="06246c2c"/>
    </style:style>
    <style:style style:name="T2191" style:family="text">
      <style:text-properties officeooo:rsid="0626062c"/>
    </style:style>
    <style:style style:name="T2192" style:family="text">
      <style:text-properties officeooo:rsid="0627a06a"/>
    </style:style>
    <style:style style:name="T2193" style:family="text">
      <style:text-properties officeooo:rsid="063207eb"/>
    </style:style>
    <style:style style:name="T2194" style:family="text">
      <style:text-properties officeooo:rsid="0635d32b"/>
    </style:style>
    <style:style style:name="T2195" style:family="text">
      <style:text-properties officeooo:rsid="0640963c"/>
    </style:style>
    <style:style style:name="T2196" style:family="text">
      <style:text-properties officeooo:rsid="06418ab8"/>
    </style:style>
    <style:style style:name="T2197" style:family="text">
      <style:text-properties officeooo:rsid="0641bccc"/>
    </style:style>
    <style:style style:name="T2198" style:family="text">
      <style:text-properties officeooo:rsid="0643289c"/>
    </style:style>
    <style:style style:name="T2199" style:family="text">
      <style:text-properties officeooo:rsid="0643e17e"/>
    </style:style>
    <style:style style:name="T2200" style:family="text">
      <style:text-properties officeooo:rsid="0645acda"/>
    </style:style>
    <style:style style:name="T2201" style:family="text">
      <style:text-properties officeooo:rsid="0646ab68"/>
    </style:style>
    <style:style style:name="T2202" style:family="text">
      <style:text-properties fo:font-style="normal" style:text-underline-style="solid" style:text-underline-width="auto" style:text-underline-color="font-color" officeooo:rsid="003a16a0" style:font-style-asian="normal" style:font-style-complex="normal"/>
    </style:style>
    <style:style style:name="T2203" style:family="text">
      <style:text-properties officeooo:rsid="06479749"/>
    </style:style>
    <style:style style:name="T2204" style:family="text">
      <style:text-properties officeooo:rsid="065999f6"/>
    </style:style>
    <style:style style:name="T2205" style:family="text">
      <style:text-properties officeooo:rsid="065a33af"/>
    </style:style>
    <style:style style:name="T2206" style:family="text">
      <style:text-properties officeooo:rsid="065bf85c"/>
    </style:style>
    <style:style style:name="T2207" style:family="text">
      <style:text-properties officeooo:rsid="065db0d7"/>
    </style:style>
    <style:style style:name="T2208" style:family="text">
      <style:text-properties officeooo:rsid="065e986a"/>
    </style:style>
    <style:style style:name="T2209" style:family="text">
      <style:text-properties officeooo:rsid="06606c2d"/>
    </style:style>
    <style:style style:name="T2210" style:family="text">
      <style:text-properties officeooo:rsid="0660bbbb"/>
    </style:style>
    <style:style style:name="T2211" style:family="text">
      <style:text-properties officeooo:rsid="0662ae80"/>
    </style:style>
    <style:style style:name="T2212" style:family="text">
      <style:text-properties officeooo:rsid="06631b93"/>
    </style:style>
    <style:style style:name="T2213" style:family="text">
      <style:text-properties officeooo:rsid="06642756"/>
    </style:style>
    <style:style style:name="T2214" style:family="text">
      <style:text-properties officeooo:rsid="066492a5"/>
    </style:style>
    <style:style style:name="T2215" style:family="text">
      <style:text-properties officeooo:rsid="06657688"/>
    </style:style>
    <style:style style:name="T2216" style:family="text">
      <style:text-properties officeooo:rsid="066703ae"/>
    </style:style>
    <style:style style:name="T2217" style:family="text">
      <style:text-properties officeooo:rsid="06685398"/>
    </style:style>
    <style:style style:name="T2218" style:family="text">
      <style:text-properties officeooo:rsid="066a332e"/>
    </style:style>
    <style:style style:name="T2219" style:family="text">
      <style:text-properties officeooo:rsid="066b9750"/>
    </style:style>
    <style:style style:name="T2220" style:family="text">
      <style:text-properties officeooo:rsid="066d393a"/>
    </style:style>
    <style:style style:name="T2221" style:family="text">
      <style:text-properties officeooo:rsid="066ea879"/>
    </style:style>
    <style:style style:name="T2222" style:family="text">
      <style:text-properties officeooo:rsid="0670239a"/>
    </style:style>
    <style:style style:name="T2223" style:family="text">
      <style:text-properties officeooo:rsid="0671d38f"/>
    </style:style>
    <style:style style:name="T2224" style:family="text">
      <style:text-properties officeooo:rsid="0672862c"/>
    </style:style>
    <style:style style:name="T2225" style:family="text">
      <style:text-properties officeooo:rsid="0672dd89"/>
    </style:style>
    <style:style style:name="T2226" style:family="text">
      <style:text-properties officeooo:rsid="067351eb"/>
    </style:style>
    <style:style style:name="T2227" style:family="text">
      <style:text-properties officeooo:rsid="0674f735"/>
    </style:style>
    <style:style style:name="T2228" style:family="text">
      <style:text-properties officeooo:rsid="0677e2c2"/>
    </style:style>
    <style:style style:name="T2229" style:family="text">
      <style:text-properties officeooo:rsid="0678e69e"/>
    </style:style>
    <style:style style:name="T2230" style:family="text">
      <style:text-properties officeooo:rsid="067a8b2f"/>
    </style:style>
    <style:style style:name="T2231" style:family="text">
      <style:text-properties officeooo:rsid="06fde6e3"/>
    </style:style>
    <style:style style:name="T2232" style:family="text">
      <style:text-properties officeooo:rsid="06fe0f5e"/>
    </style:style>
    <style:style style:name="T2233" style:family="text">
      <style:text-properties officeooo:rsid="06fe634a"/>
    </style:style>
    <style:style style:name="T2234" style:family="text">
      <style:text-properties officeooo:rsid="06fec062"/>
    </style:style>
    <style:style style:name="T2235" style:family="text">
      <style:text-properties officeooo:rsid="06ff0fa4"/>
    </style:style>
    <style:style style:name="T2236" style:family="text">
      <style:text-properties officeooo:rsid="06ffb86c"/>
    </style:style>
    <style:style style:name="T2237" style:family="text">
      <style:text-properties officeooo:rsid="07005827"/>
    </style:style>
    <style:style style:name="T2238" style:family="text">
      <style:text-properties officeooo:rsid="0703a7a3"/>
    </style:style>
    <style:style style:name="T2239" style:family="text">
      <style:text-properties officeooo:rsid="070539b9"/>
    </style:style>
    <style:style style:name="T2240" style:family="text">
      <style:text-properties officeooo:rsid="070714f0"/>
    </style:style>
    <style:style style:name="T2241" style:family="text">
      <style:text-properties officeooo:rsid="070737a3"/>
    </style:style>
    <style:style style:name="T2242" style:family="text">
      <style:text-properties officeooo:rsid="07090f34"/>
    </style:style>
    <style:style style:name="T2243" style:family="text">
      <style:text-properties officeooo:rsid="0709efe2"/>
    </style:style>
    <style:style style:name="T2244" style:family="text">
      <style:text-properties officeooo:rsid="070b5cf6"/>
    </style:style>
    <style:style style:name="T2245" style:family="text">
      <style:text-properties officeooo:rsid="070cbb7f"/>
    </style:style>
    <style:style style:name="T2246" style:family="text">
      <style:text-properties officeooo:rsid="070e226f"/>
    </style:style>
    <style:style style:name="T2247" style:family="text">
      <style:text-properties officeooo:rsid="070f32a7"/>
    </style:style>
    <style:style style:name="T2248" style:family="text">
      <style:text-properties officeooo:rsid="0710c9d7"/>
    </style:style>
    <style:style style:name="T2249" style:family="text">
      <style:text-properties officeooo:rsid="0711f170"/>
    </style:style>
    <style:style style:name="T2250" style:family="text">
      <style:text-properties officeooo:rsid="07120f62"/>
    </style:style>
    <style:style style:name="T2251" style:family="text">
      <style:text-properties officeooo:rsid="0712806a"/>
    </style:style>
    <style:style style:name="T2252" style:family="text">
      <style:text-properties officeooo:rsid="071408c5"/>
    </style:style>
    <style:style style:name="T2253" style:family="text">
      <style:text-properties officeooo:rsid="0726f381"/>
    </style:style>
    <style:style style:name="T2254" style:family="text">
      <style:text-properties fo:language="it" fo:country="IT"/>
    </style:style>
    <style:style style:name="T2255" style:family="text">
      <style:text-properties fo:language="it" fo:country="IT" officeooo:rsid="0a53d231"/>
    </style:style>
    <style:style style:name="T2256" style:family="text">
      <style:text-properties fo:font-size="10pt" fo:language="it" fo:country="IT" style:font-size-asian="10pt" style:font-size-complex="10pt"/>
    </style:style>
    <style:style style:name="T2257" style:family="text">
      <style:text-properties fo:font-size="10pt" fo:language="it" fo:country="IT" officeooo:rsid="08dc9efe" style:font-size-asian="10pt" style:font-size-complex="10pt"/>
    </style:style>
    <style:style style:name="T2258" style:family="text">
      <style:text-properties fo:font-size="10pt" fo:language="it" fo:country="IT" officeooo:rsid="08f7cf64" style:font-size-asian="10pt" style:font-size-complex="10pt"/>
    </style:style>
    <style:style style:name="T2259" style:family="text">
      <style:text-properties fo:font-size="10pt" fo:language="it" fo:country="IT" officeooo:rsid="0915c565" style:font-size-asian="10pt" style:font-size-complex="10pt"/>
    </style:style>
    <style:style style:name="T2260" style:family="text">
      <style:text-properties fo:font-size="10pt" fo:language="it" fo:country="IT" officeooo:rsid="0a44ef67" style:font-size-asian="10pt" style:font-size-complex="10pt"/>
    </style:style>
    <style:style style:name="T2261" style:family="text">
      <style:text-properties fo:font-size="10pt" fo:language="it" fo:country="IT" officeooo:rsid="0a535e89" style:font-size-asian="10pt" style:font-size-complex="10pt"/>
    </style:style>
    <style:style style:name="T2262" style:family="text">
      <style:text-properties fo:font-size="10pt" fo:language="it" fo:country="IT" style:text-underline-style="none" officeooo:rsid="0a4b1678" style:font-size-asian="10pt" style:font-size-complex="10pt"/>
    </style:style>
    <style:style style:name="T2263" style:family="text">
      <style:text-properties fo:font-size="10pt" fo:language="it" fo:country="IT" style:text-underline-style="none" officeooo:rsid="0a4d2297" style:font-size-asian="10pt" style:font-size-complex="10pt"/>
    </style:style>
    <style:style style:name="T2264" style:family="text">
      <style:text-properties fo:font-size="10pt" style:font-size-asian="10pt" style:font-size-complex="10pt"/>
    </style:style>
    <style:style style:name="T2265" style:family="text">
      <style:text-properties fo:font-size="10pt" style:text-underline-style="none" officeooo:rsid="0a4b1678" style:font-size-asian="10pt" style:font-size-complex="10pt"/>
    </style:style>
    <style:style style:name="T2266" style:family="text">
      <style:text-properties fo:font-size="10pt" style:text-underline-style="none" officeooo:rsid="0a4e1599" style:font-size-asian="10pt" style:font-size-complex="10pt"/>
    </style:style>
    <style:style style:name="T2267" style:family="text">
      <style:text-properties fo:font-size="10pt" style:text-underline-style="none" officeooo:rsid="0a4fe708" style:font-size-asian="10pt" style:font-size-complex="10pt"/>
    </style:style>
    <style:style style:name="T2268" style:family="text">
      <style:text-properties officeooo:rsid="08f60350"/>
    </style:style>
    <style:style style:name="T2269" style:family="text">
      <style:text-properties officeooo:rsid="08f83421"/>
    </style:style>
    <style:style style:name="T2270" style:family="text">
      <style:text-properties officeooo:rsid="08ff6b92"/>
    </style:style>
    <style:style style:name="T2271" style:family="text">
      <style:text-properties officeooo:rsid="0902e237"/>
    </style:style>
    <style:style style:name="T2272" style:family="text">
      <style:text-properties officeooo:rsid="0903fa4c"/>
    </style:style>
    <style:style style:name="T2273" style:family="text">
      <style:text-properties officeooo:rsid="0904b443"/>
    </style:style>
    <style:style style:name="T2274" style:family="text">
      <style:text-properties officeooo:rsid="09050b51"/>
    </style:style>
    <style:style style:name="T2275" style:family="text">
      <style:text-properties officeooo:rsid="09070d6b"/>
    </style:style>
    <style:style style:name="T2276" style:family="text">
      <style:text-properties officeooo:rsid="0908e617"/>
    </style:style>
    <style:style style:name="T2277" style:family="text">
      <style:text-properties officeooo:rsid="09095018"/>
    </style:style>
    <style:style style:name="T2278" style:family="text">
      <style:text-properties officeooo:rsid="09096bef"/>
    </style:style>
    <style:style style:name="T2279" style:family="text">
      <style:text-properties officeooo:rsid="090b2364"/>
    </style:style>
    <style:style style:name="T2280" style:family="text">
      <style:text-properties officeooo:rsid="090b3e46"/>
    </style:style>
    <style:style style:name="T2281" style:family="text">
      <style:text-properties officeooo:rsid="090e3728"/>
    </style:style>
    <style:style style:name="T2282" style:family="text">
      <style:text-properties officeooo:rsid="090e4bbe"/>
    </style:style>
    <style:style style:name="T2283" style:family="text">
      <style:text-properties officeooo:rsid="090fd376"/>
    </style:style>
    <style:style style:name="T2284" style:family="text">
      <style:text-properties officeooo:rsid="091220b1"/>
    </style:style>
    <style:style style:name="T2285" style:family="text">
      <style:text-properties officeooo:rsid="0913fb4f"/>
    </style:style>
    <style:style style:name="T2286" style:family="text">
      <style:text-properties officeooo:rsid="0919d135"/>
    </style:style>
    <style:style style:name="T2287" style:family="text">
      <style:text-properties officeooo:rsid="091c9bf7"/>
    </style:style>
    <style:style style:name="T2288" style:family="text">
      <style:text-properties officeooo:rsid="09207463"/>
    </style:style>
    <style:style style:name="T2289" style:family="text">
      <style:text-properties officeooo:rsid="0922c932"/>
    </style:style>
    <style:style style:name="T2290" style:family="text">
      <style:text-properties officeooo:rsid="0924b109"/>
    </style:style>
    <style:style style:name="T2291" style:family="text">
      <style:text-properties officeooo:rsid="09254b13"/>
    </style:style>
    <style:style style:name="T2292" style:family="text">
      <style:text-properties officeooo:rsid="092e5f02"/>
    </style:style>
    <style:style style:name="T2293" style:family="text">
      <style:text-properties officeooo:rsid="09385fe5"/>
    </style:style>
    <style:style style:name="T2294" style:family="text">
      <style:text-properties officeooo:rsid="09424270"/>
    </style:style>
    <style:style style:name="T2295" style:family="text">
      <style:text-properties officeooo:rsid="09482f12"/>
    </style:style>
    <style:style style:name="T2296" style:family="text">
      <style:text-properties officeooo:rsid="094bafa8"/>
    </style:style>
    <style:style style:name="T2297" style:family="text">
      <style:text-properties officeooo:rsid="095d78f0"/>
    </style:style>
    <style:style style:name="T2298" style:family="text">
      <style:text-properties officeooo:rsid="095f0960"/>
    </style:style>
    <style:style style:name="T2299" style:family="text">
      <style:text-properties officeooo:rsid="09606532"/>
    </style:style>
    <style:style style:name="T2300" style:family="text">
      <style:text-properties officeooo:rsid="096075b7"/>
    </style:style>
    <style:style style:name="T2301" style:family="text">
      <style:text-properties officeooo:rsid="0960ec49"/>
    </style:style>
    <style:style style:name="T2302" style:family="text">
      <style:text-properties officeooo:rsid="09616f33"/>
    </style:style>
    <style:style style:name="T2303" style:family="text">
      <style:text-properties officeooo:rsid="0962f476"/>
    </style:style>
    <style:style style:name="T2304" style:family="text">
      <style:text-properties officeooo:rsid="0963ddbb"/>
    </style:style>
    <style:style style:name="T2305" style:family="text">
      <style:text-properties officeooo:rsid="09643836"/>
    </style:style>
    <style:style style:name="T2306" style:family="text">
      <style:text-properties style:font-name="Calibri2" officeooo:rsid="09643836"/>
    </style:style>
    <style:style style:name="T2307" style:family="text">
      <style:text-properties style:font-name="Calibri2" officeooo:rsid="096a0623"/>
    </style:style>
    <style:style style:name="T2308" style:family="text">
      <style:text-properties style:font-name="Calibri2" officeooo:rsid="099e86f5"/>
    </style:style>
    <style:style style:name="T2309" style:family="text">
      <style:text-properties style:font-name="Calibri2" officeooo:rsid="09a03bce"/>
    </style:style>
    <style:style style:name="T2310" style:family="text">
      <style:text-properties officeooo:rsid="0965952e"/>
    </style:style>
    <style:style style:name="T2311" style:family="text">
      <style:text-properties officeooo:rsid="0965f1e0"/>
    </style:style>
    <style:style style:name="T2312" style:family="text">
      <style:text-properties officeooo:rsid="0966c2ca"/>
    </style:style>
    <style:style style:name="T2313" style:family="text">
      <style:text-properties officeooo:rsid="09679945"/>
    </style:style>
    <style:style style:name="T2314" style:family="text">
      <style:text-properties officeooo:rsid="0967a3e1"/>
    </style:style>
    <style:style style:name="T2315" style:family="text">
      <style:text-properties officeooo:rsid="096863c6"/>
    </style:style>
    <style:style style:name="T2316" style:family="text">
      <style:text-properties officeooo:rsid="096a0623"/>
    </style:style>
    <style:style style:name="T2317" style:family="text">
      <style:text-properties officeooo:rsid="096a3cc5"/>
    </style:style>
    <style:style style:name="T2318" style:family="text">
      <style:text-properties officeooo:rsid="096ba0d9"/>
    </style:style>
    <style:style style:name="T2319" style:family="text">
      <style:text-properties officeooo:rsid="096c30de"/>
    </style:style>
    <style:style style:name="T2320" style:family="text">
      <style:text-properties officeooo:rsid="096cfe40"/>
    </style:style>
    <style:style style:name="T2321" style:family="text">
      <style:text-properties officeooo:rsid="096d1534"/>
    </style:style>
    <style:style style:name="T2322" style:family="text">
      <style:text-properties officeooo:rsid="096d207a"/>
    </style:style>
    <style:style style:name="T2323" style:family="text">
      <style:text-properties officeooo:rsid="096e89ee"/>
    </style:style>
    <style:style style:name="T2324" style:family="text">
      <style:text-properties officeooo:rsid="096edf0b"/>
    </style:style>
    <style:style style:name="T2325" style:family="text">
      <style:text-properties officeooo:rsid="096f8029"/>
    </style:style>
    <style:style style:name="T2326" style:family="text">
      <style:text-properties officeooo:rsid="0970808d"/>
    </style:style>
    <style:style style:name="T2327" style:family="text">
      <style:text-properties officeooo:rsid="0971fec3"/>
    </style:style>
    <style:style style:name="T2328" style:family="text">
      <style:text-properties officeooo:rsid="097281c9"/>
    </style:style>
    <style:style style:name="T2329" style:family="text">
      <style:text-properties officeooo:rsid="09741cf5"/>
    </style:style>
    <style:style style:name="T2330" style:family="text">
      <style:text-properties officeooo:rsid="09755591"/>
    </style:style>
    <style:style style:name="T2331" style:family="text">
      <style:text-properties officeooo:rsid="097585fe"/>
    </style:style>
    <style:style style:name="T2332" style:family="text">
      <style:text-properties officeooo:rsid="0976599d"/>
    </style:style>
    <style:style style:name="T2333" style:family="text">
      <style:text-properties officeooo:rsid="0976c467"/>
    </style:style>
    <style:style style:name="T2334" style:family="text">
      <style:text-properties officeooo:rsid="09774fa0"/>
    </style:style>
    <style:style style:name="T2335" style:family="text">
      <style:text-properties officeooo:rsid="0978fba1"/>
    </style:style>
    <style:style style:name="T2336" style:family="text">
      <style:text-properties officeooo:rsid="097c25c7"/>
    </style:style>
    <style:style style:name="T2337" style:family="text">
      <style:text-properties officeooo:rsid="097e1f3e"/>
    </style:style>
    <style:style style:name="T2338" style:family="text">
      <style:text-properties officeooo:rsid="097e9b1c"/>
    </style:style>
    <style:style style:name="T2339" style:family="text">
      <style:text-properties officeooo:rsid="097f1d6c"/>
    </style:style>
    <style:style style:name="T2340" style:family="text">
      <style:text-properties officeooo:rsid="097faa74"/>
    </style:style>
    <style:style style:name="T2341" style:family="text">
      <style:text-properties officeooo:rsid="0981b982"/>
    </style:style>
    <style:style style:name="T2342" style:family="text">
      <style:text-properties officeooo:rsid="0982cfba"/>
    </style:style>
    <style:style style:name="T2343" style:family="text">
      <style:text-properties officeooo:rsid="0983e8d2"/>
    </style:style>
    <style:style style:name="T2344" style:family="text">
      <style:text-properties officeooo:rsid="09845429"/>
    </style:style>
    <style:style style:name="T2345" style:family="text">
      <style:text-properties officeooo:rsid="09867c24"/>
    </style:style>
    <style:style style:name="T2346" style:family="text">
      <style:text-properties officeooo:rsid="09884961"/>
    </style:style>
    <style:style style:name="T2347" style:family="text">
      <style:text-properties officeooo:rsid="09888928"/>
    </style:style>
    <style:style style:name="T2348" style:family="text">
      <style:text-properties officeooo:rsid="098a4c1f"/>
    </style:style>
    <style:style style:name="T2349" style:family="text">
      <style:text-properties officeooo:rsid="098be0ed"/>
    </style:style>
    <style:style style:name="T2350" style:family="text">
      <style:text-properties officeooo:rsid="098d5f1a"/>
    </style:style>
    <style:style style:name="T2351" style:family="text">
      <style:text-properties officeooo:rsid="098f1f13"/>
    </style:style>
    <style:style style:name="T2352" style:family="text">
      <style:text-properties officeooo:rsid="09910bd7"/>
    </style:style>
    <style:style style:name="T2353" style:family="text">
      <style:text-properties officeooo:rsid="09927d62"/>
    </style:style>
    <style:style style:name="T2354" style:family="text">
      <style:text-properties officeooo:rsid="0993046a"/>
    </style:style>
    <style:style style:name="T2355" style:family="text">
      <style:text-properties officeooo:rsid="099394cb"/>
    </style:style>
    <style:style style:name="T2356" style:family="text">
      <style:text-properties officeooo:rsid="09941809"/>
    </style:style>
    <style:style style:name="T2357" style:family="text">
      <style:text-properties officeooo:rsid="0994cbbb"/>
    </style:style>
    <style:style style:name="T2358" style:family="text">
      <style:text-properties officeooo:rsid="099553f2"/>
    </style:style>
    <style:style style:name="T2359" style:family="text">
      <style:text-properties officeooo:rsid="0996549e"/>
    </style:style>
    <style:style style:name="T2360" style:family="text">
      <style:text-properties officeooo:rsid="099801ab"/>
    </style:style>
    <style:style style:name="T2361" style:family="text">
      <style:text-properties officeooo:rsid="09995c47"/>
    </style:style>
    <style:style style:name="T2362" style:family="text">
      <style:text-properties officeooo:rsid="099b56bd"/>
    </style:style>
    <style:style style:name="T2363" style:family="text">
      <style:text-properties officeooo:rsid="099b6f0f"/>
    </style:style>
    <style:style style:name="T2364" style:family="text">
      <style:text-properties officeooo:rsid="099c77c7"/>
    </style:style>
    <style:style style:name="T2365" style:family="text">
      <style:text-properties officeooo:rsid="099e59bb"/>
    </style:style>
    <style:style style:name="T2366" style:family="text">
      <style:text-properties officeooo:rsid="099e86f5"/>
    </style:style>
    <style:style style:name="T2367" style:family="text">
      <style:text-properties officeooo:rsid="09a0d5b2"/>
    </style:style>
    <style:style style:name="T2368" style:family="text">
      <style:text-properties officeooo:rsid="09a2b235"/>
    </style:style>
    <style:style style:name="T2369" style:family="text">
      <style:text-properties officeooo:rsid="09a4a666"/>
    </style:style>
    <style:style style:name="T2370" style:family="text">
      <style:text-properties officeooo:rsid="09a6709f"/>
    </style:style>
    <style:style style:name="T2371" style:family="text">
      <style:text-properties officeooo:rsid="09a82a90"/>
    </style:style>
    <style:style style:name="T2372" style:family="text">
      <style:text-properties officeooo:rsid="09a94582"/>
    </style:style>
    <style:style style:name="T2373" style:family="text">
      <style:text-properties officeooo:rsid="09aaaeff"/>
    </style:style>
    <style:style style:name="T2374" style:family="text">
      <style:text-properties officeooo:rsid="09ab9cab"/>
    </style:style>
    <style:style style:name="T2375" style:family="text">
      <style:text-properties officeooo:rsid="09ad1678"/>
    </style:style>
    <style:style style:name="T2376" style:family="text">
      <style:text-properties officeooo:rsid="09ae5d39"/>
    </style:style>
    <style:style style:name="T2377" style:family="text">
      <style:text-properties officeooo:rsid="09ae827e"/>
    </style:style>
    <style:style style:name="T2378" style:family="text">
      <style:text-properties officeooo:rsid="09afea1c"/>
    </style:style>
    <style:style style:name="T2379" style:family="text">
      <style:text-properties officeooo:rsid="09b0fa84"/>
    </style:style>
    <style:style style:name="T2380" style:family="text">
      <style:text-properties officeooo:rsid="09b300b4"/>
    </style:style>
    <style:style style:name="T2381" style:family="text">
      <style:text-properties officeooo:rsid="09b40ec1"/>
    </style:style>
    <style:style style:name="T2382" style:family="text">
      <style:text-properties officeooo:rsid="09b5fb47"/>
    </style:style>
    <style:style style:name="T2383" style:family="text">
      <style:text-properties officeooo:rsid="09b7b5ad"/>
    </style:style>
    <style:style style:name="T2384" style:family="text">
      <style:text-properties officeooo:rsid="09b808fc"/>
    </style:style>
    <style:style style:name="T2385" style:family="text">
      <style:text-properties officeooo:rsid="09b8c25e"/>
    </style:style>
    <style:style style:name="T2386" style:family="text">
      <style:text-properties officeooo:rsid="09b8f04e"/>
    </style:style>
    <style:style style:name="T2387" style:family="text">
      <style:text-properties officeooo:rsid="09bacae6"/>
    </style:style>
    <style:style style:name="T2388" style:family="text">
      <style:text-properties officeooo:rsid="09bcba09"/>
    </style:style>
    <style:style style:name="T2389" style:family="text">
      <style:text-properties officeooo:rsid="09bcf423"/>
    </style:style>
    <style:style style:name="T2390" style:family="text">
      <style:text-properties officeooo:rsid="09bfdd71"/>
    </style:style>
    <style:style style:name="T2391" style:family="text">
      <style:text-properties officeooo:rsid="09c1c84d"/>
    </style:style>
    <style:style style:name="T2392" style:family="text">
      <style:text-properties officeooo:rsid="09c30ce2"/>
    </style:style>
    <style:style style:name="T2393" style:family="text">
      <style:text-properties officeooo:rsid="09c478e3"/>
    </style:style>
    <style:style style:name="T2394" style:family="text">
      <style:text-properties officeooo:rsid="09c52fa9"/>
    </style:style>
    <style:style style:name="T2395" style:family="text">
      <style:text-properties officeooo:rsid="09c66260"/>
    </style:style>
    <style:style style:name="T2396" style:family="text">
      <style:text-properties officeooo:rsid="09c74adc"/>
    </style:style>
    <style:style style:name="T2397" style:family="text">
      <style:text-properties officeooo:rsid="09c7f7a5"/>
    </style:style>
    <style:style style:name="T2398" style:family="text">
      <style:text-properties officeooo:rsid="09c8cbd7"/>
    </style:style>
    <style:style style:name="T2399" style:family="text">
      <style:text-properties officeooo:rsid="09cac268"/>
    </style:style>
    <style:style style:name="T2400" style:family="text">
      <style:text-properties officeooo:rsid="09cca3c2"/>
    </style:style>
    <style:style style:name="T2401" style:family="text">
      <style:text-properties officeooo:rsid="09cd7f09"/>
    </style:style>
    <style:style style:name="T2402" style:family="text">
      <style:text-properties officeooo:rsid="09cedc2b"/>
    </style:style>
    <style:style style:name="T2403" style:family="text">
      <style:text-properties officeooo:rsid="09cfabdc"/>
    </style:style>
    <style:style style:name="T2404" style:family="text">
      <style:text-properties officeooo:rsid="09d0ab68"/>
    </style:style>
    <style:style style:name="T2405" style:family="text">
      <style:text-properties officeooo:rsid="09d10eb1"/>
    </style:style>
    <style:style style:name="T2406" style:family="text">
      <style:text-properties officeooo:rsid="09d19cd7"/>
    </style:style>
    <style:style style:name="T2407" style:family="text">
      <style:text-properties officeooo:rsid="09d28ff9"/>
    </style:style>
    <style:style style:name="T2408" style:family="text">
      <style:text-properties officeooo:rsid="09d48bce"/>
    </style:style>
    <style:style style:name="T2409" style:family="text">
      <style:text-properties officeooo:rsid="09d66c57"/>
    </style:style>
    <style:style style:name="T2410" style:family="text">
      <style:text-properties officeooo:rsid="09d6a23f"/>
    </style:style>
    <style:style style:name="T2411" style:family="text">
      <style:text-properties officeooo:rsid="09d6cd1c"/>
    </style:style>
    <style:style style:name="T2412" style:family="text">
      <style:text-properties officeooo:rsid="09d7930d"/>
    </style:style>
    <style:style style:name="T2413" style:family="text">
      <style:text-properties officeooo:rsid="09d87a85"/>
    </style:style>
    <style:style style:name="T2414" style:family="text">
      <style:text-properties officeooo:rsid="09d8d775"/>
    </style:style>
    <style:style style:name="T2415" style:family="text">
      <style:text-properties officeooo:rsid="09da110e"/>
    </style:style>
    <style:style style:name="T2416" style:family="text">
      <style:text-properties officeooo:rsid="09da3056"/>
    </style:style>
    <style:style style:name="T2417" style:family="text">
      <style:text-properties officeooo:rsid="09dac127"/>
    </style:style>
    <style:style style:name="T2418" style:family="text">
      <style:text-properties officeooo:rsid="09db9e11"/>
    </style:style>
    <style:style style:name="T2419" style:family="text">
      <style:text-properties officeooo:rsid="09dd9348"/>
    </style:style>
    <style:style style:name="T2420" style:family="text">
      <style:text-properties officeooo:rsid="09e0207e"/>
    </style:style>
    <style:style style:name="T2421" style:family="text">
      <style:text-properties officeooo:rsid="09e1af2a"/>
    </style:style>
    <style:style style:name="T2422" style:family="text">
      <style:text-properties officeooo:rsid="09e2d918"/>
    </style:style>
    <style:style style:name="T2423" style:family="text">
      <style:text-properties officeooo:rsid="09e58ae0"/>
    </style:style>
    <style:style style:name="T2424" style:family="text">
      <style:text-properties officeooo:rsid="09e7617b"/>
    </style:style>
    <style:style style:name="T2425" style:family="text">
      <style:text-properties officeooo:rsid="09e8ea75"/>
    </style:style>
    <style:style style:name="T2426" style:family="text">
      <style:text-properties officeooo:rsid="09ea5c77"/>
    </style:style>
    <style:style style:name="T2427" style:family="text">
      <style:text-properties officeooo:rsid="09eb37a6"/>
    </style:style>
    <style:style style:name="T2428" style:family="text">
      <style:text-properties officeooo:rsid="09eb95b3"/>
    </style:style>
    <style:style style:name="T2429" style:family="text">
      <style:text-properties officeooo:rsid="09ed6b0c"/>
    </style:style>
    <style:style style:name="T2430" style:family="text">
      <style:text-properties officeooo:rsid="09eec665"/>
    </style:style>
    <style:style style:name="T2431" style:family="text">
      <style:text-properties officeooo:rsid="09f09732"/>
    </style:style>
    <style:style style:name="T2432" style:family="text">
      <style:text-properties officeooo:rsid="09f12633"/>
    </style:style>
    <style:style style:name="T2433" style:family="text">
      <style:text-properties officeooo:rsid="09f24193"/>
    </style:style>
    <style:style style:name="T2434" style:family="text">
      <style:text-properties officeooo:rsid="09f2d987"/>
    </style:style>
    <style:style style:name="T2435" style:family="text">
      <style:text-properties officeooo:rsid="09f475d2"/>
    </style:style>
    <style:style style:name="T2436" style:family="text">
      <style:text-properties officeooo:rsid="09f57895"/>
    </style:style>
    <style:style style:name="T2437" style:family="text">
      <style:text-properties officeooo:rsid="09f7d6e4"/>
    </style:style>
    <style:style style:name="T2438" style:family="text">
      <style:text-properties officeooo:rsid="09f9a11b"/>
    </style:style>
    <style:style style:name="T2439" style:family="text">
      <style:text-properties officeooo:rsid="09fb9d11"/>
    </style:style>
    <style:style style:name="T2440" style:family="text">
      <style:text-properties officeooo:rsid="09fc7ded"/>
    </style:style>
    <style:style style:name="T2441" style:family="text">
      <style:text-properties officeooo:rsid="0a00515e"/>
    </style:style>
    <style:style style:name="T2442" style:family="text">
      <style:text-properties officeooo:rsid="0a0102e6"/>
    </style:style>
    <style:style style:name="T2443" style:family="text">
      <style:text-properties officeooo:rsid="0a022ac6"/>
    </style:style>
    <style:style style:name="T2444" style:family="text">
      <style:text-properties officeooo:rsid="0a02c774"/>
    </style:style>
    <style:style style:name="T2445" style:family="text">
      <style:text-properties officeooo:rsid="0a02f7bc"/>
    </style:style>
    <style:style style:name="T2446" style:family="text">
      <style:text-properties officeooo:rsid="0a04f5c1"/>
    </style:style>
    <style:style style:name="T2447" style:family="text">
      <style:text-properties officeooo:rsid="0a065858"/>
    </style:style>
    <style:style style:name="T2448" style:family="text">
      <style:text-properties officeooo:rsid="0a07b93b"/>
    </style:style>
    <style:style style:name="T2449" style:family="text">
      <style:text-properties officeooo:rsid="0a07d572"/>
    </style:style>
    <style:style style:name="T2450" style:family="text">
      <style:text-properties officeooo:rsid="0a07d7c1"/>
    </style:style>
    <style:style style:name="T2451" style:family="text">
      <style:text-properties officeooo:rsid="0a084765"/>
    </style:style>
    <style:style style:name="T2452" style:family="text">
      <style:text-properties officeooo:rsid="0a0ab95e"/>
    </style:style>
    <style:style style:name="T2453" style:family="text">
      <style:text-properties officeooo:rsid="0a0c569d"/>
    </style:style>
    <style:style style:name="T2454" style:family="text">
      <style:text-properties officeooo:rsid="0a0c8eb1"/>
    </style:style>
    <style:style style:name="T2455" style:family="text">
      <style:text-properties officeooo:rsid="0a0f2a85"/>
    </style:style>
    <style:style style:name="T2456" style:family="text">
      <style:text-properties officeooo:rsid="0a12678c"/>
    </style:style>
    <style:style style:name="T2457" style:family="text">
      <style:text-properties officeooo:rsid="0a1272fc"/>
    </style:style>
    <style:style style:name="T2458" style:family="text">
      <style:text-properties officeooo:rsid="0a143ea7"/>
    </style:style>
    <style:style style:name="T2459" style:family="text">
      <style:text-properties officeooo:rsid="0a15c775"/>
    </style:style>
    <style:style style:name="T2460" style:family="text">
      <style:text-properties officeooo:rsid="0a1648fd"/>
    </style:style>
    <style:style style:name="T2461" style:family="text">
      <style:text-properties officeooo:rsid="0a17b947"/>
    </style:style>
    <style:style style:name="T2462" style:family="text">
      <style:text-properties officeooo:rsid="0a1c19f3"/>
    </style:style>
    <style:style style:name="T2463" style:family="text">
      <style:text-properties officeooo:rsid="0a1d2b2a"/>
    </style:style>
    <style:style style:name="T2464" style:family="text">
      <style:text-properties officeooo:rsid="0a1ea5ef"/>
    </style:style>
    <style:style style:name="T2465" style:family="text">
      <style:text-properties officeooo:rsid="0a1ecf88"/>
    </style:style>
    <style:style style:name="T2466" style:family="text">
      <style:text-properties officeooo:rsid="0a206f2a"/>
    </style:style>
    <style:style style:name="T2467" style:family="text">
      <style:text-properties officeooo:rsid="0a2237fa"/>
    </style:style>
    <style:style style:name="T2468" style:family="text">
      <style:text-properties officeooo:rsid="0a22ed42"/>
    </style:style>
    <style:style style:name="T2469" style:family="text">
      <style:text-properties officeooo:rsid="0a23a8d2"/>
    </style:style>
    <style:style style:name="T2470" style:family="text">
      <style:text-properties officeooo:rsid="0a2505a8"/>
    </style:style>
    <style:style style:name="T2471" style:family="text">
      <style:text-properties officeooo:rsid="0a27e685"/>
    </style:style>
    <style:style style:name="T2472" style:family="text">
      <style:text-properties officeooo:rsid="0a291fbf"/>
    </style:style>
    <style:style style:name="T2473" style:family="text">
      <style:text-properties officeooo:rsid="0a29f1e0"/>
    </style:style>
    <style:style style:name="T2474" style:family="text">
      <style:text-properties officeooo:rsid="0a2ac6a4"/>
    </style:style>
    <style:style style:name="T2475" style:family="text">
      <style:text-properties officeooo:rsid="0a2d3f3b"/>
    </style:style>
    <style:style style:name="T2476" style:family="text">
      <style:text-properties officeooo:rsid="0a2e2f06"/>
    </style:style>
    <style:style style:name="T2477" style:family="text">
      <style:text-properties officeooo:rsid="0a2f784a"/>
    </style:style>
    <style:style style:name="T2478" style:family="text">
      <style:text-properties officeooo:rsid="0a3082a6"/>
    </style:style>
    <style:style style:name="T2479" style:family="text">
      <style:text-properties officeooo:rsid="0a31adc0"/>
    </style:style>
    <style:style style:name="T2480" style:family="text">
      <style:text-properties officeooo:rsid="0a329a7e"/>
    </style:style>
    <style:style style:name="T2481" style:family="text">
      <style:text-properties officeooo:rsid="0a32f35e"/>
    </style:style>
    <style:style style:name="T2482" style:family="text">
      <style:text-properties officeooo:rsid="0a375ad4"/>
    </style:style>
    <style:style style:name="T2483" style:family="text">
      <style:text-properties officeooo:rsid="0a380ef8"/>
    </style:style>
    <style:style style:name="T2484" style:family="text">
      <style:text-properties officeooo:rsid="0a382496"/>
    </style:style>
    <style:style style:name="T2485" style:family="text">
      <style:text-properties officeooo:rsid="0a3909f8"/>
    </style:style>
    <style:style style:name="T2486" style:family="text">
      <style:text-properties officeooo:rsid="0a3aecb5"/>
    </style:style>
    <style:style style:name="T2487" style:family="text">
      <style:text-properties officeooo:rsid="0a3eb2a7"/>
    </style:style>
    <style:style style:name="T2488" style:family="text">
      <style:text-properties officeooo:rsid="0a3f1e4e"/>
    </style:style>
    <style:style style:name="T2489" style:family="text">
      <style:text-properties officeooo:rsid="0a42136a"/>
    </style:style>
    <style:style style:name="T2490" style:family="text">
      <style:text-properties officeooo:rsid="0a4a170f"/>
    </style:style>
    <style:style style:name="T2491" style:family="text">
      <style:text-properties officeooo:rsid="0a4aee94"/>
    </style:style>
    <style:style style:name="T2492" style:family="text">
      <style:text-properties officeooo:rsid="0a4ffec6"/>
    </style:style>
    <text:list-style style:name="L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5"><text:span text:style-name="T48">BIOTECNOLOGIA</text:span><text:span text:style-name="T50"><text:line-break/>La biotecnologia è una scienza in grado di dare risposte nuove e soprattutto sostenibil</text:span><text:span text:style-name="T51">i</text:span><text:span text:style-name="T50">, va ad impattare in modo<text:line-break/>pesante l’economia più sostenibile (green economy). </text:span><text:span text:style-name="T52">È una tecnologia che ha a che fare con un microorganismo (batteri, funghi, lieviti) </text:span><text:span text:style-name="T74">per sintetizzare, rompere o trasformare materiali.<text:line-break/>La biotecnologia non è la microbiologia, </text:span><text:span text:style-name="T75">quest’ultima</text:span><text:span text:style-name="T74"> si occupa delle cellule </text:span><text:span text:style-name="T76">microbiche </text:span><text:span text:style-name="T74">e dei microorganismi, studia l</text:span><text:span text:style-name="T76">e </text:span><text:span text:style-name="T74">reazioni che avvengono all’interno </text:span><text:span text:style-name="T76">della cellula </text:span><text:span text:style-name="T55">mentre l</text:span><text:span text:style-name="T74">a biotecnologia è un’industria, impatta e ha a che fare con cose vive, </text:span><text:span text:style-name="T77">è qualcosa che a che fare con la produzione. </text:span><text:span text:style-name="T74">Noi faremo biotecnologia, non microbiologia.<text:line-break/>La biotec</text:span><text:span text:style-name="T75">nologia</text:span><text:span text:style-name="T74"> non è neppure biologia, </text:span><text:span text:style-name="T55">qui </text:span><text:span text:style-name="T74">la differenza sostanziale è la scala </text:span><text:span text:style-name="T76">di operazione</text:span><text:span text:style-name="T74">.<text:line-break/>Nei processi biotec</text:span><text:span text:style-name="T75">nologici</text:span><text:span text:style-name="T74"> siamo legati alla tracciabilità, se i</text:span><text:span text:style-name="T75">l</text:span><text:span text:style-name="T74"> microorganismo cambia/muore bisogna spegnere il reattore.<text:line-break/>Nel caso delle biotecnologie il reattore è il posto in cui metto il microorganismo (considerato il vero reattore) e dove faccio avvenire la reazione. Vogliamo mantenere vivo per il tempo richiesto questo microorganismo. <text:line-break/>Le condizioni operative dipendono dalle cellule che stiamo utilizzando. <text:line-break/>La produzione biotecnologica usa fermentatori giganteschi dove ho principalmente acqua, prodotto fermentato e infine ho il prodotto in sé che però è </text:span><text:span text:style-name="T55">molto</text:span><text:span text:style-name="T74"> poco. La maggior parte dei costi di un processo biotecnologiche è dato dal fatto che abbiamo molte cose diluite, molte cose simili e soprattutto tante. <text:line-break/></text:span><text:span text:style-name="T78">I</text:span><text:span text:style-name="T74">l più delle volte lavoriamo con tutte e tre le fasi: solido il reattore, liquido il substrato e poi c’è la fase gassosa (degradando il substrato spesso si generano gas).<text:line-break/>La biotecnologia usata nel modo corretto può fare un salto di qualità dal punto di vista industriale e ambientale.<text:line-break/>Uno dei grossi problemi è la ricerca del substrato meno costoso, il substrato è uno dei pochi margini su cui possiamo lavorare per ridurre i costi. Dobbiamo dunque andare a cercare uno scarto di un’industria che può essere utilizzato modifica</text:span><text:span text:style-name="T51">nd</text:span><text:span text:style-name="T74">o</text:span><text:span text:style-name="T51">lo</text:span><text:span text:style-name="T74"> oppure così come è. <text:line-break/>Un altro problema è quello della asepsi, quando mettiamo il nostro organismo nel reattore vogliamo che ci sia solo lui, vogliamo evitare che ci siano altre presenze che magari possono essere cannibali, questo problema è legato alla sterilizzazione. </text:span><text:span text:style-name="T51">P</text:span><text:span text:style-name="T74">er sterilizzare dobbiamo andare a T alte ma dentro al reattore devo lavorare a T sui 30 °C. <text:line-break/>Per sterilizzare l’aria posso filtrarla, l’aria va alimentata di continuo e aldilà dei costi del pompaggio devo considerare anche costi di filtrazione. <text:line-break/></text:span><text:span text:style-name="T55">Le r</text:span><text:span text:style-name="T74">eazioni microbiologiche </text:span><text:span text:style-name="T55">sono </text:span><text:span text:style-name="T74">più controllate (controllo l’enzima e dunque controllo la cellula).<text:line-break/>Si opera sempre per cascate di reazioni: ogni passaggio può essere controllato. <text:line-break/>Il microorganismo non vuole far altro che vivere, riprodursi e colonizzarsi nell’ambiente in cui si trova. Per questa ragione produrrà ciò che gli serve per sopravvivere solo nelle quantità adatte (esempio acido citrico nel ciclo di Krebs).<text:line-break/>La microbiologia è divisa in sotto-discipline: bianca → </text:span><text:span text:style-name="T79">cibo</text:span><text:span text:style-name="T74">, ross</text:span><text:span text:style-name="T79">a → medicale</text:span><text:span text:style-name="T74"> e verde </text:span><text:span text:style-name="T532">→</text:span><text:span text:style-name="T74"> ambiente e ecologia.<text:line-break/></text:span><text:span text:style-name="T80">Da un punto di vista industriale l’uso di un microrganismo per rimpiazzare procedure già esistenti può rendere alcune industrie più efficienti, ecologiche e e sostenibili in quanto </text:span><text:span text:style-name="T81">lo</text:span><text:span text:style-name="T80"> scarto sarebbe ridotto, il consumo dell’energia e l’emissione di gas si abbasserebbero e si utilizzerebbero materiali più rinnovabili.</text:span></text:p>
      <text:p text:style-name="P216"><text:span text:style-name="T50">Obiettivo: fare stessi prodotti utilizzando percorsi diversi, </text:span><text:span text:style-name="T51">utilizziamo</text:span><text:span text:style-name="T50"> </text:span><text:span text:style-name="T52">speso</text:span><text:span text:style-name="T50"> gli </text:span><text:span text:style-name="T487">enzimi</text:span><text:span text:style-name="T50"> </text:span><text:span text:style-name="T52">ossia</text:span><text:span text:style-name="T50"> i catalizzatori biologici, </text:span><text:span text:style-name="T53">fanno avvenire le reazioni e </text:span><text:span text:style-name="T50">otteniamo </text:span><text:span text:style-name="T52">così </text:span><text:span text:style-name="T50">prodotti puliti e targettati in quanto con gli enzimi siamo in condizioni </text:span><text:span text:style-name="T54">di</text:span><text:span text:style-name="T50"> zero waste, vantaggio: uso di condizioni molto blande </text:span><text:span text:style-name="T55">come</text:span><text:span text:style-name="T50"> T e P amb ma anche una catalisi estremamente mirata.<text:line-break/>Gli enzimi sono degli ottimi catalizzatori che un tempo venivano utilizzati principalmente per l’industria farmaceutica e alimentar</text:span><text:span text:style-name="T56">e</text:span><text:span text:style-name="T50"> mentre ora vanno ad impattare su altri tipi di produzione industriali come ad esempio i jeans strappati o lo sbiancamento della carta. La catalisi enzimatica sta diventando sempre più importante. <text:line-break/>Molti microorganismi vengono prodotti per fare gli enzimi.<text:line-break/></text:span><text:span text:style-name="T57">L’enzima è una </text:span><text:span text:style-name="T50">proteina macroscopica molto complessa che si estrae dal microorganismo </text:span><text:span text:style-name="T57">(→ pacchetto proteico perché il 50% della cellula è fatta da proteine</text:span><text:span text:style-name="T54">)</text:span><text:span text:style-name="T57">.</text:span><text:span text:style-name="T50"><text:line-break/>La principale differenza tra enzimi e catalizzatori convenzionali </text:span><text:span text:style-name="T54">è data</text:span><text:span text:style-name="T50"> </text:span><text:span text:style-name="T54">dal</text:span><text:span text:style-name="T50">le condizioni operativi: gli enzimi possono lavorare a </text:span><text:span text:style-name="T54">P</text:span><text:span text:style-name="T50"> e </text:span><text:span text:style-name="T54">T</text:span><text:span text:style-name="T50"> ambiente. Si lavor</text:span><text:span text:style-name="T56">a</text:span><text:span text:style-name="T50"> </text:span><text:span text:style-name="T55">a</text:span><text:span text:style-name="T50"> queste condizioni poiché si riducono i costi ma soprattutto per la cellula, </text:span><text:span text:style-name="T58">infatti </text:span><text:span text:style-name="T50">l’enzima nasce per operare all’interno della cellula la quale lavora solitamente a queste condizioni (poi però molte cellule si sono adattate a tantissimi habitat diversi come ad esempio </text:span><text:span text:style-name="T58">il</text:span><text:span text:style-name="T50"> vulcano).<text:line-break/>Noi siamo degli organismi chirali, i nostri enzimi sono in grado di riconoscere soltanto una certa tipologia di posizione nello spazio </text:span><text:span text:style-name="T531">→</text:span><text:span text:style-name="T50"> tutte le molecole biologiche hanno delle strutture biologiche definit</text:span><text:span text:style-name="T53">e.<text:line-break/>E</text:span><text:span text:style-name="T50">sistono gli ENANT</text:span><text:span text:style-name="T53">I</text:span><text:span text:style-name="T50">OMER</text:span><text:span text:style-name="T53">I</text:span><text:span text:style-name="T50">: due molecole identiche ma speculari. <text:line-break/></text:span><text:soft-page-break/><text:span text:style-name="T50">Gli enzimi trasformano uno solo dei due enant</text:span><text:span text:style-name="T53">i</text:span><text:span text:style-name="T50">omer</text:span><text:span text:style-name="T53">i e</text:span><text:span text:style-name="T50"> noi riusciamo a riconoscerne solo uno. <text:line-break/></text:span><text:span text:style-name="T59">Un altro obiettivo della biotecnologia è quella di produrre il microrganismo stesso </text:span><text:span text:style-name="T60">per farlo lavorare oppure per fare reazioni chimiche.</text:span><text:span text:style-name="T59"> <text:line-break/></text:span><text:span text:style-name="T68">La biote</text:span><text:span text:style-name="T59">c</text:span><text:span text:style-name="T68">nologia è</text:span><text:span text:style-name="T59"> dedicat</text:span><text:span text:style-name="T68">a anche</text:span><text:span text:style-name="T59"> alla modifica del patrimonio genetico.<text:line-break/>OGM=organismo geneticamente modificato all’interno non della stessa specie, <text:s/>l’accezione è data a quelli transgenici <text:s/>(l’organismo non avrebbe mai prodotto quella proteina). Spesso all’interno del reattore uso i mutanti, li genero usando dei sistemi che possono portare a modifiche del DNA. </text:span><text:span text:style-name="T50"><text:line-break/><text:line-break/>FERMENTAZIONE: </text:span><text:span text:style-name="T61">l</text:span><text:span text:style-name="T50">a fermentazione deve </text:span><text:span text:style-name="T61">essere utilizzata</text:span><text:span text:style-name="T50"> con organismi,</text:span><text:span text:style-name="T61"> non ha senso applicarlo ad un processo enzimatico</text:span><text:span text:style-name="T50">. Fermentazione sinonimo di bioprocesso. <text:line-break/>1) </text:span><text:span text:style-name="T61">Nella fisiologia microbica la fermentazione riguarda metabolism</text:span><text:span text:style-name="T62">i</text:span><text:span text:style-name="T61"> di fonte di carbonio dove l’energia è generata dal</text:span><text:span text:style-name="T62">la fosforilazione del livello di substrato e dove le molecole organiche sono gli accettori finali degli elettroni generati durante le</text:span><text:span text:style-name="T50"> redox.<text:line-break/>Quando l’accettore finale è un composto inorganico si parla di </text:span><text:span text:style-name="T492">r</text:span><text:span text:style-name="T491">espirazione</text:span><text:span text:style-name="T50">: aerobica se l’accettore è l’ossigeno, anaerobica se è un’altra molecola inorganica.<text:line-break/>2) Per l’industria microbiologica la fermentazione è un processo dove i microorganismi sono cresciuti su una larga scal</text:span><text:span text:style-name="T64">a</text:span><text:span text:style-name="T50"> </text:span><text:span text:style-name="T63">anche se l’accettore finale degli elettroni non è un composto organico. </text:span><text:span text:style-name="T64">Quindi l</text:span><text:span text:style-name="T63">a produzione di penicillina e la crescita delle cellule del lievito, entrambe </text:span><text:span text:style-name="T64">altamente</text:span><text:span text:style-name="T63"> aerobiche, sono </text:span><text:span text:style-name="T64">indicate</text:span><text:span text:style-name="T63"> come </text:span><text:bookmark text:name="tw-target-text"/><text:span text:style-name="T64">fermentazioni come produzione di etanolo o bevande alcoliche, cioè fermentazioni in senso fisiologico.</text:span><text:span text:style-name="T50"><text:line-break/>3) Per i processi food, la fermentazione implica quei processi alimentari (burro, vino, birra ecc) che utilizzano un microorganismo (o enzimi) </text:span><text:span text:style-name="T65">che gioca un grande ruolo. </text:span><text:span text:style-name="T66">I microrganismi determinano la natura del cibo producendo i componenti aromatici e decidendo le proprietà organolettiche generali del cibo.</text:span><text:span text:style-name="T65"><text:line-break/></text:span><text:span text:style-name="T66">Il v</text:span><text:span text:style-name="T50">ino è </text:span><text:span text:style-name="T66">ottenuto dalla </text:span><text:span text:style-name="T50">fermentazione alcolica, </text:span><text:span text:style-name="T67">l’o</text:span><text:span text:style-name="T50">biettivo</text:span><text:span text:style-name="T67"> di questa fermentazione</text:span><text:span text:style-name="T50"> non </text:span><text:span text:style-name="T69">è </text:span><text:span text:style-name="T67">la produzione di </text:span><text:span text:style-name="T50">etanolo in sé ma il sapore </text:span><text:span text:style-name="T67">e di avere </text:span><text:span text:style-name="T50">tutte quelle molecole tipo aldeide e chetoni che danno la caratteristica del vino. </text:span><text:span text:style-name="T490"><text:line-break/><text:line-break/>BIOPROCESSO<text:line-break/></text:span><text:span text:style-name="T50">Visione generale del bioprocesso: partiamo da una richiesta del mercato (una necessità, antibiotici per morte di polmonite; vaccini per morbillo ecc) dopodiché bisogna selezionare l’organismo </text:span><text:span text:style-name="T90">che</text:span><text:span text:style-name="T50"> determinerà la scelta del reattore. I microorganismi utilizzati nell’industria non sono MAI quelli naturali </text:span><text:span text:style-name="T69">ma </text:span><text:span text:style-name="T50">sono manipolati adattandoli affinché possano massimizzare la produzione </text:span><text:span text:style-name="T70">e</text:span><text:span text:style-name="T50"> allungare i tempi </text:span><text:span text:style-name="T70">diminuendo i costi</text:span><text:span text:style-name="T50">. Il costo è comunque legato all’obiettivo che sto facendo, ad esempio se posso trovare cura al covid per sempre ci può stare che sia un po’ costoso.<text:line-break/>Aggiungo o sottraggo poi aria: normalmente calcolo cosa devo ossidare, apro il reattore, metto la sostanza da ossidare, metto dentro l’ossigeno calcolato per ossidarlo, chiudo, scaldo se serve e così faccio avvenire la reazione ma questo procedimento non posso farlo in biotecnologia. Non posso poiché la pressione caratteristica di questi processi è quella della delle cellule (se applico </text:span><text:span text:style-name="T70">elevata </text:span><text:span text:style-name="T50">P i microorganismi </text:span><text:span text:style-name="T70">muoiono</text:span><text:span text:style-name="T50">) quindi devo lavorare in largo eccesso con aria affinché il processo riesca ad avere l’aria di cui ha bisogno. L’aria deve essere sterile. <text:line-break/>I costi dell’alimentazione dell’aria sono elevati (pompaggio + filtrazione). <text:line-break/>Anche i materiali di partenza ha dei costi; più è semplice </text:span><text:span text:style-name="T91">il substrato </text:span><text:span text:style-name="T50">e più è economico se invece devo aggiungere al substrato alcuni componenti avrò costi in più. Anche il substrato dovrà poi essere sterilizzato.<text:line-break/>Controllerò poi il processo affinché l’organismo venga mantenuto vivo. <text:line-break/>Il n° delle sonde è tipicamente 3 per ogni punto di controllo </text:span><text:span text:style-name="T71">(</text:span><text:span text:style-name="T50">se uno si intasa almeno ce ne sono altre 2</text:span><text:span text:style-name="T71">).</text:span><text:span text:style-name="T50"><text:line-break/>Le redox sono reazioni esotermiche, nel caso degli antibiotici possiamo avere anche l’incremento di 1° </text:span><text:span text:style-name="T71">C a</text:span><text:span text:style-name="T50">ll’ora. <text:line-break/>Anche il pH è un problema a cui dobbiamo stare attenti, dobbiamo prendere come riferimento quella della cellula. <text:line-break/>Le sonde del pH sono degli elettrodi, questa sonda è spesso collegata a serbatoi. Il pH deve essere costante e resisten</text:span><text:span text:style-name="T92">te</text:span><text:span text:style-name="T50"> all’ambiente acquoso, anche le sonde devono essere sterilizzate.<text:line-break/>Anche la concentrazione di zuccheri è fondamentale, esiste infatti l’inibizione degli substrati. <text:line-break/></text:span><text:span text:style-name="T72">I</text:span><text:span text:style-name="T50">l downstream, </text:span><text:span text:style-name="T72">dove </text:span><text:span text:style-name="T83">separiamo e purifichiamo</text:span><text:span text:style-name="T50"> il </text:span><text:span text:style-name="T83">prodotto</text:span><text:span text:style-name="T50">, è fondamentale. <text:line-break/></text:span><text:span text:style-name="T83">Il costo del downstream varia in base alle fermentazioni.<text:line-break/></text:span><text:span text:style-name="T507">Nella sua forma più semplice, il bioprocesso può essere visto come la miscelazione di microrganismi con un brodo nutriente che consente ai microrganismi di reagire con una soluzione zuccherina per dare un prodotto.</text:span><text:span text:style-name="T50"><text:line-break/><text:line-break/>Substrato: ciò che noi mettiamo al microorganismo per farlo crescere </text:span><text:span text:style-name="T83">sano e vitale</text:span><text:span text:style-name="T50">, è costituito da una serie di </text:span><text:soft-page-break/><text:span text:style-name="T50">nutrienti, in primis il glucosio. </text:span><text:span text:style-name="T82">I l</text:span><text:span text:style-name="T50">ieviti </text:span><text:span text:style-name="T82">quindi </text:span><text:span text:style-name="T50"><text:s/>funghi unicellulari sono in grado di degradare una serie di substrati che altri organismi non sono in grado di fare.<text:line-break/>Gli enzimi nascono in ambiente acquoso ma quando vengono immobilizzati da qualche parte possono essere lavorati anche in solvente. Il grosso vantaggio dell’usare l’enzima è operare con un reattore eterogeneo e quindi oper</text:span><text:span text:style-name="T73">are</text:span><text:span text:style-name="T50"> con una catalisi classica.<text:line-break/><text:line-break/>FLOWCHART OF AN INDUSTRIAL FERMENTATION PROCESS: <text:line-break/></text:span><text:span text:style-name="T83">La p</text:span><text:span text:style-name="T50">rima parte </text:span><text:span text:style-name="T533">è l’</text:span><text:span text:style-name="T50">upstream. I reagenti sono microorganismo, substrato e eventualmente aria. <text:line-break/>Il microorganismo è un reagente vivo che noi vogliamo mantenere vivo per raggiungere le rese che ci siamo imposti. Anche il reagente substrato è molto complesso, normalmente </text:span><text:span text:style-name="T84">lo </text:span><text:span text:style-name="T50">prepariamo attraverso un processo di miscelazione con </text:span><text:span text:style-name="T86">l’</text:span><text:span text:style-name="T50">obiettivo </text:span><text:span text:style-name="T86">di</text:span><text:span text:style-name="T50"> massimizzare il prodotto; il substrato può essere utilizzato da più microorganismi, deve essere sterilizzato e bisogna evitare che altri microorganismi lo utilizzino e al tempo stesso devo evitare di degradare il substrato stesso. Ogni volta che si fa partire il processo di produzione devo sviluppare l’inocul</text:span><text:span text:style-name="T85">o</text:span><text:span text:style-name="T50"> che sta normalmente conservat</text:span><text:span text:style-name="T85">o </text:span><text:span text:style-name="T93">(es. al freddo).</text:span><text:span text:style-name="T50"><text:line-break/></text:span><text:span text:style-name="T93">B</text:span><text:span text:style-name="T50">isogna fare uno scaling up della quantità di microorganismo che poi andrà messo nel fermentatore finale.<text:line-break/></text:span><text:span text:style-name="T87">La s</text:span><text:span text:style-name="T50">econda parte </text:span><text:span text:style-name="T534">è il</text:span><text:span text:style-name="T50"> downstream, purificazioni e separazioni dipendono dall’obiettivo finale. <text:line-break/>Abbiamo a che fare con oggetti che esistono a P e T ambiente, tutto quello che può fare danno come trattamento con solvente o con </text:span><text:span text:style-name="T93">T</text:span><text:span text:style-name="T50"> vanno pensati ad hoc. <text:line-break/>Bisogna giustificare la tracciabilità del sistema e garantire un controllo di qualità rigoroso, non ci devono essere residui di produzione o residui di substrato.<text:line-break/>Dentro al bioreattore ci sono tutte le sostanze nutritive che devono andare a concorrere alla crescita e allo sviluppo dell’organismo. Esistono sostanzialmente due fasi, </text:span><text:span text:style-name="T88">tropofase</text:span><text:span text:style-name="T50"> (fase di crescita), idiofase (fase stazionaria della biomassa) e bisogna cercare di massimizzare la produzione. <text:line-break/><text:line-break/>Tutti i processi partono da un substrato che viene messo a contatto con il microorganismo, da questo contatto (con anche eventualmente O</text:span><text:span text:style-name="T539">2</text:span><text:span text:style-name="T50">) avvengono processi intramolecolari e biochimici, si ottengono sostanzialmente tre prodotti: <text:s text:c="2"/></text:span><text:span text:style-name="T491">biomassa</text:span><text:span text:style-name="T50"> </text:span><text:span text:style-name="T94">ossia l’</text:span><text:span text:style-name="T50">organismo che si è prodotto, </text:span><text:span text:style-name="T491">metaboliti </text:span><text:span text:style-name="T521">e</text:span><text:span text:style-name="T493"> </text:span><text:span text:style-name="T499">macromolecole extracellulari.</text:span><text:span text:style-name="T50"><text:line-break/>La differenza dei processi è data dal microorganismo e dallo spettro dei prodotti finali. <text:line-break/>Al microorganismo quello che interessa è fare proteine per poter cioè riprodursi. Costruisco un substrato e costruisco le condizioni operative per ottenere il prodotto d’interesse. <text:line-break/>I processi biotecnologi</text:span><text:span text:style-name="T89">ci</text:span><text:span text:style-name="T50"> richiedono un grande controllo perché normalmente sono processi di larga scala e che devono portare a</text:span><text:span text:style-name="T89">d una buona</text:span><text:span text:style-name="T50"> resa finale, partendo spesso da materie prime che potrebbero essere molto divers</text:span><text:span text:style-name="T95">e</text:span><text:span text:style-name="T50"> tra di loro. Ciascuno di questi processi avrà un bioreattore sviluppato ad hoc in modo tale che la reazione possa avvenire nel modo migliore.<text:line-break/><text:line-break/></text:span><text:span text:style-name="T501">Metaboliti primari </text:span><text:span text:style-name="T531">→</text:span><text:span text:style-name="T50"> metaboliti </text:span><text:span text:style-name="T97">sintetizzati dalle cellule perché indispensabili per la loro</text:span><text:span text:style-name="T50"> crescita. </text:span><text:span text:style-name="T97">Vi sono</text:span><text:span text:style-name="T50"> metaboliti come etanolo, acido acetico </text:span><text:span text:style-name="T101">e </text:span><text:span text:style-name="T50">acido lattico </text:span><text:span text:style-name="T97">che </text:span><text:span text:style-name="T50">sono molecole terminali ossia il microorganismo,</text:span><text:span text:style-name="T97"> in seguito ad u</text:span><text:span text:style-name="T50">na serie di reazioni biochimiche </text:span><text:span text:style-name="T99">che hanno lo scopo di portare a crescita della biomassa, </text:span><text:span text:style-name="T102">produce quelle molecole</text:span><text:span text:style-name="T99">. <text:line-break/>La cellula per crescere ha bisogno di quei prodotti di degradazione del substrato </text:span><text:span text:style-name="T101">q</text:span><text:span text:style-name="T99">uindi intanto che cresce degrad</text:span><text:span text:style-name="T100">a</text:span><text:span text:style-name="T99"> il substrato e produce </text:span><text:span text:style-name="T103">ad esempio l’e</text:span><text:span text:style-name="T99">tanolo. <text:line-break/></text:span><text:span text:style-name="T98">A</text:span><text:span text:style-name="T50">nche gli acidi organici sono metaboliti primari, </text:span><text:span text:style-name="T99">gli acidi organici (soprattutto quelli tricarbossilici) fanno parte del ciclo di Krebs ma non sono il prodotto terminale </text:span><text:span text:style-name="T101">(</text:span><text:span text:style-name="T99">che è CO</text:span><text:span text:style-name="T540">2</text:span><text:span text:style-name="T99"> e acqua</text:span><text:span text:style-name="T101">).</text:span><text:span text:style-name="T99"> </text:span><text:span text:style-name="T101">Sono </text:span><text:span text:style-name="T100">metabolit</text:span><text:span text:style-name="T101">i</text:span><text:span text:style-name="T100"> primari indispensabil</text:span><text:span text:style-name="T101">i</text:span><text:span text:style-name="T100"> alla crescita ma non </text:span><text:span text:style-name="T101">vengono</text:span><text:span text:style-name="T100"> accumulat</text:span><text:span text:style-name="T101">i</text:span><text:span text:style-name="T100"> naturalmente </text:span><text:span text:style-name="T101">perché intermedi del ciclo e non terminali.</text:span><text:span text:style-name="T50"><text:line-break/>Esistono poi una serie di prodotti definiti </text:span><text:span text:style-name="T501">metaboliti secondari</text:span><text:span text:style-name="T50"> </text:span><text:span text:style-name="T531">→</text:span><text:span text:style-name="T50"> tutte quelle molecole che normalmente la cellula non usa </text:span><text:span text:style-name="T98">perché non richiesti per trattamenti metabolici primari. Sono </text:span><text:span text:style-name="T50">una serie di molecole che </text:span><text:span text:style-name="T96">vengono</text:span><text:span text:style-name="T50"> prodot</text:span><text:span text:style-name="T96">te</text:span><text:span text:style-name="T50"> e mess</text:span><text:span text:style-name="T96">e</text:span><text:span text:style-name="T50"> in atto con obiettivo di difesa (es: antibiotici, molecole in grado di uccidere altri microorganismi quando sono in condizioni di forte stress o disagio</text:span><text:span text:style-name="T102">). </text:span><text:span text:style-name="T50">Forte stress = mancanza cibo, poco glucosio. <text:line-break/><text:line-break/>VANTAGGI: <text:line-break/>-Si possono produrre cose che normalmente, fatte per sintesi, non si potrebbero fare perché le molecole prodotte sono così complesse che non c’è vantaggio nell’andarle a produrre chimicamente parlando. Il n° delle operazioni, trattamenti e reazioni sarebbero troppo grandi e quindi non ci sarebbe convenienza economica. <text:line-break/></text:span><text:soft-page-break/><text:span text:style-name="T50">-Stereo-specificità e regio-specificità, le reazioni sono stereospecifiche cioè portano ad una configurazione molecolare specifica </text:span><text:span text:style-name="T104">e sono regiospecifiche quindi portano alla formazione esclusiva di un solo isomero costituzionale.</text:span><text:span text:style-name="T50"><text:line-break/>Portano a prodotti che hanno già le stereo caratteristiche finali.<text:line-break/>-</text:span><text:span text:style-name="T105">Il g</text:span><text:span text:style-name="T50">rosso vantaggio a operare a microorganismo completo è che i passaggi li fa la cellula. <text:line-break/>La sintesi enzimatica di solito viene fatta solo all’ultimo passaggio in modo da essere sicuri di ottenere il prodotto desiderato. Se uso il microorganismo completo i passaggi li fa lei </text:span><text:span text:style-name="T106">mentre </text:span><text:span text:style-name="T50">se voglio usare l’enzima il problema è dato dal fatto che per ogni passaggio ho un enzima diverso. <text:line-break/>-Ambiente acquoso, assenza di solventi e quindi non abbiamo il problema dell’abbattimento del solvente o separazioni. Le acque esauste verranno comunque trattate.<text:line-break/>-Substrati rinnovabili, generalmente non tossici e non infiammabili, sono scarti agricoli (conviene a noi per fare la fermentazione e allo stesso tempo si stanno usando scarti).<text:line-break/>-</text:span><text:span text:style-name="T107">Condizioni più miti quindi meno costi energetici.</text:span><text:span text:style-name="T50"><text:line-break/><text:line-break/>SVANTAGGI:<text:line-break/>-La produzione biotecnologica può essere facilmente contaminata, ci ritroveremmo con una serie di sottoprodotti che non desideriamo.<text:line-break/>-Problema di separazione: molti prodotti e molto simili tra di loro.<text:line-break/>-Per ottenere una certa resa di reazione occorrono tempi lunghi.<text:line-break/>-Sterilizzazione dell’aria </text:span><text:span text:style-name="T109">per assicurare l’aspesi.</text:span><text:span text:style-name="T50"><text:line-break/>-Dover rispondere a protocolli di sicurezza </text:span><text:span text:style-name="T109">e controllo qualità<text:line-break/>-S</text:span><text:span text:style-name="T50">i può avere inibizione del substrato. Non è detto che i prodotti non siano tossici per le cellule. In natura questo problema </text:span><text:span text:style-name="T110">non avviene quasi mai perché </text:span><text:span text:style-name="T50">la cellula si trova in un ambiente grande </text:span><text:span text:style-name="T110">e </text:span><text:span text:style-name="T50">cresce con velocità </text:span><text:span text:style-name="T110">inferiori a quelle industriali.</text:span><text:span text:style-name="T50"> Nel bioreattore però è un rischio.<text:line-break/>-I microorganismi si comportano come black box, ci si ritrova a operare con cellule che talvolta presenta</text:span><text:span text:style-name="T108">no</text:span><text:span text:style-name="T50"> comportamenti anomali.<text:line-break/>-Problemi di raffreddamento, tendenzialmente non si lavora a caldo, le reazioni spesso portano un aumento di calore quindi si cerca di lavorare a T costante.<text:line-break/>-</text:span><text:span text:style-name="T109">I</text:span><text:span text:style-name="T50">nstabilità genetica, c’è possibilità di mutazione, nel caso dei processi biotec</text:span><text:span text:style-name="T109">nologici</text:span><text:span text:style-name="T50"> è un danno molto grande perché i microorganismi sono stati selezionati per essere ottimali per il processo. Se si modificano portano dunque a prodotti non voluti.<text:line-break/></text:span><text:span text:style-name="T1516">Basse concentrazioni del prodotto finale.<text:line-break/></text:span><text:span text:style-name="T1518">Trattamento di grandi quantità di acqua reflue.</text:span><text:span text:style-name="T1516"><text:line-break/><text:line-break/></text:span><text:span text:style-name="T1519">La s</text:span><text:span text:style-name="T1516">calatura bisogna farl</text:span><text:span text:style-name="T1519">a</text:span><text:span text:style-name="T1516"> sempre: il microorganismo ha problemi di adattamento all’ambiente in cui cresce, si aumenta progressivamente la dimensione del reattore fino ad arrivare al reattore di semina che verrà utilizzato poi per arrivare al fermentatore. <text:line-break/></text:span><text:span text:style-name="T1517">Ho 3 fattori principali che limitano lo scale-</text:span><text:span text:style-name="T1520">up:</text:span><text:span text:style-name="T50"><text:line-break/></text:span><text:span text:style-name="T113">1) A</text:span><text:span text:style-name="T50">pporto di ossigeno </text:span><text:span text:style-name="T113">che </text:span><text:span text:style-name="T50">dipende dal volume del reattor</text:span><text:span text:style-name="T111">e.</text:span><text:span text:style-name="T50"><text:line-break/></text:span><text:span text:style-name="T113">2) Effet</text:span><text:span text:style-name="T286">t</text:span><text:span text:style-name="T113">o di shear</text:span><text:span text:style-name="T50"> legato alla miscelazione, dobbiamo agitare un liquido non newtoniano e in cui continuamente viene cambiata la concentrazione dei solidi. </text:span><text:span text:style-name="T112">I</text:span><text:span text:style-name="T50">l microorganismo e la biomassa aumentano e quindi dobbiamo aumentare l’agitazione </text:span><text:span text:style-name="T531">→</text:span><text:span text:style-name="T50"> costi aumentano e effetti di shear, i microorganismi sono sensibili agli sforzi di taglio; nel momento in cui li stiamo agitando potrebbero cambiare via metabolica </text:span><text:span text:style-name="T112">e</text:span><text:span text:style-name="T50"> porta</text:span><text:span text:style-name="T112">re</text:span><text:span text:style-name="T50"> a molecole diverse da quelle previste o addirittura morire. Dobbiamo allora andare a separare qualcosa che è ancora più complesso e in più la separazione progettata era sui prodotti previsti. Gli sforzi di taglio ci sono sempre, derivano dall’agitazione, quando questa non c’è derivano dalle bolle di ossigeno che mettiamo per areare il sistema.<text:line-break/></text:span><text:span text:style-name="T113">3)</text:span><text:span text:style-name="T50"> </text:span><text:span text:style-name="T113">F</text:span><text:span text:style-name="T50">ormazione di metaboliti tossici che possono derivare anche a causa di questo cambiamento della via metabolica.<text:line-break/><text:line-break/>CONSIDERAZIONI ECONOMICHE:<text:line-break/></text:span><text:span text:style-name="T113">Ma</text:span><text:span text:style-name="T50">terie prime + costi fissi (costi energetici, costi per pompare o agitare ecc) + utilities (l’acqua, l’aria, il fatto che aria debba essere filtrata ecc) + lavoro (persone che lavorano nell’impianto) </text:span><text:span text:style-name="T531">→</text:span><text:span text:style-name="T50"> viene fatto un compromesso </text:span><text:span text:style-name="T115">tra tutto ciò.</text:span><text:span text:style-name="T50"><text:line-break/></text:span><text:span text:style-name="T116">Il</text:span><text:span text:style-name="T50"> governo agevola economicamente </text:span><text:span text:style-name="T116">gli impianti</text:span><text:span text:style-name="T50"> tramite tassazioni </text:span><text:span text:style-name="T116">ed</text:span><text:span text:style-name="T50"> è portato a favorire questi processi in condizioni di necessità (es: </text:span><text:span text:style-name="T114">USA</text:span><text:span text:style-name="T50"> </text:span><text:span text:style-name="T531">→</text:span><text:span text:style-name="T50"> transizione a prodotti di fermentazioni che partivano dall’utilizzo dei cereali per promuovere </text:span><text:soft-page-break/><text:span text:style-name="T50">un’industria basata su questa materia prima). Il governo favorisce anche la ricerca in modo che si possa passare all’uso di una materia prima che abbia meno impatto ambientale. <text:line-break/>Costi importanti dati da costi di areazione e agitazione, questi vengono valutati di volta in volta in base alla produzione che stiamo facendo. Se produzione areobia l’ossigeno è un costo importante così come il mixing di raffreddamento.<text:line-break/></text:span><text:span text:style-name="T487">Margine di intervento dato dal substrato</text:span><text:span text:style-name="T50">, andare a scegliere substrati molto ossigenati. <text:s/><text:line-break/></text:span><text:span text:style-name="T117">Fare </text:span><text:span text:style-name="T50">una scalatura e </text:span><text:span text:style-name="T117">avere</text:span><text:span text:style-name="T50"> una automazione più grande. <text:line-break/></text:span><text:span text:style-name="T114">A</text:span><text:span text:style-name="T50">ltro problema è il recovery del prodotto, ci troviamo in una condizione in cui abbiamo tanti prodotti molto simili tra di loro, presenti in basse concentrazioni, e essendo organic</text:span><text:span text:style-name="T114">i </text:span><text:span text:style-name="T50">sono labili ad una serie di condizioni. <text:line-break/>Altro problema è mantenere l’asepsi, </text:span><text:span text:style-name="T114">bisogna </text:span><text:span text:style-name="T50">sterilizzare tutto quello che deve entrare nel reattore: </text:span><text:span text:style-name="T114">v</text:span><text:span text:style-name="T50">a sterilizzato il substrato, l’aria e le apparecchiature. Altri costi sono dati dal cooling, per minimizzare ad esempio si cerca di sterilizzare il substrato e contemporaneamente riemp</text:span><text:span text:style-name="T117">ir</text:span><text:span text:style-name="T50">e il reattore.<text:line-break/><text:line-break/></text:span><text:span text:style-name="T524">MICRORGANISMO</text:span><text:span text:style-name="T50"><text:line-break/>Va selezionato il </text:span><text:span text:style-name="T118">microrganismo </text:span><text:span text:style-name="T50">più adatto, produttivo </text:span><text:span text:style-name="T118">e</text:span><text:span text:style-name="T50"> resistente, dopodiché si fa</text:span><text:span text:style-name="T118">nno</text:span><text:span text:style-name="T50"> mutazioni </text:span><text:span text:style-name="T118">generando</text:span><text:span text:style-name="T50"> ceppi mutanti che in natura difficilmente sopravvivrebbero; questo perché sono stati selezionati per crescere, riprodurre e vivere con un substrato che è stato creato appositamente </text:span><text:span text:style-name="T118">per loro.</text:span><text:span text:style-name="T50"><text:line-break/>Si mettono dentro al reattore le molecole necessarie affinché il microorganismo possa resistere. <text:line-break/>In natura l’eccesso non si fa, non si consuma il substrato per produrre cose non necessarie in quel momento, cosa che invece </text:span><text:span text:style-name="T118">noi</text:span><text:span text:style-name="T50"> vogliamo.<text:line-break/>Il mutante prodotto deve essere abbastanza stabile, deve essere conservato nel frigo.<text:line-break/>Prendiamo il reattore e mimiamo le condizioni di tropofase e idiofase. I prodotti normalmente vengono fatti o nella fase stazionaria o quando sono in fase di stress. <text:line-break/>Il n° di cellule deve essere tale per cui la produttività e quindi la resa sia quella che desideriamo. <text:line-break/>Per arrivare a quella concentrazione di organismi produttivi dobbiamo però prima farli crescere, devono dunque passare nella tropofase. Stessa cosa vale se i prodotti desiderati sono intermedi. Potremmo dunque trovarci nella condizione di due reattori, uno di crescita e uno di produzione, altrimenti bisogna a pensare a due substrati differenti per le due fasi diverse.<text:line-break/>Si distinguono due tempi: il</text:span><text:span text:style-name="T491"> tempo di generazione</text:span><text:span text:style-name="T50"> </text:span><text:span text:style-name="T119">ossia il</text:span><text:span text:style-name="T50"> tempo di duplicazione necessario per una cellula di farne un’altra uguale a se stessa </text:span><text:span text:style-name="T119">e </text:span><text:span text:style-name="T50">il </text:span><text:span text:style-name="T491">tempo di raddoppiamento</text:span><text:span text:style-name="T50">, tempo necessario perché il peso della biomassa all’interno del bioreattore raddoppi, è quello che ci interessa. </text:span><text:span text:style-name="T120">T</text:span><text:span text:style-name="T50">anto più piccola è la cellula da duplicare e tanto è più veloce il tempo.<text:line-break/><text:line-break/>Vantaggi dei microorganismi:<text:line-break/>-</text:span><text:span text:style-name="T1516">Crescono più velocemente di piante e animali.</text:span><text:span text:style-name="T50"><text:line-break/>-Riducono la richiesta di spazio: piante occupano molto spazio.<text:line-break/>-Non hanno problemi climatici.<text:line-break/>-Non ci sono malattie o infezioni come nel caso di piante e animali.<text:line-break/><text:line-break/></text:span><text:span text:style-name="T488">CURVA DI CRESCITA DEGLI ORGANISMI</text:span><text:span text:style-name="T50"><text:line-break/>La curva di crescita di una biomassa può essere suddivisa in molte parti, ha un andamento a massimo. <text:line-break/></text:span><text:span text:style-name="T120">Il</text:span><text:span text:style-name="T50"> microorganismo inizia a svilupparsi, cresce esponenzialmente poi decelera, raggiunge una fase stazionaria e infine </text:span><text:span text:style-name="T122">muore. La c</text:span><text:span text:style-name="T50">urva </text:span><text:span text:style-name="T122">è </text:span><text:span text:style-name="T50">legata al substrato disponibile all’interno del bioreattore. <text:line-break/>La pendenza massima non coincide con la massima concentrazione di substrato. <text:line-break/></text:span><text:span text:style-name="T123">La f</text:span><text:span text:style-name="T50">ase di acclimatazione c’è sempre e implica che la fermentazione non </text:span><text:span text:style-name="T121">è</text:span><text:span text:style-name="T50"> efficiente subito, questo perché gli organismi devono adattarsi al tipo di substrato che hanno davanti; è un tempo poco utile che diventa tanto più lungo quanto minore </text:span><text:span text:style-name="T123">è </text:span><text:span text:style-name="T50">la concentrazione degli organismi all’interno del reattore. È una fase che posso contenere andando a regolare il modulo della concentrazione rispetto al volume del reattore. È per questo che devo fare l’inoc</text:span><text:span text:style-name="T121">u</text:span><text:span text:style-name="T50">l</text:span><text:span text:style-name="T121">o</text:span><text:span text:style-name="T50"> e la semina ogni volta che parto. La scalatura serve a minimizzare questa fase. <text:line-break/>Alla curva di crescita è legato il problema di ciò che voglio produrre, devo capire in quale fase della curva di crescita viene prodotto il nostro organismo. Ci sono per esempio prodotti che nascono nella fase esponenziale oppure nella fase di decelerazione o nella fase stazionaria, in quest’</text:span><text:span text:style-name="T123">ultim</text:span><text:span text:style-name="T50">o caso avrò vie metaboliche classiche (es. per microorganismo aerobio lui farà Krebs). <text:line-break/></text:span><text:soft-page-break/><text:span text:style-name="T50">Le differenz</text:span><text:span text:style-name="T121">e</text:span><text:span text:style-name="T50"> saranno le tipologie dei prodotti che i microorganismi stanno facendo oppure la concentrazione del microorganismo.<text:line-break/>Corrispondono vie metaboliche parallele che vengono attivati solo nella fase stazionaria o di decelerazione.<text:line-break/></text:span><text:span text:style-name="T124">I</text:span><text:span text:style-name="T50">l tempo caratteristico di durata del processo è stabilito proprio dalla curva di crescita dell’organismo. <text:line-break/>Una volta che il microorganismo raggiungerà la fase di massima concentrazione sapremo quale sarà la nostra fase d’interesse e dovremo studiare le condizioni e fare modifiche al sistema per far sì che i microorganismi transitino in queste fasi d’interesse. Devo massimizzare il tempo di crescita esponenziale, sia che il prodotto sia il microorganismo sia che il prodotto è un qualcosa che voglio accumulare. Se il microorganismo deve crescere in fretta automaticamente dovrà consumare il substrato. <text:line-break/><text:line-break/></text:span><text:span text:style-name="T501">Fase lag:</text:span><text:span text:style-name="T50"> non succede niente perché è la fase di acclimatazione, i microorganismi iniziano ad attivare gli enzimi, può essere lunga o corta, voglio minimizzare questo tempo, </text:span><text:span text:style-name="T125">fortemente</text:span><text:span text:style-name="T50"> dipendente dal rapporto volume reattore/concentrazione degli organismi. <text:line-break/>Faccio in modo che la biomassa possa adattarsi pian piano attraverso la scalatura.<text:line-break/>L’alimentazione dell’aria inizia nel momento in cui mettiamo il microorganismo nel reattore e finisce quando stoppiamo il processo, abbiamo costi dell’esercizio (alimentazione, sterilizzazione, agitazione </text:span><text:span text:style-name="T531">→</text:span><text:span text:style-name="T50"> costi energetici). <text:line-break/></text:span><text:span text:style-name="T501">Transient deceleration</text:span><text:span text:style-name="T50">: inizia a crescere, la pendenza della curva sembra abbassarsi, la velocità diminuisce ma solo per un momento. Abbiamo a che fare con un riarrangiamento della biomassa alle nuove condizioni. <text:line-break/></text:span><text:span text:style-name="T126">Fase costosa perché ho c</text:span><text:span text:style-name="T50">osti di esercizio + costi di substrato, qui il microorganismo sta crescendo.<text:line-break/>Devo fare in modo che le fasi poco produttiv</text:span><text:span text:style-name="T126">e</text:span><text:span text:style-name="T50"> siano le più brevi possibili, vado a operare in modo tecnologico: sviluppo inoc</text:span><text:span text:style-name="T126">ulo</text:span><text:span text:style-name="T50">, semina, scaling up, per rendere corto un tempo improduttivo.<text:line-break/></text:span><text:span text:style-name="T501">Fase esponenziale</text:span><text:span text:style-name="T50">: il microorganismo cresce in modo logaritmico.<text:line-break/>Se il mio obiettivo è la produzione del microorganismo non arriverò mai in alto ma mi fermerò quando raggiungo la <text:s/>velocità massima di crescita che dipende dal substrato e dall’affinità del microorganismo con il substrato (quanto è in grado di degradare quella sostanza). Si potrebbe andare avanti ancora un po’ ma si evita di farlo per non ottenere una degradazione al 100% del substrato per preservare la biomassa. <text:line-break/>Quando il microorganismo cresce, inizia a colonizzare il reattore; all’interno di questo abbiamo una concentrazione di solido, cioè di microorganismo, che va progressivamente a crescere rispetto alla concentrazione di liquido </text:span><text:span text:style-name="T531">→</text:span><text:span text:style-name="T50"> la composizione di quel bioreattore non è costante.<text:line-break/>I microorganismi che crescono progressivamente si mangiano il substrato quindi la concentrazione di zucchero diminuisce. Quindi ho diminuzione di cibo disponibile e cambiamento di domanda di ossigeno, dobbiamo alimentarne di più e garantire la distribuzione omogenea in tutto il reattore e questo, man mano che andiamo avanti, è sempre più difficile. Aumentano i costi dell’esercizio. Si preferisce non arrivare dunque a completa degradazione del substrato, la stessa cosa vale nel caso delle sovrapproduzioni. <text:line-break/><text:line-break/>Domande da farci nel momento della scelta del microorganismo: <text:line-break/>1) Riuscirà a produrre ciò che mi interessa? <text:line-break/>2) Domande riguardanti le caratteristiche desiderate dell’organism</text:span><text:span text:style-name="T127">o.</text:span><text:span text:style-name="T50"><text:line-break/>3) Può un microorganismo crescere su un mezzo semplice e poco costoso?<text:line-break/>4) Il mio microorganismo ha bisogno di essere più resistente alla contaminazione?<text:line-break/>3 e 4 sono fondamentali per portare alla produzione industriale una diminuzione dei costi.<text:line-break/><text:line-break/>CONTAMINAZIONE non è avvelenamento da sostanze tossiche, per contaminante si intendono altri organismi che casualmente (attraverso l’aria </text:span><text:span text:style-name="T127">o </text:span><text:span text:style-name="T50">analizzatori di ossigeno </text:span><text:span text:style-name="T127">o </text:span><text:span text:style-name="T50">punti di prelievo della biomassa) potrebbero entrare nella fermentazione. Pur avendo sterilizzato tutto può succedere che i microorganismi possano entrare a contatto con altri organismi. <text:line-break/><text:line-break/>Il microorganismo dovrebbe:<text:line-break/></text:span><text:span text:style-name="T128">i)</text:span><text:span text:style-name="T50"> <text:s/></text:span><text:span text:style-name="T128">E</text:span><text:span text:style-name="T50">ssere in grado di crescere in un mezzo semplice<text:line-break/></text:span><text:span text:style-name="T128">ii) E</text:span><text:span text:style-name="T50">ssere in grado di crescere vigoroso, rapido e produrre il prodotto desiderato<text:line-break/></text:span><text:span text:style-name="T128">iii) I s</text:span><text:span text:style-name="T50">uoi prodotti finali non dovrebbero essere tossici e avere materiali indesiderati<text:line-break/></text:span><text:span text:style-name="T128">iv) G</text:span><text:span text:style-name="T50">enetica e fisiologia stabile, la genetica è difficile che rimanga la stessa perché andando avanti con il processo è </text:span><text:soft-page-break/><text:span text:style-name="T50">possibile ci siano mutazioni<text:line-break/></text:span><text:span text:style-name="T128">v) R</text:span><text:span text:style-name="T50">ende</text:span><text:span text:style-name="T130">re</text:span><text:span text:style-name="T50"> più facile da solo la separazione, se la forma dell’organismo è una forma che lo rende facilmente recuperabile è un grandissimo vantaggio <text:line-break/></text:span><text:span text:style-name="T128">vi)</text:span><text:span text:style-name="T50"> </text:span><text:span text:style-name="T128">R</text:span><text:span text:style-name="T50">esistente ai predatori, non deve degradare da altri organismi <text:line-break/></text:span><text:span text:style-name="T128">vii)</text:span><text:span text:style-name="T50"> </text:span><text:span text:style-name="T128">N</text:span><text:span text:style-name="T50">on </text:span><text:span text:style-name="T131">richiedere</text:span><text:span text:style-name="T50"> troppo aria; </text:span><text:span text:style-name="T131">l</text:span><text:span text:style-name="T50">’alimentazione dell’ossigeno è continua, se ne è richiesto di meno si possono abbassare i flussi e quindi </text:span><text:span text:style-name="T131">anche i </text:span><text:span text:style-name="T50">costi <text:line-break/></text:span><text:span text:style-name="T128">viii)</text:span><text:span text:style-name="T50"> </text:span><text:span text:style-name="T129">A</text:span><text:span text:style-name="T50">vere un patrimonio genetico facile da capire e da studiare e facile da modificare (andando a rafforzare l’evoluzione in una certa direzione o manipolare attraverso dei tools genetici come aprire il DNA e sopportare un informazione genetica che naturalmente non possiede)</text:span></text:p>
      <text:p text:style-name="P217"><text:span text:style-name="T525">MEZZO DI FERMENTAZIONE</text:span><text:span text:style-name="T47"><text:line-break/></text:span><text:span text:style-name="T2">Fonte energetica con obiettivo produzione energetica, consente al <text:s/>microorganismo di crescere, svilupparsi e prodursi.<text:line-break/>Contiene una serie di molecole che vogliono ottimizzare l’aspetto di crescita.<text:line-break/>Si va a cercare un mezzo che sia a basso costo, molto spesso si fa riferimento a rifiuti di altre produzione, devono contenere zuccheri (se semplici come il glucosio è meglio perché così dovremo fare meno modificazioni) ma ci si può accontentare anche di cose che contengono zuccheri complessi presi per esempio da scarti della produzione di formaggio che contengono proteine, zuccheri non monomeri o da corn steep liquor cioè residuo liquido che deriva dall'ammollamento dei chicchi di mais, il mais </text:span><text:span text:style-name="T3">è</text:span><text:span text:style-name="T2"> prodotto principalmente con obiettivo amido e olio </text:span><text:span text:style-name="T530">→</text:span><text:span text:style-name="T2"> prendo chicchi e metto dentro acqua calda acida così cavo il germe e recupero i liquidi, l’acqua acida contiene una serie di proteine, molecole che sono i costituenti del chicco di mais; composizione buona e buona formulazione.<text:line-break/>Scarti di melasso è una fonte di glucosio, già pronto e degradato, che contiene anche una serie di vitamine e molecole già pronte per i microorganismi. <text:line-break/>Scarti che dunque vengono riutilizzati come mezzo di fermentazione e quindi non devono essere trattati.<text:line-break/>Il mezzo di fermentazione è uno dei margini su cui possiamo intervenire per ridurre i costi.<text:line-break/>I costi del mezzo di fermentazione dipendono da come sarà la fonte zuccherina, tanto più sarà presente la quantità di molecole utili per i microorganismi e tanto più sarà costosa. <text:line-break/>In base a ciò che produco scelgo la fonte zuccherina più adatta.<text:line-break/>La scelta del substrato dipende dall’organismo mentre la sua composizione dipende dal prodotto desiderato.<text:line-break/>Bisogna considerare la </text:span><text:span text:style-name="T47">costanza</text:span><text:span text:style-name="T2"> della composizione, nel caso degli scarti altrui avremo una </text:span><text:span text:style-name="T49">variabilità delle impurezze</text:span><text:span text:style-name="T2"> (se scarti di origine agricola come patate avranno ad esempio la buccia), un altro problema è il </text:span><text:span text:style-name="T49">contenuto elevato di acqua</text:span><text:span text:style-name="T2">,</text:span><text:span text:style-name="T49"> </text:span><text:span text:style-name="T2">il grosso della fermentazione è costituito dall’acqua ma non tutte le acque sono giuste per essere utilizzate sin da subito nel reattore, il fatto è che stiamo comprando acqua e substrato, tanto maggiore sarà il contenuto d’acqua nel materiale di partenza e tanto maggiore sarà il costo in quanto compreremo al kg </text:span><text:span text:style-name="T530">→</text:span><text:span text:style-name="T2"> substrati ad alto contenuto d’acqua costano di più.<text:line-break/>Inoltre non è detto che l’acqua contenuta sia sempre nella stessa quantità del materiale di partenza.<text:line-break/>Se in partenza abbiamo una costanza questo aiuta in quanto possiamo stabilire una ricetta con meno analisi.<text:line-break/>Se lo scarto è di origine agricolo inoltre è </text:span><text:span text:style-name="T49">stagionale</text:span><text:span text:style-name="T2">, es. barbabietole da zucchero solo in estate, potrebbe dunque essere molto </text:span><text:span text:style-name="T49">variabile</text:span><text:span text:style-name="T2"> e quindi dopo un po’ non averne più. <text:line-break/>Dobbiamo dunque produrre sempre il substrato, anche se è il più semplice: bisogna acquistare fonti di C diversi, miscelare, in modo tale da non essere soggetti alle variabilità.<text:line-break/><text:line-break/>Il mezzo di fermentazione deve contenere alcuni elementi chimici: carbonio, idrogeno, ossigeno, azoto, fosforo e un po’ di microelementi come zinco, ferro, cobalto e un po’ di metalli siccome stanno nei mitocondri. <text:line-break/>Le percentuali del mezzo degli elementi presenti dipendono dal microorganismo, devo dargli ciò che gli serve per costruire se stesso e questo lo capisco dalla composizione chimica di cui è fatto (tramite analisi idrogeno azoto che è un analisi per combustione). Per quanto riguarda il contenuto del carbonio questo è uguale per tutti i microorganismi, circa il 50%. Il C sarà poi presente nei carboidrati, lipidi, acidi nucleici ecc…<text:line-break/>Partendo da questa composizione chimica siamo in grado di ricostruirlo. Nel mezzo di fermentazione non solo dobbiamo avere la quantità esatta dei vari elementi ma abbiamo bisogno anche di far crescere l’organismo quindi dovremo mettere una serie di aggiunte, se sto facendo un processo fermentativo dovrò mettere tutte quelle cose che lo porteranno nella fase di crescita o </text:span><text:span text:style-name="T4">di </text:span><text:span text:style-name="T2">premorte. <text:line-break/>Il microorganismo può crescere su terreni diversi, ad esempio uno dei modi è spezzettare terreni solidi, inocularli e </text:span><text:soft-page-break/><text:span text:style-name="T2">farli crescere lì (dovremo ammollarli, aggiungere O</text:span><text:span text:style-name="T537">2</text:span><text:span text:style-name="T2"> ecc), avremo però bisogno di molto spazio (problema di superficie); i mezzi di coltura liquidi sono preferibili perché richiedono meno spazio. <text:line-break/>La fermentazione sommersa a substrato liquido consente i vantaggi maggiori.<text:line-break/><text:line-break/></text:span><text:span text:style-name="T7">La f</text:span><text:span text:style-name="T2">onte primaria </text:span><text:span text:style-name="T7">è il</text:span><text:span text:style-name="T2"> </text:span><text:span text:style-name="T47">CARBONIO</text:span><text:span text:style-name="T2">: </text:span><text:span text:style-name="T7">l</text:span><text:span text:style-name="T2">o prendo dal glucosio, i carboidrati (amidi o cellulosi) sono </text:span><text:span text:style-name="T5">molto buoni</text:span><text:span text:style-name="T2"> ma devono essere spezzettati </text:span><text:span text:style-name="T6">(tramite enzimi)</text:span><text:span text:style-name="T2"> a glucosio </text:span><text:span text:style-name="T5">perché altrimenti non possono essere usati. <text:line-break/>A</text:span><text:span text:style-name="T2">ll’interno del fermentatore quello che si mette è acqua.<text:line-break/>Svantaggi idrocarburi: manca l’ossigeno e non sono solubili in acqua. <text:line-break/>Pro: se ho scarti di idrocarburi (scarti di raffineria) e ho mezzi per degradarli posso usarli nel fermentator</text:span><text:span text:style-name="T6">e</text:span><text:span text:style-name="T2">. <text:line-break/>L’ossigeno è molto poco solubile in acqua, i microorganismi che respirano che fanno Krebs hanno bisogno dell’ossigeno gassoso. L’alimentazione dell’ossigeno è un costo d’esercizio (uno dei più grandi), siccome è poco solubile in acqua alimento in continuo l’ossigeno, in più quando lo sto fornendo (reazione di fermentazione è una redox in cui ossigeno uno dei reagenti, ossiderà il glucosio a CO</text:span><text:span text:style-name="T536">2</text:span><text:span text:style-name="T2"> + H</text:span><text:span text:style-name="T536">2</text:span><text:span text:style-name="T2">O), nel caso degli idrocarburi avrò bisogno di più moli di ossigeno rispetto all’utilizzo dei carboidrati. Maggiore sviluppo di calore nel caso con idrocarburi </text:span><text:span text:style-name="T530">→</text:span><text:span text:style-name="T2"> costi aumentano (idrocarburi meno ossidati). Gli idrocarburi devo in qualche modo nebulizzarli e renderli parzialmente disciolti, li utilizzeremo solo se sono scarti oppure per scopi ambientali. <text:line-break/>Nelle condizioni aerobi</text:span><text:span text:style-name="T7">e</text:span><text:span text:style-name="T2"> specifiche 1 g di glucosio produce 0.5</text:span><text:span text:style-name="T7">g</text:span><text:span text:style-name="T2"> di cellule secche, è un rapporto che va mantenuto<text:line-break/><text:line-break/></text:span><text:span text:style-name="T47">AZOTO</text:span><text:span text:style-name="T44">: </text:span><text:span text:style-name="T45">b</text:span><text:span text:style-name="T2">isogna rispettare i rapporti, </text:span><text:span text:style-name="T8">per esempio</text:span><text:span text:style-name="T2"> nei batteri ho 12.5% <text:s/>di azoto dunque per produrre 5 g di batteri ci vogliono 625 mg di N. Possiamo metterlo in forme diverse, in base al tipo di fermentazione. <text:line-break/>Possiamo aggiungere sali come solfato d’ammonio e così mettiamo sia zolfo che azoto. I sali sono solubili, siamo in ambiente acquoso quindi siamo in una condizione buona. Possiamo mettere anche ammoniaca gassosa che a contatto con acqua diventa ammonio. </text:span><text:span text:style-name="T43">L’azoto si trova nelle proteine, enzimi e negli acidi nucleici.</text:span><text:span text:style-name="T2"><text:line-break/><text:line-break/></text:span><text:span text:style-name="T47">MINERALI</text:span><text:span text:style-name="T2">: </text:span><text:span text:style-name="T8">s</text:span><text:span text:style-name="T2">ono presenti negli enzimi e in alcune parti della cellula, </text:span><text:span text:style-name="T10">i principali minerali sono: P,S, Mg e Fe.<text:line-break/>Sono richiesti anche</text:span><text:span text:style-name="T2"> elementi in tracce: Mn, B, Zn, Cu e Mo, sono metalli pesanti quindi tossici e perciò non devono essere presenti in grandi quantità. <text:line-break/>Il metallo aiuta a modulare l’attività enzimatica, è un modo per attivare o disattivare gli enzimi. <text:line-break/>Sono metalli piccoli e quindi sono facilmente attaccabili alla mega proteina. <text:line-break/>Ogni specie ha enzimi diversi, </text:span><text:span text:style-name="T9">s</text:span><text:span text:style-name="T2">e non ci sono l’enzima non funziona e dunque l’organismo cresce male. <text:line-break/><text:line-break/></text:span><text:span text:style-name="T47">FATTORI DI CRESCITA</text:span><text:span text:style-name="T44">: </text:span><text:span text:style-name="T46">d</text:span><text:span text:style-name="T2">obbiamo introdurli noi perché stiamo componendo il substrato, vogliamo far convincere il microorganismo che quello sia il substrato ottimale per la sua crescita. Dopodiché faremo substrati per la produzione.<text:line-break/>Abbiamo vitamine, aminoacidi e nucleotidi. Siamo in presenza di molecole che non sono strettamente necessarie per fare il microorganismo ma che sono necessari per la sua crescita.<text:line-break/>I fattori di crescita sono per esempio vitamina B, B</text:span><text:span text:style-name="T536">2</text:span><text:span text:style-name="T2">, B</text:span><text:span text:style-name="T536">6</text:span><text:span text:style-name="T2">, B</text:span><text:span text:style-name="T536">12</text:span><text:span text:style-name="T2">, nicotinammide, acido pantotenico e sono contenuti in scarti di riso, scarti di lieviti, cereali, scarti dal trattamento di carne in particolare di fegato o liquido ottenuto dopo la penicillina. <text:line-break/><text:line-break/>FERMENTATORE o BIOREATTORE, posto in cui le cellule possono espletare le loro funzioni, va progettato ad hoc per la tipologia di processo, prodotto e del microorganismo che sto considerando. Dobbiamo mantenere omogeneità di cibo per una biomassa che è in crescita. Le condizioni operative devono essere mantenute in modo stringente. <text:line-break/>Siamo in presenza di cose abbastanza semplici ma la progettazione include anche tutto ciò che serve per far reagire i microorganismi. Uno dei problemi e uno dei costi importanti nel caso delle produzioni biotecnologici è il mantenimento della </text:span><text:span text:style-name="T11">a</text:span><text:span text:style-name="T2">sepsi. L’asepsi è la condizione per cui siamo in totale assenza di altri microorganismi, diversi da quelli che devono essere coltivati, e che deve essere mantenuta in tutto il processo. <text:line-break/>Deve essere mantenuta prima che la reazione avvenga e anche in tutte le linee e valvole dell’impianto. <text:line-break/>È possibile che rimanga un residuo di una fermentazione precedente e quindi c’è il rischio della presenza di altri microorganismi che porteranno alla chiusura della fermentazione invece a cui siamo interessati. <text:line-break/>Il bioreattore avrà bisogno di reazione, agitazione, di una serie di controllo</text:span><text:span text:style-name="T11">ri </text:span><text:span text:style-name="T2">(T, pH, concentrazione nutrienti).<text:line-break/>Considerazioni riprodotte sui vari livelli di scalatura. Il bioreattore è il contenitore in cui il microorganismo viene alloggiato affinché faccia la reazione desiderata in assenza di totale contaminazione. <text:line-break/></text:span><text:soft-page-break/><text:span text:style-name="T2">La dimensione dei fermentatori può essere molto diversa, può andare da scale piccole a scale industriali molto importanti. La scala più grande è più facile da esercire perché può essere gestita automaticamente. <text:line-break/>Tre grandi categorie che dipendono dalle condizioni operative:<text:line-break/>1) Non areati e non agitati (es. botti)<text:line-break/>2) </text:span><text:span text:style-name="T12">Areato</text:span><text:span text:style-name="T2"> e </text:span><text:span text:style-name="T12">agitato</text:span><text:span text:style-name="T2"> (es. produzione antibiotico o produzione acido citrico)<text:line-break/>3) Areato ma non agitato, vogliamo far crescere l’organismo in condizioni più blande, riesco a limitare e a minimizzare gli effetti di scia </text:span><text:span text:style-name="T530">→</text:span><text:span text:style-name="T2"> effetti di agitazione possono portare a modificazioni della produzione o a mutazioni del microorganismo stesso. Rimescolamento del substrato e dell’ossigeno è lasciata ad una blanda ricircolazione del brodo di fermentazione. Effetti di scia molto pesanti tanto più complessi sono gli organismi che stiamo coltivando. <text:line-break/>Non abbattiamo </text:span><text:span text:style-name="T12">tolto </text:span><text:span text:style-name="T2">completamente gli effetti di scia ma riusciamo a minimizzarli. <text:line-break/><text:line-break/>Configurazione del processo equivale ad un problema trifasico.<text:line-break/>Il processo biotec</text:span><text:span text:style-name="T13">nologico</text:span><text:span text:style-name="T2"> declina una serie di cose: fase acquosa, parte preponderante che include i reagenti (C, N, fattori di crescita ecc) e una serie di molecole che sono i prodotti (enzimi extra cellulari che la cellula secerne per degradare il substrato, prodotti di scarto cellulari, prodotti escreti come etanolo, acido citrico e poi una serie di ormoni), e non acquosa che può essere liquida, per esempio una serie di oli, oppure può essere gassosa o addirittura solida. <text:line-break/>Uno dei grossi problemi che si incontra nelle produzioni biotecnologi</text:span><text:span text:style-name="T14">che</text:span><text:span text:style-name="T2"> è lo spumeggiamento, la schiuma tappa per esempio i fori d’uscita dei gas. Esistono sistemi di abbattimento delle schiume come sistemi meccanici o l’aggiunta di oli, alcuni antischiuma vengono mangiati dal microorganismo.<text:line-break/><text:line-break/>Tre modi per far crescere il microorganismo nel bioreattore: </text:span><text:span text:style-name="T49">batch</text:span><text:span text:style-name="T2">, apro, metto il substrato</text:span><text:span text:style-name="T17"> e</text:span><text:span text:style-name="T2"> chiudo, </text:span><text:span text:style-name="T49">fed-batch</text:span><text:span text:style-name="T2">, alimento il substrato poco a poco per cercare di seguire la curva di crescita oppure </text:span><text:span text:style-name="T49">continuo</text:span><text:span text:style-name="T2">, immetto il substrato e lo estraggo in modo continuo. <text:line-break/></text:span><text:span text:style-name="T18">Ci sono dei metodi di alimentazione del substrato per prolungare la vita di una coltura batch e quindi di aumentare la resa: (1) mediante l’aggiunta graduale di componenti concentrati del nutriente, ad es. carboidrati, aumentando così il V della coltura (fed-batch), (2) mediante aggiunta di terreno alla coltura e prelievo di un V uguale di terreno privo di cellule utilizzato </text:span><text:span text:style-name="T19">(perfusione).</text:span><text:span text:style-name="T2"><text:line-break/></text:span><text:span text:style-name="T20">Avere un p</text:span><text:span text:style-name="T2">rocesso continuo nel caso fermentativo </text:span><text:span text:style-name="T20">significa</text:span><text:span text:style-name="T2"> aliment</text:span><text:span text:style-name="T20">are</text:span><text:span text:style-name="T2"> substrato in modo continuo ed estr</text:span><text:span text:style-name="T20">arre</text:span><text:span text:style-name="T2"> in continuo dal reattore il brodo di fermentazione.<text:line-break/>Il microrganismo lo inserisco solo una volta, la semina in un reattore continuo è uguale a quella del reattore batch. <text:line-break/>Lo metto solo una volta perché non voglio alimentare l’inoc</text:span><text:span text:style-name="T15">u</text:span><text:span text:style-name="T2">l</text:span><text:span text:style-name="T15">o</text:span><text:span text:style-name="T2"> fresco perché dovrei aspettare la fase lag.<text:line-break/>Un reattore continuo viene selezionato pochissimo nei processi biotecnologici, si preferisce fed-batch per modulare il comportamento della crescita dell’organismo. Nei reattori continui misuriamo un tempo di resistenza medio, la vera distribuzione di tempi di residenza ha un andamento a campana. Un problema del reattore continuo inoltre è dato dal garantire l’asepsi </text:span><text:span text:style-name="T21">dato che</text:span><text:span text:style-name="T2"> è più difficile riuscire a mantenerl</text:span><text:span text:style-name="T16">a</text:span><text:span text:style-name="T2">. Ennesimo problema: concentrazione di wash-out, dopo un po’ all’interno del bioreattore non ho più microorganismo perché non gli abbiamo dato tempo di riprodursi perché </text:span><text:span text:style-name="T16">l’</text:span><text:span text:style-name="T2">abbiamo sempre estratto.<text:line-break/>Nelle fasi precedenti il microorganismo non riesce a seguire il flusso e quindi la concentrazione del microorganismo diminuisce. Si gioca sul bilanciamento dei flussi nel caso dei reattori continui.<text:line-break/>La scelta del bioreattore è data anche dalle dimensioni del prodotto che voglio ottenere, per produzioni più piccoli si usano molto i processi continui (laboratorio: analisi cinetica o controllo). <text:line-break/>Vantaggio processo continuo: si riesce a mantenere costanti le cond operative, siamo in un caso stazionario ottimale, ci risolve i problemi di cambiamento che avvengono nei processi di tipo batch.<text:line-break/><text:line-break/>PARAMETRI OPERATIVI: misurati e controllati. Il successo per ottenere una fermentazione di successo dipende da quanto sono bravo a mantenere le cond operative. L’accumulo va evitato. <text:line-break/>I parametri operativi che devono essere considerati sono: T,P, formulazione del mezzo, controllo della schiuma, agitazione, pH, O</text:span><text:span text:style-name="T536">2</text:span><text:span text:style-name="T2"> e CO</text:span><text:span text:style-name="T536">2 </text:span><text:span text:style-name="T2">disciolto e analisi dei gas. Le azioni che posso fare è mettere dei sensori che siano in grado di seguire i parametri. Devo poter registrare ciò che accade nell’impianto perché in questo modo posso risalire alla fonte di eventuali problemi. Devo controllare anche le reazioni redox, livello enzimatico oppure la composizione della biomassa, n° delle cellule e dimensioni delle cellule. Molto spesso le sonde sono presenti e devono essere in grado di </text:span><text:soft-page-break/><text:span text:style-name="T2">misurare in modo corretto, dare una distribuzione all’interno del reattore </text:span><text:span text:style-name="T22">e essere</text:span><text:span text:style-name="T2"> </text:span><text:span text:style-name="T22">resistenti per</text:span><text:span text:style-name="T2">ch</text:span><text:span text:style-name="T22">é</text:span><text:span text:style-name="T2"> spesso </text:span><text:span text:style-name="T22">si trovano</text:span><text:span text:style-name="T2"> in ambiente acquoso con pH bassi. Devono essere poi lavati per bene se magari prima erano </text:span><text:span text:style-name="T23">stati</text:span><text:span text:style-name="T2"> utilizzati in un altro processo di fermentazione. Gli ingressi </text:span><text:span text:style-name="T23">delle</text:span><text:span text:style-name="T2"> sonde devono riuscire a resistere a queste temperature.<text:line-break/>I costi per generare e mantenere livelli di asepsi molto alti sono importanti. </text:span></text:p>
      <text:p text:style-name="P218"><text:span text:style-name="T47">BIOECONOMY<text:line-break/></text:span><text:span text:style-name="T2">È l’applicazione della biotecnologia a</text:span><text:span text:style-name="T25">lla produzione primaria, alla salute e all’industria</text:span><text:span text:style-name="T2"> a</text:span><text:span text:style-name="T25">l fine di</text:span><text:span text:style-name="T2"> contribuire ad un miglioramento economico. <text:line-break/></text:span><text:span text:style-name="T26">Esiste una metodologia di valutazione del grado di maturità di una tecnologia chiamata </text:span><text:span text:style-name="T2">TRL, </text:span><text:span text:style-name="T26">misura lo </text:span><text:span text:style-name="T2">sviluppo dell’idea da 0 a 7: 0 </text:span><text:span text:style-name="T530">→</text:span><text:span text:style-name="T2"> ho solo l’idea, 3-4 </text:span><text:span text:style-name="T530">→</text:span><text:span text:style-name="T2"> ho fatto alcuni esperimenti e ho ottenuto dei risultati, potrebbero essere applicati a livello industriali 7</text:span><text:span text:style-name="T530">→</text:span><text:span text:style-name="T2"> impianto illustrativo.<text:line-break/></text:span><text:span text:style-name="T24">B</text:span><text:span text:style-name="T2">isogna interfacciarsi con biomasse rinnovabili e ottenere un processo sostenibile dal punto di vista rinnovabile e industriale, </text:span><text:span text:style-name="T28">si vuole p</text:span><text:span text:style-name="T2">rodurre materiali sostituivi per poter poi essere degradati in modo efficiente. <text:line-break/></text:span><text:span text:style-name="T27">A</text:span><text:span text:style-name="T2">rrivare ad una bioeconomy non significa sostituire subito tutto ciò che è chimico ma si intende una sostituzione parziale. Fare bioeconomy significa trovare altri obiettivi per determinati materiali primi. <text:line-break/>La bioeconomy impatta sulla salute in termini di prodotti farmaceutici, biotecnologie medicali e tecnologie medicali. <text:line-break/>Impatta anche sulla produzione delle chemicals, energia, materiali e food &amp; drink. <text:line-break/>C’è anche l’impatto sulla produzione di tipo primario quindi sull’agricoltura e sulla produzione marina. <text:s text:c="2"/><text:line-break/>Esempio: produzione delle olefine in un modo differente.<text:line-break/>Biorefinery: produzione autosostenuta a partire dagli scarti delle biomasse alimentari.<text:line-break/>Prodotti tipici di una bioraffineria: chemicals (prodotti a partire da processi fermentativi), biomateriali, bioenergia, controllo dell’ambiente, bioremediation delle acque domestiche e industriali con possibile riutilizzo, trattamento di acque più inquinate. <text:line-break/>L’obiettivo è quello di diventare competitivi rispetto all’economia del petrolio (produrre tutto ciò che produrrebbe il petrolio ma con vie biotecnologiche). Grosso sforzo: usare biomasse di SCARTO.<text:line-break/><text:line-break/></text:span><text:span text:style-name="T29">CLASSIFICAZIONE DELLE COSE VIVENTI</text:span><text:span text:style-name="T2"><text:line-break/>1) </text:span><text:span text:style-name="T29">Tipo di cellula: p</text:span><text:span text:style-name="T2">rocariote o eucariote.</text:span><text:span text:style-name="T34">I</text:span><text:span text:style-name="T2"> procarioti sono cellule che hanno il nucleo non separato dal resto della cellula, cosa che invece avviene ne</text:span><text:span text:style-name="T30">gli</text:span><text:span text:style-name="T2"> eucariot</text:span><text:span text:style-name="T30">i, quest’ultimi </text:span><text:span text:style-name="T2">hanno molti organelli separati dal resto della cellula. <text:line-break/>2) </text:span><text:span text:style-name="T29">L</text:span><text:span text:style-name="T2">ivello di organizzazione: singola o multi cellula, </text:span><text:span text:style-name="T34">un o</text:span><text:span text:style-name="T2">rganismo unicellulare cresce rapidamente ed è più facile da gestire rispetto ad un organismo multi cellulare.<text:line-break/>3) Tipo nutrizionale: eterotrofia e autotrofia. Organismi eterotrofi</text:span><text:span text:style-name="T31"> ricavano energia e le molecole da fonti esterne</text:span><text:span text:style-name="T2">, gli autotrofi (piante) sono in grado di generare </text:span><text:span text:style-name="T32">le molecole organiche di cui necessitano a partire da sostanze inorganiche semplici come CO</text:span><text:span text:style-name="T538">2</text:span><text:span text:style-name="T32"> e H</text:span><text:span text:style-name="T538">2</text:span><text:span text:style-name="T32">O, </text:span><text:span text:style-name="T33">sono quindi capaci di nutrirsi da soli.</text:span><text:span text:style-name="T2"><text:line-break/></text:span></text:p>
      <text:p text:style-name="P219"><text:span text:style-name="T490">Organismi viventi:</text:span><text:span text:style-name="T50"><text:line-break/>Procarioti </text:span><text:span text:style-name="T531">→</text:span><text:span text:style-name="T50"> batteri, cianobatteri, possono essere autotrofi o eterotrofi<text:line-break/>Eucarioti </text:span><text:span text:style-name="T531">→</text:span><text:span text:style-name="T50"> </text:span><text:span text:style-name="T132">protisti</text:span><text:span text:style-name="T50">, funghi, muffe, piante e animali<text:line-break/>Parete cellulare presente nelle piante, può avere composizioni differenti. Se il microorganismo ha la parete cellulare fatta in un modo piuttosto che nell’altro fa sì che riusciremo a suddividere i batteri in grandi positivi o no. <text:line-break/>Archia </text:span><text:span text:style-name="T531">→</text:span><text:span text:style-name="T50"> organismi che vivono in condizioni particolari come grande concentrazioni di ioni o zolfo o a pressione del fondale marino, sono in grado di sopravvivere e riprodursi in condizioni estreme.<text:line-break/><text:line-break/>Le cellule sono la base unitaria della vita. Le cellule sono tipicamente piccole perché hanno messo in atto una particolare strategia di sopravvivenza: le cellule devono interagire con l’ambiente, assorbire nutrienti, assorbire e scambiare gas, espellere i prodotti di scarto. Perché i nutrienti possano essere assorbiti e i gas scambiati in modo adeguato la cellula ha bisogno di una grande superficie. </text:span><text:span text:style-name="T491">Tanto più grande è la dimensione della cellula e tanto più lenta sarà la diffusione</text:span><text:span text:style-name="T50"> (gas da esterno all’interno, prodotti di scarto da interno all’esterno) e quindi lo scambio di gas. <text:line-break/>Rapporto superficie volume </text:span><text:span text:style-name="T531">→</text:span><text:span text:style-name="T50"> più </text:span><text:span text:style-name="T133">il</text:span><text:span text:style-name="T50"> diametro è piccolo e migliore è questo rapporto.<text:line-break/>Le cellule sono dei sistemi complessi caratterizzati da una grandissima capacità di adattarsi in funzione delle condizione esterne e quindi in funzione della disponibilità della materia e energia, hanno adattabilità a condizioni più critiche.<text:line-break/><text:line-break/></text:span><text:soft-page-break/><text:span text:style-name="T50">Metabolismo: catabolismo in grado di degradare prodotti assorbiti dall’ambiente generando così energia in modo tale da poi effettuare l’anabolismo </text:span><text:span text:style-name="T134">(sintesi di sostanze complesse).</text:span><text:span text:style-name="T50"><text:line-break/>Possono avere dimensioni e complessità diverse, possono riprodursi in modo diverso o per mitosi o asessualmente, hanno tutti un patrimonio genetico e quindi sono in grado di trasmettere alla progenie le caratteristiche cellulari.</text:span></text:p>
      <text:p text:style-name="P1"><text:span text:style-name="T2"><text:line-break/>Caratteristiche comuni in tutte le cellule: <text:line-break/>1) Membrana citoplasmatica </text:span><text:span text:style-name="T35">che separa il citoplasma all’interno delle cellule dall’esterno.</text:span><text:span text:style-name="T2"><text:line-break/>2) Citoplasma, </text:span><text:span text:style-name="T35">miscela acquosa di</text:span><text:span text:style-name="T2"> macromolecole utilizzate dalla cellula per fare energia.<text:line-break/>3) Ribosomi, fanno avvenire sintesi delle proteine.<text:line-break/>4) DNA, controlla funzioni cellulari,<text:line-break/>I virus non sono cellule, non hanno queste quattro caratteristiche </text:span><text:span text:style-name="T530">→</text:span><text:span text:style-name="T2"> virus considerati a parte, microrganismi non cellulari.<text:line-break/><text:line-break/></text:span><text:span text:style-name="T36">I p</text:span><text:span text:style-name="T2">rocarioti </text:span><text:span text:style-name="T36">sono</text:span><text:span text:style-name="T2"> molto più piccoli degli eucarioti. Gli eucarioti sono circondati da una membrana cellulare fatta di lipidi </text:span><text:span text:style-name="T36">(</text:span><text:span text:style-name="T40">informazione</text:span><text:span text:style-name="T2"> utile per pulire reattori </text:span><text:span text:style-name="T530">→</text:span><text:span text:style-name="T2"> degradiamo lipidi con un detergente ad hoc</text:span><text:span text:style-name="T36">).<text:line-break/></text:span><text:span text:style-name="T37">I procarioti sono organismi </text:span><text:span text:style-name="T40">unicellulari</text:span><text:span text:style-name="T37"> privi di nucleo cellulare e di organelli legati alla membrana; </text:span><text:span text:style-name="T38">gli eucarioti ospitano il DNA in un nucleo chiuso dalla membrana e </text:span><text:span text:style-name="T41">hanno</text:span><text:span text:style-name="T38"> organelli. </text:span><text:span text:style-name="T41">I procarioti sono le cellule più semplici.</text:span><text:span text:style-name="T2"><text:line-break/>L’organizzazione delle cellule segue una struttura gerarchi</text:span><text:span text:style-name="T36">c</text:span><text:span text:style-name="T2">a: </text:span><text:span text:style-name="T39">le subunità monomeriche nelle proteine, negli acidi nucleici e nei polisaccaridi sono unite da legami covalenti.</text:span><text:span text:style-name="T2"><text:line-break/>Le macromolecole sono però legate tra di loro da leg</text:span><text:span text:style-name="T39">ami</text:span><text:span text:style-name="T2"> non covalenti, spesso da legami idrogeno o da interazioni Van der Walls. Per rompere le singole unità dunque faccio più fatica rispetto al rompere le macromolecole.<text:line-break/></text:span><text:span text:style-name="T40">I cloroplasti sono organuli presenti nelle cellule delle piante e nelle alghe eucariotiche, all'interno di questi si svolge il processo della fotosintesi clorofilliana.</text:span><text:span text:style-name="T2">I flagelli servono a muoversi e possono avere forme diverse. <text:line-break/></text:span><text:span text:style-name="T41">Le </text:span><text:span text:style-name="T42">f</text:span><text:span text:style-name="T41">imbrie</text:span><text:span text:style-name="T2"> hanno obiettivo interazioni con l’esterno, sono utilizzate nella formazione dei biofilm </text:span><text:span text:style-name="T42">(aggregazione complessa di microrganismi).</text:span><text:span text:style-name="T2"><text:line-break/>I procarioti pur essendo più piccoli degli eucarioti funzionano bene, sono in grado di colonizzare ambienti in tempi minori a causa della velocità elevata e quindi riescono ad adattarsi meglio.<text:line-break/>Originariamente pare che per primi si siano generati i procarioti ancestrali, da loro sono derivate cose diverse, una via è andata verso i batteri, un’altra per i cianobatteri e ad un certo punto sono comparsi i mitocondri, organelli degli eucarioti in cui avviene la respirazione. I mitocondri hanno un loro patrimonio genetico, è dunque un organismo all’interno di un altro organismo. Una teoria evolutiva quindi afferma che siamo partiti da procarioti, questi hanno generato una serie di cose + i mitocondri. </text:span></text:p>
      <text:p text:style-name="P2"/>
      <text:p text:style-name="P3"><text:span text:style-name="T50">MICRORGANISMO<text:line-break/>Possono essere </text:span><text:span text:style-name="T500">buoni</text:span><text:span text:style-name="T50">, utilizzati a scopo produttivo, sono in grado di conservare alimenti, di produrre molecole, vanno ad impattare prodotti come alimenti, bevande e farmaci. Possono essere </text:span><text:span text:style-name="T500">brutti</text:span><text:span text:style-name="T50"> perché i microrganismi sono in grado di degradare sostanze che per loro sono substrati ma che per noi sono ad esempio cibo o bevande (irrancidimento del latte). Infine possono essere anche </text:span><text:span text:style-name="T500">cattivi</text:span><text:span text:style-name="T50">, possono causare malattie e infezioni, si possono avere effetti di intossicazione (tossine che i batteri generano durante il loro colonizzare) oppure problemi legati alla produzione metabolica di certi batteri che danno luogo a effetti collaterali se per esempio ingeriti oppure messi a contatto con il nostro corpo (cosmetici). <text:line-break/><text:line-break/>Tre pacchetti: batteri, archea (procarioti), eucarioti (funghi).<text:line-break/>Gli archea sono molto ai batteri ma si differenziano </text:span><text:span text:style-name="T135">perché i primi</text:span><text:span text:style-name="T50"> sono quelli che si possono trovare in condizioni estremi. <text:line-break/>Arche</text:span><text:span text:style-name="T136">i</text:span><text:span text:style-name="T50"> e batteri vengono utilizzati nei bioprocessi, sono procarioti quindi hanno una cellula semplice in cui il loro patrimonio genetico è conservato in un cromosoma circolare non racchiuso da una membrana. <text:line-break/>Hanno una parete cellulare costituita da peptidoglicano che </text:span><text:span text:style-name="T135">è rigida e <text:s/></text:span><text:span text:style-name="T50">ha una funzione protettiva<text:line-break/>In funzione di come è fatta la parete gli organismi saranno più o meno sensibili agli antibiotici, gli antibiotici sono un modo per andare a controllare la crescita di batteri non voluti.<text:line-break/><text:line-break/>NOMENCLATURA E CLASSIFICAZIONE:Il nome scientifico è scritto o in </text:span><text:span text:style-name="T500">italico</text:span><text:span text:style-name="T50"> o </text:span><text:span text:style-name="T501">sottolineato</text:span><text:span text:style-name="T50">, si usa molto il latino.<text:line-break/></text:span><text:soft-page-break/><text:span text:style-name="T50">ARCHEA<text:line-break/>Sono procarioti, simili ai batteri ma con caratteristiche diverse. Non hanno </text:span><text:span text:style-name="T484">mureina</text:span><text:span text:style-name="T50"> nella parete cellulare. <text:line-break/>Sono molto adattabili, si possono trovare in ambienti estremamente difficili da colonizzare. La fisiologia e la natura degli archea fa sì che siano classificati in: </text:span><text:span text:style-name="T499">metanogeni</text:span><text:span text:style-name="T50">, procarioti in grado di produrre metano, </text:span><text:span text:style-name="T499">alofile estremi</text:span><text:span text:style-name="T50">, procarioti in grado di vivere in concentrazione elevate di sale (le conc saline vengono utilizzate spesso per distruggere i batteri a fine processo), </text:span><text:span text:style-name="T499">termofili estremi</text:span><text:span text:style-name="T50">, procarioti che vivono ad alte temperature (si trovano in prossimità dei vulcani). La loro possibilità di sopravvivenza deriva da come è strutturata la loro parete.<text:line-break/><text:line-break/>BATTERI<text:line-break/>I batteri si riproducono in fretta, hanno un patrimonio genetico facilmente studiabile </text:span><text:span text:style-name="T137">e sono procarioti.</text:span><text:span text:style-name="T50"><text:line-break/>Noi utilizzeremo dal punto di vista industriale la serie dei proto-batteri, gli actinobatteri, i cianobatteri e i batteri sulfurei. I batteri si </text:span><text:span text:style-name="T138">riproducono</text:span><text:span text:style-name="T50"> per fissione binaria. La produzione di energia può essere affrontata in modo diversi: fotosintesi, utilizzando molecole organiche e usando molecole inorganiche.<text:line-break/>I batteri vengono identificati in funzione:<text:line-break/>- Forma </text:span><text:span text:style-name="T531">→</text:span><text:span text:style-name="T50"> <text:s/>cocci (sfere), bacilli (bastoncelli), spirali (elicoidali) o anche forme inusuali come stella e rettangolari.<text:line-break/>- Arrangiamento </text:span><text:span text:style-name="T531">→</text:span><text:span text:style-name="T50"> single, appaiate, catene, clusters </text:span><text:span text:style-name="T139">(ammasso)</text:span><text:span text:style-name="T50">; soprattutto i bacilli si possono arrangiare.<text:line-break/>- Dimensione </text:span><text:span text:style-name="T531">→</text:span><text:span text:style-name="T50"> alla fine di un processo devo fare separazione, il fatto che i batteri siano piccoli significa anche che il peso della massa è bassa, ho un problema e dunque devo scegliere se fare un processo a membrana, centrifugazione o filtrazione, dipende dalle dimensione dell’organismo.<text:line-break/>- Gram positivi vs gram negativi </text:span><text:span text:style-name="T531">→</text:span><text:span text:style-name="T50"> se batterio può essere controllato tramite uso di antibiotici.<text:line-break/>- Aerobici vs anaerobici.<text:line-break/>- Habitat </text:span><text:span text:style-name="T531">→</text:span><text:span text:style-name="T50"> devo conoscere T, P, pH e conc salina del substrato, sceglierò il microorganismo con l’habitat con condizioni più normali in quanto più facili da gestire. Conoscere l’habitat ci consente di scegliere l’organismo migliore. Abbiamo i psicrofili con T&lt;20°C, mesofili con T a 40-50°C e termofili con T &gt; 50°C. <text:line-break/>Acidofili pH&lt;5 e alcalofili per pH &gt; 9-10. </text:span><text:span text:style-name="T158">I </text:span><text:span text:style-name="T50">batteri sono tendenzialmente anaerobi<text:line-break/><text:line-break/></text:span><text:span text:style-name="T490">TEST DI GRAM</text:span><text:span text:style-name="T50"><text:line-break/>Gram per identificare le tipologie di batteri li colorò con il cristal violetto, un indicatore, dopodiché </text:span><text:span text:style-name="T140">fece</text:span><text:span text:style-name="T50"> un trattamento con ioduro in modo da fissare il cristal e dopo l’applicazione dell’acetone not</text:span><text:span text:style-name="T140">ò</text:span><text:span text:style-name="T50"> che il colore rimase in alcuni batteri e in altri invece no. Quindi scopri che c’è una correlazione tra alcuni batteri e la soluzione di cristal violetto, la parete cellulare una volta entrata in contatto con l’indicatore non tornava indietro. <text:line-break/>I batteri gram positivi hanno una parete cellulare molto compatta e che non consente, una volta che ho fatto i legami, al solvente (l’acetone) di rimuovere le molecole che danno quel colore. <text:line-break/>I batteri gram positivi hanno un acido teicoico attaccato al peptidoglicano, costituente della parete cellulare. <text:s/><text:line-break/>L’acido teicoico fa in modo che la superficie dell’organismo sia molto più compatta e quindi più difficile da </text:span><text:span text:style-name="T141">s</text:span><text:span text:style-name="T50">radicare. <text:line-break/>Il test di gram serve a capire quali batteri sono sensibili alla penicillina, infatti la penicillina g andava a influenzare direttamente la parete, fingeva di essere un amminoacido e quindi il microrganismo utilizzava in modo indifferenziato l’amminoacido corretto o la penicillina, se usavano quest’ultima la parete avrebbe presentato poi dei buchi e dunque il microrganismo moriva</text:span><text:span text:style-name="T142">.<text:line-break/>I gram positivi sono sensibili alla penicillina mentre per i gram negativi dipende, alcuni lo sono altri no.</text:span><text:span text:style-name="T50"><text:line-break/>Il gram positivo poi può essere digerito dal lisozima, quest’ultimo è uno dei modi per aprire i microrganismi, si addizionano a fine produzione in modo che la parete venga degradata, viene usato anche per fare asepsi. I gram negativi invece non possono essere digeriti. I gram + hanno pochi lipidi rispetto ai gram -.<text:line-break/><text:line-break/>I proteobatteri sono <text:s/>tutti gram - , includono una serie di batteri che possono avere fenomeni patogeni. Ci sono un sacco di metabolismi diversi. </text:span><text:span text:style-name="T144">Gli organismi utilizzati</text:span><text:span text:style-name="T50"> principalmente </text:span><text:span text:style-name="T144">nell’industria sono</text:span><text:span text:style-name="T50"> </text:span><text:span text:style-name="T144">tre</text:span><text:span text:style-name="T50">: <text:s/>acetob</text:span><text:span text:style-name="T143">ac</text:span><text:span text:style-name="T50">ter, gluconoba</text:span><text:span text:style-name="T143">c</text:span><text:span text:style-name="T50">ter, <text:s/>entrambi utilizzati per la produzione di acido acetico e zymomonas, quelli che sono maggiormente proposti come produttori di etanolo prendendo il posto del lievito.<text:line-break/>I zymomonas riescono a produrre molto alcool </text:span><text:span text:style-name="T145">e</text:span><text:span text:style-name="T50"> sono resistenti all’alcool che producono. <text:line-break/>La produzione dell’etanolo ha il problema dell’inibizione al prodotto; troppo prodotto può portare alla morte della biomassa che lo sta producendo </text:span><text:span text:style-name="T146">(come nel caso dei lieviti).</text:span><text:span text:style-name="T50"><text:line-break/>Il gluconoba</text:span><text:span text:style-name="T143">c</text:span><text:span text:style-name="T50">ter si ferma all’acido acetico e non continua </text:span><text:span text:style-name="T147">ad ossidarlo </text:span><text:span text:style-name="T50">fino a produrre CO</text:span><text:span text:style-name="T539">2</text:span><text:span text:style-name="T50">. <text:line-break/></text:span><text:soft-page-break/><text:span text:style-name="T50">Può anche essere utilizzato per ossidare il glucosio a acido gluconico, viene utilizzato come conservante negli alimenti oppure nei mangimi perché stimolano i processi di crescita negli animali. <text:line-break/>I cianobatteri sono batteri fotosintetici in grado di fissare l’azoto, sono coltivati in biomassa.<text:line-break/>I firmicutes sono in grado di tollerare grandi quantità di acqua e sale/zucchero, ottimi per fare i processi in salamoia.<text:line-break/>Sono batteri </text:span><text:span text:style-name="T148">G</text:span><text:span text:style-name="T50">ram +, </text:span><text:span text:style-name="T148">in realtà ad alcuni firmicutes mancano le pareti cellulari per cui non rispondono alla colorazione di Gram ma dato che non hanno anche la seconda membrana, che si trova nei Gram -, li classifichiamo come Gram +. </text:span><text:span text:style-name="T50"><text:s/>All’interno di questa categoria abbiamo i lattobacilli, utilizzati nell’industria casearia. <text:line-break/><text:line-break/></text:span><text:span text:style-name="T487">Spore</text:span><text:span text:style-name="T50">: </text:span><text:span text:style-name="T149">l</text:span><text:span text:style-name="T50">e spore consentono all’organismo di resistere, sono una forma di difesa, per questo sono molto difficili da eliminare. Fare l'asepsi sulle spore è molto difficile, bisogna operare con sistemi di disinfezione.<text:line-break/>Alcune specie sono in grado di uccidere le larve degli insetti, sono dunque coltivati e pensati come pesticidi degli animali per preservare le coltivazioni da insetti infestanti con un sistema insetticida naturale.<text:line-break/>Non sono sensibili alla presenza dell’ossigeno, possono essere coltivati con la loro </text:span><text:span text:style-name="T150">sua</text:span><text:span text:style-name="T50"> senza avere effetti collaterali. <text:line-break/><text:line-break/>La fermentazione lattica viene usata per produrre un sito, l’acido lattico, che però non è l’obbiettivo finale della produzione casearia ma è in mezzo; l’acido porta alla coagulazione delle proteine, si aggregano agli ioni calcio e danno il caglio, base di partenza per la produzione dei formaggi. In questo modo si preservano le proteine del latte. <text:line-break/>L’acido lattico se non salato è tossico per l’essere umano. <text:line-break/></text:span><text:span text:style-name="T151">I batteri lattici si dividono in omofermenta</text:span><text:span text:style-name="T152">nti</text:span><text:span text:style-name="T151">i che </text:span><text:span text:style-name="T50">producono solo l’acido lattico </text:span><text:span text:style-name="T152">e </text:span><text:span text:style-name="T50">eterofermenta</text:span><text:span text:style-name="T152">nt</text:span><text:span text:style-name="T50">i, arrivano al processo di crescita e sviluppo attraverso una fermentazione che non produce solo acido lattico ma che per esempio produce CO</text:span><text:span text:style-name="T539">2</text:span><text:span text:style-name="T50"> o etanolo.<text:line-break/>I batteri lattici in funzione della loro natura danno luogo alla fine della fermentazione a enantiomeri diversi.<text:line-break/>Gli enzimi sono in grado di riconoscere solo uno dei due isomeri. Dal punto di vista applicativo spesso è richiesto solo uno dei due isomeri. Con un processo fermentativo posso andare a selezionare l’isomero, grandissimo vantaggio delle funzioni biotec</text:span><text:span text:style-name="T151">nologiche</text:span><text:span text:style-name="T50">: </text:span><text:span text:style-name="T490">scegliendo il microrganismo giusto posso non selezionare i prodotti ma addirittura selezionare la configurazione della molecola d’interesse</text:span><text:span text:style-name="T50">.<text:line-break/></text:span><text:span text:style-name="T153">I batteri lattici sono usati industrialmente perché hanno una serie di caratteristiche ottime come: la loro capacità di fermentare rapidamente da materie prime economiche, richiedono poche quantità di azoto, producono alte rese dell’acido lattico stereo specifico preferito, capacità di crescere a condizioni di bassi pH e alte T e la capacità di produrre piccole quantità di massa cellulare così come quantità trascurabili di altri sottoprodotti.</text:span><text:span text:style-name="T50"><text:line-break/><text:line-break/></text:span><text:span text:style-name="T155">Tra gli actinobatteri troviamo i c</text:span><text:span text:style-name="T50">ori</text:span><text:span text:style-name="T154">ne</text:span><text:span text:style-name="T50">batteri e i propionibatteri, entrambi usati nella produzione di amminoacidi. <text:line-break/>I secondi sono anche in grado di produrre acido propionico, questo viene usato nella produzione casearia, porta al sapore di gruviera.<text:line-break/>Le ife e i filamenti sono fondamentali per la sopravvivenza dei batteri (o hanno scopo di assorbimento o di riproduzione), questi filamenti però durante la fase di produzione e in particolare durante la fase di agitazione recano problemi in quanto la turbina tende a strappare i filamenti </text:span><text:span text:style-name="T531">→</text:span><text:span text:style-name="T50"> bisogna operare con l’agitazione, posto che l’obiettivo sia la crescita del microrganismo, in modo tale da evitare la perdita dei filamenti.<text:line-break/>La presenza <text:s/>delle ife </text:span><text:span text:style-name="T156">rende</text:span><text:span text:style-name="T50"> più difficile la distribuzione dei nutrimenti.<text:line-break/>La separazione del microrganismo rispetto al substrato e al liquido di coltura è facilitato dalle ife, abbiamo organismi agglomerati che danno massa. Le ife vengono a svilupparsi durante la crescita, alla fine sar</text:span><text:span text:style-name="T156">anno</text:span><text:span text:style-name="T50"> present</text:span><text:span text:style-name="T156">i</text:span><text:span text:style-name="T50"> in quantità maggiore e dunque man mano che procedo con il processo aumenta la viscosità del sistema e va sempre di più verso un andamento non newtoniano perciò dovrò aumenta</text:span><text:span text:style-name="T156">re</text:span><text:span text:style-name="T50"> l’agitazione, dal punto di vista energetico costa di più. <text:line-break/><text:line-break/>FUNGHI E LIEVITO<text:line-break/>Organismi che in modo semplice possono essere cresciuti e utilizzati per fare altri prodotti.<text:line-break/>I lieviti vengono classificati a parte perché unicellulari ma sono comunque funghi. I funghi invece sono sistemi multicellulari. Sono eucarioti, hanno cellule più grandi, nucleo in un filamento circolare e separato da una membrana nucleare, sono cellule complesse perché caratterizzate da una serie di organelli. La loro membrana cellulare è fatta di lipidi. Sono molto adattabili e il più delle volte sono dei degradatori, hanno lo scopo di degradare in natura le sostanze organiche </text:span><text:span text:style-name="T163">e </text:span><text:span text:style-name="T50"><text:s/>sono adattabili a tipi di substrati diversi tra di loro. <text:line-break/></text:span><text:span text:style-name="T159">L</text:span><text:span text:style-name="T157">a loro parete cellulare contiene </text:span><text:span text:style-name="T159">chitina</text:span><text:span text:style-name="T157"> e crescono portando alla formazione di filamenti. </text:span><text:span text:style-name="T50"><text:line-break/></text:span><text:soft-page-break/><text:span text:style-name="T50">I funghi sono o aerobi, hanno bisogno dell’ossigeno, o spesso aerobi facoltativi (tipico dei lieviti). <text:line-break/></text:span><text:span text:style-name="T163">I</text:span><text:span text:style-name="T50">l metabolismo di tipo aerobio comporta una grande produzione di ATP che è il vettore energetico quindi per mantenere vive, sane e vitali cellule così complesse c’è necessità di operare aerobio, soltanto chi è aerobio è in grado di disporre di un apporto energetico per mantenere le cellule vitali.<text:line-break/>I lieviti sono </text:span><text:span text:style-name="T161">funghi</text:span><text:span text:style-name="T50"> </text:span><text:span text:style-name="T162">unicellulari eucarioti </text:span><text:span text:style-name="T163">e p</text:span><text:span text:style-name="T50">referenzialmente operano aerobio ma non obbligatoriamente, se scelgono la via dell’anaerobio avremo prodotti diversi ma anche velocità di crescita diverse.<text:line-break/></text:span><text:span text:style-name="T159">I lieviti</text:span><text:span text:style-name="T50"> </text:span><text:span text:style-name="T159">vengono</text:span><text:span text:style-name="T50"> usat</text:span><text:span text:style-name="T159">i</text:span><text:span text:style-name="T50"> per la produzione dell’etanolo, bevande alcoliche, pane, alcaloidi (sostanze farmaceutiche) ecc…<text:line-break/></text:span><text:span text:style-name="T157">Generalmente i lieviti non hanno effetti patogeni.<text:line-break/></text:span><text:span text:style-name="T163">I l</text:span><text:span text:style-name="T157">ieviti si riproducono </text:span><text:span text:style-name="T164">tipicamente i</text:span><text:span text:style-name="T157">n maniera asessuata ma hanno anche modo di riprodursi in modo sessuato, la scelta di una via rispetto all’altra dipend</text:span><text:span text:style-name="T164">e</text:span><text:span text:style-name="T157"> molto dalle condizioni operative esterne.</text:span><text:span text:style-name="T50"><text:line-break/></text:span><text:span text:style-name="T161">I funghi sono</text:span><text:span text:style-name="T50"> chemioeterotrofi, hanno bisogno di assorbire carbonio dall’ambiente</text:span><text:span text:style-name="T159"> </text:span><text:span text:style-name="T161">perché </text:span><text:span text:style-name="T157">non svolgono la fotosintesi ma producono energia tramite l'ossidazione di vari tipi di sostanze. Si riproducono per gemmazione, quando </text:span><text:span text:style-name="T159">la</text:span><text:span text:style-name="T157"> cellula figlia ha raggiunto dei livelli di dimensione sufficienti si separa e diventa una cellula a se stante. <text:line-break/></text:span><text:span text:style-name="T160">Le muffe e i funghi sono multicellulari costituiti da masse di micelio, che sono composte dalle ife.</text:span><text:span text:style-name="T157"> <text:s/><text:line-break/>Sono più facili da separare, costi minori di centrifugazione. <text:line-break/></text:span><text:span text:style-name="T50">Nei </text:span><text:span text:style-name="T491">funghi imperfetti</text:span><text:span text:style-name="T50">, ossia funghi noti solo nella forma asessuata, troviamo l’Aspergillus, produce aflatossine (problema importante nel caso della conservazione</text:span><text:span text:style-name="T167">) ed è</text:span><text:span text:style-name="T50"> utilizzat</text:span><text:span text:style-name="T167">o</text:span><text:span text:style-name="T50"> come produttori di acido citrico </text:span><text:span text:style-name="T167">e il Penicillium.</text:span><text:span text:style-name="T50"><text:line-break/>L’aspergillus è in grado di dare ife e questo possono essere vegetative (servono alla riproduzione) o di assorbimento, esse sono fondamentali per la crescita dell’organismo e quindi se vengono strappate a seguito <text:s/>dell’agitazione è un problema. Ci sono due tipi di Aspergillus, c’è quello niger che produce acido nitrico e anche gluconico a partire da zuccheri, e c’è quello oryzae utilizzato per la fermentazione del riso o della soia (portano alla produzione di salsa di soia, riso fermentato ecc).<text:line-break/></text:span><text:span text:style-name="T165">I</text:span><text:span text:style-name="T50">l Penicillium, che è l’altra entità utilizzata nella produzione di antibiotici, viene utilizzato perché attualmente le penicilline, prime molecole con capacità antibiotica non hanno più attività biologica cioè non sono più in grado di combattere le malattie ma sono dei meravigliosi sintoni, molecole che possono essere utilizzate come mattoni di partenza per la produzione di nuovi farmaci. <text:line-break/></text:span><text:span text:style-name="T165">I</text:span><text:span text:style-name="T50">l Penicillium </text:span><text:span text:style-name="T165">si divide in</text:span><text:span text:style-name="T50"> notatum </text:span><text:span text:style-name="T165">che</text:span><text:span text:style-name="T50"> veniva utilizzato inizialmente, esso però produce troppe ife e quindi è più difficile da gestire nei reattori e quindi venne sostituito dal chrysogenum che può essere coltivato nei reattori sommersi, ho il camemberti che fa la crosta <text:s/>tipica del Camembert.<text:line-break/>Lieviti funghi unicellulari, si dividono per fissione in modo simmetrico. <text:line-break/>Sono molto utilizzati in biotec</text:span><text:span text:style-name="T166">nologia</text:span><text:span text:style-name="T50"> perché facili da crescere, non sono particolarmente patogeni, crescono abbastanza bene anche su substrati di scarto, sono in grado di arrivare a range di pH anche abbastanza alti.<text:line-break/><text:line-break/>CICLO PRODUTTIVO<text:line-break/>Importantissimo conoscerlo in modo da poterlo poi governare per fare in modo che sia il più efficiente possibile.<text:line-break/>Capire anche le condizioni operative che ottimizzano il ciclo.<text:line-break/>Lieviti hanno produzione o asessuata o sessuata; il fatto che venga scelta una o l’altra via dipendono dalle condizioni (T, P, substrato, concentrazioni ecc) esterne </text:span><text:span text:style-name="T531">→</text:span><text:span text:style-name="T50"> noi applichiamo cond per far sì che scelgano la via asessuata così in questo modo eviteremo mutazioni (conservare il patrimonio genetico è fondamentale e soprattutto l’organismo che ho è già stato modificato per massimizzare il processo). <text:line-break/>Il fatto che si modifichi un po’ il patrimonio genetico significa che cambierà un po’ la distribuzione dei prodotti, se si tratta ad esempio solo di una mancanza leggera di proteina non è un problema così grande, se invece quello che sto producendo è qualcosa che voglio mangiare devo riformulare e andare a bilanciare le cose.<text:line-break/><text:line-break/>ALGHE <text:line-break/>Sono eucariot</text:span><text:span text:style-name="T169">i</text:span><text:span text:style-name="T50">, hanno una parete cellulare costituita da cellulosa, sono organismi fotosintetici quindi sono in grado di produrre ossigeno e sostanze organiche, esistono tipologie diverse caratterizzate da colori diversi (verdi, rosse, marroni) la cui natura dipende dalla loro profondità marina (dalle radiazioni che li raggiunge). <text:line-break/>Anche nel caso delle alghe c’è possibilità di riproduzione sessuata e asessuata, </text:span><text:span text:style-name="T168">le</text:span><text:span text:style-name="T50"> alghe vengono utilizzate con obiettivo estrazione. <text:line-break/>Le alghe brune che hanno nella loro parete cellulosa e acido alginico vengono coltivati con obiettivo di recupero di algina, che è un polimero, oppure recupero della clorofilla e xantofilla. <text:line-break/></text:span><text:soft-page-break/><text:span text:style-name="T50">Le alghe rosse hanno la parete costituita da cellulosa, all’interno della <text:s/>cellula è presente il carragen</text:span><text:span text:style-name="T169">i</text:span><text:span text:style-name="T50">n</text:span><text:span text:style-name="T169">a</text:span><text:span text:style-name="T50"> e l’agar, due polimeri utilizzati in produzione farmaceutiche e cosmesi. </text:span><text:span text:style-name="T169">L’a</text:span><text:span text:style-name="T50">gar è un gel bianco che può essere usat</text:span><text:span text:style-name="T169">o</text:span><text:span text:style-name="T50"> come base di crescita e di sviluppo, </text:span><text:span text:style-name="T169">la</text:span><text:span text:style-name="T50"> carragenina è molto utilizzat</text:span><text:span text:style-name="T169">a</text:span><text:span text:style-name="T50"> per produzione alimentari (modulatore di viscosità </text:span><text:span text:style-name="T531">→</text:span><text:span text:style-name="T50"> marmellate, zuppe ecc).<text:line-break/>Le alghe verd</text:span><text:span text:style-name="T170">i c</text:span><text:span text:style-name="T50">o</text:span><text:span text:style-name="T170">n cui recuperiamo </text:span><text:span text:style-name="T50">clorofilla e una serie di polimeri di zuccheri.<text:line-break/><text:line-break/>BACILLARIOPHYTA: </text:span><text:span text:style-name="T170">v</text:span><text:span text:style-name="T50">engono utilizzati per produzioni biotec. Contengono clorofilla, carotene, xantofilla. </text:span><text:span text:style-name="T171">Sono le d</text:span><text:span text:style-name="T50">iatomee </text:span><text:span text:style-name="T171">le quali sono </text:span><text:span text:style-name="T50">in grado di stoccare </text:span><text:span text:style-name="T171">e</text:span><text:span text:style-name="T50"> hanno capacità assorbenti.<text:line-break/><text:line-break/></text:span><text:span text:style-name="T526">CARBOIDRATI</text:span><text:span text:style-name="T50"><text:line-break/></text:span><text:span text:style-name="T172">Sono z</text:span><text:span text:style-name="T50">uccheri complessi </text:span><text:span text:style-name="T172">che</text:span><text:span text:style-name="T50"> una volta mangiati verranno scomposti in zuccheri semplici.<text:line-break/>Zuccheri semplici costituiti da atomi di carbonio e da un certo numero di gruppi OH, attraverso legami covalenti <text:s text:c="2"/></text:span></text:p>
      <text:list xml:id="list1440566025" text:style-name="L1">
        <text:list-item>
          <text:p text:style-name="P224">Monosaccaridi</text:p>
        </text:list-item>
        <text:list-item>
          <text:p text:style-name="P224">Disaccaridi</text:p>
        </text:list-item>
        <text:list-item>
          <text:p text:style-name="P224">Oligosaccaridi</text:p>
        </text:list-item>
        <text:list-item>
          <text:p text:style-name="P224">Polisaccaridi</text:p>
        </text:list-item>
      </text:list>
      <text:p text:style-name="P4"><text:span text:style-name="T50">Il glucosio è uno zucchero sempre coinvolto.<text:line-break/></text:span><text:span text:style-name="T175">Monosaccaridi</text:span><text:span text:style-name="T50"> legati da legami covalenti, </text:span><text:span text:style-name="T175">due unità di monosaccaridi danno un</text:span><text:span text:style-name="T50"> disaccaride </text:span><text:span text:style-name="T175">e i polisaccaridi si ottengono da catene di monosaccaridi o disaccaridi.</text:span><text:span text:style-name="T50"><text:line-break/>In base alla natura del gruppo CO classifico i monosaccaridi: aldoso (aldeide), chetoso (chetone).<text:line-break/>Molecola costituita da molecole <text:s/>di C e da un certo numero di gruppi ossidrili. Le molecole sono in grado di ciclizzare </text:span><text:span text:style-name="T176">cioè di formare</text:span><text:span text:style-name="T50"> di un anello. Il gusto dolce dipende dalla disposizione spaziale del gruppo OH. <text:line-break/>Principalmente tutte le molecole biologiche sono chirali </text:span><text:span text:style-name="T177">per cui si ha il C</text:span><text:span text:style-name="T50"> centrale chirale </text:span><text:span text:style-name="T178">che dà</text:span><text:span text:style-name="T50"> disposizioni diverse dei gruppi funzionali. <text:line-break/></text:span><text:span text:style-name="T491">Stereoisomeri</text:span><text:span text:style-name="T50"> </text:span><text:span text:style-name="T531">→</text:span><text:span text:style-name="T50"> molecole con stessi legami e composizione ma differente arrangiamento spaziale: abbiamo proprietà chimico-fisiche diverse. Se devo separare due stereoisomeri lo posso fare perché le loro proprietà sono diverse, nel caso degli </text:span><text:span text:style-name="T491">isomeri</text:span><text:span text:style-name="T50"> lo posso fare solo se metto in pratica metodi affinati (perché loro hanno stesse proprietà quindi non posso usare T di fusione, ebollizione ecc). <text:line-break/>Molecole classificate attraverso la tipologia di simmetria.<text:line-break/>Si considera </text:span><text:span text:style-name="T178">una </text:span><text:span text:style-name="T50">molecola,</text:span><text:span text:style-name="T178"> la sua</text:span><text:span text:style-name="T50"> immagine speculare e poi si applicano gli operatori di simmetria: riflessione, rotazione e traslazione, si va</text:span><text:span text:style-name="T178">nno</text:span><text:span text:style-name="T50"> a vedere se senza uscire dal piano le due strutture delle due immagini speculari si sovrappongono, se non lo fanno sono due isomeri e quindi lì c’è un carbonio chirale (C con 4 costituenti diversi).<text:line-break/>Le due forme di un oggetto chirale sono detti </text:span><text:span text:style-name="T491">enantiomeri</text:span><text:span text:style-name="T50">, stessa composizione, stesse proprietà chimico-fisica ma struttura geometrica diversa. <text:line-break/>Miscela racemica: miscela che contiene entrambi gli enantiomeri in percentuale 50-50.<text:line-break/>La separazione dei due enantiomeri si chiama risoluzione.<text:line-break/>Configurazione R e S </text:span><text:span text:style-name="T531">→</text:span><text:span text:style-name="T50"> nomenclatura + o -, stabilisce da che parte può ruotare la luce polare.<text:line-break/>Ci sono anche i </text:span><text:span text:style-name="T491">diastereoisomeri</text:span><text:span text:style-name="T50">, sono due stereoisomeri che non sono l’uno l’immagine speculare dell’altro, contengono più di un stereocentro. <text:line-break/>Possono avere configurazione uguale S,S R,R oppure configurazione diversa S,R </text:span><text:span text:style-name="T531">→</text:span><text:span text:style-name="T50"> mesocomposto.<text:line-break/>Nel caso di una reazione di tipo biotec</text:span><text:span text:style-name="T179">nologica</text:span><text:span text:style-name="T50"> indirizziamo la sintesi verso uno degli enantiomeri.<text:line-break/></text:span><text:span text:style-name="T179">Gli e</text:span><text:span text:style-name="T50">nant</text:span><text:span text:style-name="T179">i</text:span><text:span text:style-name="T50">omeri non <text:s/>possono essere separati </text:span><text:span text:style-name="T180">per via convenzionale</text:span><text:span text:style-name="T50">, quando si è in loro presenza li si fa reagire con una molecola purificata che a sua volta contiene un carbonio simmetrico, questo tipo di addotto (non è un composto stabile) genererà un diastereoisomero R,R e uno S,R; questi due possono essere separati. <text:line-break/>Siccome ho generato un addotto posso rimuovere la molecola con cui ho fatto reagire i due enant</text:span><text:span text:style-name="T179">i</text:span><text:span text:style-name="T50">omeri. <text:line-break/>Se il prodotto finale non è tossico lo si può usare come substrato, se questo ultimo step viene fatto tramite biochimica uno dei due enantiomeri non viene prodotto.<text:line-break/>La sintesi enzimatica porta ad un eccesso enantiomerico del 100%. <text:line-break/>Gli umani riescono a distinguere gli stereoisomeri tramite l’odore e il sapore.<text:line-break/>Stereochimica dei carboidrati complicata, i monosaccaridi sono suddivisi in zuccheri con 5 atomi di C o 6 atomi di C e poi in aldosi e chetosi. Il n° degli stereoisomeri corrisponde a 2</text:span><text:span text:style-name="T563">n</text:span><text:span text:style-name="T50"> con n=n° </text:span><text:span text:style-name="T181">C asimmetrici.<text:line-break/></text:span><text:span text:style-name="T50"><text:line-break/></text:span><text:soft-page-break/><text:span text:style-name="T50">Monosaccaridi: C</text:span><text:span text:style-name="T539">n</text:span><text:span text:style-name="T50">H</text:span><text:span text:style-name="T539">2n</text:span><text:span text:style-name="T50">O</text:span><text:span text:style-name="T539">n</text:span><text:span text:style-name="T50"> <text:line-break/>Gli zuccheri in funzione della loro struttura possono ciclizzare e dar luogo ad anelli chiusi. Il glucosio è spesso rappresentato nella sua versione ciclizzata. Una volta ciclizzata vengono distinti in anomeri </text:span><text:span text:style-name="T1521">α</text:span><text:span text:style-name="T50"> e </text:span><text:span text:style-name="T1521">β</text:span><text:span text:style-name="T50">, in base a dove si piazza il gruppo OH sul C</text:span><text:span text:style-name="T539">1</text:span><text:span text:style-name="T50">. Gli anelli a sei possono assumere configurazioni diverse come a sedia e a barca.<text:line-break/>Tutti i monosaccaridi e </text:span><text:span text:style-name="T182">la maggior parte di </text:span><text:span text:style-name="T50">disaccaridi sono definiti zuccheri riducenti, possono essere trattati con delle soluzioni di di Tollen, Fehling e Benedict in base al reattivo e possono dare luogo a redox. <text:line-break/>È un modo per riconoscere la concentrazione di zuccheri utilizzati dalle cellule nei substrati.<text:line-break/>Si definisce il potere riducente, questo dipenda dalla presenza di monosaccaridi aldosi o chetosi, </text:span><text:span text:style-name="T183">e </text:span><text:span text:style-name="T50">questo va a determinare la disponibilità degli zuccheri semplici sul substrato. Questo è legato anche al costo del substrato perché tanto ho più bisogno di zuccheri e tanto sarà più costoso il substrato. Esempi monosaccaridi: fruttosio, produzione totalmente enzimatica senza intervento del microorganismo; galattopiranosio che sta nelle membrane del cervello.<text:line-break/><text:line-break/>Disaccaridi: sono tutti legati da un legame glicosidico, è un legame <text:s/>covalente che porta alla polimerizzazione con eliminazione di molecola d’acqua. Per poter ricavare i zuccheri semplici dai dimeri bisogna operare con interventi che hanno bisogno di una spesa energetica più alta. Esempi: saccarosio, lo zucchero comune che contiene glucosio e fruttosio; lattosio, zucchero tipico del latte che contiene galattosio e glucosio.<text:line-break/><text:line-break/>Polisaccaridi: macromolecole costituite da mono</text:span><text:span text:style-name="T184">saccaridi</text:span><text:span text:style-name="T50">, costituenti principali dei vari substrati che andiamo a cercare come fonte di C. <text:line-break/>Amido costituito da due macromolecole, l’amil</text:span><text:span text:style-name="T185">o</text:span><text:span text:style-name="T50">sio (20%) e l’amilope</text:span><text:span text:style-name="T185">c</text:span><text:span text:style-name="T50">tina (80%). <text:line-break/>Il primo è un polimero lineare legato da legami </text:span><text:span text:style-name="T1522">α</text:span><text:span text:style-name="T50">, è un polimero solubile proprio perché è lineare e semplice, la sua degradazione porta al maltosio e poi successivamente se questo dimero </text:span><text:span text:style-name="T185">è</text:span><text:span text:style-name="T50"> rotto porta al glucosio. L’amilop</text:span><text:span text:style-name="T185">ec</text:span><text:span text:style-name="T50">tina è anche lei un poliglucosio ma ramificato circa ogni 20-25 unità con legami delle ramificazioni di tipo </text:span><text:span text:style-name="T1522">α</text:span><text:span text:style-name="T50">-1,6. <text:line-break/>Queste ramificazioni fa</text:span><text:span text:style-name="T185">nno</text:span><text:span text:style-name="T50"> sì che l’amilop</text:span><text:span text:style-name="T185">ec</text:span><text:span text:style-name="T50">tina sia insolubile in acqua.<text:line-break/>L’amilope</text:span><text:span text:style-name="T185">c</text:span><text:span text:style-name="T50">tina spesso è nella parte più esterna, in qualche modo con il fatto che ha ramificazione funge da protezione verso l’amido. Ciò che è meno solubile sta nella parte più interna. Ciò che è più facilmente degradabile viene protetto da ciò che lo è un po’ meno in modo tale che la riserva sia protetta da eventuale degradazione. <text:line-break/>La degradazione enzimatica è molto complessa nel caso degli amidi e della cellulosa, serve un intero team di enzimi che vadano ad attaccare le molecole in punti diversi </text:span><text:span text:style-name="T531">→</text:span><text:span text:style-name="T50"> punto di vista economico costoso, meglio procedere per via chimica.<text:line-break/>Un altro polisaccaride usato per stoccare riserve energetic</text:span><text:span text:style-name="T186">he</text:span><text:span text:style-name="T50"> è il glicogeno, simile alla amilope</text:span><text:span text:style-name="T186">c</text:span><text:span text:style-name="T50">tina perché ha una catena lineare con una serie di legami laterali, il glicogeno viene stoccato nei muscoli ed è una delle fonti che può essere degradato in maniera rapida in caso di necessità, se non viene degradato successivamente si trasforma in lipide. Il glicogeno è la prima fonte energetica in caso di richiesta da parte delle cellule, in particolare negli umani.<text:line-break/>Poi abbiamo la cellulosa, lunga catena lineare legata da legami </text:span><text:span text:style-name="T1522">β</text:span><text:span text:style-name="T50"> e quindi non siamo in grado di degradarlo (il nostro corpo ha perso la capacità di sintetizzare l’enzima in grado di degradare i legami </text:span><text:span text:style-name="T1522">β-</text:span><text:span text:style-name="T50">1,4). <text:line-break/>Le cellulose possono a loro volta impacchettarsi all’interno delle cellule, addirittura in arrangiamenti cristallini.<text:line-break/><text:line-break/></text:span><text:span text:style-name="T526">MEZZO DI FERMENTAZIONE </text:span><text:span text:style-name="T50"><text:line-break/></text:span><text:span text:style-name="T187">I</text:span><text:span text:style-name="T50">nsieme di sostanz</text:span><text:span text:style-name="T188">e</text:span><text:span text:style-name="T50"> che costituiranno l’ambiente ideale dal punto di vista nutrizionale per lo sviluppo dell’organismo selezionato e che stiamo facendo crescere. <text:line-break/></text:span><text:span text:style-name="T189">Costituisce</text:span><text:span text:style-name="T50"> la fonte </text:span><text:span text:style-name="T189">principale </text:span><text:span text:style-name="T50">di C organico che servirà all’organismo, a seconda della tipologia di materiale di partenza e a seconda di quel che vogliamo produrre può rappresentare un costo importante. <text:line-break/>Può essere materiale di scarto (e quindi si abbassano i costi) però </text:span><text:span text:style-name="T189">in tal caso presenta alcuni</text:span><text:span text:style-name="T50"> limiti: può contenere elevato contenuto di acqua (vogliamo 1 kg di substrato ma </text:span><text:span text:style-name="T190">se </text:span><text:span text:style-name="T50">da un commerciante </text:span><text:span text:style-name="T190">prendiamo</text:span><text:span text:style-name="T50"> </text:span><text:span text:style-name="T190">tanta</text:span><text:span text:style-name="T50"> acqua in quel kg vuol dire che non stiamo guadagnando), può essere molto variabile, se derivata da prodotti agricoli può essere soggetta a stagionalità.<text:line-break/>Esistono mezzi semplici, contengono ciò che è fondamentale per la crescita C,H, N,</text:span><text:span text:style-name="T190">P</text:span><text:span text:style-name="T50"> ed esistono mezzi più complessi, a livello di produzione industriali in cui oltre agli elementi chimici abbiamo i fattori di crescita, vitamine, un po’ di amminoacidi e tutto quello che va a favorire la crescita e lo sviluppo dell’organismo selezionato.<text:line-break/>I mezzi liquidi sono preferibili rispetto a quelli solidi perché più facili da gestire, una fermentazione a substrato liquido richiederà meno spazio a pari produzione rispetto a fermentazione con substrato solido.<text:line-break/></text:span><text:soft-page-break/><text:span text:style-name="T50">Tanto più puro è il mezzo di partenza che stiamo considerando e tanto migliore sarà il risultato, in termini di purezza e costi (se non ha impurezze verrà trattato di meno e</text:span><text:span text:style-name="T191"> quindi diminuzione di </text:span><text:span text:style-name="T50">costi). <text:line-break/>Dal punto di vista industriale non è importante quanto la materia prima sia la migliore o la più gradita da parte dell’organismo piuttosto si preferisce andare a vedere i costi della materia prima; non si sceglie la migliore ma quella che ci consente risultati ragionevoli ma a costi minori. </text:span><text:span text:style-name="T490">Scelta dettata dall’economia.<text:line-break/></text:span><text:span text:style-name="T50">Proprietà: fonte di C possibilmente disponibile, non troppo stagionale, non deve essere troppo lontana dal sito che dovrà utilizzarlo per evitare costi di trasporto, dovrà essere stoccata senza troppi problemi di degradazione dovuta all’attacco di altri organismi, non dovrà contenere grandi quantità di impurezze, dovrà in qualche modo essere un po’ uniforme </text:span><text:span text:style-name="T196">e avere una facilita di smaltimento dei rifiuti derivanti dalle materie prime.</text:span><text:span text:style-name="T50"><text:line-break/>Se ci sono dentro dei precursori che ci aiutano con il prodotto finale lo scarto risulta ancora più importante. </text:span><text:span text:style-name="T173">I precursori sono spesso amminoacidi oppure altre molecole piccoline.<text:line-break/></text:span><text:span text:style-name="T508">Molti organismi industriali hanno due fasi di crescita nella coltivazione batch: la fase di crescita, o tropofase, e la fase di produzione, o idiofase. Spesso queste due fasi richiedono nutrienti diversi o proporzioni diverse degli stessi nutrienti. Il mezzo deve essere completo ed essere in grado di rispondere a questi requisiti.</text:span><text:span text:style-name="T50"><text:line-break/>Si sceglie un mezzo di fermentazione che derivi già da un trattamento di materie che contiene carboidrati, come amidi piuttosto che cellulose, per esempio trattamento di piante, cereali che avevano uno scopo produttivo diverso dal nostro. In questo caso si prendono cereali, mais, orzo, riso ecc e si trattano con l’obiettivo di estrarre le molecole che sono all’interno, in questa operazione di pretrattamento si fa un’opera di degradazione degli eventuali amidi e cellulose presenti per poter rompere il </text:span><text:span text:style-name="T192">chicco</text:span><text:span text:style-name="T50"> ed estrarre ciò che è contenuto. <text:line-break/>A seguito di questa operazione rimane sempre del liquame, ricchissimo di zuccheri perché la capsula che proteggeva il germe che conteneva l’olio è costituito appunto da cellulosa.<text:line-break/>All’interno del liquido generato sono dunque contenuti tutti i carboidrati, addirittura già in parte degradati in monomeri e dimeri </text:span><text:span text:style-name="T531">→</text:span><text:span text:style-name="T50"> buonissimo materiale di partenza su cui poi costruire il mezzo di fermentazione.<text:line-break/>C’è il rischio che i costi per far sì che lo scarto diventi ottimo siano elevati a causa di tutti quei processi fatti ad esempio per purificarlo, </text:span><text:span text:style-name="T197">i</text:span><text:span text:style-name="T50">n più ci sono anche i vincoli </text:span><text:span text:style-name="T187">di</text:span><text:span text:style-name="T50"> legge perché alcuni scarti non possono essere riutilizzati.</text:span></text:p>
      <text:p text:style-name="P5"><text:span text:style-name="T50">Solitamente si scelgono scarti da più produzioni in modo tale da poter avere la stessa composizione finale ma da materiali di partenza diversi. <text:line-break/>Esempio: </text:span><text:span text:style-name="T174">(a) </text:span><text:span text:style-name="T491">corn steep liquor</text:span><text:span text:style-name="T50">, liquido che si ottiene dopo la separazione della parte solida a seguito del trattamento di mais per rompere i chicchi che verranno macinati e da cui si potrà estrarre l’olio.<text:line-break/>Prendere mais </text:span><text:span text:style-name="T531">→</text:span><text:span text:style-name="T50"> sticking, ammollamento in acqua e acido per degradare parte produttiva </text:span><text:span text:style-name="T531">→</text:span><text:span text:style-name="T50"> sviluppo batteri lattici che degradano parte dei polisaccaridi, abbassano il pH </text:span><text:span text:style-name="T531">→</text:span><text:span text:style-name="T50"> viene indebolita la parte protettiva del germe (parte più importante delle piante </text:span><text:span text:style-name="T193">perché</text:span><text:span text:style-name="T50"> dal germe si genera una nuova pianta e quindi è ben protetto), ciò che lo protegge è a sua volta nutrimento una volta che questo cresce. Batteri lattici: degradativi e allo stesso tempo il mai</text:span><text:span text:style-name="T193">s</text:span><text:span text:style-name="T50"> stesso genera enzimi degradativi che porta alla degradazione della capsula. In questo modo i chicchi di mais sono facilmente separabili, si separa prima il solido ottenendo il liquido che contiene i polisaccaridi. <text:line-break/>Derivando da un trattamento di prodotto agricolo il corn </text:span><text:span text:style-name="T194">steep</text:span><text:span text:style-name="T50"> liquor conterrà anche vitamine, azoto, fattori di crescita e tutta una serie di altre sostanze utili. Il corn </text:span><text:span text:style-name="T194">steep</text:span><text:span text:style-name="T50"> liquor è già un po’ sterilizzante perché ho bassi livelli di pH e quindi più di tanto non si genereranno organismi non voluti, </text:span><text:span text:style-name="T195">proprio perché è altamente acido va neutralizzato prima del suo uso</text:span><text:span text:style-name="T50">. I melassi hanno una composizione ottimale (sono anche i più costosi) sia dal punto di vista di C che di tutti gli altri elementi utili.<text:line-break/></text:span><text:span text:style-name="T174">(b) </text:span><text:span text:style-name="T494">Ph</text:span><text:span text:style-name="T491">armamedia</text:span><text:span text:style-name="T50"> deriva dall'essiccazione degli embrioni del cotone, </text:span><text:span text:style-name="T199">contiene carboidrati, olio, ceneri ricche di Ca,</text:span><text:span text:style-name="T50"> </text:span><text:span text:style-name="T199">Fe, Cloruri, P e solfati. <text:line-break/>(c)</text:span><text:span text:style-name="T491"> </text:span><text:span text:style-name="T495">S</text:span><text:span text:style-name="T491">carti di distillazione</text:span><text:span text:style-name="T50">, </text:span><text:span text:style-name="T506">è preparato filtrando via i solidi dal materiale lasciato dopo aver distillato cereali fermentati (mais o orzo) per whisky. </text:span><text:span text:style-name="T509">L</text:span><text:span text:style-name="T50">o scarto rimane ricco di </text:span><text:span text:style-name="T198">N,</text:span><text:span text:style-name="T50"> C, </text:span><text:span text:style-name="T200">minerali e fattori di crescita</text:span><text:span text:style-name="T50"> e quindi può essere riutilizzato come materiale di partenza per produrre mezzi di fermentazione. <text:line-break/></text:span><text:span text:style-name="T200">(d) C</text:span><text:span text:style-name="T50">’è anche il trattamento di soia, questa viene utilizzata principalmente per fare l’olio di soia oppure per produrre margarina, quello che resta è il</text:span><text:span text:style-name="T491"> soya bean meal</text:span><text:span text:style-name="T50"> che ha un buon contenuto di N e C, può essere anche utilizzato come base di partenza di produzioni biotec</text:span><text:span text:style-name="T200">nologiche</text:span><text:span text:style-name="T50">; non è ricco quanto il corn steep liquor e </text:span><text:span text:style-name="T201">l’azoto è molto complesso.</text:span><text:span text:style-name="T50"><text:line-break/></text:span><text:span text:style-name="T201">(e) </text:span><text:span text:style-name="T496">M</text:span><text:span text:style-name="T491">elasso</text:span><text:span text:style-name="T50">, sicuramente uno dei mezzi di fermentazione migliori perché contiene una serie di vitamine, fattori di crescita che fa sì che sia una base di partenza quasi pronta.</text:span></text:p>
      <text:p text:style-name="P6"><text:span text:style-name="T202">(f) </text:span><text:span text:style-name="T497">Altri substrati</text:span><text:span text:style-name="T202"> usati come materie prime sono alcol, acido acetico, metanolo e frazioni di petrolio greggio.</text:span><text:span text:style-name="T50"><text:line-break/><text:line-break/></text:span><text:soft-page-break/><text:span text:style-name="T50">Bisogna controllare l’acqua,</text:span><text:span text:style-name="T207"> standardizzare la quantità di calcio,</text:span><text:span text:style-name="T50"> regolare pH, regolare minerali, eventualmente depurar</text:span><text:span text:style-name="T207">la</text:span><text:span text:style-name="T50"> da sostanze. Si possono utilizzare altre fonti di C, proteine e fattori di crescita: possono essere essere utilizzati gli scarti dalla produzione delle noccioline, </text:span><text:span text:style-name="T203">ricche di proteine </text:span><text:span text:style-name="T208">e fattori di crescita</text:span><text:span text:style-name="T203">,</text:span><text:span text:style-name="T50"> oppure viene utilizzato il blood meal, scarti di sangue essiccati, trattati con vapore, </text:span><text:span text:style-name="T208">viene </text:span><text:span text:style-name="T50">drenata via la parte liquida e la parte solida viene pressata, quest’ultima ha un colore cioccolato che però contiene l’80% di proteine quindi può essere utilizzato per fermentazione dell’organismo.<text:line-break/></text:span><text:span text:style-name="T212">I rifiuti agricoli sono fonti interessanti perché contengono polisaccaridi, </text:span><text:span text:style-name="T211">polimeri di zuccheri semplici </text:span><text:span text:style-name="T212">che </text:span><text:span text:style-name="T211">hanno due funzioni principali: riserve di combustibile e elementi strutturali extracellulari con siti di legame specifici per proteine particolar</text:span><text:span text:style-name="T212">i</text:span><text:span text:style-name="T211">.</text:span><text:span text:style-name="T208"> </text:span><text:span text:style-name="T212">Gli amidi contengono </text:span><text:span text:style-name="T208">amilosio e amilopectina </text:span><text:span text:style-name="T212">che </text:span><text:span text:style-name="T208">possono essere degradati. <text:line-break/>Le materie di partenza che contengono </text:span><text:span text:style-name="T215">l’amido</text:span><text:span text:style-name="T208"> possono essere patate, mais, orzo, riso ecc, da questi posso degradare amilosio e amilopectina e poi utilizzarli. </text:span><text:span text:style-name="T213">L’amido quando riscal</text:span><text:span text:style-name="T215">d</text:span><text:span text:style-name="T213">ato tra i 55-82°C si gelatinizza e si dissolve in acqua e diventa soggetto all’attacco di vari enzimi. </text:span><text:span text:style-name="T214">Prima della saccarificazione quindi il cerale macinato viene mescolato con acqua e riscaldato per gelatinizzare l’amido in modo tale da esporlo agli agenti saccarificanti come gli acidi diluiti o enzimi.</text:span><text:span text:style-name="T208"><text:line-break/>Le cellulose </text:span><text:span text:style-name="T215">invece </text:span><text:span text:style-name="T208">consis</text:span><text:span text:style-name="T209">tono in emicellulose e lignine, quest’</text:span><text:span text:style-name="T210">ultime</text:span><text:span text:style-name="T209"> sono poco utili a </text:span><text:span text:style-name="T210">fini</text:span><text:span text:style-name="T209"> fermentativi mente </text:span><text:span text:style-name="T210">le prime possono</text:span><text:span text:style-name="T209"> essere utilizzat</text:span><text:span text:style-name="T210">e</text:span><text:span text:style-name="T209"> come </text:span><text:span text:style-name="T210">materiale di </text:span><text:span text:style-name="T209">substrato </text:span><text:span text:style-name="T210">per l’utilizzo in produzione biotecnologic</text:span><text:span text:style-name="T215">he</text:span><text:span text:style-name="T209">. </text:span><text:span text:style-name="T210">Gli scarti lignocellulosici vano degradati e possiamo degradarli via meccanica, irraggiamento, trattamento alcali o acidi ecc.</text:span><text:span text:style-name="T211"> </text:span><text:span text:style-name="T50"><text:line-break/>Un’altra cosa che può essere utilizzata come base di partenza è il </text:span><text:span text:style-name="T491">sulfite liquor</text:span><text:span text:style-name="T50">, liquido che deriva dalla separazione delle fibre di cellulos</text:span><text:span text:style-name="T211">e</text:span><text:span text:style-name="T50"> ottenute per trattamento di materiali l</text:span><text:span text:style-name="T204">igno</text:span><text:span text:style-name="T50">cellulos</text:span><text:span text:style-name="T204">i</text:span><text:span text:style-name="T211">ci</text:span><text:span text:style-name="T50"> dall’industria della carta, questa deve degradare la cellulosa perché servono </text:span><text:span text:style-name="T211">fibre di una certa </text:span><text:span text:style-name="T50">dimension</text:span><text:span text:style-name="T211">e per produrre la carta attraverso trattamenti biochimici e batterici</text:span><text:span text:style-name="T50">. Una volta ottenute le fibre di cellulosa delle dimensioni volute rimane un liquido fortemente acido che può essere separato, </text:span><text:span text:style-name="T211">la parte solida va a fare la carta mentre la parte liquida d</text:span><text:span text:style-name="T50">opo opportuna neutralizzazione è una buona base di partenza come mezzo fermentativo perché contiene molti monosaccaridi.<text:line-break/><text:line-break/>Generalmente le cellule per crescere hanno bisogno di energia, energia che deve essere presente al momento della necessità. Le cellule nel costruire le molecole, spesso polimeri </text:span><text:span text:style-name="T227">che </text:span><text:span text:style-name="T217">richiedono apporto energetico per la formazione di legami</text:span><text:span text:style-name="T50"> opera</text:span><text:span text:style-name="T205">no</text:span><text:span text:style-name="T50"> attraverso energia.<text:line-break/></text:span><text:span text:style-name="T217">Il v</text:span><text:span text:style-name="T50">ettore energetico è l’ATP che insieme ad altri cofattori interviene durante l</text:span><text:span text:style-name="T217">e</text:span><text:span text:style-name="T50"> reazion</text:span><text:span text:style-name="T217">i</text:span><text:span text:style-name="T50"> di biosintesi.<text:line-break/>La cellula per ottenere l’ATP deve idrolizzare dei substrati, in particolar modo il glucosio ad elevato contenuto energetico.<text:line-break/>Obiettivo primario: ottenere </text:span><text:span text:style-name="T228">ATP</text:span><text:span text:style-name="T50"> in modo da </text:span><text:span text:style-name="T219">avere disponibilità di vettore energetico e di</text:span><text:span text:style-name="T50"> poterlo usare rapidamente e in grandi quantità. </text:span><text:span text:style-name="T218">L’idrolisi di substrati </text:span><text:span text:style-name="T219">ad elevato contenuto energetico </text:span><text:span text:style-name="T218">con obiettivo produzione di ATP è definito metabolismo, costituito da </text:span><text:span text:style-name="T219">catene di reazione cataboliche e anaboliche cioè distruttive e costruttive strettamente correlate tra di loro. </text:span><text:span text:style-name="T220">Facciamo questo tramite un ossidazione inorganica.</text:span><text:span text:style-name="T50"><text:line-break/></text:span><text:span text:style-name="T228">Le reazioni</text:span><text:span text:style-name="T50"> redox </text:span><text:span text:style-name="T535">sono</text:span><text:span text:style-name="T50"> efficienti, possono essere utilizzat</text:span><text:span text:style-name="T206">e</text:span><text:span text:style-name="T50"> in piccoli step, implicano trasferimento elettronico. <text:line-break/>In funzione del meccanismo dei vari metabolismi che possono avvenire all’interno della cellula avremo vie metaboliche diverse che porteranno a </text:span><text:span text:style-name="T220">fattori energetici</text:span><text:span text:style-name="T50"> diversi. <text:line-break/></text:span><text:span text:style-name="T220">Quello che fa la cellula è: </text:span><text:span text:style-name="T221">a</text:span><text:span text:style-name="T50">cetaldeide </text:span><text:span text:style-name="T531">→</text:span><text:span text:style-name="T50"> acido acetico + ATP, </text:span><text:span text:style-name="T222">l’acetaldeide per essere trasformata</text:span><text:span text:style-name="T50"> </text:span><text:span text:style-name="T221">richiede la presenza di</text:span><text:span text:style-name="T50"> ADP </text:span><text:span text:style-name="T221">in grado di accettare </text:span><text:span text:style-name="T222">un</text:span><text:span text:style-name="T221"> fosfato e quindi l’acetaldeide sarà fosforilata. Il rilascio del fosfato </text:span><text:span text:style-name="T222">c</text:span><text:span text:style-name="T224">o</text:span><text:span text:style-name="T222">n la formazione dell’ADP porta alla formazione del vettore energetico ATP e acido acetico. È un’ossidazione </text:span><text:span text:style-name="T223">tipicamente </text:span><text:span text:style-name="T222">biologica.<text:line-break/></text:span><text:span text:style-name="T223">I vari microrganismi hanno a disposizione vari meccanismi metabolici e sono associati tra di loro in funzione della fonte energetica e in funzione della fonte di C. Per esempio s</text:span><text:span text:style-name="T50">e la fonte energetica è la luce abbiamo organismi fototrofi, se </text:span><text:span text:style-name="T223">invece la</text:span><text:span text:style-name="T50"> fonte energetica è data da una redox abbiamo organism</text:span><text:span text:style-name="T224">i</text:span><text:span text:style-name="T50"> chem</text:span><text:span text:style-name="T216">i</text:span><text:span text:style-name="T50">otrof</text:span><text:span text:style-name="T224">i</text:span><text:span text:style-name="T50">, </text:span><text:span text:style-name="T223">gli a</text:span><text:span text:style-name="T50">utotrofi usano anidride carbonica </text:span><text:span text:style-name="T223">come fonte di C </text:span><text:span text:style-name="T224">mentre gli</text:span><text:span text:style-name="T50"> eterotrofi usano carbonio organico.<text:line-break/>L’energia viene utilizza</text:span><text:span text:style-name="T224">ta</text:span><text:span text:style-name="T50"> durante la fase di anabolismo cioè </text:span><text:span text:style-name="T224">la </text:span><text:span text:style-name="T50">fase di costruzione delle molecole.<text:line-break/><text:line-break/></text:span><text:span text:style-name="T229">Il m</text:span><text:span text:style-name="T50">etabolismo microbico implica la presenza o l’accadimento di:<text:line-break/>-Enzimi </text:span><text:span text:style-name="T531">→</text:span><text:span text:style-name="T50"> ogni reaz</text:span><text:span text:style-name="T225">ione</text:span><text:span text:style-name="T50"> metabolica è enzima catalizzata.<text:line-break/>-Produzione dell’energia </text:span><text:span text:style-name="T531">→</text:span><text:span text:style-name="T50"> serve per far avvenire le reazion</text:span><text:span text:style-name="T225">i.</text:span><text:span text:style-name="T50"><text:line-break/>-Catena di reazioni chiamata glicolisi o di alternative </text:span><text:span text:style-name="T531">→</text:span><text:span text:style-name="T50"> glicolisi maggiormente presente in tutti gli organismi</text:span><text:span text:style-name="T225">.</text:span><text:span text:style-name="T50"><text:line-break/>-Ciclo di Krebs <text:s/></text:span><text:span text:style-name="T531">→</text:span><text:span text:style-name="T50"> presente in tutti i microorganismi in grado di respirare ossigeno, </text:span><text:span text:style-name="T225">è </text:span><text:span text:style-name="T50">uno dei cicli metaboli</text:span><text:span text:style-name="T225">ci</text:span><text:span text:style-name="T50"> più importanti perché al suo interno ci sono </text:span><text:span text:style-name="T225">molti</text:span><text:span text:style-name="T50"> prodotti </text:span><text:span text:style-name="T225">di nostro interesse.</text:span><text:span text:style-name="T50"><text:line-break/></text:span><text:soft-page-break/><text:span text:style-name="T50">-Respirazione </text:span><text:span text:style-name="T225">e f</text:span><text:span text:style-name="T50">ermentazione.<text:line-break/>-Metabolismo dei lipidi e delle proteine </text:span><text:span text:style-name="T531">→</text:span><text:span text:style-name="T50"> una catena degradativa che porta alla generazione del vettore energetico e poi una catena di costruzione che porta alla sintesi, nel caso di lipidi obiettivi sto</text:span><text:span text:style-name="T226">ra</text:span><text:span text:style-name="T50">ge e nel caso di proteine obiettivi costruzione cellule.<text:line-break/>-Diversità delle vie metaboliche dei microrganismi.</text:span></text:p>
      <text:p text:style-name="P7"><text:span text:style-name="T50">-Anabolismo </text:span><text:span text:style-name="T531">→</text:span><text:span text:style-name="T50"> parte biosintetica che ci interessa, avvengono reazioni che richiedono energia </text:span><text:span text:style-name="T230">e che sono endoergoniche.</text:span><text:span text:style-name="T50"><text:line-break/>Reazioni di catabolismo: </text:span><text:span text:style-name="T230">reazione idrolitiche, </text:span><text:span text:style-name="T50">sono degradative, sono reazioni esoergoniche </text:span><text:span text:style-name="T230">perché producono energia.</text:span><text:span text:style-name="T50"><text:line-break/><text:line-break/></text:span><text:span text:style-name="T230">Sono tutte reazion</text:span><text:span text:style-name="T231">i</text:span><text:span text:style-name="T230"> catalizzate, nessuno di questo step può essere effettuato senza la presenza di un catalizzatore ossia l’enzima. </text:span><text:span text:style-name="T50">Le vie metaboliche che la cellula utilizza per svilupparsi sono determinate dagli enzimi, questi sono codificati da un codice genetico definito dal patrimonio genetico → </text:span><text:span text:style-name="T231">v</text:span><text:span text:style-name="T50">ie metaboliche connesse quindi al patrimonio genetico. La codificazione degli enzimi è diversi e questo porta a un modo diverso di costruire/degradare molecole e di utilizzare/generare energia.<text:line-break/>Via anaboliche (degradano) e via a</text:span><text:span text:style-name="T227">n</text:span><text:span text:style-name="T50">fiboliche (costruiscono), </text:span><text:span text:style-name="T227">alcune di queste sono specifiche mente altre sono miste quind</text:span><text:span text:style-name="T232">i</text:span><text:span text:style-name="T227"> sono in grado di produrre molecole che possono essere trasformate a loro volta in proteine o catene pi</text:span><text:span text:style-name="T232">ù</text:span><text:span text:style-name="T227"> lunghe e allo stesso tempo generano energia.</text:span><text:span text:style-name="T50"><text:line-break/><text:line-break/></text:span><text:span text:style-name="T525">ENZIMI</text:span><text:span text:style-name="T50"><text:line-break/>Sono delle proteine estremamente specifiche perché hanno conformazioni molecolari molto particolari, hanno il sito attivo ossia il luogo in cui fanno avvenire la reazione. </text:span><text:span text:style-name="T233">Possono essere</text:span><text:span text:style-name="T50"> intracellulari </text:span><text:span text:style-name="T233">o</text:span><text:span text:style-name="T50"> extracellulari.<text:line-break/>Operano come dei catalizzatori organici facendo avvenire le reazioni secondo step elementari diversi.<text:line-break/>Non vengono consumati durante la reazione, sono estremamente specifici e spesso agiscono su uno specifico substrato. Il loro sito attivo ha una geometria specifica che deriva dalla complessità dell’enzima.<text:line-break/>Enzima e substrato si coordinano, formano il complesso attivato che viene poi trasformato nel prodotto liberando l’enzima che poi può continuare il ciclo. Il sistema enzima substrato non necessariamente viene trasformato a prodotto ma l’enzima può essere liberato.<text:line-break/>Il nome degli enzimi ci aiuta a capire cosa fanno: ossidoreduttasi </text:span><text:span text:style-name="T531">→</text:span><text:span text:style-name="T50"> coinvolto nelle redox, transferasi </text:span><text:span text:style-name="T531">→</text:span><text:span text:style-name="T50"> enzima coinvolto nel trasferimento di gruppi funzionali, idrolasi </text:span><text:span text:style-name="T531">→</text:span><text:span text:style-name="T50"> idrolisi, liasi </text:span><text:span text:style-name="T531">→ </text:span><text:span text:style-name="T234">in </text:span><text:span text:style-name="T50">grado di rimuovere atomi senza idrolisi, isomerasi </text:span><text:span text:style-name="T531">→</text:span><text:span text:style-name="T50"> riarrangia la struttura della molecole, ligasi </text:span><text:span text:style-name="T531">→</text:span><text:span text:style-name="T50"> lega assieme due molecole.<text:line-break/>Alcuni di questi enzimi sono molto specifici, molto di più dei catalizzatori convenzionali. <text:line-break/>L’enzima catalizza reazione diretta, se voglio fare quella inversa ho bisogno di altri enzimi; questo vale per quasi tutti gli enzimi ma alcuni, come le proteasi, sono in grado di fare entrambe le reazioni in condizioni particolari.<text:line-break/><text:line-break/>Il sito attivo è costruito</text:span><text:span text:style-name="T235"> sia</text:span><text:span text:style-name="T50"> da una parte proteica, l’apoproteina, attorcigliata su se stessa all’interno del quale può essere alloggiato il substrato </text:span><text:span text:style-name="T235">ch</text:span><text:span text:style-name="T50">e da una parte non proteica, </text:span><text:span text:style-name="T236">generalmente un metallo</text:span><text:span text:style-name="T50">. <text:line-break/>Si ha adattamento indotto, il substrato si </text:span><text:span text:style-name="T236">ri</text:span><text:span text:style-name="T50">organizza un pochino perché ha i legami elastici. <text:line-break/>All’interno del </text:span><text:span text:style-name="T237">sito attivo</text:span><text:span text:style-name="T50"> esiste un alloggiamento per i coenzimi </text:span><text:span text:style-name="T237">che </text:span><text:span text:style-name="T50">non sono parti proteiche ma sono molecole organiche, qua dentro avviene la redox, abbiamo bisogno di mettere lì dentro i due reagenti in contemporanea. <text:line-break/>I coenzimi sono tutti quei vettori energetici: NAD</text:span><text:span text:style-name="T563">+</text:span><text:span text:style-name="T50">, </text:span><text:span text:style-name="T237">portatore</text:span><text:span text:style-name="T50"> di elettroni, NADP, portatore di elettroni, ATP, vettore energetico. <text:line-break/></text:span><text:span text:style-name="T238">S</text:span><text:span text:style-name="T50">ulla superficie dell’oloproteina (apoproteina + cofattor</text:span><text:span text:style-name="T238">e</text:span><text:span text:style-name="T50">) ci sono altri alloggiamenti, </text:span><text:span text:style-name="T238">necessari a regolare gli enzimi; alcuni li hanno mentre altri no.</text:span><text:span text:style-name="T50"> La cellula cerca di regolare gli enzimi e l’attività catalitica per poter regolare le reazioni che avvengono all’interno della cellula stessa, la regolazione deve essere </text:span><text:span text:style-name="T238">molto </text:span><text:span text:style-name="T50">veloce.<text:line-break/>I siti regolatori sono sempre siti che implicano interazioni con molecole semplici perché </text:span><text:span text:style-name="T239">sono</text:span><text:span text:style-name="T50"> più facilmente trasportabili all’interno della cellula. <text:s/><text:line-break/></text:span><text:span text:style-name="T239">In fase di stasi n</text:span><text:span text:style-name="T50">ormalmente quello che è pronto è la parte proteica perché fare proteine è complicato e richiede tempo, la cellula quindi prepara un enzima non attivo e lo attiva con un sistema semplice immediato, </text:span><text:span text:style-name="T240">es. gli enzimi degradativi che ci degraderanno quando moriremo sono già presenti nel nostro corpo ma adesso che siamo vivi non sono attivi.<text:line-break/></text:span><text:span text:style-name="T50"><text:line-break/></text:span><text:soft-page-break/><text:span text:style-name="T241">L’enzima esattamente c</text:span><text:span text:style-name="T50">ome un catalizzatore</text:span><text:span text:style-name="T241"> può:</text:span><text:span text:style-name="T50"> </text:span><text:span text:style-name="T241">prendere due substrati e orienta</text:span><text:span text:style-name="T242">r</text:span><text:span text:style-name="T241">li </text:span><text:span text:style-name="T242">perché reagiscono oppure</text:span><text:span text:style-name="T241"> prendere</text:span><text:span text:style-name="T50"> il substrato, </text:span><text:span text:style-name="T241">riarrangia la molecola in modo </text:span><text:span text:style-name="T242">da</text:span><text:span text:style-name="T241"> generare cariche imparziali che poi reagiranno oppure prende il substrato e lo forza in una </text:span><text:span text:style-name="T242">geometria che non è gradevole per quella molecola e quindi lo porta ad uno stato di transizione che poi </text:span><text:span text:style-name="T243">evolverà verso uno stato energetico più basso.<text:line-break/></text:span><text:span text:style-name="T50"><text:line-break/>L’attività enzimatica può essere controllata:<text:line-break/>1) geneticamente </text:span><text:span text:style-name="T531">→</text:span><text:span text:style-name="T50"> viene controllata la sintesi di uno specifico enzima, la loro attività è regolata da sintesi ad hoc quando è necessaria (lo capisco grazie a segnali chimici mediati da</text:span><text:span text:style-name="T252">gli</text:span><text:span text:style-name="T50"> ormoni che portano all’attivazione di vie sintetiche).<text:line-break/>2) dal processo metabolico </text:span><text:span text:style-name="T531">→</text:span><text:span text:style-name="T50"> regolatore dell’enzima e l’enzima a sua volta </text:span><text:span text:style-name="T252">l’enzima </text:span><text:span text:style-name="T50">fa da controllore sul processo metabolico. </text:span><text:span text:style-name="T244">G</text:span><text:span text:style-name="T50">li enzimi allosterici </text:span><text:span text:style-name="T244">s</text:span><text:span text:style-name="T50">ono controllati dai processi metabolici, </text:span><text:span text:style-name="T245">questi </text:span><text:span text:style-name="T244">enzimi</text:span><text:span text:style-name="T50"> ha</text:span><text:span text:style-name="T245">nno </text:span><text:span text:style-name="T252">specificamente</text:span><text:span text:style-name="T50"> un sito diverso dal sito attivo </text:span><text:span text:style-name="T244">su cui può alloggiare </text:span><text:span text:style-name="T50">l’attivatore, molecola normalmente presente all’interno della cellula che va a legarsi all’enzima oppure se ne distacca per attivare o disattivare l’attività enzimatica. La proteina dell’enzima è così complessa, grande </text:span><text:span text:style-name="T245">e</text:span><text:span text:style-name="T50"> rigida che piccole modificazioni anche in alcuni punti lontani dal sito attivo </text:span><text:span text:style-name="T245">hanno conseguenze </text:span><text:span text:style-name="T253">sulla geometria dell’enzima</text:span><text:span text:style-name="T245">.</text:span><text:span text:style-name="T50"><text:line-break/>L’attivatore allosterico è piccolino, può essere uno ione metallico o una piccola molecola organica. <text:line-break/>L’inibitore allosterico è il prodotto di una delle reazioni del</text:span><text:span text:style-name="T253">la catena</text:span><text:span text:style-name="T50"> metaboli</text:span><text:span text:style-name="T253">ca</text:span><text:span text:style-name="T50"> </text:span><text:span text:style-name="T531">→</text:span><text:span text:style-name="T50"> <text:s/></text:span><text:span text:style-name="T253">ci dice che </text:span><text:span text:style-name="T50">siamo arrivati a concentrazione massima.<text:line-break/><text:line-break/>Reazioni redox utilizzate principalmente per produrre energia, coinvolgono carboidrati, proteine e lipidi che sono energicamente ricche. Molecole che hanno una grande possibilità di essere ridotti perché hanno molti idrogeni.<text:line-break/></text:span><text:span text:style-name="T246">Le r</text:span><text:span text:style-name="T50">eazioni redox sono reazioni di trasferimento elettronico, l’ATP è in grado di conservare l’energia associata alla catena di trasferimento di elettroni. Sono reazioni cataboliche.<text:line-break/></text:span><text:span text:style-name="T506">Nei sistemi biologici, gli elettroni sono spesso associati ad atomi di idrogeno: le ossidazioni biologiche sono spesso deidrogenazioni.</text:span><text:span text:style-name="T50"> </text:span><text:span text:style-name="T247">Le reazioni biologiche sono principalmente redox e richiedono la presenza di altre molecole cap</text:span><text:span text:style-name="T248">a</text:span><text:span text:style-name="T247">ci di accettar</text:span><text:span text:style-name="T251">e</text:span><text:span text:style-name="T247"> o rilasciare elettroni, i coenzimi, </text:span><text:span text:style-name="T246">per </text:span><text:span text:style-name="T50">esempio il NAD </text:span><text:span text:style-name="T248">forma ossidat</text:span><text:span text:style-name="T251">a</text:span><text:span text:style-name="T248"> e NADH forma ridotta.</text:span><text:span text:style-name="T50"><text:line-break/></text:span><text:span text:style-name="T248">Sono r</text:span><text:span text:style-name="T50">eazioni enzima catalizzate, portano alla degradazione del substrato e a</text:span><text:span text:style-name="T251">d</text:span><text:span text:style-name="T50"> immagazzinare l’energia libera.<text:line-break/><text:line-break/></text:span><text:span text:style-name="T249">Nella r</text:span><text:span text:style-name="T50">espirazione aerobia, </text:span><text:span text:style-name="T250">caratterizzata da un’efficienza molto grande,</text:span><text:span text:style-name="T50"> </text:span><text:span text:style-name="T249">l’</text:span><text:span text:style-name="T50">ossigeno </text:span><text:span text:style-name="T249">è l’accettore finale di elettroni.</text:span><text:span text:style-name="T50"><text:line-break/></text:span><text:span text:style-name="T250">Nella respirazione a</text:span><text:span text:style-name="T50">naerobica, </text:span><text:span text:style-name="T250">che ha un’ efficienza energetica piccola, l’accettore finale è una </text:span><text:span text:style-name="T50">molecola inorganica </text:span><text:span text:style-name="T250">(che non sia O</text:span><text:span text:style-name="T541">2</text:span><text:span text:style-name="T250">).</text:span><text:span text:style-name="T50"><text:line-break/></text:span><text:span text:style-name="T250">Nella f</text:span><text:span text:style-name="T50">ermentazione, </text:span><text:span text:style-name="T250">caratterizzata anch’essa da un’efficienza energetica piccola, l’accettore finale è una</text:span><text:span text:style-name="T50"> molecola organica.<text:line-break/>In tutte queste si forma del</text:span><text:span text:style-name="T254">l’ATP</text:span><text:span text:style-name="T50">, </text:span><text:span text:style-name="T250">la</text:span><text:span text:style-name="T50"> catena di reazion</text:span><text:span text:style-name="T254">i</text:span><text:span text:style-name="T50"> è fatta dalla cellula </text:span><text:span text:style-name="T250">affinché possa </text:span><text:span text:style-name="T50">immagazzina</text:span><text:span text:style-name="T250">re</text:span><text:span text:style-name="T50"> il vettore energetico che serve per le reazioni di biosintesi.<text:line-break/></text:span><text:span text:style-name="T255">Tutte le r</text:span><text:span text:style-name="T50">edox </text:span><text:span text:style-name="T255">sono </text:span><text:span text:style-name="T50">effettuate tramite step elementari piccoli che trasferiscono una coppia elettronica passo a passo durante la catena di trasporto elettronico. </text:span><text:span text:style-name="T257">V</text:span><text:span text:style-name="T256">i so</text:span><text:span text:style-name="T255">no una serie di microrganismi che sono aerobi facoltativi cioè sono in grado di mettere in atto entrambe le vie in funzione delle condizioni ambiental</text:span><text:span text:style-name="T260">i</text:span><text:span text:style-name="T255"> esterne. <text:line-break/>Tendenzialmente chi è aerobio tende a respirare per respirazione aerobia, diversamente, nel caso in cui le cond esterne non lo consentono, trasferiranno elettroni ad altre molecole inorganiche.<text:line-break/>Nel caso di </text:span><text:span text:style-name="T260">respirazione </text:span><text:span text:style-name="T255">aerobia vs fermentazione la scelta dipende dalle cond operative, bisogna sapere quindi se il microrganismo può scegliere una via alternativa alla respirazione aerobia nel caso in cui si trovasse in ipossia. <text:line-break/>È FONDAMENTALE </text:span><text:span text:style-name="T260">saperlo </text:span><text:span text:style-name="T255">perché </text:span><text:span text:style-name="T260">altrimenti</text:span><text:span text:style-name="T255"> il prodotto finale sarà diverso. Il fatto di sapere di avere</text:span><text:span text:style-name="T260"> </text:span><text:span text:style-name="T255">microrganism</text:span><text:span text:style-name="T260">i</text:span><text:span text:style-name="T255"> che ha</text:span><text:span text:style-name="T260">nno</text:span><text:span text:style-name="T255"> vie alternative diverse porterà ad avere un processo più controllato.<text:line-break/></text:span><text:span text:style-name="T50">Il </text:span><text:span text:style-name="T258">reagente che fa avvenire le redox è il</text:span><text:span text:style-name="T50"> coenzima </text:span><text:span text:style-name="T258">perché è lui</text:span><text:span text:style-name="T50"> in grado di accettare o donare gli elettroni, l’ATP è in grado di immagazzinare </text:span><text:span text:style-name="T258">l’energia libera che deriva da questo processo </text:span><text:span text:style-name="T50">nella sua struttura </text:span><text:span text:style-name="T259">in modo tale da </text:span><text:span text:style-name="T50">rilasciarla quando serve. <text:line-break/><text:line-break/>GENERAZIONE </text:span><text:span text:style-name="T263">ATP: </text:span><text:span text:style-name="T50">avviene attraverso la reazione di fosforilazione del substrato, </text:span><text:span text:style-name="T264">ossia una reazione che </text:span><text:span text:style-name="T50">genera una molecola di </text:span><text:span text:style-name="T264">ATP</text:span><text:span text:style-name="T50"> attraverso un trasferimento diretto su una molecola di </text:span><text:span text:style-name="T264">ADP</text:span><text:span text:style-name="T50"> <text:s/>di un</text:span><text:span text:style-name="T264"> gruppo fosfato.</text:span><text:span text:style-name="T50"><text:line-break/></text:span><text:span text:style-name="T264">Qu</text:span><text:span text:style-name="T50">esto avviene </text:span><text:span text:style-name="T264">a </text:span><text:span text:style-name="T50">opera di un enzima: chinasi. <text:line-break/></text:span><text:span text:style-name="T265">La g</text:span><text:span text:style-name="T50">enerazione </text:span><text:span text:style-name="T265">di </text:span><text:span text:style-name="T50">ATP avviene </text:span><text:span text:style-name="T265">quindi </text:span><text:span text:style-name="T50">tramite fosforilazione dell’ADP </text:span><text:span text:style-name="T261">che è</text:span><text:span text:style-name="T50"> presente nella cellula.<text:line-break/></text:span><text:soft-page-break/><text:span text:style-name="T266">Fosforilazione:</text:span><text:span text:style-name="T50"> </text:span><text:span text:style-name="T261">glucosio + ATP che viene fosforilato </text:span><text:span text:style-name="T263">a dare</text:span><text:span text:style-name="T261"> ADP, </text:span><text:span text:style-name="T263">questo poi</text:span><text:span text:style-name="T261"> in presenza di un gruppo fosfato che è stato rilasciato da un’altra reazione porta all’ATP.</text:span><text:span text:style-name="T50"><text:line-break/>All’interno della cellula la concentrazione <text:s/>delle varie specie </text:span><text:span text:style-name="T262">di </text:span><text:span text:style-name="T50">ATP è regolata da una k dell’equilibrio, questa deve essere mantenuta costante e la costanza deriva da un bilanciamento e quindi da un riarrangiamento delle singole specie. Mantenere costante un rapporto ci consente di regolare in modo più fine le singole concentrazioni.<text:line-break/>Manteniamo costante k </text:span><text:span text:style-name="T531">→</text:span><text:span text:style-name="T50"> sistema si arrangia affinché lei rimanga in equilibrio.<text:line-break/><text:line-break/>Chemiosmosi: </text:span><text:span text:style-name="T267">è un processo </text:span><text:span text:style-name="T268">biochimico</text:span><text:span text:style-name="T267"> che permette di utilizzare il </text:span><text:span text:style-name="T268">gradiente elettrochimico</text:span><text:span text:style-name="T267"> di ioni H</text:span><text:span text:style-name="T1529">+</text:span><text:span text:style-name="T267"> per compiere lavoro cellulare che può essere usato per la </text:span><text:span text:style-name="T268">sintesi</text:span><text:span text:style-name="T267"> di </text:span><text:span text:style-name="T269">ATP. I</text:span><text:span text:style-name="T267"> </text:span><text:span text:style-name="T50">trasferiment</text:span><text:span text:style-name="T267">i</text:span><text:span text:style-name="T50"> di elettroni </text:span><text:span text:style-name="T267">sono</text:span><text:span text:style-name="T50"> sempre piccoli, </text:span><text:span text:style-name="T267">l’</text:span><text:span text:style-name="T50">ATP </text:span><text:span text:style-name="T267">è s</text:span><text:span text:style-name="T50">empre presente perché o viene rilasciato o immagazzinato e la catena di trasporto elettronico nel caso d</text:span><text:span text:style-name="T269">ei </text:span><text:span text:style-name="T50">procarioti è fat</text:span><text:span text:style-name="T269">ta</text:span><text:span text:style-name="T50"> nella membrana citoplasmatica mentre </text:span><text:span text:style-name="T269">per gli</text:span><text:span text:style-name="T50"> eucarioti è fatt</text:span><text:span text:style-name="T269">a</text:span><text:span text:style-name="T50"> nei mitocondri.<text:line-break/><text:line-break/>Come ottenere ATP: <text:line-break/>1) </text:span><text:span text:style-name="T503">D</text:span><text:span text:style-name="T502">egradazione dei lipidi</text:span><text:span text:style-name="T50">, questi sono una forma di stoccaggio di glicerolo legato a tre acidi grassi. <text:line-break/>Nel caso degli animali </text:span><text:span text:style-name="T269">i</text:span><text:span text:style-name="T50"> lipidi </text:span><text:span text:style-name="T269">sono una </text:span><text:span text:style-name="T50">forma efficiente di stoccaggio, nelle piante invece è meglio </text:span><text:span text:style-name="T271">stoccare substrato ad elevato contenuto energetico</text:span><text:span text:style-name="T50"> in amidi e cellulose. </text:span><text:span text:style-name="T272">L’amido è più ossidato dei lipidi.<text:line-break/>I</text:span><text:span text:style-name="T50"> lipidi si impacchettano </text:span><text:span text:style-name="T272">per la loro struttura molecola in</text:span><text:span text:style-name="T50"> una cosa molto ridotta </text:span><text:span text:style-name="T272">che ha</text:span><text:span text:style-name="T50"> un elevato potere riducente (possibilità di essere molto ossidato) </text:span><text:span text:style-name="T531">→</text:span><text:span text:style-name="T50"> contenuto energetico </text:span><text:span text:style-name="T270">dei</text:span><text:span text:style-name="T50"> lipidi molto grande.<text:line-break/>I lipidi non sono solubili in acqua perché sono molecole idrofobiche, quando si stoccano non portano molecole di acqua cosa che invece c’è nel caso di amido e cellulosa. Niente acqua </text:span><text:span text:style-name="T531">→</text:span><text:span text:style-name="T50"> pesano di meno.<text:line-break/>Sono molecole estremamente ridotte.<text:line-break/>2) </text:span><text:span text:style-name="T503">D</text:span><text:span text:style-name="T502">egradazione proteine</text:span><text:span text:style-name="T50"> ad amminoacidi e degradazione di amminoacidi ad acidi organici.<text:line-break/>3) </text:span><text:span text:style-name="T504">D</text:span><text:span text:style-name="T502">egradazione dei carboidrati</text:span><text:span text:style-name="T50">: </text:span><text:span text:style-name="T273">e</text:span><text:span text:style-name="T50">sistono 4 vie diverse degradative che i </text:span><text:span text:style-name="T273">microrganismi</text:span><text:span text:style-name="T50"> possono mettere in atto per degradare i carboidrati per immagazzinare energia.<text:line-break/></text:span><text:span text:style-name="T273">i</text:span><text:span text:style-name="T50">) EMP pathways: una delle vie preferenziali, è nota come </text:span><text:span text:style-name="T490">glicolisi</text:span><text:span text:style-name="T50">. Riduce glucosio (C</text:span><text:span text:style-name="T539">6</text:span><text:span text:style-name="T50">) a piruvato (C</text:span><text:span text:style-name="T559">3</text:span><text:span text:style-name="T50">), </text:span><text:span text:style-name="T275">il sistema può </text:span><text:span text:style-name="T50">opera</text:span><text:span text:style-name="T275">re</text:span><text:span text:style-name="T50"> sia in condizioni aerobie che anaerobie </text:span><text:span text:style-name="T274">(</text:span><text:span text:style-name="T50">in funzione di quali sono le condizioni </text:span><text:span text:style-name="T274">e </text:span><text:span text:style-name="T50">della natura dell’organismo</text:span><text:span text:style-name="T274">). </text:span><text:span text:style-name="T275">I</text:span><text:span text:style-name="T274">n condizioni aerobi</text:span><text:span text:style-name="T275">e </text:span><text:span text:style-name="T50">il piruvato generato può essere ulteriormente degradato a CO</text:span><text:span text:style-name="T539">2 <text:s/></text:span><text:span text:style-name="T50">e acqua</text:span><text:span text:style-name="T275"> grazie al</text:span><text:span text:style-name="T50"> ciclo </text:span><text:span text:style-name="T275">degli acidi </text:span><text:span text:style-name="T50">tricarbossilici. </text:span><text:span text:style-name="T276">In condizioni anaerobie</text:span><text:span text:style-name="T50"> una volta arrivato all’acido piruvico può </text:span><text:span text:style-name="T276">avvenire</text:span><text:span text:style-name="T50"> una via fermentativa che invece comporta il trasferimento della coppia elettronica ad una molecola organica (fermentazione alcolica o lattica).<text:line-break/></text:span><text:span text:style-name="T273">ii</text:span><text:span text:style-name="T50">) Pentosi fosfato: porta alla degradazione di zuccheri </text:span><text:span text:style-name="T1344">C</text:span><text:span text:style-name="T542">6</text:span><text:span text:style-name="T1345"> </text:span><text:span text:style-name="T1344">a</text:span><text:span text:style-name="T50"> zuccheri più piccoli (C</text:span><text:span text:style-name="T539">3</text:span><text:span text:style-name="T50">, C</text:span><text:span text:style-name="T539">5</text:span><text:span text:style-name="T50">) e anche a zuccheri più grandi come C</text:span><text:span text:style-name="T539">7</text:span><text:span text:style-name="T50">. <text:line-break/></text:span><text:span text:style-name="T277">È una v</text:span><text:span text:style-name="T50">ia che può essere scelta da batteri o da lieviti per portare apporto energetico in forma na</text:span><text:span text:style-name="T277">d </text:span><text:span text:style-name="T50">fosfato </text:span><text:span text:style-name="T277">(NAD</text:span><text:span text:style-name="T278">PH</text:span><text:span text:style-name="T543">2</text:span><text:span text:style-name="T277">)</text:span><text:span text:style-name="T50">.<text:line-break/></text:span><text:span text:style-name="T273">iii</text:span><text:span text:style-name="T50">) Via scelta solo dai Pseudomonas o da qualche fungo, è in grado di degradare in via anaerobia il glucosio e portare al</text:span><text:span text:style-name="T279">la formazione di</text:span><text:span text:style-name="T50"> gluconato e acido gluconico.<text:line-break/></text:span><text:span text:style-name="T273">iv</text:span><text:span text:style-name="T50">) Messa in atto da batteri lattici, </text:span><text:span text:style-name="T279">è la</text:span><text:span text:style-name="T50"> via della chetolasi che porta alla formazione di pentosi associati alla produzione di etanolo, acido lattico, acido acetico e CO</text:span><text:span text:style-name="T539">2</text:span><text:span text:style-name="T50">. <text:line-break/><text:line-break/>GLICOLISI<text:line-break/></text:span><text:span text:style-name="T279">È</text:span><text:span text:style-name="T50"> l’ossidazione del glucosio </text:span><text:span text:style-name="T282">in </text:span><text:span text:style-name="T50">acido piruvico attraverso una serie di passaggi enzima catalizzati </text:span><text:span text:style-name="T282">con scopo generazione vettore energetico. </text:span><text:span text:style-name="T279">È </text:span><text:span text:style-name="T50">molto importante perché è presente negli eucarioti e procariot</text:span><text:span text:style-name="T283">i.</text:span><text:span text:style-name="T50"><text:line-break/>È una sequenza di molte reazion</text:span><text:span text:style-name="T280">i</text:span><text:span text:style-name="T50"> controllate da enzimi specifici allosterici (nel disegno </text:span><text:span text:style-name="T280">l’</text:span><text:span text:style-name="T50">asterisco indica enzimi allosterici e anche vie irreversibili). </text:span><text:span text:style-name="T284">Questa via può operare in condizioni aerobie o anaerobie e consiste in una sequenza di 10 reazioni catalizzate: </text:span><text:span text:style-name="T280">avviene con f</text:span><text:span text:style-name="T50">osforilazione del glucosio e </text:span><text:span text:style-name="T280">poi</text:span><text:span text:style-name="T50"> </text:span><text:span text:style-name="T284">con </text:span><text:span text:style-name="T50">le reazioni di degradazione. <text:line-break/>Possiamo suddividerla in due parti: prima parte in cui 2 molecole di ATP </text:span><text:span text:style-name="T280">vengono</text:span><text:span text:style-name="T50"> consumat</text:span><text:span text:style-name="T280">e</text:span><text:span text:style-name="T50"> perché serv</text:span><text:span text:style-name="T280">ono</text:span><text:span text:style-name="T50"> a fosforilare le molecole che saranno degradate, seconda parte chiamata ramo della conservazione dell’energia </text:span><text:span text:style-name="T281">in cui</text:span><text:span text:style-name="T50"> vengono prodotte 4 molecole di ATP durante la fase di defosforilazione. </text:span><text:span text:style-name="T281">La g</text:span><text:span text:style-name="T50">licolisi è in grado di fornire quindi solo 2 molecole di ATP nette, per cui non è un processo particolarmente efficiente. <text:line-break/>Esistono vie alternative alla glicolisi, come quella dei pentosi, sono vie che alcuni organismi possono mettere in atto e che portano a prodotti diversi.<text:line-break/>La via dei pentosi opera insieme alla glicolisi e quindi può essere copresente, gli organismi che danno luogo alla produzione dei pentosi portano alla sintesi a eritrosio, fruttosio e altri zuccheri di interesse industriale.<text:line-break/>Dobbiamo cercare enzimi in grado di sovraintendere a queste trasformazioni, estrarli dalle cellule e utilizzarli come </text:span><text:soft-page-break/><text:span text:style-name="T50">catalizzatori.<text:line-break/>Dobbiamo conoscere le vie metaboliche dell’organismo e le condizioni in modo da gestirle durante la reazione.<text:line-break/>Lo zymomonas può prendere una via diversa rispetto a quella della glicolisi, arriva al piruvato e può dare fermentazione alcolica.<text:line-break/>Per i lattobacilli abbiamo una via totalmente diversa, ci sono batteri lattici che mettono in atto entrambe le vie. Dobbiamo conoscere quali batteri operano solo un ramo o entrambi e come fare a spingere una reazione piuttosto che un’altra.<text:line-break/><text:line-break/>DOPO LA GLICOLISI<text:line-break/>Se i microorganismi che abbiamo selezionato per fare i processi passano per la via della glicolisi, una volta arrivati al piruvato accade che possono esserci principalmente 3 vie: produzione di etanolo quindi fermentazione alcolica </text:span><text:span text:style-name="T285">(l’acido piruvico è convertito in acetaldeide che è poi ridotta in etanolo)</text:span><text:span text:style-name="T50">, fermentazione lattica con produzione di acido lattico e respirazione </text:span><text:span text:style-name="T285">con il ciclo di Krebs.<text:line-break/></text:span><text:span text:style-name="T50"><text:line-break/></text:span><text:span text:style-name="T487">IL CICLO DI KREB</text:span><text:span text:style-name="T489">S</text:span><text:span text:style-name="T50"><text:line-break/></text:span><text:span text:style-name="T289">È un processo metabolico utilizzato per </text:span><text:span text:style-name="T50">la produzione di </text:span><text:span text:style-name="T289">energia</text:span><text:span text:style-name="T50"> attraverso </text:span><text:span text:style-name="T289">l’ossidazione di molecole di Acetil-CoA ad anidride carbonica </text:span><text:span text:style-name="T290">con il trasferimento di elettroni ai coenzimi</text:span><text:span text:style-name="T289">. <text:line-break/></text:span><text:span text:style-name="T50">Tutti gli acidi coinvolti sono di interesse industriale: citrico, succinico, malico, fumarico ecc…<text:line-break/></text:span><text:span text:style-name="T288">La g</text:span><text:span text:style-name="T50">licolisi </text:span><text:span text:style-name="T288">è </text:span><text:span text:style-name="T50">strettamente connessa al ciclo di Krebs: il glucosio viene fosforilato progressivamente, arriviamo a piruvato con consumo e poi generazione di ATP, catalisi esercitata dagli enzimi, dal piruvato generiamo l’acetil coenzima A il quale ci porterà al primo membro del ciclo di Krebs che è il citrato. <text:line-break/>Se c’è tanto acido citrico </text:span><text:span text:style-name="T290">significa che lo </text:span><text:span text:style-name="T50">stiamo accumulando e non </text:span><text:span text:style-name="T290">viene</text:span><text:span text:style-name="T50"> degradato, il ciclo </text:span><text:span text:style-name="T290">quindi </text:span><text:span text:style-name="T50">si ferma perché </text:span><text:span text:style-name="T290">non c’è</text:span><text:span text:style-name="T50"> bisogno </text:span><text:span text:style-name="T290">di ATP.</text:span><text:span text:style-name="T50"> Nel momento in cui ho bisogno di energia il ciclo riparte.<text:line-break/>L’acido citrico è un </text:span><text:span text:style-name="T291">metabolita primario, n</text:span><text:span text:style-name="T50">oi vogliamo produrlo e accumularlo, il processo deve essere condotto a due stadi con due cond</text:span><text:span text:style-name="T292">izioni</text:span><text:span text:style-name="T50"> operative diverse, nel primo stadio lascio che il citrato segua la natura mentre nel secondo stadio devo convincere che l’organismo abbia bisogno di energia e quindi dell’acido critico, lo faccio bloccando la reazione successiva perché </text:span><text:span text:style-name="T293">lì il </text:span><text:span text:style-name="T50">citrato viene degradato. <text:line-break/></text:span><text:span text:style-name="T293">Dopo che ho bloccato questa via</text:span><text:span text:style-name="T50"> </text:span><text:span text:style-name="T293">si accumula </text:span><text:span text:style-name="T50">l’acido citrico, </text:span><text:span text:style-name="T293">che è il regolatore allosterico,</text:span><text:span text:style-name="T50"> e il processo di glicolisi si inibisce </text:span><text:span text:style-name="T293">(bloccandosi)</text:span><text:span text:style-name="T50"> </text:span><text:span text:style-name="T293">e devo fare in modo di rimuovere l’inibizione della fosfofruttochinasi ad opera del citrato.</text:span><text:span text:style-name="T50"><text:line-break/></text:span><text:span text:style-name="T293">Quindi </text:span><text:span text:style-name="T300">d</text:span><text:span text:style-name="T50">evo convincere l’organismo che l’acido citrico non è stato accumulato e allo stesso tempo devo chiudere il </text:span><text:span text:style-name="T293">ramo del</text:span><text:span text:style-name="T50"> ciclo </text:span><text:span text:style-name="T293">affinché l’acido citrico venga accumulato.</text:span><text:span text:style-name="T50"><text:line-break/>Lo faccio modificando </text:span><text:span text:style-name="T287">il</text:span><text:span text:style-name="T50"> substrato in modo che vad</text:span><text:span text:style-name="T294">a</text:span><text:span text:style-name="T50"> ad inibire l’enzima e </text:span><text:span text:style-name="T294">ad accumulare l’acido citrico.</text:span><text:span text:style-name="T50"> <text:line-break/>Se </text:span><text:span text:style-name="T294">chiudo solamente</text:span><text:span text:style-name="T50"> il ciclo di Krebs il microorganismo muore </text:span><text:span text:style-name="T294">però</text:span><text:span text:style-name="T50"> modificando il substrato consento all’organismo di consumare un po’ di citrato,</text:span><text:span text:style-name="T295"> di</text:span><text:span text:style-name="T50"> prendere una via metabolica alternativa e chiude</text:span><text:span text:style-name="T295">re</text:span><text:span text:style-name="T50"> il ciclo </text:span><text:span text:style-name="T287">con</text:span><text:span text:style-name="T50"> un pezzetto più piccolo, in questo modo sopravvive. </text:span><text:span text:style-name="T296">D</text:span><text:span text:style-name="T50">a ogni molecola di NADH si generano 30 molecole di ATP mentre dal FADH 2.<text:line-break/><text:line-break/>RESPIRAZIONE ANAEROBICA<text:line-break/></text:span><text:span text:style-name="T297">Calcolo potenziale redox: via nitrati </text:span><text:span text:style-name="T50">è 0,42 mentre </text:span><text:span text:style-name="T297">via</text:span><text:span text:style-name="T50"> O</text:span><text:span text:style-name="T539">2</text:span><text:span text:style-name="T50"> è 0,82 </text:span><text:span text:style-name="T531">→</text:span><text:span text:style-name="T50"> ATP preferibile </text:span><text:span text:style-name="T297">produrre </text:span><text:span text:style-name="T50">con ossigeno.<text:line-break/></text:span><text:span text:style-name="T297">In termini di apporto energetico è meno efficiente, a</text:span><text:span text:style-name="T50">nalogamente solfati </text:span><text:span text:style-name="T297">(che portano a idrogeno solforato)</text:span><text:span text:style-name="T50"> e carbonati </text:span><text:span text:style-name="T297">(produzione di metano e </text:span><text:span text:style-name="T301">CO</text:span><text:span text:style-name="T297">).</text:span></text:p>
      <text:p text:style-name="P8"><text:span text:style-name="T297">Ci sono una serie di batteri rari che usano come accettori finali molecole particolari come il Fe o il Mn.<text:line-break/><text:line-break/></text:span><text:span text:style-name="T301">Aerobia vs anaerobia</text:span><text:span text:style-name="T297"><text:line-break/></text:span><text:span text:style-name="T301">La vi</text:span><text:span text:style-name="T298">a aerobia </text:span><text:span text:style-name="T301">è</text:span><text:span text:style-name="T298"> sempre più efficiente per la cellula che la via anaerobia, i processi aerobi possiamo paragonarli a processi di combustione </text:span><text:span text:style-name="T301">perché</text:span><text:span text:style-name="T298"> fortemente esotermici. I processi anaerobi sono considerati </text:span><text:span text:style-name="T301">invece </text:span><text:span text:style-name="T298">trasformazioni perché qui trasformiamo il substrato in qualcos’altro. </text:span><text:span text:style-name="T299"><text:line-break/></text:span><text:span text:style-name="T50"><text:line-break/>FOTOSINTESI<text:line-break/></text:span><text:span text:style-name="T301">L’</text:span><text:span text:style-name="T299">ATP </text:span><text:span text:style-name="T301">è il </text:span><text:span text:style-name="T299">vettore energetico anche per </text:span><text:span text:style-name="T301">gli </text:span><text:span text:style-name="T299">organismi fotosintetici, questi però sono in grado di ottenere ATP utilizzando <text:s/>la luce solare e poi fissando C in molecole organiche. </text:span><text:span text:style-name="T301">L</text:span><text:span text:style-name="T299">a fotosintesi prevede una parte che dipend</text:span><text:span text:style-name="T301">e</text:span><text:span text:style-name="T299"> dalla presenza di luce e </text:span><text:span text:style-name="T302">dalla sua conversione in</text:span><text:span text:style-name="T299"> energia chimica e da un secondo step, quello di sintesi che è indipendente dalla presenza di luce solare, che porta </text:span><text:span text:style-name="T302">a fissare il</text:span><text:span text:style-name="T299"> C </text:span><text:span text:style-name="T302">sulle</text:span><text:span text:style-name="T299"> molecole organiche.</text:span><text:span text:style-name="T50"><text:line-break/></text:span><text:soft-page-break/><text:span text:style-name="T527">PROTEINE</text:span><text:span text:style-name="T50"><text:line-break/></text:span><text:span text:style-name="T303">Genetica: studio dei geni, di come portano le informazioni, di come queste sono espresse e di come si replicano i geni.<text:line-break/>Gene: </text:span><text:span text:style-name="T304">s</text:span><text:span text:style-name="T303">egmento di DNA che </text:span><text:span text:style-name="T304">codifica un prodotto funzionale, solitamente una proteina.<text:line-break/>Genoma: tutto il materiale genetico nella cellula.</text:span></text:p>
      <text:p text:style-name="P9"><text:span text:style-name="T304">Genomica: studio molecolare dei genomi.<text:line-break/>Genotipo: gene di un organismo.<text:line-break/>Fenotipo: espressione del gene</text:span><text:span text:style-name="T50"><text:line-break/></text:span><text:span text:style-name="T304">Le p</text:span><text:span text:style-name="T50">roteine </text:span><text:span text:style-name="T304">sono </text:span><text:span text:style-name="T50">viste come pacchetto di amminoacidi, alcuni amminoacidi sappiamo sintetizzarli mentre altri no (questi definiti amminoacidi essenziali, vanno assunti con la dieta). Gli amminoacidi possono essere dei buoni materiali di partenza come per esempio per i farmaci.<text:line-break/> <text:line-break/>Acid</text:span><text:span text:style-name="T305">i</text:span><text:span text:style-name="T50"> nucleic</text:span><text:span text:style-name="T305">i</text:span><text:span text:style-name="T50">: costituiscono il nostro patrimonio genetico che è proprio l’informazione base che consente la sintesi delle proteine che ci caratterizzano. </text:span><text:span text:style-name="T308">So</text:span><text:span text:style-name="T307">no composti da monomeri che sono nucleotidi fatti da 3 componenti: uno zucchero a 5 C, un gruppo fosfato e una base azotata.</text:span><text:span text:style-name="T50"> <text:line-break/>Gli acidi nucleici si suddividono in due tipi: ribonucleici, come </text:span><text:span text:style-name="T305">l’</text:span><text:span text:style-name="T50">RNA, oppure desossiribonucleici come il DNA.<text:line-break/>Il DNA è costituito da due filamenti, due polimeri costituiti da base azotate accoppiate tra di loro (DNA accoppiamento: guanina citosina, adenina timina; RNA: guanina citosina e adenina uracile). <text:line-break/>L’accoppiamento è rigido e caratteristico perché deriva da un legame che si genera dovuto al fatto che esiste una tautomeria cheto-enolica (equilibrio in cui sono interessati un aldeide/chetone </text:span><text:span text:style-name="T306">che </text:span><text:span text:style-name="T50">diventa</text:span><text:span text:style-name="T309">no</text:span><text:span text:style-name="T50"> enol</text:span><text:span text:style-name="T309">i</text:span><text:span text:style-name="T50"> tramite </text:span><text:span text:style-name="T309">lo</text:span><text:span text:style-name="T50"> spostamento del gruppo ossidrile), a seconda della conformazione del tautomero il legame è possibile oppure no, </text:span><text:span text:style-name="T309">ho </text:span><text:span text:style-name="T50">accoppiamento proofreading cioè possono accoppiarsi soltanto i tautomeri che hanno la conformazione corretta e quindi non è possibile avere accoppiamenti diversi.<text:line-break/>L’insieme base azotata + zucchero costituisce nucleo</text:span><text:span text:style-name="T310">s</text:span><text:span text:style-name="T50">ide, questo vien</text:span><text:span text:style-name="T310">e</text:span><text:span text:style-name="T50"> fosforilato e </text:span><text:span text:style-name="T311">ciò</text:span><text:span text:style-name="T50"> porta al nucleotide, la ripetizione del monomero caratteristico costituisce poi il polimero DNA o RNA.<text:line-break/>Coppie antiparallele tra di loro, questo porta ad una struttura conformazione molto rigida che mantiene distanze tra il ribosio in C</text:span><text:span text:style-name="T539">1</text:span><text:span text:style-name="T50"> per tutti gli accoppiamenti di 1.08 mm (regola di Chargaff), consente ad avere un arrotolamento </text:span><text:span text:style-name="T313">ad </text:span><text:span text:style-name="T50">alpha-elica. <text:line-break/>La distribuzione delle basi azotate è abbastanza simile, non uguali, tra le varie specie con differenze non particolarmente elevate. <text:line-break/>La sequenza e ripetizione delle basi presenti nelle due catene porta alla struttura primaria del DNA, che costituisce poi l’informazione genetica. La struttura primaria si arrotola nella struttura secondaria ad alpha-elica. <text:line-break/>L’arrotolamento in questa struttura porta ad avere sulla parte esterna gli zuccheri e le posizioni fosforilate mentre all’interno sono mantenute le basi (con il loro accoppiamento) </text:span><text:span text:style-name="T531">→</text:span><text:span text:style-name="T50"> modo per proteggere l’informazione più importante ossia il patrimonio genetico.<text:line-break/>Struttura terziaria: nel caso dei batteri la struttura è circolare mentre negli eucarioti è ad alpha elica, protetta poi dalla membrana cellulare. Nel caso dell’RNA (e in particolare in quello transfer) esiste struttura terziaria che porta a struttura a L, </text:span><text:span text:style-name="T312">l’</text:span><text:span text:style-name="T50">RNA transfer ha il compito di trasferire gli amminoacidi all’interno dei ribosomi, ha bisogno di punti diversi e di siti diversi su cui alloggiare cose diverse o sulla superficie dei quali presentare informazioni diverse.<text:line-break/><text:line-break/>REPLICAZIONE DEL DNA<text:line-break/>Le due catene vengono aperte </text:span><text:span text:style-name="T317">e </text:span><text:span text:style-name="T50">si forma una forchetta di replicazione, una catena viene replicata in continuo </text:span><text:span text:style-name="T315">dal DNA polimerasi mentre l</text:span><text:span text:style-name="T50">’altra catena viene replicata pezzetto per pezzetto</text:span><text:span text:style-name="T315"> </text:span><text:span text:style-name="T50">non alloggiando le basi per continuità ma costruendo piccoli frammenti che poi vengono legati assieme da un DNA ligasi. <text:line-break/>È </text:span><text:span text:style-name="T314">l’</text:span><text:span text:style-name="T50">RNA </text:span><text:span text:style-name="T316">primer</text:span><text:span text:style-name="T50"> </text:span><text:span text:style-name="T314">che</text:span><text:span text:style-name="T50"> si preoccupa dell’</text:span><text:span text:style-name="T316">inizio della</text:span><text:span text:style-name="T50"> duplicazione del DNA. <text:line-break/>Nel caso della sintesi del DNA (e anche nel caso della sintesi delle proteine) siamo in presenza di una reazione che richiede energia. <text:line-break/>Le cellule accoppiano una reazione endoergonica con una o più reazioni esoergoniche in modo tale che la somma totale di energia libera sia favorevole alla formazione dei legami richiesti, è il fosfato che fa avvenire la reazione.<text:line-break/>La reazione esoergonica che viene associata è la fosforilazione con liberazione di un fosfato, le cellule operano attraverso energie liber</text:span><text:span text:style-name="T314">e, </text:span><text:span text:style-name="T50">additive in presenza di reazioni con intermediario </text:span><text:span text:style-name="T318">e</text:span><text:span text:style-name="T50"> </text:span><text:span text:style-name="T318">quest’ultimo</text:span><text:span text:style-name="T50"> è il gruppo fosfato che viene dall’ATP. <text:line-break/></text:span></text:p>
      <text:p text:style-name="P221"><text:soft-page-break/>SINTESI PROTEICA</text:p>
      <text:p text:style-name="P220"><text:span text:style-name="T50">Il DNA contiene le informazioni per la sintesi delle proteine. <text:line-break/>Le proteine sono costituite da 20 amminoacidi, siamo dunque in presenza di un codice di 20 lettere che parte da un codice a 4 lettere (i 4 nucleotidi). l</text:span><text:span text:style-name="T327">l</text:span><text:span text:style-name="T50"> problema deriva dalle possibili combinazioni, il codice di trasmissione a 20 lettere è un codice degenere. </text:span><text:span text:style-name="T319">Abbiamo</text:span><text:span text:style-name="T50"> 64 combinazioni, molto più abbondanti di quelle che sarebbero necessarie.<text:line-break/></text:span><text:span text:style-name="T328">L’</text:span><text:span text:style-name="T50">RNA messaggero è tradotto in codon</text:span><text:span text:style-name="T329">i</text:span><text:span text:style-name="T50"> cioè 3 nucleotidi, 3 basi corrispondono ad un codon e ogni codon corrispond</text:span><text:span text:style-name="T318">e</text:span><text:span text:style-name="T50"> ad un amminoacido. </text:span><text:span text:style-name="T330">(Ogni codone consiste di 3 nucleotidi, corrispondenti ad un singolo amminoacido)</text:span><text:span text:style-name="T50"><text:line-break/>La traslazione del mRNA inizia sempre con un codon </text:span><text:span text:style-name="T320">d’inizio</text:span><text:span text:style-name="T50"> specifico </text:span><text:span text:style-name="T321">ad esempio</text:span><text:span text:style-name="T50"> AUG cioè la metionina e la traslazione si ferma </text:span><text:span text:style-name="T322">al codone di stop, detto anche codone di terminazione, che è una tripletta di base che non codifica nessun amminoacido </text:span><text:span text:style-name="T323">e</text:span><text:span text:style-name="T50"> che non hanno alcun significato: UAA, UAG, UGA.<text:line-break/>Ho 61 codon</text:span><text:span text:style-name="T320">i</text:span><text:span text:style-name="T50"> in grado di identificare 20 amminoacidi, la codifica viene fatta tramite l’RNA messaggero costituito da una tripletta identificativa che porta su di sé un amminoacido, e un RNA transfer. <text:line-break/>Quest’ultimo ha una struttura terziaria con forma a L in cui la tripletta deve andare a incastrarsi nella sequenza stabilita dal mRNA, è costituto dall’anticodon che si trova sul braccio lontano rispetto al binding site dell’amminoacido, questo invece si trova vicino al sito fosforilato. <text:line-break/>Il transfer viene sintetizzato da enzimi specifici, ogni transfer è quindi in grado di portare su di sé solo l’amminoacido identificato dal suo anticodon. <text:line-break/></text:span><text:span text:style-name="T325">Un amminoacil-tRNA è un tRNA amminocilato con un amminoacido, </text:span><text:span text:style-name="T326">reazione catalizzata da uno specifico enzima amminoacil-tRNA sintetasi che accoppia l’amminoacido corrispondente all’estremità di ciascun tRNA. </text:span><text:span text:style-name="T50"><text:line-break/></text:span><text:span text:style-name="T326">S</text:span><text:span text:style-name="T50">amo in presenza di 20 amminoacil-tRNA </text:span><text:span text:style-name="T326">sintetasi</text:span><text:span text:style-name="T50"> caratteristici per ciascun amminoacido che andrà a costituire le proteine, per ciascuno di questi c’è un’enzima </text:span><text:span text:style-name="T326">specifico. </text:span><text:span text:style-name="T50">L’amminoacido deve contenere un gruppo fosfato nella molecola. </text:span><text:span text:style-name="T327">G</text:span><text:span text:style-name="T50">li enzimi che sintetizzano gli amminoacil t-RNA sono proofreading cioè sono in grado di riconoscere i legami e idrolizzare eventuali legami formati nel momento in cui l’amminoacido caricato dal transfer non è quello corretto. Si fa circa un errore ogni 104 amminoacidi.<text:line-break/><text:line-break/>MECCANISMO<text:line-break/>Il tutto parte dall’enzima, l’enzima ha tre alloggiamenti diversi: per il tRNA, per l’ATP e per l’amminoacido. <text:line-break/>La reazione inizia e l’enzima è in grado di caricare e fosforilare l’amminoacido, una volta avvenuta la fosforilazione vengono rilasciati due gruppi fosfato; questo perché l’energia richiesta per questo tipo di reazione è molto alta ed è necessario rilasciare due gruppi per avere sufficiente energia affinché </text:span><text:span text:style-name="T331">la </text:span><text:span text:style-name="T50">reazione avvenga. L’amminoacido viene così attivato cioè fosforilato </text:span><text:span text:style-name="T332">e</text:span><text:span text:style-name="T50"> a questo punto l’enzima è in grado di alloggiare il tRNA specifico di questo amminoacido.<text:line-break/>A seguito dell’alloggiamento avviene l’interazione tra transfer e amminoacido e viene rilasciato l’ultimo gruppo fosfato, a questo punto l’amminoacido è caricato sul transfer che poi esce e viene rilasciato dall’enzima </text:span><text:span text:style-name="T333">e</text:span><text:span text:style-name="T50"> portato ai ribosomi.<text:line-break/>La trascrizione avviene nelle unità ribosomiali che sovraintendono la sintesi delle proteine; viene portato l’amminoacido iniziale, viene poi portato un ribosoma in grado di leggere la tripletta successiva e quindi alloggiare il transfer corretto. <text:s/>Avviene la formazione del legame peptidico tra i due amminoacidi con rilascio del transfer che poi torna nel riciclo. Questo avviene per un po’ di volte fino a quando non interviene il codon</text:span><text:span text:style-name="T334">e</text:span><text:span text:style-name="T50"> di stop.<text:line-break/></text:span><text:span text:style-name="T335">I</text:span><text:span text:style-name="T50">l ribosoma polimerizza gli amminoacidi e porta ad una catena in cui la sequenza è stata stabilita dal patrimonio genetico </text:span><text:span text:style-name="T335">(ribosoma costruisce amminoacidi quindi costruisce struttura primaria).</text:span><text:span text:style-name="T50"><text:line-break/>Successivamente la proteina può essere glicolizzata o fosforilata in funzione del suo processo, fanno così un processo di finitura. Le proteine sono strutturali, fanno tessuti, funzionano come ormoni, mantengono il pH costante all’interno delle cellule, sono in grado di trasportare nutrienti, sono in grado di assistere il sistema immunitario e possono essere degradate a scopo energetico.<text:line-break/><text:line-break/>STRUTTURA AMMINOACIDO: <text:line-break/>Amminoacido: </text:span><text:span text:style-name="T490">la funzione amminica e la funzione carbossilica devono stare sullo stesso lato dello stesso carbonio</text:span><text:span text:style-name="T50">, altrimenti non è un amminoacido. </text:span><text:span text:style-name="T324">A</text:span><text:span text:style-name="T50">bbiamo un carbonio centrale chirale sul quale sono presenti contemporaneamente la funzione acida (COOH) e la funzione amminica (NH</text:span><text:span text:style-name="T539">2</text:span><text:span text:style-name="T50">) dopodiché è presente un H e una catena laterale. La catena laterale è ciò che differenzia i singoli amminoacidi.</text:span></text:p>
      <text:p text:style-name="P10"><text:span text:style-name="T50">Il fatto di portare su di sé sia il gruppo amminico che quello carbossilico consente all’amminoacido la possibilità di delocalizzare la carica, l’amminoacido</text:span><text:span text:style-name="T336"> quindi </text:span><text:span text:style-name="T50">si presenta in forma carica </text:span><text:span text:style-name="T336">perché l’O carbossilico ha una carica parziale </text:span><text:soft-page-break/><text:span text:style-name="T336">negativa mentre l’N amminico ha una parziale carica positiva e assieme generano un piccolo dipolo elettrico.</text:span><text:span text:style-name="T50"><text:line-break/>Il punto isoelettrico è il valore di pH in cui </text:span><text:span text:style-name="T337">l’</text:span><text:span text:style-name="T50">amminoacido è neutro. </text:span><text:span text:style-name="T346">G</text:span><text:span text:style-name="T345">li amminoacidi possono essere </text:span><text:span text:style-name="T346">classificati in queste categorie:</text:span><text:span text:style-name="T345"> non polari alifatiche, aromatiche, polari </text:span><text:span text:style-name="T346">non cariche, cariche positivamente o cariche negativamente. </text:span><text:span text:style-name="T50">Il fatto di poter delocalizzare la carica porta a un pH acido che risulta in un’acidità più bassa e porta a un valore di pH basico che porta ad una minore basicità quando l’amminoacido si trova nelle due forme. <text:line-break/>Gli amminoacidi sono 20 </text:span><text:span text:style-name="T338">e 9 sono</text:span><text:span text:style-name="T50"> definiti essenziali </text:span><text:span text:style-name="T338">per</text:span><text:span text:style-name="T337">ch</text:span><text:span text:style-name="T338">é</text:span><text:span text:style-name="T50"> non possono essere sintetizzati da noi.<text:line-break/>Il 15% della cellula è costituita da proteine. Le proteine hanno tantissime funzioni, per esempio gli ormoni sono proteine che mediano i processi di informazione e scambio all’interno della cellula; neuropeptidi, mediatori di dolori; funzioni protettive come il veleno dei funghi o dei serpenti.<text:line-break/><text:line-break/>FORMAZIONE LEGAME PEPTIDICO<text:line-break/>La polimerizzazione avviene tra un gruppo COOH di un amminoacido e un gruppo NH</text:span><text:span text:style-name="T539">2</text:span><text:span text:style-name="T50"> dell’amminoacido vicino. <text:line-break/>È formato con una condensazione di una molecola d’acqua; </text:span><text:span text:style-name="T339">è</text:span><text:span text:style-name="T50"> </text:span><text:span text:style-name="T339">un </text:span><text:span text:style-name="T50">legame forte </text:span><text:span text:style-name="T339">e</text:span><text:span text:style-name="T50"> covalente che può essere idrolizzato e ha bisogno di energia per essere scisso. <text:line-break/>La rottura del legame peptidico può avvenire per esempio scaldando in ambiente acquoso.<text:line-break/>La sintesi delle proteine </text:span><text:span text:style-name="T340">avviene per</text:span><text:span text:style-name="T50"> reazioni di condensazioni successivi, </text:span><text:span text:style-name="T340">i</text:span><text:span text:style-name="T50">l legame che si forma è estremamente rigido. È un legame molto particolare che porta ad un irrigidimento sul piano della struttura primaria della proteina.<text:line-break/>Al di fuori del piano attaccate si trovano i residui R, cioè le catene laterale tipiche di ogni amminoacido. <text:line-break/>Struttura rigida in cui non è possibile rotazione. l</text:span><text:span text:style-name="T341">l</text:span><text:span text:style-name="T50"> legame peptidico essendo un legame planare e potendo fare risonanza ha carattere quasi di doppio legame e quindi non può portare ad alcun tipo di movimento, stabilisce la posizione delle catene laterali in maniera predefinita. <text:line-break/>Questo irrigidimento costituisce la struttura primaria della proteina. <text:line-break/>Le catene </text:span><text:span text:style-name="T342">R dei residui</text:span><text:span text:style-name="T50"> interagiscono tra di loro con legami non forti, ad esempio con interazioni elettrostatiche o forze di Van der Walls o legami idrogeno, e questo porta ad una conformazione nel piano, possono attorcigliarsi o arrotolarsi ad esempio. <text:line-break/>Una volta che avvengono queste interazioni, che sono univoche in quanto la posizione delle catene è stabilita, abbiamo la formazione della struttura secondaria. Nel caso di enzimi possiamo addirittura avere strutture quaternarie.<text:line-break/><text:line-break/>Le cellule operano per energia libera, le cellule sono isoterme </text:span><text:span text:style-name="T343">quindi funzionano a T e P costante</text:span><text:span text:style-name="T50">. <text:line-break/>Hanno bisogno di formare legami utilizzando energie libere, per poter utilizzarle devono trovare il modo di generare un intermedio comune. <text:line-break/>Nel caso di una reazione chimica sequenziale si può <text:s/>calcolare sommando i </text:span><text:span text:style-name="T1523">Δ</text:span><text:span text:style-name="T50">G se c’è intermediario, </text:span><text:span text:style-name="T344">l’energia libera di Gibbs consente di prevedere la direzione delle reazioni chimiche, la loro esatta posizione di equilibrio e la quantità di lavoro che in teoria possono svolgere a T e P costanti. </text:span><text:span text:style-name="T512">L</text:span><text:span text:style-name="T510">e cellule eterotrof</text:span><text:span text:style-name="T511">e</text:span><text:span text:style-name="T510"> acquisiscono energia libera dalle molecole di nutrienti </text:span><text:span text:style-name="T511">mentr</text:span><text:span text:style-name="T510">e le cellule fotosintetiche la acquisiscono dalla radiazione solare assorbita.</text:span><text:span text:style-name="T50"><text:line-break/>Nel caso delle cellule l’intermedio comune è costituito principalmente dal fosfato. <text:line-break/></text:span><text:span text:style-name="T347">Le reazioni devono avvenire proprio grazie all’intermedio. <text:line-break/></text:span><text:span text:style-name="T351">Esempio: </text:span><text:span text:style-name="T353">reazione </text:span><text:span text:style-name="T352">glutammato + ammoniaca </text:span><text:span text:style-name="T353">catalizzata dall’ammoniaca</text:span><text:span text:style-name="T352">.</text:span><text:span text:style-name="T351"> <text:line-break/></text:span><text:span text:style-name="T347">Il glutammato viene fosforilato e l’ATP si dissocia dando ADP e il fosfato, questo non rimane libero </text:span><text:span text:style-name="T352">ma</text:span><text:span text:style-name="T347"> va a fosforilare una parte della molecola; si forma un intermedio che si trova sull’enzima.<text:line-break/></text:span><text:span text:style-name="T348">Il sito di alloggiamento della molecola che deve essere trasformata e il sito di alloggiamento dell’ATP devono essere vicini perché servono a fare in modo che i due reagenti, in questo caso glutammato e ATP, siano vicini e orientat</text:span><text:span text:style-name="T50">i; a questo punto uno dei fosfati reagisce, </text:span><text:span text:style-name="T348">in questo caso particolare con il gruppo </text:span><text:span text:style-name="T349">dell’acido glutammico, si forma ADP ma il P non è libero nell’ambiente ma si trova su una</text:span><text:span text:style-name="T50"> molecola </text:span><text:span text:style-name="T352">che è proprio</text:span><text:span text:style-name="T50"> l’intermedio comune; una volta che questa molecola si è formata cambia la conformazione e cambia </text:span><text:span text:style-name="T349">ciò che è legato dall’enzima,</text:span><text:span text:style-name="T50"> nel frattempo arriva l’a</text:span><text:span text:style-name="T349">mmoniaca</text:span><text:span text:style-name="T50"> che reagisce con il gruppo liberando </text:span><text:span text:style-name="T349">un </text:span><text:span text:style-name="T50">fosfato </text:span><text:span text:style-name="T349">con formazione della glutammina → adesso energie libere additive.<text:line-break/></text:span><text:span text:style-name="T352">È il m</text:span><text:span text:style-name="T349">odo in cui le cellule operano per far</text:span><text:span text:style-name="T352">e</text:span><text:span text:style-name="T349"> le reazioni che richiedono apporto energetico.<text:line-break/>Quando il fosfato viene rilasciato la situazione energetica dell’ATP è molto alta: 3 gruppi fosfato vicino all’altro con cariche negative e ingombro sterico alto, un rilascio del gruppo fosfato porta ad una molecol</text:span><text:span text:style-name="T350">a</text:span><text:span text:style-name="T349"> che può fare risonanza e ad una molecola che abbassa il contenuto energetico, </text:span><text:span text:style-name="T350">molecola più stabile una volta rilasciata perché può essere idratata e quindi la sua carica è bilanciata dall’ambiente → questo tipo di reazione è favorito. <text:line-break/></text:span><text:soft-page-break/><text:span text:style-name="T350">Il fatto che possa staccarsi dall’ATP e che possa andare a fosforilare </text:span><text:span text:style-name="T498">immediatamente</text:span><text:span text:style-name="T522"> </text:span><text:span text:style-name="T523">è il</text:span><text:span text:style-name="T522"> motivo per il quale è favorevole e facile che possa avvenire il trasferimento dall’ATP ad un’altra molecola per formare l’intermedio comune → modo con cui il vettore energetico può far trasferire energia.<text:line-break/>Una volta fatta avvenire la reazione si ritorn</text:span><text:span text:style-name="T523">a</text:span><text:span text:style-name="T522"> alla riformazione all’ATP attraverso </text:span><text:span text:style-name="T523">il</text:span><text:span text:style-name="T522"> rilascio del fosfato, questo viene normalmente associato all’ATP. <text:line-break/>Il fosfato è stabilizzato quando viene rilasciato da motivi di delocalizzazione e di risonanza ma immediatamente l’equilibrio che deve esistere tra le tre specie deve essere effettuato per cui si lega di nuovo all’ATP nonostante questa situazione sia energeticamente più alta rispetto all’altra.</text:span><text:span text:style-name="T349"><text:line-break/></text:span><text:span text:style-name="T50">Normalmente l’ATP nelle cellule è spesso salificata con il magnesio.<text:line-break/><text:line-break/>La struttura delle proteine è determinata dalla sequenza degli am</text:span><text:span text:style-name="T354">m</text:span><text:span text:style-name="T50">inoacidi, queste a causa delle interazioni delle catene laterali hanno una conformazione ben definita.<text:line-break/></text:span><text:span text:style-name="T357">La denaturazione è il processo di dispiegamento della proteina: può essere influenzato dal calore, pH o composti chimici. Le proteine si possono associare in strutture secondarie e terziare, talvolta anche quaternari</text:span><text:span text:style-name="T354">e</text:span><text:span text:style-name="T357"> </text:span><text:span text:style-name="T358">(in cui ho interazione tra 2 catene polipeptidiche). La struttura</text:span><text:span text:style-name="T50"> secondaria è di due tipi: </text:span><text:span text:style-name="T1524">α</text:span><text:span text:style-name="T50">-elica </text:span><text:span text:style-name="T355">o </text:span><text:span text:style-name="T50">foglietto </text:span><text:span text:style-name="T1524">β</text:span><text:span text:style-name="T50">; l</text:span><text:span text:style-name="T359">e due </text:span><text:span text:style-name="T50">struttur</text:span><text:span text:style-name="T359">e</text:span><text:span text:style-name="T50"> final</text:span><text:span text:style-name="T359">i</text:span><text:span text:style-name="T50"> raggiunta dalla proteina </text:span><text:span text:style-name="T359">hanno</text:span><text:span text:style-name="T50"> proprietà diverse.<text:line-break/></text:span><text:span text:style-name="T1524">α</text:span><text:span text:style-name="T50">-elica </text:span><text:span text:style-name="T531">→</text:span><text:span text:style-name="T50"> riarrangiamento a spirale, tipico delle proteine fibrose (capelli, corn</text:span><text:span text:style-name="T359">a, unghie</text:span><text:span text:style-name="T50">)<text:line-break/>Foglietto </text:span><text:span text:style-name="T1524">β</text:span><text:span text:style-name="T50"> </text:span><text:span text:style-name="T531">→</text:span><text:span text:style-name="T50"> si formano dei nastri che poi a loro volta si arrangiano in forma di proteina globulare; si formano due strutture rigide che vengono associate </text:span><text:span text:style-name="T355">tra di</text:span><text:span text:style-name="T50"> loro e interagiscono in forma parallela o antiparallela. </text:span><text:span text:style-name="T360">Hanno una struttura rigida con legami idrogeno.</text:span><text:span text:style-name="T50"><text:line-break/>La funzionalità della proteina dipende dalla conformazion</text:span><text:span text:style-name="T360">e</text:span><text:span text:style-name="T50"> delle proteine stesse. <text:line-break/>Tutte le proteine hanno una conformazione di utilità, hanno una struttura dalla primaria in su legata all’utilizzo da parte della cellula di quel tipo di proteina, è la conformazione a miglior livello energetico.<text:line-break/>La selezione naturale ha eliminato conformazioni che non avessero una funzione specifica.<text:line-break/></text:span><text:span text:style-name="T361">Per funzionare le proteine devono interagire con altre molecole, </text:span><text:span text:style-name="T362">esse possono legarsi ai ligandi (molecole bersaglio che fungono da recettori) con il binding site, che consiste in una cavità formata da uno specifico arrangiamento di amminoacidi.<text:line-break/></text:span><text:span text:style-name="T50"><text:line-break/>A partire da sequenze primarie simili si ottengono sequenze 3D simili, queste proteine appartengono alla stessa famiglia; esse sovraintendono a necessità cellulari simili ma attraverso meccanismi diversi.<text:line-break/>Le proteine possono associarsi e dar luogo a strutture diverse in modo diverso, nel caso delle actine (proteine dentro fibre muscolari o citoscheletro) sono </text:span><text:span text:style-name="T363">il </text:span><text:span text:style-name="T50">risultato di arrangiamento di </text:span><text:span text:style-name="T363">molecole di </text:span><text:span text:style-name="T50">a</text:span><text:span text:style-name="T356">c</text:span><text:span text:style-name="T50">tin</text:span><text:span text:style-name="T356">e</text:span><text:span text:style-name="T50"> a loro volta arrotolate su se stesse in forma di </text:span><text:span text:style-name="T1525">α-elica.</text:span><text:span text:style-name="T50"> <text:line-break/></text:span><text:span text:style-name="T364">Le p</text:span><text:span text:style-name="T50">roteine fibrose corrispondono a filamenti e sono presenti nelle parti strutturali, vengono utilizzate anche come proteine di contatto con la parte esterna della cellula o proprio tra le cellule. <text:line-break/>Un esempio di proteina fibrosa: </text:span><text:span text:style-name="T364">cheratina, </text:span><text:span text:style-name="T50">collagene, seta della ragnatela dei ragni (fibre di una resistenza molto elevata, dal punto di vista meccanico seta &gt; acciai).<text:line-break/>Proteine globulari, estremamente compatte, il loro riarrangiamento si manifesta in una struttura terziaria </text:span><text:span text:style-name="T365">a</text:span><text:span text:style-name="T50"> forma di palla che dipende anche dall’ambiente in cui si trova, arrangiamento tipico degli enzimi. </text:span><text:span text:style-name="T365">Poss</text:span><text:span text:style-name="T366">o</text:span><text:span text:style-name="T365">no assemblarsi in dimeri o t</text:span><text:span text:style-name="T367">etra</text:span><text:span text:style-name="T366">meri. </text:span><text:span text:style-name="T50">Tanto più è complicato l’enzima e tanto più è la sua funzione ma tanto più sarà complesso il suo arrangiamento terziario che spesso si manifesta anche in una struttura quaternaria.<text:line-break/>Tetramero dell’emoglobina </text:span><text:span text:style-name="T531">→</text:span><text:span text:style-name="T50"> costituito da 4 subunità uguali 2 a 2 con caratteristiche un pochino diverse. <text:line-break/>Struttura molto complessa generata con lo scopo di avere un sito molto piccolo ma molto specifico e molto rigido tale per cui piccole variazioni sul sito portano a modific</text:span><text:span text:style-name="T367">he</text:span><text:span text:style-name="T50"> conformazionali a lungo raggio. Le 4 subunità dell’emoglobina danno luogo a questo riarrangiamento spaziale con l’obiettivo di generare un sito centrale, costituto da ioni ferro e in cui ho residuo della molecola dell’emoglobina, dall’altra parte c’è un sito aperto in grado di legarsi all’</text:span><text:span text:style-name="T367">o</text:span><text:span text:style-name="T50">ssigeno molecolare e quindi a sovraintendere alla respirazione. <text:line-break/>Quando sito collegato ad ossigeno ha una conformazione, nel momento in cui ossigeno viene rilasciato, il sito cambia conformazione e la conformazione planare quadrata del ferro è deformata, il fatto di avere una modifica ala conformazione porta a una tensione molecolare che risente tutta la struttura, rilascio CO</text:span><text:span text:style-name="T539">2</text:span><text:span text:style-name="T50"> e si può rifare legame tra ferro e ossigeno. L’alloggiamento del substrato viene generato in una conformazione estremamente rigida in modo tale che l’interazione sia univocamente definita.<text:line-break/></text:span><text:soft-page-break/><text:span text:style-name="T50">ANTICORPI o immunoglobuline<text:line-break/>Modo in cui la cellula ha per difendersi dalla presenza di antigene, virus, polline e organismi infestanti.<text:line-break/></text:span><text:span text:style-name="T369">Hanno una s</text:span><text:span text:style-name="T50">truttura ad Y </text:span><text:span text:style-name="T369">con due binding site all’estremità superiori</text:span><text:span text:style-name="T50">, sono fatte da proteine ricche di gruppi contenenti zolfo, sono in grado di dare legami S-S.<text:line-break/></text:span><text:span text:style-name="T368">La p</text:span><text:span text:style-name="T50">arte superiore è la parte in grado di riconoscere l’antigene ed è specifica per lui, quando </text:span><text:span text:style-name="T368">l’</text:span><text:span text:style-name="T50">antigene è legato comporta una modificazione di tipo elettrostatico perché i legami si tensionano e cambiano <text:s/></text:span><text:span text:style-name="T370">gli </text:span><text:span text:style-name="T50">angoli di legami, </text:span><text:span text:style-name="T370">abbiamo modificazioni</text:span><text:span text:style-name="T50"> di interazioni Van der Walls che risultano in modificazioni molecolari.<text:line-break/>Questo tipo di interazione porta a modificazioni sul sito di riconoscimento e portano ad un’interazione forte che attiva tutta la catena di degradazione dell’antigene. <text:line-break/><text:line-break/>Le proteine possono essere denaturate, possiamo cioè srotolarle </text:span><text:span text:style-name="T372">e ciò comporta la perdita delle loro funzioni</text:span><text:span text:style-name="T50"><text:line-break/>Abbiamo distruzione della struttura secondaria, terziaria e quaternaria. <text:line-break/>Per arrivare alla distruzione della struttura primaria dobbiamo operare lavorando pesantemente energeticamente parlando (dobbiamo rompere legami sigma). La denaturazione delle proteine implica la rottura dei legami più deboli per arrivare alla struttura primaria, </text:span><text:span text:style-name="T371">questa</text:span><text:span text:style-name="T50"> rimane per</text:span><text:span text:style-name="T371">ò</text:span><text:span text:style-name="T50"> inalterata.<text:line-break/></text:span><text:span text:style-name="T371">La d</text:span><text:span text:style-name="T50">enatura</text:span><text:span text:style-name="T371">zione </text:span><text:span text:style-name="T372">può avvenire</text:span><text:span text:style-name="T50"> tramite variazioni di pH, sali, calore, </text:span><text:span text:style-name="T372">agitazione meccanica.</text:span><text:span text:style-name="T50"><text:line-break/>Le proteine e quindi gli amminoacidi hanno all’interno della cellula una serie di obiettivi metabolici. <text:line-break/>Quando il pacchetto amminoacidico necessario alle cellule è raggiunto ci troviamo con un eccesso di proteine </text:span><text:span text:style-name="T373">perché</text:span><text:span text:style-name="T50"> introdotte con la dieta. <text:s/>Le proteine in eccesso non vengono eliminate ma vengono conservate come fonte di amminoacidi. Le proteine innanzitutto vengono deaminate cioè viene rimosso il gruppo NH</text:span><text:span text:style-name="T539">2</text:span><text:span text:style-name="T50">, in modo che si torni a catene contenenti essenzialmente C, dopodiché queste vengono utilizzate dalle cellule in modo diverso per esempio possono essere convertite in glucosio. Gli amminoacidi possono essere trasformati in acidi grassi ed essere stoccati nei tessuti adiposi </text:span><text:span text:style-name="T372">andando</text:span><text:span text:style-name="T50"> a fare scorta di grassi. Le proteine degradate alla fine hanno lo stesso scopo dei carboidrati: fornire glucosio che poi </text:span><text:span text:style-name="T372">può</text:span><text:span text:style-name="T50"> essere trasformato nel vettore energetico ATP.<text:line-break/><text:line-break/></text:span><text:span text:style-name="T525">LIPIDI</text:span><text:span text:style-name="T50"><text:line-break/>I lipidi hanno un sacco di funzioni all’interno delle cellule principalmente a scopo di conservazione dell’energia, nel caso degli animali in forma di grasso </text:span><text:span text:style-name="T377">mentre n</text:span><text:span text:style-name="T374">elle</text:span><text:span text:style-name="T50"> piant</text:span><text:span text:style-name="T374">e</text:span><text:span text:style-name="T50"> </text:span><text:span text:style-name="T374">sotto</text:span><text:span text:style-name="T50"> forma di oli contenuti nel germe della pianta.<text:line-break/>Vengono degradati nel momento in cui è necessario avere a disposizione glucosio. I lipidi non sono solubili in acqua. </text:span><text:span text:style-name="T375">N</text:span><text:span text:style-name="T50">elle membrane cellulari sono presenti fosfolipidi, i costituenti principali della membrana, che hanno un gruppo polare che può interagire in ambiente acquoso, e una catena apolare, costituita da acidi grassi e lipidi, insolubile in acqua; questa particolare struttura consente alla membrana di avere una doppia caratteristica: possibilità di interagire con ambiente acquoso principalmente verso l’esterno o interno e fare anche da barriera tra l’interno e l’esterno. Avere una parte di lipidi fa sì che la quantità d’acqua entri in modo determinato.<text:line-break/></text:span><text:span text:style-name="T378">La membrana cellulare contiene anche steroli.</text:span><text:span text:style-name="T50"><text:line-break/>I lipidi sono spesso cofattori, spesso sono in grado di trasportare elettroni, son</text:span><text:span text:style-name="T376">o</text:span><text:span text:style-name="T50"> in grado di assorbire luce come nel caso dei pigmenti perché hanno doppi legami e quindi possono interagire con la luce oppure hanno la funzione di ancorare le proteine di membrana e mantenerle nella membrana stessa. <text:line-break/>Tutta la categoria degli ormoni sono o lipidi o derivati da lipidi.<text:line-break/>Gli acidi grassi naturali possono essere solidi o liquidi, hanno caratteristiche comuni: sono lineari, numero pari di C, non sono ramificati e hanno sempre un doppio legame di tipo CIS (gli insaturi, i saturi non hanno doppi legami). <text:line-break/>Il fatto di essere solidi o liquidi dipende dall'impacchettamento delle molecole.<text:line-break/>Identificati con: primo numero mi dice n° di atomi di C, secondo numero dice n° doppi legami e il delta corrisponde alla posizione dell doppio legame.<text:line-break/>I lipidi hanno scopo principalmente di </text:span><text:span text:style-name="T487">stoccaggio</text:span><text:span text:style-name="T50"> di qualcosa che può essere utilizzato per produrre energia, che può essere trasformato e che sia in grado di dare vettore energetico.<text:line-break/>I lipidi sono idrocarburi e hanno la stessa funzione degli idrocarburi fossili quando sono utilizzati a scopo energetico; hanno stesso risultato di una combustione di un combustibile fossile </text:span><text:span text:style-name="T531">→</text:span><text:span text:style-name="T50"> acqua, CO</text:span><text:span text:style-name="T539">2</text:span><text:span text:style-name="T50"> e tanta energia liberata </text:span><text:span text:style-name="T379">(reaz esoergonica).</text:span><text:span text:style-name="T50"><text:line-break/>La maggior parte dei lipidi presenti nella nostra dieta sono i triacilgliceroli (detti anche trigliceridi) e rappresentano una fonte energetica molto grande, sono degradati dagli acidi della bile. <text:line-break/></text:span><text:span text:style-name="T381">I trigliceridi sono composti da tre acidi grassi ciascun legato ad un singolo glicerolo con un legame estere.</text:span><text:span text:style-name="T50"><text:line-break/></text:span><text:soft-page-break/><text:span text:style-name="T50">Gli acidi grassi possono avere gradi di impacchettamento maggiori o minori, quelli saturi possono dar luogo a un maggior effetto di packaging e possono raggiungere quasi una struttura cristallina; gli insaturi a causa della presenza del doppio legame danno luogo a un minor impacchettamento </text:span><text:span text:style-name="T380">perché il legame doppio </text:span><text:span text:style-name="T381">CIS</text:span><text:span text:style-name="T380"> introduce rigidità.</text:span><text:span text:style-name="T50"><text:line-break/>I trigliceridi sono le molecole che le nostre cellule preferiscono stoccare; hanno una serie di vantaggi: prima di tutto possono essere facilmente degradati in modo tale da potere essere trasformati in zuccheri con un apporto energetico più grande, hanno un grado di riduzione maggiore degli zuccheri quindi la loro ossidazione comporta un maggior uso di ATP, essendo idrofobici possono essere stoccati senza portare molecole di acqua.<text:line-break/>I grassi e </text:span><text:span text:style-name="T382">l’</text:span><text:span text:style-name="T50">olio sono stoccati negli adipociti. <text:line-break/>I lipidi hanno funzione di stoccaggio ma anche di </text:span><text:span text:style-name="T487">protezione</text:span><text:span text:style-name="T50">, sono i costituenti principali delle membrane cellulari, queste sono costituite da fosfolipidi affacciati tra di loro in modo tale da avere all’esterno la parte idrofila e mantenere all’interno la parte idrofobica. La membrana è definita </text:span><text:span text:style-name="T387">bilami</text:span><text:span text:style-name="T411">n</text:span><text:span text:style-name="T387">are</text:span><text:span text:style-name="T50"> </text:span><text:span text:style-name="T383">costituita cioè da</text:span><text:span text:style-name="T50"> </text:span><text:span text:style-name="T387">due</text:span><text:span text:style-name="T50"> st</text:span><text:span text:style-name="T383">r</text:span><text:span text:style-name="T50">ati. <text:line-break/>I lipidi di membrana e i lipidi di stoccaggio sono simili ma con strutture diverse: membrana hanno sempre gruppo polare mentre stoccaggio no, entrambe possono essere costruite da tre parti, una che costituisce la parte di base fatta da glicerolo o sfingosin</text:span><text:span text:style-name="T383">a</text:span><text:span text:style-name="T50">, una parte costituita dalle catene alchiliche e poi solo nei lipidi di membrana abbiamo i gruppi polari, principalmente gruppi di fosfato.<text:line-break/>Un’altra funzione dei lipidi è quella dei </text:span><text:span text:style-name="T487">messaggeri</text:span><text:span text:style-name="T50">, come gli ormoni, possono andare da un tessuto all’altro portando informazioni che poi scatenano risposte derivanti da segnali extracellulari. Hanno obbiettivo riconoscimento e risposta a sollecitazioni esterne. Informazioni trasmesse attraverso reazioni semplici, come reazioni di idrolisi, mediamente tutti i prodotti di idrolisi hanno a che fare con un sistema di informazioni </text:span><text:span text:style-name="T384">con obiettivo </text:span><text:span text:style-name="T50">regolazione di un processo metabolico, entrambe le parti della molecola attivano le attività di enzimi che hanno a che fare con il processo.<text:line-break/><text:line-break/>Steroli </text:span><text:span text:style-name="T531">→</text:span><text:span text:style-name="T50"> lipidi presenti nelle membrane degli eucarioti, sono costituiti da un nucleo molto rigido in cui sono fusi </text:span><text:span text:style-name="T388">4</text:span><text:span text:style-name="T50"> anelli a cui è legata una catena ch</text:span><text:span text:style-name="T385">e </text:span><text:span text:style-name="T50">recepisce le informazioni esterne. <text:line-break/></text:span><text:span text:style-name="T388">I nuclei sono quasi planari e relativamente rigidi perché gli anelli fusi non permettono la rotazione.</text:span><text:span text:style-name="T50"><text:line-break/>Da</text:span><text:span text:style-name="T385">gli steroli</text:span><text:span text:style-name="T50"> derivano il testosterone, estradiolo, cortisolo (prodotto dalle ghiandole surrenali) e steroidi sintetici.<text:line-break/>Altra grande categoria dei lipidi sono tutte quelle molecole biologiche che contengono unità di isoprene, sono tipiche nelle vitamine. </text:span><text:span text:style-name="T388">Non s</text:span><text:span text:style-name="T50">ono solubili. <text:line-break/></text:span><text:span text:style-name="T389">Le vi</text:span><text:span text:style-name="T50">tamine</text:span><text:span text:style-name="T389"> sono</text:span><text:span text:style-name="T50"> sempre assunte assieme a</text:span><text:span text:style-name="T389">i</text:span><text:span text:style-name="T50"> grassi, hanno bisogno di essere trasportati tramite lipidi.<text:line-break/>Le vitamine a loro volta funzionano da messaggeri, come il </text:span><text:span text:style-name="T1526">β</text:span><text:span text:style-name="T50"> carotene, questo è un precursore della vitamina A e quest’ultima ha due effetti: visione e protezione delle cellule epit</text:span><text:span text:style-name="T385">eli</text:span><text:span text:style-name="T50">ali. <text:line-break/>Da una parte dà un segnale che riguarda la visione e dall’altra parte protegge </text:span><text:span text:style-name="T385">le </text:span><text:span text:style-name="T50">cellule della pelle.<text:line-break/>Il </text:span><text:span text:style-name="T1526">β</text:span><text:span text:style-name="T50"> carotene quando viene assunto viene rotto, le due parti del </text:span><text:span text:style-name="T1526">β</text:span><text:span text:style-name="T50"> carotene danno luogo a due molecole </text:span><text:span text:style-name="T531">→</text:span><text:span text:style-name="T50"> il retinolo che tramite ossidazione viene trasformato in cis-retinale cioè il pigmento della visione, può interagire con la luce si trasforma in trans-retinale e d</text:span><text:span text:style-name="T386">à</text:span><text:span text:style-name="T50"> luogo al segnale neuronale al cervello, se questa molecola viene ulteriormente ossidata può <text:s/>essere trasformato in acido retinoico il quale invece dà luogo al segnale ormonale che scatena la formazione di melanina nelle cellule epiteliali.<text:line-break/><text:line-break/>La struttura delle membrane cellulari è chiamata struttura a mosaico fluido perché i fosfolipidi non sono in una struttura rigida ma hanno possibilità di muoversi e di riarrangiarsi, al </text:span><text:span text:style-name="T391">suo</text:span><text:span text:style-name="T50"> interno alloggiano tutte quelle proteine di membrana che servono a fare interagire l’esterno con l’interno e quindi con il citoplasma, DNA e necessità cellulare.<text:line-break/></text:span><text:span text:style-name="T390">I fosfolipidi formano un </text:span><text:span text:style-name="T392">doppio</text:span><text:span text:style-name="T390"> strato in cui le regioni non polari del lipidi sono all’interno dello strato mentre le parti polari sono all’esterno interagendo così con la fase acquosa da entrambi i lati. </text:span><text:span text:style-name="T50">I due strati hanno caratteristiche specifiche, è diversa la composizione proteica dello strato esterno rispetto allo strato interno.<text:line-break/></text:span><text:span text:style-name="T391">Le m</text:span><text:span text:style-name="T50">embrane cellulare </text:span><text:span text:style-name="T391">sono quindi</text:span><text:span text:style-name="T50"> costituite da due strati fosfolipidi con le catene idrofobiche affacciate tra di loro </text:span><text:span text:style-name="T393">e la p</text:span><text:span text:style-name="T50">arte idrofobica fa da barriera. <text:line-break/>La membrana fa sì che il trasporto debba essere in qualche modo mediato.<text:line-break/></text:span><text:span text:style-name="T393">Le</text:span><text:span text:style-name="T50"> proteine fanno da trasportatori, sono canali di ingresso di ioni, comunicano con l’esterno e quindi sono in grado di comunicare con le cellule circostanti, danno interazioni e legami tra cellule-cellule, mediano contenuto di calcio, le proteine di membrana hanno davvero un sacco di funzioni. <text:line-break/>Si trovano all’interno della membrana in modo diverso, alcune sono completamente immerse ma non sono esposte sulla superficie, altre presenti solo in una metà della membrana e sono esposte o all’interno o all’esterno.<text:line-break/>Le proteine sono macromolecole funzionali con un obiettivo e con una funzionalità ben specifica, anche le proteine di </text:span><text:soft-page-break/><text:span text:style-name="T50">membrana hanno lo stesso scopo. <text:line-break/></text:span><text:span text:style-name="T392">C</text:span><text:span text:style-name="T50">’è possibilità di movimento da parte dei fosfolipidi e da parte delle molecole in esso alloggiate di movimento laterale senza alcuna limitazione </text:span><text:span text:style-name="T531">→</text:span><text:span text:style-name="T50"> le proteine possono spostarsi lateralmente ma non è possibile un movimento, a meno che non venga assistito da un’enzima e da una spesa energetica, di saltare da un lato all’altro della membrana </text:span><text:span text:style-name="T393">quindi il movimento dall’esterno e all’interno deve essere mediato.</text:span><text:span text:style-name="T50"><text:line-break/>Le molecole che sono contenute nel doppio strato lipidico hanno questo movimento fluttuante.<text:line-break/>Le proteine sono diverse a seconda se sono affacciate all’interno e all’esterno, la stessa cosa vale per i fosfolipidi.<text:line-break/>Ci sono fosfolipidi di composizione diversa verso l’interno rispetto ai fosfolipidi proiettati verso l’esterno.<text:line-break/>Proteine di membrana lega</text:span><text:span text:style-name="T393">te</text:span><text:span text:style-name="T50"> ai lipidi, la membrana ha bisogno di una grande complessità per esercire le funzioni di trasporto e comunicazioni con l’esterno.<text:line-break/>La distribuzione e composizione è una costante per tutte le membrane per tutte le cellule.<text:line-break/>In <text:s/>linea di principio questa struttura è tipica e comune e costante in tutti gli organismi, sia eucarioti superiori che i procarioti.<text:line-break/>Il doppio strato lipidico può avere diverse strutture e stati che dipendono dalla T, esistono due strati limiti: uno è quello paracristallin</text:span><text:span text:style-name="T395">o</text:span><text:span text:style-name="T50">, praticamente il gel, tutte le teste polari sono allineate e tutte le catene sono impacchettate tra di loro e danno luogo a una struttura molto regolare e l’altro è lo stato fluido in cui non c’è organizzazione e regolarità nell’assemblaggio, i gruppi fosfato sono tutti in disordine e la stessa cosa vale per le catene </text:span><text:span text:style-name="T395">aciliche</text:span><text:span text:style-name="T50">.<text:line-break/>Esiste poi uno stato intermedio che è quello che regolarmente assume il doppio strato lipidico in cui siamo in presenza di un liquido ordinato, questo consente il movimento laterale e consente la diffusione di molecole in entrambe le direzioni, in-out e out-in.<text:line-break/><text:line-break/>I movimenti possibili di un fosfolipide </text:span><text:span text:style-name="T394">sono</text:span><text:span text:style-name="T50"> di due tipi: il primo è il movimento laterale, non ha bisogno di apporto energetico e non ha bisogno di essere catalizzato, avviene abbastanza velocemente senza problemi; il secondo è il ribaltamento del fosfolipide che può passare dalla sup esterna a rivoltarsi verso la sup interna, questo movimento è molto lento perché il flip-flop è un operazione molto complessa, la sua testa polare è costretta </text:span><text:span text:style-name="T396">ad</text:span><text:span text:style-name="T50"> attraversare un mare apolare e ciò non è favorito né tantomeno semplice. <text:line-break/>Movimento possibile ma avviene se catalizzato da un enzima chiamato flippasi, in presenza di lui il fosfolipide può ribaltare se stesso e trasferirsi su un gruppo polare </text:span><text:span text:style-name="T396">d</text:span><text:span text:style-name="T50">alla parte esterna alla parte interna. <text:line-break/>Movimento accoppiato da un apporto energetico e quindi accoppiato dalla presenza di ATP e quindi rilascio e poi recupero di fosfato. Questo movimento è spesso associato ai trasportatori, il fosfolipide insieme alle proteine di membrana fa da transporter alle cellule che sono all’interno. </text:span><text:span text:style-name="T397">S</text:span><text:span text:style-name="T506">pesso il trasporto avviene contro un gradiente di concentrazione, carica elettrica o entrambi, in cui i soluti devono essere "pompati" in un processo che richiede energia.</text:span><text:span text:style-name="T50"> <text:line-break/>Es. integrina in grado di associarsi ad altre proteine di membrana, ha un centro calcio che fa mediatore, collagene si comporta in questo modo o la fibronectina e le molecole che favoriscono il riparare il tessuto epiteliale; caderine in grado di mediare l’apporto di calcio ma attraverso questi centri calcio fa parte della famiglie immunoglobuline e quindi è in grado di agire con le cellule vicinali; N-CAM con i suoi gruppi S-H fa parte degli anticorpi.<text:line-break/><text:line-break/></text:span><text:span text:style-name="T398">La m</text:span><text:span text:style-name="T50">embrana ha obiettivo separazione e protezione, deve essere permeabile, le cellule hanno bisogno di acquisire nutrimento dalla parte esterna per le reazioni di biosintesi.<text:line-break/>A seconda della tipologia di molecola, di sostanza che deve attraversare la barriera, l’attraversamento può essere fatto in modi diversi: per esempio per composti piccoli e non polari si può avere trasporto passivo e solo per gradiente di concentrazione, in altri casi il trasporto deve essere mediato dalle proteine di membrana perché il trasportato </text:span><text:span text:style-name="T398">d</text:span><text:span text:style-name="T50">eve essere trasportat</text:span><text:span text:style-name="T398">o</text:span><text:span text:style-name="T50"> contro il grad</text:span><text:span text:style-name="T398">iente</text:span><text:span text:style-name="T50"> di concentrazione </text:span><text:span text:style-name="T531">→</text:span><text:span text:style-name="T50"> problema per molecole non cariche e ancora maggiore per problema cariche (va forzato l’ingresso rispetto alla concentrazione della specie e nel caso di molecole cariche/ioni il problema è legato anche alla concentrazione di carica e quindi si deve andare contro il gradiente di concentrazione, implica un trasporto mediato che, non sempre, è attivo ma può essere un trasporto facilitato attraverso proteine che fanno da canali</text:span><text:span text:style-name="T398">)</text:span><text:span text:style-name="T50">.<text:line-break/>Ho acarrier che sono in grado di legarsi alla molecola e trasportarla verso l’interno in alcuni casi senza l’intervento di enzimi. Nel caso di cellule procariote il problema è trasportare da out a in e da in a out, la cellula espelle lo scarto derivant</text:span><text:span text:style-name="T399">e</text:span><text:span text:style-name="T50"> dai processi biochimici, lo scambio dello scarto basta. <text:line-break/>Nel caso delle cellule eucariote il caso si complica perché hanno una serie di funzioni fatt</text:span><text:span text:style-name="T401">e</text:span><text:span text:style-name="T50"> da organelli interni, i reattivi </text:span><text:soft-page-break/><text:span text:style-name="T50">devono essere trasportati al</text:span><text:span text:style-name="T399">l</text:span><text:span text:style-name="T50">’interno degli organelli e poi deve essere espulsa la sostanza prodotta oppure le sostanze di scar</text:span><text:span text:style-name="T399">t</text:span><text:span text:style-name="T50">o. <text:line-break/>Il trasporto potrebbe essere modellato attraverso una membrana permeabile andando ad equilibrare la concentrazione nelle due parti separate della membrana e quindi utilizzando come forza motrice la differenza di concentra</text:span><text:span text:style-name="T400">zione</text:span><text:span text:style-name="T50">, nel caso delle molecole neutre, oppure non solo tenendo delle concentrazioni ma anche del potenziale elettrico, nel caso delle molecole cariche.<text:line-break/>Le membrane cellulari non si limitano a gestire il trasporto attraverso questo tipo di modello perché sarebbe inefficiente perché spesso ciò che deve essere trasportato va contro il gradiente di concentrazione e quindi entrano in gioco quei fenomeni di trasporto mediato e assistito dei trasportatori.<text:line-break/>Il trasporto quindi dipende dalla tipologia di molecola che deve essere trasportata. <text:line-break/>È un meccanismo di protezione </text:span><text:span text:style-name="T531">→</text:span><text:span text:style-name="T50"> il raggiungimento dell’equilibrio porterebbe a morte cellulare. <text:line-break/>Cambiano in funzione delle necessità cellulari, in alcuni casi servirà per esempio maggior glucosio e quindi la cellula dovrà governare il trasporto del glucosio ad hoc.<text:line-break/>Controllare ingressi e uscite per protezione.<text:line-break/>A seconda della tipologia di molecola il controllo sarà esercitato in modo maggiore o minore, per esempio nel caso di glucosio il controllo è assistito ma non particolarmente controllato, opera per gradiente di concentrazione; diverso è il caso degli ioni che cambiano la forza ionica del citoplasma e le concentrazioni ioniche cellulari e che possono portare a forti modificazioni. Sono tra le specie maggiormente controllate durante il trasporto.</text:span></text:p>
      <text:p text:style-name="P2">Ci sono comunque tante tipologie diverse: diffusione semplice con composti non polari per gradiente di conc, esiste poi una diffusione facilitata che avviene per gradiente di concentrazione elettrochimica, trasporto attivo primario (trasporto attivo è sempre mediato e catalizzato da un’enzima e richiede l’intervento di energia) in questo caso la specie interessata che deve essere trasportata è la specie interessata direttamente dal trasporto, esiste trasporto attivo secondario in cui dati i problemi legati ai gradienti delle concentrazioni e ai gradienti elettrochimici implica l’intervento di enzimi e allo stesso tempo deve essere espulsa un’altra specie (tipico della pompa sodio potassio), ci sono poi i canali che consentono di trasportare ioni, avviene attraverso interazione tra proteina e ione stesso e infine ci sono i trasporti in cui lo ione è mediato dallo ionoforo, una proteina che viene secreta nell’ambiente esterno che è in grado di interagire con lo ione e di rilasciarlo con espulsione di proteina all’esterno. <text:line-break/><text:line-break/>Il trasporto passivo e la diffusione per trasporto passivo dipend<text:span text:style-name="T2133">ono</text:span> da che cosa deve essere trasportato e dalla molecola che deve diffondere verso l’interno. <text:line-break/>I trasporti assistiti hanno bisogno dei trasportatori, ci sono due categorie: <text:span text:style-name="T1997">carriers</text:span>, molecola di solito protei<text:span text:style-name="T2132">n</text:span>a in grado di interagire con ciò che deve essere trasportato e di attraversare la membrana e quindi di favorire l’ingresso della specie trasportata oppure i <text:span text:style-name="T1997">canali</text:span>, di solito consentono i movimenti trans-membrana come i flip-flop e consentono la diffusione delle molecole attraverso le modificazioni del doppio strato lipidico.</text:p>
      <text:p text:style-name="P11"><text:span text:style-name="T50">I carriers possono essere saturati mentre i canali, non avendo un sito di interazione, no.<text:line-break/></text:span><text:span text:style-name="T402">I carriers si legano al loro substrato con un’alta stereospecificità </text:span><text:span text:style-name="T403">mentre i canali mostrano una meno stereospecificità.<text:line-break/></text:span><text:span text:style-name="T505">Es. glucosio</text:span><text:span text:style-name="T403">: </text:span><text:span text:style-name="T513">Il trasport</text:span><text:span text:style-name="T514">atore</text:span><text:span text:style-name="T513"> esiste in due conformazioni: </text:span><text:span text:style-name="T514">(T1) </text:span><text:span text:style-name="T513">con il sito di legame del glucosio esposto sulla superficie esterna della membrana plasmatica e </text:span><text:span text:style-name="T514">(T2) </text:span><text:span text:style-name="T513">con il sito di legame esposto sulla superficie interna. <text:line-break/>Il trasporto del glucosio avviene in quattro fasi. </text:span><text:span text:style-name="T514">(</text:span><text:span text:style-name="T513">1) Il </text:span><text:span text:style-name="T514">glucosio nel plasma sanguigno</text:span><text:span text:style-name="T513"> si lega a un sito stereospecifico su T1 </text:span><text:span text:style-name="T514">(</text:span><text:span text:style-name="T513">2) questo abbassa l'energia di attivazione per un cambiamento conformazionale </text:span><text:span text:style-name="T514">da T1 a T2 </text:span><text:span text:style-name="T513">effettuando il passaggio transmembrana del glucosio </text:span><text:span text:style-name="T514">(</text:span><text:span text:style-name="T513">3) Il glucosio viene ora rilasciato da T2 nel citoplasma e </text:span><text:span text:style-name="T514">(</text:span><text:span text:style-name="T513">4) il trasportatore ritorna alla conformazione T1, pronto a trasportare un'altra molecola di glucosio.</text:span><text:span text:style-name="T403"> <text:line-break/></text:span><text:span text:style-name="T50"><text:line-break/>Altro meccanismo di trasporto è quello attivo, il trasporto attivo può essere di due tipi: diretto, sulla specie che deve essere trasportata, indiretto in cui c’è il coinvolgimento di due specie diverse. <text:line-break/>La reazione che avviene in entrambi i casi è di tipo </text:span><text:span text:style-name="T405">endoergonico</text:span><text:span text:style-name="T50"> e quindi c’è bisogno di apporto energetico, </text:span><text:span text:style-name="T405">può essere messo in atto solo se accoppiato con un processo esoergonico come l’assorbimento della luce, una redox </text:span><text:span text:style-name="T406">oppure</text:span><text:span text:style-name="T50"> idrolisi di ATP a dare ADP e fosfato (secondo il principio dell’intermediario comune). <text:line-break/></text:span><text:span text:style-name="T404">N</text:span><text:span text:style-name="T50">el caso del trasporto diretto la specie che deve essere trasportata implica la fosforilazione con formazione dell’intermediario </text:span><text:span text:style-name="T407">e </text:span><text:span text:style-name="T515">l'energia rilasciata dall'idrolisi dell'ATP guida il movimento del soluto contro un gradiente elettrochimico</text:span><text:span text:style-name="T50">, nel caso del trasporto secondario l’operazione esoergonica viene effettuata su una specie diversa da quella che deve essere trasportata e questo fa sì che venga ad essere modificata la struttura del trasportatore che è in </text:span><text:soft-page-break/><text:span text:style-name="T50">grado di far entrare la specie che deve essere trasportata all’interno.<text:line-break/></text:span><text:span text:style-name="T502">Es: pompa sodio – potassio</text:span><text:span text:style-name="T50">, esempio di trasporto attivo che implica sostanzialmente l’intervento di due specie, in funzione delle necessità cellulari quel che accade è che 3 ioni sodio vengono alloggiati all’interno del trasportatore e viene ad essere fosforilato dall’ATP. <text:line-break/>La fosforilazione implica una modificazione, l’alloggiamento dei 3 ioni porta a un cambiamento della conformazione che spinge la reazione di fosforilazione, questa reazione porta nuovamente a un cambiamento di conformazione tale per cui si apre un canale verso l’esterno. Il canale nella condizione iniziale è aperto verso l’interno e quindi non fa fosforilazione ma dopo la fosforilazione di una delle subunità dà luogo a una modificazione con apertura del canale verso l’esterno; il cambiamento di conformazione porta al rilascio degli ioni sodio verso l’esterno. <text:line-break/>All’interno di questo canale possono essere alloggiati 2 ioni potassio, questi di nuovo modificano la conformazione interagendo con la struttura ma questo tipo di struttura, causa alta richiesta di livello energetico, rilascia un gruppo fosfato che nuovamente porta a un cambiamento di conformazione che implica un canale aperto verso l’interno e così gli ioni potassio vengono rilasciati. <text:line-break/>Una volta fatto, il transporter torna nella sua conformazione iniziale e quindi può riprendere il ciclo.<text:line-break/>L’ATP è necessario perché l’apertura del canale è di tipo endoergonico e quindi ha bisogno dell’apporto esoergonico della fosforilazione.<text:line-break/><text:line-break/>Il </text:span><text:span text:style-name="T490">microrganismo</text:span><text:span text:style-name="T50"> deve crescere in un mezzo semplice, in modo rapido, i prodotti finali non devono essere tossici e non devono essere troppo complessi (per non avere costi di separazione eccessivi), deve poter essere facilmente modificabile geneticamente oppure il suo patrimonio genetico deve essere noto in modo da capirne la sua fisiologia, deve avere per esempio una forma tale per cui deve essere facilmente separabile dal resto del brodo, deve essere resistente a eventuali predatori, se può non deve avere richieste </text:span><text:span text:style-name="T409">alte </text:span><text:span text:style-name="T50">di ossigeno.<text:line-break/>Tutte cose per massimizzare la produzione e per tamponare tutti i problemi legati ai processi biotecnologici. <text:s/><text:line-break/>Hanno una serie di meccanismi di difesa che mettono atto </text:span><text:span text:style-name="T408">quando</text:span><text:span text:style-name="T50"> per esempio vogliamo sovra-produrre.<text:line-break/>Se devo trovare un microrganismo per una produzione lo devo cercare nell’ambiente naturale, ma lui non mi sarà utile perché i suoi processi metabolici sono quelli tipici naturali e quindi sono lontani da quelli che vorremmo attuare nel reattore. Ciò che entra nei processi sono organismi geneticamente modificati, la manipolazione genetica viene fatta nel momento in cui si serve </text:span><text:span text:style-name="T531">→</text:span><text:span text:style-name="T50"> viene fatto ciò che è necessario, non sempre una modificazione genetica è importante (in termini quantitativi), spesso si fa prima vivere l’organismo in modo naturale e poi lo si modifica.<text:line-break/>La manipolazione genetica può essere suddivisa in due categorie: una che non implica l’uso di DNA estraneo oppure quelle che implicano l’uso di DNA estraneo (non necessariamente di specie molto diversi ma anche di specie simili, porta a una terza specie finale che contiene il patrimonio genetico di entrambi).<text:line-break/>Gli organismi naturali non producono nulla che non sia strettamente necessario alla sopravvivenza, mettono in atto meccanismi regolatori e di controllo che molto spesso gli organismi sviluppati per la produzione biotecnologica non possono mettere in atto. Quello che si vuol fare è andare a disorganizzare e a distruggere i meccanismi regolatori in modo tale che poi possano portare alla sovrapproduzione del materiale desiderato. <text:line-break/>L’organismo durante la fase di produzione sintetizza enzimi in grado di trasformare sostanze che si trovano naturalmente in ambiente, questi enzimi sono chiamati </text:span><text:span text:style-name="T487">inducibili</text:span><text:span text:style-name="T50"> cioè non sono sempre presenti durante la crescita ma vengono ad essere prodotti in risposta alla composizione del substrato con cui il microrganismo si viene a trovare.<text:line-break/>Per esempio si mette all’interno del substrato una molecola, analoga al substrato stesso, tale per cui vengano ad essere prodotti gli enzimi inducibili in grado di degradare questa molecola, guido così la produzione verso un prodotto finale diverso. Altra possibilità di sovra-produrre è quello di andare a sregolare il meccanismo di feedback.<text:line-break/>In generale si preferisce modificare il substrato che andare a modificare il patrimonio genetico per cambiare il meccanismo di feedback. La regolazione di feedback </text:span><text:span text:style-name="T410">che si divide in inibizione del feedback e repressione del feedback </text:span><text:span text:style-name="T50">può essere anche molto complicata.<text:line-break/><text:line-break/>Target: ottimizzare la produzione biotecnologica per i prodotti.<text:line-break/>Si possono reindirizzare i metabolismi a prodotti specifici oppure posso andare a modificare la cascata biosintetica in <text:s/>modo tale che non si venga a verificare un prodotto indesiderato </text:span><text:span text:style-name="T415">(prodotto di stoccaggio, escrezione e difesa).</text:span><text:span text:style-name="T50"><text:line-break/>Questi risultati vengono perseguiti dall’ingegneria genetica naturale che cerca o di forzare l’evoluzione o di generare delle mutazioni che si adattino alle condizioni di produzione. <text:line-break/>Si cerca di mettere il microrganismo in una condizione di stress ambientale tale per cui si adatti, muti e crei un nuovo </text:span><text:soft-page-break/><text:span text:style-name="T50">organismo in grado di effettuare delle generazioni di biosintesi diverse.<text:line-break/>L’obiettivo di entrambi i metodi è quello di accumulare un certo prodotto. <text:line-break/>In entrambi i casi modifico il substrato ma la differenza è che</text:span><text:span text:style-name="T413"> in </text:span><text:span text:style-name="T50">un caso è un modo di procedere durante la fase di produzione, modifico </text:span><text:span text:style-name="T413">infatti</text:span><text:span text:style-name="T50"> </text:span><text:span text:style-name="T413">il </text:span><text:span text:style-name="T50">substrato in modo tale che la produzione venga fatta da un organismo abbastanza convenzionale e ogni volta </text:span><text:span text:style-name="T413">uso </text:span><text:span text:style-name="T50">un substrato tale per cui vengano a essere sregolati i processi biosintetici che portano alla glicolisi e al ciclo di Krebs </text:span><text:span text:style-name="T412">es. accumulo </text:span><text:span text:style-name="T50">acido citrico. <text:line-break/></text:span><text:span text:style-name="T413">Altrimenti, a</text:span><text:span text:style-name="T50">pplic</text:span><text:span text:style-name="T413">and</text:span><text:span text:style-name="T50">o lo stesso principio della modificazione del substrato (non nel caso della produzione dell’acido citrico in quanto problema troppo complesso), seleziono un organismo naturale, forzo la sua crescita e </text:span><text:span text:style-name="T414">lo</text:span><text:span text:style-name="T50"> sviluppo durante la fase di ricerca in substrati fortemente modificati che, per esempio, siano in grado di attivare gli enzimi inducibili</text:span><text:span text:style-name="T414">;</text:span><text:span text:style-name="T50"> l’organismo naturale </text:span><text:span text:style-name="T414">quindi è</text:span><text:span text:style-name="T50"> costretto a crescere e a svilupparsi in queste condizioni modificate, crescendo e moltiplicando</text:span><text:span text:style-name="T414">si </text:span><text:span text:style-name="T50">ad un certo punto potrebbe dar luogo a un mutante che è in grado di crescere e sopravvivere SOLTANTO in quelle condizioni e quindi questo mutante sarà il mutante ottimale per quel tipo di produzione che parte da quel substrato particolare.<text:line-break/><text:line-break/></text:span><text:span text:style-name="T415">Le m</text:span><text:span text:style-name="T50">utazioni avvengono nella fase logaritmica della fase di crescita dell’organismo </text:span><text:span text:style-name="T415">dove </text:span><text:span text:style-name="T50">ho </text:span><text:span text:style-name="T415">il </text:span><text:span text:style-name="T50">massimo di velocità.<text:line-break/>Le mutazioni possono essere neutrali, beneficiali o dannose. I mutageni sono gli agenti che causano le mutazioni; si parla di mutazione spontanea quando si è in assenza di mutageni.<text:line-break/>Sostanzialmente per indurre le mutazioni si possono usare metod</text:span><text:span text:style-name="T420">i</text:span><text:span text:style-name="T50"> diversi: come avviene nella natura <text:s/></text:span><text:span text:style-name="T420">quindi o con </text:span><text:span text:style-name="T50">bombardamento </text:span><text:span text:style-name="T420">di</text:span><text:span text:style-name="T50"> raggi x </text:span><text:span text:style-name="T418">e</text:span><text:span text:style-name="T50"> gamma </text:span><text:span text:style-name="T418">(che causano la formazione di ioni che possono reagire con i nucleotidi e </text:span><text:span text:style-name="T419">la struttura di desossiribosio-fosfato)</text:span><text:span text:style-name="T50"> e ultravioletti </text:span><text:span text:style-name="T420">(che</text:span><text:span text:style-name="T50"> producono </text:span><text:span text:style-name="T483">dimeri di timina</text:span><text:span text:style-name="T50"> tra residui adiacent</text:span><text:span text:style-name="T483">i di timina</text:span><text:span text:style-name="T485">)</text:span><text:span text:style-name="T50">, oppure con agenti mutageni.<text:line-break/>Il nostro sistema è in grado di riparare gli errori perché è in grado di riconoscerli e di rimuoverli.<text:line-break/>Il DNA è in grado di ripararsi, c’è un’enzima in grado di riconoscere se queste mutazioni avvengono e rimuovere il pezzo danneggiato, l’enzima idrolizza e rimuove la parte che non corrisponde più a quello che dovrebbe corrispondere e il DNA polimerasi è in grado di sintetizzare la parte del DNA da ripristinare, dopodiché il DNA ligasi chiude il gap e ripristina la situazione originaria. Una mutazione spontanea è 1 ogni 10</text:span><text:span text:style-name="T421">^</text:span><text:span text:style-name="T50">6 di geni replicati.<text:line-break/>Esempio: produzione di fenilalanina per fermentazione.<text:line-break/></text:span><text:span text:style-name="T416">È una f</text:span><text:span text:style-name="T50">ermentazione che parte da glucosio, viene fatto dell’inoculo attraverso </text:span><text:span text:style-name="T416">i </text:span><text:span text:style-name="T50">batteri, si genera la biomassa e viene prodotta la fenilalanina. È una sintesi a cascata enzimatica, alla fine in base alla via metabolica scelta dall’organismo posso avere 3 amminoacidi diversi: fenilalanina, tirosina e il triptofano. <text:line-break/>L’organismo in funzione delle sue necessità sceglierà la via e in funzione della sintesi proteica che sta facendo. <text:line-break/>Per portare alla fenilalanina dobbiamo inibire la via che porta alla tirosina, il triptofano non è un problema perché il microorganismo lo prende dalla natura direttamente. Si genera allora un mutante: l’</text:span><text:span text:style-name="T500">auxotrofo</text:span><text:span text:style-name="T50"> che è un microorganismo mutante incapace di sintetizzare una sostanza richiesta per la sua crescita ma capace di crescere se la sostanza viene fornita; c’è anche il </text:span><text:span text:style-name="T500">prototrofo</text:span><text:span text:style-name="T50">, in grado di sintetizzare invece tutti gli enzimi. <text:line-break/>Il prototrofo ha maggiori probabilità di sopravvivenza. <text:line-break/>L’auxotrofia è dunque l’incapacità di un organismo di produrre un’enzima che catalizzi una reazione per la sintesi di un fattore di crescita essenziale. <text:line-break/>Gli auxotrofi possono essere o non più in grado di ripristinare le vie perse oppure, se stimolati opportunamente, possono riaprire vie che avevano chiuso e quindi in grado di nuovo di sintetizzare le molecole necessarie.<text:line-break/>Noi selezioniamo un microorganismo mutante, </text:span><text:span text:style-name="T417">per esempio</text:span><text:span text:style-name="T50"> </text:span><text:span text:style-name="T417">l’</text:span><text:span text:style-name="T50">Escherichia, che sia auxotrofo per tirosina e triptofano in modo tale che tutta la reazione v</text:span><text:span text:style-name="T417">e</text:span><text:span text:style-name="T50">nga diretta verso la produzione di fenilalanina.<text:line-break/><text:line-break/>Un modo per generare un auxotrofo </text:span><text:span text:style-name="T417">è andare a </text:span><text:span text:style-name="T50">cercare in un ambiente naturale un prototrofo, lo prendiamo e lo coltiviamo su un mezzo di coltura minimale (soltanto il minimo che gli consente di crescere), ottengo una colonia e </text:span><text:span text:style-name="T422">effettuerò un trattamento mutageno</text:span><text:span text:style-name="T50"> con qualcosa che so essere in grado di generare delle mutazioni, non sto orientando le mutazioni e statisticamente mi aspetto che alla fine venga generato un auxotrofo di mio interesse. <text:line-break/>A questo punto trasferisco le colonie in un mezzo ricco e completo e lo farò crescere, avrò </text:span><text:span text:style-name="T417">così </text:span><text:span text:style-name="T50">ottenuto colonie di prototrofi, auxotrofi di non mio interesse e auxotrofi di mio interesse.<text:line-break/>Trasferisco nuovamente la colonia su un mezzo minimale con un antibiotico </text:span><text:span text:style-name="T423">e dato che questo uccide solamente chi cresce ucciderà i prototrofi </text:span><text:span text:style-name="T424">non toccando</text:span><text:span text:style-name="T423"> gli auxotrofi </text:span><text:span text:style-name="T424">poiché</text:span><text:span text:style-name="T423"> </text:span><text:span text:style-name="T424">questi</text:span><text:span text:style-name="T50"> non sono più in grado di crescere perché non hanno più possibilità di dare luogo a sintesi enzimatica che port</text:span><text:span text:style-name="T418">a </text:span><text:span text:style-name="T50">agli amminoacidi che poi costituiranno le loro </text:span><text:soft-page-break/><text:span text:style-name="T50">proteine </text:span><text:span text:style-name="T423">e mi</text:span><text:span text:style-name="T50"> ritroverò quindi solo con le colonie di auxotrofi. <text:line-break/>Dopo averle separate andrò a selezionare l’auxotrofo di mio interesse.<text:line-break/><text:line-break/></text:span><text:span text:style-name="T425">METABOLIC ENGINEERING: Eliminare un gene<text:line-break/>S</text:span><text:span text:style-name="T50">eguendo l’ingegneria metabolica ossia l’ingegneria fatta attraverso la modificazione del patrimonio genetico si può eliminare un gene per non ottenere il prodotto </text:span><text:span text:style-name="T425">a cui</text:span><text:span text:style-name="T50"> avrebbe portato. <text:line-break/>Endonucleasi di restrizione: enzimi in grado di tagliare le catene di DNA in un punto specifico per andare a eliminare parti che non si vogliono oppure per inserire, laddove è stato effettuato il taglio, una nuova informazione.<text:line-break/>Inserzione di un’informazione di un patrimonio genetico: utilizzo un plasmide, un frammento di DNA circolare all’interno del quale viene inserita l’informazione desiderata.<text:line-break/>Dobbiamo considerare: vettore che consentirà di portare l’informazione dove ci interessa e l’ospite </text:span><text:span text:style-name="T426">che </text:span><text:span text:style-name="T50">deve riuscire ad accettare l’informazione e a preservarsi.<text:line-break/>Si utilizza un enzima di restrizione che va a tagliare il DNA laddove vogliamo inserire l’informazione e con gli stessi enzimi di restrizione inseriamo l’informazione e il plasmide verrà inserito all’interno della cellula che vogliamo modificare. Si possono andare a inserire informazioni che vanno a sintetizzare nuove proteine o nuovi amminoacidi, </text:span><text:span text:style-name="T428">a</text:span><text:span text:style-name="T50"> interrompere meccanismi di feedback </text:span><text:span text:style-name="T429">o</text:span><text:span text:style-name="T50"> </text:span><text:span text:style-name="T429">a</text:span><text:span text:style-name="T50"> produrre molecole simili a quelle che l’organismo già produceva ma un pochino modificate. </text:span><text:span text:style-name="T506">Questi approcci rendono possibile la sovrapproduzione di un'ampia varietà di prodotti.</text:span><text:span text:style-name="T50"> <text:line-break/>Si va a rimuovere o </text:span><text:span text:style-name="T427">ad</text:span><text:span text:style-name="T50"> inserire il patrimonio genetico in modo da ottenere dei cloni in cui all’interno viene alloggiata la nuova informazione. Bisogna selezionare il gene, studiarlo e isolarlo e i protagonisti sono l’ospite e il vettore.<text:line-break/>Crossing over </text:span><text:span text:style-name="T531">→</text:span><text:span text:style-name="T50"> due cromosomi si rompono e si ricompongono.<text:line-break/>I vettor</text:span><text:span text:style-name="T427">i</text:span><text:span text:style-name="T50"> che normalmente si usa</text:span><text:span text:style-name="T427">no</text:span><text:span text:style-name="T50"> sono o dei plasmidi oppure dei batteriofagi, cioè virus che vengono utilizzati per infettare l’ospite con l’informazione che vogliamo trasferire. <text:line-break/>Il vettore deve essere in grado di tenere su di sé l’informazione, deve essere facilmente accettato dall’ospite, deve contenere anche l’informazione di promozione del gene.<text:line-break/>L’ospite deve avere un turnover rapido di crescit</text:span><text:span text:style-name="T427">a</text:span><text:span text:style-name="T50"> perché tanto più velocemente cresce e tanto più l’informazione sarà inglobata dalla popolazione, deve sopravvivere allo scambio di informazioni, in più se è in grado di sviluppare e crescere in un mezzo binario si risparmiano costi, deve essere possibilmente non patogeno, l’ospite deve essere ben delineato per capire se sarà in grado di fare questo scambio, non deve fare retromutazioni per preservare il patrimonio genetico nuovo, deve essere in grado di produrre grandi quantità del prodotto desiderato.<text:line-break/><text:line-break/></text:span><text:span text:style-name="T490">Ricombinazione</text:span><text:span text:style-name="T50">: frammenti </text:span><text:span text:style-name="T431">di</text:span><text:span text:style-name="T50"> DNA del don</text:span><text:span text:style-name="T430">atore,</text:span><text:span text:style-name="T50"> ossia della cellula da cui li abbiamo estratti, vengono messi </text:span><text:span text:style-name="T431">in</text:span><text:span text:style-name="T50"> contatto con una cellula cromosomiale e la cellula recipiente è in grado di accettare questi frammenti </text:span><text:span text:style-name="T431">di</text:span><text:span text:style-name="T50"> DNA.<text:line-break/></text:span><text:span text:style-name="T434">La cellula recipiente contiene al suo interno un</text:span><text:span text:style-name="T431"> plasmide. <text:line-break/></text:span><text:span text:style-name="T434">S</text:span><text:span text:style-name="T431">tiamo costruendo il vettore all’interno dell’ospite e il DNA cromosomiale è in grado di accettare durante la fase di replicazione un pezzetto dei fram</text:span><text:span text:style-name="T432">m</text:span><text:span text:style-name="T431">enti che derivano dalla cellula donor, il pezzetto viene inserito nel suo DNA cromosomiale </text:span><text:span text:style-name="T435">e</text:span><text:span text:style-name="T431"> il DNA </text:span><text:span text:style-name="T50">non ricombinato verrà eliminato gener</text:span><text:span text:style-name="T435">ando così</text:span><text:span text:style-name="T50"> una cellula geneticamente modificata. <text:line-break/>Quest</text:span><text:span text:style-name="T441">a</text:span><text:span text:style-name="T50"> operazion</text:span><text:span text:style-name="T441">e </text:span><text:span text:style-name="T50">di trasferimento </text:span><text:span text:style-name="T441">è</text:span><text:span text:style-name="T50"> fatt</text:span><text:span text:style-name="T441">a</text:span><text:span text:style-name="T50"> per esempio attraverso un’operazione di </text:span><text:span text:style-name="T500">coniugazione</text:span><text:span text:style-name="T50">: si parte da un batter</text:span><text:span text:style-name="T435">e</text:span><text:span text:style-name="T50"> che contiene il suo DNA cromosomiale, </text:span><text:span text:style-name="T432">all’interno di questo batterio</text:span><text:span text:style-name="T50"> viene trasferito un plasmide che </text:span><text:span text:style-name="T432">contiene un certo tipo di fattore che </text:span><text:span text:style-name="T50">porta su di sé le informazioni. <text:line-break/></text:span><text:span text:style-name="T432">S</text:span><text:span text:style-name="T50">i opera in modo </text:span><text:span text:style-name="T435">tale </text:span><text:span text:style-name="T50">che due cellule possano interagire tra di loro in modo sessuato</text:span><text:span text:style-name="T432"> (ci sono una serie di tecniche che modificano le condizioni ambientali </text:span><text:span text:style-name="T435">permettendo</text:span><text:span text:style-name="T432"> questa </text:span><text:span text:style-name="T435">operazione</text:span><text:span text:style-name="T432">)</text:span><text:span text:style-name="T50">, durante la fase di replicazione </text:span><text:span text:style-name="T432">accade che i</text:span><text:span text:style-name="T50">l fattore </text:span><text:span text:style-name="T432">F ossia il fattore</text:span><text:span text:style-name="T50"> che contiene </text:span><text:span text:style-name="T432">al suo interno il</text:span><text:span text:style-name="T50"> plasmide con l’informazione da trasferire, viene duplicato e trasferito nell’altra cellul</text:span><text:span text:style-name="T436">a</text:span><text:span text:style-name="T50">.<text:line-break/></text:span><text:span text:style-name="T436">Nell’esempio </text:span><text:span text:style-name="T432">le cellule che contengono le informazioni </text:span><text:span text:style-name="T436">sono</text:span><text:span text:style-name="T432"> rappresentate come cellule F+ mentre le cellule F- sono quelle che non contengono il fattore; attraverso quest’operazione </text:span><text:span text:style-name="T436">si</text:span><text:span text:style-name="T50"> formano due cellule F+ con patrimoni genetici differenti. </text:span><text:span text:style-name="T436">Quindi a</text:span><text:span text:style-name="T50">ll’interno della cellula</text:span><text:span text:style-name="T432"> </text:span><text:span text:style-name="T50">viene spinta la ricombinazione e il fattore che abbiamo inserito </text:span><text:span text:style-name="T432">con</text:span><text:span text:style-name="T50"> l’informazione viene integrat</text:span><text:span text:style-name="T436">o</text:span><text:span text:style-name="T50"> nel patrimonio genetico </text:span><text:span text:style-name="T432">e cromosoma originario </text:span><text:span text:style-name="T50">della cellula. <text:line-break/></text:span><text:span text:style-name="T432">Queste</text:span><text:span text:style-name="T50"> cellule </text:span><text:span text:style-name="T432">sono c</text:span><text:span text:style-name="T50">hiamate ad alta frequenza di ricombinazione, </text:span><text:span text:style-name="T436">sono </text:span><text:span text:style-name="T50">cellule in grado di far partire tutta la replicazione e tutto il meccanismo.</text:span><text:span text:style-name="T433"><text:line-break/></text:span><text:span text:style-name="T442">Riassumendo</text:span><text:span text:style-name="T433"> </text:span><text:span text:style-name="T442">quindi</text:span><text:span text:style-name="T433"> abbiamo un donatore originario </text:span><text:span text:style-name="T437">da cui</text:span><text:span text:style-name="T433"> viene isolato un gene, il gene è inserito all’interno del plasmide </text:span><text:span text:style-name="T438">e gene </text:span><text:span text:style-name="T442">+</text:span><text:span text:style-name="T438"> plasmide sono</text:span><text:span text:style-name="T433"> tagliati con lo stesso enzima di restrizione per ottenere la cellula ricombinante.<text:line-break/></text:span><text:span text:style-name="T439">L</text:span><text:span text:style-name="T516">e estremità complementari si legano </text:span><text:span text:style-name="T518">infatti</text:span><text:span text:style-name="T516"> per formare un singolo plasmide ricombinante, </text:span><text:span text:style-name="T517">questo</text:span><text:span text:style-name="T433"> viene introdotto </text:span><text:soft-page-break/><text:span text:style-name="T433">nella cellula ospite </text:span><text:span text:style-name="T439">e all’interno della cellula dopo un certo tempo </text:span><text:span text:style-name="T433">l’RNA riconosce </text:span><text:span text:style-name="T439">il plasmide</text:span><text:span text:style-name="T433"> come portatore di informazione e </text:span><text:span text:style-name="T440">il gene</text:span><text:span text:style-name="T433"> viene trascritto. </text:span><text:span text:style-name="T440">Quindi </text:span><text:span text:style-name="T433">per esempio </text:span><text:span text:style-name="T440">la proteina che è</text:span><text:span text:style-name="T433"> codificata da questo gene è prodotta come se l’informazione provenisse dal patrimonio genetico originale.</text:span><text:span text:style-name="T50"><text:line-break/></text:span><text:span text:style-name="T442">Un’a</text:span><text:span text:style-name="T50">ltra tecnica </text:span><text:span text:style-name="T442">possibile</text:span><text:span text:style-name="T50"> è la </text:span><text:span text:style-name="T500">trasduzione</text:span><text:span text:style-name="T50">: si prende un fago </text:span><text:span text:style-name="T443">che è un </text:span><text:span text:style-name="T50">virus </text:span><text:span text:style-name="T443">costituito da un capside proteico in grado di attaccarsi sulla superficie della cellula, all’interno del capside non si lascia l’informazione originaria del virus ma</text:span><text:span text:style-name="T446"> la si sostituisce</text:span><text:span text:style-name="T443"> </text:span><text:span text:style-name="T446">c</text:span><text:span text:style-name="T443">on un filamento di DNA c</text:span><text:span text:style-name="T446">he porta la nuova informazione </text:span><text:span text:style-name="T443">che si vuole portare nella nuova cellula. <text:line-break/>Il virus </text:span><text:span text:style-name="T50">portatore di nuove informazioni </text:span><text:span text:style-name="T443">è </text:span><text:span text:style-name="T50">in grado di infettare </text:span><text:span text:style-name="T443">la cellula</text:span><text:span text:style-name="T50"> </text:span><text:span text:style-name="T443">del</text:span><text:span text:style-name="T50">l’ospite, </text:span><text:span text:style-name="T443">si attacca sulla superficie e i</text:span><text:span text:style-name="T50">nietta il filamento conten</text:span><text:span text:style-name="T442">en</text:span><text:span text:style-name="T50">te l’informazione da trasmettere, entra all’interno del batterio e rilascia il DNA. <text:line-break/>Questo filamento di DNA segue un andamento simile a quello di un infezione virale cioè non solo viene riprodotto il filamento ma viene prodotto anche il capside → </text:span><text:span text:style-name="T447">t</text:span><text:span text:style-name="T50">ende dunque a riprodurre se stesso contenente il DNA originario.<text:line-break/></text:span><text:span text:style-name="T444">il fago </text:span><text:span text:style-name="T447">quindi i</text:span><text:span text:style-name="T444">nfetta il donor cioè il microrganismo che porta l’informazione che vogliamo replicare, entra dentro </text:span><text:span text:style-name="T447">e</text:span><text:span text:style-name="T444"> inizia a replicare se stesso quindi distrugge il DNA batterico e costruisce dei capsidi (perché rigenera sé stesso, mette al suo interno il patrimonio genetico)</text:span><text:span text:style-name="T50"> .<text:line-break/>All’interno del donor non c’è soltanto il DNA infettante ma anche il DNA del donor stesso </text:span><text:span text:style-name="T449">quindi </text:span><text:span text:style-name="T50">durante la replicazione del fago </text:span><text:span text:style-name="T449">occasionalmente</text:span><text:span text:style-name="T50"> alcuni pezzi </text:span><text:span text:style-name="T444">di</text:span><text:span text:style-name="T50"> DNA batterico, ivi incluse le informazioni di interesse, </text:span><text:span text:style-name="T449">vengono contenute dai capsidi</text:span><text:span text:style-name="T50">, progressivamente il donor si riempe di capsidi e si rompe rilasciando i vari capsidi contenenti le varie informazioni. <text:line-break/></text:span><text:span text:style-name="T445">Si recuperano i capsidi con il DNA batterico che si vuole trasmettere all’ospit</text:span><text:span text:style-name="T448">e</text:span><text:span text:style-name="T445"> e s</text:span><text:span text:style-name="T50">i infetta l’ospite con il capside contenente l’informazione e attraverso un’operazione di ricombinazione si include l’informazione genetica del capside nel DNA batterico </text:span><text:span text:style-name="T531">→</text:span><text:span text:style-name="T50"> abbiamo portato l’informazione dove volevamo. <text:line-break/>Con la </text:span><text:span text:style-name="T450">tecnologia del DNA ricombinante</text:span><text:span text:style-name="T50"> vengono prodotti: </text:span><text:span text:style-name="T450">i</text:span><text:span text:style-name="T446">nterferoni </text:span><text:span text:style-name="T450">ossia peptidi usati per curare la sclerosi multipla, il cancro e infezioni virali come l’epatite;</text:span><text:span text:style-name="T446"> ormoni </text:span><text:span text:style-name="T450">in grado di curare qualche forma di anemia, </text:span><text:span text:style-name="T451">ormoni di crescita, </text:span><text:span text:style-name="T452">ormai </text:span><text:span text:style-name="T451">capaci di sciogliere il sangue</text:span><text:span text:style-name="T450">;</text:span><text:span text:style-name="T446"> enzimi, </text:span><text:span text:style-name="T451">che hanno funzioni particolari come essere usati in seguito a danni cerebrali;</text:span><text:span text:style-name="T446"> vaccini </text:span><text:span text:style-name="T451">oppure proteina delle fibre di ragnatela usat</text:span><text:span text:style-name="T452">a</text:span><text:span text:style-name="T451"> come rinforzante dei materiali antiproiettile.</text:span></text:p>
      <text:p text:style-name="P12"><text:span text:style-name="T50"><text:line-break/>OGM: organismo geneticamente modificato.<text:line-break/>Sono organismi prodotti attraverso la tecnologia del DNA ricombinante </text:span><text:span text:style-name="T452">che</text:span><text:span text:style-name="T50"> cont</text:span><text:span text:style-name="T454">engono</text:span><text:span text:style-name="T50"> nel </text:span><text:span text:style-name="T454">loro</text:span><text:span text:style-name="T50"> patrimonio genetico </text:span><text:span text:style-name="T452">informazion</text:span><text:span text:style-name="T454">e</text:span><text:span text:style-name="T452"> che deriva da</text:span><text:span text:style-name="T50"> geni esterni. </text:span><text:span text:style-name="T452">Sono OGM sia i microrganismi che contengono informazioni derivanti da altri DNA ma della stessa specie (es batterio con batterio) </text:span><text:span text:style-name="T454">quindi</text:span><text:span text:style-name="T452"> non transgenici </text:span><text:span text:style-name="T454">che</text:span><text:span text:style-name="T452"> quelli transgenici </text:span><text:span text:style-name="T454">che</text:span><text:span text:style-name="T452"> contengono </text:span><text:span text:style-name="T454">quindi</text:span><text:span text:style-name="T452"> informazioni che derivano da un’altra specie.<text:line-break/></text:span><text:span text:style-name="T453">Es. plasminogeno in grado di sciogliere i coaguli.</text:span><text:span text:style-name="T50"><text:line-break/><text:line-break/>BIOSENSORE: </text:span><text:span text:style-name="T455">dispositivo</text:span><text:span text:style-name="T50"> che contiene al suo interno qualcosa di biologico che è in grado di misurare in modo quantitativo e qualitativo un certo tipo di informazione; contiene anche qualcosa in grado di generare e trasmettere un segnale che sarà correlabile con la grandezza che stiamo misurando.<text:line-break/> </text:span><text:span text:style-name="T456">È un s</text:span><text:span text:style-name="T50">ensore che integra un elemento biologico e delle risposte di tipo fisico chimico per produrre un segnale che sia proporzionale a un analit</text:span><text:span text:style-name="T456">à</text:span><text:span text:style-name="T50"> specifica. Il biosensore è traversale: genera un segnale proporzionale per esempio alla concentrazione di una molecola, è un misuratore specifico. <text:line-break/>Deve: avere una risposta generale, essere sensibile al valore della concentrazione, essere selettivo e il tempo di risposta deve essere rapido. I biosensori devono essere piccoli.<text:line-break/></text:span><text:span text:style-name="T458">Biosensore = biorecettore, </text:span><text:span text:style-name="T519">molecole biologiche in grado di riconoscere un bersaglio specifico</text:span><text:span text:style-name="T458"> + trasduttore, </text:span><text:span text:style-name="T519">apparecchiatura in grado di convertire il riconoscimento in un segnale misurabile. <text:line-break/></text:span><text:span text:style-name="T520">Il</text:span><text:span text:style-name="T50"> bio-componente </text:span><text:span text:style-name="T461">è</text:span><text:span text:style-name="T459"> normalmente depositato su una membrana o su uno strato di gel e il bio-componente deve essere in stretto contatto con il trasduttore per trasmettere il segnale.</text:span><text:span text:style-name="T50"><text:line-break/></text:span><text:span text:style-name="T460">Ci deve essere un porta bio-componente, ossia qualcosa in grado di alloggiare il bio-componente, quest’ultimo può essere un’enzima o microrganismo, c</text:span><text:span text:style-name="T50">i deve essere una parte di misura </text:span><text:span text:style-name="T460">(come misuratore di pH, elettrodi ecc);</text:span><text:span text:style-name="T50"> una volta generato il segnale questo viene trasformato in un segnale elettrico e poi viene mandato al detector.<text:line-break/>Esempio: misuratore di glucosio, la componente biologica è </text:span><text:span text:style-name="T462">l’</text:span><text:span text:style-name="T50">enzima </text:span><text:span text:style-name="T462">glucosio ossidasi</text:span><text:span text:style-name="T50"> in grado di interagire con il glucosio </text:span><text:span text:style-name="T465">e</text:span><text:span text:style-name="T50"> trasformarlo in acido gluconico con consumo di ossigeno; il sistema è costituito dall’alloggiamento del glucosio </text:span><text:span text:style-name="T462">ossidasi</text:span><text:span text:style-name="T50"> e dall’ossigeno. Se non è presente il glucosio il misuratore del sensore legge l’ossigeno, è sostanzialmente un elettrodo in grado </text:span><text:span text:style-name="T457">di</text:span><text:span text:style-name="T50"> leggere ossigeno. Nel momento in cui il sistema viene a contatto con il glucosio, avviene la reazione ad opera dell’enzima </text:span><text:span text:style-name="T457">con</text:span><text:span text:style-name="T50"> consumo di ossigeno e il sensore legge questo calo. <text:line-break/></text:span><text:soft-page-break/><text:span text:style-name="T50">La quantità ridotta di ossigeno è proporzionale al glucosio formato.<text:line-break/></text:span><text:span text:style-name="T463">Vari applicazioni: </text:span><text:span text:style-name="T464">test di gravidanza, </text:span><text:span text:style-name="T463">analisi del glucosio per chi ha il diabete, analisi di infezione, analisi di cibo, controllo qualità ecc. </text:span><text:span text:style-name="T465">E</text:span><text:span text:style-name="T463">sistono molti detector dell’ossigeno.</text:span><text:span text:style-name="T50"><text:line-break/>Operando attraverso un’enzima esso legge solo il substrato che gli compete. <text:line-break/></text:span></text:p>
      <text:p text:style-name="P166"><text:span text:style-name="T528">PROCESSI </text:span><text:span text:style-name="T486">Prof. Bellotto</text:span><text:span text:style-name="T50"><text:line-break/>Crescita della curva in un sistema batch: fase di adattamento, fase esponenziale, fase di declino della velocità di crescita e fase di mantenimento dove il nutrimento diventa il fattore limitante e una fase di morte per mancanza di nutrimento e/o presenza di veleni all'interno del reattore causate dalle reazioni biochimiche all'interno del reattore.<text:line-break/>La fase di adattamento è la fase in cui le cellule si adattano all'ambiente di partenza, per un certo periodo di induzione non si ha replicazione cellulare.<text:line-break/>Nella fase di crescita esponenziale la crescita non è limitata da condizioni esterne, siamo in condizioni di eccesso di substrato per cui </text:span><text:span text:style-name="T466">la </text:span><text:span text:style-name="T50">velocità di crescita dipende soltanto dalle caratteristiche genetiche delle cellule. <text:line-break/></text:span><text:span text:style-name="T466">Vi è una c</text:span><text:span text:style-name="T50">inetica di primo ordine in cui numero delle cellule raddoppia ad intervallo di tempo costante.<text:line-break/></text:span><text:span text:style-name="T466">Nella f</text:span><text:span text:style-name="T50">ase di declino </text:span><text:span text:style-name="T466">il s</text:span><text:span text:style-name="T50">ubstrato inizia a diventare limitante.<text:line-break/></text:span><text:span text:style-name="T466">Nella f</text:span><text:span text:style-name="T50">ase stazionaria, il substrato è scarso ed è sufficiente solo per mantenere in vita le cellule senza crescita e infine nella fase di morte il substrato è insufficiente e le cellule sono distrutte </text:span><text:span text:style-name="T467">dalla lisi</text:span><text:span text:style-name="T50">.<text:line-break/>La fase di induzione è una fase che mostra una mancanza di crescita e moltiplicazione cellulare, la durata di questa fase rappresenta il tempo di cui il microorganismo ha la necessità per adattarsi all'ambiente. <text:line-break/>La lunghezza di questa fase dipende anche dalla quantità di cellule che abbiamo inoculato nel reattore. <text:line-break/>E' una fase di acclimatazione, questo shock può essere dovuto alla alta concentrazione di nutrienti; alcune sostanze fanno da stimolanti della crescit</text:span><text:span text:style-name="T468">a</text:span><text:span text:style-name="T50"> e riducono il tempo di induzione (ad esempio alcuni metalli in tracce).<text:line-break/>La fase esponenziale è una fase in condizioni non limitate dal nutriente.<text:line-break/>Definiamo un tempo t</text:span><text:span text:style-name="T544">D</text:span><text:span text:style-name="T50"> ossia il tempo per raddoppiare la quantità di organismi nel reattore.<text:line-break/>La velocità specifica (</text:span><text:span text:style-name="T1527">μ</text:span><text:span text:style-name="T50">) di crescita è inversamente proporzionale al t</text:span><text:span text:style-name="T544">D</text:span><text:span text:style-name="T50">, è la velocità di cambiamento della cellula per unità di concentrazione; è l'equivalente di una velocità di reazione in chimica industriale.<text:line-break/>Alla fase esponenziale segue una fase in cui la crescita è limitata dal substrato. </text:span><text:span text:style-name="T506">La fase di decelerazione inizia quando i nutrienti essenziali sono esauriti o quando i prodotti tossici iniziano ad accumularsi.</text:span><text:span text:style-name="T2"> <text:line-break/></text:span><text:span text:style-name="T473">La</text:span><text:span text:style-name="T50"> limitazione del substrato può essere rappresentata o con dei modelli puramente </text:span><text:span text:style-name="T490">empirici </text:span><text:span text:style-name="T50">come il </text:span><text:span text:style-name="T502">modello logistico</text:span><text:span text:style-name="T50"> in cui definiamo una </text:span><text:span text:style-name="T469">K </text:span><text:span text:style-name="T50">capacità di trasporto, la max conc di cellule che l'ambiente può sopportare (introduciamo un fattore limitante nella eq), abbiamo una curva a sigmoide simmetrica. E' un'eq puramente empirica, non è utilissima perché il fattore K che descrive la limita</text:span><text:span text:style-name="T470">zi</text:span><text:span text:style-name="T50">one alla crescita non ha una giustificazione teorica e per essere misurata sperimentalmente dobbiamo misurarla in condizioni in cui la crescita è limitata e dunque non nelle condizioni ottimali.<text:line-break/>Un modello </text:span><text:span text:style-name="T471">analogo </text:span><text:span text:style-name="T50">è quello di </text:span><text:span text:style-name="T502">Gompertz</text:span><text:span text:style-name="T50">, rappresenta l'andamento della fase in cui abbiamo la limitazione alla crescita meglio, è ancora una sigmoide ma è asimmetrica e la fase di rallentamento è più lenta della fase di in</text:span><text:span text:style-name="T469">i</text:span><text:span text:style-name="T50">zio crescita della moltiplicazione cellulare; x(t)=a exp[-b exp(-ct)]; a è il valore asintotico e c’è la velocita di crescita.<text:line-break/>Il modello che più frequentemente è usato è</text:span><text:span text:style-name="T502"> l'equazione di Monod</text:span><text:span text:style-name="T50"> che da la velocità specifica di crescita in funzione del substrato (</text:span><text:span text:style-name="T471">S</text:span><text:span text:style-name="T50">). Raggiunge il massimo </text:span><text:span text:style-name="T1527">μ</text:span><text:span text:style-name="T50">max e se il substrato diminuisce la velocità diminuisce. <text:line-break/></text:span><text:span text:style-name="T471">È</text:span><text:span text:style-name="T50"> semi-empirica perché non è detto che la diminuzione della velocità sia effettivamente dovuta alla mancanza di concentrazione, se questo è il caso allor</text:span><text:span text:style-name="T471">a</text:span><text:span text:style-name="T50"> l'equazione può essere considerata deterministica.<text:line-break/>In ogni caso possiamo rappresentare la velocità di reazione all'interno del reattore batch, la velocità specifica </text:span><text:span text:style-name="T1528">μ</text:span><text:span text:style-name="T50"> aumenta all'aumentare di S e tende ad un limite </text:span><text:span text:style-name="T1528">μ</text:span><text:span text:style-name="T50">max per conc</text:span><text:span text:style-name="T471">entrazioni </text:span><text:span text:style-name="T50">infinite.<text:line-break/>Quindi </text:span><text:span text:style-name="T1528">μ</text:span><text:span text:style-name="T50">max è la massima velocità di crescita specifica, Ks invece è chiamata costante di semi saturazione (perché numericamente Ks corrisponde alla conc di substrato per la quale la velocità di reazione è la metà di quella massima) o di affinità (dal punto di vista meccanicistico rappresenta la facilità con cui il nutriente attraversa la membrana cellulare, è una funzione dell'affinità del nutriente per il microrganismo in fase di crescita).<text:line-break/></text:span><text:span text:style-name="T472">I </text:span><text:span text:style-name="T1528">μ</text:span><text:span text:style-name="T50">max hanno valori in un range ristretto mentre i Ks variano anche di ordini di grandezza.<text:line-break/>Può darsi </text:span><text:span text:style-name="T472">che ci siano</text:span><text:span text:style-name="T50"> cas</text:span><text:span text:style-name="T472">i</text:span><text:span text:style-name="T50"> in cui la velocità di crescita sia limitata da due substrati nel</text:span><text:span text:style-name="T472">l</text:span><text:span text:style-name="T50">o stesso tempo (quindi abbiamo S1, S2 ciascuno con la sua costante di affinità specifica).<text:line-break/>L'equazione di Monod </text:span><text:span text:style-name="T474">descrive</text:span><text:span text:style-name="T50"> </text:span><text:span text:style-name="T474">un</text:span><text:span text:style-name="T50">a reazione lineare tra la velocità di crescita di biomassa e la velocità di consumo del substrato, abbiamo dunque due eq differenziali che ci danno l'andamento di cell</text:span><text:span text:style-name="T474">ul</text:span><text:span text:style-name="T50">e nel reattore e l'andamento del substrato nel reattore).<text:line-break/></text:span><text:soft-page-break/><text:span text:style-name="T50">Il </text:span><text:span text:style-name="T1528">μ</text:span><text:span text:style-name="T50">max è una funzione del tipo di microrganismo in fase di crescita e della T.<text:line-break/>Dai processi biologici possiamo avere prodotti nei settori della chimica, farmaceutica, energia, cibo e agricoltura.<text:line-break/><text:line-break/>Process development:<text:line-break/>Identifichiamo il prodotto → scegliamo/costruiamo un microrganismo in grado di produrlo → una volta fatto da una parte produciamo del materiale a scopo di ricerca per determinare caratteristiche e laddove sia necessario avere le approvazion</text:span><text:span text:style-name="T474">i</text:span><text:span text:style-name="T50"> dall'altra parte bisogna pensare al tipo di impianto per ottimizzare il processo.<text:line-break/>La scala di tempo è tra i 5-15 anni.<text:line-break/>Con le tecnologie di DNA ricombinante è possibile praticamente scegliere qualsiasi organismo per determinate produzioni (es Escherichia coli che produce etanolo con alte rese).<text:line-break/><text:line-break/>Modello dei bioreattori:<text:line-break/>1) Continui (CSTR) in cui il reagente è alimentato continuamente al reattore e il prodotto viene prelevato alla stessa portata con la quale introduciamo i reagenti.</text:span></text:p>
      <text:p text:style-name="P40">2) Batch, tutti i reagenti sono introd<text:span text:style-name="T2181">o</text:span>tti all'interno del reattore (a parte O<text:span text:style-name="T1537">2</text:span> nei processi aerobici) prima che la reazione inizi.<text:line-break/>3) Semi-Batch, possono essere continui in cui l'alimentazione del reagente è continua oppure può <text:span text:style-name="T2181">essere</text:span> intermittente, quindi carichiamo il reattore lo facciamo andare a batch per un certo periodo dopodiché lo scarichiamo parzialmente, lo carichiamo a carica nuova e così via.</text:p>
      <text:p text:style-name="P167"><text:span text:style-name="T50">4) </text:span><text:span text:style-name="T475">S</text:span><text:span text:style-name="T50">emi-continui in cui i reagenti sono reintrodotti e scaricati a tempi fissati.</text:span><text:span text:style-name="T1530"> </text:span><text:span text:style-name="T2182">Dopo un periodo iniziale in modalità batch, il reattore viene parzialmente scaricato. Quindi vengono introdotti nuovi reagenti fino al volume di reazione e la reazione continua in modalità batch fino allo scarico successivo.</text:span><text:span text:style-name="T2183"> </text:span><text:span text:style-name="T50"><text:line-break/><text:line-break/>FERMENTAZIONE NEI CSTR<text:line-break/>Nei processi continui abbiamo l'alimentazione del substrato limitante a portata costante F e a concentrazione S</text:span><text:span text:style-name="T539">0</text:span><text:span text:style-name="T50"> e alimentiamo </text:span><text:span text:style-name="T476">il</text:span><text:span text:style-name="T50"> brodo di co</text:span><text:span text:style-name="T476">l</text:span><text:span text:style-name="T50">tura, eventualmente questo è aerato e lo si tiene sotto agitazione. <text:line-break/></text:span><text:span text:style-name="T478">V</text:span><text:span text:style-name="T50">i è </text:span><text:span text:style-name="T478">poi</text:span><text:span text:style-name="T50"> il prelievo del brodo di reazione ancora a portata costante e la con</text:span><text:span text:style-name="T476">c</text:span><text:span text:style-name="T50"> di biomassa </text:span><text:span text:style-name="T476">X</text:span><text:span text:style-name="T50"> è più alta a causa della reazione avvenuta nel reattore e la conc di substrato è rispettivamente più bassa. <text:line-break/>L</text:span><text:span text:style-name="T478">e </text:span><text:span text:style-name="T50">ipotesi </text:span><text:span text:style-name="T478">sono</text:span><text:span text:style-name="T50"> che il reattore funzioni in cond stazionarie, che l'alimentazione è perlopiù sterile cioè il sistema è inoculato ma non abbiamo biomassa nell'alimentazione e </text:span><text:span text:style-name="T478">che i</text:span><text:span text:style-name="T50">l substrato è limitante. <text:line-break/>Dal bilancio di massa nel reattore, in cond staz, abbiamo una reazione che correla la portata di alimentazione <text:s/>con la velocita specifica di crescita del microrganismo. D è il fattore di diluizione, il reciproco del tempo di ritenzione e rappresenta il numero di riempimento del reattore nell'unità di tempo.<text:line-break/>Yx/s è il coefficiente di resa della biomassa, quindi in funzione del consumo della biomassa si calcola la resa del microrganismo.<text:line-break/>La produzione del microrganismo ha un massimo per una determinata portata, il massimo è molto prossimo </text:span><text:span text:style-name="T477">ad</text:span><text:span text:style-name="T50"> una rapida diminuzione della resa. Questa zona è il regime chiamato </text:span><text:span text:style-name="T490">"wash out"</text:span><text:span text:style-name="T50">,</text:span><text:span text:style-name="T490"> </text:span><text:span text:style-name="T50">in <text:s/>questa condizione la portata è così alta che il tempo di residenza nel reattore è troppo piccolo affinché gli organismi abbiano il tempo di crescere (se infatti aumento F aumento velocità) e quindi produttività del reattore decresce.<text:line-break/>Se il reattore è condotto a F prossima al max è sufficiente una piccola perturbazione perché la velocità di reazione scenda al di sotto del valore necessario per mantenere elevata la conc degli organismi nel reattore. <text:line-break/>In queste condizioni la crescita degli organismi tende a 0, è come se fossero lavati via perché la velocità di uscita è maggiore della velocità di crescita data dalla reazione. </text:span><text:span text:style-name="T479">I</text:span><text:span text:style-name="T506">n condizioni di wash out non si produce biomassa e la concentrazione del substrato nell'alimentazione e in uscita dal CSTR sono uguali.</text:span><text:span text:style-name="T50"> <text:line-break/>Abbiamo dunque un Dmax al di sopra del quale siamo in condizioni di wash out.<text:line-break/><text:line-break/></text:span><text:span text:style-name="T501">CHEMOSTATO</text:span><text:span text:style-name="T50">: reattore in cui abbiamo portata costante e un prelievo costante e controlliamo i parametri della reazione (portata, pH, conc O</text:span><text:span text:style-name="T539">2</text:span><text:span text:style-name="T50"> e CO</text:span><text:span text:style-name="T545">2</text:span><text:span text:style-name="T50"> all'interno del reattore,T, P). In questo modo conduciamo un reattore CSTR controllando la conc microbica, assicurandoci di essere nelle cond ottimali per la crescita degli organismi.<text:line-break/>In alcuni casi è possibile modificare gli schemi introducendo un concentratore che separa i microrganismi e li reintroduce all'interno del reattore, questo ci tutela dall'essere in condizioni di wash out perché ricicliamo gli organismi. La velocità dunque dipende anche dal fattore di riciclo.<text:line-break/></text:span><text:soft-page-break/><text:span text:style-name="T50">Possiamo anche immaginare una serie di chemostat</text:span><text:span text:style-name="T480">i</text:span><text:span text:style-name="T50"> in serie nel quale il prodotto del primo stadio è utilizzato come inoculo di quello successivo, è uno schema utile se vengono utilizzati dei metaboliti secondari come alimentazione di un altro organismo.<text:line-break/>Le concentrazioni e le portate possono essere diverse <text:s/>per ciascun reattore in funzione delle loro velocità di reazione. <text:line-break/><text:line-break/></text:span><text:span text:style-name="T501">BIOSTATI</text:span><text:span text:style-name="T50">: reattori nei quali non facciamo affidamento ad un controllo cinetico delle reazioni che avvengono nel reattore per sapere qual è la produttività del reattore, misuriamo direttamente la conc dell'organismo nel reattore.<text:line-break/>Abbiamo la necessità di avere un sistema affidabile per la misura della concentrazione degli organismi nel reattore. <text:line-break/>Principio: densità ottica, ampio range lineare, qualche interferenza.<text:line-break/>Possiamo introdurre delle etichette fosforescenti sugli organismi e misurare la fosforescenza, alta sensibilità e molte interferenze (es cambiamento del pH).<text:line-break/>Possiamo avere delle misure di capacità, grande campo lineare però interferenza causate dall</text:span><text:span text:style-name="T481">e</text:span><text:span text:style-name="T50"> boll</text:span><text:span text:style-name="T481">e</text:span><text:span text:style-name="T50"> d'aria per aerazione e agitazione.<text:line-break/>Sistemi ultrasonici, misurano </text:span><text:span text:style-name="T481">l’</text:span><text:span text:style-name="T50">attività cellulare e ci danno indicazione delle caratteristiche della sospensione e di come l'organismo lo modifica, interpretazione difficile, interferenza delle bolle d'aria dovute ad aerazione e agitazione.<text:line-break/><text:line-break/>FERMENTAZIONE NEI BATCH<text:line-break/>Vantaggi: </text:span><text:span text:style-name="T481">è </text:span><text:span text:style-name="T50">meno facile la contaminazione perché carichiamo reagent</text:span><text:span text:style-name="T481">i</text:span><text:span text:style-name="T50"> inoculati al reattore poi lo chiudiamo ed alimentiamo solo aria. Non abbiamo </text:span><text:span text:style-name="T481">il</text:span><text:span text:style-name="T50"> problema di sterilizzare corrente di alimentazione. <text:line-break/>Abbiamo maggiore flessibilità perché un singolo reattore può essere usato per reazioni diverse, migliore controllo della stabilità genetica perché ogni volta introduciamo organismi nuovi e non abbiamo rischio di alterazione nel corso della reazione stessa.<text:line-break/>Nel caso per esempio della produzione farmaceutica si può avere un controllo indipendente delle materie prime per ogni singolo batch e questo può rappresentare un vantaggio per i sistemi altamente controllati in cui sia il processo che </text:span><text:span text:style-name="T482">le a</text:span><text:span text:style-name="T50">pparecchiature devono essere approvate.<text:line-break/>Svantaggi: si arriva rapidamente in condizioni di limitazioni e scarsità di substrato, è necessario dedicare il tempo per riempire, svuotare e pulire i reattori e risterilizzare ogni volta. <text:line-break/></text:span><text:span text:style-name="T482">È </text:span><text:span text:style-name="T50">più difficile controllare e progettare delle reazioni che non avvengono in condizioni stazionarie, bisogna avere un controllo all'interno del reattore. Possono esserci delle differenze tra i vari batch.<text:line-break/><text:line-break/></text:span><text:span text:style-name="T529">AERAZIONE</text:span><text:span text:style-name="T50"><text:line-break/>L'ossigeno è un reagente all'interno del reattore, esattamente come il substrato, per cui l'eq di Monod vale anche per l'O</text:span><text:span text:style-name="T539">2</text:span><text:span text:style-name="T50">. Abbiamo dunque una velocità di <text:s/>reazione che è funzione della conc di ossigeno disciolto, nel caso in cui questo sia il fattore limitante. <text:line-break/>Il QO</text:span><text:span text:style-name="T539">2</text:span><text:span text:style-name="T50"> è il consumo specifico di ossigeno nell'unità di tempo e di volume.</text:span></text:p>
      <text:p text:style-name="P46">Normalmente NON si opera in condizioni in cui l'ossigeno è il fattore limitante.</text:p>
      <text:p text:style-name="P41">Il motivo per il quale vengono condotte reazioni aerobiche è che le cellule possono ottenere energia sia attraverso <text:span text:style-name="T1531">una respirazione</text:span> aerobia che anaerobia tuttavia <text:span text:style-name="T2190">nei processi aerobi </text:span>l'ossidazione del glucosio produce <text:span text:style-name="T1531">una quantità di ATP che è circa 20 volte superiore a quella prodotta da quella anaerobia → la vitalità delle cellule diminuisce in condizioni anaerobiche, abbiamo quindi una diminuzione della crescita in condizioni di anossia. <text:line-break/></text:span><text:span text:style-name="T1532">Normalmente <text:s/>nei reattori una variazione di ossigeno tra il 5% e il 35% non influenza in maniera significativa la crescita e la vitalità delle cellule; </text:span><text:span text:style-name="T2191">solitamente nella fase gassosa si conduce la cultura delle cellule con il 20% di ossigeno.</text:span><text:span text:style-name="T1532"><text:line-break/>Se operiamo il reattore in condizioni anossiche (&lt;5%) questo non ci garantisce la crescita degli organismi che anzi muoiono. La conc critica dell’ossigeno è dipendente dalle condizioni di fermentazione.<text:line-break/><text:line-break/></text:span><text:span text:style-name="T1533">La conc</text:span><text:span text:style-name="T2191">entrazione</text:span><text:span text:style-name="T1533"> di O</text:span><text:span text:style-name="T1568">2</text:span><text:span text:style-name="T1533"> disciolto dipende da una serie di processi che avvengono per trasportare ossigeno da fase gassosa a quello liquido:</text:span></text:p>
      <text:p text:style-name="P41"><text:span text:style-name="T1534">1)</text:span><text:span text:style-name="T1533"> trasferimento dalla fase gas allo strato limite</text:span><text:line-break/><text:span text:style-name="T1534">2) trasferimento all’interfaccia</text:span></text:p>
      <text:p text:style-name="P42"><text:span text:style-name="T1534">3) trasferimento nello strato limite del liquido, </text:span><text:span text:style-name="T1535">ci dà la resistenza maggiore (resistenza sul film fluido), </text:span><text:span text:style-name="T2192">rate limiting step</text:span></text:p>
      <text:p text:style-name="P47">4) diffusione nella fase liquida</text:p>
      <text:p text:style-name="P43"><text:span text:style-name="T1534">5) trasferimento sullo strato cellulare e così entra nella cellula</text:span><text:line-break/><text:soft-page-break/><text:span text:style-name="T1536">La velocità di trasferimento è data da un’eq di trasporto: N</text:span><text:span text:style-name="T1539">A</text:span><text:span text:style-name="T1536">, massa trasferita per unità di volume nell’unità di tempo, moltiplicata per area dell’interfaccia per forza motrice del trasferimento che è la differenza di conc tra fase gas C* e fase liq C</text:span><text:span text:style-name="T1538">L</text:span><text:span text:style-name="T1536">. C* legata alla legge di He</text:span><text:span text:style-name="T1590">n</text:span><text:span text:style-name="T1536">ry. <text:line-break/></text:span><text:span text:style-name="T1590">La velocità di trasferimento dipende anche da K</text:span><text:span text:style-name="T1539">L</text:span><text:span text:style-name="T1592"> che al suo aumentare fa aumentare la velocità, K</text:span><text:span text:style-name="T1539">L</text:span><text:span text:style-name="T1592"> aumenta al diminuire dello spessore dello strato limite del liquido. <text:s text:c="3"/></text:span><text:span text:style-name="T1952"><text:s/></text:span><text:span text:style-name="T1951">N</text:span><text:span text:style-name="T1569">A</text:span><text:span text:style-name="T1949">= </text:span><text:span text:style-name="T1950">K</text:span><text:span text:style-name="T1569">L</text:span><text:span text:style-name="T1949">a(C*-C</text:span><text:span text:style-name="T1570">L</text:span><text:span text:style-name="T1949">)</text:span><text:span text:style-name="T1592"><text:line-break/>Per aumentare </text:span><text:span text:style-name="T1952">N</text:span><text:span text:style-name="T1539">A</text:span><text:span text:style-name="T1592"> si può pensare di aumentare la differenza tra le due conc, </text:span><text:span text:style-name="T1952">C</text:span><text:span text:style-name="T1538">L</text:span><text:span text:style-name="T1592"> è legata ad un valore critico che esiste per ciascun organismo e che più o meno ha sempre lo stesso ordine di grandezza (se vado sotto opero in condizioni anossiche), se vogliamo aumentare C* pensiamo di aumentare la P ma essendo gli organismi sensibili alla P non si può fare. Dobbiamo dunque consumare poco ossigeno rispetto alla massa che introduciamo → operare in grande eccesso di aria per avere una gran</text:span><text:span text:style-name="T1593">d</text:span><text:span text:style-name="T1592">e qu</text:span><text:span text:style-name="T1593">antità <text:s/>di ossigeno all’uscita.<text:line-break/><text:line-break/>Per determinare la velocità di trasferimento dobbiamo misurare la conc di O</text:span><text:span text:style-name="T1571">2</text:span><text:span text:style-name="T1593"> in ingresso e in uscita al reattore in cond stazionarie, in principio questo è il modo migliore ma necessita di avere controllori opportuni </text:span><text:span text:style-name="T1953">e molto accurati.</text:span><text:span text:style-name="T1593"><text:line-break/>In via alternativa si può misurare la conc attraverso delle titolazioni, ad esempio attraverso il </text:span><text:span text:style-name="T1594">metodo del Solfito</text:span><text:span text:style-name="T1593">; questo si realizza attraverso la rapida ossidazione del solfito in presenza di cat</text:span><text:span text:style-name="T1953">alizzatori</text:span><text:span text:style-name="T1593"> metallici, reazione molto veloce quindi </text:span><text:span text:style-name="T1598">si assume che </text:span><text:span text:style-name="T1593">la conc del solfito consumato corrispond</text:span><text:span text:style-name="T1953">a</text:span><text:span text:style-name="T1593"> alla conc dell’ossigeno </text:span><text:span text:style-name="T1954">trasferito</text:span><text:span text:style-name="T1593">. <text:line-break/></text:span><text:span text:style-name="T1598">Se l’eccesso del solfito poi è titolato con un metodo iodometrico (aggiun</text:span><text:span text:style-name="T1953">g</text:span><text:span text:style-name="T1598">o eccesso di iodio) esso viene retrotitolato. <text:line-break/>Misurazione controllata ma non può essere fatta in presenza di una biomassa in crescita; </text:span><text:span text:style-name="T1953">n</text:span><text:span text:style-name="T1598">on ci da dunque indicazioni sulla fermentazione perché è un calcolo fatto in assenza della reazione che a noi interessa.<text:line-break/>Altrimenti abbiamo il </text:span><text:span text:style-name="T1595">dynamic “gassing ou</text:span><text:span text:style-name="T1596">t</text:span><text:span text:style-name="T1595">” method </text:span><text:span text:style-name="T1599">che ci permette di determinare il coefficiente di scambio operando in un regime transitorio.<text:line-break/>Abbiamo conc di O</text:span><text:span text:style-name="T1542">2 <text:s/></text:span><text:span text:style-name="T1599">disciolto, interrompiamo il flusso di aria e la conc di O</text:span><text:span text:style-name="T1542">2 <text:s/></text:span><text:span text:style-name="T1599">disciolto diminuisce, misuriamo la variazione in questo transitorio dopodiché rialimentiamo </text:span><text:span text:style-name="T1620">l’</text:span><text:span text:style-name="T1599">ossigeno ripart</text:span><text:span text:style-name="T1620">endo</text:span><text:span text:style-name="T1599"> con </text:span><text:span text:style-name="T1619">la </text:span><text:span text:style-name="T1599">reazione e conc di O</text:span><text:span text:style-name="T1542">2</text:span><text:span text:style-name="T1599"> aumenta </text:span><text:span text:style-name="T1620">e rimisuriamo la variazione. </text:span><text:span text:style-name="T1621">O</text:span><text:span text:style-name="T1599">tteniamo un eq di bilancio </text:span><text:span text:style-name="T1620">in cui </text:span><text:span text:style-name="T1599">qx </text:span><text:span text:style-name="T1621">è </text:span><text:span text:style-name="T1599"><text:s/>dato dalla pendenza di una curva </text:span><text:span text:style-name="T1621">e da cui riusciamo a misurare il coefficiente di scambio.</text:span><text:span text:style-name="T1599"><text:line-break/>Questo dipende da una serie di parametri del processo: T, attraverso una legge di tipo Arrenhius, dalla natura e dalla progettazione del sistema di alimentazione del gas quindi dalla portata, diametro e volume del reattore e dalla potenza dell’agitazione.<text:line-break/></text:span><text:span text:style-name="T1600">Altri fattori che influenzano </text:span><text:span text:style-name="T1601">K</text:span><text:span text:style-name="T1540">L</text:span><text:span text:style-name="T1600"> sono il tipo di microrganismo che determina le caratteristiche reologiche del nostro sistema (può essere basso per microrganismi filamentosi); densità, vis</text:span><text:span text:style-name="T1601">cosità (</text:span><text:span text:style-name="T1600">al suo aumentare diminu</text:span><text:span text:style-name="T1601">i</text:span><text:span text:style-name="T1600">sce </text:span><text:span text:style-name="T1601">K</text:span><text:span text:style-name="T1540">L</text:span><text:span text:style-name="T1601">); composizione della fase liquida; forza ionica (elettroliti in soluzione rendono sistema di bolle più resistente alla coalescenza quindi aumenta K</text:span><text:span text:style-name="T1540">L</text:span><text:span text:style-name="T1601">); dalla natura </text:span><text:span text:style-name="T1602">e dalla conc di tensioattivi e eventuale presenza di additivi antischiuma.<text:line-break/>Gli elettroliti inibiscono la coalescenza delle bolle e gli agenti antischiuma che invece aumentano coalescenza hanno una grande influenza sulla sup di scambio. <text:line-break/>Nelle soluzione sali</text:span><text:span text:style-name="T1619">ne</text:span><text:span text:style-name="T1602"> abbiamo un </text:span><text:span text:style-name="T1601">K</text:span><text:span text:style-name="T1540">L</text:span><text:span text:style-name="T1602"> maggiore di un ordine di grandezza rispetto ad acqua pura. <text:line-break/>L’aumento del coeff di scambio favorisce l’uso di reattori con piccolo diametro e grande altezza.<text:line-break/><text:line-break/>In condizioni aerobie la quantità di aria da essere fornita è molto elevata, qu</text:span><text:span text:style-name="T1603">el</text:span><text:span text:style-name="T1602">la usata è 0.3-0.4 kg O</text:span><text:span text:style-name="T1541">2</text:span><text:span text:style-name="T1602">/kg substrato.<text:line-break/>In cond batch </text:span><text:span text:style-name="T1603">il problema è operare proprio a alte conc di O</text:span><text:span text:style-name="T1543">2</text:span><text:span text:style-name="T1603">, l’aria deve essere continuamente alimentata e filtrata per essere sterilizzata. Le fermentazioni batch quindi sono di fatto semi-batch dal punto di vista dell’aria.<text:line-break/></text:span><text:span text:style-name="T1602"><text:line-break/></text:span><text:span text:style-name="T1604">BIOREATTORI<text:line-break/></text:span><text:span text:style-name="T1622">Processo: materie prime + biocatalizzatore </text:span><text:span text:style-name="T1623">in un reattore</text:span><text:span text:style-name="T1622"> → reazione → downstream process </text:span><text:span text:style-name="T1605">(operazione di separazione come filtrazione, cristallizzazione oppure operazione di purificazione come cromatografia e assorbimento) per recuperare ciò che <text:s/>serve</text:span><text:span text:style-name="T1622">→ prodotto</text:span><text:span text:style-name="T1605"><text:line-break/><text:line-break/></text:span><text:span text:style-name="T1606">I processi biotecnologici si differenziano per il tipo di fermentazione, design del processo e tipo di reattore il quale è scelto per ottimizzare le prestazioni. <text:line-break/></text:span><text:span text:style-name="T1630">La funzione principale del reattore è quella di fornire le cond</text:span><text:span text:style-name="T1631">izioni</text:span><text:span text:style-name="T1630"> ottime per la crescita e per la formazione del prodotto nel particolare sistema di microrganismi che si sta impiegando.</text:span><text:span text:style-name="T1606"> <text:line-break/>La prestazione del bioreattore dipende da molti fattori come la conc</text:span><text:span text:style-name="T1624">entrazione</text:span><text:span text:style-name="T1606"> di biomassa, tutte le condizioni devono essere sterili, cond</text:span><text:span text:style-name="T1624">izioni</text:span><text:span text:style-name="T1606"> di agitazioni efficaci per garantire un rapporto di </text:span><text:span text:style-name="T1624">O</text:span><text:span text:style-name="T1544">2</text:span><text:span text:style-name="T1606"> adeguato ma non devono essere eccessive </text:span><text:soft-page-break/><text:span text:style-name="T1606">per danneggiare i microrganismi in crescita, il nutriente deve essere alimentato in modo opportuno (non in eccesso perché altrimenti rischiamo il wash out), rimozione del prodotto, dare una sufficiente aerazione, il reattore poi deve essere configurato in modo tale da monitorare le attività degli organismi e bisogna evitare l’inibizione dei prodotti.</text:span></text:p>
      <text:p text:style-name="P44"><text:span text:style-name="T1606"><text:line-break/></text:span><text:span text:style-name="T1607">L’ottimizzazione </text:span><text:span text:style-name="T1624">del</text:span><text:span text:style-name="T1607"> processo </text:span><text:span text:style-name="T1624">di </text:span><text:span text:style-name="T1607">fermentazione significa progettare l’unità del fermentatore e </text:span><text:span text:style-name="T1624">dei</text:span><text:span text:style-name="T1607"> suoi controllori.<text:line-break/>La configurazione del processo dipend</text:span><text:span text:style-name="T1608">e </text:span><text:span text:style-name="T1607">da</text:span><text:span text:style-name="T1608">l tipo di organismo: cellule animali/vegetali, massa microbica o enzimi solubili/immobilizzati</text:span><text:span text:style-name="T1624">, d</text:span><text:span text:style-name="T1608">al tipo di reattore: batch, continuo, semi-ba</text:span><text:span text:style-name="T1625">t</text:span><text:span text:style-name="T1608">ch, plug-flow; dai fattori economici: valore del prodotto, parametri del processo.</text:span><text:span text:style-name="T1609"><text:line-break/>All’interno di un reattore è possibile controllare diversi parametri come pH, T, conc di O2, quantità di calore scambiato attraverso tutto il processo. Vi è un processo di scale up, si passa da scale in condizioni di laboratorio </text:span><text:span text:style-name="T1610">passando per</text:span><text:span text:style-name="T1609"> </text:span><text:span text:style-name="T1610">scala pilota per arrivare a scala industriale.<text:line-break/></text:span><text:span text:style-name="T1625">U</text:span><text:span text:style-name="T1610">n fermentatore può </text:span><text:span text:style-name="T1626">operare</text:span><text:span text:style-name="T1610"> anaerobio o aerobio, </text:span><text:span text:style-name="T1626">con quest’ultimo</text:span><text:span text:style-name="T1610"> utilizziamo i CSTR, reattori air-lift oppure sistemi immobilizzati.<text:line-break/><text:line-break/></text:span><text:span text:style-name="T1611">TIPI DI FERMENTATORI</text:span><text:span text:style-name="T1610"><text:line-break/>BATCH: tutti i nutrienti sono caricati all’inizio del processo, la velocità di crescita degli organismi può decrescere fino a 0 a causa dell’esaurimento del substrato oppure della conc</text:span><text:span text:style-name="T1626">entrazione</text:span><text:span text:style-name="T1610"> di tossine.<text:line-break/>Una modifica del processo batch è il fed-batch semicontinuo nella quale la diminuzione de</text:span><text:span text:style-name="T1611">i nutrienti </text:span><text:span text:style-name="T1626">è </text:span><text:span text:style-name="T1611">compensat</text:span><text:span text:style-name="T1626">a</text:span><text:span text:style-name="T1611"> da successive aggiunte</text:span><text:span text:style-name="T1605">. </text:span><text:span text:style-name="T1611">È un sistema chiuso in cui non ho flussi continui.<text:line-break/>CONTINUI: gli organismi e i loro nutrienti sono caricati continuamente nel reattore.</text:span><text:span text:style-name="T1599"><text:line-break/><text:line-break/>Lo</text:span><text:span text:style-name="T1612"> scopo dei fermentatori è quello di ottimizzare la crescita degli organismi e la resa del prodotto.<text:line-break/>I fermentatori sono delle unità semplici, possono diventare complesse quando sono integrate con dei sistemi di controllo. Possiamo distinguere due tipi di fermentatori: non asettici, in cui possiamo usare colture cellulari NON pure, oppure asettici in cui bisogna controllare la purezza dei prodotti (come produzione di antibiotici o a</text:span><text:span text:style-name="T1627">m</text:span><text:span text:style-name="T1612">minoacidi).<text:line-break/></text:span><text:span text:style-name="T1613">Un altro modo di organizzare i reattori è in base a come </text:span><text:span text:style-name="T1614">è</text:span><text:span text:style-name="T1613"> organizzat</text:span><text:span text:style-name="T1627">a </text:span><text:span text:style-name="T1614">la fase biologica;</text:span><text:span text:style-name="T1613"> </text:span><text:span text:style-name="T1614">gli organismi </text:span><text:span text:style-name="T1613">possono essere sospesi in brodo di coltura; cellule individuali; fiocchi e aggregati </text:span><text:span text:style-name="T1614">oppure la fase biologica può essere supportata e immobilizzata.<text:line-break/>Abbiamo i reattori a per</text:span><text:span text:style-name="T1615">colamento </text:span><text:span text:style-name="T1616">tipici</text:span><text:span text:style-name="T1614"> per la produzione dell’aceto </text:span><text:span text:style-name="T1616">oppure i trattamenti a letto fluidizzato </text:span><text:span text:style-name="T1617">utilizzati per le acque reflue.</text:span><text:span text:style-name="T1616"><text:line-break/>Un fermentatore deve </text:span><text:span text:style-name="T1617">evitare l’ingresso di microrganismi, mantenere la selettività richiesta, mantenere un volume di brodo di coltura costante, </text:span><text:span text:style-name="T1628">mantenere </text:span><text:span text:style-name="T1617">conc di ossigeno disciolto più alta della conc critica, deve contr</text:span><text:span text:style-name="T1618">ollare i parametri come T e pH e deve permettere una buona omogeneità del sistema in crescita.<text:line-break/>I materiali in contatto con le soluzioni devono resistere alla corrosione, non </text:span><text:span text:style-name="T1629">essere</text:span><text:span text:style-name="T1618"> tossic</text:span><text:span text:style-name="T1629">i</text:span><text:span text:style-name="T1618"> (in questo modo non diventeranno inibitori della crescita) e devono sopportare cicli di sterilizzazione ad alte P. </text:span><text:span text:style-name="T1629">Inoltre, l’ispezione visiva del mezzo di crescita è vantaggiosa per cui se è possibile è preferibile usare materiali trasparenti.</text:span><text:span text:style-name="T1536"><text:line-break/></text:span><text:span text:style-name="T1985"><text:line-break/>Processo aerobi</text:span><text:span text:style-name="T2193">o</text:span><text:span text:style-name="T1985"> → processo trifasico: fase non acquosa come reagenti e prodotti (gas, liquidi e solidi), fase acquosa nella quale sono sciolti i reagenti e i prodotti e una fase solida che sono i microrganismi e parte delle cellule.<text:line-break/>Alta produttività data dal mantenimento delle condizioni ottimali </text:span><text:span text:style-name="T1986">(parametri fisici come T e P e parametri chimici come il pH) </text:span><text:span text:style-name="T1985">richieste per la crescita della biomassa e quindi per una buona resa del prodotto.<text:line-break/></text:span></text:p>
      <text:p text:style-name="P45"><text:span text:style-name="T1987">Il bioreattore deve poter mantenere alti livelli di biomassa, assicurare sterilità, deve essere efficace per omogeneizzare, permettere uno scambio di calore adeguato e permettere un facile campionamento.<text:line-break/>La scelta del reattore è fatta sulla base del microrganismo impiegato (se sono </text:span><text:span text:style-name="T2194">cellule</text:span><text:span text:style-name="T1987"> animali o vegetali, se sono </text:span><text:span text:style-name="T2194">enzimi</text:span><text:span text:style-name="T1987"> solubili o immobilizzat</text:span><text:span text:style-name="T2197">i</text:span><text:span text:style-name="T2195">)</text:span><text:span text:style-name="T1987">, della configurazione del processo (tipo di reattore) e del grado economico. <text:line-break/></text:span><text:span text:style-name="T1988">Il reattore deve permettere il passaggio sia dell’ossigeno che del nutriente fino all’organismo della cellula in crescita, bisogna favorire il contatto tra gli organismi e l’ossigeno e il nutriente. </text:span><text:span text:style-name="T2197">Quasi tutte le fermentazioni sono aerobici.</text:span><text:span text:style-name="T1988"><text:line-break/>Il parametro critico per un reattore aerobio è quello di avere un trasporto di ossigeno sufficiente. <text:line-break/>L’ossigeno è il substrato più importante metabolico e la CO</text:span><text:span text:style-name="T1572">2</text:span><text:span text:style-name="T1988"> è il prodotto metabolico più importante.<text:line-break/>Scopo: massimizzare trasporto ossigeno limitato dalla solubilità dell’ossigeno e dalle barriere diffusive del film liquido che circonda le bolle di gas.<text:line-break/></text:span><text:soft-page-break/><text:span text:style-name="T1989">In assenza di carica microbica la velocità dell’ossigeno </text:span><text:span text:style-name="T2198">(OTR) </text:span><text:span text:style-name="T1989">può essere stimata con il metodo dei solfiti.<text:line-break/>Il sodio solfito è un agente riducente che reagisce con l’O</text:span><text:span text:style-name="T1573">2</text:span><text:span text:style-name="T1989"> disciolto in presenza di cat metallico a dare solfato di sodio. </text:span><text:span text:style-name="T1990">Misurando la velocità di ossidazione del solfito misuriamo la velocità di trasporto dell’O</text:span><text:span text:style-name="T1545">2</text:span><text:span text:style-name="T1990">.<text:line-break/>Il coefficiente di trasporto di massa dell’O</text:span><text:span text:style-name="T1545">2</text:span><text:span text:style-name="T1990"> può essere calcolato mediante la velocità di trasporto dell’ossigeno e della sua solubilità. </text:span><text:span text:style-name="T1991">Necessario avere dei sensori che misurino l’ossigeno disciolto.<text:line-break/><text:line-break/></text:span><text:span text:style-name="T1985">TIPI DI BIOREATTORE<text:line-break/>I bioreattori appartengono a 3 famiglie: non agitati e non aerati (birra, vino), non agitati e aerati </text:span><text:span text:style-name="T2196">(SCP) </text:span><text:span text:style-name="T1985">e agitati e aerati </text:span><text:span text:style-name="T2196">(antibiotici).<text:line-break/></text:span><text:span text:style-name="T2198">I fermentatori possono essere divisi in 4 grandi gruppi:</text:span><text:span text:style-name="T1991"><text:line-break/>BATCH: Parto da una conc di substrato, questo si consuma e quindi la sua conc si riduce.</text:span><text:span text:style-name="T1990"><text:line-break/></text:span><text:span text:style-name="T1991">CSTF </text:span><text:span text:style-name="T2199">(continuos stirred tank fermenters)</text:span><text:span text:style-name="T1991">: conc costante, il sistema di alimentazione del substrato e di uscita del prodotto sono diversi da quelli del batch.<text:line-break/>TF </text:span><text:span text:style-name="T2200">(tubular fermenters)</text:span><text:span text:style-name="T1991">: reattori continui non agitati, in assenza di agitazione si osserva una diminuzione della conc di substrato dall’in all’out e in parallelo abbiamo aumento della conc di prodotto<text:line-break/>Sistemi a letto fluido: simili ai TF, sono intermedi tra reattori agitati e reattori tubolari. Sono utilizzati per la produzione di birra e aceto. </text:span><text:span text:style-name="T1992">Microrganismi fluidizzati dalla corrente entrante in </text:span><text:span text:style-name="T1993">maniera</text:span><text:span text:style-name="T1992"> sufficiente </text:span><text:span text:style-name="T1993">per</text:span><text:span text:style-name="T1992"> vincere le forze gravitazionali </text:span><text:span text:style-name="T1993">e non avere la loro fuoriuscita insieme al prodotto.<text:line-break/><text:line-break/>I </text:span><text:span text:style-name="T2202">substrati solidi</text:span><text:span text:style-name="T1993"> sono molto adatti per i batteri, tra quelli più usati troviamo legumi, cereali, paglia e segatura. <text:line-break/>Il solido periodicamente viene rivoltato per permettere la diffusione dell’ossigeno e per smaltire la T. <text:s/><text:line-break/>Sono a basso costo, richiedono bassa energia, hanno una semplice tecnologia, hanno una bassa conc di acqua reflua; hanno lo svantaggio di avere una crescita cellulare più lenta, problemi di smaltimento di calore e di contaminazione batterica. Sono dei sistemi difficili da scalare (le dimensioni S/V dipendono dal reattore), difficile anche controllare l’umidità all’interno del substrato.<text:line-break/>La fermentazione con questo tipo di substrato è spesso aerobia. La velocità di trasferimento dell’O</text:span><text:span text:style-name="T1574">2</text:span><text:span text:style-name="T1993"> dipend</text:span><text:span text:style-name="T2201">e</text:span><text:span text:style-name="T1993"> dalle dimensioni delle particelle, la loro porosità e dal grado di vuoto all’interno del reattore.<text:line-break/></text:span><text:span text:style-name="T1994">Un eccesso di acqua e un annegamento del substrato hanno un effetto negativo perché occlud</text:span><text:span text:style-name="T2201">ono</text:span><text:span text:style-name="T1994"> porosità e influenza</text:span><text:span text:style-name="T2201">no</text:span><text:span text:style-name="T1994"> negativamente la velocità.<text:line-break/>Un reattore usato è quello</text:span><text:span text:style-name="T1998"> a cilindro rotante</text:span><text:span text:style-name="T1994">, V di circa 100 l, sono appoggiati su due rulli che li supportano e permettono la reazione. Utilizzati nella produzione di enzimi e masse microbiche. <text:line-break/>Il riempimento (30% della capacità totale) deve essere tenuto basso per permettere buone capacità di trasferimento di O</text:span><text:span text:style-name="T1575">2</text:span><text:span text:style-name="T1994"> e un buon smaltimento di calore. La miscelazione è scarsa.<text:line-break/>Altrimenti si usano </text:span><text:span text:style-name="T1998">reattori a letto</text:span><text:span text:style-name="T1994">, </text:span><text:span text:style-name="T2203">il letto</text:span><text:span text:style-name="T1994"> può essere alto fino ad 1 m </text:span><text:span text:style-name="T2203">e</text:span><text:span text:style-name="T1994"> deve essere poroso in modo tale da essere attraversato da aria umida che viene sempre influssata dal basso.<text:line-break/>Ci sono anche i </text:span><text:span text:style-name="T1998">fermentatori a vassoi</text:span><text:span text:style-name="T1994"> utilizzati per la produzione di enzimi, per migliorare il contatto il substrato è posizionato su dei vassoi in una camera dove viene influssata l’aria e fatta circolare. Reattore utilizzato nel 1 step di acido citrico. Possono avere </text:span><text:span text:style-name="T2203">V</text:span><text:span text:style-name="T1994"> molto alti (fino a 150 m</text:span><text:span text:style-name="T1996">3</text:span><text:span text:style-name="T1632">).<text:line-break/><text:line-break/></text:span><text:span text:style-name="T1957">P</text:span><text:span text:style-name="T1632">er i </text:span><text:span text:style-name="T1955">substrati liquidi</text:span><text:span text:style-name="T1632"> </text:span><text:span text:style-name="T1957">l’areazione non è forzata, è legata all’OTR </text:span><text:span text:style-name="T1958">che dipende dalla velocità di agitazione, V del liquido e forma dei reattori.</text:span><text:span text:style-name="T1632"> </text:span><text:span text:style-name="T1957">P</text:span><text:span text:style-name="T1632">er reattori da laboratorio (piccola scala) si intendono anche semplicemente delle beute.<text:line-break/></text:span><text:span text:style-name="T1633">Per aumentare il trasporto dell’O</text:span><text:span text:style-name="T1576">2</text:span><text:span text:style-name="T1633"> si può aumentare la superficie d’interfaccia e quindi aumentare il </text:span><text:span text:style-name="T1956">V</text:span><text:span text:style-name="T1633"> del reattore. <text:line-break/>Se diamo un agitazione alle beute miglioriamo il trasferimento dell’ossigeno a causa dell’agitazione che rompe il film superficiale e quindi aumentiamo la sup di scambio. Reattori con bassa velocità di trasferimento.<text:line-break/>Molto spesso vengono messi dei setti per rompere il film del liquido e per aumentare l’agitazione.<text:line-break/></text:span><text:span text:style-name="T1634">Per sistemi a substrato liquido ad alto volume si passa a bioreattori con agitazione meccanica.<text:line-break/></text:span><text:span text:style-name="T1635">Il sistema di agitazione è costituito dai frangiflutti e dalle eliche attaccate sull’albero del reattore. <text:line-break/>I primi servono ad aumentare la turbolenza e evitare vortici (e quindi mix di schiume) all’interno del reattore.<text:line-break/>I reattor</text:span><text:span text:style-name="T1960">i </text:span><text:span text:style-name="T1635">più utilizzato per processi asettici sono i </text:span><text:span text:style-name="T1597">STR</text:span><text:span text:style-name="T1635"> </text:span><text:span text:style-name="T1956">che </text:span><text:span text:style-name="T1635">permett</text:span><text:span text:style-name="T1956">ono</text:span><text:span text:style-name="T1635"> una buona agitazione </text:span><text:span text:style-name="T1960">ma</text:span><text:span text:style-name="T1635"> costano molt</text:span><text:span text:style-name="T1962">a causa dell’agitazione, energia e sterilizzazione.</text:span><text:span text:style-name="T1635"> </text:span><text:span text:style-name="T1961">È il reattore più comune per i processi asettici ed è anche il più omogeneo e versatile.</text:span><text:span text:style-name="T1635"> </text:span><text:span text:style-name="T1636">Punti fondamentali del reattore: agitatore, frangiflutti e il sistema di distribuzione dell’aria (sparger) nei processi aerobici.<text:line-break/></text:span><text:soft-page-break/><text:span text:style-name="T1636">Bioreattore usato per V &gt; 200 ml (al di sotto sono nelle cond</text:span><text:span text:style-name="T1958">izioni</text:span><text:span text:style-name="T1636"> da laboratorio). <text:line-break/>I sistemi senza sparger danno una aerazione sufficiente per V fino a 3 l. Agitazione fino a 600 rpm per avere una buona diffusione dell’ossigeno. </text:span><text:span text:style-name="T1637">I reattori con lo sparger possono essere grandi (V fino a 500 l).<text:line-break/>L’agitazione deve creare turbolenza per rompere bolle e favorire trasporto O</text:span><text:span text:style-name="T1546">2</text:span><text:span text:style-name="T1637">. <text:line-break/>Ci sono due tipi di agitazioni: le eliche che danno un flusso assiale, d</text:span><text:span text:style-name="T1959">anno</text:span><text:span text:style-name="T1637"> una bassa turbolenza (utilizzati con microrganismi sensibili allo stress meccanico come cellule animali) oppure ci sono le turbine che danno una maggior turbolenza e si ha un buon trasferimento di O</text:span><text:span text:style-name="T1546">2</text:span><text:span text:style-name="T1637">, ciascuna turbina ha dalle 2 alle 6 pale.<text:line-break/>La più utilizzata è la turbina Rushton, costituita da pale poste in modo perpendicolare al disco, il flusso è radiale. <text:line-break/>Una modificazione delle turbina è un Airfoil in cui le pal</text:span><text:span text:style-name="T1963">e</text:span><text:span text:style-name="T1637"> sono inclinate e si ha un flusso un po’ radiale e un po’ assiale.<text:line-break/>Il tipo di elica e di agitazione va a determinare il coefficiente di dimensionamento del K</text:span><text:span text:style-name="T1546">L.</text:span><text:span text:style-name="T1637"><text:line-break/></text:span><text:span text:style-name="T1638"><text:line-break/></text:span><text:span text:style-name="T1639">REATTORI AGITATI<text:line-break/></text:span><text:span text:style-name="T1640">Le caratteristiche reologiche del fluido possono essere newtoniane (viscosità costante per qualsiasi agitazione), non newtonian</text:span><text:span text:style-name="T1963">e</text:span><text:span text:style-name="T1640"> </text:span><text:span text:style-name="T1641">(viscosità </text:span><text:span text:style-name="T1963">in </text:span><text:span text:style-name="T1641">funzione della velocità di agitazione, </text:span><text:span text:style-name="T1968">nei </text:span><text:span text:style-name="T1641">pseudoplastici </text:span><text:span text:style-name="T1968">la viscosità diminuisce all’aumentare della velocità di taglio mentre</text:span><text:span text:style-name="T1641"> </text:span><text:span text:style-name="T1968">n</text:span><text:span text:style-name="T1641">e</text:span><text:span text:style-name="T1968">i</text:span><text:span text:style-name="T1641"> fluidi dilatanti </text:span><text:span text:style-name="T1968">la viscosità aumenta</text:span><text:span text:style-name="T1641">) </text:span><text:span text:style-name="T1642">oppure viscoelastici (al di sopra dello sforzo limite il materiale può essere fatto scorrere).<text:line-break/></text:span><text:span text:style-name="T1643">La maggior parte dei batteri dà comportamento newtoniano mentre i funghi caratterizzati da ife e materiali polimerici hanno comportamento non newtoniano. La viscosità </text:span><text:span text:style-name="T1644">del mezzo di crescita </text:span><text:span text:style-name="T1643">influenza l’efficienza dell’agitazione.<text:line-break/></text:span><text:span text:style-name="T1644">E’ necessario ottimizzare la forma, dimensione e il numero degli agitatori. </text:span><text:span text:style-name="T1642"><text:line-break/></text:span><text:span text:style-name="T1645">Lo sforzo di taglio che viene esercitato dal sistema di agitazione determina le dimensioni delle bolle. <text:line-break/></text:span><text:span text:style-name="T1646">Gli elementi di agitazione possono impartire un flusso assiale o radiale </text:span><text:span text:style-name="T1647">(eliche flusso assiale, turbine flusso radiale). <text:line-break/>La miscelazione della massa del reagente è meno efficace con le turbine rispetto alle eliche, le turbine però assorbono più energia. Il flusso radiale genera maggior turbolenza, serve di più a frammentare le bolle e a garantire un miglior coefficiente di trasporto.<text:line-break/>La </text:span><text:span text:style-name="T1637">turbina Rushton </text:span><text:span text:style-name="T1647">è costituita da 4-6 pale intorno al disco centrale, è la turbina più comune, </text:span><text:span text:style-name="T1970">il suo diametro è un 1/3 del diametro del reattore.</text:span><text:span text:style-name="T1647"><text:line-break/>Le eliche sono più efficaci per ottenere una mix omogenea e per mantenere in sospensione i solidi e i microrganismi, danno una velocità di scorrimento </text:span><text:span text:style-name="T1969">(shear)</text:span><text:span text:style-name="T1647"> più bass</text:span><text:span text:style-name="T1969">a, </text:span><text:span text:style-name="T1647">creano meno vortici </text:span><text:span text:style-name="T1971">e sono meno efficienti a rompere le bolle.</text:span><text:span text:style-name="T1647"><text:line-break/>Shear più alto quando abbiamo profili di ingresso più affilati delle pale e meno efficaci a distribuire aria.<text:line-break/>2 esigenze presenti ma contraddittorie: avere omogeneità della massa reagente e una buona dispersione di O</text:span><text:span text:style-name="T1547">2</text:span><text:span text:style-name="T1647">. Possiamo allora usare 2 sistemi di agitazioni diversi per esempio turbina in basso e elica in alto.<text:line-break/>Il motore può essere posizionato in alto </text:span><text:span text:style-name="T1648">o in basso, metterlo in alto è </text:span><text:span text:style-name="T1647">più costoso perché </text:span><text:span text:style-name="T1972">è </text:span><text:span text:style-name="T1647">necessario supportare l’albero per evitare rottura, normalmente la velocità di rotazione è mantenuta non più del 75% della velocità critica </text:span><text:span text:style-name="T1648">di instabilità </text:span><text:span text:style-name="T1647">d</text:span><text:span text:style-name="T1648">ell’</text:span><text:span text:style-name="T1647">asse per evitare fenomeni di vibrazione </text:span><text:span text:style-name="T1648">che </text:span><text:span text:style-name="T1972">possano</text:span><text:span text:style-name="T1648"> portare alla rottura dell’albero → per dare maggiore stabilità è necessario prevedere dei supporti all’albero di rotazione.<text:line-break/>Posizionare il motore in basso </text:span><text:span text:style-name="T1972">invece</text:span><text:span text:style-name="T1648"> è più semplice però richiede più manutenzione per le tenute, bisogna evitare le infiltrazion</text:span><text:span text:style-name="T1964">i</text:span><text:span text:style-name="T1648"> del mezzo di reagente nelle tenute che possono poi danneg</text:span><text:span text:style-name="T1649">g</text:span><text:span text:style-name="T1648">iarle a lungo termine e che possono causare delle perdite nel sistema di tenute.<text:line-break/>I frangiflutti aumentano l'omogeneità del sistema reagente e aumentano l</text:span><text:span text:style-name="T1649">a </text:span><text:span text:style-name="T1648">potenza che è possibile trasferire tramite agitazione, servono ad aumentare la turbolenza.<text:line-break/></text:span><text:span text:style-name="T1973">S</text:span><text:span text:style-name="T1649">e non abbiamo un sistema di frangiflutti creiamo dei vortici all’interno della massa reagente, se il vortice si estende fino alla pala questa viene scaricata perché l’aria raggiunge la pala e quindi diminuisce il carico sulla pala stessa, questo può portare all’aumento della velocità di rotazione della pala oppure lo stesso sistema di controllo aument</text:span><text:span text:style-name="T1965">a </text:span><text:span text:style-name="T1649">la velocità della pala perché rileva una minore potenza e quindi per mantenere l’OTR cerca di mantenere la velocità di rotazione. Se poi il vortice si rompe c’è un carico immediato istantaneo sulla pala che può portare a fenomeni catastrofici fino a rottura del comando dell’agitatore. <text:line-break/></text:span><text:span text:style-name="T1974">I vortici però contribuiscono alla buona miscelazione del liquido nel fermentatore; la turbolenza è essenziale per un buon trasferimento di calore e di massa</text:span><text:span text:style-name="T1649"><text:line-break/></text:span><text:span text:style-name="T1650"><text:line-break/>Lo sparger distribuisce </text:span><text:span text:style-name="T1967">le bolle di</text:span><text:span text:style-name="T1650"> aria all’interno del reattore, lo sparger più semplice è un tubo con un singolo orifizio. All’aumentare della dimensione del reattore aumenta la richiesta di portata d’aria e quindi vengono realizzati sparger con geometria più complessa.<text:line-break/></text:span><text:soft-page-break/><text:span text:style-name="T1650">Lo sparger è posizionato al di sotto dell’agitatore più basso in maniera tale che l’aria venga condotta alle pale della turbina e quindi venga dispersa attraverso tutta la massa reagente.<text:line-break/></text:span><text:span text:style-name="T1975">L</text:span><text:span text:style-name="T1966">o </text:span><text:span text:style-name="T1650">sparger può essere: un tubo perforato, un sistema fatto a flauto o può essere fatto di vetro sinterizzato. </text:span><text:span text:style-name="T1975">N</text:span><text:span text:style-name="T1650">on c’è una grossa influenza della geometria dello sparger sulla distribuzione dell’aria se si ha un sistema di agitazione efficace.<text:line-break/>Utilizzare un sistema con vetro sinterizzato genera un sistema con bolle più piccole ma è più difficile da pulire e quindi si ha più rischio di contaminazione. <text:s/><text:line-break/>Un altro modo di introdurre aria è un sistema a venturi in cui si introduce il substrato in un sistema divergente/convergente </text:span><text:span text:style-name="T1651">e questo richiama l’aria e quindi si ha ingresso nel reattore di un sistema in cui il substrato si trasporta l’aria sotto forma di bolle uniformemente disperse al suo interno → è un iniettore bifasico in cui iniettiamo miscela di substrato-aria. Lo sparger quindi distribuisce aria sotto forma di colonne di bolle. I sistemi più utilizzati sono o il singolo tubo o il sistema ad anello </text:span><text:span text:style-name="T1978">toroidale</text:span><text:span text:style-name="T1651">. </text:span><text:span text:style-name="T1976">Lo sparger a</text:span><text:span text:style-name="T1977">nulare</text:span><text:span text:style-name="T1976"> </text:span><text:span text:style-name="T1978">toroidale </text:span><text:span text:style-name="T1976">offre una maggiore aerazione </text:span><text:span text:style-name="T1978">permettendo così di trasportare una maggiore quantità di aria al reattore</text:span><text:span text:style-name="T1976">, è costituito da un tubo perforato ed è meno soggetto ad intasamento </text:span><text:span text:style-name="T1979">e sporcamento</text:span><text:span text:style-name="T1976">, ha circa lo stesso diametro della girante e deve essere posizionato al di sotto di esso. </text:span><text:span text:style-name="T1653">Le bolle vengono poi disperse all’interno del reattore e la dimensione delle bolle viene ridotta dal sistema di agitazione; </text:span><text:span text:style-name="T1979">l</text:span><text:span text:style-name="T1976">a risalita delle bolle attraverso le pale della girante ne favorisce la rottura.</text:span><text:span text:style-name="T1651"><text:line-break/>La dimensione dei fori </text:span><text:span text:style-name="T1652">(e delle bolle) </text:span><text:span text:style-name="T1651">non è così importante se si ha un buon sistema di agitazione.</text:span></text:p>
      <text:p text:style-name="P48">Normalmente la posizione dello sparger è fissa → più facile la costruzione del reattore.</text:p>
      <text:p text:style-name="P35"><text:span text:style-name="T1654">In alcuni casi, soprattutto per i reattori da laboratorio, per avere una maggiore flessibilità (adatto sia a velocità di agitazione diverse che a portate di aria diversa) si può avere uno sparger con posizione modificabile ma abbiamo un sistema con complessità maggiore dal punto di vista costruttivo.<text:line-break/>Alta flessibilità: da un lato possiamo gestire reazioni e condizioni diverse in uno stesso recipiente e dall’altro abbiamo complessità maggiore del sistema e quindi minore efficacia e robustezza del reattore stesso.<text:line-break/>Per i reattori industriali è più difficile avere cambiamenti di questo tipo.<text:line-break/>Normalmente i fori vanno da 0.25 a 3 cm in funzione della portata d’aria → fori più piccoli, bolle più piccole ma maggior pressione per garantire la stessa portata d’aria. <text:line-break/>Il flusso d’aria è controllata quindi dalla pressione di ingresso, è desiderabile avere bolle piccole MA se le bolle hanno un diametro molto più piccolo del mm, il tempo di equilibrazione della conc di O</text:span><text:span text:style-name="T1557">2</text:span><text:span text:style-name="T1654"> nel gas è quasi istantaneo e quindi l’hold up, </text:span><text:span text:style-name="T1704">l</text:span><text:span text:style-name="T1654">a frazione volumetrica di gas nel liquido, non rappresenta più la capacità del sistema di favorire il trasporto di massa dell’O</text:span><text:span text:style-name="T1557">2</text:span><text:span text:style-name="T1654">, oltretutto la presenza di piccole bolle aumenta la viscosità dei fluidi non newtoniani e quindi riduce la mobilità delle bolle e diminuisce la potenza distribuibile all’asse dell’agitatore.<text:line-break/><text:line-break/>Una delle difficoltà principali nella </text:span><text:span text:style-name="T1655">conduzione di un processo di fermentazione è legata alle condizioni di mantenere l’asepsi nel reattore, dobbiamo sterilizzarlo prima di far partire la reazione e bisogna poi alimentare sia il nutriente che l’aria dopo averli sterilizzati. I reattori di laboratorio sono spesso fatti di vetro e sono spesso </text:span><text:span text:style-name="T1705">sterilizzati</text:span><text:span text:style-name="T1655"> in autoclave con il mezzo di reazione (se non subisce danni per effetto del calore) insieme a tutti i sistemi di misura.<text:line-break/>I reattori industriali invece possono essere sterilizzati in situ con una corrente di vapore nella camicia esterna, il sistema è riscaldato fino a 90°C, in questa fase di riscaldamento la fase di sfiato è mantenuta aperta e dopodiché viene iniettato del vapore direttamente nel mezzo di cultura fino a 120° </text:span><text:span text:style-name="T1706">C</text:span><text:span text:style-name="T1655"> </text:span><text:span text:style-name="T1706">evitando la condensazione dell’acqua</text:span><text:span text:style-name="T1655"> e in questo modo viene sterilizzato sia il reattore che tutte le linee di collegamento.</text:span><text:span text:style-name="T1591"><text:line-break/></text:span><text:span text:style-name="T1655">Il processo di sterilizzazione deve coinvolgere tutte le linee comprese quelle di campionamento, tutti i porti di strumentazioni, i sistemi di misura e tutti i sensori associati al reattore. <text:line-break/>È necessario </text:span><text:span text:style-name="T1705">anche </text:span><text:span text:style-name="T1655">sterilizzare l’aria in ingresso e l’aria in uscita </text:span><text:span text:style-name="T1705">in quanto i</text:span><text:span text:style-name="T1655">l sistema non deve permettere la fuoriuscit</text:span><text:span text:style-name="T1703">a</text:span><text:span text:style-name="T1655"> di microrganismi all’esterno per garantire sia la qualità e le proprietà della produzione sia per garantire la sicurezza dei lavoratori e della popolazione che vive in prossimità. Necessario dunque filtrare aria in ingresso e uscita. <text:line-break/>Tipicamente </text:span><text:span text:style-name="T1705">l’</text:span><text:span text:style-name="T1655">aria contiene 10^3-10^4 microorganismi/m^3. <text:line-break/>Aria in ingresso sterilizzata per filtrazione e il filtro è sterilizzato con del vapore.<text:line-break/>Il compressore deve avere una P sufficiente per vincere le perdite di carico nel filtro e nello sparger e attraverso </text:span><text:span text:style-name="T1656">il</text:span><text:span text:style-name="T1655"> fluido di reazione. </text:span><text:span text:style-name="T1656">Durante tutte le fasi del processo il bioreattore deve essere mantenuto sotto pressione per evitare </text:span><text:span text:style-name="T1706">l’</text:span><text:span text:style-name="T1656">ingresso di contaminanti nel reattore. </text:span><text:span text:style-name="T1657"><text:line-break/><text:line-break/></text:span><text:span text:style-name="T1707">Vi è la p</text:span><text:span text:style-name="T1657">ossibilità di formazione di schiume all’interno del reattore. Uno schiumeggiamento eccessivo può portare all’allagamento dei filtri d’aria in uscita (quindi contaminazione dei filtri e aumento delle perdite di carico quindi </text:span><text:soft-page-break/><text:span text:style-name="T1657">perdita del mezzo di reazio</text:span><text:span text:style-name="T1658">ne</text:span><text:span text:style-name="T1657"> e danneggiamento del reattore</text:span><text:span text:style-name="T1658">) </text:span><text:span text:style-name="T1708">e all’aumento di P con perdita del brodo di cultura e danneggiamento al reattore.</text:span><text:span text:style-name="T1657"><text:line-break/>Lo schiumeggiamento è dovuto alla presenza di tensioattivi, </text:span><text:span text:style-name="T1708">condizioni nutritive limitate e dalla lisi cellulare</text:span><text:span text:style-name="T1657">. <text:line-break/></text:span><text:span text:style-name="T1658">La schiuma può essere controllata con agenti antischiuma (es. poliglicoli polimerici a blocchi oppure polimeri siliconici </text:span><text:span text:style-name="T1659">o</text:span><text:span text:style-name="T1658"> oli vegetali). </text:span><text:span text:style-name="T1659">L’antischiuma</text:span><text:span text:style-name="T1658"> ha il compito di far coalescere </text:span><text:span text:style-name="T1659">le bolle → se abbiamo troppa antischiuma diminuiamo l’OTR perché diminuiamo la sup di scambio </text:span><text:span text:style-name="T1707">per cui</text:span><text:span text:style-name="T1659"> l’antischiuma deve essere dosato nella quantità necessaria. <text:line-break/>È necessario un sistema di misurazione del livello di schiuma </text:span><text:span text:style-name="T1709">ad esempio possiamo avere due misuratori di livello e quando il </text:span><text:span text:style-name="T1710">sensore del </text:span><text:span text:style-name="T1709">livello superiore non sente la presenza di fluido allora vuol dire che non c’è schiuma e non c’è</text:span><text:span text:style-name="T1710"> bisogno di</text:span><text:span text:style-name="T1709"> aggiu</text:span><text:span text:style-name="T1710">ngere</text:span><text:span text:style-name="T1709"> antischiuma quando invece il livello raggiunge il sensore superiore significa che si ha aumento della schiuma nel reattore e quindi viene addizionato l’antischiuma finché il livello della schiuma non si abbassa dal livello del sensore.</text:span><text:span text:style-name="T1659"><text:line-break/></text:span><text:span text:style-name="T1660">La risposta del sistema all’aggiunta di un antischiuma dipende dal mezzo di reazione </text:span><text:span text:style-name="T1710">e dalla risposta dei microrganismi all’aggiunta di antischiuma.</text:span><text:span text:style-name="T1660"><text:line-break/></text:span><text:span text:style-name="T1710">Possiamo avere 1) caso che è quello ideale nella quale abbiamo formazione di schiuma, aggiungiamo l’antischiuma e questo serve a stabilizzare il livello di schiuma nel reattore, 2) l’aggiunta dell’antischiuma abbassa il livello della schiuma e poi questo rimane ad un li</text:span><text:span text:style-name="T1712">v</text:span><text:span text:style-name="T1710">ello basso e costante → risponde bene all’antischiuma, </text:span><text:span text:style-name="T1711">3) <text:s/></text:span><text:span text:style-name="T1710">in cui inizialmente la schiuma è ridotta ma poi aumenta di nuovo per poi stabilizzarsi, significa che l’antischiuma introdotto è in parte </text:span><text:span text:style-name="T1712">metabolizzato</text:span><text:span text:style-name="T1710"> per formare tensioattivi basso schiumogeni che servono a controllare la schiuma a tempi più lunghi, 4) il sistema inizialmente contiene un’antischiuma che viene poi parzialmente metabolizzato, possiamo avere fenomeni di autolisi che generano sostanze schiumogene e </text:span><text:span text:style-name="T1712">la schiuma</text:span><text:span text:style-name="T1710"> può essere aumentat</text:span><text:span text:style-name="T1712">a</text:span><text:span text:style-name="T1710"> o ridott</text:span><text:span text:style-name="T1712">a</text:span><text:span text:style-name="T1710"> dall’antischiuma.<text:line-break/></text:span><text:span text:style-name="T1661">L’antischiuma deve essere non tossico per i microrganismi, specialmente se il prodotto di fermentazione è destinato a uso interno. Non devono avere nessuna influenza su gusto e odore perché questo causerebbe perdite economiche.<text:line-break/>Devono poter resistere alle condizioni di reazione per cui se ad esempio carichiamo antischiuma assieme al substrato e poi effettuiamo la sterilizzazione, l’antischiuma deve resistere alle cond di sterilizzazione.<text:line-break/>L’antischiuma non deve essere metabolizzato dal microrganismo e deve essere aggiunto in maniera tale da non limitare la velocità di trasferimento dell’O</text:span><text:span text:style-name="T1558">2</text:span><text:span text:style-name="T1661">, devono essere efficaci a basse conc. <text:line-break/>Devono essere economici e avere un effetto che deve durare a lungo nel tempo. <text:line-break/><text:line-break/></text:span><text:span text:style-name="T1662">Tipicamente </text:span><text:span text:style-name="T1713">si usano</text:span><text:span text:style-name="T1662"> reattori </text:span><text:span text:style-name="T1713">che </text:span><text:span text:style-name="T1662">sono dei recipienti cilindrici con basi ellittiche, questa base rispetto a quella piana ha dei vantaggi: facilita la miscelazione, resiste ad alte P e consente una più facile pulizia.<text:line-break/>Ha dimensioni standard e i rapporti diametro/altezza sono tali da ottimizzare sia l’efficacia della miscelazione che le caratteristiche strutturali del recipiente. <text:line-break/>Le dimensioni devono essere anche adatte all’introduzione e all’implementazione di uno sparger.<text:line-break/>L’altezza di reattore a parità del volume diminuisce con il quadrato del diametro.<text:line-break/>Non tutto il volume del recipiente è volume utile, vi è un volume operativo (60-70%) ed è la frazione di volume occupata dal mezzo di coltura. Al di sopra del volume operativo vi è lo spazio di testa che è dimensionato in maniera tale da fornire spazio sufficiente per il rilascio delle bolle ed evitare che la schiuma possa contaminare la linea d’uscita dell’aria. Se il mezzo ha una tendenza a formare schiuma più rapidamente è necessario operare con volumi più piccoli.<text:line-break/>Nel calcolo del volume di lavoro è necessario includere il volume di hold-up (volume di gas intrappolato nel liquido).<text:line-break/></text:span></text:p>
      <text:p text:style-name="P14"><text:span text:style-name="T1654">CONTROLLO DI T: </text:span><text:span text:style-name="T1716">s</text:span><text:span text:style-name="T1654">u scala di laboratorio il riscaldamento viene fatto con delle calze elettriche e il raffreddamento con acqua di rubinetto, nei sistemi industriali riscaldamento con vapore e raffreddamento con torre di raffreddamento oppure cicli frigoriferi ad ammoniaca. Nei sistemi industriali </text:span><text:span text:style-name="T1714">il</text:span><text:span text:style-name="T1654"> riscaldamento </text:span><text:span text:style-name="T1714">è </text:span><text:span text:style-name="T1654">necessario durante lo start-up e lo shut-down ed è necessario anche durante le fasi di sterilizzazione. <text:line-break/>Durante l’esercizio è necessario raffreddare perché le reazioni di crescita degli organismi sono tutte esotermiche e quindi dobbiamo smaltire calore di reazione e </text:span><text:span text:style-name="T1715">anche il </text:span><text:span text:style-name="T1654">calore </text:span><text:span text:style-name="T1715">causato</text:span><text:span text:style-name="T1654"> </text:span><text:span text:style-name="T1715">dalla</text:span><text:span text:style-name="T1654"> miscelazione e potenza legata all’insuffl</text:span><text:span text:style-name="T1714">azione</text:span><text:span text:style-name="T1654"> dell’aria nel reattore.<text:line-break/>Per lo scambio termico abbiamo diverse configurazioni: camicia esterna o serpentino esterno. Quelli con serpentini interni garantiscono <text:s/>un buon trasferimento di Q ma sono da usare con cautela perché complicano la pulizia del reattore e sono una possibile sorgente di contaminazione del sistema in fase di reazione se dovessimo avere perdite di refrigerante (che non è sterilizzato). <text:line-break/>È anche possibile avere uno scambiatore di calore all’esterno.<text:line-break/></text:span><text:soft-page-break/><text:span text:style-name="T1654">La corrente di aria in uscita è satura di acqua quindi esiste la possibilità di avere </text:span><text:span text:style-name="T1754">condensazione</text:span><text:span text:style-name="T1654"> all’interno del filtro contaminandolo </text:span><text:span text:style-name="T1663">e portando all’allagamento del filtro con aumento di perdite di carico → si introduce un condensatore in maniera tale da desaturare la corrente di aria in uscita. È un metodo usato principalmente nei reattori con piccole dimensioni. Nei reattori industriali solitamente abbiamo un riscaldamento dell’aria in uscita in maniera tale da surriscaldarla e quindi evitare la condensazione all’interno del filtro.<text:line-break/></text:span><text:span text:style-name="T1654"><text:line-break/></text:span><text:span text:style-name="T1664">CONTROLLO pH: </text:span><text:span text:style-name="T1716">b</text:span><text:span text:style-name="T1664">isogna avere un sistema di misura per il pH. <text:line-break/>KOH migliore del NaOH perché meno tossico per i microorganismi anche se è più caro. <text:line-break/>HC</text:span><text:span text:style-name="T1716">l</text:span><text:span text:style-name="T1664"> troppo corrosivo per l’acciaio mentre H</text:span><text:span text:style-name="T1559">2</text:span><text:span text:style-name="T1664">SO</text:span><text:span text:style-name="T1566">4</text:span><text:span text:style-name="T1664"> deve essere usato in determinati range.<text:line-break/><text:line-break/>CONTROLLO D</text:span><text:span text:style-name="T1718">I </text:span><text:span text:style-name="T1664">O</text:span><text:span text:style-name="T1560">2</text:span><text:span text:style-name="T1664"> DISCIOLTO: Sistema che comanda </text:span><text:span text:style-name="T1717">la </text:span><text:span text:style-name="T1664">portata di aria in in</text:span><text:span text:style-name="T1718">gresso</text:span><text:span text:style-name="T1664"> sia in continuo </text:span><text:span text:style-name="T1717">che</text:span><text:span text:style-name="T1664"> in misura intermittente o che comanda la composizione del gas all’interno del reattore (controllando rapporto O</text:span><text:span text:style-name="T1559">2</text:span><text:span text:style-name="T1664">, N</text:span><text:span text:style-name="T1559">2</text:span><text:span text:style-name="T1664"> e CO</text:span><text:span text:style-name="T1559">2</text:span><text:span text:style-name="T1664">).<text:line-break/><text:line-break/></text:span><text:span text:style-name="T1665">SHEAR STRESS<text:line-break/>La viscosità è importante per la conduzione dei bioreattori. È importante perché la presenza di alti shear stress all’interno del fluido reagente può portare al danneggiamento degli organismi in fase di crescita.<text:line-break/></text:span><text:span text:style-name="T1666">La viscosità descrive la forza di taglio necessaria da fornire al sistema per mantenerlo di moto costante.<text:line-break/>Ci sono dei limiti di velocità di agitazione e quindi di potenza all’agitatore caratteristici di ciascun organismo.<text:line-break/>Quindi in funzione dell’organismo abbiamo velocità massime delle pale dell’agitatore. In funzione dello shear stress si può avere inibizione della crescita o distruzione dell’organismo. La velocità di reazione e produttività sono influenzate dal sistema di agitazione per cui gli effetti di questo sono importanti nel processo industriale.<text:line-break/>In particolare le cellule animali, vegetali e le alghe sono le più sensibili allo shear.<text:line-break/>Per diminuire l’effetto dello shear stress si </text:span><text:span text:style-name="T1719">possono</text:span><text:span text:style-name="T1666"> aggiungere al sistema degli agenti protettivi cioè agenti di viscosità che aumentano lievemente la viscosità del mezzo in maniera tale da diminuire la velocità di scorrimento e quindi proteggere i microrganismi. Es. eteri di cellulosa, derivati degli amidi, polimeri, glicoli poletilenici ecc…<text:line-break/></text:span><text:span text:style-name="T1667">Un’altra possibilità per diminuire lo shear stress è immobilizzare in un substrato la massa biologica.<text:line-break/><text:line-break/>BIOCATALIZZATORI<text:line-break/></text:span><text:span text:style-name="T1720">Due</text:span><text:span text:style-name="T1667"> tipi di biocatalizzatori sono utilizzati più frequentemente nella produzione industriale: gli enzimi e le cellule o i microrganismi. </text:span><text:span text:style-name="T1668">Cellule e microrganismi utilizzati in operazioni di fermentazione, enzimi in bioconversione e biocatalisi.<text:line-break/>I processi di fermentazione coinvolgono la crescita di microrganismi o di cellule </text:span><text:span text:style-name="T1669">che catalizzano il processo → processo autocatalitico.</text:span><text:span text:style-name="T1668"> </text:span><text:span text:style-name="T1669">Lo sviluppo comporta ricerca di sistemi di reazione che permettono di ottimizzare il processo. <text:line-break/>In biochimica queste reazioni di biocatalisi possono essere una via metabolica per produrre energia dove la sostanza organica è usata come accettori di elettroni invece dell’ossigeno.<text:line-break/>I parametri che determinano la scelta del catalizzatore sono il tipo di processo e le condizioni sperimentali che devono essere mantenute per permettere la crescita degli organismi.<text:line-break/>In queste reazioni enzimatiche se l’enzima è alimentato al reattore in soluzione abbandona il reattore assieme al prodotto (perdo l’enzima). L’enzima quindi può essere un elemento costoso del processo e dall’altra parte può rappresentare una contaminazione non voluta del prodotto che può essere difficilmente rimovibile.<text:line-break/>Per evitare questi effetti l’enzima può essere </text:span><text:span text:style-name="T1755">immobilizzato</text:span><text:span text:style-name="T1669"> in maniera tale che rimanga all’interno del reattore.</text:span></text:p>
      <text:p text:style-name="P49">Ci sono metodi chimici e metodi fisici per immobilizzare gli enzimi.<text:line-break/><text:line-break/>METODI CHIMICI:</text:p>
      <text:p text:style-name="P15"><text:span text:style-name="T1751">1)</text:span><text:span text:style-name="T1758"> </text:span><text:span text:style-name="T1755">Legame chimico covalente</text:span><text:span text:style-name="T1669"> con un supporto solido insolubile che può essere un vetro poroso o una ceramica porosa, acciaio inossidabile, sabbia, carbone attivo, ossidi metallici o diverse schiume polimeriche. Gli enzimi sono normalmente legati al substrato attraverso gruppi amminici e carbossilici che devono essere q</text:span><text:span text:style-name="T1670">u</text:span><text:span text:style-name="T1669">elli NON co</text:span><text:span text:style-name="T1670">inv</text:span><text:span text:style-name="T1669">olti nell’attivi</text:span><text:span text:style-name="T1670">t</text:span><text:span text:style-name="T1669">à catalitica e nemmeno vicini per evitare inter</text:span><text:span text:style-name="T1670">a</text:span><text:span text:style-name="T1669">zione steriche. Il processo è completato in due fasi: attivazione del supporto (ad area superficiale elevata) e la reazione dell’enzima sul supporto.<text:line-break/></text:span><text:span text:style-name="T1721">2) </text:span><text:span text:style-name="T1755">Reticolazione</text:span><text:span text:style-name="T1669"> con reagenti polifunzionali (tipicamente aldeidi). Le particelle vengono reticolate e formano una sorta di gel </text:span><text:span text:style-name="T1670">che non ha proprietà meccaniche proprie elevate. Le caratteristiche migliore le si hanno adsorbendo l’enzima sul supporto e reticolando l’enzima dopo l’adsorbimento, in questo modo il gel che si forma viene fissato sul supporto solido e quindi resiste meglio alle condizioni di operazione del reattore. <text:line-break/></text:span><text:soft-page-break/><text:span text:style-name="T1670">METODI FISICI<text:line-break/></text:span><text:span text:style-name="T1722">1) </text:span><text:span text:style-name="T1756">Inclusione in fibre vuote o poros</text:span><text:span text:style-name="T1759">e</text:span><text:span text:style-name="T1752">.</text:span><text:span text:style-name="T1756"><text:line-break/></text:span><text:span text:style-name="T1753">2) </text:span><text:span text:style-name="T1757">I</text:span><text:span text:style-name="T1756">nclusione in un gel polimerico</text:span><text:span text:style-name="T1670">, si aggiunge l’enzima ad una soluzione di monomeri e poi inizia la polimerizzazione.<text:line-break/></text:span><text:span text:style-name="T1722">3) </text:span><text:span text:style-name="T1757">Incapsulazione</text:span><text:span text:style-name="T1671">, l’enzima viene inglobato in capsule di dimensioni micrometriche </text:span><text:span text:style-name="T1723">f</text:span><text:span text:style-name="T1671">atte di materiale poroso, permette il trasporto del substrato e del prodotto ma non dell’enzima. All’interno della capsula l’enzima è in soluzione.</text:span></text:p>
      <text:p text:style-name="P16"><text:span text:style-name="T1671">L’immobilizzazione da una maggiore stabilità all’enzima </text:span><text:span text:style-name="T1724">contro gli agenti che causano la perdita e il </text:span><text:span text:style-name="T1671">cambiamento d</text:span><text:span text:style-name="T1724">ella sua</text:span><text:span text:style-name="T1671"> conformazione, lo svantaggio è che è necessario introdurre una resistenza diffusiva al trasferimento del substrato all’interno della microcapsula e del prodotto all’esterno. <text:line-break/>Si forma quindi un gradiente di concentrazione all’interno della particella. </text:span><text:span text:style-name="T1722"><text:s/></text:span><text:span text:style-name="T1671"><text:line-break/><text:line-break/></text:span><text:span text:style-name="T1926">Reattori aerati ma non agitati</text:span><text:span text:style-name="T1671"><text:line-break/></text:span><text:span text:style-name="T1672">BUBBLE COLUMN REACTORS (BCR)</text:span><text:span text:style-name="T1671"><text:line-break/></text:span><text:span text:style-name="T1672">In questi reattori la miscelazione viene garantita soltanto dal flusso di gas all’interno, ho minori sforzi di taglio e quindi questi reattori sono adatti a organismi sensibili alle condizioni di shear stress durante la crescita.<text:line-break/>La geometria del BCR deve permettere un lungo tempo di residenza delle bolle all’interno del fermentatore. <text:line-break/>Reattore snello con elevata h rispetto al D. Ha una zona di elevata pressione idrostatica </text:span><text:span text:style-name="T1725">vicino allo</text:span><text:span text:style-name="T1672"> sparger alla base del reattore. La velocità del liquido è una funzione della portata di gas. <text:line-break/></text:span><text:span text:style-name="T1726">I</text:span><text:span text:style-name="T1672"> </text:span><text:span text:style-name="T1768">vantaggi</text:span><text:span text:style-name="T1672"> </text:span><text:span text:style-name="T1726">sono:</text:span><text:span text:style-name="T1672"> disegno economico del reattore, facilita di mantenere le cond</text:span><text:span text:style-name="T1726">izioni</text:span><text:span text:style-name="T1672"> di sterilità </text:span><text:span text:style-name="T1726">e basse possibilità di contaminazione</text:span><text:span text:style-name="T1672">, </text:span><text:span text:style-name="T1768">svantaggio</text:span><text:span text:style-name="T1672">: limitata capacità di trasferimento di O</text:span><text:span text:style-name="T1561">2</text:span><text:span text:style-name="T1672">. <text:line-break/></text:span><text:span text:style-name="T1725">Il m</text:span><text:span text:style-name="T1672">oto del liquido è un moto equicorrente al moto di gas. </text:span><text:span text:style-name="T1673">Tempo di miscelazione in funzione della portata di gas e delle caratteristiche geometriche del reattore. Per i reattori di grande dimension</text:span><text:span text:style-name="T1725">e</text:span><text:span text:style-name="T1673"> è necessario prevedere l’inserimento di setti all’interno del reattore per evitare la coalescenza delle bolle e ridurre le dimensioni delle bolle (che si riducono anche per effetto della pressione idrostatica dal basso verso l’alto del reattore). Posso avere o setti perforati che generano bolle di piccole dimensioni o pacchi lamellari che evitano la coalescenza delle bolle. <text:line-break/><text:line-break/>REATTORI AIR-LIFT<text:line-break/></text:span><text:span text:style-name="T1726">H</text:span><text:span text:style-name="T1673">anno al loro interno un tubo di contenimento, </text:span><text:span text:style-name="T1727">vi è</text:span><text:span text:style-name="T1673"> circolazione del fluido che viene portato in alto insieme ai gas nei riser e scende verso il basso nel downcomer sfruttando la differente densità del liquido aerato rispetto al liquido non aerato.<text:line-break/>Sono reattori più costosi rispetto ai BCR, sono possibile diverse tipologie a seconda di avere il draft tube interno o esterno, questo è </text:span><text:span text:style-name="T1674">funzione</text:span><text:span text:style-name="T1673"> </text:span><text:span text:style-name="T1674">del</text:span><text:span text:style-name="T1673">le esigenze </text:span><text:span text:style-name="T1674">di trasferimento del</text:span><text:span text:style-name="T1673"> calore.<text:line-break/></text:span><text:span text:style-name="T1674">L’effetto del draft tube è che aumenta la mix assiale, genera una circolazione del fluido all’interno del reattore e riduce la coalescenza delle bolle per effetto della circolazione.<text:line-break/></text:span><text:span text:style-name="T1675">Nei reattori air-lift ci sono 3 regioni: air-riser, down-comer e zona di liberazione delle bolle e abbattimento della schiuma. </text:span><text:span text:style-name="T1728">L’air-</text:span><text:span text:style-name="T1675">riser </text:span><text:span text:style-name="T1676">è </text:span><text:span text:style-name="T1728">la zona </text:span><text:span text:style-name="T1676">dove viene posizionato lo sparger. <text:line-break/></text:span><text:span text:style-name="T1728">L’air-r</text:span><text:span text:style-name="T1676">iser esterno è preferito nelle installazioni di larga scala perché permette un migliore trasferimento di calore.<text:line-break/>L’efficienza della miscelazione è determinata dal flusso verticale delle bolle che trasportano verso l’alto il liquido, liquido che si libera dalle bolle nella zona di disengagement e che riscende poi nel down-comer.<text:line-break/>Le bolle viaggiano in una direzione ad una velocità quasi uniforme, questo riduce la coalescenza e determina un OTR più alto rispetto ai BCR.<text:line-break/></text:span><text:span text:style-name="T1677">In un reattore air-lift viene assicurata una circolazione del fluido e una migliore omogeneità rispetto ai BCR.<text:line-break/> La zona di disengagement deve fornire il volume al reattore in maniera tale da permettere un volume sufficiente per l’hold-up e serve come zona di abbattimento della schiuma.<text:line-break/>L’espansione </text:span><text:span text:style-name="T1678">del diametro di reattore nella zona di disengagement abbassa la velocità delle </text:span><text:span text:style-name="T1729">b</text:span><text:span text:style-name="T1678">olle e questo aiuta </text:span><text:span text:style-name="T1729">la</text:span><text:span text:style-name="T1678"> separazione dei gas dal liquido; </text:span><text:span text:style-name="T1679">l</text:span><text:span text:style-name="T1678">e bolle avendo velocità più bassa abbassano la possibilità di formazione di aerosol cioè trascinamento d</text:span><text:span text:style-name="T1679">i goccioline di liquido nell’aria in uscita e quindi </text:span><text:span text:style-name="T1730">si ha meno</text:span><text:span text:style-name="T1679"> possibilità di contaminazione del filtro dell’aria d’uscita. </text:span><text:span text:style-name="T1681">Anche i</text:span><text:span text:style-name="T1679">l flusso assiale </text:span><text:span text:style-name="T1680">che viene g</text:span><text:span text:style-name="T1679">enerato</text:span><text:span text:style-name="T1680"> aiuta alla riduzione della formazione di schiuma.<text:line-break/></text:span><text:span text:style-name="T1681">I </text:span><text:span text:style-name="T1767">vantaggi</text:span><text:span text:style-name="T1681"> di un air-lift è che </text:span><text:span text:style-name="T1682">sono a</text:span><text:span text:style-name="T1681"> basso shear, possono essere utilizzati organismi sensibili agli effetti di sforzi di taglio (cellule animali o vegetali), non c’è agitazione quindi </text:span><text:span text:style-name="T1682">è </text:span><text:span text:style-name="T1681">più facile mantenere </text:span><text:span text:style-name="T1682">la</text:span><text:span text:style-name="T1681"> sterilità del sistema.</text:span></text:p>
      <text:p text:style-name="P13"><text:span text:style-name="T1681">Non ho problemi </text:span><text:span text:style-name="T1682">delle</text:span><text:span text:style-name="T1681"> tenute d</text:span><text:span text:style-name="T1682">ell’asse dell’agitatore. <text:line-break/>In un reattore di grande dimensioni la P alla base del reattore aumenta la solubilità dell’O</text:span><text:span text:style-name="T1562">2</text:span><text:span text:style-name="T1682"> </text:span><text:span text:style-name="T1731">aumentando così</text:span><text:span text:style-name="T1682"> la velocità di trasporto dell’O</text:span><text:span text:style-name="T1562">2</text:span><text:span text:style-name="T1682"> (aumenta la forza motrice al trasporto). Possono essere costruiti reattori molto grandi.<text:line-break/></text:span><text:soft-page-break/><text:span text:style-name="T1682">Gli </text:span><text:span text:style-name="T1766">svantaggi</text:span><text:span text:style-name="T1682"> sono: alti costi di investimento e alti costi di esercizio, anche se non è richiesto un agitatore è richiesta un’alta portata d’aria e un’elevata P per vincere la P idrostatica alla base del reattore.<text:line-break/>L’omogeneità del mezzo di reazione è meno buona che nel caso di un </text:span><text:span text:style-name="T1683">reattore agitato per cui i microrganismi si trovano in cond</text:span><text:span text:style-name="T1732">izioni</text:span><text:span text:style-name="T1683"> diverse nei diversi punti del reattore, è impossibile mantenere prossimi al massimo il valore di </text:span><text:span text:style-name="T1980">μ</text:span><text:span text:style-name="T1563">x</text:span><text:span text:style-name="T1683"> cioè il valore massimo di crescita perché è impossibile mantenere livelli di carbonio e nutrienti al massimo.<text:line-break/>La separazione del gas dal liquido non è molto efficace quando è presente schiuma. <text:line-break/></text:span><text:span text:style-name="T1733">N</text:span><text:span text:style-name="T1683">ella progettazione quindi degli air-lift questi svantaggi devono essere minimizzati → necessario mantenere una buona omogeneità in modo tale da evitare cicli di crescita elevat</text:span><text:span text:style-name="T1733">i</text:span><text:span text:style-name="T1683"> seguiti da cicli in cui i nutrient</text:span><text:span text:style-name="T1733">i</text:span><text:span text:style-name="T1683"> sono limitanti. <text:line-break/>È possibile pensare a punti di iniezione multipli, in questo modo </text:span><text:span text:style-name="T1684">si cerca</text:span><text:span text:style-name="T1683"> di mantenere una maggiore omogeneità del flusso reagente. </text:span><text:span text:style-name="T1684">I reattori air-lift tendono a non avere una zona di sforzi di taglio elevati in prossimità delle pale, questo limita il possibile danneggiamento dei microrganismi <text:s/>e aumenta la loro produttività rispetto ai reattori agitati </text:span><text:span text:style-name="T1734">STR.</text:span><text:span text:style-name="T1685"><text:line-break/><text:line-break/>REATTORI <text:s/>A LETTO IMPACCATO</text:span><text:span text:style-name="T1684"><text:line-break/></text:span><text:span text:style-name="T1686">Sono reattori nella quale è presente una fase solida che </text:span><text:span text:style-name="T1734">è</text:span><text:span text:style-name="T1686"> un supporto sulla quale sono immobilizzate cellule/enzimi assieme ad un eluente. Il volume del reattore può essere riempito interamente da fattori di riempimento e dal liquido.</text:span><text:span text:style-name="T1673"><text:line-break/></text:span><text:span text:style-name="T1687">Normalmente i reattori aerobici sono organizzati in maniera tale che il liquido sgoccioli, lambendo le particelle solide, in controcorrente alla corrente di fase di gas che scorre dal basso verso l’alto.</text:span></text:p>
      <text:p text:style-name="P17"><text:span text:style-name="T1769">Vantaggi</text:span><text:span text:style-name="T1687">: costruzione semplice ed economica, sono ottimali per reazioni enzimatiche e per il trattamento delle acque reflue. </text:span><text:span text:style-name="T1769">Svantaggi</text:span><text:span text:style-name="T1687">: non si ha controllo dei cammini del liquido, si possono formare degli aggregati nelle particelle di riempimento oppure cammini preferenziali con delle scorciatoie che riducono il tempo di permanenza </text:span><text:span text:style-name="T1689">del fluido </text:span><text:span text:style-name="T1687">all’interno del reattore.<text:line-break/><text:line-break/>REATTORI </text:span><text:span text:style-name="T1688">TRICKLE-BED</text:span><text:span text:style-name="T1671"><text:line-break/></text:span><text:span text:style-name="T1689">Sono reattori a letto impaccato nei quali la fase liquida sgocciola sulle particelle solide che non sono completamente immerse nel liquido. Il liquido scorre sulla sup</text:span><text:span text:style-name="T1735">erficie</text:span><text:span text:style-name="T1689"> del solido dove sono state immobilizzate le cellule/gli enzimi.<text:line-break/>Il film liquido è molto sottile in maniera da permettere un efficace trasporto di O</text:span><text:span text:style-name="T1564">2</text:span><text:span text:style-name="T1689"> nei processi aerobici. <text:line-break/></text:span><text:span text:style-name="T1735">Sono usati nei trattamenti delle acque reflue via anaerobia.<text:line-break/></text:span><text:span text:style-name="T1670"><text:line-break/></text:span><text:span text:style-name="T1690">REATTORI A LETTO FISSO<text:line-break/>I microrganismi sono immobilizzati per </text:span><text:span text:style-name="T1691">adsorbimento o per</text:span><text:span text:style-name="T1690"> incapsulazione. <text:line-break/></text:span><text:span text:style-name="T1691">Diversi tipi di substrato </text:span><text:span text:style-name="T1736">su cui </text:span><text:span text:style-name="T1691">possono essere </text:span><text:span text:style-name="T1736">immobilizzati sono</text:span><text:span text:style-name="T1691">: polimeri, schiume polimeriche, elementi in calcestruzzo, scarti di legno o materiale fibroso come materiale plastico o lana di vetro. Il liquido è pompato attraverso il solido</text:span><text:span text:style-name="T1737"> o è lasciato</text:span><text:span text:style-name="T1691"> sgocciola</text:span><text:span text:style-name="T1737">re</text:span><text:span text:style-name="T1691"> </text:span><text:span text:style-name="T1737">sul</text:span><text:span text:style-name="T1691">la sua superficie </text:span><text:span text:style-name="T1737">quando</text:span><text:span text:style-name="T1736"> i</text:span><text:span text:style-name="T1691">l substrato è </text:span><text:span text:style-name="T1737">convertito</text:span><text:span text:style-name="T1691"> direttamente nel prodotto.</text:span></text:p>
      <text:p text:style-name="P18"><text:span text:style-name="T1654">Es: trasformazione steroidi, trattamento acque reflue, produzioni di enzimi o amminoacidi.<text:line-break/><text:line-break/>REATTORI A LETTO FLUIDO<text:line-break/>Gli organismi sono immobilizzati in particelle di piccole dimensioni. <text:line-break/>La piccola dimensione del supporto aumenta la sup specifica </text:span><text:span text:style-name="T1739">di immobilizzazione e</text:span><text:span text:style-name="T1654"> </text:span><text:span text:style-name="T1739">favorisce il</text:span><text:span text:style-name="T1654"> trasporto di materia. <text:line-break/>Le particelle sono leggere e quin</text:span><text:span text:style-name="T1692">di p</text:span><text:span text:style-name="T1654">ossono essere sostenute all’interno del fluido, la fluidizzazione delle particelle solide nel reattore fa sì che l</text:span><text:span text:style-name="T1692">e sup</text:span><text:span text:style-name="T1738">erfici</text:span><text:span text:style-name="T1692"> delle particell</text:span><text:span text:style-name="T1693">e</text:span><text:span text:style-name="T1692"> vengano continuamente ricambiate aumentando il coefficiente di trasferimento di massa. <text:line-break/>I letti flu</text:span><text:span text:style-name="T1693">i</text:span><text:span text:style-name="T1692">di possono essere bifasici (nel caso di sistemi non aerati) o tifrasi</text:span><text:span text:style-name="T1693">ci</text:span><text:span text:style-name="T1692"> (sistemi aerati con sparger).<text:line-break/></text:span><text:span text:style-name="T1738">Sono u</text:span><text:span text:style-name="T1692">sati per impianti di trattamento di acque reflue.<text:line-break/>Vengono utilizzate cellule animali, sono intrappolate in geli o incapsulati all’interno di microcapsule.<text:line-break/></text:span><text:span text:style-name="T1693">Nei sistemi a letto fluido l’introduzione del substrato e dell’aria è in equicorrente, servono a fluidizzare le particelle solide sulle quali sono immobilizzati i microrganismi. <text:line-break/>Questi </text:span><text:span text:style-name="T1740">reattori</text:span><text:span text:style-name="T1693"> permettono di avere conc di biomassa elevata e avere trasferimento di massa nei reattori continui. <text:line-break/>La mi</text:span><text:span text:style-name="T1740">scelazione</text:span><text:span text:style-name="T1693"> in un bioreattore è assicurata dalla pompa di circolazione </text:span><text:span text:style-name="T1740">(uno dei pochi reattori con questo meccanismo).</text:span><text:span text:style-name="T1693"> </text:span><text:span text:style-name="T1740">I reattori c</text:span><text:span text:style-name="T1693">omportano immobilizzazione degli organismi su un mezzo, il flusso/ricircolo del mezzo di reazione e dell’aria è equicorrente verticale. <text:line-break/>In questi casi è possibile realizzare delle configurazioni che includono uno sparger ed un draft-tube.<text:line-break/><text:line-break/></text:span><text:soft-page-break/><text:span text:style-name="T1694">SISTEMI A CELLULE FLOCCULATE: </text:span><text:span text:style-name="T1695">sistemi nei quali le cellule sono trattenute </text:span><text:span text:style-name="T1696">nel</text:span><text:span text:style-name="T1695"> reattore in quanto formano dei fiocchi.<text:line-break/>Durante la reazione le cellule coagulano e precipitano sul fondo del reattore.<text:line-break/></text:span><text:span text:style-name="T1696">S</text:span><text:span text:style-name="T1695">ono sistemi normalmente usati per il trattamento anaerobio di acque reflue. In questi processi anaerobici i batteri </text:span><text:span text:style-name="T1696">metanogenici</text:span><text:span text:style-name="T1695"> hanno una tendenza </text:span><text:span text:style-name="T1696">naturale</text:span><text:span text:style-name="T1695"> a flocculare, si formano fiocchi che vengono agitati </text:span><text:span text:style-name="T1696">dal rilascio dei gas do</text:span><text:span text:style-name="T1697">v</text:span><text:span text:style-name="T1696">uti alla fermentazione (CH</text:span><text:span text:style-name="T1565">4</text:span><text:span text:style-name="T1696"> e CO</text:span><text:span text:style-name="T1565">2</text:span><text:span text:style-name="T1696">). I sistemi flocculati di grande dimensione sono usati per la digestione anaerobia di acque di scarico industriali </text:span><text:span text:style-name="T1697">ad alta carica</text:span><text:span text:style-name="T1696"> inquinant</text:span><text:span text:style-name="T1697">e.<text:line-break/>Questi reattori sono </text:span><text:span text:style-name="T1747">egg-shaped </text:span><text:span text:style-name="T1697">(forma di uovo) perché così si migliora il movimento dei fiocchi all’interno del reattore senza presenza di zone morte.<text:line-break/></text:span><text:span text:style-name="T1693"><text:line-break/></text:span><text:span text:style-name="T1698">SISTEMI A RICI</text:span><text:span text:style-name="T1699">RCOLAZIONE: </text:span><text:span text:style-name="T1741">s</text:span><text:span text:style-name="T1699">istemi agitati nella quale </text:span><text:span text:style-name="T1741">separo</text:span><text:span text:style-name="T1699"> la corrente d’efflusso; separo la biomassa e questa la ricircolo all’interno del reattore.<text:line-break/><text:line-break/></text:span><text:span text:style-name="T1770">Reattori a letto fisso vs reattori a letto fluido</text:span><text:span text:style-name="T1699"><text:line-break/>I reattori a letto fluido sono più efficaci dei reattori a letto fisso perché </text:span><text:span text:style-name="T1743">1) </text:span><text:span text:style-name="T1699">è p</text:span><text:span text:style-name="T1742">ossibile immobilizzare una maggiore quantità di cellule nel reattore, le particelle fluidizzate hanno una superficie più ampia.</text:span><text:span text:style-name="T1699"><text:line-break/></text:span><text:span text:style-name="T1743">2) </text:span><text:span text:style-name="T1699">La velocità di trasferimento della massa è favorita da una superficie più grande e dalla miscelazione più efficace nel reattore. </text:span><text:span text:style-name="T1743">3)</text:span><text:span text:style-name="T1699"> I reattori a letto fluido sono meno soggetti a fenomeni di intasamento rispetto ai letti fissi.</text:span></text:p>
      <text:p text:style-name="P168"><text:span text:style-name="T1346">I </text:span><text:span text:style-name="T1347">reattori a letto fluido</text:span><text:span text:style-name="T1346"> sono più difficil</text:span><text:span text:style-name="T1347">i</text:span><text:span text:style-name="T1346"> da progettare perché è necessario assicurare il flusso corretto per garantire la fluidizzazione ed evitare il trasporto delle particelle fuori dal reattore. Le dimensioni delle bolle dev</text:span><text:span text:style-name="T1348">ono</text:span><text:span text:style-name="T1346"> essere controllat</text:span><text:span text:style-name="T1348">e</text:span><text:span text:style-name="T1346">, è importante evitare la fuoriuscita delle cellule dal reattore e il desorbimento. </text:span><text:span text:style-name="T1349">È</text:span><text:span text:style-name="T1346"> necessario evitare lo stripping delle cellule dalla sup del substrato e evitare il danneggiamento del supporto che porterebbe a una separazione degli organismi dal supporto </text:span><text:span text:style-name="T1350">stesso.</text:span><text:span text:style-name="T1346"><text:line-break/><text:line-break/>REATTORI A MEMBRANA<text:line-break/>Caratteristica fondamentale: presenza di una membrana </text:span><text:span text:style-name="T1351">semi </text:span><text:span text:style-name="T1346">permeabile </text:span><text:span text:style-name="T1351">che permette il passaggio dei prodotti ma </text:span><text:span text:style-name="T1352">trattenendo gli</text:span><text:span text:style-name="T1351"> enzimi. La membrana è interna al reattore.<text:line-break/>La membrana è normalmente costituita da fibre tubulari cave con diametro di circa 250 </text:span><text:span text:style-name="T1982">μm</text:span><text:span text:style-name="T1351"> e spessori di circa 50 </text:span><text:span text:style-name="T1503">μm</text:span><text:span text:style-name="T1351">. Possono essere sia batch che reattori continui, permettono una facile separazione tra l’enzima e i prodotti di reazione.</text:span></text:p>
      <text:p text:style-name="P21"><text:span text:style-name="T1700">Sono usati per sistemi con enzimi in soluzione in maniera tale da evitare gli svantaggi dell’immobilizzazione dell’enzima con i fenomeni di limitazione diffusiva associate alla immobilizzazione. <text:line-break/></text:span><text:span text:style-name="T1744">Permettono</text:span><text:span text:style-name="T1700"> un rinnovo dell’enzima in sistemi in cui si utilizzano enzimi termolabili.<text:line-break/></text:span><text:span text:style-name="T1744">Il principale s</text:span><text:span text:style-name="T1700">vantaggio </text:span><text:span text:style-name="T1744">riguarda il </text:span><text:span text:style-name="T1700">costo </text:span><text:span text:style-name="T1744">della</text:span><text:span text:style-name="T1700"> membrana </text:span><text:span text:style-name="T1744">e la</text:span><text:span text:style-name="T1700"> necessità di sostituirla a scadenze fisse.<text:line-break/><text:line-break/>Nel caso di microrganismo immobilizzato, il vantaggio è: </text:span><text:span text:style-name="T1701">avere un’alta conc</text:span><text:span text:style-name="T1744">entrazione</text:span><text:span text:style-name="T1701"> di organismi </text:span><text:span text:style-name="T1744">che permette </text:span><text:span text:style-name="T1701">flussi elevati e quindi maggiore produttività per unità di volume del reattore, di poter riutilizzare le cellule evitando costi associati alla separazione e al riciclo, favorisce la stabilità genetica </text:span><text:span text:style-name="T1745">e</text:span><text:span text:style-name="T1701"> la sensibilità degli organismi </text:span><text:span text:style-name="T1745">è ridotta</text:span><text:span text:style-name="T1701"> agli sforzi di taglio.<text:line-break/>Gli svantaggi sono che molto spesso il prodotto ottenuto è estratto dalle cellule, non posso immobilizzare la cellula sul substrato perché quel che voglio ottenere è un prodotto intra cellulare. </text:span><text:span text:style-name="T1746">I</text:span><text:span text:style-name="T1701">ntroduco </text:span><text:span text:style-name="T1746">poi</text:span><text:span text:style-name="T1701"> delle limitazio</text:span><text:span text:style-name="T1746">ni</text:span><text:span text:style-name="T1701"> diffusive, è più difficile mantenere un omogeneità del sistema, il microambiente è più difficile, la crescita delle cellule e lo sviluppo di gas può determinare la disintegrazione del substrato causando la perdita dei microrganismi.<text:line-break/></text:span><text:span text:style-name="T1693"><text:line-break/></text:span><text:span text:style-name="T1702">FOTOBIOREATTORI<text:line-break/>Sono utilizzati per alghe e cianobatteri, la difficoltà è quella di fornire luce alla biomassa senza avere foto</text:span><text:span text:style-name="T1748">ri</text:span><text:span text:style-name="T1702">attivazione (cioè insolazione eccessiva). Se non è necessario avere una cultura monosettica vengono utilizzati </text:span><text:span text:style-name="T1749">pond reactors (</text:span><text:span text:style-name="T1702">reattori ad allunaggio?</text:span><text:span text:style-name="T1749">)</text:span><text:span text:style-name="T1702">. Le lagune non devono essere troppo profonde in modo tale da </text:span><text:span text:style-name="T1750">poter </text:span><text:span text:style-name="T1702">avere irraggiamento su tutta la biomassa (per le alghe ho 15 cm). Per ottimizzare la produzione viene fatta una blanda agitazione o una ricircolazione.<text:line-break/><text:line-break/><text:line-break/><text:line-break/><text:line-break/></text:span><text:soft-page-break/><text:span text:style-name="T1947">DESIGN DEL BIOREATTORE<text:line-break/></text:span><text:span text:style-name="T1775">La progettazione d</text:span><text:span text:style-name="T1876">ei</text:span><text:span text:style-name="T1775"> reattori deve tener conto degli aspetti di sicurezza e degli aspetti normativi. <text:line-break/>Quanto questi siano limitanti dipende dalla natura del prodotto </text:span><text:span text:style-name="T1876">e</text:span><text:span text:style-name="T1775"> dal suo uso, dal processo e da dove viene fisicamente posizionato il reattore. <text:line-break/>È fondamentale il contenimento ossia evitare la fuoriuscita dal reattore di prodotti di fermentazione o microrganismi in maniera tale da assicurare sicurezza dei lavoratori e comunità.<text:line-break/>I livelli di confinamento necessari sono stabiliti dall’organismo di controllo di ciascuna nazione.<text:line-break/></text:span><text:span text:style-name="T1776">La sicurezza fisica deve essere garantita.<text:line-break/>Altro aspetto di sicurezza: sicurezza del prodotto, devo garantire che il prodotto non sia contaminato.<text:line-break/>Le GMP (good manufacturing practices) richiedono che il prodotto possa essere riprodotto e che soddisfi le specifiche approvate e dichiarate dagli enti regolatori del prodotto. <text:line-break/>Il non avere controllo sul processo di fermentazione determina un rischio sulla qualità del prodotto finale.<text:line-break/></text:span><text:span text:style-name="T1777">Fondamental</text:span><text:span text:style-name="T1877">e è</text:span><text:span text:style-name="T1777"> l’operazion</text:span><text:span text:style-name="T1877">e</text:span><text:span text:style-name="T1777"> di sterilizzazione: </text:span><text:span text:style-name="T1778">il recipiente e tutte le linee che portano al recipiente devono essere sterilizzabili. Le tubazioni a contatto con il fluido di processo inclusi additivi e agenti antischiuma e tutto ciò che possono </text:span><text:span text:style-name="T1779">fornire delle vie di ingresso devono </text:span><text:span text:style-name="T1780">essere sterilizzate </text:span><text:span text:style-name="T1781">in qualsiasi movimento durante la fermentazione</text:span><text:span text:style-name="T1780">.<text:line-break/></text:span><text:span text:style-name="T1781">I gas di ingresso devono essere sterilizzati prima che entrino in contatto con qualsiasi tubazione di processo sterile, tutti gli accessi al recipiente (che siano le tenute dell’albero motore oppure i portelli di campionamento oppure i portelli per gli strumenti di misura) devono essere sterilizzabili.<text:line-break/>Oltre a questo è necessaria la validazione, non è sufficiente che io progetti in maniera tale da avere un controllo sulle cond di processo ma devo fornire un evidenza documentale che dimostri un elevato grado di controllo dello specifico processo. Devo dunque dimostrare che il controllo è mantenuto anche nel caso peggiore e alla presenza dell’evento catastrofico. La progettazione deve essere fatta in maniera tale da rendere la validazione più facile possibile e di conseguenza bisogna seguire le regole di GMP e le regole di manutenzione. <text:line-break/></text:span><text:span text:style-name="T1782"><text:line-break/></text:span><text:span text:style-name="T1783">La progettazione di un fermentatore inizia con il </text:span><text:span text:style-name="T1879">considerare</text:span><text:span text:style-name="T1783"> l’esigenza del </text:span><text:span text:style-name="T1784">processo riguardo al trasferimento di O</text:span><text:span text:style-name="T1548">2</text:span><text:span text:style-name="T1784">, calore, miscelazione e necessita di potenza all’agitatore. <text:line-break/>Il</text:span><text:span text:style-name="T1761"> </text:span><text:span text:style-name="T1784">trasferimento di massa</text:span><text:span text:style-name="T1761"> </text:span><text:span text:style-name="T1784">e il trasferimento di Q e la mix del fluido dipendono dalle caratteristiche reologiche del mezzo. </text:span><text:span text:style-name="T1878">L</text:span><text:span text:style-name="T1784">e caratteristiche reologiche di brodi di cultura di </text:span><text:span text:style-name="T1880">funghi</text:span><text:span text:style-name="T1784"> impongono dei limiti severi, ad esempio la velocità di trasferimento di Q e O</text:span><text:span text:style-name="T1548">2</text:span><text:span text:style-name="T1784"> </text:span><text:span text:style-name="T1880">può</text:span><text:span text:style-name="T1784"> essere divers</text:span><text:span text:style-name="T1880">a</text:span><text:span text:style-name="T1784"> da 50 al 5% rispetto a</text:span><text:span text:style-name="T1880">lle</text:span><text:span text:style-name="T1784"> tipiche fermentazione dei batteri. <text:line-break/>L’omogeneità della </text:span><text:span text:style-name="T1880">miscela</text:span><text:span text:style-name="T1784"> è molto peggiore che </text:span><text:span text:style-name="T1880">nei </text:span><text:span text:style-name="T1784">brodi di coltura newtoniani, questo rende anche più difficile la misura e il controllo.<text:line-break/><text:line-break/></text:span><text:span text:style-name="T1764">Trasferimento di massa</text:span><text:span text:style-name="T1784"><text:line-break/>Il primo passo è garantire l’OTR (oxigen transfer rite) dato dalla massima velocità di reazione per la resa di microrganismi per unità di ossigeno. L’OTR è una funzione della portata di gas e della velocità lineare del gas.<text:line-break/></text:span><text:span text:style-name="T1785">La P totale e la frazione molare di O</text:span><text:span text:style-name="T1549">2</text:span><text:span text:style-name="T1785"> influenzano la P parziale dell’O</text:span><text:span text:style-name="T1549">2 </text:span><text:span text:style-name="T1881">direttamente, l’a</text:span><text:span text:style-name="T1785">umento della p</text:span><text:span text:style-name="T1786">o</text:span><text:span text:style-name="T1785">rtata di gas aumenta la frazione in uscita e quindi aumenta la forza motrice.<text:line-break/></text:span><text:span text:style-name="T1786">Equazioni usate come guide qualitative o semi quantitative, sono valide solo a condizioni </text:span><text:span text:style-name="T1787">prossime</text:span><text:span text:style-name="T1786"> a quelle che hanno portato alla loro formazione. </text:span><text:span text:style-name="T1787">La geometria del reattore ha un’influenza importante sulle costanti all’interno delle equazioni. </text:span><text:span text:style-name="T1786">Sono relazioni che non scalano molto bene. <text:line-break/></text:span><text:span text:style-name="T1788">Nel caso di materiali di brodi di coltura non newtoniani, il trasferimento di massa è miglior</text:span><text:span text:style-name="T1882">e</text:span><text:span text:style-name="T1788"> con turbine che hanno componenti assiali rispetto ad esempio a turbine radiali mentre con brodi newtoniani non vi è molta differenza.</text:span></text:p>
      <text:p text:style-name="P19"><text:span text:style-name="T1788">La potenza serve sia per la dispersione dei gas che per la miscelazione globale e quindi per avere omogeneità della massa reagente. Nei sistemi agitati la potenza è data sia tramite l’agitatore che con l'insufflare dei gas.<text:line-break/></text:span><text:span text:style-name="T1789">Le condizioni di flooding si hanno quando l’aria forma una camicia intorno alla turbina diminuendo la potenza massima che può essere fornita dalla turbina di agitazione al fluido. Questo fenomeno di flooding è più elevat</text:span><text:span text:style-name="T1883">o</text:span><text:span text:style-name="T1789"> in brodi di coltura viscosi con comportamento pseudoplastico (come ad esempio sistemi di miceli o sistemi in cui i nutrienti sono polisaccaridi). </text:span><text:span text:style-name="T1790">Pseudo plastico → </text:span><text:span text:style-name="T1883">l</text:span><text:span text:style-name="T1790">a viscosità diminuisce all'aumentare della velocità di agitazione.<text:line-break/></text:span><text:span text:style-name="T1791">Il fenomeno di flooding è descritto dal n° </text:span><text:span text:style-name="T1883">d</text:span><text:span text:style-name="T1791">i aerazione, questo è definito come il rapporto tra la potenza che il sistema di agita</text:span><text:span text:style-name="T1792">zion</text:span><text:span text:style-name="T1791">e è in grado di fornire al fluido in presenza di aerazione rispetto alla potenza che il sistema di agitazione può fornire in assenza di areazione. </text:span><text:span text:style-name="T1792">Il n° di aerazione dipende dalla velocità dei gas e dalle caratteristiche geometriche dell’impeller (suo diametro e sua velocità di rotazione).<text:line-break/></text:span><text:soft-page-break/><text:span text:style-name="T1792">La potenza in condizioni non aerate è descritta dal n° di potenza che è funzione delle condizioni di agitazione del sistema. Alcuni agitatori che hanno elevato n° di potenza si possono scaricare in maniera sensibile in cond aerate, è il caso delle turbine Rushton con brodi di coltura non newtoniani. </text:span><text:span text:style-name="T1793">Per esempio una turbina a pale inclinate tende a non scaricarsi.<text:line-break/>Se voglio aumentare l’OTR aumento l’agitazione (aumento il </text:span><text:span text:style-name="T1884">K</text:span><text:span text:style-name="T1550">L</text:span><text:span text:style-name="T1793"> o K</text:span><text:span text:style-name="T1550">G</text:span><text:span text:style-name="T1793">) però la velocità di agitazione è limitata dalla frequenza naturale del sistema di agitazione, se mi avvicino a questa posso introdurre delle vibrazioni pericolose che possono portare fino alla rottura dell’albero di comando → cerco di non eccedere del 70% della frequenza naturale del sistema di comando.<text:line-break/>Inoltre la velocità di rotazione è limitata se sto conducendo una reazione con microrganismi sensibili agli effetti dello shear stress. Questo dipende molto </text:span><text:span text:style-name="T1885">anche</text:span><text:span text:style-name="T1793"> dalle dimensioni del reattore. In generale se ho microrganismi sensibili agli sforzi di shear devo cercare di mantenere la velocità dell’agitatore inferiore ad una soglia.</text:span></text:p>
      <text:p text:style-name="P20"><text:span text:style-name="T1794">L’hold up diminuisce il volume efficace del reattore. </text:span><text:span text:style-name="T1886">L</text:span><text:span text:style-name="T1794">a formatura di schiuma può limitare l’operatività del reattore e causare problemi di pulizia di asepsi e può contaminare l’uscita del reattore e in casi estremi può portare alla terminazione del reattore.<text:line-break/><text:line-break/></text:span><text:span text:style-name="T1765">T</text:span><text:span text:style-name="T1760">rasporto di calore</text:span><text:span text:style-name="T1794"><text:line-break/>Il calore che dobbiamo smaltire durante la reazione è data dalla reazione metabolica + il calore dissipato dato dall’introduzione della potenza. </text:span><text:span text:style-name="T1887">Il maggior trasferimento di calore lo si ha durante il periodo di massima crescita.</text:span><text:span text:style-name="T1793"><text:line-break/></text:span><text:span text:style-name="T1795">Calore smaltito con sistemi di scambio termico caratterizzati dai loro coefficienti di trasmission</text:span><text:span text:style-name="T1886">e</text:span><text:span text:style-name="T1795">, questi tengono conto delle resistenze in serie come resistenza nel film del fluido di raffreddamento, resistenza nel film del brodo di coltura, resistenza di sporcamento (fouling) dal lato fluido di raffreddamento e il fouling dal lato brodo di coltura </text:span><text:span text:style-name="T1887">più la</text:span><text:span text:style-name="T1795"> resistenza legata allo spessore del mantello del reattore. <text:line-break/>Anche il coefficiente di trasferimento di calore (così come quello di trasferimento dell’ossigeno) è superiore per i brodi di fluidi newtoniani rispetto ai brodi di fluidi non newtoniani.<text:line-break/><text:line-break/></text:span><text:span text:style-name="T1796">Un parametro fondamentale da tenere in conto nella progettazione dei reattori è che devono essere sterilizzabili. <text:line-break/>Tra i problemi che possono essere causati dai problemi di contaminazione vi è per esempio la produzione di tossine che non possono essere rimosse da sistemi di purificazione. <text:line-break/>Problema di una produzione di un enzima che degrada il prodotto oppure la diminuzione della resa del prodotto dovuta al minore utilizzo di substrato a causa dei contaminati. Le tossine inibiscono gli organismi. Ho anche per esempio possibile produzione di composti come polisaccaridi che interferiscono nelle operazioni di recupero e purificazione. Importante progettare un sistema prevedendo le operazioni di sterilizzazione.<text:line-break/></text:span><text:span text:style-name="T1797"><text:line-break/></text:span><text:span text:style-name="T1798">Quando effettuiamo un cambiamento delle variabili non sempre otteniamo quel che vogliamo.</text:span></text:p>
      <text:p text:style-name="P22"><text:span text:style-name="T1774">Ad esempio abbiamo modificato il nutriente perché in questo modo la resa sulla base del nutriente aumenta e quindi abbiamo maggior velocità di crescita dell’organismo e quindi dobbiamo aumentare </text:span><text:span text:style-name="T1799">il trasferimento dell’O</text:span><text:span text:style-name="T1551">2</text:span><text:span text:style-name="T1799"> rispetto al valore di base di conduzione dell’impianto precedente. Ciò che possiamo fare è aumentare la portata di aria, aumentandola aumentiamo la conc di O</text:span><text:span text:style-name="T1551">2</text:span><text:span text:style-name="T1799"> nella corrente d’uscita e quindi aumentiamo la forza motrice al trasferimento di O</text:span><text:span text:style-name="T1551">2</text:span><text:span text:style-name="T1799">. Non è però l’unico effetto che otteniamo, andando ad aumentare la portata d’aria aumentiamo anche </text:span><text:span text:style-name="T1800">la velocità lineare del gas e quindi aumentiamo la turbolenza, diminuiamo lo spessore dello strato limite del liquido e quindi aumentiamo il coefficiente di scambio. Aumentando la portata aumentiamo il n° di aerazione della turbina quindi diminuiamo la potenza trasmessa all’asse, facendo questo riduciamo anche il coefficiente di scambio.<text:line-break/>Quindi una modifica del processo per aumentare il coefficiente di scambio in realtà la fa diminuire.<text:line-break/><text:line-break/></text:span><text:span text:style-name="T1801">Quando dobbiamo progettare un reattore dobbiamo seguire alcuni passi (una sorta di checklist).<text:line-break/>Innanzitutto in funzione della portata del reattore (quindi del volume di reazione che vogliamo gestire) scegliamo la geometria del recipiente, questa deve adattarsi al luogo in cui vogliamo installare il reattore (spazi in altezza e in pianta). Poi bisogna soddisfare alcune regole generali </text:span><text:span text:style-name="T1888">rispetto al</text:span><text:span text:style-name="T1801">la mix di massa, la spaziatura delle turbine e via. Quindi dobbiamo fare una prima scelta sulla tipologia del reattore.<text:line-break/></text:span><text:span text:style-name="T1802">Dobbiamo verificare che la velocità lineare dei gas sia abbastanza bassa da evitare schiumeggiamenti, evitare formazione di aer</text:span><text:span text:style-name="T1888">o</text:span><text:span text:style-name="T1802">sol nella corrente d’uscita che potrebbero contaminare e intasare il filtro dell’aria in uscita. Dobbiamo rimanere nei limiti imposti dai componenti e dagli accessori senza andare a cond estreme di P e richiesta di </text:span><text:soft-page-break/><text:span text:style-name="T1802">potenza che andrebbero ad aumentare i costi. Bisogna poi definire il tipo di agitatore, la sua dimensione e la sua velocità per poter dare una mix sufficiente alla massa di reazione e per garantire un buon trasferimento di O</text:span><text:span text:style-name="T1552">2</text:span><text:span text:style-name="T1802">.<text:line-break/>Bisogna soddisfare le regole della spaziatura delle diverse turbine. Meglio turbine con giranti fatte con un pezzo unico che assemblate perché semplifica i requisiti della pulizia del reattore.<text:line-break/>Infine bisogna definire l’area di scambio termico, la portata e la T del fluido di refrigerazione per smaltire il calore </text:span><text:span text:style-name="T1889">di</text:span><text:span text:style-name="T1802"> reazione. </text:span><text:span text:style-name="T1889">Bisogna</text:span><text:span text:style-name="T1802"> avere uno scambio termico sufficiente per gestire le operazioni di sterilizzazione.<text:line-break/>Nei limiti del possibile è meglio evitare serpentini interni perché problematici in fase di pulizia del reattore e sono possibili sorgenti di contaminazione (nel caso di perdite del fluido di refrigerazione che non è sterilizzato).<text:line-break/>A questo punto affiniamo le diverse grandezze e si effettua la progettazione in dettaglio.<text:line-break/><text:line-break/>Primo caso) vogliamo produrre una proteina intracellulare, l’organismo che cresce è l’E.Coli, il V del reattore è 15000L e l’OTR massimo è 234 mmol/(L*h), l’O</text:span><text:span text:style-name="T1552">2</text:span><text:span text:style-name="T1802"> disciolto per evitare condizioni di anossia è il 10% dell’</text:span><text:span text:style-name="T1890">O</text:span><text:span text:style-name="T1552">2</text:span><text:span text:style-name="T1802"> disciolto in equilibrio alla Patm. Il brodo di crescita ha natura newtoniana e ha una bassa viscosità. L’organismo non necessit</text:span><text:span text:style-name="T1890">a</text:span><text:span text:style-name="T1802"> di autorizzazioni particolari, il confinamento ricade in uno dei casi più semplici. Abbiamo una portata massima e una T minima del fluido di raffreddamento, </text:span><text:span text:style-name="T1803">non vogliamo serpentini interni e si ha una P max e portata max del compressore per l’alimentazione dell’aria. Abbiamo definito anche un coefficiente di scam</text:span><text:span text:style-name="T1804">bio termico e un coeff di scambio lato brodo di coltura (funzione delle caratteristiche reologiche del brodo stesso). Abbiamo limitazione poi in termini di altezza </text:span><text:span text:style-name="T1891">e </text:span><text:span text:style-name="T1804">piazza del capannone. <text:line-break/></text:span><text:span text:style-name="T1805">Il fornitore del reattore ci trasmette delle correlazioni sperimentali che ha sviluppato per le sue apparecchiature; </text:span><text:span text:style-name="T1806">le condizioni di flooding </text:span><text:span text:style-name="T1807">delle sue giranti sono espresse</text:span><text:span text:style-name="T1806"> dal rapporto della p</text:span><text:span text:style-name="T1807">otenza in presenza di gas rispetto alla potenza in condizioni di assenza di gas, ci viene dato anche l’hold up. Relazioni sviluppate per turbine Rushton non interagenti tra di loro (quindi una singola turbina).<text:line-break/></text:span><text:span text:style-name="T1923">Prima stima</text:span><text:span text:style-name="T1807">: valutare le dimensioni del reattore, definiamo un diametro del reattore, spessore della parete in funzione della P da mantenere all’interno del reattore, altezza di liquido (quindi volume utile), altezza totale del reattore. <text:line-break/>Si fanno i primi conti sul trasferimento di ossigeno </text:span><text:span text:style-name="T1808">tenendo conto di quattro diverse ipotesi di operazioni a P diverse: due in condizioni di assenza di arricchimento di O</text:span><text:span text:style-name="T1553">2</text:span><text:span text:style-name="T1808"> e due in condizioni di arricchimento di O</text:span><text:span text:style-name="T1553">2</text:span><text:span text:style-name="T1808">.<text:line-break/>In funzione della portata di aria calcoliamo la potenza necessaria al reattore. <text:line-break/>A P più bassa abbiamo bisogno di una potenza maggiore per soddisfare i requisiti di OTR imposti dalla reazione. <text:line-break/>Abbiamo scelto 4 casi per vedere in quale di questi possiamo soddisfare al meglio i requisiti del sistema.<text:line-break/>Si definiscono poi le cond di agitazioni, il diametro della turbina, la potenza in assenza di gas della turbina, abbiamo il n° di aerazione e grazie a questo abbiamo il rapporto tra la potenza in presenza e in assenza di gas quindi alla fine </text:span><text:span text:style-name="T1892">conosciamo </text:span><text:span text:style-name="T1808">la potenza che abbiamo bisogno in condizione di flusso d’aria.<text:line-break/>Ultimo passaggio è calcolare i requisiti di scambio termico per raffreddare il reattore. <text:line-break/>Abbiamo un carico termico, l’hold-up, una determinata altezza di liquido quindi un’area di scambio termico e sulla base di questa definiamo la portata di fluido di raffreddamento data la T minima del fluido stesso.<text:line-break/>Dal</text:span><text:span text:style-name="T1892">la p</text:span><text:span text:style-name="T1808">rima stima si capisce che l’arricchimento di O</text:span><text:span text:style-name="T1553">2</text:span><text:span text:style-name="T1808"> non è necessario, non è però stupido prevedere dei <text:s/>bocchelli per poter avere in futuro un arricchimento di aria con ossigeno; questo perché il massimo flow rate è piuttosto elevato </text:span><text:span text:style-name="T1809">e vedendo anche la potenza massima del compressore notiamo che siamo un po’ al limite quindi si rischia di non poter rispettare più l’OTR. <text:line-break/>Il sistema di agitazione è calcolato basato sull’ipotesi di utilizzare 2 turbine Rushton di 1</text:span><text:span text:style-name="T1894">00</text:span><text:span text:style-name="T1809"> </text:span><text:span text:style-name="T1894">c</text:span><text:span text:style-name="T1809">m di diametro ciascuna con una velocità di 150 rpm, questo ci da un’agitazione sufficiente e un buon trasferimento di O</text:span><text:span text:style-name="T1554">2</text:span><text:span text:style-name="T1809">. </text:span><text:span text:style-name="T1893">Un’altra possibilità è avere una</text:span><text:span text:style-name="T1809"> turbina con diametro maggiore e avere al di sopra un hydrofoil quindi un’elica che d</text:span><text:span text:style-name="T1893">à</text:span><text:span text:style-name="T1809"> corrente assiale.<text:line-break/>Le cond di scambio termico invece sono strette, se non si può mantenere la T del fluido di raffreddamento ma si aumenta anche soltanto del 10% </text:span><text:span text:style-name="T1895">il coefficiente di scambio termico </text:span><text:span text:style-name="T1809">non si riesce più a soddisfare il calore richiesto per raffreddare il reattore.<text:line-break/></text:span></text:p>
      <text:p text:style-name="P23"><text:span text:style-name="T1809">Secondo caso) brodo non newtoniano, alta viscosità (che diminuisce all’aumentare della velocità di agitazione), vogliamo produrre un antibiotico, microrganismo è streptomice, brodo finale con 15000 L, OTR 50 mmol/(L*h), requis</text:span><text:span text:style-name="T1896">i</text:span><text:span text:style-name="T1809">to di 10% di O</text:span><text:span text:style-name="T1554">2</text:span><text:span text:style-name="T1809"> disciolto rispetto alle cond atmosferiche, limiti imposti dal compressore, un coefficiente di trasferimento di calore che dipende dalle cond reologiche del brodo di coltura, limiti architettonici. <text:line-break/>Abbiamo ancora delle relazioni dat</text:span><text:span text:style-name="T1896">e</text:span><text:span text:style-name="T1809"> dal fornitore per progettare i flussi, sempre per turbine Rushton singole.<text:line-break/></text:span><text:span text:style-name="T1810">Facciamo ancora una </text:span><text:span text:style-name="T1924">prima stima</text:span><text:span text:style-name="T1810"> delle dimensioni del reattore e poi ci facciamo una tabella di ipotesi di cond di </text:span><text:soft-page-break/><text:span text:style-name="T1810">processo quindi P e conc di O</text:span><text:span text:style-name="T1555">2</text:span><text:span text:style-name="T1810"> nella corrente gassosa (in assenza e in presenza di arricchimento di O</text:span><text:span text:style-name="T1555">2</text:span><text:span text:style-name="T1810">), sulla base di questa ci riportiamo la portata di aria necessaria e la potenza necessaria all’asse per poter soddisfare i requisti di OTR.<text:line-break/>Sulla base di questo definiamo le cond dell’agitatore, abbiamo una velocità di agitazione, una potenza in assenza di gas, n° di agitazione e di conseguenza una potenza in presenza di aria.</text:span></text:p>
      <text:p text:style-name="P24"><text:span text:style-name="T1810">Definito in questo modo il sistema di agitazione come ultima cosa facciamo la verifica dello scambio termico per raffreddare il reattore, verifichiamo che la portata di raffreddamento sia supportata dal sistema che abbiamo.<text:line-break/>Notiamo che nonostante si riesca a rispettare l’OTR anche in assenza di arricchimento è comunque utile prevedere l’arricchimento, questo perché siamo stretti in termini di portata di aria (22000 SLPM) e in queste condizioni aumentare la velocità di agitazione rischia di mandar</text:span><text:span text:style-name="T1897">e</text:span><text:span text:style-name="T1810"> l’agitatore in flooding a causa delle caratteristiche non newtoniane del brodo di coltura. <text:line-break/></text:span><text:span text:style-name="T1773">Per poter avere dei margini operativi di controllo adeguato è meglio prevedere l’arricchimento. </text:span><text:span text:style-name="T1810"><text:line-break/></text:span><text:span text:style-name="T1811">Il sistema di agitazione viene calcolato sulla base di 2 turbine Rushton (più soggette a flooding che non gli hydrofoil) con D di un 1 m e velocità di 140 rpm, in alternativa turbina inferiore con D più largo e come turbina superiore mettiamo un hydrofoil che ci garantisce una migliore omogeneità del contenuto del reattore.<text:line-break/>Per quello che riguarda il coeff di scambio termico siamo abbastanza al limite, se la max velocità di agitazione aumentasse non riusciremmo a fornire energia necessaria per raffreddare anche in presenza di sporcamento (→ è bene prevedere il sotto raffreddamento </text:span><text:span text:style-name="T1898">del</text:span><text:span text:style-name="T1811"> liquido </text:span><text:span text:style-name="T1812">di refrigerazione</text:span><text:span text:style-name="T1811">).<text:line-break/></text:span></text:p>
      <text:p text:style-name="P169"><text:span text:style-name="T586">MATERIALI DI COSTRUZIONE<text:line-break/>1) Il tipo di metallo usato per i recipienti e i bocchelli<text:line-break/>2) </text:span><text:span text:style-name="T587">I</text:span><text:span text:style-name="T586">l tipo di elastomero utilizzato per le guarnizioni<text:line-break/>La scelta deve essere fatta sulla base della compatibilità degli organismi, dei prodotti, resistenza alla corrosione e facilità della pulizia nel reattore, le caratteristiche delle saldatura, </text:span><text:span text:style-name="T588">costo e</text:span><text:span text:style-name="T586"> durabilità dei materiali.<text:line-break/>Tipicamente si usano acciai inossidabili mentre come materiale per le guarnizioni si </text:span><text:span text:style-name="T587">possono</text:span><text:span text:style-name="T586"> usare silicone, viton, teflon o EPDM. <text:line-break/>Bisogna tenere presente che il vapore puro e acqua pura sono altamente corrosivi. <text:line-break/>Inoltre alcuni processi di formatura delle guarnizioni possono lasciare piccole tracce di metallo nelle sedi, queste possono essere non abbastanza per causare problemi alla fermentazione ma possono causare corrosione (che dopo contamina il brodo di coltura).<text:line-break/>Un parametro importante della capacità di pulitura è la finitura superficiale </text:span><text:span text:style-name="T589">che viene specificata o come grit (granulometria dell’abrasivo con la quale è lucidata la superficiale) o come rugosità. <text:line-break/>I 2 modi più comuni per raggiungere un grado di finitura superficiale sufficiente è il polishing meccanico (fatto con una serie di abrasivi di dimensioni decrescenti) o electropo</text:span><text:span text:style-name="T590">li</text:span><text:span text:style-name="T589">shing </text:span><text:span text:style-name="T590">(fatto mediante rimozione elettrochimica della rugosità)</text:span><text:span text:style-name="T591"><text:line-break/></text:span><text:span text:style-name="T592">I cloruri danno pitting, forma di corrosione molto pericolosa perché non generalizzata e quindi si rischia di non accorgersene.</text:span><text:span text:style-name="T593"> <text:line-break/></text:span><text:span text:style-name="T594">Le superfici possono anche essere passivate, fatte o con idrossido di sodio, acido citrico o acido nitrico ma sono trattamenti aggressivi; il metodo più dolce è farlo con agenti chelanti (si adsorbono sulla sup ed evitano la corrosione del metallo, sono tipicamente dei fosfonati).<text:line-break/><text:line-break/></text:span><text:span text:style-name="T595">I bocchelli devono essere tali da non favorire la formazione di sacche o zone di ristagno perché altrimenti la pulizia del reattore risulterebbe difficile e complicata. </text:span><text:span text:style-name="T596">Bocchelli più usati: ingold e sanitary. <text:line-break/>Devono essere auto drenanti, sono posizionati ad un angolo di 45°.<text:line-break/><text:line-break/>STERILIZZAZIONE<text:line-break/>Per un sistema Batch la sterilizzazione viene effettuata prima dell’inizio della reazione: si riempe il recipiente con il substrato e il brodo di coltura e </text:span><text:span text:style-name="T603">il flusso di vapore viene avviato</text:span><text:span text:style-name="T596"> attraverso la camicia, l’agitatore funziona a basse velocità e il vapore serve </text:span><text:span text:style-name="T597">a</text:span><text:span text:style-name="T596"> lubrificare le tenute dell’albero di agitatore. <text:line-break/>La linea di scarico è aperta in modo tale da poter scaricare la sovrappressione, tutte le altre valvole sono chiuse.<text:line-break/>Si scalda il contenuto del reattore e intanto scarichiamo aria dal reattore fino a quando non raggiungiamo una T </text:span><text:span text:style-name="T598">di</text:span><text:span text:style-name="T596"> 100°C, a questo punto il vapore continua a passare nella camicia, chiudiamo la linea di uscita dell’aria e l’unica fuoriuscita è attraverso le trappole del reattore. <text:line-break/></text:span><text:span text:style-name="T1928">Il vapore viene ora immesso attraverso la linea di ingresso dell'aria per sterilizzare il filtro di ingresso; il vapore che </text:span><text:soft-page-break/><text:span text:style-name="T1928">esce dal recipiente attraverso la linea di scarico dell'aria sterilizza le tubazioni della linea di scarico e il filtro di scarico.</text:span><text:span text:style-name="T1813"> </text:span><text:span text:style-name="T596"><text:s/>Sterilizziamo con </text:span><text:span text:style-name="T602">il </text:span><text:span text:style-name="T596">vapore anche tutti i bocchelli </text:span><text:span text:style-name="T599">sotto il livello del liquido e tutti i bocchelli di aggiunta di additivi e di prelievo del campione.</text:span><text:span text:style-name="T596"> </text:span><text:span text:style-name="T599">Scaldiamo fino a T di 121°C (quindi P di 1 atm all’interno del reattore) per il tempo necessario per effettuare </text:span><text:span text:style-name="T597">la</text:span><text:span text:style-name="T599"> sterilizzazione. <text:line-break/>A questo punto chiudiamo le valvole, manteniamo la T cost e raffreddiamo poi il reattore.<text:line-break/><text:line-break/></text:span><text:span text:style-name="T600">TUBAZIONI<text:line-break/>Sistema delle tubazioni auto drenante. Bisogna evitare possibilità di zone di ristagno dove può esserci contaminazione.</text:span><text:span text:style-name="T601"><text:line-break/></text:span><text:span text:style-name="T600">Le tubazioni del vapore di condensa devono essere almeno un 3/8 di pollice per garantire un drenaggio adeguato.<text:line-break/>Le tubazioni devono essere le più cort</text:span><text:span text:style-name="T603">e</text:span><text:span text:style-name="T600"> possibili per semplificare operazione di sterilizzazione. <text:line-break/>Non si devono usare valvole di non ritorno.</text:span></text:p>
      <text:p text:style-name="P170"><text:span text:style-name="T600">I portelli di ispezione visiva sono sostanzialmente inutili perché se per caso abbiamo brodi di coltura molto disomogenei non si riesce ad avere visione d’insieme, vengono utilizzati solo nelle linee di drenaggio del lubrificante delle tenute dell’albero di rotazione, questo per potersi accorgere per quanto possibile di eventuali perdite.<text:line-break/></text:span><text:span text:style-name="T1929">Prestare particolare attenzione all'orientamento delle tubazioni per evitare la possibilità di intrappolamenti d'aria e riscaldamento inadeguato. </text:span><text:span text:style-name="T1385">Valvola di fondo montata flush </text:span><text:span text:style-name="T1386">ossia a filo.</text:span><text:span text:style-name="T600"><text:line-break/></text:span><text:span text:style-name="T604"><text:line-break/></text:span><text:span text:style-name="T1493">CONTROLLO CSTR</text:span><text:span text:style-name="T605"><text:line-break/></text:span><text:span text:style-name="T606">I parametri operativi di un bioreattore </text:span><text:span text:style-name="T611">si possono dividere</text:span><text:span text:style-name="T606"> in</text:span><text:span text:style-name="T611">3 gruppi:</text:span><text:span text:style-name="T606"> parametri fisici (tempo, P, T, massa, V, caratteristiche agitatore ecc), chimici (pH, potenziale redox, O</text:span><text:span text:style-name="T547">2</text:span><text:span text:style-name="T606"> e </text:span><text:span text:style-name="T610">C</text:span><text:span text:style-name="T606">O</text:span><text:span text:style-name="T547">2 </text:span><text:span text:style-name="T606">disciolto, conc dei nutrienti come lipidi e carboidrati nel brodo di coltura </text:span><text:span text:style-name="T607">ecc</text:span><text:span text:style-name="T606">) e biologici (</text:span><text:span text:style-name="T607">quoziente respiratorio, velocità di assorbimento di O</text:span><text:span text:style-name="T548">2,</text:span><text:span text:style-name="T607"> velocità di produzione di CO</text:span><text:span text:style-name="T548">2,</text:span><text:span text:style-name="T607"> densità ottica ecc). </text:span><text:span text:style-name="T608">Misurare tutti questi parametri non è possibile → ci limiteremo alla misura di alcuni parametri che siano rappresentativi del processo.<text:line-break/><text:line-break/>Un parametro importante per giudicare l’efficacia del reattore e la vitalità degli organismi in crescita è la</text:span><text:span text:style-name="T1455"> conc di O</text:span><text:span text:style-name="T560">2</text:span><text:span text:style-name="T1455"> disciolto</text:span><text:span text:style-name="T608">, questo tipo di misura ha un tempo di ritardo notevole (fenomeni di ritardo devono essere tenuti </text:span><text:span text:style-name="T611">in</text:span><text:span text:style-name="T608"> conto durante la progettazione del reattore).<text:line-break/>A d una variazione di O</text:span><text:span text:style-name="T549">2</text:span><text:span text:style-name="T608"> in fase gas corrisponde con un certo ritardo di tempo una conc di O</text:span><text:span text:style-name="T549">2</text:span><text:span text:style-name="T608"> disciolto e con un ritardo di tempo ancora maggiore la risposta dell’elettrodo di misura dell’O</text:span><text:span text:style-name="T549">2</text:span><text:span text:style-name="T608"> disciolto. <text:line-break/>La misura dell’O</text:span><text:span text:style-name="T549">2</text:span><text:span text:style-name="T608"> disciolto è difficile perché la sua solubilità nel brodo di coltura è bassa, ci sono diversi metodi per misurare la conc. In tutti questi metodi viene utilizzata una membrana semi permeabile per separare il sensore dal brodo di coltura. Tutti i sensori richiedono una calibrazione prima dell’uso.<text:line-break/>Primo metodo: tubo semipermeabile immerso nel brodo di coltura e all’interno del tubo passa un gas inerte. <text:line-break/>L’O</text:span><text:span text:style-name="T549">2</text:span><text:span text:style-name="T608"> diffonde dal liquido fino al gas inerte e dopo viene analizzata la conc di O</text:span><text:span text:style-name="T549">2</text:span><text:span text:style-name="T608"> trasportata dall’inerte.<text:line-break/>Secondo metodo: spettrometro di massa </text:span><text:span text:style-name="T609">separato dal brodo di coltura con la membrana semipermeabile che permette solo il trasporto di ossigeno.<text:line-break/>Terzo metodo (quello più usato): sensori elettrochimici, </text:span><text:span text:style-name="T612">ci</text:span><text:span text:style-name="T609"> sono due tipi di rilevatori: galvanici e i polarografici. <text:line-break/>In entrambi i casi vengono utilizzati membrane per separare </text:span><text:span text:style-name="T614">la</text:span><text:span text:style-name="T609"> cella elettrochimica dal brodo.<text:line-break/>La membrana (come negli altri metodi) è permeabile all’</text:span><text:span text:style-name="T608">O</text:span><text:span text:style-name="T549">2</text:span><text:span text:style-name="T609"> e non agli altri componenti chimici che potrebbero anche interferire con la misura. </text:span><text:span text:style-name="T613">L’</text:span><text:span text:style-name="T609">O</text:span><text:span text:style-name="T550">2</text:span><text:span text:style-name="T609"> diffonde attraverso la membrana fino alla cella elettrochimica nella quale viene ridotta al catodo e viene prodotta una corrente/tensione misurabil</text:span><text:span text:style-name="T613">i e</text:span><text:span text:style-name="T609"> proporzionali alla velocità di apporto di ossigeno al catodo.<text:line-break/></text:span><text:span text:style-name="T1454">Controllo di pH</text:span><text:span text:style-name="T609"> fatt</text:span><text:span text:style-name="T615">o</text:span><text:span text:style-name="T609"> tramite un pHmetro che controlla l’aggiunta dei sistemi di neutralizzazione acidi/base.<text:line-break/></text:span><text:span text:style-name="T1454">Controllo del livello di schiuma</text:span><text:span text:style-name="T1466">: </text:span><text:span text:style-name="T1467">c</text:span><text:span text:style-name="T1466">i</text:span><text:span text:style-name="T609"> sono diversi metodi per analizzare il suo livello. <text:line-break/>Metodi che misurano conducibilità, conduttività termica, sono degli elettrodi che quando sono raggiunti dalla schiuma vedono una modifica della conducibilità e conduttività termica causata dalla presenza della schiuma.</text:span></text:p>
      <text:p text:style-name="P50">I sistemi che utilizzano conduttività termica sono sistemi in cui è dato un flusso di calore <text:span text:style-name="T2253">e</text:span> viene misurato come il trasporto di calore cambia in presenza o assenza di schiuma; sono dei sistemi soggetti a sporcamento perché continuamente scaldati.</text:p>
      <text:p text:style-name="P26"><text:span text:style-name="T1814">Ci sono anche dei detector ultrasuoni montati ai lati del recipiente, che misurano l’attenuazione alla trasmissione di ultrasuoni quando lo spazio tra trasmettitore e ricevitore è occupato dalla schiuma.<text:line-break/>Un altro metodo è con il disco di rotazione, se raggiunto dalla schiuma questa ne abbassa la velocità di rotazione e quindi da il segnale che la schiuma ha raggiunto quel livello, funziona anche come rompi schiuma. <text:line-break/></text:span><text:soft-page-break/><text:span text:style-name="T1814">BIOSENSORI<text:line-break/>Costituito da 2 elementi principal</text:span><text:span text:style-name="T1899">i</text:span><text:span text:style-name="T1814">: </text:span><text:span text:style-name="T1901">biosensore</text:span><text:span text:style-name="T1814"> </text:span><text:span text:style-name="T1900">e</text:span><text:span text:style-name="T1814"> trasduttore, </text:span><text:span text:style-name="T1815">vengono combinati in un unico strumento di misura.<text:line-break/>Il biosensore funziona misurando le caratteristiche del brodo di coltura, ad esempio può utilizzare come parametro di controllo un cambio di pH oppure la quantità di O</text:span><text:span text:style-name="T1556">2</text:span><text:span text:style-name="T1815"> disciolto. <text:line-break/>La reazione biocatalitica produce un cambiamento misurabile nelle caratteristiche del brodo di coltura, questo cambiamento è misurato e quindi è trasformato in un segnale di output dal trasduttore.</text:span></text:p>
      <text:p text:style-name="P171"><text:span text:style-name="T616">Il b</text:span><text:span text:style-name="T617">iosensore funziona parametrizzando l’effetto della reazione di crescita di organismi su un parametro che misuriamo e che abbiamo calibrato come caratteristico dell’andamento della reazione.<text:line-break/></text:span><text:span text:style-name="T1930">I trasduttori sono generalmente dispositivi amperometrici e potenziometrici. Tali trasduttori sono inclusi nelle sonde di ossigeno disciolto e negli elettrodi pH, negli elettrodi iono-selettivi e nei dispositivi di rilevamento del gas. </text:span><text:span text:style-name="T617"><text:line-break/>Queste misure non sono fatte in linea ma vengono prelevat</text:span><text:span text:style-name="T616">i</text:span><text:span text:style-name="T617"> dei campioni e mandati a dei sistemi di analisi sequenziali, sono dei sistemi di campionamento automatico che possono avere anche delle frequenze di campionamento elevate → riusciamo a monitorare le condizioni di crescita e di avanzamento degli organismi.<text:line-break/></text:span><text:span text:style-name="T609"><text:line-break/></text:span><text:span text:style-name="T1487">STERILIZZAZIONE</text:span><text:span text:style-name="T618"><text:line-break/>Asepsi: stato di essere esenti o di stare al di sotto di un certo livello da contaminanti biologici.<text:line-break/>Disinfezione: eliminazione dei microrganismi patogen</text:span><text:span text:style-name="T639">i </text:span><text:span text:style-name="T618">(escluse le spore). La presenza di microrganismi non patogeni può essere tollerata. Quindi sistema disinfettato </text:span><text:span text:style-name="T639">è </text:span><text:span text:style-name="T618">diverso da sistema ase</text:span><text:span text:style-name="T619">t</text:span><text:span text:style-name="T618">tico.<text:line-break/>Sterilizzazione: processo che elimina o riduce i microrganismi dannosi.<text:line-break/>La sterilizzazione della corrente di un processo di fermentazione (substrato e nutrienti) e l’aria è necessaria per eliminare la presenza dei microrganismi che non vogliamo crescere e di tutti </text:span><text:span text:style-name="T640">i</text:span><text:span text:style-name="T618"> virus. <text:line-break/>Deve essere effettuata prima dell’inoculazione del microrganismo.<text:line-break/>Il grado di sterilizzazione è misurato dalla probabilità di permanenza della contaminazione e dalla natura delle conseguenza che questa contaminazione può avere.<text:line-break/>I substrati di fermentazioni sono quasi sempre sterilizzati con vapore. La sterilizzazione con vapore umido è più efficace di quella con vapore secco. La sterilizzazione del vapore umido è fatta principalmente a 121 °C per 15 min.<text:line-break/>Gli organismi non sono immediatamente eliminati ma la loro numerosità decresce esponenzialmente nel tempo.<text:line-break/></text:span><text:span text:style-name="T619">Quello che si può avere in assenza di sterilizzazione è una resa più bassa, contaminazione del prodotto o degradazione del prodotto a causa dei contaminanti (che possono produrre enzimi o tossine).<text:line-break/>La presenza di contaminanti è normalmente presente in aria, acqua, corrente di alimentazione, cibi e piante.<text:line-break/>La conoscenza delle proprietà (in particolare la T di inattivazione) di questi organismi è utile per progettare la loro eliminazione. <text:line-break/>Per evitare contaminazione bisogna usare un inoculo che abbia una sola tipologia di batteri, sterilizzare il substrato, unità di fermentazione, correnti di fermentazione e mantenere le cond asettiche durante tutto il processo.<text:line-break/>Aspetti da considerare nel design di un protocollo da sterilizzazione: tipo, dimensione e composizione della popolazione contaminante, materiali del reattore, conc degli agenti contaminanti che determina l’intensità del <text:s/>trattamento, tempo di esposizione necessario all’agente sterilizzante. <text:line-break/>Bisogna conoscere tutte le possibili sorgenti </text:span><text:span text:style-name="T641">di </text:span><text:span text:style-name="T619">contaminazione, sterilizzazione fatta spesso attraverso l’uso di T (che deve abbassare/ridurre <text:s/>la quantità dei contaminanti ma non alterare la natura del substrato). <text:line-break/></text:span><text:span text:style-name="T620">Bisogna conoscere cond del brodo di coltura, V del reattore, tempi che possiamo permetterci come tempi morti, livello di contaminazione accettabile, procedure di valutazione e verifica, metodi di determinazione per provare l’avvenuta sterilizzazione.<text:line-break/></text:span><text:span text:style-name="T643">Le operazioni di sterilizzazione</text:span><text:span text:style-name="T620"> porta</text:span><text:span text:style-name="T643">no</text:span><text:span text:style-name="T620"> a distruggere tutte le cariche contaminanti che possono essere presenti in una parte del sistema di reazione </text:span><text:span text:style-name="T642">e</text:span><text:span text:style-name="T620"> che possono venire a contatto con il fluido di processo </text:span><text:span text:style-name="T643">e assicurare che nessuno microbo entri dopo che le apparecchiature sono state sterilizzate.</text:span><text:span text:style-name="T620"><text:line-break/>Tutte le correnti che sono alimentate devono essere sterilizzate (aria, antischiuma, sistemi di misura).<text:line-break/>Bisogna assicurare che non vi siano vie di accesso alla contaminazione quindi tutte le vie devono essere chiuse.<text:line-break/>Questo requisito significa avere una barriera sterile quindi il fermentatore e tutti i suoi bocchelli devono essere sterilizzabili. I gas in ingresso e tutti gli additivi devono essere sterilizzati prima di entrare nel reattore e tutti i bocchelli e anche le tenute dell’albero di motore devono essere sterilizzate.<text:line-break/><text:line-break/></text:span><text:span text:style-name="T644">Una p</text:span><text:span text:style-name="T620">rima classificazione differenzia i metodi fisici (calore, radiazione e filtrazione) </text:span><text:span text:style-name="T644">dai</text:span><text:span text:style-name="T620"> metodi chimici (uso di agenti </text:span><text:soft-page-break/><text:span text:style-name="T620">antimicrobici) di sterilizzazione.<text:line-break/>La morte di colonie di batteri comporta la denaturazione delle proteine, distruzione delle membrane cellulari e il danneggio del DNA.<text:line-break/></text:span><text:span text:style-name="T621">Una classificazione diversa raggruppa i metodi in funzione della presenza di fasi diverse. <text:line-break/>Una sterilizzazione attraverso radiazioni, ultrasuoni, agenti chimici e calore </text:span><text:span text:style-name="T622">fa morire i microrganismi ma non li separa invece la filtrazione separa i microrganismi ma non li uccide. <text:line-break/>Nell’industria farmaceutica </text:span><text:span text:style-name="T645">la sterilizzazione con il calore</text:span><text:span text:style-name="T622"> è </text:span><text:span text:style-name="T645">il metodo più </text:span><text:span text:style-name="T622">comune per i substrati liquidi mentre per l’aria si preferisce la filtrazione (perché </text:span><text:span text:style-name="T645">il </text:span><text:span text:style-name="T623">coefficiente di scambio termico dell’</text:span><text:span text:style-name="T622">aria molto bass</text:span><text:span text:style-name="T623">o</text:span><text:span text:style-name="T622"> quindi sarebbe inefficace con il calore).<text:line-break/></text:span><text:span text:style-name="T623">La sterilizzazione a secco è meno efficace di quella a vapore umido. <text:line-break/>In presenza di acqua sono necessari tempi di permanenza più corti per avere risultati simili.<text:line-break/></text:span><text:span text:style-name="T624">Bisogna ridurre il n° di contaminanti nel tempo, la riduzione è esponenziale. <text:line-break/>La cinetica di morte è una cinetica di primo ordine. La costante di velocità K è funzione delle cond di processo ma in particolare è </text:span><text:span text:style-name="T646">in</text:span><text:span text:style-name="T624"> funzione della T (dipendenza che segue legge Arrenhius). <text:line-break/></text:span><text:span text:style-name="T646">L’en</text:span><text:span text:style-name="T624">ergia di attivazione di morte è elevata. Quindi </text:span><text:span text:style-name="T646">l’</text:span><text:span text:style-name="T624">aumento di T aumenta la velocità di sterilizzazione.<text:line-break/>La morte degli organismi viene trattata come </text:span><text:span text:style-name="T647">una</text:span><text:span text:style-name="T624"> reazione di primo ordine e di conseguenza si ha che il logaritmo del rapporto tra il n° di microrganismi iniziali e quelli finali è proporzionale a k*t.<text:line-break/>Se sono note k e energia di attivazione sappiamo qual è la velocità di reazione in qualsiasi altra condizione.<text:line-break/>In alternativa si misura </text:span><text:span text:style-name="T647">la </text:span><text:span text:style-name="T624">velocità di morte a due T diverse, ricaviamo </text:span><text:span text:style-name="T647">l’</text:span><text:span text:style-name="T624">energia di attivazione </text:span><text:span text:style-name="T625">con eq di Arrenhius e a questo punto estrapoliamo con </text:span><text:span text:style-name="T647">una</text:span><text:span text:style-name="T625"> T diversa.<text:line-break/>Spesso al posto della costante k si usa il </text:span><text:span text:style-name="T1355">tempo di riduzione decimale</text:span><text:span text:style-name="T625"> (D) ossia il tempo necessario per ridurre di un ordine di grandezza il numero di organismi alla T di esercizio. Generalmente a T&gt;121°C la D va da 1 ai 3 min.<text:line-break/></text:span><text:span text:style-name="T626">Tanto D è più piccolo e tanto gli organismi muoiono più velocemente.</text:span><text:span text:style-name="T624"><text:line-break/></text:span><text:span text:style-name="T627">Oltre al valore di D un altro valore </text:span><text:span text:style-name="T649">empirico</text:span><text:span text:style-name="T627"> utilizzato è il valore </text:span><text:span text:style-name="T649">Z</text:span><text:span text:style-name="T627"> che descrive l’influenza della T nella reazione di attivazione dei microrganismi. Z è definito come </text:span><text:span text:style-name="T648">l’</text:span><text:span text:style-name="T627">aumento di T che causa riduzione di D di un ordine di grandezza.<text:line-break/>È una funzione e</text:span><text:span text:style-name="T650">d</text:span><text:span text:style-name="T627"> </text:span><text:span text:style-name="T650">è legata</text:span><text:span text:style-name="T627"> </text:span><text:span text:style-name="T650">al</text:span><text:span text:style-name="T627">l’energia di attivazione. Il valore di </text:span><text:span text:style-name="T649">Z</text:span><text:span text:style-name="T627"> per la maggior parte dei batteri è circa 5°.<text:line-break/></text:span><text:span text:style-name="T628">Il fattore di inattivazione è definito come 10</text:span><text:span text:style-name="T650">^</text:span><text:span text:style-name="T628">(t/D), è il tempo necessario per eliminare una colonia di batteri a una specifica T. <text:line-break/></text:span><text:span text:style-name="T650">La r</text:span><text:span text:style-name="T629">iduzione della carica batterica </text:span><text:span text:style-name="T650">è in </text:span><text:span text:style-name="T629">funzione della T.<text:line-break/>Nel caso delle spore frequentemente si può avere un’anomalia di questo comportamento cioè per brevi tempi la distruzione delle colonie è ridotta o addirittura per alcuni casi si osserva un aumento del n° per poi passare alla regione di distruzione; è dovuto al fenomeno di attivazione delle spore dormienti (la T attiva le spore e soltanto in seguito la T causa la morte delle colonie di spore).<text:line-break/><text:line-break/>Vengono definiti dei criteri di sterilità per confrontare </text:span><text:span text:style-name="T651">l’</text:span><text:span text:style-name="T629">efficacia di metodi diversi di sterilizzazione. <text:line-break/></text:span><text:span text:style-name="T653">Un parametro è</text:span><text:span text:style-name="T629"> il </text:span><text:span text:style-name="T1356">Del Factor </text:span><text:span text:style-name="T1357">(∇ </text:span><text:span text:style-name="T1358">)</text:span><text:span text:style-name="T629"> che è il ln del rapporto tra il n° di microrganismi iniziali e il n° di microrganismi al tempo t. Il tempo di sterilizzazione è ∇ /k. </text:span><text:span text:style-name="T652">(∇ =nabla)</text:span><text:span text:style-name="T629"><text:line-break/>Questo parametro misura la decrescita del n° di microrganismi vivi a una certa T e </text:span><text:span text:style-name="T652">ad</text:span><text:span text:style-name="T629"> un certo tempo.<text:line-break/></text:span><text:span text:style-name="T653">Più è alto il del-factor e più forte è la sterilizzazione.</text:span><text:span text:style-name="T629"><text:line-break/></text:span><text:span text:style-name="T654">N</text:span><text:span text:style-name="T629">el caso in cui io abbia un processo di sterilizzazione che prevede un susseguirsi di T diverse </text:span><text:span text:style-name="T654">il</text:span><text:span text:style-name="T629"> processo avrà la somma dei del-factor. </text:span><text:span text:style-name="T630">L’efficacia </text:span><text:span text:style-name="T631">globale del processo è data dalla somma delle 3 fasi messe assieme: riscaldamento, mantenimento e raffreddamento.</text:span><text:span text:style-name="T1470"> <text:line-break/>La fase di riscaldamento è più veloce di quella di raffreddamento</text:span><text:span text:style-name="T631">, questo perché abbiamo un </text:span><text:span text:style-name="T1507">Δ</text:span><text:span text:style-name="T631">T maggiore e un coeff di scambio termico maggiore nel riscaldamento che nel raffreddamento. <text:line-break/>Il tempo complessivo dell’operazione è determinato principalmente dalle f</text:span><text:span text:style-name="T632">a</text:span><text:span text:style-name="T631">si di riscaldamento e raffreddamento.<text:line-break/>Il sistema di scambio termico può essere progettato sulla potenza termica da scambiare durante la sterilizzazione per accorciare i tempi della sterilizzazione stessa.</text:span><text:span text:style-name="T629"><text:line-break/></text:span><text:span text:style-name="T633">La descrizione cinetica del processo permette di scegliere i protocolli più adatti per effettuare il processo di sterilizzazione. <text:line-break/>Deciso il valore di carica </text:span><text:span text:style-name="T634">batterica </text:span><text:span text:style-name="T633">tollerabile </text:span><text:span text:style-name="T634">alla fine del processo di sterilizzazione</text:span><text:span text:style-name="T633"> dalle norme da seguire </text:span><text:span text:style-name="T634">e nota la carica batterica iniziale si progetta il processo di sterilizzazione in modo tale che il livello di sterilità venga raggiunto.<text:line-break/><text:line-break/></text:span><text:soft-page-break/><text:span text:style-name="T635">Parametri che influenzano lo scambio termico: tipo e specie del microrganismo, natura delle cellule, età, numero e le caratteristiche chimico-fisiche dell’ambiente.<text:line-break/>La sterilizzazione può essere effettuata in condizioni secche o umide, sotto P, in condizioni batch o cond continue ma il requisito è sempre quello di raggiungere l’effetto di sterilità fissato e minimizzare la denaturazione del substrato.<text:line-break/>Si può effettuare il saggio su fiamma </text:span><text:span text:style-name="T655">per distruggere gli organismi.</text:span><text:span text:style-name="T635"> Efficacia molto alta ma applicazioni ridotte perché le attrezzature che possono essere sterilizzate in questo modo sono limitate ai piccoli oggetti di laboratorio metallici oppure alla distruzione dei componenti tessici o della carta contaminata.<text:line-break/></text:span><text:span text:style-name="T636">La bollitura viene fatta a 100°C per 30 min, i microrganismi sono distrutti a parte alcune endospore. </text:span><text:span text:style-name="T655">Per uccidere le endospore e sterilizzare il substrato è richiesto di far bollire per più tempo e ripetutamente.</text:span><text:span text:style-name="T636"><text:line-break/><text:line-break/></text:span><text:span text:style-name="T637">Nell</text:span><text:span text:style-name="T638">a sterilizzazione a batch </text:span><text:span text:style-name="T656">si riempe</text:span><text:span text:style-name="T638"> </text:span><text:span text:style-name="T656">prima</text:span><text:span text:style-name="T638"> </text:span><text:span text:style-name="T656">il reattore con i</text:span><text:span text:style-name="T638">l substrato e </text:span><text:span text:style-name="T656">i nutrienti, poi la miscela viene riscaldata alla T di sterilizzazione (120-140°C) e la T è mantenuta costante fino a quando non abbiamo raggiunto il livello di sterilizzazione richiesto e infine il substrato sterilizzato viene raffreddato fino alla T di fermentazione. <text:line-break/>Solo dopo aver fatto ciò si può inoculare il reattore con il microrganismo.</text:span></text:p>
      <text:p text:style-name="P172"><text:span text:style-name="T638">Nelle sterilizzazion</text:span><text:span text:style-name="T637">i</text:span><text:span text:style-name="T638"> dei reattori continui invece </text:span><text:span text:style-name="T637">il substrato che viene alimentato al reattore è sterilizzato passando in uno scambiatore di calore e viene sterilizzato preriscaldandosi contro del substrato che è già stato sterilizzato e passando poi su del vapore. <text:line-break/></text:span><text:span text:style-name="T657">La sterilizzazione può essere eseguita in modalità batch o in modalità continua con riscaldamento indiretto o per iniezione di vapore. Tutte e 4 le possibilità sono applicate industrialmente. È preferibile utilizzare vapore saturo in modo che una diminuzione della T provochi il trasferimento di calore latente di condensazione.</text:span><text:span text:style-name="T637"><text:line-break/>Se si ha del substrato concentrato è possibile sterilizza</text:span><text:span text:style-name="T658">rl</text:span><text:span text:style-name="T637">o per iniezione diretta di vapore (operazione più rapida e semplice). </text:span><text:span text:style-name="T659">Avviene nel seguente modo: </text:span><text:span text:style-name="T660">si ha il materiale non sterile che viene preriscaldato dal substrato già sterilizzato, </text:span><text:span text:style-name="T659">viene iniettato del vapore, viene mantenuto in T in un serpentino poi attraverso una valvola di laminazione entra in una camera di espansione dove si raffredda, preriscalda il substrato in ingresso. C’è un ultimo scambiatore di calore per portarlo alla T di esercizio ed entra nel reattore.<text:line-break/>Se non è possibile iniettare direttamente il vapore nel substrato utilizzeremo direttamente uno scambiatore di calore</text:span><text:span text:style-name="T637"><text:line-break/><text:line-break/></text:span><text:span text:style-name="T632">A 121°C la P di vapore è 1 atm e in queste cond i batteri vengono inattivati in 5 min mentre le spore in 10 min circa.<text:line-break/>L’efficacia è molto alta e vengono sterilizzati in un autoclave al cui interno viene iniettato del vapore </text:span><text:span text:style-name="T661">degli</text:span><text:span text:style-name="T632"> oggetti con substrati di cultura </text:span><text:span text:style-name="T661">che</text:span><text:span text:style-name="T632"> non devono contenere delle sostanze sensibili a quelle T. <text:line-break/>È <text:s/>un modo di sterilizzare adatto praticamente a tutto tranne a quelle sostanze che sarebbero denaturate a quelle T. <text:line-break/>Se abbiamo sostanze termolabili aumentiamo la T di sterilizzazione riducendo il tempo di sterilizzazione e così limitiamo la denaturazione e distruzione del nutriente.<text:line-break/>Il calore secco richiede tempi più lunghi e T più alte rispetto all’autoclave perché l’aria non è un buon conduttore termico. Vengono sterilizzati in questo modo oggetti di vetro e materiali anidri che sarebbero danneggiati dal contatto con umidità (es. polveri).<text:line-break/><text:line-break/></text:span><text:span text:style-name="T670">Continuo vs batch</text:span><text:span text:style-name="T632"><text:line-break/></text:span><text:span text:style-name="T662">La sterilizzazione in continuo è più flessibile e più rapida, è un unità separata rispetto al reattore </text:span><text:span text:style-name="T663">e non deve necessariamente essere integrata in un’unica apparecchiatura con il bioreattore</text:span><text:span text:style-name="T662">; permette un esposizione al calore più corta quindi con meno danneggiamento del substrato. Apparecchiatura più facile per fare lo scale-up. <text:line-break/></text:span><text:span text:style-name="T1931">È possibile sterilizzare un substrato più concentrato di quello utilizzato nella reazione.</text:span><text:span text:style-name="T1816"> </text:span><text:span text:style-name="T662"><text:s/><text:line-break/>Si possono avere sistemi di recupero di calore e quindi avere un recupero del 70-80% del calore fornito al substrato, questo ci consente di avere un generatore di vapore con dimensioni più piccoli e produttività maggiore. <text:line-break/>Tempi più corti perché non abbiamo fasi di riscaldamento e raffreddamento del reattore.<text:line-break/></text:span><text:span text:style-name="T670">Quindi i vantaggi di un processo continuo sono: t</text:span><text:span text:style-name="T1387">empi più brevi per il ciclo di sterilizzazione, facile scale-up, meno danni al substrato </text:span><text:span text:style-name="T1388">e u</text:span><text:span text:style-name="T1387">so più efficiente degli impianti</text:span><text:span text:style-name="T670"> </text:span><text:span text:style-name="T662"><text:line-break/>I vantaggi del processo batch invece sono che abbiamo un apparecchiatura in meno e quindi cos</text:span><text:span text:style-name="T663">t</text:span><text:span text:style-name="T662">i minori, abbiamo anche rischio di contaminazione più basso perché abbiamo meno trasferimento di fluido.<text:line-break/></text:span></text:p>
      <text:p text:style-name="P173"><text:span text:style-name="T671">Sterilizzazione continua</text:span><text:span text:style-name="T662"><text:line-break/>I vantaggi della iniezione diretta di vapore </text:span><text:span text:style-name="T671">sono: </text:span><text:span text:style-name="T662">maggiore efficienza nell’uso di vapore, meno costi di investimento </text:span><text:soft-page-break/><text:span text:style-name="T662">(non abbiamo lo scambiatore di calore) ed è un sistema più facile come manutenzione e come pulizia. <text:line-break/>Abbiamo dei cicli di raffreddamento/riscaldamento più brevi.<text:line-break/>Lo svantaggio è possibile schiumeggiamento, bisogna utilizzare poi del vapore sterile. <text:line-break/>Gli scambiatori a piatti (alternativa all’iniezione diretta di vapore) hanno dei tempi di riscaldamento/raffreddamento più lunghi. <text:line-break/><text:line-break/>Il processo di sterilizzazione applicato agli alimenti viene chiamato </text:span><text:span text:style-name="T1359">pastorizzazione</text:span><text:span text:style-name="T662">.<text:line-break/>La pastorizzazione </text:span><text:span text:style-name="T664">non vuole eliminare tutti i microrganismi presenti negli alimenti, l’obiettivo è diminuirne il numero in maniera tale che per un certo periodo di tempo non possano sviluppare effetti patogeni.<text:line-break/>Lo scopo primario della pastorizzazione era eliminare i microrganismi patogeni nel latte, nel tempo ci si è resi conto che questo processo aumentava anche il tempo di mantenimento del latte stesso.<text:line-break/>Svantaggio: può alterare il gusto e la qualità, viene utilizzato principalmente per latte, vino, birra e succhi di frutta.<text:line-break/>La pastorizzazione dei fluidi viene effettuata normalmente in scambiatori a piastre (hanno un’elevata sup di scambio per unità di volume e un alto coeff di scambio termico). </text:span></text:p>
      <text:p text:style-name="P174"><text:span text:style-name="T664">Il flusso del fluido riscaldante è in controcorrente con il fluido da sterilizzare.<text:line-break/></text:span><text:span text:style-name="T674">Si può effettuare la p</text:span><text:span text:style-name="T665">astorizzazione</text:span><text:span text:style-name="T674"> bassa: T</text:span><text:span text:style-name="T665"> </text:span><text:span text:style-name="T674">di </text:span><text:span text:style-name="T665">60-65°C per 30 min </text:span><text:span text:style-name="T674">con modalità batch</text:span><text:span text:style-name="T665">, usato per birra e vino.<text:line-break/>Poi vi è la pastorizzazione alta: T </text:span><text:span text:style-name="T674">di</text:span><text:span text:style-name="T665"> </text:span><text:span text:style-name="T674">7</text:span><text:span text:style-name="T665">5-85°C in 10-15 secondi, applicato principalmente al latt</text:span><text:span text:style-name="T672">e</text:span><text:span text:style-name="T665">. <text:line-break/>È rimpiazzata adesso dalla pastorizzazione ad ultra T (</text:span><text:span text:style-name="T1360">UHT</text:span><text:span text:style-name="T665">) che avviene a 120-135°C per 2-3 secondi, questo processo permette un tempo di conservazione maggiore del prodotto mantenendo più del 90% delle proprietà organolettiche e nutrizionali del prodotto.<text:line-break/>Un aumento di T influenza maggiormente il processo di riduzione della carica batterica rispetto alla degradazione e denaturazione dei nutrienti.<text:line-break/></text:span><text:span text:style-name="T673">È un t</text:span><text:span text:style-name="T665">rattamento che ha lo scopo di sterilizzare il latte; è soprattutto utilizzato </text:span><text:span text:style-name="T673">per il</text:span><text:span text:style-name="T665"> latte usato per consumo diretto e non tanto al latte destinato ad ulteriori trasformazioni.<text:line-break/>Anche il processo UHT </text:span><text:span text:style-name="T666">può seguire le due tecnologie di scambio termico: trasferimento di Q indiretto </text:span><text:span text:style-name="T675">(135°C per 2-5 s)</text:span><text:span text:style-name="T666"> o diretto (nella quale il vapore è iniettato direttamente e poi separato dal latte).<text:line-break/>In tutti i casi l’obiettivo è quello di ridurre la carica batterica e quindi aumentare il tempo di vita del latte.<text:line-break/>Il tempo legale di vita del latte a lunga conservazione è 3 mesi, un tempo maggiore aumenta le possibilità di alterazioni biochimiche.<text:line-break/></text:span><text:span text:style-name="T659"><text:line-break/></text:span><text:span text:style-name="T666">Per aumentare la cinetica di sterilizzazione è necessario operare a T &gt; 12</text:span><text:span text:style-name="T667">0</text:span><text:span text:style-name="T666">°C, </text:span><text:span text:style-name="T667">questo </text:span><text:span text:style-name="T676">è </text:span><text:span text:style-name="T667">in funzione degli alti valori di energia di attivazione per le reazioni di <text:s/>deattivazione dei microrganismi e delle spore.<text:line-break/></text:span><text:span text:style-name="T677">La scelta della T ha conseguenze sulla degradazione del substrato termico che avviene attraverso reazioni con un E</text:span><text:span text:style-name="T551">att</text:span><text:span text:style-name="T677"> dell’ordine di 20-40 kcal/mol, queste E</text:span><text:span text:style-name="T551">att</text:span><text:span text:style-name="T677"> sono inferiori a quelle delle reazioni di disattivazione dei microrganismi.</text:span><text:span text:style-name="T667"><text:line-break/></text:span><text:span text:style-name="T677">Pertanto, a</text:span><text:span text:style-name="T1389">ll'aumentare della </text:span><text:span text:style-name="T1390">T</text:span><text:span text:style-name="T1389">, la velocità di disattivazione del microorganismo aumenta più della degradazione del substrato, poiché il primo ha un'energia di attivazione maggiore. A parità di attività di sterilizzazione, la degradazione del substrato è minore quando si utilizzano temperature più elevate</text:span><text:span text:style-name="T667"> <text:line-break/><text:line-break/></text:span><text:span text:style-name="T668">STERILIZZAZIONE DELL’ARIA<text:line-break/>Applicare la stessa tipologia di processo </text:span><text:span text:style-name="T679">(usando quindi condensatori)</text:span><text:span text:style-name="T668"> alla sterilizzazione dell’aria è antieconomico perché dovremmo usare aree di superfici di scambio molto grandi. <text:line-break/>Normalmente l’aria viene sterilizzata per filtrazione su filtri </text:span><text:span text:style-name="T679">fatte </text:span><text:span text:style-name="T668">di fibre di vetro, materiali sinterizzati o </text:span><text:span text:style-name="T679">di</text:span><text:span text:style-name="T668"> membrane </text:span><text:span text:style-name="T679">che devono essere secche per un funzionamento corretto.</text:span><text:span text:style-name="T668"><text:line-break/>Un’unità di filtrazione è sufficiente se ben progettata senza necessità di ulteriore riscaldamento.<text:line-break/>I filtri stessi devono essere preventivamente sterilizzati, per vapore o con metodi chimici quindi per esempio ossido di etilene, </text:span><text:span text:style-name="T679">e essiccati a 50°C</text:span><text:span text:style-name="T668">. I filtri assoluti (HEPA → High Efficiency Particulate Air filters) </text:span><text:span text:style-name="T669">sono fatti da membrane </text:span><text:span text:style-name="T680">in</text:span><text:span text:style-name="T669"> esteri cellulose </text:span><text:span text:style-name="T680">o nylon</text:span><text:span text:style-name="T669"> con porosità inferiore a 0.5 </text:span><text:span text:style-name="T1508">μ</text:span><text:span text:style-name="T678">m</text:span><text:span text:style-name="T669">. <text:line-break/>Questi possono separare tutti i batteri fino a quelli più piccoli ma non i virus. Normalmente viene messo un pre-filtro a monte del filtro per separare il particolato più grosso e quindi allungare la vita alla membrana.</text:span></text:p>
      <text:p text:style-name="P27"><text:span text:style-name="T1817">L’uscita dell’aria </text:span><text:span text:style-name="T1902">è </text:span><text:span text:style-name="T1817">satura di vapore d’acqua e trasporta degli aerosol. <text:line-break/>Questa aria in uscita viene asciugata attraverso una condensazione o semplicemente attraverso un surriscaldamento e viene filtrata in modo tale da separare gli aerosol che contengono gli organismi (bisogna sempre confinare il contenuto </text:span><text:soft-page-break/><text:span text:style-name="T1817">del bioreattore → posizionare un filtro sulla corrente d’aria d’uscita).<text:line-break/>Nel caso di processi di smaltimento di rifiuti la corrente d’uscita può contenere sostanze organiche, questi prodotti organici possono essere eliminati grazie alla combustione (che avviene a 400°C) ma se dobbiamo eliminare anche odori dobbiamo andare a 900° C oppure lavare la corrente d’uscita con delle soluzioni ossidanti (come formaldeide).<text:line-break/></text:span><text:span text:style-name="T1818">I componenti più piccoli vengono separati per ultrafiltrazione (come ad esempio l’emoglobina). <text:line-break/>Con gli ioni passiamo ad osmosi inversa.<text:line-break/></text:span><text:span text:style-name="T1819">I filtri dell’aria in ingresso sono </text:span><text:span text:style-name="T1903">d</text:span><text:span text:style-name="T1819">i: lana di vetro (filtro a spessore in cui il particolato viene trattenuto a causa della diversa inerzia di particelle rispetto alla corrente di gas quindi per impatto delle particelle sulle fibre queste vengono trattenute) o di membrana di acetato </text:span><text:span text:style-name="T1903">di </text:span><text:span text:style-name="T1819">cellulosa o di policarbonato (filtro in cui la separazione avviene per effetto della dimensione della porosità della membrana).</text:span></text:p>
      <text:p text:style-name="P28"><text:span text:style-name="T1819"><text:line-break/>I </text:span><text:span text:style-name="T1762">filtri a spessore</text:span><text:span text:style-name="T1819"> hanno un livello di saturazione oltre il quale non filtrano più e non trattengono più il materiale. <text:line-break/></text:span><text:span text:style-name="T1820">Intrappolano gli organismi nella matrice del filtro, possono operare su una separazione per dimensione o per elettrostatica (nel caso in cui vengano caricati con una differenza di potenziale). <text:line-break/>Filtri normalmente usati per i gas, trattengono le particelle con dimensioni di 0.3 </text:span><text:span text:style-name="T1981">μ</text:span><text:span text:style-name="T1904">m</text:span><text:span text:style-name="T1820"> con un’efficienza </text:span><text:span text:style-name="T1821">superiore al</text:span><text:span text:style-name="T1820"> 99.97%, usati per correnti d’uscita </text:span><text:span text:style-name="T1821">dalle unità di fermentazione o per filtrare i gas in alimentazione alla coltura di cellule in crescita. Efficaci per tutti i microrganismi. </text:span><text:span text:style-name="T1905">Sono fatti normalmente con fibre di vetro.</text:span><text:span text:style-name="T1821"><text:line-break/>I</text:span><text:span text:style-name="T1763"> filtri a membrana</text:span><text:span text:style-name="T1821"> invece sono fatti di </text:span><text:span text:style-name="T1822">esteri cellulose, </text:span><text:span text:style-name="T1821">nylon, polisolfone, policarbonato ecc. operano per taglio dimensionale, non vengono mai saturati → </text:span><text:span text:style-name="T1905">n</text:span><text:span text:style-name="T1821">on c’è mai rischio di eccedere la capacità del filtro.</text:span></text:p>
      <text:p text:style-name="P175"><text:span text:style-name="T681">I diametri dei pori sono normalmente di 0.2 </text:span><text:span text:style-name="T1508">μ</text:span><text:span text:style-name="T678">m</text:span><text:span text:style-name="T681"> per sterilizzare i liquidi ma possono arrivare anche fino a 0.02 per eliminare i virus dalle correnti gassose. </text:span><text:span text:style-name="T682">Sono usati anche per i gas (aria o CO</text:span><text:span text:style-name="T552">2</text:span><text:span text:style-name="T682">).</text:span><text:span text:style-name="T681"><text:line-break/></text:span><text:span text:style-name="T683">Esistono altri modi di sterilizzazione, come con le </text:span><text:span text:style-name="T1361">radiazioni non ionizzanti </text:span><text:span text:style-name="T683">(es. lampade UV). <text:line-break/>La loro azione germicida è legata al fatto che i raggi UV inducono mutazioni negli acidi nucleici </text:span><text:span text:style-name="T684">(specialmente nel DNA)</text:span><text:span text:style-name="T683">, efficacia molto alta ma sono radiazioni non penetranti </text:span><text:span text:style-name="T685">e quindi limitate</text:span><text:span text:style-name="T683"> alla sup </text:span><text:span text:style-name="T684">esposta</text:span><text:span text:style-name="T683">. <text:line-break/>Usati per la sterilizzazione dell’aria, </text:span><text:span text:style-name="T684">potabilizzazione dell’acqua </text:span><text:span text:style-name="T683">e per la sterilizzazione delle superfici </text:span><text:span text:style-name="T684">(laboratori, camere operatorie)</text:span><text:span text:style-name="T683"><text:line-break/>Oppure si usano r</text:span><text:span text:style-name="T1361">adiazioni ionizzanti </text:span><text:span text:style-name="T683">come i raggi gamma,</text:span><text:span text:style-name="T684"> queste causano modifiche negli acidi nucleici </text:span><text:span text:style-name="T685">sia direttamente che attraverso i radicali dell’ossigeno che vengono prodotti</text:span><text:span text:style-name="T684">. <text:line-break/>Efficacia molto alta, sono radiazioni penetranti ma costo molto alto. <text:line-break/>Applicazioni per alimenti e per attrezzature di plastica (siringhe, cateteri, pipette, piatti ecc).<text:line-break/><text:line-break/>Sterilizzazione via chimica quindi con agenti ossidanti:<text:line-break/>1) </text:span><text:span text:style-name="T686">O</text:span><text:span text:style-name="T684">ssido di etilene, molto attivo contro microrganismi e spore. </text:span><text:span text:style-name="T686">Reagisce con tutti i gruppi attivi </text:span><text:span text:style-name="T1983">(COOH, NH</text:span><text:span text:style-name="T1580">2</text:span><text:span text:style-name="T1983">, OH)</text:span><text:span text:style-name="T1984"> </text:span><text:span text:style-name="T686">bloccando l’attività enzimatica. Efficacia molto alta, usata nelle applicazioni mediche e chirurgiche, specialmente su tutti gli strumenti che non sopportano T alte come gli endoscopi. <text:line-break/>Va fatto con opportune cautele perché è un gas irritante molto esplosivo.<text:line-break/>2) Formaldeide<text:line-break/>3) Gluteraldeide</text:span><text:span text:style-name="T687"><text:line-break/><text:line-break/></text:span><text:span text:style-name="T686">Agenti anti-microbici</text:span></text:p>
      <text:p text:style-name="P25"><text:span text:style-name="T1823">Antisettici: agenti che sono sufficientemente delicati da poter essere applicati sulla pelle </text:span><text:span text:style-name="T1824">e </text:span><text:span text:style-name="T1823">mucose, sono basati su composti di mercurio, nitrato di argento, alcol e detergenti.</text:span></text:p>
      <text:p text:style-name="P176"><text:span text:style-name="T686">Disinfettanti: eliminano i microrganismi ma non le spore. Non possono essere usati su tessuti viventi e sono ad esempio candeggina, composti clorati e solfato di rame.<text:line-break/>Agenti </text:span><text:span text:style-name="T688">preservanti: inibiscono la crescita dei microrganismi nei cibi. Non devono essere tossici all’ingestione, es. solfiti dei vini.<text:line-break/></text:span><text:span text:style-name="T689">I f</text:span><text:span text:style-name="T688">attori che influenzano la scelta dell’agente anti microbico sono: natura e conc dei microrganismi, l’efficacia, i meccanismi di azione, tossicità, allergenicità e le cond</text:span><text:span text:style-name="T689">izioni</text:span><text:span text:style-name="T688"> di utilizzo.<text:line-break/></text:span><text:span text:style-name="T690">Gli </text:span><text:span text:style-name="T1362">antibiotici</text:span><text:span text:style-name="T690"> sono agenti antimicrobici prodotti dai microrganismi che uccidono o inibiscono la crescita di diversi microrganismi. </text:span><text:span text:style-name="T691">Una definizione più ampia include</text:span><text:span text:style-name="T690"> qualsiasi prodotto naturale che può </text:span><text:span text:style-name="T691">uccidere</text:span><text:span text:style-name="T690"> inibire </text:span><text:span text:style-name="T691">la crescita di differenti cellule.</text:span><text:span text:style-name="T690"><text:line-break/></text:span><text:span text:style-name="T692"><text:line-break/></text:span><text:soft-page-break/><text:span text:style-name="T692">La disinfezione serve a eliminare gli agenti patogeni </text:span><text:span text:style-name="T693">capaci di</text:span><text:span text:style-name="T692"> causare infezione o malattie.</text:span><text:span text:style-name="T693"> <text:line-break/>Elimina la carica batterica patogena. La disinfezione può essere effettuata tramite metodi fisici come il calore (a T più basse e tempi più corti rispetto a quelli della sterilizzazione) oppure con agenti chimici quindi </text:span><text:span text:style-name="T694">utilizzando </text:span><text:span text:style-name="T693">sostanze ossidanti, alogeni, saponi, detergenti sintetici e fenoli.<text:line-break/></text:span><text:span text:style-name="T695">I virus sono i più facilmente disinfettabili mentre le spore sono quelli più difficilmente disinfettabili.<text:line-break/></text:span><text:span text:style-name="T696"><text:line-break/></text:span><text:span text:style-name="T697">DETTAGLI DELLA STERILIZZAZIONE<text:line-break/>L’efficacia di una sterilizzazione viene definita sulla base di riduzione della carica dei microrganismi e con un criterio probabilistico, in particolare </text:span><text:span text:style-name="T698">con </text:span><text:span text:style-name="T697">lo sterility assurance level (</text:span><text:span text:style-name="T1471">SAL</text:span><text:span text:style-name="T697">), questo numero esprime la probabilità </text:span><text:span text:style-name="T699">che</text:span><text:span text:style-name="T697"> una singola operazione di sterilizzazione non arriv</text:span><text:span text:style-name="T699">i</text:span><text:span text:style-name="T697"> a ridurre la carica batterica al livello prefissato. <text:line-break/></text:span><text:span text:style-name="T699">Per esempio se un metodo di sterilizzazione ha un SAL di 10</text:span><text:span text:style-name="T564">3</text:span><text:span text:style-name="T699"> significa che c’è 1 possibilità su 1000 </text:span><text:span text:style-name="T700">che un organismo sopravviva al processo di sterilizzazione.</text:span><text:span text:style-name="T697"><text:line-break/></text:span><text:span text:style-name="T701">Bisogna fissare un livello di probabilità massimo di non successo dell’operazione di sterilizzazione.<text:line-break/>Quello che è misurato dal SAL non è lo stesso della riduzione della carica dei microrganismi </text:span><text:span text:style-name="T702">che </text:span><text:span text:style-name="T701">viene determinata sulla base di un’eq cinetica ed è una quantità deterministica. <text:line-break/></text:span><text:span text:style-name="T700">Infatti m</text:span><text:span text:style-name="T1932">entre il SAL misura la probabilità che gli organismi sopravvivano al processo di sterilizzazione, le misurazioni di riduzione logaritmica mostrano la quantità o la percentuale di microbi vivi eliminati dopo la sterilizzazione.</text:span><text:span text:style-name="T1906"> </text:span><text:span text:style-name="T697"><text:line-break/></text:span><text:span text:style-name="T703">In modo semplificato i due concetti </text:span><text:span text:style-name="T715">però </text:span><text:span text:style-name="T703">vengono fatti coincidere, si accetta di calcolare il SAL sulla base del criterio deterministico della riduzione della carica dei microrganismi (perché è più facile avendo delle eq cinetiche).<text:line-break/>Si assume in modo semplificato che la probabilità espressa dal SAL sia il doppio della riduzione logaritmica della carica microbica. Una riduzione di 6 ordini di grandezza corrisponde quindi ad esempio ad un SAL di 10</text:span><text:span text:style-name="T715">^</text:span><text:span text:style-name="T703">-3.<text:line-break/><text:line-break/></text:span><text:span text:style-name="T704">Il valore di D esprime la reazione cinetica alla T <text:s/>di esercizio della sterilizzazione, D è una funzione della T (perché la costante cinetica segue la legge di Arrenhius). Z esprime la sensibilità di D al variare della T → </text:span><text:span text:style-name="T705">Z è l’incremento di T necessario per aumentare di un ordine di grandezza D.<text:line-break/></text:span><text:span text:style-name="T717">Convenzionalmente</text:span><text:span text:style-name="T705"> si assume che il valore di Z per un processo di sterilizzazione a secco sia 20°C mentre con vapore condensante 10° C.</text:span><text:span text:style-name="T706"><text:line-break/>Il lethality rate (F), F</text:span><text:span text:style-name="T553">H </text:span><text:span text:style-name="T706">per sterilizzazione a secco e </text:span><text:span text:style-name="T707">F</text:span><text:span text:style-name="T554">0</text:span><text:span text:style-name="T706"> con vapore condensante, esprime il tempo equivalente che produce la stessa rid</text:span><text:span text:style-name="T708">u</text:span><text:span text:style-name="T706">zione della carica microbica alla T di riferimento </text:span><text:span text:style-name="T718">(Tb) </text:span><text:span text:style-name="T706">; questa T, ancora in maniera convenziona</text:span><text:span text:style-name="T716">le,</text:span><text:span text:style-name="T706"> è definita a 170°C per la sterilizzazione a secco e a 121°c per vapore condensante. </text:span><text:span text:style-name="T718">F=10^((T-Tb)/Z).</text:span><text:span text:style-name="T706"><text:line-break/></text:span><text:span text:style-name="T709">L’utilità di F è che se abbiamo un processo complesso, costituito da fase di raffreddamento, riscaldamento e mantenimento, ha come effetto una riduzione della carica dei microrganismi che è uguale alla somma dei lethality rate di ciascun processo. </text:span><text:span text:style-name="T710">Avendo il lethality rate si può poi determinare il grado di riduzione della carica microbica per il processo e per i microrganismi analizzati.<text:line-break/></text:span><text:span text:style-name="T707">Il valore di F</text:span><text:span text:style-name="T554">0</text:span><text:span text:style-name="T707"> è utile nella progettazione di un processo di sterilizzazione perché ci d</text:span><text:span text:style-name="T721">à</text:span><text:span text:style-name="T707"> una relazione tra l’efficacia del processo e la riduzione di carica batterica del mezzo di reazione ed è quello che ci permette di andare a misurare la riduzione logaritmica della carica batterica e quindi di poter ricavare il SAL che è quello richiesto dalle specifiche della progettazione. Per profili di T vari F</text:span><text:span text:style-name="T554">0</text:span><text:span text:style-name="T707"> può essere sommato nei diversi tratti.<text:line-break/></text:span><text:span text:style-name="T710"><text:line-break/></text:span><text:span text:style-name="T707">L’utilizzo di vapore saturo e quindi vapore condensante è più efficace del vapore secco perché il cambiamento di stato (condensazione del vapore) determina un maggiore coefficiente di scambio termico </text:span><text:span text:style-name="T720">e quindi ho la massima quantità di calore trasferito agli oggetti da sterilizzare</text:span><text:span text:style-name="T707">. <text:line-break/>Durante la sterilizzazione il calore latente viene rilasciato nella camera dell’autoclave, la cond</text:span><text:span text:style-name="T719">ensazione</text:span><text:span text:style-name="T707"> del vapore determina una diminuzione del volume che richiama altro vapore all’interno della camera. </text:span><text:span text:style-name="T719">Quindi sterilizzazione più efficace.</text:span><text:span text:style-name="T707"><text:line-break/>Il vapore secco può essere o vapore surriscaldato con il quale scaldiamo a T più elevate che non con il vapore condensante ma abbiamo trasferimento di calore meno efficace oppure possiamo avere mix con gas non condensanti (quindi mix con aria, azoto, CO</text:span><text:span text:style-name="T554">2</text:span><text:span text:style-name="T707"> </text:span><text:span text:style-name="T721">ecc</text:span><text:span text:style-name="T707">) che determinano T più basse e P più elevate.<text:line-break/><text:line-break/></text:span><text:span text:style-name="T722">U</text:span><text:span text:style-name="T707">n processo di sterilizzazione deve essere validato.<text:line-break/>Per farlo bisogna andare a misurare l’effettiva carica batterica prima o dopo l’operazione, </text:span><text:span text:style-name="T722">è un </text:span><text:span text:style-name="T707">processo lungo e difficile da eseguire anche perché bisogna determinare le possibili sorgenti di inquinamento del sistema.<text:line-break/></text:span><text:soft-page-break/><text:span text:style-name="T707">Per la validazione di un processo di sterilizzazione a seconda del tipo di materiale da sterilizzare abbiamo diversi approcci:<text:line-break/>1) per </text:span><text:span text:style-name="T724">i </text:span><text:span text:style-name="T707">materiali sensibili alla T bisogna operare la sterilizzazione alla T minima efficace, approccio di </text:span><text:span text:style-name="T724">B</text:span><text:span text:style-name="T707">ioburden ossia andiamo a misurare la conc microbica presente effettivamente nel sistema e si ricavano le cond di tempo e </text:span><text:span text:style-name="T724">le </text:span><text:span text:style-name="T707">T minime necessarie per effettuare la riduzione della con</text:span><text:span text:style-name="T724">c</text:span><text:span text:style-name="T707"> al livello prefissato.<text:line-break/>2) sistemi misti in cui non si va a misurare la carica batterica ma abbiamo un sistema di bioindicatori (e questi misurano l’efficacia dell’operazione di sterilizzazione). Approccio combinato.<text:line-break/></text:span><text:span text:style-name="T725">Gli </text:span><text:span text:style-name="T1472">indicatori biologici</text:span><text:span text:style-name="T725"> sono </text:span><text:span text:style-name="T707">preparazioni standardizzate di microrganismi specifici che sono resisten</text:span><text:span text:style-name="T711">t</text:span><text:span text:style-name="T707">i ad un particolare processo di sterilizzazione, sono sistemi standard utilizzati per la validazione. <text:line-break/>Sono sotto forma di: strisce inoculate di spore introdotte in contenitori di vetro; ampolle riempite con sospensione di spore </text:span><text:span text:style-name="T723">e</text:span><text:span text:style-name="T707"> soluzioni di spore in sospensione </text:span><text:span text:style-name="T723">di</text:span><text:span text:style-name="T707"> etanolo o acqua usate per l’inoculazione diretta delle superfici.<text:line-break/>3) per materiali resistenti e stabili alla T si usa un approccio overkill, si utilizzano dei valori di D e Z tabulati per assicurare che il nostro processo di sterilizzazione sia stato efficace. Approccio conservativo.<text:line-break/>DIFFERENZA TRA GLI APPROCCI: sta nella quantità di lavoro sperimentale per calcolare il valore di letalità (F) richiesto.<text:line-break/>Per l’approccio </text:span><text:span text:style-name="T725">B</text:span><text:span text:style-name="T707">ioburden e per quello combinato avremo valori di F tarati sul sistema e quindi più bassi mentre nell'approccio overkill si assum</text:span><text:span text:style-name="T725">o</text:span><text:span text:style-name="T707">no valori di F più elevati e quindi sterilizzazione più drastica.<text:line-break/><text:line-break/></text:span><text:span text:style-name="T1488">DOWNSTREAM</text:span><text:span text:style-name="T711"><text:line-break/>Operazioni per separare e purificare </text:span><text:span text:style-name="T726">i</text:span><text:span text:style-name="T711"> prodotti ottenuti dai processi biologici. <text:line-break/></text:span><text:span text:style-name="T712">Sistemi solitamente con composizioni chimiche complesse e indefinite. <text:line-break/>Bisogna separare solidi sospesi in liquidi che hanno delle dimensioni normalmente molto piccole. <text:line-break/>Bisogna separare solidi da liquidi o liquidi da liquidi che hanno caratteristiche simili in termini di densità specifica; le particelle sospese hanno forma variabile e le cellule possono essere sferiche oppure possono essere filamentose.<text:line-break/>L’energia necessaria per rompere la membrana cellulare può essere molto diversa. L’idrofilicità del prodotto da recuperare è normalmente alta e quindi le cellule idrofiliche sono più difficile da aggregare.<text:line-break/>Tutto ciò tenendo conto della tossicità dei mezzi di reazione.<text:line-break/>È necessario mantenere operazioni di contenimento anche nel downstream.<text:line-break/>I prodotti in general</text:span><text:span text:style-name="T727">e</text:span><text:span text:style-name="T712"> sono presenti in concentrazioni molto basse, </text:span><text:span text:style-name="T727">possono</text:span><text:span text:style-name="T713"> essere termolabil</text:span><text:span text:style-name="T727">i</text:span><text:span text:style-name="T713">, essere sensibil</text:span><text:span text:style-name="T727">i</text:span><text:span text:style-name="T713"> alle cond di processo (pH e forza ionica) e essere present</text:span><text:span text:style-name="T727">i</text:span><text:span text:style-name="T713"> con impurezze. <text:line-break/>Bisogna rispettare i requisiti di qualità del prodotto finito desiderato.<text:line-break/>Al diminuire delle dimensioni delle particelle aumentano i costi di separazione.<text:line-break/></text:span><text:span text:style-name="T714">In ciascun metodo di separazione abbiamo perdite di prodotto legate all’operazione → necessario ridurre il n° di step e aumentare la capacità di recupero di ogni step. Tanto più è difficile separare e tanto più l’operazione sarà costosa.<text:line-break/>Non ci sono delle regole teoriche consolidate per effettuare il processo di purificazione, ci si basa sull’esperienza e su delle regole di buon senso. <text:line-break/></text:span><text:span text:style-name="T728">Alcune regole empiriche sono: </text:span><text:span text:style-name="T729">il separare </text:span><text:span text:style-name="T714">prima le impurezze presenti in maggiori quantità e quelle più facili da rimuovere, per ultime invece si separano le impurezze più difficili in maniera tale da trattare minori volumi di corrente di processo. I processi che vengono scelti sono </text:span><text:span text:style-name="T729">poi </text:span><text:span text:style-name="T714">quelli per i quali la differenza della forza motrice di separazione è massima per la nostra corrente di processo e per ottimizzare la separazione si effettuano delle operazioni di separazioni basate su forze motrici diverse (per ottimizzare la purezza del prodotto).</text:span><text:span text:style-name="T711"><text:line-break/></text:span><text:span text:style-name="T714">Quindi inizialmente isoliamo il prodotto che vogliamo recuperare, </text:span><text:span text:style-name="T746">facciamo</text:span><text:span text:style-name="T714"> operazioni di concentrazione </text:span><text:span text:style-name="T729">e</text:span><text:span text:style-name="T714"> stabilizzazione del prodotto poi rimuoviamo </text:span><text:span text:style-name="T746">le </text:span><text:span text:style-name="T714">impurezze presenti in grandi quantità e infine </text:span><text:span text:style-name="T746">effettuiamo la </text:span><text:span text:style-name="T714">purificazione per ottenere </text:span><text:span text:style-name="T746">la</text:span><text:span text:style-name="T714"> purezza richiesta </text:span><text:span text:style-name="T746">dalla rimozione delle</text:span><text:span text:style-name="T714"> impurezze presenti in traccia.<text:line-break/>Quindi prima tecniche di separazione a bassa risoluzione e alta capacità di trattamento (come precipitazione, centrifugazione, filtrazione ecc) seguite da purificazioni con migliora risoluzione ma bassa capacità di trattamento (</text:span><text:span text:style-name="T730">ultra centrifugazione, adsorbimento ecc).</text:span><text:span text:style-name="T714"><text:line-break/></text:span><text:span text:style-name="T730">Esistono anche operazioni che hanno alta risoluzione e alta capacità di trattamento come l’ultra filtrazione, cromatografia su membrana e cromatografia sul letto fluido.<text:line-break/>Quindi lo scopo è quello di trovare il processo più veloce per ottenere il prodotto finale con purezza richiesta, bisogna minimizzare la </text:span><text:span text:style-name="T747">manipolazione del campione</text:span><text:span text:style-name="T730">, gli step da effettuare e utilizzare differenti tecniche (quindi forze motrici diverse) per separare impurezze di tipo diverso. Ogni tecnica offre un bilanciamento diverso tra risoluzione della separazione, velocità, efficacia e la resa dell’operazione.<text:line-break/></text:span><text:soft-page-break/><text:span text:style-name="T730">Esempi di operazioni unitarie: prima operazioni di separazione, se quello che vogliamo ottenere è un metabolita intracellulare bisogna rompere la membrana cellulare tramite metodi fisici, chimici o biologici, a questo punto bisogna effettuare la purificazione del prodotto con risoluzione medio bassa poi si effettua la purificazione ad alta risoluzione e infine, se vogliamo il prodotto sotto forma di solido, abbiamo operazioni di asciugatura.<text:line-break/>Bisogna minimizzare la perdita di prodotto all’interno di ciascun fase di operazione </text:span><text:span text:style-name="T748">per esempio s</text:span><text:span text:style-name="T1391">eleziona</text:span><text:span text:style-name="T1392">ndo</text:span><text:span text:style-name="T1391"> la procedura di estrazione in base alla fonte e alla posizione delle proteine</text:span><text:span text:style-name="T730"> <text:line-break/></text:span><text:span text:style-name="T748">B</text:span><text:span text:style-name="T730">isogna </text:span><text:span text:style-name="T748">cercare anche di </text:span><text:span text:style-name="T749">utilizzare procedure delicate per ridurre al minimo l’</text:span><text:span text:style-name="T730">acidificazione </text:span><text:span text:style-name="T749">e il rilascio di enzimi</text:span><text:span text:style-name="T730">, lavorare poco a T diverse dalla T amb, utilizzare sistemi di buffer per mantenere pH e forza ionica nei limiti che poi non denaturino il prodotto.<text:line-break/>Importante massimizzare la resa di ciascun step e tenere quanto più possibile basso il n° di step.</text:span><text:span text:style-name="T707"><text:line-break/></text:span><text:span text:style-name="T730">Il processo di downstream può essere anche molto complesso, dipende se il prodotto è intracellulare (recuperare cellule, rompere membrana ed estrarre il prodotto) o extra cellulare (semplicemente rimuoviamo la biomassa e estraiamo il prodotto). <text:line-break/>Se in queste operazioni abbiamo denaturato il prodotto dobbiamo rimaturarlo con operazione di soluzioni.<text:line-break/></text:span><text:span text:style-name="T704"><text:line-break/></text:span><text:span text:style-name="T731">Per rompere la membrana cellulare si possono usare metodi fisici quindi presse, macinazione o ultrasuoni oppure con metodi chimici e/o biologici </text:span><text:span text:style-name="T750">quindi </text:span><text:span text:style-name="T731">con uso di detergenti, enzimi, solventi, conc ad alta salinità o con <text:s/>inibitori della parete cellulare. </text:span><text:span text:style-name="T732">Altri metodi fisici </text:span><text:span text:style-name="T751">sono: </text:span><text:span text:style-name="T752">l’</text:span><text:span text:style-name="T732">uso di mulini carichi di sfere, queste causano uno stress sulla sospensione delle cellule, garantiscono la rottura della membrana cellulare; centrifuga in cui </text:span><text:span text:style-name="T752">si inietta</text:span><text:span text:style-name="T732"> la sospensione di cellule e si recupera il materiale cellulare frantumato alle pareti e il fluido di sospensione al centro della centrifuga. <text:line-break/>Le presse servono ad aumentare la </text:span><text:span text:style-name="T753">P</text:span><text:span text:style-name="T732"> del mezzo </text:span><text:span text:style-name="T753">che</text:span><text:span text:style-name="T732"> viene assoggettato ad una rapida espansione che genera uno stress sufficiente a rompere la membrana cellulare; </text:span><text:span text:style-name="T753">i</text:span><text:span text:style-name="T732">l flusso viene indirizzato su dei piatti bersaglio che causano la rottura.<text:line-break/><text:line-break/></text:span><text:span text:style-name="T733">PROCESSI DI SEPARAZIONE<text:line-break/>Possono essere separazioni reattive o estrattive, il costo della separazione dipende dalle concentrazioni del prodotto nella massa reagente e dal livello di delicatezza per non denaturare il prodotto e il livello di purezza richiesta.<text:line-break/>Possiamo operare in cond di equilibrio o non equilibrio.<text:line-break/></text:span><text:span text:style-name="T734">La separazione può essere effettuata a stadi controcorrente, equicorrente o correnti incrociate.<text:line-break/></text:span><text:span text:style-name="T754">I parametri da considerare sono forma, dimensione, carica, polarità, solubilità, volatilità e mobilità dei prodotti.</text:span><text:span text:style-name="T734"><text:line-break/><text:line-break/></text:span><text:span text:style-name="T1364">SEPARAZIONE DEI SOLIDI</text:span><text:span text:style-name="T734"><text:line-break/></text:span><text:span text:style-name="T755">È</text:span><text:span text:style-name="T734"> </text:span><text:span text:style-name="T755">un’operazione</text:span><text:span text:style-name="T734"> difficile perché c’è una piccola differenza </text:span><text:span text:style-name="T735">di</text:span><text:span text:style-name="T734"> densità tra i prodotti cellular</text:span><text:span text:style-name="T735">i</text:span><text:span text:style-name="T734"> </text:span><text:span text:style-name="T735">(presente in bas</text:span><text:span text:style-name="T755">s</text:span><text:span text:style-name="T735">e conc e con dimensioni piccole) </text:span><text:span text:style-name="T734">e il </text:span><text:span text:style-name="T735">mezzo di fermentazione</text:span><text:span text:style-name="T734">, </text:span><text:span text:style-name="T756">inoltre l</text:span><text:span text:style-name="T755">a</text:span><text:span text:style-name="T735"> reologia del mezzo è molto importante perché può complicare l’operazione e anche la compressibilità del solido introduce ulteriori complessità.</text:span><text:span text:style-name="T755"> </text:span><text:span text:style-name="T735"><text:line-break/>La separazione dei solidi si </text:span><text:span text:style-name="T756">può</text:span><text:span text:style-name="T735"> effettuare tramite flottazione </text:span><text:span text:style-name="T736">(facciamo galleggiare il prodotto solido e lo recuperiamo)</text:span><text:span text:style-name="T735"> o sedimentazion</text:span><text:span text:style-name="T736">e (prodotto solido si accumula alla base </text:span><text:span text:style-name="T757">e</text:span><text:span text:style-name="T736"> </text:span><text:span text:style-name="T737">come forza motrice ho l’accelerazione di gravità</text:span><text:span text:style-name="T736">).<text:line-break/>Dopo il processo di fermentazione le cellule sono leggere e generalmente hanno cariche superficiali, non c’è aggregazione o al massimo bassa aggregazione (per far avvenire la separazione bisogna forzare l’aggregazione per favorire la sedimentazione del materiale solido). <text:s/>Modifichiamo il pH, aggiungiamo dei coagulanti (sali inorganici o polimeri elettroliti) o dei flocculanti che effettuano un cross linking tra le diverse superfici.<text:line-break/>La </text:span><text:span text:style-name="T1363">filtrazione</text:span><text:span text:style-name="T736"> è resa difficile dall’incomp</text:span><text:span text:style-name="T738">ressi</text:span><text:span text:style-name="T736">bilità delle cellule e dalle caratteristiche non newtoniane del mezzo di </text:span><text:span text:style-name="T738">prodotto di reazione. Durante la filtrazione a causa della sua incompressibilità l’aumento di P può causare una diminuzione della velocità di filtrazione a causa della porosità della torta di filtrazione.<text:line-break/></text:span><text:span text:style-name="T740">Tanto più piccole sono le dimensioni delle particelle che vogliamo separare e tanto più è costosa l’operazione.<text:line-break/>Per dimensionare l’operazione di filtrazione dobbiamo stimarne la velocità </text:span><text:span text:style-name="T1393">ovvero la velocità con cui viene raccolto il filtrato liquido.<text:line-break/></text:span><text:span text:style-name="T1394">Alcune considerazioni: 1) </text:span><text:span text:style-name="T1395">p</text:span><text:span text:style-name="T740">er una certa differenza di P la velocità di filtrazione è più alta all’inizio dell’operazione: </text:span><text:span text:style-name="T758">ho </text:span><text:span text:style-name="T740">meno resistenza prima della formazione di deposito </text:span><text:span text:style-name="T758">2)</text:span><text:span text:style-name="T740"> l’orientazione delle particelle nella torta di filtrazione può influenzare la struttura e la permeabilità del letto di filtrazione </text:span><text:span text:style-name="T758">3) u</text:span><text:span text:style-name="T741">na P eccessiva all’inizio del processo può causare l’otturazione del filtro e quindi delle resistenze alla filtrazione molto elevate </text:span><text:span text:style-name="T758">4) l</text:span><text:span text:style-name="T741">a resistenza del filtro può essere considerata costante soltanto se le particelle </text:span><text:span text:style-name="T739">da filtrare</text:span><text:span text:style-name="T741"> non permeano </text:span><text:span text:style-name="T739">n</text:span><text:span text:style-name="T741">ella membrana </text:span><text:span text:style-name="T758">5) l</text:span><text:span text:style-name="T739">a resistenza del letto </text:span><text:soft-page-break/><text:span text:style-name="T739">filtrazione aumenta all’aumentare dello spessore.<text:line-break/></text:span><text:span text:style-name="T759">La v</text:span><text:span text:style-name="T739">elocità di filtrazione </text:span><text:span text:style-name="T759">è </text:span><text:span text:style-name="T742">direttamente proporzionale </text:span><text:span text:style-name="T739">all’area filtrante </text:span><text:span text:style-name="T742">e alla differenza di P a cavallo del filtro e inversamente proporzionale alla viscosità del fluido, resistenza specifica del letto di filtrazione, massa e resistenza della membrana di filtrazione → </text:span><text:span text:style-name="T743">per aumentare velocità aumento A (sistemi più grandi sistemi costosi), aumento </text:span><text:span text:style-name="T1509">Δ</text:span><text:span text:style-name="T743">P (per materiali compressibili può essere controproducente perché potremmo avere intasamento della membrana e diminuzione della porosità della torta di filtrazione</text:span><text:span text:style-name="T744">), riduco la massa della torta riducendo il suo spessore (viene effettuat</text:span><text:span text:style-name="T761">o</text:span><text:span text:style-name="T744"> nella </text:span><text:span text:style-name="T761">rotazione</text:span><text:span text:style-name="T744"> continua su tamburo </text:span><text:span text:style-name="T760">perché </text:span><text:span text:style-name="T744">viene ripulito il filtro ad ogni rotazione del tamburo) oppure ridurre viscosità del filtrato </text:span><text:span text:style-name="T762">attraverso una diluizione.</text:span><text:span text:style-name="T744"><text:line-break/><text:line-break/>I sistemi di filtrazione industriale sono due. </text:span><text:span text:style-name="T764">P</text:span><text:span text:style-name="T745">er </text:span><text:span text:style-name="T761">i r</text:span><text:span text:style-name="T745">eattori batch </text:span><text:span text:style-name="T744">a</text:span><text:span text:style-name="T762">bbiamo la</text:span><text:span text:style-name="T744"> </text:span><text:span text:style-name="T1473">filtropress</text:span><text:span text:style-name="T1474">a</text:span><text:span text:style-name="T744"> in cui il materiale da filtrare è iniettato al centro della press</text:span><text:span text:style-name="T762">a</text:span><text:span text:style-name="T744"> e riempe le </text:span><text:span text:style-name="T762">diverse </text:span><text:span text:style-name="T744">camere, dopodiché viene applicata una P, </text:span><text:span text:style-name="T762">il </text:span><text:span text:style-name="T744">sistema </text:span><text:span text:style-name="T762">viene </text:span><text:span text:style-name="T744">compresso e </text:span><text:span text:style-name="T762">il</text:span><text:span text:style-name="T744"> materiale </text:span><text:span text:style-name="T764">viene</text:span><text:span text:style-name="T744"> filtrato sulle tele dei diversi piatti, </text:span><text:span text:style-name="T762">in alcuni casi è possibile avere delle</text:span><text:span text:style-name="T744"> membrane </text:span><text:span text:style-name="T762">che possiamo gonfiare con</text:span><text:span text:style-name="T744"> aria per schiacciare </text:span><text:span text:style-name="T762">ulteriormente</text:span><text:span text:style-name="T744"> il pannello di filtrazione e spremere nuovamente il filtrato.<text:line-break/></text:span><text:span text:style-name="T762">Abbiamo il serbatoio di accumulo </text:span><text:span text:style-name="T763">del materiale da filtrare, lo alimentiamo al filtropressa, mandiamo in pressione il filtropressa e recuperiamo il filtrato. <text:line-break/>A operazione terminata apriamo il filtropressa, laviamo i pannelli e li recuperiamo.</text:span></text:p>
      <text:p text:style-name="P177"><text:span text:style-name="T762">L’o</text:span><text:span text:style-name="T745">perazione continua </text:span><text:span text:style-name="T762">invece è</text:span><text:span text:style-name="T745"> </text:span><text:span text:style-name="T763">effettuata</text:span><text:span text:style-name="T745"> </text:span><text:span text:style-name="T763">su</text:span><text:span text:style-name="T745"> </text:span><text:span text:style-name="T1475">tamburi filtranti</text:span><text:span text:style-name="T745">, tamburi a</text:span><text:span text:style-name="T763">lla</text:span><text:span text:style-name="T745"> cui superficie </text:span><text:span text:style-name="T765">v</text:span><text:span text:style-name="T766">iene posizionat</text:span><text:span text:style-name="T765">a</text:span><text:span text:style-name="T766"> </text:span><text:span text:style-name="T745">la tela filtrante </text:span><text:span text:style-name="T765">e </text:span><text:span text:style-name="T767">che</text:span><text:span text:style-name="T745"> sono parzialmente immersi nel materiale da filtrare; questi tamburi ruotano raccogliendo il materiale solido sulla </text:span><text:span text:style-name="T766">loro </text:span><text:span text:style-name="T745">superficie durante la fase di immersione poi </text:span><text:span text:style-name="T768">la torta </text:span><text:span text:style-name="T766">di filtrazione</text:span><text:span text:style-name="T745"> viene lavat</text:span><text:span text:style-name="T766">a, </text:span><text:span text:style-name="T745">seccat</text:span><text:span text:style-name="T766">a</text:span><text:span text:style-name="T745"> e staccat</text:span><text:span text:style-name="T766">a</text:span><text:span text:style-name="T745"> dalla sup di filtrazione prima che questa rientri nel mezzo da filtrare. <text:line-break/></text:span><text:span text:style-name="T766">La torta di filtrazione </text:span><text:span text:style-name="T769">si forma durante la parte di sommersione quindi </text:span><text:span text:style-name="T770">diventa </text:span><text:span text:style-name="T769">via</text:span><text:span text:style-name="T766"> via sempre più </text:span><text:span text:style-name="T769">spessa. </text:span><text:span text:style-name="T745"><text:line-break/></text:span><text:span text:style-name="T768">Con i tamburi abbiamo una rigenerazione continua della superficie filtrata (ottimo per le operazioni continue).<text:line-break/></text:span><text:span text:style-name="T771">Per aumentare la superficie </text:span><text:span text:style-name="T764">di filtrazione si possono</text:span><text:span text:style-name="T771"> utilizz</text:span><text:span text:style-name="T764">are</text:span><text:span text:style-name="T771"> dischi ruotanti, </text:span><text:span text:style-name="T764">il</text:span><text:span text:style-name="T771"> </text:span><text:span text:style-name="T764">funzionamento</text:span><text:span text:style-name="T771"> </text:span><text:span text:style-name="T770">è </text:span><text:span text:style-name="T771">analogo: ho dei coltelli raschiatori </text:span><text:span text:style-name="T764">su ciascun disco in modo da rigenerare la su filtrante</text:span><text:span text:style-name="T771"> prima della nuova immersione nel mezzo.<text:line-break/><text:line-break/>La </text:span><text:span text:style-name="T1365">centrifugazione</text:span><text:span text:style-name="T771"> ha come forza motrice una differenza di densità tra il mezzo sospendente e ciò che dobbiamo separare. </text:span><text:span text:style-name="T772">Possiamo separare sia delle particelle dei componenti subcellulari che anche proteine e DNA.<text:line-break/>I</text:span><text:span text:style-name="T771"> parametri che influenzano </text:span><text:span text:style-name="T772">l’efficacia di </text:span><text:span text:style-name="T771">quest’operazione sono la dimensione, forma, densità e viscosità del mezzo che dobbiamo filtrare.<text:line-break/></text:span><text:span text:style-name="T773">Una centrifuga viene definita sul</text:span><text:span text:style-name="T737"> </text:span><text:span text:style-name="T773">numero Z che è il rapporto tra l’accelerazione centrifuga e l’accelerazione di gravità, è una funzione del raggio della centrifuga e </text:span><text:span text:style-name="T774">del</text:span><text:span text:style-name="T775"> quadrato della</text:span><text:span text:style-name="T773"> velocità angolare. </text:span><text:span text:style-name="T774">L</text:span><text:span text:style-name="T771">a velocità di centrifugazione dipende dal diametro delle particelle, </text:span><text:span text:style-name="T737">dall’accelerazione centrifuga, differenza di densità e la viscosità del mezzo.<text:line-break/></text:span><text:span text:style-name="T773">Le centrifughe </text:span><text:span text:style-name="T774">industriali</text:span><text:span text:style-name="T773"> hanno uno Z che varia da 300 a 16000 mentre per le scale da laboratorio arriva fino a 5</text:span><text:span text:style-name="T775">0</text:span><text:span text:style-name="T773">0000.</text:span><text:span text:style-name="T737"> </text:span><text:span text:style-name="T776">L’alimentazione della centrifuga avviene sull’asse, recuperiamo il solido alle pareti e il liquido chiarificato </text:span><text:span text:style-name="T777">viene</text:span><text:span text:style-name="T776"> estratto dal collo della centrifuga.<text:line-break/>Le operazioni di centrifugazioni sono più costos</text:span><text:span text:style-name="T774">e</text:span><text:span text:style-name="T776"> della filtrazione ma sono anche più efficienti.<text:line-break/>L’efficacia è peggiorata da un’elevata viscosità dello slurry. </text:span><text:span text:style-name="T778">Il controllo della T all’interno della centrifuga è difficile, abbiamo rischio di danneggiare materiali termolabili → non utilizziamo materiali termolabili.<text:line-break/><text:line-break/></text:span><text:span text:style-name="T779">SEPARAZIONE DEI PRODOTTI</text:span><text:span text:style-name="T780"><text:line-break/>Per effettuare la </text:span><text:span text:style-name="T1366">precipitazione</text:span><text:span text:style-name="T780"> dobbiamo aggregare le particelle e favorirne la sedimentazione. <text:line-break/>La precipitazione dipende dalla solubilità quindi dal pH e dalla forza ionica della soluzione. <text:line-break/></text:span><text:span text:style-name="T779">S</text:span><text:span text:style-name="T780">e abbiamo pH elevati la superficie </text:span><text:span text:style-name="T781">della proteina</text:span><text:span text:style-name="T780"> è ossidril</text:span><text:span text:style-name="T781">a</text:span><text:span text:style-name="T780">ta, </text:span><text:span text:style-name="T781">la sup delle proteine è carica negativamente e tendono a respingersi per effetto elettrostatico; a pH basso le sup sono protonate quindi cariche positivamente e si respingono nuovamente non aggregandosi. In prossimità del punto isoelettrico (punto in cui carica </text:span><text:span text:style-name="T779">potenziale </text:span><text:span text:style-name="T781">superficiale = 0) non si ha effetto di repulsione elettrostatica, le diverse molecole possono avvicinarsi e interagire </text:span><text:span text:style-name="T779">per effetto</text:span><text:span text:style-name="T781"> </text:span><text:span text:style-name="T779">del</text:span><text:span text:style-name="T781">le forze di Van der Waals </text:span><text:span text:style-name="T779">e quindi aggregarsi tra di loro. <text:line-break/></text:span><text:span text:style-name="T781">Quindi possiamo causare la precipitazione andando a modificare il pH </text:span><text:span text:style-name="T782">(in prossimità del punto isoelettrico). <text:line-break/></text:span><text:span text:style-name="T781">Anche la forza ionica influenza la precipitazione poiché la costante dielettrica del mezzo nel quale il sistema è disciolto diminuisce la distanza di interazione e quindi riduce le forze di dispersione e quindi all’aumentare della forza ionica la solubilità diminuisce.<text:line-break/><text:line-break/></text:span><text:soft-page-break/><text:span text:style-name="T781">P</text:span><text:span text:style-name="T783">rocessi di </text:span><text:span text:style-name="T1367">elettroforesi</text:span><text:span text:style-name="T783"> in cui </text:span><text:span text:style-name="T784">come forza motrice ho il campo elettrico. Il sistema è basato sulla carica, forme e proprietà del mezzo di separazione. Può essere effettuato in un mezzo liquido o in un gel.<text:line-break/><text:line-break/>L</text:span><text:span text:style-name="T1368">’estrazione liquido liquido</text:span><text:span text:style-name="T784"> riguarda il trasferimento di soluto da un liquido all’altro e dipende dal coefficiente di ripartizione del soluto nei due diversi solvent</text:span><text:span text:style-name="T785">i.</text:span><text:span text:style-name="T784"><text:line-break/>Viene utilizzat</text:span><text:span text:style-name="T786">o</text:span><text:span text:style-name="T784"> quando </text:span><text:span text:style-name="T787">il </text:span><text:span text:style-name="T784">soluto e </text:span><text:span text:style-name="T788">il </text:span><text:span text:style-name="T784">solvente hanno volatilità simile (non posso effettuare una distillazione), il soluto è termolabile, sol e solv formano mi</text:span><text:span text:style-name="T787">scele</text:span><text:span text:style-name="T784"> azeotropic</text:span><text:span text:style-name="T787">he</text:span><text:span text:style-name="T784"> oppure quando la con</text:span><text:span text:style-name="T789">c</text:span><text:span text:style-name="T784"> di soluto è bassa.<text:line-break/></text:span><text:span text:style-name="T789">È u</text:span><text:span text:style-name="T790">sato per purificare gli antibiotici, </text:span><text:span text:style-name="T787">prodotti naturali e</text:span><text:span text:style-name="T791"> coloranti.<text:line-break/>I due solventi </text:span><text:span text:style-name="T790">devono essere immiscibili tra di loro </text:span><text:span text:style-name="T791">in modo da separarsi facilmente</text:span><text:span text:style-name="T790">.<text:line-break/>Tipicamente costituito da due fasi acquose o non acquose </text:span><text:span text:style-name="T791">come acqua e acetone o acqua e cloroformio.<text:line-break/></text:span><text:span text:style-name="T790">Possono essere anche sistemi immiscibili di due fasi acquose. </text:span><text:span text:style-name="T791">Operazione effettuata con miscelazione e contat</text:span><text:span text:style-name="T792">t</text:span><text:span text:style-name="T788">ament</text:span><text:span text:style-name="T791">o delle due fasi che poi vengono lasciate separa</text:span><text:span text:style-name="T788">r</text:span><text:span text:style-name="T791">e e vengono divise tra di loro; se i solventi sono completamente miscibili tra di loro non possono essere usati per l’estrazione, </text:span><text:span text:style-name="T792">devono essere immiscibili o almeno parzialmente immiscibili.</text:span><text:span text:style-name="T790"><text:line-break/></text:span><text:span text:style-name="T793">La velocità dipende dal coefficiente di trasporto, sup</text:span><text:span text:style-name="T792">erficie</text:span><text:span text:style-name="T793"> di scambio e dalla differenza di conc tra le due fasi.<text:line-break/></text:span><text:span text:style-name="T794">Bisogna aumentare l’area di contatto quindi è </text:span><text:span text:style-name="T793">utile agitare bene i due solventi per favorirne il contatto </text:span><text:span text:style-name="T794">tra le due fasi, usiamo un sistema miscelato e dei </text:span><text:span text:style-name="T793">sistemi con flusso controcorrente, sistemi agitati o</text:span><text:span text:style-name="T794">ppure facciamo contattare il sistema attraverso una</text:span><text:span text:style-name="T793"> struttura porosa. <text:line-break/></text:span><text:span text:style-name="T794">Inizialmente il prodotto è contenuto tutto nella fase acquosa, la contattiamo con un solvente, inizialmente la conc di solvente è uguale a 0, dopo contattamento la conc del prodotto nel solvente è data dal coefficiente di ripartizione del prodotto nel sol</text:span><text:span text:style-name="T795">uto tra la fase acquosa e il solvente.</text:span><text:span text:style-name="T793"><text:line-break/></text:span><text:span text:style-name="T796">La coalescenza e la separazione delle fasi avviene per differenza di densità </text:span><text:span text:style-name="T797">e possono</text:span><text:span text:style-name="T796"> essere favorit</text:span><text:span text:style-name="T797">e</text:span><text:span text:style-name="T796"> dalla forza centrifuga o dalla presenza di membrana.<text:line-break/></text:span><text:span text:style-name="T798">Sostanzialmente a</text:span><text:span text:style-name="T795">bbiamo un recipiente agitato nel quale </text:span><text:span text:style-name="T798">effettuiamo il</text:span><text:span text:style-name="T795"> contattamento che </text:span><text:span text:style-name="T798">massimizza la sup di contatto e poi una zona di separazione, questo può avvenire in batch con equipaggiamento semplice ed è facile fare i conti di dimensionamento però per sistemi di larga scala non è pratico. <text:line-break/>Si può usare lo stesso schema con un processo continuo quindi </text:span><text:span text:style-name="T799">con </text:span><text:span text:style-name="T798">alimentazione continua del mezzo da separare e poi un separatore continuo che può essere ad esempio a pacchi </text:span><text:span text:style-name="T799">lamellari che facilità la coalescenza e la separazione delle due fasi.</text:span><text:span text:style-name="T796"> </text:span><text:span text:style-name="T800">Il sistema può essere effettuato in controcorrente </text:span><text:span text:style-name="T799">in modo tale da</text:span><text:span text:style-name="T800"> massimizzare </text:span><text:span text:style-name="T799">in ciascun stadio </text:span><text:span text:style-name="T800">la forza motrice </text:span><text:span text:style-name="T799">che è data dalla</text:span><text:span text:style-name="T800"> differenza di concentrazione tra i due solventi. <text:line-break/>Il processo può essere effettuato su colonna: a riempimento o a piatti perforat</text:span><text:span text:style-name="T786">i</text:span><text:span text:style-name="T800">. <text:line-break/></text:span><text:span text:style-name="T799">Si possono avere sistemi di agitazione per favorire la miscelazione dei fluidi oppure piatti perforati.</text:span><text:span text:style-name="T800"><text:line-break/>Un sistema diffuso è il contatore Podbielniak, una colonna a piatti perforati in cui la separazione tra i due solventi viene favorita dalla centrifugazione. </text:span><text:span text:style-name="T801">È sostanzialmente un separatore che ruota attorno alla testa della colonna. <text:line-break/>I liquidi vengono forzati nel loro movimento controcorrente attraverso delle separazion</text:span><text:span text:style-name="T802">i</text:span><text:span text:style-name="T801">, elevata sup di scambio, molto contatto tra i due liquidi. </text:span><text:span text:style-name="T803">Fluido pesante introdotto assialmente mentre </text:span><text:span text:style-name="T802">il</text:span><text:span text:style-name="T803"> fluido leggero tangenzialmente.<text:line-break/></text:span><text:span text:style-name="T1933">A causa della forza centrifuga e della differenza di densità, il liquido pesante viene spinto verso </text:span><text:span text:style-name="T1936">le pareti</text:span><text:span text:style-name="T1933">. <text:line-break/>Quando il liquido pesante si propaga attraverso le perforazioni, sposta un uguale volume di liquido leggero verso </text:span><text:span text:style-name="T1934">l’albero</text:span><text:span text:style-name="T1933">. I due liquidi che scorrono in controcorrente sono costretti </text:span><text:span text:style-name="T1935">ad </text:span><text:span text:style-name="T1933">un contatto intenso. <text:line-break/>Il liquido leggero viene raccolto all'albero e il liquido pesante viene raccolto </text:span><text:span text:style-name="T1935">sulle pareti</text:span><text:span text:style-name="T1933">. </text:span><text:span text:style-name="T803"><text:line-break/>Vantaggio: asse di rotazione orizzontale → migliore stabilità del sistema, supporta meglio i sbilanciamenti della centrifuga. </text:span><text:span text:style-name="T804">Ha dimensioni ridotti e seppur il costo sia elevato è altamente efficiente nel ridurre i tempi di separazione.</text:span><text:span text:style-name="T803"><text:line-break/>Il sistema </text:span><text:span text:style-name="T824">ha delle tenute meccaniche che facilità l’operazione </text:span><text:span text:style-name="T803">ermetic</text:span><text:span text:style-name="T824">a</text:span><text:span text:style-name="T803"> </text:span><text:span text:style-name="T823">ed è un</text:span><text:span text:style-name="T803"> sistema automatizzato che può essere condott</text:span><text:span text:style-name="T802">o </text:span><text:span text:style-name="T803">con una minima supervisione. <text:line-break/></text:span><text:span text:style-name="T824">Può essere anche organizzato in maniera tale da semplificare la supervisione e la pulizia del sistema.<text:line-break/>Esempio: estrazione liquido liquido della penicillina in una fase organica, dopo averlo fatto dobbiamo rinaturarla in maniera tale da ripristinare l’efficacia del materiale e lo si fa utilizzando una soluzione di carbonato d’ammonio.<text:line-break/>Ripristiniamo e riestraiamo la penicil</text:span><text:span text:style-name="T825">l</text:span><text:span text:style-name="T824">ina in questa situazione → abbiamo effettuato una conc di penicillina.</text:span><text:span text:style-name="T803"><text:line-break/><text:line-break/></text:span><text:span text:style-name="T805">L’</text:span><text:span text:style-name="T1369">evaporazione</text:span><text:span text:style-name="T805"> non è adatt</text:span><text:span text:style-name="T826">a</text:span><text:span text:style-name="T805"> a prodotti termolabili </text:span><text:span text:style-name="T825">per i quali bisogna </text:span><text:span text:style-name="T805">ridu</text:span><text:span text:style-name="T825">rre il </text:span><text:span text:style-name="T805"><text:s/>tempo di residenza </text:span><text:span text:style-name="T825">e</text:span><text:span text:style-name="T805"> aument</text:span><text:span text:style-name="T825">are</text:span><text:span text:style-name="T805"> sup di scambio termico </text:span><text:span text:style-name="T825">per ridurre le T necessarie. Utilizzata per la conc di succhi di frutta o delle puree vegetali nella forma di evaporatori su strato sottile, ci sono dei sistemi di agitazione che rinnovano lo strato sottile in maniera tale da evitare accumuli e degradazione termica del prodotto.</text:span><text:span text:style-name="T801"><text:line-break/></text:span><text:soft-page-break/><text:span text:style-name="T1489">PURIFICAZIONE</text:span><text:span text:style-name="T806"><text:line-break/>Il </text:span><text:span text:style-name="T807">metodo</text:span><text:span text:style-name="T806"> di purificazione dipende dal tipo di processo, se si usano larghi o piccoli V, tipo di materiale cellulare, concentrazione di prodotto nel brodo di cultura di fermentazione, forza motrice da utilizzare (dimensioni delle particelle, densità, differenze di affinità o solubilità).<text:line-break/>Tanto più abbiamo delle soluzioni diluite, V piccoli e delle basse conc e tanto più i costi aumentano e l’influenza del downstream aumenta rispetto al costo del processo globale.<text:line-break/>La facilità di effettuare l’operazione dipende dalle cond del brodo di cultura e in particolare dalla viscosità.<text:line-break/></text:span><text:span text:style-name="T808">È anche importante la conc di prodotto nella corrente d’uscita dalla bioreazione. All’aumentare della diluizione del prodotto aumentano i costi di sep</text:span><text:span text:style-name="T809">a</text:span><text:span text:style-name="T808">razione e quindi aumenta il costo di vendita del materiale. <text:line-break/></text:span><text:span text:style-name="T810">I processi di </text:span><text:span text:style-name="T1370">purificazione su membrana</text:span><text:span text:style-name="T810"> sono diffusi e avvengono separando il prodotto su una membrana che è un</text:span><text:span text:style-name="T827">a barriera sottile fatta di un</text:span><text:span text:style-name="T810"> materiale </text:span><text:span text:style-name="T1396">che consente il passaggio selettivo di specie diverse attraverso di essa.</text:span><text:span text:style-name="T810"><text:line-break/>Un processo a membrana è anche un processo a filtrazione, </text:span><text:span text:style-name="T828">tuttavia un filtro può trattenere solo particelle sospese mentre una membrana può separare anche molecole/ioni disciolti </text:span><text:span text:style-name="T829">in soluzione.</text:span><text:span text:style-name="T810"><text:line-break/></text:span><text:span text:style-name="T828">La selettività </text:span><text:span text:style-name="T829">è dovuta</text:span><text:span text:style-name="T828"> alla forma, dimensione, carica elettrostatica, diffusività, interazioni fisico chimiche, volatilità e polarità/solubilità.<text:line-break/></text:span><text:span text:style-name="T810">Le prestazioni </text:span><text:span text:style-name="T829">invece </text:span><text:span text:style-name="T810">dipendono da: resistenza a P, tanto più cerco di separare particelle di piccole dimensioni tanto maggiore è la P che devo esercitare, resistenza chimica al pH e ai solventi, permeabilità a ioni e molecole, porosità (capacità di trasferire il permeato) e proprietà elettriche (per fenomeni di filtrazione elettrostatica).<text:line-break/></text:span><text:span text:style-name="T830">Schema di processo di filtrazione tangenziale: ho il flusso di materiale che scorre all’interno di un tubo, ho la membrana, </text:span><text:span text:style-name="T840">i</text:span><text:span text:style-name="T830"> solidi si accumulano sulla superficie d</text:span><text:span text:style-name="T840">i questa</text:span><text:span text:style-name="T830"> e il permeato attraversa la membrana.<text:line-break/>I parametri di processo che influenzano l’efficacia </text:span><text:span text:style-name="T840">di </text:span><text:span text:style-name="T830">questo modo di separazione sono: la differenza di P a cavallo della membrana, il gradiente di concentrazione, il potenziale chimico, la P osmotica, campo elettrico, campo magnetico, P parziale e il gradiente di pH. </text:span><text:span text:style-name="T810"><text:line-break/></text:span><text:span text:style-name="T811">Le membrane sono dei setti semi permeabili. </text:span><text:span text:style-name="T841">P</text:span><text:span text:style-name="T811">ossono essere fatte a partire da materiali polimerici, </text:span><text:span text:style-name="T830">ottenuti per precipitazione in fase vapore, </text:span><text:span text:style-name="T831">precipitazione per evaporazione, precipitazione per immersione, per precipitazione termica</text:span><text:span text:style-name="T811"> </text:span><text:span text:style-name="T841">o</text:span><text:span text:style-name="T831"> con altri metodi come stretching, sinterizzazione, slip casting o procedure di leaching.<text:line-break/>Leaching significa avere una fibra di polimero, lo bombardo con una radiazione di ioni e poi effettuo una operazione di leaching in modo da ottenere nella membrana delle porosità a dimensione e densità controllate → controllo la permeabilità e diametro dei pori scegliendo il </text:span><text:span text:style-name="T832">tipo</text:span><text:span text:style-name="T831"> </text:span><text:span text:style-name="T832">di </text:span><text:span text:style-name="T831">leaching dopo aver fatto bombardamento ionico della membrana.</text:span><text:span text:style-name="T811"><text:line-break/></text:span><text:span text:style-name="T812">Un processo di separazione a membrana viene utilizzato per: la </text:span><text:span text:style-name="T832">concentrazione del prodotto cioè la </text:span><text:span text:style-name="T812">rimozione del solvente, </text:span><text:span text:style-name="T832">la chiarificazione cioè la rimozione di particelle da un fluido come sterilizzazione dove le particelle solide sono i microrganismi, rimozione di un soluto dal solvente come desalinizzazione, demineralizzazione, </text:span><text:span text:style-name="T833">dialisi, operazione di frazionamento quindi separazione di un soluto da un altro soluto, operazione </text:span><text:span text:style-name="T834">di separazione di gas da un altro o operazione di pervaporazione cioè rimozione delle frazioni volatili dalle frazioni non volatili.</text:span><text:span text:style-name="T832"><text:line-break/></text:span><text:span text:style-name="T834">I materiali delle membrane possono essere polimeri organici, i più utilizzati sono </text:span><text:span text:style-name="T835">polisolfoni </text:span><text:span text:style-name="T842">e</text:span><text:span text:style-name="T835"> cellulose (si scelgono in funzione della chimica dell’ambiente, la membrana deve essere resistente alle cond di processo) oppure possono esserci membrane inorganiche ottenute attraverso sinterizzazione delle polveri, allumine, vetro borosilicato, carbonio attivi ecc.</text:span><text:span text:style-name="T812"><text:line-break/></text:span><text:span text:style-name="T813">Le membrane possono essere isotropiche </text:span><text:span text:style-name="T835">micro</text:span><text:span text:style-name="T813">porose, possono essere costituite da polimeri che hanno </text:span><text:span text:style-name="T835">dei </text:span><text:span text:style-name="T813">gruppi funzionali ionici </text:span><text:span text:style-name="T835">e</text:span><text:span text:style-name="T813"> quindi sono </text:span><text:span text:style-name="T835">membrane elettricamente</text:span><text:span text:style-name="T813"> carich</text:span><text:span text:style-name="T835">e <text:s/>che servono a separare i prodotti in funzione della loro densità di carica,</text:span><text:span text:style-name="T813"> membrane asimmetriche in cui la porosità varia nello spessore della membrana oppure membrane liquide supportate in cui </text:span><text:span text:style-name="T836">si ha</text:span><text:span text:style-name="T813"> una matrice polimerica i cui pori sono ri</text:span><text:span text:style-name="T814">e</text:span><text:span text:style-name="T813">mpiti del liquido che effettua la separazione.<text:line-break/>Il processo di filtrazione può essere dead end</text:span><text:span text:style-name="T836"> </text:span><text:span text:style-name="T813">in cui facciamo percolare la sospensione attraverso una membran</text:span><text:span text:style-name="T836">a filtrante </text:span><text:span text:style-name="T813">e recuperiamo il filtrato da sotto altrimenti si possono effettuare operazioni cross flow </text:span><text:span text:style-name="T836">nel quale</text:span><text:span text:style-name="T813"> abbiamo un tubo permeabile nella quale </text:span><text:span text:style-name="T843">si fa</text:span><text:span text:style-name="T813"> passare la sospensione, </text:span><text:span text:style-name="T843">si recupera</text:span><text:span text:style-name="T813"> </text:span><text:span text:style-name="T836">l’estremità del tubo e il</text:span><text:span text:style-name="T813"> </text:span><text:span text:style-name="T815">filtrato </text:span><text:span text:style-name="T836">è recuperato</text:span><text:span text:style-name="T813"> all’e</text:span><text:span text:style-name="T836">sterno</text:span><text:span text:style-name="T813"> del tubo.<text:line-break/><text:line-break/></text:span><text:span text:style-name="T837">In funzione della larghezza dei pori quindi delle dimensioni del materiale da separare abbiamo diversi tipi di processi che sfruttano le membrana: abbiamo filtrazione convenzionale che arriva fino a qualche decina di </text:span><text:span text:style-name="T1510">μ</text:span><text:span text:style-name="T838">m</text:span><text:span text:style-name="T837">, operazione di microfiltrazione che arrivano fino a separare particelle submicromiche, ultrafiltrazione che separa tutto ciò che è submicromico, nanofiltrazione e osmosi inversa che riescono a separare anche piccole molecole.<text:line-break/></text:span><text:soft-page-break/><text:span text:style-name="T1458">Microfiltrazione</text:span><text:span text:style-name="T837">: la membrana </text:span><text:span text:style-name="T851">simmetrica porosa </text:span><text:span text:style-name="T837">è attraversata dal solvente, dai soluti di basso </text:span><text:span text:style-name="T839">peso molecolare</text:span><text:span text:style-name="T837"> e dalle macromolecole e vengono trattenute soltanto le particelle nel campo 0.1-10 </text:span><text:span text:style-name="T1510">μ</text:span><text:span text:style-name="T838">m</text:span><text:span text:style-name="T837">. </text:span><text:span text:style-name="T843">F</text:span><text:span text:style-name="T837">iltrazione che avviene per effetto delle dimensioni delle particelle da separare. Il </text:span><text:span text:style-name="T1511">Δ</text:span><text:span text:style-name="T837">P a cavallo della membran</text:span><text:span text:style-name="T838">a</text:span><text:span text:style-name="T837"> va da 0.1 a 5 bar.<text:line-break/></text:span><text:span text:style-name="T851">La forza motrice è la differenza di P idrostatica.</text:span><text:span text:style-name="T837"><text:line-break/></text:span><text:span text:style-name="T1458">Ultrafiltrazione</text:span><text:span text:style-name="T837">: utilizzo di membrana asimmetrica </text:span><text:span text:style-name="T852">micr</text:span><text:span text:style-name="T837">oporosa con delle dimensioni delle porosità da 0.1 </text:span><text:span text:style-name="T1510">μ</text:span><text:span text:style-name="T838">m</text:span><text:span text:style-name="T837"> o meno e trattiene anche le </text:span><text:span text:style-name="T838">macromolecole, fa passare soltanto il solvente e i soluti di basso peso molecolare. </text:span></text:p>
      <text:p text:style-name="P179"><text:span text:style-name="T838">È un filtro molecolare e la P di esercizio </text:span><text:span text:style-name="T844">è</text:span><text:span text:style-name="T838"> dell’ordine delle 10 atm. </text:span><text:span text:style-name="T852">La forza motrice è la differenza di P</text:span><text:span text:style-name="T816"><text:line-break/></text:span><text:span text:style-name="T1456">Osmosi inversa</text:span><text:span text:style-name="T844">: <text:s/>membrana </text:span><text:span text:style-name="T852">asimmetrica</text:span><text:span text:style-name="T844"> con porosità </text:span><text:span text:style-name="T845">ancora più piccola, trattiene anche i soluti di basso peso molecolare, è permeabile soltanto ai solventi. La </text:span><text:span text:style-name="T1511">Δ</text:span><text:span text:style-name="T837">P</text:span><text:span text:style-name="T845"> è dell’ordine delle decine di atmosfere.</text:span><text:span text:style-name="T816"><text:line-break/></text:span><text:span text:style-name="T817">La </text:span><text:span text:style-name="T1457">dialisi</text:span><text:span text:style-name="T817"> è un processo che ha come forza motrice una differenza di concentrazione, </text:span><text:span text:style-name="T845">si ha una</text:span><text:span text:style-name="T817"> membrana permeabile a soluto di basso peso molecolare.</text:span><text:span text:style-name="T845"> </text:span><text:span text:style-name="T817">Si ha una separazione della corrente d’ingresso e il contatt</text:span><text:span text:style-name="T846">ament</text:span><text:span text:style-name="T817">o può essere effettuato in controcorrente o equicorrente. </text:span><text:span text:style-name="T846">Con il controcorrente vantaggio di mantenere circa costante le forze motrici nei diversi stadi dell’apparecchio e quindi aumentare l’efficienza complessiva. </text:span><text:span text:style-name="T847">Il meccanismo di separazione è una diffusione all’interno della membrana e separa sali e microsoluti da soluzione macromolecole.<text:line-break/></text:span><text:span text:style-name="T1459">Elettrodialisi</text:span><text:span text:style-name="T847">:</text:span><text:span text:style-name="T848"> effettuata su una membrana a scambio anionico e cationico, la forza motrice è un gradiente di potenziale elettrico e i meccanismi di separazione sono meccanismi elettrochimici <text:s/>e dimensione delle particelle.<text:line-break/>È utilizzato per fare dissalazione di soluzioni ioniche.<text:line-break/></text:span><text:span text:style-name="T1460">Separazione dei gas</text:span><text:span text:style-name="T848">: effettuata su membrane asimmetriche, dense e e omogenee, la forza motrice è il gradiente di P parziale, </text:span><text:span text:style-name="T849">meccanismi di separazione sono una diversa</text:span><text:span text:style-name="T848"> </text:span><text:span text:style-name="T849">solubilità e meccanismi di diffusione attraverso la membrana.<text:line-break/><text:line-break/></text:span><text:span text:style-name="T816">Confronto ultrafiltrazione vs centrifugazione: il costo per una filtrazione su membrana non è molto influente dalle dimensioni delle particelle da separare, queste definiscono il tipo di membrana da scegliere ma il costo dell’attrezzatura necessaria non è modificata da questo → ultrafiltrazione preferibile se necessario ottenere una corrente libera da solidi e per prodotti termolabili (nella centrifugazione la T è difficile da controllare).</text:span><text:span text:style-name="T817"><text:line-break/><text:line-break/></text:span><text:span text:style-name="T849">La forma costruttiva dell’apparato che lavora su membrana può essere diversa a seconda dei dettagli costruttivi.<text:line-break/></text:span><text:span text:style-name="T853">S</text:span><text:span text:style-name="T849">i può avere delle membrane sotto forma di</text:span><text:span text:style-name="T1476"> fogli piani</text:span><text:span text:style-name="T849"> attraverso cui facciamo scorrere il fluido. Il flusso </text:span><text:span text:style-name="T853">è</text:span><text:span text:style-name="T849"> laminare </text:span><text:span text:style-name="T853">o</text:span><text:span text:style-name="T849"> turbolento, a seconda della portata del fluido. Il rapporto tra l’area della membrana e il V dell'apparecchiatura è basso. Il coefficiente di trasporto è in generale basso perché non abbiamo molta turbolenza nel moto del fluido.</text:span></text:p>
      <text:p text:style-name="P178"><text:span text:style-name="T849">Vantaggio: materiale che può essere facilmente smontato e pulito.<text:line-break/>Sistemi di membrane avvolte a </text:span><text:span text:style-name="T1476">spirali </text:span><text:span text:style-name="T849">in cui aumentiamo</text:span><text:span text:style-name="T850"> il rapporto della sup filtrante e il V dell’apparato. Abbiamo fogli filtranti separati da sistemi di separazione che mantengono separate le membrane e e permettono il passaggio di fluidi. Il fluido è fatto passare all’esterno e il permeato è raccolto all’interno dell’avvolgimento spirale della membrana.<text:line-break/></text:span><text:span text:style-name="T855">S</text:span><text:span text:style-name="T850">istemi su </text:span><text:span text:style-name="T1477">fibre cave</text:span><text:span text:style-name="T850">, il flusso è laminare o turbolento, aumentiamo la sup di scambio per unità di V. <text:line-break/></text:span><text:span text:style-name="T854">S</text:span><text:span text:style-name="T850">iccome </text:span><text:span text:style-name="T854">è aumentata</text:span><text:span text:style-name="T850"> la turbolenza del moto </text:span><text:span text:style-name="T855">è migliore</text:span><text:span text:style-name="T850"> il coeff di scambio però il sistema non può essere smontato e pulito e quindi è suscettibile allo sporcamento o intasamento delle fibre.</text:span></text:p>
      <text:p text:style-name="P178"><text:span text:style-name="T855">S</text:span><text:span text:style-name="T850">istema </text:span><text:span text:style-name="T1477">tubolare</text:span><text:span text:style-name="T850"> nel quale il flusso è di tipo turbolento, il coeff di scambio </text:span><text:span text:style-name="T856">è alto</text:span><text:span text:style-name="T850">, basso </text:span><text:span text:style-name="T856">rapporto A</text:span><text:span text:style-name="T850"> della membrana rispetto al V dell’apparecchiatura. Condizioni idrodinamiche facili e semplici da caratterizzare.</text:span><text:span text:style-name="T817"><text:line-break/><text:line-break/></text:span><text:span text:style-name="T850">Sistema a </text:span><text:span text:style-name="T1477">capillare</text:span><text:span text:style-name="T850">: </text:span><text:span text:style-name="T857">abbiamo</text:span><text:span text:style-name="T850"> un sistema di contenimento, alimentiamo la soluzione e al centro si preleva il concentrato. </text:span><text:span text:style-name="T858">È </text:span><text:span text:style-name="T850">usato per operazione di ultrafiltrazione, pervaporazione e per membrane liquide.</text:span></text:p>
      <text:p text:style-name="P178"><text:span text:style-name="T850">Sistemi di </text:span><text:span text:style-name="T1477">fibre cavi</text:span><text:span text:style-name="T850">: costa poco, funziona per osmosi inversa e separazione dei gas. <text:line-break/>Si manda la soluzione nel mantello e si preleva il permeato dall’asse del sistema.<text:line-break/>Sistemi </text:span><text:span text:style-name="T1477">tubolari</text:span><text:span text:style-name="T850">: l’area disponibile è molto bassa (20-30 m</text:span><text:span text:style-name="T565">2</text:span><text:span text:style-name="T850">/m</text:span><text:span text:style-name="T565">3</text:span><text:span text:style-name="T850">), costo elevato. Applicazione cross-flow di mix che hanno alto contenuto di solido, sono sistemi che tenderebbero <text:s/>a bloccare i sistemi a capillare o sistemi di fibre cavi.</text:span></text:p>
      <text:p text:style-name="P180"><text:span text:style-name="T850">Sistemi a </text:span><text:span text:style-name="T1477">piatti filtranti</text:span><text:span text:style-name="T850">: piatti sovrapposti che permettono sup più altra a scapito di una geometria più complessa e costo più el</text:span><text:span text:style-name="T857">e</text:span><text:span text:style-name="T850">vato. </text:span><text:span text:style-name="T859">Usati per filtrazione, pervaporazione, separazione dei gas e osmosi inversa.</text:span><text:span text:style-name="T850"><text:line-break/>Modulo di</text:span><text:span text:style-name="T1477"> membrana a spirale</text:span><text:span text:style-name="T850">: membrana avvolta su un tubo centrale, l’area disponibile è elevata, costo basso. <text:line-break/>La membrana è separata nel suo avvolgimento da uno spaziatore. Il flusso passa nei canali delle membrane ed esce attraverso l’asse centrale. Viene applicato in ultrafiltrazione, osmosi invera, separazione gas </text:span><text:span text:style-name="T860">e pervaporazione.</text:span><text:span text:style-name="T817"><text:line-break/></text:span><text:span text:style-name="T818">Membrane </text:span><text:span text:style-name="T1478">liquide</text:span><text:span text:style-name="T818"> </text:span><text:span text:style-name="T850">sono</text:span><text:span text:style-name="T818"> costituite da un film liquido su due fasi liquide. </text:span><text:span text:style-name="T850">Abbiamo la corrente e la fase della membrana ed effettuiamo una prima emulsione della corrente che vogliamo separare con la fase della membrana, poi effettuiamo </text:span><text:soft-page-break/><text:span text:style-name="T850">seconda emulsione con fase di estrazione e a questo punto la separazione avviene per diffusione del prodotto dall’interno della corrente di ingresso nella membrana verso il solvente che effettua l’estrazione.<text:line-break/>La doppia emulsione passa attraverso un sistema che rompe </text:span><text:span text:style-name="T861">l’</text:span><text:span text:style-name="T850">emulsione, i due fluidi vengono separati, il fluido della membrana viene ricircolato e fatto alimentare al sistema.</text:span><text:span text:style-name="T818"><text:line-break/></text:span><text:span text:style-name="T819">Trasporto del soluto avviene attraverso meccanismo di partizione-diffusione (partizione con il solvente e diffusione nella membrana liquida). Applicato alla separazione degli antibiotici.<text:line-break/></text:span><text:span text:style-name="T850">Questo sistema di membrana liquida può essere anche realizzato attraverso un sistema di membrane supportate. Abbiamo un setto polimerico le cui porosità sono riempiti dalla membrana semi permeabile che effettua la separazione. Meccanismo di partizione-diffusione.<text:line-break/></text:span><text:span text:style-name="T819"><text:line-break/></text:span><text:span text:style-name="T862">I p</text:span><text:span text:style-name="T820">rocessi di</text:span><text:span text:style-name="T1371"> separazione cromatografica</text:span><text:span text:style-name="T821"> </text:span><text:span text:style-name="T862">sono processi dinamici </text:span><text:span text:style-name="T820">basat</text:span><text:span text:style-name="T862">i</text:span><text:span text:style-name="T820"> sul trasferimento di massa tra due fasi diverse, le fasi coinvolte sono </text:span><text:span text:style-name="T862">una </text:span><text:span text:style-name="T820">fase stazionaria e </text:span><text:span text:style-name="T862">una</text:span><text:span text:style-name="T820"> mobile. <text:line-break/>La prima </text:span><text:span text:style-name="T863">normalmente si</text:span><text:span text:style-name="T862"> trova sotto forma di</text:span><text:span text:style-name="T820"> un letto impaccato mentre la seconda è un fluido che fluisce sulla fase stazionaria, le sostanze contenute nella fase mobile sono tra</text:span><text:span text:style-name="T822">sportate dall’eluente</text:span><text:span text:style-name="T862"> </text:span><text:span text:style-name="T822">e interagiscono in modo diverso con la fase stazionaria; si legano in maniera selettiva e reversibile sulla fase stazionaria </text:span><text:span text:style-name="T863">per cui esiste una velocità di </text:span><text:span text:style-name="T864">e</text:span><text:span text:style-name="T863">luizione in funzione dell’affinità del soluto con la fase solida.</text:span></text:p>
      <text:p text:style-name="P181"><text:span text:style-name="T822">Tanto maggiore è l’affinità del soluto con la fase solida e tanto più è lenta la velocità di </text:span><text:span text:style-name="T864">e</text:span><text:span text:style-name="T822">luizione → </text:span><text:span text:style-name="T863">questo permette la separazione dei componenti.</text:span><text:span text:style-name="T822"><text:line-break/></text:span><text:span text:style-name="T865">I tipi di process</text:span><text:span text:style-name="T866">i</text:span><text:span text:style-name="T865"> sono di adsorbimento, scambio ionico, interazioni idrofobiche, interazioni di esclusione, un estrazione con fluido supercritico o separazione per affinità. <text:s/><text:line-break/>Applicazioni più svariate, va dai materiali farmaceutici, trattamento acque a diagnostica.<text:line-break/>Le sostanze che vogliamo separare sostanzialmente sono trasportate dalla fase mobile sul letto stazionari</text:span><text:span text:style-name="T866">o</text:span><text:span text:style-name="T865">, </text:span><text:span text:style-name="T866">queste sostanze hanno</text:span><text:span text:style-name="T865"> </text:span><text:span text:style-name="T867">un’</text:span><text:span text:style-name="T865">interazione selettiva con </text:span><text:span text:style-name="T867">la</text:span><text:span text:style-name="T865"> fase stazionaria quindi </text:span><text:span text:style-name="T867">la</text:span><text:span text:style-name="T865"> velocità di trasporto è funzione della natura di interazione.<text:line-break/>L’adsorbente può essere un solido, liquido insolubile o un liquido non volatile trattenuto nei pori di un solido.<text:line-break/></text:span><text:span text:style-name="T866">Il solito si muove attraverso un separatore trasportato dalla corrente mobile </text:span><text:span text:style-name="T864">di eluizione.<text:line-break/>Noi abbiamo un letto fisso </text:span><text:span text:style-name="T868">e</text:span><text:span text:style-name="T864"> una fase mobile che contiene due composti A e B che si muovono </text:span><text:span text:style-name="T869">sul</text:span><text:span text:style-name="T864"> letto </text:span><text:span text:style-name="T869">solido</text:span><text:span text:style-name="T864"> a velocità diverse perché</text:span><text:span text:style-name="T869"> hanno interazioni diverse e quindi vengono eluiti a tempi di ritenzione diversi, alla fine dopo l</text:span><text:span text:style-name="T868">’</text:span><text:span text:style-name="T869">eluizione del componente che ha maggior energia di interazione, la fase mobile viene rigenerata. <text:line-break/></text:span><text:span text:style-name="T1937">Tempo </text:span><text:span text:style-name="T1938">di ritenzione = tempo</text:span><text:span text:style-name="T1937"> necessario alla sostanza d</text:span><text:span text:style-name="T1938">i essere tra</text:span><text:span text:style-name="T1939">s</text:span><text:span text:style-name="T1938">cinata</text:span><text:span text:style-name="T1937"> fuori dalla colonna</text:span><text:span text:style-name="T1907"> </text:span><text:span text:style-name="T869"><text:line-break/>Processo cromatografico è sempre un processo batch, abbiamo alimentazione alla colonna e poi il recupero sequenziale delle diverse sostanze. <text:line-break/>Possiamo operare non solo con </text:span><text:span text:style-name="T870">un’unica fase mobile ma anche con più fasi mobil</text:span><text:span text:style-name="T913">i</text:span><text:span text:style-name="T870"> avendo quindi gradienti di concentrazione diversi perché la velocità di trasporto dipende sostanzialmente dall’affinità che il soluto ha con l’eluente e con la fase fissa. Quindi, se noi abbiamo un eluente che ha poca affinità con il soluto questo soluto tenderà ad interagire con il letto fisso e a rimanere nella colonna e quindi si r</text:span><text:span text:style-name="T913">ie</text:span><text:span text:style-name="T870">sce a separare i minori componenti che hanno meno interazione con la colonna, a questo punto passiamo ad un secondo eluente che ha una interazione maggiore con il materiale che è rimasto adsorbito sul letto fisso e riusciamo a questo punto ad eluire anche lui. <text:line-break/>Miglioriamo così la selettività e accorciamo i tempi di cromatografia. Utilizziamo solventi di polarità diverse che hanno interazioni diverse con il soluto per ottimizzare la separazione e il tempo di operazione.<text:line-break/>Cromatografia sullo stato sottile: abbiamo un piatto/</text:span><text:span text:style-name="T871">carta</text:span><text:span text:style-name="T870"> ricoperto</text:span><text:span text:style-name="T871">/a</text:span><text:span text:style-name="T870"> di gel cromatografico e abbiamo la soluzione che contiene specie con affinità diverse per i s</text:span><text:span text:style-name="T872">it</text:span><text:span text:style-name="T870">i attivi del gel cromatografico e quindi questi sono trattenuti in maniera diversa sul sistema.<text:line-break/>I sistemi industriali poss</text:span><text:span text:style-name="T873">o</text:span><text:span text:style-name="T870">no avere configurazioni diverse: possono essere sistemi a letto impaccato, possono essere </text:span><text:span text:style-name="T871">degli imp</text:span><text:span text:style-name="T874">a</text:span><text:span text:style-name="T871">ccamenti di capillari o più semplicemente capillari vuoti. </text:span><text:span text:style-name="T874"><text:s/><text:line-break/>Le unità possono </text:span><text:span text:style-name="T914">essere</text:span><text:span text:style-name="T874"> molto diverse in funzione della portata da trattare.<text:line-break/>Nella cromatografia in fase diretta la fase stazionaria è più polare della fase mobile es. </text:span><text:span text:style-name="T875">fase stazionaria </text:span><text:span text:style-name="T915">s</text:span><text:span text:style-name="T875">i</text:span><text:span text:style-name="T914">lice</text:span><text:span text:style-name="T875"> e fase mobile atil acetato o esano.<text:line-break/></text:span><text:span text:style-name="T876">Nell</text:span><text:span text:style-name="T875">a cromatografia in fase inversa la fase stazionaria è meno polare della fase mobile per cui esempio: c18/ acqua, o ciano silice/acqua. <text:line-break/></text:span><text:span text:style-name="T915">L</text:span><text:span text:style-name="T874">a fase stazionaria può essere naturale o sintetica. <text:line-break/></text:span><text:span text:style-name="T875">I requisiti della fase stazionari</text:span><text:span text:style-name="T915">a</text:span><text:span text:style-name="T875"> è che deve: essere selettiva, avere un’</text:span><text:span text:style-name="T877">alta capacità e quindi una rapida cinetica di </text:span><text:soft-page-break/><text:span text:style-name="T877">interazione con il soluto, essere stabile nelle cond chimiche, resistere agli sforzi legati al passaggio di fluido, resistere allo sporcamento quindi deve essere facile da rigenerare e di basso costo.</text:span><text:span text:style-name="T865"><text:line-break/></text:span><text:span text:style-name="T878">La fase stazionaria è spesso un letto impacchettato di particelle solide supportate su materiale inerte. <text:line-break/></text:span><text:span text:style-name="T916">Possono essere un supporto solido con un materiale attivo sulle particelle. <text:line-break/>Vengono utilizzate anche lastre di vetro, carta plastica e fogli di metallo.</text:span><text:span text:style-name="T878"><text:line-break/>La fase mobile può essere un liquido o un vapore, in entrambi i casi è necessario che scorra sotto forma di strato sottile in </text:span><text:span text:style-name="T879">maniera</text:span><text:span text:style-name="T878"> tale da garantire </text:span><text:span text:style-name="T879">l’instaurazione quasi immediata del</text:span><text:span text:style-name="T878">l’equilibrio con la fase solida. </text:span><text:span text:style-name="T880">Nelle operazioni di cromatografia q</text:span><text:span text:style-name="T878">uindi si fa </text:span><text:span text:style-name="T880">l’</text:span><text:span text:style-name="T878">ipotesi di equilibrio istantaneo locale </text:span><text:span text:style-name="T880">di adsorbimento e di interazione con la fase fissa.<text:line-break/><text:line-break/>Lo s</text:span><text:span text:style-name="T1374">cambio ionico</text:span><text:span text:style-name="T880">, tecnica più utilizzata per gli addolcitori dell’acqua, è utilizzata per rimuovere ioni dalla fase mobile rimpiazza</text:span><text:span text:style-name="T917">ndo</text:span><text:span text:style-name="T880">li con ioni che sono meno legati alla fase stazionaria. <text:line-break/>Tipicamente si ha una resina come argilla di sodio sulla quale si fa passare una corrente di acqua dura </text:span><text:span text:style-name="T917">quindi </text:span><text:span text:style-name="T880">con elevata </text:span><text:span text:style-name="T918">concentrazione</text:span><text:span text:style-name="T880"> di calcio, </text:span><text:span text:style-name="T917">sul materiale </text:span><text:span text:style-name="T880">abbiamo scambio calcio-</text:span><text:span text:style-name="T925">s</text:span><text:span text:style-name="T880">odio </text:span><text:span text:style-name="T925">per cui</text:span><text:span text:style-name="T919"> </text:span><text:span text:style-name="T880">il </text:span><text:span text:style-name="T919">calcio</text:span><text:span text:style-name="T880"> è trattenuto sull’argilla e la corrente di acqua </text:span><text:span text:style-name="T919">viene</text:span><text:span text:style-name="T880"> addolcita </text:span><text:span text:style-name="T919">in quanto la conc di calcio in soluzione risulta più bassa.<text:line-break/>Esempio: serve anche per separare e purificare le proteine, una mix di proteine è alimentata ad una colonna che contiene una resina negativa neutralizzata con ioni sodio, le proteine neutre o cariche negativamente passano la colonna non disturbate mentre le proteine cariche positivamente vengono trattenute → prima separazione delle proteine cariche negativamente o neutre. Dopodiché facciamo passare sulla colonna una corrente concentrata in ioni sodio che spostano dai siti di adsorbimento le proteine cariche positivamente e quindi eluiamo anche queste e operiamo allora la separazione delle proteine.</text:span><text:span text:style-name="T880"><text:line-break/></text:span><text:span text:style-name="T881">La filtrazione con gel</text:span><text:span text:style-name="T920"> è un tipo di cromatografia nella quale la</text:span><text:span text:style-name="T881"> fase stazionaria </text:span><text:span text:style-name="T920">è una</text:span><text:span text:style-name="T881"> resina con porosità fissata, le molecole più piccole </text:span><text:span text:style-name="T920">entrano nella porosit</text:span><text:span text:style-name="T926">à</text:span><text:span text:style-name="T920"> e <text:s/></text:span><text:span text:style-name="T881">sono intrappolate nei pori </text:span><text:span text:style-name="T920">mentre le molecole più grandi non entrano nella porosità e sono eluite più rapidamente. <text:line-break/></text:span><text:span text:style-name="T927">A c</text:span><text:span text:style-name="T921">ausa </text:span><text:span text:style-name="T927">della</text:span><text:span text:style-name="T881"> maggiore interazione delle molecole più piccole con </text:span><text:span text:style-name="T927">le </text:span><text:span text:style-name="T921">porosità della </text:span><text:span text:style-name="T881">fase stazionaria </text:span><text:span text:style-name="T927">queste <text:s/></text:span><text:span text:style-name="T1397">richiedono volumi di eluizione maggiori.</text:span><text:span text:style-name="T921"> </text:span><text:span text:style-name="T881"><text:line-break/>Se abbiamo tempo di ritenzione brev</text:span><text:span text:style-name="T882">e</text:span><text:span text:style-name="T881"> abbiamo eluizione di sostanze a</text:span><text:span text:style-name="T922">d alto</text:span><text:span text:style-name="T881"> peso molecolare e </text:span><text:span text:style-name="T922">a tempi di ritenzione più lunghi abbiamo eluizione di sostanze a basso peso molecolare.<text:line-break/>Questo può essere accoppiato ad un interazione chimica, quindi una size exclusion cromatography che sfrutta anche l’interazione con la chimica dei siti della fase solida </text:span><text:span text:style-name="T923">del gel cromatografico. <text:line-break/></text:span><text:span text:style-name="T927">Il </text:span><text:span text:style-name="T923">cromatogramma </text:span><text:span text:style-name="T927">mostra che</text:span><text:span text:style-name="T923"> le sostanze con più alto peso molecolare vengono eluiti per primi </text:span><text:span text:style-name="T927">seguiti dai</text:span><text:span text:style-name="T923"> soluti a peso intermedio e infine i soluti a peso più piccolo. Il V eluizione è il V totale – V porosità. </text:span></text:p>
      <text:p text:style-name="P182"><text:span text:style-name="T928">I</text:span><text:span text:style-name="T923">nfine nella</text:span><text:span text:style-name="T882"> cromatografia per affinità <text:s/></text:span><text:span text:style-name="T923">si </text:span><text:span text:style-name="T882">sfrutta il fatto che il materiale cromatografico contiene dei leganti specifici per alcune molecole. Per esempio il materiale cromatografico </text:span><text:span text:style-name="T924">ha</text:span><text:span text:style-name="T882"> in superficie gruppi glucosio che legano le proteine capaci di legare il glucosio quindi le tratteniamo, dopodiché facciamo passare una </text:span><text:span text:style-name="T924">soluzione</text:span><text:span text:style-name="T882"> </text:span><text:span text:style-name="T923">eluente </text:span><text:span text:style-name="T882">ricca di glucosio liberando la proteina e quindi possiamo eluirla. <text:line-break/></text:span><text:span text:style-name="T929"><text:line-break/></text:span><text:span text:style-name="T1490">INOCULO </text:span><text:span text:style-name="T929">Prof. Cristiani pt.2</text:span><text:span text:style-name="T883"><text:line-break/></text:span><text:span text:style-name="T930">P</text:span><text:span text:style-name="T884">roblema della curva di crescita: minimizzare la fase lag ossia la fase di acclimatazione. <text:line-break/>Ogni volta che avvio un processo biologico devo mettere dentro i microrganismi in V e conc proporzionali al reattore che utilizzerò, se così non faccio mi creo </text:span><text:span text:style-name="T936">dei </text:span><text:span text:style-name="T884">problemi. </text:span><text:span text:style-name="T936">Infatti una f</text:span><text:span text:style-name="T884">ase di acclimatazione troppo lunga potrebbe stressare la biomassa e portarla a morte </text:span><text:span text:style-name="T931">oppure</text:span><text:span text:style-name="T884"> potrebbe portare cambiamenti nella produzione.<text:line-break/></text:span><text:span text:style-name="T936">La f</text:span><text:span text:style-name="T931">ase di acclimatazione NON può essere eliminata. <text:line-break/></text:span><text:span text:style-name="T932">In termini di tempo dipende dalla fisiologia del microrganismo, industrialmente parlando </text:span><text:span text:style-name="T936">si lavora con la</text:span><text:span text:style-name="T932"> fisiologia in funzione del substrato su cui sto coltivando il microrganismo</text:span><text:span text:style-name="T884">. <text:line-break/></text:span><text:span text:style-name="T936">È una f</text:span><text:span text:style-name="T885">ase fondamentale</text:span><text:span text:style-name="T886"> che va</text:span><text:span text:style-name="T885"> in primis pensata ed analizzata; </text:span><text:span text:style-name="T932">una volta </text:span><text:span text:style-name="T885">ottimizzata questa fase va riprodotta ogni volta che si fa partire il reattore. <text:line-break/></text:span><text:span text:style-name="T887">Tanto più è lunga la fase lag </text:span><text:span text:style-name="T933">(che è una fase completamente improduttiva)</text:span><text:span text:style-name="T887"> tanto più il processo sarà costoso. <text:line-break/></text:span><text:span text:style-name="T886">Lo shock che l’organismo subisce </text:span><text:span text:style-name="T934">nel</text:span><text:span text:style-name="T886"> passare a V e </text:span><text:span text:style-name="T934">a </text:span><text:span text:style-name="T886">conc diverse </text:span><text:span text:style-name="T934">o a composizioni diverse deve essere il minimo.</text:span><text:span text:style-name="T886"> <text:line-break/></text:span><text:span text:style-name="T888">Sviluppo l’inoculo in modo tale che </text:span><text:span text:style-name="T935">vada ad acclimatarsi e </text:span><text:span text:style-name="T888">possa adattarsi gradualmente → minimizzo gli shock legati a</text:span><text:span text:style-name="T935">lle</text:span><text:span text:style-name="T888"> variazioni di V (man mano che aumento il V </text:span><text:span text:style-name="T889">devo agitare di più, quindi aumenta il punto di stress dell’organismo). </text:span></text:p>
      <text:p text:style-name="P182"><text:span text:style-name="T890">Regola del pollice: ordine di grandezza per volta. Il n° di step dipende dal V del fermentatore finale.<text:line-break/><text:line-break/></text:span><text:soft-page-break/><text:span text:style-name="T890">SVILUPPO DELL’INOCULO<text:line-break/>L’</text:span><text:span text:style-name="T1372">inoculo</text:span><text:span text:style-name="T890"> è quella quantità di microrganismo che ci serve per far partire la fermentazione, ci si riferisce proprio allo starter del processo. </text:span><text:span text:style-name="T891">L’inoculo è quindi il materiale biologico di partenza.<text:line-break/>La </text:span><text:span text:style-name="T1373">semina</text:span><text:span text:style-name="T891"> invece è sempre materiale biologico ma di partenza della fermentazione finale, è quello che ho ottenuto nel pre-fermentatore (nell’ultimo fermentatore appena prima di quello di produzione). </text:span><text:span text:style-name="T892"><text:line-break/></text:span><text:span text:style-name="T893">Lo sviluppo dell’inoculo </text:span><text:span text:style-name="T937">è</text:span><text:span text:style-name="T893"> arrivare alla semina, sto operando per aumentare la biomassa </text:span><text:span text:style-name="T937">e</text:span><text:span text:style-name="T893"> so già cosa fare grazie allo studio fatto in precedenza sull’inoculo stesso.</text:span><text:span text:style-name="T894"><text:line-break/>Se sto sviluppando per la prima volta il microrganismo devo capire la sua fisiologia </text:span><text:span text:style-name="T895">e</text:span><text:span text:style-name="T894"> se può essere sviluppato sano e vitale </text:span><text:span text:style-name="T895">sul mezzo che poi vorrò sviluppare. Dopodiché devo fare delle verifiche di controllo di qualità sull’organismo, le sue proprietà devono essere costanti e il microrganismo deve essere stabile.<text:line-break/></text:span><text:span text:style-name="T896">Selezionato il microrganismo </text:span><text:span text:style-name="T938">e</text:span><text:span text:style-name="T896"> selezionato il substrato, vado a studiare come si comporta il microrganismo durante la fase di </text:span><text:span text:style-name="T897">sviluppo dell’inoculo</text:span><text:span text:style-name="T896">. <text:line-break/></text:span><text:span text:style-name="T897">L’instabilità nella fase dello sviluppo dell’inoculo è uno dei parametri che va a </text:span><text:span text:style-name="T898">scartare</text:span><text:span text:style-name="T897"> molti microrganismi.<text:line-break/></text:span><text:span text:style-name="T899">Gli organismi mutati tendono a retro mutare, sono molto instabili </text:span><text:span text:style-name="T956">quindi hanno la tendenza di perdere le abilità per produrre determinati prodotti →</text:span><text:span text:style-name="T899"> motivo per il quale ogni volta è meglio partire da organismi “freschi”. <text:line-break/></text:span><text:span text:style-name="T900">Nel caso in cui abbiamo culture con più di un organismo la complessità aumenta.<text:line-break/></text:span><text:span text:style-name="T901">Preparazione dell’inoculo: partiamo dalla fonte primaria, facciamo crescere il microrganismo su un mezzo solido, le colonie generate le mettiamo in un </text:span><text:span text:style-name="T902">recipiente di dimensioni più grandi nel mezzo liquido uguale a quello della fermentazione finale.<text:line-break/></text:span><text:span text:style-name="T903">Partiamo dalla fiala, inoculiamo il microrganismo su una piastra </text:span><text:span text:style-name="T904">di petri</text:span><text:span text:style-name="T903">, generiamo una prima semina con </text:span><text:span text:style-name="T904">un</text:span><text:span text:style-name="T903"> mezzo </text:span><text:span text:style-name="T904">minimale</text:span><text:span text:style-name="T903"> </text:span><text:span text:style-name="T904">dopodiché le colonie sviluppate verranno inoculate </text:span><text:span text:style-name="T905">nel mezzo che poi verrà utilizzato per la produzione (solitamente mezzo liquido).<text:line-break/></text:span><text:span text:style-name="T906">Analisi in doppio e triplo significa fare la stessa analisi su due/tre beute diverse cioè su due/tre campioni diversi.<text:line-break/></text:span><text:span text:style-name="T907">Le fiale dopodiché le conserverò per un certo tempo. <text:line-break/></text:span><text:span text:style-name="T908">Attenzione: nel momento in cui stiamo generando delle fiale in n° consistente avremo bisogno di tempo, dobbiamo stare attenti che il tempo non sia troppo lungo, non dobbiamo cadere in tempi che potrebbero causare modificazioni nell’organismo. </text:span><text:span text:style-name="T909">Vogliamo applicare un approccio statistico per cui vogliamo un </text:span><text:span text:style-name="T939">grande</text:span><text:span text:style-name="T909"> numero di materiale da studiare. </text:span><text:span text:style-name="T940">Ho bisogno di un numero adeguato di fiale di coltura, un protocollo di fermentazione della coltura dei semi e della fase finale, saggi validati per determinare quantitativamente i livelli delle variabili di risposta e una documentazione completa di supporto a tutti gli elementi citati.</text:span><text:span text:style-name="T910"><text:line-break/>L’obiettivo è andare a fare delle analisi per capire quanto l’organismo è sensibile ai </text:span><text:span text:style-name="T911">tempi di sviluppo proprio. <text:line-break/></text:span><text:span text:style-name="T939">Ho bisogno di m</text:span><text:span text:style-name="T912">ateriale biologico sufficiente per poter fare le analisi statistiche, per studiare ad esempio la stabilità si fa analisi a breve e a lungo termine. Parametri di interesse sono i prodotti finali e la quantità di prodotto generato.</text:span></text:p>
      <text:p text:style-name="P183"><text:span text:style-name="T941">Dall’inoculo alla semina mi genero poi altro materiale biologico per controllare, controllo ad ogni step per cui ogni volta conservo </text:span><text:span text:style-name="T942">qualche fiala</text:span><text:span text:style-name="T941"> e studio il parametro di interesse. <text:line-break/></text:span><text:span text:style-name="T942">I parametri che si vanno ad analizzare possono essere l’ATP (se siamo in versione aerobi</text:span><text:span text:style-name="T943">c</text:span><text:span text:style-name="T942">a, se c’è ATP vuol dire che la fermentazione aerobia avviene), CO</text:span><text:span text:style-name="T555">2</text:span><text:span text:style-name="T942"> emessa (ci dice quanto sta respirando l’organismo), DNA, RNA, se hanno flocculato (alcuni funghi stanno bene quando flocculano).<text:line-break/></text:span><text:span text:style-name="T944">Considerazioni di sicurezza che riguardano i dispositivi e su dove lavorare, bisogna lavorare sotto le cappe e le protezioni dipendono dalla pericolosità dell’organismo con cui si sta operando. In generale si cerca di non utilizzare organismi pericolosi. La conservazione è fatta grazie al freddo oppure </text:span><text:span text:style-name="T945">si possono</text:span><text:span text:style-name="T944"> por</text:span><text:span text:style-name="T945">re</text:span><text:span text:style-name="T944"> in forme liofilizzati.</text:span><text:span text:style-name="T946"><text:line-break/>Bisogna partire sempre dall’inoculo puro, ci metto più tempo e magari costa di più ma rischio di meno. </text:span><text:span text:style-name="T947">Bisogna essere certi delle condizioni di sterilità </text:span><text:span text:style-name="T948">(l’asepsi deve essere mantenuta) </text:span><text:span text:style-name="T947">e che gli apparecchi siano effettivamente puliti.<text:line-break/></text:span><text:span text:style-name="T955">La fase lag </text:span><text:span text:style-name="T1398">può essere dovut</text:span><text:span text:style-name="T1400">a</text:span><text:span text:style-name="T1398"> a: </text:span><text:span text:style-name="T1399">c</text:span><text:span text:style-name="T1398">ambiamento dei nutrienti durante il trasferimento; </text:span><text:span text:style-name="T1399">c</text:span><text:span text:style-name="T1398">ambiamento nell'ambiente fisico, ad es. pH, O</text:span><text:span text:style-name="T561">2</text:span><text:span text:style-name="T1398">; </text:span><text:span text:style-name="T1399">p</text:span><text:span text:style-name="T1398">resenza di inibitore; </text:span><text:span text:style-name="T1399">g</text:span><text:span text:style-name="T1398">erminazione delle spore; Vitalità della coltura al trasferimento; </text:span><text:span text:style-name="T1399">d</text:span><text:span text:style-name="T1398">imensione dell'inoculo.</text:span><text:span text:style-name="T1401"> </text:span><text:span text:style-name="T949">T</text:span><text:span text:style-name="T947">ramite un prelievo </text:span><text:span text:style-name="T949">si va ad a</text:span><text:span text:style-name="T947">nalizzare il patrimonio genetico; </text:span><text:span text:style-name="T949">è utile quando magari c’è un discostamento dai dat</text:span><text:span text:style-name="T950">i, in questo caso per esempio si fanno i confronti tra le fiale conservate e le fiale che invece hanno continua</text:span><text:span text:style-name="T945">t</text:span><text:span text:style-name="T950">o ad operare. </text:span><text:span text:style-name="T951">Si va ad analizzare anche per capire se il problema è endogeno quindi legato a mutazione degli organismi o esogeno quindi magari il flusso di O</text:span><text:span text:style-name="T556">2</text:span><text:span text:style-name="T951"> o l’agitazione non è abbastanza. <text:line-break/></text:span><text:span text:style-name="T952">Endogeno → il sistema tende a mutare ed è instabile, Esogeni → cose che vengono </text:span><text:span text:style-name="T953">d</text:span><text:span text:style-name="T952">all’esterno </text:span><text:span text:style-name="T957">come tipologia del substrato o se c’è stata contaminazione/infezione</text:span><text:span text:style-name="T951">.<text:line-break/>Se non si può rimediare al problema si scarta l’organismo e si butta tutto.<text:line-break/></text:span><text:soft-page-break/><text:span text:style-name="T1491">ANTIBIOTICI</text:span><text:span text:style-name="T954"><text:line-break/></text:span><text:span text:style-name="T994">Un antibiotico è “</text:span><text:span text:style-name="T1402">...qualsiasi piccola molecola, prodotta da un microbo, con proprietà antagoniste sulla crescita di altri microbi…”. A concentrazioni terapeutiche, è sufficientemente potente per essere attivo contro l'infezione con tossicità minima. </text:span><text:span text:style-name="T958">l</text:span><text:span text:style-name="T1002">l</text:span><text:span text:style-name="T958"> fatto di poter produrre antibiotici diversi ha portato ad un alto sviluppo, passando per esempio dalla puntura ad essere un farmaco da ingerire ha fatto in modo che il prodotto potesse essere più diffuso.<text:line-break/></text:span><text:span text:style-name="T959">Nel caso di produzione di antibiotici o pensiamo già ad una molecola oppure possiamo andare a vedere gli effetti di uccisione dei microrganismi provando.<text:line-break/>Gli antibiotici </text:span><text:span text:style-name="T1512">β</text:span><text:span text:style-name="T959">-lattamici sono </text:span><text:span text:style-name="T993">stati </text:span><text:span text:style-name="T959">la prim</text:span><text:span text:style-name="T993">a</text:span><text:span text:style-name="T959"> categoria di molecole </text:span><text:span text:style-name="T993">scoperta </text:span><text:span text:style-name="T959">c</text:span><text:span text:style-name="T995">on</text:span><text:span text:style-name="T959"> effetto terapeutico, contengono un anello </text:span><text:span text:style-name="T1512">β</text:span><text:span text:style-name="T959">-lattam</text:span><text:span text:style-name="T996">e</text:span><text:span text:style-name="T959"> che è un anello a 4 </text:span><text:span text:style-name="T996">atomi </text:span><text:span text:style-name="T959">c</text:span><text:span text:style-name="T996">he forma un’ammide ciclica</text:span><text:span text:style-name="T959">. </text:span><text:span text:style-name="T993">A</text:span><text:span text:style-name="T959">ll’inizio gli antibiotici erano </text:span><text:span text:style-name="T993">costituiti </text:span><text:span text:style-name="T959">praticamente </text:span><text:span text:style-name="T960">solo</text:span><text:span text:style-name="T959"> </text:span><text:span text:style-name="T993">da </text:span><text:span text:style-name="T959">loro mentre ora ci sono </text:span><text:span text:style-name="T960">antibiotici non </text:span><text:span text:style-name="T1512">β</text:span><text:span text:style-name="T960">-lattamici </text:span><text:span text:style-name="T993">che</text:span><text:span text:style-name="T960"> hanno attività biologica.<text:line-break/>Problema: inseguire i microrganismi, questi mutano e sono in grado di sviluppare resistenza agli antibiotici quindi questi non hanno più effetto terapeutico e la malattia non è più combattuta. <text:line-break/>I microrganismi sono molto più veloci a mutare di quanto noi siamo in grado di sviluppare gli antibiotici.<text:line-break/>La resistenza agli antibiotici è sta</text:span><text:span text:style-name="T997">ta</text:span><text:span text:style-name="T960"> sviluppat</text:span><text:span text:style-name="T997">a</text:span><text:span text:style-name="T960"> </text:span><text:span text:style-name="T997">a seguito di un uso</text:span><text:span text:style-name="T960"> esagerato.<text:line-break/>L’antibiotico è una molecola che ha effetto su qualcosa che è vivo cioè sui batteri, non ha effetto sui virus perché questo non è vivo. </text:span><text:span text:style-name="T961">I</text:span><text:span text:style-name="T960">l virus per riprodursi ha bisogno di un ospite, il substrato del virus è </text:span><text:span text:style-name="T961">la cellula che il virus infetta, inietta il suo filamento di RNA e stampa se stesso lì sopra. <text:line-break/></text:span><text:span text:style-name="T962">Tanto più uso l’antibiotico e tanto più si sviluppa la resistenza.<text:line-break/>L’altro grosso problema è stato legato al mercato, siccome c’erano tanti antibiotici si ha pensato che non c’era più bisogno di sviluppar</text:span><text:span text:style-name="T998">ne di</text:span><text:span text:style-name="T962"> nuovi in quanto le principali malattie avevano trovato una cura </text:span><text:span text:style-name="T963">e quando alcune di queste malattie si sono risvilluppate si è presentato un problema. <text:line-break/></text:span><text:span text:style-name="T1002">Gli antibiotici si suddividono in generazioni in base al periodo in cui sono stati sviluppati.</text:span><text:span text:style-name="T963"><text:line-break/></text:span><text:span text:style-name="T964">Gli antibiotici nel mangime degli animali da svezzamento servono a prevenire che insorgano malattie batteriche che potrebbero causare danni economici negli allevamenti intensivi, si vuole minimizzare la quantità di antibiotico nel mangime se non addirittura toglierlo per mettere altri sostituti (es. zinco/rame che distruggono i batteri ma che sono tossici quindi non si può esagerare).<text:line-break/></text:span><text:span text:style-name="T965">Gli antibiotici agiscono ovunque, dipende dalla molecola ma a seconda di questa gli impatti sono su punti diversi cellulari; </text:span><text:span text:style-name="T966">s</text:span><text:span text:style-name="T965">ono ad esempio inibizione della sintesi della parete della cellula, inibizione della sintesi degli acidi nucleici, inibizione della sintesi della membrana citoplasmatica, inibizione della biosintesi delle proteine e la modificazione del metabolismo energetico.<text:line-break/></text:span><text:span text:style-name="T967">Nel caso della penicillina essa si spaccia per una sequenza </text:span><text:span text:style-name="T999">di</text:span><text:span text:style-name="T967"> amminoacidi in quanto assomiglia molto a un anello </text:span><text:span text:style-name="T1513">β-</text:span><text:span text:style-name="T967">lattam</text:span><text:span text:style-name="T999">e</text:span><text:span text:style-name="T967">, siccome la parete è messa assieme da un’enzima </text:span><text:span text:style-name="T1000">e</text:span><text:span text:style-name="T967"> questo non è in grado di distinguere tra la penicillina e la sequenza di amminoacidi, le </text:span><text:span text:style-name="T1000">fa reagire</text:span><text:span text:style-name="T967"> esattamente come se fossero uguali. <text:line-break/>Quindi prende l’antibiotico e lo ingloba nella costruzione dell</text:span><text:span text:style-name="T1001">a</text:span><text:span text:style-name="T967"> parete </text:span><text:span text:style-name="T968">e alla fine la parete della proteina present</text:span><text:span text:style-name="T1001">erà</text:span><text:span text:style-name="T968"> dei buchi (perché la catena primaria è costituita proprio dalla sequenza di amminoacidi), dato che non ho la ripetizione corretta genereremo dei buchi per cui l’interno non è più protetto da ciò che arriva all’esterno e viceversa e così l’organismo muore. </text:span><text:span text:style-name="T969">Si sono così sviluppati degli organismi i cui enzimi poi sono stati in grado di distinguere la penicillina e la sequenza di amminoacidi giusta.<text:line-break/></text:span><text:span text:style-name="T1403">Quando la penicillina è stata introdotta per la prima volta, la maggior parte dei batteri Gram-positivi era sensibile a questo antibiotico. Ora molti sono resistenti a questo antibiotico. La resistenza deriva da un enzima che idrolizza l'anello β-lattamico (β-lattamasi</text:span><text:span text:style-name="T1404">). </text:span><text:span text:style-name="T1403">I geni che codificano per il fattore di resistenza sono codificati in plasmidi e sono, quindi, facilmente trasmessi da un organismo all'altro. Molti ceppi di batteri ora portano più resistenze agli antibiotici.</text:span><text:span text:style-name="T969"> <text:line-break/></text:span><text:span text:style-name="T970"><text:line-break/>Screening antibiotico<text:line-break/>Si generano delle pastigliette impregnate di antibiotico e </text:span><text:span text:style-name="T971">vi è</text:span><text:span text:style-name="T970"> una pastiglietta che fa da controll</text:span><text:span text:style-name="T971">o, queste pastigliette vengono poste su una piastra di petri </text:span><text:span text:style-name="T1003">riempita di agar nutriente</text:span><text:span text:style-name="T971"> su cui abbiamo inoculato l’organismo e andiamo a vedere dove si genera l’alo</text:span><text:span text:style-name="T1003">ne</text:span><text:span text:style-name="T971">, </text:span><text:span text:style-name="T1003">andando</text:span><text:span text:style-name="T971"> a verificare così l’efficacia dell’antibiotico. <text:s/><text:line-break/></text:span><text:span text:style-name="T1003">L’</text:span><text:span text:style-name="T1405">attività antimicrobica viene rilevata dall'inibizione della crescita intorno al disco impregnato.</text:span><text:span text:style-name="T971"><text:line-break/></text:span><text:span text:style-name="T972">Un’alternativa è fare dei cilindretti porosi: </text:span><text:span text:style-name="T1004">l</text:span><text:span text:style-name="T1406">a sostanza in esame è posta al centro di un cilindro poroso. <text:line-break/>Le sostanze antimicrobiche diffondono dal cilindro e inibiscono la crescita intorno al cilindro </text:span><text:span text:style-name="T1407">stesso</text:span><text:span text:style-name="T1406">.</text:span><text:span text:style-name="T972"> <text:line-break/></text:span><text:span text:style-name="T1004">Possiamo usare per esempio</text:span><text:span text:style-name="T972"> antibiotici diversi </text:span><text:span text:style-name="T1004">sulla stessa</text:span><text:span text:style-name="T972"> piastra, inoculata dell’organismo, </text:span><text:span text:style-name="T1004">cambiano le</text:span><text:span text:style-name="T972"> cinetic</text:span><text:span text:style-name="T1004">he</text:span><text:span text:style-name="T972"> perché le resistenze sono diverse rispetto alle pastigliette. <text:s/><text:line-break/></text:span><text:soft-page-break/><text:span text:style-name="T972">La cinetica dell’effetto è fondamentale e si basa sulla fisiologia della riproduzione dell’organismo, </text:span><text:span text:style-name="T973">ci dicono di prendere un antibiotico ogni tot ore perché quello è il tempo in cui la quantità di patogeni è ancora bassa e dunque l’infezione riesce a non ripartire. Uno dei principali problemi è che non si possono somministrare quantità di antibiotico in modo elevato perché il farmaco è citotossico. <text:line-break/></text:span><text:span text:style-name="T974">Vi è anche la possibilità di fare screening tramite diffusione con agar, in questo caso </text:span><text:span text:style-name="T975">l’antibiotico affronta qualche batterio diverso, se l’antibiotico ha effetto per un po’ l’organismo non si sviluppa, man mano l’effetto dell’antibiotico viene a mancare e quindi le colonie iniziano a svilupparsi.<text:line-break/><text:line-break/></text:span><text:span text:style-name="T976">Gli antibiotici sono metaboliti secondari </text:span><text:span text:style-name="T1005">quindi sono </text:span><text:span text:style-name="T976">prodotti non legati strettamente alla crescita </text:span><text:span text:style-name="T1005">(</text:span><text:span text:style-name="T976">stanno nella parte finale della curva</text:span><text:span text:style-name="T1005">)</text:span><text:span text:style-name="T976">. Noi dobbiamo fare produzione ma il problema è che devo farl</text:span><text:span text:style-name="T1005">o</text:span><text:span text:style-name="T976"> nella curva in fase di pre-morte ossia nella parte in cui vi è il gomito che inizia a scendere. <text:line-break/>Devo produrre tanto e sono in fase di pre morte. Il problema è il tempo di vita dell’organismo.<text:line-break/>Sono metaboliti che vengono sviluppati in condizione di stress, servono ad uccidere altri organismi.<text:line-break/>Nell’ambiente naturale si sviluppano quando vi è scarsità di substrato, i sistemi metabolici riconoscono che c’è poco substrato quindi fanno prendere vi</text:span><text:span text:style-name="T1006">e</text:span><text:span text:style-name="T976"> metaboliche diverse che portano alla formazione di una molecola che la natura ha voluto fosse un killer per gli altri organismi. :)<text:line-break/></text:span><text:span text:style-name="T977">Bisogna lavorare a due stadi, abbiamo una prima parte in cui dobbiamo far avvenire la fermentazione con la crescita dell’organismo dove limiteremo i costi di produzione del microrganismo</text:span><text:span text:style-name="T978"> ed una seconda fase </text:span><text:span text:style-name="T979">in cui do uno zucchero che si degrada più lentamente come un dimero </text:span><text:span text:style-name="T1007">o</text:span><text:span text:style-name="T979"> uno zucchero </text:span><text:span text:style-name="T1007">come il glucosio</text:span><text:span text:style-name="T979"> che, una volta degradato, possa essere </text:span><text:span text:style-name="T1007">una parte </text:span><text:span text:style-name="T979">glucosio e un alt</text:span><text:span text:style-name="T1008">ra parte no</text:span><text:span text:style-name="T979">, il glucosio è metabolizzato in fretta mentre l’altro no e così la fase di pre morte è mantenuta più a lungo → </text:span><text:span text:style-name="T1008">modo di mantenere in vita il microrganismo.</text:span><text:span text:style-name="T979"><text:line-break/>Il microrganismo riconosce in questa difficoltà di degradare lo zucchero una condizione di starving e quindi sopravvive e al tempo stesso produce l’antibiotico.<text:line-break/>I due stadi vengono fatti </text:span><text:span text:style-name="T980">o in 2 reattori diversi, uno di crescita e l’altro di produzione, entrambi batch e quindi produco e trasferisco nell’altro reattore o in alternativa uso un unico reattore in cui faccio comunque 2 batch, il primo lo riempo sempre di glucosio ecc mentre nel secondo progressivamente attraverso il sistema fed batch modulo il substrato.<text:line-break/></text:span><text:span text:style-name="T1009">Se devo operar e con due reattori avrò i costi di due reattori: uno più grande, uno più piccolo </text:span><text:span text:style-name="T1083">e</text:span><text:span text:style-name="T1009"> magari di due tipologie diverse e avr</text:span><text:span text:style-name="T1083">ò</text:span><text:span text:style-name="T1009"> il costo di un sistema di trasferimento, in questa fase avrò anche il problema </text:span><text:span text:style-name="T1083">del pompaggio</text:span><text:span text:style-name="T1009"> </text:span><text:span text:style-name="T1083">del</text:span><text:span text:style-name="T1009">la biomassa, potrei avere dei fenomeni di stress ma questi sono fenomeni di secondo ordine perché le condizioni del 2 reattore in realtà sono molto più importanti </text:span><text:span text:style-name="T1083">perché </text:span><text:span text:style-name="T1009">il microrganismo si </text:span><text:span text:style-name="T1083">troverà</text:span><text:span text:style-name="T1009"> in </text:span><text:span text:style-name="T1010">condizioni di substrato che </text:span><text:span text:style-name="T1084">renderanno il problema</text:span><text:span text:style-name="T1010"> prioritari</text:span><text:span text:style-name="T1084">o</text:span><text:span text:style-name="T1010"> rispetto a qualsiasi cosa</text:span><text:span text:style-name="T1009">. <text:line-break/></text:span><text:span text:style-name="T1016">Abbiamo due condizioni operative molto diverse nelle due fasi.</text:span><text:span text:style-name="T1009"><text:line-break/></text:span><text:span text:style-name="T1084">N</text:span><text:span text:style-name="T1009">ella prima fase devo essere in presenza di un microrganismo in grado di sopportare per il tempo stabilito il processo. </text:span><text:span text:style-name="T1010">La distribuzione dell’ossigeno deve essere sempre assicurata.<text:line-break/></text:span><text:span text:style-name="T1011">Reattore agitato nel secondo caso mentre nel primo anche un reattore a vassoio </text:span><text:span text:style-name="T1084">(in quanto ho una muffa quindi può crescere anche solo su una superficie)</text:span><text:span text:style-name="T1011"> ma di solito </text:span><text:span text:style-name="T1084">SI </text:span><text:span text:style-name="T1011">usa comunque </text:span><text:span text:style-name="T1084">un</text:span><text:span text:style-name="T1011"> reattore agitato.</text:span><text:span text:style-name="T980"> <text:line-break/></text:span><text:span text:style-name="T981">Se ho </text:span><text:span text:style-name="T1012">reazioni redox esotermiche</text:span><text:span text:style-name="T981"> è necessario agitare per smaltire il calore, soprattutto nella prima fase. <text:line-break/></text:span><text:span text:style-name="T982">Devo trovare un substrato in grado di aumentare la quantità di antibiotico prodotta.<text:line-break/></text:span><text:span text:style-name="T1013">Considerazioni: </text:span><text:span text:style-name="T1408">1) La resa di un metabolita secondario può essere fortemente influenzata dalla composizione del mezzo e dai parametri chimico-fisici 2) La crescita e l'accumulo di biomassa avviene in due fasi successive le cui condizioni operative ottimali possono essere molto diverse 3) La struttura molecolare del prodotto può essere fortemente influenzato dai componenti presenti nel brodo 4) L'alimentazione di un precursore può guidare la biosintesi di uno specifico prodotto finale.</text:span><text:span text:style-name="T982"><text:line-break/></text:span><text:span text:style-name="T983"><text:line-break/></text:span><text:span text:style-name="T984">Problem</text:span><text:span text:style-name="T985">i</text:span><text:span text:style-name="T984">: <text:line-break/></text:span><text:span text:style-name="T985">1) </text:span><text:span text:style-name="T984">aumentare la produzione degli antibiotici </text:span><text:span text:style-name="T985">e </text:span><text:span text:style-name="T984">avere delle rese ragionevoli dal punto di vista industriale<text:line-break/></text:span><text:span text:style-name="T985">2) </text:span><text:span text:style-name="T984">poter produrre antibiotici con strutture diverse perché stiamo cercando di </text:span><text:span text:style-name="T985">inseguire sistemi evoluti dei microrganismi<text:line-break/>La soluzione del primo problema è stato affrontato in modi diversi, è stato necessario andare a studiare il percorso metabolico che portava alla produzione </text:span><text:span text:style-name="T986">e capire gli effetti dell’ambiente esterno.<text:line-break/>Se andiamo a vedere la curva di produzione della penicillina </text:span><text:span text:style-name="T987">(processo batch plottato su una curva tempo e prodotto) </text:span><text:span text:style-name="T986">e l’analizziamo </text:span><text:span text:style-name="T988">quando</text:span><text:span text:style-name="T986"> non abbiamo ancora fatto interventi </text:span><text:span text:style-name="T988">notiamo che vi è la curva dello zucchero </text:span><text:span text:style-name="T989">(fonte di C)</text:span><text:span text:style-name="T988"> che è </text:span><text:soft-page-break/><text:span text:style-name="T988">massima all’inizio </text:span><text:span text:style-name="T989">perché è consumato da pochi organismi e progressivamente decresce, la biomassa cresce di conseguenza e l’aumento della produzione di penicillina è proprio quando lo zucchero va a bassa concentrazione e produzione di biomassa praticamente costante. <text:line-break/>La penicillina infatti viene prodotta nella fase di pre morte degli organismi.<text:line-break/>Il pH ha un andamento un po’ strano, durante la fase di crescita il pH decresce perché deriva dal consumo di zucchero e dal consumo dei vari componenti di substrato, una volta raggiunto il minimo dello zucchero il pH cresce proprio perché le vie metaboliche messe in atto dal metabolismo portano ad </text:span><text:span text:style-name="T1014">un</text:span><text:span text:style-name="T989"> aumento del pH.<text:line-break/>Il tempo di produzione di penicillina è molto piccolo, il massimo di produzione è quasi rappresentabile da una gaussiana piuttosto stretta. L’aumento di pH ci sta dicendo che la biomassa è in fase di premorte.<text:line-break/>Per aumentare la resa dobbiamo</text:span><text:span text:style-name="T990"> non produrre di più nello stesso tempo ma prolungare i tempi </text:span><text:span text:style-name="T991">di fermentazione.<text:line-break/>Si vuole </text:span><text:span text:style-name="T992">portare</text:span><text:span text:style-name="T991"> la biomassa </text:span><text:span text:style-name="T992">in fase premorte per tanto tempo.<text:line-break/>Bisogna cercare di mantenere il pH a quel valore <text:s/></text:span><text:span text:style-name="T1015">(</text:span><text:span text:style-name="T1409">pH 6,5-7</text:span><text:span text:style-name="T1015">)</text:span><text:span text:style-name="T992"><text:line-break/>Si agisce su quello che è il margine di intervento ossia il substrato. </text:span></text:p>
      <text:p text:style-name="P184"><text:span text:style-name="T992">L</text:span><text:span text:style-name="T1071">a condizione che comunica al microrganismo che ci sono dei problemi e che potrebbe teoricamente morire è la condizione di </text:span><text:span text:style-name="T1015">starving</text:span><text:span text:style-name="T1071"> cioè si fa in modo che il microrganismo abbia fame. <text:line-break/></text:span><text:span text:style-name="T1072">Non voglio mettere poco zucchero in partenza perché non voglio cadere nel gomito.</text:span><text:span text:style-name="T1071"><text:line-break/></text:span><text:span text:style-name="T1073">S</text:span><text:span text:style-name="T1071">i fa </text:span><text:span text:style-name="T1073">effettuando</text:span><text:span text:style-name="T1074"> due processi; nella prima parte faccio crescere il microrganismo e quando </text:span><text:span text:style-name="T1081">arrivo</text:span><text:span text:style-name="T1074"> a concentrazione ottimale </text:span><text:span text:style-name="T1075">per avere una buona resa</text:span><text:span text:style-name="T1074"> cambio le </text:span><text:span text:style-name="T1073">condizioni</text:span><text:span text:style-name="T1074">, quindi io all’inizio gli darò tutto ciò che ha bisogno affinché cresca in fretta. </text:span><text:span text:style-name="T1073">Nell</text:span><text:span text:style-name="T1076">a seconda parte </text:span><text:span text:style-name="T1073">fornisco</text:span><text:span text:style-name="T1076"> uno </text:span><text:span text:style-name="T1376">zucchero</text:span><text:span text:style-name="T1076"> che si degrada meno facilmente </text:span><text:span text:style-name="T1075">come lattosio (glucosio + galattosio) </text:span><text:span text:style-name="T1077">e durante la</text:span><text:span text:style-name="T1076"> fase di degradazione il glucosio è trattenuto dall’organismo </text:span><text:span text:style-name="T1077">in modo che <text:s/>possa sopravvivere</text:span><text:span text:style-name="T1076"> mentre il galattosio fa più fatica ad essere degradato per cui il microrganismo va </text:span><text:span text:style-name="T1078">in condizioni di </text:span><text:span text:style-name="T1076">starving </text:span><text:span text:style-name="T1078">allungando il tempo della premorte.<text:line-break/></text:span><text:span text:style-name="T1410">I</text:span><text:span text:style-name="T1411">nfatti il</text:span><text:span text:style-name="T1410"> fungo idrolizza </text:span><text:span text:style-name="T1411">il lattosio</text:span><text:span text:style-name="T1410"> lentamente, rilasciando così il glucosio e il galattosio più facilmente assimilabili a un ritmo lento. </text:span><text:span text:style-name="T1412">Il </text:span><text:span text:style-name="T1410">micelio si </text:span><text:span text:style-name="T1412">comporta</text:span><text:span text:style-name="T1410"> come se fosse semi-affamato e la biomassa </text:span><text:span text:style-name="T1412">produce</text:span><text:span text:style-name="T1410"> penicillina per un periodo di tempo molto più lungo.</text:span><text:span text:style-name="T1076"><text:line-break/>Ho anche il problema del pH. <text:line-break/></text:span><text:span text:style-name="T1079">Dentro il substrato ho</text:span><text:span text:style-name="T1076"> </text:span><text:span text:style-name="T1376">azoto</text:span><text:span text:style-name="T1076">, </text:span><text:span text:style-name="T1016">l</text:span><text:span text:style-name="T1076">’altra fonte strettamente necessaria </text:span><text:span text:style-name="T1079">per il microrganismo</text:span><text:span text:style-name="T1076">, </text:span><text:span text:style-name="T1079">c</text:span><text:span text:style-name="T1082">he usiamo</text:span><text:span text:style-name="T1076"> per mantenere il pH costante. </text:span><text:span text:style-name="T1016">Possiamo tamponare il nostro sistema e basificare affinché il pH </text:span><text:span text:style-name="T1080">venga</text:span><text:span text:style-name="T1016"> mantenuto nel tempo di fermentazione </text:span><text:span text:style-name="T1080">costante</text:span><text:span text:style-name="T1016">. </text:span><text:span text:style-name="T1080">Q</text:span><text:span text:style-name="T1016">uest’</text:span><text:span text:style-name="T1080">operazione</text:span><text:span text:style-name="T1016"> deve essere fatt</text:span><text:span text:style-name="T1080">a</text:span><text:span text:style-name="T1016"> solo nella seconda fase </text:span><text:span text:style-name="T1080">poiché nella </text:span><text:span text:style-name="T1016">prima fase un pH basico è un problema. <text:line-break/></text:span><text:span text:style-name="T1085">Si può u</text:span><text:span text:style-name="T1413">tilizzare acetato di ammonio o lattato di ammonio come fonte di azoto al posto del nitrato </text:span><text:span text:style-name="T1414">per ridurre</text:span><text:span text:style-name="T1413"> l'aumento del pH osservato alla fine della fermentazione. La sostituzione di queste fonti di azoto con fonti di azoto complesse, come l'idrolizzato di caseina, ha migliorato la disponibilità a lungo termine di azoto e ha ulteriormente stabilizzato il pH con miglioramenti nelle rese. <text:line-break/>Pertanto, modificando le fonti di energia, carbonio e azoto, sono stati ottenuti significativi progressi nella resa del prodotto come conseguenza della crescita più lenta e della stabilizzazione del pH.</text:span><text:span text:style-name="T1016"> <text:line-break/></text:span><text:span text:style-name="T1017">Per aumentare la resa possiamo andare ad aggiungere degli </text:span><text:span text:style-name="T1377">intermedi</text:span><text:span text:style-name="T1017"> nel ciclo metabolico </text:span><text:span text:style-name="T1018">portando ad una produzione </text:span><text:span text:style-name="T1086">di una</text:span><text:span text:style-name="T1018"> forma di penicillina più stabile e più facile </text:span><text:span text:style-name="T1087">da</text:span><text:span text:style-name="T1018"> isolare. </text:span><text:span text:style-name="T1415">In linea di principio, aggiungendo derivati dell'acido acetico ai terreni di coltura, potremmo essere in grado di produrre un'ampia gamma di penicilline </text:span><text:span text:style-name="T1416">tra cui la penicillina V che è stabile a pH basso.</text:span><text:span text:style-name="T1415"> </text:span><text:span text:style-name="T1416">Con il corn steep liquor abbiamo produzione della penicillina G. </text:span><text:span text:style-name="T1018"><text:line-break/></text:span><text:span text:style-name="T1019">La T è uno dei problemi che non si può ridurre. </text:span><text:span text:style-name="T1020">Avere un fermentatore chiuso significa avere ottimi livelli di asepsi.<text:line-break/></text:span><text:span text:style-name="T1021">Antibiotici anoma</text:span><text:span text:style-name="T1022">l</text:span><text:span text:style-name="T1021">i simili ma con piccole parti diverse.<text:line-break/></text:span><text:span text:style-name="T1024"><text:line-break/></text:span><text:span text:style-name="T1461">Fermentazione sommersa evoluzione della fermentazione in superficie.</text:span><text:span text:style-name="T1024"><text:line-break/></text:span><text:span text:style-name="T1417">I principali vantaggi dell'utilizzo di colture superficiali sono che ci sono pochi problemi nell'assicurare che le colture rimangano aerate e, a causa dell'ampia area superficiale e del sottile strato di terreno, ci sono pochi problemi con il surriscaldamento localizzato. </text:span><text:span text:style-name="T1418">All’inizio</text:span><text:span text:style-name="T1417"> </text:span><text:span text:style-name="T1418">l</text:span><text:span text:style-name="T1417">e colture erano considerate la via più praticabile per soddisfare la domanda del mercato di penicillina. È stato </text:span><text:span text:style-name="T1419">però </text:span><text:span text:style-name="T1417">stimato che sarebbe necessaria una coltura superficiale equivalente a 2 ettari per produrre la stessa quantità di penicillina d</text:span><text:span text:style-name="T1419">i</text:span><text:span text:style-name="T1417"> una </text:span><text:span text:style-name="T1419">fermentazione sommersa</text:span><text:span text:style-name="T1417"> equivalente a 50 L. Il passaggio alle </text:span><text:span text:style-name="T1419">f</text:span><text:span text:style-name="T1417">e</text:span><text:span text:style-name="T1419">rmentazioni sommerse</text:span><text:span text:style-name="T1417"> è stato quindi guidato da considerazioni commerciali.</text:span><text:span text:style-name="T1024"> </text:span><text:span text:style-name="T1093">Nelle fermentazioni sommerse il Penicillium nototum diede risultati insoddisfacenti, si provò allora con il Penicillium </text:span><text:span text:style-name="T1094">chrysosentum </text:span><text:span text:style-name="T1093">con cui si ebbero rese maggiori. <text:line-break/></text:span><text:soft-page-break/><text:span text:style-name="T1095">(</text:span><text:span text:style-name="T1023">Molti organismi tendono ad aggregarsi, alcuni più di altri, </text:span><text:span text:style-name="T1087">e il problema è che è</text:span><text:span text:style-name="T1024"> molto difficile fare arrivare al nutrimento agli organismi che erano contenuti nella parte più interna dell’aggregato → cambiato </text:span><text:span text:style-name="T1087">P</text:span><text:span text:style-name="T1024">enicill</text:span><text:span text:style-name="T1087">i</text:span><text:span text:style-name="T1024">um.</text:span><text:span text:style-name="T1095">)</text:span><text:span text:style-name="T1024"><text:line-break/><text:line-break/></text:span><text:span text:style-name="T1089">Possiamo operare o con un</text:span><text:span text:style-name="T1025"> unico reattore fed batch oppure </text:span><text:span text:style-name="T1089">con </text:span><text:span text:style-name="T1025">due reattori di cui in uno facciamo operare la crescita mentre nel secondo facciamo la produzione.<text:line-break/></text:span><text:span text:style-name="T1095">In modalità fed-batch gli zuccheri vengono immessi nel recipiente, prima lentamente perché c’è poca biomassa da supportare, ma quando questa aumenta, aumenta anche la richiesta di zucchero. <text:line-break/>Una volta completata la crescita, la velocità di alimentazione dello zucchero viene nuovamente ridotta ad un livello che mantiene la coltura e </text:span><text:span text:style-name="T1096">consente la </text:span><text:span text:style-name="T1095">produzione di penicillina. <text:s/><text:line-break/></text:span><text:span text:style-name="T1096">Bisogna assicurare l’ossigeno necessario senza eccessiva formazione di schiuma e rimuovere il calore.</text:span><text:span text:style-name="T1025"><text:line-break/></text:span><text:span text:style-name="T1026">Operazioni in cascata di separazione, non si può andare direttamente a fare operazioni di purificazione.<text:line-break/></text:span><text:span text:style-name="T1088">I</text:span><text:span text:style-name="T1027">l downstrea</text:span><text:span text:style-name="T1088">m</text:span><text:span text:style-name="T1027"> implica una serie di azioni unitarie via via sempre più raffinate e costose che sono sequenziali una dietro l’altra. Prendiamo, rompiamo e iniziamo a separare partendo dalle cose più grandi.<text:line-break/></text:span><text:span text:style-name="T1028">Il fi</text:span><text:span text:style-name="T966">l</text:span><text:span text:style-name="T1028">tro che solitamente si usa è il filtro a tamburo rotante, dobbiamo iniziare a separare le cose più grossolane e poi successivamente fare le operazioni sulle cose più piccole. Perderemo delle cose in questo passaggio. <text:line-break/></text:span><text:span text:style-name="T1090">Lavoriamo con una m</text:span><text:span text:style-name="T1029">olecola biologica quindi T non troppe elevate, essendo poi un farmaco </text:span><text:span text:style-name="T1030">non è consentito nessun residuo di nulla e quindi va purificato.<text:line-break/>La penicillina <text:s/>ha </text:span><text:span text:style-name="T1031">la caratteristica</text:span><text:span text:style-name="T1030"> di essere solubile in acqua se </text:span><text:span text:style-name="T1031">ha pH basico ed essere solubile in un ambiente organico se ha pH acido quindi cambiamo pH, trattiamo </text:span><text:span text:style-name="T1032">con butil</text:span><text:span text:style-name="T1090">e </text:span><text:span text:style-name="T1032">acetato</text:span><text:span text:style-name="T1031">, estraiamo, ribasifichiamo e utilizziamo di nuovo acqua </text:span><text:span text:style-name="T1032">come estraente. Facendo questa operazione progressiva riusciamo a concentrare il prodotto.<text:line-break/>Nel momento in cui andremo a fare la purificazione spinta la facciamo su un prodotto estremamente concentrato → V più piccoli da trattare e più comodità.<text:line-break/></text:span><text:span text:style-name="T1033">Si può operare anche semi sintetico, operare solo sintetico non si può perché </text:span><text:span text:style-name="T1091">le</text:span><text:span text:style-name="T1033"> molecole </text:span><text:span text:style-name="T1091">sono </text:span><text:span text:style-name="T1033">molto complesse e </text:span><text:span text:style-name="T1091">i</text:span><text:span text:style-name="T1033"> passaggi troppo grandi, problema: quando facciamo operazione chimica su queste molecole di questo genere non otteniamo mai l’enantiomero, otteniamo sempre il prodotto racemo (50% buono, 50% no).<text:line-break/>Non c’è farmaco che consentano di vendere che contenga i due enantiomeri a meno che non si abbia </text:span><text:span text:style-name="T1091">dimostrato</text:span><text:span text:style-name="T1033"> che l’altro non faccia male. </text:span><text:span text:style-name="T1092">Si può fare fermentazione via biochimica e le ultime</text:span><text:span text:style-name="T1034"> </text:span><text:span text:style-name="T1035">trasformazioni si fanno utilizzando un enzima che è stereospecifico e stereo selettivo quindi prende il sintone finito e lo </text:span><text:span text:style-name="T1092">si </text:span><text:span text:style-name="T1035">trasfor</text:span><text:span text:style-name="T1092">ma</text:span><text:span text:style-name="T1035"> mantenendo l’eccesso enantiomerico. Il microrganismo non è in grado di fare questo.</text:span><text:span text:style-name="T1036"> <text:line-break/>L’uso di enzima è ovviamente più costoso non conviene lavorare solo con enzimi perché il n° di passaggi è così grande perché dovremmo fare una batteria di reattori </text:span><text:span text:style-name="T1092">(</text:span><text:span text:style-name="T1036">per ogni enzima un reattore</text:span><text:span text:style-name="T1092">)</text:span><text:span text:style-name="T1036">.<text:line-break/></text:span><text:span text:style-name="T1037">Facciamo produrre la penicillina, la prendiamo e la facciamo passare sul reattore che contiene l’enzima e la scomponiamo. </text:span><text:span text:style-name="T1038"><text:line-break/><text:line-break/></text:span><text:span text:style-name="T1039">Altro modo di ottenere delle molecole ad attività biologica che siano diverse (quindi gli analoghi) è quello di usare gli inibitori metabolici, per usarli bisogna conoscere bene il metabolismo; una volta fatto ciò si può cercare di capire se mettendo determinate molecole si può andare a modulare l’attività enzimatica e quindi in qualche modo portare la reazione nella direzione desiderata. </text:span></text:p>
      <text:p text:style-name="P185"><text:span text:style-name="T1039">Es. tetracicline, un microrganismo è in grado di secernere naturalmente il </text:span><text:span text:style-name="Emphasis"><text:span text:style-name="T1486">clorotetraciclina</text:span></text:span><text:span text:style-name="T1039">, se conosciamo bene il microrganismo e il suo metabolismo riusciamo a mettere nel substrato una molecola che va a inibire l’enzima che va a clorinare la posizione 5, succede che se l’enzima è inibito il microrganismo non farà la clorotetraciclina ma farà una molecola uguale in cui al posto del Cl c’è l’H, la tetraciclina. </text:span></text:p>
      <text:p text:style-name="P186"><text:span text:style-name="T1039">Le tetracicline sono antibiotici potentissimi (di 2/3 generazione) che sono state prodotte a partire dall’analisi di questa molecola. <text:line-break/></text:span><text:span text:style-name="T1040">Un altro metodo è tramite l’uso di mutanti, </text:span><text:span text:style-name="T1041">es. </text:span><text:span text:style-name="T1040">molecola complessa che </text:span><text:span text:style-name="T1042">può avere in posizione 14 un gruppo R che può può essere o un R (una catena) o un H o un OH. Che ci sia l’H o l’OH dipende da una cascata di reazioni enzimatiche.<text:line-break/>Ciò che veniva prodotto originariamente dal microrganismo era l’H. <text:line-break/>La natura elimina completamente la via che non pratica, in realtà l’informazione genetica rimane ma quella non è più praticata e diventa silente allora ciò che si fa è generare un mutante in cui quella via viene riattivita.<text:line-break/></text:span><text:span text:style-name="T1043">Si va a riattivare una via che era stata eliminata in modo tale che invece di produrre una daunomicina sia possibile produrre un adnamicina che è la molecola ossidata grazie alla specificità di un’enzima.<text:line-break/><text:line-break/></text:span><text:soft-page-break/><text:span text:style-name="T1494">ENZIMI: CATALIZZATORI BIOLOGICI</text:span><text:span text:style-name="T1044"><text:line-break/></text:span><text:span text:style-name="T1045">Catalizzatore molto attivo, stereospecifico </text:span><text:span text:style-name="T1097">e</text:span><text:span text:style-name="T1045"> </text:span><text:span text:style-name="T1046">stereoselettiv</text:span><text:span text:style-name="T1097">o</text:span><text:span text:style-name="T1100">, f</text:span><text:span text:style-name="T1045">unziona a P e T ambiente.<text:line-break/></text:span><text:span text:style-name="T1047">Non c’è reazione bio</text:span><text:span text:style-name="T1048">logica</text:span><text:span text:style-name="T1047"> all’interno della cellula che non sia catalizzata da un’enzima.<text:line-break/></text:span><text:span text:style-name="T1420">Gli enzimi sono proteine che aumentano la velocità di reazione abbassando l'energia di attivazione, </text:span><text:span text:style-name="T1421">n</text:span><text:span text:style-name="T1420">on </text:span><text:span text:style-name="T1421">viene </text:span><text:span text:style-name="T1420">alterato o consumato durante la reazione </text:span><text:span text:style-name="T1421">ed è r</text:span><text:span text:style-name="T1420">iutilizzabile.</text:span><text:span text:style-name="T1047"><text:line-break/></text:span><text:span text:style-name="T1048">Gli enzimi che sono a disposizione di una cellula dipendono dal patrimonio genetico. <text:line-break/>L’enzima opera attraverso un sito attivo. </text:span><text:span text:style-name="T1046">Ci sono catalizzatori non biologici ma omogenei che riescono ad avere stereospecificità e stereoselettività simili agli enzimi ma cambiano le cond operative.<text:line-break/>L’enzima è una grossa proteina in cui tutta la parte proteica serve a dare la geometria al sito attivo e serve a dare la geometria a qualche altro sito (presente negli enzimi allosterici detti enzimi regolatori)<text:line-break/>Nei punti critici c’è sempre un’enzima allosterico che può essere regolato e la regolazi</text:span><text:span text:style-name="T1049">o</text:span><text:span text:style-name="T1046">n</text:span><text:span text:style-name="T1049">e</text:span><text:span text:style-name="T1046"> avviene tramite prodotti e reagenti presenti, allosterico significa da un’altra parte perché spesso sono presenti due siti: uno </text:span><text:span text:style-name="T1049">di reazione e l’altro di regolazione, quest’ultimo mediamente è dalla parte opposta di quello attivo.<text:line-break/>Proteina complessa e rigida → piccoli cambiamenti sul sito generano una serie di tensioni, cambiamenti di angoli di legame. </text:span><text:span text:style-name="T1050">Non tutti gli enzimi sono allosterici regolatori ma questi sono quelli più importanti perché sono sempre presenti nei punti più critici.<text:line-break/><text:line-break/></text:span><text:span text:style-name="T1101">Il sito attivo è l’area dell’enzima in cui il substrato si attacca.<text:line-break/></text:span><text:span text:style-name="T1050">Il substrato può essere il brodo di cultura che serve per fare un processo fermentativo ma può assumere anche il significato di molecola sulla quale l’enzima esercita la sua funzione da catalizzatore.<text:line-break/></text:span><text:span text:style-name="T1098">G</text:span><text:span text:style-name="T1050">li enzimi sono in grado di riconoscere mediante il sito attivo cose diverse. <text:line-break/></text:span><text:span text:style-name="T1101">C</text:span><text:span text:style-name="T1050">i sono enzimi assolutamente specifici che riconoscono solo una molecola/substrato, enzimi meno specifici perché sono in grado di riconoscere gruppi di molecole e infine ce ne sono altri che non sono per niente specifici, lavorano su una tipologia di legami indipendentemente dalla molecola.<text:line-break/>L’attività del sito attivo è </text:span><text:span text:style-name="T1102">spesso</text:span><text:span text:style-name="T1050"> rappresentat</text:span><text:span text:style-name="T1099">a</text:span><text:span text:style-name="T1050"> dal modello chiave serratura, il substrato deve essere reagito e il sito attivo ha la geometria complementare a quel tipo di substrato. </text:span><text:span text:style-name="T1103">Essendo questo un modello</text:span><text:span text:style-name="T1050"> molto rigido </text:span><text:span text:style-name="T1103">è</text:span><text:span text:style-name="T1050"> stato superato per poter spiegare gli enzimi che lavorano con </text:span><text:span text:style-name="T1103">substrati</text:span><text:span text:style-name="T1050"> un po’ diversi.<text:line-break/>La geometria è sempre correlata a ciò che deve essere fatto reagire ma non è così stringente.<text:line-break/>Il modello attuale è il modello ad adattamento indotto </text:span><text:span text:style-name="T1104">in cui il sito attivo non è rigido ma flessibile. Le forme del sito attivo dell’enzima e del substrato si adattano per massimizzare l’incastro migliorando così la catalisi.</text:span><text:span text:style-name="T1050"><text:line-break/></text:span><text:span text:style-name="T1051">È un problema di tipo geometrico che poi si ripercuote nel problema chimico. <text:line-break/></text:span><text:span text:style-name="T1052"><text:line-break/>L’enzima è costituito da una grandissima parte proteica, </text:span><text:span text:style-name="T1053">la parte un po’ più lunga da fare perché bisogna mettere in atto il ribosoma che stampa le proteine. </text:span><text:span text:style-name="T1054">N</text:span><text:span text:style-name="T1053">el caso degli enzimi questa parte è già pronta, </text:span><text:span text:style-name="T1054">viene mantenuta una parte proteica con la sua struttura ma non funzionante. Non ci sarebbe motivo di far funzionare l’enzima quando non c’è necessita. La cellula allora prepara pronto ciò che è lungo da fare e lo lascia lì dormiente, nel momento in cui è necessario che la proteina diventi enzima la attiva. <text:line-break/></text:span><text:span text:style-name="T1108">L’oloproteina è la p</text:span><text:span text:style-name="T1054">arte proteica degli enzimi la quale, legata a molecole non proteiche (coenzimi o </text:span><text:span text:style-name="T1108">cofattori</text:span><text:span text:style-name="T1054">), forma </text:span><text:span text:style-name="T1108">l’</text:span><text:span text:style-name="T1054">enzima attivo. <text:line-break/>Il sito attivo </text:span><text:span text:style-name="T1106">fa in</text:span><text:span text:style-name="T1054"> modo di alloggiare sia il substrato che il coenzima, </text:span><text:span text:style-name="T1106">una parte non proteica che può essere una molecola organica. I coenzima si legano transitoriamente ad un’enzima, sono molecole portatrici: trasportano atomi o elettroni oppure prelevano atomi o elettroni dal substrato.</text:span><text:span text:style-name="T1054"><text:line-break/>Molto spesso è presente anche un cofattore, una </text:span><text:span text:style-name="T1105">sostanza</text:span><text:span text:style-name="T1054"> piccolina </text:span><text:span text:style-name="T1105">non proteica</text:span><text:span text:style-name="T1054"> (es. ione) facile da attaccare/staccare e da muovere nel citoplasma. La molecola dunque diventa un’enzima nel momento in cui il cofattore si attacca dopodiché all’interno dell’alloggiamento ci sarà la parte per il substrato e per il coenzima. <text:line-break/>Gli enzimi allosterici hanno poi altri siti quindi altri posti (due o più) che invece vanno a fare da regolator</text:span><text:span text:style-name="T1105">i</text:span><text:span text:style-name="T1054">.<text:line-break/></text:span><text:span text:style-name="T1055"><text:line-break/></text:span><text:span text:style-name="T1056">Gli step della reazione enzimatica sono tre, lo step più interessante è il primo </text:span><text:span text:style-name="T1107">ossia</text:span><text:span text:style-name="T1056"> quello tra il substrato e l’enzima. <text:line-break/>In presenza del substrato questo si alloggia nel sito attivo dell’enzima, forma il complesso attivato enzima substrato.<text:line-break/>Step interessante perché va a determinare la velocità di reazione del sistema </text:span><text:span text:style-name="T1057">poiché alla fine dipende da quanti siti e dalla conc di substrato che è presente. È ciò che ci dice se quella reazione andrà a saturazione oppure no.<text:line-break/>Alla fine l’enzima coordinerà tanto substrato quanto sono i siti attivi disponibili e liberi. <text:line-break/></text:span><text:soft-page-break/><text:span text:style-name="T1057">Una volta formato il complesso attivato questo viene trasformato e poi avverrà la reazione di sintesi.<text:line-break/></text:span><text:span text:style-name="T1109">Lo step 2 infatti è la reazione per convertire il substrato in prodotto, gli enzimi abbassano l’energia dello stato di transizione e quindi accelerano la reazione. </text:span><text:span text:style-name="T1110">Lo step 3 invece è dato dal rilascio dei prodotti che consentono ad un’altra molecola di substrato di legare l’enzima.<text:line-break/></text:span><text:span text:style-name="T1057"><text:line-break/>L’attività enzimatica può essere influenzata dalle cond ambientali </text:span><text:span text:style-name="T1058">(T e pH) </text:span><text:span text:style-name="T1057">in cui si trova l’enzima, presenza o meno di cofattori </text:span><text:span text:style-name="T1058">e coenzimi</text:span><text:span text:style-name="T1057">, presenza o meno di inibitori. </text:span><text:span text:style-name="T1058">Nel caso dei sistemi allosterici la presenza di inibitore è benvenuta. <text:line-break/>L’inibitore molte volte è il prodotto perché è il modo in cui la cellula regola l’attività enzimatica.<text:line-break/>Nel caso dell’inibitore generale si parla di qualcosa che modifica attività enzimatica, ogni tanto addirittura la ferma ma NON a scopo regolatorio. È una molecola che casualmente si trova nell’ambiente di reazione che è in grado di andare ad interagire con l’enzima modificandone l’attività <text:s/>enzimatica ma non a scopo regolatorio.<text:line-break/></text:span><text:span text:style-name="T1059">T e pH denaturano le proteine, per questo che sono così importanti. <text:line-break/></text:span><text:span text:style-name="T1111">La maggior parte degli enzimi ha pH neutro (7) ma alcuni preferiscono condizioni acide o basiche.<text:line-break/></text:span><text:span text:style-name="T1422">La velocità di reazione aumenta all'aumentare della concentrazione del substrato, l’'attività massima si verifica quando l'enzima è saturo.</text:span><text:span text:style-name="T1111"><text:line-break/></text:span><text:span text:style-name="T1059"><text:line-break/>Due categorie: allosterici e non allosterici, entrambi hanno problemi di funzionamento alle loro cond operative (T e pH). </text:span><text:span text:style-name="T1112">H</text:span><text:span text:style-name="T1060">anno </text:span><text:span text:style-name="T1061">T e P d’esercizio che sono caratteristiche. <text:line-break/>Entrambe le categorie sono soggette ad avvelenamento, anche gli allosterici hanno degli inibitori che non sono i regolatori, quindi vi sono molecole che possono andare ad interagire in modo specifico sul sito attivo andandone a fermare l’attività catalitica.<text:line-break/>L’enzima regolatore ci</text:span><text:span text:style-name="T1112">oè</text:span><text:span text:style-name="T1061"> quello allosterico ha degli inibitori e attivatori suoi che però non sono a detrimento dell’attività enzimatica ma sono a regolazione di questa e quindi sono positivi in termini di effetto.<text:line-break/>Il sistema degli enzimi allosterici è un sistema di autoregolazione cioè è la reazione che attiva o disattiva l’enzima per poter rispondere ai bisogni fisiologici cellulari.<text:line-break/></text:span><text:span text:style-name="T1062">Ci sono degli inibitori che equivalgono ai veleni es monossido di carbonio per l’emoglobina.<text:line-break/></text:span><text:span text:style-name="T1063">Ci sono poi gli enzimi delle cellule che per esempio vivono nelle condizioni marine che riescono ad operare a P elevate.<text:line-break/></text:span><text:span text:style-name="T1064">Bisogna conoscere la T caratteristica dell’enzima. </text:span><text:span text:style-name="T1059"><text:line-break/></text:span><text:span text:style-name="T1065">Fondamentale la velocità di reazione, ricorda quella dei catalizzatori convenzionali, ha un andamento a massimo con asintoto. </text:span><text:span text:style-name="T1066">A seconda della concentrazione del substrato la velocità di reazione sarà diver</text:span><text:span text:style-name="T1067">sa.<text:line-break/></text:span><text:span text:style-name="T1375">Giustificare perché il primo step ha un equilibrio e il secondo no. </text:span><text:span text:style-name="T1068">(domanda d’orale)<text:line-break/> <text:s text:c="8"/></text:span><text:span text:style-name="T1116">k</text:span><text:span text:style-name="T557">+1</text:span><text:span text:style-name="T1116"> <text:s text:c="4"/>k</text:span><text:span text:style-name="T557">2</text:span><text:span text:style-name="T1068"><text:line-break/></text:span><text:span text:style-name="T1115">E + S </text:span><text:span text:style-name="T1515">↔ ES → </text:span><text:span text:style-name="T1116"><text:s/>E + P <text:s text:c="2"/></text:span><text:span text:style-name="T1068"><text:line-break/> <text:s text:c="9"/></text:span><text:span text:style-name="T1116">k</text:span><text:span text:style-name="T562">-</text:span><text:span text:style-name="T557">1</text:span><text:span text:style-name="T1067"><text:line-break/>Il primo step è enzima + substrato </text:span><text:span text:style-name="T1116">che danno il</text:span><text:span text:style-name="T1069"> </text:span><text:span text:style-name="T1067">complesso attivato </text:span><text:span text:style-name="T1116">e nel secondo step questo</text:span><text:span text:style-name="T1067"> </text:span><text:span text:style-name="T1116">dà</text:span><text:span text:style-name="T1067"> enzima ripristinato </text:span><text:span text:style-name="T1113">+</text:span><text:span text:style-name="T1067"> prodotto. </text:span><text:span text:style-name="T1069">Non è detto che dal complesso attivato necessariamente si arrivi al prodotto, </text:span><text:span text:style-name="T1068">il complesso attivato a seguito di segnali cellulari può essere disfatto, l’equilibrio lì ha senso. <text:line-break/>L’equilibrio dipende dal fatto che l’alloggiamento del substrato e l’alloggiamento del coenzima è quello che è quindi i reagenti entrano nel sito attivo, se tutto </text:span><text:span text:style-name="T1070">pro</text:span><text:span text:style-name="T1068">segue </text:span><text:span text:style-name="T1070">come deve proseguire c’è la trasformazione se no possono essere rilasciati perché non sono legami inscindibili, se </text:span><text:span text:style-name="T1114">lo </text:span><text:span text:style-name="T1070">fossero questi non si potrebbero più rompere e quindi avremmo degli inibitori non dei substrati.</text:span></text:p>
      <text:p text:style-name="P106">Quindi in realtà la situazione originaria enzima + reagente può tornare esattamente così come era.</text:p>
      <text:p text:style-name="P30"><text:span text:style-name="T1774">Nella seconda parte della reazione non c’è una doppia freccia perché il prodotto avrà una geometria </text:span><text:span text:style-name="T1825">molto</text:span><text:span text:style-name="T1774"> diversa dal substrato </text:span><text:span text:style-name="T1825">che è stato fatto reagire. Questo è il motivo per cui il prodotto non torna nel sito attivo.<text:line-break/></text:span><text:span text:style-name="T1826">Equazione empirica (eq michaelis-menten) cioè equazione che cerca di descrivere il fenomeno (la velocità di reazione enzimatica), è stata derivata dalle osservazioni. <text:line-break/>Nel caso di cose organiche è possibile misurare cose diverse, qui l’unica cosa misurabile è la conc di substrato (non è misurabile il </text:span><text:span text:style-name="T1827">complesso attivato, è </text:span><text:span text:style-name="T1828">misurabile</text:span><text:span text:style-name="T1827"> l’enzima iniziale ma non durante </text:span><text:span text:style-name="T1828">la</text:span><text:span text:style-name="T1827"> reazione). <text:s/></text:span></text:p>
      <text:p text:style-name="P30"><text:span text:style-name="T1827">È un eq in grado di esprimere la velocità in funzione della conc di substrato durante la reazione.<text:line-break/></text:span><text:span text:style-name="T1829">La costante Km rende conto della affinità che l’enzima ha per quel substrato cioè quanto l’enzima è in grado di interagire con </text:span><text:span text:style-name="T1908">quel</text:span><text:span text:style-name="T1829"> substrato. <text:line-break/></text:span><text:span text:style-name="T1830">Curva descritta in modo banale: poco substrato, tanto enzima → velocità sarà grande, man mano che aumenta la conc </text:span><text:soft-page-break/><text:span text:style-name="T1830">di substrato la velocità diminuisce, quando avr</text:span><text:span text:style-name="T1831">em</text:span><text:span text:style-name="T1830">o raggiunto la massima conc di siti attivi avremo raggiunto l’asintoto. </text:span></text:p>
      <text:p text:style-name="P29"><text:span text:style-name="T1830">Curva descritta matematicamente invece tramite l’espressione di v=Vmax*Cs/(Km+Cs).<text:line-break/></text:span><text:span text:style-name="T1867">Ricorda</text:span><text:span text:style-name="T1830"> l’eq di </text:span><text:span text:style-name="T1867">M</text:span><text:span text:style-name="T1830">onod</text:span><text:span text:style-name="T1829">. </text:span><text:span text:style-name="T1831">La velocità di crescita dell’organismo è legata alla velocità delle reazioni biochimiche che avvengono all’interno dell’organismo. Le relazioni da cui dipende la velocità di crescita dell’organismo sono tutte catalizzate per cui deve avere un andamento simile.<text:line-break/></text:span><text:span text:style-name="T1832"><text:line-break/></text:span><text:span text:style-name="T1833">La regolazione è uno dei problemi principali del sito enzimatico. </text:span><text:span text:style-name="T1834">Sistemi di regolazione fanno sì che gli enzimi funzioni</text:span><text:span text:style-name="T1909">no</text:span><text:span text:style-name="T1834"> quando c’è bisogno e non funzionino quando non c’è bisogno.<text:line-break/></text:span><text:span text:style-name="T1835">Gli enzimi sono regolati attraverso delle cose particolari in più ci sono una serie di reazioni non desiderat</text:span><text:span text:style-name="T1909">e</text:span><text:span text:style-name="T1835"> (perché enzima può reagire con molecole con cui non dovrebbero reagire ma ogni tanto accade e quindi cambia la loro attività).<text:line-break/>Enzima sistema cinetico → eq michaelis-menten, esprime la velocità </text:span><text:span text:style-name="T1836">in funzione della conc di substrato.<text:line-break/>Importante capire la velocità enzimatica e se sto considerando un microrganismo capire come funzioneranno tutti gli enzimi all’interno della cellula. </text:span><text:span text:style-name="T1837">Gli enzimi possono essere attivati o disattivati. <text:line-break/>Nel caso dei processi microbiologici la disattivazione o l’attivazione non richiesta sono entrambi un problema, nel caso dell’attivazione il problema è che dopo aver preparato un reattore, messo dentro un substrato e calcolato dei tempi (sto lavorando batch o al limite fed-batch) su cui ho tarato tutto il processo </text:span><text:span text:style-name="T1910">noto che d</text:span><text:span text:style-name="T1837">entro il substrato c’è una molecola che attiva gli enzimi di più e questo è un problema perché la quantità di substrato messa la dentro l’ho calcolata per avere una resa in </text:span><text:span text:style-name="T1910">u</text:span><text:span text:style-name="T1837">n certo punto, se enzimi più attivi consumano substrato più rapidamente e quindi se il substrato viene a mancare si entra nella fase di morte dell’organismo o nelle condizioni di starving quinci vi sono delle molecole generate nella fase pre morte che sono molto dannose.<text:line-break/>Non si arriva mai al gomito perché è pericolosissimo, piccole variazioni possono portare a catastrofi.</text:span></text:p>
      <text:p text:style-name="P187"><text:span text:style-name="T1117">Se gli organismi iniziano a morire entrano in atto tutti quei meccanismi e quindi tutti quegli enzimi degradativi, le proteasi. </text:span><text:span text:style-name="T1118">Quel che succede è che un po’ di microrganismi rimangono vivi e un po’ muoiono, nel momento in cui muoiono entrano in gioco le proteasi che degraderanno tutte le proteine che trovano sul cammino → inizieranno a degradare anche i microrganismi vivi. <text:line-break/></text:span><text:span text:style-name="T1119">Siamo in una s</text:span><text:span text:style-name="T1118">ituazione auto catalitica e quindi biomassa va a morte → fermentazione da butta</text:span><text:span text:style-name="T1120">re.<text:line-break/><text:line-break/></text:span><text:span text:style-name="T1121">La presenza di inibitori può portare a</text:span><text:span text:style-name="T1122">l</text:span><text:span text:style-name="T1121">l</text:span><text:span text:style-name="T1122">a</text:span><text:span text:style-name="T1121"> disattivazione dell’enzima e quindi ad un abbattimento dell’attività e della velocità di reazione. <text:line-break/></text:span><text:span text:style-name="T1123">Ci sono </text:span><text:span text:style-name="T1124">3 tipi di </text:span><text:span text:style-name="T1125">inibizione</text:span><text:span text:style-name="T1124">: competitiva, non competitiva e acompetitva.<text:line-break/>3 cose diverse, si parla sempre di disattivazione mentre nel caso non competitivo si parla anche di attivazione poiché usiamo gli allosterici. </text:span><text:span text:style-name="T1126">Può essere la stessa molecola ad attivare o disattivare.<text:line-break/></text:span><text:span text:style-name="T1462">Inibizione competitiva</text:span><text:span text:style-name="T1127"> significa che una molecola compete con il substrato per il sito attivo dell’enzima, in questo caso particolare c’è competizione per il sito attivo </text:span><text:span text:style-name="T1128">e</text:span><text:span text:style-name="T1127"> mentre </text:span><text:span text:style-name="T1129">il substrato viene trasformato la molecola che non centra nulla può interagire con il sito attivo ma non reagisce quindi ad un certo punto verrà rilasciato. Il problema è andare a calcolare il </text:span><text:span text:style-name="T1514">μ</text:span><text:span text:style-name="T558">max</text:span><text:span text:style-name="T1129"> ossia quel valore di velocita che si ottiene quando gli enzimi sono </text:span><text:span text:style-name="T1130">tutti saturi.<text:line-break/>All’inizio la velocità cresce molto perché ho poc</text:span><text:span text:style-name="T1131">o substrato</text:span><text:span text:style-name="T1130"> e tant</text:span><text:span text:style-name="T1131">i</text:span><text:span text:style-name="T1130"> </text:span><text:span text:style-name="T1131">enzimi</text:span><text:span text:style-name="T1130"> ma poi raggiunge l’asintoto quindi </text:span><text:span text:style-name="T1128">l</text:span><text:span text:style-name="T1130">a saturazione. </text:span><text:span text:style-name="T1132">I calcoli si fanno con ½ di </text:span><text:span text:style-name="T1514">μ</text:span><text:span text:style-name="T558">max</text:span><text:span text:style-name="T1132"> ma se dentro ho un inibitore i calcoli non tornano.</text:span><text:span text:style-name="T1124"><text:line-break/></text:span><text:span text:style-name="T1463">Inibizione non competitiva</text:span><text:span text:style-name="T1133"> legata alla presenza di un inibitore che non interagisce con il sito attivo ma interagisce con il sito allosterico cioè il sistema che l’enzima utilizza per regolare attività enzimatica</text:span><text:span text:style-name="T1124">; </text:span><text:span text:style-name="T1134">una parte dell’enzima non funziona perché siamo in presenza di qualcosa che va a modificare la geometria del sito attivo quindi tutte quelle molecole in cui sono present</text:span><text:span text:style-name="T1135">i</text:span><text:span text:style-name="T1134"> gli inibitori avranno il sito attivo modificato </text:span><text:span text:style-name="T1136">(se ho sito modificato reazione non avviene).</text:span><text:span text:style-name="T1134"><text:line-break/></text:span><text:span text:style-name="T1137">Le curve hanno un andamento simile ma in presenza di inibitore </text:span><text:span text:style-name="T1514">μ</text:span><text:span text:style-name="T558">max </text:span><text:span text:style-name="T1129"><text:s/></text:span><text:span text:style-name="T1137">è più bassa.</text:span><text:span text:style-name="T1134"><text:line-break/>Rendo quindi inattivo un certo numero di molecole di enzima. È quel che succede con i regolatori allosterici.<text:line-break/>Utile per regolare le reazioni metaboliche perché è un metodo veloce, l’allosterico può essere o una molecola piccola o addirittura il prodotto che deriva dalla reazione dell’enzima stesso </text:span><text:span text:style-name="T1138">e quindi</text:span><text:span text:style-name="T1134"> in qualche modo regolo la conc del prodotto oppure è un prodotto che proviene da un’a</text:span><text:span text:style-name="T1138">ltra via metabolica ma comunque </text:span><text:span text:style-name="T1139">concatenata</text:span><text:span text:style-name="T1138"> alla reazione.<text:line-break/>Reazione reversibile perché voglio </text:span><text:span text:style-name="T1139">poter</text:span><text:span text:style-name="T1138"> regolare la velocità, è proprio un modo per regolare non per inibire. <text:line-break/>Quindi non è detto che l’effetto di inibizione sia uguale sempre, l’effetto dipenderà dalle condizioni e in particolare dalla necessità del prodotto in quel momento.<text:line-break/>Es. acido citrico, primo intermedio del ciclo di </text:span><text:span text:style-name="T1140">K</text:span><text:span text:style-name="T1138">rebs, </text:span><text:span text:style-name="T1125">è l’inibitore <text:s/>del primo enzima della catena glicolitica; è un </text:span><text:soft-page-break/><text:span text:style-name="T1125">inibitore reversibile cioè posso modulare la catena glicolitica in modo tale da regolare il ciclo di </text:span><text:span text:style-name="T1141">K</text:span><text:span text:style-name="T1125">rebs e quindi la r</text:span><text:span text:style-name="T1138">espirazione.<text:line-break/></text:span><text:span text:style-name="T1464">Inibizione acompetitva</text:span><text:span text:style-name="T1125">, viene messa in atto dopo che il substrato si è legato al sito attivo, l’inibizione si lega al complesso enzima-substrato e l’inibitore si lega lì. <text:line-break/>L’enzima legge il substrato così come deve leggerlo, l’inibitore si lega lì e legandosi impedisce che il substrato venga trasformato e quindi la conc di substrato che viene trasformata è più piccola.<text:line-break/></text:span><text:span text:style-name="T1142">Nel caso degli allosterici l’inibitore è un regolatore. </text:span><text:span text:style-name="T1143">Enzimi regolatori sono quelli in punti strategici, sono in grado di essere attivati o disattivati da stimoli esterni o anche da stimoli interni cioè in funzione anche dei cicli metabolici. Sono in grado di gestire il funzionamento cellulare. <text:line-break/>Sono quelli su cui noi puntiamo l’attenzione nel momento in cui vogliamo modulare un processo e a spingere su un prodotto piuttosto che su un altro.</text:span><text:span text:style-name="T1144"><text:line-break/></text:span><text:span text:style-name="T1145">In tutti e tre i casi </text:span><text:span text:style-name="T1131">di competizione </text:span><text:span text:style-name="T1122">il</text:span><text:span text:style-name="T1145"> legame tra l’inibitore e l’enzima non necessariamente è irreversibile, se è irreversibile il danno è fatto e l’enzima non funziona mai più e l’organismo muore, se invece l’inibizione è reversibile allora si ragiona in termini di inibizione e basta e non in termini di distruzione.<text:line-break/></text:span><text:span text:style-name="T1146">Inibizioni irreversibili </text:span><text:span text:style-name="T1144">(in cat non biologica le chiameremmo avvelenamento) ce ne sono, per esempio il sarin è un gas nervino</text:span><text:span text:style-name="T1143"> </text:span><text:span text:style-name="T1144">che interagisce con gli enzimi che hanno a che fare con interazione neurologica oppure il cianuro che è una molecola piccolina e fortemente inibitoria.</text:span><text:span text:style-name="T1145"><text:line-break/></text:span><text:span text:style-name="T1144"><text:line-break/></text:span><text:span text:style-name="T1149">Gli enzimi </text:span><text:span text:style-name="T1144">sono in grado di fare regolazione da feedback, es. acido citrico sulla glicolisi. <text:line-break/></text:span><text:span text:style-name="T1940">Feedback negativo: il percorso è inibito dall'accumulo di prodotto finale. <text:line-break/>Feedback positivo: una molecola regolatrice stimola l'attività dell'enzima, di solito tra 2 vie.</text:span><text:span text:style-name="T1147"><text:line-break/></text:span><text:span text:style-name="T1148">Regolare per rapporti e </text:span><text:span text:style-name="T1150">avere</text:span><text:span text:style-name="T1148"> un intermedio comune </text:span><text:span text:style-name="T1150">significa avere</text:span><text:span text:style-name="T1148"> un sistema di regolazione perfetto es. regolare rapporti aminoacidi, l’intermedio comune lo tengo in magazzino e lo faccio con tre vie di sintesi diverse e poi deciderò, dipenderà dai rapporti di conc di quegli amminoacidi. Nel momento in cui il rapporto è sbilanciato l’amminoacido va a fare da inibitore allosterico all’enzima e quindi blocca quella via verso quell’amminoacido. <text:s/></text:span></text:p>
      <text:p text:style-name="P188"><text:span text:style-name="T1151"><text:line-break/></text:span><text:span text:style-name="T1152">Perché gli enzimi?<text:line-break/></text:span><text:span text:style-name="T1941">Mediano </text:span><text:span text:style-name="T1942">tutte</text:span><text:span text:style-name="T1941"> le reazioni sintetiche e degradative negli organismi viventi </text:span><text:span text:style-name="T1942">e s</text:span><text:span text:style-name="T1941">ono catalizzatori molto efficienti,</text:span><text:span text:style-name="T1943"> stereospecifiche e regiospecifici</text:span><text:span text:style-name="T1941">. Lavoro in condizioni generalmente miti di </text:span><text:span text:style-name="T1944">T</text:span><text:span text:style-name="T1941">, </text:span><text:span text:style-name="T1944">P</text:span><text:span text:style-name="T1941"> e pH.<text:line-break/>Il loro utilizzo ha creato un'ampia varietà di processi industriali, prodotti di consumo e biosensori.</text:span></text:p>
      <text:p text:style-name="P36"><text:span text:style-name="T1774">Rispetto all’uso delle cellule è tutto più semplice, sia per il reattore che per la produzione. <text:line-break/>Il grossissimo vantaggio però è legato al downstream che solitamente rappresenta uno dei costi più importanti perché abbiamo molecole che hanno dimensioni diverse per cui non possiamo permetterci un sistema unico di purificazione. </text:span><text:span text:style-name="T1838">Abbiamo concentrazioni piccolissime di un sacco di prodotti che sono molto simili.<text:line-break/></text:span><text:span text:style-name="T1839">Prima separazioni più grossolane poi quelle più raffinate e così via.<text:line-break/></text:span><text:span text:style-name="T1840">Alla fine quello che io ottengo è il substrato trasformato in prodotto grazie all’enzima, </text:span><text:span text:style-name="T1839">se c’è l’inib</text:span><text:span text:style-name="T1840">i</text:span><text:span text:style-name="T1839">tore </text:span><text:span text:style-name="T1911">può</text:span><text:span text:style-name="T1839"> coordina</text:span><text:span text:style-name="T1911">rlo</text:span><text:span text:style-name="T1839"> sul sito attivo </text:span><text:span text:style-name="T1840">perché la molecola interagisc</text:span><text:span text:style-name="T1911">a</text:span><text:span text:style-name="T1840"> ma non lo trasform</text:span><text:span text:style-name="T1911">i</text:span><text:span text:style-name="T1840">. <text:line-break/>Inoltre l’enzima il sottoprodotto non lo fa perché la reazione è substrato → prodotto.<text:line-break/></text:span><text:span text:style-name="T1841">La via chimica costa meno in termini di progettazione e reagenti, arrivo ad un certo punto e l’ultima trasformazione la faccio con l’attività enzimatica. Taglio così i costi del downstream. </text:span></text:p>
      <text:p text:style-name="P37"><text:span text:style-name="T1842">Sul downstream non lo batte nessuno a T e P ambiente. <text:s text:c="2"/><text:line-break/></text:span><text:span text:style-name="T1772">Svantaggi</text:span><text:span text:style-name="T1842">: devo cavarlo fuori da qualche parte. <text:line-break/></text:span><text:span text:style-name="T1843">Crearlo direttamente è complicato ma non impossibile ma dal punto di vista economico non conviene, quello che conviene farlo è cavarlo fuori da qualche parte: o da microrganismi o da funghi, piante o anche da animali.<text:line-break/></text:span><text:span text:style-name="T1844">L’enzima essendo una proteina è </text:span><text:span text:style-name="T1912">una molecola</text:span><text:span text:style-name="T1844"> suscettibile a determinate modifiche di T, pH, agitazione ecc. <text:line-break/>Se denaturiamo anche parzialmente la proteina poi questa perde la proprietà. <text:line-break/></text:span><text:span text:style-name="T1845">Non possiamo quindi permetterci delle estrazioni strong proprio perché altrimenti denaturiamo la proteina e disattiviamo l’enzima quindi, se si può, lo si purifica il meno possibile. </text:span></text:p>
      <text:p text:style-name="P37"><text:span text:style-name="T1846">Però ovviamente più purifichiamo e migliore è l’attività dell’enzima. <text:line-break/></text:span><text:span text:style-name="T1848">S</text:span><text:span text:style-name="T1846">e è extracellulare è </text:span><text:span text:style-name="T1847">un </text:span><text:span text:style-name="T1846">più facile, </text:span><text:span text:style-name="T1847">la cellula lo butta fuori, lo ritroviamo nel liquido, separiamo solido-liquido, decidiamo cosa fare del solido (spremerlo, riutilizzarlo ecc) e dal liquido estraiamo l’enzima; abbiamo però il problema della conc di enzima prodotto e difficoltà nel processo di cristallizzazione. <text:line-break/></text:span><text:soft-page-break/><text:span text:style-name="T1847">Se l’enzima è intracellulare è un problema perché dobbiamo prima tirarlo fuori e </text:span><text:span text:style-name="T1913">poi</text:span><text:span text:style-name="T1847"> rompere la cellula e abbiamo tutti i problemi di separazione e purificazione.<text:line-break/>Ci sono alcuni enzimi così delicati </text:span><text:span text:style-name="T1848">e sensibili che si disattiva la cellula ma non si estrae l’enzima e si usa l’enzima all’interno della cellula mantenuta disattivata in maniera tale che l’enzima funzioni mentre il resto della cellula è praticamente morto (ma non degradato).<text:line-break/></text:span><text:span text:style-name="T1849">S</text:span><text:span text:style-name="T1848">i possono fare </text:span><text:span text:style-name="T1849">altrimenti </text:span><text:span text:style-name="T1848">un certo n° di step e poi accontentarci di un’enzima.</text:span><text:span text:style-name="T1849"><text:line-break/>Altro grosso problema legato all’uso dell’enzima è che è molto uguale alle cose che noi vogliamo trasformare. <text:line-break/>Il problema è che il substrato che vogliamo trasformare è molto simile all’enzima il quale farà poi il prodotto e alla fine ci troviamo un brodo che contiene il substrato, l’enzima e il prodotto per cui se vogliamo riutilizzare l’enzima dobbiamo separare il brodo per cui ho risolto in parte il problema e ne ho generato uno uguale.<text:line-break/>La soluzione trovata </text:span><text:span text:style-name="T1914">a</text:span><text:span text:style-name="T1849"> questo problema è utilizzare l’enzima NON libero </text:span><text:span text:style-name="T1914">e </text:span><text:span text:style-name="T1849">lo si immobilizza nel momento in cui viene immobilizzato abbiamo ottenuto il catalizzatore eterogeneo biologico e in questo modo l’enzima può essere usato più volte fino alla sua totale disattivazione. Siamo dunque in presenza di un processo continuo.<text:line-break/>Pochi prodotti dovuti al fatto che la trasformazione è diretta. Stiamo andando verso l’industria di processo.</text:span></text:p>
      <text:p text:style-name="P189"><text:span text:style-name="T1153">L’</text:span><text:span text:style-name="T1154">enzima, una volta estratto dalla cellula e immobilizzato, è in grado di operare anche in ambiente di solvente (anche non acquoso). Il tempo di vita di un’enzima usato in un ambiente non acquoso è però minore del tempo di vita dello stesso enzima in un ambiente acquoso.<text:line-break/></text:span><text:span text:style-name="T1155"><text:line-break/>La produzione industriale di enzimi comporta la coltura di microrganismi in fermentatori o bioreattori. <text:line-break/>I microrganismi sono adatti per la produzione in larga scala di enzimi poiché: hanno tassi di crescita rapidi e sono in grado di produrre un numero maggiore di molecole di enzimi, possono essere geneticamente modificati per migliorare il ceppo e aumentare le rese, si trovano in un’ampia varietà di habitat diversi in modo tale che i loro enzimi siano in grado di funzionare in una gamma di T e pH, hanno requisiti di crescita semplici e questi possono essere controllati con precisione all’interno del fermentatore, possono utilizzare come substrato prodotti di scarto come scarti agricoli.</text:span><text:span text:style-name="T1154"><text:line-break/></text:span><text:span text:style-name="T1157">D</text:span><text:span text:style-name="T1927">elle centinaia di enzimi utilizzati industrialmente, più della metà derivano da funghi e lieviti e oltre un terzo da batteri. Il resto è suddiviso tra fonti animali (8%) e vegetali (4%).</text:span><text:span text:style-name="T1774"> </text:span><text:span text:style-name="T1154"><text:s/></text:span><text:span text:style-name="T1156">Bisogna verificare se l’enzima usato poi non abbia effetti indesiderati sul prodotto. Sono stai messi a punto dei protocolli di analisi ed una regolazione. L’enzima stesso può dare effetti collaterali come effetti di allergia e bisogna fare anche una serie di considerazioni su eventuali residui di molecole o di microrganismi che derivano dalla produzione di enzima, proprio legato agli aspetti di purificazione dell’enzima. Gli enzimi sono stati classificati in categorie A,B,C,D,E: enzimi che possono essere usati senza grossi problemi, enzimi che possono essere usati senza grossissimi problemi ma che possono dare effetti di allergia e così via.</text:span></text:p>
      <text:p text:style-name="P31"><text:span text:style-name="T1774">Se l’enzima è un’enzima che deriva da un microrganismo si va a verificare se c’è pericolosità.<text:line-break/></text:span><text:span text:style-name="T1850">Le caratteristiche organolettiche derivano dai sottoprodotti che deriva</text:span><text:span text:style-name="T1915">no</text:span><text:span text:style-name="T1850"> di nuovo dalla presenza o meno di enzimi.<text:line-break/><text:line-break/></text:span><text:span text:style-name="T1851">La produzione dell’enzima parte da uno screening di ciò che serve, si sceglie quindi il microrganismo più adatto, si fa lo studio </text:span><text:span text:style-name="T1916">e</text:span><text:span text:style-name="T1851"> poi si fa il pilota. È esattamente lo stesso metodo degli altri catalizzatori.<text:line-break/></text:span><text:span text:style-name="T1852">Possiamo brevettare</text:span><text:span text:style-name="T1851"> l’uso d</text:span><text:span text:style-name="T1852">i un</text:span><text:span text:style-name="T1851">’enzima per una speciale applicazione. </text:span><text:span text:style-name="T1852">Approccio industrialmente importante. </text:span></text:p>
      <text:p text:style-name="P51">Il fatto di poterlo brevettare ci da una copertura d’uso, soprattutto dopo aver speso tempo e soldi.</text:p>
      <text:p text:style-name="P32"><text:span text:style-name="T1853">Per passare dal pristino (non purificato) e arrivare al n° 5 di step di purificazione si perde molto prodotto, la resa rispetto alla reazione </text:span><text:span text:style-name="T1854">diminuisce e l’attività specifica tanto più è purificato e tanto più aumenta (è come se andassimo verso un’enzima puro all’interno della cellula).I costi per peso aumentano tantissimo </text:span><text:span text:style-name="T1855">così come aumentano anche i costi di attività. Ciò che si fa è un bilancio, si gioca sui costi-benefici. Magari non mi fermerò allo stato pristino ma eviterò di arrivare all’ultimo passaggio di purificazione, a seconda ovviamente del microrganismo e dell’uso.<text:line-break/></text:span><text:span text:style-name="T1917">Screening enzima:<text:line-break/>Step 1) determinare la potenziale necessità commerciale di un nuovo enzima e stimare le dimensioni del mercato.</text:span></text:p>
      <text:p text:style-name="P107">Step 2) identificare una fonte microbica dell’enzima.</text:p>
      <text:p text:style-name="P107">Step 3) identificare l’enzima: T per produttività ottimale, pH, stabilità, costanti cinetiche, presenza di substrato o inibizione del prodotto e la capacità di resistere a componenti della materia prima prevista diversi dal substrato.</text:p>
      <text:p text:style-name="P33"><text:span text:style-name="T1917">Step 4) verificare: l’accettabilità dell’organismo alle autorità, produttività dell’organismo e modo in cui l’enzima deve essere isolato, utilizzato (libero o immobilizzato) e, se necessario, purificato. Se l’organismo è inaccettabile da un punto di vista normativo esistono due opzioni: eliminare l’organismo e continuare lo screening, oppure clonare l’enzima in un organismo accettabile. </text:span><text:span text:style-name="T1855"><text:line-break/></text:span><text:soft-page-break/><text:span text:style-name="T1856">I parametri che vanno ad influenzare la purificazione sono diversi: calore, </text:span><text:span text:style-name="T1918">tutti i metodi meccanici richiedono grande apporto di energia generando claore;</text:span><text:span text:style-name="T1856"> effetti di shear, sul microrganismo da cui vogliamo prendere l’enzima il fatto che ci siano effetti di shear può risultare in diverse vie metaboliche che portano alla produzione di enzimi diversi; proteasi, </text:span><text:span text:style-name="T1919">possono causare una grave perdita di attività enzimatica;</text:span><text:span text:style-name="T1856"> pH, chemical, </text:span><text:span text:style-name="T1919">alcuni enzimi possono subire alterazioni conformazionali in presenza di detersivi e/o solventi</text:span><text:span text:style-name="T1856"> e tossicità dei materiali pesanti.<text:line-break/></text:span><text:span text:style-name="T1857">Produzione di bulk: uno dei problemi è produrre sufficiente enzima, come si fa?</text:span></text:p>
      <text:p text:style-name="P52">Si convince il microrganismo a fare questo: si cresce il microrganismo e si fa fermentazione per esempio in eccesso di glucosio costringendo il microrganismo a produrre un’enzima che naturalmente non lo farebbe oppure per esempio si coltiva il microrganismo in presenza di pectina (si gioca con il substrato) quindi il microrganismo per poterlo usare ha bisogno di produrre un’enzima che possa degradare la pectina stessa spingendo così la produzione di enzima.<text:line-break/><text:line-break/>Una delle cose che si fa è quello di usare l’enzima immobilizzato, questo comporta dei costi e dei rischi ma poi posso utilizzarlo per lungo tempo → non c’è confronto con i tempi caratteristici di un processo biologico.<text:line-break/>Vantaggi: enzima immobilizzato non devo separarlo.</text:p>
      <text:p text:style-name="P52">Svantaggi: costi di immobilizzazione, eventuale disattivazione e minore attività.<text:line-break/>I modi per immobilizzare gli enzimi sono molti, sia con metodi fisici che con metodi chimici. </text:p>
      <text:p text:style-name="P38"><text:span text:style-name="T1774">L’utilizzo di metodi chimici </text:span><text:span text:style-name="T1858">presenta</text:span><text:span text:style-name="T1774"> rischi di modificazioni del sito attivo perché i metodi chimici implicano la formazione di legami forti come legami sigma) </text:span><text:span text:style-name="T1858">e sono costosi </text:span><text:span text:style-name="T1774">mentre i metodi fisici come adsorbimento o intrappolamento (genero un network di fibre </text:span><text:span text:style-name="T1858">e intrappolo l’enzima all’interno) </text:span><text:span text:style-name="T1920">sono meno costosi.<text:line-break/>L</text:span><text:span text:style-name="T1858">a forza di interazione vede che l’adsorbimento è il meno forte di tutti (perché abbiamo interazioni fra cariche), un po’ più forti quelli dell’intrappolamento ma i più forti sono quelli chimici.<text:line-break/></text:span><text:span text:style-name="T1859">Il tempo di vita dell’enzima supportato dall’adsorbimento sarà più corto rispetto a quello in cui ho generato dei legami sigma. Farò anche qui un bilancio per capire quale metodo è il migliore.<text:line-break/></text:span><text:span text:style-name="T1861">Se abbiamo applicazioni molto fini e speciali si può anche scegliere un supporto più raffinato (e più costoso) ma più adatto al sistema.</text:span><text:span text:style-name="T1858"> </text:span><text:span text:style-name="T1860">Anche l’adsorbimento può essere fatto in modi <text:s/>diversi: modi semplici come interazioni elettrostatiche o idrofobiche oppure generazione di legami (avere legami covalenti aiuta nella stabilità).<text:line-break/></text:span><text:span text:style-name="T1864">I s</text:span><text:span text:style-name="T1863">istemi di immobilizzazione </text:span><text:span text:style-name="T1864">possono essere usati anche agli organismi, per</text:span><text:span text:style-name="T1863"> esempio </text:span><text:span text:style-name="T1864">nel </text:span><text:span text:style-name="T1863">trattamento delle acque di scarico; </text:span><text:span text:style-name="T1864">con gli organismi è più facile perché tendono naturalmente ad attaccarsi un po’.</text:span><text:span text:style-name="T1865"><text:line-break/></text:span><text:span text:style-name="T1866">Non è detto che l’immobilizzazione porti sempre ad una diminuzione dell’attività o alla disattivazione, il rischio c’è ma non accade sempre. <text:line-break/></text:span><text:span text:style-name="T1867">I reattori per i sistemi immobilizzati sono o reattori a membrana o sono i reattori tipici dell’attività catalitica.</text:span><text:span text:style-name="T1865"><text:line-break/></text:span><text:span text:style-name="T1862"><text:line-break/></text:span><text:span text:style-name="T1948">ACIDO LATTICO</text:span><text:span text:style-name="T1868"><text:line-break/>Si preferisce produrre l’acido lattico per via fermentativa. <text:line-break/></text:span><text:span text:style-name="T1869">Poco ATP vuol dire stesse possibilità di crescere ma più lentamente. <text:line-break/>Intanto che sto crescendo l’organismo faccio produzione ma dato che è lento ne faccio poco. </text:span></text:p>
      <text:p text:style-name="P38"><text:span text:style-name="T1869">Microrganismi estremamente vari nelle loro manifestazioni perché è vero che questa è una fermentazione anaerobia ma è anche vero che esistono fermentatori lattici che sono aerobio facoltativi (possono fermentare sia in modo anaerobio che aerobio → </text:span><text:span text:style-name="T1870">risultati diversi</text:span><text:span text:style-name="T1869">).</text:span></text:p>
      <text:p text:style-name="P214"><text:span text:style-name="T1869">S</text:span><text:span text:style-name="T1774">i gioca su quello che si chiama il collo di bottiglia respiratorio cioè si alimenta più zucchero di quello che potrebbe essere respirato dal microrganismo, questo lo respira e trasforma l’eccesso di zucchero in qualcos’altro per via anaerobia. <text:s/>Non si lavora in condizioni di poco zucchero o di poco ossigeno ma si lavora in condizioni di eccesso di substrato. Il fatto di lasciar crescere l’organismo aerobio lo aiuta dal punto di vista energetico.</text:span></text:p>
      <text:p text:style-name="P190"><text:span text:style-name="T1158">S</text:span><text:span text:style-name="T1159">i lavora </text:span><text:span text:style-name="T1158">o</text:span><text:span text:style-name="T1159"> fed batch, lo si fa crescere in modo aerobio e poi lo si porta in condizioni anaerobie oppure si può lavorare nello stesso reattore in queste condizioni. <text:line-break/>Se i tempi non sono stringenti allora lasciamo che il microrganismo metabolizzi in modo naturale il substrato. <text:line-break/>Se ho un problema legato alla produttività allora cercher</text:span><text:span text:style-name="T1160">e</text:span><text:span text:style-name="T1159">mo di spingere la crescita del microrganismo per andare verso una produzione che possa </text:span><text:span text:style-name="T1160">sostenere il nostro processo.</text:span><text:span text:style-name="T1161"><text:line-break/></text:span><text:span text:style-name="T1162">Pasteur si rese conto che l</text:span><text:span text:style-name="T1161">’acido lattico </text:span><text:span text:style-name="T1162">non era un componente del latte ma un prodotto di fermentazione del latte, da qui inizia tutta la sua produzione </text:span><text:span text:style-name="T1163">industriale. Queste produzione industriali fino a tempo fa erano state confinate solo all’industria alimentare </text:span><text:span text:style-name="T1164">(formaggio, yo</text:span><text:span text:style-name="T1165">g</text:span><text:span text:style-name="T1164">urt oppure l’uso di acido lattico come preservante e conservante)</text:span><text:span text:style-name="T1163"> ma negli ultimi tempi si sono poi specializzati nella produzione della molecola dell’acido lattico.<text:line-break/></text:span><text:soft-page-break/><text:span text:style-name="T1164">Nella </text:span><text:span text:style-name="T1166">sua forma libera l’acido lattico è tossico, lo si usa allora nella sua forma di lattato di calcio.<text:line-break/></text:span><text:span text:style-name="T1167">Applicazioni: </text:span><text:span text:style-name="T1166">39% in acido polilattico che è sempre più richiesto, 13% additivi nel caso di formulati farmaceutici oppure cosmetici, 13% solvente o sostituto di altre molecole (come anticongelante) e 35% food and beverage.<text:line-break/><text:line-break/></text:span><text:span text:style-name="T1167">L’acido lattico è un liquido </text:span><text:span text:style-name="T1168">da </text:span><text:span text:style-name="T1167">giallo </text:span><text:span text:style-name="T1168">a incolore ed è inodore. </text:span><text:span text:style-name="T1169">È l’acido idrossicarbossilic</text:span><text:span text:style-name="T1170">o</text:span><text:span text:style-name="T1169"> più semplice<text:line-break/></text:span><text:span text:style-name="T1170">S</text:span><text:span text:style-name="T1945">i può trovare in due forme otticamente attive, acido L(+)-lattico e acido D(-)-lattico. Gli isomeri puri hanno un valore maggiore rispetto alla miscela racemica perché sono utilizzati per specifiche applicazioni industriali.<text:line-break/></text:span><text:span text:style-name="T1423">Nella produzione di acido lattico per sintesi chimica si ottiene solo una miscela racemica, in cui le concentrazioni degli isomeri sono uguali, mentre la fermentazione consente di produrre un isomero in quantità maggiore. <text:line-break/>La molecola di acido lattico si trova naturalmente nelle piante, nei microrganismi e negli animali e può anche essere prodotta dalla fermentazione dei carboidrati o dalla sintesi chimica d</text:span><text:span text:style-name="T1424">i fonti fossili:</text:span><text:span text:style-name="T1423"> </text:span><text:span text:style-name="T1424">C</text:span><text:span text:style-name="T1423">, prodotti petroliferi e gas naturale.</text:span><text:span text:style-name="T1165"><text:line-break/>Ci sono sintesi diverse o</text:span><text:span text:style-name="T1171">ppure che implicano la degradazione degli zuccheri (fatto per via biochimica) per ottenere appunto la molecola; </text:span><text:span text:style-name="T1172">d</text:span><text:span text:style-name="T1171">al punto di vista economico </text:span><text:span text:style-name="T1172">però </text:span><text:span text:style-name="T1171">non sono sostenibil</text:span><text:span text:style-name="T1172">i</text:span><text:span text:style-name="T1171"> quindi non vengono praticate.<text:line-break/></text:span><text:span text:style-name="T1172">La produzione di acido lattico è fatta quindi sostanzialmente per via fermentativa (rispetto alla via convenzionale è più favorevole). </text:span><text:span text:style-name="T1190">L</text:span><text:span text:style-name="T1425">a fermentazione microbica offre vantaggi, tra cui substrati rinnovabili economici, basse </text:span><text:span text:style-name="T1426">T</text:span><text:span text:style-name="T1425"> di produzione e basso consumo energetico. La produzione mondiale di acido lattico da fermentazione microbica rappresenta circa il 90% della produzione totale di acido lattico.</text:span><text:span text:style-name="T1172"> <text:line-break/></text:span><text:span text:style-name="T1173">Dobbiamo comunque abbassare i costi, possiamo intervenire sul substrato che rappresenta il margine d’intervento.<text:line-break/></text:span><text:span text:style-name="T1378">L</text:span><text:span text:style-name="T1379">’acido lattico </text:span><text:span text:style-name="T1378">può essere</text:span><text:span text:style-name="T1379"> il sottoprodotto di un altro processo</text:span><text:span text:style-name="T1174"> come bonifica delle acque o trattamento degli scarti → vantaggio economico perché comunque sia dovevamo trattare gli scarti.<text:line-break/></text:span><text:span text:style-name="T1175">Fermentazione associata alla crescita. <text:line-break/></text:span><text:span text:style-name="T1176">Con un processo continuo </text:span><text:span text:style-name="T1177">(ho un reattore, continuo ad alimentare e continuo ad estrarre)</text:span><text:span text:style-name="T1176"> si può fare qualcosa legato al food o al settore farmaceutico solo se i microrganismi sono immobilizzati. Siccome i batteri lattici non sono particolarmente sensibili ci sono anche dei processi in grado di recuperarli e riutilizzarli.<text:line-break/></text:span><text:span text:style-name="T1178">Nel caso di un processo continuo il tempo di residenza è medio quindi non so mai cosa sto estraendo e a che punto sono sulla curva di crescita → non posso tracciare. <text:s/></text:span></text:p>
      <text:p text:style-name="P191"><text:span text:style-name="T1179">I microrganismi immobilizzati non crescono e se mutano lo fanno poco. <text:line-break/>Le mutazioni sono tanto più importanti e tanto più rapid</text:span><text:span text:style-name="T1189">e </text:span><text:span text:style-name="T1179">quanto maggiore è la crescita.<text:line-break/></text:span><text:span text:style-name="T1180">La progettazione del design è fatta in base a considerazioni biologiche ma anche economiche.<text:line-break/></text:span><text:span text:style-name="T1181">Ci sono substrati a basso costo come le biomasse li</text:span><text:span text:style-name="T1182">gno</text:span><text:span text:style-name="T1181">cellulosiche (gli scarti dell’ikea) </text:span><text:span text:style-name="T1182">e c’è un grandissimo fermento scientifico per utilizzarle ma l’obiettivo è applicarle per le più svariate fermentazioni → il problema è che va pretrattato tantissimo, dobbiamo degradarl</text:span><text:span text:style-name="T1183">o</text:span><text:span text:style-name="T1182"> affinché l’organismo sia in grado di fermentarlo e usarlo come substrato.<text:line-break/>I costi d</text:span><text:span text:style-name="T1192">i pretrattamento d</text:span><text:span text:style-name="T1182">ella biomassa </text:span><text:span text:style-name="T1192">fanno</text:span><text:span text:style-name="T1182"> aumenta</text:span><text:span text:style-name="T1192">re</text:span><text:span text:style-name="T1182"> </text:span><text:span text:style-name="T1192">troppo </text:span><text:span text:style-name="T1182">la valutazione dei costi globali.<text:line-break/></text:span><text:span text:style-name="T1191">La biomassa lignocellulosica è la fonte globale di biomassa più abbondante. </text:span><text:span text:style-name="T1206">Per i materiali lignocellulosici</text:span><text:span text:style-name="T1199"> </text:span><text:span text:style-name="T1206">bi</text:span><text:span text:style-name="T1188">sogna rompere la cellulosa, separare la lignina perché se presente da problemi durante la fermentazione, bisogna eliminare l’inibizione da feedback e eliminare tutti i problemi legati al metabolismo del microrganismo usato.</text:span></text:p>
      <text:p text:style-name="P192"><text:span text:style-name="T1188">Un altro problema è dato dai sottoprodotti, questi sono molecole organiche, spesso simili al prodotto, e quindi rendono la separazione più difficile e più costosa. </text:span><text:span text:style-name="T1183"><text:line-break/></text:span><text:span text:style-name="T1184">È una </text:span><text:span text:style-name="T1479">fermentazione inibita da substrato</text:span><text:span text:style-name="T1184"> cioè in presenza di elevate concentrazioni di zucchero i lattobacilli rallentano la loro fermentazione quindi la conc di zucchero disponibile deve essere dosata ad hoc. <text:line-break/></text:span><text:span text:style-name="T1427">I materiali amidacei </text:span><text:span text:style-name="T1428">come</text:span><text:span text:style-name="T1427"> frumento, mais, manioca, patate, riso, segale, orzo sono potenziali materie prime per la produzione di acido lattico. I materiali amidacei possono evitare la repressione del glucosio, che si verifica quando un'elevata concentrazione di glucosio nel mezzo inibisce la crescita dei batteri lattici. <text:line-break/>Circa il 90% dell'acido lattico disponibile in commercio è prodotto dalla fermentazione sommersa del mais.</text:span><text:span text:style-name="T1184"><text:line-break/></text:span><text:span text:style-name="T1185">Il substrato fa da inibitore agli enzimi che portano poi alle reazioni metaboliche.<text:line-break/>Altro problema: </text:span><text:span text:style-name="T1480">valori di pH </text:span><text:span text:style-name="T1185">(naturalmente non abbiamo questo tipo di problema, sorgono solo durante la fase di produzione industriale). </text:span><text:span text:style-name="T1186">Il pH progressivamente decresce, arriviamo a valori di pH molto bassi e i microrganismi si fermano; dal punto di vista industriale questo è un problema perché stiamo accumulando all’interno del reattore acido lattico. Noi vorremo che il nostro microrganismo continuasse a produrre fino al livello di produzione da noi stabilito.<text:line-break/>Allora si controlla il pH, si tende a tamponarlo per esempio con idrossido di calcio per formare lattato di calcio. <text:line-break/></text:span><text:span text:style-name="T1187">Se vogliamo vendere il lattato di calcio va bene ma se invece vogliamo vendere l’acido lattico in quanto tale quello che va fatto è poi una ritrasformazione in acido lattico.</text:span><text:span text:style-name="T1194"><text:line-break/></text:span><text:soft-page-break/><text:span text:style-name="T1195">Uno dei substrati che si utilizza nella fermentazione è il siero che deriva dalle produzioni casearie in cui viene prodotto l’acido lattico e si utilizzano batteri lattici. Il siero è quella parte acquosa proteica che si genera perché quando facciamo produzione di acido lattico cambia il pH, questo cambia la struttura delle proteine contenute nel latte restringendosi e quindi viene strizzato fuori il siero. </text:span><text:span text:style-name="T1196">Substrato buonissimo perché molto proteico, </text:span><text:span text:style-name="T1197">ricco di </text:span><text:span text:style-name="T1946">nutrienti essenziali per la crescita microbica e </text:span><text:span text:style-name="T1196">piuttosto puro quindi non ha bisogno di tanti processi di pretrattamento.<text:line-break/>Il siero di latte è comunque un prodotto da smaltire per cui in linea di principio si sta utilizzando uno scarto per produrre a sua volta acido lattico. </text:span><text:span text:style-name="T1198">Il siero viene utilizzato anche per produrre le proteine in polvere</text:span><text:span text:style-name="T1195">.<text:line-break/><text:line-break/></text:span><text:span text:style-name="T1429">I microrganismi utilizzati nella fermentazione possono essere suddivisi in due gruppi: batteri e funghi. <text:line-break/>La scelta del tipo di microrganismo da utilizzare dipende principalmente dal carboidrato che deve essere fermentato, poiché il metabolismo di un microrganismo differisce con le diverse fonti di carbonio.</text:span><text:span text:style-name="T1195"> </text:span><text:span text:style-name="T1188"><text:line-break/></text:span><text:span text:style-name="T1193">I batteri </text:span><text:span text:style-name="T1207">lattici</text:span><text:span text:style-name="T1193"> sono classificati in due grandi categorie: omofermentatori e eterofermentatori. <text:line-break/>I primi danno luogo esclusivamente alla fermentazione lattica (glicolisi, acido piruvico che poi dà acido lattico</text:span><text:span text:style-name="T1194">) mentre i secondi danno acido lattico in quantità abbondante ma contemporaneamente danno una serie di altri prodotti come etanolo, acido acetico ecc…</text:span><text:span text:style-name="T1199"><text:line-break/>I microrganismi che si usano per fare fermentazione lattica sono davvero tanti e sono in grado di fermentare substrati diversi. </text:span><text:span text:style-name="T1430">I <text:s/></text:span><text:span text:style-name="T1431">batteri lattici </text:span><text:span text:style-name="T1430">non sono in grado di sintetizzare l'ATP tramite la respirazione e il loro principale prodotto finale della fermentazione degli zuccheri a risparmio energetico è l'acido lattico. La maggior parte dei </text:span><text:span text:style-name="T1431">batteri lattici</text:span><text:span text:style-name="T1430"> </text:span><text:span text:style-name="T1431">è</text:span><text:span text:style-name="T1430"> anaerobi</text:span><text:span text:style-name="T1431">a</text:span><text:span text:style-name="T1430"> facoltativ</text:span><text:span text:style-name="T1431">a</text:span><text:span text:style-name="T1430"> </text:span><text:span text:style-name="T1431">cioè t</text:span><text:span text:style-name="T1432">endenzialmente sono </text:span><text:span text:style-name="T1430">anaerobi ma possono anche fermentare in operazione aerobie.</text:span><text:span text:style-name="T1200"><text:line-break/>La maggior parte sono termofili (soprattutto i batteri lattici) quindi la loro T di esercizio è intorno ai 40-50°C invece dei 30°C tipici di altri batteri. </text:span><text:span text:style-name="T1430">Normalmente hanno un'elevata tolleranza agli acidi e possono sopravvivere a pH 5 e inferiori, </text:span><text:span text:style-name="T1435">c</text:span><text:span text:style-name="T1433">’è il vantaggio di asepsi perché buona parte di batteri a quei </text:span><text:span text:style-name="T1434">bassi</text:span><text:span text:style-name="T1433"> pH muore.</text:span><text:span text:style-name="T1200"><text:line-break/></text:span><text:span text:style-name="T1201">Bisogna tenere conto delle conc di zucchero, dei valori di pH (misurato e controllato con sonde). </text:span><text:span text:style-name="T1208">Solitamente si lavora </text:span><text:span text:style-name="T1201"><text:s/></text:span><text:span text:style-name="T1202">batch </text:span><text:span text:style-name="T1208">ma possono essere utilizzate anche modalità</text:span><text:span text:style-name="T1202"> fed-batch o continuo, </text:span><text:span text:style-name="T1208">la scelta</text:span><text:span text:style-name="T1202"> dipende d</text:span><text:span text:style-name="T1208">alle condizioni.</text:span><text:span text:style-name="T1202"><text:line-break/><text:line-break/></text:span><text:span text:style-name="T1203">Una volta prodotto l’acido lattico il nostro obiettivo è separarlo e purificarlo.<text:line-break/></text:span><text:span text:style-name="T1209">Le operazioni d</text:span><text:span text:style-name="T1203">ipend</text:span><text:span text:style-name="T1209">ono</text:span><text:span text:style-name="T1203"> se nel processo </text:span><text:span text:style-name="T1209">si ha</text:span><text:span text:style-name="T1203"> usato omofermentatore o eterofermentatore, in quest’</text:span><text:span text:style-name="T1209">ultim</text:span><text:span text:style-name="T1203">o caso dovremo separare ciò che non è acido lattico </text:span><text:span text:style-name="T1204">quindi separazione solido-liquido e po</text:span><text:span text:style-name="T1205">i bisogna trattare il liquido.<text:line-break/>In un processo batch non si va mai a consumo del substrato </text:span><text:span text:style-name="T1209">quindi</text:span><text:span text:style-name="T1205"> abbiamo sempre un po’ di substrato non reagito che a fine processo dovremo separare. </text:span></text:p>
      <text:p text:style-name="P39"><text:span text:style-name="T1871">Anche in presenza di omofermentatore dovremo separare acido lattico quindi essendo questo un acido </text:span><text:span text:style-name="T1921">lo possiamo salificare facendolo reagire con una base (</text:span><text:span text:style-name="T1872">reazioni acido base facilmente applicabili e con rese anche abbastanza importanti). </text:span><text:span text:style-name="T1873">Nel momento in cui siamo in presenza di un sale però non è detto che il mercato richieda il sale prodotto perché ogni tanto richiede l’acido nella sua forma libera.<text:line-break/>Se vogliamo ottenere direttamente l’acido lattico nella sua forma libera dobbiamo fare o</text:span><text:span text:style-name="T1925"> estrazione con solvente</text:span><text:span text:style-name="T1873"> <text:s/>quindi separazione usando un liquido estraente oppure una</text:span><text:span text:style-name="T1925"> separazione utilizzando membrana</text:span><text:span text:style-name="T1873">.</text:span></text:p>
      <text:p text:style-name="P34"><text:span text:style-name="T1774">La prima pone qualche problema in più perché spesso il solvente è organico e poi entriamo nei problemi degli </text:span><text:span text:style-name="T1771">equilibri</text:span><text:span text:style-name="T1774"> (le estrazioni dei solventi giocano proprio su questi). Gli equilibri sono sempre un pochino problematici, possiamo avere dei ritorni </text:span><text:span text:style-name="T1874">o ridissoluzioni del prodotto già separato quindi efficienza non sempre grandissima.<text:line-break/>Meglio operare con piccole quantità per un n° di step maggiori.<text:line-break/>Costi elevati a causa dei costi de</text:span><text:span text:style-name="T1922">lla necessità di area di scambio elevata</text:span><text:span text:style-name="T1874"> e delle apparecchiature usate.<text:line-break/></text:span><text:span text:style-name="T1875">L’acido lattico è sicuramente un prodotto prezioso ma anche un prodotto che tendenzialmente non dovrebbe costare troppo perché ha molte applicazioni (conservante, monomero ecc…).<text:line-break/>Con l’estrazione solvente otteniamo un prodotto puro.</text:span></text:p>
      <text:p text:style-name="P193"><text:span text:style-name="T1210">I processi di separazione con membrana danno risultati ottimi, ottenuti non tanto con trattamento diretto con un’unica membrana ma operando in serie con membrane differenti perché i tagli che sono trattenuti dalle membrane dipendono dai pesi molecolari quindi </text:span><text:span text:style-name="T1211">si effettuano </text:span><text:span text:style-name="T1210">separazioni e purificazioni progressive. <text:line-break/>Vantaggi sulla qualità del prodotto ma costi elevati perché si deve operare per step successivi (all’aumentare del n° delle operazioni unitarie aumenterà il costo finale e anche le membrane costano).<text:line-break/></text:span><text:span text:style-name="T1212">La separazione con membran</text:span><text:span text:style-name="T1213">a</text:span><text:span text:style-name="T1212"> è piuttosto recente, separazione molto efficiente e ha il vantaggio di non produrre sottoprodotti. È un processo apparentemente molto semplice. Non è così comune che le cellule vengano riciclate al fermentatore, dipende dai microrganismi usati </text:span><text:span text:style-name="T1214">e </text:span><text:span text:style-name="T1212">dai lattobacil</text:span><text:span text:style-name="T1215">l</text:span><text:span text:style-name="T1212">i (più robusti di altri microrganismi e quindi magari più </text:span><text:soft-page-break/><text:span text:style-name="T1212">trattati oppure immobilizzandoli sulle palline possono essere riutilizzati).<text:line-break/>Il riciclo dipenderà dal costo dei microrganismi e dal prodotto che vogliamo ottenere.<text:line-break/>Anche senza riciclo cellulare la separazione a membrana consente di avere un prodotto puro e raffinato.<text:line-break/></text:span><text:span text:style-name="T1216">I</text:span><text:span text:style-name="T1212">l processo di separazione tramite membrane (che è sempre un processo successivo) dipende dalla dimensione e dalla forma delle molecole: </text:span><text:span text:style-name="T1217">man mano la dimensione di separazione di membrana diventa via via più piccola e mirata a ciò che deve essere separato. </text:span><text:span text:style-name="T1218">Effettuo</text:span><text:span text:style-name="T1217"> ultrafiltrazione,nanofiltrazione e una filtrazione in grado di separare gli ioni e in questo modo riusciremo ad ottenere l’acido puro. <text:line-break/></text:span><text:span text:style-name="T1219">Le operazioni unitarie pur essendo tutte uguali vanno fatte in sequenza e progressivamente i costi di membrana e di separazione aumentano. </text:span><text:span text:style-name="T1226">Le membrane sono poi soggette a fouling.</text:span><text:span text:style-name="T1210"><text:line-break/></text:span><text:span text:style-name="T1220">Con il processo di </text:span><text:span text:style-name="T1481">precipitazione</text:span><text:span text:style-name="T1220"> non abbiamo la possibilità di ottenere un acido direttamente.<text:line-break/></text:span><text:span text:style-name="T1221">Prima reazione salificazione con </text:span><text:span text:style-name="T1226">calce e</text:span><text:span text:style-name="T1221"> formazione di lattato di calcio; </text:span><text:span text:style-name="T1222">se d</text:span><text:span text:style-name="T1205">obbiamo recuperare l’acido lattico nella sua forma libera </text:span><text:span text:style-name="T1222">facciamo un trattamento con</text:span><text:span text:style-name="T1205"> un acido più forte (acido solforico) perché </text:span><text:span text:style-name="T1218">questo</text:span><text:span text:style-name="T1205"> </text:span><text:span text:style-name="T1380">sposta l’acido più debole dai suoi sali</text:span><text:span text:style-name="T1205"> → reazione di doppio scambio e quindi si ripristina l’acido lattico e si forma solfato di calcio. </text:span><text:span text:style-name="T1221"><text:line-break/>Solfato di calcio </text:span><text:span text:style-name="T1222">(gesso)</text:span><text:span text:style-name="T1221"> rappresenta un problema </text:span><text:span text:style-name="T1223">perché non sappiamo cosa fare, costa soldi perché dobbiamo smaltirlo in discarica ma diventa un rifiuto speciale perché proviene da fermentazione. <text:line-break/></text:span><text:span text:style-name="T1222">Il solfato di calcio è il </text:span><text:span text:style-name="T1224">sottoprodotto più comune che possiamo trovare </text:span><text:span text:style-name="T1223">nelle</text:span><text:span text:style-name="T1224"> produzioni, </text:span><text:span text:style-name="T1222">c’è </text:span><text:span text:style-name="T1224">tanto gesso, ha valore 0 e quello che produciamo noi vale ancora meno in quanto è giallo e puzza </text:span><text:span text:style-name="T1223">(quindi non si può usare nemmeno nelle applicazioni building). <text:line-break/></text:span><text:span text:style-name="T2256">Gli svantaggi includono l'alto costo dei reagenti e la necessità di filtrazione e altri processi di separazione, </text:span><text:span text:style-name="T2257">o</text:span><text:span text:style-name="T567">tteniamo però un acido lattico abbastanza puro.<text:line-break/>In questo caso si può usare una via alternativa ossia andare ad esterificare l’acido lattico facendone un estere metilico, idrolizzandolo si recupera l’etanolo e si ottiene l’acido lattico piuttosto puro → aggravio dei costi derivanti dall’uso del metanolo (molto tossico) e dalla purificazione.<text:line-break/>Andando a fare due conti la precipitazione con calce è quell</text:span><text:span text:style-name="T1225">a</text:span><text:span text:style-name="T567"> più usat</text:span><text:span text:style-name="T1225">a</text:span><text:span text:style-name="T567"> industrialmente parlando.</text:span></text:p>
      <text:p text:style-name="P194"><text:span text:style-name="T567">Il processo di purificazione dipenderà però dalla purezza richiesta del mercato e dalle sue applicazioni.<text:line-break/><text:line-break/></text:span><text:span text:style-name="T1227">L’acido lattico ha </text:span><text:span text:style-name="T1482">a</text:span><text:span text:style-name="T1483">pplicazioni alimentari</text:span><text:span text:style-name="T568">, </text:span><text:span text:style-name="T1227">è </text:span><text:span text:style-name="T568">uno dei conservanti più utilizzati.<text:line-break/></text:span><text:span text:style-name="T569">L’acido lattico </text:span><text:span text:style-name="T570">prodotto per via fermentativa</text:span><text:span text:style-name="T569"> </text:span><text:span text:style-name="T571">veniva</text:span><text:span text:style-name="T569"> usato per fare l’acido polilattico (</text:span><text:span text:style-name="T1354">PLA</text:span><text:span text:style-name="T569">) </text:span><text:span text:style-name="T571">tramite polimerizzazione diretta dell’acido lattico stesso; era però difficile ottenere acido PLA ad alto peso molecolare, problema perché il PLA a basso peso molecolare ha poche applicazioni perché non ha le caratteristiche chimico fisiche giuste. <text:line-break/>Ora si usa un processo catalitico in grado di fare un PLA ad alto peso molecolare a partire dalla depolimerizzazione del PLA a basso </text:span><text:span text:style-name="T1228">peso </text:span><text:span text:style-name="T571">molecolare.<text:line-break/>L’acido polilattico può essere prodott</text:span><text:span text:style-name="T570">o</text:span><text:span text:style-name="T571"> per policondensazione diretta </text:span><text:span text:style-name="T570">a T e P elevate, alla fine il materiale che si <text:s/></text:span><text:span text:style-name="T1228">ottiene</text:span><text:span text:style-name="T570"> </text:span><text:span text:style-name="T1228">è</text:span><text:span text:style-name="T570"> costoso </text:span><text:span text:style-name="T1228">e</text:span><text:span text:style-name="T570"> nemmeno molto buono </text:span><text:span text:style-name="T572">(anche se ad alto peso molecolare)</text:span><text:span text:style-name="T570">. <text:s/><text:line-break/>Si </text:span><text:span text:style-name="T1228">è pensato</text:span><text:span text:style-name="T570"> allora di produrre l’acido polilattico tramite intermedi con: produzione di quest</text:span><text:span text:style-name="T1228">i</text:span><text:span text:style-name="T570"> intermedi, polimerizzazione <text:s/></text:span><text:span text:style-name="T572">e trasformazione in polilattico. Ho quindi produzione di oligomero e con trattamento catalitico si genera il lattide, questo viene aperto e polimerizzato per ottenere PLA ad alto peso molecolare con caratteristiche migliorate </text:span><text:span text:style-name="T1229">e connotati</text:span><text:span text:style-name="T572"> termoplastici e biodegradabili → </text:span><text:span text:style-name="T573">processo green.<text:line-break/>Acido lattico prodotto per via fermentativa (che può essere utilizzata per degradare scarti) e trasformato in un prodotto ad alto valore aggiunto che è un polimero biodegradabile </text:span><text:span text:style-name="T574">da parte di microrganismi presenti in natura </text:span><text:span text:style-name="T575">trasformandolo in CO</text:span><text:span text:style-name="T546">2</text:span><text:span text:style-name="T575">, metano e acqua.</text:span><text:span text:style-name="T573"><text:line-break/></text:span><text:span text:style-name="T576">L’acido polilattico è in grado di comportarsi come un polimero termoplastico e ha caratteristiche meccaniche simile al polistirene, polietilene e polipropilene (quindi applicazioni simili ai polimeri derivanti da fonti fossili).<text:line-break/>È utilizzato come packaging alimentare perché ha proprietà da barriere. </text:span><text:span text:style-name="T574">Questa applicazione è importante perché un packaging biodegradabile va nella direzione green. </text:span><text:span text:style-name="T1230">L</text:span><text:span text:style-name="T1436">a scarsa tenacità </text:span><text:span text:style-name="T1437">però </text:span><text:span text:style-name="T1436">ne limita l'uso in applicazioni che richiedono deformazione plastica a livelli di sollecitazione più elevati.</text:span><text:span text:style-name="T574"> <text:line-break/><text:line-break/></text:span><text:span text:style-name="T577">Il PLA ha </text:span><text:span text:style-name="T1484">applicazioni mediche</text:span><text:span text:style-name="T577"> perché viene utilizzato nell’ingegneria </text:span><text:span text:style-name="T578">tissutale</text:span><text:span text:style-name="T577"> </text:span><text:span text:style-name="T1231">in particolare per le </text:span><text:span text:style-name="T578">suture</text:span><text:span text:style-name="T577"> perché </text:span><text:span text:style-name="T1231">materiale </text:span><text:span text:style-name="T577">riassorbibile e non tossico. <text:line-break/></text:span><text:span text:style-name="T1231">Viene usato </text:span><text:span text:style-name="T1232">nelle applicazioni</text:span><text:span text:style-name="T578"> ortopedi</text:span><text:span text:style-name="T1232">che; u</text:span><text:span text:style-name="T1438">no degli obiettivi più importanti era evitare una seconda procedura chirurgica per rimuovere l'hardware non necessario. Tradizionalmente, in questa applicazione veniva utilizzato il titanio, ma, in questo caso, era necessaria una seconda procedura chirurgica per rimuovere il dispositivo in titanio. <text:line-break/></text:span><text:soft-page-break/><text:span text:style-name="T1439">I</text:span><text:span text:style-name="T1438">l polimero PLA è stato utilizzato per produrre viti biodegradabili e perni di fissaggio, placche e ancoraggi di sutura. </text:span></text:p>
      <text:p text:style-name="P108">Altra applicazione è quella del rilascio di farmaci, si sta andando verso la produzione di cronofarmaci ossia farmaci che possono essere rilasciati secondo una cinetica stabilita in funzione dell’effetto di medicamento che devono esercitare. </text:p>
      <text:p text:style-name="P109">La molecola che ha veramente attività biologica e con il principio curativo viene dispensata attraverso l’uso di sistemi biodegradabili nel tempo; abbiamo per esempio il principio attivo in strati diversi e quest’ultimi vengono degradati in tempi diversi controllando così la cinetica di consumazione. </text:p>
      <text:p text:style-name="P110">Si usano di solito dei carrier che sono polimeri, il PLA è tra questi.<text:line-break/></text:p>
      <text:p text:style-name="P212"><text:span text:style-name="T566">Altra applicazione dell’acido polilattico è il </text:span><text:span text:style-name="T1469">latte fermentato</text:span><text:span text:style-name="T566">. </text:span></text:p>
      <text:p text:style-name="P196"><text:span text:style-name="T579">I formaggi e i probiotici sono prodotti con obiettivo preservare le qualità nutritive del contenuto di latte. <text:line-break/></text:span><text:span text:style-name="T580">Si può fermentare qualsiasi tipo di latte animale, il latte della renna ha un contenuto di grassi molto alto, sono tutti latti trasformabili e fermentabili in formaggio. <text:line-break/></text:span><text:span text:style-name="T1234">I</text:span><text:span text:style-name="T1440">l formaggio è il prodotto fresco o stagionato ottenuto dal drenaggio di liquido dopo la coagulazione di latte. </text:span><text:span text:style-name="T581"><text:line-break/></text:span><text:span text:style-name="T1235">Il latte è composto principalmente da proteine e grassi. </text:span></text:p>
      <text:p text:style-name="P196"><text:span text:style-name="T1441">Le proteine, in particolare le caseine, costituiscono la principale "architettura" strutturale del formaggio</text:span><text:span text:style-name="T1235"> <text:line-break/>Il grasso rimane intrappolato all’interno della matrice proteica del formaggio. I carboidrati, di cui il lattosio è il più importante, vengono per la maggior parte espulsi con il siero, mentre il resto viene fatto fermentare ad acido lattico.</text:span></text:p>
      <text:p text:style-name="P195"><text:span text:style-name="T1441">I costituenti principali della frazione proteica sono le caseine e le proteine del siero di latte, queste ultime idrosolubili e quindi espulse con il siero.</text:span><text:span text:style-name="T1235"> </text:span></text:p>
      <text:p text:style-name="P195"><text:span text:style-name="T1236">Produzione formaggio: il latte del formaggio viene pretrattato e mescolato con il caglio. </text:span><text:span text:style-name="T1237">L’attività enzimatica del caglio provoca la coagulazione del latte in un gel solido noto come coagulo. Quest</text:span><text:span text:style-name="T1241">o</text:span><text:span text:style-name="T1237"> viene tagliat</text:span><text:span text:style-name="T1241">o</text:span><text:span text:style-name="T1237"> con appositi utensili in piccoli cubetti della dimensione desiderata per facilitare l’espulsione del siero.<text:line-break/></text:span><text:span text:style-name="T1238">Durante il resto del processo di produzione della cagliata, i batteri crescono e si moltiplicano, formano acido lattico dal lattosio. </text:span><text:span text:style-name="T1239">I chicchi di cagliata vengono sottoposti a trattamento meccanico con agitatori mentre contemporaneamente viene riscaldata la cagliata. L’effetto <text:s/>combinato di queste tre azioni – crescita batterica, trattamento termico e trattamento meccanico – si traduce in sineresi cioè espulsione del siero dai chicchi di cagliata.<text:line-break/>La cagliata finita viene posta in stampi da formaggio e questo viene pressato. </text:span><text:span text:style-name="T1240">Il trattamento durante la cagliata, la pressatura, la salamoia e le condizioni di conservazione determinano le caratteristiche del formaggio.</text:span><text:span text:style-name="T581"><text:line-break/>Due problemi: instabilità del microrganismo e infezione da virus, se si sviluppa un virus in grado di attaccare i batteri che fanno fermentazione lattica è un grosso problema.<text:line-break/></text:span><text:span text:style-name="T582">Un’altra cosa che sono in grado di produrre i batter</text:span><text:span text:style-name="T1233">i</text:span><text:span text:style-name="T582"> lattici sono le batteriocine o lantibiotic</text:span><text:span text:style-name="T585">i</text:span><text:span text:style-name="T582">, molecole piccole che hanno in parte capacità antibiotica prodotte durante la fase di fermentazione lattica, sono in grado di essere attivi contro gli organismi </text:span><text:span text:style-name="T1233">G</text:span><text:span text:style-name="T582">ra</text:span><text:span text:style-name="T1233">m-</text:span><text:span text:style-name="T582">positivi. </text:span><text:span text:style-name="T583">Sono in grado di prevenire e rallenta</text:span><text:span text:style-name="T1233">re</text:span><text:span text:style-name="T583"> </text:span><text:span text:style-name="T1233">il deterioramento </text:span><text:span text:style-name="T583">da parte di una serie di batteri che portano alla degradazione di sostanze minerali.<text:line-break/>Sono in grado di interagire con </text:span><text:span text:style-name="T584">la parete dei microrganismi degradativi e patogeni che si sviluppano nei cibi conservati dando un effetto detergente </text:span><text:span text:style-name="T585">quindi la presenza di batteriocina comporta una migliore conservazione dell’alimento</text:span><text:span text:style-name="T584">. </text:span></text:p>
      <text:p text:style-name="P53">Per prevenire muffe nei <text:span text:style-name="T2006">mais nel silos</text:span> venivano <text:span text:style-name="T2007">inoculati</text:span> dei batteri lattici al loro interno, i batteri fermentano abbassando progressivamente il pH andando a valori di acidità bassi, quindi le <text:span text:style-name="T2007">infezioni</text:span> muffe non si verifica<text:span text:style-name="T2268">va</text:span>no e in parallelo si vide che la formazione delle batteriocine <text:span text:style-name="T2007">andava ad aumentare l’effetto di sterilizzazione messo in atto con l’abbassamento del pH e </text:span>a<text:span text:style-name="T2007">vevano </text:span>l’effetto di asepsi e <text:span text:style-name="T2007">aiutavano </text:span>a preservare la produzione alimentare.</text:p>
      <text:p text:style-name="P197"><text:span text:style-name="T1242"><text:line-break/></text:span><text:span text:style-name="T1243">Un altro metodo per conservare i vegetali è proprio dato dalla fermentazione lattica. <text:line-break/></text:span><text:span text:style-name="T1244">Operazione di </text:span><text:span text:style-name="T1485">Pickling</text:span><text:span text:style-name="T1244">, i crauti </text:span><text:span text:style-name="T1245">per esempio </text:span><text:span text:style-name="T1244">sono un prodotto fermentato </text:span><text:span text:style-name="T1245">dalla</text:span><text:span text:style-name="T1244"> fermentazione lattica. <text:line-break/>Questa fermentazione è anaerobia (quella lattica è per definizione anaerobia) ed è fatta in concentrazioni saline molto elevate. C’è una categoria di batteri in </text:span><text:span text:style-name="T1246">g</text:span><text:span text:style-name="T1244">rado di dare fermen</text:span><text:span text:style-name="T1246">tazione lattica e in grado di crescere in concentrazioni saline spinte. I vegetali vengono ammollati in acqua e sale </text:span><text:span text:style-name="T1247">e automaticamente si auto sterilizzano </text:span><text:span text:style-name="T1248">(</text:span><text:span text:style-name="T1245">pH acido, 4.6).<text:line-break/></text:span><text:span text:style-name="T2256">A questo pH e in condizioni anaerobiche </text:span><text:span text:style-name="T2258">le </text:span><text:span text:style-name="T2256">verdure si conservano per lunghi periodi.</text:span><text:span text:style-name="T1247"> <text:line-break/></text:span><text:span text:style-name="T1249">Il</text:span><text:span text:style-name="T1247"> sapore sarà un po’ salato e acido. </text:span><text:span text:style-name="T1249">È un modo per conservare </text:span><text:span text:style-name="T1248">la </text:span><text:span text:style-name="T1249">verdura per molto tempo, adesso è prodotto anche a scopo organolettico perché questo sapore è gradito ai consumatori.<text:line-break/><text:line-break/></text:span><text:span text:style-name="T1250">Lo </text:span><text:span text:style-name="T1381">yogurt</text:span><text:span text:style-name="T1250"> è il tipico probiotico, è un alimento che </text:span><text:span text:style-name="T1251">ha come</text:span><text:span text:style-name="T1250"> obiettivo conservazione delle caratteristiche del latte </text:span><text:span text:style-name="T1251">e </text:span><text:span text:style-name="T1250">mantenere l’organismo vivo che rimane all’interno del prodotto caseario. <text:line-break/></text:span><text:soft-page-break/><text:span text:style-name="T1250">Ciò che è benefico sono i microrganismi lì presenti, </text:span><text:span text:style-name="T1252">i probiotici sono</text:span><text:span text:style-name="T1250"> in grado di stimolare tutta una serie di molecole non solo a livello intestinale ma anche a livello cerebrale; </text:span><text:span text:style-name="T1252">sono aggiunti come integratori.</text:span></text:p>
      <text:p text:style-name="P54">I probiotici più noti sono quelli contenuti nello yogurt: bifidobatter<text:span text:style-name="T2008">i</text:span>, lattobacilli, streptococchi.</text:p>
      <text:p text:style-name="P55"><text:span text:style-name="T2016">F</text:span>ermentazione simbiotica cioè <text:span text:style-name="T2016">l</text:span>a produzione dello yogurt richiede almeno <text:span text:style-name="T2016">due microrganismi, normalmente il lattobacillo bulgaric</text:span><text:span text:style-name="T2017">us</text:span><text:span text:style-name="T2016"> e lo streptococco termofilo, hanno condizioni operative diverse (soprattutto la T); vengono inoculati insieme in conc diverse. Viene prodotto soltanto acido lattico; ciò che rende buono lo yogurt è il coagulo e la cagliata genera</text:span><text:span text:style-name="T2269">ta</text:span><text:span text:style-name="T2016"> in situ a seguito della fermentazione lattica. L’acido lattico fa cagliare il latte e fa espellere il siero.<text:line-break/>Ciò che produce un microrganismo è stimolante del metabolismo dell’altro e viceversa, la fermentazione lattica degrada il lattosio e si ottiene glucosio e galattosio. Gli organismi degradano rapidamente il glucosio fino a formare l’acido lattico mentre il galattosio rimane all’interno del prodotto.</text:span></text:p>
      <text:p text:style-name="P56">I due batteri hanno T di esercizio diverse, il bulgaricus è presente all’in<text:span text:style-name="T2018">i</text:span>zio a T più basse mente il thermopilus è presente a T più alte; il rapporto tra i due dipende dalla T. L’inoculo viene fatto più o meno a 42°C. </text:p>
      <text:p text:style-name="P56">Il bulgaricus produce una serie di amminoacidi che stimolano il metabolismo dello streptococco, questo a sua volta produce acido lattico e CO<text:span text:style-name="T1537">2</text:span> che stimolano invece il metabolismo del bulgaricus.</text:p>
      <text:p text:style-name="P57">Il valore di pH che può essere raggiunto a fine fermentazione è diverso a seconda dei due microrganismi. <text:line-break/>La fermentazione va avanti con copresenza dei due microrganismi con il <text:span text:style-name="T2017">bulgaricus che produce più acido lattico quindi è in grado di abbassare il pH della fermentazione mentre il thermopilus solo fino a 5. Con il tempo questi due microrganismi portano ad un abbassamento del pH che si setta intorno a poco più di 4.5, qui la fermentazione si ferma. </text:span><text:span text:style-name="T2018">Il latte di partenza come nel caso del formaggio deve essere standardizzato in termini di grassi, se troppo grasso non va bene per essere fermentato dai lattobacilli. </text:span></text:p>
      <text:p text:style-name="P58"><text:span text:style-name="T2018">Quindi si fa operazione di affioramento e scrematura </text:span><text:span text:style-name="T2020">e </text:span><text:span text:style-name="T2018">il latte </text:span><text:span text:style-name="T2020">subisce anche</text:span><text:span text:style-name="T2019"> il riscaldamento (per pastorizzarlo in modo tale che ci siano poche concentrazioni di altri fermentatori).<text:line-break/>La fermentazione può essere fatta in due modi diversi: una in reattore dopodiché il prodotto viene separato per preservare la conc di microrganismi, l’altra fatta direttamente nel pacchetto.<text:line-break/></text:span><text:span text:style-name="T2021">La frutta dentro lo yogurt può essere messa o in pezzi o in forma di puree.<text:line-break/><text:line-break/></text:span><text:span text:style-name="T2023">PRODUZIONE DI ACIDI ORGANICI</text:span><text:span text:style-name="T2022"><text:line-break/>Ci interessano gli acidi organici prodotti per via fermentativa, lo stesso acido lattico è prodotto in questo modo ma lo differenziamo in quanto gli acidi organici che analizzeremo fanno parte di cicli metabolici aerobi.<text:line-break/>Gli acidi organici </text:span><text:span text:style-name="T2287">di interesse industriale</text:span><text:span text:style-name="T2022"> sono quelli che stanno </text:span><text:span text:style-name="T2270">dentro il</text:span><text:span text:style-name="T2022"> ciclo di </text:span><text:span text:style-name="T2027">K</text:span><text:span text:style-name="T2022">rebs e </text:span><text:span text:style-name="T2270">quelli</text:span><text:span text:style-name="T2022"> che vengono generati a opera di un’ossidazione successiva del glucosio; </text:span><text:span text:style-name="T2052">derivano </text:span><text:span text:style-name="T2287">dunque </text:span><text:span text:style-name="T2052">da processi metabolici. <text:line-break/></text:span><text:span text:style-name="T2287">Gli </text:span><text:span text:style-name="T2052">acidi organici che vedremo sono o acidi intermedi o acidi terminali di un ciclo metabolico. <text:line-break/></text:span><text:span text:style-name="T2053">Prodotti terminali come acido lattico, acido acetico o gluconico → le cond di accumulo e di sintesi vanno di pari passo.<text:line-break/></text:span><text:span text:style-name="T2054">Nel caso della fermentazione lattica il prodotto finale è l’acido lattico, questo è rigorosamente associato alla crescita e quindi quando facciamo fermentazione lattica cresciamo microrganismo e facciamo acido lattico.<text:line-break/>Diverso è il caso di altri prodotti come acido citrico, acido itaconico, questi prodotti sono </text:span><text:span text:style-name="T2055">comunque</text:span><text:span text:style-name="T2054"> associati alla crescita </text:span><text:span text:style-name="T2056">perché senza l</text:span><text:span text:style-name="T2055">’acido citrico </text:span><text:span text:style-name="T2056">non può </text:span><text:span text:style-name="T2055">crescere.<text:line-break/></text:span><text:span text:style-name="T2286">Sono intermedi</text:span><text:span text:style-name="T2056"> e quindi le cond operative vanno gestite in modo da procedere all’accumulo.</text:span><text:span text:style-name="T2022"><text:line-break/></text:span><text:span text:style-name="T2272">L’acido organico per definizione è un composto a basso peso molecolare che contiene uno o più gruppi carbossilici.</text:span><text:span text:style-name="T2022"><text:line-break/>Il capostipite e l’acido più prodotto è </text:span><text:span text:style-name="T2009">l’acido citrico, questo è un acido tricarbossilico </text:span><text:span text:style-name="T2022">quindi ha tre funzioni COO</text:span><text:span text:style-name="T2026">H</text:span><text:span text:style-name="T2022"> e questo andrà ad influire sul processo. </text:span><text:span text:style-name="T2026">Sono bio-acidi perché sono prodotti da microrganismi e macrorganismi durante la respirazione, hanno applicazioni molto grandi (food, cosmetici, industria tessile, bioplastiche ecc).</text:span></text:p>
      <text:p text:style-name="P59">Possono essere anche estratti <text:span text:style-name="T2027">ma non è conveniente, nel caso dell’acido citrico la fermentazione è quella preferita.<text:line-break/>In tutti questi casi interviene anche il DNA technology perché i microrganismi una volta selezionati sono poi generalizzati per avere grande produttività.<text:line-break/>L’acido citrico è uno dei prodotti più prodotti insieme all’acido acetico. <text:line-break/></text:span><text:span text:style-name="T2271">L’acido acetico</text:span><text:span text:style-name="T2027"> può essere prodotto anche da fonti fossili attraverso un processo di catalisi omogenea ma non può essere usato per esempio nell’ambito della cosmesi (deve essere prodotto via fermentazione).<text:line-break/></text:span><text:span text:style-name="T2028">I protagonisti sono: a</text:span><text:span text:style-name="T2027">cido citrico, fumarico, itaconico, gluconico, malico, lattico e acetico.</text:span></text:p>
      <text:p text:style-name="P60"><text:span text:style-name="T2027">Possono essere di due categorie, una legata ai cicli di acidi tricarbossilici e l’altra deriva</text:span><text:span text:style-name="T2028">n</text:span><text:span text:style-name="T2027">ti dall’</text:span><text:span text:style-name="T2028">ossidazione del glucosio.</text:span><text:span text:style-name="T2027"><text:line-break/></text:span><text:span text:style-name="T2028">Essendo acidi che stanno all’interno dei cicli metabolici il problema è legato al fatto che se sono </text:span><text:span text:style-name="T2029">intermedi</text:span><text:span text:style-name="T2028"> vengono consumati rapidamente e al tempo stesso le conc di questi prodotti sono molto bassi, nel caso del lattico problema </text:span><text:soft-page-break/><text:span text:style-name="T2028">meno importante perché se l’organismo cresce produce acido lattico essendo il prodotto strettamente legato alla crescita (massima resa con massima crescita e acido lattico </text:span><text:span text:style-name="T2029">prodotto terminale</text:span><text:span text:style-name="T2028"> della fermentazione).<text:line-break/>Dovremo pensare ad un ciclo produttivo che assicuri accumulo dell’intermedio.<text:line-break/></text:span><text:span text:style-name="T2032">Abbiamo diversi produttori tra cui l’aspergillus niger, riesce a produrre anche in grandi quantità l’acido citrico.<text:line-break/>Ogni microrganismo è associato a diversi substrati, produrranno quindi in quantità più elevati quando associati ai substrati giusti.<text:line-break/></text:span></text:p>
      <text:p text:style-name="P60"><text:span text:style-name="T2013">ACIDO CITRICO</text:span><text:span text:style-name="T2032"><text:line-break/></text:span><text:span text:style-name="T2033">L’acido citrico è un sale cristallino bianco inodore, è acido al gusto, fonde a 153°C e </text:span><text:span text:style-name="T2273">si </text:span><text:span text:style-name="T2033">decompone prima di fondere, è molto solubile in acqua e alcool e ha effetti corrosivi perché ha un pK</text:span><text:span text:style-name="T2034">a</text:span><text:span text:style-name="T2033"> piuttosto basso. Si trova nelle cellule.</text:span></text:p>
      <text:p text:style-name="P111">È il primo intermedio del ciclo di respirazione ed è <text:span text:style-name="T2273">anche</text:span> presente nella frutta. <text:span text:style-name="T2034">Originariamente l’acido citrico veniva ottenuto attraverso un processo ad estrazione. Ha usi svariati, può essere utilizzato come conserv</text:span><text:span text:style-name="T2035">a</text:span><text:span text:style-name="T2034">nte, </text:span><text:span text:style-name="T2035">cibo e bibite</text:span><text:span text:style-name="T2034">, detergen</text:span><text:span text:style-name="T2035">ti</text:span><text:span text:style-name="T2034">, </text:span><text:span text:style-name="T2035">depurante di olio per friggere, pannolini come adsorbitore ecc. <text:line-break/>È in grado di dare effervescenza e insieme ad altri aromatizzanti dà il sapore di arancia o limone. <text:line-break/><text:line-break/></text:span><text:span text:style-name="T2036">La fermentazione può essere operata in due modi: come cultura in superficie sia su substrato solido che su substrato liquido oppure </text:span><text:span text:style-name="T2274">con</text:span><text:span text:style-name="T2036"> culture sommerse (consentono in piccoli spazi di produrre tanto soprattutto al riparo da problemi climatici o stagionalità). </text:span></text:p>
      <text:p text:style-name="P112"><text:span text:style-name="T2036">Esistono una serie di substrati per la produzione dell’acido citrico, dipend</text:span><text:span text:style-name="T2037">ono</text:span><text:span text:style-name="T2036"> anche dall’uso dei microrganismi, </text:span><text:span text:style-name="T2275">per esempio sono melassa di barbabietola, sciroppi, succo di canna da zucchero e frazioni di olio.</text:span><text:span text:style-name="T2036"><text:line-break/></text:span><text:span text:style-name="T2037">La reazione è la conversione del glucosio, questo viene fatto all’interno della cellula. <text:line-break/>È un processo che ha bisogno di ottimizzazione dello zucchero, </text:span><text:span text:style-name="T2038">gli enzimi dei microrganismi produttori sono sensibili alle elevate conc di substrato e sono ancor di più sensibili alle elevate conc di prodotto. <text:line-break/>Abbiamo quindi inibizione sia dal substrato che dal prodotto → problema perché non basta aumentare lo zucchero per avere massima produzione di acido citrico. </text:span></text:p>
      <text:p text:style-name="P112"><text:span text:style-name="T2038">Per il substrato studiamo l’andamento dell’acido citrico in funzione della conc di zucchero e devo arrivare a conc di prodotto accettabili sia dal punto di vista industriale che dal punto di vista biologico.<text:line-break/>Originariamente i produttori erano i funghi attualmente si usano anche lieviti o batteri. <text:line-break/>Elevate conc di acido citrico possono essere ottenut</text:span><text:span text:style-name="T2276">e</text:span><text:span text:style-name="T2038"> in presenza di </text:span><text:span text:style-name="T2276">A</text:span><text:span text:style-name="T2038">spergillus niger, </text:span><text:span text:style-name="T2276">produttore ottimale che è in grado di trasformare l’80-90% di zucchero in acido citrico.</text:span><text:span text:style-name="T2038"><text:line-break/></text:span><text:span text:style-name="T2039">È una fermentazione a microrganismo completo che implica l’uso della catena metabolica della respirazione.<text:line-break/>Altra grande capacità produttiva dell’aspergillus è per produrre gli enzimi.<text:line-break/><text:line-break/>La biosintesi è la classica via glicolitica più acidi carbossilici. <text:line-break/></text:span><text:span text:style-name="T2040">Problema: l’acido citrico è il primo intermedio del ciclo di Krebs e questo assieme alla glicolisi sono cicli fondamentali per la sopravvivenza del microrganismo e quindi le conc di queste molecole sono </text:span><text:span text:style-name="T2041">stabilite</text:span><text:span text:style-name="T2040"> da enzimi regolatori.<text:line-break/></text:span><text:span text:style-name="T2041">L’acido citrico è un intermedio per produrre ATP per cui la cellula andrà a regolare l’acido per cercare di regolare i vettori energetici. Il problema è legato al fatto che, essendo l’acido citrico un inibitore dell’enzima, nel momento in cui si accumula l’attività dell’enzima viene terminata.<text:line-break/>Dobbiamo interrompere la sua degradazione e interrompere l’effetto di inibizione sulla fosfofruttochinasi quando la conc di acido citrico aumenta aldilà dei valori previsti da</text:span><text:span text:style-name="T2042">l metabolismo cellulare.<text:line-break/>Bisogna rimuovere l’inibizione del citrato sulla fosfofruttochinasi, se non dovessimo rimuovere questa inibizione nel momento in cui stiamo accumulando </text:span><text:span text:style-name="T2277">l’acido citrico</text:span><text:span text:style-name="T2042"> il processo si ferma per cui non avremmo più reagente da trasformare in acido citrico. </text:span></text:p>
      <text:p text:style-name="P61">Un altro problema è dato dal fatto che l’acido citrico viene degradato all’interno della cellula perché il ciclo va chiuso, se il ciclo non viene chiuso il microrganismo muore; anche qui dovremo agire sugli enzimi degradativi.<text:line-break/><text:span text:style-name="T2043">Dobbiamo fare in modo che il microrganismo possa prendere una via alternativa degradativa e andare a chiudere il ciclo in modo tale che possa sopravvivere. <text:s/><text:line-break/></text:span><text:span text:style-name="T2044">Interveniamo agendo sul substrato, siamo così in grado ad effettuare questi interventi: un mezzo ricco di ammonio e deficiente di manganese è in grado di rimuovere l’inibizione sulla fosfofruttochinasi, un mezzo che venga depauperato degli ioni Fe e venga addizionato degli ioni </text:span><text:span text:style-name="T2045">Cu</text:span><text:span text:style-name="T2044"> è in grado di sostenere la produzione di acido citrico evitando la trasformazione ad isocitrato con possibile scelta da parte del microrganismo di una via laterale.</text:span></text:p>
      <text:p text:style-name="P62"><text:soft-page-break/><text:span text:style-name="T2278">Il c</text:span>itrato si accumula perché siamo stati in grado di bloccare l’inibizione e poi <text:span text:style-name="T2279">avendo</text:span> fatto in modo di non bloccare complementare la trasformazione di isocitrato, lasciamo che un po’ di questo <text:span text:style-name="T2279">prenda</text:span> una via alternativa e <text:span text:style-name="T2279">vada</text:span> verso glicolato e si <text:span text:style-name="T2279">trasformi</text:span> in <text:span text:style-name="T2045">acido malico.<text:line-break/>Quindi andando a modificare il substrato riesco a fare ciò: <text:line-break/>1) Elevate conc di <text:s/>ammonio rimuovono inibizione </text:span><text:span text:style-name="T2280">sulla fosfofruttochinasi.</text:span><text:span text:style-name="T2045"><text:line-break/>2) La presenza di ioni rame rallenta un po’ tutti i processi e inibisce tutti i cofattori quindi consente l’accumulo </text:span><text:span text:style-name="T2046">di citrato.</text:span><text:span text:style-name="T2045"><text:line-break/>3) La rimozione di ioni ferro </text:span><text:span text:style-name="T2046">porta alla trasformazione totale in isocitrato.</text:span></text:p>
      <text:p text:style-name="P63">4) <text:span text:style-name="T2279">L</text:span>’utilizzo di fonti di glucosio migliori in cui il glucosio è maggiormente disponibile (tipo il melasso) sono in grado di favorire la scelta di via alternativa e quindi di preservare il microrganismo vivo.</text:p>
      <text:p text:style-name="P63">5) Rimozione degli ioni manganese magari non totale in modo tale da favorire la permeabilità della cellula, l’acido citrico è un acido che è intracellulare e quindi se noi siamo in grado di modificare tramite l’uso di Mn e ammonio siamo in grado di generare dei buchi nelle parete in modo tale da fa<text:span text:style-name="T2280">r</text:span> uscire acido citrico e far generare azione di massa → aumento acido citrico.<text:line-break/></text:p>
      <text:p text:style-name="P198"><text:span text:style-name="T1253">Il processo può essere fatto fed batch ma </text:span><text:span text:style-name="T1254">è preferibile</text:span><text:span text:style-name="T1253"> fare un processo </text:span><text:span text:style-name="T1382">batch a due stadi </text:span><text:span text:style-name="T1253">perché le cond di crescita e le cond di produzione sono molto differenti. </text:span><text:span text:style-name="T1255">Il microrganismo viene cresciuto in cond sani e vitali e generalmente con fermentazione di superficie in modo tale che non ci sia neanche l’effetto di shear dopodiché viene trasferito nel reattore di produzione in cui le cond operative sono molto diverse.<text:line-break/>La prima parte di produzione può essere fatta sia </text:span><text:span text:style-name="T1254">su</text:span><text:span text:style-name="T1255"> superficie che sommersa, quel che si preferisce è far crescere il microrganismo superficialmente (quindi fermentazione di superficie) perché in questo modo gli effetti di shear (bisogna distribuire ossigeno in modo efficiente ed essendo un processo aerobio ossidativo aumenta la T e quindi dovremo smaltire il calore agitando) si evitano.</text:span><text:span text:style-name="T2254"> </text:span><text:span text:style-name="T2256">La fase di produzione dura normalmente 5 giorni e si svolge in fermentatori aerati agitati a 30°C. </text:span><text:span text:style-name="T1452">La regolazione della concentrazione di ossigeno disciolto nel mezzo avviene tramite l'alimentazione d'aria, l'aria pressurizzata e la velocità della girante </text:span><text:span text:style-name="T1256"><text:line-break/>Al crescere del tempo cresce l’acido citrico e diminuisce lo zucchero.</text:span></text:p>
      <text:p text:style-name="P64"><text:span text:style-name="T2048">Punti critici della f</text:span><text:span text:style-name="T2047">ermentazione sommersa: </text:span><text:span text:style-name="T2281">la </text:span><text:span text:style-name="T2047">formazione delle ife </text:span><text:span text:style-name="T2281">deve essere inibita (aumentano viscosità)</text:span><text:span text:style-name="T2047">, controllo pH, T e O</text:span><text:span text:style-name="T1567">2</text:span><text:span text:style-name="T2047">, </text:span><text:span text:style-name="T2281">i metalli devono essere rimossi, l’azoto viene aggiunto come nitrato o solfato.</text:span></text:p>
      <text:p text:style-name="P64"><text:span text:style-name="T2047">La formazione delle ife e la distruzione delle ife a causa delle agitazione è uno dei punti critici, se sono rotte il microrganismo non cresce più e non produce più acido citrico.<text:line-break/></text:span><text:span text:style-name="T2048">I microrganismi sono o l’</text:span><text:span text:style-name="T2282">A</text:span><text:span text:style-name="T2048">spergillus niger, altri aspergilli, </text:span><text:span text:style-name="T2049">candide e lieviti.</text:span></text:p>
      <text:p text:style-name="P113">Vogliamo aumentare le rese e possibilmente usando un substrato che costi meno per abbassare i costi → cambio microrganismo, sono state proposte le candide perché queste degradano substrati non ricchi come il melasso.<text:line-break/></text:p>
      <text:p text:style-name="P65">Il processo di separazione ha grosso modo lo stesso problema di separazione dell’acido lattico quindi viene effettuato ma dipende in base a cosa vogliamo ottenere.<text:line-break/>La cosa migliore è trasformare l’acido in sale aggiungendo calcio e ottenendo citrato di calcio (molto richiesto) ma anche l’acido citrico nella sua forma libera ha richiesta di mercato.<text:line-break/><text:span text:style-name="T2284">Effettuo una </text:span><text:span text:style-name="T2004">precipitazione</text:span><text:span text:style-name="T2284"> (come con l’acido lattico) quindi</text:span> <text:span text:style-name="T2284">t</text:span>ratto l’acido citrico con idrossido di calcio, ottengo citrato di calcio, ripristino la funzione acida trattando con acido solforico e quindi ottengo acido citrico e solfato di calcio.</text:p>
      <text:p text:style-name="P66">La produzione di solfato di calcio è un problema perché prodotto in grandi quantità. </text:p>
      <text:p text:style-name="P66">Se considero poi il peso molecolare dell’acido citrico e quello del solfato di calcio in termini massivi <text:span text:style-name="T2282">noto che </text:span>si produce più quest’ultimo che il primo. Problema che non ha ancora trovato soluzione. <text:line-break/>In questo caso specifico stiamo salificando un acido tricarbossilico con uno ione <text:span text:style-name="T2050">bivalente → </text:span><text:span text:style-name="T2051">con i conti stechiometrici già in termini molari la quantità di solfato di calcio è molto grande.</text:span></text:p>
      <text:p text:style-name="P65">Si applicano principalmente separazioni con <text:span text:style-name="T1997">estrazioni di solvente</text:span> ma abbiamo nuovamente problemi legati agli equilibri e costi legati a come estraiamo.<text:line-break/>L’acido citrico è un prodotto intracellulare quindi dobbiamo rompere il <text:span text:style-name="T2285">micelio</text:span>, motivo per cui si cerca<text:span text:style-name="T2283">no</text:span> di allargare i fori della membrana del microrganismo in modo tale che l’acido citrico venga secreto.</text:p>
      <text:p text:style-name="P67">Operazione di estrazione utile anche per portare l’acido citrico nel brodo di cultura.<text:line-break/><text:span text:style-name="T2285">Si può effettuare anche la cristallizazione diretta con cui si ottiene un prodotto puro.</text:span></text:p>
      <text:p text:style-name="P200"><text:span text:style-name="T1257">Visione globale del processo produttivo </text:span><text:span text:style-name="T1258">con Aspergillus</text:span><text:span text:style-name="T1257">: proposta a due step, crescita e accumulo, pH deve essere </text:span><text:soft-page-break/><text:span text:style-name="T1257">intorno a 4 e scende durante la fermentazione (aspergillus cresce meglio in ambiente acido essendo anche un produttore di acido). </text:span><text:span text:style-name="T1258">Il processo produce le massime rese di acido citrico e viene completato entro 4 giorni.<text:line-break/>I nutrienti vengono sterilizzati prima dell’inoculazione. </text:span><text:span text:style-name="T2256">Il </text:span><text:span text:style-name="T2259">mezzo di fermentazione</text:span><text:span text:style-name="T2256"> viene acidificato con acido fosforico a pH 6.0 </text:span><text:span text:style-name="T2259">ed è richiesto un</text:span><text:span text:style-name="T2256"> </text:span><text:span text:style-name="T2259">r</text:span><text:span text:style-name="T2256">affreddamento durante l'accumulo di acido citrico.</text:span><text:span text:style-name="T2264"> </text:span><text:span text:style-name="T1257"><text:line-break/></text:span><text:span text:style-name="T1259">Fermentazione a superficie a substrato liquido, i vassoi sono riempiti con il substrato liquido, o a substrato solido, usato di più nei paesi asiatici, è meno produttivo perché servono grandi spazi e superfici.<text:line-break/></text:span><text:span text:style-name="T1263">Per produzioni più piccole si può fare fermentazione a superficie, </text:span><text:span text:style-name="T1262">viene messa a punto una superficie/substrato su cui poi viene seminato il microrganismo che poi farà la fermentazione.<text:line-break/></text:span><text:span text:style-name="T1263">I</text:span><text:span text:style-name="T1262">l substrato è formulato in modo da poter effettuare la crescita e lo sviluppo e la produzione di acido citrico.<text:line-break/></text:span><text:span text:style-name="T1263">Se il substrato è solido si usano principalmente gli scarti dell’industria agricola come barbabietola o patate dolci.</text:span><text:span text:style-name="T1259"><text:line-break/></text:span><text:span text:style-name="T1442">Gli scarti della produzione di barbabietola da zucchero sono preferiti perché sono meno costosi.</text:span><text:span text:style-name="T1259"> </text:span><text:span text:style-name="T1261">Gli scarti vengono tagliati in pezzi, sterilizzati e immersi in melassa o sciroppo di saccarosio e quindi vengono inoculati.</text:span></text:p>
      <text:p text:style-name="P199"><text:span text:style-name="T1261">La conversione dello zucchero è del 45% quando si utilizza la melassa e del 55% nel caso del saccarosio.</text:span><text:span text:style-name="T1259"><text:line-break/></text:span><text:span text:style-name="T1260">Scarti delle patate dolci usati come substrato solido in Giappone. </text:span></text:p>
      <text:p text:style-name="P114"><text:span text:style-name="T2288">È u</text:span>tilizzata quando la produzione di acido citrico vuole essere effettuata come modo per trattare gli scarti.</text:p>
      <text:p text:style-name="P201"><text:span text:style-name="T1260">Con il substrato liquido la fermentazione è un po’ più efficiente: </text:span><text:span text:style-name="T1265">l</text:span><text:span text:style-name="T1443">a melassa viene pretrattata in un reattore agitato e addizionata di acido solforico fino a raggiungere pH 5,5-6,5 e addizionata di nutrienti. La miscela viene sterilizzata con vapore e si aggiunge acqua sterile fino a raggiungere una percentuale di zucchero del 15-20%. Il substrato viene distribuito in vaschette di alluminio, la fermentazione viene condotta </text:span><text:span text:style-name="T1444">i</text:span><text:span text:style-name="T1443">n 8-10 giorni </text:span><text:span text:style-name="T1444">con </text:span><text:span text:style-name="T1443">pH finale = 2.<text:line-break/>Si ottengono acido ossalico e gluconico come sottoprodotti. <text:line-break/></text:span><text:span text:style-name="T1445">La fermentazione avviene in vassoi poco profondi; i requisiti per l’impianto sono: condizioni di asepsi all’inizio e assicurare passaggio di aria calda e umida sui vassoi.</text:span><text:span text:style-name="T1260"><text:line-break/></text:span><text:span text:style-name="T1264">Per soddisfare la richiesta mondiale si fa fermentazione sommersa.</text:span></text:p>
      <text:p text:style-name="P68"><text:s/><text:span text:style-name="T2057"><text:line-break/></text:span><text:span text:style-name="T2013">ACIDO ACETICO</text:span><text:span text:style-name="T2058"><text:line-break/></text:span><text:span text:style-name="T2059">Mercato non piccol</text:span><text:span text:style-name="T2289">o</text:span><text:span text:style-name="T2059"> perché ha applicazioni alimentari, farmaceutici e cosmetic</text:span><text:span text:style-name="T2289">i</text:span><text:span text:style-name="T2059">.</text:span></text:p>
      <text:p text:style-name="P69">Deve essere usato acido acetico prodotto tramite via biotecnologica. <text:span text:style-name="T2290">L’</text:span>acido acetico <text:span text:style-name="T2290">utilizzato</text:span> anche <text:span text:style-name="T2290">ne</text:span>gli aceti da tavola <text:span text:style-name="T2290">può essere fermentato sia mediante processi aerobici che anaerobici.</text:span><text:line-break/>Nel caso della produzione di aceto la base di fermentazione saranno gli scarti della produzione di vino, nel caso invece della produzione di acido acetico si parte da glucosio che poi viene a sua volta convertito in etanolo e poi successivamente portato fino alle condizioni di acido acetico.</text:p>
      <text:p text:style-name="P69"><text:span text:style-name="T2060">Reazione di ossidazione successiva dell’etanolo con acido acetico come prodotto terminale.<text:line-break/></text:span><text:span text:style-name="T2292">Il C</text:span><text:span text:style-name="T2061">lostridium, microrganismo potenzialmente patogeno, usato perché trasforma glucosio in acido acetico con un singolo step </text:span><text:span text:style-name="T2291">anossico</text:span><text:span text:style-name="T2061">. Si usano invece i batteri acetici per produrre acido acetico a scopo alimentare.</text:span></text:p>
      <text:p text:style-name="P202"><text:span text:style-name="T1266">Il metodo di fermentazione è </text:span><text:span text:style-name="T1276">o</text:span><text:span text:style-name="T1266"> un metodo di superficie, in particolare si usa il trickle bed reactor </text:span><text:span text:style-name="T1276">o una fermentazione sommersa. Con la fermentazione di superficie il r</text:span><text:span text:style-name="T1266">eattore viene riempito con materiali che present</text:span><text:span text:style-name="T1267">a</text:span><text:span text:style-name="T1266">no porosità o superfici tali per cui il microrganismo possa ancorarsi e possa essere alloggiato, sono supporti non fermentabili da parte del microrganismo. I supporti vengono seminati sulla sup del microrganismo.<text:line-break/></text:span><text:span text:style-name="T1268">La maggior parte del microrganismo esposto al substrato </text:span><text:span text:style-name="T1276">è</text:span><text:span text:style-name="T1268"> fatto percolare e durante la fase finale il prodotto (etanolo) è fermentato fino ad acido acetico. </text:span><text:span text:style-name="T1269">È possibile ottenere conversioni molto alte di etanolo in acetico.<text:line-break/>Uno dei punti critici è la conc di etanolo, tossico </text:span><text:span text:style-name="T1270">e </text:span><text:span text:style-name="T1269"><text:s/>può essere tollerato in conc diverse dai microrganismi, nel caso dei batteri acetici la conc ottimale va dallo 0.2 al 5%. Questa conc di etanolo porta a produttività più basse ma la conc di etanolo è legata alla sopravvivenza dell’organismo usato durante la fermentazione.<text:line-break/>Si può operare con il riciclo del substrato oppure sviluppo organismi che siano in grado di tollerare valori di etanolo in partenza più elevati.<text:line-break/>Esiste poi un processo di produzione di acido acetico fatta per fermentazione sommersa che è in grado di dare produzioni con produttività importanti. <text:line-break/></text:span><text:span text:style-name="T1274">Vengono</text:span><text:span text:style-name="T1269"> utilizza</text:span><text:span text:style-name="T1274">ti</text:span><text:span text:style-name="T1269"> principalmente substrat</text:span><text:span text:style-name="T1274">i a bassa concentrazione alcolica come</text:span><text:span text:style-name="T1269"> frutta </text:span><text:span text:style-name="T1275">e vini. <text:s/><text:line-break/></text:span><text:span text:style-name="T1277">Ad esempio l’</text:span><text:span text:style-name="T1446">'aceto da tavola viene prodotto attraverso un processo semi continuo completamente automatico sotto continua agitazione e aerazione. Il processo di fermentazione viene condotto fino a 35 ore a una </text:span><text:span text:style-name="T1448">T</text:span><text:span text:style-name="T1446"> di 40°C. </text:span><text:span text:style-name="T1269"><text:line-break/></text:span><text:span text:style-name="T1447">La resa dell'acido acetico è di circa il 98% in un processo completamente continuo.</text:span><text:span text:style-name="T1269"> </text:span></text:p>
      <text:p text:style-name="P202"><text:span text:style-name="T1269"><text:line-break/></text:span><text:soft-page-break/><text:span text:style-name="T1383">ACIDO ITACONICO</text:span><text:span text:style-name="T1271"><text:line-break/>L’acido itaconico è un intermedio del ciclo di </text:span><text:span text:style-name="T1272">K</text:span><text:span text:style-name="T1271">rebs e uno dei prodotti di degradazione successiva dell’acido citrico.<text:line-break/></text:span><text:span text:style-name="T1272">Si sceglie l’</text:span><text:span text:style-name="T1278">A</text:span><text:span text:style-name="T1272">spergillus itaconicus e </text:span><text:span text:style-name="T1278">l’A</text:span><text:span text:style-name="T1272">spergillus terreus in grado di accumulare grandi quantità di acido itaconico.<text:line-break/>Può essere prodotto o con trasformazione dell’acido citrico seguendo la via di Krebs convenzionale oppure se messi nelle opportune condizioni di formulazione di substrato i microrganismi sono in grado di prendere una via parallela e diversa che è in grado di arrivare direttamente all’acido itaconico.</text:span><text:span text:style-name="T1269"><text:line-break/></text:span><text:span text:style-name="T1272">Si parte dagli scarti, è una fermentazione aerobia con aerazione continua </text:span><text:span text:style-name="T1279">per 18 h</text:span><text:span text:style-name="T1272"> e T di esercizio tra i 33-37°C, <text:s/>la fermentazione prosegue per circa 2 giorni e l’accumulo dell’acido è massimo se il pH è mantenuto costante fino a 3.8.<text:line-break/>Una volta arrivati al prodotto di fermentazione la biomassa è macinata, viene estratto l’acido itaconico rimasto all’interno della biomassa e viene separato e purificato.<text:line-break/></text:span><text:span text:style-name="T1273">La separazione dell’acido itaconico è fatta esattamente nello stesso modo della separazione dell’acido citrico, si fa interagire il brodo con una base, si separa l’itaconato che così si forma e poi quando necessario si ripristina l’acido itaconico liberandolo dai sali.</text:span></text:p>
      <text:p text:style-name="P203"><text:span text:style-name="T1280">Come base non si usa molto</text:span><text:span text:style-name="T1273"> l’idrossido di calcio perché l’itaconato di calcio è molto appiccicoso ed è difficile da recuperare, meglio usare idrossido di ammonio formando il sale corrispondente.<text:line-break/></text:span><text:span text:style-name="T1279">L’acido è utilizzato nelle plastiche, vernici e resine acriliche. È commercializzato in due livelli di purezza: industriale e altamente puro.</text:span><text:span text:style-name="T1273"><text:line-break/><text:line-break/></text:span><text:span text:style-name="T1384">ACIDO GLUCONICO</text:span><text:span text:style-name="T1281"><text:line-break/>L’acido gluconico è un prodotto terminale di ossidazione totale del glucosio, è ottenuto attraverso l’</text:span><text:span text:style-name="T1282">A</text:span><text:span text:style-name="T1281">spergillus niger se messo in condizioni particolari.<text:line-break/>L’acido gluconico è in grado di ciclizzare e dare luogo ad un estere, </text:span><text:span text:style-name="T1282">il</text:span><text:span text:style-name="T1281"> </text:span><text:span text:style-name="T1449">delta</text:span><text:span text:style-name="T1281">-lattone, che </text:span><text:span text:style-name="T1282">viene</text:span><text:span text:style-name="T1281"> poi successivamente aperto dal microrganismo </text:span><text:span text:style-name="T1282">dando</text:span><text:span text:style-name="T1281"> acido gluconico.<text:line-break/>Le reazioni sono diverse a seconda del microrganismo usato :l’</text:span><text:span text:style-name="T1283">A</text:span><text:span text:style-name="T1281">spergillus ossida il glucosio formando il lattone mentre il gluc</text:span><text:span text:style-name="T1284">o</text:span><text:span text:style-name="T1281">no</text:span><text:span text:style-name="T1284">b</text:span><text:span text:style-name="T1281">a</text:span><text:span text:style-name="T1284">c</text:span><text:span text:style-name="T1281">ter trasforma il glucosio direttamente in acido gluconico.<text:line-break/></text:span><text:span text:style-name="T1285">Reattore aerato, T intorno ai 30°C e stretto controllo del pH, necessario perché durante la fase di fermentazione i prodotti tendono a cristallizzare e anche il substrato di partenza (il glucosio) tende a cristallizzare proprio perché presente in grandi conc → pH va controllato.</text:span><text:span text:style-name="T1504"> </text:span><text:span text:style-name="T1506">Faccio</text:span><text:span text:style-name="T2182"> fermentazione batch a pH 6.5 </text:span><text:span text:style-name="T1285"><text:line-break/>Alla fine della fermenta</text:span><text:span text:style-name="T1286">z</text:span><text:span text:style-name="T1285">ione possiamo otten</text:span><text:span text:style-name="T1286">e</text:span><text:span text:style-name="T1285">re o l’acido gluconico direttamente o</text:span><text:span text:style-name="T1286">ppure possiamo cristalli</text:span><text:span text:style-name="T1287">z</text:span><text:span text:style-name="T1286">zare il delta lattone </text:span><text:span text:style-name="T1287">(controllore di acidità e conservante)</text:span><text:span text:style-name="T1286"> perché entrambi hanno applicazioni industriali.<text:line-break/></text:span><text:span text:style-name="T1287">Il delta lattone è addizionato anche ai mangimi degli animali perché ha effetti benefici oppure viene usato nell’industria casearia per favorire la formazione della cagliata.</text:span></text:p>
      <text:p text:style-name="P70"><text:span text:style-name="T2062">I sali dell’acido gluconico hanno le più svariate applicazione come detergente, per eliminare ruggine, in metallurgia, add</text:span><text:span text:style-name="T2063">itivi di cementi ecc.<text:line-break/></text:span><text:span text:style-name="T2293">Li u</text:span><text:span text:style-name="T2064">so come agenti chelanti, molecole in grado di intrappolare ioni, utilizzati nei prodotti della detergenza.</text:span></text:p>
      <text:p text:style-name="P204"><text:span text:style-name="T1294">Prima si usava l’EDTA ma è stato sostituto con l’acido gluconico perché questo viene degradato con molta rapidità durante la fase di trattamento dell’acqua → chelant</text:span><text:span text:style-name="T1295">e</text:span><text:span text:style-name="T1294"> più green.<text:line-break/><text:line-break/></text:span><text:span text:style-name="T1296">APPLICAZIONI ENZIMATICHE</text:span><text:span text:style-name="T1297"><text:line-break/></text:span><text:span text:style-name="T1298">Le applicazioni enzimatiche per applicazioni industriali sono le più svariate, buona parte sono relativ</text:span><text:span text:style-name="T1296">e</text:span><text:span text:style-name="T1298"> all’industria alimentare, farmaceutica e anche un po’ con l’industria cosmetica.<text:line-break/>Aromi e profumi possono essere fatti tramite enzimi, </text:span><text:span text:style-name="T1299">sono usati anche nel campo della detergenza.<text:line-break/>Usati anche nella produzione del biofuel, </text:span><text:span text:style-name="T1300">prodotti per la pulizia, abbigliamento. </text:span><text:span text:style-name="T1301">Applicazioni dirette o indirette.<text:line-break/></text:span><text:span text:style-name="T1302">L’utilizzo di enzima è andato via via crescendo perché sono aumentate le conoscenze ed è stato possibile capire come usarli. </text:span><text:span text:style-name="T1303">Anche </text:span><text:span text:style-name="T1302">il DNA technology </text:span><text:span text:style-name="T1303">ha aiutato in quanto è stato utilizzato per modificare specificità del substrato e ha aumentato la resa delle reazioni catalizzate da enzimi.</text:span><text:span text:style-name="T1302"><text:line-break/>L’enzima è considerato environmental friendly, ha una produzione considerata più green rispetto ad altre.<text:line-break/><text:line-break/>DETERGENZA<text:line-break/></text:span><text:span text:style-name="T1291">Il primo episodio in cui gli enzimi sono stati utilizzati in campo detergenza risale al 1913, si resero conto che i fluidi presi dal pancreas addizionati ai detergenti lavavano e toglievano il grasso meglio.<text:line-break/></text:span><text:span text:style-name="T1304">Negli anni 60 vennero isolate le prime proteasi alcaline. </text:span><text:span text:style-name="T1305">A partire da qui non ci sono stati più detergenti che non </text:span><text:soft-page-break/><text:span text:style-name="T1305">avessero avuto al loro interno un’enzima, adesso ce ne sono tantissimi dentro.<text:line-break/></text:span><text:span text:style-name="T1306">L’effetto d</text:span><text:span text:style-name="T1307">egli</text:span><text:span text:style-name="T1306"> enzimi è </text:span><text:span text:style-name="T1307">anche q</text:span><text:span text:style-name="T1306">uello di abbassare le T di lavaggio, con conseguente risparmio nel consumo di energia, </text:span><text:span text:style-name="T1307">quindi l’utilizzo di enzimi consente T più basse e tempi di lavaggio più brevi.</text:span><text:span text:style-name="T1306"><text:line-break/>Tuttavia gli enzimi devono mantenere la loro attività anche a 60°C. <text:line-break/></text:span><text:span text:style-name="T1308">Sono tutti enzimi non immobilizzati. Mercato enorme: </text:span><text:span text:style-name="T1309">g</text:span><text:span text:style-name="T2256">li enzimi detergenti devono essere economici e sicuri da usare.</text:span><text:span text:style-name="T1308"><text:line-break/></text:span><text:span text:style-name="T1288">La maggior parte sono derivati da organismi geneticamente modificati (per favorire magari la produzione di un certo enzima, non per forza OGM). </text:span></text:p>
      <text:p text:style-name="P72"><text:span text:style-name="T2065">Non si usano mai gli organismi </text:span><text:span text:style-name="T2294">naturali</text:span><text:span text:style-name="T2065"> perché non </text:span><text:span text:style-name="T2294">sarebbero</text:span><text:span text:style-name="T2065"> in grado di soddisfare le richieste.</text:span></text:p>
      <text:p text:style-name="P205"><text:span text:style-name="T1288">Bisogna fare in modo che l’enzima sia escreto nel brodo di fermentazione </text:span><text:span text:style-name="T1289">in questo</text:span><text:span text:style-name="T1288"> </text:span><text:span text:style-name="T1289">modo</text:span><text:span text:style-name="T1288"> dovrò </text:span><text:span text:style-name="T1289">purificare</text:span><text:span text:style-name="T1288"> meno. Questi sono enzimi non particolarmente sensibili per cui possono essere un po’ trattati.<text:line-break/></text:span><text:span text:style-name="T1290">Dopo la fermentazione l’enzima viene recuperato dal brodo mediante rimozione delle cellule e di altri particolati con centrifugazione o filtrazione.<text:line-break/></text:span><text:span text:style-name="T2256">La maggior parte degli enzimi utilizzati oggi nei detergenti: idrolasi, proteasi, amilasi, lipasi, cellulasi e perossidasi.</text:span><text:span text:style-name="T2264"> <text:line-break/></text:span><text:span text:style-name="T1453">Solo la serin proteasi può essere utilizzata nelle formulazioni detergenti: le tiol proteasi verrebbero ossidate dagli agenti sbiancanti e le metalloproteasi perderebbero i loro cofattori metallici a causa della complessazione con gli agenti di addolcimento dell'acqua o gli ioni idrossile.</text:span><text:span text:style-name="T1353"> </text:span><text:span text:style-name="T1288"><text:line-break/></text:span><text:span text:style-name="T1291"><text:line-break/></text:span><text:span text:style-name="T1292">I detersivi sono dei prodotti di formulazione raffinata perché devono avere dentro un sacco di componenti di varia natura. Gli enzimi lavorano in ambiente acquoso. </text:span><text:span text:style-name="T1289">I</text:span><text:span text:style-name="T1292"> detergenti non sono utilizzati subito perché subiranno </text:span><text:span text:style-name="T1293">un processo</text:span><text:span text:style-name="T1292"> </text:span><text:span text:style-name="T1293">di vendita </text:span><text:span text:style-name="T1289">per cui g</text:span><text:span text:style-name="T1293">li enzimi devono essere protetti e devono rimanere inattivi fino al loro momento di utilizzo.</text:span></text:p>
      <text:p text:style-name="P71"><text:span text:style-name="T2066">Per esempio vengono bloccati togliendo gli ioni necessari all’enzima per attivarsi. <text:line-break/>Dopodiché lo ione lo vincoliamo ad un sale e nel momento in cui mettiamo tutto nell’acqua si rompe il legame tra ione e sequestrante (</text:span><text:span text:style-name="T2295">vi era un</text:span><text:span text:style-name="T2066"> legam</text:span><text:span text:style-name="T2295">e</text:span><text:span text:style-name="T2066"> non forti) e lo ione va nel sito dell’enzima attivandolo.<text:line-break/></text:span><text:span text:style-name="T2067">Lo sporco </text:span><text:span text:style-name="T2296">include</text:span><text:span text:style-name="T2067"> proteine, grassi e molecole che devono essere rimosse a seguito dell’operazione di detergenza.</text:span></text:p>
      <text:p text:style-name="P73">Data la conoscenza delle molecole che costituiscono lo sporco e data la conoscenza degli enzimi in grado di degradarle è stata studiata questa direzione verso la detergenza.<text:line-break/><text:span text:style-name="T2068">Si calcola la capacità di quel detergente di pulire fissate determinate condizioni operative.<text:line-break/>All’aumentare della conc di enzima aumenta la capacità di pulire. Il detersivo liquido è un po’ meno efficace del detersivo in polvere perché è più difficile inattivare l’enzima </text:span><text:span text:style-name="T2069">in quanto è presente molta acqua.</text:span></text:p>
      <text:p text:style-name="P74">Si va a vedere come gli enzimi presenti sono in grado di degradare <text:span text:style-name="T2070">in</text:span> parti più piccole le molecole più grandi dopodiché l’effetto sinergico deriva dal fatto che ci sarà un altro enzima in grado di attaccare proprio le parti più piccole.<text:line-break/><text:line-break/><text:span text:style-name="T2070">FOOD PROCESSING<text:line-break/></text:span><text:span text:style-name="T2297">S</text:span><text:span text:style-name="T2070">i usano enzimi ovunque; </text:span><text:span text:style-name="T2297">g</text:span><text:span text:style-name="T2071">li enzimi sono stati usati per il pane, fermentazione alcolica, formaggio ecc.</text:span></text:p>
      <text:p text:style-name="P206"><text:span text:style-name="T1310">Queste categorie di enzimi erano principalmente prodotti per estrazione da cellule o animali.<text:line-break/></text:span><text:span text:style-name="T1311">La grande maggioranza degli enzimi microbici industriali deriva da pochissime specie </text:span><text:span text:style-name="T1312">GRAS (generally recognized as safe) di microrganismi utilizzati per produzione enzimatica. </text:span><text:span text:style-name="T1313">I microrganismi predominanti utilizzati per la produzione di enzimi a fini alimentari sono: gli Aspergillus, i Bacillus e i </text:span><text:span text:style-name="T2184">Kluyveromyces </text:span><text:span text:style-name="T2185">(lieviti)</text:span><text:span text:style-name="T2184">. </text:span></text:p>
      <text:p text:style-name="P207"><text:span text:style-name="T1312">Sono microrganismi riconosciuti come </text:span><text:span text:style-name="T1314">sicuri</text:span><text:span text:style-name="T1312">, </text:span><text:span text:style-name="T1315">quindi </text:span><text:span text:style-name="T1312">nella produzione di enzima questa categoria di microrganismi ci assicura </text:span><text:span text:style-name="T1316">una produzione </text:span><text:span text:style-name="T1312">sicur</text:span><text:span text:style-name="T1316">a</text:span><text:span text:style-name="T1312"> </text:span><text:span text:style-name="T1316">senza sviluppo di </text:span><text:span text:style-name="T1312">eventuali tossine.</text:span><text:span text:style-name="T1317"><text:line-break/></text:span><text:span text:style-name="T1318">Sono e</text:span><text:span text:style-name="T1319">nzimi contenuti all’interno degli alimenti che vengono anche estratti affinché possano essere usati per applicazioni. Siccome questi enzimi sono mediamente enzimi degradativi, uno dei problemi quando trattiamo con sostanze fresche e alimentari è legat</text:span><text:span text:style-name="T1320">o</text:span><text:span text:style-name="T1319"> alla disattivazione enzimatica in quanto questa è necessaria per mantenere l’alimento il più lungo possibile commerciale.<text:line-break/>La commercialità non è legata soltanto al fatto che faccia bene o male ma è legata alle caratteristiche organolettiche.<text:line-break/></text:span><text:span text:style-name="T1321">I polifenoli hanno come obiettivo quello di </text:span><text:span text:style-name="T1322">rallentare</text:span><text:span text:style-name="T1321"> l’effetto ossidativo </text:span><text:span text:style-name="T1322">dovuto all’ambiente, ciò che è prezioso nel caso della frutta sono i semi → nel caso della banana ciò che deve essere protetto è la polpa che contiene i semi.<text:line-break/></text:span><text:span text:style-name="T1320">Quindi l</text:span><text:span text:style-name="T1322">a buccia si ossida per prima per preservare ciò che c’è all’interno, questo effetto è legato agli enzimi che catalizzano le redox delle molecole contenute nella buccia.<text:line-break/></text:span><text:span text:style-name="T1323">Ci sono anche e</text:span><text:span text:style-name="T1324">nzimi che degradano una serie di molecole che invece vorremo preservare nel momento in cui andiamo a trattare gli alimenti.<text:line-break/></text:span><text:span text:style-name="T1325">Obiettivo dal punto di vista industriale è se mi servono di estrarre gli enzimi e usarli ma se non serve di disattivarli.<text:line-break/></text:span><text:soft-page-break/><text:span text:style-name="T1326">Mediamente </text:span><text:span text:style-name="T1327">si preferisce</text:span><text:span text:style-name="T1326"> lavorare </text:span><text:span text:style-name="T1327">con enzimi </text:span><text:span text:style-name="T1326">immobilizzati </text:span><text:span text:style-name="T1327">piuttosto che</text:span><text:span text:style-name="T1326"> liberi </text:span><text:span text:style-name="T1327">per</text:span><text:span text:style-name="T1326"> le rese migliori, perché probabilmente il sito attivo si è stabilizzato, </text:span><text:span text:style-name="T1327">e perché spesso forniscono anche vantaggi di processo. <text:line-break/>Inoltre, </text:span><text:span text:style-name="T1505">l</text:span><text:span text:style-name="T2182">a dimensione dell'impianto è di due ordini di grandezza inferiore a quella richiesta per i processi che utilizzano enzimi liberi. </text:span><text:span text:style-name="T1326"><text:line-break/></text:span><text:span text:style-name="T1328">Per disattivare un’enzima vado a pensare alle sue cond operative, essendo un’enzima proveniente da un microrganismo dovrebbe operare a cond ambienti e controllo anche il pH.<text:line-break/>Per inattivarli si </text:span><text:span text:style-name="T1329">modifica</text:span><text:span text:style-name="T1328"> o la T, </text:span><text:span text:style-name="T1330">si fa blanching ossia si sbollenta a 70-100°C in modo tale da disattivare tutti gli enzimi e poi si surgelano, il problema della T è legato al problema del mantenimento delle proprietà del cibo, </text:span><text:span text:style-name="T1329">oppure </text:span><text:span text:style-name="T1331">si modifica il</text:span><text:span text:style-name="T1329"> pH perché ogni enzima ha un pH di esercizio e noi cerchiamo di metterli fuori da questo range </text:span><text:span text:style-name="T1331">o ancora si fa freezing partendo dai 7°C.</text:span><text:span text:style-name="T1329"><text:line-break/></text:span><text:span text:style-name="T1338">L’enzima immobilizzato è spesso un processo più economico dell’enzima libero perché si ha un uso più efficiente del substrato e riduzione del costo dell’enzima e del suo lavoro.</text:span><text:span text:style-name="T1332"><text:line-break/></text:span><text:span text:style-name="T1333">Le prime a</text:span><text:span text:style-name="T1334">pplicazioni di enzimi immobilizzati in campo alimentare sono </text:span><text:span text:style-name="T1333">stati i</text:span><text:span text:style-name="T1334"> </text:span><text:span text:style-name="T1333">trattamenti di miscele racemiche di amminoacidi per andare a selezionare l’enantiomero corretto che è quello in grado di essere riconosciuto dai nostri enzimi. </text:span><text:span text:style-name="T1335">In questa applicazione s</text:span><text:span text:style-name="T1336">i fa operazione di protezione </text:span><text:span text:style-name="T1337">di</text:span><text:span text:style-name="T1336"> gruppo funzionale, </text:span><text:span text:style-name="T1337">si fa reagire questo in modo tale che il gruppo funzionale diventi un’altra cosa perché il problema è che spesso le reazioni che facciamo possono funzionare su più gruppi funzionali e quindi proteggiamo il gruppo funzionale facendogli una reazione; ciò che poi abbiamo generato deve essere facilmente rimosso per ripristinare la situazion</text:span><text:span text:style-name="T1335">e. </text:span></text:p>
      <text:p text:style-name="P115"><text:span text:style-name="T2073">Dopodiché si va avanti con il processo fino ad ottenere la mix racemica.</text:span><text:span text:style-name="T2072"><text:line-break/></text:span><text:span text:style-name="T2073">L’ultimo passaggio è fatto con l’enzima immobilizzato che è in grado di separare i due enantiomeri e trasformare quell’oggetto in un enantiomero che ricicleremo in colonna.<text:line-break/><text:line-break/></text:span><text:span text:style-name="T2297">Si</text:span><text:span text:style-name="T2074"> richiede l’uso di enzimi per ottenere i succhi di frutta per compressione.<text:line-break/>Il problema è industriale, nel momento in cui dobbiamo produrre i succhi l’obiettivo è massimizzare la quantità di succo che vogliamo estrarre dalla frutta. Uno dei modi è la centrifuga ma costa moltissimo perché ciò che vogliamo trattare è tanto, dobbiamo avere la centrifuga giusta ed è batch → costi elevati.<text:line-break/>Allora si fa smashing ossia si cerca di ammollare la frutta per P cercando di spremere il succo dalla frutta.<text:line-break/>Il problema è che quando spremiamo siamo in presenza di tutto (polpa, buccia); nella buccia e soprattutto nella parete cellulare della frutta ci sono un sacco di polisaccaridi </text:span><text:span text:style-name="T2075">pie</text:span><text:span text:style-name="T2076">ni di pectina.</text:span><text:span text:style-name="T2074"><text:line-break/>L</text:span><text:span text:style-name="T2075">e </text:span><text:span text:style-name="T2010">pectin</text:span><text:span text:style-name="T2011">e</text:span><text:span text:style-name="T2075"> sono usate per </text:span><text:span text:style-name="T2076">dare consistenza al</text:span><text:span text:style-name="T2075">le marmellate oppure per regolare la scorrevolezza delle paste d</text:span><text:span text:style-name="T2076">ei prodotti da</text:span><text:span text:style-name="T2075"> forno, </text:span><text:span text:style-name="T2076">sono usate in molte applicazioni (non solo alimentari).</text:span></text:p>
      <text:p text:style-name="P76">Possiamo decidere di separare la pectina e poi utilizzarla e venderla oppure di lasciarla all’interno del succo, il problema è che i prodotti sono molto poco solubili e molto spesso si aggregano tra di loro nella fase di spremitura <text:span text:style-name="T2300">formando </text:span>un gel <text:span text:style-name="T2300">che</text:span> trattiene il succo e quindi non <text:span text:style-name="T2298">lo</text:span> si riesce a spremere fuori e ad avere rese alte. </text:p>
      <text:p text:style-name="P77">Usiamo allora enzimi proteolitici <text:span text:style-name="T2299">(come la pectinasi)</text:span> in grado di reagire con le pectine e con i polisaccaridi <text:span text:style-name="T2298">per</text:span><text:span text:style-name="T2077"> una spremitura migliore; </text:span><text:span text:style-name="T2301">il pretrattamento con la pectinasi agisce principalmente sulla parete cellulare, rompendo la struttura e liberando il succo. </text:span></text:p>
      <text:p text:style-name="P118">Le pectinasi commerciali provengono da ceppi di Aspergillus, gli enzimi sono purificati e concentrati. Le pectinasi sono definite e classificate in base alla loro azione nei confronti della pectina, si di distinguono due gruppi: pectinesterasi e pectina depolimerasi.</text:p>
      <text:p text:style-name="P77"><text:span text:style-name="T2077">Il fatto di usare enzimi ci aiuta ad avere la giusta reologia del sistema (tanto più una cosa è liquida e tanto è più difficile pressarla), gli enzimi quindi da una parte impediscono che si formi un gel che trattiene il succo mentre dall'altra fanno in modo che otteniamo una reologia giusta di questa pasta di frutta ottenuta tale per cui l’operazione di spremitura è più efficiente. </text:span><text:span text:style-name="T2302">In particolare l’idrolisi della protopectina che lega le cellule indebolisce il tessuto del frutto, provocando la dissoluzione della protopectina aumentando così la viscosità del succo. </text:span><text:span text:style-name="T2077"><text:line-break/></text:span><text:span text:style-name="T2078">La degradazione di un polisaccaride è complessa e va per step successivi.<text:line-break/></text:span><text:span text:style-name="T2079">La rapidasi </text:span><text:span text:style-name="T2080">mi indica</text:span><text:span text:style-name="T2079"> </text:span><text:span text:style-name="T2078">il rapporto tra gli enzimi, </text:span><text:span text:style-name="T2081">la polpa reagisce con la rapidasi e dopodiché abbiamo la compressione.</text:span></text:p>
      <text:p text:style-name="P75"><text:span text:style-name="T2081">L’enzima una volta fatto il suo dovere si inattiva e rimane nel succ</text:span><text:span text:style-name="T2082">o (non fanno male, ovviamente ho fatto i controlli sull’enzima prima della produzione).<text:line-break/>Le rapidasi possono essere enzimi prodotti da microrganismi le cui molecole prodotte sono state dimostrate non da</text:span><text:span text:style-name="T2083">re </text:span><text:span text:style-name="T2082">luogo a tossicità e allergie. </text:span><text:span text:style-name="T2084">Bastano 25 g/ton di rapidasi.<text:line-break/>Si può fare poi lo stesso succo di frutta separando la pectasi, lo si fa con due rapidasi diverse in due step diversi.</text:span></text:p>
      <text:p text:style-name="P116"><text:soft-page-break/>Non facciamo sterilizzazione ma pastorizzazione perché degraderei le proteine presenti e le caratteristiche nutritive del succo. La pastorizzazione non garantisce asepsi.<text:line-break/>Lo scarto quindi il solido NON si butta, viene trasformato <text:span text:style-name="T2085">e poi viene usato per addizionarlo ai mangimi degli animali, non è consentito per gli umani </text:span><text:span text:style-name="T2299">in quanto</text:span><text:span text:style-name="T2085"> </text:span><text:span text:style-name="T2086">ci sono regole più stringent</text:span><text:span text:style-name="T2299">i.</text:span></text:p>
      <text:p text:style-name="P117"><text:span text:style-name="T2086"><text:line-break/>Un’altra produzione enzimatica è la produzione degli sciroppi, è un modo per trattare amidi per ottenere principalmente dolcificanti </text:span><text:span text:style-name="T2087">(qualsiasi cosa che sia in grado di rendere dolc</text:span><text:span text:style-name="T2303">e</text:span><text:span text:style-name="T2087">)</text:span><text:span text:style-name="T2086">.<text:line-break/></text:span><text:span text:style-name="T2303">I d</text:span><text:span text:style-name="T2087">olcificanti in forma di sciroppo hanno una grandissima produzione industrial</text:span><text:span text:style-name="T2303">e</text:span><text:span text:style-name="T2087">. <text:line-break/>Gli sciroppi hanno tagli di zucchero diversi, </text:span><text:span text:style-name="T2311">questi tagli sono ottenuti a</text:span><text:span text:style-name="T2090"> seconda dell’enzima utilizzat</text:span><text:span text:style-name="T2311">o.</text:span><text:span text:style-name="T2087"><text:line-break/>Il polisaccaride che è l’amido è proprio tagliato per avere tagli diversi.<text:line-break/>Questi sciroppi sono il risultato di taglio di lunghe catene per cui possiamo avere gradi di dolcezza diverse, abbiamo anche risposte alla cottura diverse coprendo così l’industria di prodotti da forno. Siccome sono polimeri hanno proprietà reologiche quindi allo stesso tempo fanno da dolcificanti e da modulatori di viscosità. </text:span><text:span text:style-name="T2088">Gli sciroppi ad alto contenuto di fruttosio sono prodotti essenzialmente a partire dagli scarti di mais (</text:span><text:span text:style-name="T2320">che lo</text:span><text:span text:style-name="T2088"> si usa per fare l’olio).</text:span></text:p>
      <text:p text:style-name="P119">Alcuni degli enzimi usati restano all’interno dello sciroppo mentre altri siccome più costosi sono usati in forma immobilizzata. <text:line-break/>Partiamo dall’amido, ammolliamo con acqua solitamente con acidi in modo da rompere il chicco, dopodiché operazione con vapore, poi liquefazione (man mano che taglio il polisaccaride la viscosità del sistema è sempre più bassa), trasformo quindi qualcosa che era solido in un liquido (mi fermerò al livello <text:span text:style-name="T2304">di</text:span> mio interesse).<text:line-break/><text:span text:style-name="T2089">Poi operazione di saccarificazione per ottenere gli zuccheri che o rimangono sotto forma di sciroppo oppure andando avanti è possibile ottener</text:span><text:span text:style-name="T2305">li tramite</text:span><text:span text:style-name="T2089"> separazione di un solido.<text:line-break/></text:span><text:span text:style-name="T2090">Ciò che richiede il mercato è il </text:span><text:span text:style-name="T2310">destrosio</text:span><text:span text:style-name="T2090"> equivalente ossia ciò che dà il potere dolcificante allo sciroppo.<text:line-break/></text:span><text:span text:style-name="T2312">Il destrosio equivalente indica il grado di idrolisi e esprime il potere riducente in percentuale di destrosio puro.</text:span><text:span text:style-name="T2090"><text:line-break/>Per fare l’operazione di liquefazione si può operare </text:span><text:span text:style-name="T2091">in continuo (</text:span><text:span text:style-name="T2090">grande vantaggio</text:span><text:span text:style-name="T2091">), si usa un’</text:span><text:span text:style-name="T2306">α</text:span><text:span text:style-name="T2091">-amilasi e ciò che esce dalla liquefazione va in un impianto da cui otteniamo le destrine </text:span><text:span text:style-name="T2305">e in seguito ad</text:span><text:span text:style-name="T2091"> un processo otteniamo i monomeri.<text:line-break/></text:span><text:span text:style-name="T2313">Per la liquefazione usiamo reattori a serbatoio agitato, reattori a serbatoio agitato continuo (CSTR) o un fornello a getto.</text:span><text:span text:style-name="T2091"><text:line-break/><text:line-break/></text:span><text:span text:style-name="T2094">Produzione di </text:span><text:span text:style-name="T2092">sciroppi ad alto contenuto di fruttosio </text:span><text:span text:style-name="T2094">e di</text:span><text:span text:style-name="T2092"> </text:span><text:span text:style-name="T2094">a</text:span><text:span text:style-name="T2093">spartame, </text:span><text:span text:style-name="T2314">sono due</text:span><text:span text:style-name="T2094"> produzioni, soprattutto </text:span><text:span text:style-name="T2314">quella dell’</text:span><text:span text:style-name="T2094">aspartame, smart. Nascono dalla necessità di sostituire il saccarosio (zucchero) e questa necessit</text:span><text:span text:style-name="T2314">à</text:span><text:span text:style-name="T2094"> nasce da un problema di tipo dietetico e </text:span><text:span text:style-name="T2319">diabetico.</text:span><text:span text:style-name="T2094"><text:line-break/>La saccarina è un prodotto solo di sintesi, è stato il primo dolcificante utilizzato in modo alternativo allo zucchero. <text:line-break/>La saccarina non dà problemi legati all’insulina, è stata usata per molti anni ma attualmente non si usa molto </text:span><text:span text:style-name="T2095">perché ha un retrogusto ed è termostabile ma non fino alle T di cottura dei prodotti da forno.<text:line-break/>Questo problema è stato risolto con l’aspartame, dimero con d</text:span><text:span text:style-name="T2314">ue</text:span><text:span text:style-name="T2095"> amminoacidi cuciti assieme per via enzimatica, oppure dal sucralosio; quest’ultimo ha il vantaggio di essere dolce ma non è assolutamente metabolizzabile dal nostro organismo quindi entra e va.<text:line-break/></text:span><text:span text:style-name="T2096">L’altro vantaggio è che sono sempre molto più dolci del saccarosio per cui se ne usano di meno. <text:line-break/>Ad esempio il fruttosio di per sé ha calorie ma siccome è tanto più dolce se ne mette molto di meno.<text:line-break/></text:span><text:span text:style-name="T2097">Il grado di dolcezza è stabilito dagli esseri umani. <text:line-break/></text:span><text:span text:style-name="T2098">Gli zuccheri che sono in grado di sostituire il saccarosio vanno verso la direzione di diminuire le calorie.<text:line-break/><text:line-break/></text:span><text:span text:style-name="T2100">Sciroppo ad alto contenuto di fruttosio:</text:span><text:span text:style-name="T2098"><text:line-break/></text:span><text:span text:style-name="T2099">Reazione fondamentale è la reazione di isomerizzazione, questa deve essere fatta di per sé su qualsiasi fonte di glucosio. </text:span><text:span text:style-name="T2315">P</text:span><text:span text:style-name="T2099">rocesso un po’ complesso perché si parte dagli scarti di mais, scarti che sono polisaccaridi.<text:line-break/>Ci dovranno essere dei controllori di T e pH. Il problema è legato proprio alla T, gli zuccheri a T troppo elevate si degradano e quindi dobbiamo preservarli </text:span><text:span text:style-name="T2100">però se lavoriamo a T troppo basse abbiamo rischio di infezione.<text:line-break/>Si cerca di evitare infezioni microbiche, si tiene la T un po’ più alta consapevoli che un po’ di zucchero degraderà e con tempi di contatto bassi → preserviamo enzima per tempi lunghi ed evitiamo degradazione del prodotto con limiti delle infezioni.<text:line-break/>Partiamo dall’amido, facciamo una sospensione di amido, trattiamo a valori di pH </text:span><text:span text:style-name="T2323">6.5</text:span><text:span text:style-name="T2100">, </text:span><text:span text:style-name="T2101">trattiamo con un iniezione di </text:span><text:span text:style-name="T2307">α</text:span><text:span text:style-name="T2101">-amilasi in presenza di vapore e T di 105°C, l’</text:span><text:span text:style-name="T2307">α</text:span><text:span text:style-name="T2101">-amilasi si degrada con rapidità esagerata e con tempi </text:span><text:span text:style-name="T2323">di </text:span><text:span text:style-name="T2101">5-7 minuti, </text:span><text:span text:style-name="T2323">poi</text:span><text:span text:style-name="T2101"> </text:span><text:soft-page-break/><text:span text:style-name="T2101">facciamo l’operazione di maltazione ottenendo il maltosio e al tempo stesso preserviamo le caratteristiche del prodotto che poi manderemo al reattore successivo.</text:span></text:p>
      <text:p text:style-name="P120">L’<text:span text:style-name="T2307">α</text:span>-amilasi è un’enzima molto comune quindi poco costoso, conviene usarlo in forma libera.<text:line-break/><text:span text:style-name="T2324">Nello step della liquefazione le alte T rompono <text:s/>i granuli id amido rendendo più accessibili le catene di amilosio e amilopeptina.</text:span><text:line-break/>Al reattore n°2 usiamo un amiloglucosidasi che è in grado di tagliare il maltosio generando singole molecole di glucosio, T e pH più bassi <text:span text:style-name="T2323">(T=95°C e pH 4.5) </text:span>ma tempi di contatto sempre rapidi. <text:line-break/><text:span text:style-name="T2326">L’amiloglucosidasi ha un pH ottimale di 6.5 ma questo viene abbassato per consentire reazioni cinetiche più veloci.</text:span><text:line-break/>Enzima usato anche qui in forma libera e che rimane quindi <text:span text:style-name="T2316">nel</text:span> prodotto. Il glucosio dopodiché viene mandato in cascata (stiamo lavorando in continuo e in cascata) <text:span text:style-name="T2102">per fare il fruttosio, usiamo questa volta un’enzima immobilizzato: </text:span><text:span text:style-name="T2324">il glucosio isomerasi.</text:span><text:span text:style-name="T2102"><text:line-break/></text:span><text:span text:style-name="T2103">Vantaggio dato dai recuperi termici, vanno nella direzione dell’abbassamento dei costi perché ad esempio il calore mi serve per fare il vapore. Nel caso dei processi biotec i recuperi termici non sono molto frequenti perché il salto termico è piccolino.<text:line-break/></text:span><text:span text:style-name="T2012">Abbiamo tanti batch in continuo che fanno diventare il processo continuo.</text:span><text:span text:style-name="T2105"><text:line-break/>Non dobbiamo fare sviluppo dell’inoculo e semina.<text:line-break/></text:span><text:span text:style-name="T2317">Quindi il p</text:span><text:span text:style-name="T2104">rimo step </text:span><text:span text:style-name="T2317">è</text:span><text:span text:style-name="T2104"> fatto con l’</text:span><text:span text:style-name="T2307">α</text:span><text:span text:style-name="T2104">-amilasi </text:span><text:span text:style-name="T2317">e quello</text:span><text:span text:style-name="T2106"> successivo è quello di saccarificazione, </text:span><text:span text:style-name="T2318">qui </text:span><text:span text:style-name="T2325">le reazioni devono essere sufficientemente veloci perché i tempi lunghi portano alla</text:span><text:span text:style-name="T2106"> caramellizzazione </text:span><text:span text:style-name="T2325">degli zuccheri dando luogo a perdita di prodotto e formazione di impurità</text:span><text:span text:style-name="T2106">. È lo step che taglia il dimero e ci porta agli zuccheri.</text:span></text:p>
      <text:p text:style-name="P121"><text:span text:style-name="T2106">Il maggior punto di infezione è qui perché il glucosio è la fonte primaria di qualsiasi microrganismo.<text:line-break/></text:span><text:span text:style-name="T2320">Dopodiché si fa lo <text:s/></text:span><text:span text:style-name="T2106">step di isomerizzazione </text:span><text:span text:style-name="T2320">che </text:span><text:span text:style-name="T2106">viene fatto normalmente dai batteri. I microrganismi sono in grado di trasformare glucosio in fruttosio, l’</text:span><text:span text:style-name="T2318">isomerasi</text:span><text:span text:style-name="T2106"> usat</text:span><text:span text:style-name="T2327">o</text:span><text:span text:style-name="T2106"> è immobilizzat</text:span><text:span text:style-name="T2327">o</text:span><text:span text:style-name="T2106"> ed è abbastanza resistente alla denaturazione. </text:span></text:p>
      <text:p text:style-name="P122"><text:span text:style-name="T2106">È </text:span><text:span text:style-name="T2319">però </text:span><text:span text:style-name="T2106">sicuramente l’enzima più delicato rispetto agli altri due. </text:span><text:span text:style-name="T2327">L’enzima è immobilizzato reticolandolo a glutaraldeide o in un veicolo inerte dopo che è stato rilasciato dalla cellula batterica.</text:span><text:span text:style-name="T2107"><text:line-break/></text:span><text:span text:style-name="T2099">Le cond operative </text:span><text:span text:style-name="T2321">dell’isomerizzazione </text:span><text:span text:style-name="T2099">sono </text:span><text:span text:style-name="T2321">T di </text:span><text:span text:style-name="T2099">60°C, </text:span><text:span text:style-name="T2321">più</text:span><text:span text:style-name="T2099"> alte rispetto a quelle convenzionali dell’enzima e pH 7.<text:line-break/></text:span><text:span text:style-name="T2322">Il problema di questo step è che il glucosio e il fruttosio sono instabili a queste condizioni e quindi possono decomporsi a</text:span><text:span text:style-name="T2328">d</text:span><text:span text:style-name="T2322"> acidi organici e altri prodotti. </text:span><text:span text:style-name="T2328">In condizioni industriali la reazione è leggermente endotermica.</text:span><text:span text:style-name="T2107"><text:line-break/></text:span><text:span text:style-name="T2318">P</text:span><text:span text:style-name="T2107">er aumentare la resa della reazione è necessari</text:span><text:span text:style-name="T2318">a</text:span><text:span text:style-name="T2107"> la presenza di una certa conc di magnesio </text:span><text:span text:style-name="T2328">perché funge da attivatore e stabilizzatore dell’enzima.</text:span></text:p>
      <text:p text:style-name="P122"><text:span text:style-name="T2329">B</text:span><text:span text:style-name="T2107">isogna </text:span><text:span text:style-name="T2329">poi limitare la quantità</text:span><text:span text:style-name="T2107"> </text:span><text:span text:style-name="T2329">di</text:span><text:span text:style-name="T2107"> ioni calcio </text:span><text:span text:style-name="T2329">presenti</text:span><text:span text:style-name="T2107"> </text:span><text:span text:style-name="T2329">poiché</text:span><text:span text:style-name="T2107"> disattivanti rispetto all’enzima perché si sostituiscono al sito dell’enzima. Per garantire delle rese bisogna </text:span><text:span text:style-name="T2329">quindi</text:span><text:span text:style-name="T2107"> mantenere costante conc di Mg e togliere Ca.<text:line-break/></text:span><text:span text:style-name="T2330">L’isomerizzazione si opera in reattori a letto fisso in continuo, gli enzimi sono così duri da prevenire la compattazione e l’intasamento del letto.</text:span></text:p>
      <text:p text:style-name="P123"><text:span text:style-name="T2107"><text:line-break/></text:span><text:span text:style-name="T2108">Problema: l’enzima decade nel tempo. L’enzima non muta, tuttalpiù si degrada.<text:line-break/></text:span><text:span text:style-name="T2332">Durante il funzionamento, l’enzima immobilizzato perde attività.</text:span></text:p>
      <text:p text:style-name="P123"><text:span text:style-name="T2108">Mediamente l’enzima è in grado di sostenere un processo continuo di circa 200 giorni (produzione totale acido citrico dura 1 settimana, produzione di lievito dura 2-3 giorni, quindi 200 giorni sono un tempo lungo). </text:span><text:span text:style-name="T2106"><text:line-break/></text:span><text:span text:style-name="T2109">Si lascia l’enzima nel reattore finché non arriva al 12% della sua attività, a quel punto si stoppa </text:span><text:span text:style-name="T2333">la produzione p</text:span><text:span text:style-name="T2109">erché non è più conveniente, si sostituisce il catalizzatore e si riprende.<text:line-break/>Il nostro obiettivo è una produzione costante ci</text:span><text:span text:style-name="T2331">oè la </text:span><text:span text:style-name="T2109">conc</text:span><text:span text:style-name="T2331">entrazione</text:span><text:span text:style-name="T2109"> di prodotto </text:span><text:span text:style-name="T2331">deve essere sempre</text:span><text:span text:style-name="T2109"> l</text:span><text:span text:style-name="T2331">a</text:span><text:span text:style-name="T2109"> stess</text:span><text:span text:style-name="T2331">a</text:span><text:span text:style-name="T2109">.</text:span></text:p>
      <text:p text:style-name="P78"><text:span text:style-name="T2333">Per mantenere una concentrazione costante di fruttosio nello sciroppo del prodotto, la velocità del flusso di alimentazione viene regolata in base all’attività effettiva dell’enzima.</text:span><text:line-break/><text:line-break/><text:span text:style-name="T2110">Processo di arricchimento: riusciamo ad ottenere mix a 42% di fruttosio ma il mercato lo richiede al 55%.<text:line-break/>Si prende quindi parte del prodotto, lo si manda ad una colonna cromatografica e si separa glucosio </text:span><text:span text:style-name="T2111">e fruttosio. </text:span></text:p>
      <text:p text:style-name="P78"><text:span text:style-name="T2111">La colonna ha affinità divers</text:span><text:span text:style-name="T2334">e</text:span><text:span text:style-name="T2111"> per glucosio e fruttosio per cui il prodotto viene ripartito tra la fase stazionaria e quella mobile, </text:span><text:span text:style-name="T2112">la</text:span><text:span text:style-name="T2111"> riparti</text:span><text:span text:style-name="T2112">zione</text:span><text:span text:style-name="T2111"> dipende poi dagli equilibri. </text:span></text:p>
      <text:p text:style-name="P78"><text:span text:style-name="T2111">La molecola con più affinità con la fase mobile va via mentre l’altra rimane un po’ di più dentro </text:span><text:span text:style-name="T2334">al</text:span><text:span text:style-name="T2111">la colonna.</text:span></text:p>
      <text:p text:style-name="P80">Abbiamo quindi separazione dei due prodotti, una corrente fatta da glucosio mentre l’altra da fruttosio puro.</text:p>
      <text:p text:style-name="P79">Prendiamo il fruttosio e <text:span text:style-name="T2334">facciamo</text:span> una miscelazione con lo sciroppo con fruttosio al 42% fino ad ottenere il 55%.<text:line-break/>Con il glucosio invece <text:span text:style-name="T2112">facciamo riciclo, torna al reattore di isomerizzazione e si fa isomerizzare e via così.<text:line-break/></text:span><text:soft-page-break/><text:span text:style-name="T2113">Produzione di aspartame<text:line-break/></text:span><text:span text:style-name="T2335">L</text:span><text:span text:style-name="T2113">’aspartame </text:span><text:span text:style-name="T2114">è l’insieme di due amminoacidi cuciti assieme attraverso un processo di produzione enzimatica.</text:span></text:p>
      <text:p text:style-name="P81">L’enzima che fa la cucitura è una proteasi quindi è in realtà un’enzima che in teoria degraderebbe le proteine.<text:line-break/>Le proteasi sono in grado di catalizzare sia la reazione diretta che inversa, tendono a catalizzare di più la reazione degradativa ma riescono a fare anche quella <text:span text:style-name="T2115">di sintesi, q</text:span>uesto perché <text:span text:style-name="T2115">agiscono sul legame peptidico.<text:line-break/>Esistono due molecole di aspartame, </text:span><text:span text:style-name="T2336">e in basse</text:span><text:span text:style-name="T2115"> alla conformazione e geometria della molecola </text:span><text:span text:style-name="T2336">abbiamo un aspartame dolce ed uno amaro.</text:span><text:span text:style-name="T2115"><text:line-break/>La termolisina è un’enzima che tenderebbe a degradarsi, la sintesi dell’enzima è legata all’equilibrio di formazione e di degradazione. Il catalizzatore catalizza più volentieri la reazione di degradazione → dobbiamo spostare equilibrio.</text:span></text:p>
      <text:p text:style-name="P83"><text:span text:style-name="T2115">Lo faccio sottraendo prodotto man mano che sto facendo la reazione.<text:line-break/>Nella chimica industriale possiamo distillare ma qui avendo molecole biologiche rischiamo di degradare la molecola.<text:line-break/>Si sfrutta allora Le Chatelier all’interno della reazione: abbiamo L-amminoacido in cui abbiamo protetto il gruppo amminico in modo da preservarlo e lo facciamo reagire con il metil estere racemo di fenilalanina (prendiamo sia L che D), </text:span><text:span text:style-name="T2337">il </text:span><text:span text:style-name="T2115">vantaggio è che la termolisina fa reagire e cuce assieme </text:span><text:span text:style-name="T2116">i due anelli dopodiché questi </text:span><text:span text:style-name="T2340">formando due prodotti di cui</text:span><text:span text:style-name="T2116"> un addotto (c’è un interazione tra la molecola dei due amminoacidi che ho cucito assieme e l’isomero D, non è stabile l’addotto) e questo si separa dall’ambiente di reazione → applichiamo le Chatelier in situ </text:span><text:span text:style-name="T2339">perché tolgo l’addotto quindi tolgo un prodotto.</text:span><text:span text:style-name="T2116"><text:line-break/></text:span><text:span text:style-name="T2117">Trattiamo, rimuoviamo l’isomero D, liberiamo il gruppo protetto e otteniamo l’aspartame.<text:line-break/></text:span><text:span text:style-name="T2118">L’isomero D non viene buttato ma lo trasformo di nuovo in D-</text:span><text:span text:style-name="T2338">L</text:span><text:span text:style-name="T2118"> racemizzandolo e lo ricicliamo.<text:line-break/><text:line-break/></text:span><text:span text:style-name="T2119">Altra grossa applicazione degli enzimi sono gli enzimi utilizzati nella produzione da forno. </text:span></text:p>
      <text:p text:style-name="P84"><text:span text:style-name="T2119">Lo metto per degradare gli amidi contenuti nella farina. Alcune farine contengono già degli enzimi degradativi che predispongono il risultato per la lievitazione. Sono enzimi amilolitici che vanno a degradare una serie di polisaccaridi. <text:line-break/></text:span><text:span text:style-name="T2341">Gli enzimi amilolitici scompongono l’amido della farina in piccole destrine che diventano substrati migliori su cui il lievito può agire nel processo di panificazione.</text:span></text:p>
      <text:p text:style-name="P84"><text:span text:style-name="T2119">La degradazione dei polisaccaridi porterà a prodotti diversi con caratteristiche organolettiche diverse.<text:line-break/></text:span><text:span text:style-name="T2120">Ogni enzima ha il suo substrato caratteristico, a seconda di come voglio tagliare il polimero sceglierò il catalizzatore (o più di </text:span><text:span text:style-name="T2357">uno</text:span><text:span text:style-name="T2120">) ottimale.<text:line-break/>Glucosio ossidasi, enzima in grado di ossidare il glucosio fino ad acido gluconico. Reazione che porta a delle caratteristiche organolettiche che sono richieste dal mercato come la texture, consistenza ecc.<text:line-break/></text:span><text:span text:style-name="T2342">L’e</text:span><text:span text:style-name="T2120">ffetto di aumento di elasticità e di consistenza può essere ottenuto in Europa solo tramite questa reazione. </text:span></text:p>
      <text:p text:style-name="P85"><text:span text:style-name="T2120">Si potrebbe idealmente usare il bromato di potassio ma in Europa è proibito perché è un sospetto cancerogeno.<text:line-break/><text:line-break/></text:span><text:span text:style-name="T2121">Le proteasi sono in grado di </text:span><text:span text:style-name="T2344">abbattere le molecole proteiche nell’impasto e quindi di </text:span><text:span text:style-name="T2121">degradare il glutine, </text:span><text:span text:style-name="T2344">sono per</text:span><text:span text:style-name="T2121"> esempio utilizzati per fare prodotti gluten free.<text:line-break/></text:span><text:span text:style-name="T2345">L’asparagina più glucosio formano </text:span><text:span text:style-name="T2347">ad alte T </text:span><text:span text:style-name="T2345">l’acrilammide, molecola potenzialmente tossica e quindi da evitare nei prodotti da forni; per fare ciò si fa reagire l’asparagina con l’asparaginasi </text:span><text:span text:style-name="T2346">trasformandola in acido aspartico.</text:span><text:span text:style-name="T2121"><text:line-break/></text:span><text:span text:style-name="T2348">Enzimi molto utilizzati </text:span><text:span text:style-name="T2349">nell’industria casearia con obiettivo prodotti caseari con caratteristiche organolettiche diverse.<text:line-break/>Un tempo questi enzimi erano estratti da animali ma ora vengono prodotti per via batteriologica, in questo caso specifico si è fatta una pesante operazione di modificazione genetica dei batteri/funghi in modo da inserire l’informazione genetica e di fa</text:span><text:span text:style-name="T2350">r</text:span><text:span text:style-name="T2349"> sovra produrre gli enzimi desiderati.<text:line-break/></text:span><text:span text:style-name="T2350">Ad esempio la lattasi è usata per gli individui torrenti al lattosio.</text:span><text:span text:style-name="T2121"><text:line-break/></text:span><text:span text:style-name="T2122">Lipasi, enzimi per degradare i grass</text:span><text:span text:style-name="T2349">i</text:span><text:span text:style-name="T2122">, possono essere fungine o batteriche; </text:span><text:span text:style-name="T2350">t</text:span><text:span text:style-name="T2122">rasformano il grasso, obiet</text:span><text:span text:style-name="T2343">t</text:span><text:span text:style-name="T2122">ivo avere caratteristiche organolettiche desiderate. </text:span></text:p>
      <text:p text:style-name="P124">Le lipasi vengono utilizzate per scomporre i grassi del latte e conferire sapori caratteristici ai formaggi.</text:p>
      <text:p text:style-name="P82"><text:span text:style-name="T2122">C’</text:span><text:span text:style-name="T2343">è</text:span><text:span text:style-name="T2122"> anche il lisozima, enzima </text:span><text:span text:style-name="T2351">antimicrobico</text:span><text:span text:style-name="T2122"> in grado di degradare la parete cellulare, viene addizionata per evitare la formazione di batteri e muffe nei prodotti conservati.</text:span><text:span text:style-name="T2119"><text:line-break/><text:line-break/></text:span><text:span text:style-name="T2123">Produzione di aromi </text:span><text:span text:style-name="T2124">e fragranze</text:span></text:p>
      <text:p text:style-name="P89"><text:span text:style-name="T2352">A</text:span>romi riguarda tutto ciò che percepiamo attraverso il gusto, fragranze invece tramite olfatto.<text:line-break/><text:span text:style-name="T2353">Le sostanze chimiche di sapore e aroma sono molecole eccezionalmente bioattive che esercitano il loro gusto molto caratteristico anche a concentrazioni molto basse a causa dell’elevata interazione selettiva con i recettori.</text:span></text:p>
      <text:p text:style-name="P86"><text:soft-page-break/><text:span text:style-name="T2355">Molti aromi e gusti sono prodotti naturalmente negli alimenti dall’azione di enzimi e/o da microrganismi naturali.<text:line-break/></text:span><text:span text:style-name="T2356">Possiamo </text:span><text:span text:style-name="T2357">distinguere tra sostanze aromatizzanti naturali e sostanze aromatizzanti identiche a quelle naturali, le prime sono materiali ottenuti mediante processi fisici appropriat</text:span><text:span text:style-name="T2358">i </text:span><text:span text:style-name="T2359">(come l’estrazione con solvente)</text:span><text:span text:style-name="T2357"> e processi enzimatici o microbiologici da materiale di origine </text:span><text:span text:style-name="T2358">vegetale o animale mentre le seconde sono materiali ottenuti <text:s/>per sintesi chimica e sono chimicamente identici ad una sostanza naturalmente presente </text:span><text:span text:style-name="T2359">nei vegetali o animali.<text:line-break/></text:span><text:span text:style-name="T2361">Esempio: l’a</text:span><text:span text:style-name="T2125">roma di vaniglia non </text:span><text:span text:style-name="T2361">è </text:span><text:span text:style-name="T2125">necessariamente estratt</text:span><text:span text:style-name="T2352">o</text:span><text:span text:style-name="T2125"> ma magari </text:span><text:span text:style-name="T2361">è </text:span><text:span text:style-name="T2125">prodott</text:span><text:span text:style-name="T2352">o</text:span><text:span text:style-name="T2125"> con un processo di sintesi.</text:span></text:p>
      <text:p text:style-name="P141">L’uso di enzimi nella sintesi degli aromi consente l’ottenimento di composti che potrebbero essere etichettati come naturali quando vengono utilizzati substrati di origine naturale. </text:p>
      <text:p text:style-name="P88"><text:span text:style-name="T2363">La conversione enzimatica inoltre consente il raggiungimento di elevate produttività di composti aromatici rispetto all’estrazione diretta dalle piante.<text:line-break/></text:span><text:span text:style-name="T2354">Abbiamo</text:span><text:span text:style-name="T2124"> </text:span><text:span text:style-name="T2364">quindi </text:span><text:span text:style-name="T2124">una grande produzione enzimatica; </text:span><text:span text:style-name="T2364">l’unica </text:span><text:span text:style-name="T2124">limitazione </text:span><text:span text:style-name="T2364">è </text:span><text:span text:style-name="T2124">legata al fatto che gli enzimi devono derivare non da microrganismi ma da sostanze naturali.<text:line-break/></text:span><text:span text:style-name="T2360">Vogliamo produrre aromi a bassa intensità, alta intensità e esaltatori di gusto.</text:span><text:span text:style-name="T2126"><text:line-break/>Aromi a bassa intensità come sciroppo ad alto contenuto di fruttosio oppure acido citrico, aromi a intensità </text:span><text:span text:style-name="T2361">alta</text:span><text:span text:style-name="T2126"> come il metilchetone che ha gusto di gorgonzola e poi ci sono gli esaltatori di gusto e sapidità come il glutammato di sodio, grande applicazione perché usato molto in Asia come additivo per la salsa di soia. <text:line-break/>Sindrome da ristorante cinese → eccesso glutammato di sodio, alcune persone sono più sensibili rispetto ad altre.<text:line-break/></text:span><text:span text:style-name="T2361">I p</text:span><text:span text:style-name="T2126">rocessi tradizionali sono solitamente processi estrattivi, </text:span><text:span text:style-name="T2361">sono usati per la birra, vino, formaggio, yogurt e salsa di soia.</text:span><text:span text:style-name="T2126"><text:line-break/><text:line-break/></text:span><text:span text:style-name="T2365">Enzimi utilizzati anche nell’ambito farmaceutico, per esempio le penicilline G e V sono prodotte per fermentazione e sono i precursori di base di un’ampia gamma di antibiotici semi-sintetici come l’ampicillina.</text:span></text:p>
      <text:p text:style-name="P87"><text:span text:style-name="T2366">Attualmente la p</text:span><text:span text:style-name="T2362">enicil</text:span><text:span text:style-name="T2364">l</text:span><text:span text:style-name="T2362">ina G non si fa più a scopo antibiotico ma lo si fa per ricavare l’anello </text:span><text:span text:style-name="T2308">β</text:span><text:span text:style-name="T2362">-lattamico<text:line-break/></text:span><text:span text:style-name="T2126"><text:line-break/></text:span><text:span text:style-name="T2127">Applicazione: </text:span><text:span text:style-name="T2128">biosensori<text:line-break/></text:span><text:span text:style-name="T2367">Molte reazioni enzimatiche catalizzate sono esotermiche, generando calore che può essere utilizzato come base per misurare la velocità di reazione e quindi la concentrazione dell’analità.<text:line-break/></text:span><text:span text:style-name="T2368">Questo rappresenta il tipo di biosensore più generalmente applicabile: s</text:span><text:span text:style-name="T2128">i misura il </text:span><text:span text:style-name="T2309">Δ</text:span><text:span text:style-name="T2128">H tra l’interazione dell’enzima e la molecola che è enzimata. </text:span><text:span text:style-name="T2369">In tali condizioni strettamente controllate, fino all’80% del calore generato nella reazione può essere registrato come variazione di T, riusciamo così a</text:span><text:span text:style-name="T2128"> calcolare il </text:span><text:span text:style-name="T2309">Δ</text:span><text:span text:style-name="T2128">H, </text:span><text:span text:style-name="T2369">grazie anche</text:span><text:span text:style-name="T2129"> </text:span><text:span text:style-name="T2369">al</text:span><text:span text:style-name="T2129">le dimensioni dell’oggetto.<text:line-break/><text:line-break/>Applicazione: bio-fuel cells<text:line-break/></text:span><text:span text:style-name="T2130">Una fuel cells è un dispos</text:span><text:span text:style-name="T2131">i</text:span><text:span text:style-name="T2130">tivo elettrochimico che è in grado di trasformare ciò che deve essere trasformato in elettricità tramite una reazione elettrochimica. Una delle proposte fatte è stata utilizzare enzimi come catalizzatori, su anodo e catodo quindi sono stati immobilizzati degli enzimi.</text:span><text:span text:style-name="T2129"><text:line-break/></text:span><text:span text:style-name="T2134"><text:line-break/></text:span><text:span text:style-name="T2024">SINGLE CELL PROTEINS </text:span><text:span text:style-name="T2025">(SCP)</text:span><text:span text:style-name="T2135"><text:line-break/></text:span><text:span text:style-name="T2370">È</text:span><text:span text:style-name="T2136"> un sottoprodotto di altri tipi di processi di fermentazione che per esempio serv</text:span><text:span text:style-name="T2370">ono</text:span><text:span text:style-name="T2136"> a degradare rifiuti principalmente agricoli con obiettivo abbattimento carica dei rifiuti </text:span><text:span text:style-name="T2370">e </text:span><text:span text:style-name="T2136">con produzione di molecole ossia single celle proteins. </text:span></text:p>
      <text:p text:style-name="P90">Quando si parla di <text:span text:style-name="T2138">s</text:span>i<text:span text:style-name="T2138">ngle cell proteins</text:span> si intende un organismo cresciuto e coltivato a scopo principalmente proteico, da una parte si de<text:span text:style-name="T2137">g</text:span>radano scarti e dall’altra si produce l’organismo che può <text:span text:style-name="T2371">o </text:span>essere mangiato dall’uomo/animali oppure viene proprio usato come pacchetto proteico <text:span text:style-name="T2371">quindi</text:span><text:span text:style-name="T2138"> coltivo </text:span><text:span text:style-name="T2371">l’</text:span><text:span text:style-name="T2138">organismo, lo apro e recupero </text:span><text:span text:style-name="T2371">poi</text:span><text:span text:style-name="T2138"> protein</text:span><text:span text:style-name="T2371">e e</text:span><text:span text:style-name="T2138"> quindi recupero amminoacidi e integratori oppure utilizzo </text:span><text:span text:style-name="T2371">gli </text:span><text:span text:style-name="T2138">amminoacidi come sintoni cioè come molecole di partenza su cui posso effettuare una serie di reazioni. Non sempre ciò che si coltiva è unicellulare.</text:span><text:span text:style-name="T2139"><text:line-break/>Questo tipo di produzione ha preso piede come modo per degradare scarti di varia natura, agricoli ma anche industriali. Per esempio esistono dei microrganismi che possono crescere su normal-alcani o su metano e questo fu visto nell’ottica di usare normal-alcani con obiettivo recuperare proteine dall’organismo.<text:line-break/></text:span><text:span text:style-name="T2372">Problema:</text:span><text:span text:style-name="T2139"> ci sono degli amminoacidi che noi non siamo in grado di sintetizzare quindi siamo costretti a introdurli attraverso la dieta mentre gli organismi </text:span><text:span text:style-name="T2140">più semplici/batteri </text:span><text:span text:style-name="T2139">sono in grado di farlo </text:span><text:span text:style-name="T2140">e quindi si coltivano questi organismi in modo tale da far produrre a loro gli amminoacidi e di mangiarceli, questa è una cosa che facciamo già perché quando componiamo il nostro pasto stiamo già facendo quest’operazione.<text:line-break/><text:line-break/></text:span><text:soft-page-break/><text:span text:style-name="T2141">La distribuzione dell</text:span><text:span text:style-name="T2373">e </text:span><text:span text:style-name="T2141">protein</text:span><text:span text:style-name="T2373">e</text:span><text:span text:style-name="T2141"> che </text:span><text:span text:style-name="T2375">vien</text:span><text:span text:style-name="T2141"> assunt</text:span><text:span text:style-name="T2375">a</text:span><text:span text:style-name="T2141"> normalmente non è uguale per tutti, ha una conn</text:span><text:span text:style-name="T2142">otazione religiosa, geografica, sociale (paesi poveri introducono meno proteine rispetto ad altri) → problema che deve essere affrontato.</text:span></text:p>
      <text:p text:style-name="P91"><text:span text:style-name="T2142">Le single cell proteins furono sviluppate verso la metà degli anni 60 attraverso un processo che fu sviluppato in Inghilterra. </text:span><text:span text:style-name="T2143">Negli anni del boom economico la popolazione </text:span><text:span text:style-name="T2144">crebbe</text:span><text:span text:style-name="T2143"> esponenzialmente, venendo dallo spettro della fame quel che accade è che ci fu un momento di panico legato al fatto che si pensò che non c’era cibo sufficiente.<text:line-break/></text:span><text:span text:style-name="T2374">Allora s</text:span><text:span text:style-name="T2144">i cerc</text:span><text:span text:style-name="T2374">ò </text:span><text:span text:style-name="T2144">una fonte di proteina di basso costo e di grandissima produzione e che magari si potesse utilizzare una fonte di scambio (questa proteina deve essere competitiva con le altre forme di proteine convenzionate). </text:span></text:p>
      <text:p text:style-name="P92"><text:span text:style-name="T2144">Questo fu l’incipit che portò ad andare nella direzione dell’utilizzo di microrganismi unicellulari, piante, batteri, lieviti o alghe. </text:span><text:span text:style-name="T2376">I microrganismi come lieviti e batteri hanno un tempo di raddoppi</text:span><text:span text:style-name="T2377">amento</text:span><text:span text:style-name="T2376"> normalmente compreso tra 5-15 minuti </text:span><text:span text:style-name="T2377">mentre</text:span><text:span text:style-name="T2376"> le muffe e alghe lo hanno di 2-4 h. <text:line-break/>Rispetto alle piante producono la stessa quantità di proteine in spazi molto piccoli, con alta velocità.</text:span><text:span text:style-name="T2144"><text:line-break/></text:span><text:span text:style-name="T2145">Attualmente </text:span><text:span text:style-name="T2146">in realtà </text:span><text:span text:style-name="T2145">le SCP sono un prodotto di nicchia, vanno ad impattare sull’alimentazione di tipo vegetariana/vegana perché non contengono alcuna proteina animale, sono proteine principalmente vegetali (oppure batteriche). </text:span></text:p>
      <text:p text:style-name="P92"><text:span text:style-name="T2145">Vanno ad impattare anche sulle persone che per esempio hanno porblemi di colesterolo (perché non essendo di origine animale non comporta questo tipo di problema) e su aspetti di alimentazione legati ad aspetti religiosi.<text:line-break/></text:span><text:span text:style-name="T2146">Si scelsero batteri, lieviti e alghe come microrganismi per fare le SCP perché è possibile avere un grande numero di generazioni in un n° corto di ore → fondamentale quando vogliamo fare produzione di grande impatto.<text:line-break/>In questo momento specifico storico la richiesta non è questa ma all’inizio era nata con un altro scopo.</text:span></text:p>
      <text:p text:style-name="P125"><text:line-break/><text:span text:style-name="T2379">Ipotizziamo un processo</text:span><text:span text:style-name="T2147"> batch utilizzando un microrganismo che cresce alla 2^n con n= n° generazioni, supponiamo di </text:span><text:span text:style-name="T2379">avere</text:span><text:span text:style-name="T2147"> un tempo di raddoppiamento di 1 h e di decidere che il batch duri 48h. </text:span></text:p>
      <text:p text:style-name="P125"><text:span text:style-name="T2147">Dopodiché </text:span><text:span text:style-name="T2379">ci confrontiamo</text:span><text:span text:style-name="T2147"> con le necessità del mercato </text:span><text:span text:style-name="T2379">e</text:span><text:span text:style-name="T2147"> queste ci dicono che una massa secca di </text:span><text:span text:style-name="T2148">una cellula è</text:span><text:span text:style-name="T2147"> di 10 g di cui 50% proteine e che un uomo medio ha bisogno di circa 70 g di proteine al giorno. </text:span></text:p>
      <text:p text:style-name="P126"><text:span text:style-name="T2378">Quindi c</text:span><text:span text:style-name="T2147">on una fermentazione di 48h riusciamo a fornire il pasto ad un essere umano per 200 giorni.<text:line-break/></text:span><text:span text:style-name="T2150">Questo tipo di fermentazione </text:span><text:span text:style-name="T2379">è condotta aerobia</text:span><text:span text:style-name="T2150"> a meno che non </text:span><text:span text:style-name="T2151">serva degradare lo scarto tipo il siero di latte; in </text:span><text:span text:style-name="T2379">questo</text:span><text:span text:style-name="T2151"> caso fermentazione anaerobia perché lo si vuole degradare per ottenere una serie di prodotti e non si vuole sfamare la popolazione. Le fermentazion</text:span><text:span text:style-name="T2379">i</text:span><text:span text:style-name="T2151"> aerobie sono più veloci.<text:line-break/>Il discorso del continuo in questo caso potrebbe avere senso ma il problema sono le mutazion</text:span><text:span text:style-name="T2379">i.</text:span><text:span text:style-name="T2147"><text:line-break/></text:span><text:span text:style-name="T2149">Anche quando sarebbe preferibile un processo continuo tipo grande produzione in realtà il continuo non si fa. </text:span><text:span text:style-name="T2151"><text:s/></text:span></text:p>
      <text:p text:style-name="P127"><text:span text:style-name="T2151">Il micorganismo viene aggiunto nel processo continuo solo una volta, si fa solo un </text:span><text:span text:style-name="T2152">i</text:span><text:span text:style-name="T2151">noculo all’in</text:span><text:span text:style-name="T2152">i</text:span><text:span text:style-name="T2151">zio e poi si inizia ad esercire il sistema, </text:span><text:span text:style-name="T2380">fornisco del</text:span><text:span text:style-name="T2152"> tempo al microrganismo </text:span><text:span text:style-name="T2380">per</text:span><text:span text:style-name="T2152"> riprodursi e ad un certo punto troverò nel reattore solo substrato → condizione da evitare (problema). Il tempo di residenza è medio perché nessuno ci garantisce che il primo microrganismo che abbiamo messo assieme sia il primo ad essere estratto.</text:span><text:span text:style-name="T2150"><text:line-break/></text:span><text:span text:style-name="T2153">Processo continuo qui autorizzato perché ci sono poche mutazioni, la continuità vale 2-3 mesi nei casi dei processi biotec</text:span><text:span text:style-name="T2380">nologici</text:span><text:span text:style-name="T2153"> (rispetto alle 48-72 h del batch). <text:line-break/>Dal punto di vista del mercato se stiamo producendo SCP la quantità (essendo di nicchia) non va nelle condizioni di un processo continuo, andrebbe bene anche un processo batch. Si può fare processo continuo quando il prodotto è associato rigorosamente alla crescita (se il prodotto è il microrganismo lui è associato alla crescita).<text:line-break/>Nel caso del lievito di panificazione la richiesta è grande, quantità piccoline se a scopo proteico (SCP) e quantità molto grande se proprio per il lievito. È fatto però a batch anche se la richiesta direbbe di fare un processo continuo solo che qui intervengono le mutazion</text:span><text:span text:style-name="T2381">i</text:span><text:span text:style-name="T2153"> → </text:span><text:span text:style-name="T2154">cambierebbe molto il prodotto.<text:line-break/></text:span><text:span text:style-name="T2155">Produzione del microrganismo fatto in maniera controllata e questo non è possibile con il processo continuo.<text:line-break/></text:span><text:span text:style-name="T2156">Tracciabilità caratteristica che deve essere rispettata, nel processo continuo la tracciabilità non è possibile, quindi i processi batch la fanno a padrone.<text:line-break/>Nel caso del SCP il processo continuo è autorizzato, una delle poche applicazioni.<text:line-break/></text:span><text:span text:style-name="T2014">Se la produzione delle SCP ha obiettivo proteina (cioè produco microrganismo, lo tiro fuori dal reattore e lo apro) il processo continuo ha il vantaggio di produrre di più a bassi costi. Se invece la sto facendo per trasformar</text:span><text:span text:style-name="T2015">e il prodotto</text:span><text:span text:style-name="T2014"> addizionandol</text:span><text:span text:style-name="T2015">o</text:span><text:span text:style-name="T2014"> allora in quel caso il processo continuo non è autorizzato perché non c’è tracciabilità.</text:span><text:span text:style-name="T2157"><text:line-break/><text:line-break/></text:span><text:span text:style-name="T2158">Le SCP non possono essere mangiate così come sono e questo è uno dei motivi <text:s/>per cui si ha abbandonato l’idea di cibo massivo. Se stiamo mangiando un </text:span><text:span text:style-name="T2161">batterio</text:span><text:span text:style-name="T2158"> </text:span><text:span text:style-name="T2159">lui non contiene soltanto proteine ma contiene anche acidi nucleici, </text:span><text:soft-page-break/><text:span text:style-name="T2159">problema perché non siamo in grado di degradarlo </text:span><text:span text:style-name="T2382">quindi rimangono all’interno </text:span><text:span text:style-name="T2160">e mangiandone </text:span><text:span text:style-name="T2382">i</text:span><text:span text:style-name="T2160">n eccesso questi si accumulano in forma di sali nelle giunture e </text:span><text:span text:style-name="T2382">possono provocare</text:span><text:span text:style-name="T2160"> la gott</text:span><text:span text:style-name="T2383">a e l’artrite.</text:span><text:span text:style-name="T2160"><text:line-break/></text:span><text:span text:style-name="T2162">Massimo 15 g di lievito al giorno per gli umani. </text:span><text:span text:style-name="T2163">Nel caso dei batteri e lieviti il contenuto di acidi nucleici è più alto rispetto a funghi e alghe. Quindi se voglio mangiare batteri a scopo SCP dovrò degradare il prodotto ottenuto.<text:line-break/><text:line-break/></text:span><text:span text:style-name="T2164">Quando si deve scegliere un organismo per un particolare processo produttivo ci sono una serie di fattori di crescita da essere considerati. </text:span></text:p>
      <text:p text:style-name="P127"><text:span text:style-name="T2164">Vantaggio SCP: </text:span><text:span text:style-name="T2165">elevata resa del coefficiente di biomassa, </text:span><text:span text:style-name="T2166">tolleranza a range di pH e T alta.</text:span><text:span text:style-name="T2164"><text:line-break/>Svantaggio SCP: </text:span><text:span text:style-name="T2165">bassa velocità di crescita perché quello che vogliamo fare è il microrganismo stesso, </text:span><text:span text:style-name="T2166">alta velocità di mutazione spontanea, </text:span><text:span text:style-name="T2168">bassa aerazione perché meno costi.</text:span><text:span text:style-name="T2165"><text:line-break/></text:span><text:span text:style-name="T2384">La c</text:span><text:span text:style-name="T2165">rescita filamentosa </text:span><text:span text:style-name="T2384">è</text:span><text:span text:style-name="T2165"> </text:span><text:span text:style-name="T2166">sia </text:span><text:span text:style-name="T2384">un </text:span><text:span text:style-name="T2166">vantaggio che </text:span><text:span text:style-name="T2384">uno </text:span><text:span text:style-name="T2166">svantaggio perché dal punto di vista di produzione è uno svantaggio </text:span><text:span text:style-name="T2384">in quanto</text:span><text:span text:style-name="T2166"> devo agitare in maniera più difficile, le ife non vanno strappate perché altrimenti il microrganismo subisce problemi ma dal punto di vista della separazione è un vantaggio perché è più facile separare un organismo filamentoso → bisogna fare un bilancio tra le due cose.<text:line-break/></text:span><text:span text:style-name="T2167">Se a parità di produzione posso ottenere le stesse cose ma uno mi richiede meno ossigeno allora scelgo lui.<text:line-break/></text:span></text:p>
      <text:p text:style-name="P128">Basso pH ci aiuta nell’autosterilizzazione e autoaspepsi. In questo tipo di produzione l’asepsi è fondamentale perché il brodo di coltura che farò è un impasto appetibile ad un microrganismo aerobio che deve crescere in fretta, devo avere disponibile glucosio e quindi sto preparando un impasto su cui potrebbe crescere qualsiasi microrganismo ma io voglio SOLO il mio organismo scelto perché autorizzato dagli enti proposti.<text:line-break/><text:span text:style-name="T2169">Ciascun microrganismo ha il substrato preferito </text:span><text:span text:style-name="T2388">ma in generale un vantaggio del processo biologico è la flessibilità dei microrganismi per adattarsi a diverse materie prime.</text:span><text:span text:style-name="T2169"><text:line-break/></text:span><text:span text:style-name="T2170">I microrganismi vengono suddivisi se sono autotrofi o eterotrofi e </text:span><text:span text:style-name="T2385">in base alla</text:span><text:span text:style-name="T2170"> fonte di C che usano.<text:line-break/></text:span><text:span text:style-name="T2171">Non sempre gli organismi sono in grado di degradare carboidrati complessi quindi a seconda della complessità del substrato (problema dei substrati lignocellulosi</text:span><text:span text:style-name="T2385">ci</text:span><text:span text:style-name="T2171">) </text:span><text:span text:style-name="T2387">esso può essere</text:span><text:span text:style-name="T2172"> pretrattato per via fisica o chimica (costi diversi e la scelta dipenderà dal valore del microrganismo usato). <text:line-break/></text:span><text:span text:style-name="T2389">Il pretrattamento del substrato può avvenire per m</text:span><text:span text:style-name="T2173">acinazione, </text:span><text:span text:style-name="T2389">ma quest’operazione richiede</text:span><text:span text:style-name="T2173"> approssimativamente <text:s/>1/3 dell’energia prodotta dal sistema, dobbiamo usare </text:span><text:span text:style-name="T2389">quindi</text:span><text:span text:style-name="T2173"> molta energia </text:span><text:span text:style-name="T2389">e in più ci sono i</text:span><text:span text:style-name="T2174"> costi </text:span><text:span text:style-name="T2389">dei</text:span><text:span text:style-name="T2174"> </text:span><text:span text:style-name="T2173">macchinari.<text:line-break/></text:span><text:span text:style-name="T2174">Costi derivanti dall’uso di enzima, difficilmente sarà </text:span><text:span text:style-name="T2386">un’</text:span><text:span text:style-name="T2174">enzima immobilizzato.<text:line-break/>Per bypassare questo problema della predigestione del substrato si fanno fermentazioni con </text:span><text:span text:style-name="T2175">simbionti cioè all’interno dello stesso sistema si mettono microrganismi diversi, se stiamo producendo SCP con obiettivo proteico questo non è un problema perché alla fine ammazzeremo tutto quel che è stato prodotto e li apriremo, ci saranno problemi legati magari ai sottoprodotti o eventuali tossine ma rispetto alla proteina e amminoacido non c’è problema.<text:line-break/></text:span><text:span text:style-name="T2177">Due</text:span><text:span text:style-name="T2176"> microrganismi diversi, uno in grado di degradare il substrato e quindi farlo </text:span><text:span text:style-name="T2386">digerire</text:span><text:span text:style-name="T2176"> meglio all’altro </text:span><text:span text:style-name="T2177">e i due simbionti stimolano l’un l’altro.</text:span></text:p>
      <text:p text:style-name="P129">Diversamente si può fare fermentazione in serie, nel primo reattore metto un microrganismo <text:span text:style-name="T2178">in grado di degradare il</text:span> <text:span text:style-name="T2178">s</text:span>ubstrato, il <text:span text:style-name="T2178">substrato degradato poi va nel secondo reattore e lì sopra ci coltivo e produco il microrganismo. </text:span></text:p>
      <text:p text:style-name="P129"><text:span text:style-name="T2178">Si fa spesso quando il microrganismo è prodotto con obiettivo di degradare lo scarto e il prodotto è un sottoprodotto del processo. <text:line-break/></text:span><text:span text:style-name="T2179">La resa della biomassa dipende sostanzialmente da quanto il microrganismo sia in grado di sfruttare il processo in modo da produrre ATP e questo è un problema legato al metabolismo dell’organismo stesso. Ci saranno microrganismi più efficienti nella produzione di ATP e altri inefficienti. A parità di prodotto finale si sceglierà quello che è in grado di sfruttare meglio l’ATP e che non faccia vie parallele (vogliamo usare ATP proprio per crescere).<text:line-break/></text:span><text:span text:style-name="T2180">Alcuni organismi useranno ATP in modo efficiente e ci daranno rese maggiori mentre altri lo disperderanno nelle vie laterali → studiare metabolismo del microrganismo e poi fare scelta più adatta.<text:line-break/></text:span><text:span text:style-name="T2204"><text:line-break/></text:span><text:span text:style-name="T2205">Nell’ambito del SCP possiamo trovare microrganismi autotrofi che hanno a che fare con CO</text:span><text:span text:style-name="T1577">2</text:span><text:span text:style-name="T2205"> come substrato per crescere, possiamo trovare alghe e cianobatteri che sono microrganismi fotosintetici </text:span><text:span text:style-name="T2390">che utilizzano</text:span><text:span text:style-name="T2205"> una fonte di C in partenza che è a basso costo poiché è anidride carbonica dell’aria.<text:line-break/></text:span><text:span text:style-name="T2393">L</text:span><text:span text:style-name="T2205">e alghe </text:span><text:span text:style-name="T2393">e soprattutto le spiruline </text:span><text:span text:style-name="T2205">sono utilizzate spesso a scopo recupero dei prodotti presenti al loro interno quindi vengono coltivate e poi trattate per ricavare proteine, amminoacidi, enzimi o altre sostanze; sono usate anche a scopo alimentare perché fanno parte di prodotti utilizzati da persone che n</text:span><text:span text:style-name="T2206">o</text:span><text:span text:style-name="T2205">n consumano carne.</text:span></text:p>
      <text:p text:style-name="P130"><text:soft-page-break/>La spirulina è un’alga sviluppata <text:span text:style-name="T2206">nel Sudamerica e viene prodott</text:span><text:span text:style-name="T2390">a</text:span><text:span text:style-name="T2206"> usando le coltivazione </text:span><text:span text:style-name="T2207">a pond </text:span><text:span text:style-name="T2394">(coltivazioni lagunari),</text:span><text:span text:style-name="T2207"> produzione semplice in cui ho grandi bacini di bassa profondità e ampia aria esposta affinché lo scambio del CO</text:span><text:span text:style-name="T1578">2</text:span><text:span text:style-name="T2207"> dell’aria venga effettuato in modo efficiente e nei bacini ho gli organismi, si lascia che il </text:span><text:span text:style-name="T2391">processo</text:span><text:span text:style-name="T2207"> </text:span><text:span text:style-name="T2391">segua</text:span><text:span text:style-name="T2207"> un </text:span><text:span text:style-name="T2391">percorso</text:span><text:span text:style-name="T2207"> naturale. </text:span></text:p>
      <text:p text:style-name="P142">Molto spesso operazione effettuata all’aperto quindi nessun controllo dell’asepsi con poca formulazione del mezzo nutritivo, rimescolamento blando del sistema e tuttalpiù aggiunta di nitrati per bilanciare quantità di N. </text:p>
      <text:p text:style-name="P131"><text:span text:style-name="T2207">Si ottengono poi microrganismi, spesso filamentosi che possono essere rastrellati via e separati dalle acque in cui sono stati coltivati. L’acqua viene poi eliminata attraverso dei filtri a tamburo rotante e i microrganismi una volta fatti crescere vengono essiccati per venderli. <text:line-break/>All’interno di questa tipologia di prodotto c’è il 56% di proteine e può essere venduta sia a scopo umano che animale.<text:line-break/>La composizione dal punto di vista proteico è abbastanza buona, non ha una concentrazione elevata di acidi nucleici </text:span><text:span text:style-name="T2392">(</text:span><text:span text:style-name="T2208">intorno al 4%</text:span><text:span text:style-name="T2392">)</text:span><text:span text:style-name="T2208"> per cui sono usati anche per l’alimentazione umana.</text:span></text:p>
      <text:p text:style-name="P132">Il metodo di separazione è piuttosto semplice perché metodo meccanico: rastrello gli organismi. <text:line-break/>Per l’eliminazione delle acque e quindi la disidratazione (prima di un eventuale essiccamento) considerato il costo del prodotto finale e della massa da separare possiamo operare o per centrifugazione, flocculazione/flottazione o sedimentazione. Si utilizza principalmente un processo di flocculazione <text:span text:style-name="T2395">con idrossido di calcio</text:span> poi seguito da un processo di trattamento in un sistema filtro tamburo rotante.</text:p>
      <text:p text:style-name="P132">La centrifugazione non è favorita perché i costi energetici risulterebbero elevati.<text:line-break/><text:line-break/>Il problema legato alla produzione di SCP con questi materiali è la difficoltà della disponibilità di luce solare (in quanto organismi fotosintetici). La luce, perché il sistema sia efficiente e produttivo, deve essere mantenuta 24/24 e ciò è impossibile. La luce solare implica un basso costo energetico. <text:line-break/>Quest’operazione può essere effettuata in latitudini in cui la luce solare è disponibile per lungo tempo nell’arco dell’anno → confini geografici.<text:line-break/>Input energetico del sistema molto piccolo perché abbiamo piccole necessità di energia per il rimescolamento del brodo in modo che il tutto sia efficiente ma per <text:span text:style-name="T2396">quanto riguarda </text:span>l’energia di irraggiamento non abbiamo costi e <text:span text:style-name="T2396">inoltre </text:span>il substrato è CO<text:span text:style-name="T1537">2</text:span> presente già nell’aria → costi a priori piuttosto ridotti.<text:line-break/>La produttività globale però di quest<text:span text:style-name="T2396">a</text:span> produzione non è molto efficiente. <text:line-break/>Produttività piccole per quanto riguarda i microrganismi però è comunque conveniente rispetto alle produzioni di proteine convenzionali, se confronto la quantità di proteina prodotta a partire da questo tipo di sostanza per ettaro di terra ci si rende conto che la produzione di proteine tramite alghe è elevata rispetto agli altri processi.<text:line-break/>Dal punto di vista della produttività generale, rispetto ad altri tipi di processi di fermentazione non siamo in presenza di grandi produzioni. Uno dei punti chiavi è legato alla CO<text:span text:style-name="T1537">2</text:span> che deve essere dispensata in modo sufficiente e costante perché <text:span text:style-name="T2397">è </text:span>il substrato <text:span text:style-name="T2397">e</text:span> la fonte di C utilizzata da questi microrganismi e quindi è un fattore limitante (tanto più se l’alimentazione CO<text:span text:style-name="T1537">2</text:span> è fatta in modo naturale). Uno dei modi per spingere queste produzioni è proprio quello di immettere CO<text:span text:style-name="T1537">2</text:span> in modo forzato all’interno del processo. <text:span text:style-name="T2210">I r</text:span><text:span text:style-name="T2209">eattori devono essere trasparenti </text:span><text:span text:style-name="T2397">e</text:span><text:span text:style-name="T2209"> se sono foto</text:span><text:span text:style-name="T2397">bio</text:span><text:span text:style-name="T2209">reattori convenzionali quindi cilindrici e simili ai reattori delle fermentazioni, </text:span><text:span text:style-name="T2210">sono spesso montati <text:s/>in modo inclinato affinché in funzione dell’incidenza dei raggi luminosi veng</text:span><text:span text:style-name="T2397">a</text:span><text:span text:style-name="T2210">no fatti ruotare in modo che la luce solare possa raggiungere tutta la biomassa; se siamo invece in presenza di reattori tubolari l’irraggiamento può essere fatto in modo non naturale e in modo forzato attraverso un sistema luminoso tale per cui si possano garantire la cond</text:span><text:span text:style-name="T2398">izioni</text:span><text:span text:style-name="T2210"> di luce nelle 24h aumentando così la produttività della biomassa. Produzione applicata spesso da alghe che hanno o scopo ad alimentazione umana/animale oppure materiale di partenza a scopo estrattivo.<text:line-break/></text:span></text:p>
      <text:p text:style-name="P95">Altre fonte di C che possono essere usate per le SCP sono diverse: carboidrati, quindi scarti derivati da produzione agricoli, alimentare oppure carboidrati che derivano dalla degradazione di polisaccaridi naturali come amidi o pe<text:span text:style-name="T2400">c</text:span>ti<text:span text:style-name="T2400">n</text:span>e oppure scarti lignocellulosi. <text:span text:style-name="T2399">P</text:span><text:span text:style-name="T2211">er </text:span><text:span text:style-name="T2399">substrati</text:span><text:span text:style-name="T2211"> contenenti zuccheri complessi è necessario fare un pretrattamento, non se stiamo parlando di melasse perché già costituito da glucosio<text:line-break/>Questi scarti sono di basso costo. </text:span><text:span text:style-name="T2212">Le SCP devono essere competitive rispetto alle altre fonte proteiche che derivano da altri tipi di produzione come allevamento nel caso di carne o agricoltura nel caso dei vegetali.<text:line-break/>Va considerato quindi il pretrattamento del substrato, considerazioni di vario tipo: si può passare da un trattamento idrolitico quindi con acidi o basi forti e un po’ di calore da un trattamento con vapore e quindi con costi derivanti dall’utilizzo di vapore oppure da un trattamento legato all’uso di enzimi per scopo degradativo con costi maggiori.<text:line-break/></text:span><text:soft-page-break/><text:span text:style-name="T2213">Una volta prodotto l’organismo potrò utilizzarlo attraverso un processo di estrazione per ricavare proteine ecc altrimenti posso usarlo a scopo alimentazione se ho fatto i dovuti controlli.<text:line-break/>Esempi: <text:line-break/></text:span><text:span text:style-name="T2402">1) P</text:span><text:span text:style-name="T2213">rocesso </text:span><text:span text:style-name="T2002">Symba</text:span><text:span text:style-name="T2213">, usato in Svezia, usato con obiettivo trattamento scarti dell’industria dalla patata. <text:line-break/></text:span><text:span text:style-name="T2214">Processo effettuato utilizzando due microrganismi s</text:span><text:span text:style-name="T2215">i</text:span><text:span text:style-name="T2214">mbionti: un saccharomycopsis fibuliger</text:span><text:span text:style-name="T2401">a</text:span><text:span text:style-name="T2214"> e una candida, la prima è in grado di degradare gli amidi delle patate cosa che le candide (che sono dei lieviti) non sono in grado di fare. <text:line-break/>Ciò che deriva dalla prima diventa substrato predigerito per la candida che finirà il processo di degradazione.<text:line-break/>A questo punto lo scarto viene ad essere trattato ivi comprese le acque e i microrganismi usati vengono poi separati, seccati e venduti come SCP. Effetto: in 10 giorni riduzione della parte di scarto del 90% con produzione di SCP che contiene circa il 45% di proteine.<text:line-break/></text:span><text:span text:style-name="T2402">2) P</text:span><text:span text:style-name="T2214">rocesso </text:span><text:span text:style-name="T2000">Norterm</text:span><text:span text:style-name="T2214">, </text:span><text:span text:style-name="T2410">usato in Norvegia,</text:span><text:span text:style-name="T2214">in cui si utilizza un metilotrofo per far avvenire la fermentazione in cui il substrato è metano, in questo caso l’obiettivo è quello di evitare emissioni di metano nell’ambiente. </text:span><text:span text:style-name="T2404">Processo aerobio e continuo. </text:span><text:span text:style-name="T2214">Abbiamo abbattimento delle emissioni e al tempo stesso produzione di SCP con contenuto di proteina di circa il 70%, </text:span><text:span text:style-name="T2403">porta alla formazione di</text:span><text:span text:style-name="T2214"> pronina </text:span><text:span text:style-name="T2404">usata</text:span><text:span text:style-name="T2214"> a scopo alimentazione animale.<text:line-break/></text:span><text:span text:style-name="T2404">3) </text:span><text:span text:style-name="T2214">Processo </text:span><text:span text:style-name="T2000">BP</text:span><text:span text:style-name="T2214"> dagli idrocarburi, questi sono fonti di C, e </text:span><text:span text:style-name="T2404">il</text:span><text:span text:style-name="T2214"> BP usa la candida per degradare </text:span><text:span text:style-name="T2404">n</text:span><text:span text:style-name="T2214">-alcani, processo usato per gestire eventuali sversamenti oppure per gestire correnti.<text:line-break/>Da una parte obiettivo principale è la degradazione degli scarti mentre dall’altra parte come sottoprodotto ho produzione di SCP che possono essere usate in modo vario. Circa 200000 t all’anno, viene usato </text:span><text:span text:style-name="T2405">poco </text:span><text:span text:style-name="T2214">in Europa, USA e Giappone, era molto usato nei paesi dell’ex unione sovietica con scopo alimentazione animale.<text:line-break/></text:span><text:span text:style-name="T2215">Problemi: </text:span><text:span text:style-name="T2410">(i</text:span><text:span text:style-name="T2215">) i </text:span><text:span text:style-name="T2405">n</text:span><text:span text:style-name="T2215">-alcani non sono facilmente solubili in acqua quindi vanno ridotti in goccioline e devono essere usati dei disperdenti in modo tale che possano essere confinati in acqua </text:span><text:span text:style-name="T2408">quindi</text:span><text:span text:style-name="T2215"> vi è la presenza di su</text:span><text:span text:style-name="T2216">rf</text:span><text:span text:style-name="T2215">attanti, molecole organiche, che potrebbero essere degradate dagli organismi </text:span><text:span text:style-name="T2408">e che</text:span><text:span text:style-name="T2215"> potrebbero portare a modificazione del prodotto<text:line-break/></text:span><text:span text:style-name="T2410">(ii</text:span><text:span text:style-name="T2215">) presenza dell’O</text:span><text:span text:style-name="T1582">2</text:span><text:span text:style-name="T2215">, va alimentato sempre e fa parte di uno dei costi principali di produzione. </text:span></text:p>
      <text:p text:style-name="P96"><text:span text:style-name="T2406">L</text:span><text:span text:style-name="T2215">’alta riduzione degli idrocarburi porta ad una richiesta di ossigeno molto alta che </text:span><text:span text:style-name="T2410">com</text:span><text:span text:style-name="T2215">porta due problemi: uno legato al costo </text:span><text:span text:style-name="T2409">(per assicurare un buon OTR opereremo una vigorosa agitazione e un uso di sovrappressione)</text:span><text:span text:style-name="T2215"> e l’altro all’incremento di T. </text:span></text:p>
      <text:p text:style-name="P96"><text:span text:style-name="T2215">La reazione di ossido riduzione è fortemente esotermica e dovendo raggiungere gradi di ossidazione più elevati l’aumento di T è molto alto </text:span><text:span text:style-name="T2406">comportando</text:span><text:span text:style-name="T2215"> problem</text:span><text:span text:style-name="T2406">i</text:span><text:span text:style-name="T2215"> di smaltimento di calore, presenze di cami</text:span><text:span text:style-name="T2216">c</text:span><text:span text:style-name="T2215">e, ecc. </text:span></text:p>
      <text:p text:style-name="P97"><text:span text:style-name="T2215">Non possiamo fare recuperi termici perché </text:span><text:span text:style-name="T2216">il calore da smaltire è piccolo e quindi il salto termico è piccolo per cui non riusciamo ad ottenere un risparmio economico.<text:line-break/>Per produrre 1 kg di biomassa servono 1-1.2 kg n-alcani e 2.2 kg O</text:span><text:span text:style-name="T1583">2</text:span><text:span text:style-name="T2216">.<text:line-break/></text:span><text:span text:style-name="T2407">Processo che h</text:span><text:span text:style-name="T2216">a senso quando si </text:span><text:span text:style-name="T2407">vuole</text:span><text:span text:style-name="T2216"> abbattere la carica degli idrocarburi delle correnti da trattare.<text:line-break/></text:span><text:span text:style-name="T2407">4) </text:span><text:span text:style-name="T2216">Processo </text:span><text:span text:style-name="T1999">Pekilo</text:span><text:span text:style-name="T2216">, usato in Finlandia, deriva dagli scarti dell’industria di legno. <text:line-break/></text:span><text:span text:style-name="T2412">S</text:span><text:span text:style-name="T2216">i utilizzano scarti lignocellulosici pretrattati </text:span><text:span text:style-name="T2412">da un fungo </text:span><text:span text:style-name="T2413">in grado di </text:span><text:span text:style-name="T2216">degrada</text:span><text:span text:style-name="T2413">re</text:span><text:span text:style-name="T2216"> la cellulosa. Vanno considerati i costi del pretrattamento. Pro</text:span><text:span text:style-name="T2217">duzione di questo SCP diventa conveniente perché sottoprodotto di un processo che ha scopi diversi, è un processo continuo che è in grado di produrre circa 10000 ton/anno con </text:span><text:span text:style-name="T2411">contenuto proteico</text:span><text:span text:style-name="T2217"> al 59%. <text:line-break/></text:span><text:span text:style-name="T2411">5) </text:span><text:span text:style-name="T2217">Altro processo che ha obiettivo di nuovo trattamento scarto e poi genera come sottoprodotto </text:span><text:span text:style-name="T2413">un </text:span><text:span text:style-name="T2217">SCP è quello che parte dall’industria casearia e in particolare dalla</text:span><text:span text:style-name="T2005"> degradazione del siero di latte</text:span><text:span text:style-name="T2217">. <text:line-break/>Vengono usati microrganismi diversi che danno luogo a cond</text:span><text:span text:style-name="T2413">izioni</text:span><text:span text:style-name="T2217"> operative diver</text:span><text:span text:style-name="T2218">se.</text:span><text:span text:style-name="T2217"><text:line-break/></text:span><text:span text:style-name="T2218">Produzioni non molto piccole, organismi usati principalmente a scopo alimentazione.<text:line-break/>Si alimenta il siero, si fa un po’ di pretrattamento del siero per abbattere la carica proteica, le proteine del siero possono essere separate a priori e poi essere vendute così come tali. Il siero va poi ad un bioreattore in cui avviene la reazione con gli organismi e poi dà luogo al liquame e alla produzione di lievito.</text:span></text:p>
      <text:p text:style-name="P93"><text:span text:style-name="T2413">6)</text:span><text:span text:style-name="T2218"> </text:span><text:span text:style-name="T2413">P</text:span><text:span text:style-name="T2218">rocesso </text:span><text:span text:style-name="T2001">BEL</text:span><text:span text:style-name="T2218"> usato in Francia, serve a degradare gli scarti dell’industria casearia con produzione non piccola di SCP.<text:line-break/></text:span><text:span text:style-name="T2414">Viene effettuato un pretrattamento e una pastorizzazione per separare il 75% delle proteine tramite una precipitazione. Si forma come SCP il protibel con applicazioni cibo </text:span><text:span text:style-name="T2415">e mangime.</text:span><text:span text:style-name="T2218"><text:line-break/><text:line-break/></text:span><text:span text:style-name="T2219">Nella produzione della SCP quello che si preferisce è usare un processo di tipo aerobio per poter ottenere elevate rese in biomassa. Il motivo è che </text:span><text:span text:style-name="T2220">durante il processo aerobio si genera più ATP rispetto alla crescita anaerobia.<text:line-break/></text:span><text:span text:style-name="T2415">Non è vero che l</text:span><text:span text:style-name="T2221">’utilizzazione di via anaerobia è fortemente inibita dal fatto che il prodotto finale è etanolo dando così bassi coefficienti di resa </text:span><text:span text:style-name="T2415">perché </text:span><text:span text:style-name="T2221">questo dipende molto dal batterio. <text:line-break/>I lieviti sono organismi aerobi facoltativi quindi sui lieviti questo tipo di ragionamento ha senso. <text:line-break/></text:span><text:soft-page-break/><text:span text:style-name="T2221">La via anerobia è di per sé meno efficiente </text:span><text:span text:style-name="T2222">proprio perché porta a produzione di ATP più bassa.</text:span><text:span text:style-name="T2221"><text:line-break/></text:span><text:span text:style-name="T2222">Il fatto che ci sia minore resa non dipende dalla produzione dell’etanolo ma proprio dalla quantità di ATP prodotta.<text:line-break/>La scelta anaerobia utilizza la via glicolitca che porta a più energia e utilizza la via dei pentosi, anche qui abbiamo una resa elevata, ma la resa dipende sempre dal microrganismo (meglio fare Krebs).<text:line-break/>In presenza di via aerobia il lievito per definizione non produce etanolo durante la crescita ma sceglie Krebs.<text:line-break/></text:span><text:span text:style-name="T2223">La via aerobia quando utilizziamo organismi aerobi facoltativi in realtà può portare a produzione di etanolo quando siamo in presenza di eccesso di zucchero.<text:line-break/><text:line-break/>Il microrganismo aerobio cresce aerobio, trasforma il substrato in CO</text:span><text:span text:style-name="T1579">2</text:span><text:span text:style-name="T2223">, acqua e se stesso, crescerà quindi in alte rese e </text:span><text:span text:style-name="T2416">ad</text:span><text:span text:style-name="T2223"> alte velocità. Produrrà un grande numero di ATP quindi crescita più efficiente.</text:span></text:p>
      <text:p text:style-name="P94"><text:span text:style-name="T2223">Un microrganismo anaerobio, qualunque sia la via che sceglierà,l’unica produzione di ATP che riesce ad effettuare è quella che deriva dalla via glicolitica (che è comune a TUTTI) </text:span><text:span text:style-name="T2224">quindi ne avrà meno rispetto ai microrganismi aerobi.</text:span></text:p>
      <text:p text:style-name="P102">I microrganismi aerobi facoltativi tra cui troviamo i lieviti (i più usati per fare SCP) e <text:span text:style-name="T2417">in particolare</text:span> <text:span text:style-name="T2417">i</text:span>l saccharomyces, usato come prodotto SCP perché contiene protein<text:span text:style-name="T2417">e</text:span>, può essere usato come lievito per panificazione e usato come lievito per produzione di etanolo, ha una caratteristica: collo di bottiglia respiratorio.</text:p>
      <text:p text:style-name="P102">L’organismo sarà in grado in funzione delle sue velocita enzimatiche e del suo metabolismo di degradare una certa quantità di zuccheri, posto che gli sia fornito l’ossigeno; ma ci sarà un limite che sarà proprio dell’organismo stesso e <text:s/>al di là di quel valore il glucosio non potrà essere degradato in via aerobia anche se presente.</text:p>
      <text:p text:style-name="P98"><text:span text:style-name="T2224">C’è un rapporto caratteristico per avere la massima resa in un processo aerobio che dipende </text:span><text:span text:style-name="T2225">dalla fisiologia dell’organismo. Quel lievito in particolare anche se ne mettiamo un po’ di più non sarà in grado di degradarlo.<text:line-break/>Ci sarà una massima velocità di crescita per via aerobia che non potrà essere superata.<text:line-break/>Il microrganismo però non spreca nulla quindi un facoltativo sfrutta il glucosio per crescere in proporzione alla sua capacità respiratoria e quindi in funzione della sua fisiologia, se forniamo eccesso di zucchero questo viene fermentato anerobio. Nel caso del saccharomyces se stiamo facendo fermentazione aerobia con obiettivo crescita </text:span><text:span text:style-name="T2418">del</text:span><text:span text:style-name="T2225"> microrganismo dobbiamo fare attenzione alla conc</text:span><text:span text:style-name="T2418">entrazione</text:span><text:span text:style-name="T2225"> di zucchero nel substrato perché se eccediamo la capacità respiratoria cioè la capacità di zucchero respirabile dall’organismo (che dipende dalla sua fisiologia e dalla velocità degli enzimi) a quel punto l’eccesso di zucchero dai lieviti presenti verrà fermentato ad etanolo. </text:span></text:p>
      <text:p text:style-name="P100">Per cui abbiamo produzione di etanolo che non vogliamo perché deleterio per la biomassa che stiamo crescendo (etanolo prodotto inibitorio dell’organismo). Il rischio dell’ipossia è molto grande, è difficile controllare ossigeno.</text:p>
      <text:p text:style-name="P99">Per cui per la produzione di etanolo si fa una fermentazione che è teoricamente anaerobia cioè fermentazione alcolica in presenza di ossigeno ma in eccesso di glucosio in modo tale che l’eccesso possa essere trasformato in etanolo. <text:line-break/>Lavoriamo comunque in condizioni di ossigeno perché si mantiene costante la biomassa per un tempo ragionevole. <text:line-break/>La produzione di etanolo porta a un prodotto inibitorio che uccide l’organismo.<text:line-break/>La presenza di etanolo c’è soltanto nel momento in cui siamo in eccesso di glucosio → bisogna stare attenti all’eccesso di zucchero. <text:line-break/><text:line-break/><text:span text:style-name="T2226">Produzione SCP attuale: QUORN.<text:line-break/>Principalmente prodotto in Inghilterra, ha come mercato la popolazione veget</text:span><text:span text:style-name="T2227">a</text:span><text:span text:style-name="T2226">riana, vegana e chi ha problemi di colestero</text:span><text:span text:style-name="T2227">l</text:span><text:span text:style-name="T2226">o. </text:span><text:span text:style-name="T2227">Il QUORN è un fungo, è un </text:span><text:span text:style-name="T2229">F</text:span><text:span text:style-name="T2227">usarium, viene prodotto attraverso una fermentazione sommersa di circa 6h e cresciuto in condizione <text:s/></text:span><text:span text:style-name="T2420">altamente</text:span><text:span text:style-name="T2227"> aerobie, viene compresso, separato, trasformato e venduto come nutriente.</text:span></text:p>
      <text:p text:style-name="P101">Fermentazione continua <text:span text:style-name="T2420">con reattori air-lift</text:span> e fatta ripartire dopo circa 1000 h di esercizio. </text:p>
      <text:p text:style-name="P133">Fermentazione a base di glucosio, parte da substrato di amidi che derivano da scarti di mais, pH tra 4.5-7, <text:span text:style-name="T2228">contiene ferro, manganese, biotina (vitamina che aiuta la crescita). <text:line-break/>Una volta recuperato il fungo <text:s/></text:span><text:span text:style-name="T2421">tramite centrifugazione </text:span><text:span text:style-name="T2228">viene addizionato con una serie di aromatizzanti e sostanze di vario tipo in modo da ottenere una simil-carne. Siccom</text:span><text:span text:style-name="T2229">e</text:span><text:span text:style-name="T2228"> contiene una grande quantità di RNA questo deve essere abbattuto e lo si fa </text:span><text:span text:style-name="T2229">per abbattimento a 64°C perché a </text:span><text:span text:style-name="T2419">T</text:span><text:span text:style-name="T2229"> più elevate andrebbero a degradar</text:span><text:span text:style-name="T2419">si</text:span><text:span text:style-name="T2229"> le proteine contenenti nel prodotto. Ha un buon contenuto di proteine, basso contenuto di grasso e un po’ di fibre.<text:line-break/>A seconda di come lo si trasforma può assumere divers</text:span><text:span text:style-name="T2419">i</text:span><text:span text:style-name="T2229"> prodotti ad esempio se aggiungo albume d’uovo diventa simile ad una cotoletta di pollo. </text:span></text:p>
      <text:p text:style-name="P136"><text:span text:style-name="T2229">La riformulazione una volta effettuata la produzione è più legata al conferire gusto e aspetto un po’ più appetibile.<text:line-break/>Il QUORN è stato approvato dal 1985 a scopo alimentazione umana perché è commestibile.<text:line-break/></text:span><text:span text:style-name="T2230">Siccome è un fungo filamentoso si cerca di evitare di rompere le ife.<text:line-break/></text:span><text:soft-page-break/><text:span text:style-name="T2230">Il processo </text:span><text:span text:style-name="T2003">Pruteen</text:span><text:span text:style-name="T2230"> fu pensato con obiettivo utilizzo metano per produzione SCP per alimentazione umana.<text:line-break/></text:span><text:span text:style-name="T2423">Il metano </text:span><text:span text:style-name="T2424">c</text:span><text:span text:style-name="T2423">ome fonte di C per la produzione di SCP </text:span><text:span text:style-name="T2424">ha dei limiti</text:span><text:span text:style-name="T2423">: a T e P normali ha una bassa solubilità in acqua limitando produttività e resa, è potenzialmente esplosivo se miscelato con aria </text:span><text:span text:style-name="T2424">ed</text:span><text:span text:style-name="T2423"> è un gas relativamente difficile da immagazzinare e trasportare.<text:line-break/></text:span><text:span text:style-name="T2425">Esistono però dei microrganismi</text:span><text:span text:style-name="T2423"> in grado di utilizzare metano come fonte di C e di energia </text:span><text:span text:style-name="T2425">come i Pseudomonas e i Methylomonas; </text:span><text:span text:style-name="T2423">è </text:span><text:span text:style-name="T2425">facile</text:span><text:span text:style-name="T2423"> da ottenere in forma pura e </text:span><text:span text:style-name="T2426">non</text:span><text:span text:style-name="T2423"> è tossico per </text:span><text:span text:style-name="T2427">alcuni</text:span><text:span text:style-name="T2423"> microrganismi.<text:line-break/></text:span><text:span text:style-name="T2428">Il metano è ossidato a metanolo e poi a formaldeide, che è molto tossica e non è un substrato adatto alla crescita dei microrganismi. </text:span><text:span text:style-name="T2429">Cerco allora di modificare il substrato e di renderlo più accessibile agli organismi.</text:span></text:p>
      <text:p text:style-name="P136"><text:span text:style-name="T2429">Una volta trovata la modifica studio come i microrganismi reagiscono a questo substrato nuovo in laboratorio. </text:span><text:span text:style-name="T2430">Poi faccio uno scale up </text:span><text:span text:style-name="T2431">con il design del reattore considerano determinati parametri come portata, minimo OTR, </text:span><text:span text:style-name="T2432">evoluzione del calore e concentrazione di metanolo richiesta nel mezzo per supportare la biomassa.<text:line-break/>Il f</text:span><text:span text:style-name="T2230">ermentatore tipo air-lift fu proprio progettato e pensato per questo tipo di produzione. </text:span><text:span text:style-name="T2432"><text:line-break/></text:span><text:span text:style-name="T2436">Bolle né troppo grandi (producono uno scambio di gas inefficiente) né troppo piccole (non riescono a fondersi nella parte del riser).</text:span></text:p>
      <text:p text:style-name="P134"><text:span text:style-name="T2230">Processo continuo, manca un po’ di tracciabilità, </text:span><text:span text:style-name="T2422">ma non è un problema in quanto</text:span><text:span text:style-name="T2230"> il prodotto ottenuto non è consumato, </text:span><text:span text:style-name="T2422">c</text:span><text:span text:style-name="T2230">ome si </text:span><text:span text:style-name="T2422">voleva</text:span><text:span text:style-name="T2230"> all’inizio, ma viene prodotto a scopo estrattivo. </text:span></text:p>
      <text:p text:style-name="P135"><text:span text:style-name="T2230">Degradiamo quindi il prodotto estraendo proteine o amminoacidi.<text:line-break/><text:line-break/></text:span><text:span text:style-name="T2433">Air lift vs CSTR</text:span></text:p>
      <text:p text:style-name="P135"><text:span text:style-name="T2433">Gli air-lift consentono migliori OTR e efficienza di energia migliore perché il trasferimento di ossigeno è favorito dall’elevata pressione idrostatica generata alla base del fermentatore.</text:span><text:span text:style-name="T2230"><text:line-break/></text:span><text:span text:style-name="T2434">I reattori agitati richiedono guarnizioni asettiche finemente progettate sui cuscinetti dell’albero che richiedono manutenzione. Più grande è il bioreattore e maggiore è il problema. I reattori air-lift non hanno queste parti mobili.</text:span></text:p>
      <text:p text:style-name="P140">È più facile operare su larga scala grazie a flussi definiti e controllabili, fattori come OTR e trasferimento di calore sono più facili da organizzare a larga scala.<text:line-break/><text:span text:style-name="T2435">Gli air-lift non forniscono una distribuzione uniforme dei nutrienti. Se l’aria e le sostanze nutritive vengono introdotte in un unico punto, la concentrazione di O</text:span><text:span text:style-name="T1584">2</text:span><text:span text:style-name="T2435">, CO</text:span><text:span text:style-name="T1584">2</text:span><text:span text:style-name="T2435">, altre sostanze nutritive e anche la P idrostatica cambiano in modo ciclico mentre il fluido scorre intorno al reattore.</text:span></text:p>
      <text:p text:style-name="P137"/>
      <text:p text:style-name="P165">LIEVITI</text:p>
      <text:p text:style-name="P138"><text:span text:style-name="T2437">I lieviti sono organismi eterotrofi molto comuni, aerobi facoltativi. Generalmente sono funghi unicellulari, eucarioti.<text:line-break/>Richiedono substrati semplici, non esclusivamente il glucosio. <text:line-break/>Industrialmente il più utilizzato è il Saccharomyces cervisiae </text:span><text:span text:style-name="T2440">che costa poco e assicura una buona crescita, è utilizzato per aumentare la morbidezza e la crescita del pane</text:span><text:span text:style-name="T2437">. <text:line-break/></text:span><text:span text:style-name="T2461">Il saccharomyces produce ATP via Krebs convertendo monosaccaridi in CO</text:span><text:span text:style-name="T1588">2 </text:span><text:span text:style-name="T2461"><text:s/>e acqua. </text:span><text:span text:style-name="T2437"><text:line-break/></text:span><text:span text:style-name="T2440">I lieviti vengono</text:span><text:span text:style-name="T2437"> usat</text:span><text:span text:style-name="T2440">i</text:span><text:span text:style-name="T2437"> per bevande alcoliche, pane, SCP, produzione di insulina ecc.<text:line-break/></text:span><text:span text:style-name="T2438">Sono generalmente non patogeni tuttavia troviamo alcuni esemplari che causano meningite oppure che infettano la pelle e le mucose.</text:span><text:line-break/><text:span text:style-name="T2438">Possono riprodursi per divisione asessuata o sessuata a seconda delle condizioni in cui si trovano.</text:span></text:p>
      <text:p text:style-name="P143">Costituiscono i microrganismi più prodotti in termini di peso.</text:p>
      <text:p text:style-name="P143">Li distinguiamo in 3 categorie: alimentari, mangimi e alcolici.</text:p>
      <text:p text:style-name="P143">I lieviti alimentari sono saccharomyces e candide. La candida è il lievito più versatile, utilizza una grande gamma di fonti di C e N. I lieviti per mangimi sono gli stessi dei lieviti alimenti, l’unica differenza è che vengono imposti standard meno rigidi per la produzione di lieviti per mangimi. I lieviti alcolici sono utilizzati per la produzione di bitta e distillati; i lieviti alcolici sono ceppi appositamente selezionati <text:span text:style-name="T2439">a seconda se vogliamo produrre birra, vino o distillati.</text:span></text:p>
      <text:p text:style-name="P144">La grande <text:span text:style-name="T2441">richiesta</text:span> di lievito necessaria per il pane e per i prodotti da forno è <text:span text:style-name="T2441">soddisfatta alla fermentazione.<text:line-break/>Il primo metodo di produzione commerciale del saccharomyces è stato quello della scrematura in cui si utilizzavano dei substrati derivanti dai chicchi di cereali ed era simile ai processi di fermentazione della birra e della distillazione.<text:line-break/>Il lievito galleggiava sulla sommità della fermentazione e dopo essere stato scremato veniva lavato e pressato.<text:line-break/></text:span><text:span text:style-name="T2442">Durante la prima guerra mondiale a causa della carenza di cereali l’industria del lievito ha trovato substrati alternativi, per esempio in Germania si sviluppò un processo in cui melassa, ammoniaca e sali di ammonio venivano usati proprio come substrato.</text:span></text:p>
      <text:p text:style-name="P145"><text:soft-page-break/>A causa di due nuovi sviluppi <text:span text:style-name="T2443">la resa di produzione del lievito è aumentata dal 3% a metà del 19 secolo all 13% all’in</text:span><text:span text:style-name="T2444">i</text:span><text:span text:style-name="T2443">zio di questo secolo fino all’attuale resa di oltre il 50%.<text:line-break/></text:span><text:span text:style-name="T2444">Il primo sviluppo riguarda il metodo Zulaut in cui </text:span><text:span text:style-name="T2445">al posto di fare un processo batch si fa un processo fed-batch oppure aggiungo pian piano i nutrienti. Questo modo è utilizzato nella produzione del lievito di panificazione e garantisce che l’eccesso di zucchero della melassa non venga fermentato per la produzione di alcol.<text:line-break/>Il secondo sviluppo invece riguarda la produzione di lievito attivo essiccato per fornire lievito alle terre lontane, al posto del lievito normalmente compresso utilizzato nei paesi temprati.</text:span></text:p>
      <text:p text:style-name="P146">Dato che i saccharomyces tendono a mutare ho bisogna di una corretta conservazione. <text:line-break/>Tra i vari metodi, i più utilizzati sono la conservazione in azoto liquido e il metodo della cultura dell’olio in cui olio sterile viene posto su del lievito e refrigerato a 4°C. <text:line-break/>La liofilizzazione non è molto utilizzata in quanto induce perdita di vitalità in molti lievi e tendenza alla mutazione.</text:p>
      <text:p text:style-name="P146"/>
      <text:p text:style-name="P146">La produzione del lievito di panificazione inizia con la propagazione dello starter, poi le cellule vengono trasferite in piccole fiasche di coltura, in seguito in recipienti intermedi più grandi e infinite nei fermentatori di produzione.</text:p>
      <text:p text:style-name="P146">Il mezzo per la fermentazione di produzione normalmente contiene melassa come fonte di C ed energia, che può essere pretrattata con acido per rimuovere i solfuri e riscaldata per far precipitare le proteine.<text:line-break/>La melassa è spesso carente di alcuni amminoacidi e di solito sono necessari integratori di biotina e acido pantotenico.</text:p>
      <text:p text:style-name="P147">È una fermentazione aerobia, <text:span text:style-name="T2448">questo favorisce un’elevata resa in biomassa in quanto il 50% del C disponibile può potenzialmente essere convertito in biomassa → obiettivo mantenere cellule in condizioni aerobie.</text:span><text:line-break/><text:span text:style-name="T2446">Sono stati sviluppati ceppi di lievito moderno (per fare l’impasto a rapida lievitazione) con le seguenti proprietà: capacità di crescere rapidamente a T ambiente, </text:span><text:span text:style-name="T2447">capacità di produrre grandi quantità di CO</text:span><text:span text:style-name="T1585">2</text:span><text:span text:style-name="T2447"> nell’impasto di farina piuttosto che alcol, buona qualità di conservazione cioè capacità di resistere all’autolisi se conservato a 20°C, attività glicolitica ad alto potenziale, capacità di adattarsi rapidamente a substrati mutevoli, capacità di sintetizzare enzimi in condizioni anaerobie dell’impasto e elevata competitività cioè elevata resa in termini di peso secco per unità di substrato utilizzato.<text:line-break/></text:span></text:p>
      <text:p text:style-name="P147"><text:span text:style-name="T2449">I lieviti sono aerobi facoltativi, l’O</text:span><text:span text:style-name="T1586">2</text:span><text:span text:style-name="T2449"> e il C determinano la via metabolica.</text:span><text:span text:style-name="T2447"><text:line-break/></text:span><text:span text:style-name="T2449">Il <text:s/>collo di bottiglia respiratorio </text:span><text:span text:style-name="T2450">ci dice che se lo zucchero presente supera la capacità respiratoria, parte di esso sarà degradato per via anaerobia in etanolo. La crescita aerobia è ottenuta mediante una forte aerazione del brodo di fermentazione che di solito viene ulteriormente aumentata con il progredire della fermentazione stessa.<text:line-break/></text:span><text:span text:style-name="T2451">La fermentazione viene eseguita come processo fed-batch e i nutrienti vengono aggiunti ad una velocità specifica per prevenire l’azione dell’effetto Crabtree ossia quel fenomeno in cui il substrato sopprime la respirazione aerobia.<text:line-break/>Questo regime limita il metabolismo anaerobio e la produzione di etanolo, che altrimenti comporterebbe una minore resa di biomassa. </text:span></text:p>
      <text:p text:style-name="P148">Non viene usato un fermentatore agitato a causa dell’elevata energia iniziale e dei costi operativi. Generalmente i reattori di lievito vengono aerati solo dagli spargers (bubble column).<text:line-break/><text:span text:style-name="T2452">L’aerazione viene avviata immediatamente, vengono miscelati acqua, nutrienti minerali, lieviti e melassa miscelata contenente glucosio. La quantità di melassa miscelata è calcolata in modo che lo zucchero totale nei fermentatori non superi lo 0.1% e l’O</text:span><text:span text:style-name="T1587">2</text:span><text:span text:style-name="T2452"> non deve scendere sotto 0.2 ppm (condizioni anaerobie),<text:line-break/>pH mantenuto a 4-5 mediante l’aggiunta di alcali</text:span><text:span text:style-name="T2453">. Tempo di fermentazione 10-20 h. <text:line-break/>Il brodo di fermentazione al termine del processo viene raffreddato e le cellule concentrate in separatori centrifughi, quindi vengono lavate per risospensione in acqua e centrifugazione fino a quando non sono di colore più chiaro.<text:line-break/></text:span><text:span text:style-name="T2454">Il contenuto delle cellule viene concentrato ulteriormente da un filtro a tamburo rotante.</text:span></text:p>
      <text:p text:style-name="P149">Alla fine della fase di crescita, quando tutti i nutrienti sono esauriti, l’aerazione viene proseguita per altri 30 min per maturare il lievito; ciò incoraggia la produzione di carboidrato di riserva, riduce la sintesi di proteine e RNA e stabilizza le cellule per una maggiore durata di conservazione.<text:line-break/><text:span text:style-name="T2455">Il lievito viene conservato in frigorifero o altrimenti se molto essiccato può essere conservato per lunghi periodi senza refrigerazione. Complessivamente il ciclo delle operazione dura circa 2 settimane.</text:span></text:p>
      <text:p text:style-name="P149"/>
      <text:p text:style-name="P150">Gli ingredienti chiave nella produzione del pane sono: grano, acqua, sale e un agente lievitante.<text:line-break/>A volte zucchero, grasso o uova sono tra i componenti aggiuntivi, mentre gli acidi vengono utilizzati nella produzione del pane di segale. La ritenzione di gas negli impasti di grano dipende dalla struttura del glutine.<text:line-break/><text:soft-page-break/><text:span text:style-name="T2456">Produzione pane: preparazione delle materie prime, fermentazione e mescolamento dell’impasto, lavorazione della pasta (fermentazione, lievitazione, spezzatura </text:span><text:span text:style-name="T2457">e </text:span><text:span text:style-name="T2456">formatura</text:span><text:span text:style-name="T2457">), cottura e trattamenti finali come affettatura e confezionamento.<text:line-break/>Lo zucchero viene aggiunto per fornire C ai lieviti, per addolcire il pane e permette una più rapida doratura della crosta. Il latte viene aggiunto per rendere più nutriente il pane e per migliorare il colore della crosta.<text:line-break/>L’acqua è necessaria per formare il glutine, per consentire il rigonfiamento dell’amido e per fornire un mezzo per le varie reazioni che avvengono nella formazione dell’impasto. <text:line-break/>I grassi vengono aggiunti come grasso di cottura nella panificazione a circa il 3% (p/p) della farina per ottenere una dimensione maggiore della pagnotta, unna mollica più tenera e proprietà di affettamento migliorate.<text:line-break/>Il burro si usa solo nei pani più costosi; si può usare lo strutto e i grassi vegetali sono ormai comuni.<text:line-break/>La farina è l’ingrediente principale del pane e si ottiene dalla macinazione dei chicchi di varie specie e varietà di grano. Le proteine insolubili che contiene sono note come glutine. Il glutine ha la proprietà unica di formare una struttura elastica se inumidito con acqua. </text:span></text:p>
      <text:p text:style-name="P151">Il principale agente lievitante è il lievito. Le colture di lievito madre comprendono tipicamente batteri e lieviti, i lattobacilli sono prevalenti.<text:line-break/><text:span text:style-name="T2458">Durante la panificazione devono essere presenti enzimi amilolitici sufficienti per scomp</text:span><text:span text:style-name="T2459">or</text:span><text:span text:style-name="T2458">re l’amido della farina in zucchero. </text:span><text:span text:style-name="T2459">Le lipasi hanno un effetto rinforzante del glutine che si traduce in un impasto più stabile e una migliore qualità del pane.<text:line-break/></text:span><text:span text:style-name="T2460">Il sale migliora il gusto, stabilizza la fermentazione del lievito e ritarda l’attività proteolitica.</text:span></text:p>
      <text:p text:style-name="P139"/>
      <text:p text:style-name="P208"><text:span text:style-name="T1339">Lievito per birra<text:line-break/></text:span><text:span text:style-name="T1340">Per la produzione di birra si usa il saccharomyces cervisiae o il saccharomyces bayanus.<text:line-break/></text:span><text:span text:style-name="T1341">I ricercatori hanno selezionati ceppi specifici per la produzione di birra, vino, liquori ed etanolo industriale.<text:line-break/></text:span><text:span text:style-name="T2256">I vari ceppi di lievito per birra hanno caratteristiche specifiche per adattarsi a determinati substrati (frutta, uva, cereali, barbabietola, malto), esaltare particolari aromi nei prodotti finiti, adattarsi a determinate </text:span><text:span text:style-name="T2260">T</text:span><text:span text:style-name="T2256">, sopportare gradazioni alcoliche più o meno elevate, ecc.</text:span><text:span text:style-name="T2264"> </text:span></text:p>
      <text:p text:style-name="P161">Nelle condizioni anaerobie i lieviti sono in grado di ripristinare NAD<text:span text:style-name="T1995">+ </text:span>mediante trasferimento di elettroni ad una molecola organica: acetaldeide e etanolo sono i prodotti finali.</text:p>
      <text:p text:style-name="P162">Il problema è che <text:span text:style-name="T2490">il contenuto di etanolo superiore al 12-14% non può essere tollerato.</text:span></text:p>
      <text:p text:style-name="P163">Ossigeno, acidi grassi e steroli sono però in grado di ostacolare gli effetti dell’etanolo sulla membrana cellulare.<text:line-break/><text:line-break/><text:span text:style-name="T2491">La fermentazione deve avvenire a secco ad alte velocità, bisogna avere una buona tolleranza a etanolo, T e SO</text:span><text:span text:style-name="T1589">2</text:span><text:span text:style-name="T2491">, resistenza anche ad altri microrganismi.<text:line-break/>La fermentazione può essere effettuata anche in eccesso di zucchero: l’eccesso rispetto alla capacità respiratoria si trasforma in etanolo.</text:span></text:p>
      <text:p text:style-name="P209"><text:span text:style-name="T1342"><text:line-break/></text:span><text:span text:style-name="T1465">Birra</text:span><text:span text:style-name="T1468">: i suoi ingredienti di base sono malto d’orzo, acqua, luppolo e lievito. Ha un contenuto alcolico relativamente basso. </text:span><text:span text:style-name="T2262">Solo una piccolissima porzione di un chicco d'orzo può essere estratta e fermentata dal lievito. </text:span></text:p>
      <text:p text:style-name="P209"><text:span text:style-name="T2262">L'orzo viene maltato per rendere il chicco più solubile e facilmente fermentabile dai lieviti. L'amido di malto nell'orzo è racchiuso in una parete cellulare </text:span><text:span text:style-name="T2263">e g</text:span><text:span text:style-name="T2262">li involucri vengono strappati via durante il processo di maltazione.<text:line-break/>La rimozione della parete cellulare ammorbidisce il grano e lo rende più facilmente macinabile.</text:span><text:span text:style-name="T2265"> <text:line-break/></text:span><text:span text:style-name="T2266">Nel birrificio il grano maltato deve essere prima macinato per produrre particelle relativamente fini, che sono per la maggior parte amido. Le particelle vengono poi miscelate con acqua calda, </text:span><text:span text:style-name="T2267">che deve contenere il giusto contenuto di sali,</text:span><text:span text:style-name="T2266"> nel processo di ammostamento. </text:span></text:p>
      <text:p text:style-name="P164">La parte liquida del mosto, il wort, è filtrato per esempio attraverso piastre filtranti a membrana. Il wost viene poi portato al bollitore. <text:span text:style-name="T2492">L’ebollizione serve alla sterilizzazione del mosto, alla precipitazione delle proteine che potrebbero causare intorbidamento e all'allontanamento dei granuli dell’orzo. Viene aggiunto una parte del luppolo.</text:span></text:p>
      <text:p text:style-name="P210"><text:span text:style-name="T1343">Dopo che il precipitato prodotto è stato rimosso, il mosto luppolato viene raffreddato e addizionato al lievito.<text:line-break/></text:span><text:span text:style-name="T2256">Il luppolo ha due componenti principali: resine e oli essenziali. Le resine conferiscono l'amaro alla birra.</text:span><text:span text:style-name="T2264"> </text:span></text:p>
      <text:p text:style-name="P139"/>
      <text:p text:style-name="P211"><text:span text:style-name="T1450">Il </text:span><text:span text:style-name="T1451">lievito di birra può essere suddiviso in ceppi ALE e LAGER: il primo si raccoglie sulla superficie del mosto in fermentazione e il secondo si deposita sul fondo di una fermentazione. </text:span></text:p>
      <text:p text:style-name="P211"><text:soft-page-break/><text:span text:style-name="T2256">Entrambi i tipi hanno bisogno di un po' di ossigeno per innescare il loro metabolismo, ma per il resto la fermentazione alcolica è anaerobia.</text:span><text:span text:style-name="T2264"> <text:s/></text:span><text:span text:style-name="T2256">Le fermentazioni ALE sono generalmente completate in pochi giorni a </text:span><text:span text:style-name="T2261">T</text:span><text:span text:style-name="T2256"> fino a 20 °C, mentre le fermentazioni LAGER fino a 6 °C possono richiedere diverse settimane. La fermentazione è completa quando è stata raggiunta la gradazione alcolica desiderata. </text:span><text:span text:style-name="T2261">I</text:span><text:span text:style-name="T2256">l lievito viene raccolto per essere utilizzato nella fermentazione successiva.</text:span></text:p>
      <text:p text:style-name="P213"><text:span text:style-name="T2255">L</text:span><text:span text:style-name="T2254">a maggior parte delle birre, sia ale che lager, riceve un periodo di condizionamento relativamente breve dopo la fermentazione e prima della filtrazione. Questo condizionamento viene eseguito a -1 °C o meno (ma non così basso da congelare la birra) in genere per tre giorni, condizioni in cui più proteine escono dalla soluzione, rendendo meno probabile che la birra diventi torbida nella confezione o vetro. La birra filtrata viene regolata alla carbonatazione richiesta prima del confezionamento in lattine, fusti o bottiglie di vetro o plastica. </text:span></text:p>
      <text:p text:style-name="P213"><text:span text:style-name="T2254"/></text:p>
      <text:p text:style-name="P226"><text:span text:style-name="T2189">BIORAFFINERIA CON MATERIA PRIMA LIGNUCELLOLOSICA</text:span></text:p>
      <text:p text:style-name="P222"><text:span text:style-name="T2186">Definizione di prodotti a base bio: sono prodotti non alimentari derivati dalla biomassa (piante, alghe, batteri, prodotti agricoli ma anche alberi, organismi marini e scarti sia domestici che dell’allevamento animale o produzione cibo). </text:span></text:p>
      <text:p text:style-name="P222"><text:span text:style-name="T2186">Questa sorgente <text:s/>a base bio può essere utilizzata per produrre energia e per produrre prodotti chimici in alternative alle fonti non rinnovabili, queste derivano da materiale inorganico che è stato biomassa e che è stato poi sottoposto nel corso delle ere geologiche a condizioni di T ed elevata P che lo hanno trasformato in idrocarburi; sono considerati non rinnovabili perché questi processi geologici avvengono nel corso di migliaia di anni e quindi sono non rinnovabili alla scala della nostra vita.</text:span></text:p>
      <text:p text:style-name="P222"><text:span text:style-name="T2186">Una bioraffineria usa biomassa per produrre prodotti a partire da questa; in primo luogo la biomassa deve essere frazionata per ottimizzare i processi di produzione e per avere il mix di prodotti più opportuno per produrre prodotti chimici, biomateriali, biocombustibili o bioenergia.</text:span><text:line-break/><text:span text:style-name="T2186">La produzione annuale di biomassa sulla terra è di 170 milioni di tonnellate, è estremamente ampia.</text:span></text:p>
      <text:p text:style-name="P222"><text:span text:style-name="T2186">Questa biomassa è costituita per circa la metà da cellulosa, per ¼ da emicellulose, 20% lignine e poi amidi e altri prodotti. Può essere utilizzata per produrre prodotti combustibili o prodotti chimici che possono essere alternativi rispetto a quelli che partono da fonti non rinnovabili.</text:span></text:p>
      <text:p text:style-name="P222"><text:line-break/><text:span text:style-name="T2186">Il potenziale uso della biomassa per produrre prodotti chimici. Per un consumo totale di 20 milioni di olio equivalente la parte che può essere sostituita a partire dalla biomassa è dell’11%.</text:span><text:line-break/><text:span text:style-name="T2186">Tanto più abbiamo dei materiali prodotti in grandi volume come bioetanolo o biodiesel questi hanno costi bassi per andare verso i prodotti farmaceutici che hanno volumi di produzione modesti e valori aggiunti più elevati.</text:span></text:p>
      <text:p text:style-name="P222"><text:span text:style-name="T2186">La biomassa è sostanzialmente una miscela di prodotti chimici molto funzionalizzati, è un materiale come materia prima che ha un costo basso e quindi non può essere trasportato per lunghi tragitti → è sostanzialmente una produzione locale. Sono prodotti che hanno bassa densità di energia, vengono utilizzati e trasformati sotto forma di soluzioni diluite. </text:span><text:line-break/><text:span text:style-name="T2186">Per utilizzare questa biomassa bisogna essere in grado di gestire grossi V sui solidi che poi vanno frazionati e defunzionalizzati per poter poi avere delle materie prime per l’industria chimica. </text:span></text:p>
      <text:p text:style-name="P222"><text:span text:style-name="T2186">Nell’utilizzo della biomassa bisogna utilizzarla a tutte le scale che si presenta: se la biomassa è costituita da alberi, il legno lo usiamo come materiale da costruzione, quello che è il sottoprodotto dell’utilizzo del legno viene poi separato nella sua parte cellulosa e lignina, utilizziamo cellulosa come fibra in particolare carta, questa fibra dobbiamo ulteriormente defibrillarla e ottenere la nano cellulosa che ha utilizzi come additivi, modulatore di viscosità e poi si può fare un attacco enzimatico sulla cellulosa e ottenere monomeri quindi glucosio che poi si può fermentare ad etanolo. Tutti questi passaggi devono essere valutati in modo tale da avere una bioraffineria che sia economicamente vantaggiosa → sfruttare tutti gli ordini di grandezza.</text:span></text:p>
      <text:p text:style-name="P222"><text:span text:style-name="T2186">Da un materiale lignocellulosico <text:s/>il 50-80% è costituito da carboidrati quindi si può produrre etanolo, acido lattico, acido succinico ecc che poi utilizziamo come materie prime per produrre prodotti chimici come acido polilattico; il 10-30% è costituito da lignina, polimeri fenolici che possono essere usati per produrre energia sia attraverso una combustione diretta che attraverso produzione di biogas oppure può essere usata come sorgente di materie prime per l’industria chimica quindi estraendo i composti aromatici e utilizzandoli per fare dei polimeri oppure la lignina può essere portata in soluzione funzionalizzandola con dei gruppi ionici e serve a produrre dei </text:span><text:span text:style-name="T2183">ligninsolfonati</text:span><text:span text:style-name="T2264"> </text:span><text:span text:style-name="T2186"><text:s/>che hanno utilizzi come disperdenti, stabilizzanti ecc.</text:span></text:p>
      <text:p text:style-name="P222"><text:span text:style-name="T2186">La fattibilità economica di una bioraffineria dipende dal costo di un barile di petrolio, tanto più è basso questo è tanto è meno sostenibile una bioraffineria. </text:span></text:p>
      <text:p text:style-name="P223"/>
      <text:p text:style-name="P222"><text:span text:style-name="T2186">Biomassa costituita da cellulosa quindi fibre, da emicellulosa e da lignina. L’utilizzo di fibre e di emicellulose hanno applicazioni abbastanza consolidate, l’utilizzo della lignina però è <text:s/>un approccio un po’ più recente. Per utilizzarla abbiamo un approccio tradizionale quindi per produrre energia attraverso combustione diretta, è pero anche possibile </text:span><text:soft-page-break/><text:span text:style-name="T2186">estrarre prodotti chimici dalla lignina e produrre dei <text:s/>prodotti chimici di specialità.</text:span></text:p>
      <text:p text:style-name="P222"><text:span text:style-name="T2186">I prodotti di chimici che possiamo ottenere dalla lignina sono utilizzati nell’ambito delle costruzioni come disperdente quindi come fluidificanti di carichi minerali, con lo stesso concetto funzionano per la realizzazione di fanghi perforazione petrolifera, viene utilizzata come stabilizzante dei suoli (diventa migliore nel trattenere l’acqua), nella produzione delle batterie è utilizzata come materiale che aiuta la stabilità meccanica degli anodi, nella produzione delle lastre cartongesso e mattoni sempre per le sue proprietà disperdenti e nel caso dei mattoni genera porosità durante la cottura e quindi alleggerisce il manufatto finito, stabilizzante e prodotto che aiuta il processo di arricchimento dei prodotti minerali.</text:span></text:p>
      <text:p text:style-name="P222"><text:span text:style-name="T2186">Attraverso un processo di ossidazione selettiva catalitica è poi possibile per utilizzare la vanillina.</text:span></text:p>
      <text:p text:style-name="P223"/>
      <text:p text:style-name="P222"><text:span text:style-name="T2186">È possibile estrarre, defunzionalizzare e degradare la lignina nei suoi monomeri costituenti e quindi poi con i oligomeri fenolici che otteniamo possiamo produrre delle bioplastiche, bioplastiche che possono essere utilizzate con tutti i procedimenti usuali di formatura dei materiali plastici. </text:span><text:line-break/><text:span text:style-name="T2186">Gli svantaggi rispetto ai polimeri di sintesi sono sostanzialmente legate al colore, limitato ai colori bruno/grigio/scuro e al fatto che le proprietà caratteristiche di questo materiale dipendono dalla materia prima → è più difficile avere prodotti standardizzati.</text:span></text:p>
      <text:p text:style-name="P222"><text:span text:style-name="T2186">A partire dalla lignina è possibile separare e produrre composti aromatici.</text:span></text:p>
      <text:p text:style-name="P222"><text:span text:style-name="T2186">La produzione più antica è quella della produzione di carta.</text:span><text:line-break/><text:line-break/><text:span text:style-name="T2186">I biocombustibili <text:s/>di prima generazione sono quelli che entrano in competizione con la produzione di cibo, quelli di seconda generazione invece sono generati a partire da biomassa lignocellulosisa, quelli di terza invece sono prodotti da alghe e biomassa marina.</text:span><text:line-break/><text:span text:style-name="T2186">In termini di valore economico il profitto è massimizzato utilizzando una materia prima di basso costo e per la produzione di materiali chimici di elevato valore quindi utilizzo di sottoprodotti di altre produzione per la biomassa per prodotti chimici.</text:span><text:line-break/><text:span text:style-name="T2186">Gli scarti di lavorazione verranno utilizzati come biomassa, anche raccolti endemici, diffusi e di basso valore o residui di lavorazione come residuo dell’estrazione della canna da zucchero → cercando di massimizzare il valore del prodotto che otteniamo. </text:span></text:p>
      <text:p text:style-name="P223"/>
      <text:p text:style-name="P222"><text:span text:style-name="T2186">I prodotti che possiamo fare a partire da una massa lignocellulosica, dalla cellulosa possiamo fare fibre e nanofibre di cellulosa, carta, acetato di cellulosa quindi polimeri; <text:s/>dalla emicellulosa possiamo fare film, materie prime per ulteriori funzionalizzazioni per prodotti chimici; dalla lignina possiamo utilizzarla matrici per materiali biocompositi, fibre di carbonio o per produzione di lignosolfonati.</text:span><text:line-break/><text:line-break/><text:span text:style-name="T2186">Bioetanolo di seconda generazione e biodiesel</text:span><text:line-break/><text:span text:style-name="T2186">Ci sono delle spinte ad aumentare la produzione di biocombustibili, all’interno della UE abbiamo una direttiva che impone a partire dal 2020 l’utilizzo di almeno del 10% di energia utilizzata per trasporto da fonti rinnovabili, ed dentro al 2030 il 27% del consumo dell’energia dovrebbe venire da fonti rinnovabili.</text:span></text:p>
      <text:p text:style-name="P222"><text:span text:style-name="T2186">Difficoltà: necessario ottimizzare la resa di queste reazioni quindi utilizzare ad esempio anche il pentosio e non solo gli zuccheri esosi quindi utilizzare non solo la cellulosa ma anche l’emicelluosa; i biocarburanti sono materiali a valore aggiunto piuttosto modesto per cui è preferibile operare in concentrazione elevate <text:s/>per cui bisogna avere un alta conc di enzimi per idrolizzare il feedstock; poi nel caso ci siano prodotti tossici bisogna avere dei trattamenti a valle costosi per eliminarli; necessità di costi di investimento per quel che riguarda l’attrezzatura e la manodopera.</text:span></text:p>
      <text:p text:style-name="P222"><text:span text:style-name="T2186">Possibilità di trasformazione genetica per sviluppare piante che hanno una maggiore quantità di fibra cellulosa all’interno della struttura e che sia più accessibili agli enzimi cellulasi che degradano la cellulosa e poi avere enzimi che siano meno sensibili alla inibizione dovuta ai veleni presenti nella biomassa.</text:span></text:p>
      <text:p text:style-name="P222"><text:span text:style-name="T2186">Come additivo ai combustibili l’etanolo ha diversi vantaggi rispetto ad esempio al MTBE perché ha un numero di ottano più elevato quindi riduce il tempo di combustione e ha un calore di evaporazione più elevato quindi aumenta la potenza disponibile e causa meno rischi di contaminazione delle falde acquifere.</text:span></text:p>
      <text:p text:style-name="P222"><text:span text:style-name="T2186">I principali produttori sono USA, Brasile dove però viene prodotto bioetanolo di prima generazione quindi da una biomassa di possibile uso alimentare.</text:span></text:p>
      <text:p text:style-name="P222"><text:span text:style-name="T2186">Etanolo quindi può essere prodotto da diversi feedstock: biomassa che può essere usata ad uso alimentare oppure biomassa che non ha possibili utilizzi alimentari ed è il bioetanolo di seconda generazione oppure alghe da cui abbiamo bioetanolo di 3 generazione.</text:span></text:p>
      <text:p text:style-name="P222"><text:span text:style-name="T2186">Il bioetanolo di 1 generazione è ormai consolidato, viene largamente prodotto .</text:span></text:p>
      <text:p text:style-name="P222"><text:span text:style-name="T2186">Quello di seconda generazione ormai industrialmente praticato, ci sono alcune difficoltà che devono essere superate in maniera tale da rendere economicamente valida questa produzione.</text:span></text:p>
      <text:p text:style-name="P222"><text:soft-page-break/><text:span text:style-name="T2186">Quello di terza invece è ancora in uno stadio di sviluppo.</text:span></text:p>
      <text:p text:style-name="P222"><text:span text:style-name="T2186">Il vantaggio dell’utilizzo del bioetanolo di seconda generazione è che non c’è competizione nell’uso della terra con produzione di alimenti e vengono utilizzati prodotti quindi biomassa generalmente id basso costo e abbondanti.</text:span></text:p>
      <text:p text:style-name="P223"/>
      <text:p text:style-name="P222"><text:span text:style-name="T2186">Possono essere utilizzati anche prodotti agricoli cresciuti su terra che per problemi climatici o di disponibilità di acqua o umidità non possono essere utilizzati a scopo alimentare, possono essere usati sia residui di lavorazione di prodotti forestali sia delle produzione agricoli endemiche che crescono su terreni non adatti ad uso agricolo oltre a residui di agricoltura.</text:span></text:p>
      <text:p text:style-name="P222"><text:span text:style-name="T2186">La cellulosa (45-55% della biomassa) è costituita da unità glucosio quindi anelli a 6 atomi di C legati da legami beta, organizzate in regioni più cristalline e regioni più amorfe.</text:span></text:p>
      <text:p text:style-name="P222"><text:span text:style-name="T2186">L’emicellulosa è un polimero più eterogeneo dal punto di vista dei monomeri presenti ed è costituito da pentosi, esosi e acidi. Le parti più comune dell’emicellulosa è lo xylan presente nell’erba e nelle angiosperme, il mannolo e il xyloglucano.</text:span><text:line-break/><text:span text:style-name="T2186">La lignina è un polifenolo formato da 3 alcoli. La lignina copre la cellulosa e l’emicellulosa con una specie di matrice impermeabile limitando l’accesso agli enzimi che catalizzano la degradazione della parete cellulare.</text:span></text:p>
      <text:p text:style-name="P222"><text:span text:style-name="T2186">L’enzima cellulotico che si lega alla lignina è di fatto inattivato e quindi non ha efficacia sulla degradazione della cellulosa, è necessario fare una separazione completa mediate un pretrattamento della parte lignitica dalla parte cellulosica ed emicellulosica.</text:span></text:p>
      <text:p text:style-name="P223"/>
      <text:p text:style-name="P222"><text:span text:style-name="T2186">Tutti questi componenti della biomassa lignocellulosica devono essere degradati in maniera tale da poter rilasciare gli zuccheri semplici che poi sono fermentati dai lieviti ingegnerizzati nei processi di fermentazione.</text:span></text:p>
      <text:p text:style-name="P222"><text:span text:style-name="T2186">Un processo di produzione di etanolo di seconda generazione richiede 3 passaggi:</text:span></text:p>
      <text:p text:style-name="P222"><text:span text:style-name="T2186">1) pretrattamento per ridurre l’impermeabilità della cellula e dare accesso agli enzimi idrolitici e ossidativi al cuore lignocellulosico</text:span></text:p>
      <text:p text:style-name="P222"><text:span text:style-name="T2186">2) idrolisi enzimatica per convertire i polimeri zuccherini quindi cellulosa/emicellulosa in zuccheri semplici</text:span><text:line-break/><text:span text:style-name="T2186">3) processo di fermentazione che a partire dagli zuccheri semplici genera etanolo</text:span></text:p>
      <text:p text:style-name="P222"><text:span text:style-name="T2186">I pretrattamenti che possono essere utilizzati per il rilascio degli zuccheri fermentabili.</text:span></text:p>
      <text:p text:style-name="P222"><text:span text:style-name="T2186">Sono sia pretrattamenti fisici, chimici, fisico chimici e biologici.</text:span></text:p>
      <text:p text:style-name="P222"><text:span text:style-name="T2186">Come trattamento fisico abbiamo macinazione umida della biomassa e riducendone la dimensione aiuta a rendere più efficace l’attacco degli enzimi che degradano le fibre in zuccheri semplici; trattamento chimici con alcali o acidi diluiti, si può avere autoidrolisi quindi trattamenti in autoclave sotto T e P, trattamenti con CO</text:span><text:span text:style-name="T1581">2</text:span><text:span text:style-name="T2186">, SO</text:span><text:span text:style-name="T1581">2</text:span><text:span text:style-name="T2186">, liquidi organici o solventi supercritici o trattamenti di ossidazione o perossidazione; trattamenti fisico chimici sono la steam explosion dove abbiamo una combinazione di una frammentazione meccanica e di un trattamento idrotermale per favorire la defibrillazione e apertura della struttura lignocellulosica oppure trattamento biologico utilizzando i funghi responsabili della degradazione del legno quindi funghi della formazione della muffa bianca o nera del legno che degradano la parte lignitica in maniera preferenziale.</text:span></text:p>
      <text:p text:style-name="P223"/>
      <text:p text:style-name="P222"><text:span text:style-name="T2186">Principali operazioni per etanolo: </text:span></text:p>
      <text:p text:style-name="P222"><text:span text:style-name="T2186">Macinazione ha lo svantaggio di avere un importante consumo di energia quindi si tratta di una riduzione meccanica delle dimensioni delle particelle.</text:span></text:p>
      <text:p text:style-name="P222"><text:span text:style-name="T2186">Trattamento con acidi o basi diluite in maniera tale da avere una migliore degradazione.</text:span></text:p>
      <text:p text:style-name="P222"><text:span text:style-name="T2186">Idrolisi in cui degradiamo la cellulosa e l’emicellulosa a zuccheri semplici che poi possono essere soggetti alla fermentazione. Il processo di idrolisi è effettuato con enzimi e il punto critico di questi processi è quello di evitare inibitori di questi <text:s/>enzimi; presenta i costi maggiori.</text:span></text:p>
      <text:p text:style-name="P222"><text:span text:style-name="T2186">Fermentazione problema: fermentazione anche dei pentosi e non solo esosi.</text:span></text:p>
      <text:p text:style-name="P222"><text:span text:style-name="T2186">È necessario poi concentrare l’etanolo che in uscita dal processo fermentazione ha una conc bassa che è al massimo dell’ordine di qualche 10%, bisogna distillarlo per arrivare ad una conc del 96%.</text:span></text:p>
      <text:p text:style-name="P222"><text:span text:style-name="T2186">A questo punto abbiamo etanolo idrato che poi possiamo processare in etanolo anidro attraverso una distillazione su setacci molecolari o disidratazione con solventi. </text:span></text:p>
      <text:p text:style-name="P223"/>
      <text:p text:style-name="P222"><text:span text:style-name="T2186">Tradizionalmente se vogliamo produrre etanolo e quindi vogliamo fermentare la parte dei carboidrati portiamo in soluzione la parte di cellulosa ed emicellulosa e tratteniamo come solido la parte lignina.</text:span></text:p>
      <text:p text:style-name="P222"><text:span text:style-name="T2186">Questo è ciò che viene fatto nei processi tradizionali di pretrattamento che poi vengono seguiti dall’idrolisi.</text:span></text:p>
      <text:p text:style-name="P222"><text:span text:style-name="T2186">I processi di separazione invece che vengono utilizzati quando il prodotto che desideriamo è la fibra di cellulosa per produrre carta e via via altri prodotti via via più nobili, in questo caso abbiamo processo di pulping ossia processo di cartiera che dissolve lignina e trattiene come parte solida cellulosa ed emicellulosa. Perché una bioraffineria sia economicamente valida bisogna sfruttare per quanto possibile TUTTI i prodotti che otteniamo.</text:span></text:p>
      <text:p text:style-name="P223"><text:soft-page-break/></text:p>
      <text:p text:style-name="P222"><text:span text:style-name="T2186">I processi di idrolisi tradizionale sciolgono cellulosa e emicellulosa lasciando la lignina, sono processi che sono effettuati con acidi forti, acidi deboli, processi enzimatici o processi microbici.</text:span></text:p>
      <text:p text:style-name="P222"><text:span text:style-name="T2186">I processi di pulping sciolgono la lignina e, a seconda del processo, l’emicellulosa lasciando la cellulosa solida.</text:span></text:p>
      <text:p text:style-name="P222"><text:span text:style-name="T2186">Processi tipicamente di cartiera laddove viene valorizzata la fibra di cellulosa.</text:span></text:p>
      <text:p text:style-name="P222"><text:span text:style-name="T2186">La qualità della lignina dipende molto dal tipo di processo e dal tipo di biomassa utilizzata.</text:span></text:p>
      <text:p text:style-name="P223"/>
      <text:p text:style-name="P222"><text:span text:style-name="T2186">Ciò che noi dobbiamo ottenere è un pretrattamento che permette produzione di prodotti ad alto valore aggiunto a partire da tutti e 3 i componenti della biomassa.</text:span></text:p>
      <text:p text:style-name="P222"><text:span text:style-name="T2186">Un pretrattamento che poi facilita il processo di idrolisi e la produzione di zuccheri semplici quindi un processo che ha basso consumo di enzimi quindi eviti la presenza di inibitori.</text:span></text:p>
      <text:p text:style-name="P222"><text:span text:style-name="T2186">Uno degli inibitori principali è proprio la lignina perché gli enzimi della cellulasi si adsorbono sulla lignina in maniera reversibile e quindi non agiscono più a degradare la catena di cellulosa in zuccheri semplici.</text:span></text:p>
      <text:p text:style-name="P222"><text:span text:style-name="T2186">Possibilità poi di ricircolare gli enzimi per riutilizzarli quindi bisogna evitare l’adsorbimento sulla lignina.</text:span></text:p>
      <text:p text:style-name="P222"><text:span text:style-name="T2186">Quindi a partire dalla biomassa, separata nelle 3 parti, dalla cellulosa produciamo etanolo, dall’emicellulosa prodotti chimici e lieviti e dalla lignina prodotti chimici di specialità.</text:span></text:p>
      <text:p text:style-name="P222"><text:span text:style-name="T2186">Le materie prime per la biomassa sono prodotti a basso valore o sottoprodotti. </text:span></text:p>
      <text:p text:style-name="P222"><text:span text:style-name="T2186">Quindi sono paglia, paglia di mais, canne, sottoprodotti della lavorazione del legno, coltivazioni endemiche di basso valore, polpa che deriva dall’estrazione di canne da zucchero o scarti agro alimentari.</text:span></text:p>
      <text:p text:style-name="P222"><text:span text:style-name="T2186">Non esiste un pretrattamento che soddisfi i requisiti per ottimizzare la separazione per tutti i tipi <text:s/>di biomassa.</text:span></text:p>
      <text:p text:style-name="P222"><text:span text:style-name="T2186">Uno dei più utilizzati è la steam explosion, trattamento fisico che è relativamente economico, non prevede utilizzo di prodotti chimici che quindi danno luogo a scarti ed è già stato realizzato quindi è noto su scalda industriale an</text:span><text:span text:style-name="T2187">c</text:span><text:span text:style-name="T2186">he se non è possibile operare una separazione completa di lignina con questo metodo → un po’ di lignina è trascinata con cellulosa e emicellulosa quindi agisce come inibitore degli enzimi.</text:span></text:p>
      <text:p text:style-name="P222"><text:span text:style-name="T2186">In alternativa si può usare trattamenti con basi o acidi diluiti quindi utilizzando idrossido di sodio, potassio, ammonio, possiamo operare separazione efficace della lignina e avere una quantità minima di perdite di carboidrati nella frazione non disciolta.</text:span></text:p>
      <text:p text:style-name="P222"><text:span text:style-name="T2186">Ottimizzare il processo di pretrattamento significa aumentare la resa di glucosio.</text:span></text:p>
      <text:p text:style-name="P223"/>
      <text:p text:style-name="P222"><text:span text:style-name="T2186">Idrolisi enzimatica passo successivo al pretrattamento.</text:span></text:p>
      <text:p text:style-name="P222"><text:span text:style-name="T2186">Dopo il pretrattamento ci troviamo con una miscela complessa di polisaccaridi che è liberata dalla lignina ed è più accessibile per essere convertita a zuccheri semplici da enzimi che sono sostanzialmente le cellulasi e l’emicellulasi che servono a idrolizzare l’emicellulosa.</text:span></text:p>
      <text:p text:style-name="P222"><text:span text:style-name="T2186">La degradazione delle catene dei polisaccaridi comporta una diminuzione di viscosità del mezzo e la resa in glucosio aumenta quindi abbiamo una degradazione dei polimeri e formazione di zuccheri semplici.</text:span></text:p>
      <text:p text:style-name="P222"><text:span text:style-name="T2186">Questa operazione dipende dalle condizioni di processo e dal tipo di materia prima usate che determina le diverse conversioni dei carboidrati, dipende anche dal pretrattamento (se neutro o acido).</text:span></text:p>
      <text:p text:style-name="P222"><text:span text:style-name="T2186">Conversione dei carboidrati&gt; 100 quando oltre alla cellulosa convertiamo anche emicellulosa.</text:span></text:p>
      <text:p text:style-name="P222"><text:span text:style-name="T2186">L’idrolisi enzimatica della cellulosa comporta reazione tra enzimi di degradazione e cellulosa in ambiente acquoso in maniera tale da degradare i polisaccaridi a zuccheri semplici fermentabili.</text:span></text:p>
      <text:p text:style-name="P222"><text:span text:style-name="T2186">Questi enzimi rompono il legame glicosidico presente nella cellulosa e quindi frammentano le catene di cellulosa generando delle catene più corte che poi vengono attaccate da altri enzimi come le endoglucanasi che servono a <text:s/>degradare i frammenti dei segmenti delle catene cellulosiche.</text:span></text:p>
      <text:p text:style-name="P222"><text:span text:style-name="T2186">Quindi inizialmente le endoglucanasi rompono il legame 1-4 e otteniamo le catene più corte poi vengono idrolizzate a dimeri e questi vengono trasformati in zuccheri semplici.</text:span></text:p>
      <text:p text:style-name="P222"><text:span text:style-name="T2186">Quindi l’insieme di questi enzimi li trasforma.</text:span></text:p>
      <text:p text:style-name="P223"/>
      <text:p text:style-name="P222"><text:span text:style-name="T2186">L’efficienza dipende dalle cond operative del processo: le condizioni ottimali per gli enzimi sono T tra 45-55 °C e pH 5-5, anche condizioni di miscelazione e rapporto solido-liquido importanti perché vogliamo un trasferimento di massa e calore adeguato e non vogliamo viscosit</text:span><text:span text:style-name="T2187">à</text:span><text:span text:style-name="T2186"> troppo elevate per non limitare il trasporto di massa.</text:span></text:p>
      <text:p text:style-name="P223"/>
      <text:p text:style-name="P222"><text:span text:style-name="T2186">Dopodiché abbiamo ottenuto zuccheri semplici, questi sono convertiti in etanolo da lieviti, i microrganismi devono essere sufficientemente robusti da sopportare le condizioni di fermentazione come elevata concentrazione di etanolo, T elevate, ambiente acido e presenza di inibizioni e presenza di contaminanti microbici che tendono a produrre altre reazione. I lieviti inoltre devono essere in grado di fermentare anche i pentosi e non solo gli esosi.</text:span></text:p>
      <text:p text:style-name="P222"><text:span text:style-name="T2186">Il lievito più usato è il saccharomyces cerevisiae non è in grado di consumare xylosio → lieviti ingegnerizzati per far si che possano degradare anche emicellulosa.</text:span></text:p>
      <text:p text:style-name="P222"><text:soft-page-break/><text:span text:style-name="T2186">Il costo dell’enzima è la principale barriera alla commercializzazione del bioetanolo di 2 generazione, un’altra limitazione è la velocita di reazione che è dovuta alla diminuzione dell’attività della cellulasi dovuta alla presenza di inibitori <text:s/>dell’enzima. Lignina molto importante a causa della sua affinità con la cellulasi.</text:span></text:p>
      <text:p text:style-name="P222"><text:span text:style-name="T2186">L’enzima tende ad assorbirsi sulla superficie del polimero quindi della lignina <text:s/>con dei legami che non sono produttivi e quindi riducono attività dell’enzima.</text:span></text:p>
      <text:p text:style-name="P222"><text:span text:style-name="T2186">Per cercare di superare queste difficoltà sono state adottate delle strategie: 1) aggiungere tensioattivi o proteine non catalitiche alla miscela che si assorbono sulla lignina e proteggono quindi i siti di adsorbimento dalla possibilità che si adsorbi anche l’enzima 2) effettuare la degradazione del polisaccaride a zucchero semplice e fermentazione in un passo unico quindi integrare il passo enzimatico e il passo di fermentazione in unico passaggio → riduce equipaggiamento necessario e costi id produzione, riduce anche l’inibizione della cellulase perché i prodotti vengono trasformati rapidamente a bioetanolo liberando l’enzima che quindi può dii nuovo intervenire a degradare di nuovo la catena → produzione più efficiente.</text:span></text:p>
      <text:p text:style-name="P223"/>
      <text:p text:style-name="P222"><text:span text:style-name="T2186">Importante avere alla fine conc elevata di etanolo quindi importante avere una conc elevata di zuccheri nel nostro processo di fermentazione che sia almeno dell’8-10% → produrre a fine reazione un brodo che contiene almeno il 4% di etanolo.</text:span></text:p>
      <text:p text:style-name="P222"><text:span text:style-name="T2186">Il contenuto di solidi nel processo di saccarificazione deve essere elevato, questo aumenta viscosità del mezzo e quindi riduce i coefficienti di trasporto di <text:s/>massa e di calore, costituisce un limite all’efficacia del sistema.</text:span></text:p>
      <text:p text:style-name="P222"><text:span text:style-name="T2188">Biodiesel</text:span></text:p>
      <text:p text:style-name="P222"><text:span text:style-name="T2186">È un materiale alternativo agli idrocarburi non rinnovabili, è un biocombustibile di 2 generazione costituito da estere metilico e estere etilico. È ottenuto da materiale vergine sia di origine alimentare sia di origine non alimentare.</text:span></text:p>
      <text:p text:style-name="P222"><text:span text:style-name="T2186">I biodiesel viene prodotto normalmente per trans-esterificazione di acidi grassi da cui otteniamo il biodiesel e della glicerina. Le materie prime possono essere variabili come oli vegetali, grassi animali, lipidi delle alghe e grassi esausti.</text:span></text:p>
      <text:p text:style-name="P222"><text:span text:style-name="T2186">La crescita del biodiesel è aumentata molto negli ultimi anni. </text:span></text:p>
      <text:p text:style-name="P222"><text:span text:style-name="T2186">Con la trans-esterificazione vengono utilizzati metanolo ed etanolo come solventi per ottenere gli esteri e degli idrossidi alcani come catalizzatori, il tutto viene scaldato e mantenuto in un reattore agitato, si ha formazione dell’estere dell’acido grasso e del glicerolo, poi impurezze rimosse mediante operazione di lavaggio, asciugatura o filtrazione su membrana. Il glicerolo viene raffinato e utilizzato per altre produzioni.</text:span></text:p>
      <text:p text:style-name="P222"><text:span text:style-name="T2186">Questo processo chimico ha un’elevata produttività ed è economicamente valido ma utilizza un importante V di materiali chimici e dà luogo di reflui → si è cercata la possibilità di via alternative.</text:span></text:p>
      <text:p text:style-name="P222"><text:span text:style-name="T2186">in funzione della biomassa utilizzata si può avere formazione di saponi (se oltre agli oli sono presenti acidi) e altri sottoprodotti non facili da separare.</text:span></text:p>
      <text:p text:style-name="P223"/>
      <text:p text:style-name="P222"><text:span text:style-name="T2186">Un processo alternativo è quello che usa alcoli in condizioni supercritiche, non richiede catalizzatore ed è stato proposto come il più adatto per gli oli vegetali. Alcol usato a T di 350°C e P 45 MPa (sono sopra al punto critico).</text:span></text:p>
      <text:p text:style-name="P222"><text:span text:style-name="T2186">Processo che può tollerare più acqua pur mantenendo un una velocita elevata della reazione di trans-esterificazione consentendo un elevata concentrazione di biodiesel. Processo molto energetico perché bisogna operare a T e P alte.</text:span></text:p>
      <text:p text:style-name="P223"/>
      <text:p text:style-name="P222"><text:span text:style-name="T2186">Esiste anche la possibilità di effettuare il processo per via biochimica. Quindi trans-esterificazione catalizzato da lipasi, questo enzima ha un attività ottima in condizioni prossime all’ambiente, in questo caso non avendo presenza di alcali <text:s/>non siamo in presenza di saponi e l’enzima è facilmente recuperato alla fine del processo.</text:span></text:p>
      <text:p text:style-name="P222"><text:span text:style-name="T2186">Quindi processo sostenibile che produce una minima quantità di sottoprodotti.</text:span></text:p>
      <text:p text:style-name="P222"><text:span text:style-name="T2186">Problema di ottenere gli enzimi in quantità e funzionalità adeguata. </text:span></text:p>
      <text:p text:style-name="P222"><text:span text:style-name="T2186">Limite: costo dell’enzima quindi per questo processo sono state effettuate le strade per ottimizzare il processo enzimatico quindi immobilizzazione dell’enzima su diversi matrici in maniera tale da poterlo riutilizzare e mantenerlo più stabile → diminuzione del costo del biodiesel.</text:span></text:p>
      <text:p text:style-name="P222"><text:span text:style-name="T2186">L’enzima è possibile che venga denaturato dalle condizioni del processo per cui si cercherà di operare a T, conc di glicerolo e metanolo basso per poter minimizzare la denaturazione.</text:span></text:p>
      <text:p text:style-name="P213"><text:span text:style-name="T2254"/></text:p>
      <text:p text:style-name="P213"><text:s/><text:span text:style-name="T1495"><text:line-break/></text:span><text:span text:style-name="T1492">SEMINARI</text:span><text:span text:style-name="T1496"><text:line-break/></text:span><text:span text:style-name="T1502">Prof Seneci</text:span><text:span text:style-name="T1496"><text:line-break/></text:span><text:span text:style-name="T1497">U</text:span><text:span text:style-name="T1498">n prodotto naturale </text:span><text:span text:style-name="T1497">è </text:span><text:span text:style-name="T1498">una molecola sintetizzata attraverso reazioni chimiche che sono divise in reazioni naturali che portano alla biosintesi e reazioni artificiali. <text:line-break/></text:span><text:span text:style-name="T1499">NP </text:span><text:span text:style-name="T1500">(prodotto naturale)</text:span><text:span text:style-name="T1499"> è biosintetizzato attraverso il suo metabolismo.<text:line-break/></text:span><text:span text:style-name="T1500">Reazioni metaboliche fondamentali per gli organismi, servono per far crescere, vivere e far compiere delle azioni </text:span><text:soft-page-break/><text:span text:style-name="T1500">all’organismo. <text:line-break/></text:span><text:span text:style-name="T1501">Ogni organismo sintetizza tutti i building blocks ossia i mattoncini che gli servono per costruirsi → metaboliti primar</text:span></text:p>
      <text:p text:style-name="P103">Ci sono anche degli scopi meno evidenti per cui gli organismi biosintetizzano delle molecole: <text:span text:style-name="T2231">gli insetti per l’accoppiamento secernano alcune molecole/ormoni affinché l’altro sesso senta questi odori e poi venga effettuato </text:span><text:span text:style-name="T2232">l’accoppiamento, per difesa passiva ad esempio il camaleonte riesce a mimetizzarsi, per attacco e la protezione per esempio </text:span><text:span text:style-name="T2233">ci sono</text:span><text:span text:style-name="T2232"> gli animali </text:span><text:span text:style-name="T2233">che secernano veleno.<text:line-break/></text:span><text:span text:style-name="T2234">La natura e l’evolu</text:span><text:span text:style-name="T2238">z</text:span><text:span text:style-name="T2234">ione provvede a dei miglioramenti degli animali affinché possano vivere meglio nei loro ambienti.<text:line-break/><text:line-break/>Prodotti naturali fatti attraverso reazioni chimiche, si usano i catalizzatori e quelli migliori sono i biocatalizzatori ossia gli enzimi perché regiospecifici, permettono di far reagire solo i gruppi che ci interessano.<text:line-break/></text:span><text:span text:style-name="T2235">L’organismo trova beneficio dall’aver sintetizzato queste molecole.<text:line-break/><text:line-break/></text:span><text:span text:style-name="T2236">La medicina tradizionale era molto importante nel passato perché, non avendo la nostra conoscenza né le nostre tecnologie, era l’unico modo per alleviare determinati dolori.<text:line-break/>Tutt’ora è molto importante perché esistono ancora prodotti naturali non ancora mappati <text:s/>e studiati </text:span><text:span text:style-name="T2237">come le foreste tropicali.<text:line-break/><text:line-break/></text:span><text:span text:style-name="T2030">Prof. Callegari</text:span></text:p>
      <text:p text:style-name="P104">Produzione di alta qualità ma con qualità costante. <text:span text:style-name="T2239">Il formaggio è il prodotto solido ottenuto dalla coagulazione del latte, scremato in seguito a coagulazione presamica o acida con aggiunte di batteri lattici, cloruro di sodio e spezie.<text:line-break/>Il caglio è un estratto del quarto stomaco di vitelli, agnelli o capretti lattanti; hanno l’enzima proteolitico, che è la chimosina o rennina fondamentale per la coagulazione del latte, destabilizza la caseina. <text:line-break/></text:span><text:span text:style-name="T2241">Coagulazione presamica: l</text:span><text:span text:style-name="T2240">a caseina resta in soluzione nell serio grazie ad un glicopeptide e resta così fino a quando non arriva il caglio ad eliminarlo, allontanandolo la caseina perde la solubilità e si forma il para-fosfocaseinato di calcio che consente alla caseina di precipitare aggregandosi. </text:span><text:span text:style-name="T2241">Il reticolo si contrae provocando la sineresi.<text:line-break/>Coagulazione acida: caseina destabilizzata perdendo le cariche esterne, diventa neutra e precipita. Questo impasto trattiene il siero e non ha la capacità di fare sineresi. Mozzarella.</text:span></text:p>
      <text:p text:style-name="P105">Nei formaggi abbiamo combinazione di coagulazione presamica e acida assieme perché usiamo batteri in grado di acidificare.<text:line-break/><text:span text:style-name="T2242">In base all’umidità del formaggio abbiamo pasta molle, semidura e dura </text:span><text:span text:style-name="T2243">come il grana.</text:span><text:span text:style-name="T2242"><text:line-break/></text:span><text:span text:style-name="T2243">In base al contenuto in grasso abbiamo formaggi magri, semigrassi e grassi come il gorgonzola.<text:line-break/><text:line-break/>Il latte arriva, il grasso viene lasciato affiorare (in genere 1 notte) e il grasso viene allontanato e andrà nella destinazione del burro. </text:span><text:span text:style-name="T2244">Nella produzione del grana l’affioramento del grasso è fondamentale perché riduce la carica microbica iniziale; questa può influire tantissimo sulla produzione e sulla qualità finale del prodotto.<text:line-break/></text:span><text:span text:style-name="T2245">Il latte scremato entra in caldaia, comincia ad essere scaldato, voglio ottenere la coagulazione e dopodiché aggiungo l’innesto. <text:s/>L’innesto del grana è un sieroinnesto ossia una coltura che sviluppando nel siero della lavorazione precedente. </text:span><text:span text:style-name="T2246">I formaggi possono essere fatti anche con il lattoinnesto.</text:span><text:span text:style-name="T2243"><text:line-break/></text:span><text:span text:style-name="T2247">A spostare gli equilibri dei fermenti si sposta completamente il risultato finale.<text:line-break/></text:span><text:span text:style-name="T2248">Metto i fermenti nella caldaia dove ho il latte, latte depauperato dai batteri, faccio inoculo e faccio fermentazione. Devo essere sicura di selezionare i batteri caseari e per fare ciò alto alla T, faccio scendere poi la T e ho progressiva crescita dei batteri lattici.<text:line-break/>Fatta la coagulazione, devo rompere la cagliata </text:span><text:span text:style-name="T2249">lo spino (uno strumento) in piccoli frammenti. La dimensione del granulo dipende dal tipo di spino e dal tipo di formaggio. La rottura determina lo spurgo della cagliata.<text:line-break/></text:span><text:span text:style-name="T2250">Estrazione della cagliata, formatura e salatura </text:span><text:span text:style-name="T2251">(salatura a secco, in salamoia o della cagliata).<text:line-break/>In base alla cottura della cagliata ho pasta cruda (come il gorgonzola perché prima partiva dal latte crudo e non veniva cotto ora invece viene termizzato per motivi di sicurezza), semicotta e cotta.</text:span></text:p>
      <text:p text:style-name="P152">In base al tempo di stagionatura: formaggio fresco, a breve stagionatura (maturazione 15-60 giorni), a media stagionatura (60-180 giorni) e formaggio a lunga stagionatura (dopo 180 giorni) come il Grana Padano.<text:line-break/><text:line-break/><text:span text:style-name="T2252">Fermentazioni con produzione di acido lattico e altri composti.</text:span><text:line-break/><text:span text:style-name="T2252">Fase di maturazione: azione di enzimi (autolisi e rilascio enzimi intracellulari)<text:line-break/></text:span><text:soft-page-break/><text:span text:style-name="T2252"><text:line-break/></text:span><text:span text:style-name="T2031">Prof Rossi</text:span><text:span text:style-name="T2462"><text:line-break/>Organismi geneticamente modificati.<text:line-break/></text:span><text:span text:style-name="T2463">Domesticazione delle piante: selezione operata dall’uomo su un certo numero di specie vegetali giudicate più utili rispetto alla masse delle piante selvatiche, quando è iniziata l’agricoltura.</text:span></text:p>
      <text:p text:style-name="P153"><text:span text:style-name="T2464">R</text:span><text:span text:style-name="T2463">accolta preferenziale di esemplari che presentavano caratteristiche vantaggiose (come assenza di spine o spighe più grandi). <text:line-break/></text:span><text:span text:style-name="T2464">La legge dice che l’OGM è un organismo il cui materiale genetico è stato modificato in modo diverso da quanto avviene in natura con l’accop</text:span><text:span text:style-name="T2465">p</text:span><text:span text:style-name="T2464">iamento e/o la ricombinazione genetica naturale.<text:line-break/></text:span><text:span text:style-name="T2465">I mutanti sono quei prodotti geneticamente modificati ottenuti grazie all’esposizione delle piante a radiazioni. <text:line-break/>I campi gamma sono terrazzamenti concentrici in cui al centro ci sono fonte di radiazioni, venivano coltivate varie specie di piante, si faceva avviare la radiazione e si notavano i mutanti. </text:span></text:p>
      <text:p text:style-name="P153"><text:span text:style-name="T2465">Con questo approccio si sono ottenuti delle mutazioni interessanti come pompelmo rosa o il grano creso, </text:span><text:span text:style-name="T2466">utilizzato per la produzione della pasta ed è tra le 5 varietà più coltivate al mondo.</text:span></text:p>
      <text:p text:style-name="P154">Gli OGM non sono solo piante, si intendono tutti gli organismi geneticamente modificati come l’insulina. Scoperta rivoluzionaria. <text:span text:style-name="T2467">Un tempo s</text:span>i otteneva o dal maiale o dai cadaveri, è un ormone che <text:span text:style-name="T2467">viene</text:span> prodotto dai pancreas.<text:line-break/><text:span text:style-name="T2468">Piante di 1 generazione, arricchite di nuovi geni che sono codificanti per delle proteine che migliorano il livello produttivo rendendole resistenti agli stress abiotici o biotici. I primi sono freddo, caldo, salinità mentre i secondi sono virus, batteri, insetti.<text:line-break/>Seconda generazione sono piante migliorate ad esempio per i valori nutrizionali oppure possono essere ingegnerizzate e diventano sistemi per produzione di molecole farmaceutiche o enzimi → pianta può diventare un bioreattore.<text:line-break/><text:line-break/>Ingegnerizzo le piante tramite la tecnologia del DNA ricombinante. </text:span><text:span text:style-name="T2469">Questa tecnologia consente di trasferire geni da un organismo ad un altro sfruttando la caratteristica universalità del codice genetico.</text:span><text:line-break/><text:span text:style-name="T2469">Due metodi: </text:span><text:span text:style-name="T2474">1) a</text:span><text:span text:style-name="T2469">groinfezione, </text:span><text:span text:style-name="T2470">l’agroba</text:span><text:span text:style-name="T2471">cterium</text:span><text:span text:style-name="T2470"> è richiamato dalle molecole che si sviluppano in seguito alle lesioni delle piante e trasferisce parte del suo genoma nelle piante. </text:span><text:span text:style-name="T2472">Presenza di un promotore </text:span><text:span text:style-name="T2473">che fa sì che la proteina si esprimi. in un punto.<text:line-break/></text:span><text:span text:style-name="T2474">2) metodo biolistico, metodo meccanico in cui il DNA esogeno, quello che voglio trasferire sulla pianta, viene fatto essiccare su delle micro particelle di oro e tungsteno che vengono sparate alle piante che sono poste al di sotto.<text:line-break/>Si preferisce usare il primo metodo.</text:span></text:p>
      <text:p text:style-name="P155">Il primo prodotto commercializzato a uso umano è stato il pomodoro Flavr savr, il pomodoro ha solitamente una vita ridotta perché diventa molle <text:span text:style-name="T2475">e quindi </text:span><text:span text:style-name="T2476">lavorarono proprio su questa caratteristica. Usci dal mercato dopo qualche anno perché scelsero un pomodoro con caratteristiche organolettiche non particolarmente buone. </text:span></text:p>
      <text:p text:style-name="P156">Un altro esempio di <text:span text:style-name="T2477">OGM</text:span> sono le piante tolleranti agli erbicidi; <text:span text:style-name="T2477">l’impiego di erbicidi è considerato insostituibile negli allevamenti intensivi. </text:span></text:p>
      <text:p text:style-name="P156"><text:span text:style-name="T2478">Vantaggi: ridurre i trattamenti con gli erbicidi e si riduce anche il carburante destinato ai diserbanti.<text:line-break/></text:span><text:span text:style-name="T2486">Esempio; </text:span><text:span text:style-name="T2479">Il glifosato era un erbicida molto antico ed è caduto in disuso per molti anni per via della bassa selettività, è stato riscoperto negli anni 2000 in seguito alla sua associazione con gli OGM, ora è l’erbicida più usato al mondo, </text:span><text:span text:style-name="T2480">ma anche in posti dove non si fa OGM. <text:line-break/>Lo IARC (agenzia internazionale </text:span><text:span text:style-name="T2481">per</text:span><text:span text:style-name="T2480"> la ricerca del cancro) ha </text:span><text:span text:style-name="T2481">classificato il glifosato come probabile cancerogeno dell’uomo perché è stato notato un lieve incremento di linfomi non Hodgkin. </text:span></text:p>
      <text:p text:style-name="P157">Il rischio però è correlato all’esposizione. Sia EFSA che ECHA hanno poi dichiarato che non è un problema ma sono stati stabiliti dei residui massimi per ogni prodotto.<text:line-break/><text:line-break/>Un secondo gruppi di OGM sono quelli vivi → tecnologia BT.<text:line-break/>Questa tecnologia si pone di risolvere il problema della piralide che sono insetti che depongono uova sui mais, dalle uova escono delle larve che scavano dei tunnel nel fusto di cui si nutrono indebolendo la pianta e sviluppando anche tossine. <text:span text:style-name="T2482">Il Bacillus thuringiensis è un insetticida biologico contro la piralide, il suo gene è stato inserito nella pianta del mais rendendolo più resistente.</text:span></text:p>
      <text:p text:style-name="P157"><text:line-break/><text:span text:style-name="T2485">Piante di seconda generazione</text:span><text:line-break/><text:span text:style-name="T2484">Aumenta popolazione, sup agricola non può aumentare e manca acqua → OGM utili per la sostenibilità.</text:span><text:span text:style-name="T2483"><text:line-break/></text:span><text:soft-page-break/><text:span text:style-name="T2484">Il gene CBF conferisce tolleranza alla carenza di acqua e quindi più resistenti allo stress idrico.<text:line-break/></text:span><text:span text:style-name="T2485">Un esempio di piante di seconda generazione è il golden rise, ha all’interno il beta-carotene, è stato progettato per coprire il 50% del fabbisogno giornaliero di vitamina A.<text:line-break/></text:span><text:span text:style-name="T2486">Il biologico richiede la diminuzione del chimico così come gli OGM.<text:line-break/><text:line-break/>Gli OGM più diffusi sono soia, mais, cotone e colza.</text:span></text:p>
      <text:p text:style-name="P158">La soia OGM è circa il 77% di quella prodotta mentre nel mais è solitamente molto meno, 32% perché il mais è molto prodotto localmente (soia compiamo mais coltiviamo).</text:p>
      <text:p text:style-name="P159">In Europa gli OGM vengono autorizzati dopo una valutazione dall’EFSA di un dossier, una volta ottenuta l’autorizzazione questa vale 10 anni dopodiché bisogna richiede il rinnovo, il monitoraggio dell’OGM è a vita.<text:line-break/><text:span text:style-name="T2487">Bisogna dimostrare l’equivalenza sostanziale, la composizione nutrizionale tra l’OGM e quello non modificato deve essere molto simile.<text:line-break/><text:line-break/></text:span><text:span text:style-name="T2488">Pianta diventa bioreattore. </text:span></text:p>
      <text:p text:style-name="P160">Piante producono molecole di ambito farmaceutico. Vantaggi: sono organismi eucarioti che possono produrre molecole che derivano da altri organismi eucarioti, non esistono patogeni comuni tra mondo animale e mondo vegetale, non richiedono troppo necessità nell’<text:span text:style-name="T2489">ambito di coltivazione (terra, sali minerali, acqua e luce).<text:line-break/>Una possibile applicazione sono i vaccini edibili, piante transgeniche che esprimono nei loro tessuti edibili parti di microrganismi (antigeni) in grado di indurre una risposta immunitaria specifica (mucosale) nell’animale dopo somministrazione orale.</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libri1" svg:font-family="Calibri"/>
    <style:font-face style:name="Cambria Math" svg:font-family="'Cambria Math'"/>
    <style:font-face style:name="Symbol" svg:font-family="Symbol"/>
    <style:font-face style:name="sans-serif" svg:font-family="sans-serif"/>
    <style:font-face style:name="Calibri2" svg:font-family="Calibri" style:font-family-generic="swiss"/>
    <style:font-face style:name="Liberation Mono" svg:font-family="'Liberation Mono'" style:font-family-generic="modern" style:font-pitch="fixed"/>
    <style:font-face style:name="NSimSun" svg:font-family="NSimSun" style:font-family-generic="modern" style:font-pitch="fixed"/>
    <style:font-face style:name="Calibri" svg:font-family="Calibri"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text-align="start" style:text-autospace="ideograph-alpha" style:line-break="strict" style:writing-mode="lr-tb" style:font-independent-line-spacing="false">
        <style:tab-stops/>
      </style:paragraph-properties>
      <style:text-properties fo:color="#000000" loext:opacity="100%" style:font-name="Calibri" fo:font-size="11pt" fo:language="it" fo:country="IT" style:font-name-asian="Segoe UI" style:font-size-asian="12pt" style:language-asian="zh" style:country-asian="CN" style:font-name-complex="Tahoma" style:font-size-complex="12pt" style:language-complex="hi" style:country-complex="IN"/>
    </style:default-style>
    <style:default-style style:family="paragraph">
      <style:paragraph-properties fo:text-align="start" style:justify-single-word="false" style:text-autospace="ideograph-alpha" style:punctuation-wrap="hanging" style:line-break="strict" style:writing-mode="page"/>
      <style:text-properties fo:color="#000000" loext:opacity="100%" style:font-name="Calibri" fo:font-size="11pt" fo:language="it" fo:country="IT"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ext_20_body" style:display-name="Text body" style:family="paragraph" style:parent-style-name="Standard" style:class="text">
      <style:paragraph-properties fo:margin-top="0cm" fo:margin-bottom="0.499cm" style:contextual-spacing="false" fo:line-height="115%"/>
    </style:style>
    <style:style style:name="Definition"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officeooo:rsid="005e83b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s text:c="7"/><text:span text:style-name="MT1"><text:s text:c="87"/></text:span><text:page-number text:select-page="current">71</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editing-duration>PT6H31M14S</meta:editing-duration>
    <meta:editing-cycles>117</meta:editing-cycles>
    <meta:generator>LibreOffice/7.1.3.2$Windows_X86_64 LibreOffice_project/47f78053abe362b9384784d31a6e56f8511eb1c1</meta:generator>
    <dc:date>2021-06-28T12:25:15.889000000</dc:date>
    <meta:document-statistic meta:table-count="0" meta:image-count="0" meta:object-count="0" meta:page-count="108" meta:paragraph-count="363" meta:word-count="77941" meta:character-count="515344" meta:non-whitespace-character-count="436474"/>
  </office:meta>
</office:document-meta>
</file>